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0.6465in"/>
    </style:style>
    <style:style style:name="co20" style:family="table-column">
      <style:table-column-properties fo:break-before="auto" style:column-width="1.1827in"/>
    </style:style>
    <style:style style:name="co21" style:family="table-column">
      <style:table-column-properties fo:break-before="auto" style:column-width="0.6929in"/>
    </style:style>
    <style:style style:name="co22" style:family="table-column">
      <style:table-column-properties fo:break-before="auto" style:column-width="0.6646in"/>
    </style:style>
    <style:style style:name="co23" style:family="table-column">
      <style:table-column-properties fo:break-before="auto" style:column-width="0.7783in"/>
    </style:style>
    <style:style style:name="co24" style:family="table-column">
      <style:table-column-properties fo:break-before="auto" style:column-width="1.2791in"/>
    </style:style>
    <style:style style:name="co25" style:family="table-column">
      <style:table-column-properties fo:break-before="auto" style:column-width="0.4854in"/>
    </style:style>
    <style:style style:name="co26" style:family="table-column">
      <style:table-column-properties fo:break-before="auto" style:column-width="0.5217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4925in"/>
    </style:style>
    <style:style style:name="co29" style:family="table-column">
      <style:table-column-properties fo:break-before="auto" style:column-width="0.2783in"/>
    </style:style>
    <style:style style:name="co30" style:family="table-column">
      <style:table-column-properties fo:break-before="auto" style:column-width="0.1925in"/>
    </style:style>
    <style:style style:name="co31" style:family="table-column">
      <style:table-column-properties fo:break-before="auto" style:column-width="0.5in"/>
    </style:style>
    <style:style style:name="co32" style:family="table-column">
      <style:table-column-properties fo:break-before="auto" style:column-width="0.6429in"/>
    </style:style>
    <style:style style:name="co33" style:family="table-column">
      <style:table-column-properties fo:break-before="auto" style:column-width="0.611in"/>
    </style:style>
    <style:style style:name="co34" style:family="table-column">
      <style:table-column-properties fo:break-before="auto" style:column-width="0.75in"/>
    </style:style>
    <style:style style:name="co35" style:family="table-column">
      <style:table-column-properties fo:break-before="auto" style:column-width="0.2799in"/>
    </style:style>
    <style:style style:name="co36" style:family="table-column">
      <style:table-column-properties fo:break-before="auto" style:column-width="0.2425in"/>
    </style:style>
    <style:style style:name="co37" style:family="table-column">
      <style:table-column-properties fo:break-before="auto" style:column-width="0.4693in"/>
    </style:style>
    <style:style style:name="co38" style:family="table-column">
      <style:table-column-properties fo:break-before="auto" style:column-width="0.4311in"/>
    </style:style>
    <style:style style:name="co39" style:family="table-column">
      <style:table-column-properties fo:break-before="auto" style:column-width="0.6709in"/>
    </style:style>
    <style:style style:name="co40" style:family="table-column">
      <style:table-column-properties fo:break-before="auto" style:column-width="0.5929in"/>
    </style:style>
    <style:style style:name="co41" style:family="table-column">
      <style:table-column-properties fo:break-before="auto" style:column-width="0.2209in"/>
    </style:style>
    <style:style style:name="co42" style:family="table-column">
      <style:table-column-properties fo:break-before="auto" style:column-width="0.5146in"/>
    </style:style>
    <style:style style:name="co43" style:family="table-column">
      <style:table-column-properties fo:break-before="auto" style:column-width="0.4071in"/>
    </style:style>
    <style:style style:name="co44" style:family="table-column">
      <style:table-column-properties fo:break-before="auto" style:column-width="0.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 tableooo:tab-color="#5983b0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Default">
      <style:table-properties table:display="true" style:writing-mode="lr-tb" tableooo:tab-color="#8d1d75"/>
    </style:style>
    <style:style style:name="ta8" style:family="table" style:master-page-name="Default">
      <style:table-properties table:display="true" style:writing-mode="lr-tb" tableooo:tab-color="#dee6ef"/>
    </style:style>
    <style:style style:name="ta9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1" style:family="table-cell" style:parent-style-name="Default" style:data-style-name="N99"/>
    <style:style style:name="ce8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6" style:family="table-cell" style:parent-style-name="Default" style:data-style-name="N4"/>
    <style:style style:name="ce92" style:family="table-cell" style:parent-style-name="Default" style:data-style-name="N100"/>
    <style:style style:name="ce93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 style:data-style-name="N123"/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1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order-left="none" fo:border-right="0.06pt solid #000000" fo:border-top="0.06pt solid #000000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/>
    </style:style>
    <style:style style:name="ce1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8" style:family="table-cell" style:parent-style-name="Default" style:data-style-name="N122">
      <style:table-cell-properties fo:background-color="#eeeeee"/>
    </style:style>
    <style:style style:name="ce4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</style:style>
    <style:style style:name="ce4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in"/>
    </style:style>
    <style:style style:name="ce145" style:family="table-cell" style:parent-style-name="Default">
      <style:table-cell-properties fo:wrap-option="wrap" style:vertical-align="middle"/>
    </style:style>
    <style:style style:name="ce14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4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55" style:family="table-cell" style:parent-style-name="Default" style:data-style-name="N2">
      <style:table-cell-properties fo:background-color="#eeeeee"/>
    </style:style>
    <style:style style:name="ce15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57" style:family="table-cell" style:parent-style-name="Default" style:data-style-name="N2">
      <style:table-cell-properties fo:border-bottom="none" fo:background-color="#eeeee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ext-properties style:font-name="Liberation Mono"/>
    </style:style>
    <style:style style:name="ce15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77"/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ff00"/>
    </style:style>
    <style:style style:name="ce6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124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table:style-name="ce76" office:value-type="string" calcext:value-type="string">
            <text:p>Instance</text:p>
          </table:table-cell>
          <table:table-cell table:style-name="ce78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0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10-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46.728" calcext:value-type="float">
            <text:p>46.728</text:p>
          </table:table-cell>
          <table:table-cell table:style-name="ce79" office:value-type="float" office:value="33.3975" calcext:value-type="float">
            <text:p>33.3975</text:p>
          </table:table-cell>
          <table:table-cell table:style-name="ce79" office:value-type="float" office:value="29.3137" calcext:value-type="float">
            <text:p>29.313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7.22" calcext:value-type="float">
            <text:p>17.22</text:p>
          </table:table-cell>
          <table:table-cell table:style-name="ce79" office:value-type="float" office:value="50.8117" calcext:value-type="float">
            <text:p>50.8117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0.8117" calcext:value-type="float">
            <text:p>50.8117</text:p>
          </table:table-cell>
          <table:table-cell table:style-name="ce79" office:value-type="float" office:value="50.8147" calcext:value-type="float">
            <text:p>50.8147</text:p>
          </table:table-cell>
          <table:table-cell table:style-name="ce79" office:value-type="float" office:value="0.0059038" calcext:value-type="float">
            <text:p>0.0059038</text:p>
          </table:table-cell>
        </table:table-row>
        <table:table-row table:style-name="ro1">
          <table:table-cell table:style-name="Default" office:value-type="string" calcext:value-type="string">
            <text:p>sfsarp-10-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8.5962" calcext:value-type="float">
            <text:p>48.5962</text:p>
          </table:table-cell>
          <table:table-cell table:style-name="ce79" office:value-type="float" office:value="17.7295" calcext:value-type="float">
            <text:p>17.7295</text:p>
          </table:table-cell>
          <table:table-cell table:style-name="ce79" office:value-type="float" office:value="27.8634" calcext:value-type="float">
            <text:p>27.863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57.04" calcext:value-type="float">
            <text:p>57.04</text:p>
          </table:table-cell>
          <table:table-cell table:style-name="ce79" office:value-type="float" office:value="38.4623" calcext:value-type="float">
            <text:p>38.4623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38.4623" calcext:value-type="float">
            <text:p>38.4623</text:p>
          </table:table-cell>
          <table:table-cell table:style-name="ce79" office:value-type="float" office:value="38.466" calcext:value-type="float">
            <text:p>38.466</text:p>
          </table:table-cell>
          <table:table-cell table:style-name="ce79" office:value-type="float" office:value="0.00961888" calcext:value-type="float">
            <text:p>0.00961888</text:p>
          </table:table-cell>
        </table:table-row>
        <table:table-row table:style-name="ro1">
          <table:table-cell table:style-name="Default" office:value-type="string" calcext:value-type="string">
            <text:p>sfsarp-10-5-3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53.8867" calcext:value-type="float">
            <text:p>53.8867</text:p>
          </table:table-cell>
          <table:table-cell table:style-name="ce79" office:value-type="float" office:value="14.8646" calcext:value-type="float">
            <text:p>14.8646</text:p>
          </table:table-cell>
          <table:table-cell table:style-name="ce79" office:value-type="float" office:value="28.2594" calcext:value-type="float">
            <text:p>28.25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39.49" calcext:value-type="float">
            <text:p>139.49</text:p>
          </table:table-cell>
          <table:table-cell table:style-name="ce79" office:value-type="float" office:value="40.4919" calcext:value-type="float">
            <text:p>40.491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0.4919" calcext:value-type="float">
            <text:p>40.4919</text:p>
          </table:table-cell>
          <table:table-cell table:style-name="ce79" office:value-type="float" office:value="40.492" calcext:value-type="float">
            <text:p>40.492</text:p>
          </table:table-cell>
          <table:table-cell table:style-name="ce79" office:value-type="float" office:value="0.000246962" calcext:value-type="float">
            <text:p>0.000246962</text:p>
          </table:table-cell>
        </table:table-row>
        <table:table-row table:style-name="ro1">
          <table:table-cell table:style-name="Default" office:value-type="string" calcext:value-type="string">
            <text:p>sfsarp-10-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6.5593" calcext:value-type="float">
            <text:p>56.5593</text:p>
          </table:table-cell>
          <table:table-cell table:style-name="ce79" office:value-type="float" office:value="14.2417" calcext:value-type="float">
            <text:p>14.2417</text:p>
          </table:table-cell>
          <table:table-cell table:style-name="ce79" office:value-type="float" office:value="24.433" calcext:value-type="float">
            <text:p>24.43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5.07" calcext:value-type="float">
            <text:p>15.07</text:p>
          </table:table-cell>
          <table:table-cell table:style-name="ce79" office:value-type="float" office:value="46.368" calcext:value-type="float">
            <text:p>46.368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6.368" calcext:value-type="float">
            <text:p>46.368</text:p>
          </table:table-cell>
          <table:table-cell table:style-name="ce79" office:value-type="float" office:value="46.371" calcext:value-type="float">
            <text:p>46.371</text:p>
          </table:table-cell>
          <table:table-cell table:style-name="ce79" office:value-type="float" office:value="0.00646956" calcext:value-type="float">
            <text:p>0.00646956</text:p>
          </table:table-cell>
        </table:table-row>
        <table:table-row table:style-name="ro1">
          <table:table-cell table:style-name="Default" office:value-type="string" calcext:value-type="string">
            <text:p>sfsarp-10-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6.9008" calcext:value-type="float">
            <text:p>46.9008</text:p>
          </table:table-cell>
          <table:table-cell table:style-name="ce79" office:value-type="float" office:value="33.1732" calcext:value-type="float">
            <text:p>33.1732</text:p>
          </table:table-cell>
          <table:table-cell table:style-name="ce79" office:value-type="float" office:value="37.6621" calcext:value-type="float">
            <text:p>37.662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5761.02" calcext:value-type="float">
            <text:p>5761.02</text:p>
          </table:table-cell>
          <table:table-cell table:style-name="ce79" office:value-type="float" office:value="42.4119" calcext:value-type="float">
            <text:p>42.411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2.4119" calcext:value-type="float">
            <text:p>42.4119</text:p>
          </table:table-cell>
          <table:table-cell table:style-name="ce79" office:value-type="float" office:value="42.4159" calcext:value-type="float">
            <text:p>42.4159</text:p>
          </table:table-cell>
          <table:table-cell table:style-name="ce79" office:value-type="float" office:value="0.00943043" calcext:value-type="float">
            <text:p>0.00943043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7197.5" calcext:value-type="float">
            <text:p>7197.5</text:p>
          </table:table-cell>
          <table:table-cell office:value-type="float" office:value="56.0896" calcext:value-type="float">
            <text:p>56.0896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56.0896" calcext:value-type="float">
            <text:p>56.0896</text:p>
          </table:table-cell>
          <table:table-cell table:style-name="ce77" office:value-type="float" office:value="64.6587" calcext:value-type="float">
            <text:p>64.6587</text:p>
          </table:table-cell>
          <table:table-cell table:style-name="ce77" office:value-type="float" office:value="13.2528" calcext:value-type="float">
            <text:p>13.252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7169" calcext:value-type="float">
            <text:p>45.7169</text:p>
          </table:table-cell>
          <table:table-cell office:value-type="float" office:value="3" calcext:value-type="float">
            <text:p>3</text:p>
          </table:table-cell>
          <table:table-cell office:value-type="float" office:value="7199.76" calcext:value-type="float">
            <text:p>7199.76</text:p>
          </table:table-cell>
          <table:table-cell office:value-type="float" office:value="65.8503" calcext:value-type="float">
            <text:p>65.8503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5.8503" calcext:value-type="float">
            <text:p>65.8503</text:p>
          </table:table-cell>
          <table:table-cell table:style-name="ce77" office:value-type="float" office:value="68.0716" calcext:value-type="float">
            <text:p>68.0716</text:p>
          </table:table-cell>
          <table:table-cell table:style-name="ce77" office:value-type="float" office:value="3.26318" calcext:value-type="float">
            <text:p>3.26318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7197.22" calcext:value-type="float">
            <text:p>7197.22</text:p>
          </table:table-cell>
          <table:table-cell office:value-type="float" office:value="56.7257" calcext:value-type="float">
            <text:p>56.7257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56.7257" calcext:value-type="float">
            <text:p>56.7257</text:p>
          </table:table-cell>
          <table:table-cell table:style-name="ce77" office:value-type="float" office:value="60.2598" calcext:value-type="float">
            <text:p>60.2598</text:p>
          </table:table-cell>
          <table:table-cell table:style-name="ce77" office:value-type="float" office:value="5.86477" calcext:value-type="float">
            <text:p>5.86477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7059" calcext:value-type="float">
            <text:p>49.7059</text:p>
          </table:table-cell>
          <table:table-cell office:value-type="float" office:value="3" calcext:value-type="float">
            <text:p>3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68.234" calcext:value-type="float">
            <text:p>68.234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8.234" calcext:value-type="float">
            <text:p>68.234</text:p>
          </table:table-cell>
          <table:table-cell table:style-name="ce77" office:value-type="float" office:value="71.1143" calcext:value-type="float">
            <text:p>71.1143</text:p>
          </table:table-cell>
          <table:table-cell table:style-name="ce77" office:value-type="float" office:value="4.05024" calcext:value-type="float">
            <text:p>4.050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7196.89" calcext:value-type="float">
            <text:p>7196.89</text:p>
          </table:table-cell>
          <table:table-cell office:value-type="float" office:value="63.6152" calcext:value-type="float">
            <text:p>63.6152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3.6152" calcext:value-type="float">
            <text:p>63.6152</text:p>
          </table:table-cell>
          <table:table-cell table:style-name="ce77" office:value-type="float" office:value="68.0484" calcext:value-type="float">
            <text:p>68.0484</text:p>
          </table:table-cell>
          <table:table-cell table:style-name="ce77" office:value-type="float" office:value="6.51477" calcext:value-type="float">
            <text:p>6.51477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37.7137" calcext:value-type="float">
            <text:p>37.7137</text:p>
          </table:table-cell>
          <table:table-cell table:style-name="ce79" office:value-type="float" office:value="34.2095" calcext:value-type="float">
            <text:p>34.209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44" calcext:value-type="float">
            <text:p>7198.44</text:p>
          </table:table-cell>
          <table:table-cell table:style-name="ce79" office:value-type="float" office:value="62.2425" calcext:value-type="float">
            <text:p>62.24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2425" calcext:value-type="float">
            <text:p>62.2425</text:p>
          </table:table-cell>
          <table:table-cell table:style-name="ce79" office:value-type="float" office:value="66.3513" calcext:value-type="float">
            <text:p>66.3513</text:p>
          </table:table-cell>
          <table:table-cell table:style-name="ce79" office:value-type="float" office:value="6.19249" calcext:value-type="float">
            <text:p>6.1924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43.7826" calcext:value-type="float">
            <text:p>43.7826</text:p>
          </table:table-cell>
          <table:table-cell table:style-name="ce79" office:value-type="float" office:value="22.98" calcext:value-type="float">
            <text:p>22.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6798.8" calcext:value-type="float">
            <text:p>6798.8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float" office:value="60.7035" calcext:value-type="float">
            <text:p>60.7035</text:p>
          </table:table-cell>
          <table:table-cell table:style-name="ce79" office:value-type="float" office:value="0.0100488" calcext:value-type="float">
            <text:p>0.0100488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53.321" calcext:value-type="float">
            <text:p>53.321</text:p>
          </table:table-cell>
          <table:table-cell table:style-name="ce79" office:value-type="float" office:value="35.6047" calcext:value-type="float">
            <text:p>35.60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6" calcext:value-type="float">
            <text:p>7194.96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float" office:value="60.3515" calcext:value-type="float">
            <text:p>60.3515</text:p>
          </table:table-cell>
          <table:table-cell table:style-name="ce79" office:value-type="float" office:value="6.75112" calcext:value-type="float">
            <text:p>6.7511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47.5366" calcext:value-type="float">
            <text:p>47.5366</text:p>
          </table:table-cell>
          <table:table-cell table:style-name="ce79" office:value-type="float" office:value="36.6189" calcext:value-type="float">
            <text:p>36.618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2" calcext:value-type="float">
            <text:p>7194.72</text:p>
          </table:table-cell>
          <table:table-cell table:style-name="ce79" office:value-type="float" office:value="47.5053" calcext:value-type="float">
            <text:p>47.50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47.5053" calcext:value-type="float">
            <text:p>47.5053</text:p>
          </table:table-cell>
          <table:table-cell table:style-name="ce79" office:value-type="float" office:value="55.8716" calcext:value-type="float">
            <text:p>55.8716</text:p>
          </table:table-cell>
          <table:table-cell table:style-name="ce79" office:value-type="float" office:value="14.9742" calcext:value-type="float">
            <text:p>14.974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63.7145" calcext:value-type="float">
            <text:p>63.7145</text:p>
          </table:table-cell>
          <table:table-cell table:style-name="ce79" office:value-type="float" office:value="44.7122" calcext:value-type="float">
            <text:p>44.71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847.78" calcext:value-type="float">
            <text:p>847.78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float" office:value="70.7026" calcext:value-type="float">
            <text:p>70.7026</text:p>
          </table:table-cell>
          <table:table-cell table:style-name="ce79" office:value-type="float" office:value="0.00990063" calcext:value-type="float">
            <text:p>0.0099006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4.133" calcext:value-type="float">
            <text:p>24.13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78" calcext:value-type="float">
            <text:p>7197.78</text:p>
          </table:table-cell>
          <table:table-cell table:style-name="ce79" office:value-type="float" office:value="73.2157" calcext:value-type="float">
            <text:p>73.215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3.2157" calcext:value-type="float">
            <text:p>73.2157</text:p>
          </table:table-cell>
          <table:table-cell table:style-name="ce79" office:value-type="float" office:value="82.5455" calcext:value-type="float">
            <text:p>82.5455</text:p>
          </table:table-cell>
          <table:table-cell table:style-name="ce79" office:value-type="float" office:value="11.3026" calcext:value-type="float">
            <text:p>11.302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8299" calcext:value-type="float">
            <text:p>15.829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29.37" calcext:value-type="float">
            <text:p>229.37</text:p>
          </table:table-cell>
          <table:table-cell table:style-name="ce79" office:value-type="float" office:value="75.7994" calcext:value-type="float">
            <text:p>75.7994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75.7994" calcext:value-type="float">
            <text:p>75.7994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9.4298" calcext:value-type="float">
            <text:p>39.42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12" calcext:value-type="float">
            <text:p>7198.12</text:p>
          </table:table-cell>
          <table:table-cell table:style-name="ce79" office:value-type="float" office:value="69.7394" calcext:value-type="float">
            <text:p>69.739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9.7394" calcext:value-type="float">
            <text:p>69.7394</text:p>
          </table:table-cell>
          <table:table-cell table:style-name="ce79" office:value-type="float" office:value="75.3194" calcext:value-type="float">
            <text:p>75.3194</text:p>
          </table:table-cell>
          <table:table-cell table:style-name="ce79" office:value-type="float" office:value="7.40845" calcext:value-type="float">
            <text:p>7.40845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5.9766" calcext:value-type="float">
            <text:p>25.976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7.17" calcext:value-type="float">
            <text:p>7197.17</text:p>
          </table:table-cell>
          <table:table-cell table:style-name="ce79" office:value-type="float" office:value="79.0603" calcext:value-type="float">
            <text:p>79.060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0603" calcext:value-type="float">
            <text:p>79.0603</text:p>
          </table:table-cell>
          <table:table-cell table:style-name="ce79" office:value-type="float" office:value="86.8202" calcext:value-type="float">
            <text:p>86.8202</text:p>
          </table:table-cell>
          <table:table-cell table:style-name="ce79" office:value-type="float" office:value="8.9379" calcext:value-type="float">
            <text:p>8.9379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4.8818" calcext:value-type="float">
            <text:p>24.881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561.97" calcext:value-type="float">
            <text:p>3561.97</text:p>
          </table:table-cell>
          <table:table-cell table:style-name="ce79" office:value-type="float" office:value="55.0669" calcext:value-type="float">
            <text:p>55.066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5.0669" calcext:value-type="float">
            <text:p>55.0669</text:p>
          </table:table-cell>
          <table:table-cell table:style-name="ce79" office:value-type="float" office:value="55.0724" calcext:value-type="float">
            <text:p>55.0724</text:p>
          </table:table-cell>
          <table:table-cell table:style-name="ce79" office:value-type="float" office:value="0.00998685" calcext:value-type="float">
            <text:p>0.0099868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4.6893" calcext:value-type="float">
            <text:p>34.6893</text:p>
          </table:table-cell>
          <table:table-cell table:style-name="ce79" office:value-type="float" office:value="46.3332" calcext:value-type="float">
            <text:p>46.33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9" calcext:value-type="float">
            <text:p>7197.9</text:p>
          </table:table-cell>
          <table:table-cell table:style-name="ce79" office:value-type="float" office:value="78.3538" calcext:value-type="float">
            <text:p>78.35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8.3538" calcext:value-type="float">
            <text:p>78.3538</text:p>
          </table:table-cell>
          <table:table-cell table:style-name="ce79" office:value-type="float" office:value="90.5291" calcext:value-type="float">
            <text:p>90.5291</text:p>
          </table:table-cell>
          <table:table-cell table:style-name="ce79" office:value-type="float" office:value="13.449" calcext:value-type="float">
            <text:p>13.44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8.2108" calcext:value-type="float">
            <text:p>38.21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87" calcext:value-type="float">
            <text:p>7197.87</text:p>
          </table:table-cell>
          <table:table-cell table:style-name="ce79" office:value-type="float" office:value="77.3636" calcext:value-type="float">
            <text:p>77.363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3636" calcext:value-type="float">
            <text:p>77.3636</text:p>
          </table:table-cell>
          <table:table-cell table:style-name="ce79" office:value-type="float" office:value="84.2007" calcext:value-type="float">
            <text:p>84.2007</text:p>
          </table:table-cell>
          <table:table-cell table:style-name="ce79" office:value-type="float" office:value="8.12" calcext:value-type="float">
            <text:p>8.12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5.8729" calcext:value-type="float">
            <text:p>35.8729</text:p>
          </table:table-cell>
          <table:table-cell table:style-name="ce79" office:value-type="float" office:value="59.2701" calcext:value-type="float">
            <text:p>59.270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8" calcext:value-type="float">
            <text:p>7197.8</text:p>
          </table:table-cell>
          <table:table-cell table:style-name="ce79" office:value-type="float" office:value="56.4825" calcext:value-type="float">
            <text:p>56.48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4825" calcext:value-type="float">
            <text:p>56.4825</text:p>
          </table:table-cell>
          <table:table-cell table:style-name="ce79" office:value-type="float" office:value="71.6018" calcext:value-type="float">
            <text:p>71.6018</text:p>
          </table:table-cell>
          <table:table-cell table:style-name="ce79" office:value-type="float" office:value="21.1158" calcext:value-type="float">
            <text:p>21.1158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2.7539" calcext:value-type="float">
            <text:p>42.7539</text:p>
          </table:table-cell>
          <table:table-cell table:style-name="ce79" office:value-type="float" office:value="42.7841" calcext:value-type="float">
            <text:p>42.784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2" calcext:value-type="float">
            <text:p>7195.92</text:p>
          </table:table-cell>
          <table:table-cell table:style-name="ce79" office:value-type="float" office:value="84.3362" calcext:value-type="float">
            <text:p>84.336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3362" calcext:value-type="float">
            <text:p>84.3362</text:p>
          </table:table-cell>
          <table:table-cell table:style-name="ce79" office:value-type="float" office:value="98.3208" calcext:value-type="float">
            <text:p>98.3208</text:p>
          </table:table-cell>
          <table:table-cell table:style-name="ce79" office:value-type="float" office:value="14.2234" calcext:value-type="float">
            <text:p>14.22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53.4628" calcext:value-type="float">
            <text:p>53.462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62" calcext:value-type="float">
            <text:p>7197.62</text:p>
          </table:table-cell>
          <table:table-cell table:style-name="ce79" office:value-type="float" office:value="83.1693" calcext:value-type="float">
            <text:p>83.169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1693" calcext:value-type="float">
            <text:p>83.1693</text:p>
          </table:table-cell>
          <table:table-cell table:style-name="ce79" office:value-type="float" office:value="85.6591" calcext:value-type="float">
            <text:p>85.6591</text:p>
          </table:table-cell>
          <table:table-cell table:style-name="ce79" office:value-type="float" office:value="2.90664" calcext:value-type="float">
            <text:p>2.9066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42.394" calcext:value-type="float">
            <text:p>42.394</text:p>
          </table:table-cell>
          <table:table-cell table:style-name="ce79" office:value-type="float" office:value="39.2135" calcext:value-type="float">
            <text:p>39.213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12" calcext:value-type="float">
            <text:p>7196.12</text:p>
          </table:table-cell>
          <table:table-cell table:style-name="ce79" office:value-type="float" office:value="76.3489" calcext:value-type="float">
            <text:p>76.34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3489" calcext:value-type="float">
            <text:p>76.3489</text:p>
          </table:table-cell>
          <table:table-cell table:style-name="ce79" office:value-type="float" office:value="85.7024" calcext:value-type="float">
            <text:p>85.7024</text:p>
          </table:table-cell>
          <table:table-cell table:style-name="ce79" office:value-type="float" office:value="10.9139" calcext:value-type="float">
            <text:p>10.9139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74.2202" calcext:value-type="float">
            <text:p>74.2202</text:p>
          </table:table-cell>
          <table:table-cell table:style-name="ce79" office:value-type="float" office:value="55.8402" calcext:value-type="float">
            <text:p>55.840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5" calcext:value-type="float">
            <text:p>7194.5</text:p>
          </table:table-cell>
          <table:table-cell table:style-name="ce79" office:value-type="float" office:value="95.0052" calcext:value-type="float">
            <text:p>95.005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0052" calcext:value-type="float">
            <text:p>95.0052</text:p>
          </table:table-cell>
          <table:table-cell table:style-name="ce79" office:value-type="float" office:value="114.018" calcext:value-type="float">
            <text:p>114.018</text:p>
          </table:table-cell>
          <table:table-cell table:style-name="ce79" office:value-type="float" office:value="16.6753" calcext:value-type="float">
            <text:p>16.6753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0.7022" calcext:value-type="float">
            <text:p>50.7022</text:p>
          </table:table-cell>
          <table:table-cell table:style-name="ce79" office:value-type="float" office:value="37.5715" calcext:value-type="float">
            <text:p>37.571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35" calcext:value-type="float">
            <text:p>7197.35</text:p>
          </table:table-cell>
          <table:table-cell table:style-name="ce79" office:value-type="float" office:value="84.2944" calcext:value-type="float">
            <text:p>84.294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2944" calcext:value-type="float">
            <text:p>84.2944</text:p>
          </table:table-cell>
          <table:table-cell table:style-name="ce79" office:value-type="float" office:value="93.5277" calcext:value-type="float">
            <text:p>93.5277</text:p>
          </table:table-cell>
          <table:table-cell table:style-name="ce79" office:value-type="float" office:value="9.87226" calcext:value-type="float">
            <text:p>9.87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46.1171" calcext:value-type="float">
            <text:p>46.11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75" calcext:value-type="float">
            <text:p>7193.75</text:p>
          </table:table-cell>
          <table:table-cell table:style-name="ce79" office:value-type="float" office:value="75.6045" calcext:value-type="float">
            <text:p>75.60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6045" calcext:value-type="float">
            <text:p>75.6045</text:p>
          </table:table-cell>
          <table:table-cell table:style-name="ce79" office:value-type="float" office:value="86.3068" calcext:value-type="float">
            <text:p>86.3068</text:p>
          </table:table-cell>
          <table:table-cell table:style-name="ce79" office:value-type="float" office:value="12.4003" calcext:value-type="float">
            <text:p>12.40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1.1843" calcext:value-type="float">
            <text:p>51.1843</text:p>
          </table:table-cell>
          <table:table-cell table:style-name="ce79" office:value-type="float" office:value="47.4895" calcext:value-type="float">
            <text:p>47.489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16" calcext:value-type="float">
            <text:p>7196.16</text:p>
          </table:table-cell>
          <table:table-cell table:style-name="ce79" office:value-type="float" office:value="90.5038" calcext:value-type="float">
            <text:p>90.50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5038" calcext:value-type="float">
            <text:p>90.5038</text:p>
          </table:table-cell>
          <table:table-cell table:style-name="ce79" office:value-type="float" office:value="100.164" calcext:value-type="float">
            <text:p>100.164</text:p>
          </table:table-cell>
          <table:table-cell table:style-name="ce79" office:value-type="float" office:value="9.64438" calcext:value-type="float">
            <text:p>9.644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3.1781" calcext:value-type="float">
            <text:p>23.178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22.93" calcext:value-type="float">
            <text:p>1822.93</text:p>
          </table:table-cell>
          <table:table-cell table:style-name="ce79" office:value-type="float" office:value="103.25" calcext:value-type="float">
            <text:p>103.2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25" calcext:value-type="float">
            <text:p>103.25</text:p>
          </table:table-cell>
          <table:table-cell table:style-name="ce79" office:value-type="float" office:value="103.26" calcext:value-type="float">
            <text:p>103.26</text:p>
          </table:table-cell>
          <table:table-cell table:style-name="ce79" office:value-type="float" office:value="0.00968429" calcext:value-type="float">
            <text:p>0.00968429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1.2283" calcext:value-type="float">
            <text:p>41.228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104.64" calcext:value-type="float">
            <text:p>5104.64</text:p>
          </table:table-cell>
          <table:table-cell table:style-name="ce79" office:value-type="float" office:value="76.1161" calcext:value-type="float">
            <text:p>76.116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1161" calcext:value-type="float">
            <text:p>76.1161</text:p>
          </table:table-cell>
          <table:table-cell table:style-name="ce79" office:value-type="float" office:value="76.1237" calcext:value-type="float">
            <text:p>76.1237</text:p>
          </table:table-cell>
          <table:table-cell table:style-name="ce79" office:value-type="float" office:value="0.00998375" calcext:value-type="float">
            <text:p>0.0099837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9.3049" calcext:value-type="float">
            <text:p>39.304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41.04" calcext:value-type="float">
            <text:p>841.04</text:p>
          </table:table-cell>
          <table:table-cell table:style-name="ce79" office:value-type="float" office:value="110.333" calcext:value-type="float">
            <text:p>110.333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0.333" calcext:value-type="float">
            <text:p>110.333</text:p>
          </table:table-cell>
          <table:table-cell table:style-name="ce79" office:value-type="float" office:value="110.34" calcext:value-type="float">
            <text:p>110.34</text:p>
          </table:table-cell>
          <table:table-cell table:style-name="ce79" office:value-type="float" office:value="0.00634403" calcext:value-type="float">
            <text:p>0.0063440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9.2156" calcext:value-type="float">
            <text:p>39.215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58" calcext:value-type="float">
            <text:p>7197.58</text:p>
          </table:table-cell>
          <table:table-cell table:style-name="ce79" office:value-type="float" office:value="79.3737" calcext:value-type="float">
            <text:p>79.373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3737" calcext:value-type="float">
            <text:p>79.3737</text:p>
          </table:table-cell>
          <table:table-cell table:style-name="ce79" office:value-type="float" office:value="84.1981" calcext:value-type="float">
            <text:p>84.1981</text:p>
          </table:table-cell>
          <table:table-cell table:style-name="ce79" office:value-type="float" office:value="5.72982" calcext:value-type="float">
            <text:p>5.72982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2.2623" calcext:value-type="float">
            <text:p>42.262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9" calcext:value-type="float">
            <text:p>7195.99</text:p>
          </table:table-cell>
          <table:table-cell table:style-name="ce79" office:value-type="float" office:value="56.4607" calcext:value-type="float">
            <text:p>56.460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4607" calcext:value-type="float">
            <text:p>56.4607</text:p>
          </table:table-cell>
          <table:table-cell table:style-name="ce79" office:value-type="float" office:value="69.8859" calcext:value-type="float">
            <text:p>69.8859</text:p>
          </table:table-cell>
          <table:table-cell table:style-name="ce79" office:value-type="float" office:value="19.2102" calcext:value-type="float">
            <text:p>19.210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33.2528" calcext:value-type="float">
            <text:p>33.252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89" calcext:value-type="float">
            <text:p>7196.89</text:p>
          </table:table-cell>
          <table:table-cell table:style-name="ce79" office:value-type="float" office:value="106.649" calcext:value-type="float">
            <text:p>106.64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6.649" calcext:value-type="float">
            <text:p>106.649</text:p>
          </table:table-cell>
          <table:table-cell table:style-name="ce79" office:value-type="float" office:value="117.192" calcext:value-type="float">
            <text:p>117.192</text:p>
          </table:table-cell>
          <table:table-cell table:style-name="ce79" office:value-type="float" office:value="8.99635" calcext:value-type="float">
            <text:p>8.9963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9.2749" calcext:value-type="float">
            <text:p>39.274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6" calcext:value-type="float">
            <text:p>7196.56</text:p>
          </table:table-cell>
          <table:table-cell table:style-name="ce79" office:value-type="float" office:value="85.3173" calcext:value-type="float">
            <text:p>85.317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3173" calcext:value-type="float">
            <text:p>85.3173</text:p>
          </table:table-cell>
          <table:table-cell table:style-name="ce79" office:value-type="float" office:value="102.236" calcext:value-type="float">
            <text:p>102.236</text:p>
          </table:table-cell>
          <table:table-cell table:style-name="ce79" office:value-type="float" office:value="16.5487" calcext:value-type="float">
            <text:p>16.5487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5.7867" calcext:value-type="float">
            <text:p>35.7867</text:p>
          </table:table-cell>
          <table:table-cell table:style-name="ce79" office:value-type="float" office:value="37.9348" calcext:value-type="float">
            <text:p>37.934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9.91" calcext:value-type="float">
            <text:p>7199.91</text:p>
          </table:table-cell>
          <table:table-cell table:style-name="ce79" office:value-type="float" office:value="102.149" calcext:value-type="float">
            <text:p>102.14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2.149" calcext:value-type="float">
            <text:p>102.149</text:p>
          </table:table-cell>
          <table:table-cell table:style-name="ce79" office:value-type="float" office:value="110.949" calcext:value-type="float">
            <text:p>110.949</text:p>
          </table:table-cell>
          <table:table-cell table:style-name="ce79" office:value-type="float" office:value="7.93157" calcext:value-type="float">
            <text:p>7.9315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67.0098" calcext:value-type="float">
            <text:p>67.009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28" calcext:value-type="float">
            <text:p>7198.28</text:p>
          </table:table-cell>
          <table:table-cell table:style-name="ce79" office:value-type="float" office:value="102.796" calcext:value-type="float">
            <text:p>102.79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2.796" calcext:value-type="float">
            <text:p>102.796</text:p>
          </table:table-cell>
          <table:table-cell table:style-name="ce79" office:value-type="float" office:value="114.679" calcext:value-type="float">
            <text:p>114.679</text:p>
          </table:table-cell>
          <table:table-cell table:style-name="ce79" office:value-type="float" office:value="10.362" calcext:value-type="float">
            <text:p>10.362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9.2512" calcext:value-type="float">
            <text:p>59.251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3" calcext:value-type="float">
            <text:p>7196.53</text:p>
          </table:table-cell>
          <table:table-cell table:style-name="ce79" office:value-type="float" office:value="95.7213" calcext:value-type="float">
            <text:p>95.721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7213" calcext:value-type="float">
            <text:p>95.7213</text:p>
          </table:table-cell>
          <table:table-cell table:style-name="ce79" office:value-type="float" office:value="111.375" calcext:value-type="float">
            <text:p>111.375</text:p>
          </table:table-cell>
          <table:table-cell table:style-name="ce79" office:value-type="float" office:value="14.0549" calcext:value-type="float">
            <text:p>14.0549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81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2" table:default-cell-style-name="ce77"/>
        <table:table-column table:style-name="co14" table:default-cell-style-name="ce77"/>
        <table:table-column table:style-name="co9" table:number-columns-repeated="2" table:default-cell-style-name="ce77"/>
        <table:table-column table:style-name="co10" table:number-columns-repeated="3" table:default-cell-style-name="Default"/>
        <table:table-row table:style-name="ro1">
          <table:table-cell table:style-name="ce82" office:value-type="string" calcext:value-type="string">
            <text:p>Instance</text:p>
          </table:table-cell>
          <table:table-cell table:style-name="ce84" office:value-type="string" calcext:value-type="string">
            <text:p>c(h)</text:p>
          </table:table-cell>
          <table:table-cell table:style-name="ce82" office:value-type="string" calcext:value-type="string">
            <text:p>p(h)</text:p>
          </table:table-cell>
          <table:table-cell table:style-name="ce82" office:value-type="string" calcext:value-type="string">
            <text:p>b(h)</text:p>
          </table:table-cell>
          <table:table-cell table:style-name="ce82" office:value-type="string" calcext:value-type="string">
            <text:p>e(h)</text:p>
          </table:table-cell>
          <table:table-cell table:style-name="ce82" office:value-type="string" calcext:value-type="string">
            <text:p>waitc(h)</text:p>
          </table:table-cell>
          <table:table-cell table:style-name="ce82" office:value-type="string" calcext:value-type="string">
            <text:p>waitp(h)</text:p>
          </table:table-cell>
          <table:table-cell table:style-name="ce82" office:value-type="string" calcext:value-type="string">
            <text:p>Total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10-5-1.txt </text:p>
          </table:table-cell>
          <table:table-cell table:style-name="Default" office:value-type="float" office:value="1.39946" calcext:value-type="float">
            <text:p>1.39946</text:p>
          </table:table-cell>
          <table:table-cell table:style-name="Default" office:value-type="float" office:value="1.36075" calcext:value-type="float">
            <text:p>1.36075</text:p>
          </table:table-cell>
          <table:table-cell table:style-name="Default" office:value-type="float" office:value="0.880298" calcext:value-type="float">
            <text:p>0.880298</text:p>
          </table:table-cell>
          <table:table-cell table:style-name="Default" office:value-type="float" office:value="0.860195" calcext:value-type="float">
            <text:p>0.860195</text:p>
          </table:table-cell>
          <table:table-cell table:style-name="Default" office:value-type="float" office:value="8.27335" calcext:value-type="float">
            <text:p>8.27335</text:p>
          </table:table-cell>
          <table:table-cell table:style-name="Default" office:value-type="float" office:value="7.53216" calcext:value-type="float">
            <text:p>7.53216</text:p>
          </table:table-cell>
          <table:table-cell table:style-name="Default" office:value-type="float" office:value="20.3062" calcext:value-type="float">
            <text:p>20.3062</text:p>
          </table:table-cell>
          <table:table-cell table:style-name="Default" office:value-type="float" office:value="6.89179" calcext:value-type="float">
            <text:p>6.89179</text:p>
          </table:table-cell>
          <table:table-cell table:style-name="Default" office:value-type="float" office:value="6.70116" calcext:value-type="float">
            <text:p>6.70116</text:p>
          </table:table-cell>
          <table:table-cell table:style-name="Default" office:value-type="float" office:value="4.33511" calcext:value-type="float">
            <text:p>4.33511</text:p>
          </table:table-cell>
          <table:table-cell table:style-name="Default" office:value-type="float" office:value="4.23612" calcext:value-type="float">
            <text:p>4.23612</text:p>
          </table:table-cell>
          <table:table-cell table:style-name="Default" office:value-type="float" office:value="40.7429" calcext:value-type="float">
            <text:p>40.7429</text:p>
          </table:table-cell>
          <table:table-cell table:style-name="Default" office:value-type="float" office:value="37.0929" calcext:value-type="float">
            <text:p>37.092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5-2.txt </text:p>
          </table:table-cell>
          <table:table-cell table:style-name="Default" office:value-type="float" office:value="1.3666" calcext:value-type="float">
            <text:p>1.3666</text:p>
          </table:table-cell>
          <table:table-cell table:style-name="Default" office:value-type="float" office:value="1.1728" calcext:value-type="float">
            <text:p>1.1728</text:p>
          </table:table-cell>
          <table:table-cell table:style-name="Default" office:value-type="float" office:value="0.9931" calcext:value-type="float">
            <text:p>0.9931</text:p>
          </table:table-cell>
          <table:table-cell table:style-name="Default" office:value-type="float" office:value="1.13792" calcext:value-type="float">
            <text:p>1.13792</text:p>
          </table:table-cell>
          <table:table-cell table:style-name="Default" office:value-type="float" office:value="4.73857" calcext:value-type="float">
            <text:p>4.73857</text:p>
          </table:table-cell>
          <table:table-cell table:style-name="Default" office:value-type="float" office:value="5.4176" calcext:value-type="float">
            <text:p>5.4176</text:p>
          </table:table-cell>
          <table:table-cell table:style-name="Default" office:value-type="float" office:value="14.8266" calcext:value-type="float">
            <text:p>14.8266</text:p>
          </table:table-cell>
          <table:table-cell table:style-name="Default" office:value-type="float" office:value="9.21723" calcext:value-type="float">
            <text:p>9.21723</text:p>
          </table:table-cell>
          <table:table-cell table:style-name="Default" office:value-type="float" office:value="7.91011" calcext:value-type="float">
            <text:p>7.91011</text:p>
          </table:table-cell>
          <table:table-cell table:style-name="Default" office:value-type="float" office:value="6.6981" calcext:value-type="float">
            <text:p>6.6981</text:p>
          </table:table-cell>
          <table:table-cell table:style-name="Default" office:value-type="float" office:value="7.67484" calcext:value-type="float">
            <text:p>7.67484</text:p>
          </table:table-cell>
          <table:table-cell table:style-name="Default" office:value-type="float" office:value="31.96" calcext:value-type="float">
            <text:p>31.96</text:p>
          </table:table-cell>
          <table:table-cell table:style-name="Default" office:value-type="float" office:value="36.5398" calcext:value-type="float">
            <text:p>36.539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5-3.txt </text:p>
          </table:table-cell>
          <table:table-cell table:style-name="Default" office:value-type="float" office:value="1.54365" calcext:value-type="float">
            <text:p>1.54365</text:p>
          </table:table-cell>
          <table:table-cell table:style-name="Default" office:value-type="float" office:value="1.11179" calcext:value-type="float">
            <text:p>1.11179</text:p>
          </table:table-cell>
          <table:table-cell table:style-name="Default" office:value-type="float" office:value="1.04243" calcext:value-type="float">
            <text:p>1.04243</text:p>
          </table:table-cell>
          <table:table-cell table:style-name="Default" office:value-type="float" office:value="1.21992" calcext:value-type="float">
            <text:p>1.21992</text:p>
          </table:table-cell>
          <table:table-cell table:style-name="Default" office:value-type="float" office:value="11.5607" calcext:value-type="float">
            <text:p>11.5607</text:p>
          </table:table-cell>
          <table:table-cell table:style-name="Default" office:value-type="float" office:value="5.00244" calcext:value-type="float">
            <text:p>5.00244</text:p>
          </table:table-cell>
          <table:table-cell table:style-name="Default" office:value-type="float" office:value="21.4809" calcext:value-type="float">
            <text:p>21.4809</text:p>
          </table:table-cell>
          <table:table-cell table:style-name="Default" office:value-type="float" office:value="7.18616" calcext:value-type="float">
            <text:p>7.18616</text:p>
          </table:table-cell>
          <table:table-cell table:style-name="Default" office:value-type="float" office:value="5.17573" calcext:value-type="float">
            <text:p>5.17573</text:p>
          </table:table-cell>
          <table:table-cell table:style-name="Default" office:value-type="float" office:value="4.85281" calcext:value-type="float">
            <text:p>4.85281</text:p>
          </table:table-cell>
          <table:table-cell table:style-name="Default" office:value-type="float" office:value="5.67907" calcext:value-type="float">
            <text:p>5.67907</text:p>
          </table:table-cell>
          <table:table-cell table:style-name="Default" office:value-type="float" office:value="53.8184" calcext:value-type="float">
            <text:p>53.8184</text:p>
          </table:table-cell>
          <table:table-cell table:style-name="Default" office:value-type="float" office:value="23.2878" calcext:value-type="float">
            <text:p>23.287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5-4.txt </text:p>
          </table:table-cell>
          <table:table-cell table:style-name="Default" office:value-type="float" office:value="1.96275" calcext:value-type="float">
            <text:p>1.96275</text:p>
          </table:table-cell>
          <table:table-cell table:style-name="Default" office:value-type="float" office:value="0.897359" calcext:value-type="float">
            <text:p>0.897359</text:p>
          </table:table-cell>
          <table:table-cell table:style-name="Default" office:value-type="float" office:value="0.737685" calcext:value-type="float">
            <text:p>0.737685</text:p>
          </table:table-cell>
          <table:table-cell table:style-name="Default" office:value-type="float" office:value="1.0648" calcext:value-type="float">
            <text:p>1.0648</text:p>
          </table:table-cell>
          <table:table-cell table:style-name="Default" office:value-type="float" office:value="3.8508" calcext:value-type="float">
            <text:p>3.8508</text:p>
          </table:table-cell>
          <table:table-cell table:style-name="Default" office:value-type="float" office:value="7.55208" calcext:value-type="float">
            <text:p>7.55208</text:p>
          </table:table-cell>
          <table:table-cell table:style-name="Default" office:value-type="float" office:value="16.0655" calcext:value-type="float">
            <text:p>16.0655</text:p>
          </table:table-cell>
          <table:table-cell table:style-name="Default" office:value-type="float" office:value="12.2172" calcext:value-type="float">
            <text:p>12.2172</text:p>
          </table:table-cell>
          <table:table-cell table:style-name="Default" office:value-type="float" office:value="5.58564" calcext:value-type="float">
            <text:p>5.58564</text:p>
          </table:table-cell>
          <table:table-cell table:style-name="Default" office:value-type="float" office:value="4.59174" calcext:value-type="float">
            <text:p>4.59174</text:p>
          </table:table-cell>
          <table:table-cell table:style-name="Default" office:value-type="float" office:value="6.62788" calcext:value-type="float">
            <text:p>6.62788</text:p>
          </table:table-cell>
          <table:table-cell table:style-name="Default" office:value-type="float" office:value="23.9694" calcext:value-type="float">
            <text:p>23.9694</text:p>
          </table:table-cell>
          <table:table-cell table:style-name="Default" office:value-type="float" office:value="47.0081" calcext:value-type="float">
            <text:p>47.008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5-5.txt </text:p>
          </table:table-cell>
          <table:table-cell table:style-name="Default" office:value-type="float" office:value="1.38707" calcext:value-type="float">
            <text:p>1.38707</text:p>
          </table:table-cell>
          <table:table-cell table:style-name="Default" office:value-type="float" office:value="1.61396" calcext:value-type="float">
            <text:p>1.61396</text:p>
          </table:table-cell>
          <table:table-cell table:style-name="Default" office:value-type="float" office:value="0.900083" calcext:value-type="float">
            <text:p>0.900083</text:p>
          </table:table-cell>
          <table:table-cell table:style-name="Default" office:value-type="float" office:value="1.2163" calcext:value-type="float">
            <text:p>1.2163</text:p>
          </table:table-cell>
          <table:table-cell table:style-name="Default" office:value-type="float" office:value="14.1037" calcext:value-type="float">
            <text:p>14.1037</text:p>
          </table:table-cell>
          <table:table-cell table:style-name="Default" office:value-type="float" office:value="1.24636" calcext:value-type="float">
            <text:p>1.24636</text:p>
          </table:table-cell>
          <table:table-cell table:style-name="Default" office:value-type="float" office:value="20.4675" calcext:value-type="float">
            <text:p>20.4675</text:p>
          </table:table-cell>
          <table:table-cell table:style-name="Default" office:value-type="float" office:value="6.77696" calcext:value-type="float">
            <text:p>6.77696</text:p>
          </table:table-cell>
          <table:table-cell table:style-name="Default" office:value-type="float" office:value="7.8855" calcext:value-type="float">
            <text:p>7.8855</text:p>
          </table:table-cell>
          <table:table-cell table:style-name="Default" office:value-type="float" office:value="4.39763" calcext:value-type="float">
            <text:p>4.39763</text:p>
          </table:table-cell>
          <table:table-cell table:style-name="Default" office:value-type="float" office:value="5.94262" calcext:value-type="float">
            <text:p>5.94262</text:p>
          </table:table-cell>
          <table:table-cell table:style-name="Default" office:value-type="float" office:value="68.9078" calcext:value-type="float">
            <text:p>68.9078</text:p>
          </table:table-cell>
          <table:table-cell table:style-name="Default" office:value-type="float" office:value="6.08947" calcext:value-type="float">
            <text:p>6.0894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20175" calcext:value-type="float">
            <text:p>3.20</text:p>
          </table:table-cell>
          <table:table-cell table:style-name="ce86" office:value-type="float" office:value="2.27673" calcext:value-type="float">
            <text:p>2.28</text:p>
          </table:table-cell>
          <table:table-cell table:style-name="ce86" office:value-type="float" office:value="0.716815" calcext:value-type="float">
            <text:p>0.72</text:p>
          </table:table-cell>
          <table:table-cell table:style-name="ce86" office:value-type="float" office:value="1.47821" calcext:value-type="float">
            <text:p>1.48</text:p>
          </table:table-cell>
          <table:table-cell table:style-name="ce86" office:value-type="float" office:value="16.0147" calcext:value-type="float">
            <text:p>16.01</text:p>
          </table:table-cell>
          <table:table-cell table:style-name="ce86" office:value-type="float" office:value="23.6882" calcext:value-type="float">
            <text:p>23.6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3.5162" calcext:value-type="float">
            <text:p>13.52</text:p>
          </table:table-cell>
          <table:table-cell table:style-name="ce86" office:value-type="float" office:value="9.61125" calcext:value-type="float">
            <text:p>9.61</text:p>
          </table:table-cell>
          <table:table-cell table:style-name="ce86" office:value-type="float" office:value="3.02604" calcext:value-type="float">
            <text:p>3.03</text:p>
          </table:table-cell>
          <table:table-cell table:style-name="ce86" office:value-type="float" office:value="6.24028" calcext:value-type="float">
            <text:p>6.24</text:p>
          </table:table-cell>
          <table:table-cell table:style-name="ce86" office:value-type="float" office:value="67.6062" calcext:value-type="float">
            <text:p>67.6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1.45529" calcext:value-type="float">
            <text:p>1.46</text:p>
          </table:table-cell>
          <table:table-cell table:style-name="ce86" office:value-type="float" office:value="2.48926" calcext:value-type="float">
            <text:p>2.49</text:p>
          </table:table-cell>
          <table:table-cell table:style-name="ce86" office:value-type="float" office:value="1.2725" calcext:value-type="float">
            <text:p>1.27</text:p>
          </table:table-cell>
          <table:table-cell table:style-name="ce86" office:value-type="float" office:value="1.10143" calcext:value-type="float">
            <text:p>1.10</text:p>
          </table:table-cell>
          <table:table-cell table:style-name="ce86" office:value-type="float" office:value="7.50658" calcext:value-type="float">
            <text:p>7.51</text:p>
          </table:table-cell>
          <table:table-cell table:style-name="ce86" office:value-type="float" office:value="7.18885" calcext:value-type="float">
            <text:p>7.19</text:p>
          </table:table-cell>
          <table:table-cell table:style-name="ce86" office:value-type="float" office:value="21.0139" calcext:value-type="float">
            <text:p>21.01</text:p>
          </table:table-cell>
          <table:table-cell table:style-name="ce86" office:value-type="float" office:value="6.92535" calcext:value-type="float">
            <text:p>6.93</text:p>
          </table:table-cell>
          <table:table-cell table:style-name="ce86" office:value-type="float" office:value="11.8458" calcext:value-type="float">
            <text:p>11.85</text:p>
          </table:table-cell>
          <table:table-cell table:style-name="ce86" office:value-type="float" office:value="6.05551" calcext:value-type="float">
            <text:p>6.06</text:p>
          </table:table-cell>
          <table:table-cell table:style-name="ce86" office:value-type="float" office:value="5.24142" calcext:value-type="float">
            <text:p>5.24</text:p>
          </table:table-cell>
          <table:table-cell table:style-name="ce86" office:value-type="float" office:value="35.722" calcext:value-type="float">
            <text:p>35.72</text:p>
          </table:table-cell>
          <table:table-cell table:style-name="ce86" office:value-type="float" office:value="34.21" calcext:value-type="float">
            <text:p>34.2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54852" calcext:value-type="float">
            <text:p>2.55</text:p>
          </table:table-cell>
          <table:table-cell table:style-name="ce86" office:value-type="float" office:value="2.19161" calcext:value-type="float">
            <text:p>2.19</text:p>
          </table:table-cell>
          <table:table-cell table:style-name="ce86" office:value-type="float" office:value="0.888326" calcext:value-type="float">
            <text:p>0.89</text:p>
          </table:table-cell>
          <table:table-cell table:style-name="ce86" office:value-type="float" office:value="1.47565" calcext:value-type="float">
            <text:p>1.48</text:p>
          </table:table-cell>
          <table:table-cell table:style-name="ce86" office:value-type="float" office:value="17.8577" calcext:value-type="float">
            <text:p>17.86</text:p>
          </table:table-cell>
          <table:table-cell table:style-name="ce86" office:value-type="float" office:value="25.1969" calcext:value-type="float">
            <text:p>25.20</text:p>
          </table:table-cell>
          <table:table-cell table:style-name="ce86" office:value-type="float" office:value="0.93298" calcext:value-type="float">
            <text:p>0.93</text:p>
          </table:table-cell>
          <table:table-cell table:style-name="ce86" office:value-type="float" office:value="10.1144" calcext:value-type="float">
            <text:p>10.11</text:p>
          </table:table-cell>
          <table:table-cell table:style-name="ce86" office:value-type="float" office:value="8.69794" calcext:value-type="float">
            <text:p>8.70</text:p>
          </table:table-cell>
          <table:table-cell table:style-name="ce86" office:value-type="float" office:value="3.52554" calcext:value-type="float">
            <text:p>3.53</text:p>
          </table:table-cell>
          <table:table-cell table:style-name="ce86" office:value-type="float" office:value="5.8565" calcext:value-type="float">
            <text:p>5.86</text:p>
          </table:table-cell>
          <table:table-cell table:style-name="ce86" office:value-type="float" office:value="70.8726" calcext:value-type="float">
            <text:p>70.8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99901" calcext:value-type="float">
            <text:p>0.20</text:p>
          </table:table-cell>
          <table:table-cell table:style-name="ce86" office:value-type="float" office:value="3.06674" calcext:value-type="float">
            <text:p>3.07</text:p>
          </table:table-cell>
          <table:table-cell table:style-name="ce86" office:value-type="float" office:value="2.25864" calcext:value-type="float">
            <text:p>2.26</text:p>
          </table:table-cell>
          <table:table-cell table:style-name="ce86" office:value-type="float" office:value="1.06878" calcext:value-type="float">
            <text:p>1.07</text:p>
          </table:table-cell>
          <table:table-cell table:style-name="ce86" office:value-type="float" office:value="0.0289044" calcext:value-type="float">
            <text:p>0.03</text:p>
          </table:table-cell>
          <table:table-cell table:style-name="ce86" office:value-type="float" office:value="8.31895" calcext:value-type="float">
            <text:p>8.32</text:p>
          </table:table-cell>
          <table:table-cell table:style-name="ce86" office:value-type="float" office:value="14.9419" calcext:value-type="float">
            <text:p>14.94</text:p>
          </table:table-cell>
          <table:table-cell table:style-name="ce86" office:value-type="float" office:value="1.33785" calcext:value-type="float">
            <text:p>1.34</text:p>
          </table:table-cell>
          <table:table-cell table:style-name="ce86" office:value-type="float" office:value="20.5244" calcext:value-type="float">
            <text:p>20.52</text:p>
          </table:table-cell>
          <table:table-cell table:style-name="ce86" office:value-type="float" office:value="15.1161" calcext:value-type="float">
            <text:p>15.12</text:p>
          </table:table-cell>
          <table:table-cell table:style-name="ce86" office:value-type="float" office:value="7.15292" calcext:value-type="float">
            <text:p>7.15</text:p>
          </table:table-cell>
          <table:table-cell table:style-name="ce86" office:value-type="float" office:value="0.193445" calcext:value-type="float">
            <text:p>0.19</text:p>
          </table:table-cell>
          <table:table-cell table:style-name="ce86" office:value-type="float" office:value="55.6753" calcext:value-type="float">
            <text:p>55.6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418346" calcext:value-type="float">
            <text:p>0.42</text:p>
          </table:table-cell>
          <table:table-cell table:style-name="ce86" office:value-type="float" office:value="2.74894" calcext:value-type="float">
            <text:p>2.75</text:p>
          </table:table-cell>
          <table:table-cell table:style-name="ce86" office:value-type="float" office:value="2.5842" calcext:value-type="float">
            <text:p>2.58</text:p>
          </table:table-cell>
          <table:table-cell table:style-name="ce86" office:value-type="float" office:value="0.499042" calcext:value-type="float">
            <text:p>0.50</text:p>
          </table:table-cell>
          <table:table-cell table:style-name="ce86" office:value-type="float" office:value="8.33902" calcext:value-type="float">
            <text:p>8.34</text:p>
          </table:table-cell>
          <table:table-cell table:style-name="ce86" office:value-type="float" office:value="8.24964" calcext:value-type="float">
            <text:p>8.25</text:p>
          </table:table-cell>
          <table:table-cell table:style-name="ce86" office:value-type="float" office:value="22.8392" calcext:value-type="float">
            <text:p>22.84</text:p>
          </table:table-cell>
          <table:table-cell table:style-name="ce86" office:value-type="float" office:value="1.8317" calcext:value-type="float">
            <text:p>1.83</text:p>
          </table:table-cell>
          <table:table-cell table:style-name="ce86" office:value-type="float" office:value="12.0361" calcext:value-type="float">
            <text:p>12.04</text:p>
          </table:table-cell>
          <table:table-cell table:style-name="ce86" office:value-type="float" office:value="11.3148" calcext:value-type="float">
            <text:p>11.31</text:p>
          </table:table-cell>
          <table:table-cell table:style-name="ce86" office:value-type="float" office:value="2.18503" calcext:value-type="float">
            <text:p>2.19</text:p>
          </table:table-cell>
          <table:table-cell table:style-name="ce86" office:value-type="float" office:value="36.5119" calcext:value-type="float">
            <text:p>36.51</text:p>
          </table:table-cell>
          <table:table-cell table:style-name="ce86" office:value-type="float" office:value="36.1205" calcext:value-type="float">
            <text:p>36.1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.16721" calcext:value-type="float">
            <text:p>0.17</text:p>
          </table:table-cell>
          <table:table-cell table:style-name="ce86" office:value-type="float" office:value="2.8707" calcext:value-type="float">
            <text:p>2.87</text:p>
          </table:table-cell>
          <table:table-cell table:style-name="ce86" office:value-type="float" office:value="2.62647" calcext:value-type="float">
            <text:p>2.63</text:p>
          </table:table-cell>
          <table:table-cell table:style-name="ce86" office:value-type="float" office:value="0.443163" calcext:value-type="float">
            <text:p>0.44</text:p>
          </table:table-cell>
          <table:table-cell table:style-name="ce86" office:value-type="float" office:value="0.749551" calcext:value-type="float">
            <text:p>0.75</text:p>
          </table:table-cell>
          <table:table-cell table:style-name="ce86" office:value-type="float" office:value="11.6421" calcext:value-type="float">
            <text:p>11.64</text:p>
          </table:table-cell>
          <table:table-cell table:style-name="ce86" office:value-type="float" office:value="18.4992" calcext:value-type="float">
            <text:p>18.50</text:p>
          </table:table-cell>
          <table:table-cell table:style-name="ce86" office:value-type="float" office:value="0.903875" calcext:value-type="float">
            <text:p>0.90</text:p>
          </table:table-cell>
          <table:table-cell table:style-name="ce86" office:value-type="float" office:value="15.518" calcext:value-type="float">
            <text:p>15.52</text:p>
          </table:table-cell>
          <table:table-cell table:style-name="ce86" office:value-type="float" office:value="14.1977" calcext:value-type="float">
            <text:p>14.20</text:p>
          </table:table-cell>
          <table:table-cell table:style-name="ce86" office:value-type="float" office:value="2.39558" calcext:value-type="float">
            <text:p>2.40</text:p>
          </table:table-cell>
          <table:table-cell table:style-name="ce86" office:value-type="float" office:value="4.0518" calcext:value-type="float">
            <text:p>4.05</text:p>
          </table:table-cell>
          <table:table-cell table:style-name="ce86" office:value-type="float" office:value="62.933" calcext:value-type="float">
            <text:p>62.9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3868" calcext:value-type="float">
            <text:p>2.39</text:p>
          </table:table-cell>
          <table:table-cell table:style-name="ce86" office:value-type="float" office:value="1.98737" calcext:value-type="float">
            <text:p>1.99</text:p>
          </table:table-cell>
          <table:table-cell table:style-name="ce86" office:value-type="float" office:value="0.498322" calcext:value-type="float">
            <text:p>0.50</text:p>
          </table:table-cell>
          <table:table-cell table:style-name="ce86" office:value-type="float" office:value="1.60956" calcext:value-type="float">
            <text:p>1.61</text:p>
          </table:table-cell>
          <table:table-cell table:style-name="ce86" office:value-type="float" office:value="7.71511" calcext:value-type="float">
            <text:p>7.72</text:p>
          </table:table-cell>
          <table:table-cell table:style-name="ce86" office:value-type="float" office:value="14.1972" calcext:value-type="float">
            <text:p>14.2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6.8118" calcext:value-type="float">
            <text:p>16.81</text:p>
          </table:table-cell>
          <table:table-cell table:style-name="ce86" office:value-type="float" office:value="13.9983" calcext:value-type="float">
            <text:p>14.00</text:p>
          </table:table-cell>
          <table:table-cell table:style-name="ce86" office:value-type="float" office:value="3.51001" calcext:value-type="float">
            <text:p>3.51</text:p>
          </table:table-cell>
          <table:table-cell table:style-name="ce86" office:value-type="float" office:value="11.3372" calcext:value-type="float">
            <text:p>11.34</text:p>
          </table:table-cell>
          <table:table-cell table:style-name="ce86" office:value-type="float" office:value="54.3427" calcext:value-type="float">
            <text:p>54.3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898" calcext:value-type="float">
            <text:p>2.66</text:p>
          </table:table-cell>
          <table:table-cell table:style-name="ce86" office:value-type="float" office:value="1.93029" calcext:value-type="float">
            <text:p>1.93</text:p>
          </table:table-cell>
          <table:table-cell table:style-name="ce86" office:value-type="float" office:value="0.895533" calcext:value-type="float">
            <text:p>0.90</text:p>
          </table:table-cell>
          <table:table-cell table:style-name="ce86" office:value-type="float" office:value="4.17556" calcext:value-type="float">
            <text:p>4.18</text:p>
          </table:table-cell>
          <table:table-cell table:style-name="ce86" office:value-type="float" office:value="14.3396" calcext:value-type="float">
            <text:p>14.3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1.0791" calcext:value-type="float">
            <text:p>11.08</text:p>
          </table:table-cell>
          <table:table-cell table:style-name="ce86" office:value-type="float" office:value="8.04286" calcext:value-type="float">
            <text:p>8.04</text:p>
          </table:table-cell>
          <table:table-cell table:style-name="ce86" office:value-type="float" office:value="3.73139" calcext:value-type="float">
            <text:p>3.73</text:p>
          </table:table-cell>
          <table:table-cell table:style-name="ce86" office:value-type="float" office:value="17.3982" calcext:value-type="float">
            <text:p>17.40</text:p>
          </table:table-cell>
          <table:table-cell table:style-name="ce86" office:value-type="float" office:value="59.7485" calcext:value-type="float">
            <text:p>59.75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342962" calcext:value-type="float">
            <text:p>0.34</text:p>
          </table:table-cell>
          <table:table-cell table:style-name="ce86" office:value-type="float" office:value="2.34689" calcext:value-type="float">
            <text:p>2.35</text:p>
          </table:table-cell>
          <table:table-cell table:style-name="ce86" office:value-type="float" office:value="1.50289" calcext:value-type="float">
            <text:p>1.50</text:p>
          </table:table-cell>
          <table:table-cell table:style-name="ce86" office:value-type="float" office:value="0.92806" calcext:value-type="float">
            <text:p>0.93</text:p>
          </table:table-cell>
          <table:table-cell table:style-name="ce86" office:value-type="float" office:value="10.3966" calcext:value-type="float">
            <text:p>10.40</text:p>
          </table:table-cell>
          <table:table-cell table:style-name="ce86" office:value-type="float" office:value="8.48256" calcext:value-type="float">
            <text:p>8.4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42901" calcext:value-type="float">
            <text:p>1.43</text:p>
          </table:table-cell>
          <table:table-cell table:style-name="ce86" office:value-type="float" office:value="9.77871" calcext:value-type="float">
            <text:p>9.78</text:p>
          </table:table-cell>
          <table:table-cell table:style-name="ce86" office:value-type="float" office:value="6.26206" calcext:value-type="float">
            <text:p>6.26</text:p>
          </table:table-cell>
          <table:table-cell table:style-name="ce86" office:value-type="float" office:value="3.86692" calcext:value-type="float">
            <text:p>3.87</text:p>
          </table:table-cell>
          <table:table-cell table:style-name="ce86" office:value-type="float" office:value="43.3193" calcext:value-type="float">
            <text:p>43.32</text:p>
          </table:table-cell>
          <table:table-cell table:style-name="ce86" office:value-type="float" office:value="35.344" calcext:value-type="float">
            <text:p>35.3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604223" calcext:value-type="float">
            <text:p>0.60</text:p>
          </table:table-cell>
          <table:table-cell table:style-name="ce86" office:value-type="float" office:value="2.99586" calcext:value-type="float">
            <text:p>3.00</text:p>
          </table:table-cell>
          <table:table-cell table:style-name="ce86" office:value-type="float" office:value="1.888" calcext:value-type="float">
            <text:p>1.89</text:p>
          </table:table-cell>
          <table:table-cell table:style-name="ce86" office:value-type="float" office:value="0.874883" calcext:value-type="float">
            <text:p>0.87</text:p>
          </table:table-cell>
          <table:table-cell table:style-name="ce86" office:value-type="float" office:value="10.5329" calcext:value-type="float">
            <text:p>10.53</text:p>
          </table:table-cell>
          <table:table-cell table:style-name="ce86" office:value-type="float" office:value="6.15831" calcext:value-type="float">
            <text:p>6.16</text:p>
          </table:table-cell>
          <table:table-cell table:style-name="ce86" office:value-type="float" office:value="23.0542" calcext:value-type="float">
            <text:p>23.05</text:p>
          </table:table-cell>
          <table:table-cell table:style-name="ce86" office:value-type="float" office:value="2.62088" calcext:value-type="float">
            <text:p>2.62</text:p>
          </table:table-cell>
          <table:table-cell table:style-name="ce86" office:value-type="float" office:value="12.9949" calcext:value-type="float">
            <text:p>12.99</text:p>
          </table:table-cell>
          <table:table-cell table:style-name="ce86" office:value-type="float" office:value="8.18942" calcext:value-type="float">
            <text:p>8.19</text:p>
          </table:table-cell>
          <table:table-cell table:style-name="ce86" office:value-type="float" office:value="3.7949" calcext:value-type="float">
            <text:p>3.79</text:p>
          </table:table-cell>
          <table:table-cell table:style-name="ce86" office:value-type="float" office:value="45.6876" calcext:value-type="float">
            <text:p>45.69</text:p>
          </table:table-cell>
          <table:table-cell table:style-name="ce86" office:value-type="float" office:value="26.7123" calcext:value-type="float">
            <text:p>26.7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2.85746" calcext:value-type="float">
            <text:p>2.86</text:p>
          </table:table-cell>
          <table:table-cell table:style-name="ce86" office:value-type="float" office:value="1.07202" calcext:value-type="float">
            <text:p>1.07</text:p>
          </table:table-cell>
          <table:table-cell table:style-name="ce86" office:value-type="float" office:value="0.898339" calcext:value-type="float">
            <text:p>0.90</text:p>
          </table:table-cell>
          <table:table-cell table:style-name="ce86" office:value-type="float" office:value="1.04089" calcext:value-type="float">
            <text:p>1.04</text:p>
          </table:table-cell>
          <table:table-cell table:style-name="ce86" office:value-type="float" office:value="13.7553" calcext:value-type="float">
            <text:p>13.76</text:p>
          </table:table-cell>
          <table:table-cell table:style-name="ce86" office:value-type="float" office:value="4.37597" calcext:value-type="float">
            <text:p>4.3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9061" calcext:value-type="float">
            <text:p>11.91</text:p>
          </table:table-cell>
          <table:table-cell table:style-name="ce86" office:value-type="float" office:value="4.46677" calcext:value-type="float">
            <text:p>4.47</text:p>
          </table:table-cell>
          <table:table-cell table:style-name="ce86" office:value-type="float" office:value="3.74308" calcext:value-type="float">
            <text:p>3.74</text:p>
          </table:table-cell>
          <table:table-cell table:style-name="ce86" office:value-type="float" office:value="4.33706" calcext:value-type="float">
            <text:p>4.34</text:p>
          </table:table-cell>
          <table:table-cell table:style-name="ce86" office:value-type="float" office:value="57.3138" calcext:value-type="float">
            <text:p>57.31</text:p>
          </table:table-cell>
          <table:table-cell table:style-name="ce86" office:value-type="float" office:value="18.2332" calcext:value-type="float">
            <text:p>18.2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65909" calcext:value-type="float">
            <text:p>2.66</text:p>
          </table:table-cell>
          <table:table-cell table:style-name="ce86" office:value-type="float" office:value="1.10787" calcext:value-type="float">
            <text:p>1.11</text:p>
          </table:table-cell>
          <table:table-cell table:style-name="ce86" office:value-type="float" office:value="0.952693" calcext:value-type="float">
            <text:p>0.95</text:p>
          </table:table-cell>
          <table:table-cell table:style-name="ce86" office:value-type="float" office:value="0.564804" calcext:value-type="float">
            <text:p>0.56</text:p>
          </table:table-cell>
          <table:table-cell table:style-name="ce86" office:value-type="float" office:value="6.04714" calcext:value-type="float">
            <text:p>6.05</text:p>
          </table:table-cell>
          <table:table-cell table:style-name="ce86" office:value-type="float" office:value="11.344" calcext:value-type="float">
            <text:p>11.34</text:p>
          </table:table-cell>
          <table:table-cell table:style-name="ce86" office:value-type="float" office:value="22.6756" calcext:value-type="float">
            <text:p>22.68</text:p>
          </table:table-cell>
          <table:table-cell table:style-name="ce86" office:value-type="float" office:value="11.7267" calcext:value-type="float">
            <text:p>11.73</text:p>
          </table:table-cell>
          <table:table-cell table:style-name="ce86" office:value-type="float" office:value="4.88571" calcext:value-type="float">
            <text:p>4.89</text:p>
          </table:table-cell>
          <table:table-cell table:style-name="ce86" office:value-type="float" office:value="4.2014" calcext:value-type="float">
            <text:p>4.20</text:p>
          </table:table-cell>
          <table:table-cell table:style-name="ce86" office:value-type="float" office:value="2.4908" calcext:value-type="float">
            <text:p>2.49</text:p>
          </table:table-cell>
          <table:table-cell table:style-name="ce86" office:value-type="float" office:value="26.6681" calcext:value-type="float">
            <text:p>26.67</text:p>
          </table:table-cell>
          <table:table-cell table:style-name="ce86" office:value-type="float" office:value="50.0273" calcext:value-type="float">
            <text:p>50.0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46933" calcext:value-type="float">
            <text:p>2.47</text:p>
          </table:table-cell>
          <table:table-cell table:style-name="ce86" office:value-type="float" office:value="1.4357" calcext:value-type="float">
            <text:p>1.44</text:p>
          </table:table-cell>
          <table:table-cell table:style-name="ce86" office:value-type="float" office:value="1.23527" calcext:value-type="float">
            <text:p>1.24</text:p>
          </table:table-cell>
          <table:table-cell table:style-name="ce86" office:value-type="float" office:value="1.48829" calcext:value-type="float">
            <text:p>1.49</text:p>
          </table:table-cell>
          <table:table-cell table:style-name="ce86" office:value-type="float" office:value="11.6403" calcext:value-type="float">
            <text:p>11.64</text:p>
          </table:table-cell>
          <table:table-cell table:style-name="ce86" office:value-type="float" office:value="5.66584" calcext:value-type="float">
            <text:p>5.67</text:p>
          </table:table-cell>
          <table:table-cell table:style-name="ce86" office:value-type="float" office:value="23.9347" calcext:value-type="float">
            <text:p>23.93</text:p>
          </table:table-cell>
          <table:table-cell table:style-name="ce86" office:value-type="float" office:value="10.317" calcext:value-type="float">
            <text:p>10.32</text:p>
          </table:table-cell>
          <table:table-cell table:style-name="ce86" office:value-type="float" office:value="5.99841" calcext:value-type="float">
            <text:p>6.00</text:p>
          </table:table-cell>
          <table:table-cell table:style-name="ce86" office:value-type="float" office:value="5.16101" calcext:value-type="float">
            <text:p>5.16</text:p>
          </table:table-cell>
          <table:table-cell table:style-name="ce86" office:value-type="float" office:value="6.21814" calcext:value-type="float">
            <text:p>6.22</text:p>
          </table:table-cell>
          <table:table-cell table:style-name="ce86" office:value-type="float" office:value="48.6334" calcext:value-type="float">
            <text:p>48.63</text:p>
          </table:table-cell>
          <table:table-cell table:style-name="ce86" office:value-type="float" office:value="23.6721" calcext:value-type="float">
            <text:p>23.6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29569" calcext:value-type="float">
            <text:p>3.30</text:p>
          </table:table-cell>
          <table:table-cell table:style-name="ce86" office:value-type="float" office:value="1.05029" calcext:value-type="float">
            <text:p>1.05</text:p>
          </table:table-cell>
          <table:table-cell table:style-name="ce86" office:value-type="float" office:value="0.891515" calcext:value-type="float">
            <text:p>0.89</text:p>
          </table:table-cell>
          <table:table-cell table:style-name="ce86" office:value-type="float" office:value="1.16038" calcext:value-type="float">
            <text:p>1.16</text:p>
          </table:table-cell>
          <table:table-cell table:style-name="ce86" office:value-type="float" office:value="20.0829" calcext:value-type="float">
            <text:p>20.08</text:p>
          </table:table-cell>
          <table:table-cell table:style-name="ce86" office:value-type="float" office:value="11.1997" calcext:value-type="float">
            <text:p>11.20</text:p>
          </table:table-cell>
          <table:table-cell table:style-name="ce86" office:value-type="float" office:value="37.6805" calcext:value-type="float">
            <text:p>37.68</text:p>
          </table:table-cell>
          <table:table-cell table:style-name="ce86" office:value-type="float" office:value="8.7464" calcext:value-type="float">
            <text:p>8.75</text:p>
          </table:table-cell>
          <table:table-cell table:style-name="ce86" office:value-type="float" office:value="2.78736" calcext:value-type="float">
            <text:p>2.79</text:p>
          </table:table-cell>
          <table:table-cell table:style-name="ce86" office:value-type="float" office:value="2.36599" calcext:value-type="float">
            <text:p>2.37</text:p>
          </table:table-cell>
          <table:table-cell table:style-name="ce86" office:value-type="float" office:value="3.07953" calcext:value-type="float">
            <text:p>3.08</text:p>
          </table:table-cell>
          <table:table-cell table:style-name="ce86" office:value-type="float" office:value="53.2979" calcext:value-type="float">
            <text:p>53.30</text:p>
          </table:table-cell>
          <table:table-cell table:style-name="ce86" office:value-type="float" office:value="29.7228" calcext:value-type="float">
            <text:p>29.7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2.60644" calcext:value-type="float">
            <text:p>2.61</text:p>
          </table:table-cell>
          <table:table-cell table:style-name="ce86" office:value-type="float" office:value="0.906728" calcext:value-type="float">
            <text:p>0.91</text:p>
          </table:table-cell>
          <table:table-cell table:style-name="ce86" office:value-type="float" office:value="0.75002" calcext:value-type="float">
            <text:p>0.75</text:p>
          </table:table-cell>
          <table:table-cell table:style-name="ce86" office:value-type="float" office:value="1.07923" calcext:value-type="float">
            <text:p>1.08</text:p>
          </table:table-cell>
          <table:table-cell table:style-name="ce86" office:value-type="float" office:value="15.4285" calcext:value-type="float">
            <text:p>15.43</text:p>
          </table:table-cell>
          <table:table-cell table:style-name="ce86" office:value-type="float" office:value="5.37647" calcext:value-type="float">
            <text:p>5.38</text:p>
          </table:table-cell>
          <table:table-cell table:style-name="ce86" office:value-type="float" office:value="26.1474" calcext:value-type="float">
            <text:p>26.15</text:p>
          </table:table-cell>
          <table:table-cell table:style-name="ce86" office:value-type="float" office:value="9.96826" calcext:value-type="float">
            <text:p>9.97</text:p>
          </table:table-cell>
          <table:table-cell table:style-name="ce86" office:value-type="float" office:value="3.46775" calcext:value-type="float">
            <text:p>3.47</text:p>
          </table:table-cell>
          <table:table-cell table:style-name="ce86" office:value-type="float" office:value="2.86843" calcext:value-type="float">
            <text:p>2.87</text:p>
          </table:table-cell>
          <table:table-cell table:style-name="ce86" office:value-type="float" office:value="4.12747" calcext:value-type="float">
            <text:p>4.13</text:p>
          </table:table-cell>
          <table:table-cell table:style-name="ce86" office:value-type="float" office:value="59.006" calcext:value-type="float">
            <text:p>59.01</text:p>
          </table:table-cell>
          <table:table-cell table:style-name="ce86" office:value-type="float" office:value="20.5621" calcext:value-type="float">
            <text:p>20.5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2.08488" calcext:value-type="float">
            <text:p>2.08</text:p>
          </table:table-cell>
          <table:table-cell table:style-name="ce86" office:value-type="float" office:value="2.58563" calcext:value-type="float">
            <text:p>2.59</text:p>
          </table:table-cell>
          <table:table-cell table:style-name="ce86" office:value-type="float" office:value="2.18652" calcext:value-type="float">
            <text:p>2.19</text:p>
          </table:table-cell>
          <table:table-cell table:style-name="ce86" office:value-type="float" office:value="1.37106" calcext:value-type="float">
            <text:p>1.37</text:p>
          </table:table-cell>
          <table:table-cell table:style-name="ce86" office:value-type="float" office:value="5.34198" calcext:value-type="float">
            <text:p>5.34</text:p>
          </table:table-cell>
          <table:table-cell table:style-name="ce86" office:value-type="float" office:value="10.4299" calcext:value-type="float">
            <text:p>10.4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687" calcext:value-type="float">
            <text:p>8.69</text:p>
          </table:table-cell>
          <table:table-cell table:style-name="ce86" office:value-type="float" office:value="10.7735" calcext:value-type="float">
            <text:p>10.77</text:p>
          </table:table-cell>
          <table:table-cell table:style-name="ce86" office:value-type="float" office:value="9.11052" calcext:value-type="float">
            <text:p>9.11</text:p>
          </table:table-cell>
          <table:table-cell table:style-name="ce86" office:value-type="float" office:value="5.71276" calcext:value-type="float">
            <text:p>5.71</text:p>
          </table:table-cell>
          <table:table-cell table:style-name="ce86" office:value-type="float" office:value="22.2583" calcext:value-type="float">
            <text:p>22.26</text:p>
          </table:table-cell>
          <table:table-cell table:style-name="ce86" office:value-type="float" office:value="43.458" calcext:value-type="float">
            <text:p>43.4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07834" calcext:value-type="float">
            <text:p>1.08</text:p>
          </table:table-cell>
          <table:table-cell table:style-name="ce86" office:value-type="float" office:value="2.66124" calcext:value-type="float">
            <text:p>2.66</text:p>
          </table:table-cell>
          <table:table-cell table:style-name="ce86" office:value-type="float" office:value="2.33733" calcext:value-type="float">
            <text:p>2.34</text:p>
          </table:table-cell>
          <table:table-cell table:style-name="ce86" office:value-type="float" office:value="1.03145" calcext:value-type="float">
            <text:p>1.03</text:p>
          </table:table-cell>
          <table:table-cell table:style-name="ce86" office:value-type="float" office:value="2.60997" calcext:value-type="float">
            <text:p>2.61</text:p>
          </table:table-cell>
          <table:table-cell table:style-name="ce86" office:value-type="float" office:value="11.6849" calcext:value-type="float">
            <text:p>11.68</text:p>
          </table:table-cell>
          <table:table-cell table:style-name="ce86" office:value-type="float" office:value="21.4032" calcext:value-type="float">
            <text:p>21.40</text:p>
          </table:table-cell>
          <table:table-cell table:style-name="ce86" office:value-type="float" office:value="5.03822" calcext:value-type="float">
            <text:p>5.04</text:p>
          </table:table-cell>
          <table:table-cell table:style-name="ce86" office:value-type="float" office:value="12.4338" calcext:value-type="float">
            <text:p>12.43</text:p>
          </table:table-cell>
          <table:table-cell table:style-name="ce86" office:value-type="float" office:value="10.9205" calcext:value-type="float">
            <text:p>10.92</text:p>
          </table:table-cell>
          <table:table-cell table:style-name="ce86" office:value-type="float" office:value="4.81913" calcext:value-type="float">
            <text:p>4.82</text:p>
          </table:table-cell>
          <table:table-cell table:style-name="ce86" office:value-type="float" office:value="12.1943" calcext:value-type="float">
            <text:p>12.19</text:p>
          </table:table-cell>
          <table:table-cell table:style-name="ce86" office:value-type="float" office:value="54.594" calcext:value-type="float">
            <text:p>54.5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39619" calcext:value-type="float">
            <text:p>1.40</text:p>
          </table:table-cell>
          <table:table-cell table:style-name="ce86" office:value-type="float" office:value="3.30159" calcext:value-type="float">
            <text:p>3.30</text:p>
          </table:table-cell>
          <table:table-cell table:style-name="ce86" office:value-type="float" office:value="2.44226" calcext:value-type="float">
            <text:p>2.44</text:p>
          </table:table-cell>
          <table:table-cell table:style-name="ce86" office:value-type="float" office:value="1.34104" calcext:value-type="float">
            <text:p>1.34</text:p>
          </table:table-cell>
          <table:table-cell table:style-name="ce86" office:value-type="float" office:value="3.92224" calcext:value-type="float">
            <text:p>3.92</text:p>
          </table:table-cell>
          <table:table-cell table:style-name="ce86" office:value-type="float" office:value="8.17494" calcext:value-type="float">
            <text:p>8.17</text:p>
          </table:table-cell>
          <table:table-cell table:style-name="ce86" office:value-type="float" office:value="20.5783" calcext:value-type="float">
            <text:p>20.58</text:p>
          </table:table-cell>
          <table:table-cell table:style-name="ce86" office:value-type="float" office:value="6.78479" calcext:value-type="float">
            <text:p>6.78</text:p>
          </table:table-cell>
          <table:table-cell table:style-name="ce86" office:value-type="float" office:value="16.0441" calcext:value-type="float">
            <text:p>16.04</text:p>
          </table:table-cell>
          <table:table-cell table:style-name="ce86" office:value-type="float" office:value="11.8682" calcext:value-type="float">
            <text:p>11.87</text:p>
          </table:table-cell>
          <table:table-cell table:style-name="ce86" office:value-type="float" office:value="6.51678" calcext:value-type="float">
            <text:p>6.52</text:p>
          </table:table-cell>
          <table:table-cell table:style-name="ce86" office:value-type="float" office:value="19.0601" calcext:value-type="float">
            <text:p>19.06</text:p>
          </table:table-cell>
          <table:table-cell table:style-name="ce86" office:value-type="float" office:value="39.7261" calcext:value-type="float">
            <text:p>39.7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2.22652" calcext:value-type="float">
            <text:p>2.23</text:p>
          </table:table-cell>
          <table:table-cell table:style-name="ce86" office:value-type="float" office:value="2.65338" calcext:value-type="float">
            <text:p>2.65</text:p>
          </table:table-cell>
          <table:table-cell table:style-name="ce86" office:value-type="float" office:value="1.80392" calcext:value-type="float">
            <text:p>1.80</text:p>
          </table:table-cell>
          <table:table-cell table:style-name="ce86" office:value-type="float" office:value="0.948465" calcext:value-type="float">
            <text:p>0.95</text:p>
          </table:table-cell>
          <table:table-cell table:style-name="ce86" office:value-type="float" office:value="7.8702" calcext:value-type="float">
            <text:p>7.87</text:p>
          </table:table-cell>
          <table:table-cell table:style-name="ce86" office:value-type="float" office:value="8.49752" calcext:value-type="float">
            <text:p>8.5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27715" calcext:value-type="float">
            <text:p>9.28</text:p>
          </table:table-cell>
          <table:table-cell table:style-name="ce86" office:value-type="float" office:value="11.0557" calcext:value-type="float">
            <text:p>11.06</text:p>
          </table:table-cell>
          <table:table-cell table:style-name="ce86" office:value-type="float" office:value="7.51634" calcext:value-type="float">
            <text:p>7.52</text:p>
          </table:table-cell>
          <table:table-cell table:style-name="ce86" office:value-type="float" office:value="3.95194" calcext:value-type="float">
            <text:p>3.95</text:p>
          </table:table-cell>
          <table:table-cell table:style-name="ce86" office:value-type="float" office:value="32.7925" calcext:value-type="float">
            <text:p>32.79</text:p>
          </table:table-cell>
          <table:table-cell table:style-name="ce86" office:value-type="float" office:value="35.4063" calcext:value-type="float">
            <text:p>35.4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74132" calcext:value-type="float">
            <text:p>1.74</text:p>
          </table:table-cell>
          <table:table-cell table:style-name="ce86" office:value-type="float" office:value="2.85642" calcext:value-type="float">
            <text:p>2.86</text:p>
          </table:table-cell>
          <table:table-cell table:style-name="ce86" office:value-type="float" office:value="1.51614" calcext:value-type="float">
            <text:p>1.52</text:p>
          </table:table-cell>
          <table:table-cell table:style-name="ce86" office:value-type="float" office:value="1.31163" calcext:value-type="float">
            <text:p>1.31</text:p>
          </table:table-cell>
          <table:table-cell table:style-name="ce86" office:value-type="float" office:value="5.86445" calcext:value-type="float">
            <text:p>5.86</text:p>
          </table:table-cell>
          <table:table-cell table:style-name="ce86" office:value-type="float" office:value="3.42359" calcext:value-type="float">
            <text:p>3.42</text:p>
          </table:table-cell>
          <table:table-cell table:style-name="ce86" office:value-type="float" office:value="16.7135" calcext:value-type="float">
            <text:p>16.71</text:p>
          </table:table-cell>
          <table:table-cell table:style-name="ce86" office:value-type="float" office:value="10.4186" calcext:value-type="float">
            <text:p>10.42</text:p>
          </table:table-cell>
          <table:table-cell table:style-name="ce86" office:value-type="float" office:value="17.0905" calcext:value-type="float">
            <text:p>17.09</text:p>
          </table:table-cell>
          <table:table-cell table:style-name="ce86" office:value-type="float" office:value="9.0713" calcext:value-type="float">
            <text:p>9.07</text:p>
          </table:table-cell>
          <table:table-cell table:style-name="ce86" office:value-type="float" office:value="7.8477" calcext:value-type="float">
            <text:p>7.85</text:p>
          </table:table-cell>
          <table:table-cell table:style-name="ce86" office:value-type="float" office:value="35.088" calcext:value-type="float">
            <text:p>35.09</text:p>
          </table:table-cell>
          <table:table-cell table:style-name="ce86" office:value-type="float" office:value="20.4839" calcext:value-type="float">
            <text:p>20.4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925" calcext:value-type="float">
            <text:p>1.33</text:p>
          </table:table-cell>
          <table:table-cell table:style-name="ce86" office:value-type="float" office:value="2.96699" calcext:value-type="float">
            <text:p>2.97</text:p>
          </table:table-cell>
          <table:table-cell table:style-name="ce86" office:value-type="float" office:value="2.22203" calcext:value-type="float">
            <text:p>2.22</text:p>
          </table:table-cell>
          <table:table-cell table:style-name="ce86" office:value-type="float" office:value="1.1122" calcext:value-type="float">
            <text:p>1.11</text:p>
          </table:table-cell>
          <table:table-cell table:style-name="ce86" office:value-type="float" office:value="1.3369" calcext:value-type="float">
            <text:p>1.34</text:p>
          </table:table-cell>
          <table:table-cell table:style-name="ce86" office:value-type="float" office:value="13.8641" calcext:value-type="float">
            <text:p>13.86</text:p>
          </table:table-cell>
          <table:table-cell table:style-name="ce86" office:value-type="float" office:value="22.8315" calcext:value-type="float">
            <text:p>22.83</text:p>
          </table:table-cell>
          <table:table-cell table:style-name="ce86" office:value-type="float" office:value="5.82202" calcext:value-type="float">
            <text:p>5.82</text:p>
          </table:table-cell>
          <table:table-cell table:style-name="ce86" office:value-type="float" office:value="12.9952" calcext:value-type="float">
            <text:p>13.00</text:p>
          </table:table-cell>
          <table:table-cell table:style-name="ce86" office:value-type="float" office:value="9.73232" calcext:value-type="float">
            <text:p>9.73</text:p>
          </table:table-cell>
          <table:table-cell table:style-name="ce86" office:value-type="float" office:value="4.87135" calcext:value-type="float">
            <text:p>4.87</text:p>
          </table:table-cell>
          <table:table-cell table:style-name="ce86" office:value-type="float" office:value="5.8555" calcext:value-type="float">
            <text:p>5.86</text:p>
          </table:table-cell>
          <table:table-cell table:style-name="ce86" office:value-type="float" office:value="60.7236" calcext:value-type="float">
            <text:p>60.7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.971086" calcext:value-type="float">
            <text:p>0.97</text:p>
          </table:table-cell>
          <table:table-cell table:style-name="ce86" office:value-type="float" office:value="3.00799" calcext:value-type="float">
            <text:p>3.01</text:p>
          </table:table-cell>
          <table:table-cell table:style-name="ce86" office:value-type="float" office:value="2.72811" calcext:value-type="float">
            <text:p>2.73</text:p>
          </table:table-cell>
          <table:table-cell table:style-name="ce86" office:value-type="float" office:value="1.95278" calcext:value-type="float">
            <text:p>1.95</text:p>
          </table:table-cell>
          <table:table-cell table:style-name="ce86" office:value-type="float" office:value="0.109001" calcext:value-type="float">
            <text:p>0.11</text:p>
          </table:table-cell>
          <table:table-cell table:style-name="ce86" office:value-type="float" office:value="9.96143" calcext:value-type="float">
            <text:p>9.96</text:p>
          </table:table-cell>
          <table:table-cell table:style-name="ce86" office:value-type="float" office:value="18.7304" calcext:value-type="float">
            <text:p>18.73</text:p>
          </table:table-cell>
          <table:table-cell table:style-name="ce86" office:value-type="float" office:value="5.18454" calcext:value-type="float">
            <text:p>5.18</text:p>
          </table:table-cell>
          <table:table-cell table:style-name="ce86" office:value-type="float" office:value="16.0594" calcext:value-type="float">
            <text:p>16.06</text:p>
          </table:table-cell>
          <table:table-cell table:style-name="ce86" office:value-type="float" office:value="14.5652" calcext:value-type="float">
            <text:p>14.57</text:p>
          </table:table-cell>
          <table:table-cell table:style-name="ce86" office:value-type="float" office:value="10.4257" calcext:value-type="float">
            <text:p>10.43</text:p>
          </table:table-cell>
          <table:table-cell table:style-name="ce86" office:value-type="float" office:value="0.581947" calcext:value-type="float">
            <text:p>0.58</text:p>
          </table:table-cell>
          <table:table-cell table:style-name="ce86" office:value-type="float" office:value="53.1832" calcext:value-type="float">
            <text:p>53.1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686009" calcext:value-type="float">
            <text:p>0.69</text:p>
          </table:table-cell>
          <table:table-cell table:style-name="ce86" office:value-type="float" office:value="3.51805" calcext:value-type="float">
            <text:p>3.52</text:p>
          </table:table-cell>
          <table:table-cell table:style-name="ce86" office:value-type="float" office:value="2.77949" calcext:value-type="float">
            <text:p>2.78</text:p>
          </table:table-cell>
          <table:table-cell table:style-name="ce86" office:value-type="float" office:value="0.640743" calcext:value-type="float">
            <text:p>0.64</text:p>
          </table:table-cell>
          <table:table-cell table:style-name="ce86" office:value-type="float" office:value="8.28321" calcext:value-type="float">
            <text:p>8.28</text:p>
          </table:table-cell>
          <table:table-cell table:style-name="ce86" office:value-type="float" office:value="12.0175" calcext:value-type="float">
            <text:p>12.02</text:p>
          </table:table-cell>
          <table:table-cell table:style-name="ce86" office:value-type="float" office:value="27.9251" calcext:value-type="float">
            <text:p>27.93</text:p>
          </table:table-cell>
          <table:table-cell table:style-name="ce86" office:value-type="float" office:value="2.45661" calcext:value-type="float">
            <text:p>2.46</text:p>
          </table:table-cell>
          <table:table-cell table:style-name="ce86" office:value-type="float" office:value="12.5982" calcext:value-type="float">
            <text:p>12.60</text:p>
          </table:table-cell>
          <table:table-cell table:style-name="ce86" office:value-type="float" office:value="9.95339" calcext:value-type="float">
            <text:p>9.95</text:p>
          </table:table-cell>
          <table:table-cell table:style-name="ce86" office:value-type="float" office:value="2.29451" calcext:value-type="float">
            <text:p>2.29</text:p>
          </table:table-cell>
          <table:table-cell table:style-name="ce86" office:value-type="float" office:value="29.6623" calcext:value-type="float">
            <text:p>29.66</text:p>
          </table:table-cell>
          <table:table-cell table:style-name="ce86" office:value-type="float" office:value="43.035" calcext:value-type="float">
            <text:p>43.0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415503" calcext:value-type="float">
            <text:p>0.42</text:p>
          </table:table-cell>
          <table:table-cell table:style-name="ce86" office:value-type="float" office:value="3.36253" calcext:value-type="float">
            <text:p>3.36</text:p>
          </table:table-cell>
          <table:table-cell table:style-name="ce86" office:value-type="float" office:value="2.63215" calcext:value-type="float">
            <text:p>2.63</text:p>
          </table:table-cell>
          <table:table-cell table:style-name="ce86" office:value-type="float" office:value="1.24937" calcext:value-type="float">
            <text:p>1.25</text:p>
          </table:table-cell>
          <table:table-cell table:style-name="ce86" office:value-type="float" office:value="5.61622" calcext:value-type="float">
            <text:p>5.62</text:p>
          </table:table-cell>
          <table:table-cell table:style-name="ce86" office:value-type="float" office:value="10.7242" calcext:value-type="float">
            <text:p>10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73126" calcext:value-type="float">
            <text:p>1.73</text:p>
          </table:table-cell>
          <table:table-cell table:style-name="ce86" office:value-type="float" office:value="14.0105" calcext:value-type="float">
            <text:p>14.01</text:p>
          </table:table-cell>
          <table:table-cell table:style-name="ce86" office:value-type="float" office:value="10.9673" calcext:value-type="float">
            <text:p>10.97</text:p>
          </table:table-cell>
          <table:table-cell table:style-name="ce86" office:value-type="float" office:value="5.20573" calcext:value-type="float">
            <text:p>5.21</text:p>
          </table:table-cell>
          <table:table-cell table:style-name="ce86" office:value-type="float" office:value="23.4009" calcext:value-type="float">
            <text:p>23.40</text:p>
          </table:table-cell>
          <table:table-cell table:style-name="ce86" office:value-type="float" office:value="44.6843" calcext:value-type="float">
            <text:p>44.6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0.800565" calcext:value-type="float">
            <text:p>0.80</text:p>
          </table:table-cell>
          <table:table-cell table:style-name="ce86" office:value-type="float" office:value="3.72162" calcext:value-type="float">
            <text:p>3.72</text:p>
          </table:table-cell>
          <table:table-cell table:style-name="ce86" office:value-type="float" office:value="3.3344" calcext:value-type="float">
            <text:p>3.33</text:p>
          </table:table-cell>
          <table:table-cell table:style-name="ce86" office:value-type="float" office:value="0.963044" calcext:value-type="float">
            <text:p>0.96</text:p>
          </table:table-cell>
          <table:table-cell table:style-name="ce86" office:value-type="float" office:value="5.44098" calcext:value-type="float">
            <text:p>5.44</text:p>
          </table:table-cell>
          <table:table-cell table:style-name="ce86" office:value-type="float" office:value="16.3529" calcext:value-type="float">
            <text:p>16.35</text:p>
          </table:table-cell>
          <table:table-cell table:style-name="ce86" office:value-type="float" office:value="30.6135" calcext:value-type="float">
            <text:p>30.61</text:p>
          </table:table-cell>
          <table:table-cell table:style-name="ce86" office:value-type="float" office:value="2.61507" calcext:value-type="float">
            <text:p>2.62</text:p>
          </table:table-cell>
          <table:table-cell table:style-name="ce86" office:value-type="float" office:value="12.1568" calcext:value-type="float">
            <text:p>12.16</text:p>
          </table:table-cell>
          <table:table-cell table:style-name="ce86" office:value-type="float" office:value="10.8919" calcext:value-type="float">
            <text:p>10.89</text:p>
          </table:table-cell>
          <table:table-cell table:style-name="ce86" office:value-type="float" office:value="3.14581" calcext:value-type="float">
            <text:p>3.15</text:p>
          </table:table-cell>
          <table:table-cell table:style-name="ce86" office:value-type="float" office:value="17.7731" calcext:value-type="float">
            <text:p>17.77</text:p>
          </table:table-cell>
          <table:table-cell table:style-name="ce86" office:value-type="float" office:value="53.4173" calcext:value-type="float">
            <text:p>53.4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4.24729" calcext:value-type="float">
            <text:p>4.25</text:p>
          </table:table-cell>
          <table:table-cell table:style-name="ce86" office:value-type="float" office:value="1.05253" calcext:value-type="float">
            <text:p>1.05</text:p>
          </table:table-cell>
          <table:table-cell table:style-name="ce86" office:value-type="float" office:value="0.938162" calcext:value-type="float">
            <text:p>0.94</text:p>
          </table:table-cell>
          <table:table-cell table:style-name="ce86" office:value-type="float" office:value="1.00976" calcext:value-type="float">
            <text:p>1.01</text:p>
          </table:table-cell>
          <table:table-cell table:style-name="ce86" office:value-type="float" office:value="20.6026" calcext:value-type="float">
            <text:p>20.60</text:p>
          </table:table-cell>
          <table:table-cell table:style-name="ce86" office:value-type="float" office:value="4.04936" calcext:value-type="float">
            <text:p>4.05</text:p>
          </table:table-cell>
          <table:table-cell table:style-name="ce86" office:value-type="float" office:value="31.8997" calcext:value-type="float">
            <text:p>31.90</text:p>
          </table:table-cell>
          <table:table-cell table:style-name="ce86" office:value-type="float" office:value="13.3145" calcext:value-type="float">
            <text:p>13.31</text:p>
          </table:table-cell>
          <table:table-cell table:style-name="ce86" office:value-type="float" office:value="3.29949" calcext:value-type="float">
            <text:p>3.30</text:p>
          </table:table-cell>
          <table:table-cell table:style-name="ce86" office:value-type="float" office:value="2.94097" calcext:value-type="float">
            <text:p>2.94</text:p>
          </table:table-cell>
          <table:table-cell table:style-name="ce86" office:value-type="float" office:value="3.16541" calcext:value-type="float">
            <text:p>3.17</text:p>
          </table:table-cell>
          <table:table-cell table:style-name="ce86" office:value-type="float" office:value="64.5856" calcext:value-type="float">
            <text:p>64.59</text:p>
          </table:table-cell>
          <table:table-cell table:style-name="ce86" office:value-type="float" office:value="12.694" calcext:value-type="float">
            <text:p>12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81261" calcext:value-type="float">
            <text:p>3.81</text:p>
          </table:table-cell>
          <table:table-cell table:style-name="ce86" office:value-type="float" office:value="1.16075" calcext:value-type="float">
            <text:p>1.16</text:p>
          </table:table-cell>
          <table:table-cell table:style-name="ce86" office:value-type="float" office:value="0.94649" calcext:value-type="float">
            <text:p>0.95</text:p>
          </table:table-cell>
          <table:table-cell table:style-name="ce86" office:value-type="float" office:value="1.8586" calcext:value-type="float">
            <text:p>1.86</text:p>
          </table:table-cell>
          <table:table-cell table:style-name="ce86" office:value-type="float" office:value="20.8776" calcext:value-type="float">
            <text:p>20.88</text:p>
          </table:table-cell>
          <table:table-cell table:style-name="ce86" office:value-type="float" office:value="3.28274" calcext:value-type="float">
            <text:p>3.28</text:p>
          </table:table-cell>
          <table:table-cell table:style-name="ce86" office:value-type="float" office:value="31.9388" calcext:value-type="float">
            <text:p>31.94</text:p>
          </table:table-cell>
          <table:table-cell table:style-name="ce86" office:value-type="float" office:value="11.9372" calcext:value-type="float">
            <text:p>11.94</text:p>
          </table:table-cell>
          <table:table-cell table:style-name="ce86" office:value-type="float" office:value="3.6343" calcext:value-type="float">
            <text:p>3.63</text:p>
          </table:table-cell>
          <table:table-cell table:style-name="ce86" office:value-type="float" office:value="2.96345" calcext:value-type="float">
            <text:p>2.96</text:p>
          </table:table-cell>
          <table:table-cell table:style-name="ce86" office:value-type="float" office:value="5.81925" calcext:value-type="float">
            <text:p>5.82</text:p>
          </table:table-cell>
          <table:table-cell table:style-name="ce86" office:value-type="float" office:value="65.3675" calcext:value-type="float">
            <text:p>65.37</text:p>
          </table:table-cell>
          <table:table-cell table:style-name="ce86" office:value-type="float" office:value="10.2782" calcext:value-type="float">
            <text:p>10.2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4.96541" calcext:value-type="float">
            <text:p>4.97</text:p>
          </table:table-cell>
          <table:table-cell table:style-name="ce86" office:value-type="float" office:value="1.23535" calcext:value-type="float">
            <text:p>1.24</text:p>
          </table:table-cell>
          <table:table-cell table:style-name="ce86" office:value-type="float" office:value="1.17589" calcext:value-type="float">
            <text:p>1.18</text:p>
          </table:table-cell>
          <table:table-cell table:style-name="ce86" office:value-type="float" office:value="1.68201" calcext:value-type="float">
            <text:p>1.68</text:p>
          </table:table-cell>
          <table:table-cell table:style-name="ce86" office:value-type="float" office:value="30.7162" calcext:value-type="float">
            <text:p>30.72</text:p>
          </table:table-cell>
          <table:table-cell table:style-name="ce86" office:value-type="float" office:value="7.04261" calcext:value-type="float">
            <text:p>7.04</text:p>
          </table:table-cell>
          <table:table-cell table:style-name="ce86" office:value-type="float" office:value="46.8175" calcext:value-type="float">
            <text:p>46.82</text:p>
          </table:table-cell>
          <table:table-cell table:style-name="ce86" office:value-type="float" office:value="10.6059" calcext:value-type="float">
            <text:p>10.61</text:p>
          </table:table-cell>
          <table:table-cell table:style-name="ce86" office:value-type="float" office:value="2.63866" calcext:value-type="float">
            <text:p>2.64</text:p>
          </table:table-cell>
          <table:table-cell table:style-name="ce86" office:value-type="float" office:value="2.51164" calcext:value-type="float">
            <text:p>2.51</text:p>
          </table:table-cell>
          <table:table-cell table:style-name="ce86" office:value-type="float" office:value="3.5927" calcext:value-type="float">
            <text:p>3.59</text:p>
          </table:table-cell>
          <table:table-cell table:style-name="ce86" office:value-type="float" office:value="65.6084" calcext:value-type="float">
            <text:p>65.61</text:p>
          </table:table-cell>
          <table:table-cell table:style-name="ce86" office:value-type="float" office:value="15.0427" calcext:value-type="float">
            <text:p>15.0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3.32798" calcext:value-type="float">
            <text:p>3.33</text:p>
          </table:table-cell>
          <table:table-cell table:style-name="ce86" office:value-type="float" office:value="1.62621" calcext:value-type="float">
            <text:p>1.63</text:p>
          </table:table-cell>
          <table:table-cell table:style-name="ce86" office:value-type="float" office:value="1.52897" calcext:value-type="float">
            <text:p>1.53</text:p>
          </table:table-cell>
          <table:table-cell table:style-name="ce86" office:value-type="float" office:value="1.28642" calcext:value-type="float">
            <text:p>1.29</text:p>
          </table:table-cell>
          <table:table-cell table:style-name="ce86" office:value-type="float" office:value="11.1817" calcext:value-type="float">
            <text:p>11.18</text:p>
          </table:table-cell>
          <table:table-cell table:style-name="ce86" office:value-type="float" office:value="2.38191" calcext:value-type="float">
            <text:p>2.38</text:p>
          </table:table-cell>
          <table:table-cell table:style-name="ce86" office:value-type="float" office:value="21.3332" calcext:value-type="float">
            <text:p>21.33</text:p>
          </table:table-cell>
          <table:table-cell table:style-name="ce86" office:value-type="float" office:value="15.6" calcext:value-type="float">
            <text:p>15.60</text:p>
          </table:table-cell>
          <table:table-cell table:style-name="ce86" office:value-type="float" office:value="7.62291" calcext:value-type="float">
            <text:p>7.62</text:p>
          </table:table-cell>
          <table:table-cell table:style-name="ce86" office:value-type="float" office:value="7.16708" calcext:value-type="float">
            <text:p>7.17</text:p>
          </table:table-cell>
          <table:table-cell table:style-name="ce86" office:value-type="float" office:value="6.03013" calcext:value-type="float">
            <text:p>6.03</text:p>
          </table:table-cell>
          <table:table-cell table:style-name="ce86" office:value-type="float" office:value="52.4147" calcext:value-type="float">
            <text:p>52.41</text:p>
          </table:table-cell>
          <table:table-cell table:style-name="ce86" office:value-type="float" office:value="11.1652" calcext:value-type="float">
            <text:p>11.1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3.13325" calcext:value-type="float">
            <text:p>3.13</text:p>
          </table:table-cell>
          <table:table-cell table:style-name="ce86" office:value-type="float" office:value="1.06124" calcext:value-type="float">
            <text:p>1.06</text:p>
          </table:table-cell>
          <table:table-cell table:style-name="ce86" office:value-type="float" office:value="0.875238" calcext:value-type="float">
            <text:p>0.88</text:p>
          </table:table-cell>
          <table:table-cell table:style-name="ce86" office:value-type="float" office:value="2.01294" calcext:value-type="float">
            <text:p>2.01</text:p>
          </table:table-cell>
          <table:table-cell table:style-name="ce86" office:value-type="float" office:value="11.1443" calcext:value-type="float">
            <text:p>11.14</text:p>
          </table:table-cell>
          <table:table-cell table:style-name="ce86" office:value-type="float" office:value="4.81579" calcext:value-type="float">
            <text:p>4.82</text:p>
          </table:table-cell>
          <table:table-cell table:style-name="ce86" office:value-type="float" office:value="23.0428" calcext:value-type="float">
            <text:p>23.04</text:p>
          </table:table-cell>
          <table:table-cell table:style-name="ce86" office:value-type="float" office:value="13.5975" calcext:value-type="float">
            <text:p>13.60</text:p>
          </table:table-cell>
          <table:table-cell table:style-name="ce86" office:value-type="float" office:value="4.6055" calcext:value-type="float">
            <text:p>4.61</text:p>
          </table:table-cell>
          <table:table-cell table:style-name="ce86" office:value-type="float" office:value="3.79832" calcext:value-type="float">
            <text:p>3.80</text:p>
          </table:table-cell>
          <table:table-cell table:style-name="ce86" office:value-type="float" office:value="8.73566" calcext:value-type="float">
            <text:p>8.74</text:p>
          </table:table-cell>
          <table:table-cell table:style-name="ce86" office:value-type="float" office:value="48.3636" calcext:value-type="float">
            <text:p>48.36</text:p>
          </table:table-cell>
          <table:table-cell table:style-name="ce86" office:value-type="float" office:value="20.8994" calcext:value-type="float">
            <text:p>20.90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2.69198" calcext:value-type="float">
            <text:p>2.69</text:p>
          </table:table-cell>
          <table:table-cell table:style-name="ce86" office:value-type="float" office:value="2.6073" calcext:value-type="float">
            <text:p>2.61</text:p>
          </table:table-cell>
          <table:table-cell table:style-name="ce86" office:value-type="float" office:value="2.00556" calcext:value-type="float">
            <text:p>2.01</text:p>
          </table:table-cell>
          <table:table-cell table:style-name="ce86" office:value-type="float" office:value="0.822503" calcext:value-type="float">
            <text:p>0.82</text:p>
          </table:table-cell>
          <table:table-cell table:style-name="ce86" office:value-type="float" office:value="15.3757" calcext:value-type="float">
            <text:p>15.38</text:p>
          </table:table-cell>
          <table:table-cell table:style-name="ce86" office:value-type="float" office:value="8.497" calcext:value-type="float">
            <text:p>8.50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8.41243" calcext:value-type="float">
            <text:p>8.41</text:p>
          </table:table-cell>
          <table:table-cell table:style-name="ce86" office:value-type="float" office:value="8.14782" calcext:value-type="float">
            <text:p>8.15</text:p>
          </table:table-cell>
          <table:table-cell table:style-name="ce86" office:value-type="float" office:value="6.26739" calcext:value-type="float">
            <text:p>6.27</text:p>
          </table:table-cell>
          <table:table-cell table:style-name="ce86" office:value-type="float" office:value="2.57032" calcext:value-type="float">
            <text:p>2.57</text:p>
          </table:table-cell>
          <table:table-cell table:style-name="ce86" office:value-type="float" office:value="48.0489" calcext:value-type="float">
            <text:p>48.05</text:p>
          </table:table-cell>
          <table:table-cell table:style-name="ce86" office:value-type="float" office:value="26.5531" calcext:value-type="float">
            <text:p>26.55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2.77848" calcext:value-type="float">
            <text:p>2.78</text:p>
          </table:table-cell>
          <table:table-cell table:style-name="ce86" office:value-type="float" office:value="2.19488" calcext:value-type="float">
            <text:p>2.19</text:p>
          </table:table-cell>
          <table:table-cell table:style-name="ce86" office:value-type="float" office:value="1.53399" calcext:value-type="float">
            <text:p>1.53</text:p>
          </table:table-cell>
          <table:table-cell table:style-name="ce86" office:value-type="float" office:value="1.2209" calcext:value-type="float">
            <text:p>1.22</text:p>
          </table:table-cell>
          <table:table-cell table:style-name="ce86" office:value-type="float" office:value="11.8528" calcext:value-type="float">
            <text:p>11.85</text:p>
          </table:table-cell>
          <table:table-cell table:style-name="ce86" office:value-type="float" office:value="4.41892" calcext:value-type="float">
            <text:p>4.4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577" calcext:value-type="float">
            <text:p>11.58</text:p>
          </table:table-cell>
          <table:table-cell table:style-name="ce86" office:value-type="float" office:value="9.14535" calcext:value-type="float">
            <text:p>9.15</text:p>
          </table:table-cell>
          <table:table-cell table:style-name="ce86" office:value-type="float" office:value="6.39161" calcext:value-type="float">
            <text:p>6.39</text:p>
          </table:table-cell>
          <table:table-cell table:style-name="ce86" office:value-type="float" office:value="5.08707" calcext:value-type="float">
            <text:p>5.09</text:p>
          </table:table-cell>
          <table:table-cell table:style-name="ce86" office:value-type="float" office:value="49.3868" calcext:value-type="float">
            <text:p>49.39</text:p>
          </table:table-cell>
          <table:table-cell table:style-name="ce86" office:value-type="float" office:value="18.4122" calcext:value-type="float">
            <text:p>18.4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3.21807" calcext:value-type="float">
            <text:p>3.22</text:p>
          </table:table-cell>
          <table:table-cell table:style-name="ce86" office:value-type="float" office:value="2.22157" calcext:value-type="float">
            <text:p>2.22</text:p>
          </table:table-cell>
          <table:table-cell table:style-name="ce86" office:value-type="float" office:value="1.80536" calcext:value-type="float">
            <text:p>1.81</text:p>
          </table:table-cell>
          <table:table-cell table:style-name="ce86" office:value-type="float" office:value="1.12316" calcext:value-type="float">
            <text:p>1.12</text:p>
          </table:table-cell>
          <table:table-cell table:style-name="ce86" office:value-type="float" office:value="17.0114" calcext:value-type="float">
            <text:p>17.01</text:p>
          </table:table-cell>
          <table:table-cell table:style-name="ce86" office:value-type="float" office:value="6.62041" calcext:value-type="float">
            <text:p>6.62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10.0565" calcext:value-type="float">
            <text:p>10.06</text:p>
          </table:table-cell>
          <table:table-cell table:style-name="ce86" office:value-type="float" office:value="6.94239" calcext:value-type="float">
            <text:p>6.94</text:p>
          </table:table-cell>
          <table:table-cell table:style-name="ce86" office:value-type="float" office:value="5.64175" calcext:value-type="float">
            <text:p>5.64</text:p>
          </table:table-cell>
          <table:table-cell table:style-name="ce86" office:value-type="float" office:value="3.50986" calcext:value-type="float">
            <text:p>3.51</text:p>
          </table:table-cell>
          <table:table-cell table:style-name="ce86" office:value-type="float" office:value="53.1607" calcext:value-type="float">
            <text:p>53.16</text:p>
          </table:table-cell>
          <table:table-cell table:style-name="ce86" office:value-type="float" office:value="20.6888" calcext:value-type="float">
            <text:p>20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2.23453" calcext:value-type="float">
            <text:p>2.23</text:p>
          </table:table-cell>
          <table:table-cell table:style-name="ce86" office:value-type="float" office:value="2.73968" calcext:value-type="float">
            <text:p>2.74</text:p>
          </table:table-cell>
          <table:table-cell table:style-name="ce86" office:value-type="float" office:value="2.47101" calcext:value-type="float">
            <text:p>2.47</text:p>
          </table:table-cell>
          <table:table-cell table:style-name="ce86" office:value-type="float" office:value="2.31333" calcext:value-type="float">
            <text:p>2.31</text:p>
          </table:table-cell>
          <table:table-cell table:style-name="ce86" office:value-type="float" office:value="14.397" calcext:value-type="float">
            <text:p>14.40</text:p>
          </table:table-cell>
          <table:table-cell table:style-name="ce86" office:value-type="float" office:value="5.62257" calcext:value-type="float">
            <text:p>5.62</text:p>
          </table:table-cell>
          <table:table-cell table:style-name="ce86" office:value-type="float" office:value="29.7781" calcext:value-type="float">
            <text:p>29.78</text:p>
          </table:table-cell>
          <table:table-cell table:style-name="ce86" office:value-type="float" office:value="7.50392" calcext:value-type="float">
            <text:p>7.50</text:p>
          </table:table-cell>
          <table:table-cell table:style-name="ce86" office:value-type="float" office:value="9.20032" calcext:value-type="float">
            <text:p>9.20</text:p>
          </table:table-cell>
          <table:table-cell table:style-name="ce86" office:value-type="float" office:value="8.29806" calcext:value-type="float">
            <text:p>8.30</text:p>
          </table:table-cell>
          <table:table-cell table:style-name="ce86" office:value-type="float" office:value="7.76854" calcext:value-type="float">
            <text:p>7.77</text:p>
          </table:table-cell>
          <table:table-cell table:style-name="ce86" office:value-type="float" office:value="48.3476" calcext:value-type="float">
            <text:p>48.35</text:p>
          </table:table-cell>
          <table:table-cell table:style-name="ce86" office:value-type="float" office:value="18.8816" calcext:value-type="float">
            <text:p>18.8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59657" calcext:value-type="float">
            <text:p>2.60</text:p>
          </table:table-cell>
          <table:table-cell table:style-name="ce86" office:value-type="float" office:value="3.23968" calcext:value-type="float">
            <text:p>3.24</text:p>
          </table:table-cell>
          <table:table-cell table:style-name="ce86" office:value-type="float" office:value="2.82202" calcext:value-type="float">
            <text:p>2.82</text:p>
          </table:table-cell>
          <table:table-cell table:style-name="ce86" office:value-type="float" office:value="1.56862" calcext:value-type="float">
            <text:p>1.57</text:p>
          </table:table-cell>
          <table:table-cell table:style-name="ce86" office:value-type="float" office:value="8.02046" calcext:value-type="float">
            <text:p>8.02</text:p>
          </table:table-cell>
          <table:table-cell table:style-name="ce86" office:value-type="float" office:value="5.75265" calcext:value-type="float">
            <text:p>5.7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0.819" calcext:value-type="float">
            <text:p>10.82</text:p>
          </table:table-cell>
          <table:table-cell table:style-name="ce86" office:value-type="float" office:value="13.4987" calcext:value-type="float">
            <text:p>13.50</text:p>
          </table:table-cell>
          <table:table-cell table:style-name="ce86" office:value-type="float" office:value="11.7584" calcext:value-type="float">
            <text:p>11.76</text:p>
          </table:table-cell>
          <table:table-cell table:style-name="ce86" office:value-type="float" office:value="6.53591" calcext:value-type="float">
            <text:p>6.54</text:p>
          </table:table-cell>
          <table:table-cell table:style-name="ce86" office:value-type="float" office:value="33.4186" calcext:value-type="float">
            <text:p>33.42</text:p>
          </table:table-cell>
          <table:table-cell table:style-name="ce86" office:value-type="float" office:value="23.9694" calcext:value-type="float">
            <text:p>23.97</text:p>
          </table:table-cell>
          <table:table-cell table:style-name="ce86"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 table:number-rows-repeated="12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table:table-column table:style-name="co11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0"/>
          <table:table-cell table:style-name="Default" table:number-columns-repeated="9"/>
        </table:table-row>
        <table:table-row table:style-name="ro1">
          <table:table-cell table:style-name="ce94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office:forms form:automatic-focus="false" form:apply-design-mode="false"/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ce79" office:value-type="string" calcext:value-type="string">
            <text:p>sfsarp-10-5-1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6.728" calcext:value-type="float">
            <text:p>46.728</text:p>
          </table:table-cell>
          <table:table-cell table:style-name="ce79" office:value-type="float" office:value="64.8557" calcext:value-type="float">
            <text:p>64.8557</text:p>
          </table:table-cell>
          <table:table-cell table:style-name="ce79" office:value-type="float" office:value="60.6836" calcext:value-type="float">
            <text:p>60.683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9.44" calcext:value-type="float">
            <text:p>29.44</text:p>
          </table:table-cell>
          <table:table-cell table:style-name="ce79" office:value-type="float" office:value="50.9001" calcext:value-type="float">
            <text:p>50.900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0.9001" calcext:value-type="float">
            <text:p>50.9001</text:p>
          </table:table-cell>
          <table:table-cell table:style-name="ce79" office:value-type="float" office:value="50.9048" calcext:value-type="float">
            <text:p>50.9048</text:p>
          </table:table-cell>
          <table:table-cell table:style-name="ce79" office:value-type="float" office:value="0.00923292" calcext:value-type="float">
            <text:p>0.00923292</text:p>
          </table:table-cell>
        </table:table-row>
        <table:table-row table:style-name="ro1">
          <table:table-cell table:style-name="ce79" office:value-type="string" calcext:value-type="string">
            <text:p>sfsarp-10-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8.5962" calcext:value-type="float">
            <text:p>48.5962</text:p>
          </table:table-cell>
          <table:table-cell table:style-name="ce79" office:value-type="float" office:value="17.7295" calcext:value-type="float">
            <text:p>17.7295</text:p>
          </table:table-cell>
          <table:table-cell table:style-name="ce79" office:value-type="float" office:value="27.7455" calcext:value-type="float">
            <text:p>27.745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5.81" calcext:value-type="float">
            <text:p>25.81</text:p>
          </table:table-cell>
          <table:table-cell table:style-name="ce79" office:value-type="float" office:value="38.5802" calcext:value-type="float">
            <text:p>38.580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38.5802" calcext:value-type="float">
            <text:p>38.5802</text:p>
          </table:table-cell>
          <table:table-cell table:style-name="ce79" office:value-type="float" office:value="38.5836" calcext:value-type="float">
            <text:p>38.5836</text:p>
          </table:table-cell>
          <table:table-cell table:style-name="ce79" office:value-type="float" office:value="0.00881203" calcext:value-type="float">
            <text:p>0.00881203</text:p>
          </table:table-cell>
        </table:table-row>
        <table:table-row table:style-name="ro1">
          <table:table-cell table:style-name="ce79" office:value-type="string" calcext:value-type="string">
            <text:p>sfsarp-10-5-3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53.8867" calcext:value-type="float">
            <text:p>53.8867</text:p>
          </table:table-cell>
          <table:table-cell table:style-name="ce79" office:value-type="float" office:value="14.8646" calcext:value-type="float">
            <text:p>14.8646</text:p>
          </table:table-cell>
          <table:table-cell table:style-name="ce79" office:value-type="float" office:value="28.2594" calcext:value-type="float">
            <text:p>28.25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44.75" calcext:value-type="float">
            <text:p>244.75</text:p>
          </table:table-cell>
          <table:table-cell table:style-name="ce79" office:value-type="float" office:value="40.4919" calcext:value-type="float">
            <text:p>40.491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0.4919" calcext:value-type="float">
            <text:p>40.4919</text:p>
          </table:table-cell>
          <table:table-cell table:style-name="ce79" office:value-type="float" office:value="40.4951" calcext:value-type="float">
            <text:p>40.4951</text:p>
          </table:table-cell>
          <table:table-cell table:style-name="ce79" office:value-type="float" office:value="0.00790219" calcext:value-type="float">
            <text:p>0.00790219</text:p>
          </table:table-cell>
        </table:table-row>
        <table:table-row table:style-name="ro1">
          <table:table-cell table:style-name="ce79" office:value-type="string" calcext:value-type="string">
            <text:p>sfsarp-10-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6.5593" calcext:value-type="float">
            <text:p>56.5593</text:p>
          </table:table-cell>
          <table:table-cell table:style-name="ce79" office:value-type="float" office:value="14.2417" calcext:value-type="float">
            <text:p>14.2417</text:p>
          </table:table-cell>
          <table:table-cell table:style-name="ce79" office:value-type="float" office:value="24.3981" calcext:value-type="float">
            <text:p>24.398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3.03" calcext:value-type="float">
            <text:p>23.03</text:p>
          </table:table-cell>
          <table:table-cell table:style-name="ce79" office:value-type="float" office:value="46.4029" calcext:value-type="float">
            <text:p>46.402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6.4029" calcext:value-type="float">
            <text:p>46.4029</text:p>
          </table:table-cell>
          <table:table-cell table:style-name="ce79" office:value-type="float" office:value="46.4066" calcext:value-type="float">
            <text:p>46.4066</text:p>
          </table:table-cell>
          <table:table-cell table:style-name="ce79" office:value-type="float" office:value="0.007973" calcext:value-type="float">
            <text:p>0.007973</text:p>
          </table:table-cell>
        </table:table-row>
        <table:table-row table:style-name="ro1">
          <table:table-cell table:style-name="ce79" office:value-type="string" calcext:value-type="string">
            <text:p>sfsarp-10-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6.9008" calcext:value-type="float">
            <text:p>46.9008</text:p>
          </table:table-cell>
          <table:table-cell table:style-name="ce79" office:value-type="float" office:value="33.1732" calcext:value-type="float">
            <text:p>33.1732</text:p>
          </table:table-cell>
          <table:table-cell table:style-name="ce79" office:value-type="float" office:value="37.5868" calcext:value-type="float">
            <text:p>37.586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3419.79" calcext:value-type="float">
            <text:p>3419.79</text:p>
          </table:table-cell>
          <table:table-cell table:style-name="ce79" office:value-type="float" office:value="42.4872" calcext:value-type="float">
            <text:p>42.487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2.4872" calcext:value-type="float">
            <text:p>42.4872</text:p>
          </table:table-cell>
          <table:table-cell table:style-name="ce79" office:value-type="float" office:value="42.4909" calcext:value-type="float">
            <text:p>42.4909</text:p>
          </table:table-cell>
          <table:table-cell table:style-name="ce79" office:value-type="float" office:value="0.00870775" calcext:value-type="float">
            <text:p>0.00870775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44.2758" calcext:value-type="float">
            <text:p>44.275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5" calcext:value-type="float">
            <text:p>7197.05</text:p>
          </table:table-cell>
          <table:table-cell table:style-name="ce79" office:value-type="float" office:value="54.2846" calcext:value-type="float">
            <text:p>54.284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4.2846" calcext:value-type="float">
            <text:p>54.2846</text:p>
          </table:table-cell>
          <table:table-cell table:style-name="ce79" office:value-type="float" office:value="64.675" calcext:value-type="float">
            <text:p>64.675</text:p>
          </table:table-cell>
          <table:table-cell table:style-name="ce79" office:value-type="float" office:value="16.0656" calcext:value-type="float">
            <text:p>16.0656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58.7136" calcext:value-type="float">
            <text:p>58.7136</text:p>
          </table:table-cell>
          <table:table-cell table:style-name="ce79" office:value-type="float" office:value="48.0071" calcext:value-type="float">
            <text:p>48.00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200.08" calcext:value-type="float">
            <text:p>7200.08</text:p>
          </table:table-cell>
          <table:table-cell table:style-name="ce79" office:value-type="float" office:value="67.9048" calcext:value-type="float">
            <text:p>67.904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7.9048" calcext:value-type="float">
            <text:p>67.9048</text:p>
          </table:table-cell>
          <table:table-cell table:style-name="ce79" office:value-type="float" office:value="68.8163" calcext:value-type="float">
            <text:p>68.8163</text:p>
          </table:table-cell>
          <table:table-cell table:style-name="ce79" office:value-type="float" office:value="1.32454" calcext:value-type="float">
            <text:p>1.32454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43.0929" calcext:value-type="float">
            <text:p>43.0929</text:p>
          </table:table-cell>
          <table:table-cell table:style-name="ce79" office:value-type="float" office:value="36.7208" calcext:value-type="float">
            <text:p>36.72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84" calcext:value-type="float">
            <text:p>7197.84</text:p>
          </table:table-cell>
          <table:table-cell table:style-name="ce79" office:value-type="float" office:value="56.5338" calcext:value-type="float">
            <text:p>56.53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5338" calcext:value-type="float">
            <text:p>56.5338</text:p>
          </table:table-cell>
          <table:table-cell table:style-name="ce79" office:value-type="float" office:value="59.2977" calcext:value-type="float">
            <text:p>59.2977</text:p>
          </table:table-cell>
          <table:table-cell table:style-name="ce79" office:value-type="float" office:value="4.66106" calcext:value-type="float">
            <text:p>4.6610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67.0337" calcext:value-type="float">
            <text:p>67.0337</text:p>
          </table:table-cell>
          <table:table-cell table:style-name="ce79" office:value-type="float" office:value="49.1522" calcext:value-type="float">
            <text:p>49.15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4" calcext:value-type="float">
            <text:p>7194.94</text:p>
          </table:table-cell>
          <table:table-cell table:style-name="ce79" office:value-type="float" office:value="68.7877" calcext:value-type="float">
            <text:p>68.78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8.7877" calcext:value-type="float">
            <text:p>68.7877</text:p>
          </table:table-cell>
          <table:table-cell table:style-name="ce79" office:value-type="float" office:value="71.3332" calcext:value-type="float">
            <text:p>71.3332</text:p>
          </table:table-cell>
          <table:table-cell table:style-name="ce79" office:value-type="float" office:value="3.56846" calcext:value-type="float">
            <text:p>3.5684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36.106" calcext:value-type="float">
            <text:p>36.106</text:p>
          </table:table-cell>
          <table:table-cell table:style-name="ce79" office:value-type="float" office:value="36.1359" calcext:value-type="float">
            <text:p>36.135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6" calcext:value-type="float">
            <text:p>7195.6</text:p>
          </table:table-cell>
          <table:table-cell table:style-name="ce79" office:value-type="float" office:value="63.5895" calcext:value-type="float">
            <text:p>63.58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3.5895" calcext:value-type="float">
            <text:p>63.5895</text:p>
          </table:table-cell>
          <table:table-cell table:style-name="ce79" office:value-type="float" office:value="67.9587" calcext:value-type="float">
            <text:p>67.9587</text:p>
          </table:table-cell>
          <table:table-cell table:style-name="ce79" office:value-type="float" office:value="6.4292" calcext:value-type="float">
            <text:p>6.4292</text:p>
          </table:table-cell>
        </table:table-row>
        <table:table-row table:style-name="ro1">
          <table:table-cell table:style-name="ce79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37.7137" calcext:value-type="float">
            <text:p>37.7137</text:p>
          </table:table-cell>
          <table:table-cell table:style-name="ce79" office:value-type="float" office:value="34.1708" calcext:value-type="float">
            <text:p>34.170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1" calcext:value-type="float">
            <text:p>7194.91</text:p>
          </table:table-cell>
          <table:table-cell table:style-name="ce79" office:value-type="float" office:value="62.2812" calcext:value-type="float">
            <text:p>62.281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2812" calcext:value-type="float">
            <text:p>62.2812</text:p>
          </table:table-cell>
          <table:table-cell table:style-name="ce79" office:value-type="float" office:value="66.3055" calcext:value-type="float">
            <text:p>66.3055</text:p>
          </table:table-cell>
          <table:table-cell table:style-name="ce79" office:value-type="float" office:value="6.06933" calcext:value-type="float">
            <text:p>6.06933</text:p>
          </table:table-cell>
        </table:table-row>
        <table:table-row table:style-name="ro1">
          <table:table-cell table:style-name="ce79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43.7826" calcext:value-type="float">
            <text:p>43.7826</text:p>
          </table:table-cell>
          <table:table-cell table:style-name="ce79" office:value-type="float" office:value="22.98" calcext:value-type="float">
            <text:p>22.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74" calcext:value-type="float">
            <text:p>7198.74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float" office:value="61.1306" calcext:value-type="float">
            <text:p>61.1306</text:p>
          </table:table-cell>
          <table:table-cell table:style-name="ce79" office:value-type="float" office:value="0.708647" calcext:value-type="float">
            <text:p>0.708647</text:p>
          </table:table-cell>
        </table:table-row>
        <table:table-row table:style-name="ro1">
          <table:table-cell table:style-name="ce79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53.321" calcext:value-type="float">
            <text:p>53.321</text:p>
          </table:table-cell>
          <table:table-cell table:style-name="ce79" office:value-type="float" office:value="35.6047" calcext:value-type="float">
            <text:p>35.60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3" calcext:value-type="float">
            <text:p>7196.3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float" office:value="60.5785" calcext:value-type="float">
            <text:p>60.5785</text:p>
          </table:table-cell>
          <table:table-cell table:style-name="ce79" office:value-type="float" office:value="7.10054" calcext:value-type="float">
            <text:p>7.10054</text:p>
          </table:table-cell>
        </table:table-row>
        <table:table-row table:style-name="ro1">
          <table:table-cell table:style-name="ce79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51.96" calcext:value-type="float">
            <text:p>51.96</text:p>
          </table:table-cell>
          <table:table-cell table:style-name="ce79" office:value-type="float" office:value="38.016" calcext:value-type="float">
            <text:p>38.01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56" calcext:value-type="float">
            <text:p>7195.56</text:p>
          </table:table-cell>
          <table:table-cell table:style-name="ce79" office:value-type="float" office:value="50.5317" calcext:value-type="float">
            <text:p>50.531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0.5317" calcext:value-type="float">
            <text:p>50.5317</text:p>
          </table:table-cell>
          <table:table-cell table:style-name="ce79" office:value-type="float" office:value="56.0412" calcext:value-type="float">
            <text:p>56.0412</text:p>
          </table:table-cell>
          <table:table-cell table:style-name="ce79" office:value-type="float" office:value="9.83116" calcext:value-type="float">
            <text:p>9.83116</text:p>
          </table:table-cell>
        </table:table-row>
        <table:table-row table:style-name="ro1">
          <table:table-cell table:style-name="ce79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63.7145" calcext:value-type="float">
            <text:p>63.7145</text:p>
          </table:table-cell>
          <table:table-cell table:style-name="ce79" office:value-type="float" office:value="44.7122" calcext:value-type="float">
            <text:p>44.71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099.69" calcext:value-type="float">
            <text:p>1099.69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float" office:value="70.7027" calcext:value-type="float">
            <text:p>70.7027</text:p>
          </table:table-cell>
          <table:table-cell table:style-name="ce79" office:value-type="float" office:value="0.010042" calcext:value-type="float">
            <text:p>0.01004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3.2912" calcext:value-type="float">
            <text:p>23.291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34" calcext:value-type="float">
            <text:p>7197.34</text:p>
          </table:table-cell>
          <table:table-cell table:style-name="ce79" office:value-type="float" office:value="74.0575" calcext:value-type="float">
            <text:p>74.057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0575" calcext:value-type="float">
            <text:p>74.0575</text:p>
          </table:table-cell>
          <table:table-cell table:style-name="ce79" office:value-type="float" office:value="80.7957" calcext:value-type="float">
            <text:p>80.7957</text:p>
          </table:table-cell>
          <table:table-cell table:style-name="ce79" office:value-type="float" office:value="8.3398" calcext:value-type="float">
            <text:p>8.339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6051" calcext:value-type="float">
            <text:p>15.605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99.25" calcext:value-type="float">
            <text:p>99.25</text:p>
          </table:table-cell>
          <table:table-cell table:style-name="ce79" office:value-type="float" office:value="76.0241" calcext:value-type="float">
            <text:p>76.024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0241" calcext:value-type="float">
            <text:p>76.0241</text:p>
          </table:table-cell>
          <table:table-cell table:style-name="ce79" office:value-type="float" office:value="76.0311" calcext:value-type="float">
            <text:p>76.0311</text:p>
          </table:table-cell>
          <table:table-cell table:style-name="ce79" office:value-type="float" office:value="0.00920676" calcext:value-type="float">
            <text:p>0.00920676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6.9958" calcext:value-type="float">
            <text:p>36.995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69" calcext:value-type="float">
            <text:p>7198.69</text:p>
          </table:table-cell>
          <table:table-cell table:style-name="ce79" office:value-type="float" office:value="72.1734" calcext:value-type="float">
            <text:p>72.173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1734" calcext:value-type="float">
            <text:p>72.1734</text:p>
          </table:table-cell>
          <table:table-cell table:style-name="ce79" office:value-type="float" office:value="76.6992" calcext:value-type="float">
            <text:p>76.6992</text:p>
          </table:table-cell>
          <table:table-cell table:style-name="ce79" office:value-type="float" office:value="5.90071" calcext:value-type="float">
            <text:p>5.9007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5.3303" calcext:value-type="float">
            <text:p>25.3303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7.5" calcext:value-type="float">
            <text:p>7197.5</text:p>
          </table:table-cell>
          <table:table-cell table:style-name="ce79" office:value-type="float" office:value="79.7067" calcext:value-type="float">
            <text:p>79.70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7067" calcext:value-type="float">
            <text:p>79.7067</text:p>
          </table:table-cell>
          <table:table-cell table:style-name="ce79" office:value-type="float" office:value="87.1648" calcext:value-type="float">
            <text:p>87.1648</text:p>
          </table:table-cell>
          <table:table-cell table:style-name="ce79" office:value-type="float" office:value="8.55632" calcext:value-type="float">
            <text:p>8.5563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3.3147" calcext:value-type="float">
            <text:p>23.31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5" calcext:value-type="float">
            <text:p>7197.15</text:p>
          </table:table-cell>
          <table:table-cell table:style-name="ce79" office:value-type="float" office:value="56.6341" calcext:value-type="float">
            <text:p>56.634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6341" calcext:value-type="float">
            <text:p>56.6341</text:p>
          </table:table-cell>
          <table:table-cell table:style-name="ce79" office:value-type="float" office:value="58.9491" calcext:value-type="float">
            <text:p>58.9491</text:p>
          </table:table-cell>
          <table:table-cell table:style-name="ce79" office:value-type="float" office:value="3.92712" calcext:value-type="float">
            <text:p>3.92712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8.3336" calcext:value-type="float">
            <text:p>48.333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34" calcext:value-type="float">
            <text:p>7197.34</text:p>
          </table:table-cell>
          <table:table-cell table:style-name="ce79" office:value-type="float" office:value="79.4022" calcext:value-type="float">
            <text:p>79.402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4022" calcext:value-type="float">
            <text:p>79.4022</text:p>
          </table:table-cell>
          <table:table-cell table:style-name="ce79" office:value-type="float" office:value="90.8567" calcext:value-type="float">
            <text:p>90.8567</text:p>
          </table:table-cell>
          <table:table-cell table:style-name="ce79" office:value-type="float" office:value="12.6072" calcext:value-type="float">
            <text:p>12.6072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7.5979" calcext:value-type="float">
            <text:p>37.59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1" calcext:value-type="float">
            <text:p>7197.11</text:p>
          </table:table-cell>
          <table:table-cell table:style-name="ce79" office:value-type="float" office:value="77.9765" calcext:value-type="float">
            <text:p>77.97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9765" calcext:value-type="float">
            <text:p>77.9765</text:p>
          </table:table-cell>
          <table:table-cell table:style-name="ce79" office:value-type="float" office:value="84.1164" calcext:value-type="float">
            <text:p>84.1164</text:p>
          </table:table-cell>
          <table:table-cell table:style-name="ce79" office:value-type="float" office:value="7.29929" calcext:value-type="float">
            <text:p>7.2992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5.8729" calcext:value-type="float">
            <text:p>35.8729</text:p>
          </table:table-cell>
          <table:table-cell table:style-name="ce79" office:value-type="float" office:value="59.9266" calcext:value-type="float">
            <text:p>59.926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73" calcext:value-type="float">
            <text:p>7196.73</text:p>
          </table:table-cell>
          <table:table-cell table:style-name="ce79" office:value-type="float" office:value="55.826" calcext:value-type="float">
            <text:p>55.82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5.826" calcext:value-type="float">
            <text:p>55.826</text:p>
          </table:table-cell>
          <table:table-cell table:style-name="ce79" office:value-type="float" office:value="71.3361" calcext:value-type="float">
            <text:p>71.3361</text:p>
          </table:table-cell>
          <table:table-cell table:style-name="ce79" office:value-type="float" office:value="21.7423" calcext:value-type="float">
            <text:p>21.7423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2.7539" calcext:value-type="float">
            <text:p>42.7539</text:p>
          </table:table-cell>
          <table:table-cell table:style-name="ce79" office:value-type="float" office:value="43.0977" calcext:value-type="float">
            <text:p>43.097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8" calcext:value-type="float">
            <text:p>7195.8</text:p>
          </table:table-cell>
          <table:table-cell table:style-name="ce79" office:value-type="float" office:value="84.0225" calcext:value-type="float">
            <text:p>84.02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0225" calcext:value-type="float">
            <text:p>84.0225</text:p>
          </table:table-cell>
          <table:table-cell table:style-name="ce79" office:value-type="float" office:value="99.4344" calcext:value-type="float">
            <text:p>99.4344</text:p>
          </table:table-cell>
          <table:table-cell table:style-name="ce79" office:value-type="float" office:value="15.4996" calcext:value-type="float">
            <text:p>15.4996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52.6461" calcext:value-type="float">
            <text:p>52.646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68" calcext:value-type="float">
            <text:p>7196.68</text:p>
          </table:table-cell>
          <table:table-cell table:style-name="ce79" office:value-type="float" office:value="83.9859" calcext:value-type="float">
            <text:p>83.985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9859" calcext:value-type="float">
            <text:p>83.9859</text:p>
          </table:table-cell>
          <table:table-cell table:style-name="ce79" office:value-type="float" office:value="85.6592" calcext:value-type="float">
            <text:p>85.6592</text:p>
          </table:table-cell>
          <table:table-cell table:style-name="ce79" office:value-type="float" office:value="1.95344" calcext:value-type="float">
            <text:p>1.9534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39.654" calcext:value-type="float">
            <text:p>39.654</text:p>
          </table:table-cell>
          <table:table-cell table:style-name="ce79" office:value-type="float" office:value="38.6643" calcext:value-type="float">
            <text:p>38.664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04" calcext:value-type="float">
            <text:p>7196.04</text:p>
          </table:table-cell>
          <table:table-cell table:style-name="ce79" office:value-type="float" office:value="74.1582" calcext:value-type="float">
            <text:p>74.158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1582" calcext:value-type="float">
            <text:p>74.1582</text:p>
          </table:table-cell>
          <table:table-cell table:style-name="ce79" office:value-type="float" office:value="86.0181" calcext:value-type="float">
            <text:p>86.0181</text:p>
          </table:table-cell>
          <table:table-cell table:style-name="ce79" office:value-type="float" office:value="13.7877" calcext:value-type="float">
            <text:p>13.787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77.5074" calcext:value-type="float">
            <text:p>77.5074</text:p>
          </table:table-cell>
          <table:table-cell table:style-name="ce79" office:value-type="float" office:value="59.1265" calcext:value-type="float">
            <text:p>59.126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92" calcext:value-type="float">
            <text:p>7196.92</text:p>
          </table:table-cell>
          <table:table-cell table:style-name="ce79" office:value-type="float" office:value="95.0062" calcext:value-type="float">
            <text:p>95.006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0062" calcext:value-type="float">
            <text:p>95.0062</text:p>
          </table:table-cell>
          <table:table-cell table:style-name="ce79" office:value-type="float" office:value="114.168" calcext:value-type="float">
            <text:p>114.168</text:p>
          </table:table-cell>
          <table:table-cell table:style-name="ce79" office:value-type="float" office:value="16.7839" calcext:value-type="float">
            <text:p>16.783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1.3302" calcext:value-type="float">
            <text:p>51.3302</text:p>
          </table:table-cell>
          <table:table-cell table:style-name="ce79" office:value-type="float" office:value="35.7324" calcext:value-type="float">
            <text:p>35.732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04" calcext:value-type="float">
            <text:p>7197.04</text:p>
          </table:table-cell>
          <table:table-cell table:style-name="ce79" office:value-type="float" office:value="86.7615" calcext:value-type="float">
            <text:p>86.761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6.7615" calcext:value-type="float">
            <text:p>86.7615</text:p>
          </table:table-cell>
          <table:table-cell table:style-name="ce79" office:value-type="float" office:value="93.0365" calcext:value-type="float">
            <text:p>93.0365</text:p>
          </table:table-cell>
          <table:table-cell table:style-name="ce79" office:value-type="float" office:value="6.74466" calcext:value-type="float">
            <text:p>6.7446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44.5963" calcext:value-type="float">
            <text:p>44.596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" calcext:value-type="float">
            <text:p>7195.9</text:p>
          </table:table-cell>
          <table:table-cell table:style-name="ce79" office:value-type="float" office:value="77.1253" calcext:value-type="float">
            <text:p>77.12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1253" calcext:value-type="float">
            <text:p>77.1253</text:p>
          </table:table-cell>
          <table:table-cell table:style-name="ce79" office:value-type="float" office:value="86.0971" calcext:value-type="float">
            <text:p>86.0971</text:p>
          </table:table-cell>
          <table:table-cell table:style-name="ce79" office:value-type="float" office:value="10.4206" calcext:value-type="float">
            <text:p>10.420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3.9243" calcext:value-type="float">
            <text:p>53.9243</text:p>
          </table:table-cell>
          <table:table-cell table:style-name="ce79" office:value-type="float" office:value="47.2367" calcext:value-type="float">
            <text:p>47.236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2" calcext:value-type="float">
            <text:p>7196.02</text:p>
          </table:table-cell>
          <table:table-cell table:style-name="ce79" office:value-type="float" office:value="93.4967" calcext:value-type="float">
            <text:p>93.49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3.4967" calcext:value-type="float">
            <text:p>93.4967</text:p>
          </table:table-cell>
          <table:table-cell table:style-name="ce79" office:value-type="float" office:value="99.7592" calcext:value-type="float">
            <text:p>99.7592</text:p>
          </table:table-cell>
          <table:table-cell table:style-name="ce79" office:value-type="float" office:value="6.27762" calcext:value-type="float">
            <text:p>6.27762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3.0382" calcext:value-type="float">
            <text:p>23.038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978.54" calcext:value-type="float">
            <text:p>978.54</text:p>
          </table:table-cell>
          <table:table-cell table:style-name="ce79" office:value-type="float" office:value="103.39" calcext:value-type="float">
            <text:p>103.3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39" calcext:value-type="float">
            <text:p>103.39</text:p>
          </table:table-cell>
          <table:table-cell table:style-name="ce79" office:value-type="float" office:value="103.4" calcext:value-type="float">
            <text:p>103.4</text:p>
          </table:table-cell>
          <table:table-cell table:style-name="ce79" office:value-type="float" office:value="0.00967118" calcext:value-type="float">
            <text:p>0.0096711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0.9262" calcext:value-type="float">
            <text:p>40.926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9.33" calcext:value-type="float">
            <text:p>7199.33</text:p>
          </table:table-cell>
          <table:table-cell table:style-name="ce79" office:value-type="float" office:value="76.4183" calcext:value-type="float">
            <text:p>76.418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4183" calcext:value-type="float">
            <text:p>76.4183</text:p>
          </table:table-cell>
          <table:table-cell table:style-name="ce79" office:value-type="float" office:value="77.975" calcext:value-type="float">
            <text:p>77.975</text:p>
          </table:table-cell>
          <table:table-cell table:style-name="ce79" office:value-type="float" office:value="1.99641" calcext:value-type="float">
            <text:p>1.9964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2592" calcext:value-type="float">
            <text:p>38.2592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768.24" calcext:value-type="float">
            <text:p>768.24</text:p>
          </table:table-cell>
          <table:table-cell table:style-name="ce79" office:value-type="float" office:value="111.379" calcext:value-type="float">
            <text:p>111.379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111.379" calcext:value-type="float">
            <text:p>111.379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3468" calcext:value-type="float">
            <text:p>38.346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78" calcext:value-type="float">
            <text:p>7197.78</text:p>
          </table:table-cell>
          <table:table-cell table:style-name="ce79" office:value-type="float" office:value="80.2425" calcext:value-type="float">
            <text:p>80.24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2425" calcext:value-type="float">
            <text:p>80.2425</text:p>
          </table:table-cell>
          <table:table-cell table:style-name="ce79" office:value-type="float" office:value="84.5676" calcext:value-type="float">
            <text:p>84.5676</text:p>
          </table:table-cell>
          <table:table-cell table:style-name="ce79" office:value-type="float" office:value="5.11437" calcext:value-type="float">
            <text:p>5.11437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1.2246" calcext:value-type="float">
            <text:p>41.224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22" calcext:value-type="float">
            <text:p>7196.22</text:p>
          </table:table-cell>
          <table:table-cell table:style-name="ce79" office:value-type="float" office:value="57.4983" calcext:value-type="float">
            <text:p>57.498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4983" calcext:value-type="float">
            <text:p>57.4983</text:p>
          </table:table-cell>
          <table:table-cell table:style-name="ce79" office:value-type="float" office:value="70.1726" calcext:value-type="float">
            <text:p>70.1726</text:p>
          </table:table-cell>
          <table:table-cell table:style-name="ce79" office:value-type="float" office:value="18.0616" calcext:value-type="float">
            <text:p>18.0616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34.0332" calcext:value-type="float">
            <text:p>34.033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44" calcext:value-type="float">
            <text:p>7198.44</text:p>
          </table:table-cell>
          <table:table-cell table:style-name="ce79" office:value-type="float" office:value="105.868" calcext:value-type="float">
            <text:p>105.86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5.868" calcext:value-type="float">
            <text:p>105.868</text:p>
          </table:table-cell>
          <table:table-cell table:style-name="ce79" office:value-type="float" office:value="118.23" calcext:value-type="float">
            <text:p>118.23</text:p>
          </table:table-cell>
          <table:table-cell table:style-name="ce79" office:value-type="float" office:value="10.4559" calcext:value-type="float">
            <text:p>10.455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4.1447" calcext:value-type="float">
            <text:p>34.14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05" calcext:value-type="float">
            <text:p>7198.05</text:p>
          </table:table-cell>
          <table:table-cell table:style-name="ce79" office:value-type="float" office:value="90.4476" calcext:value-type="float">
            <text:p>90.447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4476" calcext:value-type="float">
            <text:p>90.4476</text:p>
          </table:table-cell>
          <table:table-cell table:style-name="ce79" office:value-type="float" office:value="103.321" calcext:value-type="float">
            <text:p>103.321</text:p>
          </table:table-cell>
          <table:table-cell table:style-name="ce79" office:value-type="float" office:value="12.4596" calcext:value-type="float">
            <text:p>12.4596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1.442" calcext:value-type="float">
            <text:p>31.442</text:p>
          </table:table-cell>
          <table:table-cell table:style-name="ce79" office:value-type="float" office:value="34.5685" calcext:value-type="float">
            <text:p>34.568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67" calcext:value-type="float">
            <text:p>7197.67</text:p>
          </table:table-cell>
          <table:table-cell table:style-name="ce79" office:value-type="float" office:value="101.171" calcext:value-type="float">
            <text:p>101.1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1.171" calcext:value-type="float">
            <text:p>101.171</text:p>
          </table:table-cell>
          <table:table-cell table:style-name="ce79" office:value-type="float" office:value="111.045" calcext:value-type="float">
            <text:p>111.045</text:p>
          </table:table-cell>
          <table:table-cell table:style-name="ce79" office:value-type="float" office:value="8.89189" calcext:value-type="float">
            <text:p>8.89189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66.7958" calcext:value-type="float">
            <text:p>66.795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29" calcext:value-type="float">
            <text:p>7197.29</text:p>
          </table:table-cell>
          <table:table-cell table:style-name="ce79" office:value-type="float" office:value="103.01" calcext:value-type="float">
            <text:p>103.0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3.01" calcext:value-type="float">
            <text:p>103.01</text:p>
          </table:table-cell>
          <table:table-cell table:style-name="ce79" office:value-type="float" office:value="114.333" calcext:value-type="float">
            <text:p>114.333</text:p>
          </table:table-cell>
          <table:table-cell table:style-name="ce79" office:value-type="float" office:value="9.90353" calcext:value-type="float">
            <text:p>9.9035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6.3553" calcext:value-type="float">
            <text:p>56.355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88" calcext:value-type="float">
            <text:p>7195.88</text:p>
          </table:table-cell>
          <table:table-cell table:style-name="ce79" office:value-type="float" office:value="98.6171" calcext:value-type="float">
            <text:p>98.61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8.6171" calcext:value-type="float">
            <text:p>98.6171</text:p>
          </table:table-cell>
          <table:table-cell table:style-name="ce79" office:value-type="float" office:value="111.382" calcext:value-type="float">
            <text:p>111.382</text:p>
          </table:table-cell>
          <table:table-cell table:style-name="ce79" office:value-type="float" office:value="11.4605" calcext:value-type="float">
            <text:p>11.4605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4"/>
        </table:table-row>
        <table:table-row table:style-name="ro1" table:number-rows-repeated="3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office:forms form:automatic-focus="false" form:apply-design-mode="false"/>
        <table:table-column table:style-name="co17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ce79" office:value-type="string" calcext:value-type="string">
            <text:p>sfsarp-10-5-1.txt </text:p>
          </table:table-cell>
          <table:table-cell table:style-name="ce79" office:value-type="float" office:value="0.975902" calcext:value-type="float">
            <text:p>0.975902</text:p>
          </table:table-cell>
          <table:table-cell table:style-name="ce79" office:value-type="float" office:value="2.80085" calcext:value-type="float">
            <text:p>2.80085</text:p>
          </table:table-cell>
          <table:table-cell table:style-name="ce79" office:value-type="float" office:value="1.30386" calcext:value-type="float">
            <text:p>1.30386</text:p>
          </table:table-cell>
          <table:table-cell table:style-name="ce79" office:value-type="float" office:value="1.25007" calcext:value-type="float">
            <text:p>1.25007</text:p>
          </table:table-cell>
          <table:table-cell table:style-name="ce79" office:value-type="float" office:value="12.4735" calcext:value-type="float">
            <text:p>12.4735</text:p>
          </table:table-cell>
          <table:table-cell table:style-name="ce79" office:value-type="float" office:value="13.1959" calcext:value-type="float">
            <text:p>13.1959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.04969" calcext:value-type="float">
            <text:p>3.04969</text:p>
          </table:table-cell>
          <table:table-cell table:style-name="ce79" office:value-type="float" office:value="8.75264" calcext:value-type="float">
            <text:p>8.75264</text:p>
          </table:table-cell>
          <table:table-cell table:style-name="ce79" office:value-type="float" office:value="4.07455" calcext:value-type="float">
            <text:p>4.07455</text:p>
          </table:table-cell>
          <table:table-cell table:style-name="ce79" office:value-type="float" office:value="3.90647" calcext:value-type="float">
            <text:p>3.90647</text:p>
          </table:table-cell>
          <table:table-cell table:style-name="ce79" office:value-type="float" office:value="38.9796" calcext:value-type="float">
            <text:p>38.9796</text:p>
          </table:table-cell>
          <table:table-cell table:style-name="ce79" office:value-type="float" office:value="41.2371" calcext:value-type="float">
            <text:p>41.2371</text:p>
          </table:table-cell>
          <table:table-cell table:style-name="ce86" table:number-columns-repeated="2"/>
        </table:table-row>
        <table:table-row table:style-name="ro1">
          <table:table-cell table:style-name="ce79" office:value-type="string" calcext:value-type="string">
            <text:p>sfsarp-10-5-2.txt </text:p>
          </table:table-cell>
          <table:table-cell table:style-name="ce79" office:value-type="float" office:value="0.731264" calcext:value-type="float">
            <text:p>0.731264</text:p>
          </table:table-cell>
          <table:table-cell table:style-name="ce79" office:value-type="float" office:value="1.24692" calcext:value-type="float">
            <text:p>1.24692</text:p>
          </table:table-cell>
          <table:table-cell table:style-name="ce79" office:value-type="float" office:value="1.62844" calcext:value-type="float">
            <text:p>1.62844</text:p>
          </table:table-cell>
          <table:table-cell table:style-name="ce79" office:value-type="float" office:value="1.05754" calcext:value-type="float">
            <text:p>1.05754</text:p>
          </table:table-cell>
          <table:table-cell table:style-name="ce79" office:value-type="float" office:value="10.9682" calcext:value-type="float">
            <text:p>10.9682</text:p>
          </table:table-cell>
          <table:table-cell table:style-name="ce79" office:value-type="float" office:value="8.36762" calcext:value-type="float">
            <text:p>8.36762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3.04693" calcext:value-type="float">
            <text:p>3.04693</text:p>
          </table:table-cell>
          <table:table-cell table:style-name="ce79" office:value-type="float" office:value="5.19551" calcext:value-type="float">
            <text:p>5.19551</text:p>
          </table:table-cell>
          <table:table-cell table:style-name="ce79" office:value-type="float" office:value="6.78515" calcext:value-type="float">
            <text:p>6.78515</text:p>
          </table:table-cell>
          <table:table-cell table:style-name="ce79" office:value-type="float" office:value="4.40642" calcext:value-type="float">
            <text:p>4.40642</text:p>
          </table:table-cell>
          <table:table-cell table:style-name="ce79" office:value-type="float" office:value="45.7009" calcext:value-type="float">
            <text:p>45.7009</text:p>
          </table:table-cell>
          <table:table-cell table:style-name="ce79" office:value-type="float" office:value="34.8651" calcext:value-type="float">
            <text:p>34.8651</text:p>
          </table:table-cell>
          <table:table-cell table:style-name="ce86" table:number-columns-repeated="2"/>
        </table:table-row>
        <table:table-row table:style-name="ro1">
          <table:table-cell table:style-name="ce79" office:value-type="string" calcext:value-type="string">
            <text:p>sfsarp-10-5-3.txt </text:p>
          </table:table-cell>
          <table:table-cell table:style-name="ce79" office:value-type="float" office:value="1.54365" calcext:value-type="float">
            <text:p>1.54365</text:p>
          </table:table-cell>
          <table:table-cell table:style-name="ce79" office:value-type="float" office:value="1.11179" calcext:value-type="float">
            <text:p>1.11179</text:p>
          </table:table-cell>
          <table:table-cell table:style-name="ce79" office:value-type="float" office:value="1.04243" calcext:value-type="float">
            <text:p>1.04243</text:p>
          </table:table-cell>
          <table:table-cell table:style-name="ce79" office:value-type="float" office:value="1.21992" calcext:value-type="float">
            <text:p>1.21992</text:p>
          </table:table-cell>
          <table:table-cell table:style-name="ce79" office:value-type="float" office:value="11.5607" calcext:value-type="float">
            <text:p>11.5607</text:p>
          </table:table-cell>
          <table:table-cell table:style-name="ce79" office:value-type="float" office:value="6.41231" calcext:value-type="float">
            <text:p>6.41231</text:p>
          </table:table-cell>
          <table:table-cell table:style-name="ce79" office:value-type="float" office:value="22.8908" calcext:value-type="float">
            <text:p>22.8908</text:p>
          </table:table-cell>
          <table:table-cell table:style-name="ce79" office:value-type="float" office:value="6.74356" calcext:value-type="float">
            <text:p>6.74356</text:p>
          </table:table-cell>
          <table:table-cell table:style-name="ce79" office:value-type="float" office:value="4.85695" calcext:value-type="float">
            <text:p>4.85695</text:p>
          </table:table-cell>
          <table:table-cell table:style-name="ce79" office:value-type="float" office:value="4.55392" calcext:value-type="float">
            <text:p>4.55392</text:p>
          </table:table-cell>
          <table:table-cell table:style-name="ce79" office:value-type="float" office:value="5.32929" calcext:value-type="float">
            <text:p>5.32929</text:p>
          </table:table-cell>
          <table:table-cell table:style-name="ce79" office:value-type="float" office:value="50.5036" calcext:value-type="float">
            <text:p>50.5036</text:p>
          </table:table-cell>
          <table:table-cell table:style-name="ce79" office:value-type="float" office:value="28.0127" calcext:value-type="float">
            <text:p>28.0127</text:p>
          </table:table-cell>
          <table:table-cell table:style-name="ce86" table:number-columns-repeated="2"/>
        </table:table-row>
        <table:table-row table:style-name="ro1">
          <table:table-cell table:style-name="ce79" office:value-type="string" calcext:value-type="string">
            <text:p>sfsarp-10-5-4.txt </text:p>
          </table:table-cell>
          <table:table-cell table:style-name="ce79" office:value-type="float" office:value="1.79609" calcext:value-type="float">
            <text:p>1.79609</text:p>
          </table:table-cell>
          <table:table-cell table:style-name="ce79" office:value-type="float" office:value="0.898673" calcext:value-type="float">
            <text:p>0.898673</text:p>
          </table:table-cell>
          <table:table-cell table:style-name="ce79" office:value-type="float" office:value="0.904352" calcext:value-type="float">
            <text:p>0.904352</text:p>
          </table:table-cell>
          <table:table-cell table:style-name="ce79" office:value-type="float" office:value="1.06164" calcext:value-type="float">
            <text:p>1.06164</text:p>
          </table:table-cell>
          <table:table-cell table:style-name="ce79" office:value-type="float" office:value="7.42683" calcext:value-type="float">
            <text:p>7.42683</text:p>
          </table:table-cell>
          <table:table-cell table:style-name="ce79" office:value-type="float" office:value="7.25677" calcext:value-type="float">
            <text:p>7.25677</text:p>
          </table:table-cell>
          <table:table-cell table:style-name="ce79" office:value-type="float" office:value="19.3444" calcext:value-type="float">
            <text:p>19.3444</text:p>
          </table:table-cell>
          <table:table-cell table:style-name="ce79" office:value-type="float" office:value="9.28482" calcext:value-type="float">
            <text:p>9.28482</text:p>
          </table:table-cell>
          <table:table-cell table:style-name="ce79" office:value-type="float" office:value="4.64566" calcext:value-type="float">
            <text:p>4.64566</text:p>
          </table:table-cell>
          <table:table-cell table:style-name="ce79" office:value-type="float" office:value="4.67502" calcext:value-type="float">
            <text:p>4.67502</text:p>
          </table:table-cell>
          <table:table-cell table:style-name="ce79" office:value-type="float" office:value="5.4881" calcext:value-type="float">
            <text:p>5.4881</text:p>
          </table:table-cell>
          <table:table-cell table:style-name="ce79" office:value-type="float" office:value="38.3928" calcext:value-type="float">
            <text:p>38.3928</text:p>
          </table:table-cell>
          <table:table-cell table:style-name="ce79" office:value-type="float" office:value="37.5136" calcext:value-type="float">
            <text:p>37.5136</text:p>
          </table:table-cell>
          <table:table-cell table:style-name="ce86" table:number-columns-repeated="2"/>
        </table:table-row>
        <table:table-row table:style-name="ro1">
          <table:table-cell table:style-name="ce79" office:value-type="string" calcext:value-type="string">
            <text:p>sfsarp-10-5-5.txt </text:p>
          </table:table-cell>
          <table:table-cell table:style-name="ce79" office:value-type="float" office:value="0.95828" calcext:value-type="float">
            <text:p>0.95828</text:p>
          </table:table-cell>
          <table:table-cell table:style-name="ce79" office:value-type="float" office:value="1.68872" calcext:value-type="float">
            <text:p>1.68872</text:p>
          </table:table-cell>
          <table:table-cell table:style-name="ce79" office:value-type="float" office:value="1.32887" calcext:value-type="float">
            <text:p>1.32887</text:p>
          </table:table-cell>
          <table:table-cell table:style-name="ce79" office:value-type="float" office:value="1.13755" calcext:value-type="float">
            <text:p>1.13755</text:p>
          </table:table-cell>
          <table:table-cell table:style-name="ce79" office:value-type="float" office:value="10.6891" calcext:value-type="float">
            <text:p>10.6891</text:p>
          </table:table-cell>
          <table:table-cell table:style-name="ce79" office:value-type="float" office:value="4.79422" calcext:value-type="float">
            <text:p>4.79422</text:p>
          </table:table-cell>
          <table:table-cell table:style-name="ce79" office:value-type="float" office:value="20.5967" calcext:value-type="float">
            <text:p>20.5967</text:p>
          </table:table-cell>
          <table:table-cell table:style-name="ce79" office:value-type="float" office:value="4.65258" calcext:value-type="float">
            <text:p>4.65258</text:p>
          </table:table-cell>
          <table:table-cell table:style-name="ce79" office:value-type="float" office:value="8.19897" calcext:value-type="float">
            <text:p>8.19897</text:p>
          </table:table-cell>
          <table:table-cell table:style-name="ce79" office:value-type="float" office:value="6.45186" calcext:value-type="float">
            <text:p>6.45186</text:p>
          </table:table-cell>
          <table:table-cell table:style-name="ce79" office:value-type="float" office:value="5.52294" calcext:value-type="float">
            <text:p>5.52294</text:p>
          </table:table-cell>
          <table:table-cell table:style-name="ce79" office:value-type="float" office:value="51.8971" calcext:value-type="float">
            <text:p>51.8971</text:p>
          </table:table-cell>
          <table:table-cell table:style-name="ce79" office:value-type="float" office:value="23.2766" calcext:value-type="float">
            <text:p>23.276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16501" calcext:value-type="float">
            <text:p>3.17</text:p>
          </table:table-cell>
          <table:table-cell table:style-name="ce86" office:value-type="float" office:value="2.27673" calcext:value-type="float">
            <text:p>2.28</text:p>
          </table:table-cell>
          <table:table-cell table:style-name="ce86" office:value-type="float" office:value="0.849259" calcext:value-type="float">
            <text:p>0.85</text:p>
          </table:table-cell>
          <table:table-cell table:style-name="ce86" office:value-type="float" office:value="2.52656" calcext:value-type="float">
            <text:p>2.53</text:p>
          </table:table-cell>
          <table:table-cell table:style-name="ce86" office:value-type="float" office:value="12.8724" calcext:value-type="float">
            <text:p>12.87</text:p>
          </table:table-cell>
          <table:table-cell table:style-name="ce86" office:value-type="float" office:value="21.6899" calcext:value-type="float">
            <text:p>21.6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5921" calcext:value-type="float">
            <text:p>14.59</text:p>
          </table:table-cell>
          <table:table-cell table:style-name="ce86" office:value-type="float" office:value="10.4967" calcext:value-type="float">
            <text:p>10.50</text:p>
          </table:table-cell>
          <table:table-cell table:style-name="ce86" office:value-type="float" office:value="3.91546" calcext:value-type="float">
            <text:p>3.92</text:p>
          </table:table-cell>
          <table:table-cell table:style-name="ce86" office:value-type="float" office:value="11.6486" calcext:value-type="float">
            <text:p>11.65</text:p>
          </table:table-cell>
          <table:table-cell table:style-name="ce86" office:value-type="float" office:value="59.3472" calcext:value-type="float">
            <text:p>59.3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0.182635" calcext:value-type="float">
            <text:p>0.18</text:p>
          </table:table-cell>
          <table:table-cell table:style-name="ce86" office:value-type="float" office:value="2.80431" calcext:value-type="float">
            <text:p>2.80</text:p>
          </table:table-cell>
          <table:table-cell table:style-name="ce86" office:value-type="float" office:value="2.54515" calcext:value-type="float">
            <text:p>2.55</text:p>
          </table:table-cell>
          <table:table-cell table:style-name="ce86" office:value-type="float" office:value="1.07447" calcext:value-type="float">
            <text:p>1.07</text:p>
          </table:table-cell>
          <table:table-cell table:style-name="ce86" office:value-type="float" office:value="4.39919" calcext:value-type="float">
            <text:p>4.40</text:p>
          </table:table-cell>
          <table:table-cell table:style-name="ce86" office:value-type="float" office:value="11.0648" calcext:value-type="float">
            <text:p>11.06</text:p>
          </table:table-cell>
          <table:table-cell table:style-name="ce86" office:value-type="float" office:value="22.0705" calcext:value-type="float">
            <text:p>22.07</text:p>
          </table:table-cell>
          <table:table-cell table:style-name="ce86" office:value-type="float" office:value="0.827507" calcext:value-type="float">
            <text:p>0.83</text:p>
          </table:table-cell>
          <table:table-cell table:style-name="ce86" office:value-type="float" office:value="12.7061" calcext:value-type="float">
            <text:p>12.71</text:p>
          </table:table-cell>
          <table:table-cell table:style-name="ce86" office:value-type="float" office:value="11.5319" calcext:value-type="float">
            <text:p>11.53</text:p>
          </table:table-cell>
          <table:table-cell table:style-name="ce86" office:value-type="float" office:value="4.86836" calcext:value-type="float">
            <text:p>4.87</text:p>
          </table:table-cell>
          <table:table-cell table:style-name="ce86" office:value-type="float" office:value="19.9324" calcext:value-type="float">
            <text:p>19.93</text:p>
          </table:table-cell>
          <table:table-cell table:style-name="ce86" office:value-type="float" office:value="50.1337" calcext:value-type="float">
            <text:p>50.13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52159" calcext:value-type="float">
            <text:p>2.52</text:p>
          </table:table-cell>
          <table:table-cell table:style-name="ce86" office:value-type="float" office:value="2.19161" calcext:value-type="float">
            <text:p>2.19</text:p>
          </table:table-cell>
          <table:table-cell table:style-name="ce86" office:value-type="float" office:value="0.92543" calcext:value-type="float">
            <text:p>0.93</text:p>
          </table:table-cell>
          <table:table-cell table:style-name="ce86" office:value-type="float" office:value="3.13686" calcext:value-type="float">
            <text:p>3.14</text:p>
          </table:table-cell>
          <table:table-cell table:style-name="ce86" office:value-type="float" office:value="22.9894" calcext:value-type="float">
            <text:p>22.99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0.734631" calcext:value-type="float">
            <text:p>0.73</text:p>
          </table:table-cell>
          <table:table-cell table:style-name="ce86" office:value-type="float" office:value="7.87997" calcext:value-type="float">
            <text:p>7.88</text:p>
          </table:table-cell>
          <table:table-cell table:style-name="ce86" office:value-type="float" office:value="6.84878" calcext:value-type="float">
            <text:p>6.85</text:p>
          </table:table-cell>
          <table:table-cell table:style-name="ce86" office:value-type="float" office:value="2.89197" calcext:value-type="float">
            <text:p>2.89</text:p>
          </table:table-cell>
          <table:table-cell table:style-name="ce86" office:value-type="float" office:value="9.80268" calcext:value-type="float">
            <text:p>9.80</text:p>
          </table:table-cell>
          <table:table-cell table:style-name="ce86" office:value-type="float" office:value="71.842" calcext:value-type="float">
            <text:p>71.8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99901" calcext:value-type="float">
            <text:p>0.20</text:p>
          </table:table-cell>
          <table:table-cell table:style-name="ce86" office:value-type="float" office:value="3.10264" calcext:value-type="float">
            <text:p>3.10</text:p>
          </table:table-cell>
          <table:table-cell table:style-name="ce86" office:value-type="float" office:value="2.25864" calcext:value-type="float">
            <text:p>2.26</text:p>
          </table:table-cell>
          <table:table-cell table:style-name="ce86" office:value-type="float" office:value="1.00352" calcext:value-type="float">
            <text:p>1.00</text:p>
          </table:table-cell>
          <table:table-cell table:style-name="ce86" office:value-type="float" office:value="3.22889" calcext:value-type="float">
            <text:p>3.23</text:p>
          </table:table-cell>
          <table:table-cell table:style-name="ce86" office:value-type="float" office:value="12.6812" calcext:value-type="float">
            <text:p>12.68</text:p>
          </table:table-cell>
          <table:table-cell table:style-name="ce86" office:value-type="float" office:value="22.4748" calcext:value-type="float">
            <text:p>22.47</text:p>
          </table:table-cell>
          <table:table-cell table:style-name="ce86" office:value-type="float" office:value="0.889446" calcext:value-type="float">
            <text:p>0.89</text:p>
          </table:table-cell>
          <table:table-cell table:style-name="ce86" office:value-type="float" office:value="13.805" calcext:value-type="float">
            <text:p>13.81</text:p>
          </table:table-cell>
          <table:table-cell table:style-name="ce86" office:value-type="float" office:value="10.0497" calcext:value-type="float">
            <text:p>10.05</text:p>
          </table:table-cell>
          <table:table-cell table:style-name="ce86" office:value-type="float" office:value="4.46511" calcext:value-type="float">
            <text:p>4.47</text:p>
          </table:table-cell>
          <table:table-cell table:style-name="ce86" office:value-type="float" office:value="14.3667" calcext:value-type="float">
            <text:p>14.37</text:p>
          </table:table-cell>
          <table:table-cell table:style-name="ce86" office:value-type="float" office:value="56.4241" calcext:value-type="float">
            <text:p>56.4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418346" calcext:value-type="float">
            <text:p>0.42</text:p>
          </table:table-cell>
          <table:table-cell table:style-name="ce86" office:value-type="float" office:value="2.74894" calcext:value-type="float">
            <text:p>2.75</text:p>
          </table:table-cell>
          <table:table-cell table:style-name="ce86" office:value-type="float" office:value="2.5842" calcext:value-type="float">
            <text:p>2.58</text:p>
          </table:table-cell>
          <table:table-cell table:style-name="ce86" office:value-type="float" office:value="0.500401" calcext:value-type="float">
            <text:p>0.50</text:p>
          </table:table-cell>
          <table:table-cell table:style-name="ce86" office:value-type="float" office:value="11.2072" calcext:value-type="float">
            <text:p>11.21</text:p>
          </table:table-cell>
          <table:table-cell table:style-name="ce86" office:value-type="float" office:value="6.5409" calcext:value-type="float">
            <text:p>6.5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74311" calcext:value-type="float">
            <text:p>1.74</text:p>
          </table:table-cell>
          <table:table-cell table:style-name="ce86" office:value-type="float" office:value="11.4539" calcext:value-type="float">
            <text:p>11.45</text:p>
          </table:table-cell>
          <table:table-cell table:style-name="ce86" office:value-type="float" office:value="10.7675" calcext:value-type="float">
            <text:p>10.77</text:p>
          </table:table-cell>
          <table:table-cell table:style-name="ce86" office:value-type="float" office:value="2.085" calcext:value-type="float">
            <text:p>2.09</text:p>
          </table:table-cell>
          <table:table-cell table:style-name="ce86" office:value-type="float" office:value="46.6967" calcext:value-type="float">
            <text:p>46.70</text:p>
          </table:table-cell>
          <table:table-cell table:style-name="ce86" office:value-type="float" office:value="27.2538" calcext:value-type="float">
            <text:p>27.2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87019" calcext:value-type="float">
            <text:p>2.87</text:p>
          </table:table-cell>
          <table:table-cell table:style-name="ce86" office:value-type="float" office:value="2.79368" calcext:value-type="float">
            <text:p>2.79</text:p>
          </table:table-cell>
          <table:table-cell table:style-name="ce86" office:value-type="float" office:value="0.441626" calcext:value-type="float">
            <text:p>0.44</text:p>
          </table:table-cell>
          <table:table-cell table:style-name="ce86" office:value-type="float" office:value="2.17676" calcext:value-type="float">
            <text:p>2.18</text:p>
          </table:table-cell>
          <table:table-cell table:style-name="ce86" office:value-type="float" office:value="15.6344" calcext:value-type="float">
            <text:p>15.63</text:p>
          </table:table-cell>
          <table:table-cell table:style-name="ce86" office:value-type="float" office:value="23.9166" calcext:value-type="float">
            <text:p>23.9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2.0008" calcext:value-type="float">
            <text:p>12.00</text:p>
          </table:table-cell>
          <table:table-cell table:style-name="ce86" office:value-type="float" office:value="11.6809" calcext:value-type="float">
            <text:p>11.68</text:p>
          </table:table-cell>
          <table:table-cell table:style-name="ce86" office:value-type="float" office:value="1.84652" calcext:value-type="float">
            <text:p>1.85</text:p>
          </table:table-cell>
          <table:table-cell table:style-name="ce86" office:value-type="float" office:value="9.10147" calcext:value-type="float">
            <text:p>9.10</text:p>
          </table:table-cell>
          <table:table-cell table:style-name="ce86" office:value-type="float" office:value="65.3703" calcext:value-type="float">
            <text:p>65.3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3868" calcext:value-type="float">
            <text:p>2.39</text:p>
          </table:table-cell>
          <table:table-cell table:style-name="ce86" office:value-type="float" office:value="1.98737" calcext:value-type="float">
            <text:p>1.99</text:p>
          </table:table-cell>
          <table:table-cell table:style-name="ce86" office:value-type="float" office:value="0.498322" calcext:value-type="float">
            <text:p>0.50</text:p>
          </table:table-cell>
          <table:table-cell table:style-name="ce86" office:value-type="float" office:value="-0.0000000000000130035" calcext:value-type="float">
            <text:p>0.00</text:p>
          </table:table-cell>
          <table:table-cell table:style-name="ce86" office:value-type="float" office:value="12.0374" calcext:value-type="float">
            <text:p>12.04</text:p>
          </table:table-cell>
          <table:table-cell table:style-name="ce86" office:value-type="float" office:value="16.9099" calcext:value-type="float">
            <text:p>16.91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1148" calcext:value-type="float">
            <text:p>14.11</text:p>
          </table:table-cell>
          <table:table-cell table:style-name="ce86" office:value-type="float" office:value="11.7527" calcext:value-type="float">
            <text:p>11.75</text:p>
          </table:table-cell>
          <table:table-cell table:style-name="ce86" office:value-type="float" office:value="2.94692" calcext:value-type="float">
            <text:p>2.95</text:p>
          </table:table-cell>
          <table:table-cell table:style-name="ce86" office:value-type="float" office:value="-0.0000000000000768985" calcext:value-type="float">
            <text:p>0.00</text:p>
          </table:table-cell>
          <table:table-cell table:style-name="ce86" office:value-type="float" office:value="71.1857" calcext:value-type="float">
            <text:p>71.19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898" calcext:value-type="float">
            <text:p>2.66</text:p>
          </table:table-cell>
          <table:table-cell table:style-name="ce86" office:value-type="float" office:value="1.93029" calcext:value-type="float">
            <text:p>1.93</text:p>
          </table:table-cell>
          <table:table-cell table:style-name="ce86" office:value-type="float" office:value="0.895533" calcext:value-type="float">
            <text:p>0.90</text:p>
          </table:table-cell>
          <table:table-cell table:style-name="ce86" office:value-type="float" office:value="4.01386" calcext:value-type="float">
            <text:p>4.01</text:p>
          </table:table-cell>
          <table:table-cell table:style-name="ce86" office:value-type="float" office:value="4.48668" calcext:value-type="float">
            <text:p>4.49</text:p>
          </table:table-cell>
          <table:table-cell table:style-name="ce86" office:value-type="float" office:value="13.9853" calcext:value-type="float">
            <text:p>13.9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9.0126" calcext:value-type="float">
            <text:p>19.01</text:p>
          </table:table-cell>
          <table:table-cell table:style-name="ce86" office:value-type="float" office:value="13.8022" calcext:value-type="float">
            <text:p>13.80</text:p>
          </table:table-cell>
          <table:table-cell table:style-name="ce86" office:value-type="float" office:value="6.40337" calcext:value-type="float">
            <text:p>6.40</text:p>
          </table:table-cell>
          <table:table-cell table:style-name="ce86" office:value-type="float" office:value="28.7005" calcext:value-type="float">
            <text:p>28.70</text:p>
          </table:table-cell>
          <table:table-cell table:style-name="ce86" office:value-type="float" office:value="32.0813" calcext:value-type="float">
            <text:p>32.0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553" calcext:value-type="float">
            <text:p>2.66</text:p>
          </table:table-cell>
          <table:table-cell table:style-name="ce86" office:value-type="float" office:value="1.84586" calcext:value-type="float">
            <text:p>1.85</text:p>
          </table:table-cell>
          <table:table-cell table:style-name="ce86" office:value-type="float" office:value="0.86016" calcext:value-type="float">
            <text:p>0.86</text:p>
          </table:table-cell>
          <table:table-cell table:style-name="ce86" office:value-type="float" office:value="2.66618" calcext:value-type="float">
            <text:p>2.67</text:p>
          </table:table-cell>
          <table:table-cell table:style-name="ce86" office:value-type="float" office:value="15.9723" calcext:value-type="float">
            <text:p>15.9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1.0647" calcext:value-type="float">
            <text:p>11.06</text:p>
          </table:table-cell>
          <table:table-cell table:style-name="ce86" office:value-type="float" office:value="7.69107" calcext:value-type="float">
            <text:p>7.69</text:p>
          </table:table-cell>
          <table:table-cell table:style-name="ce86" office:value-type="float" office:value="3.584" calcext:value-type="float">
            <text:p>3.58</text:p>
          </table:table-cell>
          <table:table-cell table:style-name="ce86" office:value-type="float" office:value="11.1091" calcext:value-type="float">
            <text:p>11.11</text:p>
          </table:table-cell>
          <table:table-cell table:style-name="ce86" office:value-type="float" office:value="66.5511" calcext:value-type="float">
            <text:p>66.5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604223" calcext:value-type="float">
            <text:p>0.60</text:p>
          </table:table-cell>
          <table:table-cell table:style-name="ce86" office:value-type="float" office:value="2.99586" calcext:value-type="float">
            <text:p>3.00</text:p>
          </table:table-cell>
          <table:table-cell table:style-name="ce86" office:value-type="float" office:value="1.888" calcext:value-type="float">
            <text:p>1.89</text:p>
          </table:table-cell>
          <table:table-cell table:style-name="ce86" office:value-type="float" office:value="0.874883" calcext:value-type="float">
            <text:p>0.87</text:p>
          </table:table-cell>
          <table:table-cell table:style-name="ce86" office:value-type="float" office:value="3.53456" calcext:value-type="float">
            <text:p>3.53</text:p>
          </table:table-cell>
          <table:table-cell table:style-name="ce86" office:value-type="float" office:value="10.4531" calcext:value-type="float">
            <text:p>10.45</text:p>
          </table:table-cell>
          <table:table-cell table:style-name="ce86" office:value-type="float" office:value="20.3506" calcext:value-type="float">
            <text:p>20.35</text:p>
          </table:table-cell>
          <table:table-cell table:style-name="ce86" office:value-type="float" office:value="2.96907" calcext:value-type="float">
            <text:p>2.97</text:p>
          </table:table-cell>
          <table:table-cell table:style-name="ce86" office:value-type="float" office:value="14.7212" calcext:value-type="float">
            <text:p>14.72</text:p>
          </table:table-cell>
          <table:table-cell table:style-name="ce86" office:value-type="float" office:value="9.27738" calcext:value-type="float">
            <text:p>9.28</text:p>
          </table:table-cell>
          <table:table-cell table:style-name="ce86" office:value-type="float" office:value="4.29905" calcext:value-type="float">
            <text:p>4.30</text:p>
          </table:table-cell>
          <table:table-cell table:style-name="ce86" office:value-type="float" office:value="17.3683" calcext:value-type="float">
            <text:p>17.37</text:p>
          </table:table-cell>
          <table:table-cell table:style-name="ce86" office:value-type="float" office:value="51.3649" calcext:value-type="float">
            <text:p>51.3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0.876107" calcext:value-type="float">
            <text:p>0.88</text:p>
          </table:table-cell>
          <table:table-cell table:style-name="ce86" office:value-type="float" office:value="1.73849" calcext:value-type="float">
            <text:p>1.74</text:p>
          </table:table-cell>
          <table:table-cell table:style-name="ce86" office:value-type="float" office:value="2.87969" calcext:value-type="float">
            <text:p>2.88</text:p>
          </table:table-cell>
          <table:table-cell table:style-name="ce86" office:value-type="float" office:value="0.329799" calcext:value-type="float">
            <text:p>0.33</text:p>
          </table:table-cell>
          <table:table-cell table:style-name="ce86" office:value-type="float" office:value="11.237" calcext:value-type="float">
            <text:p>11.24</text:p>
          </table:table-cell>
          <table:table-cell table:style-name="ce86" office:value-type="float" office:value="6.93894" calcext:value-type="float">
            <text:p>6.9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3.65045" calcext:value-type="float">
            <text:p>3.65</text:p>
          </table:table-cell>
          <table:table-cell table:style-name="ce86" office:value-type="float" office:value="7.2437" calcext:value-type="float">
            <text:p>7.24</text:p>
          </table:table-cell>
          <table:table-cell table:style-name="ce86" office:value-type="float" office:value="11.9987" calcext:value-type="float">
            <text:p>12.00</text:p>
          </table:table-cell>
          <table:table-cell table:style-name="ce86" office:value-type="float" office:value="1.37416" calcext:value-type="float">
            <text:p>1.37</text:p>
          </table:table-cell>
          <table:table-cell table:style-name="ce86" office:value-type="float" office:value="46.8207" calcext:value-type="float">
            <text:p>46.82</text:p>
          </table:table-cell>
          <table:table-cell table:style-name="ce86" office:value-type="float" office:value="28.9123" calcext:value-type="float">
            <text:p>28.91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29119" calcext:value-type="float">
            <text:p>2.29</text:p>
          </table:table-cell>
          <table:table-cell table:style-name="ce86" office:value-type="float" office:value="1.12808" calcext:value-type="float">
            <text:p>1.13</text:p>
          </table:table-cell>
          <table:table-cell table:style-name="ce86" office:value-type="float" office:value="1.3206" calcext:value-type="float">
            <text:p>1.32</text:p>
          </table:table-cell>
          <table:table-cell table:style-name="ce86" office:value-type="float" office:value="0.532674" calcext:value-type="float">
            <text:p>0.53</text:p>
          </table:table-cell>
          <table:table-cell table:style-name="ce86" office:value-type="float" office:value="13.7081" calcext:value-type="float">
            <text:p>13.71</text:p>
          </table:table-cell>
          <table:table-cell table:style-name="ce86" office:value-type="float" office:value="3.77843" calcext:value-type="float">
            <text:p>3.78</text:p>
          </table:table-cell>
          <table:table-cell table:style-name="ce86" office:value-type="float" office:value="22.7591" calcext:value-type="float">
            <text:p>22.76</text:p>
          </table:table-cell>
          <table:table-cell table:style-name="ce86" office:value-type="float" office:value="10.0671" calcext:value-type="float">
            <text:p>10.07</text:p>
          </table:table-cell>
          <table:table-cell table:style-name="ce86" office:value-type="float" office:value="4.9566" calcext:value-type="float">
            <text:p>4.96</text:p>
          </table:table-cell>
          <table:table-cell table:style-name="ce86" office:value-type="float" office:value="5.8025" calcext:value-type="float">
            <text:p>5.80</text:p>
          </table:table-cell>
          <table:table-cell table:style-name="ce86" office:value-type="float" office:value="2.34049" calcext:value-type="float">
            <text:p>2.34</text:p>
          </table:table-cell>
          <table:table-cell table:style-name="ce86" office:value-type="float" office:value="60.2314" calcext:value-type="float">
            <text:p>60.23</text:p>
          </table:table-cell>
          <table:table-cell table:style-name="ce86" office:value-type="float" office:value="16.6018" calcext:value-type="float">
            <text:p>16.6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09188" calcext:value-type="float">
            <text:p>2.09</text:p>
          </table:table-cell>
          <table:table-cell table:style-name="ce86" office:value-type="float" office:value="1.50841" calcext:value-type="float">
            <text:p>1.51</text:p>
          </table:table-cell>
          <table:table-cell table:style-name="ce86" office:value-type="float" office:value="1.61272" calcext:value-type="float">
            <text:p>1.61</text:p>
          </table:table-cell>
          <table:table-cell table:style-name="ce86" office:value-type="float" office:value="1.28652" calcext:value-type="float">
            <text:p>1.29</text:p>
          </table:table-cell>
          <table:table-cell table:style-name="ce86" office:value-type="float" office:value="11.7599" calcext:value-type="float">
            <text:p>11.76</text:p>
          </table:table-cell>
          <table:table-cell table:style-name="ce86" office:value-type="float" office:value="5.74056" calcext:value-type="float">
            <text:p>5.7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71616" calcext:value-type="float">
            <text:p>8.72</text:p>
          </table:table-cell>
          <table:table-cell table:style-name="ce86" office:value-type="float" office:value="6.28505" calcext:value-type="float">
            <text:p>6.29</text:p>
          </table:table-cell>
          <table:table-cell table:style-name="ce86" office:value-type="float" office:value="6.71969" calcext:value-type="float">
            <text:p>6.72</text:p>
          </table:table-cell>
          <table:table-cell table:style-name="ce86" office:value-type="float" office:value="5.36051" calcext:value-type="float">
            <text:p>5.36</text:p>
          </table:table-cell>
          <table:table-cell table:style-name="ce86" office:value-type="float" office:value="48.9996" calcext:value-type="float">
            <text:p>49.00</text:p>
          </table:table-cell>
          <table:table-cell table:style-name="ce86" office:value-type="float" office:value="23.919" calcext:value-type="float">
            <text:p>23.9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2.49011" calcext:value-type="float">
            <text:p>2.49</text:p>
          </table:table-cell>
          <table:table-cell table:style-name="ce86" office:value-type="float" office:value="1.15699" calcext:value-type="float">
            <text:p>1.16</text:p>
          </table:table-cell>
          <table:table-cell table:style-name="ce86" office:value-type="float" office:value="1.6971" calcext:value-type="float">
            <text:p>1.70</text:p>
          </table:table-cell>
          <table:table-cell table:style-name="ce86" office:value-type="float" office:value="1.01941" calcext:value-type="float">
            <text:p>1.02</text:p>
          </table:table-cell>
          <table:table-cell table:style-name="ce86" office:value-type="float" office:value="22.1243" calcext:value-type="float">
            <text:p>22.12</text:p>
          </table:table-cell>
          <table:table-cell table:style-name="ce86" office:value-type="float" office:value="1.73597" calcext:value-type="float">
            <text:p>1.74</text:p>
          </table:table-cell>
          <table:table-cell table:style-name="ce86" office:value-type="float" office:value="30.2239" calcext:value-type="float">
            <text:p>30.22</text:p>
          </table:table-cell>
          <table:table-cell table:style-name="ce86" office:value-type="float" office:value="8.23887" calcext:value-type="float">
            <text:p>8.24</text:p>
          </table:table-cell>
          <table:table-cell table:style-name="ce86" office:value-type="float" office:value="3.82806" calcext:value-type="float">
            <text:p>3.83</text:p>
          </table:table-cell>
          <table:table-cell table:style-name="ce86" office:value-type="float" office:value="5.61509" calcext:value-type="float">
            <text:p>5.62</text:p>
          </table:table-cell>
          <table:table-cell table:style-name="ce86" office:value-type="float" office:value="3.37287" calcext:value-type="float">
            <text:p>3.37</text:p>
          </table:table-cell>
          <table:table-cell table:style-name="ce86" office:value-type="float" office:value="73.2014" calcext:value-type="float">
            <text:p>73.20</text:p>
          </table:table-cell>
          <table:table-cell table:style-name="ce86" office:value-type="float" office:value="5.74371" calcext:value-type="float">
            <text:p>5.7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1.64627" calcext:value-type="float">
            <text:p>1.65</text:p>
          </table:table-cell>
          <table:table-cell table:style-name="ce86" office:value-type="float" office:value="1.01454" calcext:value-type="float">
            <text:p>1.01</text:p>
          </table:table-cell>
          <table:table-cell table:style-name="ce86" office:value-type="float" office:value="1.7102" calcext:value-type="float">
            <text:p>1.71</text:p>
          </table:table-cell>
          <table:table-cell table:style-name="ce86" office:value-type="float" office:value="0.888328" calcext:value-type="float">
            <text:p>0.89</text:p>
          </table:table-cell>
          <table:table-cell table:style-name="ce86" office:value-type="float" office:value="21.1472" calcext:value-type="float">
            <text:p>21.15</text:p>
          </table:table-cell>
          <table:table-cell table:style-name="ce86" office:value-type="float" office:value="1.25878" calcext:value-type="float">
            <text:p>1.26</text:p>
          </table:table-cell>
          <table:table-cell table:style-name="ce86" office:value-type="float" office:value="27.6653" calcext:value-type="float">
            <text:p>27.67</text:p>
          </table:table-cell>
          <table:table-cell table:style-name="ce86" office:value-type="float" office:value="5.95066" calcext:value-type="float">
            <text:p>5.95</text:p>
          </table:table-cell>
          <table:table-cell table:style-name="ce86" office:value-type="float" office:value="3.66718" calcext:value-type="float">
            <text:p>3.67</text:p>
          </table:table-cell>
          <table:table-cell table:style-name="ce86" office:value-type="float" office:value="6.18174" calcext:value-type="float">
            <text:p>6.18</text:p>
          </table:table-cell>
          <table:table-cell table:style-name="ce86" office:value-type="float" office:value="3.21098" calcext:value-type="float">
            <text:p>3.21</text:p>
          </table:table-cell>
          <table:table-cell table:style-name="ce86" office:value-type="float" office:value="76.4394" calcext:value-type="float">
            <text:p>76.44</text:p>
          </table:table-cell>
          <table:table-cell table:style-name="ce86" office:value-type="float" office:value="4.55003" calcext:value-type="float">
            <text:p>4.5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68566" calcext:value-type="float">
            <text:p>1.69</text:p>
          </table:table-cell>
          <table:table-cell table:style-name="ce86" office:value-type="float" office:value="2.77243" calcext:value-type="float">
            <text:p>2.77</text:p>
          </table:table-cell>
          <table:table-cell table:style-name="ce86" office:value-type="float" office:value="2.58574" calcext:value-type="float">
            <text:p>2.59</text:p>
          </table:table-cell>
          <table:table-cell table:style-name="ce86" office:value-type="float" office:value="1.45699" calcext:value-type="float">
            <text:p>1.46</text:p>
          </table:table-cell>
          <table:table-cell table:style-name="ce86" office:value-type="float" office:value="6.69028" calcext:value-type="float">
            <text:p>6.69</text:p>
          </table:table-cell>
          <table:table-cell table:style-name="ce86" office:value-type="float" office:value="8.8089" calcext:value-type="float">
            <text:p>8.8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7.02359" calcext:value-type="float">
            <text:p>7.02</text:p>
          </table:table-cell>
          <table:table-cell table:style-name="ce86" office:value-type="float" office:value="11.5518" calcext:value-type="float">
            <text:p>11.55</text:p>
          </table:table-cell>
          <table:table-cell table:style-name="ce86" office:value-type="float" office:value="10.7739" calcext:value-type="float">
            <text:p>10.77</text:p>
          </table:table-cell>
          <table:table-cell table:style-name="ce86" office:value-type="float" office:value="6.07079" calcext:value-type="float">
            <text:p>6.07</text:p>
          </table:table-cell>
          <table:table-cell table:style-name="ce86" office:value-type="float" office:value="27.8762" calcext:value-type="float">
            <text:p>27.88</text:p>
          </table:table-cell>
          <table:table-cell table:style-name="ce86" office:value-type="float" office:value="36.7037" calcext:value-type="float">
            <text:p>36.7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77472" calcext:value-type="float">
            <text:p>2.77</text:p>
          </table:table-cell>
          <table:table-cell table:style-name="ce86" office:value-type="float" office:value="3.18059" calcext:value-type="float">
            <text:p>3.18</text:p>
          </table:table-cell>
          <table:table-cell table:style-name="ce86" office:value-type="float" office:value="0.885471" calcext:value-type="float">
            <text:p>0.89</text:p>
          </table:table-cell>
          <table:table-cell table:style-name="ce86" office:value-type="float" office:value="6.37935" calcext:value-type="float">
            <text:p>6.38</text:p>
          </table:table-cell>
          <table:table-cell table:style-name="ce86" office:value-type="float" office:value="11.8575" calcext:value-type="float">
            <text:p>11.86</text:p>
          </table:table-cell>
          <table:table-cell table:style-name="ce86" office:value-type="float" office:value="25.3127" calcext:value-type="float">
            <text:p>25.31</text:p>
          </table:table-cell>
          <table:table-cell table:style-name="ce86" office:value-type="float" office:value="0.92871" calcext:value-type="float">
            <text:p>0.93</text:p>
          </table:table-cell>
          <table:table-cell table:style-name="ce86" office:value-type="float" office:value="10.9618" calcext:value-type="float">
            <text:p>10.96</text:p>
          </table:table-cell>
          <table:table-cell table:style-name="ce86" office:value-type="float" office:value="12.5652" calcext:value-type="float">
            <text:p>12.57</text:p>
          </table:table-cell>
          <table:table-cell table:style-name="ce86" office:value-type="float" office:value="3.49813" calcext:value-type="float">
            <text:p>3.50</text:p>
          </table:table-cell>
          <table:table-cell table:style-name="ce86" office:value-type="float" office:value="25.2021" calcext:value-type="float">
            <text:p>25.20</text:p>
          </table:table-cell>
          <table:table-cell table:style-name="ce86" office:value-type="float" office:value="46.8441" calcext:value-type="float">
            <text:p>46.8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02882" calcext:value-type="float">
            <text:p>1.03</text:p>
          </table:table-cell>
          <table:table-cell table:style-name="ce86" office:value-type="float" office:value="3.42742" calcext:value-type="float">
            <text:p>3.43</text:p>
          </table:table-cell>
          <table:table-cell table:style-name="ce86" office:value-type="float" office:value="2.80964" calcext:value-type="float">
            <text:p>2.81</text:p>
          </table:table-cell>
          <table:table-cell table:style-name="ce86" office:value-type="float" office:value="1.25003" calcext:value-type="float">
            <text:p>1.25</text:p>
          </table:table-cell>
          <table:table-cell table:style-name="ce86" office:value-type="float" office:value="4.802" calcext:value-type="float">
            <text:p>4.80</text:p>
          </table:table-cell>
          <table:table-cell table:style-name="ce86" office:value-type="float" office:value="9.19889" calcext:value-type="float">
            <text:p>9.20</text:p>
          </table:table-cell>
          <table:table-cell table:style-name="ce86" office:value-type="float" office:value="22.5168" calcext:value-type="float">
            <text:p>22.52</text:p>
          </table:table-cell>
          <table:table-cell table:style-name="ce86" office:value-type="float" office:value="4.5691" calcext:value-type="float">
            <text:p>4.57</text:p>
          </table:table-cell>
          <table:table-cell table:style-name="ce86" office:value-type="float" office:value="15.2216" calcext:value-type="float">
            <text:p>15.22</text:p>
          </table:table-cell>
          <table:table-cell table:style-name="ce86" office:value-type="float" office:value="12.478" calcext:value-type="float">
            <text:p>12.48</text:p>
          </table:table-cell>
          <table:table-cell table:style-name="ce86" office:value-type="float" office:value="5.55153" calcext:value-type="float">
            <text:p>5.55</text:p>
          </table:table-cell>
          <table:table-cell table:style-name="ce86" office:value-type="float" office:value="21.3263" calcext:value-type="float">
            <text:p>21.33</text:p>
          </table:table-cell>
          <table:table-cell table:style-name="ce86" office:value-type="float" office:value="40.8535" calcext:value-type="float">
            <text:p>40.8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1.00216" calcext:value-type="float">
            <text:p>1.00</text:p>
          </table:table-cell>
          <table:table-cell table:style-name="ce86" office:value-type="float" office:value="2.37849" calcext:value-type="float">
            <text:p>2.38</text:p>
          </table:table-cell>
          <table:table-cell table:style-name="ce86" office:value-type="float" office:value="3.02828" calcext:value-type="float">
            <text:p>3.03</text:p>
          </table:table-cell>
          <table:table-cell table:style-name="ce86" office:value-type="float" office:value="1.23999" calcext:value-type="float">
            <text:p>1.24</text:p>
          </table:table-cell>
          <table:table-cell table:style-name="ce86" office:value-type="float" office:value="8.11702" calcext:value-type="float">
            <text:p>8.12</text:p>
          </table:table-cell>
          <table:table-cell table:style-name="ce86" office:value-type="float" office:value="4.86171" calcext:value-type="float">
            <text:p>4.86</text:p>
          </table:table-cell>
          <table:table-cell table:style-name="ce86" office:value-type="float" office:value="20.6276" calcext:value-type="float">
            <text:p>20.63</text:p>
          </table:table-cell>
          <table:table-cell table:style-name="ce86" office:value-type="float" office:value="4.85833" calcext:value-type="float">
            <text:p>4.86</text:p>
          </table:table-cell>
          <table:table-cell table:style-name="ce86" office:value-type="float" office:value="11.5306" calcext:value-type="float">
            <text:p>11.53</text:p>
          </table:table-cell>
          <table:table-cell table:style-name="ce86" office:value-type="float" office:value="14.6807" calcext:value-type="float">
            <text:p>14.68</text:p>
          </table:table-cell>
          <table:table-cell table:style-name="ce86" office:value-type="float" office:value="6.01129" calcext:value-type="float">
            <text:p>6.01</text:p>
          </table:table-cell>
          <table:table-cell table:style-name="ce86" office:value-type="float" office:value="39.3502" calcext:value-type="float">
            <text:p>39.35</text:p>
          </table:table-cell>
          <table:table-cell table:style-name="ce86" office:value-type="float" office:value="23.5689" calcext:value-type="float">
            <text:p>23.5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17669" calcext:value-type="float">
            <text:p>1.18</text:p>
          </table:table-cell>
          <table:table-cell table:style-name="ce86" office:value-type="float" office:value="2.98063" calcext:value-type="float">
            <text:p>2.98</text:p>
          </table:table-cell>
          <table:table-cell table:style-name="ce86" office:value-type="float" office:value="2.08077" calcext:value-type="float">
            <text:p>2.08</text:p>
          </table:table-cell>
          <table:table-cell table:style-name="ce86" office:value-type="float" office:value="1.14411" calcext:value-type="float">
            <text:p>1.14</text:p>
          </table:table-cell>
          <table:table-cell table:style-name="ce86" office:value-type="float" office:value="5.98886" calcext:value-type="float">
            <text:p>5.99</text:p>
          </table:table-cell>
          <table:table-cell table:style-name="ce86" office:value-type="float" office:value="10.6289" calcext:value-type="float">
            <text:p>10.6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90286" calcext:value-type="float">
            <text:p>4.90</text:p>
          </table:table-cell>
          <table:table-cell table:style-name="ce86" office:value-type="float" office:value="12.4193" calcext:value-type="float">
            <text:p>12.42</text:p>
          </table:table-cell>
          <table:table-cell table:style-name="ce86" office:value-type="float" office:value="8.66986" calcext:value-type="float">
            <text:p>8.67</text:p>
          </table:table-cell>
          <table:table-cell table:style-name="ce86" office:value-type="float" office:value="4.76714" calcext:value-type="float">
            <text:p>4.77</text:p>
          </table:table-cell>
          <table:table-cell table:style-name="ce86" office:value-type="float" office:value="24.9536" calcext:value-type="float">
            <text:p>24.95</text:p>
          </table:table-cell>
          <table:table-cell table:style-name="ce86" office:value-type="float" office:value="44.2873" calcext:value-type="float">
            <text:p>44.29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925" calcext:value-type="float">
            <text:p>1.33</text:p>
          </table:table-cell>
          <table:table-cell table:style-name="ce86" office:value-type="float" office:value="2.71045" calcext:value-type="float">
            <text:p>2.71</text:p>
          </table:table-cell>
          <table:table-cell table:style-name="ce86" office:value-type="float" office:value="2.22203" calcext:value-type="float">
            <text:p>2.22</text:p>
          </table:table-cell>
          <table:table-cell table:style-name="ce86" office:value-type="float" office:value="1.17295" calcext:value-type="float">
            <text:p>1.17</text:p>
          </table:table-cell>
          <table:table-cell table:style-name="ce86" office:value-type="float" office:value="5.84174" calcext:value-type="float">
            <text:p>5.84</text:p>
          </table:table-cell>
          <table:table-cell table:style-name="ce86" office:value-type="float" office:value="9.28894" calcext:value-type="float">
            <text:p>9.29</text:p>
          </table:table-cell>
          <table:table-cell table:style-name="ce86" office:value-type="float" office:value="22.5654" calcext:value-type="float">
            <text:p>22.57</text:p>
          </table:table-cell>
          <table:table-cell table:style-name="ce86" office:value-type="float" office:value="5.89068" calcext:value-type="float">
            <text:p>5.89</text:p>
          </table:table-cell>
          <table:table-cell table:style-name="ce86" office:value-type="float" office:value="12.0115" calcext:value-type="float">
            <text:p>12.01</text:p>
          </table:table-cell>
          <table:table-cell table:style-name="ce86" office:value-type="float" office:value="9.84709" calcext:value-type="float">
            <text:p>9.85</text:p>
          </table:table-cell>
          <table:table-cell table:style-name="ce86" office:value-type="float" office:value="5.19802" calcext:value-type="float">
            <text:p>5.20</text:p>
          </table:table-cell>
          <table:table-cell table:style-name="ce86" office:value-type="float" office:value="25.8881" calcext:value-type="float">
            <text:p>25.89</text:p>
          </table:table-cell>
          <table:table-cell table:style-name="ce86" office:value-type="float" office:value="41.1646" calcext:value-type="float">
            <text:p>41.1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84748" calcext:value-type="float">
            <text:p>3.85</text:p>
          </table:table-cell>
          <table:table-cell table:style-name="ce86" office:value-type="float" office:value="3.6992" calcext:value-type="float">
            <text:p>3.70</text:p>
          </table:table-cell>
          <table:table-cell table:style-name="ce86" office:value-type="float" office:value="1.45421" calcext:value-type="float">
            <text:p>1.45</text:p>
          </table:table-cell>
          <table:table-cell table:style-name="ce86" office:value-type="float" office:value="1.6052" calcext:value-type="float">
            <text:p>1.61</text:p>
          </table:table-cell>
          <table:table-cell table:style-name="ce86" office:value-type="float" office:value="10.4302" calcext:value-type="float">
            <text:p>10.43</text:p>
          </table:table-cell>
          <table:table-cell table:style-name="ce86" office:value-type="float" office:value="21.0363" calcext:value-type="float">
            <text:p>21.04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8.2897" calcext:value-type="float">
            <text:p>18.29</text:p>
          </table:table-cell>
          <table:table-cell table:style-name="ce86" office:value-type="float" office:value="17.5848" calcext:value-type="float">
            <text:p>17.58</text:p>
          </table:table-cell>
          <table:table-cell table:style-name="ce86" office:value-type="float" office:value="6.91287" calcext:value-type="float">
            <text:p>6.91</text:p>
          </table:table-cell>
          <table:table-cell table:style-name="ce86" office:value-type="float" office:value="7.63064" calcext:value-type="float">
            <text:p>7.63</text:p>
          </table:table-cell>
          <table:table-cell table:style-name="ce86" office:value-type="float" office:value="49.582" calcext:value-type="float">
            <text:p>49.5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177131" calcext:value-type="float">
            <text:p>0.18</text:p>
          </table:table-cell>
          <table:table-cell table:style-name="ce86" office:value-type="float" office:value="3.23017" calcext:value-type="float">
            <text:p>3.23</text:p>
          </table:table-cell>
          <table:table-cell table:style-name="ce86" office:value-type="float" office:value="3.28837" calcext:value-type="float">
            <text:p>3.29</text:p>
          </table:table-cell>
          <table:table-cell table:style-name="ce86" office:value-type="float" office:value="0.83111" calcext:value-type="float">
            <text:p>0.83</text:p>
          </table:table-cell>
          <table:table-cell table:style-name="ce86" office:value-type="float" office:value="2.88082" calcext:value-type="float">
            <text:p>2.88</text:p>
          </table:table-cell>
          <table:table-cell table:style-name="ce86" office:value-type="float" office:value="17.8124" calcext:value-type="float">
            <text:p>17.81</text:p>
          </table:table-cell>
          <table:table-cell table:style-name="ce86" office:value-type="float" office:value="28.22" calcext:value-type="float">
            <text:p>28.22</text:p>
          </table:table-cell>
          <table:table-cell table:style-name="ce86" office:value-type="float" office:value="0.62768" calcext:value-type="float">
            <text:p>0.63</text:p>
          </table:table-cell>
          <table:table-cell table:style-name="ce86" office:value-type="float" office:value="11.4464" calcext:value-type="float">
            <text:p>11.45</text:p>
          </table:table-cell>
          <table:table-cell table:style-name="ce86" office:value-type="float" office:value="11.6526" calcext:value-type="float">
            <text:p>11.65</text:p>
          </table:table-cell>
          <table:table-cell table:style-name="ce86" office:value-type="float" office:value="2.94511" calcext:value-type="float">
            <text:p>2.95</text:p>
          </table:table-cell>
          <table:table-cell table:style-name="ce86" office:value-type="float" office:value="10.2084" calcext:value-type="float">
            <text:p>10.21</text:p>
          </table:table-cell>
          <table:table-cell table:style-name="ce86" office:value-type="float" office:value="63.1198" calcext:value-type="float">
            <text:p>63.1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215792" calcext:value-type="float">
            <text:p>0.22</text:p>
          </table:table-cell>
          <table:table-cell table:style-name="ce86" office:value-type="float" office:value="3.47736" calcext:value-type="float">
            <text:p>3.48</text:p>
          </table:table-cell>
          <table:table-cell table:style-name="ce86" office:value-type="float" office:value="2.83186" calcext:value-type="float">
            <text:p>2.83</text:p>
          </table:table-cell>
          <table:table-cell table:style-name="ce86" office:value-type="float" office:value="1.05391" calcext:value-type="float">
            <text:p>1.05</text:p>
          </table:table-cell>
          <table:table-cell table:style-name="ce86" office:value-type="float" office:value="2.57822" calcext:value-type="float">
            <text:p>2.58</text:p>
          </table:table-cell>
          <table:table-cell table:style-name="ce86" office:value-type="float" office:value="12.2282" calcext:value-type="float">
            <text:p>12.23</text:p>
          </table:table-cell>
          <table:table-cell table:style-name="ce86" office:value-type="float" office:value="22.3854" calcext:value-type="float">
            <text:p>22.39</text:p>
          </table:table-cell>
          <table:table-cell table:style-name="ce86" office:value-type="float" office:value="0.963988" calcext:value-type="float">
            <text:p>0.96</text:p>
          </table:table-cell>
          <table:table-cell table:style-name="ce86" office:value-type="float" office:value="15.5341" calcext:value-type="float">
            <text:p>15.53</text:p>
          </table:table-cell>
          <table:table-cell table:style-name="ce86" office:value-type="float" office:value="12.6505" calcext:value-type="float">
            <text:p>12.65</text:p>
          </table:table-cell>
          <table:table-cell table:style-name="ce86" office:value-type="float" office:value="4.70802" calcext:value-type="float">
            <text:p>4.71</text:p>
          </table:table-cell>
          <table:table-cell table:style-name="ce86" office:value-type="float" office:value="11.5174" calcext:value-type="float">
            <text:p>11.52</text:p>
          </table:table-cell>
          <table:table-cell table:style-name="ce86" office:value-type="float" office:value="54.626" calcext:value-type="float">
            <text:p>54.63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4.33147" calcext:value-type="float">
            <text:p>4.33</text:p>
          </table:table-cell>
          <table:table-cell table:style-name="ce86" office:value-type="float" office:value="4.13496" calcext:value-type="float">
            <text:p>4.13</text:p>
          </table:table-cell>
          <table:table-cell table:style-name="ce86" office:value-type="float" office:value="0.506457" calcext:value-type="float">
            <text:p>0.51</text:p>
          </table:table-cell>
          <table:table-cell table:style-name="ce86" office:value-type="float" office:value="6.57062" calcext:value-type="float">
            <text:p>6.57</text:p>
          </table:table-cell>
          <table:table-cell table:style-name="ce86" office:value-type="float" office:value="14.6143" calcext:value-type="float">
            <text:p>14.61</text:p>
          </table:table-cell>
          <table:table-cell table:style-name="ce86" office:value-type="float" office:value="30.1579" calcext:value-type="float">
            <text:p>30.16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3627" calcext:value-type="float">
            <text:p>14.36</text:p>
          </table:table-cell>
          <table:table-cell table:style-name="ce86" office:value-type="float" office:value="13.7111" calcext:value-type="float">
            <text:p>13.71</text:p>
          </table:table-cell>
          <table:table-cell table:style-name="ce86" office:value-type="float" office:value="1.67935" calcext:value-type="float">
            <text:p>1.68</text:p>
          </table:table-cell>
          <table:table-cell table:style-name="ce86" office:value-type="float" office:value="21.7874" calcext:value-type="float">
            <text:p>21.79</text:p>
          </table:table-cell>
          <table:table-cell table:style-name="ce86" office:value-type="float" office:value="48.4595" calcext:value-type="float">
            <text:p>48.4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3.62528" calcext:value-type="float">
            <text:p>3.63</text:p>
          </table:table-cell>
          <table:table-cell table:style-name="ce86" office:value-type="float" office:value="1.07669" calcext:value-type="float">
            <text:p>1.08</text:p>
          </table:table-cell>
          <table:table-cell table:style-name="ce86" office:value-type="float" office:value="1.56017" calcext:value-type="float">
            <text:p>1.56</text:p>
          </table:table-cell>
          <table:table-cell table:style-name="ce86" office:value-type="float" office:value="0.978182" calcext:value-type="float">
            <text:p>0.98</text:p>
          </table:table-cell>
          <table:table-cell table:style-name="ce86" office:value-type="float" office:value="25.2177" calcext:value-type="float">
            <text:p>25.22</text:p>
          </table:table-cell>
          <table:table-cell table:style-name="ce86" office:value-type="float" office:value="7.542" calcext:value-type="float">
            <text:p>7.54</text:p>
          </table:table-cell>
          <table:table-cell table:style-name="ce86" office:value-type="float" office:value="40" calcext:value-type="float">
            <text:p>40.00</text:p>
          </table:table-cell>
          <table:table-cell table:style-name="ce86" office:value-type="float" office:value="9.0632" calcext:value-type="float">
            <text:p>9.06</text:p>
          </table:table-cell>
          <table:table-cell table:style-name="ce86" office:value-type="float" office:value="2.69172" calcext:value-type="float">
            <text:p>2.69</text:p>
          </table:table-cell>
          <table:table-cell table:style-name="ce86" office:value-type="float" office:value="3.90042" calcext:value-type="float">
            <text:p>3.90</text:p>
          </table:table-cell>
          <table:table-cell table:style-name="ce86" office:value-type="float" office:value="2.44546" calcext:value-type="float">
            <text:p>2.45</text:p>
          </table:table-cell>
          <table:table-cell table:style-name="ce86" office:value-type="float" office:value="63.0442" calcext:value-type="float">
            <text:p>63.04</text:p>
          </table:table-cell>
          <table:table-cell table:style-name="ce86" office:value-type="float" office:value="18.855" calcext:value-type="float">
            <text:p>18.8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42475" calcext:value-type="float">
            <text:p>3.42</text:p>
          </table:table-cell>
          <table:table-cell table:style-name="ce86" office:value-type="float" office:value="1.11558" calcext:value-type="float">
            <text:p>1.12</text:p>
          </table:table-cell>
          <table:table-cell table:style-name="ce86" office:value-type="float" office:value="1.33435" calcext:value-type="float">
            <text:p>1.33</text:p>
          </table:table-cell>
          <table:table-cell table:style-name="ce86" office:value-type="float" office:value="1.88775" calcext:value-type="float">
            <text:p>1.89</text:p>
          </table:table-cell>
          <table:table-cell table:style-name="ce86" office:value-type="float" office:value="18.4165" calcext:value-type="float">
            <text:p>18.42</text:p>
          </table:table-cell>
          <table:table-cell table:style-name="ce86" office:value-type="float" office:value="4.9849" calcext:value-type="float">
            <text:p>4.98</text:p>
          </table:table-cell>
          <table:table-cell table:style-name="ce86" office:value-type="float" office:value="31.1639" calcext:value-type="float">
            <text:p>31.16</text:p>
          </table:table-cell>
          <table:table-cell table:style-name="ce86" office:value-type="float" office:value="10.9895" calcext:value-type="float">
            <text:p>10.99</text:p>
          </table:table-cell>
          <table:table-cell table:style-name="ce86" office:value-type="float" office:value="3.57972" calcext:value-type="float">
            <text:p>3.58</text:p>
          </table:table-cell>
          <table:table-cell table:style-name="ce86" office:value-type="float" office:value="4.28172" calcext:value-type="float">
            <text:p>4.28</text:p>
          </table:table-cell>
          <table:table-cell table:style-name="ce86" office:value-type="float" office:value="6.05751" calcext:value-type="float">
            <text:p>6.06</text:p>
          </table:table-cell>
          <table:table-cell table:style-name="ce86" office:value-type="float" office:value="59.0958" calcext:value-type="float">
            <text:p>59.10</text:p>
          </table:table-cell>
          <table:table-cell table:style-name="ce86" office:value-type="float" office:value="15.9958" calcext:value-type="float">
            <text:p>16.0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3.41732" calcext:value-type="float">
            <text:p>3.42</text:p>
          </table:table-cell>
          <table:table-cell table:style-name="ce86" office:value-type="float" office:value="1.24297" calcext:value-type="float">
            <text:p>1.24</text:p>
          </table:table-cell>
          <table:table-cell table:style-name="ce86" office:value-type="float" office:value="2.72398" calcext:value-type="float">
            <text:p>2.72</text:p>
          </table:table-cell>
          <table:table-cell table:style-name="ce86" office:value-type="float" office:value="1.61895" calcext:value-type="float">
            <text:p>1.62</text:p>
          </table:table-cell>
          <table:table-cell table:style-name="ce86" office:value-type="float" office:value="29.6174" calcext:value-type="float">
            <text:p>29.62</text:p>
          </table:table-cell>
          <table:table-cell table:style-name="ce86" office:value-type="float" office:value="7.28922" calcext:value-type="float">
            <text:p>7.29</text:p>
          </table:table-cell>
          <table:table-cell table:style-name="ce86" office:value-type="float" office:value="45.9098" calcext:value-type="float">
            <text:p>45.91</text:p>
          </table:table-cell>
          <table:table-cell table:style-name="ce86" office:value-type="float" office:value="7.44354" calcext:value-type="float">
            <text:p>7.44</text:p>
          </table:table-cell>
          <table:table-cell table:style-name="ce86" office:value-type="float" office:value="2.70742" calcext:value-type="float">
            <text:p>2.71</text:p>
          </table:table-cell>
          <table:table-cell table:style-name="ce86" office:value-type="float" office:value="5.93332" calcext:value-type="float">
            <text:p>5.93</text:p>
          </table:table-cell>
          <table:table-cell table:style-name="ce86" office:value-type="float" office:value="3.52637" calcext:value-type="float">
            <text:p>3.53</text:p>
          </table:table-cell>
          <table:table-cell table:style-name="ce86" office:value-type="float" office:value="64.5121" calcext:value-type="float">
            <text:p>64.51</text:p>
          </table:table-cell>
          <table:table-cell table:style-name="ce86" office:value-type="float" office:value="15.8772" calcext:value-type="float">
            <text:p>15.8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2.30862" calcext:value-type="float">
            <text:p>2.31</text:p>
          </table:table-cell>
          <table:table-cell table:style-name="ce86" office:value-type="float" office:value="1.91275" calcext:value-type="float">
            <text:p>1.91</text:p>
          </table:table-cell>
          <table:table-cell table:style-name="ce86" office:value-type="float" office:value="2.54833" calcext:value-type="float">
            <text:p>2.55</text:p>
          </table:table-cell>
          <table:table-cell table:style-name="ce86" office:value-type="float" office:value="0.953822" calcext:value-type="float">
            <text:p>0.95</text:p>
          </table:table-cell>
          <table:table-cell table:style-name="ce86" office:value-type="float" office:value="11.4867" calcext:value-type="float">
            <text:p>11.49</text:p>
          </table:table-cell>
          <table:table-cell table:style-name="ce86" office:value-type="float" office:value="4.78979" calcext:value-type="float">
            <text:p>4.79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61925" calcext:value-type="float">
            <text:p>9.62</text:p>
          </table:table-cell>
          <table:table-cell table:style-name="ce86" office:value-type="float" office:value="7.96978" calcext:value-type="float">
            <text:p>7.97</text:p>
          </table:table-cell>
          <table:table-cell table:style-name="ce86" office:value-type="float" office:value="10.618" calcext:value-type="float">
            <text:p>10.62</text:p>
          </table:table-cell>
          <table:table-cell table:style-name="ce86" office:value-type="float" office:value="3.97426" calcext:value-type="float">
            <text:p>3.97</text:p>
          </table:table-cell>
          <table:table-cell table:style-name="ce86" office:value-type="float" office:value="47.8612" calcext:value-type="float">
            <text:p>47.86</text:p>
          </table:table-cell>
          <table:table-cell table:style-name="ce86" office:value-type="float" office:value="19.9575" calcext:value-type="float">
            <text:p>19.9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2.71376" calcext:value-type="float">
            <text:p>2.71</text:p>
          </table:table-cell>
          <table:table-cell table:style-name="ce86" office:value-type="float" office:value="1.10803" calcext:value-type="float">
            <text:p>1.11</text:p>
          </table:table-cell>
          <table:table-cell table:style-name="ce86" office:value-type="float" office:value="1.29473" calcext:value-type="float">
            <text:p>1.29</text:p>
          </table:table-cell>
          <table:table-cell table:style-name="ce86" office:value-type="float" office:value="1.91113" calcext:value-type="float">
            <text:p>1.91</text:p>
          </table:table-cell>
          <table:table-cell table:style-name="ce86" office:value-type="float" office:value="12.9054" calcext:value-type="float">
            <text:p>12.91</text:p>
          </table:table-cell>
          <table:table-cell table:style-name="ce86" office:value-type="float" office:value="4.06693" calcext:value-type="float">
            <text:p>4.0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3073" calcext:value-type="float">
            <text:p>11.31</text:p>
          </table:table-cell>
          <table:table-cell table:style-name="ce86" office:value-type="float" office:value="4.61678" calcext:value-type="float">
            <text:p>4.62</text:p>
          </table:table-cell>
          <table:table-cell table:style-name="ce86" office:value-type="float" office:value="5.39473" calcext:value-type="float">
            <text:p>5.39</text:p>
          </table:table-cell>
          <table:table-cell table:style-name="ce86" office:value-type="float" office:value="7.96305" calcext:value-type="float">
            <text:p>7.96</text:p>
          </table:table-cell>
          <table:table-cell table:style-name="ce86" office:value-type="float" office:value="53.7726" calcext:value-type="float">
            <text:p>53.77</text:p>
          </table:table-cell>
          <table:table-cell table:style-name="ce86" office:value-type="float" office:value="16.9455" calcext:value-type="float">
            <text:p>16.9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0.406331" calcext:value-type="float">
            <text:p>0.41</text:p>
          </table:table-cell>
          <table:table-cell table:style-name="ce86" office:value-type="float" office:value="2.71007" calcext:value-type="float">
            <text:p>2.71</text:p>
          </table:table-cell>
          <table:table-cell table:style-name="ce86" office:value-type="float" office:value="4.29121" calcext:value-type="float">
            <text:p>4.29</text:p>
          </table:table-cell>
          <table:table-cell table:style-name="ce86" office:value-type="float" office:value="0.761113" calcext:value-type="float">
            <text:p>0.76</text:p>
          </table:table-cell>
          <table:table-cell table:style-name="ce86" office:value-type="float" office:value="12.5505" calcext:value-type="float">
            <text:p>12.55</text:p>
          </table:table-cell>
          <table:table-cell table:style-name="ce86" office:value-type="float" office:value="5.91336" calcext:value-type="float">
            <text:p>5.91</text:p>
          </table:table-cell>
          <table:table-cell table:style-name="ce86" office:value-type="float" office:value="26.6326" calcext:value-type="float">
            <text:p>26.63</text:p>
          </table:table-cell>
          <table:table-cell table:style-name="ce86" office:value-type="float" office:value="1.52569" calcext:value-type="float">
            <text:p>1.53</text:p>
          </table:table-cell>
          <table:table-cell table:style-name="ce86" office:value-type="float" office:value="10.1758" calcext:value-type="float">
            <text:p>10.18</text:p>
          </table:table-cell>
          <table:table-cell table:style-name="ce86" office:value-type="float" office:value="16.1126" calcext:value-type="float">
            <text:p>16.11</text:p>
          </table:table-cell>
          <table:table-cell table:style-name="ce86" office:value-type="float" office:value="2.85783" calcext:value-type="float">
            <text:p>2.86</text:p>
          </table:table-cell>
          <table:table-cell table:style-name="ce86" office:value-type="float" office:value="47.1246" calcext:value-type="float">
            <text:p>47.12</text:p>
          </table:table-cell>
          <table:table-cell table:style-name="ce86" office:value-type="float" office:value="22.2035" calcext:value-type="float">
            <text:p>22.2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1.20963" calcext:value-type="float">
            <text:p>1.21</text:p>
          </table:table-cell>
          <table:table-cell table:style-name="ce86" office:value-type="float" office:value="2.40197" calcext:value-type="float">
            <text:p>2.40</text:p>
          </table:table-cell>
          <table:table-cell table:style-name="ce86" office:value-type="float" office:value="3.10284" calcext:value-type="float">
            <text:p>3.10</text:p>
          </table:table-cell>
          <table:table-cell table:style-name="ce86" office:value-type="float" office:value="0.741787" calcext:value-type="float">
            <text:p>0.74</text:p>
          </table:table-cell>
          <table:table-cell table:style-name="ce86" office:value-type="float" office:value="12.4849" calcext:value-type="float">
            <text:p>12.48</text:p>
          </table:table-cell>
          <table:table-cell table:style-name="ce86" office:value-type="float" office:value="3.40427" calcext:value-type="float">
            <text:p>3.40</text:p>
          </table:table-cell>
          <table:table-cell table:style-name="ce86" office:value-type="float" office:value="23.3454" calcext:value-type="float">
            <text:p>23.35</text:p>
          </table:table-cell>
          <table:table-cell table:style-name="ce86" office:value-type="float" office:value="5.18144" calcext:value-type="float">
            <text:p>5.18</text:p>
          </table:table-cell>
          <table:table-cell table:style-name="ce86" office:value-type="float" office:value="10.2889" calcext:value-type="float">
            <text:p>10.29</text:p>
          </table:table-cell>
          <table:table-cell table:style-name="ce86" office:value-type="float" office:value="13.291" calcext:value-type="float">
            <text:p>13.29</text:p>
          </table:table-cell>
          <table:table-cell table:style-name="ce86" office:value-type="float" office:value="3.17744" calcext:value-type="float">
            <text:p>3.18</text:p>
          </table:table-cell>
          <table:table-cell table:style-name="ce86" office:value-type="float" office:value="53.4791" calcext:value-type="float">
            <text:p>53.48</text:p>
          </table:table-cell>
          <table:table-cell table:style-name="ce86" office:value-type="float" office:value="14.5822" calcext:value-type="float">
            <text:p>14.5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70174" calcext:value-type="float">
            <text:p>2.70</text:p>
          </table:table-cell>
          <table:table-cell table:style-name="ce86" office:value-type="float" office:value="2.06563" calcext:value-type="float">
            <text:p>2.07</text:p>
          </table:table-cell>
          <table:table-cell table:style-name="ce86" office:value-type="float" office:value="2.32169" calcext:value-type="float">
            <text:p>2.32</text:p>
          </table:table-cell>
          <table:table-cell table:style-name="ce86" office:value-type="float" office:value="0.933938" calcext:value-type="float">
            <text:p>0.93</text:p>
          </table:table-cell>
          <table:table-cell table:style-name="ce86" office:value-type="float" office:value="16.6201" calcext:value-type="float">
            <text:p>16.62</text:p>
          </table:table-cell>
          <table:table-cell table:style-name="ce86" office:value-type="float" office:value="2.73037" calcext:value-type="float">
            <text:p>2.73</text:p>
          </table:table-cell>
          <table:table-cell table:style-name="ce86" office:value-type="float" office:value="27.3734" calcext:value-type="float">
            <text:p>27.37</text:p>
          </table:table-cell>
          <table:table-cell table:style-name="ce86" office:value-type="float" office:value="9.86995" calcext:value-type="float">
            <text:p>9.87</text:p>
          </table:table-cell>
          <table:table-cell table:style-name="ce86" office:value-type="float" office:value="7.54611" calcext:value-type="float">
            <text:p>7.55</text:p>
          </table:table-cell>
          <table:table-cell table:style-name="ce86" office:value-type="float" office:value="8.48153" calcext:value-type="float">
            <text:p>8.48</text:p>
          </table:table-cell>
          <table:table-cell table:style-name="ce86" office:value-type="float" office:value="3.41184" calcext:value-type="float">
            <text:p>3.41</text:p>
          </table:table-cell>
          <table:table-cell table:style-name="ce86" office:value-type="float" office:value="60.716" calcext:value-type="float">
            <text:p>60.72</text:p>
          </table:table-cell>
          <table:table-cell table:style-name="ce86" office:value-type="float" office:value="9.97453" calcext:value-type="float">
            <text:p>9.9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1.52213" calcext:value-type="float">
            <text:p>1.52</text:p>
          </table:table-cell>
          <table:table-cell table:style-name="ce86" office:value-type="float" office:value="2.98569" calcext:value-type="float">
            <text:p>2.99</text:p>
          </table:table-cell>
          <table:table-cell table:style-name="ce86" office:value-type="float" office:value="3.1834" calcext:value-type="float">
            <text:p>3.18</text:p>
          </table:table-cell>
          <table:table-cell table:style-name="ce86" office:value-type="float" office:value="2.05598" calcext:value-type="float">
            <text:p>2.06</text:p>
          </table:table-cell>
          <table:table-cell table:style-name="ce86" office:value-type="float" office:value="11.5533" calcext:value-type="float">
            <text:p>11.55</text:p>
          </table:table-cell>
          <table:table-cell table:style-name="ce86" office:value-type="float" office:value="10.6995" calcext:value-type="float">
            <text:p>10.70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4.75666" calcext:value-type="float">
            <text:p>4.76</text:p>
          </table:table-cell>
          <table:table-cell table:style-name="ce86" office:value-type="float" office:value="9.33027" calcext:value-type="float">
            <text:p>9.33</text:p>
          </table:table-cell>
          <table:table-cell table:style-name="ce86" office:value-type="float" office:value="9.94812" calcext:value-type="float">
            <text:p>9.95</text:p>
          </table:table-cell>
          <table:table-cell table:style-name="ce86" office:value-type="float" office:value="6.42493" calcext:value-type="float">
            <text:p>6.42</text:p>
          </table:table-cell>
          <table:table-cell table:style-name="ce86" office:value-type="float" office:value="36.1041" calcext:value-type="float">
            <text:p>36.10</text:p>
          </table:table-cell>
          <table:table-cell table:style-name="ce86" office:value-type="float" office:value="33.4359" calcext:value-type="float">
            <text:p>33.4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14595" calcext:value-type="float">
            <text:p>2.15</text:p>
          </table:table-cell>
          <table:table-cell table:style-name="ce86" office:value-type="float" office:value="3.07872" calcext:value-type="float">
            <text:p>3.08</text:p>
          </table:table-cell>
          <table:table-cell table:style-name="ce86" office:value-type="float" office:value="3.27264" calcext:value-type="float">
            <text:p>3.27</text:p>
          </table:table-cell>
          <table:table-cell table:style-name="ce86" office:value-type="float" office:value="1.57604" calcext:value-type="float">
            <text:p>1.58</text:p>
          </table:table-cell>
          <table:table-cell table:style-name="ce86" office:value-type="float" office:value="10.185" calcext:value-type="float">
            <text:p>10.19</text:p>
          </table:table-cell>
          <table:table-cell table:style-name="ce86" office:value-type="float" office:value="3.74165" calcext:value-type="float">
            <text:p>3.7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94144" calcext:value-type="float">
            <text:p>8.94</text:p>
          </table:table-cell>
          <table:table-cell table:style-name="ce86" office:value-type="float" office:value="12.828" calcext:value-type="float">
            <text:p>12.83</text:p>
          </table:table-cell>
          <table:table-cell table:style-name="ce86" office:value-type="float" office:value="13.636" calcext:value-type="float">
            <text:p>13.64</text:p>
          </table:table-cell>
          <table:table-cell table:style-name="ce86" office:value-type="float" office:value="6.56683" calcext:value-type="float">
            <text:p>6.57</text:p>
          </table:table-cell>
          <table:table-cell table:style-name="ce86" office:value-type="float" office:value="42.4375" calcext:value-type="float">
            <text:p>42.44</text:p>
          </table:table-cell>
          <table:table-cell table:style-name="ce86" office:value-type="float" office:value="15.5902" calcext:value-type="float">
            <text:p>15.59</text:p>
          </table:table-cell>
          <table:table-cell table:style-name="ce86" table:number-columns-repeated="2"/>
        </table:table-row>
        <table:table-row table:style-name="ro1" table:number-rows-repeated="2">
          <table:table-cell/>
          <table:table-cell table:style-name="ce86" table:number-columns-repeated="15"/>
        </table:table-row>
        <table:table-row table:style-name="ro1" table:number-rows-repeated="17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97"/>
          <table:table-cell table:style-name="Default" table:number-columns-repeated="13"/>
          <table:table-cell table:number-columns-repeated="2"/>
        </table:table-row>
        <table:table-row table:style-name="ro1" table:number-rows-repeated="31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table:table-column table:style-name="co17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7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office:forms form:automatic-focus="false" form:apply-design-mode="false"/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ce79" office:value-type="string" calcext:value-type="string">
            <text:p>sfsarp-10-5-1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6.728" calcext:value-type="float">
            <text:p>46.728</text:p>
          </table:table-cell>
          <table:table-cell table:style-name="ce79" office:value-type="float" office:value="64.8557" calcext:value-type="float">
            <text:p>64.8557</text:p>
          </table:table-cell>
          <table:table-cell table:style-name="ce79" office:value-type="float" office:value="58.7957" calcext:value-type="float">
            <text:p>58.795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13.59" calcext:value-type="float">
            <text:p>113.59</text:p>
          </table:table-cell>
          <table:table-cell table:style-name="ce79" office:value-type="float" office:value="52.7879" calcext:value-type="float">
            <text:p>52.787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2.7879" calcext:value-type="float">
            <text:p>52.7879</text:p>
          </table:table-cell>
          <table:table-cell table:style-name="ce79" office:value-type="float" office:value="52.7931" calcext:value-type="float">
            <text:p>52.7931</text:p>
          </table:table-cell>
          <table:table-cell table:style-name="ce79" office:value-type="float" office:value="0.00984977" calcext:value-type="float">
            <text:p>0.00984977</text:p>
          </table:table-cell>
        </table:table-row>
        <table:table-row table:style-name="ro1">
          <table:table-cell table:style-name="ce79" office:value-type="string" calcext:value-type="string">
            <text:p>sfsarp-10-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8.5962" calcext:value-type="float">
            <text:p>48.5962</text:p>
          </table:table-cell>
          <table:table-cell table:style-name="ce79" office:value-type="float" office:value="17.7295" calcext:value-type="float">
            <text:p>17.7295</text:p>
          </table:table-cell>
          <table:table-cell table:style-name="ce79" office:value-type="float" office:value="25.5856" calcext:value-type="float">
            <text:p>25.585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370.41" calcext:value-type="float">
            <text:p>370.41</text:p>
          </table:table-cell>
          <table:table-cell table:style-name="ce79" office:value-type="float" office:value="40.7401" calcext:value-type="float">
            <text:p>40.740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0.7401" calcext:value-type="float">
            <text:p>40.7401</text:p>
          </table:table-cell>
          <table:table-cell table:style-name="ce79" office:value-type="float" office:value="40.7441" calcext:value-type="float">
            <text:p>40.7441</text:p>
          </table:table-cell>
          <table:table-cell table:style-name="ce79" office:value-type="float" office:value="0.00981737" calcext:value-type="float">
            <text:p>0.00981737</text:p>
          </table:table-cell>
        </table:table-row>
        <table:table-row table:style-name="ro1">
          <table:table-cell table:style-name="ce79" office:value-type="string" calcext:value-type="string">
            <text:p>sfsarp-10-5-3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53.8867" calcext:value-type="float">
            <text:p>53.8867</text:p>
          </table:table-cell>
          <table:table-cell table:style-name="ce79" office:value-type="float" office:value="14.8646" calcext:value-type="float">
            <text:p>14.8646</text:p>
          </table:table-cell>
          <table:table-cell table:style-name="ce79" office:value-type="float" office:value="26.4984" calcext:value-type="float">
            <text:p>26.498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4" calcext:value-type="float">
            <text:p>7192.4</text:p>
          </table:table-cell>
          <table:table-cell table:style-name="ce79" office:value-type="float" office:value="42.2529" calcext:value-type="float">
            <text:p>42.25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42.2529" calcext:value-type="float">
            <text:p>42.2529</text:p>
          </table:table-cell>
          <table:table-cell table:style-name="ce79" office:value-type="float" office:value="44.3032" calcext:value-type="float">
            <text:p>44.3032</text:p>
          </table:table-cell>
          <table:table-cell table:style-name="ce79" office:value-type="float" office:value="4.62788" calcext:value-type="float">
            <text:p>4.62788</text:p>
          </table:table-cell>
        </table:table-row>
        <table:table-row table:style-name="ro1">
          <table:table-cell table:style-name="ce79" office:value-type="string" calcext:value-type="string">
            <text:p>sfsarp-10-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6.5593" calcext:value-type="float">
            <text:p>56.5593</text:p>
          </table:table-cell>
          <table:table-cell table:style-name="ce79" office:value-type="float" office:value="14.2417" calcext:value-type="float">
            <text:p>14.2417</text:p>
          </table:table-cell>
          <table:table-cell table:style-name="ce79" office:value-type="float" office:value="24.1217" calcext:value-type="float">
            <text:p>24.121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37.54" calcext:value-type="float">
            <text:p>237.54</text:p>
          </table:table-cell>
          <table:table-cell table:style-name="ce79" office:value-type="float" office:value="46.6793" calcext:value-type="float">
            <text:p>46.6793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6.6793" calcext:value-type="float">
            <text:p>46.6793</text:p>
          </table:table-cell>
          <table:table-cell table:style-name="ce79" office:value-type="float" office:value="46.6839" calcext:value-type="float">
            <text:p>46.6839</text:p>
          </table:table-cell>
          <table:table-cell table:style-name="ce79" office:value-type="float" office:value="0.0098535" calcext:value-type="float">
            <text:p>0.0098535</text:p>
          </table:table-cell>
        </table:table-row>
        <table:table-row table:style-name="ro1">
          <table:table-cell table:style-name="ce79" office:value-type="string" calcext:value-type="string">
            <text:p>sfsarp-10-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6.9008" calcext:value-type="float">
            <text:p>46.9008</text:p>
          </table:table-cell>
          <table:table-cell table:style-name="ce79" office:value-type="float" office:value="33.1732" calcext:value-type="float">
            <text:p>33.1732</text:p>
          </table:table-cell>
          <table:table-cell table:style-name="ce79" office:value-type="float" office:value="37.6621" calcext:value-type="float">
            <text:p>37.662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9.32" calcext:value-type="float">
            <text:p>7199.32</text:p>
          </table:table-cell>
          <table:table-cell table:style-name="ce79" office:value-type="float" office:value="42.4119" calcext:value-type="float">
            <text:p>42.411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42.4119" calcext:value-type="float">
            <text:p>42.4119</text:p>
          </table:table-cell>
          <table:table-cell table:style-name="ce79" office:value-type="float" office:value="51.3721" calcext:value-type="float">
            <text:p>51.3721</text:p>
          </table:table-cell>
          <table:table-cell table:style-name="ce79" office:value-type="float" office:value="17.4418" calcext:value-type="float">
            <text:p>17.4418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40.6794" calcext:value-type="float">
            <text:p>40.67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79" calcext:value-type="float">
            <text:p>7192.79</text:p>
          </table:table-cell>
          <table:table-cell table:style-name="ce79" office:value-type="float" office:value="57.881" calcext:value-type="float">
            <text:p>57.88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881" calcext:value-type="float">
            <text:p>57.881</text:p>
          </table:table-cell>
          <table:table-cell table:style-name="ce79" office:value-type="float" office:value="69.4365" calcext:value-type="float">
            <text:p>69.4365</text:p>
          </table:table-cell>
          <table:table-cell table:style-name="ce79" office:value-type="float" office:value="16.6418" calcext:value-type="float">
            <text:p>16.641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63.25" calcext:value-type="float">
            <text:p>63.25</text:p>
          </table:table-cell>
          <table:table-cell table:style-name="ce79" office:value-type="float" office:value="35.1034" calcext:value-type="float">
            <text:p>35.103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28" calcext:value-type="float">
            <text:p>7196.28</text:p>
          </table:table-cell>
          <table:table-cell table:style-name="ce79" office:value-type="float" office:value="85.345" calcext:value-type="float">
            <text:p>85.3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345" calcext:value-type="float">
            <text:p>85.345</text:p>
          </table:table-cell>
          <table:table-cell table:style-name="ce79" office:value-type="float" office:value="89.6422" calcext:value-type="float">
            <text:p>89.6422</text:p>
          </table:table-cell>
          <table:table-cell table:style-name="ce79" office:value-type="float" office:value="4.79372" calcext:value-type="float">
            <text:p>4.79372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51.0239" calcext:value-type="float">
            <text:p>51.0239</text:p>
          </table:table-cell>
          <table:table-cell table:style-name="ce79" office:value-type="float" office:value="38.3936" calcext:value-type="float">
            <text:p>38.393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4.89" calcext:value-type="float">
            <text:p>7194.89</text:p>
          </table:table-cell>
          <table:table-cell table:style-name="ce79" office:value-type="float" office:value="62.7921" calcext:value-type="float">
            <text:p>62.792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7921" calcext:value-type="float">
            <text:p>62.7921</text:p>
          </table:table-cell>
          <table:table-cell table:style-name="ce79" office:value-type="float" office:value="66.4493" calcext:value-type="float">
            <text:p>66.4493</text:p>
          </table:table-cell>
          <table:table-cell table:style-name="ce79" office:value-type="float" office:value="5.50374" calcext:value-type="float">
            <text:p>5.5037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74.9648" calcext:value-type="float">
            <text:p>74.9648</text:p>
          </table:table-cell>
          <table:table-cell table:style-name="ce79" office:value-type="float" office:value="36.8577" calcext:value-type="float">
            <text:p>36.857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89" calcext:value-type="float">
            <text:p>7191.89</text:p>
          </table:table-cell>
          <table:table-cell table:style-name="ce79" office:value-type="float" office:value="89.0132" calcext:value-type="float">
            <text:p>89.013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0132" calcext:value-type="float">
            <text:p>89.0132</text:p>
          </table:table-cell>
          <table:table-cell table:style-name="ce79" office:value-type="float" office:value="91.0076" calcext:value-type="float">
            <text:p>91.0076</text:p>
          </table:table-cell>
          <table:table-cell table:style-name="ce79" office:value-type="float" office:value="2.19147" calcext:value-type="float">
            <text:p>2.1914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44.9871" calcext:value-type="float">
            <text:p>44.9871</text:p>
          </table:table-cell>
          <table:table-cell table:style-name="ce79" office:value-type="float" office:value="38.1824" calcext:value-type="float">
            <text:p>38.182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82" calcext:value-type="float">
            <text:p>7192.82</text:p>
          </table:table-cell>
          <table:table-cell table:style-name="ce79" office:value-type="float" office:value="70.4242" calcext:value-type="float">
            <text:p>70.42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0.4242" calcext:value-type="float">
            <text:p>70.4242</text:p>
          </table:table-cell>
          <table:table-cell table:style-name="ce79" office:value-type="float" office:value="75.1676" calcext:value-type="float">
            <text:p>75.1676</text:p>
          </table:table-cell>
          <table:table-cell table:style-name="ce79" office:value-type="float" office:value="6.31043" calcext:value-type="float">
            <text:p>6.31043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49.7134" calcext:value-type="float">
            <text:p>49.7134</text:p>
          </table:table-cell>
          <table:table-cell table:style-name="ce79" office:value-type="float" office:value="31.6588" calcext:value-type="float">
            <text:p>31.658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" calcext:value-type="float">
            <text:p>7194.1</text:p>
          </table:table-cell>
          <table:table-cell table:style-name="ce79" office:value-type="float" office:value="76.7929" calcext:value-type="float">
            <text:p>76.7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7929" calcext:value-type="float">
            <text:p>76.7929</text:p>
          </table:table-cell>
          <table:table-cell table:style-name="ce79" office:value-type="float" office:value="86.2617" calcext:value-type="float">
            <text:p>86.2617</text:p>
          </table:table-cell>
          <table:table-cell table:style-name="ce79" office:value-type="float" office:value="10.9768" calcext:value-type="float">
            <text:p>10.9768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59.9286" calcext:value-type="float">
            <text:p>59.9286</text:p>
          </table:table-cell>
          <table:table-cell table:style-name="ce79" office:value-type="float" office:value="24.4022" calcext:value-type="float">
            <text:p>24.40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85" calcext:value-type="float">
            <text:p>7192.85</text:p>
          </table:table-cell>
          <table:table-cell table:style-name="ce79" office:value-type="float" office:value="75.4211" calcext:value-type="float">
            <text:p>75.421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4211" calcext:value-type="float">
            <text:p>75.4211</text:p>
          </table:table-cell>
          <table:table-cell table:style-name="ce79" office:value-type="float" office:value="79.4562" calcext:value-type="float">
            <text:p>79.4562</text:p>
          </table:table-cell>
          <table:table-cell table:style-name="ce79" office:value-type="float" office:value="5.0784" calcext:value-type="float">
            <text:p>5.078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65.8364" calcext:value-type="float">
            <text:p>65.8364</text:p>
          </table:table-cell>
          <table:table-cell table:style-name="ce79" office:value-type="float" office:value="36.3183" calcext:value-type="float">
            <text:p>36.318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7" calcext:value-type="float">
            <text:p>7197.07</text:p>
          </table:table-cell>
          <table:table-cell table:style-name="ce79" office:value-type="float" office:value="68.0789" calcext:value-type="float">
            <text:p>68.07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8.0789" calcext:value-type="float">
            <text:p>68.0789</text:p>
          </table:table-cell>
          <table:table-cell table:style-name="ce79" office:value-type="float" office:value="73.3552" calcext:value-type="float">
            <text:p>73.3552</text:p>
          </table:table-cell>
          <table:table-cell table:style-name="ce79" office:value-type="float" office:value="7.19281" calcext:value-type="float">
            <text:p>7.192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69.6386" calcext:value-type="float">
            <text:p>69.6386</text:p>
          </table:table-cell>
          <table:table-cell table:style-name="ce79" office:value-type="float" office:value="40.8253" calcext:value-type="float">
            <text:p>40.825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4" calcext:value-type="float">
            <text:p>7194.14</text:p>
          </table:table-cell>
          <table:table-cell table:style-name="ce79" office:value-type="float" office:value="65.4009" calcext:value-type="float">
            <text:p>65.400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5.4009" calcext:value-type="float">
            <text:p>65.4009</text:p>
          </table:table-cell>
          <table:table-cell table:style-name="ce79" office:value-type="float" office:value="72.2358" calcext:value-type="float">
            <text:p>72.2358</text:p>
          </table:table-cell>
          <table:table-cell table:style-name="ce79" office:value-type="float" office:value="9.46193" calcext:value-type="float">
            <text:p>9.461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81.7314" calcext:value-type="float">
            <text:p>81.7314</text:p>
          </table:table-cell>
          <table:table-cell table:style-name="ce79" office:value-type="float" office:value="51.357" calcext:value-type="float">
            <text:p>51.3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69" calcext:value-type="float">
            <text:p>7192.69</text:p>
          </table:table-cell>
          <table:table-cell table:style-name="ce79" office:value-type="float" office:value="82.0677" calcext:value-type="float">
            <text:p>82.06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2.0677" calcext:value-type="float">
            <text:p>82.0677</text:p>
          </table:table-cell>
          <table:table-cell table:style-name="ce79" office:value-type="float" office:value="93.8284" calcext:value-type="float">
            <text:p>93.8284</text:p>
          </table:table-cell>
          <table:table-cell table:style-name="ce79" office:value-type="float" office:value="12.5343" calcext:value-type="float">
            <text:p>12.534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3.1637" calcext:value-type="float">
            <text:p>23.163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9.39" calcext:value-type="float">
            <text:p>7199.39</text:p>
          </table:table-cell>
          <table:table-cell table:style-name="ce79" office:value-type="float" office:value="74.185" calcext:value-type="float">
            <text:p>74.18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185" calcext:value-type="float">
            <text:p>74.185</text:p>
          </table:table-cell>
          <table:table-cell table:style-name="ce79" office:value-type="float" office:value="84.0203" calcext:value-type="float">
            <text:p>84.0203</text:p>
          </table:table-cell>
          <table:table-cell table:style-name="ce79" office:value-type="float" office:value="11.7059" calcext:value-type="float">
            <text:p>11.705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0087" calcext:value-type="float">
            <text:p>15.008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575.35" calcext:value-type="float">
            <text:p>1575.35</text:p>
          </table:table-cell>
          <table:table-cell table:style-name="ce79" office:value-type="float" office:value="76.6206" calcext:value-type="float">
            <text:p>76.620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6206" calcext:value-type="float">
            <text:p>76.6206</text:p>
          </table:table-cell>
          <table:table-cell table:style-name="ce79" office:value-type="float" office:value="76.6282" calcext:value-type="float">
            <text:p>76.6282</text:p>
          </table:table-cell>
          <table:table-cell table:style-name="ce79" office:value-type="float" office:value="0.00991802" calcext:value-type="float">
            <text:p>0.0099180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6.8998" calcext:value-type="float">
            <text:p>36.89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7" calcext:value-type="float">
            <text:p>7196.57</text:p>
          </table:table-cell>
          <table:table-cell table:style-name="ce79" office:value-type="float" office:value="72.2695" calcext:value-type="float">
            <text:p>72.26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2695" calcext:value-type="float">
            <text:p>72.2695</text:p>
          </table:table-cell>
          <table:table-cell table:style-name="ce79" office:value-type="float" office:value="79.4439" calcext:value-type="float">
            <text:p>79.4439</text:p>
          </table:table-cell>
          <table:table-cell table:style-name="ce79" office:value-type="float" office:value="9.03078" calcext:value-type="float">
            <text:p>9.03078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4.4824" calcext:value-type="float">
            <text:p>24.482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8.8" calcext:value-type="float">
            <text:p>7198.8</text:p>
          </table:table-cell>
          <table:table-cell table:style-name="ce79" office:value-type="float" office:value="80.5545" calcext:value-type="float">
            <text:p>80.55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5545" calcext:value-type="float">
            <text:p>80.5545</text:p>
          </table:table-cell>
          <table:table-cell table:style-name="ce79" office:value-type="float" office:value="87.8213" calcext:value-type="float">
            <text:p>87.8213</text:p>
          </table:table-cell>
          <table:table-cell table:style-name="ce79" office:value-type="float" office:value="8.27453" calcext:value-type="float">
            <text:p>8.274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2.4222" calcext:value-type="float">
            <text:p>22.422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4.55" calcext:value-type="float">
            <text:p>7194.55</text:p>
          </table:table-cell>
          <table:table-cell table:style-name="ce79" office:value-type="float" office:value="57.5265" calcext:value-type="float">
            <text:p>57.52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5265" calcext:value-type="float">
            <text:p>57.5265</text:p>
          </table:table-cell>
          <table:table-cell table:style-name="ce79" office:value-type="float" office:value="60.1213" calcext:value-type="float">
            <text:p>60.1213</text:p>
          </table:table-cell>
          <table:table-cell table:style-name="ce79" office:value-type="float" office:value="4.31594" calcext:value-type="float">
            <text:p>4.31594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5.9321" calcext:value-type="float">
            <text:p>45.932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04" calcext:value-type="float">
            <text:p>7193.04</text:p>
          </table:table-cell>
          <table:table-cell table:style-name="ce79" office:value-type="float" office:value="81.8037" calcext:value-type="float">
            <text:p>81.803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8037" calcext:value-type="float">
            <text:p>81.8037</text:p>
          </table:table-cell>
          <table:table-cell table:style-name="ce79" office:value-type="float" office:value="94.2424" calcext:value-type="float">
            <text:p>94.2424</text:p>
          </table:table-cell>
          <table:table-cell table:style-name="ce79" office:value-type="float" office:value="13.1986" calcext:value-type="float">
            <text:p>13.198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4.0377" calcext:value-type="float">
            <text:p>34.037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51" calcext:value-type="float">
            <text:p>7195.51</text:p>
          </table:table-cell>
          <table:table-cell table:style-name="ce79" office:value-type="float" office:value="81.5367" calcext:value-type="float">
            <text:p>81.53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5367" calcext:value-type="float">
            <text:p>81.5367</text:p>
          </table:table-cell>
          <table:table-cell table:style-name="ce79" office:value-type="float" office:value="88.2834" calcext:value-type="float">
            <text:p>88.2834</text:p>
          </table:table-cell>
          <table:table-cell table:style-name="ce79" office:value-type="float" office:value="7.64209" calcext:value-type="float">
            <text:p>7.6420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8.6591" calcext:value-type="float">
            <text:p>38.6591</text:p>
          </table:table-cell>
          <table:table-cell table:style-name="ce79" office:value-type="float" office:value="57.3261" calcext:value-type="float">
            <text:p>57.326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17" calcext:value-type="float">
            <text:p>7193.17</text:p>
          </table:table-cell>
          <table:table-cell table:style-name="ce79" office:value-type="float" office:value="61.2127" calcext:value-type="float">
            <text:p>61.21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1.2127" calcext:value-type="float">
            <text:p>61.2127</text:p>
          </table:table-cell>
          <table:table-cell table:style-name="ce79" office:value-type="float" office:value="75.8951" calcext:value-type="float">
            <text:p>75.8951</text:p>
          </table:table-cell>
          <table:table-cell table:style-name="ce79" office:value-type="float" office:value="19.3456" calcext:value-type="float">
            <text:p>19.345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5.5225" calcext:value-type="float">
            <text:p>45.5225</text:p>
          </table:table-cell>
          <table:table-cell table:style-name="ce79" office:value-type="float" office:value="39.6416" calcext:value-type="float">
            <text:p>39.641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89" calcext:value-type="float">
            <text:p>7193.89</text:p>
          </table:table-cell>
          <table:table-cell table:style-name="ce79" office:value-type="float" office:value="90.2474" calcext:value-type="float">
            <text:p>90.247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2474" calcext:value-type="float">
            <text:p>90.2474</text:p>
          </table:table-cell>
          <table:table-cell table:style-name="ce79" office:value-type="float" office:value="107.264" calcext:value-type="float">
            <text:p>107.264</text:p>
          </table:table-cell>
          <table:table-cell table:style-name="ce79" office:value-type="float" office:value="15.8642" calcext:value-type="float">
            <text:p>15.864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3.0888" calcext:value-type="float">
            <text:p>73.0888</text:p>
          </table:table-cell>
          <table:table-cell table:style-name="ce79" office:value-type="float" office:value="48.7207" calcext:value-type="float">
            <text:p>48.720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61" calcext:value-type="float">
            <text:p>7193.61</text:p>
          </table:table-cell>
          <table:table-cell table:style-name="ce79" office:value-type="float" office:value="90.6698" calcext:value-type="float">
            <text:p>90.669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6698" calcext:value-type="float">
            <text:p>90.6698</text:p>
          </table:table-cell>
          <table:table-cell table:style-name="ce79" office:value-type="float" office:value="97.5724" calcext:value-type="float">
            <text:p>97.5724</text:p>
          </table:table-cell>
          <table:table-cell table:style-name="ce79" office:value-type="float" office:value="7.07434" calcext:value-type="float">
            <text:p>7.0743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48.3408" calcext:value-type="float">
            <text:p>48.3408</text:p>
          </table:table-cell>
          <table:table-cell table:style-name="ce79" office:value-type="float" office:value="30.9604" calcext:value-type="float">
            <text:p>30.960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8" calcext:value-type="float">
            <text:p>7194.8</text:p>
          </table:table-cell>
          <table:table-cell table:style-name="ce79" office:value-type="float" office:value="90.5489" calcext:value-type="float">
            <text:p>90.54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5489" calcext:value-type="float">
            <text:p>90.5489</text:p>
          </table:table-cell>
          <table:table-cell table:style-name="ce79" office:value-type="float" office:value="100.065" calcext:value-type="float">
            <text:p>100.065</text:p>
          </table:table-cell>
          <table:table-cell table:style-name="ce79" office:value-type="float" office:value="9.50992" calcext:value-type="float">
            <text:p>9.5099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83.0623" calcext:value-type="float">
            <text:p>83.0623</text:p>
          </table:table-cell>
          <table:table-cell table:style-name="ce79" office:value-type="float" office:value="54.4675" calcext:value-type="float">
            <text:p>54.467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7" calcext:value-type="float">
            <text:p>7197.07</text:p>
          </table:table-cell>
          <table:table-cell table:style-name="ce79" office:value-type="float" office:value="105.22" calcext:value-type="float">
            <text:p>105.2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5.22" calcext:value-type="float">
            <text:p>105.22</text:p>
          </table:table-cell>
          <table:table-cell table:style-name="ce79" office:value-type="float" office:value="119.895" calcext:value-type="float">
            <text:p>119.895</text:p>
          </table:table-cell>
          <table:table-cell table:style-name="ce79" office:value-type="float" office:value="12.2399" calcext:value-type="float">
            <text:p>12.23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0.7022" calcext:value-type="float">
            <text:p>50.7022</text:p>
          </table:table-cell>
          <table:table-cell table:style-name="ce79" office:value-type="float" office:value="30.279" calcext:value-type="float">
            <text:p>30.2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2" calcext:value-type="float">
            <text:p>7197.12</text:p>
          </table:table-cell>
          <table:table-cell table:style-name="ce79" office:value-type="float" office:value="91.5869" calcext:value-type="float">
            <text:p>91.586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1.5869" calcext:value-type="float">
            <text:p>91.5869</text:p>
          </table:table-cell>
          <table:table-cell table:style-name="ce79" office:value-type="float" office:value="103.281" calcext:value-type="float">
            <text:p>103.281</text:p>
          </table:table-cell>
          <table:table-cell table:style-name="ce79" office:value-type="float" office:value="11.3226" calcext:value-type="float">
            <text:p>11.3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38.155" calcext:value-type="float">
            <text:p>38.15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" calcext:value-type="float">
            <text:p>7194.9</text:p>
          </table:table-cell>
          <table:table-cell table:style-name="ce79" office:value-type="float" office:value="83.5665" calcext:value-type="float">
            <text:p>83.56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5665" calcext:value-type="float">
            <text:p>83.5665</text:p>
          </table:table-cell>
          <table:table-cell table:style-name="ce79" office:value-type="float" office:value="90.987" calcext:value-type="float">
            <text:p>90.987</text:p>
          </table:table-cell>
          <table:table-cell table:style-name="ce79" office:value-type="float" office:value="8.15556" calcext:value-type="float">
            <text:p>8.1555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7.9113" calcext:value-type="float">
            <text:p>57.9113</text:p>
          </table:table-cell>
          <table:table-cell table:style-name="ce79" office:value-type="float" office:value="53.3079" calcext:value-type="float">
            <text:p>53.30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38" calcext:value-type="float">
            <text:p>7196.38</text:p>
          </table:table-cell>
          <table:table-cell table:style-name="ce79" office:value-type="float" office:value="91.4124" calcext:value-type="float">
            <text:p>91.412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1.4124" calcext:value-type="float">
            <text:p>91.4124</text:p>
          </table:table-cell>
          <table:table-cell table:style-name="ce79" office:value-type="float" office:value="107.627" calcext:value-type="float">
            <text:p>107.627</text:p>
          </table:table-cell>
          <table:table-cell table:style-name="ce79" office:value-type="float" office:value="15.0656" calcext:value-type="float">
            <text:p>15.065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2.8758" calcext:value-type="float">
            <text:p>22.875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394.24" calcext:value-type="float">
            <text:p>6394.24</text:p>
          </table:table-cell>
          <table:table-cell table:style-name="ce79" office:value-type="float" office:value="103.552" calcext:value-type="float">
            <text:p>103.5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552" calcext:value-type="float">
            <text:p>103.552</text:p>
          </table:table-cell>
          <table:table-cell table:style-name="ce79" office:value-type="float" office:value="103.563" calcext:value-type="float">
            <text:p>103.563</text:p>
          </table:table-cell>
          <table:table-cell table:style-name="ce79" office:value-type="float" office:value="0.0106216" calcext:value-type="float">
            <text:p>0.010621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1.4999" calcext:value-type="float">
            <text:p>41.499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79" calcext:value-type="float">
            <text:p>7196.79</text:p>
          </table:table-cell>
          <table:table-cell table:style-name="ce79" office:value-type="float" office:value="75.8446" calcext:value-type="float">
            <text:p>75.844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8446" calcext:value-type="float">
            <text:p>75.8446</text:p>
          </table:table-cell>
          <table:table-cell table:style-name="ce79" office:value-type="float" office:value="79.9213" calcext:value-type="float">
            <text:p>79.9213</text:p>
          </table:table-cell>
          <table:table-cell table:style-name="ce79" office:value-type="float" office:value="5.10089" calcext:value-type="float">
            <text:p>5.1008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4324" calcext:value-type="float">
            <text:p>38.4324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2109.75" calcext:value-type="float">
            <text:p>2109.75</text:p>
          </table:table-cell>
          <table:table-cell table:style-name="ce79" office:value-type="float" office:value="111.205" calcext:value-type="float">
            <text:p>111.20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1.205" calcext:value-type="float">
            <text:p>111.205</text:p>
          </table:table-cell>
          <table:table-cell table:style-name="ce79" office:value-type="float" office:value="111.216" calcext:value-type="float">
            <text:p>111.216</text:p>
          </table:table-cell>
          <table:table-cell table:style-name="ce79" office:value-type="float" office:value="0.00989066" calcext:value-type="float">
            <text:p>0.00989066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7205" calcext:value-type="float">
            <text:p>38.720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9" calcext:value-type="float">
            <text:p>7196.59</text:p>
          </table:table-cell>
          <table:table-cell table:style-name="ce79" office:value-type="float" office:value="79.8688" calcext:value-type="float">
            <text:p>79.868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8688" calcext:value-type="float">
            <text:p>79.8688</text:p>
          </table:table-cell>
          <table:table-cell table:style-name="ce79" office:value-type="float" office:value="85.6687" calcext:value-type="float">
            <text:p>85.6687</text:p>
          </table:table-cell>
          <table:table-cell table:style-name="ce79" office:value-type="float" office:value="6.77015" calcext:value-type="float">
            <text:p>6.7701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1.9778" calcext:value-type="float">
            <text:p>41.977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7" calcext:value-type="float">
            <text:p>7196.7</text:p>
          </table:table-cell>
          <table:table-cell table:style-name="ce79" office:value-type="float" office:value="56.7452" calcext:value-type="float">
            <text:p>56.745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7452" calcext:value-type="float">
            <text:p>56.7452</text:p>
          </table:table-cell>
          <table:table-cell table:style-name="ce79" office:value-type="float" office:value="71.0233" calcext:value-type="float">
            <text:p>71.0233</text:p>
          </table:table-cell>
          <table:table-cell table:style-name="ce79" office:value-type="float" office:value="20.1034" calcext:value-type="float">
            <text:p>20.10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25.6308" calcext:value-type="float">
            <text:p>25.63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39" calcext:value-type="float">
            <text:p>7197.39</text:p>
          </table:table-cell>
          <table:table-cell table:style-name="ce79" office:value-type="float" office:value="114.271" calcext:value-type="float">
            <text:p>114.2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4.271" calcext:value-type="float">
            <text:p>114.271</text:p>
          </table:table-cell>
          <table:table-cell table:style-name="ce79" office:value-type="float" office:value="121.277" calcext:value-type="float">
            <text:p>121.277</text:p>
          </table:table-cell>
          <table:table-cell table:style-name="ce79" office:value-type="float" office:value="5.77686" calcext:value-type="float">
            <text:p>5.77686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6.3957" calcext:value-type="float">
            <text:p>36.39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8" calcext:value-type="float">
            <text:p>7194.78</text:p>
          </table:table-cell>
          <table:table-cell table:style-name="ce79" office:value-type="float" office:value="88.1965" calcext:value-type="float">
            <text:p>88.19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8.1965" calcext:value-type="float">
            <text:p>88.1965</text:p>
          </table:table-cell>
          <table:table-cell table:style-name="ce79" office:value-type="float" office:value="104.569" calcext:value-type="float">
            <text:p>104.569</text:p>
          </table:table-cell>
          <table:table-cell table:style-name="ce79" office:value-type="float" office:value="15.6571" calcext:value-type="float">
            <text:p>15.6571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8.4069" calcext:value-type="float">
            <text:p>38.4069</text:p>
          </table:table-cell>
          <table:table-cell table:style-name="ce79" office:value-type="float" office:value="46.7101" calcext:value-type="float">
            <text:p>46.710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53" calcext:value-type="float">
            <text:p>7197.53</text:p>
          </table:table-cell>
          <table:table-cell table:style-name="ce79" office:value-type="float" office:value="95.9944" calcext:value-type="float">
            <text:p>95.994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9944" calcext:value-type="float">
            <text:p>95.9944</text:p>
          </table:table-cell>
          <table:table-cell table:style-name="ce79" office:value-type="float" office:value="114.994" calcext:value-type="float">
            <text:p>114.994</text:p>
          </table:table-cell>
          <table:table-cell table:style-name="ce79" office:value-type="float" office:value="16.5223" calcext:value-type="float">
            <text:p>16.5223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71.7642" calcext:value-type="float">
            <text:p>71.764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65" calcext:value-type="float">
            <text:p>7198.65</text:p>
          </table:table-cell>
          <table:table-cell table:style-name="ce79" office:value-type="float" office:value="98.0412" calcext:value-type="float">
            <text:p>98.041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8.0412" calcext:value-type="float">
            <text:p>98.0412</text:p>
          </table:table-cell>
          <table:table-cell table:style-name="ce79" office:value-type="float" office:value="120.126" calcext:value-type="float">
            <text:p>120.126</text:p>
          </table:table-cell>
          <table:table-cell table:style-name="ce79" office:value-type="float" office:value="18.3847" calcext:value-type="float">
            <text:p>18.384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4.2907" calcext:value-type="float">
            <text:p>54.290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2" calcext:value-type="float">
            <text:p>7196.52</text:p>
          </table:table-cell>
          <table:table-cell table:style-name="ce79" office:value-type="float" office:value="100.682" calcext:value-type="float">
            <text:p>100.68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682" calcext:value-type="float">
            <text:p>100.682</text:p>
          </table:table-cell>
          <table:table-cell table:style-name="ce79" office:value-type="float" office:value="114.223" calcext:value-type="float">
            <text:p>114.223</text:p>
          </table:table-cell>
          <table:table-cell table:style-name="ce79" office:value-type="float" office:value="11.8549" calcext:value-type="float">
            <text:p>11.8549</text:p>
          </table:table-cell>
        </table:table-row>
        <table:table-row table:style-name="ro1" table:number-rows-repeated="24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office:forms form:automatic-focus="false" form:apply-design-mode="false"/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default-cell-style-name="Default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5-1.txt </text:p>
          </table:table-cell>
          <table:table-cell table:style-name="ce86" office:value-type="float" office:value="1.58916" calcext:value-type="float">
            <text:p>1.59</text:p>
          </table:table-cell>
          <table:table-cell table:style-name="ce86" office:value-type="float" office:value="2.66951" calcext:value-type="float">
            <text:p>2.67</text:p>
          </table:table-cell>
          <table:table-cell table:style-name="ce86" office:value-type="float" office:value="0.690602" calcext:value-type="float">
            <text:p>0.69</text:p>
          </table:table-cell>
          <table:table-cell table:style-name="ce86" office:value-type="float" office:value="1.28131" calcext:value-type="float">
            <text:p>1.28</text:p>
          </table:table-cell>
          <table:table-cell table:style-name="ce86" office:value-type="float" office:value="16.2892" calcext:value-type="float">
            <text:p>16.29</text:p>
          </table:table-cell>
          <table:table-cell table:style-name="ce86" office:value-type="float" office:value="3.80793" calcext:value-type="float">
            <text:p>3.81</text:p>
          </table:table-cell>
          <table:table-cell table:style-name="ce86" office:value-type="float" office:value="26.3277" calcext:value-type="float">
            <text:p>26.33</text:p>
          </table:table-cell>
          <table:table-cell table:style-name="ce86" office:value-type="float" office:value="6.03607" calcext:value-type="float">
            <text:p>6.04</text:p>
          </table:table-cell>
          <table:table-cell table:style-name="ce86" office:value-type="float" office:value="10.1396" calcext:value-type="float">
            <text:p>10.14</text:p>
          </table:table-cell>
          <table:table-cell table:style-name="ce86" office:value-type="float" office:value="2.6231" calcext:value-type="float">
            <text:p>2.62</text:p>
          </table:table-cell>
          <table:table-cell table:style-name="ce86" office:value-type="float" office:value="4.86677" calcext:value-type="float">
            <text:p>4.87</text:p>
          </table:table-cell>
          <table:table-cell table:style-name="ce86" office:value-type="float" office:value="61.8709" calcext:value-type="float">
            <text:p>61.87</text:p>
          </table:table-cell>
          <table:table-cell table:style-name="ce86" office:value-type="float" office:value="14.4636" calcext:value-type="float">
            <text:p>14.4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5-2.txt </text:p>
          </table:table-cell>
          <table:table-cell table:style-name="ce86" office:value-type="float" office:value="1.49975" calcext:value-type="float">
            <text:p>1.50</text:p>
          </table:table-cell>
          <table:table-cell table:style-name="ce86" office:value-type="float" office:value="1.19407" calcext:value-type="float">
            <text:p>1.19</text:p>
          </table:table-cell>
          <table:table-cell table:style-name="ce86" office:value-type="float" office:value="0.859952" calcext:value-type="float">
            <text:p>0.86</text:p>
          </table:table-cell>
          <table:table-cell table:style-name="ce86" office:value-type="float" office:value="0.995874" calcext:value-type="float">
            <text:p>1.00</text:p>
          </table:table-cell>
          <table:table-cell table:style-name="ce86" office:value-type="float" office:value="15.8475" calcext:value-type="float">
            <text:p>15.85</text:p>
          </table:table-cell>
          <table:table-cell table:style-name="ce86" office:value-type="float" office:value="3.60289" calcext:value-type="float">
            <text:p>3.6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6.24895" calcext:value-type="float">
            <text:p>6.25</text:p>
          </table:table-cell>
          <table:table-cell table:style-name="ce86" office:value-type="float" office:value="4.97528" calcext:value-type="float">
            <text:p>4.98</text:p>
          </table:table-cell>
          <table:table-cell table:style-name="ce86" office:value-type="float" office:value="3.58313" calcext:value-type="float">
            <text:p>3.58</text:p>
          </table:table-cell>
          <table:table-cell table:style-name="ce86" office:value-type="float" office:value="4.14947" calcext:value-type="float">
            <text:p>4.15</text:p>
          </table:table-cell>
          <table:table-cell table:style-name="ce86" office:value-type="float" office:value="66.0311" calcext:value-type="float">
            <text:p>66.03</text:p>
          </table:table-cell>
          <table:table-cell table:style-name="ce86" office:value-type="float" office:value="15.0121" calcext:value-type="float">
            <text:p>15.0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5-3.txt </text:p>
          </table:table-cell>
          <table:table-cell table:style-name="ce86" office:value-type="float" office:value="2.17651" calcext:value-type="float">
            <text:p>2.18</text:p>
          </table:table-cell>
          <table:table-cell table:style-name="ce86" office:value-type="float" office:value="1.00563" calcext:value-type="float">
            <text:p>1.01</text:p>
          </table:table-cell>
          <table:table-cell table:style-name="ce86" office:value-type="float" office:value="0.40957" calcext:value-type="float">
            <text:p>0.41</text:p>
          </table:table-cell>
          <table:table-cell table:style-name="ce86" office:value-type="float" office:value="1.23271" calcext:value-type="float">
            <text:p>1.23</text:p>
          </table:table-cell>
          <table:table-cell table:style-name="ce86" office:value-type="float" office:value="17.2769" calcext:value-type="float">
            <text:p>17.28</text:p>
          </table:table-cell>
          <table:table-cell table:style-name="ce86" office:value-type="float" office:value="1.89872" calcext:value-type="float">
            <text:p>1.9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06879" calcext:value-type="float">
            <text:p>9.07</text:p>
          </table:table-cell>
          <table:table-cell table:style-name="ce86" office:value-type="float" office:value="4.19013" calcext:value-type="float">
            <text:p>4.19</text:p>
          </table:table-cell>
          <table:table-cell table:style-name="ce86" office:value-type="float" office:value="1.70654" calcext:value-type="float">
            <text:p>1.71</text:p>
          </table:table-cell>
          <table:table-cell table:style-name="ce86" office:value-type="float" office:value="5.13627" calcext:value-type="float">
            <text:p>5.14</text:p>
          </table:table-cell>
          <table:table-cell table:style-name="ce86" office:value-type="float" office:value="71.9869" calcext:value-type="float">
            <text:p>71.99</text:p>
          </table:table-cell>
          <table:table-cell table:style-name="ce86" office:value-type="float" office:value="7.91134" calcext:value-type="float">
            <text:p>7.9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5-4.txt </text:p>
          </table:table-cell>
          <table:table-cell table:style-name="ce86" office:value-type="float" office:value="1.97016" calcext:value-type="float">
            <text:p>1.97</text:p>
          </table:table-cell>
          <table:table-cell table:style-name="ce86" office:value-type="float" office:value="0.905136" calcext:value-type="float">
            <text:p>0.91</text:p>
          </table:table-cell>
          <table:table-cell table:style-name="ce86" office:value-type="float" office:value="0.730276" calcext:value-type="float">
            <text:p>0.73</text:p>
          </table:table-cell>
          <table:table-cell table:style-name="ce86" office:value-type="float" office:value="1.04052" calcext:value-type="float">
            <text:p>1.04</text:p>
          </table:table-cell>
          <table:table-cell table:style-name="ce86" office:value-type="float" office:value="9.78352" calcext:value-type="float">
            <text:p>9.78</text:p>
          </table:table-cell>
          <table:table-cell table:style-name="ce86" office:value-type="float" office:value="4.91474" calcext:value-type="float">
            <text:p>4.91</text:p>
          </table:table-cell>
          <table:table-cell table:style-name="ce86" office:value-type="float" office:value="19.3444" calcext:value-type="float">
            <text:p>19.34</text:p>
          </table:table-cell>
          <table:table-cell table:style-name="ce86" office:value-type="float" office:value="10.1847" calcext:value-type="float">
            <text:p>10.18</text:p>
          </table:table-cell>
          <table:table-cell table:style-name="ce86" office:value-type="float" office:value="4.67907" calcext:value-type="float">
            <text:p>4.68</text:p>
          </table:table-cell>
          <table:table-cell table:style-name="ce86" office:value-type="float" office:value="3.77514" calcext:value-type="float">
            <text:p>3.78</text:p>
          </table:table-cell>
          <table:table-cell table:style-name="ce86" office:value-type="float" office:value="5.37893" calcext:value-type="float">
            <text:p>5.38</text:p>
          </table:table-cell>
          <table:table-cell table:style-name="ce86" office:value-type="float" office:value="50.5756" calcext:value-type="float">
            <text:p>50.58</text:p>
          </table:table-cell>
          <table:table-cell table:style-name="ce86" office:value-type="float" office:value="25.4066" calcext:value-type="float">
            <text:p>25.4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5-5.txt </text:p>
          </table:table-cell>
          <table:table-cell table:style-name="ce86" office:value-type="float" office:value="1.38707" calcext:value-type="float">
            <text:p>1.39</text:p>
          </table:table-cell>
          <table:table-cell table:style-name="ce86" office:value-type="float" office:value="1.61396" calcext:value-type="float">
            <text:p>1.61</text:p>
          </table:table-cell>
          <table:table-cell table:style-name="ce86" office:value-type="float" office:value="0.900083" calcext:value-type="float">
            <text:p>0.90</text:p>
          </table:table-cell>
          <table:table-cell table:style-name="ce86" office:value-type="float" office:value="1.2163" calcext:value-type="float">
            <text:p>1.22</text:p>
          </table:table-cell>
          <table:table-cell table:style-name="ce86" office:value-type="float" office:value="15.1362" calcext:value-type="float">
            <text:p>15.14</text:p>
          </table:table-cell>
          <table:table-cell table:style-name="ce86" office:value-type="float" office:value="3.74636" calcext:value-type="float">
            <text:p>3.7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77946" calcext:value-type="float">
            <text:p>5.78</text:p>
          </table:table-cell>
          <table:table-cell table:style-name="ce86" office:value-type="float" office:value="6.72484" calcext:value-type="float">
            <text:p>6.72</text:p>
          </table:table-cell>
          <table:table-cell table:style-name="ce86" office:value-type="float" office:value="3.75034" calcext:value-type="float">
            <text:p>3.75</text:p>
          </table:table-cell>
          <table:table-cell table:style-name="ce86" office:value-type="float" office:value="5.06793" calcext:value-type="float">
            <text:p>5.07</text:p>
          </table:table-cell>
          <table:table-cell table:style-name="ce86" office:value-type="float" office:value="63.0676" calcext:value-type="float">
            <text:p>63.07</text:p>
          </table:table-cell>
          <table:table-cell table:style-name="ce86" office:value-type="float" office:value="15.6098" calcext:value-type="float">
            <text:p>15.6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.408741" calcext:value-type="float">
            <text:p>0.41</text:p>
          </table:table-cell>
          <table:table-cell table:style-name="ce86" office:value-type="float" office:value="3.16174" calcext:value-type="float">
            <text:p>3.16</text:p>
          </table:table-cell>
          <table:table-cell table:style-name="ce86" office:value-type="float" office:value="1.86799" calcext:value-type="float">
            <text:p>1.87</text:p>
          </table:table-cell>
          <table:table-cell table:style-name="ce86" office:value-type="float" office:value="0.661845" calcext:value-type="float">
            <text:p>0.66</text:p>
          </table:table-cell>
          <table:table-cell table:style-name="ce86" office:value-type="float" office:value="5.18877" calcext:value-type="float">
            <text:p>5.19</text:p>
          </table:table-cell>
          <table:table-cell table:style-name="ce86" office:value-type="float" office:value="3.96645" calcext:value-type="float">
            <text:p>3.97</text:p>
          </table:table-cell>
          <table:table-cell table:style-name="ce86" office:value-type="float" office:value="15.2555" calcext:value-type="float">
            <text:p>15.26</text:p>
          </table:table-cell>
          <table:table-cell table:style-name="ce86" office:value-type="float" office:value="2.67929" calcext:value-type="float">
            <text:p>2.68</text:p>
          </table:table-cell>
          <table:table-cell table:style-name="ce86" office:value-type="float" office:value="20.7252" calcext:value-type="float">
            <text:p>20.73</text:p>
          </table:table-cell>
          <table:table-cell table:style-name="ce86" office:value-type="float" office:value="12.2447" calcext:value-type="float">
            <text:p>12.24</text:p>
          </table:table-cell>
          <table:table-cell table:style-name="ce86" office:value-type="float" office:value="4.33839" calcext:value-type="float">
            <text:p>4.34</text:p>
          </table:table-cell>
          <table:table-cell table:style-name="ce86" office:value-type="float" office:value="34.0124" calcext:value-type="float">
            <text:p>34.01</text:p>
          </table:table-cell>
          <table:table-cell table:style-name="ce86" office:value-type="float" office:value="26" calcext:value-type="float">
            <text:p>26.0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1.62155" calcext:value-type="float">
            <text:p>1.62</text:p>
          </table:table-cell>
          <table:table-cell table:style-name="ce86" office:value-type="float" office:value="2.68701" calcext:value-type="float">
            <text:p>2.69</text:p>
          </table:table-cell>
          <table:table-cell table:style-name="ce86" office:value-type="float" office:value="1.10623" calcext:value-type="float">
            <text:p>1.11</text:p>
          </table:table-cell>
          <table:table-cell table:style-name="ce86" office:value-type="float" office:value="0.674249" calcext:value-type="float">
            <text:p>0.67</text:p>
          </table:table-cell>
          <table:table-cell table:style-name="ce86" office:value-type="float" office:value="10.8613" calcext:value-type="float">
            <text:p>10.86</text:p>
          </table:table-cell>
          <table:table-cell table:style-name="ce86" office:value-type="float" office:value="3.11668" calcext:value-type="float">
            <text:p>3.12</text:p>
          </table:table-cell>
          <table:table-cell table:style-name="ce86" office:value-type="float" office:value="20.0671" calcext:value-type="float">
            <text:p>20.07</text:p>
          </table:table-cell>
          <table:table-cell table:style-name="ce86" office:value-type="float" office:value="8.08066" calcext:value-type="float">
            <text:p>8.08</text:p>
          </table:table-cell>
          <table:table-cell table:style-name="ce86" office:value-type="float" office:value="13.3902" calcext:value-type="float">
            <text:p>13.39</text:p>
          </table:table-cell>
          <table:table-cell table:style-name="ce86" office:value-type="float" office:value="5.51268" calcext:value-type="float">
            <text:p>5.51</text:p>
          </table:table-cell>
          <table:table-cell table:style-name="ce86" office:value-type="float" office:value="3.35998" calcext:value-type="float">
            <text:p>3.36</text:p>
          </table:table-cell>
          <table:table-cell table:style-name="ce86" office:value-type="float" office:value="54.1252" calcext:value-type="float">
            <text:p>54.13</text:p>
          </table:table-cell>
          <table:table-cell table:style-name="ce86" office:value-type="float" office:value="15.5313" calcext:value-type="float">
            <text:p>15.5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1.07834" calcext:value-type="float">
            <text:p>1.08</text:p>
          </table:table-cell>
          <table:table-cell table:style-name="ce86" office:value-type="float" office:value="3.30157" calcext:value-type="float">
            <text:p>3.30</text:p>
          </table:table-cell>
          <table:table-cell table:style-name="ce86" office:value-type="float" office:value="1.34835" calcext:value-type="float">
            <text:p>1.35</text:p>
          </table:table-cell>
          <table:table-cell table:style-name="ce86" office:value-type="float" office:value="0.400809" calcext:value-type="float">
            <text:p>0.40</text:p>
          </table:table-cell>
          <table:table-cell table:style-name="ce86" office:value-type="float" office:value="11.8394" calcext:value-type="float">
            <text:p>11.84</text:p>
          </table:table-cell>
          <table:table-cell table:style-name="ce86" office:value-type="float" office:value="4.92422" calcext:value-type="float">
            <text:p>4.92</text:p>
          </table:table-cell>
          <table:table-cell table:style-name="ce86" office:value-type="float" office:value="22.8927" calcext:value-type="float">
            <text:p>22.89</text:p>
          </table:table-cell>
          <table:table-cell table:style-name="ce86" office:value-type="float" office:value="4.71041" calcext:value-type="float">
            <text:p>4.71</text:p>
          </table:table-cell>
          <table:table-cell table:style-name="ce86" office:value-type="float" office:value="14.4219" calcext:value-type="float">
            <text:p>14.42</text:p>
          </table:table-cell>
          <table:table-cell table:style-name="ce86" office:value-type="float" office:value="5.88986" calcext:value-type="float">
            <text:p>5.89</text:p>
          </table:table-cell>
          <table:table-cell table:style-name="ce86" office:value-type="float" office:value="1.75081" calcext:value-type="float">
            <text:p>1.75</text:p>
          </table:table-cell>
          <table:table-cell table:style-name="ce86" office:value-type="float" office:value="51.717" calcext:value-type="float">
            <text:p>51.72</text:p>
          </table:table-cell>
          <table:table-cell table:style-name="ce86" office:value-type="float" office:value="21.51" calcext:value-type="float">
            <text:p>21.5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69192" calcext:value-type="float">
            <text:p>0.17</text:p>
          </table:table-cell>
          <table:table-cell table:style-name="ce86" office:value-type="float" office:value="3.13527" calcext:value-type="float">
            <text:p>3.14</text:p>
          </table:table-cell>
          <table:table-cell table:style-name="ce86" office:value-type="float" office:value="2.28935" calcext:value-type="float">
            <text:p>2.29</text:p>
          </table:table-cell>
          <table:table-cell table:style-name="ce86" office:value-type="float" office:value="0.485682" calcext:value-type="float">
            <text:p>0.49</text:p>
          </table:table-cell>
          <table:table-cell table:style-name="ce86" office:value-type="float" office:value="4.40081" calcext:value-type="float">
            <text:p>4.40</text:p>
          </table:table-cell>
          <table:table-cell table:style-name="ce86" office:value-type="float" office:value="5.72041" calcext:value-type="float">
            <text:p>5.72</text:p>
          </table:table-cell>
          <table:table-cell table:style-name="ce86" office:value-type="float" office:value="16.2007" calcext:value-type="float">
            <text:p>16.20</text:p>
          </table:table-cell>
          <table:table-cell table:style-name="ce86" office:value-type="float" office:value="1.04435" calcext:value-type="float">
            <text:p>1.04</text:p>
          </table:table-cell>
          <table:table-cell table:style-name="ce86" office:value-type="float" office:value="19.3526" calcext:value-type="float">
            <text:p>19.35</text:p>
          </table:table-cell>
          <table:table-cell table:style-name="ce86" office:value-type="float" office:value="14.1312" calcext:value-type="float">
            <text:p>14.13</text:p>
          </table:table-cell>
          <table:table-cell table:style-name="ce86" office:value-type="float" office:value="2.9979" calcext:value-type="float">
            <text:p>3.00</text:p>
          </table:table-cell>
          <table:table-cell table:style-name="ce86" office:value-type="float" office:value="27.1643" calcext:value-type="float">
            <text:p>27.16</text:p>
          </table:table-cell>
          <table:table-cell table:style-name="ce86" office:value-type="float" office:value="35.3096" calcext:value-type="float">
            <text:p>35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1.36168" calcext:value-type="float">
            <text:p>1.36</text:p>
          </table:table-cell>
          <table:table-cell table:style-name="ce86" office:value-type="float" office:value="2.67444" calcext:value-type="float">
            <text:p>2.67</text:p>
          </table:table-cell>
          <table:table-cell table:style-name="ce86" office:value-type="float" office:value="1.64086" calcext:value-type="float">
            <text:p>1.64</text:p>
          </table:table-cell>
          <table:table-cell table:style-name="ce86" office:value-type="float" office:value="1.01674" calcext:value-type="float">
            <text:p>1.02</text:p>
          </table:table-cell>
          <table:table-cell table:style-name="ce86" office:value-type="float" office:value="6.49645" calcext:value-type="float">
            <text:p>6.50</text:p>
          </table:table-cell>
          <table:table-cell table:style-name="ce86" office:value-type="float" office:value="10.4534" calcext:value-type="float">
            <text:p>10.45</text:p>
          </table:table-cell>
          <table:table-cell table:style-name="ce86" office:value-type="float" office:value="23.6436" calcext:value-type="float">
            <text:p>23.64</text:p>
          </table:table-cell>
          <table:table-cell table:style-name="ce86" office:value-type="float" office:value="5.7592" calcext:value-type="float">
            <text:p>5.76</text:p>
          </table:table-cell>
          <table:table-cell table:style-name="ce86" office:value-type="float" office:value="11.3115" calcext:value-type="float">
            <text:p>11.31</text:p>
          </table:table-cell>
          <table:table-cell table:style-name="ce86" office:value-type="float" office:value="6.93998" calcext:value-type="float">
            <text:p>6.94</text:p>
          </table:table-cell>
          <table:table-cell table:style-name="ce86" office:value-type="float" office:value="4.30027" calcext:value-type="float">
            <text:p>4.30</text:p>
          </table:table-cell>
          <table:table-cell table:style-name="ce86" office:value-type="float" office:value="27.4765" calcext:value-type="float">
            <text:p>27.48</text:p>
          </table:table-cell>
          <table:table-cell table:style-name="ce86" office:value-type="float" office:value="44.2125" calcext:value-type="float">
            <text:p>44.2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1.59751" calcext:value-type="float">
            <text:p>1.60</text:p>
          </table:table-cell>
          <table:table-cell table:style-name="ce86" office:value-type="float" office:value="3.1825" calcext:value-type="float">
            <text:p>3.18</text:p>
          </table:table-cell>
          <table:table-cell table:style-name="ce86" office:value-type="float" office:value="1.19617" calcext:value-type="float">
            <text:p>1.20</text:p>
          </table:table-cell>
          <table:table-cell table:style-name="ce86" office:value-type="float" office:value="0.66279" calcext:value-type="float">
            <text:p>0.66</text:p>
          </table:table-cell>
          <table:table-cell table:style-name="ce86" office:value-type="float" office:value="10.5277" calcext:value-type="float">
            <text:p>10.53</text:p>
          </table:table-cell>
          <table:table-cell table:style-name="ce86" office:value-type="float" office:value="3.33714" calcext:value-type="float">
            <text:p>3.34</text:p>
          </table:table-cell>
          <table:table-cell table:style-name="ce86" office:value-type="float" office:value="20.5038" calcext:value-type="float">
            <text:p>20.50</text:p>
          </table:table-cell>
          <table:table-cell table:style-name="ce86" office:value-type="float" office:value="7.79132" calcext:value-type="float">
            <text:p>7.79</text:p>
          </table:table-cell>
          <table:table-cell table:style-name="ce86" office:value-type="float" office:value="15.5215" calcext:value-type="float">
            <text:p>15.52</text:p>
          </table:table-cell>
          <table:table-cell table:style-name="ce86" office:value-type="float" office:value="5.83389" calcext:value-type="float">
            <text:p>5.83</text:p>
          </table:table-cell>
          <table:table-cell table:style-name="ce86" office:value-type="float" office:value="3.23253" calcext:value-type="float">
            <text:p>3.23</text:p>
          </table:table-cell>
          <table:table-cell table:style-name="ce86" office:value-type="float" office:value="51.345" calcext:value-type="float">
            <text:p>51.35</text:p>
          </table:table-cell>
          <table:table-cell table:style-name="ce86" office:value-type="float" office:value="16.2758" calcext:value-type="float">
            <text:p>16.2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.350223" calcext:value-type="float">
            <text:p>0.35</text:p>
          </table:table-cell>
          <table:table-cell table:style-name="ce86" office:value-type="float" office:value="3.53015" calcext:value-type="float">
            <text:p>3.53</text:p>
          </table:table-cell>
          <table:table-cell table:style-name="ce86" office:value-type="float" office:value="1.63714" calcext:value-type="float">
            <text:p>1.64</text:p>
          </table:table-cell>
          <table:table-cell table:style-name="ce86" office:value-type="float" office:value="0.263708" calcext:value-type="float">
            <text:p>0.26</text:p>
          </table:table-cell>
          <table:table-cell table:style-name="ce86" office:value-type="float" office:value="3.86141" calcext:value-type="float">
            <text:p>3.86</text:p>
          </table:table-cell>
          <table:table-cell table:style-name="ce86" office:value-type="float" office:value="3.67067" calcext:value-type="float">
            <text:p>3.67</text:p>
          </table:table-cell>
          <table:table-cell table:style-name="ce86" office:value-type="float" office:value="13.3133" calcext:value-type="float">
            <text:p>13.31</text:p>
          </table:table-cell>
          <table:table-cell table:style-name="ce86" office:value-type="float" office:value="2.63062" calcext:value-type="float">
            <text:p>2.63</text:p>
          </table:table-cell>
          <table:table-cell table:style-name="ce86" office:value-type="float" office:value="26.516" calcext:value-type="float">
            <text:p>26.52</text:p>
          </table:table-cell>
          <table:table-cell table:style-name="ce86" office:value-type="float" office:value="12.297" calcext:value-type="float">
            <text:p>12.30</text:p>
          </table:table-cell>
          <table:table-cell table:style-name="ce86" office:value-type="float" office:value="1.98079" calcext:value-type="float">
            <text:p>1.98</text:p>
          </table:table-cell>
          <table:table-cell table:style-name="ce86" office:value-type="float" office:value="29.0042" calcext:value-type="float">
            <text:p>29.00</text:p>
          </table:table-cell>
          <table:table-cell table:style-name="ce86" office:value-type="float" office:value="27.5714" calcext:value-type="float">
            <text:p>27.5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1.34748" calcext:value-type="float">
            <text:p>1.35</text:p>
          </table:table-cell>
          <table:table-cell table:style-name="ce86" office:value-type="float" office:value="3.57657" calcext:value-type="float">
            <text:p>3.58</text:p>
          </table:table-cell>
          <table:table-cell table:style-name="ce86" office:value-type="float" office:value="0.582809" calcext:value-type="float">
            <text:p>0.58</text:p>
          </table:table-cell>
          <table:table-cell table:style-name="ce86" office:value-type="float" office:value="0.682442" calcext:value-type="float">
            <text:p>0.68</text:p>
          </table:table-cell>
          <table:table-cell table:style-name="ce86" office:value-type="float" office:value="10.1945" calcext:value-type="float">
            <text:p>10.19</text:p>
          </table:table-cell>
          <table:table-cell table:style-name="ce86" office:value-type="float" office:value="3.42995" calcext:value-type="float">
            <text:p>3.43</text:p>
          </table:table-cell>
          <table:table-cell table:style-name="ce86" office:value-type="float" office:value="19.8138" calcext:value-type="float">
            <text:p>19.81</text:p>
          </table:table-cell>
          <table:table-cell table:style-name="ce86" office:value-type="float" office:value="6.80071" calcext:value-type="float">
            <text:p>6.80</text:p>
          </table:table-cell>
          <table:table-cell table:style-name="ce86" office:value-type="float" office:value="18.0509" calcext:value-type="float">
            <text:p>18.05</text:p>
          </table:table-cell>
          <table:table-cell table:style-name="ce86" office:value-type="float" office:value="2.94143" calcext:value-type="float">
            <text:p>2.94</text:p>
          </table:table-cell>
          <table:table-cell table:style-name="ce86" office:value-type="float" office:value="3.44428" calcext:value-type="float">
            <text:p>3.44</text:p>
          </table:table-cell>
          <table:table-cell table:style-name="ce86" office:value-type="float" office:value="51.4517" calcext:value-type="float">
            <text:p>51.45</text:p>
          </table:table-cell>
          <table:table-cell table:style-name="ce86" office:value-type="float" office:value="17.3109" calcext:value-type="float">
            <text:p>17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927079" calcext:value-type="float">
            <text:p>0.93</text:p>
          </table:table-cell>
          <table:table-cell table:style-name="ce86" office:value-type="float" office:value="4.06924" calcext:value-type="float">
            <text:p>4.07</text:p>
          </table:table-cell>
          <table:table-cell table:style-name="ce86" office:value-type="float" office:value="0.918776" calcext:value-type="float">
            <text:p>0.92</text:p>
          </table:table-cell>
          <table:table-cell table:style-name="ce86" office:value-type="float" office:value="0.59541" calcext:value-type="float">
            <text:p>0.60</text:p>
          </table:table-cell>
          <table:table-cell table:style-name="ce86" office:value-type="float" office:value="2.99716" calcext:value-type="float">
            <text:p>3.00</text:p>
          </table:table-cell>
          <table:table-cell table:style-name="ce86" office:value-type="float" office:value="4.52839" calcext:value-type="float">
            <text:p>4.53</text:p>
          </table:table-cell>
          <table:table-cell table:style-name="ce86" office:value-type="float" office:value="14.0361" calcext:value-type="float">
            <text:p>14.04</text:p>
          </table:table-cell>
          <table:table-cell table:style-name="ce86" office:value-type="float" office:value="6.60498" calcext:value-type="float">
            <text:p>6.60</text:p>
          </table:table-cell>
          <table:table-cell table:style-name="ce86" office:value-type="float" office:value="28.9913" calcext:value-type="float">
            <text:p>28.99</text:p>
          </table:table-cell>
          <table:table-cell table:style-name="ce86" office:value-type="float" office:value="6.54583" calcext:value-type="float">
            <text:p>6.55</text:p>
          </table:table-cell>
          <table:table-cell table:style-name="ce86" office:value-type="float" office:value="4.242" calcext:value-type="float">
            <text:p>4.24</text:p>
          </table:table-cell>
          <table:table-cell table:style-name="ce86" office:value-type="float" office:value="21.3533" calcext:value-type="float">
            <text:p>21.35</text:p>
          </table:table-cell>
          <table:table-cell table:style-name="ce86" office:value-type="float" office:value="32.2626" calcext:value-type="float">
            <text:p>32.2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1.26522" calcext:value-type="float">
            <text:p>1.27</text:p>
          </table:table-cell>
          <table:table-cell table:style-name="ce86" office:value-type="float" office:value="3.96066" calcext:value-type="float">
            <text:p>3.96</text:p>
          </table:table-cell>
          <table:table-cell table:style-name="ce86" office:value-type="float" office:value="1.22701" calcext:value-type="float">
            <text:p>1.23</text:p>
          </table:table-cell>
          <table:table-cell table:style-name="ce86" office:value-type="float" office:value="1.26241" calcext:value-type="float">
            <text:p>1.26</text:p>
          </table:table-cell>
          <table:table-cell table:style-name="ce86" office:value-type="float" office:value="5.82947" calcext:value-type="float">
            <text:p>5.83</text:p>
          </table:table-cell>
          <table:table-cell table:style-name="ce86" office:value-type="float" office:value="2.48023" calcext:value-type="float">
            <text:p>2.48</text:p>
          </table:table-cell>
          <table:table-cell table:style-name="ce86" office:value-type="float" office:value="16.025" calcext:value-type="float">
            <text:p>16.03</text:p>
          </table:table-cell>
          <table:table-cell table:style-name="ce86" office:value-type="float" office:value="7.89527" calcext:value-type="float">
            <text:p>7.90</text:p>
          </table:table-cell>
          <table:table-cell table:style-name="ce86" office:value-type="float" office:value="24.7155" calcext:value-type="float">
            <text:p>24.72</text:p>
          </table:table-cell>
          <table:table-cell table:style-name="ce86" office:value-type="float" office:value="7.65684" calcext:value-type="float">
            <text:p>7.66</text:p>
          </table:table-cell>
          <table:table-cell table:style-name="ce86" office:value-type="float" office:value="7.87776" calcext:value-type="float">
            <text:p>7.88</text:p>
          </table:table-cell>
          <table:table-cell table:style-name="ce86" office:value-type="float" office:value="36.3774" calcext:value-type="float">
            <text:p>36.38</text:p>
          </table:table-cell>
          <table:table-cell table:style-name="ce86" office:value-type="float" office:value="15.4773" calcext:value-type="float">
            <text:p>15.4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3.05318" calcext:value-type="float">
            <text:p>3.05</text:p>
          </table:table-cell>
          <table:table-cell table:style-name="ce86" office:value-type="float" office:value="1.02529" calcext:value-type="float">
            <text:p>1.03</text:p>
          </table:table-cell>
          <table:table-cell table:style-name="ce86" office:value-type="float" office:value="0.702616" calcext:value-type="float">
            <text:p>0.70</text:p>
          </table:table-cell>
          <table:table-cell table:style-name="ce86" office:value-type="float" office:value="1.03623" calcext:value-type="float">
            <text:p>1.04</text:p>
          </table:table-cell>
          <table:table-cell table:style-name="ce86" office:value-type="float" office:value="9.79884" calcext:value-type="float">
            <text:p>9.80</text:p>
          </table:table-cell>
          <table:table-cell table:style-name="ce86" office:value-type="float" office:value="1.27912" calcext:value-type="float">
            <text:p>1.28</text:p>
          </table:table-cell>
          <table:table-cell table:style-name="ce86" office:value-type="float" office:value="16.8953" calcext:value-type="float">
            <text:p>16.90</text:p>
          </table:table-cell>
          <table:table-cell table:style-name="ce86" office:value-type="float" office:value="18.0712" calcext:value-type="float">
            <text:p>18.07</text:p>
          </table:table-cell>
          <table:table-cell table:style-name="ce86" office:value-type="float" office:value="6.0685" calcext:value-type="float">
            <text:p>6.07</text:p>
          </table:table-cell>
          <table:table-cell table:style-name="ce86" office:value-type="float" office:value="4.15865" calcext:value-type="float">
            <text:p>4.16</text:p>
          </table:table-cell>
          <table:table-cell table:style-name="ce86" office:value-type="float" office:value="6.13327" calcext:value-type="float">
            <text:p>6.13</text:p>
          </table:table-cell>
          <table:table-cell table:style-name="ce86" office:value-type="float" office:value="57.9975" calcext:value-type="float">
            <text:p>58.00</text:p>
          </table:table-cell>
          <table:table-cell table:style-name="ce86" office:value-type="float" office:value="7.57087" calcext:value-type="float">
            <text:p>7.5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83283" calcext:value-type="float">
            <text:p>2.83</text:p>
          </table:table-cell>
          <table:table-cell table:style-name="ce86" office:value-type="float" office:value="1.12177" calcext:value-type="float">
            <text:p>1.12</text:p>
          </table:table-cell>
          <table:table-cell table:style-name="ce86" office:value-type="float" office:value="0.778954" calcext:value-type="float">
            <text:p>0.78</text:p>
          </table:table-cell>
          <table:table-cell table:style-name="ce86" office:value-type="float" office:value="0.507353" calcext:value-type="float">
            <text:p>0.51</text:p>
          </table:table-cell>
          <table:table-cell table:style-name="ce86" office:value-type="float" office:value="18.3311" calcext:value-type="float">
            <text:p>18.33</text:p>
          </table:table-cell>
          <table:table-cell table:style-name="ce86" office:value-type="float" office:value="4.99927" calcext:value-type="float">
            <text:p>5.00</text:p>
          </table:table-cell>
          <table:table-cell table:style-name="ce86" office:value-type="float" office:value="28.5713" calcext:value-type="float">
            <text:p>28.57</text:p>
          </table:table-cell>
          <table:table-cell table:style-name="ce86" office:value-type="float" office:value="9.91496" calcext:value-type="float">
            <text:p>9.91</text:p>
          </table:table-cell>
          <table:table-cell table:style-name="ce86" office:value-type="float" office:value="3.92623" calcext:value-type="float">
            <text:p>3.93</text:p>
          </table:table-cell>
          <table:table-cell table:style-name="ce86" office:value-type="float" office:value="2.72635" calcext:value-type="float">
            <text:p>2.73</text:p>
          </table:table-cell>
          <table:table-cell table:style-name="ce86" office:value-type="float" office:value="1.77574" calcext:value-type="float">
            <text:p>1.78</text:p>
          </table:table-cell>
          <table:table-cell table:style-name="ce86" office:value-type="float" office:value="64.1592" calcext:value-type="float">
            <text:p>64.16</text:p>
          </table:table-cell>
          <table:table-cell table:style-name="ce86" office:value-type="float" office:value="17.4975" calcext:value-type="float">
            <text:p>17.5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10662" calcext:value-type="float">
            <text:p>2.11</text:p>
          </table:table-cell>
          <table:table-cell table:style-name="ce86" office:value-type="float" office:value="2.03701" calcext:value-type="float">
            <text:p>2.04</text:p>
          </table:table-cell>
          <table:table-cell table:style-name="ce86" office:value-type="float" office:value="1.59799" calcext:value-type="float">
            <text:p>1.60</text:p>
          </table:table-cell>
          <table:table-cell table:style-name="ce86" office:value-type="float" office:value="0.752831" calcext:value-type="float">
            <text:p>0.75</text:p>
          </table:table-cell>
          <table:table-cell table:style-name="ce86" office:value-type="float" office:value="17.0477" calcext:value-type="float">
            <text:p>17.05</text:p>
          </table:table-cell>
          <table:table-cell table:style-name="ce86" office:value-type="float" office:value="0.457817" calcext:value-type="float">
            <text:p>0.4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77757" calcext:value-type="float">
            <text:p>8.78</text:p>
          </table:table-cell>
          <table:table-cell table:style-name="ce86" office:value-type="float" office:value="8.48755" calcext:value-type="float">
            <text:p>8.49</text:p>
          </table:table-cell>
          <table:table-cell table:style-name="ce86" office:value-type="float" office:value="6.65827" calcext:value-type="float">
            <text:p>6.66</text:p>
          </table:table-cell>
          <table:table-cell table:style-name="ce86" office:value-type="float" office:value="3.1368" calcext:value-type="float">
            <text:p>3.14</text:p>
          </table:table-cell>
          <table:table-cell table:style-name="ce86" office:value-type="float" office:value="71.0322" calcext:value-type="float">
            <text:p>71.03</text:p>
          </table:table-cell>
          <table:table-cell table:style-name="ce86" office:value-type="float" office:value="1.90757" calcext:value-type="float">
            <text:p>1.9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02524" calcext:value-type="float">
            <text:p>3.03</text:p>
          </table:table-cell>
          <table:table-cell table:style-name="ce86" office:value-type="float" office:value="1.04174" calcext:value-type="float">
            <text:p>1.04</text:p>
          </table:table-cell>
          <table:table-cell table:style-name="ce86" office:value-type="float" office:value="1.16197" calcext:value-type="float">
            <text:p>1.16</text:p>
          </table:table-cell>
          <table:table-cell table:style-name="ce86" office:value-type="float" office:value="1.08971" calcext:value-type="float">
            <text:p>1.09</text:p>
          </table:table-cell>
          <table:table-cell table:style-name="ce86" office:value-type="float" office:value="17.9004" calcext:value-type="float">
            <text:p>17.90</text:p>
          </table:table-cell>
          <table:table-cell table:style-name="ce86" office:value-type="float" office:value="5.76797" calcext:value-type="float">
            <text:p>5.77</text:p>
          </table:table-cell>
          <table:table-cell table:style-name="ce86" office:value-type="float" office:value="29.987" calcext:value-type="float">
            <text:p>29.99</text:p>
          </table:table-cell>
          <table:table-cell table:style-name="ce86" office:value-type="float" office:value="10.0885" calcext:value-type="float">
            <text:p>10.09</text:p>
          </table:table-cell>
          <table:table-cell table:style-name="ce86" office:value-type="float" office:value="3.47397" calcext:value-type="float">
            <text:p>3.47</text:p>
          </table:table-cell>
          <table:table-cell table:style-name="ce86" office:value-type="float" office:value="3.8749" calcext:value-type="float">
            <text:p>3.87</text:p>
          </table:table-cell>
          <table:table-cell table:style-name="ce86" office:value-type="float" office:value="3.63393" calcext:value-type="float">
            <text:p>3.63</text:p>
          </table:table-cell>
          <table:table-cell table:style-name="ce86" office:value-type="float" office:value="59.6938" calcext:value-type="float">
            <text:p>59.69</text:p>
          </table:table-cell>
          <table:table-cell table:style-name="ce86" office:value-type="float" office:value="19.2349" calcext:value-type="float">
            <text:p>19.2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2.98593" calcext:value-type="float">
            <text:p>2.99</text:p>
          </table:table-cell>
          <table:table-cell table:style-name="ce86" office:value-type="float" office:value="0.769184" calcext:value-type="float">
            <text:p>0.77</text:p>
          </table:table-cell>
          <table:table-cell table:style-name="ce86" office:value-type="float" office:value="0.37053" calcext:value-type="float">
            <text:p>0.37</text:p>
          </table:table-cell>
          <table:table-cell table:style-name="ce86" office:value-type="float" office:value="1.08636" calcext:value-type="float">
            <text:p>1.09</text:p>
          </table:table-cell>
          <table:table-cell table:style-name="ce86" office:value-type="float" office:value="22.7274" calcext:value-type="float">
            <text:p>22.73</text:p>
          </table:table-cell>
          <table:table-cell table:style-name="ce86" office:value-type="float" office:value="2.38943" calcext:value-type="float">
            <text:p>2.39</text:p>
          </table:table-cell>
          <table:table-cell table:style-name="ce86" office:value-type="float" office:value="30.3289" calcext:value-type="float">
            <text:p>30.33</text:p>
          </table:table-cell>
          <table:table-cell table:style-name="ce86" office:value-type="float" office:value="9.84519" calcext:value-type="float">
            <text:p>9.85</text:p>
          </table:table-cell>
          <table:table-cell table:style-name="ce86" office:value-type="float" office:value="2.53615" calcext:value-type="float">
            <text:p>2.54</text:p>
          </table:table-cell>
          <table:table-cell table:style-name="ce86" office:value-type="float" office:value="1.22171" calcext:value-type="float">
            <text:p>1.22</text:p>
          </table:table-cell>
          <table:table-cell table:style-name="ce86" office:value-type="float" office:value="3.58194" calcext:value-type="float">
            <text:p>3.58</text:p>
          </table:table-cell>
          <table:table-cell table:style-name="ce86" office:value-type="float" office:value="74.9366" calcext:value-type="float">
            <text:p>74.94</text:p>
          </table:table-cell>
          <table:table-cell table:style-name="ce86" office:value-type="float" office:value="7.87841" calcext:value-type="float">
            <text:p>7.8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93492" calcext:value-type="float">
            <text:p>1.93</text:p>
          </table:table-cell>
          <table:table-cell table:style-name="ce86" office:value-type="float" office:value="3.22118" calcext:value-type="float">
            <text:p>3.22</text:p>
          </table:table-cell>
          <table:table-cell table:style-name="ce86" office:value-type="float" office:value="2.33649" calcext:value-type="float">
            <text:p>2.34</text:p>
          </table:table-cell>
          <table:table-cell table:style-name="ce86" office:value-type="float" office:value="0.880908" calcext:value-type="float">
            <text:p>0.88</text:p>
          </table:table-cell>
          <table:table-cell table:style-name="ce86" office:value-type="float" office:value="11.8899" calcext:value-type="float">
            <text:p>11.89</text:p>
          </table:table-cell>
          <table:table-cell table:style-name="ce86" office:value-type="float" office:value="3.6446" calcext:value-type="float">
            <text:p>3.64</text:p>
          </table:table-cell>
          <table:table-cell table:style-name="ce86" office:value-type="float" office:value="23.908" calcext:value-type="float">
            <text:p>23.91</text:p>
          </table:table-cell>
          <table:table-cell table:style-name="ce86" office:value-type="float" office:value="8.09319" calcext:value-type="float">
            <text:p>8.09</text:p>
          </table:table-cell>
          <table:table-cell table:style-name="ce86" office:value-type="float" office:value="13.4733" calcext:value-type="float">
            <text:p>13.47</text:p>
          </table:table-cell>
          <table:table-cell table:style-name="ce86" office:value-type="float" office:value="9.77283" calcext:value-type="float">
            <text:p>9.77</text:p>
          </table:table-cell>
          <table:table-cell table:style-name="ce86" office:value-type="float" office:value="3.68458" calcext:value-type="float">
            <text:p>3.68</text:p>
          </table:table-cell>
          <table:table-cell table:style-name="ce86" office:value-type="float" office:value="49.7318" calcext:value-type="float">
            <text:p>49.73</text:p>
          </table:table-cell>
          <table:table-cell table:style-name="ce86" office:value-type="float" office:value="15.2443" calcext:value-type="float">
            <text:p>15.2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63542" calcext:value-type="float">
            <text:p>1.64</text:p>
          </table:table-cell>
          <table:table-cell table:style-name="ce86" office:value-type="float" office:value="2.56758" calcext:value-type="float">
            <text:p>2.57</text:p>
          </table:table-cell>
          <table:table-cell table:style-name="ce86" office:value-type="float" office:value="1.78025" calcext:value-type="float">
            <text:p>1.78</text:p>
          </table:table-cell>
          <table:table-cell table:style-name="ce86" office:value-type="float" office:value="0.903845" calcext:value-type="float">
            <text:p>0.90</text:p>
          </table:table-cell>
          <table:table-cell table:style-name="ce86" office:value-type="float" office:value="10.8131" calcext:value-type="float">
            <text:p>10.81</text:p>
          </table:table-cell>
          <table:table-cell table:style-name="ce86" office:value-type="float" office:value="5.17659" calcext:value-type="float">
            <text:p>5.18</text:p>
          </table:table-cell>
          <table:table-cell table:style-name="ce86" office:value-type="float" office:value="22.8768" calcext:value-type="float">
            <text:p>22.88</text:p>
          </table:table-cell>
          <table:table-cell table:style-name="ce86" office:value-type="float" office:value="7.14883" calcext:value-type="float">
            <text:p>7.15</text:p>
          </table:table-cell>
          <table:table-cell table:style-name="ce86" office:value-type="float" office:value="11.2235" calcext:value-type="float">
            <text:p>11.22</text:p>
          </table:table-cell>
          <table:table-cell table:style-name="ce86" office:value-type="float" office:value="7.78193" calcext:value-type="float">
            <text:p>7.78</text:p>
          </table:table-cell>
          <table:table-cell table:style-name="ce86" office:value-type="float" office:value="3.95093" calcext:value-type="float">
            <text:p>3.95</text:p>
          </table:table-cell>
          <table:table-cell table:style-name="ce86" office:value-type="float" office:value="47.2666" calcext:value-type="float">
            <text:p>47.27</text:p>
          </table:table-cell>
          <table:table-cell table:style-name="ce86" office:value-type="float" office:value="22.6282" calcext:value-type="float">
            <text:p>22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82283" calcext:value-type="float">
            <text:p>1.82</text:p>
          </table:table-cell>
          <table:table-cell table:style-name="ce86" office:value-type="float" office:value="2.92993" calcext:value-type="float">
            <text:p>2.93</text:p>
          </table:table-cell>
          <table:table-cell table:style-name="ce86" office:value-type="float" office:value="2.01563" calcext:value-type="float">
            <text:p>2.02</text:p>
          </table:table-cell>
          <table:table-cell table:style-name="ce86" office:value-type="float" office:value="1.7763" calcext:value-type="float">
            <text:p>1.78</text:p>
          </table:table-cell>
          <table:table-cell table:style-name="ce86" office:value-type="float" office:value="10.553" calcext:value-type="float">
            <text:p>10.55</text:p>
          </table:table-cell>
          <table:table-cell table:style-name="ce86" office:value-type="float" office:value="4.90228" calcext:value-type="float">
            <text:p>4.9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7.59511" calcext:value-type="float">
            <text:p>7.60</text:p>
          </table:table-cell>
          <table:table-cell table:style-name="ce86" office:value-type="float" office:value="12.208" calcext:value-type="float">
            <text:p>12.21</text:p>
          </table:table-cell>
          <table:table-cell table:style-name="ce86" office:value-type="float" office:value="8.39846" calcext:value-type="float">
            <text:p>8.40</text:p>
          </table:table-cell>
          <table:table-cell table:style-name="ce86" office:value-type="float" office:value="7.40126" calcext:value-type="float">
            <text:p>7.40</text:p>
          </table:table-cell>
          <table:table-cell table:style-name="ce86" office:value-type="float" office:value="43.971" calcext:value-type="float">
            <text:p>43.97</text:p>
          </table:table-cell>
          <table:table-cell table:style-name="ce86" office:value-type="float" office:value="20.4262" calcext:value-type="float">
            <text:p>20.4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2.34264" calcext:value-type="float">
            <text:p>2.34</text:p>
          </table:table-cell>
          <table:table-cell table:style-name="ce86" office:value-type="float" office:value="2.86509" calcext:value-type="float">
            <text:p>2.87</text:p>
          </table:table-cell>
          <table:table-cell table:style-name="ce86" office:value-type="float" office:value="1.6878" calcext:value-type="float">
            <text:p>1.69</text:p>
          </table:table-cell>
          <table:table-cell table:style-name="ce86" office:value-type="float" office:value="0.736796" calcext:value-type="float">
            <text:p>0.74</text:p>
          </table:table-cell>
          <table:table-cell table:style-name="ce86" office:value-type="float" office:value="11.6105" calcext:value-type="float">
            <text:p>11.61</text:p>
          </table:table-cell>
          <table:table-cell table:style-name="ce86" office:value-type="float" office:value="0.498044" calcext:value-type="float">
            <text:p>0.50</text:p>
          </table:table-cell>
          <table:table-cell table:style-name="ce86" office:value-type="float" office:value="19.7409" calcext:value-type="float">
            <text:p>19.74</text:p>
          </table:table-cell>
          <table:table-cell table:style-name="ce86" office:value-type="float" office:value="11.867" calcext:value-type="float">
            <text:p>11.87</text:p>
          </table:table-cell>
          <table:table-cell table:style-name="ce86" office:value-type="float" office:value="14.5135" calcext:value-type="float">
            <text:p>14.51</text:p>
          </table:table-cell>
          <table:table-cell table:style-name="ce86" office:value-type="float" office:value="8.54976" calcext:value-type="float">
            <text:p>8.55</text:p>
          </table:table-cell>
          <table:table-cell table:style-name="ce86" office:value-type="float" office:value="3.73234" calcext:value-type="float">
            <text:p>3.73</text:p>
          </table:table-cell>
          <table:table-cell table:style-name="ce86" office:value-type="float" office:value="58.8146" calcext:value-type="float">
            <text:p>58.81</text:p>
          </table:table-cell>
          <table:table-cell table:style-name="ce86" office:value-type="float" office:value="2.52291" calcext:value-type="float">
            <text:p>2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49287" calcext:value-type="float">
            <text:p>1.49</text:p>
          </table:table-cell>
          <table:table-cell table:style-name="ce86" office:value-type="float" office:value="3.34491" calcext:value-type="float">
            <text:p>3.34</text:p>
          </table:table-cell>
          <table:table-cell table:style-name="ce86" office:value-type="float" office:value="1.76458" calcext:value-type="float">
            <text:p>1.76</text:p>
          </table:table-cell>
          <table:table-cell table:style-name="ce86" office:value-type="float" office:value="0.738373" calcext:value-type="float">
            <text:p>0.74</text:p>
          </table:table-cell>
          <table:table-cell table:style-name="ce86" office:value-type="float" office:value="4.57084" calcext:value-type="float">
            <text:p>4.57</text:p>
          </table:table-cell>
          <table:table-cell table:style-name="ce86" office:value-type="float" office:value="4.51625" calcext:value-type="float">
            <text:p>4.52</text:p>
          </table:table-cell>
          <table:table-cell table:style-name="ce86" office:value-type="float" office:value="16.4278" calcext:value-type="float">
            <text:p>16.43</text:p>
          </table:table-cell>
          <table:table-cell table:style-name="ce86" office:value-type="float" office:value="9.08744" calcext:value-type="float">
            <text:p>9.09</text:p>
          </table:table-cell>
          <table:table-cell table:style-name="ce86" office:value-type="float" office:value="20.3612" calcext:value-type="float">
            <text:p>20.36</text:p>
          </table:table-cell>
          <table:table-cell table:style-name="ce86" office:value-type="float" office:value="10.7414" calcext:value-type="float">
            <text:p>10.74</text:p>
          </table:table-cell>
          <table:table-cell table:style-name="ce86" office:value-type="float" office:value="4.49465" calcext:value-type="float">
            <text:p>4.49</text:p>
          </table:table-cell>
          <table:table-cell table:style-name="ce86" office:value-type="float" office:value="27.8238" calcext:value-type="float">
            <text:p>27.82</text:p>
          </table:table-cell>
          <table:table-cell table:style-name="ce86" office:value-type="float" office:value="27.4915" calcext:value-type="float">
            <text:p>27.4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2.82552" calcext:value-type="float">
            <text:p>2.83</text:p>
          </table:table-cell>
          <table:table-cell table:style-name="ce86" office:value-type="float" office:value="3.02961" calcext:value-type="float">
            <text:p>3.03</text:p>
          </table:table-cell>
          <table:table-cell table:style-name="ce86" office:value-type="float" office:value="0.725764" calcext:value-type="float">
            <text:p>0.73</text:p>
          </table:table-cell>
          <table:table-cell table:style-name="ce86" office:value-type="float" office:value="0.94532" calcext:value-type="float">
            <text:p>0.95</text:p>
          </table:table-cell>
          <table:table-cell table:style-name="ce86" office:value-type="float" office:value="13.4149" calcext:value-type="float">
            <text:p>13.41</text:p>
          </table:table-cell>
          <table:table-cell table:style-name="ce86" office:value-type="float" office:value="3.05893" calcext:value-type="float">
            <text:p>3.0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773" calcext:value-type="float">
            <text:p>11.77</text:p>
          </table:table-cell>
          <table:table-cell table:style-name="ce86" office:value-type="float" office:value="12.6234" calcext:value-type="float">
            <text:p>12.62</text:p>
          </table:table-cell>
          <table:table-cell table:style-name="ce86" office:value-type="float" office:value="3.02402" calcext:value-type="float">
            <text:p>3.02</text:p>
          </table:table-cell>
          <table:table-cell table:style-name="ce86" office:value-type="float" office:value="3.93883" calcext:value-type="float">
            <text:p>3.94</text:p>
          </table:table-cell>
          <table:table-cell table:style-name="ce86" office:value-type="float" office:value="55.8953" calcext:value-type="float">
            <text:p>55.90</text:p>
          </table:table-cell>
          <table:table-cell table:style-name="ce86" office:value-type="float" office:value="12.7455" calcext:value-type="float">
            <text:p>12.7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2.15235" calcext:value-type="float">
            <text:p>2.15</text:p>
          </table:table-cell>
          <table:table-cell table:style-name="ce86" office:value-type="float" office:value="4.4883" calcext:value-type="float">
            <text:p>4.49</text:p>
          </table:table-cell>
          <table:table-cell table:style-name="ce86" office:value-type="float" office:value="1.54685" calcext:value-type="float">
            <text:p>1.55</text:p>
          </table:table-cell>
          <table:table-cell table:style-name="ce86" office:value-type="float" office:value="0.899692" calcext:value-type="float">
            <text:p>0.90</text:p>
          </table:table-cell>
          <table:table-cell table:style-name="ce86" office:value-type="float" office:value="3.03511" calcext:value-type="float">
            <text:p>3.04</text:p>
          </table:table-cell>
          <table:table-cell table:style-name="ce86" office:value-type="float" office:value="3.49025" calcext:value-type="float">
            <text:p>3.49</text:p>
          </table:table-cell>
          <table:table-cell table:style-name="ce86" office:value-type="float" office:value="15.6125" calcext:value-type="float">
            <text:p>15.61</text:p>
          </table:table-cell>
          <table:table-cell table:style-name="ce86" office:value-type="float" office:value="13.786" calcext:value-type="float">
            <text:p>13.79</text:p>
          </table:table-cell>
          <table:table-cell table:style-name="ce86" office:value-type="float" office:value="28.748" calcext:value-type="float">
            <text:p>28.75</text:p>
          </table:table-cell>
          <table:table-cell table:style-name="ce86" office:value-type="float" office:value="9.90776" calcext:value-type="float">
            <text:p>9.91</text:p>
          </table:table-cell>
          <table:table-cell table:style-name="ce86" office:value-type="float" office:value="5.76262" calcext:value-type="float">
            <text:p>5.76</text:p>
          </table:table-cell>
          <table:table-cell table:style-name="ce86" office:value-type="float" office:value="19.4402" calcext:value-type="float">
            <text:p>19.44</text:p>
          </table:table-cell>
          <table:table-cell table:style-name="ce86" office:value-type="float" office:value="22.3554" calcext:value-type="float">
            <text:p>22.3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2.02117" calcext:value-type="float">
            <text:p>2.02</text:p>
          </table:table-cell>
          <table:table-cell table:style-name="ce86" office:value-type="float" office:value="2.99514" calcext:value-type="float">
            <text:p>3.00</text:p>
          </table:table-cell>
          <table:table-cell table:style-name="ce86" office:value-type="float" office:value="1.44433" calcext:value-type="float">
            <text:p>1.44</text:p>
          </table:table-cell>
          <table:table-cell table:style-name="ce86" office:value-type="float" office:value="0.77699" calcext:value-type="float">
            <text:p>0.78</text:p>
          </table:table-cell>
          <table:table-cell table:style-name="ce86" office:value-type="float" office:value="17.6696" calcext:value-type="float">
            <text:p>17.67</text:p>
          </table:table-cell>
          <table:table-cell table:style-name="ce86" office:value-type="float" office:value="7.09275" calcext:value-type="float">
            <text:p>7.09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6.31615" calcext:value-type="float">
            <text:p>6.32</text:p>
          </table:table-cell>
          <table:table-cell table:style-name="ce86" office:value-type="float" office:value="9.35981" calcext:value-type="float">
            <text:p>9.36</text:p>
          </table:table-cell>
          <table:table-cell table:style-name="ce86" office:value-type="float" office:value="4.51353" calcext:value-type="float">
            <text:p>4.51</text:p>
          </table:table-cell>
          <table:table-cell table:style-name="ce86" office:value-type="float" office:value="2.42809" calcext:value-type="float">
            <text:p>2.43</text:p>
          </table:table-cell>
          <table:table-cell table:style-name="ce86" office:value-type="float" office:value="55.2176" calcext:value-type="float">
            <text:p>55.22</text:p>
          </table:table-cell>
          <table:table-cell table:style-name="ce86" office:value-type="float" office:value="22.1648" calcext:value-type="float">
            <text:p>22.1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782047" calcext:value-type="float">
            <text:p>0.78</text:p>
          </table:table-cell>
          <table:table-cell table:style-name="ce86" office:value-type="float" office:value="3.72487" calcext:value-type="float">
            <text:p>3.72</text:p>
          </table:table-cell>
          <table:table-cell table:style-name="ce86" office:value-type="float" office:value="2.26561" calcext:value-type="float">
            <text:p>2.27</text:p>
          </table:table-cell>
          <table:table-cell table:style-name="ce86" office:value-type="float" office:value="0.46486" calcext:value-type="float">
            <text:p>0.46</text:p>
          </table:table-cell>
          <table:table-cell table:style-name="ce86" office:value-type="float" office:value="11.9045" calcext:value-type="float">
            <text:p>11.90</text:p>
          </table:table-cell>
          <table:table-cell table:style-name="ce86" office:value-type="float" office:value="4.75013" calcext:value-type="float">
            <text:p>4.75</text:p>
          </table:table-cell>
          <table:table-cell table:style-name="ce86" office:value-type="float" office:value="23.892" calcext:value-type="float">
            <text:p>23.89</text:p>
          </table:table-cell>
          <table:table-cell table:style-name="ce86" office:value-type="float" office:value="3.27325" calcext:value-type="float">
            <text:p>3.27</text:p>
          </table:table-cell>
          <table:table-cell table:style-name="ce86" office:value-type="float" office:value="15.5904" calcext:value-type="float">
            <text:p>15.59</text:p>
          </table:table-cell>
          <table:table-cell table:style-name="ce86" office:value-type="float" office:value="9.48269" calcext:value-type="float">
            <text:p>9.48</text:p>
          </table:table-cell>
          <table:table-cell table:style-name="ce86" office:value-type="float" office:value="1.94567" calcext:value-type="float">
            <text:p>1.95</text:p>
          </table:table-cell>
          <table:table-cell table:style-name="ce86" office:value-type="float" office:value="49.8263" calcext:value-type="float">
            <text:p>49.83</text:p>
          </table:table-cell>
          <table:table-cell table:style-name="ce86" office:value-type="float" office:value="19.8817" calcext:value-type="float">
            <text:p>19.8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2.17745" calcext:value-type="float">
            <text:p>2.18</text:p>
          </table:table-cell>
          <table:table-cell table:style-name="ce86" office:value-type="float" office:value="4.04795" calcext:value-type="float">
            <text:p>4.05</text:p>
          </table:table-cell>
          <table:table-cell table:style-name="ce86" office:value-type="float" office:value="1.95751" calcext:value-type="float">
            <text:p>1.96</text:p>
          </table:table-cell>
          <table:table-cell table:style-name="ce86" office:value-type="float" office:value="1.27856" calcext:value-type="float">
            <text:p>1.28</text:p>
          </table:table-cell>
          <table:table-cell table:style-name="ce86" office:value-type="float" office:value="14.6235" calcext:value-type="float">
            <text:p>14.62</text:p>
          </table:table-cell>
          <table:table-cell table:style-name="ce86" office:value-type="float" office:value="3.21533" calcext:value-type="float">
            <text:p>3.22</text:p>
          </table:table-cell>
          <table:table-cell table:style-name="ce86" office:value-type="float" office:value="27.3003" calcext:value-type="float">
            <text:p>27.30</text:p>
          </table:table-cell>
          <table:table-cell table:style-name="ce86" office:value-type="float" office:value="7.97593" calcext:value-type="float">
            <text:p>7.98</text:p>
          </table:table-cell>
          <table:table-cell table:style-name="ce86" office:value-type="float" office:value="14.8275" calcext:value-type="float">
            <text:p>14.83</text:p>
          </table:table-cell>
          <table:table-cell table:style-name="ce86" office:value-type="float" office:value="7.17027" calcext:value-type="float">
            <text:p>7.17</text:p>
          </table:table-cell>
          <table:table-cell table:style-name="ce86" office:value-type="float" office:value="4.68332" calcext:value-type="float">
            <text:p>4.68</text:p>
          </table:table-cell>
          <table:table-cell table:style-name="ce86" office:value-type="float" office:value="53.5654" calcext:value-type="float">
            <text:p>53.57</text:p>
          </table:table-cell>
          <table:table-cell table:style-name="ce86" office:value-type="float" office:value="11.7776" calcext:value-type="float">
            <text:p>11.7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4.07476" calcext:value-type="float">
            <text:p>4.07</text:p>
          </table:table-cell>
          <table:table-cell table:style-name="ce86" office:value-type="float" office:value="1.11281" calcext:value-type="float">
            <text:p>1.11</text:p>
          </table:table-cell>
          <table:table-cell table:style-name="ce86" office:value-type="float" office:value="1.11069" calcext:value-type="float">
            <text:p>1.11</text:p>
          </table:table-cell>
          <table:table-cell table:style-name="ce86" office:value-type="float" office:value="0.933452" calcext:value-type="float">
            <text:p>0.93</text:p>
          </table:table-cell>
          <table:table-cell table:style-name="ce86" office:value-type="float" office:value="29.7934" calcext:value-type="float">
            <text:p>29.79</text:p>
          </table:table-cell>
          <table:table-cell table:style-name="ce86" office:value-type="float" office:value="2.33088" calcext:value-type="float">
            <text:p>2.33</text:p>
          </table:table-cell>
          <table:table-cell table:style-name="ce86" office:value-type="float" office:value="39.356" calcext:value-type="float">
            <text:p>39.36</text:p>
          </table:table-cell>
          <table:table-cell table:style-name="ce86" office:value-type="float" office:value="10.3536" calcext:value-type="float">
            <text:p>10.35</text:p>
          </table:table-cell>
          <table:table-cell table:style-name="ce86" office:value-type="float" office:value="2.82754" calcext:value-type="float">
            <text:p>2.83</text:p>
          </table:table-cell>
          <table:table-cell table:style-name="ce86" office:value-type="float" office:value="2.82216" calcext:value-type="float">
            <text:p>2.82</text:p>
          </table:table-cell>
          <table:table-cell table:style-name="ce86" office:value-type="float" office:value="2.37182" calcext:value-type="float">
            <text:p>2.37</text:p>
          </table:table-cell>
          <table:table-cell table:style-name="ce86" office:value-type="float" office:value="75.7024" calcext:value-type="float">
            <text:p>75.70</text:p>
          </table:table-cell>
          <table:table-cell table:style-name="ce86" office:value-type="float" office:value="5.92255" calcext:value-type="float">
            <text:p>5.9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77298" calcext:value-type="float">
            <text:p>3.77</text:p>
          </table:table-cell>
          <table:table-cell table:style-name="ce86" office:value-type="float" office:value="1.08676" calcext:value-type="float">
            <text:p>1.09</text:p>
          </table:table-cell>
          <table:table-cell table:style-name="ce86" office:value-type="float" office:value="0.986122" calcext:value-type="float">
            <text:p>0.99</text:p>
          </table:table-cell>
          <table:table-cell table:style-name="ce86" office:value-type="float" office:value="1.94699" calcext:value-type="float">
            <text:p>1.95</text:p>
          </table:table-cell>
          <table:table-cell table:style-name="ce86" office:value-type="float" office:value="21.838" calcext:value-type="float">
            <text:p>21.84</text:p>
          </table:table-cell>
          <table:table-cell table:style-name="ce86" office:value-type="float" office:value="1.59421" calcext:value-type="float">
            <text:p>1.59</text:p>
          </table:table-cell>
          <table:table-cell table:style-name="ce86" office:value-type="float" office:value="31.225" calcext:value-type="float">
            <text:p>31.23</text:p>
          </table:table-cell>
          <table:table-cell table:style-name="ce86" office:value-type="float" office:value="12.0832" calcext:value-type="float">
            <text:p>12.08</text:p>
          </table:table-cell>
          <table:table-cell table:style-name="ce86" office:value-type="float" office:value="3.48042" calcext:value-type="float">
            <text:p>3.48</text:p>
          </table:table-cell>
          <table:table-cell table:style-name="ce86" office:value-type="float" office:value="3.15811" calcext:value-type="float">
            <text:p>3.16</text:p>
          </table:table-cell>
          <table:table-cell table:style-name="ce86" office:value-type="float" office:value="6.23535" calcext:value-type="float">
            <text:p>6.24</text:p>
          </table:table-cell>
          <table:table-cell table:style-name="ce86" office:value-type="float" office:value="69.9374" calcext:value-type="float">
            <text:p>69.94</text:p>
          </table:table-cell>
          <table:table-cell table:style-name="ce86" office:value-type="float" office:value="5.10556" calcext:value-type="float">
            <text:p>5.1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5.35252" calcext:value-type="float">
            <text:p>5.35</text:p>
          </table:table-cell>
          <table:table-cell table:style-name="ce86" office:value-type="float" office:value="1.30354" calcext:value-type="float">
            <text:p>1.30</text:p>
          </table:table-cell>
          <table:table-cell table:style-name="ce86" office:value-type="float" office:value="0.788779" calcext:value-type="float">
            <text:p>0.79</text:p>
          </table:table-cell>
          <table:table-cell table:style-name="ce86" office:value-type="float" office:value="1.56757" calcext:value-type="float">
            <text:p>1.57</text:p>
          </table:table-cell>
          <table:table-cell table:style-name="ce86" office:value-type="float" office:value="39.7828" calcext:value-type="float">
            <text:p>39.78</text:p>
          </table:table-cell>
          <table:table-cell table:style-name="ce86" office:value-type="float" office:value="6.23591" calcext:value-type="float">
            <text:p>6.24</text:p>
          </table:table-cell>
          <table:table-cell table:style-name="ce86" office:value-type="float" office:value="55.0312" calcext:value-type="float">
            <text:p>55.03</text:p>
          </table:table-cell>
          <table:table-cell table:style-name="ce86" office:value-type="float" office:value="9.72634" calcext:value-type="float">
            <text:p>9.73</text:p>
          </table:table-cell>
          <table:table-cell table:style-name="ce86" office:value-type="float" office:value="2.36873" calcext:value-type="float">
            <text:p>2.37</text:p>
          </table:table-cell>
          <table:table-cell table:style-name="ce86" office:value-type="float" office:value="1.43333" calcext:value-type="float">
            <text:p>1.43</text:p>
          </table:table-cell>
          <table:table-cell table:style-name="ce86" office:value-type="float" office:value="2.84851" calcext:value-type="float">
            <text:p>2.85</text:p>
          </table:table-cell>
          <table:table-cell table:style-name="ce86" office:value-type="float" office:value="72.2915" calcext:value-type="float">
            <text:p>72.29</text:p>
          </table:table-cell>
          <table:table-cell table:style-name="ce86" office:value-type="float" office:value="11.3316" calcext:value-type="float">
            <text:p>11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3.52483" calcext:value-type="float">
            <text:p>3.52</text:p>
          </table:table-cell>
          <table:table-cell table:style-name="ce86" office:value-type="float" office:value="1.64123" calcext:value-type="float">
            <text:p>1.64</text:p>
          </table:table-cell>
          <table:table-cell table:style-name="ce86" office:value-type="float" office:value="1.33212" calcext:value-type="float">
            <text:p>1.33</text:p>
          </table:table-cell>
          <table:table-cell table:style-name="ce86" office:value-type="float" office:value="1.24516" calcext:value-type="float">
            <text:p>1.25</text:p>
          </table:table-cell>
          <table:table-cell table:style-name="ce86" office:value-type="float" office:value="8.33156" calcext:value-type="float">
            <text:p>8.33</text:p>
          </table:table-cell>
          <table:table-cell table:style-name="ce86" office:value-type="float" office:value="7.92511" calcext:value-type="float">
            <text:p>7.9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4.6868" calcext:value-type="float">
            <text:p>14.69</text:p>
          </table:table-cell>
          <table:table-cell table:style-name="ce86" office:value-type="float" office:value="6.83845" calcext:value-type="float">
            <text:p>6.84</text:p>
          </table:table-cell>
          <table:table-cell table:style-name="ce86" office:value-type="float" office:value="5.55048" calcext:value-type="float">
            <text:p>5.55</text:p>
          </table:table-cell>
          <table:table-cell table:style-name="ce86" office:value-type="float" office:value="5.18815" calcext:value-type="float">
            <text:p>5.19</text:p>
          </table:table-cell>
          <table:table-cell table:style-name="ce86" office:value-type="float" office:value="34.7148" calcext:value-type="float">
            <text:p>34.71</text:p>
          </table:table-cell>
          <table:table-cell table:style-name="ce86" office:value-type="float" office:value="33.0213" calcext:value-type="float">
            <text:p>33.0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3.02501" calcext:value-type="float">
            <text:p>3.03</text:p>
          </table:table-cell>
          <table:table-cell table:style-name="ce86" office:value-type="float" office:value="1.21013" calcext:value-type="float">
            <text:p>1.21</text:p>
          </table:table-cell>
          <table:table-cell table:style-name="ce86" office:value-type="float" office:value="0.983481" calcext:value-type="float">
            <text:p>0.98</text:p>
          </table:table-cell>
          <table:table-cell table:style-name="ce86" office:value-type="float" office:value="1.84896" calcext:value-type="float">
            <text:p>1.85</text:p>
          </table:table-cell>
          <table:table-cell table:style-name="ce86" office:value-type="float" office:value="12.7329" calcext:value-type="float">
            <text:p>12.73</text:p>
          </table:table-cell>
          <table:table-cell table:style-name="ce86" office:value-type="float" office:value="4.19954" calcext:value-type="float">
            <text:p>4.2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2.6042" calcext:value-type="float">
            <text:p>12.60</text:p>
          </table:table-cell>
          <table:table-cell table:style-name="ce86" office:value-type="float" office:value="5.04222" calcext:value-type="float">
            <text:p>5.04</text:p>
          </table:table-cell>
          <table:table-cell table:style-name="ce86" office:value-type="float" office:value="4.09784" calcext:value-type="float">
            <text:p>4.10</text:p>
          </table:table-cell>
          <table:table-cell table:style-name="ce86" office:value-type="float" office:value="7.704" calcext:value-type="float">
            <text:p>7.70</text:p>
          </table:table-cell>
          <table:table-cell table:style-name="ce86" office:value-type="float" office:value="53.0537" calcext:value-type="float">
            <text:p>53.05</text:p>
          </table:table-cell>
          <table:table-cell table:style-name="ce86" office:value-type="float" office:value="17.4981" calcext:value-type="float">
            <text:p>17.5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3.3031" calcext:value-type="float">
            <text:p>3.30</text:p>
          </table:table-cell>
          <table:table-cell table:style-name="ce86" office:value-type="float" office:value="2.2929" calcext:value-type="float">
            <text:p>2.29</text:p>
          </table:table-cell>
          <table:table-cell table:style-name="ce86" office:value-type="float" office:value="1.39444" calcext:value-type="float">
            <text:p>1.39</text:p>
          </table:table-cell>
          <table:table-cell table:style-name="ce86" office:value-type="float" office:value="0.732765" calcext:value-type="float">
            <text:p>0.73</text:p>
          </table:table-cell>
          <table:table-cell table:style-name="ce86" office:value-type="float" office:value="17.7722" calcext:value-type="float">
            <text:p>17.77</text:p>
          </table:table-cell>
          <table:table-cell table:style-name="ce86" office:value-type="float" office:value="3.91607" calcext:value-type="float">
            <text:p>3.92</text:p>
          </table:table-cell>
          <table:table-cell table:style-name="ce86" office:value-type="float" office:value="29.4115" calcext:value-type="float">
            <text:p>29.41</text:p>
          </table:table-cell>
          <table:table-cell table:style-name="ce86" office:value-type="float" office:value="11.2307" calcext:value-type="float">
            <text:p>11.23</text:p>
          </table:table-cell>
          <table:table-cell table:style-name="ce86" office:value-type="float" office:value="7.79595" calcext:value-type="float">
            <text:p>7.80</text:p>
          </table:table-cell>
          <table:table-cell table:style-name="ce86" office:value-type="float" office:value="4.74114" calcext:value-type="float">
            <text:p>4.74</text:p>
          </table:table-cell>
          <table:table-cell table:style-name="ce86" office:value-type="float" office:value="2.49143" calcext:value-type="float">
            <text:p>2.49</text:p>
          </table:table-cell>
          <table:table-cell table:style-name="ce86" office:value-type="float" office:value="60.426" calcext:value-type="float">
            <text:p>60.43</text:p>
          </table:table-cell>
          <table:table-cell table:style-name="ce86" office:value-type="float" office:value="13.3148" calcext:value-type="float">
            <text:p>13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3.39793" calcext:value-type="float">
            <text:p>3.40</text:p>
          </table:table-cell>
          <table:table-cell table:style-name="ce86" office:value-type="float" office:value="2.08571" calcext:value-type="float">
            <text:p>2.09</text:p>
          </table:table-cell>
          <table:table-cell table:style-name="ce86" office:value-type="float" office:value="0.914543" calcext:value-type="float">
            <text:p>0.91</text:p>
          </table:table-cell>
          <table:table-cell table:style-name="ce86" office:value-type="float" office:value="1.17741" calcext:value-type="float">
            <text:p>1.18</text:p>
          </table:table-cell>
          <table:table-cell table:style-name="ce86" office:value-type="float" office:value="9.27589" calcext:value-type="float">
            <text:p>9.28</text:p>
          </table:table-cell>
          <table:table-cell table:style-name="ce86" office:value-type="float" office:value="2.49872" calcext:value-type="float">
            <text:p>2.50</text:p>
          </table:table-cell>
          <table:table-cell table:style-name="ce86" office:value-type="float" office:value="19.3502" calcext:value-type="float">
            <text:p>19.35</text:p>
          </table:table-cell>
          <table:table-cell table:style-name="ce86" office:value-type="float" office:value="17.5602" calcext:value-type="float">
            <text:p>17.56</text:p>
          </table:table-cell>
          <table:table-cell table:style-name="ce86" office:value-type="float" office:value="10.7787" calcext:value-type="float">
            <text:p>10.78</text:p>
          </table:table-cell>
          <table:table-cell table:style-name="ce86" office:value-type="float" office:value="4.72627" calcext:value-type="float">
            <text:p>4.73</text:p>
          </table:table-cell>
          <table:table-cell table:style-name="ce86" office:value-type="float" office:value="6.08475" calcext:value-type="float">
            <text:p>6.08</text:p>
          </table:table-cell>
          <table:table-cell table:style-name="ce86" office:value-type="float" office:value="47.9369" calcext:value-type="float">
            <text:p>47.94</text:p>
          </table:table-cell>
          <table:table-cell table:style-name="ce86" office:value-type="float" office:value="12.9131" calcext:value-type="float">
            <text:p>12.9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9773" calcext:value-type="float">
            <text:p>2.98</text:p>
          </table:table-cell>
          <table:table-cell table:style-name="ce86" office:value-type="float" office:value="3.03351" calcext:value-type="float">
            <text:p>3.03</text:p>
          </table:table-cell>
          <table:table-cell table:style-name="ce86" office:value-type="float" office:value="2.04613" calcext:value-type="float">
            <text:p>2.05</text:p>
          </table:table-cell>
          <table:table-cell table:style-name="ce86" office:value-type="float" office:value="0.943166" calcext:value-type="float">
            <text:p>0.94</text:p>
          </table:table-cell>
          <table:table-cell table:style-name="ce86" office:value-type="float" office:value="15.891" calcext:value-type="float">
            <text:p>15.89</text:p>
          </table:table-cell>
          <table:table-cell table:style-name="ce86" office:value-type="float" office:value="0.72951" calcext:value-type="float">
            <text:p>0.73</text:p>
          </table:table-cell>
          <table:table-cell table:style-name="ce86" office:value-type="float" office:value="25.6206" calcext:value-type="float">
            <text:p>25.62</text:p>
          </table:table-cell>
          <table:table-cell table:style-name="ce86" office:value-type="float" office:value="11.6207" calcext:value-type="float">
            <text:p>11.62</text:p>
          </table:table-cell>
          <table:table-cell table:style-name="ce86" office:value-type="float" office:value="11.8401" calcext:value-type="float">
            <text:p>11.84</text:p>
          </table:table-cell>
          <table:table-cell table:style-name="ce86" office:value-type="float" office:value="7.98626" calcext:value-type="float">
            <text:p>7.99</text:p>
          </table:table-cell>
          <table:table-cell table:style-name="ce86" office:value-type="float" office:value="3.68128" calcext:value-type="float">
            <text:p>3.68</text:p>
          </table:table-cell>
          <table:table-cell table:style-name="ce86" office:value-type="float" office:value="62.0243" calcext:value-type="float">
            <text:p>62.02</text:p>
          </table:table-cell>
          <table:table-cell table:style-name="ce86" office:value-type="float" office:value="2.84736" calcext:value-type="float">
            <text:p>2.8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1.86467" calcext:value-type="float">
            <text:p>1.86</text:p>
          </table:table-cell>
          <table:table-cell table:style-name="ce86" office:value-type="float" office:value="3.71383" calcext:value-type="float">
            <text:p>3.71</text:p>
          </table:table-cell>
          <table:table-cell table:style-name="ce86" office:value-type="float" office:value="2.84086" calcext:value-type="float">
            <text:p>2.84</text:p>
          </table:table-cell>
          <table:table-cell table:style-name="ce86" office:value-type="float" office:value="1.59126" calcext:value-type="float">
            <text:p>1.59</text:p>
          </table:table-cell>
          <table:table-cell table:style-name="ce86" office:value-type="float" office:value="10.7909" calcext:value-type="float">
            <text:p>10.79</text:p>
          </table:table-cell>
          <table:table-cell table:style-name="ce86" office:value-type="float" office:value="4.53273" calcext:value-type="float">
            <text:p>4.53</text:p>
          </table:table-cell>
          <table:table-cell table:style-name="ce86" office:value-type="float" office:value="25.3342" calcext:value-type="float">
            <text:p>25.33</text:p>
          </table:table-cell>
          <table:table-cell table:style-name="ce86" office:value-type="float" office:value="7.36027" calcext:value-type="float">
            <text:p>7.36</text:p>
          </table:table-cell>
          <table:table-cell table:style-name="ce86" office:value-type="float" office:value="14.6593" calcext:value-type="float">
            <text:p>14.66</text:p>
          </table:table-cell>
          <table:table-cell table:style-name="ce86" office:value-type="float" office:value="11.2135" calcext:value-type="float">
            <text:p>11.21</text:p>
          </table:table-cell>
          <table:table-cell table:style-name="ce86" office:value-type="float" office:value="6.28108" calcext:value-type="float">
            <text:p>6.28</text:p>
          </table:table-cell>
          <table:table-cell table:style-name="ce86" office:value-type="float" office:value="42.5941" calcext:value-type="float">
            <text:p>42.59</text:p>
          </table:table-cell>
          <table:table-cell table:style-name="ce86" office:value-type="float" office:value="17.8917" calcext:value-type="float">
            <text:p>17.8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3.29537" calcext:value-type="float">
            <text:p>3.30</text:p>
          </table:table-cell>
          <table:table-cell table:style-name="ce86" office:value-type="float" office:value="2.78842" calcext:value-type="float">
            <text:p>2.79</text:p>
          </table:table-cell>
          <table:table-cell table:style-name="ce86" office:value-type="float" office:value="2.12322" calcext:value-type="float">
            <text:p>2.12</text:p>
          </table:table-cell>
          <table:table-cell table:style-name="ce86" office:value-type="float" office:value="1.75687" calcext:value-type="float">
            <text:p>1.76</text:p>
          </table:table-cell>
          <table:table-cell table:style-name="ce86" office:value-type="float" office:value="11.3595" calcext:value-type="float">
            <text:p>11.36</text:p>
          </table:table-cell>
          <table:table-cell table:style-name="ce86" office:value-type="float" office:value="2.67661" calcext:value-type="float">
            <text:p>2.6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3.7307" calcext:value-type="float">
            <text:p>13.73</text:p>
          </table:table-cell>
          <table:table-cell table:style-name="ce86" office:value-type="float" office:value="11.6184" calcext:value-type="float">
            <text:p>11.62</text:p>
          </table:table-cell>
          <table:table-cell table:style-name="ce86" office:value-type="float" office:value="8.84674" calcext:value-type="float">
            <text:p>8.85</text:p>
          </table:table-cell>
          <table:table-cell table:style-name="ce86" office:value-type="float" office:value="7.32028" calcext:value-type="float">
            <text:p>7.32</text:p>
          </table:table-cell>
          <table:table-cell table:style-name="ce86" office:value-type="float" office:value="47.3313" calcext:value-type="float">
            <text:p>47.33</text:p>
          </table:table-cell>
          <table:table-cell table:style-name="ce86" office:value-type="float" office:value="11.1525" calcext:value-type="float">
            <text:p>11.15</text:p>
          </table:table-cell>
          <table:table-cell table:style-name="ce86"/>
        </table:table-row>
        <table:table-row table:style-name="ro1" table:number-rows-repeated="2">
          <table:table-cell table:style-name="ce80"/>
          <table:table-cell table:style-name="ce86" table:number-columns-repeated="14"/>
        </table:table-row>
        <table:table-row table:style-name="ro1" table:number-rows-repeated="17">
          <table:table-cell table:style-name="ce80"/>
          <table:table-cell table:style-name="Default" table:number-columns-repeated="13"/>
          <table:table-cell/>
        </table:table-row>
        <table:table-row table:style-name="ro1">
          <table:table-cell table:style-name="ce94"/>
          <table:table-cell table:style-name="Default" table:number-columns-repeated="13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table:table-column table:style-name="co17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0"/>
          <table:table-cell table:style-name="Default" table:number-columns-repeated="9"/>
        </table:table-row>
        <table:table-row table:style-name="ro1">
          <table:table-cell table:style-name="ce94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office:forms form:automatic-focus="false" form:apply-design-mode="false"/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79"/>
        </table:table-row>
        <table:table-row table:style-name="ro1">
          <table:table-cell table:style-name="ce79" office:value-type="string" calcext:value-type="string">
            <text:p>sfsarp-10-5-1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6.728" calcext:value-type="float">
            <text:p>46.728</text:p>
          </table:table-cell>
          <table:table-cell table:style-name="ce79" office:value-type="float" office:value="64.8557" calcext:value-type="float">
            <text:p>64.8557</text:p>
          </table:table-cell>
          <table:table-cell table:style-name="ce79" office:value-type="float" office:value="58.7223" calcext:value-type="float">
            <text:p>58.722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90.48" calcext:value-type="float">
            <text:p>90.48</text:p>
          </table:table-cell>
          <table:table-cell table:style-name="ce79" office:value-type="float" office:value="52.8614" calcext:value-type="float">
            <text:p>52.861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2.8614" calcext:value-type="float">
            <text:p>52.8614</text:p>
          </table:table-cell>
          <table:table-cell table:style-name="ce79" office:value-type="float" office:value="52.8653" calcext:value-type="float">
            <text:p>52.8653</text:p>
          </table:table-cell>
          <table:table-cell table:style-name="ce79" office:value-type="float" office:value="0.00737724" calcext:value-type="float">
            <text:p>0.00737724</text:p>
          </table:table-cell>
          <table:table-cell/>
        </table:table-row>
        <table:table-row table:style-name="ro1">
          <table:table-cell table:style-name="ce79" office:value-type="string" calcext:value-type="string">
            <text:p>sfsarp-10-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8.5962" calcext:value-type="float">
            <text:p>48.5962</text:p>
          </table:table-cell>
          <table:table-cell table:style-name="ce79" office:value-type="float" office:value="17.7295" calcext:value-type="float">
            <text:p>17.7295</text:p>
          </table:table-cell>
          <table:table-cell table:style-name="ce79" office:value-type="float" office:value="24.8555" calcext:value-type="float">
            <text:p>24.855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7.63" calcext:value-type="float">
            <text:p>47.63</text:p>
          </table:table-cell>
          <table:table-cell table:style-name="ce79" office:value-type="float" office:value="41.4702" calcext:value-type="float">
            <text:p>41.470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1.4702" calcext:value-type="float">
            <text:p>41.4702</text:p>
          </table:table-cell>
          <table:table-cell table:style-name="ce79" office:value-type="float" office:value="41.4742" calcext:value-type="float">
            <text:p>41.4742</text:p>
          </table:table-cell>
          <table:table-cell table:style-name="ce79" office:value-type="float" office:value="0.00964455" calcext:value-type="float">
            <text:p>0.00964455</text:p>
          </table:table-cell>
          <table:table-cell/>
        </table:table-row>
        <table:table-row table:style-name="ro1">
          <table:table-cell table:style-name="ce79" office:value-type="string" calcext:value-type="string">
            <text:p>sfsarp-10-5-3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53.8867" calcext:value-type="float">
            <text:p>53.8867</text:p>
          </table:table-cell>
          <table:table-cell table:style-name="ce79" office:value-type="float" office:value="14.8646" calcext:value-type="float">
            <text:p>14.8646</text:p>
          </table:table-cell>
          <table:table-cell table:style-name="ce79" office:value-type="float" office:value="26.3674" calcext:value-type="float">
            <text:p>26.367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64" calcext:value-type="float">
            <text:p>7193.64</text:p>
          </table:table-cell>
          <table:table-cell table:style-name="ce79" office:value-type="float" office:value="42.3839" calcext:value-type="float">
            <text:p>42.383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42.3839" calcext:value-type="float">
            <text:p>42.3839</text:p>
          </table:table-cell>
          <table:table-cell table:style-name="ce79" office:value-type="float" office:value="44.9871" calcext:value-type="float">
            <text:p>44.9871</text:p>
          </table:table-cell>
          <table:table-cell table:style-name="ce79" office:value-type="float" office:value="5.78655" calcext:value-type="float">
            <text:p>5.78655</text:p>
          </table:table-cell>
          <table:table-cell/>
        </table:table-row>
        <table:table-row table:style-name="ro1">
          <table:table-cell table:style-name="ce79" office:value-type="string" calcext:value-type="string">
            <text:p>sfsarp-10-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6.5593" calcext:value-type="float">
            <text:p>56.5593</text:p>
          </table:table-cell>
          <table:table-cell table:style-name="ce79" office:value-type="float" office:value="14.2417" calcext:value-type="float">
            <text:p>14.2417</text:p>
          </table:table-cell>
          <table:table-cell table:style-name="ce79" office:value-type="float" office:value="24.12" calcext:value-type="float">
            <text:p>24.1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13.84" calcext:value-type="float">
            <text:p>213.84</text:p>
          </table:table-cell>
          <table:table-cell table:style-name="ce79" office:value-type="float" office:value="46.681" calcext:value-type="float">
            <text:p>46.68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6.681" calcext:value-type="float">
            <text:p>46.681</text:p>
          </table:table-cell>
          <table:table-cell table:style-name="ce79" office:value-type="float" office:value="46.6854" calcext:value-type="float">
            <text:p>46.6854</text:p>
          </table:table-cell>
          <table:table-cell table:style-name="ce79" office:value-type="float" office:value="0.00942479" calcext:value-type="float">
            <text:p>0.00942479</text:p>
          </table:table-cell>
          <table:table-cell/>
        </table:table-row>
        <table:table-row table:style-name="ro1">
          <table:table-cell table:style-name="ce79" office:value-type="string" calcext:value-type="string">
            <text:p>sfsarp-10-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46.9008" calcext:value-type="float">
            <text:p>46.9008</text:p>
          </table:table-cell>
          <table:table-cell table:style-name="ce79" office:value-type="float" office:value="33.1732" calcext:value-type="float">
            <text:p>33.1732</text:p>
          </table:table-cell>
          <table:table-cell table:style-name="ce79" office:value-type="float" office:value="37.1919" calcext:value-type="float">
            <text:p>37.191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94" calcext:value-type="float">
            <text:p>7197.94</text:p>
          </table:table-cell>
          <table:table-cell table:style-name="ce79" office:value-type="float" office:value="42.8821" calcext:value-type="float">
            <text:p>42.882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42.8821" calcext:value-type="float">
            <text:p>42.8821</text:p>
          </table:table-cell>
          <table:table-cell table:style-name="ce79" office:value-type="float" office:value="50.3712" calcext:value-type="float">
            <text:p>50.3712</text:p>
          </table:table-cell>
          <table:table-cell table:style-name="ce79" office:value-type="float" office:value="14.8678" calcext:value-type="float">
            <text:p>14.867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38.6675" calcext:value-type="float">
            <text:p>38.667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5" calcext:value-type="float">
            <text:p>7194.15</text:p>
          </table:table-cell>
          <table:table-cell table:style-name="ce79" office:value-type="float" office:value="59.8929" calcext:value-type="float">
            <text:p>59.8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9.8929" calcext:value-type="float">
            <text:p>59.8929</text:p>
          </table:table-cell>
          <table:table-cell table:style-name="ce79" office:value-type="float" office:value="69.4787" calcext:value-type="float">
            <text:p>69.4787</text:p>
          </table:table-cell>
          <table:table-cell table:style-name="ce79" office:value-type="float" office:value="13.7967" calcext:value-type="float">
            <text:p>13.796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63.25" calcext:value-type="float">
            <text:p>63.25</text:p>
          </table:table-cell>
          <table:table-cell table:style-name="ce79" office:value-type="float" office:value="33.1706" calcext:value-type="float">
            <text:p>33.170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97" calcext:value-type="float">
            <text:p>7191.97</text:p>
          </table:table-cell>
          <table:table-cell table:style-name="ce79" office:value-type="float" office:value="87.2778" calcext:value-type="float">
            <text:p>87.277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7.2778" calcext:value-type="float">
            <text:p>87.2778</text:p>
          </table:table-cell>
          <table:table-cell table:style-name="ce79" office:value-type="float" office:value="89.7698" calcext:value-type="float">
            <text:p>89.7698</text:p>
          </table:table-cell>
          <table:table-cell table:style-name="ce79" office:value-type="float" office:value="2.77599" calcext:value-type="float">
            <text:p>2.775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51.0239" calcext:value-type="float">
            <text:p>51.0239</text:p>
          </table:table-cell>
          <table:table-cell table:style-name="ce79" office:value-type="float" office:value="38.2236" calcext:value-type="float">
            <text:p>38.223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2" calcext:value-type="float">
            <text:p>7196.02</text:p>
          </table:table-cell>
          <table:table-cell table:style-name="ce79" office:value-type="float" office:value="62.9621" calcext:value-type="float">
            <text:p>62.962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9621" calcext:value-type="float">
            <text:p>62.9621</text:p>
          </table:table-cell>
          <table:table-cell table:style-name="ce79" office:value-type="float" office:value="66.5245" calcext:value-type="float">
            <text:p>66.5245</text:p>
          </table:table-cell>
          <table:table-cell table:style-name="ce79" office:value-type="float" office:value="5.35502" calcext:value-type="float">
            <text:p>5.355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74.9648" calcext:value-type="float">
            <text:p>74.9648</text:p>
          </table:table-cell>
          <table:table-cell table:style-name="ce79" office:value-type="float" office:value="36.7656" calcext:value-type="float">
            <text:p>36.765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28" calcext:value-type="float">
            <text:p>7192.28</text:p>
          </table:table-cell>
          <table:table-cell table:style-name="ce79" office:value-type="float" office:value="89.1053" calcext:value-type="float">
            <text:p>89.10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1053" calcext:value-type="float">
            <text:p>89.1053</text:p>
          </table:table-cell>
          <table:table-cell table:style-name="ce79" office:value-type="float" office:value="91.196" calcext:value-type="float">
            <text:p>91.196</text:p>
          </table:table-cell>
          <table:table-cell table:style-name="ce79" office:value-type="float" office:value="2.29253" calcext:value-type="float">
            <text:p>2.29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44.9871" calcext:value-type="float">
            <text:p>44.9871</text:p>
          </table:table-cell>
          <table:table-cell table:style-name="ce79" office:value-type="float" office:value="37.8439" calcext:value-type="float">
            <text:p>37.843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14" calcext:value-type="float">
            <text:p>7193.14</text:p>
          </table:table-cell>
          <table:table-cell table:style-name="ce79" office:value-type="float" office:value="70.7627" calcext:value-type="float">
            <text:p>70.76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0.7627" calcext:value-type="float">
            <text:p>70.7627</text:p>
          </table:table-cell>
          <table:table-cell table:style-name="ce79" office:value-type="float" office:value="75.2375" calcext:value-type="float">
            <text:p>75.2375</text:p>
          </table:table-cell>
          <table:table-cell table:style-name="ce79" office:value-type="float" office:value="5.94757" calcext:value-type="float">
            <text:p>5.947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55.4399" calcext:value-type="float">
            <text:p>55.4399</text:p>
          </table:table-cell>
          <table:table-cell table:style-name="ce79" office:value-type="float" office:value="32.7415" calcext:value-type="float">
            <text:p>32.741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33" calcext:value-type="float">
            <text:p>7195.33</text:p>
          </table:table-cell>
          <table:table-cell table:style-name="ce79" office:value-type="float" office:value="81.4367" calcext:value-type="float">
            <text:p>81.43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4367" calcext:value-type="float">
            <text:p>81.4367</text:p>
          </table:table-cell>
          <table:table-cell table:style-name="ce79" office:value-type="float" office:value="86.3939" calcext:value-type="float">
            <text:p>86.3939</text:p>
          </table:table-cell>
          <table:table-cell table:style-name="ce79" office:value-type="float" office:value="5.73791" calcext:value-type="float">
            <text:p>5.7379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59.9286" calcext:value-type="float">
            <text:p>59.9286</text:p>
          </table:table-cell>
          <table:table-cell table:style-name="ce79" office:value-type="float" office:value="25.2826" calcext:value-type="float">
            <text:p>25.282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65" calcext:value-type="float">
            <text:p>7194.65</text:p>
          </table:table-cell>
          <table:table-cell table:style-name="ce79" office:value-type="float" office:value="74.5407" calcext:value-type="float">
            <text:p>74.540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5407" calcext:value-type="float">
            <text:p>74.5407</text:p>
          </table:table-cell>
          <table:table-cell table:style-name="ce79" office:value-type="float" office:value="79.2568" calcext:value-type="float">
            <text:p>79.2568</text:p>
          </table:table-cell>
          <table:table-cell table:style-name="ce79" office:value-type="float" office:value="5.9504" calcext:value-type="float">
            <text:p>5.95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65.8364" calcext:value-type="float">
            <text:p>65.8364</text:p>
          </table:table-cell>
          <table:table-cell table:style-name="ce79" office:value-type="float" office:value="36.4594" calcext:value-type="float">
            <text:p>36.45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46" calcext:value-type="float">
            <text:p>7192.46</text:p>
          </table:table-cell>
          <table:table-cell table:style-name="ce79" office:value-type="float" office:value="67.9378" calcext:value-type="float">
            <text:p>67.937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7.9378" calcext:value-type="float">
            <text:p>67.9378</text:p>
          </table:table-cell>
          <table:table-cell table:style-name="ce79" office:value-type="float" office:value="73.1886" calcext:value-type="float">
            <text:p>73.1886</text:p>
          </table:table-cell>
          <table:table-cell table:style-name="ce79" office:value-type="float" office:value="7.17434" calcext:value-type="float">
            <text:p>7.1743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69.6386" calcext:value-type="float">
            <text:p>69.6386</text:p>
          </table:table-cell>
          <table:table-cell table:style-name="ce79" office:value-type="float" office:value="40.3157" calcext:value-type="float">
            <text:p>40.31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49" calcext:value-type="float">
            <text:p>7196.49</text:p>
          </table:table-cell>
          <table:table-cell table:style-name="ce79" office:value-type="float" office:value="65.9105" calcext:value-type="float">
            <text:p>65.910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5.9105" calcext:value-type="float">
            <text:p>65.9105</text:p>
          </table:table-cell>
          <table:table-cell table:style-name="ce79" office:value-type="float" office:value="72.1498" calcext:value-type="float">
            <text:p>72.1498</text:p>
          </table:table-cell>
          <table:table-cell table:style-name="ce79" office:value-type="float" office:value="8.6477" calcext:value-type="float">
            <text:p>8.64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81.7314" calcext:value-type="float">
            <text:p>81.7314</text:p>
          </table:table-cell>
          <table:table-cell table:style-name="ce79" office:value-type="float" office:value="47.3006" calcext:value-type="float">
            <text:p>47.300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94" calcext:value-type="float">
            <text:p>7193.94</text:p>
          </table:table-cell>
          <table:table-cell table:style-name="ce79" office:value-type="float" office:value="86.1242" calcext:value-type="float">
            <text:p>86.12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6.1242" calcext:value-type="float">
            <text:p>86.1242</text:p>
          </table:table-cell>
          <table:table-cell table:style-name="ce79" office:value-type="float" office:value="93.7199" calcext:value-type="float">
            <text:p>93.7199</text:p>
          </table:table-cell>
          <table:table-cell table:style-name="ce79" office:value-type="float" office:value="8.10468" calcext:value-type="float">
            <text:p>8.104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2.8114" calcext:value-type="float">
            <text:p>22.811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85" calcext:value-type="float">
            <text:p>7198.85</text:p>
          </table:table-cell>
          <table:table-cell table:style-name="ce79" office:value-type="float" office:value="74.5373" calcext:value-type="float">
            <text:p>74.537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5373" calcext:value-type="float">
            <text:p>74.5373</text:p>
          </table:table-cell>
          <table:table-cell table:style-name="ce79" office:value-type="float" office:value="83.5408" calcext:value-type="float">
            <text:p>83.5408</text:p>
          </table:table-cell>
          <table:table-cell table:style-name="ce79" office:value-type="float" office:value="10.7774" calcext:value-type="float">
            <text:p>10.77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4.7542" calcext:value-type="float">
            <text:p>14.754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52.48" calcext:value-type="float">
            <text:p>552.48</text:p>
          </table:table-cell>
          <table:table-cell table:style-name="ce79" office:value-type="float" office:value="76.875" calcext:value-type="float">
            <text:p>76.87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875" calcext:value-type="float">
            <text:p>76.875</text:p>
          </table:table-cell>
          <table:table-cell table:style-name="ce79" office:value-type="float" office:value="76.8827" calcext:value-type="float">
            <text:p>76.8827</text:p>
          </table:table-cell>
          <table:table-cell table:style-name="ce79" office:value-type="float" office:value="0.0100153" calcext:value-type="float">
            <text:p>0.0100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7.0996" calcext:value-type="float">
            <text:p>37.099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97" calcext:value-type="float">
            <text:p>7197.97</text:p>
          </table:table-cell>
          <table:table-cell table:style-name="ce79" office:value-type="float" office:value="72.0696" calcext:value-type="float">
            <text:p>72.069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0696" calcext:value-type="float">
            <text:p>72.0696</text:p>
          </table:table-cell>
          <table:table-cell table:style-name="ce79" office:value-type="float" office:value="80.0435" calcext:value-type="float">
            <text:p>80.0435</text:p>
          </table:table-cell>
          <table:table-cell table:style-name="ce79" office:value-type="float" office:value="9.96196" calcext:value-type="float">
            <text:p>9.9619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4.4134" calcext:value-type="float">
            <text:p>24.413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6.56" calcext:value-type="float">
            <text:p>7196.56</text:p>
          </table:table-cell>
          <table:table-cell table:style-name="ce79" office:value-type="float" office:value="80.6235" calcext:value-type="float">
            <text:p>80.623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6235" calcext:value-type="float">
            <text:p>80.6235</text:p>
          </table:table-cell>
          <table:table-cell table:style-name="ce79" office:value-type="float" office:value="88.028" calcext:value-type="float">
            <text:p>88.028</text:p>
          </table:table-cell>
          <table:table-cell table:style-name="ce79" office:value-type="float" office:value="8.41153" calcext:value-type="float">
            <text:p>8.41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5.1373" calcext:value-type="float">
            <text:p>15.1373</text:p>
          </table:table-cell>
          <table:table-cell table:style-name="ce79" office:value-type="float" office:value="25.7549" calcext:value-type="float">
            <text:p>25.754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53" calcext:value-type="float">
            <text:p>7196.53</text:p>
          </table:table-cell>
          <table:table-cell table:style-name="ce79" office:value-type="float" office:value="57.9979" calcext:value-type="float">
            <text:p>57.997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9979" calcext:value-type="float">
            <text:p>57.9979</text:p>
          </table:table-cell>
          <table:table-cell table:style-name="ce79" office:value-type="float" office:value="60.3025" calcext:value-type="float">
            <text:p>60.3025</text:p>
          </table:table-cell>
          <table:table-cell table:style-name="ce79" office:value-type="float" office:value="3.82173" calcext:value-type="float">
            <text:p>3.82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4.0479" calcext:value-type="float">
            <text:p>44.047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75" calcext:value-type="float">
            <text:p>7192.75</text:p>
          </table:table-cell>
          <table:table-cell table:style-name="ce79" office:value-type="float" office:value="83.6879" calcext:value-type="float">
            <text:p>83.687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6879" calcext:value-type="float">
            <text:p>83.6879</text:p>
          </table:table-cell>
          <table:table-cell table:style-name="ce79" office:value-type="float" office:value="94.1436" calcext:value-type="float">
            <text:p>94.1436</text:p>
          </table:table-cell>
          <table:table-cell table:style-name="ce79" office:value-type="float" office:value="11.1061" calcext:value-type="float">
            <text:p>11.106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2.8276" calcext:value-type="float">
            <text:p>32.827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47" calcext:value-type="float">
            <text:p>7195.47</text:p>
          </table:table-cell>
          <table:table-cell table:style-name="ce79" office:value-type="float" office:value="82.7468" calcext:value-type="float">
            <text:p>82.746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2.7468" calcext:value-type="float">
            <text:p>82.7468</text:p>
          </table:table-cell>
          <table:table-cell table:style-name="ce79" office:value-type="float" office:value="88.0468" calcext:value-type="float">
            <text:p>88.0468</text:p>
          </table:table-cell>
          <table:table-cell table:style-name="ce79" office:value-type="float" office:value="6.01953" calcext:value-type="float">
            <text:p>6.019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8.6591" calcext:value-type="float">
            <text:p>38.6591</text:p>
          </table:table-cell>
          <table:table-cell table:style-name="ce79" office:value-type="float" office:value="55.0208" calcext:value-type="float">
            <text:p>55.020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41" calcext:value-type="float">
            <text:p>7191.41</text:p>
          </table:table-cell>
          <table:table-cell table:style-name="ce79" office:value-type="float" office:value="63.518" calcext:value-type="float">
            <text:p>63.51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3.518" calcext:value-type="float">
            <text:p>63.518</text:p>
          </table:table-cell>
          <table:table-cell table:style-name="ce79" office:value-type="float" office:value="76.0462" calcext:value-type="float">
            <text:p>76.0462</text:p>
          </table:table-cell>
          <table:table-cell table:style-name="ce79" office:value-type="float" office:value="16.4745" calcext:value-type="float">
            <text:p>16.47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8.281" calcext:value-type="float">
            <text:p>48.281</text:p>
          </table:table-cell>
          <table:table-cell table:style-name="ce79" office:value-type="float" office:value="39.6311" calcext:value-type="float">
            <text:p>39.631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64" calcext:value-type="float">
            <text:p>7191.64</text:p>
          </table:table-cell>
          <table:table-cell table:style-name="ce79" office:value-type="float" office:value="93.0163" calcext:value-type="float">
            <text:p>93.016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3.0163" calcext:value-type="float">
            <text:p>93.0163</text:p>
          </table:table-cell>
          <table:table-cell table:style-name="ce79" office:value-type="float" office:value="111.869" calcext:value-type="float">
            <text:p>111.869</text:p>
          </table:table-cell>
          <table:table-cell table:style-name="ce79" office:value-type="float" office:value="16.8525" calcext:value-type="float">
            <text:p>16.8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41.6618" calcext:value-type="float">
            <text:p>41.661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86" calcext:value-type="float">
            <text:p>7194.86</text:p>
          </table:table-cell>
          <table:table-cell table:style-name="ce79" office:value-type="float" office:value="94.9703" calcext:value-type="float">
            <text:p>94.970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4.9703" calcext:value-type="float">
            <text:p>94.9703</text:p>
          </table:table-cell>
          <table:table-cell table:style-name="ce79" office:value-type="float" office:value="97.4927" calcext:value-type="float">
            <text:p>97.4927</text:p>
          </table:table-cell>
          <table:table-cell table:style-name="ce79" office:value-type="float" office:value="2.58727" calcext:value-type="float">
            <text:p>2.58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51.1095" calcext:value-type="float">
            <text:p>51.1095</text:p>
          </table:table-cell>
          <table:table-cell table:style-name="ce79" office:value-type="float" office:value="34.7109" calcext:value-type="float">
            <text:p>34.710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58" calcext:value-type="float">
            <text:p>7193.58</text:p>
          </table:table-cell>
          <table:table-cell table:style-name="ce79" office:value-type="float" office:value="89.5671" calcext:value-type="float">
            <text:p>89.56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5671" calcext:value-type="float">
            <text:p>89.5671</text:p>
          </table:table-cell>
          <table:table-cell table:style-name="ce79" office:value-type="float" office:value="100.103" calcext:value-type="float">
            <text:p>100.103</text:p>
          </table:table-cell>
          <table:table-cell table:style-name="ce79" office:value-type="float" office:value="10.5251" calcext:value-type="float">
            <text:p>10.52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83.0623" calcext:value-type="float">
            <text:p>83.0623</text:p>
          </table:table-cell>
          <table:table-cell table:style-name="ce79" office:value-type="float" office:value="48.4605" calcext:value-type="float">
            <text:p>48.460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35" calcext:value-type="float">
            <text:p>7195.35</text:p>
          </table:table-cell>
          <table:table-cell table:style-name="ce79" office:value-type="float" office:value="111.227" calcext:value-type="float">
            <text:p>111.2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1.227" calcext:value-type="float">
            <text:p>111.227</text:p>
          </table:table-cell>
          <table:table-cell table:style-name="ce79" office:value-type="float" office:value="119.866" calcext:value-type="float">
            <text:p>119.866</text:p>
          </table:table-cell>
          <table:table-cell table:style-name="ce79" office:value-type="float" office:value="7.20721" calcext:value-type="float">
            <text:p>7.2072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6.8573" calcext:value-type="float">
            <text:p>56.8573</text:p>
          </table:table-cell>
          <table:table-cell table:style-name="ce79" office:value-type="float" office:value="30.4269" calcext:value-type="float">
            <text:p>30.426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74" calcext:value-type="float">
            <text:p>7196.74</text:p>
          </table:table-cell>
          <table:table-cell table:style-name="ce79" office:value-type="float" office:value="97.5942" calcext:value-type="float">
            <text:p>97.59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7.5942" calcext:value-type="float">
            <text:p>97.5942</text:p>
          </table:table-cell>
          <table:table-cell table:style-name="ce79" office:value-type="float" office:value="103.379" calcext:value-type="float">
            <text:p>103.379</text:p>
          </table:table-cell>
          <table:table-cell table:style-name="ce79" office:value-type="float" office:value="5.59572" calcext:value-type="float">
            <text:p>5.595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36.4344" calcext:value-type="float">
            <text:p>36.43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5" calcext:value-type="float">
            <text:p>7194.75</text:p>
          </table:table-cell>
          <table:table-cell table:style-name="ce79" office:value-type="float" office:value="85.2872" calcext:value-type="float">
            <text:p>85.287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2872" calcext:value-type="float">
            <text:p>85.2872</text:p>
          </table:table-cell>
          <table:table-cell table:style-name="ce79" office:value-type="float" office:value="90.906" calcext:value-type="float">
            <text:p>90.906</text:p>
          </table:table-cell>
          <table:table-cell table:style-name="ce79" office:value-type="float" office:value="6.18089" calcext:value-type="float">
            <text:p>6.1808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3.9243" calcext:value-type="float">
            <text:p>53.9243</text:p>
          </table:table-cell>
          <table:table-cell table:style-name="ce79" office:value-type="float" office:value="40.2394" calcext:value-type="float">
            <text:p>40.239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62" calcext:value-type="float">
            <text:p>7195.62</text:p>
          </table:table-cell>
          <table:table-cell table:style-name="ce79" office:value-type="float" office:value="100.494" calcext:value-type="float">
            <text:p>100.49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494" calcext:value-type="float">
            <text:p>100.494</text:p>
          </table:table-cell>
          <table:table-cell table:style-name="ce79" office:value-type="float" office:value="107.719" calcext:value-type="float">
            <text:p>107.719</text:p>
          </table:table-cell>
          <table:table-cell table:style-name="ce79" office:value-type="float" office:value="6.70727" calcext:value-type="float">
            <text:p>6.70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2.8359" calcext:value-type="float">
            <text:p>22.8359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584.84" calcext:value-type="float">
            <text:p>2584.84</text:p>
          </table:table-cell>
          <table:table-cell table:style-name="ce79" office:value-type="float" office:value="103.592" calcext:value-type="float">
            <text:p>103.59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592" calcext:value-type="float">
            <text:p>103.592</text:p>
          </table:table-cell>
          <table:table-cell table:style-name="ce79" office:value-type="float" office:value="103.602" calcext:value-type="float">
            <text:p>103.602</text:p>
          </table:table-cell>
          <table:table-cell table:style-name="ce79" office:value-type="float" office:value="0.00965232" calcext:value-type="float">
            <text:p>0.009652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0.7516" calcext:value-type="float">
            <text:p>40.751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3" calcext:value-type="float">
            <text:p>7196.03</text:p>
          </table:table-cell>
          <table:table-cell table:style-name="ce79" office:value-type="float" office:value="76.5929" calcext:value-type="float">
            <text:p>76.5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5929" calcext:value-type="float">
            <text:p>76.5929</text:p>
          </table:table-cell>
          <table:table-cell table:style-name="ce79" office:value-type="float" office:value="80.4101" calcext:value-type="float">
            <text:p>80.4101</text:p>
          </table:table-cell>
          <table:table-cell table:style-name="ce79" office:value-type="float" office:value="4.74716" calcext:value-type="float">
            <text:p>4.747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0387" calcext:value-type="float">
            <text:p>38.0387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3219.05" calcext:value-type="float">
            <text:p>3219.05</text:p>
          </table:table-cell>
          <table:table-cell table:style-name="ce79" office:value-type="float" office:value="111.599" calcext:value-type="float">
            <text:p>111.59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1.599" calcext:value-type="float">
            <text:p>111.599</text:p>
          </table:table-cell>
          <table:table-cell table:style-name="ce79" office:value-type="float" office:value="111.61" calcext:value-type="float">
            <text:p>111.61</text:p>
          </table:table-cell>
          <table:table-cell table:style-name="ce79" office:value-type="float" office:value="0.00985575" calcext:value-type="float">
            <text:p>0.00985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1898" calcext:value-type="float">
            <text:p>38.18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04" calcext:value-type="float">
            <text:p>7195.04</text:p>
          </table:table-cell>
          <table:table-cell table:style-name="ce79" office:value-type="float" office:value="80.3995" calcext:value-type="float">
            <text:p>80.39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3995" calcext:value-type="float">
            <text:p>80.3995</text:p>
          </table:table-cell>
          <table:table-cell table:style-name="ce79" office:value-type="float" office:value="85.6711" calcext:value-type="float">
            <text:p>85.6711</text:p>
          </table:table-cell>
          <table:table-cell table:style-name="ce79" office:value-type="float" office:value="6.1533" calcext:value-type="float">
            <text:p>6.153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0.9528" calcext:value-type="float">
            <text:p>40.952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97" calcext:value-type="float">
            <text:p>7192.97</text:p>
          </table:table-cell>
          <table:table-cell table:style-name="ce79" office:value-type="float" office:value="57.7701" calcext:value-type="float">
            <text:p>57.770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7701" calcext:value-type="float">
            <text:p>57.7701</text:p>
          </table:table-cell>
          <table:table-cell table:style-name="ce79" office:value-type="float" office:value="71.094" calcext:value-type="float">
            <text:p>71.094</text:p>
          </table:table-cell>
          <table:table-cell table:style-name="ce79" office:value-type="float" office:value="18.7412" calcext:value-type="float">
            <text:p>18.741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41.9139" calcext:value-type="float">
            <text:p>41.913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44" calcext:value-type="float">
            <text:p>7195.44</text:p>
          </table:table-cell>
          <table:table-cell table:style-name="ce79" office:value-type="float" office:value="97.9877" calcext:value-type="float">
            <text:p>97.98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7.9877" calcext:value-type="float">
            <text:p>97.9877</text:p>
          </table:table-cell>
          <table:table-cell table:style-name="ce79" office:value-type="float" office:value="121.473" calcext:value-type="float">
            <text:p>121.473</text:p>
          </table:table-cell>
          <table:table-cell table:style-name="ce79" office:value-type="float" office:value="19.3338" calcext:value-type="float">
            <text:p>19.33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40.714" calcext:value-type="float">
            <text:p>40.714</text:p>
          </table:table-cell>
          <table:table-cell table:style-name="ce79" office:value-type="float" office:value="35.794" calcext:value-type="float">
            <text:p>35.7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43" calcext:value-type="float">
            <text:p>7197.43</text:p>
          </table:table-cell>
          <table:table-cell table:style-name="ce79" office:value-type="float" office:value="92.6023" calcext:value-type="float">
            <text:p>92.602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2.6023" calcext:value-type="float">
            <text:p>92.6023</text:p>
          </table:table-cell>
          <table:table-cell table:style-name="ce79" office:value-type="float" office:value="104.619" calcext:value-type="float">
            <text:p>104.619</text:p>
          </table:table-cell>
          <table:table-cell table:style-name="ce79" office:value-type="float" office:value="11.4862" calcext:value-type="float">
            <text:p>11.486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5.7867" calcext:value-type="float">
            <text:p>35.7867</text:p>
          </table:table-cell>
          <table:table-cell table:style-name="ce79" office:value-type="float" office:value="35.5216" calcext:value-type="float">
            <text:p>35.521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01" calcext:value-type="float">
            <text:p>7197.01</text:p>
          </table:table-cell>
          <table:table-cell table:style-name="ce79" office:value-type="float" office:value="104.563" calcext:value-type="float">
            <text:p>104.56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4.563" calcext:value-type="float">
            <text:p>104.563</text:p>
          </table:table-cell>
          <table:table-cell table:style-name="ce79" office:value-type="float" office:value="114.874" calcext:value-type="float">
            <text:p>114.874</text:p>
          </table:table-cell>
          <table:table-cell table:style-name="ce79" office:value-type="float" office:value="8.97592" calcext:value-type="float">
            <text:p>8.975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59.5347" calcext:value-type="float">
            <text:p>59.53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8" calcext:value-type="float">
            <text:p>7196.08</text:p>
          </table:table-cell>
          <table:table-cell table:style-name="ce79" office:value-type="float" office:value="110.271" calcext:value-type="float">
            <text:p>110.2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0.271" calcext:value-type="float">
            <text:p>110.271</text:p>
          </table:table-cell>
          <table:table-cell table:style-name="ce79" office:value-type="float" office:value="120.139" calcext:value-type="float">
            <text:p>120.139</text:p>
          </table:table-cell>
          <table:table-cell table:style-name="ce79" office:value-type="float" office:value="8.21382" calcext:value-type="float">
            <text:p>8.213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4.5774" calcext:value-type="float">
            <text:p>54.577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1" calcext:value-type="float">
            <text:p>7194.91</text:p>
          </table:table-cell>
          <table:table-cell table:style-name="ce79" office:value-type="float" office:value="100.395" calcext:value-type="float">
            <text:p>100.3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395" calcext:value-type="float">
            <text:p>100.395</text:p>
          </table:table-cell>
          <table:table-cell table:style-name="ce79" office:value-type="float" office:value="114.198" calcext:value-type="float">
            <text:p>114.198</text:p>
          </table:table-cell>
          <table:table-cell table:style-name="ce79" office:value-type="float" office:value="12.0869" calcext:value-type="float">
            <text:p>12.0869</text:p>
          </table:table-cell>
          <table:table-cell/>
        </table:table-row>
        <table:table-row table:style-name="ro1" table:number-rows-repeated="20"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office:forms form:automatic-focus="false" form:apply-design-mode="false"/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default-cell-style-name="Default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5-1.txt </text:p>
          </table:table-cell>
          <table:table-cell table:style-name="ce86" office:value-type="float" office:value="1.16875" calcext:value-type="float">
            <text:p>1.17</text:p>
          </table:table-cell>
          <table:table-cell table:style-name="ce86" office:value-type="float" office:value="2.72185" calcext:value-type="float">
            <text:p>2.72</text:p>
          </table:table-cell>
          <table:table-cell table:style-name="ce86" office:value-type="float" office:value="1.111" calcext:value-type="float">
            <text:p>1.11</text:p>
          </table:table-cell>
          <table:table-cell table:style-name="ce86" office:value-type="float" office:value="1.22508" calcext:value-type="float">
            <text:p>1.23</text:p>
          </table:table-cell>
          <table:table-cell table:style-name="ce86" office:value-type="float" office:value="11.1392" calcext:value-type="float">
            <text:p>11.14</text:p>
          </table:table-cell>
          <table:table-cell table:style-name="ce86" office:value-type="float" office:value="8.61269" calcext:value-type="float">
            <text:p>8.61</text:p>
          </table:table-cell>
          <table:table-cell table:style-name="ce86" office:value-type="float" office:value="25.9785" calcext:value-type="float">
            <text:p>25.98</text:p>
          </table:table-cell>
          <table:table-cell table:style-name="ce86" office:value-type="float" office:value="4.49892" calcext:value-type="float">
            <text:p>4.50</text:p>
          </table:table-cell>
          <table:table-cell table:style-name="ce86" office:value-type="float" office:value="10.4773" calcext:value-type="float">
            <text:p>10.48</text:p>
          </table:table-cell>
          <table:table-cell table:style-name="ce86" office:value-type="float" office:value="4.27662" calcext:value-type="float">
            <text:p>4.28</text:p>
          </table:table-cell>
          <table:table-cell table:style-name="ce86" office:value-type="float" office:value="4.71572" calcext:value-type="float">
            <text:p>4.72</text:p>
          </table:table-cell>
          <table:table-cell table:style-name="ce86" office:value-type="float" office:value="42.8784" calcext:value-type="float">
            <text:p>42.88</text:p>
          </table:table-cell>
          <table:table-cell table:style-name="ce86" office:value-type="float" office:value="33.1531" calcext:value-type="float">
            <text:p>33.1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5-2.txt </text:p>
          </table:table-cell>
          <table:table-cell table:style-name="ce86" office:value-type="float" office:value="1.30261" calcext:value-type="float">
            <text:p>1.30</text:p>
          </table:table-cell>
          <table:table-cell table:style-name="ce86" office:value-type="float" office:value="1.1925" calcext:value-type="float">
            <text:p>1.19</text:p>
          </table:table-cell>
          <table:table-cell table:style-name="ce86" office:value-type="float" office:value="1.05709" calcext:value-type="float">
            <text:p>1.06</text:p>
          </table:table-cell>
          <table:table-cell table:style-name="ce86" office:value-type="float" office:value="0.958728" calcext:value-type="float">
            <text:p>0.96</text:p>
          </table:table-cell>
          <table:table-cell table:style-name="ce86" office:value-type="float" office:value="14.6089" calcext:value-type="float">
            <text:p>14.61</text:p>
          </table:table-cell>
          <table:table-cell table:style-name="ce86" office:value-type="float" office:value="4.88013" calcext:value-type="float">
            <text:p>4.8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42754" calcext:value-type="float">
            <text:p>5.43</text:p>
          </table:table-cell>
          <table:table-cell table:style-name="ce86" office:value-type="float" office:value="4.96876" calcext:value-type="float">
            <text:p>4.97</text:p>
          </table:table-cell>
          <table:table-cell table:style-name="ce86" office:value-type="float" office:value="4.40454" calcext:value-type="float">
            <text:p>4.40</text:p>
          </table:table-cell>
          <table:table-cell table:style-name="ce86" office:value-type="float" office:value="3.9947" calcext:value-type="float">
            <text:p>3.99</text:p>
          </table:table-cell>
          <table:table-cell table:style-name="ce86" office:value-type="float" office:value="60.8706" calcext:value-type="float">
            <text:p>60.87</text:p>
          </table:table-cell>
          <table:table-cell table:style-name="ce86" office:value-type="float" office:value="20.3339" calcext:value-type="float">
            <text:p>20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5-3.txt </text:p>
          </table:table-cell>
          <table:table-cell table:style-name="ce86" office:value-type="float" office:value="1.74721" calcext:value-type="float">
            <text:p>1.75</text:p>
          </table:table-cell>
          <table:table-cell table:style-name="ce86" office:value-type="float" office:value="1.07008" calcext:value-type="float">
            <text:p>1.07</text:p>
          </table:table-cell>
          <table:table-cell table:style-name="ce86" office:value-type="float" office:value="0.838867" calcext:value-type="float">
            <text:p>0.84</text:p>
          </table:table-cell>
          <table:table-cell table:style-name="ce86" office:value-type="float" office:value="1.16131" calcext:value-type="float">
            <text:p>1.16</text:p>
          </table:table-cell>
          <table:table-cell table:style-name="ce86" office:value-type="float" office:value="17.3684" calcext:value-type="float">
            <text:p>17.37</text:p>
          </table:table-cell>
          <table:table-cell table:style-name="ce86" office:value-type="float" office:value="1.81414" calcext:value-type="float">
            <text:p>1.8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7.28005" calcext:value-type="float">
            <text:p>7.28</text:p>
          </table:table-cell>
          <table:table-cell table:style-name="ce86" office:value-type="float" office:value="4.45866" calcext:value-type="float">
            <text:p>4.46</text:p>
          </table:table-cell>
          <table:table-cell table:style-name="ce86" office:value-type="float" office:value="3.49528" calcext:value-type="float">
            <text:p>3.50</text:p>
          </table:table-cell>
          <table:table-cell table:style-name="ce86" office:value-type="float" office:value="4.83879" calcext:value-type="float">
            <text:p>4.84</text:p>
          </table:table-cell>
          <table:table-cell table:style-name="ce86" office:value-type="float" office:value="72.3683" calcext:value-type="float">
            <text:p>72.37</text:p>
          </table:table-cell>
          <table:table-cell table:style-name="ce86" office:value-type="float" office:value="7.55892" calcext:value-type="float">
            <text:p>7.5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5-4.txt </text:p>
          </table:table-cell>
          <table:table-cell table:style-name="ce86" office:value-type="float" office:value="1.78375" calcext:value-type="float">
            <text:p>1.78</text:p>
          </table:table-cell>
          <table:table-cell table:style-name="ce86" office:value-type="float" office:value="0.892248" calcext:value-type="float">
            <text:p>0.89</text:p>
          </table:table-cell>
          <table:table-cell table:style-name="ce86" office:value-type="float" office:value="0.916689" calcext:value-type="float">
            <text:p>0.92</text:p>
          </table:table-cell>
          <table:table-cell table:style-name="ce86" office:value-type="float" office:value="1.05332" calcext:value-type="float">
            <text:p>1.05</text:p>
          </table:table-cell>
          <table:table-cell table:style-name="ce86" office:value-type="float" office:value="10.4899" calcext:value-type="float">
            <text:p>10.49</text:p>
          </table:table-cell>
          <table:table-cell table:style-name="ce86" office:value-type="float" office:value="5.59746" calcext:value-type="float">
            <text:p>5.60</text:p>
          </table:table-cell>
          <table:table-cell table:style-name="ce86" office:value-type="float" office:value="20.7333" calcext:value-type="float">
            <text:p>20.73</text:p>
          </table:table-cell>
          <table:table-cell table:style-name="ce86" office:value-type="float" office:value="8.6033" calcext:value-type="float">
            <text:p>8.60</text:p>
          </table:table-cell>
          <table:table-cell table:style-name="ce86" office:value-type="float" office:value="4.30345" calcext:value-type="float">
            <text:p>4.30</text:p>
          </table:table-cell>
          <table:table-cell table:style-name="ce86" office:value-type="float" office:value="4.42133" calcext:value-type="float">
            <text:p>4.42</text:p>
          </table:table-cell>
          <table:table-cell table:style-name="ce86" office:value-type="float" office:value="5.08031" calcext:value-type="float">
            <text:p>5.08</text:p>
          </table:table-cell>
          <table:table-cell table:style-name="ce86" office:value-type="float" office:value="50.5942" calcext:value-type="float">
            <text:p>50.59</text:p>
          </table:table-cell>
          <table:table-cell table:style-name="ce86" office:value-type="float" office:value="26.9974" calcext:value-type="float">
            <text:p>27.0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5-5.txt </text:p>
          </table:table-cell>
          <table:table-cell table:style-name="ce86" office:value-type="float" office:value="0.95828" calcext:value-type="float">
            <text:p>0.96</text:p>
          </table:table-cell>
          <table:table-cell table:style-name="ce86" office:value-type="float" office:value="1.71423" calcext:value-type="float">
            <text:p>1.71</text:p>
          </table:table-cell>
          <table:table-cell table:style-name="ce86" office:value-type="float" office:value="1.32887" calcext:value-type="float">
            <text:p>1.33</text:p>
          </table:table-cell>
          <table:table-cell table:style-name="ce86" office:value-type="float" office:value="1.09111" calcext:value-type="float">
            <text:p>1.09</text:p>
          </table:table-cell>
          <table:table-cell table:style-name="ce86" office:value-type="float" office:value="12.013" calcext:value-type="float">
            <text:p>12.01</text:p>
          </table:table-cell>
          <table:table-cell table:style-name="ce86" office:value-type="float" office:value="6.89454" calcext:value-type="float">
            <text:p>6.89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3.99283" calcext:value-type="float">
            <text:p>3.99</text:p>
          </table:table-cell>
          <table:table-cell table:style-name="ce86" office:value-type="float" office:value="7.1426" calcext:value-type="float">
            <text:p>7.14</text:p>
          </table:table-cell>
          <table:table-cell table:style-name="ce86" office:value-type="float" office:value="5.53697" calcext:value-type="float">
            <text:p>5.54</text:p>
          </table:table-cell>
          <table:table-cell table:style-name="ce86" office:value-type="float" office:value="4.54629" calcext:value-type="float">
            <text:p>4.55</text:p>
          </table:table-cell>
          <table:table-cell table:style-name="ce86" office:value-type="float" office:value="50.0541" calcext:value-type="float">
            <text:p>50.05</text:p>
          </table:table-cell>
          <table:table-cell table:style-name="ce86" office:value-type="float" office:value="28.7272" calcext:value-type="float">
            <text:p>28.7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.198479" calcext:value-type="float">
            <text:p>0.20</text:p>
          </table:table-cell>
          <table:table-cell table:style-name="ce86" office:value-type="float" office:value="3.12472" calcext:value-type="float">
            <text:p>3.12</text:p>
          </table:table-cell>
          <table:table-cell table:style-name="ce86" office:value-type="float" office:value="2.07826" calcext:value-type="float">
            <text:p>2.08</text:p>
          </table:table-cell>
          <table:table-cell table:style-name="ce86" office:value-type="float" office:value="0.592182" calcext:value-type="float">
            <text:p>0.59</text:p>
          </table:table-cell>
          <table:table-cell table:style-name="ce86" office:value-type="float" office:value="5.10933" calcext:value-type="float">
            <text:p>5.11</text:p>
          </table:table-cell>
          <table:table-cell table:style-name="ce86" office:value-type="float" office:value="8.9093" calcext:value-type="float">
            <text:p>8.91</text:p>
          </table:table-cell>
          <table:table-cell table:style-name="ce86" office:value-type="float" office:value="20.0123" calcext:value-type="float">
            <text:p>20.01</text:p>
          </table:table-cell>
          <table:table-cell table:style-name="ce86" office:value-type="float" office:value="0.991787" calcext:value-type="float">
            <text:p>0.99</text:p>
          </table:table-cell>
          <table:table-cell table:style-name="ce86" office:value-type="float" office:value="15.614" calcext:value-type="float">
            <text:p>15.61</text:p>
          </table:table-cell>
          <table:table-cell table:style-name="ce86" office:value-type="float" office:value="10.3849" calcext:value-type="float">
            <text:p>10.38</text:p>
          </table:table-cell>
          <table:table-cell table:style-name="ce86" office:value-type="float" office:value="2.95909" calcext:value-type="float">
            <text:p>2.96</text:p>
          </table:table-cell>
          <table:table-cell table:style-name="ce86" office:value-type="float" office:value="25.531" calcext:value-type="float">
            <text:p>25.53</text:p>
          </table:table-cell>
          <table:table-cell table:style-name="ce86" office:value-type="float" office:value="44.5192" calcext:value-type="float">
            <text:p>44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0.570944" calcext:value-type="float">
            <text:p>0.57</text:p>
          </table:table-cell>
          <table:table-cell table:style-name="ce86" office:value-type="float" office:value="2.5289" calcext:value-type="float">
            <text:p>2.53</text:p>
          </table:table-cell>
          <table:table-cell table:style-name="ce86" office:value-type="float" office:value="2.15684" calcext:value-type="float">
            <text:p>2.16</text:p>
          </table:table-cell>
          <table:table-cell table:style-name="ce86" office:value-type="float" office:value="0.729875" calcext:value-type="float">
            <text:p>0.73</text:p>
          </table:table-cell>
          <table:table-cell table:style-name="ce86" office:value-type="float" office:value="8.98169" calcext:value-type="float">
            <text:p>8.98</text:p>
          </table:table-cell>
          <table:table-cell table:style-name="ce86" office:value-type="float" office:value="9.03175" calcext:value-type="float">
            <text:p>9.0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37893" calcext:value-type="float">
            <text:p>2.38</text:p>
          </table:table-cell>
          <table:table-cell table:style-name="ce86" office:value-type="float" office:value="10.5371" calcext:value-type="float">
            <text:p>10.54</text:p>
          </table:table-cell>
          <table:table-cell table:style-name="ce86" office:value-type="float" office:value="8.98683" calcext:value-type="float">
            <text:p>8.99</text:p>
          </table:table-cell>
          <table:table-cell table:style-name="ce86" office:value-type="float" office:value="3.04115" calcext:value-type="float">
            <text:p>3.04</text:p>
          </table:table-cell>
          <table:table-cell table:style-name="ce86" office:value-type="float" office:value="37.4237" calcext:value-type="float">
            <text:p>37.42</text:p>
          </table:table-cell>
          <table:table-cell table:style-name="ce86" office:value-type="float" office:value="37.6323" calcext:value-type="float">
            <text:p>37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469096" calcext:value-type="float">
            <text:p>0.47</text:p>
          </table:table-cell>
          <table:table-cell table:style-name="ce86" office:value-type="float" office:value="3.34106" calcext:value-type="float">
            <text:p>3.34</text:p>
          </table:table-cell>
          <table:table-cell table:style-name="ce86" office:value-type="float" office:value="1.9576" calcext:value-type="float">
            <text:p>1.96</text:p>
          </table:table-cell>
          <table:table-cell table:style-name="ce86" office:value-type="float" office:value="0.352312" calcext:value-type="float">
            <text:p>0.35</text:p>
          </table:table-cell>
          <table:table-cell table:style-name="ce86" office:value-type="float" office:value="13.5354" calcext:value-type="float">
            <text:p>13.54</text:p>
          </table:table-cell>
          <table:table-cell table:style-name="ce86" office:value-type="float" office:value="5.75756" calcext:value-type="float">
            <text:p>5.76</text:p>
          </table:table-cell>
          <table:table-cell table:style-name="ce86" office:value-type="float" office:value="25.413" calcext:value-type="float">
            <text:p>25.41</text:p>
          </table:table-cell>
          <table:table-cell table:style-name="ce86" office:value-type="float" office:value="1.84589" calcext:value-type="float">
            <text:p>1.85</text:p>
          </table:table-cell>
          <table:table-cell table:style-name="ce86" office:value-type="float" office:value="13.147" calcext:value-type="float">
            <text:p>13.15</text:p>
          </table:table-cell>
          <table:table-cell table:style-name="ce86" office:value-type="float" office:value="7.70313" calcext:value-type="float">
            <text:p>7.70</text:p>
          </table:table-cell>
          <table:table-cell table:style-name="ce86" office:value-type="float" office:value="1.38635" calcext:value-type="float">
            <text:p>1.39</text:p>
          </table:table-cell>
          <table:table-cell table:style-name="ce86" office:value-type="float" office:value="53.2616" calcext:value-type="float">
            <text:p>53.26</text:p>
          </table:table-cell>
          <table:table-cell table:style-name="ce86" office:value-type="float" office:value="22.656" calcext:value-type="float">
            <text:p>22.6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69192" calcext:value-type="float">
            <text:p>0.17</text:p>
          </table:table-cell>
          <table:table-cell table:style-name="ce86" office:value-type="float" office:value="3.13038" calcext:value-type="float">
            <text:p>3.13</text:p>
          </table:table-cell>
          <table:table-cell table:style-name="ce86" office:value-type="float" office:value="2.28935" calcext:value-type="float">
            <text:p>2.29</text:p>
          </table:table-cell>
          <table:table-cell table:style-name="ce86" office:value-type="float" office:value="0.485682" calcext:value-type="float">
            <text:p>0.49</text:p>
          </table:table-cell>
          <table:table-cell table:style-name="ce86" office:value-type="float" office:value="12.1366" calcext:value-type="float">
            <text:p>12.14</text:p>
          </table:table-cell>
          <table:table-cell table:style-name="ce86" office:value-type="float" office:value="4.6185" calcext:value-type="float">
            <text:p>4.62</text:p>
          </table:table-cell>
          <table:table-cell table:style-name="ce86" office:value-type="float" office:value="22.8298" calcext:value-type="float">
            <text:p>22.83</text:p>
          </table:table-cell>
          <table:table-cell table:style-name="ce86" office:value-type="float" office:value="0.741103" calcext:value-type="float">
            <text:p>0.74</text:p>
          </table:table-cell>
          <table:table-cell table:style-name="ce86" office:value-type="float" office:value="13.7118" calcext:value-type="float">
            <text:p>13.71</text:p>
          </table:table-cell>
          <table:table-cell table:style-name="ce86" office:value-type="float" office:value="10.0279" calcext:value-type="float">
            <text:p>10.03</text:p>
          </table:table-cell>
          <table:table-cell table:style-name="ce86" office:value-type="float" office:value="2.12741" calcext:value-type="float">
            <text:p>2.13</text:p>
          </table:table-cell>
          <table:table-cell table:style-name="ce86" office:value-type="float" office:value="53.1615" calcext:value-type="float">
            <text:p>53.16</text:p>
          </table:table-cell>
          <table:table-cell table:style-name="ce86" office:value-type="float" office:value="20.2302" calcext:value-type="float">
            <text:p>20.2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582177" calcext:value-type="float">
            <text:p>0.58</text:p>
          </table:table-cell>
          <table:table-cell table:style-name="ce86" office:value-type="float" office:value="3.26852" calcext:value-type="float">
            <text:p>3.27</text:p>
          </table:table-cell>
          <table:table-cell table:style-name="ce86" office:value-type="float" office:value="2.42037" calcext:value-type="float">
            <text:p>2.42</text:p>
          </table:table-cell>
          <table:table-cell table:style-name="ce86" office:value-type="float" office:value="0.404716" calcext:value-type="float">
            <text:p>0.40</text:p>
          </table:table-cell>
          <table:table-cell table:style-name="ce86" office:value-type="float" office:value="5.72638" calcext:value-type="float">
            <text:p>5.73</text:p>
          </table:table-cell>
          <table:table-cell table:style-name="ce86" office:value-type="float" office:value="10.0868" calcext:value-type="float">
            <text:p>10.09</text:p>
          </table:table-cell>
          <table:table-cell table:style-name="ce86" office:value-type="float" office:value="22.4889" calcext:value-type="float">
            <text:p>22.49</text:p>
          </table:table-cell>
          <table:table-cell table:style-name="ce86" office:value-type="float" office:value="2.58873" calcext:value-type="float">
            <text:p>2.59</text:p>
          </table:table-cell>
          <table:table-cell table:style-name="ce86" office:value-type="float" office:value="14.5339" calcext:value-type="float">
            <text:p>14.53</text:p>
          </table:table-cell>
          <table:table-cell table:style-name="ce86" office:value-type="float" office:value="10.7625" calcext:value-type="float">
            <text:p>10.76</text:p>
          </table:table-cell>
          <table:table-cell table:style-name="ce86" office:value-type="float" office:value="1.79962" calcext:value-type="float">
            <text:p>1.80</text:p>
          </table:table-cell>
          <table:table-cell table:style-name="ce86" office:value-type="float" office:value="25.4631" calcext:value-type="float">
            <text:p>25.46</text:p>
          </table:table-cell>
          <table:table-cell table:style-name="ce86" office:value-type="float" office:value="44.8521" calcext:value-type="float">
            <text:p>44.8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.16721" calcext:value-type="float">
            <text:p>0.17</text:p>
          </table:table-cell>
          <table:table-cell table:style-name="ce86" office:value-type="float" office:value="4.08308" calcext:value-type="float">
            <text:p>4.08</text:p>
          </table:table-cell>
          <table:table-cell table:style-name="ce86" office:value-type="float" office:value="2.62647" calcext:value-type="float">
            <text:p>2.63</text:p>
          </table:table-cell>
          <table:table-cell table:style-name="ce86" office:value-type="float" office:value="0.152942" calcext:value-type="float">
            <text:p>0.15</text:p>
          </table:table-cell>
          <table:table-cell table:style-name="ce86" office:value-type="float" office:value="2.57468" calcext:value-type="float">
            <text:p>2.57</text:p>
          </table:table-cell>
          <table:table-cell table:style-name="ce86" office:value-type="float" office:value="6.09806" calcext:value-type="float">
            <text:p>6.10</text:p>
          </table:table-cell>
          <table:table-cell table:style-name="ce86" office:value-type="float" office:value="15.7024" calcext:value-type="float">
            <text:p>15.70</text:p>
          </table:table-cell>
          <table:table-cell table:style-name="ce86" office:value-type="float" office:value="1.06486" calcext:value-type="float">
            <text:p>1.06</text:p>
          </table:table-cell>
          <table:table-cell table:style-name="ce86" office:value-type="float" office:value="26.0029" calcext:value-type="float">
            <text:p>26.00</text:p>
          </table:table-cell>
          <table:table-cell table:style-name="ce86" office:value-type="float" office:value="16.7265" calcext:value-type="float">
            <text:p>16.73</text:p>
          </table:table-cell>
          <table:table-cell table:style-name="ce86" office:value-type="float" office:value="0.974002" calcext:value-type="float">
            <text:p>0.97</text:p>
          </table:table-cell>
          <table:table-cell table:style-name="ce86" office:value-type="float" office:value="16.3967" calcext:value-type="float">
            <text:p>16.40</text:p>
          </table:table-cell>
          <table:table-cell table:style-name="ce86" office:value-type="float" office:value="38.8351" calcext:value-type="float">
            <text:p>38.8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.183504" calcext:value-type="float">
            <text:p>0.18</text:p>
          </table:table-cell>
          <table:table-cell table:style-name="ce86" office:value-type="float" office:value="3.52549" calcext:value-type="float">
            <text:p>3.53</text:p>
          </table:table-cell>
          <table:table-cell table:style-name="ce86" office:value-type="float" office:value="1.80386" calcext:value-type="float">
            <text:p>1.80</text:p>
          </table:table-cell>
          <table:table-cell table:style-name="ce86" office:value-type="float" office:value="0.315056" calcext:value-type="float">
            <text:p>0.32</text:p>
          </table:table-cell>
          <table:table-cell table:style-name="ce86" office:value-type="float" office:value="10.7382" calcext:value-type="float">
            <text:p>10.74</text:p>
          </table:table-cell>
          <table:table-cell table:style-name="ce86" office:value-type="float" office:value="7.43389" calcext:value-type="float">
            <text:p>7.4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646" calcext:value-type="float">
            <text:p>0.76</text:p>
          </table:table-cell>
          <table:table-cell table:style-name="ce86" office:value-type="float" office:value="14.6895" calcext:value-type="float">
            <text:p>14.69</text:p>
          </table:table-cell>
          <table:table-cell table:style-name="ce86" office:value-type="float" office:value="7.51609" calcext:value-type="float">
            <text:p>7.52</text:p>
          </table:table-cell>
          <table:table-cell table:style-name="ce86" office:value-type="float" office:value="1.31273" calcext:value-type="float">
            <text:p>1.31</text:p>
          </table:table-cell>
          <table:table-cell table:style-name="ce86" office:value-type="float" office:value="44.7425" calcext:value-type="float">
            <text:p>44.74</text:p>
          </table:table-cell>
          <table:table-cell table:style-name="ce86" office:value-type="float" office:value="30.9745" calcext:value-type="float">
            <text:p>30.9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.344869" calcext:value-type="float">
            <text:p>0.34</text:p>
          </table:table-cell>
          <table:table-cell table:style-name="ce86" office:value-type="float" office:value="3.53441" calcext:value-type="float">
            <text:p>3.53</text:p>
          </table:table-cell>
          <table:table-cell table:style-name="ce86" office:value-type="float" office:value="1.58542" calcext:value-type="float">
            <text:p>1.59</text:p>
          </table:table-cell>
          <table:table-cell table:style-name="ce86" office:value-type="float" office:value="0.732081" calcext:value-type="float">
            <text:p>0.73</text:p>
          </table:table-cell>
          <table:table-cell table:style-name="ce86" office:value-type="float" office:value="3.45994" calcext:value-type="float">
            <text:p>3.46</text:p>
          </table:table-cell>
          <table:table-cell table:style-name="ce86" office:value-type="float" office:value="14.3433" calcext:value-type="float">
            <text:p>14.3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43695" calcext:value-type="float">
            <text:p>1.44</text:p>
          </table:table-cell>
          <table:table-cell table:style-name="ce86" office:value-type="float" office:value="14.7267" calcext:value-type="float">
            <text:p>14.73</text:p>
          </table:table-cell>
          <table:table-cell table:style-name="ce86" office:value-type="float" office:value="6.60591" calcext:value-type="float">
            <text:p>6.61</text:p>
          </table:table-cell>
          <table:table-cell table:style-name="ce86" office:value-type="float" office:value="3.05034" calcext:value-type="float">
            <text:p>3.05</text:p>
          </table:table-cell>
          <table:table-cell table:style-name="ce86" office:value-type="float" office:value="14.4164" calcext:value-type="float">
            <text:p>14.42</text:p>
          </table:table-cell>
          <table:table-cell table:style-name="ce86" office:value-type="float" office:value="59.7637" calcext:value-type="float">
            <text:p>59.7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887356" calcext:value-type="float">
            <text:p>0.89</text:p>
          </table:table-cell>
          <table:table-cell table:style-name="ce86" office:value-type="float" office:value="4.21098" calcext:value-type="float">
            <text:p>4.21</text:p>
          </table:table-cell>
          <table:table-cell table:style-name="ce86" office:value-type="float" office:value="0.9585" calcext:value-type="float">
            <text:p>0.96</text:p>
          </table:table-cell>
          <table:table-cell table:style-name="ce86" office:value-type="float" office:value="0.426656" calcext:value-type="float">
            <text:p>0.43</text:p>
          </table:table-cell>
          <table:table-cell table:style-name="ce86" office:value-type="float" office:value="8.25555" calcext:value-type="float">
            <text:p>8.26</text:p>
          </table:table-cell>
          <table:table-cell table:style-name="ce86" office:value-type="float" office:value="1.48842" calcext:value-type="float">
            <text:p>1.49</text:p>
          </table:table-cell>
          <table:table-cell table:style-name="ce86" office:value-type="float" office:value="16.2275" calcext:value-type="float">
            <text:p>16.23</text:p>
          </table:table-cell>
          <table:table-cell table:style-name="ce86" office:value-type="float" office:value="5.46824" calcext:value-type="float">
            <text:p>5.47</text:p>
          </table:table-cell>
          <table:table-cell table:style-name="ce86" office:value-type="float" office:value="25.9497" calcext:value-type="float">
            <text:p>25.95</text:p>
          </table:table-cell>
          <table:table-cell table:style-name="ce86" office:value-type="float" office:value="5.90665" calcext:value-type="float">
            <text:p>5.91</text:p>
          </table:table-cell>
          <table:table-cell table:style-name="ce86" office:value-type="float" office:value="2.62922" calcext:value-type="float">
            <text:p>2.63</text:p>
          </table:table-cell>
          <table:table-cell table:style-name="ce86" office:value-type="float" office:value="50.874" calcext:value-type="float">
            <text:p>50.87</text:p>
          </table:table-cell>
          <table:table-cell table:style-name="ce86" office:value-type="float" office:value="9.17223" calcext:value-type="float">
            <text:p>9.1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359955" calcext:value-type="float">
            <text:p>0.36</text:p>
          </table:table-cell>
          <table:table-cell table:style-name="ce86" office:value-type="float" office:value="4.6763" calcext:value-type="float">
            <text:p>4.68</text:p>
          </table:table-cell>
          <table:table-cell table:style-name="ce86" office:value-type="float" office:value="2.13227" calcext:value-type="float">
            <text:p>2.13</text:p>
          </table:table-cell>
          <table:table-cell table:style-name="ce86" office:value-type="float" office:value="0.331683" calcext:value-type="float">
            <text:p>0.33</text:p>
          </table:table-cell>
          <table:table-cell table:style-name="ce86" office:value-type="float" office:value="5.86627" calcext:value-type="float">
            <text:p>5.87</text:p>
          </table:table-cell>
          <table:table-cell table:style-name="ce86" office:value-type="float" office:value="3.36247" calcext:value-type="float">
            <text:p>3.36</text:p>
          </table:table-cell>
          <table:table-cell table:style-name="ce86" office:value-type="float" office:value="16.7289" calcext:value-type="float">
            <text:p>16.73</text:p>
          </table:table-cell>
          <table:table-cell table:style-name="ce86" office:value-type="float" office:value="2.15169" calcext:value-type="float">
            <text:p>2.15</text:p>
          </table:table-cell>
          <table:table-cell table:style-name="ce86" office:value-type="float" office:value="27.9533" calcext:value-type="float">
            <text:p>27.95</text:p>
          </table:table-cell>
          <table:table-cell table:style-name="ce86" office:value-type="float" office:value="12.746" calcext:value-type="float">
            <text:p>12.75</text:p>
          </table:table-cell>
          <table:table-cell table:style-name="ce86" office:value-type="float" office:value="1.98269" calcext:value-type="float">
            <text:p>1.98</text:p>
          </table:table-cell>
          <table:table-cell table:style-name="ce86" office:value-type="float" office:value="35.0666" calcext:value-type="float">
            <text:p>35.07</text:p>
          </table:table-cell>
          <table:table-cell table:style-name="ce86" office:value-type="float" office:value="20.0997" calcext:value-type="float">
            <text:p>20.1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1.23992" calcext:value-type="float">
            <text:p>1.24</text:p>
          </table:table-cell>
          <table:table-cell table:style-name="ce86" office:value-type="float" office:value="1.68564" calcext:value-type="float">
            <text:p>1.69</text:p>
          </table:table-cell>
          <table:table-cell table:style-name="ce86" office:value-type="float" office:value="2.51588" calcext:value-type="float">
            <text:p>2.52</text:p>
          </table:table-cell>
          <table:table-cell table:style-name="ce86" office:value-type="float" office:value="0.357209" calcext:value-type="float">
            <text:p>0.36</text:p>
          </table:table-cell>
          <table:table-cell table:style-name="ce86" office:value-type="float" office:value="13.2504" calcext:value-type="float">
            <text:p>13.25</text:p>
          </table:table-cell>
          <table:table-cell table:style-name="ce86" office:value-type="float" office:value="4.95097" calcext:value-type="float">
            <text:p>4.9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16633" calcext:value-type="float">
            <text:p>5.17</text:p>
          </table:table-cell>
          <table:table-cell table:style-name="ce86" office:value-type="float" office:value="7.02349" calcext:value-type="float">
            <text:p>7.02</text:p>
          </table:table-cell>
          <table:table-cell table:style-name="ce86" office:value-type="float" office:value="10.4828" calcext:value-type="float">
            <text:p>10.48</text:p>
          </table:table-cell>
          <table:table-cell table:style-name="ce86" office:value-type="float" office:value="1.48837" calcext:value-type="float">
            <text:p>1.49</text:p>
          </table:table-cell>
          <table:table-cell table:style-name="ce86" office:value-type="float" office:value="55.21" calcext:value-type="float">
            <text:p>55.21</text:p>
          </table:table-cell>
          <table:table-cell table:style-name="ce86" office:value-type="float" office:value="20.629" calcext:value-type="float">
            <text:p>20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26614" calcext:value-type="float">
            <text:p>2.27</text:p>
          </table:table-cell>
          <table:table-cell table:style-name="ce86" office:value-type="float" office:value="1.23884" calcext:value-type="float">
            <text:p>1.24</text:p>
          </table:table-cell>
          <table:table-cell table:style-name="ce86" office:value-type="float" office:value="1.34565" calcext:value-type="float">
            <text:p>1.35</text:p>
          </table:table-cell>
          <table:table-cell table:style-name="ce86" office:value-type="float" office:value="0.376793" calcext:value-type="float">
            <text:p>0.38</text:p>
          </table:table-cell>
          <table:table-cell table:style-name="ce86" office:value-type="float" office:value="18.5382" calcext:value-type="float">
            <text:p>18.54</text:p>
          </table:table-cell>
          <table:table-cell table:style-name="ce86" office:value-type="float" office:value="2.33863" calcext:value-type="float">
            <text:p>2.34</text:p>
          </table:table-cell>
          <table:table-cell table:style-name="ce86" office:value-type="float" office:value="26.1043" calcext:value-type="float">
            <text:p>26.10</text:p>
          </table:table-cell>
          <table:table-cell table:style-name="ce86" office:value-type="float" office:value="8.68109" calcext:value-type="float">
            <text:p>8.68</text:p>
          </table:table-cell>
          <table:table-cell table:style-name="ce86" office:value-type="float" office:value="4.74574" calcext:value-type="float">
            <text:p>4.75</text:p>
          </table:table-cell>
          <table:table-cell table:style-name="ce86" office:value-type="float" office:value="5.1549" calcext:value-type="float">
            <text:p>5.15</text:p>
          </table:table-cell>
          <table:table-cell table:style-name="ce86" office:value-type="float" office:value="1.44341" calcext:value-type="float">
            <text:p>1.44</text:p>
          </table:table-cell>
          <table:table-cell table:style-name="ce86" office:value-type="float" office:value="71.0161" calcext:value-type="float">
            <text:p>71.02</text:p>
          </table:table-cell>
          <table:table-cell table:style-name="ce86" office:value-type="float" office:value="8.95881" calcext:value-type="float">
            <text:p>8.9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1.08156" calcext:value-type="float">
            <text:p>1.08</text:p>
          </table:table-cell>
          <table:table-cell table:style-name="ce86" office:value-type="float" office:value="1.72808" calcext:value-type="float">
            <text:p>1.73</text:p>
          </table:table-cell>
          <table:table-cell table:style-name="ce86" office:value-type="float" office:value="2.62304" calcext:value-type="float">
            <text:p>2.62</text:p>
          </table:table-cell>
          <table:table-cell table:style-name="ce86" office:value-type="float" office:value="1.07236" calcext:value-type="float">
            <text:p>1.07</text:p>
          </table:table-cell>
          <table:table-cell table:style-name="ce86" office:value-type="float" office:value="13.5805" calcext:value-type="float">
            <text:p>13.58</text:p>
          </table:table-cell>
          <table:table-cell table:style-name="ce86" office:value-type="float" office:value="3.91445" calcext:value-type="float">
            <text:p>3.9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5065" calcext:value-type="float">
            <text:p>4.51</text:p>
          </table:table-cell>
          <table:table-cell table:style-name="ce86" office:value-type="float" office:value="7.20032" calcext:value-type="float">
            <text:p>7.20</text:p>
          </table:table-cell>
          <table:table-cell table:style-name="ce86" office:value-type="float" office:value="10.9293" calcext:value-type="float">
            <text:p>10.93</text:p>
          </table:table-cell>
          <table:table-cell table:style-name="ce86" office:value-type="float" office:value="4.46819" calcext:value-type="float">
            <text:p>4.47</text:p>
          </table:table-cell>
          <table:table-cell table:style-name="ce86" office:value-type="float" office:value="56.5855" calcext:value-type="float">
            <text:p>56.59</text:p>
          </table:table-cell>
          <table:table-cell table:style-name="ce86" office:value-type="float" office:value="16.3102" calcext:value-type="float">
            <text:p>16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02524" calcext:value-type="float">
            <text:p>3.03</text:p>
          </table:table-cell>
          <table:table-cell table:style-name="ce86" office:value-type="float" office:value="1.06032" calcext:value-type="float">
            <text:p>1.06</text:p>
          </table:table-cell>
          <table:table-cell table:style-name="ce86" office:value-type="float" office:value="1.16197" calcext:value-type="float">
            <text:p>1.16</text:p>
          </table:table-cell>
          <table:table-cell table:style-name="ce86" office:value-type="float" office:value="1.06747" calcext:value-type="float">
            <text:p>1.07</text:p>
          </table:table-cell>
          <table:table-cell table:style-name="ce86" office:value-type="float" office:value="29.4019" calcext:value-type="float">
            <text:p>29.40</text:p>
          </table:table-cell>
          <table:table-cell table:style-name="ce86" office:value-type="float" office:value="1.2074" calcext:value-type="float">
            <text:p>1.21</text:p>
          </table:table-cell>
          <table:table-cell table:style-name="ce86" office:value-type="float" office:value="36.9243" calcext:value-type="float">
            <text:p>36.92</text:p>
          </table:table-cell>
          <table:table-cell table:style-name="ce86" office:value-type="float" office:value="8.19309" calcext:value-type="float">
            <text:p>8.19</text:p>
          </table:table-cell>
          <table:table-cell table:style-name="ce86" office:value-type="float" office:value="2.8716" calcext:value-type="float">
            <text:p>2.87</text:p>
          </table:table-cell>
          <table:table-cell table:style-name="ce86" office:value-type="float" office:value="3.14689" calcext:value-type="float">
            <text:p>3.15</text:p>
          </table:table-cell>
          <table:table-cell table:style-name="ce86" office:value-type="float" office:value="2.89098" calcext:value-type="float">
            <text:p>2.89</text:p>
          </table:table-cell>
          <table:table-cell table:style-name="ce86" office:value-type="float" office:value="79.6275" calcext:value-type="float">
            <text:p>79.63</text:p>
          </table:table-cell>
          <table:table-cell table:style-name="ce86" office:value-type="float" office:value="3.26994" calcext:value-type="float">
            <text:p>3.2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1.8444" calcext:value-type="float">
            <text:p>1.84</text:p>
          </table:table-cell>
          <table:table-cell table:style-name="ce86" office:value-type="float" office:value="1.20658" calcext:value-type="float">
            <text:p>1.21</text:p>
          </table:table-cell>
          <table:table-cell table:style-name="ce86" office:value-type="float" office:value="1.51207" calcext:value-type="float">
            <text:p>1.51</text:p>
          </table:table-cell>
          <table:table-cell table:style-name="ce86" office:value-type="float" office:value="0.99234" calcext:value-type="float">
            <text:p>0.99</text:p>
          </table:table-cell>
          <table:table-cell table:style-name="ce86" office:value-type="float" office:value="22.3647" calcext:value-type="float">
            <text:p>22.36</text:p>
          </table:table-cell>
          <table:table-cell table:style-name="ce86" office:value-type="float" office:value="2.49274" calcext:value-type="float">
            <text:p>2.49</text:p>
          </table:table-cell>
          <table:table-cell table:style-name="ce86" office:value-type="float" office:value="30.4128" calcext:value-type="float">
            <text:p>30.41</text:p>
          </table:table-cell>
          <table:table-cell table:style-name="ce86" office:value-type="float" office:value="6.06454" calcext:value-type="float">
            <text:p>6.06</text:p>
          </table:table-cell>
          <table:table-cell table:style-name="ce86" office:value-type="float" office:value="3.96733" calcext:value-type="float">
            <text:p>3.97</text:p>
          </table:table-cell>
          <table:table-cell table:style-name="ce86" office:value-type="float" office:value="4.9718" calcext:value-type="float">
            <text:p>4.97</text:p>
          </table:table-cell>
          <table:table-cell table:style-name="ce86" office:value-type="float" office:value="3.2629" calcext:value-type="float">
            <text:p>3.26</text:p>
          </table:table-cell>
          <table:table-cell table:style-name="ce86" office:value-type="float" office:value="73.5371" calcext:value-type="float">
            <text:p>73.54</text:p>
          </table:table-cell>
          <table:table-cell table:style-name="ce86" office:value-type="float" office:value="8.19633" calcext:value-type="float">
            <text:p>8.2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03966" calcext:value-type="float">
            <text:p>1.04</text:p>
          </table:table-cell>
          <table:table-cell table:style-name="ce86" office:value-type="float" office:value="3.23378" calcext:value-type="float">
            <text:p>3.23</text:p>
          </table:table-cell>
          <table:table-cell table:style-name="ce86" office:value-type="float" office:value="3.23175" calcext:value-type="float">
            <text:p>3.23</text:p>
          </table:table-cell>
          <table:table-cell table:style-name="ce86" office:value-type="float" office:value="0.768404" calcext:value-type="float">
            <text:p>0.77</text:p>
          </table:table-cell>
          <table:table-cell table:style-name="ce86" office:value-type="float" office:value="13.0705" calcext:value-type="float">
            <text:p>13.07</text:p>
          </table:table-cell>
          <table:table-cell table:style-name="ce86" office:value-type="float" office:value="2.65592" calcext:value-type="float">
            <text:p>2.6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3319" calcext:value-type="float">
            <text:p>4.33</text:p>
          </table:table-cell>
          <table:table-cell table:style-name="ce86" office:value-type="float" office:value="13.4741" calcext:value-type="float">
            <text:p>13.47</text:p>
          </table:table-cell>
          <table:table-cell table:style-name="ce86" office:value-type="float" office:value="13.4656" calcext:value-type="float">
            <text:p>13.47</text:p>
          </table:table-cell>
          <table:table-cell table:style-name="ce86" office:value-type="float" office:value="3.20168" calcext:value-type="float">
            <text:p>3.20</text:p>
          </table:table-cell>
          <table:table-cell table:style-name="ce86" office:value-type="float" office:value="54.4604" calcext:value-type="float">
            <text:p>54.46</text:p>
          </table:table-cell>
          <table:table-cell table:style-name="ce86" office:value-type="float" office:value="11.0663" calcext:value-type="float">
            <text:p>11.0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5866" calcext:value-type="float">
            <text:p>1.59</text:p>
          </table:table-cell>
          <table:table-cell table:style-name="ce86" office:value-type="float" office:value="2.94214" calcext:value-type="float">
            <text:p>2.94</text:p>
          </table:table-cell>
          <table:table-cell table:style-name="ce86" office:value-type="float" office:value="1.82907" calcext:value-type="float">
            <text:p>1.83</text:p>
          </table:table-cell>
          <table:table-cell table:style-name="ce86" office:value-type="float" office:value="0.465125" calcext:value-type="float">
            <text:p>0.47</text:p>
          </table:table-cell>
          <table:table-cell table:style-name="ce86" office:value-type="float" office:value="10.8194" calcext:value-type="float">
            <text:p>10.82</text:p>
          </table:table-cell>
          <table:table-cell table:style-name="ce86" office:value-type="float" office:value="3.91884" calcext:value-type="float">
            <text:p>3.92</text:p>
          </table:table-cell>
          <table:table-cell table:style-name="ce86" office:value-type="float" office:value="21.5612" calcext:value-type="float">
            <text:p>21.56</text:p>
          </table:table-cell>
          <table:table-cell table:style-name="ce86" office:value-type="float" office:value="7.35861" calcext:value-type="float">
            <text:p>7.36</text:p>
          </table:table-cell>
          <table:table-cell table:style-name="ce86" office:value-type="float" office:value="13.6455" calcext:value-type="float">
            <text:p>13.65</text:p>
          </table:table-cell>
          <table:table-cell table:style-name="ce86" office:value-type="float" office:value="8.48316" calcext:value-type="float">
            <text:p>8.48</text:p>
          </table:table-cell>
          <table:table-cell table:style-name="ce86" office:value-type="float" office:value="2.15723" calcext:value-type="float">
            <text:p>2.16</text:p>
          </table:table-cell>
          <table:table-cell table:style-name="ce86" office:value-type="float" office:value="50.1801" calcext:value-type="float">
            <text:p>50.18</text:p>
          </table:table-cell>
          <table:table-cell table:style-name="ce86" office:value-type="float" office:value="18.1754" calcext:value-type="float">
            <text:p>18.1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36252" calcext:value-type="float">
            <text:p>1.36</text:p>
          </table:table-cell>
          <table:table-cell table:style-name="ce86" office:value-type="float" office:value="3.05967" calcext:value-type="float">
            <text:p>3.06</text:p>
          </table:table-cell>
          <table:table-cell table:style-name="ce86" office:value-type="float" office:value="2.47594" calcext:value-type="float">
            <text:p>2.48</text:p>
          </table:table-cell>
          <table:table-cell table:style-name="ce86" office:value-type="float" office:value="1.52433" calcext:value-type="float">
            <text:p>1.52</text:p>
          </table:table-cell>
          <table:table-cell table:style-name="ce86" office:value-type="float" office:value="12.2511" calcext:value-type="float">
            <text:p>12.25</text:p>
          </table:table-cell>
          <table:table-cell table:style-name="ce86" office:value-type="float" office:value="3.26097" calcext:value-type="float">
            <text:p>3.26</text:p>
          </table:table-cell>
          <table:table-cell table:style-name="ce86" office:value-type="float" office:value="23.9345" calcext:value-type="float">
            <text:p>23.93</text:p>
          </table:table-cell>
          <table:table-cell table:style-name="ce86" office:value-type="float" office:value="5.69268" calcext:value-type="float">
            <text:p>5.69</text:p>
          </table:table-cell>
          <table:table-cell table:style-name="ce86" office:value-type="float" office:value="12.7835" calcext:value-type="float">
            <text:p>12.78</text:p>
          </table:table-cell>
          <table:table-cell table:style-name="ce86" office:value-type="float" office:value="10.3446" calcext:value-type="float">
            <text:p>10.34</text:p>
          </table:table-cell>
          <table:table-cell table:style-name="ce86" office:value-type="float" office:value="6.36873" calcext:value-type="float">
            <text:p>6.37</text:p>
          </table:table-cell>
          <table:table-cell table:style-name="ce86" office:value-type="float" office:value="51.1859" calcext:value-type="float">
            <text:p>51.19</text:p>
          </table:table-cell>
          <table:table-cell table:style-name="ce86" office:value-type="float" office:value="13.6245" calcext:value-type="float">
            <text:p>13.6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0.538628" calcext:value-type="float">
            <text:p>0.54</text:p>
          </table:table-cell>
          <table:table-cell table:style-name="ce86" office:value-type="float" office:value="3.21924" calcext:value-type="float">
            <text:p>3.22</text:p>
          </table:table-cell>
          <table:table-cell table:style-name="ce86" office:value-type="float" office:value="3.49181" calcext:value-type="float">
            <text:p>3.49</text:p>
          </table:table-cell>
          <table:table-cell table:style-name="ce86" office:value-type="float" office:value="0.548756" calcext:value-type="float">
            <text:p>0.55</text:p>
          </table:table-cell>
          <table:table-cell table:style-name="ce86" office:value-type="float" office:value="4.31191" calcext:value-type="float">
            <text:p>4.31</text:p>
          </table:table-cell>
          <table:table-cell table:style-name="ce86" office:value-type="float" office:value="5.68402" calcext:value-type="float">
            <text:p>5.68</text:p>
          </table:table-cell>
          <table:table-cell table:style-name="ce86" office:value-type="float" office:value="17.7944" calcext:value-type="float">
            <text:p>17.79</text:p>
          </table:table-cell>
          <table:table-cell table:style-name="ce86" office:value-type="float" office:value="3.02696" calcext:value-type="float">
            <text:p>3.03</text:p>
          </table:table-cell>
          <table:table-cell table:style-name="ce86" office:value-type="float" office:value="18.0914" calcext:value-type="float">
            <text:p>18.09</text:p>
          </table:table-cell>
          <table:table-cell table:style-name="ce86" office:value-type="float" office:value="19.6231" calcext:value-type="float">
            <text:p>19.62</text:p>
          </table:table-cell>
          <table:table-cell table:style-name="ce86" office:value-type="float" office:value="3.08388" calcext:value-type="float">
            <text:p>3.08</text:p>
          </table:table-cell>
          <table:table-cell table:style-name="ce86" office:value-type="float" office:value="24.2319" calcext:value-type="float">
            <text:p>24.23</text:p>
          </table:table-cell>
          <table:table-cell table:style-name="ce86" office:value-type="float" office:value="31.9428" calcext:value-type="float">
            <text:p>31.9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0.603231" calcext:value-type="float">
            <text:p>0.60</text:p>
          </table:table-cell>
          <table:table-cell table:style-name="ce86" office:value-type="float" office:value="3.2729" calcext:value-type="float">
            <text:p>3.27</text:p>
          </table:table-cell>
          <table:table-cell table:style-name="ce86" office:value-type="float" office:value="2.65422" calcext:value-type="float">
            <text:p>2.65</text:p>
          </table:table-cell>
          <table:table-cell table:style-name="ce86" office:value-type="float" office:value="0.269436" calcext:value-type="float">
            <text:p>0.27</text:p>
          </table:table-cell>
          <table:table-cell table:style-name="ce86" office:value-type="float" office:value="14.3606" calcext:value-type="float">
            <text:p>14.36</text:p>
          </table:table-cell>
          <table:table-cell table:style-name="ce86" office:value-type="float" office:value="2.41809" calcext:value-type="float">
            <text:p>2.42</text:p>
          </table:table-cell>
          <table:table-cell table:style-name="ce86" office:value-type="float" office:value="23.5785" calcext:value-type="float">
            <text:p>23.58</text:p>
          </table:table-cell>
          <table:table-cell table:style-name="ce86" office:value-type="float" office:value="2.5584" calcext:value-type="float">
            <text:p>2.56</text:p>
          </table:table-cell>
          <table:table-cell table:style-name="ce86" office:value-type="float" office:value="13.8809" calcext:value-type="float">
            <text:p>13.88</text:p>
          </table:table-cell>
          <table:table-cell table:style-name="ce86" office:value-type="float" office:value="11.257" calcext:value-type="float">
            <text:p>11.26</text:p>
          </table:table-cell>
          <table:table-cell table:style-name="ce86" office:value-type="float" office:value="1.14272" calcext:value-type="float">
            <text:p>1.14</text:p>
          </table:table-cell>
          <table:table-cell table:style-name="ce86" office:value-type="float" office:value="60.9056" calcext:value-type="float">
            <text:p>60.91</text:p>
          </table:table-cell>
          <table:table-cell table:style-name="ce86" office:value-type="float" office:value="10.2555" calcext:value-type="float">
            <text:p>10.2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429" calcext:value-type="float">
            <text:p>1.32</text:p>
          </table:table-cell>
          <table:table-cell table:style-name="ce86" office:value-type="float" office:value="3.85072" calcext:value-type="float">
            <text:p>3.85</text:p>
          </table:table-cell>
          <table:table-cell table:style-name="ce86" office:value-type="float" office:value="2.227" calcext:value-type="float">
            <text:p>2.23</text:p>
          </table:table-cell>
          <table:table-cell table:style-name="ce86" office:value-type="float" office:value="0.489732" calcext:value-type="float">
            <text:p>0.49</text:p>
          </table:table-cell>
          <table:table-cell table:style-name="ce86" office:value-type="float" office:value="13.6866" calcext:value-type="float">
            <text:p>13.69</text:p>
          </table:table-cell>
          <table:table-cell table:style-name="ce86" office:value-type="float" office:value="2.42169" calcext:value-type="float">
            <text:p>2.4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51787" calcext:value-type="float">
            <text:p>5.52</text:p>
          </table:table-cell>
          <table:table-cell table:style-name="ce86" office:value-type="float" office:value="16.0447" calcext:value-type="float">
            <text:p>16.04</text:p>
          </table:table-cell>
          <table:table-cell table:style-name="ce86" office:value-type="float" office:value="9.27915" calcext:value-type="float">
            <text:p>9.28</text:p>
          </table:table-cell>
          <table:table-cell table:style-name="ce86" office:value-type="float" office:value="2.04055" calcext:value-type="float">
            <text:p>2.04</text:p>
          </table:table-cell>
          <table:table-cell table:style-name="ce86" office:value-type="float" office:value="57.0274" calcext:value-type="float">
            <text:p>57.03</text:p>
          </table:table-cell>
          <table:table-cell table:style-name="ce86" office:value-type="float" office:value="10.0904" calcext:value-type="float">
            <text:p>10.0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.976461" calcext:value-type="float">
            <text:p>0.98</text:p>
          </table:table-cell>
          <table:table-cell table:style-name="ce86" office:value-type="float" office:value="4.63119" calcext:value-type="float">
            <text:p>4.63</text:p>
          </table:table-cell>
          <table:table-cell table:style-name="ce86" office:value-type="float" office:value="2.72274" calcext:value-type="float">
            <text:p>2.72</text:p>
          </table:table-cell>
          <table:table-cell table:style-name="ce86" office:value-type="float" office:value="0.438294" calcext:value-type="float">
            <text:p>0.44</text:p>
          </table:table-cell>
          <table:table-cell table:style-name="ce86" office:value-type="float" office:value="9.50992" calcext:value-type="float">
            <text:p>9.51</text:p>
          </table:table-cell>
          <table:table-cell table:style-name="ce86" office:value-type="float" office:value="5.72139" calcext:value-type="float">
            <text:p>5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06859" calcext:value-type="float">
            <text:p>4.07</text:p>
          </table:table-cell>
          <table:table-cell table:style-name="ce86" office:value-type="float" office:value="19.2966" calcext:value-type="float">
            <text:p>19.30</text:p>
          </table:table-cell>
          <table:table-cell table:style-name="ce86" office:value-type="float" office:value="11.3447" calcext:value-type="float">
            <text:p>11.34</text:p>
          </table:table-cell>
          <table:table-cell table:style-name="ce86" office:value-type="float" office:value="1.82622" calcext:value-type="float">
            <text:p>1.83</text:p>
          </table:table-cell>
          <table:table-cell table:style-name="ce86" office:value-type="float" office:value="39.6247" calcext:value-type="float">
            <text:p>39.62</text:p>
          </table:table-cell>
          <table:table-cell table:style-name="ce86" office:value-type="float" office:value="23.8391" calcext:value-type="float">
            <text:p>23.8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233439" calcext:value-type="float">
            <text:p>0.23</text:p>
          </table:table-cell>
          <table:table-cell table:style-name="ce86" office:value-type="float" office:value="3.45268" calcext:value-type="float">
            <text:p>3.45</text:p>
          </table:table-cell>
          <table:table-cell table:style-name="ce86" office:value-type="float" office:value="3.23206" calcext:value-type="float">
            <text:p>3.23</text:p>
          </table:table-cell>
          <table:table-cell table:style-name="ce86" office:value-type="float" office:value="0.660616" calcext:value-type="float">
            <text:p>0.66</text:p>
          </table:table-cell>
          <table:table-cell table:style-name="ce86" office:value-type="float" office:value="7.59104" calcext:value-type="float">
            <text:p>7.59</text:p>
          </table:table-cell>
          <table:table-cell table:style-name="ce86" office:value-type="float" office:value="8.129" calcext:value-type="float">
            <text:p>8.13</text:p>
          </table:table-cell>
          <table:table-cell table:style-name="ce86" office:value-type="float" office:value="23.2988" calcext:value-type="float">
            <text:p>23.30</text:p>
          </table:table-cell>
          <table:table-cell table:style-name="ce86" office:value-type="float" office:value="1.00193" calcext:value-type="float">
            <text:p>1.00</text:p>
          </table:table-cell>
          <table:table-cell table:style-name="ce86" office:value-type="float" office:value="14.8191" calcext:value-type="float">
            <text:p>14.82</text:p>
          </table:table-cell>
          <table:table-cell table:style-name="ce86" office:value-type="float" office:value="13.8722" calcext:value-type="float">
            <text:p>13.87</text:p>
          </table:table-cell>
          <table:table-cell table:style-name="ce86" office:value-type="float" office:value="2.83541" calcext:value-type="float">
            <text:p>2.84</text:p>
          </table:table-cell>
          <table:table-cell table:style-name="ce86" office:value-type="float" office:value="32.5812" calcext:value-type="float">
            <text:p>32.58</text:p>
          </table:table-cell>
          <table:table-cell table:style-name="ce86" office:value-type="float" office:value="34.8901" calcext:value-type="float">
            <text:p>34.8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592198" calcext:value-type="float">
            <text:p>0.59</text:p>
          </table:table-cell>
          <table:table-cell table:style-name="ce86" office:value-type="float" office:value="3.72771" calcext:value-type="float">
            <text:p>3.73</text:p>
          </table:table-cell>
          <table:table-cell table:style-name="ce86" office:value-type="float" office:value="2.45545" calcext:value-type="float">
            <text:p>2.46</text:p>
          </table:table-cell>
          <table:table-cell table:style-name="ce86" office:value-type="float" office:value="0.370789" calcext:value-type="float">
            <text:p>0.37</text:p>
          </table:table-cell>
          <table:table-cell table:style-name="ce86" office:value-type="float" office:value="9.1313" calcext:value-type="float">
            <text:p>9.13</text:p>
          </table:table-cell>
          <table:table-cell table:style-name="ce86" office:value-type="float" office:value="6.23829" calcext:value-type="float">
            <text:p>6.24</text:p>
          </table:table-cell>
          <table:table-cell table:style-name="ce86" office:value-type="float" office:value="22.5157" calcext:value-type="float">
            <text:p>22.52</text:p>
          </table:table-cell>
          <table:table-cell table:style-name="ce86" office:value-type="float" office:value="2.63015" calcext:value-type="float">
            <text:p>2.63</text:p>
          </table:table-cell>
          <table:table-cell table:style-name="ce86" office:value-type="float" office:value="16.556" calcext:value-type="float">
            <text:p>16.56</text:p>
          </table:table-cell>
          <table:table-cell table:style-name="ce86" office:value-type="float" office:value="10.9055" calcext:value-type="float">
            <text:p>10.91</text:p>
          </table:table-cell>
          <table:table-cell table:style-name="ce86" office:value-type="float" office:value="1.6468" calcext:value-type="float">
            <text:p>1.65</text:p>
          </table:table-cell>
          <table:table-cell table:style-name="ce86" office:value-type="float" office:value="40.5552" calcext:value-type="float">
            <text:p>40.56</text:p>
          </table:table-cell>
          <table:table-cell table:style-name="ce86" office:value-type="float" office:value="27.7063" calcext:value-type="float">
            <text:p>27.7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1.57795" calcext:value-type="float">
            <text:p>1.58</text:p>
          </table:table-cell>
          <table:table-cell table:style-name="ce86" office:value-type="float" office:value="3.38228" calcext:value-type="float">
            <text:p>3.38</text:p>
          </table:table-cell>
          <table:table-cell table:style-name="ce86" office:value-type="float" office:value="2.55701" calcext:value-type="float">
            <text:p>2.56</text:p>
          </table:table-cell>
          <table:table-cell table:style-name="ce86" office:value-type="float" office:value="1.08464" calcext:value-type="float">
            <text:p>1.08</text:p>
          </table:table-cell>
          <table:table-cell table:style-name="ce86" office:value-type="float" office:value="9.20865" calcext:value-type="float">
            <text:p>9.21</text:p>
          </table:table-cell>
          <table:table-cell table:style-name="ce86" office:value-type="float" office:value="12.803" calcext:value-type="float">
            <text:p>12.80</text:p>
          </table:table-cell>
          <table:table-cell table:style-name="ce86" office:value-type="float" office:value="30.6135" calcext:value-type="float">
            <text:p>30.61</text:p>
          </table:table-cell>
          <table:table-cell table:style-name="ce86" office:value-type="float" office:value="5.15442" calcext:value-type="float">
            <text:p>5.15</text:p>
          </table:table-cell>
          <table:table-cell table:style-name="ce86" office:value-type="float" office:value="11.0483" calcext:value-type="float">
            <text:p>11.05</text:p>
          </table:table-cell>
          <table:table-cell table:style-name="ce86" office:value-type="float" office:value="8.35256" calcext:value-type="float">
            <text:p>8.35</text:p>
          </table:table-cell>
          <table:table-cell table:style-name="ce86" office:value-type="float" office:value="3.54301" calcext:value-type="float">
            <text:p>3.54</text:p>
          </table:table-cell>
          <table:table-cell table:style-name="ce86" office:value-type="float" office:value="30.0803" calcext:value-type="float">
            <text:p>30.08</text:p>
          </table:table-cell>
          <table:table-cell table:style-name="ce86" office:value-type="float" office:value="41.8214" calcext:value-type="float">
            <text:p>41.8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3.4851" calcext:value-type="float">
            <text:p>3.49</text:p>
          </table:table-cell>
          <table:table-cell table:style-name="ce86" office:value-type="float" office:value="1.19286" calcext:value-type="float">
            <text:p>1.19</text:p>
          </table:table-cell>
          <table:table-cell table:style-name="ce86" office:value-type="float" office:value="1.70035" calcext:value-type="float">
            <text:p>1.70</text:p>
          </table:table-cell>
          <table:table-cell table:style-name="ce86" office:value-type="float" office:value="0.851282" calcext:value-type="float">
            <text:p>0.85</text:p>
          </table:table-cell>
          <table:table-cell table:style-name="ce86" office:value-type="float" office:value="26.1358" calcext:value-type="float">
            <text:p>26.14</text:p>
          </table:table-cell>
          <table:table-cell table:style-name="ce86" office:value-type="float" office:value="6.63459" calcext:value-type="float">
            <text:p>6.63</text:p>
          </table:table-cell>
          <table:table-cell table:style-name="ce86" office:value-type="float" office:value="40" calcext:value-type="float">
            <text:p>40.00</text:p>
          </table:table-cell>
          <table:table-cell table:style-name="ce86" office:value-type="float" office:value="8.71275" calcext:value-type="float">
            <text:p>8.71</text:p>
          </table:table-cell>
          <table:table-cell table:style-name="ce86" office:value-type="float" office:value="2.98215" calcext:value-type="float">
            <text:p>2.98</text:p>
          </table:table-cell>
          <table:table-cell table:style-name="ce86" office:value-type="float" office:value="4.25088" calcext:value-type="float">
            <text:p>4.25</text:p>
          </table:table-cell>
          <table:table-cell table:style-name="ce86" office:value-type="float" office:value="2.1282" calcext:value-type="float">
            <text:p>2.13</text:p>
          </table:table-cell>
          <table:table-cell table:style-name="ce86" office:value-type="float" office:value="65.3396" calcext:value-type="float">
            <text:p>65.34</text:p>
          </table:table-cell>
          <table:table-cell table:style-name="ce86" office:value-type="float" office:value="16.5865" calcext:value-type="float">
            <text:p>16.5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07995" calcext:value-type="float">
            <text:p>3.08</text:p>
          </table:table-cell>
          <table:table-cell table:style-name="ce86" office:value-type="float" office:value="1.37327" calcext:value-type="float">
            <text:p>1.37</text:p>
          </table:table-cell>
          <table:table-cell table:style-name="ce86" office:value-type="float" office:value="1.67915" calcext:value-type="float">
            <text:p>1.68</text:p>
          </table:table-cell>
          <table:table-cell table:style-name="ce86" office:value-type="float" office:value="1.6208" calcext:value-type="float">
            <text:p>1.62</text:p>
          </table:table-cell>
          <table:table-cell table:style-name="ce86" office:value-type="float" office:value="15.8739" calcext:value-type="float">
            <text:p>15.87</text:p>
          </table:table-cell>
          <table:table-cell table:style-name="ce86" office:value-type="float" office:value="3.56956" calcext:value-type="float">
            <text:p>3.57</text:p>
          </table:table-cell>
          <table:table-cell table:style-name="ce86" office:value-type="float" office:value="27.1967" calcext:value-type="float">
            <text:p>27.20</text:p>
          </table:table-cell>
          <table:table-cell table:style-name="ce86" office:value-type="float" office:value="11.3247" calcext:value-type="float">
            <text:p>11.32</text:p>
          </table:table-cell>
          <table:table-cell table:style-name="ce86" office:value-type="float" office:value="5.04941" calcext:value-type="float">
            <text:p>5.05</text:p>
          </table:table-cell>
          <table:table-cell table:style-name="ce86" office:value-type="float" office:value="6.17412" calcext:value-type="float">
            <text:p>6.17</text:p>
          </table:table-cell>
          <table:table-cell table:style-name="ce86" office:value-type="float" office:value="5.95957" calcext:value-type="float">
            <text:p>5.96</text:p>
          </table:table-cell>
          <table:table-cell table:style-name="ce86" office:value-type="float" office:value="58.3672" calcext:value-type="float">
            <text:p>58.37</text:p>
          </table:table-cell>
          <table:table-cell table:style-name="ce86" office:value-type="float" office:value="13.125" calcext:value-type="float">
            <text:p>13.1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3.24409" calcext:value-type="float">
            <text:p>3.24</text:p>
          </table:table-cell>
          <table:table-cell table:style-name="ce86" office:value-type="float" office:value="1.28737" calcext:value-type="float">
            <text:p>1.29</text:p>
          </table:table-cell>
          <table:table-cell table:style-name="ce86" office:value-type="float" office:value="2.89721" calcext:value-type="float">
            <text:p>2.90</text:p>
          </table:table-cell>
          <table:table-cell table:style-name="ce86" office:value-type="float" office:value="1.56287" calcext:value-type="float">
            <text:p>1.56</text:p>
          </table:table-cell>
          <table:table-cell table:style-name="ce86" office:value-type="float" office:value="26.2507" calcext:value-type="float">
            <text:p>26.25</text:p>
          </table:table-cell>
          <table:table-cell table:style-name="ce86" office:value-type="float" office:value="7.88135" calcext:value-type="float">
            <text:p>7.88</text:p>
          </table:table-cell>
          <table:table-cell table:style-name="ce86" office:value-type="float" office:value="43.1236" calcext:value-type="float">
            <text:p>43.12</text:p>
          </table:table-cell>
          <table:table-cell table:style-name="ce86" office:value-type="float" office:value="7.52277" calcext:value-type="float">
            <text:p>7.52</text:p>
          </table:table-cell>
          <table:table-cell table:style-name="ce86" office:value-type="float" office:value="2.98529" calcext:value-type="float">
            <text:p>2.99</text:p>
          </table:table-cell>
          <table:table-cell table:style-name="ce86" office:value-type="float" office:value="6.71839" calcext:value-type="float">
            <text:p>6.72</text:p>
          </table:table-cell>
          <table:table-cell table:style-name="ce86" office:value-type="float" office:value="3.62416" calcext:value-type="float">
            <text:p>3.62</text:p>
          </table:table-cell>
          <table:table-cell table:style-name="ce86" office:value-type="float" office:value="60.8732" calcext:value-type="float">
            <text:p>60.87</text:p>
          </table:table-cell>
          <table:table-cell table:style-name="ce86" office:value-type="float" office:value="18.2762" calcext:value-type="float">
            <text:p>18.2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2.2345" calcext:value-type="float">
            <text:p>2.23</text:p>
          </table:table-cell>
          <table:table-cell table:style-name="ce86" office:value-type="float" office:value="1.8183" calcext:value-type="float">
            <text:p>1.82</text:p>
          </table:table-cell>
          <table:table-cell table:style-name="ce86" office:value-type="float" office:value="2.62245" calcext:value-type="float">
            <text:p>2.62</text:p>
          </table:table-cell>
          <table:table-cell table:style-name="ce86" office:value-type="float" office:value="1.03995" calcext:value-type="float">
            <text:p>1.04</text:p>
          </table:table-cell>
          <table:table-cell table:style-name="ce86" office:value-type="float" office:value="12.5956" calcext:value-type="float">
            <text:p>12.60</text:p>
          </table:table-cell>
          <table:table-cell table:style-name="ce86" office:value-type="float" office:value="3.68922" calcext:value-type="float">
            <text:p>3.69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3104" calcext:value-type="float">
            <text:p>9.31</text:p>
          </table:table-cell>
          <table:table-cell table:style-name="ce86" office:value-type="float" office:value="7.57624" calcext:value-type="float">
            <text:p>7.58</text:p>
          </table:table-cell>
          <table:table-cell table:style-name="ce86" office:value-type="float" office:value="10.9269" calcext:value-type="float">
            <text:p>10.93</text:p>
          </table:table-cell>
          <table:table-cell table:style-name="ce86" office:value-type="float" office:value="4.33311" calcext:value-type="float">
            <text:p>4.33</text:p>
          </table:table-cell>
          <table:table-cell table:style-name="ce86" office:value-type="float" office:value="52.4816" calcext:value-type="float">
            <text:p>52.48</text:p>
          </table:table-cell>
          <table:table-cell table:style-name="ce86" office:value-type="float" office:value="15.3717" calcext:value-type="float">
            <text:p>15.3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2.65694" calcext:value-type="float">
            <text:p>2.66</text:p>
          </table:table-cell>
          <table:table-cell table:style-name="ce86" office:value-type="float" office:value="1.20978" calcext:value-type="float">
            <text:p>1.21</text:p>
          </table:table-cell>
          <table:table-cell table:style-name="ce86" office:value-type="float" office:value="1.35155" calcext:value-type="float">
            <text:p>1.35</text:p>
          </table:table-cell>
          <table:table-cell table:style-name="ce86" office:value-type="float" office:value="1.79497" calcext:value-type="float">
            <text:p>1.79</text:p>
          </table:table-cell>
          <table:table-cell table:style-name="ce86" office:value-type="float" office:value="14.6944" calcext:value-type="float">
            <text:p>14.69</text:p>
          </table:table-cell>
          <table:table-cell table:style-name="ce86" office:value-type="float" office:value="1.82418" calcext:value-type="float">
            <text:p>1.82</text:p>
          </table:table-cell>
          <table:table-cell table:style-name="ce86" office:value-type="float" office:value="23.5318" calcext:value-type="float">
            <text:p>23.53</text:p>
          </table:table-cell>
          <table:table-cell table:style-name="ce86" office:value-type="float" office:value="11.2908" calcext:value-type="float">
            <text:p>11.29</text:p>
          </table:table-cell>
          <table:table-cell table:style-name="ce86" office:value-type="float" office:value="5.14103" calcext:value-type="float">
            <text:p>5.14</text:p>
          </table:table-cell>
          <table:table-cell table:style-name="ce86" office:value-type="float" office:value="5.7435" calcext:value-type="float">
            <text:p>5.74</text:p>
          </table:table-cell>
          <table:table-cell table:style-name="ce86" office:value-type="float" office:value="7.62784" calcext:value-type="float">
            <text:p>7.63</text:p>
          </table:table-cell>
          <table:table-cell table:style-name="ce86" office:value-type="float" office:value="62.4448" calcext:value-type="float">
            <text:p>62.44</text:p>
          </table:table-cell>
          <table:table-cell table:style-name="ce86" office:value-type="float" office:value="7.75199" calcext:value-type="float">
            <text:p>7.7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3.07818" calcext:value-type="float">
            <text:p>3.08</text:p>
          </table:table-cell>
          <table:table-cell table:style-name="ce86" office:value-type="float" office:value="3.08062" calcext:value-type="float">
            <text:p>3.08</text:p>
          </table:table-cell>
          <table:table-cell table:style-name="ce86" office:value-type="float" office:value="1.61937" calcext:value-type="float">
            <text:p>1.62</text:p>
          </table:table-cell>
          <table:table-cell table:style-name="ce86" office:value-type="float" office:value="0.808412" calcext:value-type="float">
            <text:p>0.81</text:p>
          </table:table-cell>
          <table:table-cell table:style-name="ce86" office:value-type="float" office:value="17.1184" calcext:value-type="float">
            <text:p>17.12</text:p>
          </table:table-cell>
          <table:table-cell table:style-name="ce86" office:value-type="float" office:value="3.67932" calcext:value-type="float">
            <text:p>3.68</text:p>
          </table:table-cell>
          <table:table-cell table:style-name="ce86" office:value-type="float" office:value="29.3843" calcext:value-type="float">
            <text:p>29.38</text:p>
          </table:table-cell>
          <table:table-cell table:style-name="ce86" office:value-type="float" office:value="10.4756" calcext:value-type="float">
            <text:p>10.48</text:p>
          </table:table-cell>
          <table:table-cell table:style-name="ce86" office:value-type="float" office:value="10.4839" calcext:value-type="float">
            <text:p>10.48</text:p>
          </table:table-cell>
          <table:table-cell table:style-name="ce86" office:value-type="float" office:value="5.511" calcext:value-type="float">
            <text:p>5.51</text:p>
          </table:table-cell>
          <table:table-cell table:style-name="ce86" office:value-type="float" office:value="2.75117" calcext:value-type="float">
            <text:p>2.75</text:p>
          </table:table-cell>
          <table:table-cell table:style-name="ce86" office:value-type="float" office:value="58.2569" calcext:value-type="float">
            <text:p>58.26</text:p>
          </table:table-cell>
          <table:table-cell table:style-name="ce86" office:value-type="float" office:value="12.5214" calcext:value-type="float">
            <text:p>12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1.14778" calcext:value-type="float">
            <text:p>1.15</text:p>
          </table:table-cell>
          <table:table-cell table:style-name="ce86" office:value-type="float" office:value="3.02535" calcext:value-type="float">
            <text:p>3.03</text:p>
          </table:table-cell>
          <table:table-cell table:style-name="ce86" office:value-type="float" office:value="3.16469" calcext:value-type="float">
            <text:p>3.16</text:p>
          </table:table-cell>
          <table:table-cell table:style-name="ce86" office:value-type="float" office:value="0.372527" calcext:value-type="float">
            <text:p>0.37</text:p>
          </table:table-cell>
          <table:table-cell table:style-name="ce86" office:value-type="float" office:value="14.6404" calcext:value-type="float">
            <text:p>14.64</text:p>
          </table:table-cell>
          <table:table-cell table:style-name="ce86" office:value-type="float" office:value="1.64921" calcext:value-type="float">
            <text:p>1.6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78241" calcext:value-type="float">
            <text:p>4.78</text:p>
          </table:table-cell>
          <table:table-cell table:style-name="ce86" office:value-type="float" office:value="12.6056" calcext:value-type="float">
            <text:p>12.61</text:p>
          </table:table-cell>
          <table:table-cell table:style-name="ce86" office:value-type="float" office:value="13.1862" calcext:value-type="float">
            <text:p>13.19</text:p>
          </table:table-cell>
          <table:table-cell table:style-name="ce86" office:value-type="float" office:value="1.5522" calcext:value-type="float">
            <text:p>1.55</text:p>
          </table:table-cell>
          <table:table-cell table:style-name="ce86" office:value-type="float" office:value="61.0019" calcext:value-type="float">
            <text:p>61.00</text:p>
          </table:table-cell>
          <table:table-cell table:style-name="ce86" office:value-type="float" office:value="6.87169" calcext:value-type="float">
            <text:p>6.8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44115" calcext:value-type="float">
            <text:p>2.44</text:p>
          </table:table-cell>
          <table:table-cell table:style-name="ce86" office:value-type="float" office:value="2.40201" calcext:value-type="float">
            <text:p>2.40</text:p>
          </table:table-cell>
          <table:table-cell table:style-name="ce86" office:value-type="float" office:value="2.58228" calcext:value-type="float">
            <text:p>2.58</text:p>
          </table:table-cell>
          <table:table-cell table:style-name="ce86" office:value-type="float" office:value="0.814759" calcext:value-type="float">
            <text:p>0.81</text:p>
          </table:table-cell>
          <table:table-cell table:style-name="ce86" office:value-type="float" office:value="6.47725" calcext:value-type="float">
            <text:p>6.48</text:p>
          </table:table-cell>
          <table:table-cell table:style-name="ce86" office:value-type="float" office:value="11.4008" calcext:value-type="float">
            <text:p>11.40</text:p>
          </table:table-cell>
          <table:table-cell table:style-name="ce86" office:value-type="float" office:value="26.1183" calcext:value-type="float">
            <text:p>26.12</text:p>
          </table:table-cell>
          <table:table-cell table:style-name="ce86" office:value-type="float" office:value="9.34653" calcext:value-type="float">
            <text:p>9.35</text:p>
          </table:table-cell>
          <table:table-cell table:style-name="ce86" office:value-type="float" office:value="9.19666" calcext:value-type="float">
            <text:p>9.20</text:p>
          </table:table-cell>
          <table:table-cell table:style-name="ce86" office:value-type="float" office:value="9.88687" calcext:value-type="float">
            <text:p>9.89</text:p>
          </table:table-cell>
          <table:table-cell table:style-name="ce86" office:value-type="float" office:value="3.1195" calcext:value-type="float">
            <text:p>3.12</text:p>
          </table:table-cell>
          <table:table-cell table:style-name="ce86" office:value-type="float" office:value="24.7997" calcext:value-type="float">
            <text:p>24.80</text:p>
          </table:table-cell>
          <table:table-cell table:style-name="ce86" office:value-type="float" office:value="43.6507" calcext:value-type="float">
            <text:p>43.6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0.909997" calcext:value-type="float">
            <text:p>0.91</text:p>
          </table:table-cell>
          <table:table-cell table:style-name="ce86" office:value-type="float" office:value="3.38049" calcext:value-type="float">
            <text:p>3.38</text:p>
          </table:table-cell>
          <table:table-cell table:style-name="ce86" office:value-type="float" office:value="3.79553" calcext:value-type="float">
            <text:p>3.80</text:p>
          </table:table-cell>
          <table:table-cell table:style-name="ce86" office:value-type="float" office:value="1.27617" calcext:value-type="float">
            <text:p>1.28</text:p>
          </table:table-cell>
          <table:table-cell table:style-name="ce86" office:value-type="float" office:value="8.11452" calcext:value-type="float">
            <text:p>8.11</text:p>
          </table:table-cell>
          <table:table-cell table:style-name="ce86" office:value-type="float" office:value="10.0209" calcext:value-type="float">
            <text:p>10.02</text:p>
          </table:table-cell>
          <table:table-cell table:style-name="ce86" office:value-type="float" office:value="27.4977" calcext:value-type="float">
            <text:p>27.50</text:p>
          </table:table-cell>
          <table:table-cell table:style-name="ce86" office:value-type="float" office:value="3.30936" calcext:value-type="float">
            <text:p>3.31</text:p>
          </table:table-cell>
          <table:table-cell table:style-name="ce86" office:value-type="float" office:value="12.2938" calcext:value-type="float">
            <text:p>12.29</text:p>
          </table:table-cell>
          <table:table-cell table:style-name="ce86" office:value-type="float" office:value="13.8031" calcext:value-type="float">
            <text:p>13.80</text:p>
          </table:table-cell>
          <table:table-cell table:style-name="ce86" office:value-type="float" office:value="4.64103" calcext:value-type="float">
            <text:p>4.64</text:p>
          </table:table-cell>
          <table:table-cell table:style-name="ce86" office:value-type="float" office:value="29.5099" calcext:value-type="float">
            <text:p>29.51</text:p>
          </table:table-cell>
          <table:table-cell table:style-name="ce86" office:value-type="float" office:value="36.4429" calcext:value-type="float">
            <text:p>36.4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55071" calcext:value-type="float">
            <text:p>2.55</text:p>
          </table:table-cell>
          <table:table-cell table:style-name="ce86" office:value-type="float" office:value="3.20929" calcext:value-type="float">
            <text:p>3.21</text:p>
          </table:table-cell>
          <table:table-cell table:style-name="ce86" office:value-type="float" office:value="2.86788" calcext:value-type="float">
            <text:p>2.87</text:p>
          </table:table-cell>
          <table:table-cell table:style-name="ce86" office:value-type="float" office:value="1.3512" calcext:value-type="float">
            <text:p>1.35</text:p>
          </table:table-cell>
          <table:table-cell table:style-name="ce86" office:value-type="float" office:value="11.2988" calcext:value-type="float">
            <text:p>11.30</text:p>
          </table:table-cell>
          <table:table-cell table:style-name="ce86" office:value-type="float" office:value="2.72211" calcext:value-type="float">
            <text:p>2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0.628" calcext:value-type="float">
            <text:p>10.63</text:p>
          </table:table-cell>
          <table:table-cell table:style-name="ce86" office:value-type="float" office:value="13.372" calcext:value-type="float">
            <text:p>13.37</text:p>
          </table:table-cell>
          <table:table-cell table:style-name="ce86" office:value-type="float" office:value="11.9495" calcext:value-type="float">
            <text:p>11.95</text:p>
          </table:table-cell>
          <table:table-cell table:style-name="ce86" office:value-type="float" office:value="5.62998" calcext:value-type="float">
            <text:p>5.63</text:p>
          </table:table-cell>
          <table:table-cell table:style-name="ce86" office:value-type="float" office:value="47.0784" calcext:value-type="float">
            <text:p>47.08</text:p>
          </table:table-cell>
          <table:table-cell table:style-name="ce86" office:value-type="float" office:value="11.3421" calcext:value-type="float">
            <text:p>11.34</text:p>
          </table:table-cell>
          <table:table-cell table:style-name="ce86"/>
        </table:table-row>
        <table:table-row table:style-name="ro1">
          <table:table-cell table:style-name="ce80"/>
          <table:table-cell table:style-name="ce86" table:number-columns-repeated="14"/>
        </table:table-row>
        <table:table-row table:style-name="ro1" table:number-rows-repeated="18">
          <table:table-cell table:style-name="ce80"/>
          <table:table-cell table:style-name="Default" table:number-columns-repeated="13"/>
          <table:table-cell/>
        </table:table-row>
        <table:table-row table:style-name="ro1">
          <table:table-cell table:style-name="ce94"/>
          <table:table-cell table:style-name="Default" table:number-columns-repeated="13"/>
          <table:table-cell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table:table-column table:style-name="co11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7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McMp Stats" table:style-name="ta5">
        <office:forms form:automatic-focus="false" form:apply-design-mode="false"/>
        <table:table-column table:style-name="co18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ce14" office:value-type="string" calcext:value-type="string">
            <text:p>sfsarp-10-5-1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.728" calcext:value-type="float">
            <text:p>46.728</text:p>
          </table:table-cell>
          <table:table-cell office:value-type="float" office:value="64.8557" calcext:value-type="float">
            <text:p>64.8557</text:p>
          </table:table-cell>
          <table:table-cell office:value-type="float" office:value="52.2556" calcext:value-type="float">
            <text:p>52.2556</text:p>
          </table:table-cell>
          <table:table-cell office:value-type="float" office:value="4" calcext:value-type="float">
            <text:p>4</text:p>
          </table:table-cell>
          <table:table-cell office:value-type="float" office:value="7197.77" calcext:value-type="float">
            <text:p>7197.77</text:p>
          </table:table-cell>
          <table:table-cell office:value-type="float" office:value="59.328" calcext:value-type="float">
            <text:p>59.328</text:p>
          </table:table-cell>
          <table:table-cell office:value-type="string" calcext:value-type="string">
            <text:p>Feasible</text:p>
          </table:table-cell>
          <table:table-cell office:value-type="float" office:value="59.328" calcext:value-type="float">
            <text:p>59.328</text:p>
          </table:table-cell>
          <table:table-cell office:value-type="float" office:value="64.8537" calcext:value-type="float">
            <text:p>64.8537</text:p>
          </table:table-cell>
          <table:table-cell office:value-type="float" office:value="8.52025" calcext:value-type="float">
            <text:p>8.52025</text:p>
          </table:table-cell>
        </table:table-row>
        <table:table-row table:style-name="ro1">
          <table:table-cell table:style-name="ce14" office:value-type="string" calcext:value-type="string">
            <text:p>sfsarp-10-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.5962" calcext:value-type="float">
            <text:p>48.5962</text:p>
          </table:table-cell>
          <table:table-cell office:value-type="float" office:value="17.7295" calcext:value-type="float">
            <text:p>17.7295</text:p>
          </table:table-cell>
          <table:table-cell office:value-type="float" office:value="23.6328" calcext:value-type="float">
            <text:p>23.6328</text:p>
          </table:table-cell>
          <table:table-cell office:value-type="float" office:value="3" calcext:value-type="float">
            <text:p>3</text:p>
          </table:table-cell>
          <table:table-cell office:value-type="float" office:value="38.49" calcext:value-type="float">
            <text:p>38.49</text:p>
          </table:table-cell>
          <table:table-cell office:value-type="float" office:value="42.6929" calcext:value-type="float">
            <text:p>42.692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2.6929" calcext:value-type="float">
            <text:p>42.6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fsarp-10-5-3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.8867" calcext:value-type="float">
            <text:p>53.8867</text:p>
          </table:table-cell>
          <table:table-cell office:value-type="float" office:value="14.8646" calcext:value-type="float">
            <text:p>14.8646</text:p>
          </table:table-cell>
          <table:table-cell office:value-type="float" office:value="25.6678" calcext:value-type="float">
            <text:p>25.6678</text:p>
          </table:table-cell>
          <table:table-cell office:value-type="float" office:value="3" calcext:value-type="float">
            <text:p>3</text:p>
          </table:table-cell>
          <table:table-cell office:value-type="float" office:value="7194.78" calcext:value-type="float">
            <text:p>7194.78</text:p>
          </table:table-cell>
          <table:table-cell office:value-type="float" office:value="43.0834" calcext:value-type="float">
            <text:p>43.0834</text:p>
          </table:table-cell>
          <table:table-cell office:value-type="string" calcext:value-type="string">
            <text:p>Feasible</text:p>
          </table:table-cell>
          <table:table-cell office:value-type="float" office:value="43.0834" calcext:value-type="float">
            <text:p>43.0834</text:p>
          </table:table-cell>
          <table:table-cell office:value-type="float" office:value="45.5924" calcext:value-type="float">
            <text:p>45.5924</text:p>
          </table:table-cell>
          <table:table-cell office:value-type="float" office:value="5.50311" calcext:value-type="float">
            <text:p>5.50311</text:p>
          </table:table-cell>
        </table:table-row>
        <table:table-row table:style-name="ro1">
          <table:table-cell table:style-name="ce14" office:value-type="string" calcext:value-type="string">
            <text:p>sfsarp-10-5-4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.5593" calcext:value-type="float">
            <text:p>56.5593</text:p>
          </table:table-cell>
          <table:table-cell office:value-type="float" office:value="17.0285" calcext:value-type="float">
            <text:p>17.0285</text:p>
          </table:table-cell>
          <table:table-cell office:value-type="float" office:value="24.7264" calcext:value-type="float">
            <text:p>24.7264</text:p>
          </table:table-cell>
          <table:table-cell office:value-type="float" office:value="3" calcext:value-type="float">
            <text:p>3</text:p>
          </table:table-cell>
          <table:table-cell office:value-type="float" office:value="285.67" calcext:value-type="float">
            <text:p>285.67</text:p>
          </table:table-cell>
          <table:table-cell office:value-type="float" office:value="48.8614" calcext:value-type="float">
            <text:p>48.8614</text:p>
          </table:table-cell>
          <table:table-cell office:value-type="string" calcext:value-type="string">
            <text:p>Optimal</text:p>
          </table:table-cell>
          <table:table-cell office:value-type="float" office:value="48.8614" calcext:value-type="float">
            <text:p>48.8614</text:p>
          </table:table-cell>
          <table:table-cell office:value-type="float" office:value="48.8662" calcext:value-type="float">
            <text:p>48.8662</text:p>
          </table:table-cell>
          <table:table-cell office:value-type="float" office:value="0.00982274" calcext:value-type="float">
            <text:p>0.00982274</text:p>
          </table:table-cell>
        </table:table-row>
        <table:table-row table:style-name="ro1">
          <table:table-cell table:style-name="ce14" office:value-type="string" calcext:value-type="string">
            <text:p>sfsarp-10-5-5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.9008" calcext:value-type="float">
            <text:p>46.9008</text:p>
          </table:table-cell>
          <table:table-cell office:value-type="float" office:value="33.1732" calcext:value-type="float">
            <text:p>33.1732</text:p>
          </table:table-cell>
          <table:table-cell office:value-type="float" office:value="35.7517" calcext:value-type="float">
            <text:p>35.7517</text:p>
          </table:table-cell>
          <table:table-cell office:value-type="float" office:value="3" calcext:value-type="float">
            <text:p>3</text:p>
          </table:table-cell>
          <table:table-cell office:value-type="float" office:value="7197.15" calcext:value-type="float">
            <text:p>7197.15</text:p>
          </table:table-cell>
          <table:table-cell office:value-type="float" office:value="44.3223" calcext:value-type="float">
            <text:p>44.3223</text:p>
          </table:table-cell>
          <table:table-cell office:value-type="string" calcext:value-type="string">
            <text:p>Feasible</text:p>
          </table:table-cell>
          <table:table-cell office:value-type="float" office:value="44.3223" calcext:value-type="float">
            <text:p>44.3223</text:p>
          </table:table-cell>
          <table:table-cell office:value-type="float" office:value="54.1549" calcext:value-type="float">
            <text:p>54.1549</text:p>
          </table:table-cell>
          <table:table-cell office:value-type="float" office:value="18.1564" calcext:value-type="float">
            <text:p>18.1564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36.594" calcext:value-type="float">
            <text:p>36.594</text:p>
          </table:table-cell>
          <table:table-cell office:value-type="float" office:value="3" calcext:value-type="float">
            <text:p>3</text:p>
          </table:table-cell>
          <table:table-cell office:value-type="float" office:value="7190.87" calcext:value-type="float">
            <text:p>7190.87</text:p>
          </table:table-cell>
          <table:table-cell office:value-type="float" office:value="61.9664" calcext:value-type="float">
            <text:p>61.9664</text:p>
          </table:table-cell>
          <table:table-cell office:value-type="string" calcext:value-type="string">
            <text:p>Feasible</text:p>
          </table:table-cell>
          <table:table-cell office:value-type="float" office:value="61.9664" calcext:value-type="float">
            <text:p>61.9664</text:p>
          </table:table-cell>
          <table:table-cell office:value-type="float" office:value="71.3244" calcext:value-type="float">
            <text:p>71.3244</text:p>
          </table:table-cell>
          <table:table-cell office:value-type="float" office:value="13.1203" calcext:value-type="float">
            <text:p>13.1203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66.6466" calcext:value-type="float">
            <text:p>66.6466</text:p>
          </table:table-cell>
          <table:table-cell office:value-type="float" office:value="30.1387" calcext:value-type="float">
            <text:p>30.1387</text:p>
          </table:table-cell>
          <table:table-cell office:value-type="float" office:value="3" calcext:value-type="float">
            <text:p>3</text:p>
          </table:table-cell>
          <table:table-cell office:value-type="float" office:value="7198.57" calcext:value-type="float">
            <text:p>7198.57</text:p>
          </table:table-cell>
          <table:table-cell office:value-type="float" office:value="93.7063" calcext:value-type="float">
            <text:p>93.7063</text:p>
          </table:table-cell>
          <table:table-cell office:value-type="string" calcext:value-type="string">
            <text:p>Feasible</text:p>
          </table:table-cell>
          <table:table-cell office:value-type="float" office:value="93.7063" calcext:value-type="float">
            <text:p>93.7063</text:p>
          </table:table-cell>
          <table:table-cell office:value-type="float" office:value="96.1635" calcext:value-type="float">
            <text:p>96.1635</text:p>
          </table:table-cell>
          <table:table-cell office:value-type="float" office:value="2.55523" calcext:value-type="float">
            <text:p>2.55523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51.0239" calcext:value-type="float">
            <text:p>51.0239</text:p>
          </table:table-cell>
          <table:table-cell office:value-type="float" office:value="34.9391" calcext:value-type="float">
            <text:p>34.9391</text:p>
          </table:table-cell>
          <table:table-cell office:value-type="float" office:value="4" calcext:value-type="float">
            <text:p>4</text:p>
          </table:table-cell>
          <table:table-cell office:value-type="float" office:value="7192.7" calcext:value-type="float">
            <text:p>7192.7</text:p>
          </table:table-cell>
          <table:table-cell office:value-type="float" office:value="66.2466" calcext:value-type="float">
            <text:p>66.2466</text:p>
          </table:table-cell>
          <table:table-cell office:value-type="string" calcext:value-type="string">
            <text:p>Feasible</text:p>
          </table:table-cell>
          <table:table-cell office:value-type="float" office:value="66.2466" calcext:value-type="float">
            <text:p>66.2466</text:p>
          </table:table-cell>
          <table:table-cell office:value-type="float" office:value="69.7332" calcext:value-type="float">
            <text:p>69.7332</text:p>
          </table:table-cell>
          <table:table-cell office:value-type="float" office:value="4.99991" calcext:value-type="float">
            <text:p>4.99991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34.4764" calcext:value-type="float">
            <text:p>34.4764</text:p>
          </table:table-cell>
          <table:table-cell office:value-type="float" office:value="3" calcext:value-type="float">
            <text:p>3</text:p>
          </table:table-cell>
          <table:table-cell office:value-type="float" office:value="7194.32" calcext:value-type="float">
            <text:p>7194.32</text:p>
          </table:table-cell>
          <table:table-cell office:value-type="float" office:value="91.3945" calcext:value-type="float">
            <text:p>91.3945</text:p>
          </table:table-cell>
          <table:table-cell office:value-type="string" calcext:value-type="string">
            <text:p>Feasible</text:p>
          </table:table-cell>
          <table:table-cell office:value-type="float" office:value="91.3945" calcext:value-type="float">
            <text:p>91.3945</text:p>
          </table:table-cell>
          <table:table-cell office:value-type="float" office:value="93.1389" calcext:value-type="float">
            <text:p>93.1389</text:p>
          </table:table-cell>
          <table:table-cell office:value-type="float" office:value="1.8729" calcext:value-type="float">
            <text:p>1.8729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44.9871" calcext:value-type="float">
            <text:p>44.9871</text:p>
          </table:table-cell>
          <table:table-cell office:value-type="float" office:value="35.3579" calcext:value-type="float">
            <text:p>35.3579</text:p>
          </table:table-cell>
          <table:table-cell office:value-type="float" office:value="3" calcext:value-type="float">
            <text:p>3</text:p>
          </table:table-cell>
          <table:table-cell office:value-type="float" office:value="7190.17" calcext:value-type="float">
            <text:p>7190.17</text:p>
          </table:table-cell>
          <table:table-cell office:value-type="float" office:value="73.2487" calcext:value-type="float">
            <text:p>73.2487</text:p>
          </table:table-cell>
          <table:table-cell office:value-type="string" calcext:value-type="string">
            <text:p>Feasible</text:p>
          </table:table-cell>
          <table:table-cell office:value-type="float" office:value="73.2487" calcext:value-type="float">
            <text:p>73.2487</text:p>
          </table:table-cell>
          <table:table-cell office:value-type="float" office:value="78.4083" calcext:value-type="float">
            <text:p>78.4083</text:p>
          </table:table-cell>
          <table:table-cell office:value-type="float" office:value="6.58043" calcext:value-type="float">
            <text:p>6.58043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55.4399" calcext:value-type="float">
            <text:p>55.4399</text:p>
          </table:table-cell>
          <table:table-cell office:value-type="float" office:value="30.0929" calcext:value-type="float">
            <text:p>30.0929</text:p>
          </table:table-cell>
          <table:table-cell office:value-type="float" office:value="3" calcext:value-type="float">
            <text:p>3</text:p>
          </table:table-cell>
          <table:table-cell office:value-type="float" office:value="7194.05" calcext:value-type="float">
            <text:p>7194.05</text:p>
          </table:table-cell>
          <table:table-cell office:value-type="float" office:value="84.0853" calcext:value-type="float">
            <text:p>84.0853</text:p>
          </table:table-cell>
          <table:table-cell office:value-type="string" calcext:value-type="string">
            <text:p>Feasible</text:p>
          </table:table-cell>
          <table:table-cell office:value-type="float" office:value="84.0853" calcext:value-type="float">
            <text:p>84.0853</text:p>
          </table:table-cell>
          <table:table-cell office:value-type="float" office:value="89.7123" calcext:value-type="float">
            <text:p>89.7123</text:p>
          </table:table-cell>
          <table:table-cell office:value-type="float" office:value="6.27227" calcext:value-type="float">
            <text:p>6.27227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18.546" calcext:value-type="float">
            <text:p>18.546</text:p>
          </table:table-cell>
          <table:table-cell office:value-type="float" office:value="3" calcext:value-type="float">
            <text:p>3</text:p>
          </table:table-cell>
          <table:table-cell office:value-type="float" office:value="7198.53" calcext:value-type="float">
            <text:p>7198.53</text:p>
          </table:table-cell>
          <table:table-cell office:value-type="float" office:value="81.2774" calcext:value-type="float">
            <text:p>81.2774</text:p>
          </table:table-cell>
          <table:table-cell office:value-type="string" calcext:value-type="string">
            <text:p>Feasible</text:p>
          </table:table-cell>
          <table:table-cell office:value-type="float" office:value="81.2774" calcext:value-type="float">
            <text:p>81.2774</text:p>
          </table:table-cell>
          <table:table-cell office:value-type="float" office:value="83.5162" calcext:value-type="float">
            <text:p>83.5162</text:p>
          </table:table-cell>
          <table:table-cell office:value-type="float" office:value="2.68068" calcext:value-type="float">
            <text:p>2.68068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3.0433" calcext:value-type="float">
            <text:p>33.0433</text:p>
          </table:table-cell>
          <table:table-cell office:value-type="float" office:value="3" calcext:value-type="float">
            <text:p>3</text:p>
          </table:table-cell>
          <table:table-cell office:value-type="float" office:value="7192.38" calcext:value-type="float">
            <text:p>7192.38</text:p>
          </table:table-cell>
          <table:table-cell office:value-type="float" office:value="71.3539" calcext:value-type="float">
            <text:p>71.3539</text:p>
          </table:table-cell>
          <table:table-cell office:value-type="string" calcext:value-type="string">
            <text:p>Feasible</text:p>
          </table:table-cell>
          <table:table-cell office:value-type="float" office:value="71.3539" calcext:value-type="float">
            <text:p>71.3539</text:p>
          </table:table-cell>
          <table:table-cell office:value-type="float" office:value="77.6739" calcext:value-type="float">
            <text:p>77.6739</text:p>
          </table:table-cell>
          <table:table-cell office:value-type="float" office:value="8.13658" calcext:value-type="float">
            <text:p>8.1365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69.6386" calcext:value-type="float">
            <text:p>69.6386</text:p>
          </table:table-cell>
          <table:table-cell office:value-type="float" office:value="35.2356" calcext:value-type="float">
            <text:p>35.2356</text:p>
          </table:table-cell>
          <table:table-cell office:value-type="float" office:value="3" calcext:value-type="float">
            <text:p>3</text:p>
          </table:table-cell>
          <table:table-cell office:value-type="float" office:value="7191.43" calcext:value-type="float">
            <text:p>7191.43</text:p>
          </table:table-cell>
          <table:table-cell office:value-type="float" office:value="70.9906" calcext:value-type="float">
            <text:p>70.9906</text:p>
          </table:table-cell>
          <table:table-cell office:value-type="string" calcext:value-type="string">
            <text:p>Feasible</text:p>
          </table:table-cell>
          <table:table-cell office:value-type="float" office:value="70.9906" calcext:value-type="float">
            <text:p>70.9906</text:p>
          </table:table-cell>
          <table:table-cell office:value-type="float" office:value="75.3725" calcext:value-type="float">
            <text:p>75.3725</text:p>
          </table:table-cell>
          <table:table-cell office:value-type="float" office:value="5.81366" calcext:value-type="float">
            <text:p>5.81366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81.7314" calcext:value-type="float">
            <text:p>81.7314</text:p>
          </table:table-cell>
          <table:table-cell office:value-type="float" office:value="40.8871" calcext:value-type="float">
            <text:p>40.8871</text:p>
          </table:table-cell>
          <table:table-cell office:value-type="float" office:value="3" calcext:value-type="float">
            <text:p>3</text:p>
          </table:table-cell>
          <table:table-cell office:value-type="float" office:value="7190.68" calcext:value-type="float">
            <text:p>7190.68</text:p>
          </table:table-cell>
          <table:table-cell office:value-type="float" office:value="92.5377" calcext:value-type="float">
            <text:p>92.5377</text:p>
          </table:table-cell>
          <table:table-cell office:value-type="string" calcext:value-type="string">
            <text:p>Feasible</text:p>
          </table:table-cell>
          <table:table-cell office:value-type="float" office:value="92.5377" calcext:value-type="float">
            <text:p>92.5377</text:p>
          </table:table-cell>
          <table:table-cell office:value-type="float" office:value="96.5508" calcext:value-type="float">
            <text:p>96.5508</text:p>
          </table:table-cell>
          <table:table-cell office:value-type="float" office:value="4.15646" calcext:value-type="float">
            <text:p>4.15646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2.7159" calcext:value-type="float">
            <text:p>22.7159</text:p>
          </table:table-cell>
          <table:table-cell office:value-type="float" office:value="3" calcext:value-type="float">
            <text:p>3</text:p>
          </table:table-cell>
          <table:table-cell office:value-type="float" office:value="7193.4" calcext:value-type="float">
            <text:p>7193.4</text:p>
          </table:table-cell>
          <table:table-cell office:value-type="float" office:value="74.6328" calcext:value-type="float">
            <text:p>74.6328</text:p>
          </table:table-cell>
          <table:table-cell office:value-type="string" calcext:value-type="string">
            <text:p>Feasible</text:p>
          </table:table-cell>
          <table:table-cell office:value-type="float" office:value="74.6328" calcext:value-type="float">
            <text:p>74.6328</text:p>
          </table:table-cell>
          <table:table-cell office:value-type="float" office:value="84.3712" calcext:value-type="float">
            <text:p>84.3712</text:p>
          </table:table-cell>
          <table:table-cell office:value-type="float" office:value="11.5423" calcext:value-type="float">
            <text:p>11.5423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4.0078" calcext:value-type="float">
            <text:p>14.0078</text:p>
          </table:table-cell>
          <table:table-cell office:value-type="float" office:value="4" calcext:value-type="float">
            <text:p>4</text:p>
          </table:table-cell>
          <table:table-cell office:value-type="float" office:value="934.18" calcext:value-type="float">
            <text:p>934.18</text:p>
          </table:table-cell>
          <table:table-cell office:value-type="float" office:value="77.6214" calcext:value-type="float">
            <text:p>77.6214</text:p>
          </table:table-cell>
          <table:table-cell office:value-type="string" calcext:value-type="string">
            <text:p>Optimal</text:p>
          </table:table-cell>
          <table:table-cell office:value-type="float" office:value="77.6214" calcext:value-type="float">
            <text:p>77.6214</text:p>
          </table:table-cell>
          <table:table-cell office:value-type="float" office:value="77.6292" calcext:value-type="float">
            <text:p>77.6292</text:p>
          </table:table-cell>
          <table:table-cell office:value-type="float" office:value="0.0100478" calcext:value-type="float">
            <text:p>0.0100478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36.2857" calcext:value-type="float">
            <text:p>36.2857</text:p>
          </table:table-cell>
          <table:table-cell office:value-type="float" office:value="3" calcext:value-type="float">
            <text:p>3</text:p>
          </table:table-cell>
          <table:table-cell office:value-type="float" office:value="7193.92" calcext:value-type="float">
            <text:p>7193.92</text:p>
          </table:table-cell>
          <table:table-cell office:value-type="float" office:value="72.8836" calcext:value-type="float">
            <text:p>72.8836</text:p>
          </table:table-cell>
          <table:table-cell office:value-type="string" calcext:value-type="string">
            <text:p>Feasible</text:p>
          </table:table-cell>
          <table:table-cell office:value-type="float" office:value="72.8836" calcext:value-type="float">
            <text:p>72.8836</text:p>
          </table:table-cell>
          <table:table-cell office:value-type="float" office:value="80.3266" calcext:value-type="float">
            <text:p>80.3266</text:p>
          </table:table-cell>
          <table:table-cell office:value-type="float" office:value="9.26592" calcext:value-type="float">
            <text:p>9.26592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3.7629" calcext:value-type="float">
            <text:p>23.7629</text:p>
          </table:table-cell>
          <table:table-cell office:value-type="float" office:value="5" calcext:value-type="float">
            <text:p>5</text:p>
          </table:table-cell>
          <table:table-cell office:value-type="float" office:value="7195.44" calcext:value-type="float">
            <text:p>7195.44</text:p>
          </table:table-cell>
          <table:table-cell office:value-type="float" office:value="81.274" calcext:value-type="float">
            <text:p>81.274</text:p>
          </table:table-cell>
          <table:table-cell office:value-type="string" calcext:value-type="string">
            <text:p>Feasible</text:p>
          </table:table-cell>
          <table:table-cell office:value-type="float" office:value="81.274" calcext:value-type="float">
            <text:p>81.274</text:p>
          </table:table-cell>
          <table:table-cell office:value-type="float" office:value="88.2434" calcext:value-type="float">
            <text:p>88.2434</text:p>
          </table:table-cell>
          <table:table-cell office:value-type="float" office:value="7.89793" calcext:value-type="float">
            <text:p>7.89793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3.5781" calcext:value-type="float">
            <text:p>23.5781</text:p>
          </table:table-cell>
          <table:table-cell office:value-type="float" office:value="4" calcext:value-type="float">
            <text:p>4</text:p>
          </table:table-cell>
          <table:table-cell office:value-type="float" office:value="7196.5" calcext:value-type="float">
            <text:p>7196.5</text:p>
          </table:table-cell>
          <table:table-cell office:value-type="float" office:value="60.1748" calcext:value-type="float">
            <text:p>60.1748</text:p>
          </table:table-cell>
          <table:table-cell office:value-type="string" calcext:value-type="string">
            <text:p>Feasible</text:p>
          </table:table-cell>
          <table:table-cell office:value-type="float" office:value="60.1748" calcext:value-type="float">
            <text:p>60.1748</text:p>
          </table:table-cell>
          <table:table-cell office:value-type="float" office:value="61.6679" calcext:value-type="float">
            <text:p>61.6679</text:p>
          </table:table-cell>
          <table:table-cell office:value-type="float" office:value="2.42119" calcext:value-type="float">
            <text:p>2.42119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2.3766" calcext:value-type="float">
            <text:p>42.3766</text:p>
          </table:table-cell>
          <table:table-cell office:value-type="float" office:value="3" calcext:value-type="float">
            <text:p>3</text:p>
          </table:table-cell>
          <table:table-cell office:value-type="float" office:value="7198.24" calcext:value-type="float">
            <text:p>7198.24</text:p>
          </table:table-cell>
          <table:table-cell office:value-type="float" office:value="85.3592" calcext:value-type="float">
            <text:p>85.3592</text:p>
          </table:table-cell>
          <table:table-cell office:value-type="string" calcext:value-type="string">
            <text:p>Feasible</text:p>
          </table:table-cell>
          <table:table-cell office:value-type="float" office:value="85.3592" calcext:value-type="float">
            <text:p>85.3592</text:p>
          </table:table-cell>
          <table:table-cell office:value-type="float" office:value="95.2954" calcext:value-type="float">
            <text:p>95.2954</text:p>
          </table:table-cell>
          <table:table-cell office:value-type="float" office:value="10.4267" calcext:value-type="float">
            <text:p>10.4267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1.2867" calcext:value-type="float">
            <text:p>31.2867</text:p>
          </table:table-cell>
          <table:table-cell office:value-type="float" office:value="4" calcext:value-type="float">
            <text:p>4</text:p>
          </table:table-cell>
          <table:table-cell office:value-type="float" office:value="7192.56" calcext:value-type="float">
            <text:p>7192.56</text:p>
          </table:table-cell>
          <table:table-cell office:value-type="float" office:value="84.2877" calcext:value-type="float">
            <text:p>84.2877</text:p>
          </table:table-cell>
          <table:table-cell office:value-type="string" calcext:value-type="string">
            <text:p>Feasible</text:p>
          </table:table-cell>
          <table:table-cell office:value-type="float" office:value="84.2877" calcext:value-type="float">
            <text:p>84.2877</text:p>
          </table:table-cell>
          <table:table-cell office:value-type="float" office:value="89.7197" calcext:value-type="float">
            <text:p>89.7197</text:p>
          </table:table-cell>
          <table:table-cell office:value-type="float" office:value="6.05441" calcext:value-type="float">
            <text:p>6.05441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8.6591" calcext:value-type="float">
            <text:p>38.6591</text:p>
          </table:table-cell>
          <table:table-cell office:value-type="float" office:value="53.7302" calcext:value-type="float">
            <text:p>53.7302</text:p>
          </table:table-cell>
          <table:table-cell office:value-type="float" office:value="3" calcext:value-type="float">
            <text:p>3</text:p>
          </table:table-cell>
          <table:table-cell office:value-type="float" office:value="7192.12" calcext:value-type="float">
            <text:p>7192.12</text:p>
          </table:table-cell>
          <table:table-cell office:value-type="float" office:value="64.8086" calcext:value-type="float">
            <text:p>64.8086</text:p>
          </table:table-cell>
          <table:table-cell office:value-type="string" calcext:value-type="string">
            <text:p>Feasible</text:p>
          </table:table-cell>
          <table:table-cell office:value-type="float" office:value="64.8086" calcext:value-type="float">
            <text:p>64.8086</text:p>
          </table:table-cell>
          <table:table-cell office:value-type="float" office:value="77.0202" calcext:value-type="float">
            <text:p>77.0202</text:p>
          </table:table-cell>
          <table:table-cell office:value-type="float" office:value="15.8551" calcext:value-type="float">
            <text:p>15.8551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8.281" calcext:value-type="float">
            <text:p>48.281</text:p>
          </table:table-cell>
          <table:table-cell office:value-type="float" office:value="37.6687" calcext:value-type="float">
            <text:p>37.6687</text:p>
          </table:table-cell>
          <table:table-cell office:value-type="float" office:value="3" calcext:value-type="float">
            <text:p>3</text:p>
          </table:table-cell>
          <table:table-cell office:value-type="float" office:value="7189.47" calcext:value-type="float">
            <text:p>7189.47</text:p>
          </table:table-cell>
          <table:table-cell office:value-type="float" office:value="94.9787" calcext:value-type="float">
            <text:p>94.9787</text:p>
          </table:table-cell>
          <table:table-cell office:value-type="string" calcext:value-type="string">
            <text:p>Feasible</text:p>
          </table:table-cell>
          <table:table-cell office:value-type="float" office:value="94.9787" calcext:value-type="float">
            <text:p>94.9787</text:p>
          </table:table-cell>
          <table:table-cell office:value-type="float" office:value="117.907" calcext:value-type="float">
            <text:p>117.907</text:p>
          </table:table-cell>
          <table:table-cell office:value-type="float" office:value="19.4461" calcext:value-type="float">
            <text:p>19.4461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3.0888" calcext:value-type="float">
            <text:p>73.0888</text:p>
          </table:table-cell>
          <table:table-cell office:value-type="float" office:value="41.2614" calcext:value-type="float">
            <text:p>41.2614</text:p>
          </table:table-cell>
          <table:table-cell office:value-type="float" office:value="3" calcext:value-type="float">
            <text:p>3</text:p>
          </table:table-cell>
          <table:table-cell office:value-type="float" office:value="7190.85" calcext:value-type="float">
            <text:p>7190.85</text:p>
          </table:table-cell>
          <table:table-cell office:value-type="float" office:value="98.1291" calcext:value-type="float">
            <text:p>98.1291</text:p>
          </table:table-cell>
          <table:table-cell office:value-type="string" calcext:value-type="string">
            <text:p>Feasible</text:p>
          </table:table-cell>
          <table:table-cell office:value-type="float" office:value="98.1291" calcext:value-type="float">
            <text:p>98.1291</text:p>
          </table:table-cell>
          <table:table-cell office:value-type="float" office:value="104.105" calcext:value-type="float">
            <text:p>104.105</text:p>
          </table:table-cell>
          <table:table-cell office:value-type="float" office:value="5.74026" calcext:value-type="float">
            <text:p>5.74026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51.1095" calcext:value-type="float">
            <text:p>51.1095</text:p>
          </table:table-cell>
          <table:table-cell office:value-type="float" office:value="29.1286" calcext:value-type="float">
            <text:p>29.1286</text:p>
          </table:table-cell>
          <table:table-cell office:value-type="float" office:value="3" calcext:value-type="float">
            <text:p>3</text:p>
          </table:table-cell>
          <table:table-cell office:value-type="float" office:value="7194.37" calcext:value-type="float">
            <text:p>7194.37</text:p>
          </table:table-cell>
          <table:table-cell office:value-type="float" office:value="95.1494" calcext:value-type="float">
            <text:p>95.1494</text:p>
          </table:table-cell>
          <table:table-cell office:value-type="string" calcext:value-type="string">
            <text:p>Feasible</text:p>
          </table:table-cell>
          <table:table-cell office:value-type="float" office:value="95.1494" calcext:value-type="float">
            <text:p>95.1494</text:p>
          </table:table-cell>
          <table:table-cell office:value-type="float" office:value="104.433" calcext:value-type="float">
            <text:p>104.433</text:p>
          </table:table-cell>
          <table:table-cell office:value-type="float" office:value="8.88953" calcext:value-type="float">
            <text:p>8.88953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83.0623" calcext:value-type="float">
            <text:p>83.0623</text:p>
          </table:table-cell>
          <table:table-cell office:value-type="float" office:value="50.6951" calcext:value-type="float">
            <text:p>50.6951</text:p>
          </table:table-cell>
          <table:table-cell office:value-type="float" office:value="3" calcext:value-type="float">
            <text:p>3</text:p>
          </table:table-cell>
          <table:table-cell office:value-type="float" office:value="7196.25" calcext:value-type="float">
            <text:p>7196.25</text:p>
          </table:table-cell>
          <table:table-cell office:value-type="float" office:value="108.992" calcext:value-type="float">
            <text:p>108.992</text:p>
          </table:table-cell>
          <table:table-cell office:value-type="string" calcext:value-type="string">
            <text:p>Feasible</text:p>
          </table:table-cell>
          <table:table-cell office:value-type="float" office:value="108.992" calcext:value-type="float">
            <text:p>108.992</text:p>
          </table:table-cell>
          <table:table-cell office:value-type="float" office:value="122.512" calcext:value-type="float">
            <text:p>122.512</text:p>
          </table:table-cell>
          <table:table-cell office:value-type="float" office:value="11.0357" calcext:value-type="float">
            <text:p>11.0357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6.8573" calcext:value-type="float">
            <text:p>56.8573</text:p>
          </table:table-cell>
          <table:table-cell office:value-type="float" office:value="25.4047" calcext:value-type="float">
            <text:p>25.4047</text:p>
          </table:table-cell>
          <table:table-cell office:value-type="float" office:value="4" calcext:value-type="float">
            <text:p>4</text:p>
          </table:table-cell>
          <table:table-cell office:value-type="float" office:value="7197.13" calcext:value-type="float">
            <text:p>7197.13</text:p>
          </table:table-cell>
          <table:table-cell office:value-type="float" office:value="102.616" calcext:value-type="float">
            <text:p>102.616</text:p>
          </table:table-cell>
          <table:table-cell office:value-type="string" calcext:value-type="string">
            <text:p>Feasible</text:p>
          </table:table-cell>
          <table:table-cell office:value-type="float" office:value="102.616" calcext:value-type="float">
            <text:p>102.616</text:p>
          </table:table-cell>
          <table:table-cell office:value-type="float" office:value="113.205" calcext:value-type="float">
            <text:p>113.205</text:p>
          </table:table-cell>
          <table:table-cell office:value-type="float" office:value="9.35383" calcext:value-type="float">
            <text:p>9.3538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71.6506" calcext:value-type="float">
            <text:p>71.6506</text:p>
          </table:table-cell>
          <table:table-cell office:value-type="float" office:value="43.3394" calcext:value-type="float">
            <text:p>43.3394</text:p>
          </table:table-cell>
          <table:table-cell office:value-type="float" office:value="3" calcext:value-type="float">
            <text:p>3</text:p>
          </table:table-cell>
          <table:table-cell office:value-type="float" office:value="7194.28" calcext:value-type="float">
            <text:p>7194.28</text:p>
          </table:table-cell>
          <table:table-cell office:value-type="float" office:value="89.7098" calcext:value-type="float">
            <text:p>89.7098</text:p>
          </table:table-cell>
          <table:table-cell office:value-type="string" calcext:value-type="string">
            <text:p>Feasible</text:p>
          </table:table-cell>
          <table:table-cell office:value-type="float" office:value="89.7098" calcext:value-type="float">
            <text:p>89.7098</text:p>
          </table:table-cell>
          <table:table-cell office:value-type="float" office:value="99.7458" calcext:value-type="float">
            <text:p>99.7458</text:p>
          </table:table-cell>
          <table:table-cell office:value-type="float" office:value="10.0616" calcext:value-type="float">
            <text:p>10.0616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7.9113" calcext:value-type="float">
            <text:p>57.9113</text:p>
          </table:table-cell>
          <table:table-cell office:value-type="float" office:value="41.6061" calcext:value-type="float">
            <text:p>41.6061</text:p>
          </table:table-cell>
          <table:table-cell office:value-type="float" office:value="4" calcext:value-type="float">
            <text:p>4</text:p>
          </table:table-cell>
          <table:table-cell office:value-type="float" office:value="7194.73" calcext:value-type="float">
            <text:p>7194.73</text:p>
          </table:table-cell>
          <table:table-cell office:value-type="float" office:value="103.114" calcext:value-type="float">
            <text:p>103.114</text:p>
          </table:table-cell>
          <table:table-cell office:value-type="string" calcext:value-type="string">
            <text:p>Feasible</text:p>
          </table:table-cell>
          <table:table-cell office:value-type="float" office:value="103.114" calcext:value-type="float">
            <text:p>103.114</text:p>
          </table:table-cell>
          <table:table-cell office:value-type="float" office:value="111.215" calcext:value-type="float">
            <text:p>111.215</text:p>
          </table:table-cell>
          <table:table-cell office:value-type="float" office:value="7.28409" calcext:value-type="float">
            <text:p>7.28409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1.9962" calcext:value-type="float">
            <text:p>21.9962</text:p>
          </table:table-cell>
          <table:table-cell office:value-type="float" office:value="5" calcext:value-type="float">
            <text:p>5</text:p>
          </table:table-cell>
          <table:table-cell office:value-type="float" office:value="1429.14" calcext:value-type="float">
            <text:p>1429.14</text:p>
          </table:table-cell>
          <table:table-cell office:value-type="float" office:value="104.432" calcext:value-type="float">
            <text:p>104.432</text:p>
          </table:table-cell>
          <table:table-cell office:value-type="string" calcext:value-type="string">
            <text:p>Optimal</text:p>
          </table:table-cell>
          <table:table-cell office:value-type="float" office:value="104.432" calcext:value-type="float">
            <text:p>104.432</text:p>
          </table:table-cell>
          <table:table-cell office:value-type="float" office:value="104.442" calcext:value-type="float">
            <text:p>104.442</text:p>
          </table:table-cell>
          <table:table-cell office:value-type="float" office:value="0.00957469" calcext:value-type="float">
            <text:p>0.00957469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39.9394" calcext:value-type="float">
            <text:p>39.9394</text:p>
          </table:table-cell>
          <table:table-cell office:value-type="float" office:value="4" calcext:value-type="float">
            <text:p>4</text:p>
          </table:table-cell>
          <table:table-cell office:value-type="float" office:value="7198.9" calcext:value-type="float">
            <text:p>7198.9</text:p>
          </table:table-cell>
          <table:table-cell office:value-type="float" office:value="77.4051" calcext:value-type="float">
            <text:p>77.4051</text:p>
          </table:table-cell>
          <table:table-cell office:value-type="string" calcext:value-type="string">
            <text:p>Feasible</text:p>
          </table:table-cell>
          <table:table-cell office:value-type="float" office:value="77.4051" calcext:value-type="float">
            <text:p>77.4051</text:p>
          </table:table-cell>
          <table:table-cell office:value-type="float" office:value="80.5793" calcext:value-type="float">
            <text:p>80.5793</text:p>
          </table:table-cell>
          <table:table-cell office:value-type="float" office:value="3.93923" calcext:value-type="float">
            <text:p>3.93923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7.8097" calcext:value-type="float">
            <text:p>37.8097</text:p>
          </table:table-cell>
          <table:table-cell office:value-type="float" office:value="7" calcext:value-type="float">
            <text:p>7</text:p>
          </table:table-cell>
          <table:table-cell office:value-type="float" office:value="7196.52" calcext:value-type="float">
            <text:p>7196.52</text:p>
          </table:table-cell>
          <table:table-cell office:value-type="float" office:value="111.828" calcext:value-type="float">
            <text:p>111.828</text:p>
          </table:table-cell>
          <table:table-cell office:value-type="string" calcext:value-type="string">
            <text:p>Feasible</text:p>
          </table:table-cell>
          <table:table-cell office:value-type="float" office:value="111.828" calcext:value-type="float">
            <text:p>111.828</text:p>
          </table:table-cell>
          <table:table-cell office:value-type="float" office:value="114.249" calcext:value-type="float">
            <text:p>114.249</text:p>
          </table:table-cell>
          <table:table-cell office:value-type="float" office:value="2.11906" calcext:value-type="float">
            <text:p>2.11906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7.8792" calcext:value-type="float">
            <text:p>37.8792</text:p>
          </table:table-cell>
          <table:table-cell office:value-type="float" office:value="3" calcext:value-type="float">
            <text:p>3</text:p>
          </table:table-cell>
          <table:table-cell office:value-type="float" office:value="7194.41" calcext:value-type="float">
            <text:p>7194.41</text:p>
          </table:table-cell>
          <table:table-cell office:value-type="float" office:value="80.7101" calcext:value-type="float">
            <text:p>80.7101</text:p>
          </table:table-cell>
          <table:table-cell office:value-type="string" calcext:value-type="string">
            <text:p>Feasible</text:p>
          </table:table-cell>
          <table:table-cell office:value-type="float" office:value="80.7101" calcext:value-type="float">
            <text:p>80.7101</text:p>
          </table:table-cell>
          <table:table-cell office:value-type="float" office:value="86.1363" calcext:value-type="float">
            <text:p>86.1363</text:p>
          </table:table-cell>
          <table:table-cell office:value-type="float" office:value="6.29955" calcext:value-type="float">
            <text:p>6.29955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2298" calcext:value-type="float">
            <text:p>41.2298</text:p>
          </table:table-cell>
          <table:table-cell office:value-type="float" office:value="3" calcext:value-type="float">
            <text:p>3</text:p>
          </table:table-cell>
          <table:table-cell office:value-type="float" office:value="7192.56" calcext:value-type="float">
            <text:p>7192.56</text:p>
          </table:table-cell>
          <table:table-cell office:value-type="float" office:value="57.4932" calcext:value-type="float">
            <text:p>57.4932</text:p>
          </table:table-cell>
          <table:table-cell office:value-type="string" calcext:value-type="string">
            <text:p>Feasible</text:p>
          </table:table-cell>
          <table:table-cell office:value-type="float" office:value="57.4932" calcext:value-type="float">
            <text:p>57.4932</text:p>
          </table:table-cell>
          <table:table-cell office:value-type="float" office:value="71.2405" calcext:value-type="float">
            <text:p>71.2405</text:p>
          </table:table-cell>
          <table:table-cell office:value-type="float" office:value="19.297" calcext:value-type="float">
            <text:p>19.297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2.4815" calcext:value-type="float">
            <text:p>22.4815</text:p>
          </table:table-cell>
          <table:table-cell office:value-type="float" office:value="4" calcext:value-type="float">
            <text:p>4</text:p>
          </table:table-cell>
          <table:table-cell office:value-type="float" office:value="7192.38" calcext:value-type="float">
            <text:p>7192.38</text:p>
          </table:table-cell>
          <table:table-cell office:value-type="float" office:value="117.42" calcext:value-type="float">
            <text:p>117.42</text:p>
          </table:table-cell>
          <table:table-cell office:value-type="string" calcext:value-type="string">
            <text:p>Feasible</text:p>
          </table:table-cell>
          <table:table-cell office:value-type="float" office:value="117.42" calcext:value-type="float">
            <text:p>117.42</text:p>
          </table:table-cell>
          <table:table-cell office:value-type="float" office:value="122.562" calcext:value-type="float">
            <text:p>122.562</text:p>
          </table:table-cell>
          <table:table-cell office:value-type="float" office:value="4.19543" calcext:value-type="float">
            <text:p>4.19543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44.1106" calcext:value-type="float">
            <text:p>44.1106</text:p>
          </table:table-cell>
          <table:table-cell office:value-type="float" office:value="35.0428" calcext:value-type="float">
            <text:p>35.0428</text:p>
          </table:table-cell>
          <table:table-cell office:value-type="float" office:value="3" calcext:value-type="float">
            <text:p>3</text:p>
          </table:table-cell>
          <table:table-cell office:value-type="float" office:value="7194.03" calcext:value-type="float">
            <text:p>7194.03</text:p>
          </table:table-cell>
          <table:table-cell office:value-type="float" office:value="96.7502" calcext:value-type="float">
            <text:p>96.7502</text:p>
          </table:table-cell>
          <table:table-cell office:value-type="string" calcext:value-type="string">
            <text:p>Feasible</text:p>
          </table:table-cell>
          <table:table-cell office:value-type="float" office:value="96.7502" calcext:value-type="float">
            <text:p>96.7502</text:p>
          </table:table-cell>
          <table:table-cell office:value-type="float" office:value="109.233" calcext:value-type="float">
            <text:p>109.233</text:p>
          </table:table-cell>
          <table:table-cell office:value-type="float" office:value="11.4277" calcext:value-type="float">
            <text:p>11.4277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41.3749" calcext:value-type="float">
            <text:p>41.3749</text:p>
          </table:table-cell>
          <table:table-cell office:value-type="float" office:value="34.3905" calcext:value-type="float">
            <text:p>34.3905</text:p>
          </table:table-cell>
          <table:table-cell office:value-type="float" office:value="4" calcext:value-type="float">
            <text:p>4</text:p>
          </table:table-cell>
          <table:table-cell office:value-type="float" office:value="7198.83" calcext:value-type="float">
            <text:p>7198.83</text:p>
          </table:table-cell>
          <table:table-cell office:value-type="float" office:value="111.282" calcext:value-type="float">
            <text:p>111.282</text:p>
          </table:table-cell>
          <table:table-cell office:value-type="string" calcext:value-type="string">
            <text:p>Feasible</text:p>
          </table:table-cell>
          <table:table-cell office:value-type="float" office:value="111.282" calcext:value-type="float">
            <text:p>111.282</text:p>
          </table:table-cell>
          <table:table-cell office:value-type="float" office:value="121.627" calcext:value-type="float">
            <text:p>121.627</text:p>
          </table:table-cell>
          <table:table-cell office:value-type="float" office:value="8.50551" calcext:value-type="float">
            <text:p>8.50551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59.2901" calcext:value-type="float">
            <text:p>59.2901</text:p>
          </table:table-cell>
          <table:table-cell office:value-type="float" office:value="4" calcext:value-type="float">
            <text:p>4</text:p>
          </table:table-cell>
          <table:table-cell office:value-type="float" office:value="7193.5" calcext:value-type="float">
            <text:p>7193.5</text:p>
          </table:table-cell>
          <table:table-cell office:value-type="float" office:value="113.912" calcext:value-type="float">
            <text:p>113.912</text:p>
          </table:table-cell>
          <table:table-cell office:value-type="string" calcext:value-type="string">
            <text:p>Feasible</text:p>
          </table:table-cell>
          <table:table-cell office:value-type="float" office:value="113.912" calcext:value-type="float">
            <text:p>113.912</text:p>
          </table:table-cell>
          <table:table-cell office:value-type="float" office:value="123.414" calcext:value-type="float">
            <text:p>123.414</text:p>
          </table:table-cell>
          <table:table-cell office:value-type="float" office:value="7.69929" calcext:value-type="float">
            <text:p>7.69929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2.4509" calcext:value-type="float">
            <text:p>52.4509</text:p>
          </table:table-cell>
          <table:table-cell office:value-type="float" office:value="3" calcext:value-type="float">
            <text:p>3</text:p>
          </table:table-cell>
          <table:table-cell office:value-type="float" office:value="7195.89" calcext:value-type="float">
            <text:p>7195.89</text:p>
          </table:table-cell>
          <table:table-cell office:value-type="float" office:value="102.522" calcext:value-type="float">
            <text:p>102.522</text:p>
          </table:table-cell>
          <table:table-cell office:value-type="string" calcext:value-type="string">
            <text:p>Feasible</text:p>
          </table:table-cell>
          <table:table-cell office:value-type="float" office:value="102.522" calcext:value-type="float">
            <text:p>102.522</text:p>
          </table:table-cell>
          <table:table-cell office:value-type="float" office:value="114.363" calcext:value-type="float">
            <text:p>114.363</text:p>
          </table:table-cell>
          <table:table-cell office:value-type="float" office:value="10.3539" calcext:value-type="float">
            <text:p>10.3539</text:p>
          </table:table-cell>
        </table:table-row>
      </table:table>
      <table:table table:name="AMcMp Time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4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  <table:table-cell/>
        </table:table-row>
        <table:table-row table:style-name="ro1">
          <table:table-cell table:style-name="ce79" office:value-type="string" calcext:value-type="string">
            <text:p>sfsarp-10-5-1.txt </text:p>
          </table:table-cell>
          <table:table-cell office:value-type="float" office:value="1.58916" calcext:value-type="float">
            <text:p>1.58916</text:p>
          </table:table-cell>
          <table:table-cell office:value-type="float" office:value="2.32274" calcext:value-type="float">
            <text:p>2.32274</text:p>
          </table:table-cell>
          <table:table-cell office:value-type="float" office:value="0.690602" calcext:value-type="float">
            <text:p>0.690602</text:p>
          </table:table-cell>
          <table:table-cell office:value-type="float" office:value="1.28131" calcext:value-type="float">
            <text:p>1.28131</text:p>
          </table:table-cell>
          <table:table-cell office:value-type="float" office:value="16.4367" calcext:value-type="float">
            <text:p>16.4367</text:p>
          </table:table-cell>
          <table:table-cell office:value-type="float" office:value="0.101589" calcext:value-type="float">
            <text:p>0.101589</text:p>
          </table:table-cell>
          <table:table-cell office:value-type="float" office:value="22.4221" calcext:value-type="float">
            <text:p>22.4221</text:p>
          </table:table-cell>
          <table:table-cell office:value-type="float" office:value="7.08747" calcext:value-type="float">
            <text:p>7.08747</text:p>
          </table:table-cell>
          <table:table-cell office:value-type="float" office:value="10.3592" calcext:value-type="float">
            <text:p>10.3592</text:p>
          </table:table-cell>
          <table:table-cell office:value-type="float" office:value="3.08001" calcext:value-type="float">
            <text:p>3.08001</text:p>
          </table:table-cell>
          <table:table-cell office:value-type="float" office:value="5.71448" calcext:value-type="float">
            <text:p>5.71448</text:p>
          </table:table-cell>
          <table:table-cell office:value-type="float" office:value="73.3058" calcext:value-type="float">
            <text:p>73.3058</text:p>
          </table:table-cell>
          <table:table-cell office:value-type="float" office:value="0.453077" calcext:value-type="float">
            <text:p>0.453077</text:p>
          </table:table-cell>
          <table:table-cell/>
        </table:table-row>
        <table:table-row table:style-name="ro1">
          <table:table-cell table:style-name="ce79" office:value-type="string" calcext:value-type="string">
            <text:p>sfsarp-10-5-2.txt </text:p>
          </table:table-cell>
          <table:table-cell office:value-type="float" office:value="1.48161" calcext:value-type="float">
            <text:p>1.48161</text:p>
          </table:table-cell>
          <table:table-cell office:value-type="float" office:value="1.12338" calcext:value-type="float">
            <text:p>1.12338</text:p>
          </table:table-cell>
          <table:table-cell office:value-type="float" office:value="0.878086" calcext:value-type="float">
            <text:p>0.878086</text:p>
          </table:table-cell>
          <table:table-cell office:value-type="float" office:value="0.963017" calcext:value-type="float">
            <text:p>0.963017</text:p>
          </table:table-cell>
          <table:table-cell office:value-type="float" office:value="14.3244" calcext:value-type="float">
            <text:p>14.3244</text:p>
          </table:table-cell>
          <table:table-cell office:value-type="float" office:value="5.22949" calcext:value-type="float">
            <text:p>5.22949</text:p>
          </table:table-cell>
          <table:table-cell office:value-type="float" office:value="24" calcext:value-type="float">
            <text:p>24</text:p>
          </table:table-cell>
          <table:table-cell office:value-type="float" office:value="6.17339" calcext:value-type="float">
            <text:p>6.17339</text:p>
          </table:table-cell>
          <table:table-cell office:value-type="float" office:value="4.68076" calcext:value-type="float">
            <text:p>4.68076</text:p>
          </table:table-cell>
          <table:table-cell office:value-type="float" office:value="3.65869" calcext:value-type="float">
            <text:p>3.65869</text:p>
          </table:table-cell>
          <table:table-cell office:value-type="float" office:value="4.01257" calcext:value-type="float">
            <text:p>4.01257</text:p>
          </table:table-cell>
          <table:table-cell office:value-type="float" office:value="59.6851" calcext:value-type="float">
            <text:p>59.6851</text:p>
          </table:table-cell>
          <table:table-cell office:value-type="float" office:value="21.7895" calcext:value-type="float">
            <text:p>21.7895</text:p>
          </table:table-cell>
          <table:table-cell/>
        </table:table-row>
        <table:table-row table:style-name="ro1">
          <table:table-cell table:style-name="ce79" office:value-type="string" calcext:value-type="string">
            <text:p>sfsarp-10-5-3.txt </text:p>
          </table:table-cell>
          <table:table-cell office:value-type="float" office:value="2.58608" calcext:value-type="float">
            <text:p>2.58608</text:p>
          </table:table-cell>
          <table:table-cell office:value-type="float" office:value="0.852658" calcext:value-type="float">
            <text:p>0.852658</text:p>
          </table:table-cell>
          <table:table-cell office:value-type="float" office:value="0" calcext:value-type="float">
            <text:p>0</text:p>
          </table:table-cell>
          <table:table-cell office:value-type="float" office:value="1.34164" calcext:value-type="float">
            <text:p>1.34164</text:p>
          </table:table-cell>
          <table:table-cell office:value-type="float" office:value="15.8517" calcext:value-type="float">
            <text:p>15.8517</text:p>
          </table:table-cell>
          <table:table-cell office:value-type="float" office:value="3.36796" calcext:value-type="float">
            <text:p>3.36796</text:p>
          </table:table-cell>
          <table:table-cell office:value-type="float" office:value="24" calcext:value-type="float">
            <text:p>24</text:p>
          </table:table-cell>
          <table:table-cell office:value-type="float" office:value="10.7753" calcext:value-type="float">
            <text:p>10.7753</text:p>
          </table:table-cell>
          <table:table-cell office:value-type="float" office:value="3.55274" calcext:value-type="float">
            <text:p>3.55274</text:p>
          </table:table-cell>
          <table:table-cell office:value-type="float" office:value="0" calcext:value-type="float">
            <text:p>0</text:p>
          </table:table-cell>
          <table:table-cell office:value-type="float" office:value="5.59017" calcext:value-type="float">
            <text:p>5.59017</text:p>
          </table:table-cell>
          <table:table-cell office:value-type="float" office:value="66.0486" calcext:value-type="float">
            <text:p>66.0486</text:p>
          </table:table-cell>
          <table:table-cell office:value-type="float" office:value="14.0331" calcext:value-type="float">
            <text:p>14.0331</text:p>
          </table:table-cell>
          <table:table-cell/>
        </table:table-row>
        <table:table-row table:style-name="ro1">
          <table:table-cell table:style-name="ce79" office:value-type="string" calcext:value-type="string">
            <text:p>sfsarp-10-5-4.txt </text:p>
          </table:table-cell>
          <table:table-cell office:value-type="float" office:value="2.52636" calcext:value-type="float">
            <text:p>2.52636</text:p>
          </table:table-cell>
          <table:table-cell office:value-type="float" office:value="0.937266" calcext:value-type="float">
            <text:p>0.937266</text:p>
          </table:table-cell>
          <table:table-cell office:value-type="float" office:value="0.174076" calcext:value-type="float">
            <text:p>0.174076</text:p>
          </table:table-cell>
          <table:table-cell office:value-type="float" office:value="1.20712" calcext:value-type="float">
            <text:p>1.20712</text:p>
          </table:table-cell>
          <table:table-cell office:value-type="float" office:value="10.6067" calcext:value-type="float">
            <text:p>10.6067</text:p>
          </table:table-cell>
          <table:table-cell office:value-type="float" office:value="3.8928" calcext:value-type="float">
            <text:p>3.8928</text:p>
          </table:table-cell>
          <table:table-cell office:value-type="float" office:value="19.3444" calcext:value-type="float">
            <text:p>19.3444</text:p>
          </table:table-cell>
          <table:table-cell office:value-type="float" office:value="13.06" calcext:value-type="float">
            <text:p>13.06</text:p>
          </table:table-cell>
          <table:table-cell office:value-type="float" office:value="4.84517" calcext:value-type="float">
            <text:p>4.84517</text:p>
          </table:table-cell>
          <table:table-cell office:value-type="float" office:value="0.899879" calcext:value-type="float">
            <text:p>0.899879</text:p>
          </table:table-cell>
          <table:table-cell office:value-type="float" office:value="6.24014" calcext:value-type="float">
            <text:p>6.24014</text:p>
          </table:table-cell>
          <table:table-cell office:value-type="float" office:value="54.8311" calcext:value-type="float">
            <text:p>54.8311</text:p>
          </table:table-cell>
          <table:table-cell office:value-type="float" office:value="20.1237" calcext:value-type="float">
            <text:p>20.1237</text:p>
          </table:table-cell>
          <table:table-cell/>
        </table:table-row>
        <table:table-row table:style-name="ro1">
          <table:table-cell table:style-name="ce79" office:value-type="string" calcext:value-type="string">
            <text:p>sfsarp-10-5-5.txt </text:p>
          </table:table-cell>
          <table:table-cell office:value-type="float" office:value="1.89212" calcext:value-type="float">
            <text:p>1.89212</text:p>
          </table:table-cell>
          <table:table-cell office:value-type="float" office:value="1.50634" calcext:value-type="float">
            <text:p>1.50634</text:p>
          </table:table-cell>
          <table:table-cell office:value-type="float" office:value="0.395034" calcext:value-type="float">
            <text:p>0.395034</text:p>
          </table:table-cell>
          <table:table-cell office:value-type="float" office:value="1.22263" calcext:value-type="float">
            <text:p>1.22263</text:p>
          </table:table-cell>
          <table:table-cell office:value-type="float" office:value="15.3508" calcext:value-type="float">
            <text:p>15.3508</text:p>
          </table:table-cell>
          <table:table-cell office:value-type="float" office:value="3.6331" calcext:value-type="float">
            <text:p>3.6331</text:p>
          </table:table-cell>
          <table:table-cell office:value-type="float" office:value="24" calcext:value-type="float">
            <text:p>24</text:p>
          </table:table-cell>
          <table:table-cell office:value-type="float" office:value="7.88383" calcext:value-type="float">
            <text:p>7.88383</text:p>
          </table:table-cell>
          <table:table-cell office:value-type="float" office:value="6.27641" calcext:value-type="float">
            <text:p>6.27641</text:p>
          </table:table-cell>
          <table:table-cell office:value-type="float" office:value="1.64597" calcext:value-type="float">
            <text:p>1.64597</text:p>
          </table:table-cell>
          <table:table-cell office:value-type="float" office:value="5.09429" calcext:value-type="float">
            <text:p>5.09429</text:p>
          </table:table-cell>
          <table:table-cell office:value-type="float" office:value="63.9616" calcext:value-type="float">
            <text:p>63.9616</text:p>
          </table:table-cell>
          <table:table-cell office:value-type="float" office:value="15.1379" calcext:value-type="float">
            <text:p>15.1379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0.577913" calcext:value-type="float">
            <text:p>0.577913</text:p>
          </table:table-cell>
          <table:table-cell office:value-type="float" office:value="2.9401" calcext:value-type="float">
            <text:p>2.9401</text:p>
          </table:table-cell>
          <table:table-cell office:value-type="float" office:value="1.69882" calcext:value-type="float">
            <text:p>1.69882</text:p>
          </table:table-cell>
          <table:table-cell office:value-type="float" office:value="0.666867" calcext:value-type="float">
            <text:p>0.666867</text:p>
          </table:table-cell>
          <table:table-cell office:value-type="float" office:value="7.72631" calcext:value-type="float">
            <text:p>7.72631</text:p>
          </table:table-cell>
          <table:table-cell office:value-type="float" office:value="9.97597" calcext:value-type="float">
            <text:p>9.97597</text:p>
          </table:table-cell>
          <table:table-cell office:value-type="float" office:value="23.586" calcext:value-type="float">
            <text:p>23.586</text:p>
          </table:table-cell>
          <table:table-cell office:value-type="float" office:value="2.45024" calcext:value-type="float">
            <text:p>2.45024</text:p>
          </table:table-cell>
          <table:table-cell office:value-type="float" office:value="12.4654" calcext:value-type="float">
            <text:p>12.4654</text:p>
          </table:table-cell>
          <table:table-cell office:value-type="float" office:value="7.20267" calcext:value-type="float">
            <text:p>7.20267</text:p>
          </table:table-cell>
          <table:table-cell office:value-type="float" office:value="2.82739" calcext:value-type="float">
            <text:p>2.82739</text:p>
          </table:table-cell>
          <table:table-cell office:value-type="float" office:value="32.7581" calcext:value-type="float">
            <text:p>32.7581</text:p>
          </table:table-cell>
          <table:table-cell office:value-type="float" office:value="42.2962" calcext:value-type="float">
            <text:p>42.2962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33689" calcext:value-type="float">
            <text:p>2.33689</text:p>
          </table:table-cell>
          <table:table-cell office:value-type="float" office:value="2.47385" calcext:value-type="float">
            <text:p>2.47385</text:p>
          </table:table-cell>
          <table:table-cell office:value-type="float" office:value="0.390893" calcext:value-type="float">
            <text:p>0.390893</text:p>
          </table:table-cell>
          <table:table-cell office:value-type="float" office:value="0.790836" calcext:value-type="float">
            <text:p>0.790836</text:p>
          </table:table-cell>
          <table:table-cell office:value-type="float" office:value="13.7971" calcext:value-type="float">
            <text:p>13.7971</text:p>
          </table:table-cell>
          <table:table-cell office:value-type="float" office:value="1.95269" calcext:value-type="float">
            <text:p>1.95269</text:p>
          </table:table-cell>
          <table:table-cell office:value-type="float" office:value="21.7423" calcext:value-type="float">
            <text:p>21.7423</text:p>
          </table:table-cell>
          <table:table-cell office:value-type="float" office:value="10.7481" calcext:value-type="float">
            <text:p>10.7481</text:p>
          </table:table-cell>
          <table:table-cell office:value-type="float" office:value="11.3781" calcext:value-type="float">
            <text:p>11.3781</text:p>
          </table:table-cell>
          <table:table-cell office:value-type="float" office:value="1.79785" calcext:value-type="float">
            <text:p>1.79785</text:p>
          </table:table-cell>
          <table:table-cell office:value-type="float" office:value="3.63732" calcext:value-type="float">
            <text:p>3.63732</text:p>
          </table:table-cell>
          <table:table-cell office:value-type="float" office:value="63.4575" calcext:value-type="float">
            <text:p>63.4575</text:p>
          </table:table-cell>
          <table:table-cell office:value-type="float" office:value="8.98109" calcext:value-type="float">
            <text:p>8.98109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0.973612" calcext:value-type="float">
            <text:p>0.973612</text:p>
          </table:table-cell>
          <table:table-cell office:value-type="float" office:value="2.57732" calcext:value-type="float">
            <text:p>2.57732</text:p>
          </table:table-cell>
          <table:table-cell office:value-type="float" office:value="1.45308" calcext:value-type="float">
            <text:p>1.45308</text:p>
          </table:table-cell>
          <table:table-cell office:value-type="float" office:value="0.941899" calcext:value-type="float">
            <text:p>0.941899</text:p>
          </table:table-cell>
          <table:table-cell office:value-type="float" office:value="2.9385" calcext:value-type="float">
            <text:p>2.9385</text:p>
          </table:table-cell>
          <table:table-cell office:value-type="float" office:value="15.6021" calcext:value-type="float">
            <text:p>15.6021</text:p>
          </table:table-cell>
          <table:table-cell office:value-type="float" office:value="24.4865" calcext:value-type="float">
            <text:p>24.4865</text:p>
          </table:table-cell>
          <table:table-cell office:value-type="float" office:value="3.97611" calcext:value-type="float">
            <text:p>3.97611</text:p>
          </table:table-cell>
          <table:table-cell office:value-type="float" office:value="10.5254" calcext:value-type="float">
            <text:p>10.5254</text:p>
          </table:table-cell>
          <table:table-cell office:value-type="float" office:value="5.9342" calcext:value-type="float">
            <text:p>5.9342</text:p>
          </table:table-cell>
          <table:table-cell office:value-type="float" office:value="3.8466" calcext:value-type="float">
            <text:p>3.8466</text:p>
          </table:table-cell>
          <table:table-cell office:value-type="float" office:value="12.0005" calcext:value-type="float">
            <text:p>12.0005</text:p>
          </table:table-cell>
          <table:table-cell office:value-type="float" office:value="63.7172" calcext:value-type="float">
            <text:p>63.7172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0.340862" calcext:value-type="float">
            <text:p>0.340862</text:p>
          </table:table-cell>
          <table:table-cell office:value-type="float" office:value="2.85524" calcext:value-type="float">
            <text:p>2.85524</text:p>
          </table:table-cell>
          <table:table-cell office:value-type="float" office:value="2.11768" calcext:value-type="float">
            <text:p>2.11768</text:p>
          </table:table-cell>
          <table:table-cell office:value-type="float" office:value="0.639447" calcext:value-type="float">
            <text:p>0.639447</text:p>
          </table:table-cell>
          <table:table-cell office:value-type="float" office:value="6.578" calcext:value-type="float">
            <text:p>6.578</text:p>
          </table:table-cell>
          <table:table-cell office:value-type="float" office:value="2.77864" calcext:value-type="float">
            <text:p>2.77864</text:p>
          </table:table-cell>
          <table:table-cell office:value-type="float" office:value="15.3099" calcext:value-type="float">
            <text:p>15.3099</text:p>
          </table:table-cell>
          <table:table-cell office:value-type="float" office:value="2.22642" calcext:value-type="float">
            <text:p>2.22642</text:p>
          </table:table-cell>
          <table:table-cell office:value-type="float" office:value="18.6497" calcext:value-type="float">
            <text:p>18.6497</text:p>
          </table:table-cell>
          <table:table-cell office:value-type="float" office:value="13.8321" calcext:value-type="float">
            <text:p>13.8321</text:p>
          </table:table-cell>
          <table:table-cell office:value-type="float" office:value="4.1767" calcext:value-type="float">
            <text:p>4.1767</text:p>
          </table:table-cell>
          <table:table-cell office:value-type="float" office:value="42.9657" calcext:value-type="float">
            <text:p>42.9657</text:p>
          </table:table-cell>
          <table:table-cell office:value-type="float" office:value="18.1493" calcext:value-type="float">
            <text:p>18.1493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1.76504" calcext:value-type="float">
            <text:p>1.76504</text:p>
          </table:table-cell>
          <table:table-cell office:value-type="float" office:value="2.47451" calcext:value-type="float">
            <text:p>2.47451</text:p>
          </table:table-cell>
          <table:table-cell office:value-type="float" office:value="1.23751" calcext:value-type="float">
            <text:p>1.23751</text:p>
          </table:table-cell>
          <table:table-cell office:value-type="float" office:value="1.06691" calcext:value-type="float">
            <text:p>1.06691</text:p>
          </table:table-cell>
          <table:table-cell office:value-type="float" office:value="12.1248" calcext:value-type="float">
            <text:p>12.1248</text:p>
          </table:table-cell>
          <table:table-cell office:value-type="float" office:value="0.987022" calcext:value-type="float">
            <text:p>0.987022</text:p>
          </table:table-cell>
          <table:table-cell office:value-type="float" office:value="19.6558" calcext:value-type="float">
            <text:p>19.6558</text:p>
          </table:table-cell>
          <table:table-cell office:value-type="float" office:value="8.97975" calcext:value-type="float">
            <text:p>8.97975</text:p>
          </table:table-cell>
          <table:table-cell office:value-type="float" office:value="12.5892" calcext:value-type="float">
            <text:p>12.5892</text:p>
          </table:table-cell>
          <table:table-cell office:value-type="float" office:value="6.29588" calcext:value-type="float">
            <text:p>6.29588</text:p>
          </table:table-cell>
          <table:table-cell office:value-type="float" office:value="5.42798" calcext:value-type="float">
            <text:p>5.42798</text:p>
          </table:table-cell>
          <table:table-cell office:value-type="float" office:value="61.6856" calcext:value-type="float">
            <text:p>61.6856</text:p>
          </table:table-cell>
          <table:table-cell office:value-type="float" office:value="5.02153" calcext:value-type="float">
            <text:p>5.02153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0.792982" calcext:value-type="float">
            <text:p>0.792982</text:p>
          </table:table-cell>
          <table:table-cell office:value-type="float" office:value="3.55298" calcext:value-type="float">
            <text:p>3.55298</text:p>
          </table:table-cell>
          <table:table-cell office:value-type="float" office:value="2.0007" calcext:value-type="float">
            <text:p>2.0007</text:p>
          </table:table-cell>
          <table:table-cell office:value-type="float" office:value="0.542616" calcext:value-type="float">
            <text:p>0.542616</text:p>
          </table:table-cell>
          <table:table-cell office:value-type="float" office:value="6.94234" calcext:value-type="float">
            <text:p>6.94234</text:p>
          </table:table-cell>
          <table:table-cell office:value-type="float" office:value="2.00952" calcext:value-type="float">
            <text:p>2.00952</text:p>
          </table:table-cell>
          <table:table-cell office:value-type="float" office:value="15.8411" calcext:value-type="float">
            <text:p>15.8411</text:p>
          </table:table-cell>
          <table:table-cell office:value-type="float" office:value="5.00584" calcext:value-type="float">
            <text:p>5.00584</text:p>
          </table:table-cell>
          <table:table-cell office:value-type="float" office:value="22.4288" calcext:value-type="float">
            <text:p>22.4288</text:p>
          </table:table-cell>
          <table:table-cell office:value-type="float" office:value="12.6298" calcext:value-type="float">
            <text:p>12.6298</text:p>
          </table:table-cell>
          <table:table-cell office:value-type="float" office:value="3.42536" calcext:value-type="float">
            <text:p>3.42536</text:p>
          </table:table-cell>
          <table:table-cell office:value-type="float" office:value="43.8248" calcext:value-type="float">
            <text:p>43.8248</text:p>
          </table:table-cell>
          <table:table-cell office:value-type="float" office:value="12.6855" calcext:value-type="float">
            <text:p>12.6855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0.183504" calcext:value-type="float">
            <text:p>0.183504</text:p>
          </table:table-cell>
          <table:table-cell office:value-type="float" office:value="3.23292" calcext:value-type="float">
            <text:p>3.23292</text:p>
          </table:table-cell>
          <table:table-cell office:value-type="float" office:value="1.80386" calcext:value-type="float">
            <text:p>1.80386</text:p>
          </table:table-cell>
          <table:table-cell office:value-type="float" office:value="0.250431" calcext:value-type="float">
            <text:p>0.250431</text:p>
          </table:table-cell>
          <table:table-cell office:value-type="float" office:value="14.3528" calcext:value-type="float">
            <text:p>14.3528</text:p>
          </table:table-cell>
          <table:table-cell office:value-type="float" office:value="4.17652" calcext:value-type="float">
            <text:p>4.17652</text:p>
          </table:table-cell>
          <table:table-cell office:value-type="float" office:value="24" calcext:value-type="float">
            <text:p>24</text:p>
          </table:table-cell>
          <table:table-cell office:value-type="float" office:value="0.7646" calcext:value-type="float">
            <text:p>0.7646</text:p>
          </table:table-cell>
          <table:table-cell office:value-type="float" office:value="13.4705" calcext:value-type="float">
            <text:p>13.4705</text:p>
          </table:table-cell>
          <table:table-cell office:value-type="float" office:value="7.51609" calcext:value-type="float">
            <text:p>7.51609</text:p>
          </table:table-cell>
          <table:table-cell office:value-type="float" office:value="1.04346" calcext:value-type="float">
            <text:p>1.04346</text:p>
          </table:table-cell>
          <table:table-cell office:value-type="float" office:value="59.8032" calcext:value-type="float">
            <text:p>59.8032</text:p>
          </table:table-cell>
          <table:table-cell office:value-type="float" office:value="17.4022" calcext:value-type="float">
            <text:p>17.4022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55144" calcext:value-type="float">
            <text:p>1.55144</text:p>
          </table:table-cell>
          <table:table-cell office:value-type="float" office:value="3.52343" calcext:value-type="float">
            <text:p>3.52343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561933" calcext:value-type="float">
            <text:p>0.561933</text:p>
          </table:table-cell>
          <table:table-cell office:value-type="float" office:value="5.03702" calcext:value-type="float">
            <text:p>5.03702</text:p>
          </table:table-cell>
          <table:table-cell office:value-type="float" office:value="8.60054" calcext:value-type="float">
            <text:p>8.60054</text:p>
          </table:table-cell>
          <table:table-cell office:value-type="float" office:value="19.6532" calcext:value-type="float">
            <text:p>19.6532</text:p>
          </table:table-cell>
          <table:table-cell office:value-type="float" office:value="7.89407" calcext:value-type="float">
            <text:p>7.89407</text:p>
          </table:table-cell>
          <table:table-cell office:value-type="float" office:value="17.928" calcext:value-type="float">
            <text:p>17.928</text:p>
          </table:table-cell>
          <table:table-cell office:value-type="float" office:value="1.92767" calcext:value-type="float">
            <text:p>1.92767</text:p>
          </table:table-cell>
          <table:table-cell office:value-type="float" office:value="2.85925" calcext:value-type="float">
            <text:p>2.85925</text:p>
          </table:table-cell>
          <table:table-cell office:value-type="float" office:value="25.6295" calcext:value-type="float">
            <text:p>25.6295</text:p>
          </table:table-cell>
          <table:table-cell office:value-type="float" office:value="43.7615" calcext:value-type="float">
            <text:p>43.7615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0.529336" calcext:value-type="float">
            <text:p>0.529336</text:p>
          </table:table-cell>
          <table:table-cell office:value-type="float" office:value="4.07514" calcext:value-type="float">
            <text:p>4.07514</text:p>
          </table:table-cell>
          <table:table-cell office:value-type="float" office:value="1.31652" calcext:value-type="float">
            <text:p>1.31652</text:p>
          </table:table-cell>
          <table:table-cell office:value-type="float" office:value="0.293138" calcext:value-type="float">
            <text:p>0.293138</text:p>
          </table:table-cell>
          <table:table-cell office:value-type="float" office:value="9.93597" calcext:value-type="float">
            <text:p>9.93597</text:p>
          </table:table-cell>
          <table:table-cell office:value-type="float" office:value="4.81562" calcext:value-type="float">
            <text:p>4.81562</text:p>
          </table:table-cell>
          <table:table-cell office:value-type="float" office:value="20.9657" calcext:value-type="float">
            <text:p>20.9657</text:p>
          </table:table-cell>
          <table:table-cell office:value-type="float" office:value="2.52477" calcext:value-type="float">
            <text:p>2.52477</text:p>
          </table:table-cell>
          <table:table-cell office:value-type="float" office:value="19.4371" calcext:value-type="float">
            <text:p>19.4371</text:p>
          </table:table-cell>
          <table:table-cell office:value-type="float" office:value="6.27939" calcext:value-type="float">
            <text:p>6.27939</text:p>
          </table:table-cell>
          <table:table-cell office:value-type="float" office:value="1.39818" calcext:value-type="float">
            <text:p>1.39818</text:p>
          </table:table-cell>
          <table:table-cell office:value-type="float" office:value="47.3915" calcext:value-type="float">
            <text:p>47.3915</text:p>
          </table:table-cell>
          <table:table-cell office:value-type="float" office:value="22.969" calcext:value-type="float">
            <text:p>22.969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.87211" calcext:value-type="float">
            <text:p>1.87211</text:p>
          </table:table-cell>
          <table:table-cell office:value-type="float" office:value="3.72203" calcext:value-type="float">
            <text:p>3.72203</text:p>
          </table:table-cell>
          <table:table-cell office:value-type="float" office:value="0.620116" calcext:value-type="float">
            <text:p>0.620116</text:p>
          </table:table-cell>
          <table:table-cell office:value-type="float" office:value="0.945896" calcext:value-type="float">
            <text:p>0.945896</text:p>
          </table:table-cell>
          <table:table-cell office:value-type="float" office:value="2.92817" calcext:value-type="float">
            <text:p>2.92817</text:p>
          </table:table-cell>
          <table:table-cell office:value-type="float" office:value="13.9117" calcext:value-type="float">
            <text:p>13.9117</text:p>
          </table:table-cell>
          <table:table-cell office:value-type="float" office:value="24" calcext:value-type="float">
            <text:p>24</text:p>
          </table:table-cell>
          <table:table-cell office:value-type="float" office:value="7.80046" calcext:value-type="float">
            <text:p>7.80046</text:p>
          </table:table-cell>
          <table:table-cell office:value-type="float" office:value="15.5085" calcext:value-type="float">
            <text:p>15.5085</text:p>
          </table:table-cell>
          <table:table-cell office:value-type="float" office:value="2.58382" calcext:value-type="float">
            <text:p>2.58382</text:p>
          </table:table-cell>
          <table:table-cell office:value-type="float" office:value="3.94123" calcext:value-type="float">
            <text:p>3.94123</text:p>
          </table:table-cell>
          <table:table-cell office:value-type="float" office:value="12.2007" calcext:value-type="float">
            <text:p>12.2007</text:p>
          </table:table-cell>
          <table:table-cell office:value-type="float" office:value="57.9653" calcext:value-type="float">
            <text:p>57.9653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2.46385" calcext:value-type="float">
            <text:p>2.46385</text:p>
          </table:table-cell>
          <table:table-cell office:value-type="float" office:value="1.39395" calcext:value-type="float">
            <text:p>1.39395</text:p>
          </table:table-cell>
          <table:table-cell office:value-type="float" office:value="1.29194" calcext:value-type="float">
            <text:p>1.29194</text:p>
          </table:table-cell>
          <table:table-cell office:value-type="float" office:value="0.643831" calcext:value-type="float">
            <text:p>0.643831</text:p>
          </table:table-cell>
          <table:table-cell office:value-type="float" office:value="13.2504" calcext:value-type="float">
            <text:p>13.2504</text:p>
          </table:table-cell>
          <table:table-cell office:value-type="float" office:value="4.95603" calcext:value-type="float">
            <text:p>4.95603</text:p>
          </table:table-cell>
          <table:table-cell office:value-type="float" office:value="24" calcext:value-type="float">
            <text:p>24</text:p>
          </table:table-cell>
          <table:table-cell office:value-type="float" office:value="10.2661" calcext:value-type="float">
            <text:p>10.2661</text:p>
          </table:table-cell>
          <table:table-cell office:value-type="float" office:value="5.80814" calcext:value-type="float">
            <text:p>5.80814</text:p>
          </table:table-cell>
          <table:table-cell office:value-type="float" office:value="5.38309" calcext:value-type="float">
            <text:p>5.38309</text:p>
          </table:table-cell>
          <table:table-cell office:value-type="float" office:value="2.68263" calcext:value-type="float">
            <text:p>2.68263</text:p>
          </table:table-cell>
          <table:table-cell office:value-type="float" office:value="55.21" calcext:value-type="float">
            <text:p>55.21</text:p>
          </table:table-cell>
          <table:table-cell office:value-type="float" office:value="20.6501" calcext:value-type="float">
            <text:p>20.6501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2.80452" calcext:value-type="float">
            <text:p>2.80452</text:p>
          </table:table-cell>
          <table:table-cell office:value-type="float" office:value="1.01237" calcext:value-type="float">
            <text:p>1.01237</text:p>
          </table:table-cell>
          <table:table-cell office:value-type="float" office:value="0.80727" calcext:value-type="float">
            <text:p>0.80727</text:p>
          </table:table-cell>
          <table:table-cell office:value-type="float" office:value="0.563686" calcext:value-type="float">
            <text:p>0.563686</text:p>
          </table:table-cell>
          <table:table-cell office:value-type="float" office:value="20.5606" calcext:value-type="float">
            <text:p>20.5606</text:p>
          </table:table-cell>
          <table:table-cell office:value-type="float" office:value="6.25152" calcext:value-type="float">
            <text:p>6.25152</text:p>
          </table:table-cell>
          <table:table-cell office:value-type="float" office:value="32" calcext:value-type="float">
            <text:p>32</text:p>
          </table:table-cell>
          <table:table-cell office:value-type="float" office:value="8.76412" calcext:value-type="float">
            <text:p>8.76412</text:p>
          </table:table-cell>
          <table:table-cell office:value-type="float" office:value="3.16367" calcext:value-type="float">
            <text:p>3.16367</text:p>
          </table:table-cell>
          <table:table-cell office:value-type="float" office:value="2.52272" calcext:value-type="float">
            <text:p>2.52272</text:p>
          </table:table-cell>
          <table:table-cell office:value-type="float" office:value="1.76152" calcext:value-type="float">
            <text:p>1.76152</text:p>
          </table:table-cell>
          <table:table-cell office:value-type="float" office:value="64.252" calcext:value-type="float">
            <text:p>64.252</text:p>
          </table:table-cell>
          <table:table-cell office:value-type="float" office:value="19.536" calcext:value-type="float">
            <text:p>19.536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.33138" calcext:value-type="float">
            <text:p>1.33138</text:p>
          </table:table-cell>
          <table:table-cell office:value-type="float" office:value="1.6421" calcext:value-type="float">
            <text:p>1.6421</text:p>
          </table:table-cell>
          <table:table-cell office:value-type="float" office:value="2.37323" calcext:value-type="float">
            <text:p>2.37323</text:p>
          </table:table-cell>
          <table:table-cell office:value-type="float" office:value="1.11518" calcext:value-type="float">
            <text:p>1.11518</text:p>
          </table:table-cell>
          <table:table-cell office:value-type="float" office:value="15.9834" calcext:value-type="float">
            <text:p>15.9834</text:p>
          </table:table-cell>
          <table:table-cell office:value-type="float" office:value="1.55468" calcext:value-type="float">
            <text:p>1.55468</text:p>
          </table:table-cell>
          <table:table-cell office:value-type="float" office:value="24" calcext:value-type="float">
            <text:p>24</text:p>
          </table:table-cell>
          <table:table-cell office:value-type="float" office:value="5.5474" calcext:value-type="float">
            <text:p>5.5474</text:p>
          </table:table-cell>
          <table:table-cell office:value-type="float" office:value="6.8421" calcext:value-type="float">
            <text:p>6.8421</text:p>
          </table:table-cell>
          <table:table-cell office:value-type="float" office:value="9.88845" calcext:value-type="float">
            <text:p>9.88845</text:p>
          </table:table-cell>
          <table:table-cell office:value-type="float" office:value="4.64657" calcext:value-type="float">
            <text:p>4.64657</text:p>
          </table:table-cell>
          <table:table-cell office:value-type="float" office:value="66.5977" calcext:value-type="float">
            <text:p>66.5977</text:p>
          </table:table-cell>
          <table:table-cell office:value-type="float" office:value="6.47781" calcext:value-type="float">
            <text:p>6.47781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3.58621" calcext:value-type="float">
            <text:p>3.58621</text:p>
          </table:table-cell>
          <table:table-cell office:value-type="float" office:value="1.02177" calcext:value-type="float">
            <text:p>1.02177</text:p>
          </table:table-cell>
          <table:table-cell office:value-type="float" office:value="0.600995" calcext:value-type="float">
            <text:p>0.600995</text:p>
          </table:table-cell>
          <table:table-cell office:value-type="float" office:value="1.07153" calcext:value-type="float">
            <text:p>1.07153</text:p>
          </table:table-cell>
          <table:table-cell office:value-type="float" office:value="27.7254" calcext:value-type="float">
            <text:p>27.7254</text:p>
          </table:table-cell>
          <table:table-cell office:value-type="float" office:value="0.36043" calcext:value-type="float">
            <text:p>0.36043</text:p>
          </table:table-cell>
          <table:table-cell office:value-type="float" office:value="34.3663" calcext:value-type="float">
            <text:p>34.3663</text:p>
          </table:table-cell>
          <table:table-cell office:value-type="float" office:value="10.4352" calcext:value-type="float">
            <text:p>10.4352</text:p>
          </table:table-cell>
          <table:table-cell office:value-type="float" office:value="2.97317" calcext:value-type="float">
            <text:p>2.97317</text:p>
          </table:table-cell>
          <table:table-cell office:value-type="float" office:value="1.74879" calcext:value-type="float">
            <text:p>1.74879</text:p>
          </table:table-cell>
          <table:table-cell office:value-type="float" office:value="3.11795" calcext:value-type="float">
            <text:p>3.11795</text:p>
          </table:table-cell>
          <table:table-cell office:value-type="float" office:value="80.6761" calcext:value-type="float">
            <text:p>80.6761</text:p>
          </table:table-cell>
          <table:table-cell office:value-type="float" office:value="1.04879" calcext:value-type="float">
            <text:p>1.04879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00388" calcext:value-type="float">
            <text:p>3.00388</text:p>
          </table:table-cell>
          <table:table-cell office:value-type="float" office:value="0.890881" calcext:value-type="float">
            <text:p>0.890881</text:p>
          </table:table-cell>
          <table:table-cell office:value-type="float" office:value="0.352588" calcext:value-type="float">
            <text:p>0.352588</text:p>
          </table:table-cell>
          <table:table-cell office:value-type="float" office:value="1.19262" calcext:value-type="float">
            <text:p>1.19262</text:p>
          </table:table-cell>
          <table:table-cell office:value-type="float" office:value="24.4181" calcext:value-type="float">
            <text:p>24.4181</text:p>
          </table:table-cell>
          <table:table-cell office:value-type="float" office:value="2.1419" calcext:value-type="float">
            <text:p>2.1419</text:p>
          </table:table-cell>
          <table:table-cell office:value-type="float" office:value="32" calcext:value-type="float">
            <text:p>32</text:p>
          </table:table-cell>
          <table:table-cell office:value-type="float" office:value="9.38711" calcext:value-type="float">
            <text:p>9.38711</text:p>
          </table:table-cell>
          <table:table-cell office:value-type="float" office:value="2.784" calcext:value-type="float">
            <text:p>2.784</text:p>
          </table:table-cell>
          <table:table-cell office:value-type="float" office:value="1.10184" calcext:value-type="float">
            <text:p>1.10184</text:p>
          </table:table-cell>
          <table:table-cell office:value-type="float" office:value="3.72693" calcext:value-type="float">
            <text:p>3.72693</text:p>
          </table:table-cell>
          <table:table-cell office:value-type="float" office:value="76.3067" calcext:value-type="float">
            <text:p>76.3067</text:p>
          </table:table-cell>
          <table:table-cell office:value-type="float" office:value="6.69344" calcext:value-type="float">
            <text:p>6.69344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.89587" calcext:value-type="float">
            <text:p>1.89587</text:p>
          </table:table-cell>
          <table:table-cell office:value-type="float" office:value="2.65278" calcext:value-type="float">
            <text:p>2.65278</text:p>
          </table:table-cell>
          <table:table-cell office:value-type="float" office:value="2.37553" calcext:value-type="float">
            <text:p>2.37553</text:p>
          </table:table-cell>
          <table:table-cell office:value-type="float" office:value="1.26079" calcext:value-type="float">
            <text:p>1.26079</text:p>
          </table:table-cell>
          <table:table-cell office:value-type="float" office:value="9.71277" calcext:value-type="float">
            <text:p>9.71277</text:p>
          </table:table-cell>
          <table:table-cell office:value-type="float" office:value="0.2997" calcext:value-type="float">
            <text:p>0.2997</text:p>
          </table:table-cell>
          <table:table-cell office:value-type="float" office:value="18.1974" calcext:value-type="float">
            <text:p>18.1974</text:p>
          </table:table-cell>
          <table:table-cell office:value-type="float" office:value="10.4183" calcext:value-type="float">
            <text:p>10.4183</text:p>
          </table:table-cell>
          <table:table-cell office:value-type="float" office:value="14.5778" calcext:value-type="float">
            <text:p>14.5778</text:p>
          </table:table-cell>
          <table:table-cell office:value-type="float" office:value="13.0542" calcext:value-type="float">
            <text:p>13.0542</text:p>
          </table:table-cell>
          <table:table-cell office:value-type="float" office:value="6.92837" calcext:value-type="float">
            <text:p>6.92837</text:p>
          </table:table-cell>
          <table:table-cell office:value-type="float" office:value="53.3744" calcext:value-type="float">
            <text:p>53.3744</text:p>
          </table:table-cell>
          <table:table-cell office:value-type="float" office:value="1.64693" calcext:value-type="float">
            <text:p>1.64693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.38793" calcext:value-type="float">
            <text:p>1.38793</text:p>
          </table:table-cell>
          <table:table-cell office:value-type="float" office:value="2.35605" calcext:value-type="float">
            <text:p>2.35605</text:p>
          </table:table-cell>
          <table:table-cell office:value-type="float" office:value="2.02775" calcext:value-type="float">
            <text:p>2.02775</text:p>
          </table:table-cell>
          <table:table-cell office:value-type="float" office:value="0.96951" calcext:value-type="float">
            <text:p>0.96951</text:p>
          </table:table-cell>
          <table:table-cell office:value-type="float" office:value="13.7325" calcext:value-type="float">
            <text:p>13.7325</text:p>
          </table:table-cell>
          <table:table-cell office:value-type="float" office:value="6.15127" calcext:value-type="float">
            <text:p>6.15127</text:p>
          </table:table-cell>
          <table:table-cell office:value-type="float" office:value="26.625" calcext:value-type="float">
            <text:p>26.625</text:p>
          </table:table-cell>
          <table:table-cell office:value-type="float" office:value="5.21288" calcext:value-type="float">
            <text:p>5.21288</text:p>
          </table:table-cell>
          <table:table-cell office:value-type="float" office:value="8.84903" calcext:value-type="float">
            <text:p>8.84903</text:p>
          </table:table-cell>
          <table:table-cell office:value-type="float" office:value="7.61597" calcext:value-type="float">
            <text:p>7.61597</text:p>
          </table:table-cell>
          <table:table-cell office:value-type="float" office:value="3.64136" calcext:value-type="float">
            <text:p>3.64136</text:p>
          </table:table-cell>
          <table:table-cell office:value-type="float" office:value="51.5774" calcext:value-type="float">
            <text:p>51.5774</text:p>
          </table:table-cell>
          <table:table-cell office:value-type="float" office:value="23.1034" calcext:value-type="float">
            <text:p>23.1034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.92063" calcext:value-type="float">
            <text:p>1.92063</text:p>
          </table:table-cell>
          <table:table-cell office:value-type="float" office:value="2.4672" calcext:value-type="float">
            <text:p>2.4672</text:p>
          </table:table-cell>
          <table:table-cell office:value-type="float" office:value="1.91782" calcext:value-type="float">
            <text:p>1.91782</text:p>
          </table:table-cell>
          <table:table-cell office:value-type="float" office:value="2.04837" calcext:value-type="float">
            <text:p>2.04837</text:p>
          </table:table-cell>
          <table:table-cell office:value-type="float" office:value="9.82005" calcext:value-type="float">
            <text:p>9.82005</text:p>
          </table:table-cell>
          <table:table-cell office:value-type="float" office:value="5.82593" calcext:value-type="float">
            <text:p>5.82593</text:p>
          </table:table-cell>
          <table:table-cell office:value-type="float" office:value="24" calcext:value-type="float">
            <text:p>24</text:p>
          </table:table-cell>
          <table:table-cell office:value-type="float" office:value="8.00264" calcext:value-type="float">
            <text:p>8.00264</text:p>
          </table:table-cell>
          <table:table-cell office:value-type="float" office:value="10.28" calcext:value-type="float">
            <text:p>10.28</text:p>
          </table:table-cell>
          <table:table-cell office:value-type="float" office:value="7.99093" calcext:value-type="float">
            <text:p>7.99093</text:p>
          </table:table-cell>
          <table:table-cell office:value-type="float" office:value="8.53485" calcext:value-type="float">
            <text:p>8.53485</text:p>
          </table:table-cell>
          <table:table-cell office:value-type="float" office:value="40.9169" calcext:value-type="float">
            <text:p>40.9169</text:p>
          </table:table-cell>
          <table:table-cell office:value-type="float" office:value="24.2747" calcext:value-type="float">
            <text:p>24.2747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2.30114" calcext:value-type="float">
            <text:p>2.30114</text:p>
          </table:table-cell>
          <table:table-cell office:value-type="float" office:value="2.81444" calcext:value-type="float">
            <text:p>2.81444</text:p>
          </table:table-cell>
          <table:table-cell office:value-type="float" office:value="1.7293" calcext:value-type="float">
            <text:p>1.7293</text:p>
          </table:table-cell>
          <table:table-cell office:value-type="float" office:value="0.849509" calcext:value-type="float">
            <text:p>0.849509</text:p>
          </table:table-cell>
          <table:table-cell office:value-type="float" office:value="6.69535" calcext:value-type="float">
            <text:p>6.69535</text:p>
          </table:table-cell>
          <table:table-cell office:value-type="float" office:value="4.54997" calcext:value-type="float">
            <text:p>4.54997</text:p>
          </table:table-cell>
          <table:table-cell office:value-type="float" office:value="18.9397" calcext:value-type="float">
            <text:p>18.9397</text:p>
          </table:table-cell>
          <table:table-cell office:value-type="float" office:value="12.1498" calcext:value-type="float">
            <text:p>12.1498</text:p>
          </table:table-cell>
          <table:table-cell office:value-type="float" office:value="14.86" calcext:value-type="float">
            <text:p>14.86</text:p>
          </table:table-cell>
          <table:table-cell office:value-type="float" office:value="9.13056" calcext:value-type="float">
            <text:p>9.13056</text:p>
          </table:table-cell>
          <table:table-cell office:value-type="float" office:value="4.48534" calcext:value-type="float">
            <text:p>4.48534</text:p>
          </table:table-cell>
          <table:table-cell office:value-type="float" office:value="35.3509" calcext:value-type="float">
            <text:p>35.3509</text:p>
          </table:table-cell>
          <table:table-cell office:value-type="float" office:value="24.0234" calcext:value-type="float">
            <text:p>24.0234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.49749" calcext:value-type="float">
            <text:p>1.49749</text:p>
          </table:table-cell>
          <table:table-cell office:value-type="float" office:value="3.31564" calcext:value-type="float">
            <text:p>3.31564</text:p>
          </table:table-cell>
          <table:table-cell office:value-type="float" office:value="1.75996" calcext:value-type="float">
            <text:p>1.75996</text:p>
          </table:table-cell>
          <table:table-cell office:value-type="float" office:value="0.372135" calcext:value-type="float">
            <text:p>0.372135</text:p>
          </table:table-cell>
          <table:table-cell office:value-type="float" office:value="6.10573" calcext:value-type="float">
            <text:p>6.10573</text:p>
          </table:table-cell>
          <table:table-cell office:value-type="float" office:value="3.08041" calcext:value-type="float">
            <text:p>3.08041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9.28309" calcext:value-type="float">
            <text:p>9.28309</text:p>
          </table:table-cell>
          <table:table-cell office:value-type="float" office:value="20.554" calcext:value-type="float">
            <text:p>20.554</text:p>
          </table:table-cell>
          <table:table-cell office:value-type="float" office:value="10.9102" calcext:value-type="float">
            <text:p>10.9102</text:p>
          </table:table-cell>
          <table:table-cell office:value-type="float" office:value="2.3069" calcext:value-type="float">
            <text:p>2.3069</text:p>
          </table:table-cell>
          <table:table-cell office:value-type="float" office:value="37.85" calcext:value-type="float">
            <text:p>37.85</text:p>
          </table:table-cell>
          <table:table-cell office:value-type="float" office:value="19.0958" calcext:value-type="float">
            <text:p>19.0958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2.47461" calcext:value-type="float">
            <text:p>2.47461</text:p>
          </table:table-cell>
          <table:table-cell office:value-type="float" office:value="3.12751" calcext:value-type="float">
            <text:p>3.12751</text:p>
          </table:table-cell>
          <table:table-cell office:value-type="float" office:value="1.07667" calcext:value-type="float">
            <text:p>1.07667</text:p>
          </table:table-cell>
          <table:table-cell office:value-type="float" office:value="0.916955" calcext:value-type="float">
            <text:p>0.916955</text:p>
          </table:table-cell>
          <table:table-cell office:value-type="float" office:value="8.09072" calcext:value-type="float">
            <text:p>8.09072</text:p>
          </table:table-cell>
          <table:table-cell office:value-type="float" office:value="8.31353" calcext:value-type="float">
            <text:p>8.31353</text:p>
          </table:table-cell>
          <table:table-cell office:value-type="float" office:value="24" calcext:value-type="float">
            <text:p>24</text:p>
          </table:table-cell>
          <table:table-cell office:value-type="float" office:value="10.3109" calcext:value-type="float">
            <text:p>10.3109</text:p>
          </table:table-cell>
          <table:table-cell office:value-type="float" office:value="13.0313" calcext:value-type="float">
            <text:p>13.0313</text:p>
          </table:table-cell>
          <table:table-cell office:value-type="float" office:value="4.48613" calcext:value-type="float">
            <text:p>4.48613</text:p>
          </table:table-cell>
          <table:table-cell office:value-type="float" office:value="3.82064" calcext:value-type="float">
            <text:p>3.82064</text:p>
          </table:table-cell>
          <table:table-cell office:value-type="float" office:value="33.7113" calcext:value-type="float">
            <text:p>33.7113</text:p>
          </table:table-cell>
          <table:table-cell office:value-type="float" office:value="34.6397" calcext:value-type="float">
            <text:p>34.6397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1.18457" calcext:value-type="float">
            <text:p>1.18457</text:p>
          </table:table-cell>
          <table:table-cell office:value-type="float" office:value="3.86013" calcext:value-type="float">
            <text:p>3.86013</text:p>
          </table:table-cell>
          <table:table-cell office:value-type="float" office:value="2.51463" calcext:value-type="float">
            <text:p>2.51463</text:p>
          </table:table-cell>
          <table:table-cell office:value-type="float" office:value="1.32784" calcext:value-type="float">
            <text:p>1.32784</text:p>
          </table:table-cell>
          <table:table-cell office:value-type="float" office:value="6.35593" calcext:value-type="float">
            <text:p>6.35593</text:p>
          </table:table-cell>
          <table:table-cell office:value-type="float" office:value="0.262317" calcext:value-type="float">
            <text:p>0.262317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7.63971" calcext:value-type="float">
            <text:p>7.63971</text:p>
          </table:table-cell>
          <table:table-cell office:value-type="float" office:value="24.8953" calcext:value-type="float">
            <text:p>24.8953</text:p>
          </table:table-cell>
          <table:table-cell office:value-type="float" office:value="16.2177" calcext:value-type="float">
            <text:p>16.2177</text:p>
          </table:table-cell>
          <table:table-cell office:value-type="float" office:value="8.56373" calcext:value-type="float">
            <text:p>8.56373</text:p>
          </table:table-cell>
          <table:table-cell office:value-type="float" office:value="40.9917" calcext:value-type="float">
            <text:p>40.9917</text:p>
          </table:table-cell>
          <table:table-cell office:value-type="float" office:value="1.69178" calcext:value-type="float">
            <text:p>1.69178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2.0421" calcext:value-type="float">
            <text:p>2.0421</text:p>
          </table:table-cell>
          <table:table-cell office:value-type="float" office:value="3.05166" calcext:value-type="float">
            <text:p>3.05166</text:p>
          </table:table-cell>
          <table:table-cell office:value-type="float" office:value="1.42339" calcext:value-type="float">
            <text:p>1.42339</text:p>
          </table:table-cell>
          <table:table-cell office:value-type="float" office:value="0.79535" calcext:value-type="float">
            <text:p>0.79535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3.97509" calcext:value-type="float">
            <text:p>3.97509</text:p>
          </table:table-cell>
          <table:table-cell office:value-type="float" office:value="26.4384" calcext:value-type="float">
            <text:p>26.4384</text:p>
          </table:table-cell>
          <table:table-cell office:value-type="float" office:value="7.72402" calcext:value-type="float">
            <text:p>7.72402</text:p>
          </table:table-cell>
          <table:table-cell office:value-type="float" office:value="11.5426" calcext:value-type="float">
            <text:p>11.5426</text:p>
          </table:table-cell>
          <table:table-cell office:value-type="float" office:value="5.38382" calcext:value-type="float">
            <text:p>5.38382</text:p>
          </table:table-cell>
          <table:table-cell office:value-type="float" office:value="3.00832" calcext:value-type="float">
            <text:p>3.00832</text:p>
          </table:table-cell>
          <table:table-cell office:value-type="float" office:value="57.3059" calcext:value-type="float">
            <text:p>57.3059</text:p>
          </table:table-cell>
          <table:table-cell office:value-type="float" office:value="15.0353" calcext:value-type="float">
            <text:p>15.0353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1.50432" calcext:value-type="float">
            <text:p>1.50432</text:p>
          </table:table-cell>
          <table:table-cell office:value-type="float" office:value="4.27639" calcext:value-type="float">
            <text:p>4.27639</text:p>
          </table:table-cell>
          <table:table-cell office:value-type="float" office:value="1.54333" calcext:value-type="float">
            <text:p>1.54333</text:p>
          </table:table-cell>
          <table:table-cell office:value-type="float" office:value="0.521563" calcext:value-type="float">
            <text:p>0.521563</text:p>
          </table:table-cell>
          <table:table-cell office:value-type="float" office:value="13.557" calcext:value-type="float">
            <text:p>13.557</text:p>
          </table:table-cell>
          <table:table-cell office:value-type="float" office:value="2.59741" calcext:value-type="float">
            <text:p>2.59741</text:p>
          </table:table-cell>
          <table:table-cell office:value-type="float" office:value="24" calcext:value-type="float">
            <text:p>24</text:p>
          </table:table-cell>
          <table:table-cell office:value-type="float" office:value="6.26801" calcext:value-type="float">
            <text:p>6.26801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6.43053" calcext:value-type="float">
            <text:p>6.43053</text:p>
          </table:table-cell>
          <table:table-cell office:value-type="float" office:value="2.17318" calcext:value-type="float">
            <text:p>2.17318</text:p>
          </table:table-cell>
          <table:table-cell office:value-type="float" office:value="56.4875" calcext:value-type="float">
            <text:p>56.4875</text:p>
          </table:table-cell>
          <table:table-cell office:value-type="float" office:value="10.8225" calcext:value-type="float">
            <text:p>10.8225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1.98577" calcext:value-type="float">
            <text:p>1.98577</text:p>
          </table:table-cell>
          <table:table-cell office:value-type="float" office:value="3.60256" calcext:value-type="float">
            <text:p>3.60256</text:p>
          </table:table-cell>
          <table:table-cell office:value-type="float" office:value="2.1492" calcext:value-type="float">
            <text:p>2.1492</text:p>
          </table:table-cell>
          <table:table-cell office:value-type="float" office:value="1.10349" calcext:value-type="float">
            <text:p>1.10349</text:p>
          </table:table-cell>
          <table:table-cell office:value-type="float" office:value="16.9901" calcext:value-type="float">
            <text:p>16.9901</text:p>
          </table:table-cell>
          <table:table-cell office:value-type="float" office:value="4.42311" calcext:value-type="float">
            <text:p>4.42311</text:p>
          </table:table-cell>
          <table:table-cell office:value-type="float" office:value="30.2543" calcext:value-type="float">
            <text:p>30.2543</text:p>
          </table:table-cell>
          <table:table-cell office:value-type="float" office:value="6.56359" calcext:value-type="float">
            <text:p>6.56359</text:p>
          </table:table-cell>
          <table:table-cell office:value-type="float" office:value="11.9076" calcext:value-type="float">
            <text:p>11.9076</text:p>
          </table:table-cell>
          <table:table-cell office:value-type="float" office:value="7.10378" calcext:value-type="float">
            <text:p>7.10378</text:p>
          </table:table-cell>
          <table:table-cell office:value-type="float" office:value="3.64739" calcext:value-type="float">
            <text:p>3.64739</text:p>
          </table:table-cell>
          <table:table-cell office:value-type="float" office:value="56.1578" calcext:value-type="float">
            <text:p>56.1578</text:p>
          </table:table-cell>
          <table:table-cell office:value-type="float" office:value="14.6198" calcext:value-type="float">
            <text:p>14.6198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4.42989" calcext:value-type="float">
            <text:p>4.42989</text:p>
          </table:table-cell>
          <table:table-cell office:value-type="float" office:value="1.03379" calcext:value-type="float">
            <text:p>1.03379</text:p>
          </table:table-cell>
          <table:table-cell office:value-type="float" office:value="0.755563" calcext:value-type="float">
            <text:p>0.755563</text:p>
          </table:table-cell>
          <table:table-cell office:value-type="float" office:value="0.965836" calcext:value-type="float">
            <text:p>0.965836</text:p>
          </table:table-cell>
          <table:table-cell office:value-type="float" office:value="28.3908" calcext:value-type="float">
            <text:p>28.3908</text:p>
          </table:table-cell>
          <table:table-cell office:value-type="float" office:value="1.36802" calcext:value-type="float">
            <text:p>1.36802</text:p>
          </table:table-cell>
          <table:table-cell office:value-type="float" office:value="36.9439" calcext:value-type="float">
            <text:p>36.9439</text:p>
          </table:table-cell>
          <table:table-cell office:value-type="float" office:value="11.9909" calcext:value-type="float">
            <text:p>11.9909</text:p>
          </table:table-cell>
          <table:table-cell office:value-type="float" office:value="2.79827" calcext:value-type="float">
            <text:p>2.79827</text:p>
          </table:table-cell>
          <table:table-cell office:value-type="float" office:value="2.04517" calcext:value-type="float">
            <text:p>2.04517</text:p>
          </table:table-cell>
          <table:table-cell office:value-type="float" office:value="2.61433" calcext:value-type="float">
            <text:p>2.61433</text:p>
          </table:table-cell>
          <table:table-cell office:value-type="float" office:value="76.8484" calcext:value-type="float">
            <text:p>76.8484</text:p>
          </table:table-cell>
          <table:table-cell office:value-type="float" office:value="3.70296" calcext:value-type="float">
            <text:p>3.70296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3.44391" calcext:value-type="float">
            <text:p>3.44391</text:p>
          </table:table-cell>
          <table:table-cell office:value-type="float" office:value="1.10349" calcext:value-type="float">
            <text:p>1.10349</text:p>
          </table:table-cell>
          <table:table-cell office:value-type="float" office:value="1.31519" calcext:value-type="float">
            <text:p>1.31519</text:p>
          </table:table-cell>
          <table:table-cell office:value-type="float" office:value="1.84752" calcext:value-type="float">
            <text:p>1.84752</text:p>
          </table:table-cell>
          <table:table-cell office:value-type="float" office:value="17.149" calcext:value-type="float">
            <text:p>17.149</text:p>
          </table:table-cell>
          <table:table-cell office:value-type="float" office:value="2.27639" calcext:value-type="float">
            <text:p>2.27639</text:p>
          </table:table-cell>
          <table:table-cell office:value-type="float" office:value="27.1355" calcext:value-type="float">
            <text:p>27.1355</text:p>
          </table:table-cell>
          <table:table-cell office:value-type="float" office:value="12.6915" calcext:value-type="float">
            <text:p>12.6915</text:p>
          </table:table-cell>
          <table:table-cell office:value-type="float" office:value="4.06661" calcext:value-type="float">
            <text:p>4.06661</text:p>
          </table:table-cell>
          <table:table-cell office:value-type="float" office:value="4.84677" calcext:value-type="float">
            <text:p>4.84677</text:p>
          </table:table-cell>
          <table:table-cell office:value-type="float" office:value="6.80849" calcext:value-type="float">
            <text:p>6.80849</text:p>
          </table:table-cell>
          <table:table-cell office:value-type="float" office:value="63.1976" calcext:value-type="float">
            <text:p>63.1976</text:p>
          </table:table-cell>
          <table:table-cell office:value-type="float" office:value="8.38899" calcext:value-type="float">
            <text:p>8.38899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4.07926" calcext:value-type="float">
            <text:p>4.07926</text:p>
          </table:table-cell>
          <table:table-cell office:value-type="float" office:value="1.01837" calcext:value-type="float">
            <text:p>1.01837</text:p>
          </table:table-cell>
          <table:table-cell office:value-type="float" office:value="2.06203" calcext:value-type="float">
            <text:p>2.06203</text:p>
          </table:table-cell>
          <table:table-cell office:value-type="float" office:value="1.81973" calcext:value-type="float">
            <text:p>1.81973</text:p>
          </table:table-cell>
          <table:table-cell office:value-type="float" office:value="45.2509" calcext:value-type="float">
            <text:p>45.2509</text:p>
          </table:table-cell>
          <table:table-cell office:value-type="float" office:value="1.47112" calcext:value-type="float">
            <text:p>1.47112</text:p>
          </table:table-cell>
          <table:table-cell office:value-type="float" office:value="55.7014" calcext:value-type="float">
            <text:p>55.7014</text:p>
          </table:table-cell>
          <table:table-cell office:value-type="float" office:value="7.32344" calcext:value-type="float">
            <text:p>7.32344</text:p>
          </table:table-cell>
          <table:table-cell office:value-type="float" office:value="1.82826" calcext:value-type="float">
            <text:p>1.82826</text:p>
          </table:table-cell>
          <table:table-cell office:value-type="float" office:value="3.70194" calcext:value-type="float">
            <text:p>3.70194</text:p>
          </table:table-cell>
          <table:table-cell office:value-type="float" office:value="3.26693" calcext:value-type="float">
            <text:p>3.26693</text:p>
          </table:table-cell>
          <table:table-cell office:value-type="float" office:value="81.2384" calcext:value-type="float">
            <text:p>81.2384</text:p>
          </table:table-cell>
          <table:table-cell office:value-type="float" office:value="2.64108" calcext:value-type="float">
            <text:p>2.64108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.41877" calcext:value-type="float">
            <text:p>2.41877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2.43818" calcext:value-type="float">
            <text:p>2.43818</text:p>
          </table:table-cell>
          <table:table-cell office:value-type="float" office:value="1.04341" calcext:value-type="float">
            <text:p>1.04341</text:p>
          </table:table-cell>
          <table:table-cell office:value-type="float" office:value="13.3211" calcext:value-type="float">
            <text:p>13.3211</text:p>
          </table:table-cell>
          <table:table-cell office:value-type="float" office:value="0.396554" calcext:value-type="float">
            <text:p>0.396554</text:p>
          </table:table-cell>
          <table:table-cell office:value-type="float" office:value="21.4164" calcext:value-type="float">
            <text:p>21.4164</text:p>
          </table:table-cell>
          <table:table-cell office:value-type="float" office:value="11.294" calcext:value-type="float">
            <text:p>11.294</text:p>
          </table:table-cell>
          <table:table-cell office:value-type="float" office:value="8.39711" calcext:value-type="float">
            <text:p>8.39711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4.87202" calcext:value-type="float">
            <text:p>4.87202</text:p>
          </table:table-cell>
          <table:table-cell office:value-type="float" office:value="62.2006" calcext:value-type="float">
            <text:p>62.2006</text:p>
          </table:table-cell>
          <table:table-cell office:value-type="float" office:value="1.85164" calcext:value-type="float">
            <text:p>1.85164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.92285" calcext:value-type="float">
            <text:p>2.92285</text:p>
          </table:table-cell>
          <table:table-cell office:value-type="float" office:value="1.74043" calcext:value-type="float">
            <text:p>1.74043</text:p>
          </table:table-cell>
          <table:table-cell office:value-type="float" office:value="1.08564" calcext:value-type="float">
            <text:p>1.08564</text:p>
          </table:table-cell>
          <table:table-cell office:value-type="float" office:value="1.279" calcext:value-type="float">
            <text:p>1.279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2.10021" calcext:value-type="float">
            <text:p>2.10021</text:p>
          </table:table-cell>
          <table:table-cell office:value-type="float" office:value="24" calcext:value-type="float">
            <text:p>24</text:p>
          </table:table-cell>
          <table:table-cell office:value-type="float" office:value="12.1786" calcext:value-type="float">
            <text:p>12.1786</text:p>
          </table:table-cell>
          <table:table-cell office:value-type="float" office:value="7.25178" calcext:value-type="float">
            <text:p>7.25178</text:p>
          </table:table-cell>
          <table:table-cell office:value-type="float" office:value="4.52349" calcext:value-type="float">
            <text:p>4.52349</text:p>
          </table:table-cell>
          <table:table-cell office:value-type="float" office:value="5.32917" calcext:value-type="float">
            <text:p>5.32917</text:p>
          </table:table-cell>
          <table:table-cell office:value-type="float" office:value="61.9661" calcext:value-type="float">
            <text:p>61.9661</text:p>
          </table:table-cell>
          <table:table-cell office:value-type="float" office:value="8.75088" calcext:value-type="float">
            <text:p>8.75088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.07274" calcext:value-type="float">
            <text:p>2.07274</text:p>
          </table:table-cell>
          <table:table-cell office:value-type="float" office:value="2.13307" calcext:value-type="float">
            <text:p>2.13307</text:p>
          </table:table-cell>
          <table:table-cell office:value-type="float" office:value="2.6248" calcext:value-type="float">
            <text:p>2.6248</text:p>
          </table:table-cell>
          <table:table-cell office:value-type="float" office:value="0.725618" calcext:value-type="float">
            <text:p>0.725618</text:p>
          </table:table-cell>
          <table:table-cell office:value-type="float" office:value="19.145" calcext:value-type="float">
            <text:p>19.145</text:p>
          </table:table-cell>
          <table:table-cell office:value-type="float" office:value="5.29877" calcext:value-type="float">
            <text:p>5.29877</text:p>
          </table:table-cell>
          <table:table-cell office:value-type="float" office:value="32" calcext:value-type="float">
            <text:p>32</text:p>
          </table:table-cell>
          <table:table-cell office:value-type="float" office:value="6.47732" calcext:value-type="float">
            <text:p>6.47732</text:p>
          </table:table-cell>
          <table:table-cell office:value-type="float" office:value="6.66584" calcext:value-type="float">
            <text:p>6.66584</text:p>
          </table:table-cell>
          <table:table-cell office:value-type="float" office:value="8.2025" calcext:value-type="float">
            <text:p>8.2025</text:p>
          </table:table-cell>
          <table:table-cell office:value-type="float" office:value="2.26756" calcext:value-type="float">
            <text:p>2.26756</text:p>
          </table:table-cell>
          <table:table-cell office:value-type="float" office:value="59.8281" calcext:value-type="float">
            <text:p>59.8281</text:p>
          </table:table-cell>
          <table:table-cell office:value-type="float" office:value="16.5587" calcext:value-type="float">
            <text:p>16.5587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1.97101" calcext:value-type="float">
            <text:p>1.97101</text:p>
          </table:table-cell>
          <table:table-cell office:value-type="float" office:value="2.50111" calcext:value-type="float">
            <text:p>2.50111</text:p>
          </table:table-cell>
          <table:table-cell office:value-type="float" office:value="2.34146" calcext:value-type="float">
            <text:p>2.34146</text:p>
          </table:table-cell>
          <table:table-cell office:value-type="float" office:value="1.02361" calcext:value-type="float">
            <text:p>1.02361</text:p>
          </table:table-cell>
          <table:table-cell office:value-type="float" office:value="9.67484" calcext:value-type="float">
            <text:p>9.67484</text:p>
          </table:table-cell>
          <table:table-cell office:value-type="float" office:value="4.24993" calcext:value-type="float">
            <text:p>4.24993</text:p>
          </table:table-cell>
          <table:table-cell office:value-type="float" office:value="21.762" calcext:value-type="float">
            <text:p>21.762</text:p>
          </table:table-cell>
          <table:table-cell office:value-type="float" office:value="9.05714" calcext:value-type="float">
            <text:p>9.05714</text:p>
          </table:table-cell>
          <table:table-cell office:value-type="float" office:value="11.493" calcext:value-type="float">
            <text:p>11.493</text:p>
          </table:table-cell>
          <table:table-cell office:value-type="float" office:value="10.7594" calcext:value-type="float">
            <text:p>10.7594</text:p>
          </table:table-cell>
          <table:table-cell office:value-type="float" office:value="4.70365" calcext:value-type="float">
            <text:p>4.70365</text:p>
          </table:table-cell>
          <table:table-cell office:value-type="float" office:value="44.4576" calcext:value-type="float">
            <text:p>44.4576</text:p>
          </table:table-cell>
          <table:table-cell office:value-type="float" office:value="19.5292" calcext:value-type="float">
            <text:p>19.5292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3.13594" calcext:value-type="float">
            <text:p>3.13594</text:p>
          </table:table-cell>
          <table:table-cell office:value-type="float" office:value="2.27124" calcext:value-type="float">
            <text:p>2.27124</text:p>
          </table:table-cell>
          <table:table-cell office:value-type="float" office:value="1.88749" calcext:value-type="float">
            <text:p>1.88749</text:p>
          </table:table-cell>
          <table:table-cell office:value-type="float" office:value="1.21889" calcext:value-type="float">
            <text:p>1.21889</text:p>
          </table:table-cell>
          <table:table-cell office:value-type="float" office:value="17.2671" calcext:value-type="float">
            <text:p>17.2671</text:p>
          </table:table-cell>
          <table:table-cell office:value-type="float" office:value="2.68829" calcext:value-type="float">
            <text:p>2.68829</text:p>
          </table:table-cell>
          <table:table-cell office:value-type="float" office:value="28.469" calcext:value-type="float">
            <text:p>28.469</text:p>
          </table:table-cell>
          <table:table-cell office:value-type="float" office:value="11.0153" calcext:value-type="float">
            <text:p>11.0153</text:p>
          </table:table-cell>
          <table:table-cell office:value-type="float" office:value="7.97794" calcext:value-type="float">
            <text:p>7.97794</text:p>
          </table:table-cell>
          <table:table-cell office:value-type="float" office:value="6.62998" calcext:value-type="float">
            <text:p>6.62998</text:p>
          </table:table-cell>
          <table:table-cell office:value-type="float" office:value="4.28146" calcext:value-type="float">
            <text:p>4.28146</text:p>
          </table:table-cell>
          <table:table-cell office:value-type="float" office:value="60.6525" calcext:value-type="float">
            <text:p>60.6525</text:p>
          </table:table-cell>
          <table:table-cell office:value-type="float" office:value="9.44288" calcext:value-type="float">
            <text:p>9.44288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3.09172" calcext:value-type="float">
            <text:p>3.09172</text:p>
          </table:table-cell>
          <table:table-cell office:value-type="float" office:value="3.09472" calcext:value-type="float">
            <text:p>3.09472</text:p>
          </table:table-cell>
          <table:table-cell office:value-type="float" office:value="1.61381" calcext:value-type="float">
            <text:p>1.61381</text:p>
          </table:table-cell>
          <table:table-cell office:value-type="float" office:value="1.71564" calcext:value-type="float">
            <text:p>1.71564</text:p>
          </table:table-cell>
          <table:table-cell office:value-type="float" office:value="15.1654" calcext:value-type="float">
            <text:p>15.1654</text:p>
          </table:table-cell>
          <table:table-cell office:value-type="float" office:value="1.51382" calcext:value-type="float">
            <text:p>1.51382</text:p>
          </table:table-cell>
          <table:table-cell office:value-type="float" office:value="26.1951" calcext:value-type="float">
            <text:p>26.1951</text:p>
          </table:table-cell>
          <table:table-cell office:value-type="float" office:value="11.8027" calcext:value-type="float">
            <text:p>11.8027</text:p>
          </table:table-cell>
          <table:table-cell office:value-type="float" office:value="11.8141" calcext:value-type="float">
            <text:p>11.8141</text:p>
          </table:table-cell>
          <table:table-cell office:value-type="float" office:value="6.16074" calcext:value-type="float">
            <text:p>6.16074</text:p>
          </table:table-cell>
          <table:table-cell office:value-type="float" office:value="6.54947" calcext:value-type="float">
            <text:p>6.54947</text:p>
          </table:table-cell>
          <table:table-cell office:value-type="float" office:value="57.894" calcext:value-type="float">
            <text:p>57.894</text:p>
          </table:table-cell>
          <table:table-cell office:value-type="float" office:value="5.77902" calcext:value-type="float">
            <text:p>5.77902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1.95779" calcext:value-type="float">
            <text:p>1.95779</text:p>
          </table:table-cell>
          <table:table-cell office:value-type="float" office:value="3.18723" calcext:value-type="float">
            <text:p>3.18723</text:p>
          </table:table-cell>
          <table:table-cell office:value-type="float" office:value="3.4608" calcext:value-type="float">
            <text:p>3.4608</text:p>
          </table:table-cell>
          <table:table-cell office:value-type="float" office:value="1.2605" calcext:value-type="float">
            <text:p>1.2605</text:p>
          </table:table-cell>
          <table:table-cell office:value-type="float" office:value="7.76989" calcext:value-type="float">
            <text:p>7.76989</text:p>
          </table:table-cell>
          <table:table-cell office:value-type="float" office:value="3.49023" calcext:value-type="float">
            <text:p>3.49023</text:p>
          </table:table-cell>
          <table:table-cell office:value-type="float" office:value="21.1264" calcext:value-type="float">
            <text:p>21.1264</text:p>
          </table:table-cell>
          <table:table-cell office:value-type="float" office:value="9.26699" calcext:value-type="float">
            <text:p>9.26699</text:p>
          </table:table-cell>
          <table:table-cell office:value-type="float" office:value="15.0865" calcext:value-type="float">
            <text:p>15.0865</text:p>
          </table:table-cell>
          <table:table-cell office:value-type="float" office:value="16.3814" calcext:value-type="float">
            <text:p>16.3814</text:p>
          </table:table-cell>
          <table:table-cell office:value-type="float" office:value="5.96647" calcext:value-type="float">
            <text:p>5.96647</text:p>
          </table:table-cell>
          <table:table-cell office:value-type="float" office:value="36.778" calcext:value-type="float">
            <text:p>36.778</text:p>
          </table:table-cell>
          <table:table-cell office:value-type="float" office:value="16.5207" calcext:value-type="float">
            <text:p>16.5207</text:p>
          </table:table-cell>
          <table:table-cell/>
        </table:table-row>
      </table:table>
      <table:table table:name="PC Stats" table:style-name="ta6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10-5-1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.728" calcext:value-type="float">
            <text:p>46.728</text:p>
          </table:table-cell>
          <table:table-cell office:value-type="float" office:value="64.8557" calcext:value-type="float">
            <text:p>64.8557</text:p>
          </table:table-cell>
          <table:table-cell office:value-type="float" office:value="54.0703" calcext:value-type="float">
            <text:p>54.0703</text:p>
          </table:table-cell>
          <table:table-cell office:value-type="float" office:value="5" calcext:value-type="float">
            <text:p>5</text:p>
          </table:table-cell>
          <table:table-cell office:value-type="float" office:value="5.97" calcext:value-type="float">
            <text:p>5.97</text:p>
          </table:table-cell>
          <table:table-cell office:value-type="float" office:value="57.5133" calcext:value-type="float">
            <text:p>57.513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5133" calcext:value-type="float">
            <text:p>57.5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2.txt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.5962" calcext:value-type="float">
            <text:p>48.5962</text:p>
          </table:table-cell>
          <table:table-cell office:value-type="float" office:value="0" calcext:value-type="float">
            <text:p>0</text:p>
          </table:table-cell>
          <table:table-cell office:value-type="float" office:value="21.9355" calcext:value-type="float">
            <text:p>21.9355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6.6607" calcext:value-type="float">
            <text:p>26.660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6.6607" calcext:value-type="float">
            <text:p>26.6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3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.8867" calcext:value-type="float">
            <text:p>53.8867</text:p>
          </table:table-cell>
          <table:table-cell office:value-type="float" office:value="14.8646" calcext:value-type="float">
            <text:p>14.8646</text:p>
          </table:table-cell>
          <table:table-cell office:value-type="float" office:value="38.0774" calcext:value-type="float">
            <text:p>38.0774</text:p>
          </table:table-cell>
          <table:table-cell office:value-type="float" office:value="3" calcext:value-type="float">
            <text:p>3</text:p>
          </table:table-cell>
          <table:table-cell office:value-type="float" office:value="71.26" calcext:value-type="float">
            <text:p>71.26</text:p>
          </table:table-cell>
          <table:table-cell office:value-type="float" office:value="30.6738" calcext:value-type="float">
            <text:p>30.6738</text:p>
          </table:table-cell>
          <table:table-cell office:value-type="string" calcext:value-type="string">
            <text:p>Optimal</text:p>
          </table:table-cell>
          <table:table-cell office:value-type="float" office:value="30.6738" calcext:value-type="float">
            <text:p>30.6738</text:p>
          </table:table-cell>
          <table:table-cell office:value-type="float" office:value="30.6745" calcext:value-type="float">
            <text:p>30.6745</text:p>
          </table:table-cell>
          <table:table-cell office:value-type="float" office:value="0.00228203" calcext:value-type="float">
            <text:p>0.00228203</text:p>
          </table:table-cell>
        </table:table-row>
        <table:table-row table:style-name="ro1">
          <table:table-cell office:value-type="string" calcext:value-type="string">
            <text:p>sfsarp-10-5-4.txt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.5593" calcext:value-type="float">
            <text:p>56.5593</text:p>
          </table:table-cell>
          <table:table-cell office:value-type="float" office:value="0" calcext:value-type="float">
            <text:p>0</text:p>
          </table:table-cell>
          <table:table-cell office:value-type="float" office:value="20.9067" calcext:value-type="float">
            <text:p>20.9067</text:p>
          </table:table-cell>
          <table:table-cell office:value-type="float" office:value="3" calcext:value-type="float">
            <text:p>3</text:p>
          </table:table-cell>
          <table:table-cell office:value-type="float" office:value="32.57" calcext:value-type="float">
            <text:p>32.57</text:p>
          </table:table-cell>
          <table:table-cell office:value-type="float" office:value="35.6526" calcext:value-type="float">
            <text:p>35.652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6526" calcext:value-type="float">
            <text:p>35.6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5.txt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9008" calcext:value-type="float">
            <text:p>46.9008</text:p>
          </table:table-cell>
          <table:table-cell office:value-type="float" office:value="0" calcext:value-type="float">
            <text:p>0</text:p>
          </table:table-cell>
          <table:table-cell office:value-type="float" office:value="18.9834" calcext:value-type="float">
            <text:p>18.9834</text:p>
          </table:table-cell>
          <table:table-cell office:value-type="float" office:value="3" calcext:value-type="float">
            <text:p>3</text:p>
          </table:table-cell>
          <table:table-cell office:value-type="float" office:value="34.36" calcext:value-type="float">
            <text:p>34.36</text:p>
          </table:table-cell>
          <table:table-cell office:value-type="float" office:value="27.9174" calcext:value-type="float">
            <text:p>27.917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7.9174" calcext:value-type="float">
            <text:p>27.9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4.0997" calcext:value-type="float">
            <text:p>44.0997</text:p>
          </table:table-cell>
          <table:table-cell office:value-type="float" office:value="3" calcext:value-type="float">
            <text:p>3</text:p>
          </table:table-cell>
          <table:table-cell office:value-type="float" office:value="7196.28" calcext:value-type="float">
            <text:p>7196.28</text:p>
          </table:table-cell>
          <table:table-cell office:value-type="float" office:value="54.4607" calcext:value-type="float">
            <text:p>54.4607</text:p>
          </table:table-cell>
          <table:table-cell office:value-type="string" calcext:value-type="string">
            <text:p>Feasible</text:p>
          </table:table-cell>
          <table:table-cell office:value-type="float" office:value="54.4607" calcext:value-type="float">
            <text:p>54.4607</text:p>
          </table:table-cell>
          <table:table-cell office:value-type="float" office:value="55.332" calcext:value-type="float">
            <text:p>55.332</text:p>
          </table:table-cell>
          <table:table-cell office:value-type="float" office:value="1.57468" calcext:value-type="float">
            <text:p>1.57468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0" calcext:value-type="float">
            <text:p>0</text:p>
          </table:table-cell>
          <table:table-cell office:value-type="float" office:value="10.6619" calcext:value-type="float">
            <text:p>10.6619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46.5364" calcext:value-type="float">
            <text:p>46.5364</text:p>
          </table:table-cell>
          <table:table-cell office:value-type="string" calcext:value-type="string">
            <text:p>Feasible</text:p>
          </table:table-cell>
          <table:table-cell office:value-type="float" office:value="46.5364" calcext:value-type="float">
            <text:p>46.5364</text:p>
          </table:table-cell>
          <table:table-cell office:value-type="float" office:value="82.4825" calcext:value-type="float">
            <text:p>82.4825</text:p>
          </table:table-cell>
          <table:table-cell office:value-type="float" office:value="43.5802" calcext:value-type="float">
            <text:p>43.5802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8.8738" calcext:value-type="float">
            <text:p>38.8738</text:p>
          </table:table-cell>
          <table:table-cell office:value-type="float" office:value="5" calcext:value-type="float">
            <text:p>5</text:p>
          </table:table-cell>
          <table:table-cell office:value-type="float" office:value="7198.94" calcext:value-type="float">
            <text:p>7198.94</text:p>
          </table:table-cell>
          <table:table-cell office:value-type="float" office:value="54.3809" calcext:value-type="float">
            <text:p>54.3809</text:p>
          </table:table-cell>
          <table:table-cell office:value-type="string" calcext:value-type="string">
            <text:p>Feasible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58.2308" calcext:value-type="float">
            <text:p>58.2308</text:p>
          </table:table-cell>
          <table:table-cell office:value-type="float" office:value="6.61152" calcext:value-type="float">
            <text:p>6.61152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7.9674" calcext:value-type="float">
            <text:p>47.9674</text:p>
          </table:table-cell>
          <table:table-cell office:value-type="float" office:value="3" calcext:value-type="float">
            <text:p>3</text:p>
          </table:table-cell>
          <table:table-cell office:value-type="float" office:value="7196" calcext:value-type="float">
            <text:p>7196</text:p>
          </table:table-cell>
          <table:table-cell office:value-type="float" office:value="77.9035" calcext:value-type="float">
            <text:p>77.9035</text:p>
          </table:table-cell>
          <table:table-cell office:value-type="string" calcext:value-type="string">
            <text:p>Feasible</text:p>
          </table:table-cell>
          <table:table-cell office:value-type="float" office:value="77.9035" calcext:value-type="float">
            <text:p>77.9035</text:p>
          </table:table-cell>
          <table:table-cell office:value-type="float" office:value="79.4192" calcext:value-type="float">
            <text:p>79.4192</text:p>
          </table:table-cell>
          <table:table-cell office:value-type="float" office:value="1.90848" calcext:value-type="float">
            <text:p>1.908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0" calcext:value-type="float">
            <text:p>0</text:p>
          </table:table-cell>
          <table:table-cell office:value-type="float" office:value="28.1075" calcext:value-type="float">
            <text:p>28.1075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35.5121" calcext:value-type="float">
            <text:p>35.5121</text:p>
          </table:table-cell>
          <table:table-cell office:value-type="string" calcext:value-type="string">
            <text:p>Feasible</text:p>
          </table:table-cell>
          <table:table-cell office:value-type="float" office:value="35.5121" calcext:value-type="float">
            <text:p>35.5121</text:p>
          </table:table-cell>
          <table:table-cell office:value-type="float" office:value="65.8555" calcext:value-type="float">
            <text:p>65.8555</text:p>
          </table:table-cell>
          <table:table-cell office:value-type="float" office:value="46.0758" calcext:value-type="float">
            <text:p>46.0758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49.7134" calcext:value-type="float">
            <text:p>49.7134</text:p>
          </table:table-cell>
          <table:table-cell office:value-type="float" office:value="37.5606" calcext:value-type="float">
            <text:p>37.5606</text:p>
          </table:table-cell>
          <table:table-cell office:value-type="float" office:value="3" calcext:value-type="float">
            <text:p>3</text:p>
          </table:table-cell>
          <table:table-cell office:value-type="float" office:value="7191.63" calcext:value-type="float">
            <text:p>7191.63</text:p>
          </table:table-cell>
          <table:table-cell office:value-type="float" office:value="70.8911" calcext:value-type="float">
            <text:p>70.8911</text:p>
          </table:table-cell>
          <table:table-cell office:value-type="string" calcext:value-type="string">
            <text:p>Feasible</text:p>
          </table:table-cell>
          <table:table-cell office:value-type="float" office:value="70.8911" calcext:value-type="float">
            <text:p>70.8911</text:p>
          </table:table-cell>
          <table:table-cell office:value-type="float" office:value="73.6234" calcext:value-type="float">
            <text:p>73.6234</text:p>
          </table:table-cell>
          <table:table-cell office:value-type="float" office:value="3.71118" calcext:value-type="float">
            <text:p>3.71118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3.6186" calcext:value-type="float">
            <text:p>23.6186</text:p>
          </table:table-cell>
          <table:table-cell office:value-type="float" office:value="3" calcext:value-type="float">
            <text:p>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76.2047" calcext:value-type="float">
            <text:p>76.2047</text:p>
          </table:table-cell>
          <table:table-cell office:value-type="string" calcext:value-type="string">
            <text:p>Optimal</text:p>
          </table:table-cell>
          <table:table-cell office:value-type="float" office:value="76.2047" calcext:value-type="float">
            <text:p>76.2047</text:p>
          </table:table-cell>
          <table:table-cell office:value-type="float" office:value="76.2123" calcext:value-type="float">
            <text:p>76.2123</text:p>
          </table:table-cell>
          <table:table-cell office:value-type="float" office:value="0.00997214" calcext:value-type="float">
            <text:p>0.00997214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8.0703" calcext:value-type="float">
            <text:p>38.0703</text:p>
          </table:table-cell>
          <table:table-cell office:value-type="float" office:value="3" calcext:value-type="float">
            <text:p>3</text:p>
          </table:table-cell>
          <table:table-cell office:value-type="float" office:value="7193.95" calcext:value-type="float">
            <text:p>7193.95</text:p>
          </table:table-cell>
          <table:table-cell office:value-type="float" office:value="66.3269" calcext:value-type="float">
            <text:p>66.3269</text:p>
          </table:table-cell>
          <table:table-cell office:value-type="string" calcext:value-type="string">
            <text:p>Feasible</text:p>
          </table:table-cell>
          <table:table-cell office:value-type="float" office:value="66.3269" calcext:value-type="float">
            <text:p>66.3269</text:p>
          </table:table-cell>
          <table:table-cell office:value-type="float" office:value="68.2421" calcext:value-type="float">
            <text:p>68.2421</text:p>
          </table:table-cell>
          <table:table-cell office:value-type="float" office:value="2.80648" calcext:value-type="float">
            <text:p>2.8064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0" calcext:value-type="float">
            <text:p>0</text:p>
          </table:table-cell>
          <table:table-cell office:value-type="float" office:value="11.8896" calcext:value-type="float">
            <text:p>11.8896</text:p>
          </table:table-cell>
          <table:table-cell office:value-type="float" office:value="3" calcext:value-type="float">
            <text:p>3</text:p>
          </table:table-cell>
          <table:table-cell office:value-type="float" office:value="7189.99" calcext:value-type="float">
            <text:p>7189.99</text:p>
          </table:table-cell>
          <table:table-cell office:value-type="float" office:value="24.6981" calcext:value-type="float">
            <text:p>24.6981</text:p>
          </table:table-cell>
          <table:table-cell office:value-type="string" calcext:value-type="string">
            <text:p>Feasible</text:p>
          </table:table-cell>
          <table:table-cell office:value-type="float" office:value="24.6981" calcext:value-type="float">
            <text:p>24.6981</text:p>
          </table:table-cell>
          <table:table-cell office:value-type="float" office:value="65.7253" calcext:value-type="float">
            <text:p>65.7253</text:p>
          </table:table-cell>
          <table:table-cell office:value-type="float" office:value="62.4223" calcext:value-type="float">
            <text:p>62.4223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0" calcext:value-type="float">
            <text:p>0</text:p>
          </table:table-cell>
          <table:table-cell office:value-type="float" office:value="15.427" calcext:value-type="float">
            <text:p>15.427</text:p>
          </table:table-cell>
          <table:table-cell office:value-type="float" office:value="3" calcext:value-type="float">
            <text:p>3</text:p>
          </table:table-cell>
          <table:table-cell office:value-type="float" office:value="7198.42" calcext:value-type="float">
            <text:p>7198.42</text:p>
          </table:table-cell>
          <table:table-cell office:value-type="float" office:value="36.2663" calcext:value-type="float">
            <text:p>36.2663</text:p>
          </table:table-cell>
          <table:table-cell office:value-type="string" calcext:value-type="string">
            <text:p>Feasible</text:p>
          </table:table-cell>
          <table:table-cell office:value-type="float" office:value="36.2663" calcext:value-type="float">
            <text:p>36.2663</text:p>
          </table:table-cell>
          <table:table-cell office:value-type="float" office:value="80.0134" calcext:value-type="float">
            <text:p>80.0134</text:p>
          </table:table-cell>
          <table:table-cell office:value-type="float" office:value="54.6747" calcext:value-type="float">
            <text:p>54.6747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0" calcext:value-type="float">
            <text:p>0</text:p>
          </table:table-cell>
          <table:table-cell office:value-type="float" office:value="20.462" calcext:value-type="float">
            <text:p>20.462</text:p>
          </table:table-cell>
          <table:table-cell office:value-type="float" office:value="3" calcext:value-type="float">
            <text:p>3</text:p>
          </table:table-cell>
          <table:table-cell office:value-type="float" office:value="486.21" calcext:value-type="float">
            <text:p>486.21</text:p>
          </table:table-cell>
          <table:table-cell office:value-type="float" office:value="57.486" calcext:value-type="float">
            <text:p>57.48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486" calcext:value-type="float">
            <text:p>57.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8.568" calcext:value-type="float">
            <text:p>18.568</text:p>
          </table:table-cell>
          <table:table-cell office:value-type="float" office:value="5" calcext:value-type="float">
            <text:p>5</text:p>
          </table:table-cell>
          <table:table-cell office:value-type="float" office:value="7.91" calcext:value-type="float">
            <text:p>7.91</text:p>
          </table:table-cell>
          <table:table-cell office:value-type="float" office:value="73.0613" calcext:value-type="float">
            <text:p>73.0613</text:p>
          </table:table-cell>
          <table:table-cell office:value-type="string" calcext:value-type="string">
            <text:p>Optimal</text:p>
          </table:table-cell>
          <table:table-cell office:value-type="float" office:value="73.0613" calcext:value-type="float">
            <text:p>73.0613</text:p>
          </table:table-cell>
          <table:table-cell office:value-type="float" office:value="73.0684" calcext:value-type="float">
            <text:p>73.0684</text:p>
          </table:table-cell>
          <table:table-cell office:value-type="float" office:value="0.00972855" calcext:value-type="float">
            <text:p>0.0097285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0" calcext:value-type="float">
            <text:p>0</text:p>
          </table:table-cell>
          <table:table-cell office:value-type="float" office:value="26.3253" calcext:value-type="float">
            <text:p>26.3253</text:p>
          </table:table-cell>
          <table:table-cell office:value-type="float" office:value="3" calcext:value-type="float">
            <text:p>3</text:p>
          </table:table-cell>
          <table:table-cell office:value-type="float" office:value="225.78" calcext:value-type="float">
            <text:p>225.78</text:p>
          </table:table-cell>
          <table:table-cell office:value-type="float" office:value="50.4263" calcext:value-type="float">
            <text:p>50.42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0.4263" calcext:value-type="float">
            <text:p>50.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7.6407" calcext:value-type="float">
            <text:p>27.6407</text:p>
          </table:table-cell>
          <table:table-cell office:value-type="float" office:value="6" calcext:value-type="float">
            <text:p>6</text:p>
          </table:table-cell>
          <table:table-cell office:value-type="float" office:value="185.18" calcext:value-type="float">
            <text:p>185.18</text:p>
          </table:table-cell>
          <table:table-cell office:value-type="float" office:value="77.3962" calcext:value-type="float">
            <text:p>77.3962</text:p>
          </table:table-cell>
          <table:table-cell office:value-type="string" calcext:value-type="string">
            <text:p>Optimal</text:p>
          </table:table-cell>
          <table:table-cell office:value-type="float" office:value="77.3962" calcext:value-type="float">
            <text:p>77.3962</text:p>
          </table:table-cell>
          <table:table-cell office:value-type="float" office:value="77.4025" calcext:value-type="float">
            <text:p>77.4025</text:p>
          </table:table-cell>
          <table:table-cell office:value-type="float" office:value="0.00808661" calcext:value-type="float">
            <text:p>0.00808661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7.7907" calcext:value-type="float">
            <text:p>27.7907</text:p>
          </table:table-cell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office:value-type="float" office:value="55.9622" calcext:value-type="float">
            <text:p>55.96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9622" calcext:value-type="float">
            <text:p>55.9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0" calcext:value-type="float">
            <text:p>0</text:p>
          </table:table-cell>
          <table:table-cell office:value-type="float" office:value="37.491" calcext:value-type="float">
            <text:p>37.491</text:p>
          </table:table-cell>
          <table:table-cell office:value-type="float" office:value="3" calcext:value-type="float">
            <text:p>3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52.5067" calcext:value-type="float">
            <text:p>52.5067</text:p>
          </table:table-cell>
          <table:table-cell office:value-type="string" calcext:value-type="string">
            <text:p>Feasible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75.6105" calcext:value-type="float">
            <text:p>75.6105</text:p>
          </table:table-cell>
          <table:table-cell office:value-type="float" office:value="30.5564" calcext:value-type="float">
            <text:p>30.556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9.602" calcext:value-type="float">
            <text:p>39.602</text:p>
          </table:table-cell>
          <table:table-cell office:value-type="float" office:value="5" calcext:value-type="float">
            <text:p>5</text:p>
          </table:table-cell>
          <table:table-cell office:value-type="float" office:value="1136.38" calcext:value-type="float">
            <text:p>1136.38</text:p>
          </table:table-cell>
          <table:table-cell office:value-type="float" office:value="75.9724" calcext:value-type="float">
            <text:p>75.9724</text:p>
          </table:table-cell>
          <table:table-cell office:value-type="string" calcext:value-type="string">
            <text:p>Optimal</text:p>
          </table:table-cell>
          <table:table-cell office:value-type="float" office:value="75.9724" calcext:value-type="float">
            <text:p>75.9724</text:p>
          </table:table-cell>
          <table:table-cell office:value-type="float" office:value="75.98" calcext:value-type="float">
            <text:p>75.98</text:p>
          </table:table-cell>
          <table:table-cell office:value-type="float" office:value="0.00999334" calcext:value-type="float">
            <text:p>0.00999334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0" calcext:value-type="float">
            <text:p>0</text:p>
          </table:table-cell>
          <table:table-cell office:value-type="float" office:value="47.9801" calcext:value-type="float">
            <text:p>47.9801</text:p>
          </table:table-cell>
          <table:table-cell office:value-type="float" office:value="3" calcext:value-type="float">
            <text:p>3</text:p>
          </table:table-cell>
          <table:table-cell office:value-type="float" office:value="7200.42" calcext:value-type="float">
            <text:p>7200.42</text:p>
          </table:table-cell>
          <table:table-cell office:value-type="float" office:value="31.8997" calcext:value-type="float">
            <text:p>31.8997</text:p>
          </table:table-cell>
          <table:table-cell office:value-type="string" calcext:value-type="string">
            <text:p>Feasible</text:p>
          </table:table-cell>
          <table:table-cell office:value-type="float" office:value="31.8997" calcext:value-type="float">
            <text:p>31.8997</text:p>
          </table:table-cell>
          <table:table-cell office:value-type="float" office:value="52.4972" calcext:value-type="float">
            <text:p>52.4972</text:p>
          </table:table-cell>
          <table:table-cell office:value-type="float" office:value="39.2355" calcext:value-type="float">
            <text:p>39.235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0" calcext:value-type="float">
            <text:p>0</text:p>
          </table:table-cell>
          <table:table-cell office:value-type="float" office:value="31.1566" calcext:value-type="float">
            <text:p>31.1566</text:p>
          </table:table-cell>
          <table:table-cell office:value-type="float" office:value="3" calcext:value-type="float">
            <text:p>3</text:p>
          </table:table-cell>
          <table:table-cell office:value-type="float" office:value="7195.42" calcext:value-type="float">
            <text:p>7195.42</text:p>
          </table:table-cell>
          <table:table-cell office:value-type="float" office:value="53.2098" calcext:value-type="float">
            <text:p>53.2098</text:p>
          </table:table-cell>
          <table:table-cell office:value-type="string" calcext:value-type="string">
            <text:p>Feasible</text:p>
          </table:table-cell>
          <table:table-cell office:value-type="float" office:value="53.2098" calcext:value-type="float">
            <text:p>53.2098</text:p>
          </table:table-cell>
          <table:table-cell office:value-type="float" office:value="77.9389" calcext:value-type="float">
            <text:p>77.9389</text:p>
          </table:table-cell>
          <table:table-cell office:value-type="float" office:value="31.7288" calcext:value-type="float">
            <text:p>31.7288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0" calcext:value-type="float">
            <text:p>0</text:p>
          </table:table-cell>
          <table:table-cell office:value-type="float" office:value="13.0235" calcext:value-type="float">
            <text:p>13.0235</text:p>
          </table:table-cell>
          <table:table-cell office:value-type="float" office:value="3" calcext:value-type="float">
            <text:p>3</text:p>
          </table:table-cell>
          <table:table-cell office:value-type="float" office:value="7197.49" calcext:value-type="float">
            <text:p>7197.49</text:p>
          </table:table-cell>
          <table:table-cell office:value-type="float" office:value="53.2782" calcext:value-type="float">
            <text:p>53.2782</text:p>
          </table:table-cell>
          <table:table-cell office:value-type="string" calcext:value-type="string">
            <text:p>Feasible</text:p>
          </table:table-cell>
          <table:table-cell office:value-type="float" office:value="53.2782" calcext:value-type="float">
            <text:p>53.2782</text:p>
          </table:table-cell>
          <table:table-cell office:value-type="float" office:value="90.8179" calcext:value-type="float">
            <text:p>90.8179</text:p>
          </table:table-cell>
          <table:table-cell office:value-type="float" office:value="41.3351" calcext:value-type="float">
            <text:p>41.3351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0" calcext:value-type="float">
            <text:p>0</text:p>
          </table:table-cell>
          <table:table-cell office:value-type="float" office:value="22.983" calcext:value-type="float">
            <text:p>22.983</text:p>
          </table:table-cell>
          <table:table-cell office:value-type="float" office:value="3" calcext:value-type="float">
            <text:p>3</text:p>
          </table:table-cell>
          <table:table-cell office:value-type="float" office:value="7190.57" calcext:value-type="float">
            <text:p>7190.57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Feasible</text:p>
          </table:table-cell>
          <table:table-cell office:value-type="float" office:value="50.1855" calcext:value-type="float">
            <text:p>50.1855</text:p>
          </table:table-cell>
          <table:table-cell office:value-type="float" office:value="92.8067" calcext:value-type="float">
            <text:p>92.8067</text:p>
          </table:table-cell>
          <table:table-cell office:value-type="float" office:value="45.9247" calcext:value-type="float">
            <text:p>45.9247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0" calcext:value-type="float">
            <text:p>0</text:p>
          </table:table-cell>
          <table:table-cell office:value-type="float" office:value="25.9163" calcext:value-type="float">
            <text:p>25.9163</text:p>
          </table:table-cell>
          <table:table-cell office:value-type="float" office:value="3" calcext:value-type="float">
            <text:p>3</text:p>
          </table:table-cell>
          <table:table-cell office:value-type="float" office:value="7190.3" calcext:value-type="float">
            <text:p>7190.3</text:p>
          </table:table-cell>
          <table:table-cell office:value-type="float" office:value="50.7089" calcext:value-type="float">
            <text:p>50.7089</text:p>
          </table:table-cell>
          <table:table-cell office:value-type="string" calcext:value-type="string">
            <text:p>Feasible</text:p>
          </table:table-cell>
          <table:table-cell office:value-type="float" office:value="50.7089" calcext:value-type="float">
            <text:p>50.7089</text:p>
          </table:table-cell>
          <table:table-cell office:value-type="float" office:value="98.7804" calcext:value-type="float">
            <text:p>98.7804</text:p>
          </table:table-cell>
          <table:table-cell office:value-type="float" office:value="48.665" calcext:value-type="float">
            <text:p>48.665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0.7705" calcext:value-type="float">
            <text:p>30.7705</text:p>
          </table:table-cell>
          <table:table-cell office:value-type="float" office:value="5" calcext:value-type="float">
            <text:p>5</text:p>
          </table:table-cell>
          <table:table-cell office:value-type="float" office:value="7199.33" calcext:value-type="float">
            <text:p>7199.33</text:p>
          </table:table-cell>
          <table:table-cell office:value-type="float" office:value="91.0954" calcext:value-type="float">
            <text:p>91.0954</text:p>
          </table:table-cell>
          <table:table-cell office:value-type="string" calcext:value-type="string">
            <text:p>Feasible</text:p>
          </table:table-cell>
          <table:table-cell office:value-type="float" office:value="91.0954" calcext:value-type="float">
            <text:p>91.0954</text:p>
          </table:table-cell>
          <table:table-cell office:value-type="float" office:value="91.751" calcext:value-type="float">
            <text:p>91.751</text:p>
          </table:table-cell>
          <table:table-cell office:value-type="float" office:value="0.714541" calcext:value-type="float">
            <text:p>0.714541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89.78" calcext:value-type="float">
            <text:p>7189.78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06" calcext:value-type="float">
            <text:p>86.8406</text:p>
          </table:table-cell>
          <table:table-cell office:value-type="float" office:value="44.4567" calcext:value-type="float">
            <text:p>44.456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90.9" calcext:value-type="float">
            <text:p>7190.9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17" calcext:value-type="float">
            <text:p>86.8417</text:p>
          </table:table-cell>
          <table:table-cell office:value-type="float" office:value="44.4575" calcext:value-type="float">
            <text:p>44.457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6.682" calcext:value-type="float">
            <text:p>26.682</text:p>
          </table:table-cell>
          <table:table-cell office:value-type="float" office:value="6" calcext:value-type="float">
            <text:p>6</text:p>
          </table:table-cell>
          <table:table-cell office:value-type="float" office:value="3.92" calcext:value-type="float">
            <text:p>3.92</text:p>
          </table:table-cell>
          <table:table-cell office:value-type="float" office:value="99.746" calcext:value-type="float">
            <text:p>99.746</text:p>
          </table:table-cell>
          <table:table-cell office:value-type="string" calcext:value-type="string">
            <text:p>Optimal</text:p>
          </table:table-cell>
          <table:table-cell office:value-type="float" office:value="99.746" calcext:value-type="float">
            <text:p>99.746</text:p>
          </table:table-cell>
          <table:table-cell office:value-type="float" office:value="99.7553" calcext:value-type="float">
            <text:p>99.7553</text:p>
          </table:table-cell>
          <table:table-cell office:value-type="float" office:value="0.00941072" calcext:value-type="float">
            <text:p>0.0094107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4.8287" calcext:value-type="float">
            <text:p>44.8287</text:p>
          </table:table-cell>
          <table:table-cell office:value-type="float" office:value="5" calcext:value-type="float">
            <text:p>5</text:p>
          </table:table-cell>
          <table:table-cell office:value-type="float" office:value="61.26" calcext:value-type="float">
            <text:p>61.26</text:p>
          </table:table-cell>
          <table:table-cell office:value-type="float" office:value="72.5158" calcext:value-type="float">
            <text:p>72.5158</text:p>
          </table:table-cell>
          <table:table-cell office:value-type="string" calcext:value-type="string">
            <text:p>Optimal</text:p>
          </table:table-cell>
          <table:table-cell office:value-type="float" office:value="72.5158" calcext:value-type="float">
            <text:p>72.5158</text:p>
          </table:table-cell>
          <table:table-cell office:value-type="float" office:value="72.5216" calcext:value-type="float">
            <text:p>72.5216</text:p>
          </table:table-cell>
          <table:table-cell office:value-type="float" office:value="0.00801136" calcext:value-type="float">
            <text:p>0.0080113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6.3963" calcext:value-type="float">
            <text:p>16.3963</text:p>
          </table:table-cell>
          <table:table-cell office:value-type="float" office:value="41.8178" calcext:value-type="float">
            <text:p>41.8178</text:p>
          </table:table-cell>
          <table:table-cell office:value-type="float" office:value="8" calcext:value-type="float">
            <text:p>8</text:p>
          </table:table-cell>
          <table:table-cell office:value-type="float" office:value="10.27" calcext:value-type="float">
            <text:p>10.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ptimal</text:p>
          </table:table-cell>
          <table:table-cell office:value-type="float" office:value="105" calcext:value-type="float">
            <text:p>105</text:p>
          </table:table-cell>
          <table:table-cell office:value-type="float" office:value="105.011" calcext:value-type="float">
            <text:p>105.011</text:p>
          </table:table-cell>
          <table:table-cell office:value-type="float" office:value="0.0098718" calcext:value-type="float">
            <text:p>0.0098718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0" calcext:value-type="float">
            <text:p>0</text:p>
          </table:table-cell>
          <table:table-cell office:value-type="float" office:value="36.1194" calcext:value-type="float">
            <text:p>36.1194</text:p>
          </table:table-cell>
          <table:table-cell office:value-type="float" office:value="3" calcext:value-type="float">
            <text:p>3</text:p>
          </table:table-cell>
          <table:table-cell office:value-type="float" office:value="255.59" calcext:value-type="float">
            <text:p>255.59</text:p>
          </table:table-cell>
          <table:table-cell office:value-type="float" office:value="64.2875" calcext:value-type="float">
            <text:p>64.28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4.2875" calcext:value-type="float">
            <text:p>64.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0" calcext:value-type="float">
            <text:p>0</text:p>
          </table:table-cell>
          <table:table-cell office:value-type="float" office:value="39.2728" calcext:value-type="float">
            <text:p>39.2728</text:p>
          </table:table-cell>
          <table:table-cell office:value-type="float" office:value="3" calcext:value-type="float">
            <text:p>3</text:p>
          </table:table-cell>
          <table:table-cell office:value-type="float" office:value="150.97" calcext:value-type="float">
            <text:p>150.97</text:p>
          </table:table-cell>
          <table:table-cell office:value-type="float" office:value="41.3056" calcext:value-type="float">
            <text:p>41.30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1.3056" calcext:value-type="float">
            <text:p>41.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7.5102" calcext:value-type="float">
            <text:p>27.5102</text:p>
          </table:table-cell>
          <table:table-cell office:value-type="float" office:value="5" calcext:value-type="float">
            <text:p>5</text:p>
          </table:table-cell>
          <table:table-cell office:value-type="float" office:value="648.1" calcext:value-type="float">
            <text:p>648.1</text:p>
          </table:table-cell>
          <table:table-cell office:value-type="float" office:value="112.391" calcext:value-type="float">
            <text:p>112.391</text:p>
          </table:table-cell>
          <table:table-cell office:value-type="string" calcext:value-type="string">
            <text:p>Optimal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2.403" calcext:value-type="float">
            <text:p>112.403</text:p>
          </table:table-cell>
          <table:table-cell office:value-type="float" office:value="0.00999689" calcext:value-type="float">
            <text:p>0.00999689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0" calcext:value-type="float">
            <text:p>0</text:p>
          </table:table-cell>
          <table:table-cell office:value-type="float" office:value="26.4228" calcext:value-type="float">
            <text:p>26.4228</text:p>
          </table:table-cell>
          <table:table-cell office:value-type="float" office:value="3" calcext:value-type="float">
            <text:p>3</text:p>
          </table:table-cell>
          <table:table-cell office:value-type="float" office:value="7199" calcext:value-type="float">
            <text:p>7199</text:p>
          </table:table-cell>
          <table:table-cell office:value-type="float" office:value="61.2596" calcext:value-type="float">
            <text:p>61.2596</text:p>
          </table:table-cell>
          <table:table-cell office:value-type="string" calcext:value-type="string">
            <text:p>Feasible</text:p>
          </table:table-cell>
          <table:table-cell office:value-type="float" office:value="61.2596" calcext:value-type="float">
            <text:p>61.2596</text:p>
          </table:table-cell>
          <table:table-cell office:value-type="float" office:value="90.9807" calcext:value-type="float">
            <text:p>90.9807</text:p>
          </table:table-cell>
          <table:table-cell office:value-type="float" office:value="32.6675" calcext:value-type="float">
            <text:p>32.667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9.9986" calcext:value-type="float">
            <text:p>39.9986</text:p>
          </table:table-cell>
          <table:table-cell office:value-type="float" office:value="5" calcext:value-type="float">
            <text:p>5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99.8864" calcext:value-type="float">
            <text:p>99.8864</text:p>
          </table:table-cell>
          <table:table-cell office:value-type="string" calcext:value-type="string">
            <text:p>Feasible</text:p>
          </table:table-cell>
          <table:table-cell office:value-type="float" office:value="99.8864" calcext:value-type="float">
            <text:p>99.8864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.81152" calcext:value-type="float">
            <text:p>1.81152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75.9539" calcext:value-type="float">
            <text:p>75.9539</text:p>
          </table:table-cell>
          <table:table-cell office:value-type="float" office:value="5" calcext:value-type="float">
            <text:p>5</text:p>
          </table:table-cell>
          <table:table-cell office:value-type="float" office:value="7197.75" calcext:value-type="float">
            <text:p>7197.75</text:p>
          </table:table-cell>
          <table:table-cell office:value-type="float" office:value="97.248" calcext:value-type="float">
            <text:p>97.248</text:p>
          </table:table-cell>
          <table:table-cell office:value-type="string" calcext:value-type="string">
            <text:p>Feasible</text:p>
          </table:table-cell>
          <table:table-cell office:value-type="float" office:value="97.248" calcext:value-type="float">
            <text:p>97.248</text:p>
          </table:table-cell>
          <table:table-cell office:value-type="float" office:value="102.574" calcext:value-type="float">
            <text:p>102.574</text:p>
          </table:table-cell>
          <table:table-cell office:value-type="float" office:value="5.19245" calcext:value-type="float">
            <text:p>5.19245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0" calcext:value-type="float">
            <text:p>0</text:p>
          </table:table-cell>
          <table:table-cell office:value-type="float" office:value="48.7982" calcext:value-type="float">
            <text:p>48.7982</text:p>
          </table:table-cell>
          <table:table-cell office:value-type="float" office:value="3" calcext:value-type="float">
            <text:p>3</text:p>
          </table:table-cell>
          <table:table-cell office:value-type="float" office:value="7193.45" calcext:value-type="float">
            <text:p>7193.45</text:p>
          </table:table-cell>
          <table:table-cell office:value-type="float" office:value="64.7342" calcext:value-type="float">
            <text:p>64.7342</text:p>
          </table:table-cell>
          <table:table-cell office:value-type="string" calcext:value-type="string">
            <text:p>Feasible</text:p>
          </table:table-cell>
          <table:table-cell office:value-type="float" office:value="64.7342" calcext:value-type="float">
            <text:p>64.7342</text:p>
          </table:table-cell>
          <table:table-cell office:value-type="float" office:value="97.5835" calcext:value-type="float">
            <text:p>97.5835</text:p>
          </table:table-cell>
          <table:table-cell office:value-type="float" office:value="33.6628" calcext:value-type="float">
            <text:p>33.6628</text:p>
          </table:table-cell>
        </table:table-row>
      </table:table>
      <table:table table:name="PC Time" table:style-name="ta6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ce86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10-5-1.txt </text:p>
          </table:table-cell>
          <table:table-cell office:value-type="float" office:value="2.27976" calcext:value-type="float">
            <text:p>2.28</text:p>
          </table:table-cell>
          <table:table-cell office:value-type="float" office:value="2.22905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.47122" calcext:value-type="float">
            <text:p>1.47</text:p>
          </table:table-cell>
          <table:table-cell office:value-type="float" office:value="23.4086" calcext:value-type="float">
            <text:p>23.41</text:p>
          </table:table-cell>
          <table:table-cell office:value-type="float" office:value="4.93899" calcext:value-type="float">
            <text:p>4.94</text:p>
          </table:table-cell>
          <table:table-cell office:value-type="float" office:value="34.3277" calcext:value-type="float">
            <text:p>34.33</text:p>
          </table:table-cell>
          <table:table-cell office:value-type="float" office:value="6.64117" calcext:value-type="float">
            <text:p>6.64</text:p>
          </table:table-cell>
          <table:table-cell office:value-type="float" office:value="6.49345" calcext:value-type="float">
            <text:p>6.49</text:p>
          </table:table-cell>
          <table:table-cell office:value-type="float" office:value="0" calcext:value-type="float">
            <text:p>0.00</text:p>
          </table:table-cell>
          <table:table-cell office:value-type="float" office:value="4.2858" calcext:value-type="float">
            <text:p>4.29</text:p>
          </table:table-cell>
          <table:table-cell office:value-type="float" office:value="68.1918" calcext:value-type="float">
            <text:p>68.19</text:p>
          </table:table-cell>
          <table:table-cell office:value-type="float" office:value="14.3878" calcext:value-type="float">
            <text:p>14.39</text:p>
          </table:table-cell>
        </table:table-row>
        <table:table-row table:style-name="ro1">
          <table:table-cell office:value-type="string" calcext:value-type="string">
            <text:p>sfsarp-10-5-2.txt </text:p>
          </table:table-cell>
          <table:table-cell office:value-type="float" office:value="2.3597" calcext:value-type="float">
            <text:p>2.3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16307" calcext:value-type="float">
            <text:p>1.16</text:p>
          </table:table-cell>
          <table:table-cell office:value-type="float" office:value="20.4772" calcext:value-type="float">
            <text:p>20.48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9.83208" calcext:value-type="float">
            <text:p>9.8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84613" calcext:value-type="float">
            <text:p>4.85</text:p>
          </table:table-cell>
          <table:table-cell office:value-type="float" office:value="85.3218" calcext:value-type="float">
            <text:p>85.3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5-3.txt </text:p>
          </table:table-cell>
          <table:table-cell office:value-type="float" office:value="2.58608" calcext:value-type="float">
            <text:p>2.59</text:p>
          </table:table-cell>
          <table:table-cell office:value-type="float" office:value="0.852658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1.99963" calcext:value-type="float">
            <text:p>2.00</text:p>
          </table:table-cell>
          <table:table-cell office:value-type="float" office:value="11.5706" calcext:value-type="float">
            <text:p>11.57</text:p>
          </table:table-cell>
          <table:table-cell office:value-type="float" office:value="6.99108" calcext:value-type="float">
            <text:p>6.99</text:p>
          </table:table-cell>
          <table:table-cell office:value-type="float" office:value="24" calcext:value-type="float">
            <text:p>24.00</text:p>
          </table:table-cell>
          <table:table-cell office:value-type="float" office:value="10.7753" calcext:value-type="float">
            <text:p>10.78</text:p>
          </table:table-cell>
          <table:table-cell office:value-type="float" office:value="3.55274" calcext:value-type="float">
            <text:p>3.55</text:p>
          </table:table-cell>
          <table:table-cell office:value-type="float" office:value="0" calcext:value-type="float">
            <text:p>0.00</text:p>
          </table:table-cell>
          <table:table-cell office:value-type="float" office:value="8.33177" calcext:value-type="float">
            <text:p>8.33</text:p>
          </table:table-cell>
          <table:table-cell office:value-type="float" office:value="48.2106" calcext:value-type="float">
            <text:p>48.21</text:p>
          </table:table-cell>
          <table:table-cell office:value-type="float" office:value="29.1295" calcext:value-type="float">
            <text:p>29.13</text:p>
          </table:table-cell>
        </table:table-row>
        <table:table-row table:style-name="ro1">
          <table:table-cell office:value-type="string" calcext:value-type="string">
            <text:p>sfsarp-10-5-4.txt </text:p>
          </table:table-cell>
          <table:table-cell office:value-type="float" office:value="2.70044" calcext:value-type="float">
            <text:p>2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10852" calcext:value-type="float">
            <text:p>1.11</text:p>
          </table:table-cell>
          <table:table-cell office:value-type="float" office:value="20.191" calcext:value-type="float">
            <text:p>20.1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1.2518" calcext:value-type="float">
            <text:p>11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61883" calcext:value-type="float">
            <text:p>4.62</text:p>
          </table:table-cell>
          <table:table-cell office:value-type="float" office:value="84.1293" calcext:value-type="float">
            <text:p>84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5-5.txt </text:p>
          </table:table-cell>
          <table:table-cell office:value-type="float" office:value="2.28715" calcext:value-type="float">
            <text:p>2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0654" calcext:value-type="float">
            <text:p>1.01</text:p>
          </table:table-cell>
          <table:table-cell office:value-type="float" office:value="20.7063" calcext:value-type="float">
            <text:p>20.7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9.5298" calcext:value-type="float">
            <text:p>9.5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19393" calcext:value-type="float">
            <text:p>4.19</text:p>
          </table:table-cell>
          <table:table-cell office:value-type="float" office:value="86.2763" calcext:value-type="float">
            <text:p>86.2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48913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1.5158" calcext:value-type="float">
            <text:p>1.52</text:p>
          </table:table-cell>
          <table:table-cell office:value-type="float" office:value="12.6132" calcext:value-type="float">
            <text:p>12.61</text:p>
          </table:table-cell>
          <table:table-cell office:value-type="float" office:value="5.10511" calcext:value-type="float">
            <text:p>5.11</text:p>
          </table:table-cell>
          <table:table-cell office:value-type="float" office:value="24" calcext:value-type="float">
            <text:p>24.00</text:p>
          </table:table-cell>
          <table:table-cell office:value-type="float" office:value="9.48639" calcext:value-type="float">
            <text:p>9.49</text:p>
          </table:table-cell>
          <table:table-cell office:value-type="float" office:value="10.3714" calcext:value-type="float">
            <text:p>10.37</text:p>
          </table:table-cell>
          <table:table-cell office:value-type="float" office:value="0" calcext:value-type="float">
            <text:p>0.00</text:p>
          </table:table-cell>
          <table:table-cell office:value-type="float" office:value="6.31585" calcext:value-type="float">
            <text:p>6.32</text:p>
          </table:table-cell>
          <table:table-cell office:value-type="float" office:value="52.5551" calcext:value-type="float">
            <text:p>52.56</text:p>
          </table:table-cell>
          <table:table-cell office:value-type="float" office:value="21.2713" calcext:value-type="float">
            <text:p>21.27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65316" calcext:value-type="float">
            <text:p>0.57</text:p>
          </table:table-cell>
          <table:table-cell office:value-type="float" office:value="20.7069" calcext:value-type="float">
            <text:p>20.7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1.3658" calcext:value-type="float">
            <text:p>11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35549" calcext:value-type="float">
            <text:p>2.36</text:p>
          </table:table-cell>
          <table:table-cell office:value-type="float" office:value="86.2788" calcext:value-type="float">
            <text:p>86.2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0337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1.52739" calcext:value-type="float">
            <text:p>1.53</text:p>
          </table:table-cell>
          <table:table-cell office:value-type="float" office:value="28.6358" calcext:value-type="float">
            <text:p>28.64</text:p>
          </table:table-cell>
          <table:table-cell office:value-type="float" office:value="-9.07607E-015" calcext:value-type="float">
            <text:p>0.00</text:p>
          </table:table-cell>
          <table:table-cell office:value-type="float" office:value="34.6237" calcext:value-type="float">
            <text:p>34.62</text:p>
          </table:table-cell>
          <table:table-cell office:value-type="float" office:value="7.00876" calcext:value-type="float">
            <text:p>7.01</text:p>
          </table:table-cell>
          <table:table-cell office:value-type="float" office:value="5.87398" calcext:value-type="float">
            <text:p>5.87</text:p>
          </table:table-cell>
          <table:table-cell office:value-type="float" office:value="0" calcext:value-type="float">
            <text:p>0.00</text:p>
          </table:table-cell>
          <table:table-cell office:value-type="float" office:value="4.41139" calcext:value-type="float">
            <text:p>4.41</text:p>
          </table:table-cell>
          <table:table-cell office:value-type="float" office:value="82.7059" calcext:value-type="float">
            <text:p>82.71</text:p>
          </table:table-cell>
          <table:table-cell office:value-type="float" office:value="-0.0000000000000262135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91402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1.29599" calcext:value-type="float">
            <text:p>1.30</text:p>
          </table:table-cell>
          <table:table-cell office:value-type="float" office:value="12.6512" calcext:value-type="float">
            <text:p>12.65</text:p>
          </table:table-cell>
          <table:table-cell office:value-type="float" office:value="4.68022" calcext:value-type="float">
            <text:p>4.68</text:p>
          </table:table-cell>
          <table:table-cell office:value-type="float" office:value="24" calcext:value-type="float">
            <text:p>24.00</text:p>
          </table:table-cell>
          <table:table-cell office:value-type="float" office:value="10.2439" calcext:value-type="float">
            <text:p>10.24</text:p>
          </table:table-cell>
          <table:table-cell office:value-type="float" office:value="12.1417" calcext:value-type="float">
            <text:p>12.14</text:p>
          </table:table-cell>
          <table:table-cell office:value-type="float" office:value="0" calcext:value-type="float">
            <text:p>0.00</text:p>
          </table:table-cell>
          <table:table-cell office:value-type="float" office:value="5.39996" calcext:value-type="float">
            <text:p>5.40</text:p>
          </table:table-cell>
          <table:table-cell office:value-type="float" office:value="52.7135" calcext:value-type="float">
            <text:p>52.71</text:p>
          </table:table-cell>
          <table:table-cell office:value-type="float" office:value="19.5009" calcext:value-type="float">
            <text:p>19.5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9032" calcext:value-type="float">
            <text:p>1.49</text:p>
          </table:table-cell>
          <table:table-cell office:value-type="float" office:value="18.1431" calcext:value-type="float">
            <text:p>18.14</text:p>
          </table:table-cell>
          <table:table-cell office:value-type="float" office:value="0" calcext:value-type="float">
            <text:p>0.00</text:p>
          </table:table-cell>
          <table:table-cell office:value-type="float" office:value="22.636" calcext:value-type="float">
            <text:p>22.64</text:p>
          </table:table-cell>
          <table:table-cell office:value-type="float" office:value="13.2645" calcext:value-type="float">
            <text:p>1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58385" calcext:value-type="float">
            <text:p>6.58</text:p>
          </table:table-cell>
          <table:table-cell office:value-type="float" office:value="80.1517" calcext:value-type="float">
            <text:p>80.1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64724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51097" calcext:value-type="float">
            <text:p>1.51</text:p>
          </table:table-cell>
          <table:table-cell office:value-type="float" office:value="11.8088" calcext:value-type="float">
            <text:p>11.81</text:p>
          </table:table-cell>
          <table:table-cell office:value-type="float" office:value="0.0000000000000220657" calcext:value-type="float">
            <text:p>0.00</text:p>
          </table:table-cell>
          <table:table-cell office:value-type="float" office:value="18.7607" calcext:value-type="float">
            <text:p>18.76</text:p>
          </table:table-cell>
          <table:table-cell office:value-type="float" office:value="14.8912" calcext:value-type="float">
            <text:p>14.89</text:p>
          </table:table-cell>
          <table:table-cell office:value-type="float" office:value="14.1106" calcext:value-type="float">
            <text:p>14.11</text:p>
          </table:table-cell>
          <table:table-cell office:value-type="float" office:value="0" calcext:value-type="float">
            <text:p>0.00</text:p>
          </table:table-cell>
          <table:table-cell office:value-type="float" office:value="8.05395" calcext:value-type="float">
            <text:p>8.05</text:p>
          </table:table-cell>
          <table:table-cell office:value-type="float" office:value="62.9443" calcext:value-type="float">
            <text:p>62.94</text:p>
          </table:table-cell>
          <table:table-cell office:value-type="float" office:value="0.000000000000117617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917" calcext:value-type="float">
            <text:p>3.09</text:p>
          </table:table-cell>
          <table:table-cell office:value-type="float" office:value="0" calcext:value-type="float">
            <text:p>0.00</text:p>
          </table:table-cell>
          <table:table-cell office:value-type="float" office:value="0.660616" calcext:value-type="float">
            <text:p>0.66</text:p>
          </table:table-cell>
          <table:table-cell office:value-type="float" office:value="11.6985" calcext:value-type="float">
            <text:p>11.70</text:p>
          </table:table-cell>
          <table:table-cell office:value-type="float" office:value="4.76221" calcext:value-type="float">
            <text:p>4.76</text:p>
          </table:table-cell>
          <table:table-cell office:value-type="float" office:value="22.2004" calcext:value-type="float">
            <text:p>22.20</text:p>
          </table:table-cell>
          <table:table-cell office:value-type="float" office:value="8.95194" calcext:value-type="float">
            <text:p>8.95</text:p>
          </table:table-cell>
          <table:table-cell office:value-type="float" office:value="13.9263" calcext:value-type="float">
            <text:p>13.93</text:p>
          </table:table-cell>
          <table:table-cell office:value-type="float" office:value="0" calcext:value-type="float">
            <text:p>0.00</text:p>
          </table:table-cell>
          <table:table-cell office:value-type="float" office:value="2.9757" calcext:value-type="float">
            <text:p>2.98</text:p>
          </table:table-cell>
          <table:table-cell office:value-type="float" office:value="52.695" calcext:value-type="float">
            <text:p>52.70</text:p>
          </table:table-cell>
          <table:table-cell office:value-type="float" office:value="21.451" calcext:value-type="float">
            <text:p>21.45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62694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office:value-type="float" office:value="0.724963" calcext:value-type="float">
            <text:p>0.72</text:p>
          </table:table-cell>
          <table:table-cell office:value-type="float" office:value="7.48433" calcext:value-type="float">
            <text:p>7.48</text:p>
          </table:table-cell>
          <table:table-cell office:value-type="float" office:value="4.26105" calcext:value-type="float">
            <text:p>4.26</text:p>
          </table:table-cell>
          <table:table-cell office:value-type="float" office:value="18.0276" calcext:value-type="float">
            <text:p>18.03</text:p>
          </table:table-cell>
          <table:table-cell office:value-type="float" office:value="10.7074" calcext:value-type="float">
            <text:p>10.71</text:p>
          </table:table-cell>
          <table:table-cell office:value-type="float" office:value="20.1189" calcext:value-type="float">
            <text:p>20.12</text:p>
          </table:table-cell>
          <table:table-cell office:value-type="float" office:value="0" calcext:value-type="float">
            <text:p>0.00</text:p>
          </table:table-cell>
          <table:table-cell office:value-type="float" office:value="4.02141" calcext:value-type="float">
            <text:p>4.02</text:p>
          </table:table-cell>
          <table:table-cell office:value-type="float" office:value="41.516" calcext:value-type="float">
            <text:p>41.52</text:p>
          </table:table-cell>
          <table:table-cell office:value-type="float" office:value="23.6363" calcext:value-type="float">
            <text:p>23.64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30412" calcext:value-type="float">
            <text:p>0.63</text:p>
          </table:table-cell>
          <table:table-cell office:value-type="float" office:value="21.5237" calcext:value-type="float">
            <text:p>21.5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62672" calcext:value-type="float">
            <text:p>2.63</text:p>
          </table:table-cell>
          <table:table-cell office:value-type="float" office:value="89.6822" calcext:value-type="float">
            <text:p>89.6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17974" calcext:value-type="float">
            <text:p>0.82</text:p>
          </table:table-cell>
          <table:table-cell office:value-type="float" office:value="20.6898" calcext:value-type="float">
            <text:p>20.6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0.3843" calcext:value-type="float">
            <text:p>10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40823" calcext:value-type="float">
            <text:p>3.41</text:p>
          </table:table-cell>
          <table:table-cell office:value-type="float" office:value="86.2075" calcext:value-type="float">
            <text:p>86.2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8494" calcext:value-type="float">
            <text:p>1.08</text:p>
          </table:table-cell>
          <table:table-cell office:value-type="float" office:value="19.1593" calcext:value-type="float">
            <text:p>19.16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52059" calcext:value-type="float">
            <text:p>4.52</text:p>
          </table:table-cell>
          <table:table-cell office:value-type="float" office:value="79.8303" calcext:value-type="float">
            <text:p>79.8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1.03177" calcext:value-type="float">
            <text:p>1.03</text:p>
          </table:table-cell>
          <table:table-cell office:value-type="float" office:value="0" calcext:value-type="float">
            <text:p>0.00</text:p>
          </table:table-cell>
          <table:table-cell office:value-type="float" office:value="0.786076" calcext:value-type="float">
            <text:p>0.79</text:p>
          </table:table-cell>
          <table:table-cell office:value-type="float" office:value="27.6994" calcext:value-type="float">
            <text:p>27.70</text:p>
          </table:table-cell>
          <table:table-cell office:value-type="float" office:value="6.87099" calcext:value-type="float">
            <text:p>6.87</text:p>
          </table:table-cell>
          <table:table-cell office:value-type="float" office:value="40" calcext:value-type="float">
            <text:p>40.00</text:p>
          </table:table-cell>
          <table:table-cell office:value-type="float" office:value="9.02947" calcext:value-type="float">
            <text:p>9.03</text:p>
          </table:table-cell>
          <table:table-cell office:value-type="float" office:value="2.57944" calcext:value-type="float">
            <text:p>2.58</text:p>
          </table:table-cell>
          <table:table-cell office:value-type="float" office:value="0" calcext:value-type="float">
            <text:p>0.00</text:p>
          </table:table-cell>
          <table:table-cell office:value-type="float" office:value="1.96519" calcext:value-type="float">
            <text:p>1.97</text:p>
          </table:table-cell>
          <table:table-cell office:value-type="float" office:value="69.2484" calcext:value-type="float">
            <text:p>69.25</text:p>
          </table:table-cell>
          <table:table-cell office:value-type="float" office:value="17.1775" calcext:value-type="float">
            <text:p>17.18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9583" calcext:value-type="float">
            <text:p>1.40</text:p>
          </table:table-cell>
          <table:table-cell office:value-type="float" office:value="18.8996" calcext:value-type="float">
            <text:p>18.9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1595" calcext:value-type="float">
            <text:p>5.82</text:p>
          </table:table-cell>
          <table:table-cell office:value-type="float" office:value="78.7482" calcext:value-type="float">
            <text:p>78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6700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33191" calcext:value-type="float">
            <text:p>1.33</text:p>
          </table:table-cell>
          <table:table-cell office:value-type="float" office:value="34.6643" calcext:value-type="float">
            <text:p>34.66</text:p>
          </table:table-cell>
          <table:table-cell office:value-type="float" office:value="6.8496" calcext:value-type="float">
            <text:p>6.85</text:p>
          </table:table-cell>
          <table:table-cell office:value-type="float" office:value="48" calcext:value-type="float">
            <text:p>48.00</text:p>
          </table:table-cell>
          <table:table-cell office:value-type="float" office:value="8.72334" calcext:value-type="float">
            <text:p>8.72</text:p>
          </table:table-cell>
          <table:table-cell office:value-type="float" office:value="2.01459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2.77481" calcext:value-type="float">
            <text:p>2.77</text:p>
          </table:table-cell>
          <table:table-cell office:value-type="float" office:value="72.2173" calcext:value-type="float">
            <text:p>72.22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43702" calcext:value-type="float">
            <text:p>1.44</text:p>
          </table:table-cell>
          <table:table-cell office:value-type="float" office:value="27.4811" calcext:value-type="float">
            <text:p>27.48</text:p>
          </table:table-cell>
          <table:table-cell office:value-type="float" office:value="9.50628E-015" calcext:value-type="float">
            <text:p>0.00</text:p>
          </table:table-cell>
          <table:table-cell office:value-type="float" office:value="33.1445" calcext:value-type="float">
            <text:p>33.14</text:p>
          </table:table-cell>
          <table:table-cell office:value-type="float" office:value="10.1268" calcext:value-type="float">
            <text:p>10.13</text:p>
          </table:table-cell>
          <table:table-cell office:value-type="float" office:value="2.62438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4.33563" calcext:value-type="float">
            <text:p>4.34</text:p>
          </table:table-cell>
          <table:table-cell office:value-type="float" office:value="82.9132" calcext:value-type="float">
            <text:p>82.91</text:p>
          </table:table-cell>
          <table:table-cell office:value-type="float" office:value="0.000000000000028681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8786" calcext:value-type="float">
            <text:p>1.99</text:p>
          </table:table-cell>
          <table:table-cell office:value-type="float" office:value="17.7407" calcext:value-type="float">
            <text:p>17.74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7975" calcext:value-type="float">
            <text:p>17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28275" calcext:value-type="float">
            <text:p>8.28</text:p>
          </table:table-cell>
          <table:table-cell office:value-type="float" office:value="73.9197" calcext:value-type="float">
            <text:p>73.9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29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56347" calcext:value-type="float">
            <text:p>1.56</text:p>
          </table:table-cell>
          <table:table-cell office:value-type="float" office:value="15.1019" calcext:value-type="float">
            <text:p>15.10</text:p>
          </table:table-cell>
          <table:table-cell office:value-type="float" office:value="5.2584" calcext:value-type="float">
            <text:p>5.26</text:p>
          </table:table-cell>
          <table:table-cell office:value-type="float" office:value="27.5424" calcext:value-type="float">
            <text:p>27.54</text:p>
          </table:table-cell>
          <table:table-cell office:value-type="float" office:value="12.4015" calcext:value-type="float">
            <text:p>12.40</text:p>
          </table:table-cell>
          <table:table-cell office:value-type="float" office:value="7.99851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5.6766" calcext:value-type="float">
            <text:p>5.68</text:p>
          </table:table-cell>
          <table:table-cell office:value-type="float" office:value="54.8314" calcext:value-type="float">
            <text:p>54.83</text:p>
          </table:table-cell>
          <table:table-cell office:value-type="float" office:value="19.092" calcext:value-type="float">
            <text:p>19.09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4401" calcext:value-type="float">
            <text:p>2.54</text:p>
          </table:table-cell>
          <table:table-cell office:value-type="float" office:value="17.6175" calcext:value-type="float">
            <text:p>17.6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9936" calcext:value-type="float">
            <text:p>15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6" calcext:value-type="float">
            <text:p>10.60</text:p>
          </table:table-cell>
          <table:table-cell office:value-type="float" office:value="73.4064" calcext:value-type="float">
            <text:p>73.4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65199" calcext:value-type="float">
            <text:p>1.65</text:p>
          </table:table-cell>
          <table:table-cell office:value-type="float" office:value="18.3176" calcext:value-type="float">
            <text:p>18.3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935" calcext:value-type="float">
            <text:p>16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8833" calcext:value-type="float">
            <text:p>6.88</text:p>
          </table:table-cell>
          <table:table-cell office:value-type="float" office:value="76.3232" calcext:value-type="float">
            <text:p>76.3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0537" calcext:value-type="float">
            <text:p>0.69</text:p>
          </table:table-cell>
          <table:table-cell office:value-type="float" office:value="20.052" calcext:value-type="float">
            <text:p>20.0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3.5727" calcext:value-type="float">
            <text:p>13.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87724" calcext:value-type="float">
            <text:p>2.88</text:p>
          </table:table-cell>
          <table:table-cell office:value-type="float" office:value="83.55" calcext:value-type="float">
            <text:p>83.5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1861" calcext:value-type="float">
            <text:p>1.22</text:p>
          </table:table-cell>
          <table:table-cell office:value-type="float" office:value="19.2301" calcext:value-type="float">
            <text:p>19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07755" calcext:value-type="float">
            <text:p>5.08</text:p>
          </table:table-cell>
          <table:table-cell office:value-type="float" office:value="80.1254" calcext:value-type="float">
            <text:p>80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7414" calcext:value-type="float">
            <text:p>1.37</text:p>
          </table:table-cell>
          <table:table-cell office:value-type="float" office:value="18.9267" calcext:value-type="float">
            <text:p>18.9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133" calcext:value-type="float">
            <text:p>15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72559" calcext:value-type="float">
            <text:p>5.73</text:p>
          </table:table-cell>
          <table:table-cell office:value-type="float" office:value="78.8611" calcext:value-type="float">
            <text:p>78.8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64848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14971" calcext:value-type="float">
            <text:p>1.15</text:p>
          </table:table-cell>
          <table:table-cell office:value-type="float" office:value="20.0126" calcext:value-type="float">
            <text:p>20.01</text:p>
          </table:table-cell>
          <table:table-cell office:value-type="float" office:value="5.30479" calcext:value-type="float">
            <text:p>5.30</text:p>
          </table:table-cell>
          <table:table-cell office:value-type="float" office:value="32.5811" calcext:value-type="float">
            <text:p>32.58</text:p>
          </table:table-cell>
          <table:table-cell office:value-type="float" office:value="10.6365" calcext:value-type="float">
            <text:p>10.64</text:p>
          </table:table-cell>
          <table:table-cell office:value-type="float" office:value="8.12888" calcext:value-type="float">
            <text:p>8.13</text:p>
          </table:table-cell>
          <table:table-cell office:value-type="float" office:value="0" calcext:value-type="float">
            <text:p>0.00</text:p>
          </table:table-cell>
          <table:table-cell office:value-type="float" office:value="3.52875" calcext:value-type="float">
            <text:p>3.53</text:p>
          </table:table-cell>
          <table:table-cell office:value-type="float" office:value="61.4241" calcext:value-type="float">
            <text:p>61.42</text:p>
          </table:table-cell>
          <table:table-cell office:value-type="float" office:value="16.2818" calcext:value-type="float">
            <text:p>16.2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8012" calcext:value-type="float">
            <text:p>0.70</text:p>
          </table:table-cell>
          <table:table-cell office:value-type="float" office:value="20.2543" calcext:value-type="float">
            <text:p>20.2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90838" calcext:value-type="float">
            <text:p>2.91</text:p>
          </table:table-cell>
          <table:table-cell office:value-type="float" office:value="84.3931" calcext:value-type="float">
            <text:p>84.3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3.0217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1.94477" calcext:value-type="float">
            <text:p>1.94</text:p>
          </table:table-cell>
          <table:table-cell office:value-type="float" office:value="26.1085" calcext:value-type="float">
            <text:p>26.11</text:p>
          </table:table-cell>
          <table:table-cell office:value-type="float" office:value="4.79003" calcext:value-type="float">
            <text:p>4.79</text:p>
          </table:table-cell>
          <table:table-cell office:value-type="float" office:value="40" calcext:value-type="float">
            <text:p>40.00</text:p>
          </table:table-cell>
          <table:table-cell office:value-type="float" office:value="10.3374" calcext:value-type="float">
            <text:p>10.34</text:p>
          </table:table-cell>
          <table:table-cell office:value-type="float" office:value="7.5543" calcext:value-type="float">
            <text:p>7.55</text:p>
          </table:table-cell>
          <table:table-cell office:value-type="float" office:value="0" calcext:value-type="float">
            <text:p>0.00</text:p>
          </table:table-cell>
          <table:table-cell office:value-type="float" office:value="4.86193" calcext:value-type="float">
            <text:p>4.86</text:p>
          </table:table-cell>
          <table:table-cell office:value-type="float" office:value="65.2713" calcext:value-type="float">
            <text:p>65.27</text:p>
          </table:table-cell>
          <table:table-cell office:value-type="float" office:value="11.9751" calcext:value-type="float">
            <text:p>11.9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27513" calcext:value-type="float">
            <text:p>1.28</text:p>
          </table:table-cell>
          <table:table-cell office:value-type="float" office:value="33.7503" calcext:value-type="float">
            <text:p>33.75</text:p>
          </table:table-cell>
          <table:table-cell office:value-type="float" office:value="6.81616" calcext:value-type="float">
            <text:p>6.82</text:p>
          </table:table-cell>
          <table:table-cell office:value-type="float" office:value="48" calcext:value-type="float">
            <text:p>48.00</text:p>
          </table:table-cell>
          <table:table-cell office:value-type="float" office:value="10.803" calcext:value-type="float">
            <text:p>10.80</text:p>
          </table:table-cell>
          <table:table-cell office:value-type="float" office:value="2.02696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2.65653" calcext:value-type="float">
            <text:p>2.66</text:p>
          </table:table-cell>
          <table:table-cell office:value-type="float" office:value="70.3132" calcext:value-type="float">
            <text:p>70.31</text:p>
          </table:table-cell>
          <table:table-cell office:value-type="float" office:value="14.2003" calcext:value-type="float">
            <text:p>14.2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642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21383" calcext:value-type="float">
            <text:p>2.21</text:p>
          </table:table-cell>
          <table:table-cell office:value-type="float" office:value="24.3423" calcext:value-type="float">
            <text:p>24.34</text:p>
          </table:table-cell>
          <table:table-cell office:value-type="float" office:value="6.80343" calcext:value-type="float">
            <text:p>6.80</text:p>
          </table:table-cell>
          <table:table-cell office:value-type="float" office:value="39.115" calcext:value-type="float">
            <text:p>39.12</text:p>
          </table:table-cell>
          <table:table-cell office:value-type="float" office:value="12.1669" calcext:value-type="float">
            <text:p>12.17</text:p>
          </table:table-cell>
          <table:table-cell office:value-type="float" office:value="2.54741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5.6598" calcext:value-type="float">
            <text:p>5.66</text:p>
          </table:table-cell>
          <table:table-cell office:value-type="float" office:value="62.2325" calcext:value-type="float">
            <text:p>62.23</text:p>
          </table:table-cell>
          <table:table-cell office:value-type="float" office:value="17.3934" calcext:value-type="float">
            <text:p>17.3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877368" calcext:value-type="float">
            <text:p>0.88</text:p>
          </table:table-cell>
          <table:table-cell office:value-type="float" office:value="0" calcext:value-type="float">
            <text:p>0.00</text:p>
          </table:table-cell>
          <table:table-cell office:value-type="float" office:value="2.00658" calcext:value-type="float">
            <text:p>2.01</text:p>
          </table:table-cell>
          <table:table-cell office:value-type="float" office:value="48.0041" calcext:value-type="float">
            <text:p>48.00</text:p>
          </table:table-cell>
          <table:table-cell office:value-type="float" office:value="-0.0000000000000163203" calcext:value-type="float">
            <text:p>0.00</text:p>
          </table:table-cell>
          <table:table-cell office:value-type="float" office:value="57.0293" calcext:value-type="float">
            <text:p>57.03</text:p>
          </table:table-cell>
          <table:table-cell office:value-type="float" office:value="10.7687" calcext:value-type="float">
            <text:p>10.77</text:p>
          </table:table-cell>
          <table:table-cell office:value-type="float" office:value="1.53845" calcext:value-type="float">
            <text:p>1.54</text:p>
          </table:table-cell>
          <table:table-cell office:value-type="float" office:value="0" calcext:value-type="float">
            <text:p>0.00</text:p>
          </table:table-cell>
          <table:table-cell office:value-type="float" office:value="3.5185" calcext:value-type="float">
            <text:p>3.52</text:p>
          </table:table-cell>
          <table:table-cell office:value-type="float" office:value="84.1744" calcext:value-type="float">
            <text:p>84.17</text:p>
          </table:table-cell>
          <table:table-cell office:value-type="float" office:value="-0.000000000000028617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1513" calcext:value-type="float">
            <text:p>1.92</text:p>
          </table:table-cell>
          <table:table-cell office:value-type="float" office:value="17.2279" calcext:value-type="float">
            <text:p>17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0.2373" calcext:value-type="float">
            <text:p>20.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.97972" calcext:value-type="float">
            <text:p>7.98</text:p>
          </table:table-cell>
          <table:table-cell office:value-type="float" office:value="71.783" calcext:value-type="float">
            <text:p>71.7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08234" calcext:value-type="float">
            <text:p>2.08</text:p>
          </table:table-cell>
          <table:table-cell office:value-type="float" office:value="17.9092" calcext:value-type="float">
            <text:p>17.9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02" calcext:value-type="float">
            <text:p>16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6764" calcext:value-type="float">
            <text:p>8.68</text:p>
          </table:table-cell>
          <table:table-cell office:value-type="float" office:value="74.6216" calcext:value-type="float">
            <text:p>74.6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5322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0.972103" calcext:value-type="float">
            <text:p>0.97</text:p>
          </table:table-cell>
          <table:table-cell office:value-type="float" office:value="26.406" calcext:value-type="float">
            <text:p>26.41</text:p>
          </table:table-cell>
          <table:table-cell office:value-type="float" office:value="5.77117" calcext:value-type="float">
            <text:p>5.77</text:p>
          </table:table-cell>
          <table:table-cell office:value-type="float" office:value="40" calcext:value-type="float">
            <text:p>40.00</text:p>
          </table:table-cell>
          <table:table-cell office:value-type="float" office:value="11.7439" calcext:value-type="float">
            <text:p>11.74</text:p>
          </table:table-cell>
          <table:table-cell office:value-type="float" office:value="5.38305" calcext:value-type="float">
            <text:p>5.38</text:p>
          </table:table-cell>
          <table:table-cell office:value-type="float" office:value="0" calcext:value-type="float">
            <text:p>0.00</text:p>
          </table:table-cell>
          <table:table-cell office:value-type="float" office:value="2.43026" calcext:value-type="float">
            <text:p>2.43</text:p>
          </table:table-cell>
          <table:table-cell office:value-type="float" office:value="66.0149" calcext:value-type="float">
            <text:p>66.01</text:p>
          </table:table-cell>
          <table:table-cell office:value-type="float" office:value="14.4279" calcext:value-type="float">
            <text:p>14.43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01" calcext:value-type="float">
            <text:p>1.40</text:p>
          </table:table-cell>
          <table:table-cell office:value-type="float" office:value="18.2865" calcext:value-type="float">
            <text:p>18.2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9686" calcext:value-type="float">
            <text:p>17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3749" calcext:value-type="float">
            <text:p>5.84</text:p>
          </table:table-cell>
          <table:table-cell office:value-type="float" office:value="76.1939" calcext:value-type="float">
            <text:p>76.1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1.79663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float" office:value="1.65752" calcext:value-type="float">
            <text:p>1.66</text:p>
          </table:table-cell>
          <table:table-cell office:value-type="float" office:value="25.4506" calcext:value-type="float">
            <text:p>25.45</text:p>
          </table:table-cell>
          <table:table-cell office:value-type="float" office:value="6.07181" calcext:value-type="float">
            <text:p>6.07</text:p>
          </table:table-cell>
          <table:table-cell office:value-type="float" office:value="40" calcext:value-type="float">
            <text:p>40.00</text:p>
          </table:table-cell>
          <table:table-cell office:value-type="float" office:value="12.5586" calcext:value-type="float">
            <text:p>12.56</text:p>
          </table:table-cell>
          <table:table-cell office:value-type="float" office:value="4.49157" calcext:value-type="float">
            <text:p>4.49</text:p>
          </table:table-cell>
          <table:table-cell office:value-type="float" office:value="0" calcext:value-type="float">
            <text:p>0.00</text:p>
          </table:table-cell>
          <table:table-cell office:value-type="float" office:value="4.14381" calcext:value-type="float">
            <text:p>4.14</text:p>
          </table:table-cell>
          <table:table-cell office:value-type="float" office:value="63.6265" calcext:value-type="float">
            <text:p>63.63</text:p>
          </table:table-cell>
          <table:table-cell office:value-type="float" office:value="15.1795" calcext:value-type="float">
            <text:p>15.18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3.26127" calcext:value-type="float">
            <text:p>3.26</text:p>
          </table:table-cell>
          <table:table-cell office:value-type="float" office:value="0" calcext:value-type="float">
            <text:p>0.00</text:p>
          </table:table-cell>
          <table:table-cell office:value-type="float" office:value="2.43264" calcext:value-type="float">
            <text:p>2.43</text:p>
          </table:table-cell>
          <table:table-cell office:value-type="float" office:value="17.808" calcext:value-type="float">
            <text:p>17.81</text:p>
          </table:table-cell>
          <table:table-cell office:value-type="float" office:value="4.27963" calcext:value-type="float">
            <text:p>4.28</text:p>
          </table:table-cell>
          <table:table-cell office:value-type="float" office:value="32.4871" calcext:value-type="float">
            <text:p>32.49</text:p>
          </table:table-cell>
          <table:table-cell office:value-type="float" office:value="14.4843" calcext:value-type="float">
            <text:p>14.48</text:p>
          </table:table-cell>
          <table:table-cell office:value-type="float" office:value="10.0387" calcext:value-type="float">
            <text:p>10.04</text:p>
          </table:table-cell>
          <table:table-cell office:value-type="float" office:value="0" calcext:value-type="float">
            <text:p>0.00</text:p>
          </table:table-cell>
          <table:table-cell office:value-type="float" office:value="7.48803" calcext:value-type="float">
            <text:p>7.49</text:p>
          </table:table-cell>
          <table:table-cell office:value-type="float" office:value="54.8157" calcext:value-type="float">
            <text:p>54.82</text:p>
          </table:table-cell>
          <table:table-cell office:value-type="float" office:value="13.1733" calcext:value-type="float">
            <text:p>13.17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8739" calcext:value-type="float">
            <text:p>2.59</text:p>
          </table:table-cell>
          <table:table-cell office:value-type="float" office:value="15.994" calcext:value-type="float">
            <text:p>15.9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7808" calcext:value-type="float">
            <text:p>10.78</text:p>
          </table:table-cell>
          <table:table-cell office:value-type="float" office:value="66.6417" calcext:value-type="float">
            <text:p>66.64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BL2 Stats" table:style-name="ta7">
        <office:forms form:automatic-focus="false" form:apply-design-mode="false"/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10-5-1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.728" calcext:value-type="float">
            <text:p>46.728</text:p>
          </table:table-cell>
          <table:table-cell office:value-type="float" office:value="64.8557" calcext:value-type="float">
            <text:p>64.8557</text:p>
          </table:table-cell>
          <table:table-cell office:value-type="float" office:value="52.6502" calcext:value-type="float">
            <text:p>52.6502</text:p>
          </table:table-cell>
          <table:table-cell office:value-type="float" office:value="4" calcext:value-type="float">
            <text:p>4</text:p>
          </table:table-cell>
          <table:table-cell office:value-type="float" office:value="464.96" calcext:value-type="float">
            <text:p>464.96</text:p>
          </table:table-cell>
          <table:table-cell office:value-type="float" office:value="58.9335" calcext:value-type="float">
            <text:p>58.9335</text:p>
          </table:table-cell>
          <table:table-cell office:value-type="string" calcext:value-type="string">
            <text:p>Optimal</text:p>
          </table:table-cell>
          <table:table-cell office:value-type="float" office:value="58.9335" calcext:value-type="float">
            <text:p>58.9335</text:p>
          </table:table-cell>
          <table:table-cell office:value-type="float" office:value="58.9364" calcext:value-type="float">
            <text:p>58.9364</text:p>
          </table:table-cell>
          <table:table-cell office:value-type="float" office:value="0.00492056" calcext:value-type="float">
            <text:p>0.00492056</text:p>
          </table:table-cell>
        </table:table-row>
        <table:table-row table:style-name="ro1">
          <table:table-cell office:value-type="string" calcext:value-type="string">
            <text:p>sfsarp-10-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.5962" calcext:value-type="float">
            <text:p>48.5962</text:p>
          </table:table-cell>
          <table:table-cell office:value-type="float" office:value="17.7295" calcext:value-type="float">
            <text:p>17.7295</text:p>
          </table:table-cell>
          <table:table-cell office:value-type="float" office:value="25.0657" calcext:value-type="float">
            <text:p>25.0657</text:p>
          </table:table-cell>
          <table:table-cell office:value-type="float" office:value="3" calcext:value-type="float">
            <text:p>3</text:p>
          </table:table-cell>
          <table:table-cell office:value-type="float" office:value="9.98" calcext:value-type="float">
            <text:p>9.98</text:p>
          </table:table-cell>
          <table:table-cell office:value-type="float" office:value="41.2601" calcext:value-type="float">
            <text:p>41.2601</text:p>
          </table:table-cell>
          <table:table-cell office:value-type="string" calcext:value-type="string">
            <text:p>Optimal</text:p>
          </table:table-cell>
          <table:table-cell office:value-type="float" office:value="41.2601" calcext:value-type="float">
            <text:p>41.2601</text:p>
          </table:table-cell>
          <table:table-cell office:value-type="float" office:value="41.264" calcext:value-type="float">
            <text:p>41.264</text:p>
          </table:table-cell>
          <table:table-cell office:value-type="float" office:value="0.00945134" calcext:value-type="float">
            <text:p>0.00945134</text:p>
          </table:table-cell>
        </table:table-row>
        <table:table-row table:style-name="ro1">
          <table:table-cell office:value-type="string" calcext:value-type="string">
            <text:p>sfsarp-10-5-3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.8867" calcext:value-type="float">
            <text:p>53.8867</text:p>
          </table:table-cell>
          <table:table-cell office:value-type="float" office:value="14.8646" calcext:value-type="float">
            <text:p>14.8646</text:p>
          </table:table-cell>
          <table:table-cell office:value-type="float" office:value="25.6678" calcext:value-type="float">
            <text:p>25.6678</text:p>
          </table:table-cell>
          <table:table-cell office:value-type="float" office:value="3" calcext:value-type="float">
            <text:p>3</text:p>
          </table:table-cell>
          <table:table-cell office:value-type="float" office:value="5181.3" calcext:value-type="float">
            <text:p>5181.3</text:p>
          </table:table-cell>
          <table:table-cell office:value-type="float" office:value="43.0834" calcext:value-type="float">
            <text:p>43.0834</text:p>
          </table:table-cell>
          <table:table-cell office:value-type="string" calcext:value-type="string">
            <text:p>Optimal</text:p>
          </table:table-cell>
          <table:table-cell office:value-type="float" office:value="43.0834" calcext:value-type="float">
            <text:p>43.0834</text:p>
          </table:table-cell>
          <table:table-cell office:value-type="float" office:value="43.0877" calcext:value-type="float">
            <text:p>43.0877</text:p>
          </table:table-cell>
          <table:table-cell office:value-type="float" office:value="0.00997965" calcext:value-type="float">
            <text:p>0.00997965</text:p>
          </table:table-cell>
        </table:table-row>
        <table:table-row table:style-name="ro1">
          <table:table-cell office:value-type="string" calcext:value-type="string">
            <text:p>sfsarp-10-5-4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.5593" calcext:value-type="float">
            <text:p>56.5593</text:p>
          </table:table-cell>
          <table:table-cell office:value-type="float" office:value="17.0285" calcext:value-type="float">
            <text:p>17.0285</text:p>
          </table:table-cell>
          <table:table-cell office:value-type="float" office:value="24.7469" calcext:value-type="float">
            <text:p>24.7469</text:p>
          </table:table-cell>
          <table:table-cell office:value-type="float" office:value="3" calcext:value-type="float">
            <text:p>3</text:p>
          </table:table-cell>
          <table:table-cell office:value-type="float" office:value="25.6" calcext:value-type="float">
            <text:p>25.6</text:p>
          </table:table-cell>
          <table:table-cell office:value-type="float" office:value="48.8409" calcext:value-type="float">
            <text:p>48.840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8409" calcext:value-type="float">
            <text:p>48.8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5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.9008" calcext:value-type="float">
            <text:p>46.9008</text:p>
          </table:table-cell>
          <table:table-cell office:value-type="float" office:value="33.1732" calcext:value-type="float">
            <text:p>33.1732</text:p>
          </table:table-cell>
          <table:table-cell office:value-type="float" office:value="35.8878" calcext:value-type="float">
            <text:p>35.8878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.81</text:p>
          </table:table-cell>
          <table:table-cell office:value-type="float" office:value="44.1862" calcext:value-type="float">
            <text:p>44.1862</text:p>
          </table:table-cell>
          <table:table-cell office:value-type="string" calcext:value-type="string">
            <text:p>Optimal</text:p>
          </table:table-cell>
          <table:table-cell office:value-type="float" office:value="44.1862" calcext:value-type="float">
            <text:p>44.1862</text:p>
          </table:table-cell>
          <table:table-cell office:value-type="float" office:value="44.1873" calcext:value-type="float">
            <text:p>44.1873</text:p>
          </table:table-cell>
          <table:table-cell office:value-type="float" office:value="0.0024894" calcext:value-type="float">
            <text:p>0.0024894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0.7953" calcext:value-type="float">
            <text:p>40.7953</text:p>
          </table:table-cell>
          <table:table-cell office:value-type="float" office:value="3" calcext:value-type="float">
            <text:p>3</text:p>
          </table:table-cell>
          <table:table-cell office:value-type="float" office:value="7196.8" calcext:value-type="float">
            <text:p>7196.8</text:p>
          </table:table-cell>
          <table:table-cell office:value-type="float" office:value="57.7651" calcext:value-type="float">
            <text:p>57.7651</text:p>
          </table:table-cell>
          <table:table-cell office:value-type="string" calcext:value-type="string">
            <text:p>Feasible</text:p>
          </table:table-cell>
          <table:table-cell office:value-type="float" office:value="57.7651" calcext:value-type="float">
            <text:p>57.7651</text:p>
          </table:table-cell>
          <table:table-cell office:value-type="float" office:value="59.7239" calcext:value-type="float">
            <text:p>59.7239</text:p>
          </table:table-cell>
          <table:table-cell office:value-type="float" office:value="3.27976" calcext:value-type="float">
            <text:p>3.27976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66.6466" calcext:value-type="float">
            <text:p>66.6466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3" calcext:value-type="float">
            <text:p>3</text:p>
          </table:table-cell>
          <table:table-cell office:value-type="float" office:value="7191.47" calcext:value-type="float">
            <text:p>7191.47</text:p>
          </table:table-cell>
          <table:table-cell office:value-type="float" office:value="93.4074" calcext:value-type="float">
            <text:p>93.4074</text:p>
          </table:table-cell>
          <table:table-cell office:value-type="string" calcext:value-type="string">
            <text:p>Feasible</text:p>
          </table:table-cell>
          <table:table-cell office:value-type="float" office:value="93.4074" calcext:value-type="float">
            <text:p>93.4074</text:p>
          </table:table-cell>
          <table:table-cell office:value-type="float" office:value="94.7177" calcext:value-type="float">
            <text:p>94.7177</text:p>
          </table:table-cell>
          <table:table-cell office:value-type="float" office:value="1.38337" calcext:value-type="float">
            <text:p>1.38337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51.0239" calcext:value-type="float">
            <text:p>51.0239</text:p>
          </table:table-cell>
          <table:table-cell office:value-type="float" office:value="40.5432" calcext:value-type="float">
            <text:p>40.5432</text:p>
          </table:table-cell>
          <table:table-cell office:value-type="float" office:value="4" calcext:value-type="float">
            <text:p>4</text:p>
          </table:table-cell>
          <table:table-cell office:value-type="float" office:value="7199.17" calcext:value-type="float">
            <text:p>7199.17</text:p>
          </table:table-cell>
          <table:table-cell office:value-type="float" office:value="60.6425" calcext:value-type="float">
            <text:p>60.6425</text:p>
          </table:table-cell>
          <table:table-cell office:value-type="string" calcext:value-type="string">
            <text:p>Feasible</text:p>
          </table:table-cell>
          <table:table-cell office:value-type="float" office:value="60.6425" calcext:value-type="float">
            <text:p>60.6425</text:p>
          </table:table-cell>
          <table:table-cell office:value-type="float" office:value="65.7135" calcext:value-type="float">
            <text:p>65.7135</text:p>
          </table:table-cell>
          <table:table-cell office:value-type="float" office:value="7.71683" calcext:value-type="float">
            <text:p>7.71683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1.9978" calcext:value-type="float">
            <text:p>41.9978</text:p>
          </table:table-cell>
          <table:table-cell office:value-type="float" office:value="3" calcext:value-type="float">
            <text:p>3</text:p>
          </table:table-cell>
          <table:table-cell office:value-type="float" office:value="7198.66" calcext:value-type="float">
            <text:p>7198.66</text:p>
          </table:table-cell>
          <table:table-cell office:value-type="float" office:value="83.8731" calcext:value-type="float">
            <text:p>83.8731</text:p>
          </table:table-cell>
          <table:table-cell office:value-type="string" calcext:value-type="string">
            <text:p>Feasible</text:p>
          </table:table-cell>
          <table:table-cell office:value-type="float" office:value="83.8731" calcext:value-type="float">
            <text:p>83.8731</text:p>
          </table:table-cell>
          <table:table-cell office:value-type="float" office:value="86.3773" calcext:value-type="float">
            <text:p>86.3773</text:p>
          </table:table-cell>
          <table:table-cell office:value-type="float" office:value="2.89914" calcext:value-type="float">
            <text:p>2.89914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44.9871" calcext:value-type="float">
            <text:p>44.9871</text:p>
          </table:table-cell>
          <table:table-cell office:value-type="float" office:value="36.773" calcext:value-type="float">
            <text:p>36.773</text:p>
          </table:table-cell>
          <table:table-cell office:value-type="float" office:value="3" calcext:value-type="float">
            <text:p>3</text:p>
          </table:table-cell>
          <table:table-cell office:value-type="float" office:value="7199.36" calcext:value-type="float">
            <text:p>7199.36</text:p>
          </table:table-cell>
          <table:table-cell office:value-type="float" office:value="71.8336" calcext:value-type="float">
            <text:p>71.8336</text:p>
          </table:table-cell>
          <table:table-cell office:value-type="string" calcext:value-type="string">
            <text:p>Feasible</text:p>
          </table:table-cell>
          <table:table-cell office:value-type="float" office:value="71.8336" calcext:value-type="float">
            <text:p>71.8336</text:p>
          </table:table-cell>
          <table:table-cell office:value-type="float" office:value="75.2596" calcext:value-type="float">
            <text:p>75.2596</text:p>
          </table:table-cell>
          <table:table-cell office:value-type="float" office:value="4.55224" calcext:value-type="float">
            <text:p>4.55224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55.4399" calcext:value-type="float">
            <text:p>55.4399</text:p>
          </table:table-cell>
          <table:table-cell office:value-type="float" office:value="34.5501" calcext:value-type="float">
            <text:p>34.5501</text:p>
          </table:table-cell>
          <table:table-cell office:value-type="float" office:value="3" calcext:value-type="float">
            <text:p>3</text:p>
          </table:table-cell>
          <table:table-cell office:value-type="float" office:value="7189.7" calcext:value-type="float">
            <text:p>7189.7</text:p>
          </table:table-cell>
          <table:table-cell office:value-type="float" office:value="79.6281" calcext:value-type="float">
            <text:p>79.6281</text:p>
          </table:table-cell>
          <table:table-cell office:value-type="string" calcext:value-type="string">
            <text:p>Feasible</text:p>
          </table:table-cell>
          <table:table-cell office:value-type="float" office:value="79.6281" calcext:value-type="float">
            <text:p>79.6281</text:p>
          </table:table-cell>
          <table:table-cell office:value-type="float" office:value="87.6989" calcext:value-type="float">
            <text:p>87.6989</text:p>
          </table:table-cell>
          <table:table-cell office:value-type="float" office:value="9.20285" calcext:value-type="float">
            <text:p>9.20285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0.925" calcext:value-type="float">
            <text:p>20.925</text:p>
          </table:table-cell>
          <table:table-cell office:value-type="float" office:value="3" calcext:value-type="float">
            <text:p>3</text:p>
          </table:table-cell>
          <table:table-cell office:value-type="float" office:value="7192.43" calcext:value-type="float">
            <text:p>7192.43</text:p>
          </table:table-cell>
          <table:table-cell office:value-type="float" office:value="78.8983" calcext:value-type="float">
            <text:p>78.8983</text:p>
          </table:table-cell>
          <table:table-cell office:value-type="string" calcext:value-type="string">
            <text:p>Feasible</text:p>
          </table:table-cell>
          <table:table-cell office:value-type="float" office:value="78.8983" calcext:value-type="float">
            <text:p>78.8983</text:p>
          </table:table-cell>
          <table:table-cell office:value-type="float" office:value="82.0968" calcext:value-type="float">
            <text:p>82.0968</text:p>
          </table:table-cell>
          <table:table-cell office:value-type="float" office:value="3.89601" calcext:value-type="float">
            <text:p>3.89601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3.8865" calcext:value-type="float">
            <text:p>33.8865</text:p>
          </table:table-cell>
          <table:table-cell office:value-type="float" office:value="3" calcext:value-type="float">
            <text:p>3</text:p>
          </table:table-cell>
          <table:table-cell office:value-type="float" office:value="7191.33" calcext:value-type="float">
            <text:p>7191.33</text:p>
          </table:table-cell>
          <table:table-cell office:value-type="float" office:value="70.5107" calcext:value-type="float">
            <text:p>70.5107</text:p>
          </table:table-cell>
          <table:table-cell office:value-type="string" calcext:value-type="string">
            <text:p>Feasible</text:p>
          </table:table-cell>
          <table:table-cell office:value-type="float" office:value="70.5107" calcext:value-type="float">
            <text:p>70.5107</text:p>
          </table:table-cell>
          <table:table-cell office:value-type="float" office:value="76.6695" calcext:value-type="float">
            <text:p>76.6695</text:p>
          </table:table-cell>
          <table:table-cell office:value-type="float" office:value="8.03292" calcext:value-type="float">
            <text:p>8.03292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69.6386" calcext:value-type="float">
            <text:p>69.6386</text:p>
          </table:table-cell>
          <table:table-cell office:value-type="float" office:value="37.31" calcext:value-type="float">
            <text:p>37.31</text:p>
          </table:table-cell>
          <table:table-cell office:value-type="float" office:value="3" calcext:value-type="float">
            <text:p>3</text:p>
          </table:table-cell>
          <table:table-cell office:value-type="float" office:value="7198" calcext:value-type="float">
            <text:p>7198</text:p>
          </table:table-cell>
          <table:table-cell office:value-type="float" office:value="68.9163" calcext:value-type="float">
            <text:p>68.9163</text:p>
          </table:table-cell>
          <table:table-cell office:value-type="string" calcext:value-type="string">
            <text:p>Feasible</text:p>
          </table:table-cell>
          <table:table-cell office:value-type="float" office:value="68.9163" calcext:value-type="float">
            <text:p>68.9163</text:p>
          </table:table-cell>
          <table:table-cell office:value-type="float" office:value="73.8669" calcext:value-type="float">
            <text:p>73.8669</text:p>
          </table:table-cell>
          <table:table-cell office:value-type="float" office:value="6.70205" calcext:value-type="float">
            <text:p>6.70205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81.7314" calcext:value-type="float">
            <text:p>81.7314</text:p>
          </table:table-cell>
          <table:table-cell office:value-type="float" office:value="41.648" calcext:value-type="float">
            <text:p>41.648</text:p>
          </table:table-cell>
          <table:table-cell office:value-type="float" office:value="3" calcext:value-type="float">
            <text:p>3</text:p>
          </table:table-cell>
          <table:table-cell office:value-type="float" office:value="7189.95" calcext:value-type="float">
            <text:p>7189.95</text:p>
          </table:table-cell>
          <table:table-cell office:value-type="float" office:value="91.7767" calcext:value-type="float">
            <text:p>91.7767</text:p>
          </table:table-cell>
          <table:table-cell office:value-type="string" calcext:value-type="string">
            <text:p>Feasible</text:p>
          </table:table-cell>
          <table:table-cell office:value-type="float" office:value="91.7767" calcext:value-type="float">
            <text:p>91.7767</text:p>
          </table:table-cell>
          <table:table-cell office:value-type="float" office:value="95.3857" calcext:value-type="float">
            <text:p>95.3857</text:p>
          </table:table-cell>
          <table:table-cell office:value-type="float" office:value="3.78359" calcext:value-type="float">
            <text:p>3.78359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3.6169" calcext:value-type="float">
            <text:p>23.6169</text:p>
          </table:table-cell>
          <table:table-cell office:value-type="float" office:value="3" calcext:value-type="float">
            <text:p>3</text:p>
          </table:table-cell>
          <table:table-cell office:value-type="float" office:value="7196.6" calcext:value-type="float">
            <text:p>7196.6</text:p>
          </table:table-cell>
          <table:table-cell office:value-type="float" office:value="73.7318" calcext:value-type="float">
            <text:p>73.7318</text:p>
          </table:table-cell>
          <table:table-cell office:value-type="string" calcext:value-type="string">
            <text:p>Feasible</text:p>
          </table:table-cell>
          <table:table-cell office:value-type="float" office:value="73.7318" calcext:value-type="float">
            <text:p>73.7318</text:p>
          </table:table-cell>
          <table:table-cell office:value-type="float" office:value="81.0329" calcext:value-type="float">
            <text:p>81.0329</text:p>
          </table:table-cell>
          <table:table-cell office:value-type="float" office:value="9.01004" calcext:value-type="float">
            <text:p>9.01004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4.6694" calcext:value-type="float">
            <text:p>14.6694</text:p>
          </table:table-cell>
          <table:table-cell office:value-type="float" office:value="4" calcext:value-type="float">
            <text:p>4</text:p>
          </table:table-cell>
          <table:table-cell office:value-type="float" office:value="87.27" calcext:value-type="float">
            <text:p>87.27</text:p>
          </table:table-cell>
          <table:table-cell office:value-type="float" office:value="76.9599" calcext:value-type="float">
            <text:p>76.959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9599" calcext:value-type="float">
            <text:p>76.9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42.1138" calcext:value-type="float">
            <text:p>42.1138</text:p>
          </table:table-cell>
          <table:table-cell office:value-type="float" office:value="3" calcext:value-type="float">
            <text:p>3</text:p>
          </table:table-cell>
          <table:table-cell office:value-type="float" office:value="6544.54" calcext:value-type="float">
            <text:p>6544.54</text:p>
          </table:table-cell>
          <table:table-cell office:value-type="float" office:value="67.0555" calcext:value-type="float">
            <text:p>67.0555</text:p>
          </table:table-cell>
          <table:table-cell office:value-type="string" calcext:value-type="string">
            <text:p>Optimal</text:p>
          </table:table-cell>
          <table:table-cell office:value-type="float" office:value="67.0555" calcext:value-type="float">
            <text:p>67.0555</text:p>
          </table:table-cell>
          <table:table-cell office:value-type="float" office:value="67.0621" calcext:value-type="float">
            <text:p>67.0621</text:p>
          </table:table-cell>
          <table:table-cell office:value-type="float" office:value="0.00984162" calcext:value-type="float">
            <text:p>0.00984162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4.3591" calcext:value-type="float">
            <text:p>24.3591</text:p>
          </table:table-cell>
          <table:table-cell office:value-type="float" office:value="5" calcext:value-type="float">
            <text:p>5</text:p>
          </table:table-cell>
          <table:table-cell office:value-type="float" office:value="7196.07" calcext:value-type="float">
            <text:p>7196.07</text:p>
          </table:table-cell>
          <table:table-cell office:value-type="float" office:value="80.6778" calcext:value-type="float">
            <text:p>80.6778</text:p>
          </table:table-cell>
          <table:table-cell office:value-type="string" calcext:value-type="string">
            <text:p>Feasible</text:p>
          </table:table-cell>
          <table:table-cell office:value-type="float" office:value="80.6778" calcext:value-type="float">
            <text:p>80.6778</text:p>
          </table:table-cell>
          <table:table-cell office:value-type="float" office:value="87.0777" calcext:value-type="float">
            <text:p>87.0777</text:p>
          </table:table-cell>
          <table:table-cell office:value-type="float" office:value="7.34964" calcext:value-type="float">
            <text:p>7.34964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3.5989" calcext:value-type="float">
            <text:p>23.5989</text:p>
          </table:table-cell>
          <table:table-cell office:value-type="float" office:value="4" calcext:value-type="float">
            <text:p>4</text:p>
          </table:table-cell>
          <table:table-cell office:value-type="float" office:value="7199.68" calcext:value-type="float">
            <text:p>7199.68</text:p>
          </table:table-cell>
          <table:table-cell office:value-type="float" office:value="60.1539" calcext:value-type="float">
            <text:p>60.1539</text:p>
          </table:table-cell>
          <table:table-cell office:value-type="string" calcext:value-type="string">
            <text:p>Feasible</text:p>
          </table:table-cell>
          <table:table-cell office:value-type="float" office:value="60.1539" calcext:value-type="float">
            <text:p>60.1539</text:p>
          </table:table-cell>
          <table:table-cell office:value-type="float" office:value="61.6381" calcext:value-type="float">
            <text:p>61.6381</text:p>
          </table:table-cell>
          <table:table-cell office:value-type="float" office:value="2.40793" calcext:value-type="float">
            <text:p>2.40793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5.1483" calcext:value-type="float">
            <text:p>45.1483</text:p>
          </table:table-cell>
          <table:table-cell office:value-type="float" office:value="3" calcext:value-type="float">
            <text:p>3</text:p>
          </table:table-cell>
          <table:table-cell office:value-type="float" office:value="7194.42" calcext:value-type="float">
            <text:p>7194.42</text:p>
          </table:table-cell>
          <table:table-cell office:value-type="float" office:value="82.5875" calcext:value-type="float">
            <text:p>82.5875</text:p>
          </table:table-cell>
          <table:table-cell office:value-type="string" calcext:value-type="string">
            <text:p>Feasible</text:p>
          </table:table-cell>
          <table:table-cell office:value-type="float" office:value="82.5875" calcext:value-type="float">
            <text:p>82.5875</text:p>
          </table:table-cell>
          <table:table-cell office:value-type="float" office:value="92.7985" calcext:value-type="float">
            <text:p>92.7985</text:p>
          </table:table-cell>
          <table:table-cell office:value-type="float" office:value="11.0034" calcext:value-type="float">
            <text:p>11.003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6.1747" calcext:value-type="float">
            <text:p>36.1747</text:p>
          </table:table-cell>
          <table:table-cell office:value-type="float" office:value="4" calcext:value-type="float">
            <text:p>4</text:p>
          </table:table-cell>
          <table:table-cell office:value-type="float" office:value="7190.77" calcext:value-type="float">
            <text:p>7190.77</text:p>
          </table:table-cell>
          <table:table-cell office:value-type="float" office:value="79.3997" calcext:value-type="float">
            <text:p>79.3997</text:p>
          </table:table-cell>
          <table:table-cell office:value-type="string" calcext:value-type="string">
            <text:p>Feasible</text:p>
          </table:table-cell>
          <table:table-cell office:value-type="float" office:value="79.3997" calcext:value-type="float">
            <text:p>79.3997</text:p>
          </table:table-cell>
          <table:table-cell office:value-type="float" office:value="84.2549" calcext:value-type="float">
            <text:p>84.2549</text:p>
          </table:table-cell>
          <table:table-cell office:value-type="float" office:value="5.76251" calcext:value-type="float">
            <text:p>5.76251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8.6591" calcext:value-type="float">
            <text:p>38.6591</text:p>
          </table:table-cell>
          <table:table-cell office:value-type="float" office:value="56.6177" calcext:value-type="float">
            <text:p>56.6177</text:p>
          </table:table-cell>
          <table:table-cell office:value-type="float" office:value="3" calcext:value-type="float">
            <text:p>3</text:p>
          </table:table-cell>
          <table:table-cell office:value-type="float" office:value="7198.57" calcext:value-type="float">
            <text:p>7198.57</text:p>
          </table:table-cell>
          <table:table-cell office:value-type="float" office:value="61.9211" calcext:value-type="float">
            <text:p>61.9211</text:p>
          </table:table-cell>
          <table:table-cell office:value-type="string" calcext:value-type="string">
            <text:p>Feasible</text:p>
          </table:table-cell>
          <table:table-cell office:value-type="float" office:value="61.9211" calcext:value-type="float">
            <text:p>61.9211</text:p>
          </table:table-cell>
          <table:table-cell office:value-type="float" office:value="73.0671" calcext:value-type="float">
            <text:p>73.0671</text:p>
          </table:table-cell>
          <table:table-cell office:value-type="float" office:value="15.2545" calcext:value-type="float">
            <text:p>15.254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8.281" calcext:value-type="float">
            <text:p>48.281</text:p>
          </table:table-cell>
          <table:table-cell office:value-type="float" office:value="37.8433" calcext:value-type="float">
            <text:p>37.8433</text:p>
          </table:table-cell>
          <table:table-cell office:value-type="float" office:value="3" calcext:value-type="float">
            <text:p>3</text:p>
          </table:table-cell>
          <table:table-cell office:value-type="float" office:value="7198.62" calcext:value-type="float">
            <text:p>7198.62</text:p>
          </table:table-cell>
          <table:table-cell office:value-type="float" office:value="94.8041" calcext:value-type="float">
            <text:p>94.8041</text:p>
          </table:table-cell>
          <table:table-cell office:value-type="string" calcext:value-type="string">
            <text:p>Feasible</text:p>
          </table:table-cell>
          <table:table-cell office:value-type="float" office:value="94.8041" calcext:value-type="float">
            <text:p>94.8041</text:p>
          </table:table-cell>
          <table:table-cell office:value-type="float" office:value="108.781" calcext:value-type="float">
            <text:p>108.781</text:p>
          </table:table-cell>
          <table:table-cell office:value-type="float" office:value="12.8487" calcext:value-type="float">
            <text:p>12.8487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3.0888" calcext:value-type="float">
            <text:p>73.0888</text:p>
          </table:table-cell>
          <table:table-cell office:value-type="float" office:value="42.4472" calcext:value-type="float">
            <text:p>42.4472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96.9433" calcext:value-type="float">
            <text:p>96.9433</text:p>
          </table:table-cell>
          <table:table-cell office:value-type="string" calcext:value-type="string">
            <text:p>Feasible</text:p>
          </table:table-cell>
          <table:table-cell office:value-type="float" office:value="96.9433" calcext:value-type="float">
            <text:p>96.9433</text:p>
          </table:table-cell>
          <table:table-cell office:value-type="float" office:value="101.858" calcext:value-type="float">
            <text:p>101.858</text:p>
          </table:table-cell>
          <table:table-cell office:value-type="float" office:value="4.82505" calcext:value-type="float">
            <text:p>4.82505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51.1095" calcext:value-type="float">
            <text:p>51.1095</text:p>
          </table:table-cell>
          <table:table-cell office:value-type="float" office:value="31.1877" calcext:value-type="float">
            <text:p>31.1877</text:p>
          </table:table-cell>
          <table:table-cell office:value-type="float" office:value="3" calcext:value-type="float">
            <text:p>3</text:p>
          </table:table-cell>
          <table:table-cell office:value-type="float" office:value="7191.91" calcext:value-type="float">
            <text:p>7191.91</text:p>
          </table:table-cell>
          <table:table-cell office:value-type="float" office:value="93.0903" calcext:value-type="float">
            <text:p>93.0903</text:p>
          </table:table-cell>
          <table:table-cell office:value-type="string" calcext:value-type="string">
            <text:p>Feasible</text:p>
          </table:table-cell>
          <table:table-cell office:value-type="float" office:value="93.0903" calcext:value-type="float">
            <text:p>93.0903</text:p>
          </table:table-cell>
          <table:table-cell office:value-type="float" office:value="103.832" calcext:value-type="float">
            <text:p>103.832</text:p>
          </table:table-cell>
          <table:table-cell office:value-type="float" office:value="10.3453" calcext:value-type="float">
            <text:p>10.3453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83.0623" calcext:value-type="float">
            <text:p>83.0623</text:p>
          </table:table-cell>
          <table:table-cell office:value-type="float" office:value="58.725" calcext:value-type="float">
            <text:p>58.725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100.963" calcext:value-type="float">
            <text:p>100.963</text:p>
          </table:table-cell>
          <table:table-cell office:value-type="string" calcext:value-type="string">
            <text:p>Feasible</text:p>
          </table:table-cell>
          <table:table-cell office:value-type="float" office:value="100.963" calcext:value-type="float">
            <text:p>100.963</text:p>
          </table:table-cell>
          <table:table-cell office:value-type="float" office:value="108.641" calcext:value-type="float">
            <text:p>108.641</text:p>
          </table:table-cell>
          <table:table-cell office:value-type="float" office:value="7.06731" calcext:value-type="float">
            <text:p>7.06731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6.8573" calcext:value-type="float">
            <text:p>56.8573</text:p>
          </table:table-cell>
          <table:table-cell office:value-type="float" office:value="28.2389" calcext:value-type="float">
            <text:p>28.2389</text:p>
          </table:table-cell>
          <table:table-cell office:value-type="float" office:value="4" calcext:value-type="float">
            <text:p>4</text:p>
          </table:table-cell>
          <table:table-cell office:value-type="float" office:value="7193.56" calcext:value-type="float">
            <text:p>7193.56</text:p>
          </table:table-cell>
          <table:table-cell office:value-type="float" office:value="99.7822" calcext:value-type="float">
            <text:p>99.7822</text:p>
          </table:table-cell>
          <table:table-cell office:value-type="string" calcext:value-type="string">
            <text:p>Feasible</text:p>
          </table:table-cell>
          <table:table-cell office:value-type="float" office:value="99.7822" calcext:value-type="float">
            <text:p>99.7822</text:p>
          </table:table-cell>
          <table:table-cell office:value-type="float" office:value="105.728" calcext:value-type="float">
            <text:p>105.728</text:p>
          </table:table-cell>
          <table:table-cell office:value-type="float" office:value="5.62368" calcext:value-type="float">
            <text:p>5.6236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71.6506" calcext:value-type="float">
            <text:p>71.6506</text:p>
          </table:table-cell>
          <table:table-cell office:value-type="float" office:value="43.849" calcext:value-type="float">
            <text:p>43.849</text:p>
          </table:table-cell>
          <table:table-cell office:value-type="float" office:value="3" calcext:value-type="float">
            <text:p>3</text:p>
          </table:table-cell>
          <table:table-cell office:value-type="float" office:value="7193.46" calcext:value-type="float">
            <text:p>7193.46</text:p>
          </table:table-cell>
          <table:table-cell office:value-type="float" office:value="89.2002" calcext:value-type="float">
            <text:p>89.2002</text:p>
          </table:table-cell>
          <table:table-cell office:value-type="string" calcext:value-type="string">
            <text:p>Feasible</text:p>
          </table:table-cell>
          <table:table-cell office:value-type="float" office:value="89.2002" calcext:value-type="float">
            <text:p>89.2002</text:p>
          </table:table-cell>
          <table:table-cell office:value-type="float" office:value="98.2025" calcext:value-type="float">
            <text:p>98.2025</text:p>
          </table:table-cell>
          <table:table-cell office:value-type="float" office:value="9.16708" calcext:value-type="float">
            <text:p>9.16708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7.9113" calcext:value-type="float">
            <text:p>57.9113</text:p>
          </table:table-cell>
          <table:table-cell office:value-type="float" office:value="42.2847" calcext:value-type="float">
            <text:p>42.2847</text:p>
          </table:table-cell>
          <table:table-cell office:value-type="float" office:value="4" calcext:value-type="float">
            <text:p>4</text:p>
          </table:table-cell>
          <table:table-cell office:value-type="float" office:value="7194.72" calcext:value-type="float">
            <text:p>7194.72</text:p>
          </table:table-cell>
          <table:table-cell office:value-type="float" office:value="102.436" calcext:value-type="float">
            <text:p>102.436</text:p>
          </table:table-cell>
          <table:table-cell office:value-type="string" calcext:value-type="string">
            <text:p>Feasible</text:p>
          </table:table-cell>
          <table:table-cell office:value-type="float" office:value="102.436" calcext:value-type="float">
            <text:p>102.436</text:p>
          </table:table-cell>
          <table:table-cell office:value-type="float" office:value="108.651" calcext:value-type="float">
            <text:p>108.651</text:p>
          </table:table-cell>
          <table:table-cell office:value-type="float" office:value="5.72015" calcext:value-type="float">
            <text:p>5.7201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353" calcext:value-type="float">
            <text:p>23.1353</text:p>
          </table:table-cell>
          <table:table-cell office:value-type="float" office:value="5" calcext:value-type="float">
            <text:p>5</text:p>
          </table:table-cell>
          <table:table-cell office:value-type="float" office:value="186.32" calcext:value-type="float">
            <text:p>186.32</text:p>
          </table:table-cell>
          <table:table-cell office:value-type="float" office:value="103.293" calcext:value-type="float">
            <text:p>103.293</text:p>
          </table:table-cell>
          <table:table-cell office:value-type="string" calcext:value-type="string">
            <text:p>Optimal</text:p>
          </table:table-cell>
          <table:table-cell office:value-type="float" office:value="103.293" calcext:value-type="float">
            <text:p>103.293</text:p>
          </table:table-cell>
          <table:table-cell office:value-type="float" office:value="103.302" calcext:value-type="float">
            <text:p>103.302</text:p>
          </table:table-cell>
          <table:table-cell office:value-type="float" office:value="0.00871232" calcext:value-type="float">
            <text:p>0.0087123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5267" calcext:value-type="float">
            <text:p>41.5267</text:p>
          </table:table-cell>
          <table:table-cell office:value-type="float" office:value="4" calcext:value-type="float">
            <text:p>4</text:p>
          </table:table-cell>
          <table:table-cell office:value-type="float" office:value="7199.81" calcext:value-type="float">
            <text:p>7199.81</text:p>
          </table:table-cell>
          <table:table-cell office:value-type="float" office:value="75.8178" calcext:value-type="float">
            <text:p>75.8178</text:p>
          </table:table-cell>
          <table:table-cell office:value-type="string" calcext:value-type="string">
            <text:p>Feasible</text:p>
          </table:table-cell>
          <table:table-cell office:value-type="float" office:value="75.8178" calcext:value-type="float">
            <text:p>75.8178</text:p>
          </table:table-cell>
          <table:table-cell office:value-type="float" office:value="78.5043" calcext:value-type="float">
            <text:p>78.5043</text:p>
          </table:table-cell>
          <table:table-cell office:value-type="float" office:value="3.42211" calcext:value-type="float">
            <text:p>3.42211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8.9478" calcext:value-type="float">
            <text:p>38.9478</text:p>
          </table:table-cell>
          <table:table-cell office:value-type="float" office:value="7" calcext:value-type="float">
            <text:p>7</text:p>
          </table:table-cell>
          <table:table-cell office:value-type="float" office:value="559.56" calcext:value-type="float">
            <text:p>559.56</text:p>
          </table:table-cell>
          <table:table-cell office:value-type="float" office:value="110.69" calcext:value-type="float">
            <text:p>110.69</text:p>
          </table:table-cell>
          <table:table-cell office:value-type="string" calcext:value-type="string">
            <text:p>Optimal</text:p>
          </table:table-cell>
          <table:table-cell office:value-type="float" office:value="110.69" calcext:value-type="float">
            <text:p>110.69</text:p>
          </table:table-cell>
          <table:table-cell office:value-type="float" office:value="110.7" calcext:value-type="float">
            <text:p>110.7</text:p>
          </table:table-cell>
          <table:table-cell office:value-type="float" office:value="0.00903342" calcext:value-type="float">
            <text:p>0.00903342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8.2146" calcext:value-type="float">
            <text:p>38.2146</text:p>
          </table:table-cell>
          <table:table-cell office:value-type="float" office:value="3" calcext:value-type="float">
            <text:p>3</text:p>
          </table:table-cell>
          <table:table-cell office:value-type="float" office:value="994.21" calcext:value-type="float">
            <text:p>994.21</text:p>
          </table:table-cell>
          <table:table-cell office:value-type="float" office:value="80.3747" calcext:value-type="float">
            <text:p>80.3747</text:p>
          </table:table-cell>
          <table:table-cell office:value-type="string" calcext:value-type="string">
            <text:p>Optimal</text:p>
          </table:table-cell>
          <table:table-cell office:value-type="float" office:value="80.3747" calcext:value-type="float">
            <text:p>80.3747</text:p>
          </table:table-cell>
          <table:table-cell office:value-type="float" office:value="80.3827" calcext:value-type="float">
            <text:p>80.3827</text:p>
          </table:table-cell>
          <table:table-cell office:value-type="float" office:value="0.00995239" calcext:value-type="float">
            <text:p>0.00995239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106" calcext:value-type="float">
            <text:p>41.9106</text:p>
          </table:table-cell>
          <table:table-cell office:value-type="float" office:value="3" calcext:value-type="float">
            <text:p>3</text:p>
          </table:table-cell>
          <table:table-cell office:value-type="float" office:value="7197.57" calcext:value-type="float">
            <text:p>7197.57</text:p>
          </table:table-cell>
          <table:table-cell office:value-type="float" office:value="56.8124" calcext:value-type="float">
            <text:p>56.8124</text:p>
          </table:table-cell>
          <table:table-cell office:value-type="string" calcext:value-type="string">
            <text:p>Feasible</text:p>
          </table:table-cell>
          <table:table-cell office:value-type="float" office:value="56.8124" calcext:value-type="float">
            <text:p>56.8124</text:p>
          </table:table-cell>
          <table:table-cell office:value-type="float" office:value="67.2757" calcext:value-type="float">
            <text:p>67.2757</text:p>
          </table:table-cell>
          <table:table-cell office:value-type="float" office:value="15.5529" calcext:value-type="float">
            <text:p>15.5529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5.7753" calcext:value-type="float">
            <text:p>25.7753</text:p>
          </table:table-cell>
          <table:table-cell office:value-type="float" office:value="4" calcext:value-type="float">
            <text:p>4</text:p>
          </table:table-cell>
          <table:table-cell office:value-type="float" office:value="7197.5" calcext:value-type="float">
            <text:p>7197.5</text:p>
          </table:table-cell>
          <table:table-cell office:value-type="float" office:value="114.126" calcext:value-type="float">
            <text:p>114.126</text:p>
          </table:table-cell>
          <table:table-cell office:value-type="string" calcext:value-type="string">
            <text:p>Feasible</text:p>
          </table:table-cell>
          <table:table-cell office:value-type="float" office:value="114.126" calcext:value-type="float">
            <text:p>114.126</text:p>
          </table:table-cell>
          <table:table-cell office:value-type="float" office:value="120.451" calcext:value-type="float">
            <text:p>120.451</text:p>
          </table:table-cell>
          <table:table-cell office:value-type="float" office:value="5.2511" calcext:value-type="float">
            <text:p>5.2511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44.1106" calcext:value-type="float">
            <text:p>44.1106</text:p>
          </table:table-cell>
          <table:table-cell office:value-type="float" office:value="36.6717" calcext:value-type="float">
            <text:p>36.6717</text:p>
          </table:table-cell>
          <table:table-cell office:value-type="float" office:value="3" calcext:value-type="float">
            <text:p>3</text:p>
          </table:table-cell>
          <table:table-cell office:value-type="float" office:value="7189.73" calcext:value-type="float">
            <text:p>7189.73</text:p>
          </table:table-cell>
          <table:table-cell office:value-type="float" office:value="95.1213" calcext:value-type="float">
            <text:p>95.1213</text:p>
          </table:table-cell>
          <table:table-cell office:value-type="string" calcext:value-type="string">
            <text:p>Feasible</text:p>
          </table:table-cell>
          <table:table-cell office:value-type="float" office:value="95.1213" calcext:value-type="float">
            <text:p>95.1213</text:p>
          </table:table-cell>
          <table:table-cell office:value-type="float" office:value="106.565" calcext:value-type="float">
            <text:p>106.565</text:p>
          </table:table-cell>
          <table:table-cell office:value-type="float" office:value="10.7387" calcext:value-type="float">
            <text:p>10.7387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41.3749" calcext:value-type="float">
            <text:p>41.3749</text:p>
          </table:table-cell>
          <table:table-cell office:value-type="float" office:value="37.3219" calcext:value-type="float">
            <text:p>37.3219</text:p>
          </table:table-cell>
          <table:table-cell office:value-type="float" office:value="4" calcext:value-type="float">
            <text:p>4</text:p>
          </table:table-cell>
          <table:table-cell office:value-type="float" office:value="7194.68" calcext:value-type="float">
            <text:p>7194.68</text:p>
          </table:table-cell>
          <table:table-cell office:value-type="float" office:value="108.35" calcext:value-type="float">
            <text:p>108.35</text:p>
          </table:table-cell>
          <table:table-cell office:value-type="string" calcext:value-type="string">
            <text:p>Feasible</text:p>
          </table:table-cell>
          <table:table-cell office:value-type="float" office:value="108.35" calcext:value-type="float">
            <text:p>108.35</text:p>
          </table:table-cell>
          <table:table-cell office:value-type="float" office:value="118.018" calcext:value-type="float">
            <text:p>118.018</text:p>
          </table:table-cell>
          <table:table-cell office:value-type="float" office:value="8.19197" calcext:value-type="float">
            <text:p>8.19197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68.3238" calcext:value-type="float">
            <text:p>68.3238</text:p>
          </table:table-cell>
          <table:table-cell office:value-type="float" office:value="4" calcext:value-type="float">
            <text:p>4</text:p>
          </table:table-cell>
          <table:table-cell office:value-type="float" office:value="7198.51" calcext:value-type="float">
            <text:p>7198.51</text:p>
          </table:table-cell>
          <table:table-cell office:value-type="float" office:value="104.878" calcext:value-type="float">
            <text:p>104.878</text:p>
          </table:table-cell>
          <table:table-cell office:value-type="string" calcext:value-type="string">
            <text:p>Feasible</text:p>
          </table:table-cell>
          <table:table-cell office:value-type="float" office:value="104.878" calcext:value-type="float">
            <text:p>104.878</text:p>
          </table:table-cell>
          <table:table-cell office:value-type="float" office:value="114.571" calcext:value-type="float">
            <text:p>114.571</text:p>
          </table:table-cell>
          <table:table-cell office:value-type="float" office:value="8.46026" calcext:value-type="float">
            <text:p>8.46026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7.2929" calcext:value-type="float">
            <text:p>57.2929</text:p>
          </table:table-cell>
          <table:table-cell office:value-type="float" office:value="3" calcext:value-type="float">
            <text:p>3</text:p>
          </table:table-cell>
          <table:table-cell office:value-type="float" office:value="7190.74" calcext:value-type="float">
            <text:p>7190.74</text:p>
          </table:table-cell>
          <table:table-cell office:value-type="float" office:value="97.6795" calcext:value-type="float">
            <text:p>97.6795</text:p>
          </table:table-cell>
          <table:table-cell office:value-type="string" calcext:value-type="string">
            <text:p>Feasible</text:p>
          </table:table-cell>
          <table:table-cell office:value-type="float" office:value="97.6795" calcext:value-type="float">
            <text:p>97.6795</text:p>
          </table:table-cell>
          <table:table-cell office:value-type="float" office:value="110.363" calcext:value-type="float">
            <text:p>110.363</text:p>
          </table:table-cell>
          <table:table-cell office:value-type="float" office:value="11.4925" calcext:value-type="float">
            <text:p>11.4925</text:p>
          </table:table-cell>
        </table:table-row>
      </table:table>
      <table:table table:name="BL2 Time" table:style-name="ta7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ce86"/>
        <table:table-column table:style-name="co10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10-5-1.txt </text:p>
          </table:table-cell>
          <table:table-cell office:value-type="float" office:value="2.27976" calcext:value-type="float">
            <text:p>2.28</text:p>
          </table:table-cell>
          <table:table-cell office:value-type="float" office:value="2.21501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1.40996" calcext:value-type="float">
            <text:p>1.41</text:p>
          </table:table-cell>
          <table:table-cell office:value-type="float" office:value="20.3423" calcext:value-type="float">
            <text:p>20.34</text:p>
          </table:table-cell>
          <table:table-cell office:value-type="float" office:value="5.753" calcext:value-type="float">
            <text:p>5.75</text:p>
          </table:table-cell>
          <table:table-cell office:value-type="float" office:value="32" calcext:value-type="float">
            <text:p>32.00</text:p>
          </table:table-cell>
          <table:table-cell office:value-type="float" office:value="7.12425" calcext:value-type="float">
            <text:p>7.12</text:p>
          </table:table-cell>
          <table:table-cell office:value-type="float" office:value="6.92191" calcext:value-type="float">
            <text:p>6.92</text:p>
          </table:table-cell>
          <table:table-cell office:value-type="float" office:value="0" calcext:value-type="float">
            <text:p>0.00</text:p>
          </table:table-cell>
          <table:table-cell office:value-type="float" office:value="4.40612" calcext:value-type="float">
            <text:p>4.41</text:p>
          </table:table-cell>
          <table:table-cell office:value-type="float" office:value="63.5696" calcext:value-type="float">
            <text:p>63.57</text:p>
          </table:table-cell>
          <table:table-cell office:value-type="float" office:value="17.9781" calcext:value-type="float">
            <text:p>17.98</text:p>
          </table:table-cell>
          <table:table-cell/>
        </table:table-row>
        <table:table-row table:style-name="ro1">
          <table:table-cell office:value-type="string" calcext:value-type="string">
            <text:p>sfsarp-10-5-2.txt </text:p>
          </table:table-cell>
          <table:table-cell office:value-type="float" office:value="2.3597" calcext:value-type="float">
            <text:p>2.36</text:p>
          </table:table-cell>
          <table:table-cell office:value-type="float" office:value="0.948926" calcext:value-type="float">
            <text:p>0.95</text:p>
          </table:table-cell>
          <table:table-cell office:value-type="float" office:value="0" calcext:value-type="float">
            <text:p>0.00</text:p>
          </table:table-cell>
          <table:table-cell office:value-type="float" office:value="1.21345" calcext:value-type="float">
            <text:p>1.21</text:p>
          </table:table-cell>
          <table:table-cell office:value-type="float" office:value="14.7931" calcext:value-type="float">
            <text:p>14.79</text:p>
          </table:table-cell>
          <table:table-cell office:value-type="float" office:value="4.68483" calcext:value-type="float">
            <text:p>4.68</text:p>
          </table:table-cell>
          <table:table-cell office:value-type="float" office:value="24" calcext:value-type="float">
            <text:p>24.00</text:p>
          </table:table-cell>
          <table:table-cell office:value-type="float" office:value="9.83208" calcext:value-type="float">
            <text:p>9.83</text:p>
          </table:table-cell>
          <table:table-cell office:value-type="float" office:value="3.95386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float" office:value="5.05602" calcext:value-type="float">
            <text:p>5.06</text:p>
          </table:table-cell>
          <table:table-cell office:value-type="float" office:value="61.6379" calcext:value-type="float">
            <text:p>61.64</text:p>
          </table:table-cell>
          <table:table-cell office:value-type="float" office:value="19.5201" calcext:value-type="float">
            <text:p>19.52</text:p>
          </table:table-cell>
          <table:table-cell/>
        </table:table-row>
        <table:table-row table:style-name="ro1">
          <table:table-cell office:value-type="string" calcext:value-type="string">
            <text:p>sfsarp-10-5-3.txt </text:p>
          </table:table-cell>
          <table:table-cell office:value-type="float" office:value="2.58608" calcext:value-type="float">
            <text:p>2.59</text:p>
          </table:table-cell>
          <table:table-cell office:value-type="float" office:value="0.852658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1.34164" calcext:value-type="float">
            <text:p>1.34</text:p>
          </table:table-cell>
          <table:table-cell office:value-type="float" office:value="19.1149" calcext:value-type="float">
            <text:p>19.11</text:p>
          </table:table-cell>
          <table:table-cell office:value-type="float" office:value="0.104765" calcext:value-type="float">
            <text:p>0.10</text:p>
          </table:table-cell>
          <table:table-cell office:value-type="float" office:value="24" calcext:value-type="float">
            <text:p>24.00</text:p>
          </table:table-cell>
          <table:table-cell office:value-type="float" office:value="10.7753" calcext:value-type="float">
            <text:p>10.78</text:p>
          </table:table-cell>
          <table:table-cell office:value-type="float" office:value="3.55274" calcext:value-type="float">
            <text:p>3.55</text:p>
          </table:table-cell>
          <table:table-cell office:value-type="float" office:value="0" calcext:value-type="float">
            <text:p>0.00</text:p>
          </table:table-cell>
          <table:table-cell office:value-type="float" office:value="5.59017" calcext:value-type="float">
            <text:p>5.59</text:p>
          </table:table-cell>
          <table:table-cell office:value-type="float" office:value="79.6452" calcext:value-type="float">
            <text:p>79.65</text:p>
          </table:table-cell>
          <table:table-cell office:value-type="float" office:value="0.436521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sfsarp-10-5-4.txt </text:p>
          </table:table-cell>
          <table:table-cell office:value-type="float" office:value="2.70044" calcext:value-type="float">
            <text:p>2.70</text:p>
          </table:table-cell>
          <table:table-cell office:value-type="float" office:value="0.931144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1.21433" calcext:value-type="float">
            <text:p>1.21</text:p>
          </table:table-cell>
          <table:table-cell office:value-type="float" office:value="16.542" calcext:value-type="float">
            <text:p>16.54</text:p>
          </table:table-cell>
          <table:table-cell office:value-type="float" office:value="2.61214" calcext:value-type="float">
            <text:p>2.61</text:p>
          </table:table-cell>
          <table:table-cell office:value-type="float" office:value="24" calcext:value-type="float">
            <text:p>24.00</text:p>
          </table:table-cell>
          <table:table-cell office:value-type="float" office:value="11.2518" calcext:value-type="float">
            <text:p>11.25</text:p>
          </table:table-cell>
          <table:table-cell office:value-type="float" office:value="3.87977" calcext:value-type="float">
            <text:p>3.88</text:p>
          </table:table-cell>
          <table:table-cell office:value-type="float" office:value="0" calcext:value-type="float">
            <text:p>0.00</text:p>
          </table:table-cell>
          <table:table-cell office:value-type="float" office:value="5.05969" calcext:value-type="float">
            <text:p>5.06</text:p>
          </table:table-cell>
          <table:table-cell office:value-type="float" office:value="68.9248" calcext:value-type="float">
            <text:p>68.92</text:p>
          </table:table-cell>
          <table:table-cell office:value-type="float" office:value="10.8839" calcext:value-type="float">
            <text:p>10.88</text:p>
          </table:table-cell>
          <table:table-cell/>
        </table:table-row>
        <table:table-row table:style-name="ro1">
          <table:table-cell office:value-type="string" calcext:value-type="string">
            <text:p>sfsarp-10-5-5.txt </text:p>
          </table:table-cell>
          <table:table-cell office:value-type="float" office:value="2.28715" calcext:value-type="float">
            <text:p>2.29</text:p>
          </table:table-cell>
          <table:table-cell office:value-type="float" office:value="1.40557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1.33061" calcext:value-type="float">
            <text:p>1.33</text:p>
          </table:table-cell>
          <table:table-cell office:value-type="float" office:value="15.5916" calcext:value-type="float">
            <text:p>15.59</text:p>
          </table:table-cell>
          <table:table-cell office:value-type="float" office:value="3.38509" calcext:value-type="float">
            <text:p>3.39</text:p>
          </table:table-cell>
          <table:table-cell office:value-type="float" office:value="24" calcext:value-type="float">
            <text:p>24.00</text:p>
          </table:table-cell>
          <table:table-cell office:value-type="float" office:value="9.5298" calcext:value-type="float">
            <text:p>9.53</text:p>
          </table:table-cell>
          <table:table-cell office:value-type="float" office:value="5.85654" calcext:value-type="float">
            <text:p>5.86</text:p>
          </table:table-cell>
          <table:table-cell office:value-type="float" office:value="0" calcext:value-type="float">
            <text:p>0.00</text:p>
          </table:table-cell>
          <table:table-cell office:value-type="float" office:value="5.54423" calcext:value-type="float">
            <text:p>5.54</text:p>
          </table:table-cell>
          <table:table-cell office:value-type="float" office:value="64.9649" calcext:value-type="float">
            <text:p>64.96</text:p>
          </table:table-cell>
          <table:table-cell office:value-type="float" office:value="14.1046" calcext:value-type="float">
            <text:p>14.10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37172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1.458" calcext:value-type="float">
            <text:p>1.46</text:p>
          </table:table-cell>
          <table:table-cell office:value-type="float" office:value="6.12791" calcext:value-type="float">
            <text:p>6.13</text:p>
          </table:table-cell>
          <table:table-cell office:value-type="float" office:value="1.79219" calcext:value-type="float">
            <text:p>1.79</text:p>
          </table:table-cell>
          <table:table-cell office:value-type="float" office:value="14.0266" calcext:value-type="float">
            <text:p>14.03</text:p>
          </table:table-cell>
          <table:table-cell office:value-type="float" office:value="16.2316" calcext:value-type="float">
            <text:p>16.23</text:p>
          </table:table-cell>
          <table:table-cell office:value-type="float" office:value="16.9088" calcext:value-type="float">
            <text:p>16.91</text:p>
          </table:table-cell>
          <table:table-cell office:value-type="float" office:value="0" calcext:value-type="float">
            <text:p>0.00</text:p>
          </table:table-cell>
          <table:table-cell office:value-type="float" office:value="10.3946" calcext:value-type="float">
            <text:p>10.39</text:p>
          </table:table-cell>
          <table:table-cell office:value-type="float" office:value="43.6879" calcext:value-type="float">
            <text:p>43.69</text:p>
          </table:table-cell>
          <table:table-cell office:value-type="float" office:value="12.7771" calcext:value-type="float">
            <text:p>12.78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office:value-type="float" office:value="2.3671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0.913409" calcext:value-type="float">
            <text:p>0.91</text:p>
          </table:table-cell>
          <table:table-cell office:value-type="float" office:value="11.9444" calcext:value-type="float">
            <text:p>11.94</text:p>
          </table:table-cell>
          <table:table-cell office:value-type="float" office:value="2.5833" calcext:value-type="float">
            <text:p>2.58</text:p>
          </table:table-cell>
          <table:table-cell office:value-type="float" office:value="20.5361" calcext:value-type="float">
            <text:p>20.54</text:p>
          </table:table-cell>
          <table:table-cell office:value-type="float" office:value="13.2829" calcext:value-type="float">
            <text:p>13.28</text:p>
          </table:table-cell>
          <table:table-cell office:value-type="float" office:value="11.5267" calcext:value-type="float">
            <text:p>11.53</text:p>
          </table:table-cell>
          <table:table-cell office:value-type="float" office:value="0" calcext:value-type="float">
            <text:p>0.00</text:p>
          </table:table-cell>
          <table:table-cell office:value-type="float" office:value="4.44783" calcext:value-type="float">
            <text:p>4.45</text:p>
          </table:table-cell>
          <table:table-cell office:value-type="float" office:value="58.1633" calcext:value-type="float">
            <text:p>58.16</text:p>
          </table:table-cell>
          <table:table-cell office:value-type="float" office:value="12.5793" calcext:value-type="float">
            <text:p>12.58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353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1.46336" calcext:value-type="float">
            <text:p>1.46</text:p>
          </table:table-cell>
          <table:table-cell office:value-type="float" office:value="15.5774" calcext:value-type="float">
            <text:p>15.58</text:p>
          </table:table-cell>
          <table:table-cell office:value-type="float" office:value="8.60647" calcext:value-type="float">
            <text:p>8.61</text:p>
          </table:table-cell>
          <table:table-cell office:value-type="float" office:value="30.4269" calcext:value-type="float">
            <text:p>30.43</text:p>
          </table:table-cell>
          <table:table-cell office:value-type="float" office:value="7.97547" calcext:value-type="float">
            <text:p>7.98</text:p>
          </table:table-cell>
          <table:table-cell office:value-type="float" office:value="7.73327" calcext:value-type="float">
            <text:p>7.73</text:p>
          </table:table-cell>
          <table:table-cell office:value-type="float" office:value="0" calcext:value-type="float">
            <text:p>0.00</text:p>
          </table:table-cell>
          <table:table-cell office:value-type="float" office:value="4.80942" calcext:value-type="float">
            <text:p>4.81</text:p>
          </table:table-cell>
          <table:table-cell office:value-type="float" office:value="51.1961" calcext:value-type="float">
            <text:p>51.20</text:p>
          </table:table-cell>
          <table:table-cell office:value-type="float" office:value="28.2857" calcext:value-type="float">
            <text:p>28.29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5921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1.30137" calcext:value-type="float">
            <text:p>1.30</text:p>
          </table:table-cell>
          <table:table-cell office:value-type="float" office:value="11.9029" calcext:value-type="float">
            <text:p>11.90</text:p>
          </table:table-cell>
          <table:table-cell office:value-type="float" office:value="3.74107" calcext:value-type="float">
            <text:p>3.74</text:p>
          </table:table-cell>
          <table:table-cell office:value-type="float" office:value="21.996" calcext:value-type="float">
            <text:p>22.00</text:p>
          </table:table-cell>
          <table:table-cell office:value-type="float" office:value="11.1772" calcext:value-type="float">
            <text:p>11.18</text:p>
          </table:table-cell>
          <table:table-cell office:value-type="float" office:value="11.7845" calcext:value-type="float">
            <text:p>11.78</text:p>
          </table:table-cell>
          <table:table-cell office:value-type="float" office:value="0" calcext:value-type="float">
            <text:p>0.00</text:p>
          </table:table-cell>
          <table:table-cell office:value-type="float" office:value="5.9164" calcext:value-type="float">
            <text:p>5.92</text:p>
          </table:table-cell>
          <table:table-cell office:value-type="float" office:value="54.1139" calcext:value-type="float">
            <text:p>54.11</text:p>
          </table:table-cell>
          <table:table-cell office:value-type="float" office:value="17.008" calcext:value-type="float">
            <text:p>17.01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office:value-type="float" office:value="2.05989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1.55657" calcext:value-type="float">
            <text:p>1.56</text:p>
          </table:table-cell>
          <table:table-cell office:value-type="float" office:value="11.0946" calcext:value-type="float">
            <text:p>11.09</text:p>
          </table:table-cell>
          <table:table-cell office:value-type="float" office:value="5.17251" calcext:value-type="float">
            <text:p>5.17</text:p>
          </table:table-cell>
          <table:table-cell office:value-type="float" office:value="22.8861" calcext:value-type="float">
            <text:p>22.89</text:p>
          </table:table-cell>
          <table:table-cell office:value-type="float" office:value="13.1195" calcext:value-type="float">
            <text:p>13.12</text:p>
          </table:table-cell>
          <table:table-cell office:value-type="float" office:value="9.0005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float" office:value="6.80136" calcext:value-type="float">
            <text:p>6.80</text:p>
          </table:table-cell>
          <table:table-cell office:value-type="float" office:value="48.4775" calcext:value-type="float">
            <text:p>48.48</text:p>
          </table:table-cell>
          <table:table-cell office:value-type="float" office:value="22.6011" calcext:value-type="float">
            <text:p>22.60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93961" calcext:value-type="float">
            <text:p>2.94</text:p>
          </table:table-cell>
          <table:table-cell office:value-type="float" office:value="0" calcext:value-type="float">
            <text:p>0.00</text:p>
          </table:table-cell>
          <table:table-cell office:value-type="float" office:value="1.39232" calcext:value-type="float">
            <text:p>1.39</text:p>
          </table:table-cell>
          <table:table-cell office:value-type="float" office:value="10.7437" calcext:value-type="float">
            <text:p>10.74</text:p>
          </table:table-cell>
          <table:table-cell office:value-type="float" office:value="5.73886" calcext:value-type="float">
            <text:p>5.74</text:p>
          </table:table-cell>
          <table:table-cell office:value-type="float" office:value="23.6082" calcext:value-type="float">
            <text:p>23.61</text:p>
          </table:table-cell>
          <table:table-cell office:value-type="float" office:value="11.8335" calcext:value-type="float">
            <text:p>11.83</text:p>
          </table:table-cell>
          <table:table-cell office:value-type="float" office:value="12.4517" calcext:value-type="float">
            <text:p>12.45</text:p>
          </table:table-cell>
          <table:table-cell office:value-type="float" office:value="0" calcext:value-type="float">
            <text:p>0.00</text:p>
          </table:table-cell>
          <table:table-cell office:value-type="float" office:value="5.89762" calcext:value-type="float">
            <text:p>5.90</text:p>
          </table:table-cell>
          <table:table-cell office:value-type="float" office:value="45.5084" calcext:value-type="float">
            <text:p>45.51</text:p>
          </table:table-cell>
          <table:table-cell office:value-type="float" office:value="24.3088" calcext:value-type="float">
            <text:p>24.31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3912" calcext:value-type="float">
            <text:p>3.04</text:p>
          </table:table-cell>
          <table:table-cell office:value-type="float" office:value="0" calcext:value-type="float">
            <text:p>0.00</text:p>
          </table:table-cell>
          <table:table-cell office:value-type="float" office:value="0.57037" calcext:value-type="float">
            <text:p>0.57</text:p>
          </table:table-cell>
          <table:table-cell office:value-type="float" office:value="10.2626" calcext:value-type="float">
            <text:p>10.26</text:p>
          </table:table-cell>
          <table:table-cell office:value-type="float" office:value="3.08172" calcext:value-type="float">
            <text:p>3.08</text:p>
          </table:table-cell>
          <table:table-cell office:value-type="float" office:value="18.9412" calcext:value-type="float">
            <text:p>18.94</text:p>
          </table:table-cell>
          <table:table-cell office:value-type="float" office:value="10.4923" calcext:value-type="float">
            <text:p>10.49</text:p>
          </table:table-cell>
          <table:table-cell office:value-type="float" office:value="16.045" calcext:value-type="float">
            <text:p>16.05</text:p>
          </table:table-cell>
          <table:table-cell office:value-type="float" office:value="0" calcext:value-type="float">
            <text:p>0.00</text:p>
          </table:table-cell>
          <table:table-cell office:value-type="float" office:value="3.01127" calcext:value-type="float">
            <text:p>3.01</text:p>
          </table:table-cell>
          <table:table-cell office:value-type="float" office:value="54.1814" calcext:value-type="float">
            <text:p>54.18</text:p>
          </table:table-cell>
          <table:table-cell office:value-type="float" office:value="16.2699" calcext:value-type="float">
            <text:p>16.27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50858" calcext:value-type="float">
            <text:p>3.51</text:p>
          </table:table-cell>
          <table:table-cell office:value-type="float" office:value="0" calcext:value-type="float">
            <text:p>0.00</text:p>
          </table:table-cell>
          <table:table-cell office:value-type="float" office:value="0.621493" calcext:value-type="float">
            <text:p>0.62</text:p>
          </table:table-cell>
          <table:table-cell office:value-type="float" office:value="5.43904" calcext:value-type="float">
            <text:p>5.44</text:p>
          </table:table-cell>
          <table:table-cell office:value-type="float" office:value="7.54983" calcext:value-type="float">
            <text:p>7.55</text:p>
          </table:table-cell>
          <table:table-cell office:value-type="float" office:value="19.0492" calcext:value-type="float">
            <text:p>19.05</text:p>
          </table:table-cell>
          <table:table-cell office:value-type="float" office:value="10.1331" calcext:value-type="float">
            <text:p>10.13</text:p>
          </table:table-cell>
          <table:table-cell office:value-type="float" office:value="18.4185" calcext:value-type="float">
            <text:p>18.42</text:p>
          </table:table-cell>
          <table:table-cell office:value-type="float" office:value="0" calcext:value-type="float">
            <text:p>0.00</text:p>
          </table:table-cell>
          <table:table-cell office:value-type="float" office:value="3.26256" calcext:value-type="float">
            <text:p>3.26</text:p>
          </table:table-cell>
          <table:table-cell office:value-type="float" office:value="28.5525" calcext:value-type="float">
            <text:p>28.55</text:p>
          </table:table-cell>
          <table:table-cell office:value-type="float" office:value="39.6333" calcext:value-type="float">
            <text:p>39.63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office:value-type="float" office:value="3.36889" calcext:value-type="float">
            <text:p>3.37</text:p>
          </table:table-cell>
          <table:table-cell office:value-type="float" office:value="0" calcext:value-type="float">
            <text:p>0.00</text:p>
          </table:table-cell>
          <table:table-cell office:value-type="float" office:value="1.10936" calcext:value-type="float">
            <text:p>1.11</text:p>
          </table:table-cell>
          <table:table-cell office:value-type="float" office:value="13.2529" calcext:value-type="float">
            <text:p>13.25</text:p>
          </table:table-cell>
          <table:table-cell office:value-type="float" office:value="4.42295" calcext:value-type="float">
            <text:p>4.42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office:value-type="float" office:value="14.0371" calcext:value-type="float">
            <text:p>14.04</text:p>
          </table:table-cell>
          <table:table-cell office:value-type="float" office:value="0" calcext:value-type="float">
            <text:p>0.00</text:p>
          </table:table-cell>
          <table:table-cell office:value-type="float" office:value="4.62235" calcext:value-type="float">
            <text:p>4.62</text:p>
          </table:table-cell>
          <table:table-cell office:value-type="float" office:value="55.2205" calcext:value-type="float">
            <text:p>55.22</text:p>
          </table:table-cell>
          <table:table-cell office:value-type="float" office:value="18.429" calcext:value-type="float">
            <text:p>18.43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office:value-type="float" office:value="3.6068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1.10144" calcext:value-type="float">
            <text:p>1.10</text:p>
          </table:table-cell>
          <table:table-cell office:value-type="float" office:value="3.26018" calcext:value-type="float">
            <text:p>3.26</text:p>
          </table:table-cell>
          <table:table-cell office:value-type="float" office:value="4.25715" calcext:value-type="float">
            <text:p>4.26</text:p>
          </table:table-cell>
          <table:table-cell office:value-type="float" office:value="14.7178" calcext:value-type="float">
            <text:p>14.72</text:p>
          </table:table-cell>
          <table:table-cell office:value-type="float" office:value="16.9334" calcext:value-type="float">
            <text:p>16.93</text:p>
          </table:table-cell>
          <table:table-cell office:value-type="float" office:value="24.5066" calcext:value-type="float">
            <text:p>24.51</text:p>
          </table:table-cell>
          <table:table-cell office:value-type="float" office:value="0" calcext:value-type="float">
            <text:p>0.00</text:p>
          </table:table-cell>
          <table:table-cell office:value-type="float" office:value="7.48368" calcext:value-type="float">
            <text:p>7.48</text:p>
          </table:table-cell>
          <table:table-cell office:value-type="float" office:value="22.1513" calcext:value-type="float">
            <text:p>22.15</text:p>
          </table:table-cell>
          <table:table-cell office:value-type="float" office:value="28.9251" calcext:value-type="float">
            <text:p>28.93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office:value-type="float" office:value="0.986678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09888" calcext:value-type="float">
            <text:p>1.10</text:p>
          </table:table-cell>
          <table:table-cell office:value-type="float" office:value="14.9104" calcext:value-type="float">
            <text:p>14.91</text:p>
          </table:table-cell>
          <table:table-cell office:value-type="float" office:value="3.24828" calcext:value-type="float">
            <text:p>3.25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office:value-type="float" office:value="4.11116" calcext:value-type="float">
            <text:p>4.11</text:p>
          </table:table-cell>
          <table:table-cell office:value-type="float" office:value="0" calcext:value-type="float">
            <text:p>0.00</text:p>
          </table:table-cell>
          <table:table-cell office:value-type="float" office:value="4.57865" calcext:value-type="float">
            <text:p>4.58</text:p>
          </table:table-cell>
          <table:table-cell office:value-type="float" office:value="62.1265" calcext:value-type="float">
            <text:p>62.13</text:p>
          </table:table-cell>
          <table:table-cell office:value-type="float" office:value="13.5345" calcext:value-type="float">
            <text:p>13.53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0.931681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679455" calcext:value-type="float">
            <text:p>0.68</text:p>
          </table:table-cell>
          <table:table-cell office:value-type="float" office:value="20.412" calcext:value-type="float">
            <text:p>20.41</text:p>
          </table:table-cell>
          <table:table-cell office:value-type="float" office:value="0.469413" calcext:value-type="float">
            <text:p>0.47</text:p>
          </table:table-cell>
          <table:table-cell office:value-type="float" office:value="26.1043" calcext:value-type="float">
            <text:p>26.10</text:p>
          </table:table-cell>
          <table:table-cell office:value-type="float" office:value="13.836" calcext:value-type="float">
            <text:p>13.84</text:p>
          </table:table-cell>
          <table:table-cell office:value-type="float" office:value="3.56907" calcext:value-type="float">
            <text:p>3.57</text:p>
          </table:table-cell>
          <table:table-cell office:value-type="float" office:value="0" calcext:value-type="float">
            <text:p>0.00</text:p>
          </table:table-cell>
          <table:table-cell office:value-type="float" office:value="2.60285" calcext:value-type="float">
            <text:p>2.60</text:p>
          </table:table-cell>
          <table:table-cell office:value-type="float" office:value="78.1939" calcext:value-type="float">
            <text:p>78.19</text:p>
          </table:table-cell>
          <table:table-cell office:value-type="float" office:value="1.79822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office:value-type="float" office:value="1.37791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office:value-type="float" office:value="1.68839" calcext:value-type="float">
            <text:p>1.69</text:p>
          </table:table-cell>
          <table:table-cell office:value-type="float" office:value="12.6841" calcext:value-type="float">
            <text:p>12.68</text:p>
          </table:table-cell>
          <table:table-cell office:value-type="float" office:value="4.54495" calcext:value-type="float">
            <text:p>4.54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office:value-type="float" office:value="5.7413" calcext:value-type="float">
            <text:p>5.74</text:p>
          </table:table-cell>
          <table:table-cell office:value-type="float" office:value="0" calcext:value-type="float">
            <text:p>0.00</text:p>
          </table:table-cell>
          <table:table-cell office:value-type="float" office:value="7.03495" calcext:value-type="float">
            <text:p>7.03</text:p>
          </table:table-cell>
          <table:table-cell office:value-type="float" office:value="52.8506" calcext:value-type="float">
            <text:p>52.85</text:p>
          </table:table-cell>
          <table:table-cell office:value-type="float" office:value="18.9373" calcext:value-type="float">
            <text:p>18.94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30512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1.1944" calcext:value-type="float">
            <text:p>1.19</text:p>
          </table:table-cell>
          <table:table-cell office:value-type="float" office:value="25.0061" calcext:value-type="float">
            <text:p>25.01</text:p>
          </table:table-cell>
          <table:table-cell office:value-type="float" office:value="7.65968" calcext:value-type="float">
            <text:p>7.66</text:p>
          </table:table-cell>
          <table:table-cell office:value-type="float" office:value="38.9779" calcext:value-type="float">
            <text:p>38.98</text:p>
          </table:table-cell>
          <table:table-cell office:value-type="float" office:value="10.7425" calcext:value-type="float">
            <text:p>10.74</text:p>
          </table:table-cell>
          <table:table-cell office:value-type="float" office:value="2.38728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3.0643" calcext:value-type="float">
            <text:p>3.06</text:p>
          </table:table-cell>
          <table:table-cell office:value-type="float" office:value="64.1546" calcext:value-type="float">
            <text:p>64.15</text:p>
          </table:table-cell>
          <table:table-cell office:value-type="float" office:value="19.6513" calcext:value-type="float">
            <text:p>19.65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21477" calcext:value-type="float">
            <text:p>1.21</text:p>
          </table:table-cell>
          <table:table-cell office:value-type="float" office:value="26.0042" calcext:value-type="float">
            <text:p>26.00</text:p>
          </table:table-cell>
          <table:table-cell office:value-type="float" office:value="0.554723" calcext:value-type="float">
            <text:p>0.55</text:p>
          </table:table-cell>
          <table:table-cell office:value-type="float" office:value="32" calcext:value-type="float">
            <text:p>32.00</text:p>
          </table:table-cell>
          <table:table-cell office:value-type="float" office:value="10.4889" calcext:value-type="float">
            <text:p>10.49</text:p>
          </table:table-cell>
          <table:table-cell office:value-type="float" office:value="2.7182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3.79614" calcext:value-type="float">
            <text:p>3.80</text:p>
          </table:table-cell>
          <table:table-cell office:value-type="float" office:value="81.2632" calcext:value-type="float">
            <text:p>81.26</text:p>
          </table:table-cell>
          <table:table-cell office:value-type="float" office:value="1.73351" calcext:value-type="float">
            <text:p>1.73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office:value-type="float" office:value="1.95781" calcext:value-type="float">
            <text:p>1.96</text:p>
          </table:table-cell>
          <table:table-cell office:value-type="float" office:value="0" calcext:value-type="float">
            <text:p>0.00</text:p>
          </table:table-cell>
          <table:table-cell office:value-type="float" office:value="2.10272" calcext:value-type="float">
            <text:p>2.10</text:p>
          </table:table-cell>
          <table:table-cell office:value-type="float" office:value="12.6828" calcext:value-type="float">
            <text:p>12.68</text:p>
          </table:table-cell>
          <table:table-cell office:value-type="float" office:value="0.685659" calcext:value-type="float">
            <text:p>0.69</text:p>
          </table:table-cell>
          <table:table-cell office:value-type="float" office:value="21.7004" calcext:value-type="float">
            <text:p>21.70</text:p>
          </table:table-cell>
          <table:table-cell office:value-type="float" office:value="19.6836" calcext:value-type="float">
            <text:p>19.68</text:p>
          </table:table-cell>
          <table:table-cell office:value-type="float" office:value="9.02201" calcext:value-type="float">
            <text:p>9.02</text:p>
          </table:table-cell>
          <table:table-cell office:value-type="float" office:value="0" calcext:value-type="float">
            <text:p>0.00</text:p>
          </table:table-cell>
          <table:table-cell office:value-type="float" office:value="9.68982" calcext:value-type="float">
            <text:p>9.69</text:p>
          </table:table-cell>
          <table:table-cell office:value-type="float" office:value="58.4449" calcext:value-type="float">
            <text:p>58.44</text:p>
          </table:table-cell>
          <table:table-cell office:value-type="float" office:value="3.15967" calcext:value-type="float">
            <text:p>3.16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065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38409" calcext:value-type="float">
            <text:p>1.38</text:p>
          </table:table-cell>
          <table:table-cell office:value-type="float" office:value="12.5824" calcext:value-type="float">
            <text:p>12.58</text:p>
          </table:table-cell>
          <table:table-cell office:value-type="float" office:value="6.61317" calcext:value-type="float">
            <text:p>6.61</text:p>
          </table:table-cell>
          <table:table-cell office:value-type="float" office:value="26.196" calcext:value-type="float">
            <text:p>26.20</text:p>
          </table:table-cell>
          <table:table-cell office:value-type="float" office:value="13.0389" calcext:value-type="float">
            <text:p>13.04</text:p>
          </table:table-cell>
          <table:table-cell office:value-type="float" office:value="8.40069" calcext:value-type="float">
            <text:p>8.40</text:p>
          </table:table-cell>
          <table:table-cell office:value-type="float" office:value="0" calcext:value-type="float">
            <text:p>0.00</text:p>
          </table:table-cell>
          <table:table-cell office:value-type="float" office:value="5.28358" calcext:value-type="float">
            <text:p>5.28</text:p>
          </table:table-cell>
          <table:table-cell office:value-type="float" office:value="48.0318" calcext:value-type="float">
            <text:p>48.03</text:p>
          </table:table-cell>
          <table:table-cell office:value-type="float" office:value="25.245" calcext:value-type="float">
            <text:p>25.25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office:value-type="float" office:value="1.98961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2.67906" calcext:value-type="float">
            <text:p>2.68</text:p>
          </table:table-cell>
          <table:table-cell office:value-type="float" office:value="13.2216" calcext:value-type="float">
            <text:p>13.22</text:p>
          </table:table-cell>
          <table:table-cell office:value-type="float" office:value="2.2058" calcext:value-type="float">
            <text:p>2.21</text:p>
          </table:table-cell>
          <table:table-cell office:value-type="float" office:value="23.9345" calcext:value-type="float">
            <text:p>23.93</text:p>
          </table:table-cell>
          <table:table-cell office:value-type="float" office:value="16.0373" calcext:value-type="float">
            <text:p>16.04</text:p>
          </table:table-cell>
          <table:table-cell office:value-type="float" office:value="8.3127" calcext:value-type="float">
            <text:p>8.31</text:p>
          </table:table-cell>
          <table:table-cell office:value-type="float" office:value="0" calcext:value-type="float">
            <text:p>0.00</text:p>
          </table:table-cell>
          <table:table-cell office:value-type="float" office:value="11.1933" calcext:value-type="float">
            <text:p>11.19</text:p>
          </table:table-cell>
          <table:table-cell office:value-type="float" office:value="55.2408" calcext:value-type="float">
            <text:p>55.24</text:p>
          </table:table-cell>
          <table:table-cell office:value-type="float" office:value="9.21596" calcext:value-type="float">
            <text:p>9.22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office:value-type="float" office:value="2.3275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1.34563" calcext:value-type="float">
            <text:p>1.35</text:p>
          </table:table-cell>
          <table:table-cell office:value-type="float" office:value="11.9578" calcext:value-type="float">
            <text:p>11.96</text:p>
          </table:table-cell>
          <table:table-cell office:value-type="float" office:value="1.69259" calcext:value-type="float">
            <text:p>1.69</text:p>
          </table:table-cell>
          <table:table-cell office:value-type="float" office:value="21.354" calcext:value-type="float">
            <text:p>21.35</text:p>
          </table:table-cell>
          <table:table-cell office:value-type="float" office:value="18.8744" calcext:value-type="float">
            <text:p>18.87</text:p>
          </table:table-cell>
          <table:table-cell office:value-type="float" office:value="10.8999" calcext:value-type="float">
            <text:p>10.90</text:p>
          </table:table-cell>
          <table:table-cell office:value-type="float" office:value="0" calcext:value-type="float">
            <text:p>0.00</text:p>
          </table:table-cell>
          <table:table-cell office:value-type="float" office:value="6.30153" calcext:value-type="float">
            <text:p>6.30</text:p>
          </table:table-cell>
          <table:table-cell office:value-type="float" office:value="55.9978" calcext:value-type="float">
            <text:p>56.00</text:p>
          </table:table-cell>
          <table:table-cell office:value-type="float" office:value="7.92634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office:value-type="float" office:value="2.68394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1.06671" calcext:value-type="float">
            <text:p>1.07</text:p>
          </table:table-cell>
          <table:table-cell office:value-type="float" office:value="14.4005" calcext:value-type="float">
            <text:p>14.40</text:p>
          </table:table-cell>
          <table:table-cell office:value-type="float" office:value="2.41977" calcext:value-type="float">
            <text:p>2.42</text:p>
          </table:table-cell>
          <table:table-cell office:value-type="float" office:value="23.8284" calcext:value-type="float">
            <text:p>23.83</text:p>
          </table:table-cell>
          <table:table-cell office:value-type="float" office:value="13.6705" calcext:value-type="float">
            <text:p>13.67</text:p>
          </table:table-cell>
          <table:table-cell office:value-type="float" office:value="11.2636" calcext:value-type="float">
            <text:p>11.26</text:p>
          </table:table-cell>
          <table:table-cell office:value-type="float" office:value="0" calcext:value-type="float">
            <text:p>0.00</text:p>
          </table:table-cell>
          <table:table-cell office:value-type="float" office:value="4.47664" calcext:value-type="float">
            <text:p>4.48</text:p>
          </table:table-cell>
          <table:table-cell office:value-type="float" office:value="60.4342" calcext:value-type="float">
            <text:p>60.43</text:p>
          </table:table-cell>
          <table:table-cell office:value-type="float" office:value="10.155" calcext:value-type="float">
            <text:p>10.16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office:value-type="float" office:value="2.75312" calcext:value-type="float">
            <text:p>2.75</text:p>
          </table:table-cell>
          <table:table-cell office:value-type="float" office:value="0" calcext:value-type="float">
            <text:p>0.00</text:p>
          </table:table-cell>
          <table:table-cell office:value-type="float" office:value="1.40052" calcext:value-type="float">
            <text:p>1.40</text:p>
          </table:table-cell>
          <table:table-cell office:value-type="float" office:value="15.1878" calcext:value-type="float">
            <text:p>15.19</text:p>
          </table:table-cell>
          <table:table-cell office:value-type="float" office:value="1.10731" calcext:value-type="float">
            <text:p>1.11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office:value-type="float" office:value="11.4713" calcext:value-type="float">
            <text:p>11.47</text:p>
          </table:table-cell>
          <table:table-cell office:value-type="float" office:value="0" calcext:value-type="float">
            <text:p>0.00</text:p>
          </table:table-cell>
          <table:table-cell office:value-type="float" office:value="5.8355" calcext:value-type="float">
            <text:p>5.84</text:p>
          </table:table-cell>
          <table:table-cell office:value-type="float" office:value="63.2824" calcext:value-type="float">
            <text:p>63.28</text:p>
          </table:table-cell>
          <table:table-cell office:value-type="float" office:value="4.61377" calcext:value-type="float">
            <text:p>4.61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office:value-type="float" office:value="3.6097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2.004" calcext:value-type="float">
            <text:p>2.00</text:p>
          </table:table-cell>
          <table:table-cell office:value-type="float" office:value="9.56654" calcext:value-type="float">
            <text:p>9.57</text:p>
          </table:table-cell>
          <table:table-cell office:value-type="float" office:value="2.66409" calcext:value-type="float">
            <text:p>2.66</text:p>
          </table:table-cell>
          <table:table-cell office:value-type="float" office:value="21.5436" calcext:value-type="float">
            <text:p>21.54</text:p>
          </table:table-cell>
          <table:table-cell office:value-type="float" office:value="17.1708" calcext:value-type="float">
            <text:p>17.17</text:p>
          </table:table-cell>
          <table:table-cell office:value-type="float" office:value="16.7555" calcext:value-type="float">
            <text:p>16.76</text:p>
          </table:table-cell>
          <table:table-cell office:value-type="float" office:value="0" calcext:value-type="float">
            <text:p>0.00</text:p>
          </table:table-cell>
          <table:table-cell office:value-type="float" office:value="9.30206" calcext:value-type="float">
            <text:p>9.30</text:p>
          </table:table-cell>
          <table:table-cell office:value-type="float" office:value="44.4056" calcext:value-type="float">
            <text:p>44.41</text:p>
          </table:table-cell>
          <table:table-cell office:value-type="float" office:value="12.3661" calcext:value-type="float">
            <text:p>12.37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91753" calcext:value-type="float">
            <text:p>2.92</text:p>
          </table:table-cell>
          <table:table-cell office:value-type="float" office:value="0" calcext:value-type="float">
            <text:p>0.00</text:p>
          </table:table-cell>
          <table:table-cell office:value-type="float" office:value="1.07975" calcext:value-type="float">
            <text:p>1.08</text:p>
          </table:table-cell>
          <table:table-cell office:value-type="float" office:value="16.5961" calcext:value-type="float">
            <text:p>16.60</text:p>
          </table:table-cell>
          <table:table-cell office:value-type="float" office:value="7.94111" calcext:value-type="float">
            <text:p>7.94</text:p>
          </table:table-cell>
          <table:table-cell office:value-type="float" office:value="32" calcext:value-type="float">
            <text:p>32.00</text:p>
          </table:table-cell>
          <table:table-cell office:value-type="float" office:value="10.8297" calcext:value-type="float">
            <text:p>10.83</text:p>
          </table:table-cell>
          <table:table-cell office:value-type="float" office:value="9.11729" calcext:value-type="float">
            <text:p>9.12</text:p>
          </table:table-cell>
          <table:table-cell office:value-type="float" office:value="0" calcext:value-type="float">
            <text:p>0.00</text:p>
          </table:table-cell>
          <table:table-cell office:value-type="float" office:value="3.37423" calcext:value-type="float">
            <text:p>3.37</text:p>
          </table:table-cell>
          <table:table-cell office:value-type="float" office:value="51.8628" calcext:value-type="float">
            <text:p>51.86</text:p>
          </table:table-cell>
          <table:table-cell office:value-type="float" office:value="24.816" calcext:value-type="float">
            <text:p>24.8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office:value-type="float" office:value="3.43543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38954" calcext:value-type="float">
            <text:p>1.39</text:p>
          </table:table-cell>
          <table:table-cell office:value-type="float" office:value="13.0813" calcext:value-type="float">
            <text:p>13.08</text:p>
          </table:table-cell>
          <table:table-cell office:value-type="float" office:value="3.04611" calcext:value-type="float">
            <text:p>3.05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office:value-type="float" office:value="14.3143" calcext:value-type="float">
            <text:p>14.31</text:p>
          </table:table-cell>
          <table:table-cell office:value-type="float" office:value="0" calcext:value-type="float">
            <text:p>0.00</text:p>
          </table:table-cell>
          <table:table-cell office:value-type="float" office:value="5.78975" calcext:value-type="float">
            <text:p>5.79</text:p>
          </table:table-cell>
          <table:table-cell office:value-type="float" office:value="54.5053" calcext:value-type="float">
            <text:p>54.51</text:p>
          </table:table-cell>
          <table:table-cell office:value-type="float" office:value="12.6921" calcext:value-type="float">
            <text:p>12.6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2.99499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1.74704" calcext:value-type="float">
            <text:p>1.75</text:p>
          </table:table-cell>
          <table:table-cell office:value-type="float" office:value="17.7824" calcext:value-type="float">
            <text:p>17.78</text:p>
          </table:table-cell>
          <table:table-cell office:value-type="float" office:value="5.34056" calcext:value-type="float">
            <text:p>5.34</text:p>
          </table:table-cell>
          <table:table-cell office:value-type="float" office:value="32" calcext:value-type="float">
            <text:p>32.00</text:p>
          </table:table-cell>
          <table:table-cell office:value-type="float" office:value="12.9218" calcext:value-type="float">
            <text:p>12.92</text:p>
          </table:table-cell>
          <table:table-cell office:value-type="float" office:value="9.35933" calcext:value-type="float">
            <text:p>9.36</text:p>
          </table:table-cell>
          <table:table-cell office:value-type="float" office:value="0" calcext:value-type="float">
            <text:p>0.00</text:p>
          </table:table-cell>
          <table:table-cell office:value-type="float" office:value="5.45951" calcext:value-type="float">
            <text:p>5.46</text:p>
          </table:table-cell>
          <table:table-cell office:value-type="float" office:value="55.5701" calcext:value-type="float">
            <text:p>55.57</text:p>
          </table:table-cell>
          <table:table-cell office:value-type="float" office:value="16.6893" calcext:value-type="float">
            <text:p>16.6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08708" calcext:value-type="float">
            <text:p>1.09</text:p>
          </table:table-cell>
          <table:table-cell office:value-type="float" office:value="24.4479" calcext:value-type="float">
            <text:p>24.45</text:p>
          </table:table-cell>
          <table:table-cell office:value-type="float" office:value="5.2227" calcext:value-type="float">
            <text:p>5.22</text:p>
          </table:table-cell>
          <table:table-cell office:value-type="float" office:value="36.916" calcext:value-type="float">
            <text:p>36.92</text:p>
          </table:table-cell>
          <table:table-cell office:value-type="float" office:value="14.0466" calcext:value-type="float">
            <text:p>14.05</text:p>
          </table:table-cell>
          <table:table-cell office:value-type="float" office:value="2.635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2.94473" calcext:value-type="float">
            <text:p>2.94</text:p>
          </table:table-cell>
          <table:table-cell office:value-type="float" office:value="66.2256" calcext:value-type="float">
            <text:p>66.23</text:p>
          </table:table-cell>
          <table:table-cell office:value-type="float" office:value="14.1475" calcext:value-type="float">
            <text:p>14.15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566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03951" calcext:value-type="float">
            <text:p>2.04</text:p>
          </table:table-cell>
          <table:table-cell office:value-type="float" office:value="23.5829" calcext:value-type="float">
            <text:p>23.58</text:p>
          </table:table-cell>
          <table:table-cell office:value-type="float" office:value="0.473939" calcext:value-type="float">
            <text:p>0.47</text:p>
          </table:table-cell>
          <table:table-cell office:value-type="float" office:value="31.8512" calcext:value-type="float">
            <text:p>31.85</text:p>
          </table:table-cell>
          <table:table-cell office:value-type="float" office:value="14.9417" calcext:value-type="float">
            <text:p>14.94</text:p>
          </table:table-cell>
          <table:table-cell office:value-type="float" office:value="3.126" calcext:value-type="float">
            <text:p>3.13</text:p>
          </table:table-cell>
          <table:table-cell office:value-type="float" office:value="0" calcext:value-type="float">
            <text:p>0.00</text:p>
          </table:table-cell>
          <table:table-cell office:value-type="float" office:value="6.40325" calcext:value-type="float">
            <text:p>6.40</text:p>
          </table:table-cell>
          <table:table-cell office:value-type="float" office:value="74.0411" calcext:value-type="float">
            <text:p>74.04</text:p>
          </table:table-cell>
          <table:table-cell office:value-type="float" office:value="1.48798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990917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90751" calcext:value-type="float">
            <text:p>1.91</text:p>
          </table:table-cell>
          <table:table-cell office:value-type="float" office:value="41.195" calcext:value-type="float">
            <text:p>41.20</text:p>
          </table:table-cell>
          <table:table-cell office:value-type="float" office:value="5.76528" calcext:value-type="float">
            <text:p>5.77</text:p>
          </table:table-cell>
          <table:table-cell office:value-type="float" office:value="56" calcext:value-type="float">
            <text:p>56.00</text:p>
          </table:table-cell>
          <table:table-cell office:value-type="float" office:value="10.9666" calcext:value-type="float">
            <text:p>10.97</text:p>
          </table:table-cell>
          <table:table-cell office:value-type="float" office:value="1.7695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3.40628" calcext:value-type="float">
            <text:p>3.41</text:p>
          </table:table-cell>
          <table:table-cell office:value-type="float" office:value="73.5625" calcext:value-type="float">
            <text:p>73.56</text:p>
          </table:table-cell>
          <table:table-cell office:value-type="float" office:value="10.2951" calcext:value-type="float">
            <text:p>10.3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office:value-type="float" office:value="0.964108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1.89545" calcext:value-type="float">
            <text:p>1.90</text:p>
          </table:table-cell>
          <table:table-cell office:value-type="float" office:value="6.58674" calcext:value-type="float">
            <text:p>6.59</text:p>
          </table:table-cell>
          <table:table-cell office:value-type="float" office:value="3.13839" calcext:value-type="float">
            <text:p>3.14</text:p>
          </table:table-cell>
          <table:table-cell office:value-type="float" office:value="17.4416" calcext:value-type="float">
            <text:p>17.44</text:p>
          </table:table-cell>
          <table:table-cell office:value-type="float" office:value="27.8469" calcext:value-type="float">
            <text:p>27.85</text:p>
          </table:table-cell>
          <table:table-cell office:value-type="float" office:value="5.52763" calcext:value-type="float">
            <text:p>5.53</text:p>
          </table:table-cell>
          <table:table-cell office:value-type="float" office:value="0" calcext:value-type="float">
            <text:p>0.00</text:p>
          </table:table-cell>
          <table:table-cell office:value-type="float" office:value="10.8674" calcext:value-type="float">
            <text:p>10.87</text:p>
          </table:table-cell>
          <table:table-cell office:value-type="float" office:value="37.7645" calcext:value-type="float">
            <text:p>37.76</text:p>
          </table:table-cell>
          <table:table-cell office:value-type="float" office:value="17.9936" calcext:value-type="float">
            <text:p>17.99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office:value-type="float" office:value="0.96394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2.09159" calcext:value-type="float">
            <text:p>2.09</text:p>
          </table:table-cell>
          <table:table-cell office:value-type="float" office:value="13.5001" calcext:value-type="float">
            <text:p>13.50</text:p>
          </table:table-cell>
          <table:table-cell office:value-type="float" office:value="1.49454" calcext:value-type="float">
            <text:p>1.49</text:p>
          </table:table-cell>
          <table:table-cell office:value-type="float" office:value="22.0587" calcext:value-type="float">
            <text:p>22.06</text:p>
          </table:table-cell>
          <table:table-cell office:value-type="float" office:value="18.1719" calcext:value-type="float">
            <text:p>18.17</text:p>
          </table:table-cell>
          <table:table-cell office:value-type="float" office:value="4.36989" calcext:value-type="float">
            <text:p>4.37</text:p>
          </table:table-cell>
          <table:table-cell office:value-type="float" office:value="0" calcext:value-type="float">
            <text:p>0.00</text:p>
          </table:table-cell>
          <table:table-cell office:value-type="float" office:value="9.48193" calcext:value-type="float">
            <text:p>9.48</text:p>
          </table:table-cell>
          <table:table-cell office:value-type="float" office:value="61.201" calcext:value-type="float">
            <text:p>61.20</text:p>
          </table:table-cell>
          <table:table-cell office:value-type="float" office:value="6.77528" calcext:value-type="float">
            <text:p>6.78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6293" calcext:value-type="float">
            <text:p>2.16</text:p>
          </table:table-cell>
          <table:table-cell office:value-type="float" office:value="0" calcext:value-type="float">
            <text:p>0.00</text:p>
          </table:table-cell>
          <table:table-cell office:value-type="float" office:value="0.870403" calcext:value-type="float">
            <text:p>0.87</text:p>
          </table:table-cell>
          <table:table-cell office:value-type="float" office:value="20.4175" calcext:value-type="float">
            <text:p>20.42</text:p>
          </table:table-cell>
          <table:table-cell office:value-type="float" office:value="2.54573" calcext:value-type="float">
            <text:p>2.55</text:p>
          </table:table-cell>
          <table:table-cell office:value-type="float" office:value="30.6941" calcext:value-type="float">
            <text:p>30.69</text:p>
          </table:table-cell>
          <table:table-cell office:value-type="float" office:value="15.3044" calcext:value-type="float">
            <text:p>15.30</text:p>
          </table:table-cell>
          <table:table-cell office:value-type="float" office:value="7.04672" calcext:value-type="float">
            <text:p>7.05</text:p>
          </table:table-cell>
          <table:table-cell office:value-type="float" office:value="0" calcext:value-type="float">
            <text:p>0.00</text:p>
          </table:table-cell>
          <table:table-cell office:value-type="float" office:value="2.83573" calcext:value-type="float">
            <text:p>2.84</text:p>
          </table:table-cell>
          <table:table-cell office:value-type="float" office:value="66.5193" calcext:value-type="float">
            <text:p>66.52</text:p>
          </table:table-cell>
          <table:table-cell office:value-type="float" office:value="8.29387" calcext:value-type="float">
            <text:p>8.29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office:value-type="float" office:value="2.1767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.43438" calcext:value-type="float">
            <text:p>1.43</text:p>
          </table:table-cell>
          <table:table-cell office:value-type="float" office:value="14.1281" calcext:value-type="float">
            <text:p>14.13</text:p>
          </table:table-cell>
          <table:table-cell office:value-type="float" office:value="1.559" calcext:value-type="float">
            <text:p>1.56</text:p>
          </table:table-cell>
          <table:table-cell office:value-type="float" office:value="23.6107" calcext:value-type="float">
            <text:p>23.61</text:p>
          </table:table-cell>
          <table:table-cell office:value-type="float" office:value="18.2649" calcext:value-type="float">
            <text:p>18.26</text:p>
          </table:table-cell>
          <table:table-cell office:value-type="float" office:value="9.21914" calcext:value-type="float">
            <text:p>9.22</text:p>
          </table:table-cell>
          <table:table-cell office:value-type="float" office:value="0" calcext:value-type="float">
            <text:p>0.00</text:p>
          </table:table-cell>
          <table:table-cell office:value-type="float" office:value="6.07515" calcext:value-type="float">
            <text:p>6.08</text:p>
          </table:table-cell>
          <table:table-cell office:value-type="float" office:value="59.8379" calcext:value-type="float">
            <text:p>59.84</text:p>
          </table:table-cell>
          <table:table-cell office:value-type="float" office:value="6.60295" calcext:value-type="float">
            <text:p>6.60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2.04106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1.6045" calcext:value-type="float">
            <text:p>1.60</text:p>
          </table:table-cell>
          <table:table-cell office:value-type="float" office:value="17.3068" calcext:value-type="float">
            <text:p>17.31</text:p>
          </table:table-cell>
          <table:table-cell office:value-type="float" office:value="6.02419" calcext:value-type="float">
            <text:p>6.02</text:p>
          </table:table-cell>
          <table:table-cell office:value-type="float" office:value="32" calcext:value-type="float">
            <text:p>32.00</text:p>
          </table:table-cell>
          <table:table-cell office:value-type="float" office:value="15.6982" calcext:value-type="float">
            <text:p>15.70</text:p>
          </table:table-cell>
          <table:table-cell office:value-type="float" office:value="6.37832" calcext:value-type="float">
            <text:p>6.38</text:p>
          </table:table-cell>
          <table:table-cell office:value-type="float" office:value="0" calcext:value-type="float">
            <text:p>0.00</text:p>
          </table:table-cell>
          <table:table-cell office:value-type="float" office:value="5.01406" calcext:value-type="float">
            <text:p>5.01</text:p>
          </table:table-cell>
          <table:table-cell office:value-type="float" office:value="54.0838" calcext:value-type="float">
            <text:p>54.08</text:p>
          </table:table-cell>
          <table:table-cell office:value-type="float" office:value="18.8256" calcext:value-type="float">
            <text:p>18.83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2.85596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2.4334" calcext:value-type="float">
            <text:p>2.43</text:p>
          </table:table-cell>
          <table:table-cell office:value-type="float" office:value="18.2919" calcext:value-type="float">
            <text:p>18.29</text:p>
          </table:table-cell>
          <table:table-cell office:value-type="float" office:value="3.7132" calcext:value-type="float">
            <text:p>3.71</text:p>
          </table:table-cell>
          <table:table-cell office:value-type="float" office:value="32" calcext:value-type="float">
            <text:p>32.00</text:p>
          </table:table-cell>
          <table:table-cell office:value-type="float" office:value="14.7048" calcext:value-type="float">
            <text:p>14.70</text:p>
          </table:table-cell>
          <table:table-cell office:value-type="float" office:value="8.92486" calcext:value-type="float">
            <text:p>8.92</text:p>
          </table:table-cell>
          <table:table-cell office:value-type="float" office:value="0" calcext:value-type="float">
            <text:p>0.00</text:p>
          </table:table-cell>
          <table:table-cell office:value-type="float" office:value="7.60436" calcext:value-type="float">
            <text:p>7.60</text:p>
          </table:table-cell>
          <table:table-cell office:value-type="float" office:value="57.1622" calcext:value-type="float">
            <text:p>57.16</text:p>
          </table:table-cell>
          <table:table-cell office:value-type="float" office:value="11.6038" calcext:value-type="float">
            <text:p>11.60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office:value-type="float" office:value="2.06224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2.64223" calcext:value-type="float">
            <text:p>2.64</text:p>
          </table:table-cell>
          <table:table-cell office:value-type="float" office:value="12.6955" calcext:value-type="float">
            <text:p>12.70</text:p>
          </table:table-cell>
          <table:table-cell office:value-type="float" office:value="1.18142" calcext:value-type="float">
            <text:p>1.18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office:value-type="float" office:value="8.59266" calcext:value-type="float">
            <text:p>8.59</text:p>
          </table:table-cell>
          <table:table-cell office:value-type="float" office:value="0" calcext:value-type="float">
            <text:p>0.00</text:p>
          </table:table-cell>
          <table:table-cell office:value-type="float" office:value="11.0093" calcext:value-type="float">
            <text:p>11.01</text:p>
          </table:table-cell>
          <table:table-cell office:value-type="float" office:value="52.898" calcext:value-type="float">
            <text:p>52.90</text:p>
          </table:table-cell>
          <table:table-cell office:value-type="float" office:value="4.92258" calcext:value-type="float">
            <text:p>4.92</text:p>
          </table:table-cell>
          <table:table-cell/>
        </table:table-row>
      </table:table>
      <table:table table:name="Bundle Stats" table:style-name="ta8">
        <office:forms form:automatic-focus="false" form:apply-design-mode="false"/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10-5-1.txt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6.728" calcext:value-type="float">
            <text:p>46.728</text:p>
          </table:table-cell>
          <table:table-cell office:value-type="float" office:value="33.3975" calcext:value-type="float">
            <text:p>33.3975</text:p>
          </table:table-cell>
          <table:table-cell office:value-type="float" office:value="29.3137" calcext:value-type="float">
            <text:p>29.3137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50.8117" calcext:value-type="float">
            <text:p>50.811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0.8117" calcext:value-type="float">
            <text:p>50.8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.5962" calcext:value-type="float">
            <text:p>48.5962</text:p>
          </table:table-cell>
          <table:table-cell office:value-type="float" office:value="17.7295" calcext:value-type="float">
            <text:p>17.7295</text:p>
          </table:table-cell>
          <table:table-cell office:value-type="float" office:value="27.8634" calcext:value-type="float">
            <text:p>27.8634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38.4623" calcext:value-type="float">
            <text:p>38.462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8.4623" calcext:value-type="float">
            <text:p>38.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3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.8867" calcext:value-type="float">
            <text:p>53.8867</text:p>
          </table:table-cell>
          <table:table-cell office:value-type="float" office:value="14.8646" calcext:value-type="float">
            <text:p>14.8646</text:p>
          </table:table-cell>
          <table:table-cell office:value-type="float" office:value="28.2594" calcext:value-type="float">
            <text:p>28.2594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40.4919" calcext:value-type="float">
            <text:p>40.491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0.4919" calcext:value-type="float">
            <text:p>40.4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4.txt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.5593" calcext:value-type="float">
            <text:p>56.5593</text:p>
          </table:table-cell>
          <table:table-cell office:value-type="float" office:value="14.2417" calcext:value-type="float">
            <text:p>14.2417</text:p>
          </table:table-cell>
          <table:table-cell office:value-type="float" office:value="24.433" calcext:value-type="float">
            <text:p>24.433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.54</text:p>
          </table:table-cell>
          <table:table-cell office:value-type="float" office:value="46.368" calcext:value-type="float">
            <text:p>46.36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6.368" calcext:value-type="float">
            <text:p>46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5-5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.9008" calcext:value-type="float">
            <text:p>46.9008</text:p>
          </table:table-cell>
          <table:table-cell office:value-type="float" office:value="33.1732" calcext:value-type="float">
            <text:p>33.1732</text:p>
          </table:table-cell>
          <table:table-cell office:value-type="float" office:value="37.6621" calcext:value-type="float">
            <text:p>37.6621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float" office:value="42.4119" calcext:value-type="float">
            <text:p>42.411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2.4119" calcext:value-type="float">
            <text:p>42.4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 office:value-type="float" office:value="56.0896" calcext:value-type="float">
            <text:p>56.08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0896" calcext:value-type="float">
            <text:p>56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6699" calcext:value-type="float">
            <text:p>45.6699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65.8973" calcext:value-type="float">
            <text:p>65.897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5.8973" calcext:value-type="float">
            <text:p>65.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56.7257" calcext:value-type="float">
            <text:p>56.72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257" calcext:value-type="float">
            <text:p>56.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0902" calcext:value-type="float">
            <text:p>49.090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68.8498" calcext:value-type="float">
            <text:p>68.84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8.8498" calcext:value-type="float">
            <text:p>68.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63.6152" calcext:value-type="float">
            <text:p>63.615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6152" calcext:value-type="float">
            <text:p>63.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38.3992" calcext:value-type="float">
            <text:p>38.3992</text:p>
          </table:table-cell>
          <table:table-cell office:value-type="float" office:value="34.6577" calcext:value-type="float">
            <text:p>34.6577</text:p>
          </table:table-cell>
          <table:table-cell office:value-type="float" office:value="3" calcext:value-type="float">
            <text:p>3</text:p>
          </table:table-cell>
          <table:table-cell office:value-type="float" office:value="5.41" calcext:value-type="float">
            <text:p>5.41</text:p>
          </table:table-cell>
          <table:table-cell office:value-type="float" office:value="62.4798" calcext:value-type="float">
            <text:p>62.4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2.4798" calcext:value-type="float">
            <text:p>62.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43.7826" calcext:value-type="float">
            <text:p>43.7826</text:p>
          </table:table-cell>
          <table:table-cell office:value-type="float" office:value="22.98" calcext:value-type="float">
            <text:p>22.98</text:p>
          </table:table-cell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60.6974" calcext:value-type="float">
            <text:p>60.697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0.6974" calcext:value-type="float">
            <text:p>60.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53.321" calcext:value-type="float">
            <text:p>53.321</text:p>
          </table:table-cell>
          <table:table-cell office:value-type="float" office:value="35.6047" calcext:value-type="float">
            <text:p>35.6047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56.2771" calcext:value-type="float">
            <text:p>56.27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2771" calcext:value-type="float">
            <text:p>56.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49.22" calcext:value-type="float">
            <text:p>49.22</text:p>
          </table:table-cell>
          <table:table-cell office:value-type="float" office:value="37.07" calcext:value-type="float">
            <text:p>37.07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48.7377" calcext:value-type="float">
            <text:p>48.73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7377" calcext:value-type="float">
            <text:p>48.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63.7145" calcext:value-type="float">
            <text:p>63.7145</text:p>
          </table:table-cell>
          <table:table-cell office:value-type="float" office:value="44.7122" calcext:value-type="float">
            <text:p>44.712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70.6956" calcext:value-type="float">
            <text:p>70.69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0.6956" calcext:value-type="float">
            <text:p>70.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4.133" calcext:value-type="float">
            <text:p>24.133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float" office:value="73.2157" calcext:value-type="float">
            <text:p>73.21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3.2157" calcext:value-type="float">
            <text:p>73.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5.8299" calcext:value-type="float">
            <text:p>15.8299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75.7994" calcext:value-type="float">
            <text:p>75.79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5.7994" calcext:value-type="float">
            <text:p>75.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39.4298" calcext:value-type="float">
            <text:p>39.429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9.7394" calcext:value-type="float">
            <text:p>69.7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9.7394" calcext:value-type="float">
            <text:p>69.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5.9766" calcext:value-type="float">
            <text:p>25.9766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float" office:value="79.0603" calcext:value-type="float">
            <text:p>79.060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0603" calcext:value-type="float">
            <text:p>79.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1.3332" calcext:value-type="float">
            <text:p>11.3332</text:p>
          </table:table-cell>
          <table:table-cell office:value-type="float" office:value="24.8818" calcext:value-type="float">
            <text:p>24.8818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5.0669" calcext:value-type="float">
            <text:p>55.06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0669" calcext:value-type="float">
            <text:p>55.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8.0228" calcext:value-type="float">
            <text:p>48.022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79.713" calcext:value-type="float">
            <text:p>79.71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713" calcext:value-type="float">
            <text:p>79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7.6586" calcext:value-type="float">
            <text:p>37.6586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77.9159" calcext:value-type="float">
            <text:p>77.91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7.9159" calcext:value-type="float">
            <text:p>77.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5.8729" calcext:value-type="float">
            <text:p>35.8729</text:p>
          </table:table-cell>
          <table:table-cell office:value-type="float" office:value="58.3849" calcext:value-type="float">
            <text:p>58.3849</text:p>
          </table:table-cell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.16</text:p>
          </table:table-cell>
          <table:table-cell office:value-type="float" office:value="57.3677" calcext:value-type="float">
            <text:p>57.36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3677" calcext:value-type="float">
            <text:p>57.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2.7539" calcext:value-type="float">
            <text:p>42.7539</text:p>
          </table:table-cell>
          <table:table-cell office:value-type="float" office:value="42.6315" calcext:value-type="float">
            <text:p>42.6315</text:p>
          </table:table-cell>
          <table:table-cell office:value-type="float" office:value="3" calcext:value-type="float">
            <text:p>3</text:p>
          </table:table-cell>
          <table:table-cell office:value-type="float" office:value="2.13" calcext:value-type="float">
            <text:p>2.13</text:p>
          </table:table-cell>
          <table:table-cell office:value-type="float" office:value="84.4888" calcext:value-type="float">
            <text:p>84.48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4.4888" calcext:value-type="float">
            <text:p>84.4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0.3303" calcext:value-type="float">
            <text:p>70.3303</text:p>
          </table:table-cell>
          <table:table-cell office:value-type="float" office:value="53.2653" calcext:value-type="float">
            <text:p>53.2653</text:p>
          </table:table-cell>
          <table:table-cell office:value-type="float" office:value="3" calcext:value-type="float">
            <text:p>3</text:p>
          </table:table-cell>
          <table:table-cell office:value-type="float" office:value="4.68" calcext:value-type="float">
            <text:p>4.68</text:p>
          </table:table-cell>
          <table:table-cell office:value-type="float" office:value="83.3667" calcext:value-type="float">
            <text:p>83.366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3.3667" calcext:value-type="float">
            <text:p>83.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45.4431" calcext:value-type="float">
            <text:p>45.4431</text:p>
          </table:table-cell>
          <table:table-cell office:value-type="float" office:value="39.2547" calcext:value-type="float">
            <text:p>39.2547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  <table:table-cell office:value-type="float" office:value="79.357" calcext:value-type="float">
            <text:p>79.3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57" calcext:value-type="float">
            <text:p>79.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74.6688" calcext:value-type="float">
            <text:p>74.6688</text:p>
          </table:table-cell>
          <table:table-cell office:value-type="float" office:value="53.2699" calcext:value-type="float">
            <text:p>53.2699</text:p>
          </table:table-cell>
          <table:table-cell office:value-type="float" office:value="3" calcext:value-type="float">
            <text:p>3</text:p>
          </table:table-cell>
          <table:table-cell office:value-type="float" office:value="2.69" calcext:value-type="float">
            <text:p>2.69</text:p>
          </table:table-cell>
          <table:table-cell office:value-type="float" office:value="98.0241" calcext:value-type="float">
            <text:p>98.024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8.0241" calcext:value-type="float">
            <text:p>98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4.5599" calcext:value-type="float">
            <text:p>34.5599</text:p>
          </table:table-cell>
          <table:table-cell office:value-type="float" office:value="4" calcext:value-type="float">
            <text:p>4</text:p>
          </table:table-cell>
          <table:table-cell office:value-type="float" office:value="20.07" calcext:value-type="float">
            <text:p>20.07</text:p>
          </table:table-cell>
          <table:table-cell office:value-type="float" office:value="87.3061" calcext:value-type="float">
            <text:p>87.3061</text:p>
          </table:table-cell>
          <table:table-cell office:value-type="string" calcext:value-type="string">
            <text:p>Optimal</text:p>
          </table:table-cell>
          <table:table-cell office:value-type="float" office:value="87.3061" calcext:value-type="float">
            <text:p>87.3061</text:p>
          </table:table-cell>
          <table:table-cell office:value-type="float" office:value="87.3116" calcext:value-type="float">
            <text:p>87.3116</text:p>
          </table:table-cell>
          <table:table-cell table:style-name="ce98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60.3229" calcext:value-type="float">
            <text:p>60.3229</text:p>
          </table:table-cell>
          <table:table-cell office:value-type="float" office:value="40.8501" calcext:value-type="float">
            <text:p>40.8501</text:p>
          </table:table-cell>
          <table:table-cell office:value-type="float" office:value="3" calcext:value-type="float">
            <text:p>3</text:p>
          </table:table-cell>
          <table:table-cell office:value-type="float" office:value="33.48" calcext:value-type="float">
            <text:p>33.48</text:p>
          </table:table-cell>
          <table:table-cell office:value-type="float" office:value="80.8714" calcext:value-type="float">
            <text:p>80.8714</text:p>
          </table:table-cell>
          <table:table-cell office:value-type="string" calcext:value-type="string">
            <text:p>Optimal</text:p>
          </table:table-cell>
          <table:table-cell office:value-type="float" office:value="80.8714" calcext:value-type="float">
            <text:p>80.8714</text:p>
          </table:table-cell>
          <table:table-cell office:value-type="float" office:value="80.8764" calcext:value-type="float">
            <text:p>80.8764</text:p>
          </table:table-cell>
          <table:table-cell table:style-name="ce98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1.0124" calcext:value-type="float">
            <text:p>51.0124</text:p>
          </table:table-cell>
          <table:table-cell office:value-type="float" office:value="43.407" calcext:value-type="float">
            <text:p>43.407</text:p>
          </table:table-cell>
          <table:table-cell office:value-type="float" office:value="4" calcext:value-type="float">
            <text:p>4</text:p>
          </table:table-cell>
          <table:table-cell office:value-type="float" office:value="4.63" calcext:value-type="float">
            <text:p>4.63</text:p>
          </table:table-cell>
          <table:table-cell office:value-type="float" office:value="94.4144" calcext:value-type="float">
            <text:p>94.4144</text:p>
          </table:table-cell>
          <table:table-cell office:value-type="string" calcext:value-type="string">
            <text:p>Optimal</text:p>
          </table:table-cell>
          <table:table-cell office:value-type="float" office:value="94.4144" calcext:value-type="float">
            <text:p>94.4144</text:p>
          </table:table-cell>
          <table:table-cell office:value-type="float" office:value="94.4233" calcext:value-type="float">
            <text:p>94.4233</text:p>
          </table:table-cell>
          <table:table-cell table:style-name="ce98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781" calcext:value-type="float">
            <text:p>23.178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2283" calcext:value-type="float">
            <text:p>41.2283</text:p>
          </table:table-cell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76.1161" calcext:value-type="float">
            <text:p>76.116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1161" calcext:value-type="float">
            <text:p>76.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9.3049" calcext:value-type="float">
            <text:p>39.3049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110.333" calcext:value-type="float">
            <text:p>110.33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0.333" calcext:value-type="float">
            <text:p>11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9.2156" calcext:value-type="float">
            <text:p>39.2156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79.3737" calcext:value-type="float">
            <text:p>79.373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737" calcext:value-type="float">
            <text:p>79.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315" calcext:value-type="float">
            <text:p>41.9315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.17</text:p>
          </table:table-cell>
          <table:table-cell office:value-type="float" office:value="56.7915" calcext:value-type="float">
            <text:p>56.79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915" calcext:value-type="float">
            <text:p>56.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30.4167" calcext:value-type="float">
            <text:p>30.4167</text:p>
          </table:table-cell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.12</text:p>
          </table:table-cell>
          <table:table-cell office:value-type="float" office:value="109.485" calcext:value-type="float">
            <text:p>109.4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9.485" calcext:value-type="float">
            <text:p>109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36.9099" calcext:value-type="float">
            <text:p>36.9099</text:p>
          </table:table-cell>
          <table:table-cell office:value-type="float" office:value="33.1088" calcext:value-type="float">
            <text:p>33.1088</text:p>
          </table:table-cell>
          <table:table-cell office:value-type="float" office:value="3" calcext:value-type="float">
            <text:p>3</text:p>
          </table:table-cell>
          <table:table-cell office:value-type="float" office:value="6.08" calcext:value-type="float">
            <text:p>6.08</text:p>
          </table:table-cell>
          <table:table-cell office:value-type="float" office:value="91.4835" calcext:value-type="float">
            <text:p>91.48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1.4835" calcext:value-type="float">
            <text:p>91.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7867" calcext:value-type="float">
            <text:p>35.7867</text:p>
          </table:table-cell>
          <table:table-cell office:value-type="float" office:value="37.9032" calcext:value-type="float">
            <text:p>37.9032</text:p>
          </table:table-cell>
          <table:table-cell office:value-type="float" office:value="4" calcext:value-type="float">
            <text:p>4</text:p>
          </table:table-cell>
          <table:table-cell office:value-type="float" office:value="7.89" calcext:value-type="float">
            <text:p>7.89</text:p>
          </table:table-cell>
          <table:table-cell office:value-type="float" office:value="102.181" calcext:value-type="float">
            <text:p>102.18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181" calcext:value-type="float">
            <text:p>102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2.9371" calcext:value-type="float">
            <text:p>72.9371</text:p>
          </table:table-cell>
          <table:table-cell office:value-type="float" office:value="66.6358" calcext:value-type="float">
            <text:p>66.6358</text:p>
          </table:table-cell>
          <table:table-cell office:value-type="float" office:value="4" calcext:value-type="float">
            <text:p>4</text:p>
          </table:table-cell>
          <table:table-cell office:value-type="float" office:value="8.39" calcext:value-type="float">
            <text:p>8.39</text:p>
          </table:table-cell>
          <table:table-cell office:value-type="float" office:value="103.169" calcext:value-type="float">
            <text:p>103.1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169" calcext:value-type="float">
            <text:p>103.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5.9659" calcext:value-type="float">
            <text:p>55.9659</text:p>
          </table:table-cell>
          <table:table-cell office:value-type="float" office:value="3" calcext:value-type="float">
            <text:p>3</text:p>
          </table:table-cell>
          <table:table-cell office:value-type="float" office:value="4.88" calcext:value-type="float">
            <text:p>4.88</text:p>
          </table:table-cell>
          <table:table-cell office:value-type="float" office:value="99.0065" calcext:value-type="float">
            <text:p>99.00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9.0065" calcext:value-type="float">
            <text:p>99.006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undle Time" table:style-name="ta8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ce86"/>
        <table:table-column table:style-name="co10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10-5-1.txt </text:p>
          </table:table-cell>
          <table:table-cell table:style-name="Default" office:value-type="float" office:value="1.39946" calcext:value-type="float">
            <text:p>1.39946</text:p>
          </table:table-cell>
          <table:table-cell table:style-name="Default" office:value-type="float" office:value="1.36075" calcext:value-type="float">
            <text:p>1.36075</text:p>
          </table:table-cell>
          <table:table-cell table:style-name="Default" office:value-type="float" office:value="0.880298" calcext:value-type="float">
            <text:p>0.880298</text:p>
          </table:table-cell>
          <table:table-cell table:style-name="Default" office:value-type="float" office:value="0.860195" calcext:value-type="float">
            <text:p>0.860195</text:p>
          </table:table-cell>
          <table:table-cell table:style-name="Default" office:value-type="float" office:value="17.2106" calcext:value-type="float">
            <text:p>17.2106</text:p>
          </table:table-cell>
          <table:table-cell table:style-name="Default" office:value-type="float" office:value="10.2887" calcext:value-type="float">
            <text:p>10.288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.37332" calcext:value-type="float">
            <text:p>4.37332</text:p>
          </table:table-cell>
          <table:table-cell table:style-name="Default" office:value-type="float" office:value="4.25235" calcext:value-type="float">
            <text:p>4.25235</text:p>
          </table:table-cell>
          <table:table-cell table:style-name="Default" office:value-type="float" office:value="2.75093" calcext:value-type="float">
            <text:p>2.75093</text:p>
          </table:table-cell>
          <table:table-cell table:style-name="Default" office:value-type="float" office:value="2.68811" calcext:value-type="float">
            <text:p>2.68811</text:p>
          </table:table-cell>
          <table:table-cell table:style-name="Default" office:value-type="float" office:value="53.7831" calcext:value-type="float">
            <text:p>53.7831</text:p>
          </table:table-cell>
          <table:table-cell table:style-name="Default" office:value-type="float" office:value="32.1522" calcext:value-type="float">
            <text:p>32.1522</text:p>
          </table:table-cell>
          <table:table-cell/>
        </table:table-row>
        <table:table-row table:style-name="ro1">
          <table:table-cell office:value-type="string" calcext:value-type="string">
            <text:p>sfsarp-10-5-2.txt </text:p>
          </table:table-cell>
          <table:table-cell table:style-name="Default" office:value-type="float" office:value="1.3666" calcext:value-type="float">
            <text:p>1.3666</text:p>
          </table:table-cell>
          <table:table-cell table:style-name="Default" office:value-type="float" office:value="1.1728" calcext:value-type="float">
            <text:p>1.1728</text:p>
          </table:table-cell>
          <table:table-cell table:style-name="Default" office:value-type="float" office:value="0.9931" calcext:value-type="float">
            <text:p>0.9931</text:p>
          </table:table-cell>
          <table:table-cell table:style-name="Default" office:value-type="float" office:value="1.13792" calcext:value-type="float">
            <text:p>1.13792</text:p>
          </table:table-cell>
          <table:table-cell table:style-name="Default" office:value-type="float" office:value="13.912" calcext:value-type="float">
            <text:p>13.912</text:p>
          </table:table-cell>
          <table:table-cell table:style-name="Default" office:value-type="float" office:value="5.4176" calcext:value-type="float">
            <text:p>5.417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.69417" calcext:value-type="float">
            <text:p>5.69417</text:p>
          </table:table-cell>
          <table:table-cell table:style-name="Default" office:value-type="float" office:value="4.88667" calcext:value-type="float">
            <text:p>4.88667</text:p>
          </table:table-cell>
          <table:table-cell table:style-name="Default" office:value-type="float" office:value="4.13792" calcext:value-type="float">
            <text:p>4.13792</text:p>
          </table:table-cell>
          <table:table-cell table:style-name="Default" office:value-type="float" office:value="4.74132" calcext:value-type="float">
            <text:p>4.74132</text:p>
          </table:table-cell>
          <table:table-cell table:style-name="Default" office:value-type="float" office:value="57.9666" calcext:value-type="float">
            <text:p>57.9666</text:p>
          </table:table-cell>
          <table:table-cell table:style-name="Default" office:value-type="float" office:value="22.5733" calcext:value-type="float">
            <text:p>22.5733</text:p>
          </table:table-cell>
          <table:table-cell/>
        </table:table-row>
        <table:table-row table:style-name="ro1">
          <table:table-cell office:value-type="string" calcext:value-type="string">
            <text:p>sfsarp-10-5-3.txt </text:p>
          </table:table-cell>
          <table:table-cell table:style-name="Default" office:value-type="float" office:value="1.54365" calcext:value-type="float">
            <text:p>1.54365</text:p>
          </table:table-cell>
          <table:table-cell table:style-name="Default" office:value-type="float" office:value="1.11179" calcext:value-type="float">
            <text:p>1.11179</text:p>
          </table:table-cell>
          <table:table-cell table:style-name="Default" office:value-type="float" office:value="1.04243" calcext:value-type="float">
            <text:p>1.04243</text:p>
          </table:table-cell>
          <table:table-cell table:style-name="Default" office:value-type="float" office:value="1.21992" calcext:value-type="float">
            <text:p>1.21992</text:p>
          </table:table-cell>
          <table:table-cell table:style-name="Default" office:value-type="float" office:value="12.6699" calcext:value-type="float">
            <text:p>12.6699</text:p>
          </table:table-cell>
          <table:table-cell table:style-name="Default" office:value-type="float" office:value="6.41231" calcext:value-type="float">
            <text:p>6.41231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.43188" calcext:value-type="float">
            <text:p>6.43188</text:p>
          </table:table-cell>
          <table:table-cell table:style-name="Default" office:value-type="float" office:value="4.63247" calcext:value-type="float">
            <text:p>4.63247</text:p>
          </table:table-cell>
          <table:table-cell table:style-name="Default" office:value-type="float" office:value="4.34345" calcext:value-type="float">
            <text:p>4.34345</text:p>
          </table:table-cell>
          <table:table-cell table:style-name="Default" office:value-type="float" office:value="5.08298" calcext:value-type="float">
            <text:p>5.08298</text:p>
          </table:table-cell>
          <table:table-cell table:style-name="Default" office:value-type="float" office:value="52.7912" calcext:value-type="float">
            <text:p>52.7912</text:p>
          </table:table-cell>
          <table:table-cell table:style-name="Default" office:value-type="float" office:value="26.718" calcext:value-type="float">
            <text:p>26.718</text:p>
          </table:table-cell>
          <table:table-cell/>
        </table:table-row>
        <table:table-row table:style-name="ro1">
          <table:table-cell office:value-type="string" calcext:value-type="string">
            <text:p>sfsarp-10-5-4.txt </text:p>
          </table:table-cell>
          <table:table-cell table:style-name="Default" office:value-type="float" office:value="1.96275" calcext:value-type="float">
            <text:p>1.96275</text:p>
          </table:table-cell>
          <table:table-cell table:style-name="Default" office:value-type="float" office:value="0.897359" calcext:value-type="float">
            <text:p>0.897359</text:p>
          </table:table-cell>
          <table:table-cell table:style-name="Default" office:value-type="float" office:value="0.737685" calcext:value-type="float">
            <text:p>0.737685</text:p>
          </table:table-cell>
          <table:table-cell table:style-name="Default" office:value-type="float" office:value="1.0648" calcext:value-type="float">
            <text:p>1.0648</text:p>
          </table:table-cell>
          <table:table-cell table:style-name="Default" office:value-type="float" office:value="11.7853" calcext:value-type="float">
            <text:p>11.7853</text:p>
          </table:table-cell>
          <table:table-cell table:style-name="Default" office:value-type="float" office:value="7.55208" calcext:value-type="float">
            <text:p>7.5520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8.17814" calcext:value-type="float">
            <text:p>8.17814</text:p>
          </table:table-cell>
          <table:table-cell table:style-name="Default" office:value-type="float" office:value="3.739" calcext:value-type="float">
            <text:p>3.739</text:p>
          </table:table-cell>
          <table:table-cell table:style-name="Default" office:value-type="float" office:value="3.07369" calcext:value-type="float">
            <text:p>3.07369</text:p>
          </table:table-cell>
          <table:table-cell table:style-name="Default" office:value-type="float" office:value="4.43667" calcext:value-type="float">
            <text:p>4.43667</text:p>
          </table:table-cell>
          <table:table-cell table:style-name="Default" office:value-type="float" office:value="49.1055" calcext:value-type="float">
            <text:p>49.1055</text:p>
          </table:table-cell>
          <table:table-cell table:style-name="Default" office:value-type="float" office:value="31.467" calcext:value-type="float">
            <text:p>31.467</text:p>
          </table:table-cell>
          <table:table-cell/>
        </table:table-row>
        <table:table-row table:style-name="ro1">
          <table:table-cell office:value-type="string" calcext:value-type="string">
            <text:p>sfsarp-10-5-5.txt </text:p>
          </table:table-cell>
          <table:table-cell table:style-name="Default" office:value-type="float" office:value="1.38707" calcext:value-type="float">
            <text:p>1.38707</text:p>
          </table:table-cell>
          <table:table-cell table:style-name="Default" office:value-type="float" office:value="1.61396" calcext:value-type="float">
            <text:p>1.61396</text:p>
          </table:table-cell>
          <table:table-cell table:style-name="Default" office:value-type="float" office:value="0.900083" calcext:value-type="float">
            <text:p>0.900083</text:p>
          </table:table-cell>
          <table:table-cell table:style-name="Default" office:value-type="float" office:value="1.2163" calcext:value-type="float">
            <text:p>1.2163</text:p>
          </table:table-cell>
          <table:table-cell table:style-name="Default" office:value-type="float" office:value="15.1362" calcext:value-type="float">
            <text:p>15.1362</text:p>
          </table:table-cell>
          <table:table-cell table:style-name="Default" office:value-type="float" office:value="3.74636" calcext:value-type="float">
            <text:p>3.7463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.77946" calcext:value-type="float">
            <text:p>5.77946</text:p>
          </table:table-cell>
          <table:table-cell table:style-name="Default" office:value-type="float" office:value="6.72484" calcext:value-type="float">
            <text:p>6.72484</text:p>
          </table:table-cell>
          <table:table-cell table:style-name="Default" office:value-type="float" office:value="3.75034" calcext:value-type="float">
            <text:p>3.75034</text:p>
          </table:table-cell>
          <table:table-cell table:style-name="Default" office:value-type="float" office:value="5.06793" calcext:value-type="float">
            <text:p>5.06793</text:p>
          </table:table-cell>
          <table:table-cell table:style-name="Default" office:value-type="float" office:value="63.0676" calcext:value-type="float">
            <text:p>63.0676</text:p>
          </table:table-cell>
          <table:table-cell table:style-name="Default" office:value-type="float" office:value="15.6098" calcext:value-type="float">
            <text:p>15.6098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0" calcext:value-type="float">
            <text:p>0.00</text:p>
          </table:table-cell>
          <table:table-cell office:value-type="float" office:value="3.20175" calcext:value-type="float">
            <text:p>3.20</text:p>
          </table:table-cell>
          <table:table-cell office:value-type="float" office:value="2.27673" calcext:value-type="float">
            <text:p>2.28</text:p>
          </table:table-cell>
          <table:table-cell office:value-type="float" office:value="0.716815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17.8047" calcext:value-type="float">
            <text:p>17.80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3.3406" calcext:value-type="float">
            <text:p>13.34</text:p>
          </table:table-cell>
          <table:table-cell office:value-type="float" office:value="9.48639" calcext:value-type="float">
            <text:p>9.49</text:p>
          </table:table-cell>
          <table:table-cell office:value-type="float" office:value="2.9867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74.1862" calcext:value-type="float">
            <text:p>74.19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1.45529" calcext:value-type="float">
            <text:p>1.46</text:p>
          </table:table-cell>
          <table:table-cell office:value-type="float" office:value="2.48326" calcext:value-type="float">
            <text:p>2.48</text:p>
          </table:table-cell>
          <table:table-cell office:value-type="float" office:value="1.2725" calcext:value-type="float">
            <text:p>1.27</text:p>
          </table:table-cell>
          <table:table-cell office:value-type="float" office:value="1.10493" calcext:value-type="float">
            <text:p>1.10</text:p>
          </table:table-cell>
          <table:table-cell office:value-type="float" office:value="6.61927" calcext:value-type="float">
            <text:p>6.62</text:p>
          </table:table-cell>
          <table:table-cell office:value-type="float" office:value="11.0648" calcext:value-type="float">
            <text:p>11.06</text:p>
          </table:table-cell>
          <table:table-cell office:value-type="float" office:value="24" calcext:value-type="float">
            <text:p>24.00</text:p>
          </table:table-cell>
          <table:table-cell office:value-type="float" office:value="6.06369" calcext:value-type="float">
            <text:p>6.06</text:p>
          </table:table-cell>
          <table:table-cell office:value-type="float" office:value="10.3469" calcext:value-type="float">
            <text:p>10.35</text:p>
          </table:table-cell>
          <table:table-cell office:value-type="float" office:value="5.30207" calcext:value-type="float">
            <text:p>5.30</text:p>
          </table:table-cell>
          <table:table-cell office:value-type="float" office:value="4.60386" calcext:value-type="float">
            <text:p>4.60</text:p>
          </table:table-cell>
          <table:table-cell office:value-type="float" office:value="27.5803" calcext:value-type="float">
            <text:p>27.58</text:p>
          </table:table-cell>
          <table:table-cell office:value-type="float" office:value="46.1031" calcext:value-type="float">
            <text:p>46.10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0.235082" calcext:value-type="float">
            <text:p>0.24</text:p>
          </table:table-cell>
          <table:table-cell office:value-type="float" office:value="2.54852" calcext:value-type="float">
            <text:p>2.55</text:p>
          </table:table-cell>
          <table:table-cell office:value-type="float" office:value="2.19161" calcext:value-type="float">
            <text:p>2.19</text:p>
          </table:table-cell>
          <table:table-cell office:value-type="float" office:value="0.888326" calcext:value-type="float">
            <text:p>0.89</text:p>
          </table:table-cell>
          <table:table-cell office:value-type="float" office:value="1.11786" calcext:value-type="float">
            <text:p>1.12</text:p>
          </table:table-cell>
          <table:table-cell office:value-type="float" office:value="25.0186" calcext:value-type="float">
            <text:p>25.02</text:p>
          </table:table-cell>
          <table:table-cell office:value-type="float" office:value="32" calcext:value-type="float">
            <text:p>32.00</text:p>
          </table:table-cell>
          <table:table-cell office:value-type="float" office:value="0.734631" calcext:value-type="float">
            <text:p>0.73</text:p>
          </table:table-cell>
          <table:table-cell office:value-type="float" office:value="7.96413" calcext:value-type="float">
            <text:p>7.96</text:p>
          </table:table-cell>
          <table:table-cell office:value-type="float" office:value="6.84878" calcext:value-type="float">
            <text:p>6.85</text:p>
          </table:table-cell>
          <table:table-cell office:value-type="float" office:value="2.77602" calcext:value-type="float">
            <text:p>2.78</text:p>
          </table:table-cell>
          <table:table-cell office:value-type="float" office:value="3.49332" calcext:value-type="float">
            <text:p>3.49</text:p>
          </table:table-cell>
          <table:table-cell office:value-type="float" office:value="78.1831" calcext:value-type="float">
            <text:p>78.18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0.219869" calcext:value-type="float">
            <text:p>0.22</text:p>
          </table:table-cell>
          <table:table-cell office:value-type="float" office:value="3.10443" calcext:value-type="float">
            <text:p>3.10</text:p>
          </table:table-cell>
          <table:table-cell office:value-type="float" office:value="2.23867" calcext:value-type="float">
            <text:p>2.24</text:p>
          </table:table-cell>
          <table:table-cell office:value-type="float" office:value="0.998446" calcext:value-type="float">
            <text:p>1.00</text:p>
          </table:table-cell>
          <table:table-cell office:value-type="float" office:value="0.0439038" calcext:value-type="float">
            <text:p>0.04</text:p>
          </table:table-cell>
          <table:table-cell office:value-type="float" office:value="17.3947" calcext:value-type="float">
            <text:p>17.39</text:p>
          </table:table-cell>
          <table:table-cell office:value-type="float" office:value="24" calcext:value-type="float">
            <text:p>24.00</text:p>
          </table:table-cell>
          <table:table-cell office:value-type="float" office:value="0.916121" calcext:value-type="float">
            <text:p>0.92</text:p>
          </table:table-cell>
          <table:table-cell office:value-type="float" office:value="12.9351" calcext:value-type="float">
            <text:p>12.94</text:p>
          </table:table-cell>
          <table:table-cell office:value-type="float" office:value="9.32781" calcext:value-type="float">
            <text:p>9.33</text:p>
          </table:table-cell>
          <table:table-cell office:value-type="float" office:value="4.16019" calcext:value-type="float">
            <text:p>4.16</text:p>
          </table:table-cell>
          <table:table-cell office:value-type="float" office:value="0.182933" calcext:value-type="float">
            <text:p>0.18</text:p>
          </table:table-cell>
          <table:table-cell office:value-type="float" office:value="72.4778" calcext:value-type="float">
            <text:p>72.48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0.418346" calcext:value-type="float">
            <text:p>0.42</text:p>
          </table:table-cell>
          <table:table-cell office:value-type="float" office:value="2.74894" calcext:value-type="float">
            <text:p>2.75</text:p>
          </table:table-cell>
          <table:table-cell office:value-type="float" office:value="2.5842" calcext:value-type="float">
            <text:p>2.58</text:p>
          </table:table-cell>
          <table:table-cell office:value-type="float" office:value="0.499042" calcext:value-type="float">
            <text:p>0.50</text:p>
          </table:table-cell>
          <table:table-cell office:value-type="float" office:value="3.2168" calcext:value-type="float">
            <text:p>3.22</text:p>
          </table:table-cell>
          <table:table-cell office:value-type="float" office:value="14.5327" calcext:value-type="float">
            <text:p>14.53</text:p>
          </table:table-cell>
          <table:table-cell office:value-type="float" office:value="24" calcext:value-type="float">
            <text:p>24.00</text:p>
          </table:table-cell>
          <table:table-cell office:value-type="float" office:value="1.74311" calcext:value-type="float">
            <text:p>1.74</text:p>
          </table:table-cell>
          <table:table-cell office:value-type="float" office:value="11.4539" calcext:value-type="float">
            <text:p>11.45</text:p>
          </table:table-cell>
          <table:table-cell office:value-type="float" office:value="10.7675" calcext:value-type="float">
            <text:p>10.77</text:p>
          </table:table-cell>
          <table:table-cell office:value-type="float" office:value="2.07934" calcext:value-type="float">
            <text:p>2.08</text:p>
          </table:table-cell>
          <table:table-cell office:value-type="float" office:value="13.4033" calcext:value-type="float">
            <text:p>13.40</text:p>
          </table:table-cell>
          <table:table-cell office:value-type="float" office:value="60.5528" calcext:value-type="float">
            <text:p>60.55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0.16721" calcext:value-type="float">
            <text:p>0.17</text:p>
          </table:table-cell>
          <table:table-cell office:value-type="float" office:value="2.94736" calcext:value-type="float">
            <text:p>2.95</text:p>
          </table:table-cell>
          <table:table-cell office:value-type="float" office:value="2.62647" calcext:value-type="float">
            <text:p>2.63</text:p>
          </table:table-cell>
          <table:table-cell office:value-type="float" office:value="0.390271" calcext:value-type="float">
            <text:p>0.39</text:p>
          </table:table-cell>
          <table:table-cell office:value-type="float" office:value="3.19564" calcext:value-type="float">
            <text:p>3.20</text:p>
          </table:table-cell>
          <table:table-cell office:value-type="float" office:value="14.6731" calcext:value-type="float">
            <text:p>14.67</text:p>
          </table:table-cell>
          <table:table-cell office:value-type="float" office:value="24" calcext:value-type="float">
            <text:p>24.00</text:p>
          </table:table-cell>
          <table:table-cell office:value-type="float" office:value="0.696707" calcext:value-type="float">
            <text:p>0.70</text:p>
          </table:table-cell>
          <table:table-cell office:value-type="float" office:value="12.2807" calcext:value-type="float">
            <text:p>12.28</text:p>
          </table:table-cell>
          <table:table-cell office:value-type="float" office:value="10.9436" calcext:value-type="float">
            <text:p>10.94</text:p>
          </table:table-cell>
          <table:table-cell office:value-type="float" office:value="1.62613" calcext:value-type="float">
            <text:p>1.63</text:p>
          </table:table-cell>
          <table:table-cell office:value-type="float" office:value="13.3152" calcext:value-type="float">
            <text:p>13.32</text:p>
          </table:table-cell>
          <table:table-cell office:value-type="float" office:value="61.1377" calcext:value-type="float">
            <text:p>61.14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0" calcext:value-type="float">
            <text:p>0.00</text:p>
          </table:table-cell>
          <table:table-cell office:value-type="float" office:value="2.3868" calcext:value-type="float">
            <text:p>2.39</text:p>
          </table:table-cell>
          <table:table-cell office:value-type="float" office:value="1.98737" calcext:value-type="float">
            <text:p>1.99</text:p>
          </table:table-cell>
          <table:table-cell office:value-type="float" office:value="0.498322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19.1275" calcext:value-type="float">
            <text:p>19.13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9.94498" calcext:value-type="float">
            <text:p>9.94</text:p>
          </table:table-cell>
          <table:table-cell office:value-type="float" office:value="8.28069" calcext:value-type="float">
            <text:p>8.28</text:p>
          </table:table-cell>
          <table:table-cell office:value-type="float" office:value="2.07634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79.698" calcext:value-type="float">
            <text:p>79.70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0" calcext:value-type="float">
            <text:p>0.00</text:p>
          </table:table-cell>
          <table:table-cell office:value-type="float" office:value="2.65898" calcext:value-type="float">
            <text:p>2.66</text:p>
          </table:table-cell>
          <table:table-cell office:value-type="float" office:value="1.93029" calcext:value-type="float">
            <text:p>1.93</text:p>
          </table:table-cell>
          <table:table-cell office:value-type="float" office:value="0.895533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18.5152" calcext:value-type="float">
            <text:p>18.52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1.0791" calcext:value-type="float">
            <text:p>11.08</text:p>
          </table:table-cell>
          <table:table-cell office:value-type="float" office:value="8.04286" calcext:value-type="float">
            <text:p>8.04</text:p>
          </table:table-cell>
          <table:table-cell office:value-type="float" office:value="3.73139" calcext:value-type="float">
            <text:p>3.73</text:p>
          </table:table-cell>
          <table:table-cell office:value-type="float" office:value="0" calcext:value-type="float">
            <text:p>0.00</text:p>
          </table:table-cell>
          <table:table-cell office:value-type="float" office:value="77.1467" calcext:value-type="float">
            <text:p>77.15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0.342962" calcext:value-type="float">
            <text:p>0.34</text:p>
          </table:table-cell>
          <table:table-cell office:value-type="float" office:value="2.33306" calcext:value-type="float">
            <text:p>2.33</text:p>
          </table:table-cell>
          <table:table-cell office:value-type="float" office:value="1.50289" calcext:value-type="float">
            <text:p>1.50</text:p>
          </table:table-cell>
          <table:table-cell office:value-type="float" office:value="0.965813" calcext:value-type="float">
            <text:p>0.97</text:p>
          </table:table-cell>
          <table:table-cell office:value-type="float" office:value="2.55373" calcext:value-type="float">
            <text:p>2.55</text:p>
          </table:table-cell>
          <table:table-cell office:value-type="float" office:value="16.3015" calcext:value-type="float">
            <text:p>16.30</text:p>
          </table:table-cell>
          <table:table-cell office:value-type="float" office:value="24" calcext:value-type="float">
            <text:p>24.00</text:p>
          </table:table-cell>
          <table:table-cell office:value-type="float" office:value="1.42901" calcext:value-type="float">
            <text:p>1.43</text:p>
          </table:table-cell>
          <table:table-cell office:value-type="float" office:value="9.72107" calcext:value-type="float">
            <text:p>9.72</text:p>
          </table:table-cell>
          <table:table-cell office:value-type="float" office:value="6.26206" calcext:value-type="float">
            <text:p>6.26</text:p>
          </table:table-cell>
          <table:table-cell office:value-type="float" office:value="4.02422" calcext:value-type="float">
            <text:p>4.02</text:p>
          </table:table-cell>
          <table:table-cell office:value-type="float" office:value="10.6406" calcext:value-type="float">
            <text:p>10.64</text:p>
          </table:table-cell>
          <table:table-cell office:value-type="float" office:value="67.9231" calcext:value-type="float">
            <text:p>67.92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0.604223" calcext:value-type="float">
            <text:p>0.60</text:p>
          </table:table-cell>
          <table:table-cell office:value-type="float" office:value="2.99586" calcext:value-type="float">
            <text:p>3.00</text:p>
          </table:table-cell>
          <table:table-cell office:value-type="float" office:value="1.888" calcext:value-type="float">
            <text:p>1.89</text:p>
          </table:table-cell>
          <table:table-cell office:value-type="float" office:value="0.874883" calcext:value-type="float">
            <text:p>0.87</text:p>
          </table:table-cell>
          <table:table-cell office:value-type="float" office:value="1.70137" calcext:value-type="float">
            <text:p>1.70</text:p>
          </table:table-cell>
          <table:table-cell office:value-type="float" office:value="15.9357" calcext:value-type="float">
            <text:p>15.94</text:p>
          </table:table-cell>
          <table:table-cell office:value-type="float" office:value="24" calcext:value-type="float">
            <text:p>24.00</text:p>
          </table:table-cell>
          <table:table-cell office:value-type="float" office:value="2.51759" calcext:value-type="float">
            <text:p>2.52</text:p>
          </table:table-cell>
          <table:table-cell office:value-type="float" office:value="12.4827" calcext:value-type="float">
            <text:p>12.48</text:p>
          </table:table-cell>
          <table:table-cell office:value-type="float" office:value="7.86668" calcext:value-type="float">
            <text:p>7.87</text:p>
          </table:table-cell>
          <table:table-cell office:value-type="float" office:value="3.64535" calcext:value-type="float">
            <text:p>3.65</text:p>
          </table:table-cell>
          <table:table-cell office:value-type="float" office:value="7.08905" calcext:value-type="float">
            <text:p>7.09</text:p>
          </table:table-cell>
          <table:table-cell office:value-type="float" office:value="66.3986" calcext:value-type="float">
            <text:p>66.40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2.85746" calcext:value-type="float">
            <text:p>2.86</text:p>
          </table:table-cell>
          <table:table-cell office:value-type="float" office:value="1.07202" calcext:value-type="float">
            <text:p>1.07</text:p>
          </table:table-cell>
          <table:table-cell office:value-type="float" office:value="0.898339" calcext:value-type="float">
            <text:p>0.90</text:p>
          </table:table-cell>
          <table:table-cell office:value-type="float" office:value="1.04089" calcext:value-type="float">
            <text:p>1.04</text:p>
          </table:table-cell>
          <table:table-cell office:value-type="float" office:value="13.7455" calcext:value-type="float">
            <text:p>13.75</text:p>
          </table:table-cell>
          <table:table-cell office:value-type="float" office:value="4.38578" calcext:value-type="float">
            <text:p>4.39</text:p>
          </table:table-cell>
          <table:table-cell office:value-type="float" office:value="24" calcext:value-type="float">
            <text:p>24.00</text:p>
          </table:table-cell>
          <table:table-cell office:value-type="float" office:value="11.9061" calcext:value-type="float">
            <text:p>11.91</text:p>
          </table:table-cell>
          <table:table-cell office:value-type="float" office:value="4.46677" calcext:value-type="float">
            <text:p>4.47</text:p>
          </table:table-cell>
          <table:table-cell office:value-type="float" office:value="3.74308" calcext:value-type="float">
            <text:p>3.74</text:p>
          </table:table-cell>
          <table:table-cell office:value-type="float" office:value="4.33706" calcext:value-type="float">
            <text:p>4.34</text:p>
          </table:table-cell>
          <table:table-cell office:value-type="float" office:value="57.2729" calcext:value-type="float">
            <text:p>57.27</text:p>
          </table:table-cell>
          <table:table-cell office:value-type="float" office:value="18.2741" calcext:value-type="float">
            <text:p>18.27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2.65909" calcext:value-type="float">
            <text:p>2.66</text:p>
          </table:table-cell>
          <table:table-cell office:value-type="float" office:value="1.10787" calcext:value-type="float">
            <text:p>1.11</text:p>
          </table:table-cell>
          <table:table-cell office:value-type="float" office:value="0.952693" calcext:value-type="float">
            <text:p>0.95</text:p>
          </table:table-cell>
          <table:table-cell office:value-type="float" office:value="0.564804" calcext:value-type="float">
            <text:p>0.56</text:p>
          </table:table-cell>
          <table:table-cell office:value-type="float" office:value="15.3715" calcext:value-type="float">
            <text:p>15.37</text:p>
          </table:table-cell>
          <table:table-cell office:value-type="float" office:value="11.344" calcext:value-type="float">
            <text:p>11.34</text:p>
          </table:table-cell>
          <table:table-cell office:value-type="float" office:value="32" calcext:value-type="float">
            <text:p>32.00</text:p>
          </table:table-cell>
          <table:table-cell office:value-type="float" office:value="8.30967" calcext:value-type="float">
            <text:p>8.31</text:p>
          </table:table-cell>
          <table:table-cell office:value-type="float" office:value="3.46208" calcext:value-type="float">
            <text:p>3.46</text:p>
          </table:table-cell>
          <table:table-cell office:value-type="float" office:value="2.97717" calcext:value-type="float">
            <text:p>2.98</text:p>
          </table:table-cell>
          <table:table-cell office:value-type="float" office:value="1.76501" calcext:value-type="float">
            <text:p>1.77</text:p>
          </table:table-cell>
          <table:table-cell office:value-type="float" office:value="48.0361" calcext:value-type="float">
            <text:p>48.04</text:p>
          </table:table-cell>
          <table:table-cell office:value-type="float" office:value="35.45" calcext:value-type="float">
            <text:p>35.45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2.46933" calcext:value-type="float">
            <text:p>2.47</text:p>
          </table:table-cell>
          <table:table-cell office:value-type="float" office:value="1.4357" calcext:value-type="float">
            <text:p>1.44</text:p>
          </table:table-cell>
          <table:table-cell office:value-type="float" office:value="1.23527" calcext:value-type="float">
            <text:p>1.24</text:p>
          </table:table-cell>
          <table:table-cell office:value-type="float" office:value="1.48829" calcext:value-type="float">
            <text:p>1.49</text:p>
          </table:table-cell>
          <table:table-cell office:value-type="float" office:value="10.8979" calcext:value-type="float">
            <text:p>10.90</text:p>
          </table:table-cell>
          <table:table-cell office:value-type="float" office:value="6.47355" calcext:value-type="float">
            <text:p>6.47</text:p>
          </table:table-cell>
          <table:table-cell office:value-type="float" office:value="24" calcext:value-type="float">
            <text:p>24.00</text:p>
          </table:table-cell>
          <table:table-cell office:value-type="float" office:value="10.2889" calcext:value-type="float">
            <text:p>10.29</text:p>
          </table:table-cell>
          <table:table-cell office:value-type="float" office:value="5.98209" calcext:value-type="float">
            <text:p>5.98</text:p>
          </table:table-cell>
          <table:table-cell office:value-type="float" office:value="5.14696" calcext:value-type="float">
            <text:p>5.15</text:p>
          </table:table-cell>
          <table:table-cell office:value-type="float" office:value="6.20121" calcext:value-type="float">
            <text:p>6.20</text:p>
          </table:table-cell>
          <table:table-cell office:value-type="float" office:value="45.4077" calcext:value-type="float">
            <text:p>45.41</text:p>
          </table:table-cell>
          <table:table-cell office:value-type="float" office:value="26.9731" calcext:value-type="float">
            <text:p>26.97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3.29569" calcext:value-type="float">
            <text:p>3.30</text:p>
          </table:table-cell>
          <table:table-cell office:value-type="float" office:value="1.05029" calcext:value-type="float">
            <text:p>1.05</text:p>
          </table:table-cell>
          <table:table-cell office:value-type="float" office:value="0.891515" calcext:value-type="float">
            <text:p>0.89</text:p>
          </table:table-cell>
          <table:table-cell office:value-type="float" office:value="1.16038" calcext:value-type="float">
            <text:p>1.16</text:p>
          </table:table-cell>
          <table:table-cell office:value-type="float" office:value="22.4024" calcext:value-type="float">
            <text:p>22.40</text:p>
          </table:table-cell>
          <table:table-cell office:value-type="float" office:value="11.1997" calcext:value-type="float">
            <text:p>11.20</text:p>
          </table:table-cell>
          <table:table-cell office:value-type="float" office:value="40" calcext:value-type="float">
            <text:p>40.00</text:p>
          </table:table-cell>
          <table:table-cell office:value-type="float" office:value="8.23922" calcext:value-type="float">
            <text:p>8.24</text:p>
          </table:table-cell>
          <table:table-cell office:value-type="float" office:value="2.62573" calcext:value-type="float">
            <text:p>2.63</text:p>
          </table:table-cell>
          <table:table-cell office:value-type="float" office:value="2.22879" calcext:value-type="float">
            <text:p>2.23</text:p>
          </table:table-cell>
          <table:table-cell office:value-type="float" office:value="2.90095" calcext:value-type="float">
            <text:p>2.90</text:p>
          </table:table-cell>
          <table:table-cell office:value-type="float" office:value="56.006" calcext:value-type="float">
            <text:p>56.01</text:p>
          </table:table-cell>
          <table:table-cell office:value-type="float" office:value="27.9993" calcext:value-type="float">
            <text:p>28.00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2.60644" calcext:value-type="float">
            <text:p>2.61</text:p>
          </table:table-cell>
          <table:table-cell office:value-type="float" office:value="0.906728" calcext:value-type="float">
            <text:p>0.91</text:p>
          </table:table-cell>
          <table:table-cell office:value-type="float" office:value="0.75002" calcext:value-type="float">
            <text:p>0.75</text:p>
          </table:table-cell>
          <table:table-cell office:value-type="float" office:value="1.07923" calcext:value-type="float">
            <text:p>1.08</text:p>
          </table:table-cell>
          <table:table-cell office:value-type="float" office:value="17.7008" calcext:value-type="float">
            <text:p>17.70</text:p>
          </table:table-cell>
          <table:table-cell office:value-type="float" office:value="8.95677" calcext:value-type="float">
            <text:p>8.96</text:p>
          </table:table-cell>
          <table:table-cell office:value-type="float" office:value="32" calcext:value-type="float">
            <text:p>32.00</text:p>
          </table:table-cell>
          <table:table-cell office:value-type="float" office:value="8.14513" calcext:value-type="float">
            <text:p>8.15</text:p>
          </table:table-cell>
          <table:table-cell office:value-type="float" office:value="2.83353" calcext:value-type="float">
            <text:p>2.83</text:p>
          </table:table-cell>
          <table:table-cell office:value-type="float" office:value="2.34381" calcext:value-type="float">
            <text:p>2.34</text:p>
          </table:table-cell>
          <table:table-cell office:value-type="float" office:value="3.37259" calcext:value-type="float">
            <text:p>3.37</text:p>
          </table:table-cell>
          <table:table-cell office:value-type="float" office:value="55.315" calcext:value-type="float">
            <text:p>55.32</text:p>
          </table:table-cell>
          <table:table-cell office:value-type="float" office:value="27.9899" calcext:value-type="float">
            <text:p>27.99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.86082" calcext:value-type="float">
            <text:p>1.86</text:p>
          </table:table-cell>
          <table:table-cell office:value-type="float" office:value="2.78278" calcext:value-type="float">
            <text:p>2.78</text:p>
          </table:table-cell>
          <table:table-cell office:value-type="float" office:value="2.41058" calcext:value-type="float">
            <text:p>2.41</text:p>
          </table:table-cell>
          <table:table-cell office:value-type="float" office:value="1.43016" calcext:value-type="float">
            <text:p>1.43</text:p>
          </table:table-cell>
          <table:table-cell office:value-type="float" office:value="3.76837" calcext:value-type="float">
            <text:p>3.77</text:p>
          </table:table-cell>
          <table:table-cell office:value-type="float" office:value="11.7473" calcext:value-type="float">
            <text:p>11.75</text:p>
          </table:table-cell>
          <table:table-cell office:value-type="float" office:value="24" calcext:value-type="float">
            <text:p>24.00</text:p>
          </table:table-cell>
          <table:table-cell office:value-type="float" office:value="7.75342" calcext:value-type="float">
            <text:p>7.75</text:p>
          </table:table-cell>
          <table:table-cell office:value-type="float" office:value="11.5949" calcext:value-type="float">
            <text:p>11.59</text:p>
          </table:table-cell>
          <table:table-cell office:value-type="float" office:value="10.0441" calcext:value-type="float">
            <text:p>10.04</text:p>
          </table:table-cell>
          <table:table-cell office:value-type="float" office:value="5.959" calcext:value-type="float">
            <text:p>5.96</text:p>
          </table:table-cell>
          <table:table-cell office:value-type="float" office:value="15.7015" calcext:value-type="float">
            <text:p>15.70</text:p>
          </table:table-cell>
          <table:table-cell office:value-type="float" office:value="48.947" calcext:value-type="float">
            <text:p>48.95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.10462" calcext:value-type="float">
            <text:p>1.10</text:p>
          </table:table-cell>
          <table:table-cell office:value-type="float" office:value="2.63329" calcext:value-type="float">
            <text:p>2.63</text:p>
          </table:table-cell>
          <table:table-cell office:value-type="float" office:value="2.31105" calcext:value-type="float">
            <text:p>2.31</text:p>
          </table:table-cell>
          <table:table-cell office:value-type="float" office:value="1.03012" calcext:value-type="float">
            <text:p>1.03</text:p>
          </table:table-cell>
          <table:table-cell office:value-type="float" office:value="5.65658" calcext:value-type="float">
            <text:p>5.66</text:p>
          </table:table-cell>
          <table:table-cell office:value-type="float" office:value="19.2643" calcext:value-type="float">
            <text:p>19.26</text:p>
          </table:table-cell>
          <table:table-cell office:value-type="float" office:value="32" calcext:value-type="float">
            <text:p>32.00</text:p>
          </table:table-cell>
          <table:table-cell office:value-type="float" office:value="3.45194" calcext:value-type="float">
            <text:p>3.45</text:p>
          </table:table-cell>
          <table:table-cell office:value-type="float" office:value="8.22903" calcext:value-type="float">
            <text:p>8.23</text:p>
          </table:table-cell>
          <table:table-cell office:value-type="float" office:value="7.22205" calcext:value-type="float">
            <text:p>7.22</text:p>
          </table:table-cell>
          <table:table-cell office:value-type="float" office:value="3.21912" calcext:value-type="float">
            <text:p>3.22</text:p>
          </table:table-cell>
          <table:table-cell office:value-type="float" office:value="17.6768" calcext:value-type="float">
            <text:p>17.68</text:p>
          </table:table-cell>
          <table:table-cell office:value-type="float" office:value="60.201" calcext:value-type="float">
            <text:p>60.20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.399" calcext:value-type="float">
            <text:p>1.40</text:p>
          </table:table-cell>
          <table:table-cell office:value-type="float" office:value="3.39076" calcext:value-type="float">
            <text:p>3.39</text:p>
          </table:table-cell>
          <table:table-cell office:value-type="float" office:value="2.43945" calcext:value-type="float">
            <text:p>2.44</text:p>
          </table:table-cell>
          <table:table-cell office:value-type="float" office:value="1.20494" calcext:value-type="float">
            <text:p>1.20</text:p>
          </table:table-cell>
          <table:table-cell office:value-type="float" office:value="2.33054" calcext:value-type="float">
            <text:p>2.33</text:p>
          </table:table-cell>
          <table:table-cell office:value-type="float" office:value="13.2353" calcext:value-type="float">
            <text:p>13.24</text:p>
          </table:table-cell>
          <table:table-cell office:value-type="float" office:value="24" calcext:value-type="float">
            <text:p>24.00</text:p>
          </table:table-cell>
          <table:table-cell office:value-type="float" office:value="5.82919" calcext:value-type="float">
            <text:p>5.83</text:p>
          </table:table-cell>
          <table:table-cell office:value-type="float" office:value="14.1282" calcext:value-type="float">
            <text:p>14.13</text:p>
          </table:table-cell>
          <table:table-cell office:value-type="float" office:value="10.1644" calcext:value-type="float">
            <text:p>10.16</text:p>
          </table:table-cell>
          <table:table-cell office:value-type="float" office:value="5.0206" calcext:value-type="float">
            <text:p>5.02</text:p>
          </table:table-cell>
          <table:table-cell office:value-type="float" office:value="9.71057" calcext:value-type="float">
            <text:p>9.71</text:p>
          </table:table-cell>
          <table:table-cell office:value-type="float" office:value="55.1471" calcext:value-type="float">
            <text:p>55.15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2.22652" calcext:value-type="float">
            <text:p>2.23</text:p>
          </table:table-cell>
          <table:table-cell office:value-type="float" office:value="2.65338" calcext:value-type="float">
            <text:p>2.65</text:p>
          </table:table-cell>
          <table:table-cell office:value-type="float" office:value="1.80392" calcext:value-type="float">
            <text:p>1.80</text:p>
          </table:table-cell>
          <table:table-cell office:value-type="float" office:value="0.940375" calcext:value-type="float">
            <text:p>0.94</text:p>
          </table:table-cell>
          <table:table-cell office:value-type="float" office:value="8.44452" calcext:value-type="float">
            <text:p>8.44</text:p>
          </table:table-cell>
          <table:table-cell office:value-type="float" office:value="7.93129" calcext:value-type="float">
            <text:p>7.93</text:p>
          </table:table-cell>
          <table:table-cell office:value-type="float" office:value="24" calcext:value-type="float">
            <text:p>24.00</text:p>
          </table:table-cell>
          <table:table-cell office:value-type="float" office:value="9.27715" calcext:value-type="float">
            <text:p>9.28</text:p>
          </table:table-cell>
          <table:table-cell office:value-type="float" office:value="11.0557" calcext:value-type="float">
            <text:p>11.06</text:p>
          </table:table-cell>
          <table:table-cell office:value-type="float" office:value="7.51634" calcext:value-type="float">
            <text:p>7.52</text:p>
          </table:table-cell>
          <table:table-cell office:value-type="float" office:value="3.91823" calcext:value-type="float">
            <text:p>3.92</text:p>
          </table:table-cell>
          <table:table-cell office:value-type="float" office:value="35.1855" calcext:value-type="float">
            <text:p>35.19</text:p>
          </table:table-cell>
          <table:table-cell office:value-type="float" office:value="33.0471" calcext:value-type="float">
            <text:p>33.05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.72935" calcext:value-type="float">
            <text:p>1.73</text:p>
          </table:table-cell>
          <table:table-cell office:value-type="float" office:value="2.85832" calcext:value-type="float">
            <text:p>2.86</text:p>
          </table:table-cell>
          <table:table-cell office:value-type="float" office:value="1.5281" calcext:value-type="float">
            <text:p>1.53</text:p>
          </table:table-cell>
          <table:table-cell office:value-type="float" office:value="1.29926" calcext:value-type="float">
            <text:p>1.30</text:p>
          </table:table-cell>
          <table:table-cell office:value-type="float" office:value="4.10472" calcext:value-type="float">
            <text:p>4.10</text:p>
          </table:table-cell>
          <table:table-cell office:value-type="float" office:value="12.4802" calcext:value-type="float">
            <text:p>12.48</text:p>
          </table:table-cell>
          <table:table-cell office:value-type="float" office:value="24" calcext:value-type="float">
            <text:p>24.00</text:p>
          </table:table-cell>
          <table:table-cell office:value-type="float" office:value="7.20564" calcext:value-type="float">
            <text:p>7.21</text:p>
          </table:table-cell>
          <table:table-cell office:value-type="float" office:value="11.9097" calcext:value-type="float">
            <text:p>11.91</text:p>
          </table:table-cell>
          <table:table-cell office:value-type="float" office:value="6.36709" calcext:value-type="float">
            <text:p>6.37</text:p>
          </table:table-cell>
          <table:table-cell office:value-type="float" office:value="5.41358" calcext:value-type="float">
            <text:p>5.41</text:p>
          </table:table-cell>
          <table:table-cell office:value-type="float" office:value="17.103" calcext:value-type="float">
            <text:p>17.10</text:p>
          </table:table-cell>
          <table:table-cell office:value-type="float" office:value="52.001" calcext:value-type="float">
            <text:p>52.00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1.13565" calcext:value-type="float">
            <text:p>1.14</text:p>
          </table:table-cell>
          <table:table-cell office:value-type="float" office:value="3.19731" calcext:value-type="float">
            <text:p>3.20</text:p>
          </table:table-cell>
          <table:table-cell office:value-type="float" office:value="2.41564" calcext:value-type="float">
            <text:p>2.42</text:p>
          </table:table-cell>
          <table:table-cell office:value-type="float" office:value="1.05072" calcext:value-type="float">
            <text:p>1.05</text:p>
          </table:table-cell>
          <table:table-cell office:value-type="float" office:value="5.49208" calcext:value-type="float">
            <text:p>5.49</text:p>
          </table:table-cell>
          <table:table-cell office:value-type="float" office:value="10.7086" calcext:value-type="float">
            <text:p>10.71</text:p>
          </table:table-cell>
          <table:table-cell office:value-type="float" office:value="24" calcext:value-type="float">
            <text:p>24.00</text:p>
          </table:table-cell>
          <table:table-cell office:value-type="float" office:value="4.73187" calcext:value-type="float">
            <text:p>4.73</text:p>
          </table:table-cell>
          <table:table-cell office:value-type="float" office:value="13.3221" calcext:value-type="float">
            <text:p>13.32</text:p>
          </table:table-cell>
          <table:table-cell office:value-type="float" office:value="10.0651" calcext:value-type="float">
            <text:p>10.07</text:p>
          </table:table-cell>
          <table:table-cell office:value-type="float" office:value="4.37801" calcext:value-type="float">
            <text:p>4.38</text:p>
          </table:table-cell>
          <table:table-cell office:value-type="float" office:value="22.8837" calcext:value-type="float">
            <text:p>22.88</text:p>
          </table:table-cell>
          <table:table-cell office:value-type="float" office:value="44.6192" calcext:value-type="float">
            <text:p>44.6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0.971086" calcext:value-type="float">
            <text:p>0.97</text:p>
          </table:table-cell>
          <table:table-cell office:value-type="float" office:value="3.09015" calcext:value-type="float">
            <text:p>3.09</text:p>
          </table:table-cell>
          <table:table-cell office:value-type="float" office:value="2.72811" calcext:value-type="float">
            <text:p>2.73</text:p>
          </table:table-cell>
          <table:table-cell office:value-type="float" office:value="1.73435" calcext:value-type="float">
            <text:p>1.73</text:p>
          </table:table-cell>
          <table:table-cell office:value-type="float" office:value="3.85443" calcext:value-type="float">
            <text:p>3.85</text:p>
          </table:table-cell>
          <table:table-cell office:value-type="float" office:value="11.6219" calcext:value-type="float">
            <text:p>11.62</text:p>
          </table:table-cell>
          <table:table-cell office:value-type="float" office:value="24" calcext:value-type="float">
            <text:p>24.00</text:p>
          </table:table-cell>
          <table:table-cell office:value-type="float" office:value="4.04619" calcext:value-type="float">
            <text:p>4.05</text:p>
          </table:table-cell>
          <table:table-cell office:value-type="float" office:value="12.8756" calcext:value-type="float">
            <text:p>12.88</text:p>
          </table:table-cell>
          <table:table-cell office:value-type="float" office:value="11.3671" calcext:value-type="float">
            <text:p>11.37</text:p>
          </table:table-cell>
          <table:table-cell office:value-type="float" office:value="7.22645" calcext:value-type="float">
            <text:p>7.23</text:p>
          </table:table-cell>
          <table:table-cell office:value-type="float" office:value="16.0601" calcext:value-type="float">
            <text:p>16.06</text:p>
          </table:table-cell>
          <table:table-cell office:value-type="float" office:value="48.4245" calcext:value-type="float">
            <text:p>48.4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0.687214" calcext:value-type="float">
            <text:p>0.69</text:p>
          </table:table-cell>
          <table:table-cell office:value-type="float" office:value="3.46105" calcext:value-type="float">
            <text:p>3.46</text:p>
          </table:table-cell>
          <table:table-cell office:value-type="float" office:value="2.77828" calcext:value-type="float">
            <text:p>2.78</text:p>
          </table:table-cell>
          <table:table-cell office:value-type="float" office:value="0.538061" calcext:value-type="float">
            <text:p>0.54</text:p>
          </table:table-cell>
          <table:table-cell office:value-type="float" office:value="0.731968" calcext:value-type="float">
            <text:p>0.73</text:p>
          </table:table-cell>
          <table:table-cell office:value-type="float" office:value="23.8034" calcext:value-type="float">
            <text:p>23.80</text:p>
          </table:table-cell>
          <table:table-cell office:value-type="float" office:value="32" calcext:value-type="float">
            <text:p>32.00</text:p>
          </table:table-cell>
          <table:table-cell office:value-type="float" office:value="2.14754" calcext:value-type="float">
            <text:p>2.15</text:p>
          </table:table-cell>
          <table:table-cell office:value-type="float" office:value="10.8158" calcext:value-type="float">
            <text:p>10.82</text:p>
          </table:table-cell>
          <table:table-cell office:value-type="float" office:value="8.68214" calcext:value-type="float">
            <text:p>8.68</text:p>
          </table:table-cell>
          <table:table-cell office:value-type="float" office:value="1.68144" calcext:value-type="float">
            <text:p>1.68</text:p>
          </table:table-cell>
          <table:table-cell office:value-type="float" office:value="2.2874" calcext:value-type="float">
            <text:p>2.29</text:p>
          </table:table-cell>
          <table:table-cell office:value-type="float" office:value="74.3857" calcext:value-type="float">
            <text:p>74.3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0.385532" calcext:value-type="float">
            <text:p>0.39</text:p>
          </table:table-cell>
          <table:table-cell office:value-type="float" office:value="3.32164" calcext:value-type="float">
            <text:p>3.32</text:p>
          </table:table-cell>
          <table:table-cell office:value-type="float" office:value="2.66212" calcext:value-type="float">
            <text:p>2.66</text:p>
          </table:table-cell>
          <table:table-cell office:value-type="float" office:value="1.01099" calcext:value-type="float">
            <text:p>1.01</text:p>
          </table:table-cell>
          <table:table-cell office:value-type="float" office:value="2.31649" calcext:value-type="float">
            <text:p>2.32</text:p>
          </table:table-cell>
          <table:table-cell office:value-type="float" office:value="14.3032" calcext:value-type="float">
            <text:p>14.30</text:p>
          </table:table-cell>
          <table:table-cell office:value-type="float" office:value="24" calcext:value-type="float">
            <text:p>24.00</text:p>
          </table:table-cell>
          <table:table-cell office:value-type="float" office:value="1.60638" calcext:value-type="float">
            <text:p>1.61</text:p>
          </table:table-cell>
          <table:table-cell office:value-type="float" office:value="13.8402" calcext:value-type="float">
            <text:p>13.84</text:p>
          </table:table-cell>
          <table:table-cell office:value-type="float" office:value="11.0922" calcext:value-type="float">
            <text:p>11.09</text:p>
          </table:table-cell>
          <table:table-cell office:value-type="float" office:value="4.21246" calcext:value-type="float">
            <text:p>4.21</text:p>
          </table:table-cell>
          <table:table-cell office:value-type="float" office:value="9.65206" calcext:value-type="float">
            <text:p>9.65</text:p>
          </table:table-cell>
          <table:table-cell office:value-type="float" office:value="59.5968" calcext:value-type="float">
            <text:p>59.60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0.800565" calcext:value-type="float">
            <text:p>0.80</text:p>
          </table:table-cell>
          <table:table-cell office:value-type="float" office:value="3.70985" calcext:value-type="float">
            <text:p>3.71</text:p>
          </table:table-cell>
          <table:table-cell office:value-type="float" office:value="3.3344" calcext:value-type="float">
            <text:p>3.33</text:p>
          </table:table-cell>
          <table:table-cell office:value-type="float" office:value="0.758356" calcext:value-type="float">
            <text:p>0.76</text:p>
          </table:table-cell>
          <table:table-cell office:value-type="float" office:value="6.82746" calcext:value-type="float">
            <text:p>6.83</text:p>
          </table:table-cell>
          <table:table-cell office:value-type="float" office:value="16.5694" calcext:value-type="float">
            <text:p>16.57</text:p>
          </table:table-cell>
          <table:table-cell office:value-type="float" office:value="32" calcext:value-type="float">
            <text:p>32.00</text:p>
          </table:table-cell>
          <table:table-cell office:value-type="float" office:value="2.50177" calcext:value-type="float">
            <text:p>2.50</text:p>
          </table:table-cell>
          <table:table-cell office:value-type="float" office:value="11.5933" calcext:value-type="float">
            <text:p>11.59</text:p>
          </table:table-cell>
          <table:table-cell office:value-type="float" office:value="10.42" calcext:value-type="float">
            <text:p>10.42</text:p>
          </table:table-cell>
          <table:table-cell office:value-type="float" office:value="2.36986" calcext:value-type="float">
            <text:p>2.37</text:p>
          </table:table-cell>
          <table:table-cell office:value-type="float" office:value="21.3358" calcext:value-type="float">
            <text:p>21.34</text:p>
          </table:table-cell>
          <table:table-cell office:value-type="float" office:value="51.7793" calcext:value-type="float">
            <text:p>51.78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4.24729" calcext:value-type="float">
            <text:p>4.25</text:p>
          </table:table-cell>
          <table:table-cell office:value-type="float" office:value="1.05253" calcext:value-type="float">
            <text:p>1.05</text:p>
          </table:table-cell>
          <table:table-cell office:value-type="float" office:value="0.938162" calcext:value-type="float">
            <text:p>0.94</text:p>
          </table:table-cell>
          <table:table-cell office:value-type="float" office:value="1.00976" calcext:value-type="float">
            <text:p>1.01</text:p>
          </table:table-cell>
          <table:table-cell office:value-type="float" office:value="27.5684" calcext:value-type="float">
            <text:p>27.57</text:p>
          </table:table-cell>
          <table:table-cell office:value-type="float" office:value="5.18386" calcext:value-type="float">
            <text:p>5.18</text:p>
          </table:table-cell>
          <table:table-cell office:value-type="float" office:value="40" calcext:value-type="float">
            <text:p>40.00</text:p>
          </table:table-cell>
          <table:table-cell office:value-type="float" office:value="10.6182" calcext:value-type="float">
            <text:p>10.62</text:p>
          </table:table-cell>
          <table:table-cell office:value-type="float" office:value="2.63132" calcext:value-type="float">
            <text:p>2.63</text:p>
          </table:table-cell>
          <table:table-cell office:value-type="float" office:value="2.34541" calcext:value-type="float">
            <text:p>2.35</text:p>
          </table:table-cell>
          <table:table-cell office:value-type="float" office:value="2.5244" calcext:value-type="float">
            <text:p>2.52</text:p>
          </table:table-cell>
          <table:table-cell office:value-type="float" office:value="68.921" calcext:value-type="float">
            <text:p>68.92</text:p>
          </table:table-cell>
          <table:table-cell office:value-type="float" office:value="12.9597" calcext:value-type="float">
            <text:p>12.96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3.81261" calcext:value-type="float">
            <text:p>3.81</text:p>
          </table:table-cell>
          <table:table-cell office:value-type="float" office:value="1.16075" calcext:value-type="float">
            <text:p>1.16</text:p>
          </table:table-cell>
          <table:table-cell office:value-type="float" office:value="0.94649" calcext:value-type="float">
            <text:p>0.95</text:p>
          </table:table-cell>
          <table:table-cell office:value-type="float" office:value="1.8586" calcext:value-type="float">
            <text:p>1.86</text:p>
          </table:table-cell>
          <table:table-cell office:value-type="float" office:value="20.9388" calcext:value-type="float">
            <text:p>20.94</text:p>
          </table:table-cell>
          <table:table-cell office:value-type="float" office:value="3.28274" calcext:value-type="float">
            <text:p>3.28</text:p>
          </table:table-cell>
          <table:table-cell office:value-type="float" office:value="32" calcext:value-type="float">
            <text:p>32.00</text:p>
          </table:table-cell>
          <table:table-cell office:value-type="float" office:value="11.9144" calcext:value-type="float">
            <text:p>11.91</text:p>
          </table:table-cell>
          <table:table-cell office:value-type="float" office:value="3.62736" calcext:value-type="float">
            <text:p>3.63</text:p>
          </table:table-cell>
          <table:table-cell office:value-type="float" office:value="2.95778" calcext:value-type="float">
            <text:p>2.96</text:p>
          </table:table-cell>
          <table:table-cell office:value-type="float" office:value="5.80812" calcext:value-type="float">
            <text:p>5.81</text:p>
          </table:table-cell>
          <table:table-cell office:value-type="float" office:value="65.4338" calcext:value-type="float">
            <text:p>65.43</text:p>
          </table:table-cell>
          <table:table-cell office:value-type="float" office:value="10.2586" calcext:value-type="float">
            <text:p>10.26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4.96541" calcext:value-type="float">
            <text:p>4.97</text:p>
          </table:table-cell>
          <table:table-cell office:value-type="float" office:value="1.23535" calcext:value-type="float">
            <text:p>1.24</text:p>
          </table:table-cell>
          <table:table-cell office:value-type="float" office:value="1.17589" calcext:value-type="float">
            <text:p>1.18</text:p>
          </table:table-cell>
          <table:table-cell office:value-type="float" office:value="1.68201" calcext:value-type="float">
            <text:p>1.68</text:p>
          </table:table-cell>
          <table:table-cell office:value-type="float" office:value="35.7408" calcext:value-type="float">
            <text:p>35.74</text:p>
          </table:table-cell>
          <table:table-cell office:value-type="float" office:value="11.2005" calcext:value-type="float">
            <text:p>11.20</text:p>
          </table:table-cell>
          <table:table-cell office:value-type="float" office:value="56" calcext:value-type="float">
            <text:p>56.00</text:p>
          </table:table-cell>
          <table:table-cell office:value-type="float" office:value="8.8668" calcext:value-type="float">
            <text:p>8.87</text:p>
          </table:table-cell>
          <table:table-cell office:value-type="float" office:value="2.20599" calcext:value-type="float">
            <text:p>2.21</text:p>
          </table:table-cell>
          <table:table-cell office:value-type="float" office:value="2.0998" calcext:value-type="float">
            <text:p>2.10</text:p>
          </table:table-cell>
          <table:table-cell office:value-type="float" office:value="3.00359" calcext:value-type="float">
            <text:p>3.00</text:p>
          </table:table-cell>
          <table:table-cell office:value-type="float" office:value="63.8229" calcext:value-type="float">
            <text:p>63.82</text:p>
          </table:table-cell>
          <table:table-cell office:value-type="float" office:value="20.001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3.32798" calcext:value-type="float">
            <text:p>3.33</text:p>
          </table:table-cell>
          <table:table-cell office:value-type="float" office:value="1.62621" calcext:value-type="float">
            <text:p>1.63</text:p>
          </table:table-cell>
          <table:table-cell office:value-type="float" office:value="1.52897" calcext:value-type="float">
            <text:p>1.53</text:p>
          </table:table-cell>
          <table:table-cell office:value-type="float" office:value="1.28642" calcext:value-type="float">
            <text:p>1.29</text:p>
          </table:table-cell>
          <table:table-cell office:value-type="float" office:value="11.0691" calcext:value-type="float">
            <text:p>11.07</text:p>
          </table:table-cell>
          <table:table-cell office:value-type="float" office:value="5.16133" calcext:value-type="float">
            <text:p>5.16</text:p>
          </table:table-cell>
          <table:table-cell office:value-type="float" office:value="24" calcext:value-type="float">
            <text:p>24.00</text:p>
          </table:table-cell>
          <table:table-cell office:value-type="float" office:value="13.8666" calcext:value-type="float">
            <text:p>13.87</text:p>
          </table:table-cell>
          <table:table-cell office:value-type="float" office:value="6.77589" calcext:value-type="float">
            <text:p>6.78</text:p>
          </table:table-cell>
          <table:table-cell office:value-type="float" office:value="6.37071" calcext:value-type="float">
            <text:p>6.37</text:p>
          </table:table-cell>
          <table:table-cell office:value-type="float" office:value="5.36009" calcext:value-type="float">
            <text:p>5.36</text:p>
          </table:table-cell>
          <table:table-cell office:value-type="float" office:value="46.1212" calcext:value-type="float">
            <text:p>46.12</text:p>
          </table:table-cell>
          <table:table-cell office:value-type="float" office:value="21.5055" calcext:value-type="float">
            <text:p>21.51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3.11053" calcext:value-type="float">
            <text:p>3.11</text:p>
          </table:table-cell>
          <table:table-cell office:value-type="float" office:value="1.0775" calcext:value-type="float">
            <text:p>1.08</text:p>
          </table:table-cell>
          <table:table-cell office:value-type="float" office:value="0.897964" calcext:value-type="float">
            <text:p>0.90</text:p>
          </table:table-cell>
          <table:table-cell office:value-type="float" office:value="1.97914" calcext:value-type="float">
            <text:p>1.98</text:p>
          </table:table-cell>
          <table:table-cell office:value-type="float" office:value="13.5462" calcext:value-type="float">
            <text:p>13.55</text:p>
          </table:table-cell>
          <table:table-cell office:value-type="float" office:value="3.38869" calcext:value-type="float">
            <text:p>3.39</text:p>
          </table:table-cell>
          <table:table-cell office:value-type="float" office:value="24" calcext:value-type="float">
            <text:p>24.00</text:p>
          </table:table-cell>
          <table:table-cell office:value-type="float" office:value="12.9605" calcext:value-type="float">
            <text:p>12.96</text:p>
          </table:table-cell>
          <table:table-cell office:value-type="float" office:value="4.48959" calcext:value-type="float">
            <text:p>4.49</text:p>
          </table:table-cell>
          <table:table-cell office:value-type="float" office:value="3.74152" calcext:value-type="float">
            <text:p>3.74</text:p>
          </table:table-cell>
          <table:table-cell office:value-type="float" office:value="8.2464" calcext:value-type="float">
            <text:p>8.25</text:p>
          </table:table-cell>
          <table:table-cell office:value-type="float" office:value="56.4424" calcext:value-type="float">
            <text:p>56.44</text:p>
          </table:table-cell>
          <table:table-cell office:value-type="float" office:value="14.1195" calcext:value-type="float">
            <text:p>14.12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.72639" calcext:value-type="float">
            <text:p>2.73</text:p>
          </table:table-cell>
          <table:table-cell office:value-type="float" office:value="2.541" calcext:value-type="float">
            <text:p>2.54</text:p>
          </table:table-cell>
          <table:table-cell office:value-type="float" office:value="1.97116" calcext:value-type="float">
            <text:p>1.97</text:p>
          </table:table-cell>
          <table:table-cell office:value-type="float" office:value="0.738427" calcext:value-type="float">
            <text:p>0.74</text:p>
          </table:table-cell>
          <table:table-cell office:value-type="float" office:value="15.0797" calcext:value-type="float">
            <text:p>15.08</text:p>
          </table:table-cell>
          <table:table-cell office:value-type="float" office:value="8.94329" calcext:value-type="float">
            <text:p>8.94</text:p>
          </table:table-cell>
          <table:table-cell office:value-type="float" office:value="32" calcext:value-type="float">
            <text:p>32.00</text:p>
          </table:table-cell>
          <table:table-cell office:value-type="float" office:value="8.51996" calcext:value-type="float">
            <text:p>8.52</text:p>
          </table:table-cell>
          <table:table-cell office:value-type="float" office:value="7.94063" calcext:value-type="float">
            <text:p>7.94</text:p>
          </table:table-cell>
          <table:table-cell office:value-type="float" office:value="6.15986" calcext:value-type="float">
            <text:p>6.16</text:p>
          </table:table-cell>
          <table:table-cell office:value-type="float" office:value="2.30758" calcext:value-type="float">
            <text:p>2.31</text:p>
          </table:table-cell>
          <table:table-cell office:value-type="float" office:value="47.1242" calcext:value-type="float">
            <text:p>47.12</text:p>
          </table:table-cell>
          <table:table-cell office:value-type="float" office:value="27.9478" calcext:value-type="float">
            <text:p>27.95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.75865" calcext:value-type="float">
            <text:p>2.76</text:p>
          </table:table-cell>
          <table:table-cell office:value-type="float" office:value="1.92352" calcext:value-type="float">
            <text:p>1.92</text:p>
          </table:table-cell>
          <table:table-cell office:value-type="float" office:value="1.55382" calcext:value-type="float">
            <text:p>1.55</text:p>
          </table:table-cell>
          <table:table-cell office:value-type="float" office:value="1.16532" calcext:value-type="float">
            <text:p>1.17</text:p>
          </table:table-cell>
          <table:table-cell office:value-type="float" office:value="10.7779" calcext:value-type="float">
            <text:p>10.78</text:p>
          </table:table-cell>
          <table:table-cell office:value-type="float" office:value="5.82077" calcext:value-type="float">
            <text:p>5.82</text:p>
          </table:table-cell>
          <table:table-cell office:value-type="float" office:value="24" calcext:value-type="float">
            <text:p>24.00</text:p>
          </table:table-cell>
          <table:table-cell office:value-type="float" office:value="11.4944" calcext:value-type="float">
            <text:p>11.49</text:p>
          </table:table-cell>
          <table:table-cell office:value-type="float" office:value="8.01467" calcext:value-type="float">
            <text:p>8.01</text:p>
          </table:table-cell>
          <table:table-cell office:value-type="float" office:value="6.47423" calcext:value-type="float">
            <text:p>6.47</text:p>
          </table:table-cell>
          <table:table-cell office:value-type="float" office:value="4.85548" calcext:value-type="float">
            <text:p>4.86</text:p>
          </table:table-cell>
          <table:table-cell office:value-type="float" office:value="44.908" calcext:value-type="float">
            <text:p>44.91</text:p>
          </table:table-cell>
          <table:table-cell office:value-type="float" office:value="24.2532" calcext:value-type="float">
            <text:p>24.25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3.21807" calcext:value-type="float">
            <text:p>3.22</text:p>
          </table:table-cell>
          <table:table-cell office:value-type="float" office:value="2.22157" calcext:value-type="float">
            <text:p>2.22</text:p>
          </table:table-cell>
          <table:table-cell office:value-type="float" office:value="1.80536" calcext:value-type="float">
            <text:p>1.81</text:p>
          </table:table-cell>
          <table:table-cell office:value-type="float" office:value="1.12148" calcext:value-type="float">
            <text:p>1.12</text:p>
          </table:table-cell>
          <table:table-cell office:value-type="float" office:value="17.2832" calcext:value-type="float">
            <text:p>17.28</text:p>
          </table:table-cell>
          <table:table-cell office:value-type="float" office:value="6.35035" calcext:value-type="float">
            <text:p>6.35</text:p>
          </table:table-cell>
          <table:table-cell office:value-type="float" office:value="32" calcext:value-type="float">
            <text:p>32.00</text:p>
          </table:table-cell>
          <table:table-cell office:value-type="float" office:value="10.0565" calcext:value-type="float">
            <text:p>10.06</text:p>
          </table:table-cell>
          <table:table-cell office:value-type="float" office:value="6.94239" calcext:value-type="float">
            <text:p>6.94</text:p>
          </table:table-cell>
          <table:table-cell office:value-type="float" office:value="5.64175" calcext:value-type="float">
            <text:p>5.64</text:p>
          </table:table-cell>
          <table:table-cell office:value-type="float" office:value="3.50463" calcext:value-type="float">
            <text:p>3.50</text:p>
          </table:table-cell>
          <table:table-cell office:value-type="float" office:value="54.0099" calcext:value-type="float">
            <text:p>54.01</text:p>
          </table:table-cell>
          <table:table-cell office:value-type="float" office:value="19.8448" calcext:value-type="float">
            <text:p>19.84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.15141" calcext:value-type="float">
            <text:p>2.15</text:p>
          </table:table-cell>
          <table:table-cell office:value-type="float" office:value="2.79885" calcext:value-type="float">
            <text:p>2.80</text:p>
          </table:table-cell>
          <table:table-cell office:value-type="float" office:value="2.55412" calcext:value-type="float">
            <text:p>2.55</text:p>
          </table:table-cell>
          <table:table-cell office:value-type="float" office:value="2.23433" calcext:value-type="float">
            <text:p>2.23</text:p>
          </table:table-cell>
          <table:table-cell office:value-type="float" office:value="10.2826" calcext:value-type="float">
            <text:p>10.28</text:p>
          </table:table-cell>
          <table:table-cell office:value-type="float" office:value="11.9787" calcext:value-type="float">
            <text:p>11.98</text:p>
          </table:table-cell>
          <table:table-cell office:value-type="float" office:value="32" calcext:value-type="float">
            <text:p>32.00</text:p>
          </table:table-cell>
          <table:table-cell office:value-type="float" office:value="6.72316" calcext:value-type="float">
            <text:p>6.72</text:p>
          </table:table-cell>
          <table:table-cell office:value-type="float" office:value="8.74641" calcext:value-type="float">
            <text:p>8.75</text:p>
          </table:table-cell>
          <table:table-cell office:value-type="float" office:value="7.98162" calcext:value-type="float">
            <text:p>7.98</text:p>
          </table:table-cell>
          <table:table-cell office:value-type="float" office:value="6.98229" calcext:value-type="float">
            <text:p>6.98</text:p>
          </table:table-cell>
          <table:table-cell office:value-type="float" office:value="32.1331" calcext:value-type="float">
            <text:p>32.13</text:p>
          </table:table-cell>
          <table:table-cell office:value-type="float" office:value="37.4335" calcext:value-type="float">
            <text:p>37.43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.59657" calcext:value-type="float">
            <text:p>2.60</text:p>
          </table:table-cell>
          <table:table-cell office:value-type="float" office:value="3.08538" calcext:value-type="float">
            <text:p>3.09</text:p>
          </table:table-cell>
          <table:table-cell office:value-type="float" office:value="2.82202" calcext:value-type="float">
            <text:p>2.82</text:p>
          </table:table-cell>
          <table:table-cell office:value-type="float" office:value="1.54873" calcext:value-type="float">
            <text:p>1.55</text:p>
          </table:table-cell>
          <table:table-cell office:value-type="float" office:value="8.94919" calcext:value-type="float">
            <text:p>8.95</text:p>
          </table:table-cell>
          <table:table-cell office:value-type="float" office:value="4.99812" calcext:value-type="float">
            <text:p>5.00</text:p>
          </table:table-cell>
          <table:table-cell office:value-type="float" office:value="24" calcext:value-type="float">
            <text:p>24.00</text:p>
          </table:table-cell>
          <table:table-cell office:value-type="float" office:value="10.819" calcext:value-type="float">
            <text:p>10.82</text:p>
          </table:table-cell>
          <table:table-cell office:value-type="float" office:value="12.8557" calcext:value-type="float">
            <text:p>12.86</text:p>
          </table:table-cell>
          <table:table-cell office:value-type="float" office:value="11.7584" calcext:value-type="float">
            <text:p>11.76</text:p>
          </table:table-cell>
          <table:table-cell office:value-type="float" office:value="6.45304" calcext:value-type="float">
            <text:p>6.45</text:p>
          </table:table-cell>
          <table:table-cell office:value-type="float" office:value="37.2883" calcext:value-type="float">
            <text:p>37.29</text:p>
          </table:table-cell>
          <table:table-cell office:value-type="float" office:value="20.8255" calcext:value-type="float">
            <text:p>20.83</text:p>
          </table:table-cell>
          <table:table-cell/>
        </table:table-row>
      </table:table>
      <table:table table:name="Compare stats" table:style-name="ta9">
        <office:forms form:automatic-focus="false" form:apply-design-mode="false"/>
        <table:table-column table:style-name="co20" table:default-cell-style-name="Default"/>
        <table:table-column table:style-name="co21" table:default-cell-style-name="ce77"/>
        <table:table-column table:style-name="co22" table:number-columns-repeated="2" table:default-cell-style-name="ce77"/>
        <table:table-column table:style-name="co23" table:default-cell-style-name="ce77"/>
        <table:table-column table:style-name="co22" table:default-cell-style-name="ce77"/>
        <table:table-column table:style-name="co21" table:number-columns-repeated="4" table:default-cell-style-name="ce77"/>
        <table:table-column table:style-name="co22" table:number-columns-repeated="2" table:default-cell-style-name="ce77"/>
        <table:table-column table:style-name="co23" table:default-cell-style-name="ce77"/>
        <table:table-column table:style-name="co22" table:default-cell-style-name="ce77"/>
        <table:table-column table:style-name="co21" table:number-columns-repeated="4" table:default-cell-style-name="ce77"/>
        <table:table-column table:style-name="co22" table:number-columns-repeated="2" table:default-cell-style-name="ce77"/>
        <table:table-column table:style-name="co23" table:default-cell-style-name="ce77"/>
        <table:table-column table:style-name="co22" table:default-cell-style-name="ce77"/>
        <table:table-column table:style-name="co21" table:number-columns-repeated="4" table:default-cell-style-name="ce77"/>
        <table:table-column table:style-name="co22" table:number-columns-repeated="2" table:default-cell-style-name="ce77"/>
        <table:table-column table:style-name="co23" table:default-cell-style-name="ce77"/>
        <table:table-column table:style-name="co22" table:default-cell-style-name="ce77"/>
        <table:table-column table:style-name="co10" table:number-columns-repeated="27" table:default-cell-style-name="Default"/>
        <table:table-row table:style-name="ro2">
          <table:table-cell table:style-name="ce16" office:value-type="string" calcext:value-type="string" table:number-columns-spanned="1" table:number-rows-spanned="2">
            <text:p>Instance</text:p>
          </table:table-cell>
          <table:table-cell table:style-name="ce16" office:value-type="string" calcext:value-type="string" table:number-columns-spanned="8" table:number-rows-spanned="1">
            <text:p>ScSp</text:p>
          </table:table-cell>
          <table:covered-table-cell table:number-columns-repeated="4" table:style-name="ce16"/>
          <table:covered-table-cell table:number-columns-repeated="3" table:style-name="Default"/>
          <table:table-cell table:style-name="ce22" office:value-type="string" calcext:value-type="string" table:number-columns-spanned="8" table:number-rows-spanned="1">
            <text:p>McSp</text:p>
          </table:table-cell>
          <table:covered-table-cell table:number-columns-repeated="4" table:style-name="ce22"/>
          <table:covered-table-cell table:number-columns-repeated="3" table:style-name="Default"/>
          <table:table-cell table:style-name="ce16" office:value-type="string" calcext:value-type="string" table:number-columns-spanned="8" table:number-rows-spanned="1">
            <text:p>ScMp</text:p>
          </table:table-cell>
          <table:covered-table-cell table:number-columns-repeated="4" table:style-name="ce16"/>
          <table:covered-table-cell table:number-columns-repeated="3" table:style-name="Default"/>
          <table:table-cell table:style-name="ce16" office:value-type="string" calcext:value-type="string" table:number-columns-spanned="8" table:number-rows-spanned="1">
            <text:p>McMp</text:p>
          </table:table-cell>
          <table:covered-table-cell table:number-columns-repeated="4" table:style-name="ce16"/>
          <table:covered-table-cell table:number-columns-repeated="3" table:style-name="ce79"/>
          <table:table-cell table:style-name="ce16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16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16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6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ce14" office:value-type="string" calcext:value-type="string">
            <text:p>sfsarp-10-5-1.txt </text:p>
          </table:table-cell>
          <table:table-cell table:formula="of:=[$'ScSp stats'.E2]" office:value-type="float" office:value="46.728" calcext:value-type="float">
            <text:p>46.728</text:p>
          </table:table-cell>
          <table:table-cell table:formula="of:=[$'ScSp stats'.F2]" office:value-type="float" office:value="33.3975" calcext:value-type="float">
            <text:p>33.3975</text:p>
          </table:table-cell>
          <table:table-cell table:formula="of:=[$'ScSp stats'.G2]" office:value-type="float" office:value="29.3137" calcext:value-type="float">
            <text:p>29.3137</text:p>
          </table:table-cell>
          <table:table-cell table:formula="of:=[$'ScSp stats'.I2]" office:value-type="float" office:value="17.22" calcext:value-type="float">
            <text:p>17.22</text:p>
          </table:table-cell>
          <table:table-cell table:formula="of:=[$'ScSp stats'.J2]" office:value-type="float" office:value="50.8117" calcext:value-type="float">
            <text:p>50.8117</text:p>
          </table:table-cell>
          <table:table-cell table:formula="of:=[$'ScSp stats'.L2]" office:value-type="float" office:value="50.8117" calcext:value-type="float">
            <text:p>50.8117</text:p>
          </table:table-cell>
          <table:table-cell table:formula="of:=[$'ScSp stats'.M2]" office:value-type="float" office:value="50.8147" calcext:value-type="float">
            <text:p>50.8147</text:p>
          </table:table-cell>
          <table:table-cell table:formula="of:=[$'ScSp stats'.N2]" office:value-type="float" office:value="0.0059038" calcext:value-type="float">
            <text:p>0.0059038</text:p>
          </table:table-cell>
          <table:table-cell table:formula="of:=[$'McSp stats'.E2]" office:value-type="float" office:value="46.728" calcext:value-type="float">
            <text:p>46.728</text:p>
          </table:table-cell>
          <table:table-cell table:formula="of:=[$'McSp stats'.F2]" office:value-type="float" office:value="64.8557" calcext:value-type="float">
            <text:p>64.8557</text:p>
          </table:table-cell>
          <table:table-cell table:formula="of:=[$'McSp stats'.G2]" office:value-type="float" office:value="60.6836" calcext:value-type="float">
            <text:p>60.6836</text:p>
          </table:table-cell>
          <table:table-cell table:formula="of:=[$'McSp stats'.I2]" office:value-type="float" office:value="29.44" calcext:value-type="float">
            <text:p>29.44</text:p>
          </table:table-cell>
          <table:table-cell table:formula="of:=[$'McSp stats'.J2]" office:value-type="float" office:value="50.9001" calcext:value-type="float">
            <text:p>50.9001</text:p>
          </table:table-cell>
          <table:table-cell table:formula="of:=[$'McSp stats'.L2]" office:value-type="float" office:value="50.9001" calcext:value-type="float">
            <text:p>50.9001</text:p>
          </table:table-cell>
          <table:table-cell table:formula="of:=[$'McSp stats'.M2]" office:value-type="float" office:value="50.9048" calcext:value-type="float">
            <text:p>50.9048</text:p>
          </table:table-cell>
          <table:table-cell table:formula="of:=[$'McSp stats'.N2]" office:value-type="float" office:value="0.00923292" calcext:value-type="float">
            <text:p>0.00923292</text:p>
          </table:table-cell>
          <table:table-cell table:formula="of:=[$'ScMp stats'.E2]" office:value-type="float" office:value="46.728" calcext:value-type="float">
            <text:p>46.728</text:p>
          </table:table-cell>
          <table:table-cell table:formula="of:=[$'ScMp stats'.F2]" office:value-type="float" office:value="64.8557" calcext:value-type="float">
            <text:p>64.8557</text:p>
          </table:table-cell>
          <table:table-cell table:formula="of:=[$'ScMp stats'.G2]" office:value-type="float" office:value="58.7957" calcext:value-type="float">
            <text:p>58.7957</text:p>
          </table:table-cell>
          <table:table-cell table:formula="of:=[$'ScMp stats'.I2]" office:value-type="float" office:value="113.59" calcext:value-type="float">
            <text:p>113.59</text:p>
          </table:table-cell>
          <table:table-cell table:formula="of:=[$'ScMp stats'.J2]" office:value-type="float" office:value="52.7879" calcext:value-type="float">
            <text:p>52.7879</text:p>
          </table:table-cell>
          <table:table-cell table:formula="of:=[$'ScMp stats'.L2]" office:value-type="float" office:value="52.7879" calcext:value-type="float">
            <text:p>52.7879</text:p>
          </table:table-cell>
          <table:table-cell table:formula="of:=[$'ScMp stats'.M2]" office:value-type="float" office:value="52.7931" calcext:value-type="float">
            <text:p>52.7931</text:p>
          </table:table-cell>
          <table:table-cell table:formula="of:=[$'ScMp stats'.N2]" office:value-type="float" office:value="0.00984977" calcext:value-type="float">
            <text:p>0.00984977</text:p>
          </table:table-cell>
          <table:table-cell table:formula="of:=[$'McMp stats'.E2]" office:value-type="float" office:value="46.728" calcext:value-type="float">
            <text:p>46.728</text:p>
          </table:table-cell>
          <table:table-cell table:formula="of:=[$'McMp stats'.F2]" office:value-type="float" office:value="64.8557" calcext:value-type="float">
            <text:p>64.8557</text:p>
          </table:table-cell>
          <table:table-cell table:formula="of:=[$'McMp stats'.G2]" office:value-type="float" office:value="58.7223" calcext:value-type="float">
            <text:p>58.7223</text:p>
          </table:table-cell>
          <table:table-cell table:formula="of:=[$'McMp stats'.I2]" office:value-type="float" office:value="90.48" calcext:value-type="float">
            <text:p>90.48</text:p>
          </table:table-cell>
          <table:table-cell table:formula="of:=[$'McMp stats'.J2]" office:value-type="float" office:value="52.8614" calcext:value-type="float">
            <text:p>52.8614</text:p>
          </table:table-cell>
          <table:table-cell table:formula="of:=[$'McMp stats'.L2]" office:value-type="float" office:value="52.8614" calcext:value-type="float">
            <text:p>52.8614</text:p>
          </table:table-cell>
          <table:table-cell table:formula="of:=[$'McMp stats'.M2]" office:value-type="float" office:value="52.8653" calcext:value-type="float">
            <text:p>52.8653</text:p>
          </table:table-cell>
          <table:table-cell table:formula="of:=[$'McMp stats'.N2]" office:value-type="float" office:value="0.00737724" calcext:value-type="float">
            <text:p>0.00737724</text:p>
          </table:table-cell>
          <table:table-cell table:formula="of:=[$'PC Stats'.E2]" office:value-type="float" office:value="46.728" calcext:value-type="float">
            <text:p>46.728</text:p>
          </table:table-cell>
          <table:table-cell table:formula="of:=[$'PC Stats'.F2]" office:value-type="float" office:value="64.8557" calcext:value-type="float">
            <text:p>64.8557</text:p>
          </table:table-cell>
          <table:table-cell table:formula="of:=[$'PC Stats'.G2]" office:value-type="float" office:value="54.0703" calcext:value-type="float">
            <text:p>54.0703</text:p>
          </table:table-cell>
          <table:table-cell table:formula="of:=[$'PC Stats'.I2]" office:value-type="float" office:value="5.97" calcext:value-type="float">
            <text:p>5.97</text:p>
          </table:table-cell>
          <table:table-cell table:formula="of:=[$'PC Stats'.J2]" office:value-type="float" office:value="57.5133" calcext:value-type="float">
            <text:p>57.5133</text:p>
          </table:table-cell>
          <table:table-cell table:formula="of:=[$'PC Stats'.L2]" office:value-type="float" office:value="57.5133" calcext:value-type="float">
            <text:p>57.5133</text:p>
          </table:table-cell>
          <table:table-cell table:formula="of:=[$'PC Stats'.M2]" office:value-type="float" office:value="57.5133" calcext:value-type="float">
            <text:p>57.5133</text:p>
          </table:table-cell>
          <table:table-cell table:formula="of:=[$'PC Stats'.N2]" office:value-type="float" office:value="0" calcext:value-type="float">
            <text:p>0</text:p>
          </table:table-cell>
          <table:table-cell table:formula="of:=[$'BL2 Stats'.E2]" office:value-type="float" office:value="46.728" calcext:value-type="float">
            <text:p>46.728</text:p>
          </table:table-cell>
          <table:table-cell table:formula="of:=[$'BL2 Stats'.F2]" office:value-type="float" office:value="64.8557" calcext:value-type="float">
            <text:p>64.8557</text:p>
          </table:table-cell>
          <table:table-cell table:formula="of:=[$'BL2 Stats'.G2]" office:value-type="float" office:value="52.6502" calcext:value-type="float">
            <text:p>52.6502</text:p>
          </table:table-cell>
          <table:table-cell table:formula="of:=[$'BL2 Stats'.I2]" office:value-type="float" office:value="464.96" calcext:value-type="float">
            <text:p>464.96</text:p>
          </table:table-cell>
          <table:table-cell table:formula="of:=[$'BL2 Stats'.J2]" office:value-type="float" office:value="58.9335" calcext:value-type="float">
            <text:p>58.9335</text:p>
          </table:table-cell>
          <table:table-cell table:formula="of:=[$'BL2 Stats'.L2]" office:value-type="float" office:value="58.9335" calcext:value-type="float">
            <text:p>58.9335</text:p>
          </table:table-cell>
          <table:table-cell table:formula="of:=[$'BL2 Stats'.M2]" office:value-type="float" office:value="58.9364" calcext:value-type="float">
            <text:p>58.9364</text:p>
          </table:table-cell>
          <table:table-cell table:formula="of:=[$'BL2 Stats'.N2]" office:value-type="float" office:value="0.00492056" calcext:value-type="float">
            <text:p>0.00492056</text:p>
          </table:table-cell>
          <table:table-cell table:formula="of:=[$'Bundle Stats'.E2]" office:value-type="float" office:value="46.728" calcext:value-type="float">
            <text:p>46.728</text:p>
          </table:table-cell>
          <table:table-cell table:formula="of:=[$'Bundle Stats'.F2]" office:value-type="float" office:value="33.3975" calcext:value-type="float">
            <text:p>33.3975</text:p>
          </table:table-cell>
          <table:table-cell table:formula="of:=[$'Bundle Stats'.G2]" office:value-type="float" office:value="29.3137" calcext:value-type="float">
            <text:p>29.3137</text:p>
          </table:table-cell>
          <table:table-cell table:formula="of:=[$'Bundle Stats'.I2]" office:value-type="float" office:value="0.15" calcext:value-type="float">
            <text:p>0.15</text:p>
          </table:table-cell>
          <table:table-cell table:formula="of:=[$'Bundle Stats'.J2]" office:value-type="float" office:value="50.8117" calcext:value-type="float">
            <text:p>50.8117</text:p>
          </table:table-cell>
          <table:table-cell table:formula="of:=[$'Bundle Stats'.L2]" office:value-type="float" office:value="50.8117" calcext:value-type="float">
            <text:p>50.8117</text:p>
          </table:table-cell>
          <table:table-cell table:formula="of:=[$'Bundle Stats'.M2]" office:value-type="float" office:value="50.8117" calcext:value-type="float">
            <text:p>50.8117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fsarp-10-5-2.txt </text:p>
          </table:table-cell>
          <table:table-cell table:formula="of:=[$'ScSp stats'.E3]" office:value-type="float" office:value="48.5962" calcext:value-type="float">
            <text:p>48.5962</text:p>
          </table:table-cell>
          <table:table-cell table:formula="of:=[$'ScSp stats'.F3]" office:value-type="float" office:value="17.7295" calcext:value-type="float">
            <text:p>17.7295</text:p>
          </table:table-cell>
          <table:table-cell table:formula="of:=[$'ScSp stats'.G3]" office:value-type="float" office:value="27.8634" calcext:value-type="float">
            <text:p>27.8634</text:p>
          </table:table-cell>
          <table:table-cell table:formula="of:=[$'ScSp stats'.I3]" office:value-type="float" office:value="57.04" calcext:value-type="float">
            <text:p>57.04</text:p>
          </table:table-cell>
          <table:table-cell table:formula="of:=[$'ScSp stats'.J3]" office:value-type="float" office:value="38.4623" calcext:value-type="float">
            <text:p>38.4623</text:p>
          </table:table-cell>
          <table:table-cell table:formula="of:=[$'ScSp stats'.L3]" office:value-type="float" office:value="38.4623" calcext:value-type="float">
            <text:p>38.4623</text:p>
          </table:table-cell>
          <table:table-cell table:formula="of:=[$'ScSp stats'.M3]" office:value-type="float" office:value="38.466" calcext:value-type="float">
            <text:p>38.466</text:p>
          </table:table-cell>
          <table:table-cell table:formula="of:=[$'ScSp stats'.N3]" office:value-type="float" office:value="0.00961888" calcext:value-type="float">
            <text:p>0.00961888</text:p>
          </table:table-cell>
          <table:table-cell table:formula="of:=[$'McSp stats'.E3]" office:value-type="float" office:value="48.5962" calcext:value-type="float">
            <text:p>48.5962</text:p>
          </table:table-cell>
          <table:table-cell table:formula="of:=[$'McSp stats'.F3]" office:value-type="float" office:value="17.7295" calcext:value-type="float">
            <text:p>17.7295</text:p>
          </table:table-cell>
          <table:table-cell table:formula="of:=[$'McSp stats'.G3]" office:value-type="float" office:value="27.7455" calcext:value-type="float">
            <text:p>27.7455</text:p>
          </table:table-cell>
          <table:table-cell table:formula="of:=[$'McSp stats'.I3]" office:value-type="float" office:value="25.81" calcext:value-type="float">
            <text:p>25.81</text:p>
          </table:table-cell>
          <table:table-cell table:formula="of:=[$'McSp stats'.J3]" office:value-type="float" office:value="38.5802" calcext:value-type="float">
            <text:p>38.5802</text:p>
          </table:table-cell>
          <table:table-cell table:formula="of:=[$'McSp stats'.L3]" office:value-type="float" office:value="38.5802" calcext:value-type="float">
            <text:p>38.5802</text:p>
          </table:table-cell>
          <table:table-cell table:formula="of:=[$'McSp stats'.M3]" office:value-type="float" office:value="38.5836" calcext:value-type="float">
            <text:p>38.5836</text:p>
          </table:table-cell>
          <table:table-cell table:formula="of:=[$'McSp stats'.N3]" office:value-type="float" office:value="0.00881203" calcext:value-type="float">
            <text:p>0.00881203</text:p>
          </table:table-cell>
          <table:table-cell table:formula="of:=[$'ScMp stats'.E3]" office:value-type="float" office:value="48.5962" calcext:value-type="float">
            <text:p>48.5962</text:p>
          </table:table-cell>
          <table:table-cell table:formula="of:=[$'ScMp stats'.F3]" office:value-type="float" office:value="17.7295" calcext:value-type="float">
            <text:p>17.7295</text:p>
          </table:table-cell>
          <table:table-cell table:formula="of:=[$'ScMp stats'.G3]" office:value-type="float" office:value="25.5856" calcext:value-type="float">
            <text:p>25.5856</text:p>
          </table:table-cell>
          <table:table-cell table:formula="of:=[$'ScMp stats'.I3]" office:value-type="float" office:value="370.41" calcext:value-type="float">
            <text:p>370.41</text:p>
          </table:table-cell>
          <table:table-cell table:formula="of:=[$'ScMp stats'.J3]" office:value-type="float" office:value="40.7401" calcext:value-type="float">
            <text:p>40.7401</text:p>
          </table:table-cell>
          <table:table-cell table:formula="of:=[$'ScMp stats'.L3]" office:value-type="float" office:value="40.7401" calcext:value-type="float">
            <text:p>40.7401</text:p>
          </table:table-cell>
          <table:table-cell table:formula="of:=[$'ScMp stats'.M3]" office:value-type="float" office:value="40.7441" calcext:value-type="float">
            <text:p>40.7441</text:p>
          </table:table-cell>
          <table:table-cell table:formula="of:=[$'ScMp stats'.N3]" office:value-type="float" office:value="0.00981737" calcext:value-type="float">
            <text:p>0.00981737</text:p>
          </table:table-cell>
          <table:table-cell table:formula="of:=[$'McMp stats'.E3]" office:value-type="float" office:value="48.5962" calcext:value-type="float">
            <text:p>48.5962</text:p>
          </table:table-cell>
          <table:table-cell table:formula="of:=[$'McMp stats'.F3]" office:value-type="float" office:value="17.7295" calcext:value-type="float">
            <text:p>17.7295</text:p>
          </table:table-cell>
          <table:table-cell table:formula="of:=[$'McMp stats'.G3]" office:value-type="float" office:value="24.8555" calcext:value-type="float">
            <text:p>24.8555</text:p>
          </table:table-cell>
          <table:table-cell table:formula="of:=[$'McMp stats'.I3]" office:value-type="float" office:value="47.63" calcext:value-type="float">
            <text:p>47.63</text:p>
          </table:table-cell>
          <table:table-cell table:formula="of:=[$'McMp stats'.J3]" office:value-type="float" office:value="41.4702" calcext:value-type="float">
            <text:p>41.4702</text:p>
          </table:table-cell>
          <table:table-cell table:formula="of:=[$'McMp stats'.L3]" office:value-type="float" office:value="41.4702" calcext:value-type="float">
            <text:p>41.4702</text:p>
          </table:table-cell>
          <table:table-cell table:formula="of:=[$'McMp stats'.M3]" office:value-type="float" office:value="41.4742" calcext:value-type="float">
            <text:p>41.4742</text:p>
          </table:table-cell>
          <table:table-cell table:formula="of:=[$'McMp stats'.N3]" office:value-type="float" office:value="0.00964455" calcext:value-type="float">
            <text:p>0.00964455</text:p>
          </table:table-cell>
          <table:table-cell table:formula="of:=[$'PC Stats'.E3]" office:value-type="float" office:value="48.5962" calcext:value-type="float">
            <text:p>48.5962</text:p>
          </table:table-cell>
          <table:table-cell table:formula="of:=[$'PC Stats'.F3]" office:value-type="float" office:value="0" calcext:value-type="float">
            <text:p>0</text:p>
          </table:table-cell>
          <table:table-cell table:formula="of:=[$'PC Stats'.G3]" office:value-type="float" office:value="21.9355" calcext:value-type="float">
            <text:p>21.9355</text:p>
          </table:table-cell>
          <table:table-cell table:formula="of:=[$'PC Stats'.I3]" office:value-type="float" office:value="115" calcext:value-type="float">
            <text:p>115</text:p>
          </table:table-cell>
          <table:table-cell table:formula="of:=[$'PC Stats'.J3]" office:value-type="float" office:value="26.6607" calcext:value-type="float">
            <text:p>26.6607</text:p>
          </table:table-cell>
          <table:table-cell table:formula="of:=[$'PC Stats'.L3]" office:value-type="float" office:value="26.6607" calcext:value-type="float">
            <text:p>26.6607</text:p>
          </table:table-cell>
          <table:table-cell table:formula="of:=[$'PC Stats'.M3]" office:value-type="float" office:value="26.6607" calcext:value-type="float">
            <text:p>26.6607</text:p>
          </table:table-cell>
          <table:table-cell table:formula="of:=[$'PC Stats'.N3]" office:value-type="float" office:value="0" calcext:value-type="float">
            <text:p>0</text:p>
          </table:table-cell>
          <table:table-cell table:formula="of:=[$'BL2 Stats'.E3]" office:value-type="float" office:value="48.5962" calcext:value-type="float">
            <text:p>48.5962</text:p>
          </table:table-cell>
          <table:table-cell table:formula="of:=[$'BL2 Stats'.F3]" office:value-type="float" office:value="17.7295" calcext:value-type="float">
            <text:p>17.7295</text:p>
          </table:table-cell>
          <table:table-cell table:formula="of:=[$'BL2 Stats'.G3]" office:value-type="float" office:value="25.0657" calcext:value-type="float">
            <text:p>25.0657</text:p>
          </table:table-cell>
          <table:table-cell table:formula="of:=[$'BL2 Stats'.I3]" office:value-type="float" office:value="9.98" calcext:value-type="float">
            <text:p>9.98</text:p>
          </table:table-cell>
          <table:table-cell table:formula="of:=[$'BL2 Stats'.J3]" office:value-type="float" office:value="41.2601" calcext:value-type="float">
            <text:p>41.2601</text:p>
          </table:table-cell>
          <table:table-cell table:formula="of:=[$'BL2 Stats'.L3]" office:value-type="float" office:value="41.2601" calcext:value-type="float">
            <text:p>41.2601</text:p>
          </table:table-cell>
          <table:table-cell table:formula="of:=[$'BL2 Stats'.M3]" office:value-type="float" office:value="41.264" calcext:value-type="float">
            <text:p>41.264</text:p>
          </table:table-cell>
          <table:table-cell table:formula="of:=[$'BL2 Stats'.N3]" office:value-type="float" office:value="0.00945134" calcext:value-type="float">
            <text:p>0.00945134</text:p>
          </table:table-cell>
          <table:table-cell table:formula="of:=[$'Bundle Stats'.E3]" office:value-type="float" office:value="48.5962" calcext:value-type="float">
            <text:p>48.5962</text:p>
          </table:table-cell>
          <table:table-cell table:formula="of:=[$'Bundle Stats'.F3]" office:value-type="float" office:value="17.7295" calcext:value-type="float">
            <text:p>17.7295</text:p>
          </table:table-cell>
          <table:table-cell table:formula="of:=[$'Bundle Stats'.G3]" office:value-type="float" office:value="27.8634" calcext:value-type="float">
            <text:p>27.8634</text:p>
          </table:table-cell>
          <table:table-cell table:formula="of:=[$'Bundle Stats'.I3]" office:value-type="float" office:value="0.13" calcext:value-type="float">
            <text:p>0.13</text:p>
          </table:table-cell>
          <table:table-cell table:formula="of:=[$'Bundle Stats'.J3]" office:value-type="float" office:value="38.4623" calcext:value-type="float">
            <text:p>38.4623</text:p>
          </table:table-cell>
          <table:table-cell table:formula="of:=[$'Bundle Stats'.L3]" office:value-type="float" office:value="38.4623" calcext:value-type="float">
            <text:p>38.4623</text:p>
          </table:table-cell>
          <table:table-cell table:formula="of:=[$'Bundle Stats'.M3]" office:value-type="float" office:value="38.4623" calcext:value-type="float">
            <text:p>38.4623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fsarp-10-5-3.txt </text:p>
          </table:table-cell>
          <table:table-cell table:formula="of:=[$'ScSp stats'.E4]" office:value-type="float" office:value="53.8867" calcext:value-type="float">
            <text:p>53.8867</text:p>
          </table:table-cell>
          <table:table-cell table:formula="of:=[$'ScSp stats'.F4]" office:value-type="float" office:value="14.8646" calcext:value-type="float">
            <text:p>14.8646</text:p>
          </table:table-cell>
          <table:table-cell table:formula="of:=[$'ScSp stats'.G4]" office:value-type="float" office:value="28.2594" calcext:value-type="float">
            <text:p>28.2594</text:p>
          </table:table-cell>
          <table:table-cell table:formula="of:=[$'ScSp stats'.I4]" office:value-type="float" office:value="139.49" calcext:value-type="float">
            <text:p>139.49</text:p>
          </table:table-cell>
          <table:table-cell table:formula="of:=[$'ScSp stats'.J4]" office:value-type="float" office:value="40.4919" calcext:value-type="float">
            <text:p>40.4919</text:p>
          </table:table-cell>
          <table:table-cell table:formula="of:=[$'ScSp stats'.L4]" office:value-type="float" office:value="40.4919" calcext:value-type="float">
            <text:p>40.4919</text:p>
          </table:table-cell>
          <table:table-cell table:formula="of:=[$'ScSp stats'.M4]" office:value-type="float" office:value="40.492" calcext:value-type="float">
            <text:p>40.492</text:p>
          </table:table-cell>
          <table:table-cell table:formula="of:=[$'ScSp stats'.N4]" office:value-type="float" office:value="0.000246962" calcext:value-type="float">
            <text:p>0.000246962</text:p>
          </table:table-cell>
          <table:table-cell table:formula="of:=[$'McSp stats'.E4]" office:value-type="float" office:value="53.8867" calcext:value-type="float">
            <text:p>53.8867</text:p>
          </table:table-cell>
          <table:table-cell table:formula="of:=[$'McSp stats'.F4]" office:value-type="float" office:value="14.8646" calcext:value-type="float">
            <text:p>14.8646</text:p>
          </table:table-cell>
          <table:table-cell table:formula="of:=[$'McSp stats'.G4]" office:value-type="float" office:value="28.2594" calcext:value-type="float">
            <text:p>28.2594</text:p>
          </table:table-cell>
          <table:table-cell table:formula="of:=[$'McSp stats'.I4]" office:value-type="float" office:value="244.75" calcext:value-type="float">
            <text:p>244.75</text:p>
          </table:table-cell>
          <table:table-cell table:formula="of:=[$'McSp stats'.J4]" office:value-type="float" office:value="40.4919" calcext:value-type="float">
            <text:p>40.4919</text:p>
          </table:table-cell>
          <table:table-cell table:formula="of:=[$'McSp stats'.L4]" office:value-type="float" office:value="40.4919" calcext:value-type="float">
            <text:p>40.4919</text:p>
          </table:table-cell>
          <table:table-cell table:formula="of:=[$'McSp stats'.M4]" office:value-type="float" office:value="40.4951" calcext:value-type="float">
            <text:p>40.4951</text:p>
          </table:table-cell>
          <table:table-cell table:formula="of:=[$'McSp stats'.N4]" office:value-type="float" office:value="0.00790219" calcext:value-type="float">
            <text:p>0.00790219</text:p>
          </table:table-cell>
          <table:table-cell table:formula="of:=[$'ScMp stats'.E4]" office:value-type="float" office:value="53.8867" calcext:value-type="float">
            <text:p>53.8867</text:p>
          </table:table-cell>
          <table:table-cell table:formula="of:=[$'ScMp stats'.F4]" office:value-type="float" office:value="14.8646" calcext:value-type="float">
            <text:p>14.8646</text:p>
          </table:table-cell>
          <table:table-cell table:formula="of:=[$'ScMp stats'.G4]" office:value-type="float" office:value="26.4984" calcext:value-type="float">
            <text:p>26.4984</text:p>
          </table:table-cell>
          <table:table-cell table:formula="of:=[$'ScMp stats'.I4]" office:value-type="float" office:value="7192.4" calcext:value-type="float">
            <text:p>7192.4</text:p>
          </table:table-cell>
          <table:table-cell table:formula="of:=[$'ScMp stats'.J4]" office:value-type="float" office:value="42.2529" calcext:value-type="float">
            <text:p>42.2529</text:p>
          </table:table-cell>
          <table:table-cell table:formula="of:=[$'ScMp stats'.L4]" office:value-type="float" office:value="42.2529" calcext:value-type="float">
            <text:p>42.2529</text:p>
          </table:table-cell>
          <table:table-cell table:formula="of:=[$'ScMp stats'.M4]" office:value-type="float" office:value="44.3032" calcext:value-type="float">
            <text:p>44.3032</text:p>
          </table:table-cell>
          <table:table-cell table:formula="of:=[$'ScMp stats'.N4]" office:value-type="float" office:value="4.62788" calcext:value-type="float">
            <text:p>4.62788</text:p>
          </table:table-cell>
          <table:table-cell table:formula="of:=[$'McMp stats'.E4]" office:value-type="float" office:value="53.8867" calcext:value-type="float">
            <text:p>53.8867</text:p>
          </table:table-cell>
          <table:table-cell table:formula="of:=[$'McMp stats'.F4]" office:value-type="float" office:value="14.8646" calcext:value-type="float">
            <text:p>14.8646</text:p>
          </table:table-cell>
          <table:table-cell table:formula="of:=[$'McMp stats'.G4]" office:value-type="float" office:value="26.3674" calcext:value-type="float">
            <text:p>26.3674</text:p>
          </table:table-cell>
          <table:table-cell table:formula="of:=[$'McMp stats'.I4]" office:value-type="float" office:value="7193.64" calcext:value-type="float">
            <text:p>7193.64</text:p>
          </table:table-cell>
          <table:table-cell table:formula="of:=[$'McMp stats'.J4]" office:value-type="float" office:value="42.3839" calcext:value-type="float">
            <text:p>42.3839</text:p>
          </table:table-cell>
          <table:table-cell table:formula="of:=[$'McMp stats'.L4]" office:value-type="float" office:value="42.3839" calcext:value-type="float">
            <text:p>42.3839</text:p>
          </table:table-cell>
          <table:table-cell table:formula="of:=[$'McMp stats'.M4]" office:value-type="float" office:value="44.9871" calcext:value-type="float">
            <text:p>44.9871</text:p>
          </table:table-cell>
          <table:table-cell table:formula="of:=[$'McMp stats'.N4]" office:value-type="float" office:value="5.78655" calcext:value-type="float">
            <text:p>5.78655</text:p>
          </table:table-cell>
          <table:table-cell table:formula="of:=[$'PC Stats'.E4]" office:value-type="float" office:value="53.8867" calcext:value-type="float">
            <text:p>53.8867</text:p>
          </table:table-cell>
          <table:table-cell table:formula="of:=[$'PC Stats'.F4]" office:value-type="float" office:value="14.8646" calcext:value-type="float">
            <text:p>14.8646</text:p>
          </table:table-cell>
          <table:table-cell table:formula="of:=[$'PC Stats'.G4]" office:value-type="float" office:value="38.0774" calcext:value-type="float">
            <text:p>38.0774</text:p>
          </table:table-cell>
          <table:table-cell table:formula="of:=[$'PC Stats'.I4]" office:value-type="float" office:value="71.26" calcext:value-type="float">
            <text:p>71.26</text:p>
          </table:table-cell>
          <table:table-cell table:formula="of:=[$'PC Stats'.J4]" office:value-type="float" office:value="30.6738" calcext:value-type="float">
            <text:p>30.6738</text:p>
          </table:table-cell>
          <table:table-cell table:formula="of:=[$'PC Stats'.L4]" office:value-type="float" office:value="30.6738" calcext:value-type="float">
            <text:p>30.6738</text:p>
          </table:table-cell>
          <table:table-cell table:formula="of:=[$'PC Stats'.M4]" office:value-type="float" office:value="30.6745" calcext:value-type="float">
            <text:p>30.6745</text:p>
          </table:table-cell>
          <table:table-cell table:formula="of:=[$'PC Stats'.N4]" office:value-type="float" office:value="0.00228203" calcext:value-type="float">
            <text:p>0.00228203</text:p>
          </table:table-cell>
          <table:table-cell table:formula="of:=[$'BL2 Stats'.E4]" office:value-type="float" office:value="53.8867" calcext:value-type="float">
            <text:p>53.8867</text:p>
          </table:table-cell>
          <table:table-cell table:formula="of:=[$'BL2 Stats'.F4]" office:value-type="float" office:value="14.8646" calcext:value-type="float">
            <text:p>14.8646</text:p>
          </table:table-cell>
          <table:table-cell table:formula="of:=[$'BL2 Stats'.G4]" office:value-type="float" office:value="25.6678" calcext:value-type="float">
            <text:p>25.6678</text:p>
          </table:table-cell>
          <table:table-cell table:formula="of:=[$'BL2 Stats'.I4]" office:value-type="float" office:value="5181.3" calcext:value-type="float">
            <text:p>5181.3</text:p>
          </table:table-cell>
          <table:table-cell table:formula="of:=[$'BL2 Stats'.J4]" office:value-type="float" office:value="43.0834" calcext:value-type="float">
            <text:p>43.0834</text:p>
          </table:table-cell>
          <table:table-cell table:formula="of:=[$'BL2 Stats'.L4]" office:value-type="float" office:value="43.0834" calcext:value-type="float">
            <text:p>43.0834</text:p>
          </table:table-cell>
          <table:table-cell table:formula="of:=[$'BL2 Stats'.M4]" office:value-type="float" office:value="43.0877" calcext:value-type="float">
            <text:p>43.0877</text:p>
          </table:table-cell>
          <table:table-cell table:formula="of:=[$'BL2 Stats'.N4]" office:value-type="float" office:value="0.00997965" calcext:value-type="float">
            <text:p>0.00997965</text:p>
          </table:table-cell>
          <table:table-cell table:formula="of:=[$'Bundle Stats'.E4]" office:value-type="float" office:value="53.8867" calcext:value-type="float">
            <text:p>53.8867</text:p>
          </table:table-cell>
          <table:table-cell table:formula="of:=[$'Bundle Stats'.F4]" office:value-type="float" office:value="14.8646" calcext:value-type="float">
            <text:p>14.8646</text:p>
          </table:table-cell>
          <table:table-cell table:formula="of:=[$'Bundle Stats'.G4]" office:value-type="float" office:value="28.2594" calcext:value-type="float">
            <text:p>28.2594</text:p>
          </table:table-cell>
          <table:table-cell table:formula="of:=[$'Bundle Stats'.I4]" office:value-type="float" office:value="0.08" calcext:value-type="float">
            <text:p>0.08</text:p>
          </table:table-cell>
          <table:table-cell table:formula="of:=[$'Bundle Stats'.J4]" office:value-type="float" office:value="40.4919" calcext:value-type="float">
            <text:p>40.4919</text:p>
          </table:table-cell>
          <table:table-cell table:formula="of:=[$'Bundle Stats'.L4]" office:value-type="float" office:value="40.4919" calcext:value-type="float">
            <text:p>40.4919</text:p>
          </table:table-cell>
          <table:table-cell table:formula="of:=[$'Bundle Stats'.M4]" office:value-type="float" office:value="40.4919" calcext:value-type="float">
            <text:p>40.4919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fsarp-10-5-4.txt </text:p>
          </table:table-cell>
          <table:table-cell table:formula="of:=[$'ScSp stats'.E5]" office:value-type="float" office:value="56.5593" calcext:value-type="float">
            <text:p>56.5593</text:p>
          </table:table-cell>
          <table:table-cell table:formula="of:=[$'ScSp stats'.F5]" office:value-type="float" office:value="14.2417" calcext:value-type="float">
            <text:p>14.2417</text:p>
          </table:table-cell>
          <table:table-cell table:formula="of:=[$'ScSp stats'.G5]" office:value-type="float" office:value="24.433" calcext:value-type="float">
            <text:p>24.433</text:p>
          </table:table-cell>
          <table:table-cell table:formula="of:=[$'ScSp stats'.I5]" office:value-type="float" office:value="15.07" calcext:value-type="float">
            <text:p>15.07</text:p>
          </table:table-cell>
          <table:table-cell table:formula="of:=[$'ScSp stats'.J5]" office:value-type="float" office:value="46.368" calcext:value-type="float">
            <text:p>46.368</text:p>
          </table:table-cell>
          <table:table-cell table:formula="of:=[$'ScSp stats'.L5]" office:value-type="float" office:value="46.368" calcext:value-type="float">
            <text:p>46.368</text:p>
          </table:table-cell>
          <table:table-cell table:formula="of:=[$'ScSp stats'.M5]" office:value-type="float" office:value="46.371" calcext:value-type="float">
            <text:p>46.371</text:p>
          </table:table-cell>
          <table:table-cell table:formula="of:=[$'ScSp stats'.N5]" office:value-type="float" office:value="0.00646956" calcext:value-type="float">
            <text:p>0.00646956</text:p>
          </table:table-cell>
          <table:table-cell table:formula="of:=[$'McSp stats'.E5]" office:value-type="float" office:value="56.5593" calcext:value-type="float">
            <text:p>56.5593</text:p>
          </table:table-cell>
          <table:table-cell table:formula="of:=[$'McSp stats'.F5]" office:value-type="float" office:value="14.2417" calcext:value-type="float">
            <text:p>14.2417</text:p>
          </table:table-cell>
          <table:table-cell table:formula="of:=[$'McSp stats'.G5]" office:value-type="float" office:value="24.3981" calcext:value-type="float">
            <text:p>24.3981</text:p>
          </table:table-cell>
          <table:table-cell table:formula="of:=[$'McSp stats'.I5]" office:value-type="float" office:value="23.03" calcext:value-type="float">
            <text:p>23.03</text:p>
          </table:table-cell>
          <table:table-cell table:formula="of:=[$'McSp stats'.J5]" office:value-type="float" office:value="46.4029" calcext:value-type="float">
            <text:p>46.4029</text:p>
          </table:table-cell>
          <table:table-cell table:formula="of:=[$'McSp stats'.L5]" office:value-type="float" office:value="46.4029" calcext:value-type="float">
            <text:p>46.4029</text:p>
          </table:table-cell>
          <table:table-cell table:formula="of:=[$'McSp stats'.M5]" office:value-type="float" office:value="46.4066" calcext:value-type="float">
            <text:p>46.4066</text:p>
          </table:table-cell>
          <table:table-cell table:formula="of:=[$'McSp stats'.N5]" office:value-type="float" office:value="0.007973" calcext:value-type="float">
            <text:p>0.007973</text:p>
          </table:table-cell>
          <table:table-cell table:formula="of:=[$'ScMp stats'.E5]" office:value-type="float" office:value="56.5593" calcext:value-type="float">
            <text:p>56.5593</text:p>
          </table:table-cell>
          <table:table-cell table:formula="of:=[$'ScMp stats'.F5]" office:value-type="float" office:value="14.2417" calcext:value-type="float">
            <text:p>14.2417</text:p>
          </table:table-cell>
          <table:table-cell table:formula="of:=[$'ScMp stats'.G5]" office:value-type="float" office:value="24.1217" calcext:value-type="float">
            <text:p>24.1217</text:p>
          </table:table-cell>
          <table:table-cell table:formula="of:=[$'ScMp stats'.I5]" office:value-type="float" office:value="237.54" calcext:value-type="float">
            <text:p>237.54</text:p>
          </table:table-cell>
          <table:table-cell table:formula="of:=[$'ScMp stats'.J5]" office:value-type="float" office:value="46.6793" calcext:value-type="float">
            <text:p>46.6793</text:p>
          </table:table-cell>
          <table:table-cell table:formula="of:=[$'ScMp stats'.L5]" office:value-type="float" office:value="46.6793" calcext:value-type="float">
            <text:p>46.6793</text:p>
          </table:table-cell>
          <table:table-cell table:formula="of:=[$'ScMp stats'.M5]" office:value-type="float" office:value="46.6839" calcext:value-type="float">
            <text:p>46.6839</text:p>
          </table:table-cell>
          <table:table-cell table:formula="of:=[$'ScMp stats'.N5]" office:value-type="float" office:value="0.0098535" calcext:value-type="float">
            <text:p>0.0098535</text:p>
          </table:table-cell>
          <table:table-cell table:formula="of:=[$'McMp stats'.E5]" office:value-type="float" office:value="56.5593" calcext:value-type="float">
            <text:p>56.5593</text:p>
          </table:table-cell>
          <table:table-cell table:formula="of:=[$'McMp stats'.F5]" office:value-type="float" office:value="14.2417" calcext:value-type="float">
            <text:p>14.2417</text:p>
          </table:table-cell>
          <table:table-cell table:formula="of:=[$'McMp stats'.G5]" office:value-type="float" office:value="24.12" calcext:value-type="float">
            <text:p>24.12</text:p>
          </table:table-cell>
          <table:table-cell table:formula="of:=[$'McMp stats'.I5]" office:value-type="float" office:value="213.84" calcext:value-type="float">
            <text:p>213.84</text:p>
          </table:table-cell>
          <table:table-cell table:formula="of:=[$'McMp stats'.J5]" office:value-type="float" office:value="46.681" calcext:value-type="float">
            <text:p>46.681</text:p>
          </table:table-cell>
          <table:table-cell table:formula="of:=[$'McMp stats'.L5]" office:value-type="float" office:value="46.681" calcext:value-type="float">
            <text:p>46.681</text:p>
          </table:table-cell>
          <table:table-cell table:formula="of:=[$'McMp stats'.M5]" office:value-type="float" office:value="46.6854" calcext:value-type="float">
            <text:p>46.6854</text:p>
          </table:table-cell>
          <table:table-cell table:formula="of:=[$'McMp stats'.N5]" office:value-type="float" office:value="0.00942479" calcext:value-type="float">
            <text:p>0.00942479</text:p>
          </table:table-cell>
          <table:table-cell table:formula="of:=[$'PC Stats'.E5]" office:value-type="float" office:value="56.5593" calcext:value-type="float">
            <text:p>56.5593</text:p>
          </table:table-cell>
          <table:table-cell table:formula="of:=[$'PC Stats'.F5]" office:value-type="float" office:value="0" calcext:value-type="float">
            <text:p>0</text:p>
          </table:table-cell>
          <table:table-cell table:formula="of:=[$'PC Stats'.G5]" office:value-type="float" office:value="20.9067" calcext:value-type="float">
            <text:p>20.9067</text:p>
          </table:table-cell>
          <table:table-cell table:formula="of:=[$'PC Stats'.I5]" office:value-type="float" office:value="32.57" calcext:value-type="float">
            <text:p>32.57</text:p>
          </table:table-cell>
          <table:table-cell table:formula="of:=[$'PC Stats'.J5]" office:value-type="float" office:value="35.6526" calcext:value-type="float">
            <text:p>35.6526</text:p>
          </table:table-cell>
          <table:table-cell table:formula="of:=[$'PC Stats'.L5]" office:value-type="float" office:value="35.6526" calcext:value-type="float">
            <text:p>35.6526</text:p>
          </table:table-cell>
          <table:table-cell table:formula="of:=[$'PC Stats'.M5]" office:value-type="float" office:value="35.6526" calcext:value-type="float">
            <text:p>35.6526</text:p>
          </table:table-cell>
          <table:table-cell table:formula="of:=[$'PC Stats'.N5]" office:value-type="float" office:value="0" calcext:value-type="float">
            <text:p>0</text:p>
          </table:table-cell>
          <table:table-cell table:formula="of:=[$'BL2 Stats'.E5]" office:value-type="float" office:value="56.5593" calcext:value-type="float">
            <text:p>56.5593</text:p>
          </table:table-cell>
          <table:table-cell table:formula="of:=[$'BL2 Stats'.F5]" office:value-type="float" office:value="17.0285" calcext:value-type="float">
            <text:p>17.0285</text:p>
          </table:table-cell>
          <table:table-cell table:formula="of:=[$'BL2 Stats'.G5]" office:value-type="float" office:value="24.7469" calcext:value-type="float">
            <text:p>24.7469</text:p>
          </table:table-cell>
          <table:table-cell table:formula="of:=[$'BL2 Stats'.I5]" office:value-type="float" office:value="25.6" calcext:value-type="float">
            <text:p>25.6</text:p>
          </table:table-cell>
          <table:table-cell table:formula="of:=[$'BL2 Stats'.J5]" office:value-type="float" office:value="48.8409" calcext:value-type="float">
            <text:p>48.8409</text:p>
          </table:table-cell>
          <table:table-cell table:formula="of:=[$'BL2 Stats'.L5]" office:value-type="float" office:value="48.8409" calcext:value-type="float">
            <text:p>48.8409</text:p>
          </table:table-cell>
          <table:table-cell table:formula="of:=[$'BL2 Stats'.M5]" office:value-type="float" office:value="48.8409" calcext:value-type="float">
            <text:p>48.8409</text:p>
          </table:table-cell>
          <table:table-cell table:formula="of:=[$'BL2 Stats'.N5]" office:value-type="float" office:value="0" calcext:value-type="float">
            <text:p>0</text:p>
          </table:table-cell>
          <table:table-cell table:formula="of:=[$'Bundle Stats'.E5]" office:value-type="float" office:value="56.5593" calcext:value-type="float">
            <text:p>56.5593</text:p>
          </table:table-cell>
          <table:table-cell table:formula="of:=[$'Bundle Stats'.F5]" office:value-type="float" office:value="14.2417" calcext:value-type="float">
            <text:p>14.2417</text:p>
          </table:table-cell>
          <table:table-cell table:formula="of:=[$'Bundle Stats'.G5]" office:value-type="float" office:value="24.433" calcext:value-type="float">
            <text:p>24.433</text:p>
          </table:table-cell>
          <table:table-cell table:formula="of:=[$'Bundle Stats'.I5]" office:value-type="float" office:value="0.54" calcext:value-type="float">
            <text:p>0.54</text:p>
          </table:table-cell>
          <table:table-cell table:formula="of:=[$'Bundle Stats'.J5]" office:value-type="float" office:value="46.368" calcext:value-type="float">
            <text:p>46.368</text:p>
          </table:table-cell>
          <table:table-cell table:formula="of:=[$'Bundle Stats'.L5]" office:value-type="float" office:value="46.368" calcext:value-type="float">
            <text:p>46.368</text:p>
          </table:table-cell>
          <table:table-cell table:formula="of:=[$'Bundle Stats'.M5]" office:value-type="float" office:value="46.368" calcext:value-type="float">
            <text:p>46.368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fsarp-10-5-5.txt </text:p>
          </table:table-cell>
          <table:table-cell table:formula="of:=[$'ScSp stats'.E6]" office:value-type="float" office:value="46.9008" calcext:value-type="float">
            <text:p>46.9008</text:p>
          </table:table-cell>
          <table:table-cell table:formula="of:=[$'ScSp stats'.F6]" office:value-type="float" office:value="33.1732" calcext:value-type="float">
            <text:p>33.1732</text:p>
          </table:table-cell>
          <table:table-cell table:formula="of:=[$'ScSp stats'.G6]" office:value-type="float" office:value="37.6621" calcext:value-type="float">
            <text:p>37.6621</text:p>
          </table:table-cell>
          <table:table-cell table:formula="of:=[$'ScSp stats'.I6]" office:value-type="float" office:value="5761.02" calcext:value-type="float">
            <text:p>5761.02</text:p>
          </table:table-cell>
          <table:table-cell table:formula="of:=[$'ScSp stats'.J6]" office:value-type="float" office:value="42.4119" calcext:value-type="float">
            <text:p>42.4119</text:p>
          </table:table-cell>
          <table:table-cell table:formula="of:=[$'ScSp stats'.L6]" office:value-type="float" office:value="42.4119" calcext:value-type="float">
            <text:p>42.4119</text:p>
          </table:table-cell>
          <table:table-cell table:formula="of:=[$'ScSp stats'.M6]" office:value-type="float" office:value="42.4159" calcext:value-type="float">
            <text:p>42.4159</text:p>
          </table:table-cell>
          <table:table-cell table:formula="of:=[$'ScSp stats'.N6]" office:value-type="float" office:value="0.00943043" calcext:value-type="float">
            <text:p>0.00943043</text:p>
          </table:table-cell>
          <table:table-cell table:formula="of:=[$'McSp stats'.E6]" office:value-type="float" office:value="46.9008" calcext:value-type="float">
            <text:p>46.9008</text:p>
          </table:table-cell>
          <table:table-cell table:formula="of:=[$'McSp stats'.F6]" office:value-type="float" office:value="33.1732" calcext:value-type="float">
            <text:p>33.1732</text:p>
          </table:table-cell>
          <table:table-cell table:formula="of:=[$'McSp stats'.G6]" office:value-type="float" office:value="37.5868" calcext:value-type="float">
            <text:p>37.5868</text:p>
          </table:table-cell>
          <table:table-cell table:formula="of:=[$'McSp stats'.I6]" office:value-type="float" office:value="3419.79" calcext:value-type="float">
            <text:p>3419.79</text:p>
          </table:table-cell>
          <table:table-cell table:formula="of:=[$'McSp stats'.J6]" office:value-type="float" office:value="42.4872" calcext:value-type="float">
            <text:p>42.4872</text:p>
          </table:table-cell>
          <table:table-cell table:formula="of:=[$'McSp stats'.L6]" office:value-type="float" office:value="42.4872" calcext:value-type="float">
            <text:p>42.4872</text:p>
          </table:table-cell>
          <table:table-cell table:formula="of:=[$'McSp stats'.M6]" office:value-type="float" office:value="42.4909" calcext:value-type="float">
            <text:p>42.4909</text:p>
          </table:table-cell>
          <table:table-cell table:formula="of:=[$'McSp stats'.N6]" office:value-type="float" office:value="0.00870775" calcext:value-type="float">
            <text:p>0.00870775</text:p>
          </table:table-cell>
          <table:table-cell table:formula="of:=[$'ScMp stats'.E6]" office:value-type="float" office:value="46.9008" calcext:value-type="float">
            <text:p>46.9008</text:p>
          </table:table-cell>
          <table:table-cell table:formula="of:=[$'ScMp stats'.F6]" office:value-type="float" office:value="33.1732" calcext:value-type="float">
            <text:p>33.1732</text:p>
          </table:table-cell>
          <table:table-cell table:formula="of:=[$'ScMp stats'.G6]" office:value-type="float" office:value="37.6621" calcext:value-type="float">
            <text:p>37.6621</text:p>
          </table:table-cell>
          <table:table-cell table:formula="of:=[$'ScMp stats'.I6]" office:value-type="float" office:value="7199.32" calcext:value-type="float">
            <text:p>7199.32</text:p>
          </table:table-cell>
          <table:table-cell table:formula="of:=[$'ScMp stats'.J6]" office:value-type="float" office:value="42.4119" calcext:value-type="float">
            <text:p>42.4119</text:p>
          </table:table-cell>
          <table:table-cell table:formula="of:=[$'ScMp stats'.L6]" office:value-type="float" office:value="42.4119" calcext:value-type="float">
            <text:p>42.4119</text:p>
          </table:table-cell>
          <table:table-cell table:formula="of:=[$'ScMp stats'.M6]" office:value-type="float" office:value="51.3721" calcext:value-type="float">
            <text:p>51.3721</text:p>
          </table:table-cell>
          <table:table-cell table:formula="of:=[$'ScMp stats'.N6]" office:value-type="float" office:value="17.4418" calcext:value-type="float">
            <text:p>17.4418</text:p>
          </table:table-cell>
          <table:table-cell table:formula="of:=[$'McMp stats'.E6]" office:value-type="float" office:value="46.9008" calcext:value-type="float">
            <text:p>46.9008</text:p>
          </table:table-cell>
          <table:table-cell table:formula="of:=[$'McMp stats'.F6]" office:value-type="float" office:value="33.1732" calcext:value-type="float">
            <text:p>33.1732</text:p>
          </table:table-cell>
          <table:table-cell table:formula="of:=[$'McMp stats'.G6]" office:value-type="float" office:value="37.1919" calcext:value-type="float">
            <text:p>37.1919</text:p>
          </table:table-cell>
          <table:table-cell table:formula="of:=[$'McMp stats'.I6]" office:value-type="float" office:value="7197.94" calcext:value-type="float">
            <text:p>7197.94</text:p>
          </table:table-cell>
          <table:table-cell table:formula="of:=[$'McMp stats'.J6]" office:value-type="float" office:value="42.8821" calcext:value-type="float">
            <text:p>42.8821</text:p>
          </table:table-cell>
          <table:table-cell table:formula="of:=[$'McMp stats'.L6]" office:value-type="float" office:value="42.8821" calcext:value-type="float">
            <text:p>42.8821</text:p>
          </table:table-cell>
          <table:table-cell table:formula="of:=[$'McMp stats'.M6]" office:value-type="float" office:value="50.3712" calcext:value-type="float">
            <text:p>50.3712</text:p>
          </table:table-cell>
          <table:table-cell table:formula="of:=[$'McMp stats'.N6]" office:value-type="float" office:value="14.8678" calcext:value-type="float">
            <text:p>14.8678</text:p>
          </table:table-cell>
          <table:table-cell table:formula="of:=[$'PC Stats'.E6]" office:value-type="float" office:value="46.9008" calcext:value-type="float">
            <text:p>46.9008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18.9834" calcext:value-type="float">
            <text:p>18.9834</text:p>
          </table:table-cell>
          <table:table-cell table:formula="of:=[$'PC Stats'.I6]" office:value-type="float" office:value="34.36" calcext:value-type="float">
            <text:p>34.36</text:p>
          </table:table-cell>
          <table:table-cell table:formula="of:=[$'PC Stats'.J6]" office:value-type="float" office:value="27.9174" calcext:value-type="float">
            <text:p>27.9174</text:p>
          </table:table-cell>
          <table:table-cell table:formula="of:=[$'PC Stats'.L6]" office:value-type="float" office:value="27.9174" calcext:value-type="float">
            <text:p>27.9174</text:p>
          </table:table-cell>
          <table:table-cell table:formula="of:=[$'PC Stats'.M6]" office:value-type="float" office:value="27.9174" calcext:value-type="float">
            <text:p>27.9174</text:p>
          </table:table-cell>
          <table:table-cell table:formula="of:=[$'PC Stats'.N6]" office:value-type="float" office:value="0" calcext:value-type="float">
            <text:p>0</text:p>
          </table:table-cell>
          <table:table-cell table:formula="of:=[$'BL2 Stats'.E6]" office:value-type="float" office:value="46.9008" calcext:value-type="float">
            <text:p>46.9008</text:p>
          </table:table-cell>
          <table:table-cell table:formula="of:=[$'BL2 Stats'.F6]" office:value-type="float" office:value="33.1732" calcext:value-type="float">
            <text:p>33.1732</text:p>
          </table:table-cell>
          <table:table-cell table:formula="of:=[$'BL2 Stats'.G6]" office:value-type="float" office:value="35.8878" calcext:value-type="float">
            <text:p>35.8878</text:p>
          </table:table-cell>
          <table:table-cell table:formula="of:=[$'BL2 Stats'.I6]" office:value-type="float" office:value="0.81" calcext:value-type="float">
            <text:p>0.81</text:p>
          </table:table-cell>
          <table:table-cell table:formula="of:=[$'BL2 Stats'.J6]" office:value-type="float" office:value="44.1862" calcext:value-type="float">
            <text:p>44.1862</text:p>
          </table:table-cell>
          <table:table-cell table:formula="of:=[$'BL2 Stats'.L6]" office:value-type="float" office:value="44.1862" calcext:value-type="float">
            <text:p>44.1862</text:p>
          </table:table-cell>
          <table:table-cell table:formula="of:=[$'BL2 Stats'.M6]" office:value-type="float" office:value="44.1873" calcext:value-type="float">
            <text:p>44.1873</text:p>
          </table:table-cell>
          <table:table-cell table:formula="of:=[$'BL2 Stats'.N6]" office:value-type="float" office:value="0.0024894" calcext:value-type="float">
            <text:p>0.0024894</text:p>
          </table:table-cell>
          <table:table-cell table:formula="of:=[$'Bundle Stats'.E6]" office:value-type="float" office:value="46.9008" calcext:value-type="float">
            <text:p>46.9008</text:p>
          </table:table-cell>
          <table:table-cell table:formula="of:=[$'Bundle Stats'.F6]" office:value-type="float" office:value="33.1732" calcext:value-type="float">
            <text:p>33.1732</text:p>
          </table:table-cell>
          <table:table-cell table:formula="of:=[$'Bundle Stats'.G6]" office:value-type="float" office:value="37.6621" calcext:value-type="float">
            <text:p>37.6621</text:p>
          </table:table-cell>
          <table:table-cell table:formula="of:=[$'Bundle Stats'.I6]" office:value-type="float" office:value="0.11" calcext:value-type="float">
            <text:p>0.11</text:p>
          </table:table-cell>
          <table:table-cell table:formula="of:=[$'Bundle Stats'.J6]" office:value-type="float" office:value="42.4119" calcext:value-type="float">
            <text:p>42.4119</text:p>
          </table:table-cell>
          <table:table-cell table:formula="of:=[$'Bundle Stats'.L6]" office:value-type="float" office:value="42.4119" calcext:value-type="float">
            <text:p>42.4119</text:p>
          </table:table-cell>
          <table:table-cell table:formula="of:=[$'Bundle Stats'.M6]" office:value-type="float" office:value="42.4119" calcext:value-type="float">
            <text:p>42.4119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7197.5" calcext:value-type="float">
            <text:p>7197.5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64.6587" calcext:value-type="float">
            <text:p>64.6587</text:p>
          </table:table-cell>
          <table:table-cell table:formula="of:=[$'ScSp stats'.N7]" office:value-type="float" office:value="13.2528" calcext:value-type="float">
            <text:p>13.2528</text:p>
          </table:table-cell>
          <table:table-cell table:formula="of:=[$'McSp stats'.E7]" office:value-type="float" office:value="46.6573" calcext:value-type="float">
            <text:p>46.6573</text:p>
          </table:table-cell>
          <table:table-cell table:formula="of:=[$'McSp stats'.F7]" office:value-type="float" office:value="51.9031" calcext:value-type="float">
            <text:p>51.9031</text:p>
          </table:table-cell>
          <table:table-cell table:formula="of:=[$'McSp stats'.G7]" office:value-type="float" office:value="44.2758" calcext:value-type="float">
            <text:p>44.2758</text:p>
          </table:table-cell>
          <table:table-cell table:formula="of:=[$'McSp stats'.I7]" office:value-type="float" office:value="7197.05" calcext:value-type="float">
            <text:p>7197.05</text:p>
          </table:table-cell>
          <table:table-cell table:formula="of:=[$'McSp stats'.J7]" office:value-type="float" office:value="54.2846" calcext:value-type="float">
            <text:p>54.2846</text:p>
          </table:table-cell>
          <table:table-cell table:formula="of:=[$'McSp stats'.L7]" office:value-type="float" office:value="54.2846" calcext:value-type="float">
            <text:p>54.2846</text:p>
          </table:table-cell>
          <table:table-cell table:formula="of:=[$'McSp stats'.M7]" office:value-type="float" office:value="64.675" calcext:value-type="float">
            <text:p>64.675</text:p>
          </table:table-cell>
          <table:table-cell table:formula="of:=[$'McSp stats'.N7]" office:value-type="float" office:value="16.0656" calcext:value-type="float">
            <text:p>16.0656</text:p>
          </table:table-cell>
          <table:table-cell table:formula="of:=[$'ScMp stats'.E7]" office:value-type="float" office:value="46.6573" calcext:value-type="float">
            <text:p>46.6573</text:p>
          </table:table-cell>
          <table:table-cell table:formula="of:=[$'ScMp stats'.F7]" office:value-type="float" office:value="51.9031" calcext:value-type="float">
            <text:p>51.9031</text:p>
          </table:table-cell>
          <table:table-cell table:formula="of:=[$'ScMp stats'.G7]" office:value-type="float" office:value="40.6794" calcext:value-type="float">
            <text:p>40.6794</text:p>
          </table:table-cell>
          <table:table-cell table:formula="of:=[$'ScMp stats'.I7]" office:value-type="float" office:value="7192.79" calcext:value-type="float">
            <text:p>7192.79</text:p>
          </table:table-cell>
          <table:table-cell table:formula="of:=[$'ScMp stats'.J7]" office:value-type="float" office:value="57.881" calcext:value-type="float">
            <text:p>57.881</text:p>
          </table:table-cell>
          <table:table-cell table:formula="of:=[$'ScMp stats'.L7]" office:value-type="float" office:value="57.881" calcext:value-type="float">
            <text:p>57.881</text:p>
          </table:table-cell>
          <table:table-cell table:formula="of:=[$'ScMp stats'.M7]" office:value-type="float" office:value="69.4365" calcext:value-type="float">
            <text:p>69.4365</text:p>
          </table:table-cell>
          <table:table-cell table:formula="of:=[$'ScMp stats'.N7]" office:value-type="float" office:value="16.6418" calcext:value-type="float">
            <text:p>16.6418</text:p>
          </table:table-cell>
          <table:table-cell table:formula="of:=[$'McMp stats'.E7]" office:value-type="float" office:value="46.6573" calcext:value-type="float">
            <text:p>46.6573</text:p>
          </table:table-cell>
          <table:table-cell table:formula="of:=[$'McMp stats'.F7]" office:value-type="float" office:value="51.9031" calcext:value-type="float">
            <text:p>51.9031</text:p>
          </table:table-cell>
          <table:table-cell table:formula="of:=[$'McMp stats'.G7]" office:value-type="float" office:value="38.6675" calcext:value-type="float">
            <text:p>38.6675</text:p>
          </table:table-cell>
          <table:table-cell table:formula="of:=[$'McMp stats'.I7]" office:value-type="float" office:value="7194.15" calcext:value-type="float">
            <text:p>7194.15</text:p>
          </table:table-cell>
          <table:table-cell table:formula="of:=[$'McMp stats'.J7]" office:value-type="float" office:value="59.8929" calcext:value-type="float">
            <text:p>59.8929</text:p>
          </table:table-cell>
          <table:table-cell table:formula="of:=[$'McMp stats'.L7]" office:value-type="float" office:value="59.8929" calcext:value-type="float">
            <text:p>59.8929</text:p>
          </table:table-cell>
          <table:table-cell table:formula="of:=[$'McMp stats'.M7]" office:value-type="float" office:value="69.4787" calcext:value-type="float">
            <text:p>69.4787</text:p>
          </table:table-cell>
          <table:table-cell table:formula="of:=[$'McMp stats'.N7]" office:value-type="float" office:value="13.7967" calcext:value-type="float">
            <text:p>13.7967</text:p>
          </table:table-cell>
          <table:table-cell table:formula="of:=[$'PC Stats'.E7]" office:value-type="float" office:value="46.6573" calcext:value-type="float">
            <text:p>46.6573</text:p>
          </table:table-cell>
          <table:table-cell table:formula="of:=[$'PC Stats'.F7]" office:value-type="float" office:value="51.9031" calcext:value-type="float">
            <text:p>51.9031</text:p>
          </table:table-cell>
          <table:table-cell table:formula="of:=[$'PC Stats'.G7]" office:value-type="float" office:value="44.0997" calcext:value-type="float">
            <text:p>44.0997</text:p>
          </table:table-cell>
          <table:table-cell table:formula="of:=[$'PC Stats'.I7]" office:value-type="float" office:value="7196.28" calcext:value-type="float">
            <text:p>7196.28</text:p>
          </table:table-cell>
          <table:table-cell table:formula="of:=[$'PC Stats'.J7]" office:value-type="float" office:value="54.4607" calcext:value-type="float">
            <text:p>54.4607</text:p>
          </table:table-cell>
          <table:table-cell table:formula="of:=[$'PC Stats'.L7]" office:value-type="float" office:value="54.4607" calcext:value-type="float">
            <text:p>54.4607</text:p>
          </table:table-cell>
          <table:table-cell table:formula="of:=[$'PC Stats'.M7]" office:value-type="float" office:value="55.332" calcext:value-type="float">
            <text:p>55.332</text:p>
          </table:table-cell>
          <table:table-cell table:formula="of:=[$'PC Stats'.N7]" office:value-type="float" office:value="1.57468" calcext:value-type="float">
            <text:p>1.57468</text:p>
          </table:table-cell>
          <table:table-cell table:formula="of:=[$'BL2 Stats'.E7]" office:value-type="float" office:value="46.6573" calcext:value-type="float">
            <text:p>46.6573</text:p>
          </table:table-cell>
          <table:table-cell table:formula="of:=[$'BL2 Stats'.F7]" office:value-type="float" office:value="51.9031" calcext:value-type="float">
            <text:p>51.9031</text:p>
          </table:table-cell>
          <table:table-cell table:formula="of:=[$'BL2 Stats'.G7]" office:value-type="float" office:value="40.7953" calcext:value-type="float">
            <text:p>40.7953</text:p>
          </table:table-cell>
          <table:table-cell table:formula="of:=[$'BL2 Stats'.I7]" office:value-type="float" office:value="7196.8" calcext:value-type="float">
            <text:p>7196.8</text:p>
          </table:table-cell>
          <table:table-cell table:formula="of:=[$'BL2 Stats'.J7]" office:value-type="float" office:value="57.7651" calcext:value-type="float">
            <text:p>57.7651</text:p>
          </table:table-cell>
          <table:table-cell table:formula="of:=[$'BL2 Stats'.L7]" office:value-type="float" office:value="57.7651" calcext:value-type="float">
            <text:p>57.7651</text:p>
          </table:table-cell>
          <table:table-cell table:formula="of:=[$'BL2 Stats'.M7]" office:value-type="float" office:value="59.7239" calcext:value-type="float">
            <text:p>59.7239</text:p>
          </table:table-cell>
          <table:table-cell table:formula="of:=[$'BL2 Stats'.N7]" office:value-type="float" office:value="3.27976" calcext:value-type="float">
            <text:p>3.27976</text:p>
          </table:table-cell>
          <table:table-cell table:formula="of:=[$'Bundle Stats'.E7]" office:value-type="float" office:value="46.6573" calcext:value-type="float">
            <text:p>46.6573</text:p>
          </table:table-cell>
          <table:table-cell table:formula="of:=[$'Bundle Stats'.F7]" office:value-type="float" office:value="51.9031" calcext:value-type="float">
            <text:p>51.9031</text:p>
          </table:table-cell>
          <table:table-cell table:formula="of:=[$'Bundle Stats'.G7]" office:value-type="float" office:value="42.4708" calcext:value-type="float">
            <text:p>42.4708</text:p>
          </table:table-cell>
          <table:table-cell table:formula="of:=[$'Bundle Stats'.I7]" office:value-type="float" office:value="2.33" calcext:value-type="float">
            <text:p>2.33</text:p>
          </table:table-cell>
          <table:table-cell table:formula="of:=[$'Bundle Stats'.J7]" office:value-type="float" office:value="56.0896" calcext:value-type="float">
            <text:p>56.0896</text:p>
          </table:table-cell>
          <table:table-cell table:formula="of:=[$'Bundle Stats'.L7]" office:value-type="float" office:value="56.0896" calcext:value-type="float">
            <text:p>56.0896</text:p>
          </table:table-cell>
          <table:table-cell table:formula="of:=[$'Bundle Stats'.M7]" office:value-type="float" office:value="56.0896" calcext:value-type="float">
            <text:p>56.0896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7169" calcext:value-type="float">
            <text:p>45.7169</text:p>
          </table:table-cell>
          <table:table-cell table:formula="of:=[$'ScSp stats'.I8]" office:value-type="float" office:value="7199.76" calcext:value-type="float">
            <text:p>7199.76</text:p>
          </table:table-cell>
          <table:table-cell table:formula="of:=[$'ScSp stats'.J8]" office:value-type="float" office:value="65.8503" calcext:value-type="float">
            <text:p>65.8503</text:p>
          </table:table-cell>
          <table:table-cell table:formula="of:=[$'ScSp stats'.L8]" office:value-type="float" office:value="65.8503" calcext:value-type="float">
            <text:p>65.8503</text:p>
          </table:table-cell>
          <table:table-cell table:formula="of:=[$'ScSp stats'.M8]" office:value-type="float" office:value="68.0716" calcext:value-type="float">
            <text:p>68.0716</text:p>
          </table:table-cell>
          <table:table-cell table:formula="of:=[$'ScSp stats'.N8]" office:value-type="float" office:value="3.26318" calcext:value-type="float">
            <text:p>3.26318</text:p>
          </table:table-cell>
          <table:table-cell table:formula="of:=[$'McSp stats'.E8]" office:value-type="float" office:value="57.1983" calcext:value-type="float">
            <text:p>57.1983</text:p>
          </table:table-cell>
          <table:table-cell table:formula="of:=[$'McSp stats'.F8]" office:value-type="float" office:value="58.7136" calcext:value-type="float">
            <text:p>58.7136</text:p>
          </table:table-cell>
          <table:table-cell table:formula="of:=[$'McSp stats'.G8]" office:value-type="float" office:value="48.0071" calcext:value-type="float">
            <text:p>48.0071</text:p>
          </table:table-cell>
          <table:table-cell table:formula="of:=[$'McSp stats'.I8]" office:value-type="float" office:value="7200.08" calcext:value-type="float">
            <text:p>7200.08</text:p>
          </table:table-cell>
          <table:table-cell table:formula="of:=[$'McSp stats'.J8]" office:value-type="float" office:value="67.9048" calcext:value-type="float">
            <text:p>67.9048</text:p>
          </table:table-cell>
          <table:table-cell table:formula="of:=[$'McSp stats'.L8]" office:value-type="float" office:value="67.9048" calcext:value-type="float">
            <text:p>67.9048</text:p>
          </table:table-cell>
          <table:table-cell table:formula="of:=[$'McSp stats'.M8]" office:value-type="float" office:value="68.8163" calcext:value-type="float">
            <text:p>68.8163</text:p>
          </table:table-cell>
          <table:table-cell table:formula="of:=[$'McSp stats'.N8]" office:value-type="float" office:value="1.32454" calcext:value-type="float">
            <text:p>1.32454</text:p>
          </table:table-cell>
          <table:table-cell table:formula="of:=[$'ScMp stats'.E8]" office:value-type="float" office:value="57.1983" calcext:value-type="float">
            <text:p>57.1983</text:p>
          </table:table-cell>
          <table:table-cell table:formula="of:=[$'ScMp stats'.F8]" office:value-type="float" office:value="63.25" calcext:value-type="float">
            <text:p>63.25</text:p>
          </table:table-cell>
          <table:table-cell table:formula="of:=[$'ScMp stats'.G8]" office:value-type="float" office:value="35.1034" calcext:value-type="float">
            <text:p>35.1034</text:p>
          </table:table-cell>
          <table:table-cell table:formula="of:=[$'ScMp stats'.I8]" office:value-type="float" office:value="7196.28" calcext:value-type="float">
            <text:p>7196.28</text:p>
          </table:table-cell>
          <table:table-cell table:formula="of:=[$'ScMp stats'.J8]" office:value-type="float" office:value="85.345" calcext:value-type="float">
            <text:p>85.345</text:p>
          </table:table-cell>
          <table:table-cell table:formula="of:=[$'ScMp stats'.L8]" office:value-type="float" office:value="85.345" calcext:value-type="float">
            <text:p>85.345</text:p>
          </table:table-cell>
          <table:table-cell table:formula="of:=[$'ScMp stats'.M8]" office:value-type="float" office:value="89.6422" calcext:value-type="float">
            <text:p>89.6422</text:p>
          </table:table-cell>
          <table:table-cell table:formula="of:=[$'ScMp stats'.N8]" office:value-type="float" office:value="4.79372" calcext:value-type="float">
            <text:p>4.79372</text:p>
          </table:table-cell>
          <table:table-cell table:formula="of:=[$'McMp stats'.E8]" office:value-type="float" office:value="57.1983" calcext:value-type="float">
            <text:p>57.1983</text:p>
          </table:table-cell>
          <table:table-cell table:formula="of:=[$'McMp stats'.F8]" office:value-type="float" office:value="63.25" calcext:value-type="float">
            <text:p>63.25</text:p>
          </table:table-cell>
          <table:table-cell table:formula="of:=[$'McMp stats'.G8]" office:value-type="float" office:value="33.1706" calcext:value-type="float">
            <text:p>33.1706</text:p>
          </table:table-cell>
          <table:table-cell table:formula="of:=[$'McMp stats'.I8]" office:value-type="float" office:value="7191.97" calcext:value-type="float">
            <text:p>7191.97</text:p>
          </table:table-cell>
          <table:table-cell table:formula="of:=[$'McMp stats'.J8]" office:value-type="float" office:value="87.2778" calcext:value-type="float">
            <text:p>87.2778</text:p>
          </table:table-cell>
          <table:table-cell table:formula="of:=[$'McMp stats'.L8]" office:value-type="float" office:value="87.2778" calcext:value-type="float">
            <text:p>87.2778</text:p>
          </table:table-cell>
          <table:table-cell table:formula="of:=[$'McMp stats'.M8]" office:value-type="float" office:value="89.7698" calcext:value-type="float">
            <text:p>89.7698</text:p>
          </table:table-cell>
          <table:table-cell table:formula="of:=[$'McMp stats'.N8]" office:value-type="float" office:value="2.77599" calcext:value-type="float">
            <text:p>2.77599</text:p>
          </table:table-cell>
          <table:table-cell table:formula="of:=[$'PC Stats'.E8]" office:value-type="float" office:value="57.1983" calcext:value-type="float">
            <text:p>57.1983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10.6619" calcext:value-type="float">
            <text:p>10.6619</text:p>
          </table:table-cell>
          <table:table-cell table:formula="of:=[$'PC Stats'.I8]" office:value-type="float" office:value="7200.34" calcext:value-type="float">
            <text:p>7200.34</text:p>
          </table:table-cell>
          <table:table-cell table:formula="of:=[$'PC Stats'.J8]" office:value-type="float" office:value="46.5364" calcext:value-type="float">
            <text:p>46.5364</text:p>
          </table:table-cell>
          <table:table-cell table:formula="of:=[$'PC Stats'.L8]" office:value-type="float" office:value="46.5364" calcext:value-type="float">
            <text:p>46.5364</text:p>
          </table:table-cell>
          <table:table-cell table:formula="of:=[$'PC Stats'.M8]" office:value-type="float" office:value="82.4825" calcext:value-type="float">
            <text:p>82.4825</text:p>
          </table:table-cell>
          <table:table-cell table:formula="of:=[$'PC Stats'.N8]" office:value-type="float" office:value="43.5802" calcext:value-type="float">
            <text:p>43.5802</text:p>
          </table:table-cell>
          <table:table-cell table:formula="of:=[$'BL2 Stats'.E8]" office:value-type="float" office:value="57.1983" calcext:value-type="float">
            <text:p>57.1983</text:p>
          </table:table-cell>
          <table:table-cell table:formula="of:=[$'BL2 Stats'.F8]" office:value-type="float" office:value="66.6466" calcext:value-type="float">
            <text:p>66.6466</text:p>
          </table:table-cell>
          <table:table-cell table:formula="of:=[$'BL2 Stats'.G8]" office:value-type="float" office:value="30.4375" calcext:value-type="float">
            <text:p>30.4375</text:p>
          </table:table-cell>
          <table:table-cell table:formula="of:=[$'BL2 Stats'.I8]" office:value-type="float" office:value="7191.47" calcext:value-type="float">
            <text:p>7191.47</text:p>
          </table:table-cell>
          <table:table-cell table:formula="of:=[$'BL2 Stats'.J8]" office:value-type="float" office:value="93.4074" calcext:value-type="float">
            <text:p>93.4074</text:p>
          </table:table-cell>
          <table:table-cell table:formula="of:=[$'BL2 Stats'.L8]" office:value-type="float" office:value="93.4074" calcext:value-type="float">
            <text:p>93.4074</text:p>
          </table:table-cell>
          <table:table-cell table:formula="of:=[$'BL2 Stats'.M8]" office:value-type="float" office:value="94.7177" calcext:value-type="float">
            <text:p>94.7177</text:p>
          </table:table-cell>
          <table:table-cell table:formula="of:=[$'BL2 Stats'.N8]" office:value-type="float" office:value="1.38337" calcext:value-type="float">
            <text:p>1.38337</text:p>
          </table:table-cell>
          <table:table-cell table:formula="of:=[$'Bundle Stats'.E8]" office:value-type="float" office:value="57.1983" calcext:value-type="float">
            <text:p>57.1983</text:p>
          </table:table-cell>
          <table:table-cell table:formula="of:=[$'Bundle Stats'.F8]" office:value-type="float" office:value="54.3689" calcext:value-type="float">
            <text:p>54.3689</text:p>
          </table:table-cell>
          <table:table-cell table:formula="of:=[$'Bundle Stats'.G8]" office:value-type="float" office:value="45.6699" calcext:value-type="float">
            <text:p>45.6699</text:p>
          </table:table-cell>
          <table:table-cell table:formula="of:=[$'Bundle Stats'.I8]" office:value-type="float" office:value="0.33" calcext:value-type="float">
            <text:p>0.33</text:p>
          </table:table-cell>
          <table:table-cell table:formula="of:=[$'Bundle Stats'.J8]" office:value-type="float" office:value="65.8973" calcext:value-type="float">
            <text:p>65.8973</text:p>
          </table:table-cell>
          <table:table-cell table:formula="of:=[$'Bundle Stats'.L8]" office:value-type="float" office:value="65.8973" calcext:value-type="float">
            <text:p>65.8973</text:p>
          </table:table-cell>
          <table:table-cell table:formula="of:=[$'Bundle Stats'.M8]" office:value-type="float" office:value="65.8973" calcext:value-type="float">
            <text:p>65.8973</text:p>
          </table:table-cell>
          <table:table-cell table:formula="of:=[$'Bundle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7197.22" calcext:value-type="float">
            <text:p>7197.22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60.2598" calcext:value-type="float">
            <text:p>60.2598</text:p>
          </table:table-cell>
          <table:table-cell table:formula="of:=[$'ScSp stats'.N9]" office:value-type="float" office:value="5.86477" calcext:value-type="float">
            <text:p>5.86477</text:p>
          </table:table-cell>
          <table:table-cell table:formula="of:=[$'McSp stats'.E9]" office:value-type="float" office:value="50.1618" calcext:value-type="float">
            <text:p>50.1618</text:p>
          </table:table-cell>
          <table:table-cell table:formula="of:=[$'McSp stats'.F9]" office:value-type="float" office:value="43.0929" calcext:value-type="float">
            <text:p>43.0929</text:p>
          </table:table-cell>
          <table:table-cell table:formula="of:=[$'McSp stats'.G9]" office:value-type="float" office:value="36.7208" calcext:value-type="float">
            <text:p>36.7208</text:p>
          </table:table-cell>
          <table:table-cell table:formula="of:=[$'McSp stats'.I9]" office:value-type="float" office:value="7197.84" calcext:value-type="float">
            <text:p>7197.84</text:p>
          </table:table-cell>
          <table:table-cell table:formula="of:=[$'McSp stats'.J9]" office:value-type="float" office:value="56.5338" calcext:value-type="float">
            <text:p>56.5338</text:p>
          </table:table-cell>
          <table:table-cell table:formula="of:=[$'McSp stats'.L9]" office:value-type="float" office:value="56.5338" calcext:value-type="float">
            <text:p>56.5338</text:p>
          </table:table-cell>
          <table:table-cell table:formula="of:=[$'McSp stats'.M9]" office:value-type="float" office:value="59.2977" calcext:value-type="float">
            <text:p>59.2977</text:p>
          </table:table-cell>
          <table:table-cell table:formula="of:=[$'McSp stats'.N9]" office:value-type="float" office:value="4.66106" calcext:value-type="float">
            <text:p>4.66106</text:p>
          </table:table-cell>
          <table:table-cell table:formula="of:=[$'ScMp stats'.E9]" office:value-type="float" office:value="50.1618" calcext:value-type="float">
            <text:p>50.1618</text:p>
          </table:table-cell>
          <table:table-cell table:formula="of:=[$'ScMp stats'.F9]" office:value-type="float" office:value="51.0239" calcext:value-type="float">
            <text:p>51.0239</text:p>
          </table:table-cell>
          <table:table-cell table:formula="of:=[$'ScMp stats'.G9]" office:value-type="float" office:value="38.3936" calcext:value-type="float">
            <text:p>38.3936</text:p>
          </table:table-cell>
          <table:table-cell table:formula="of:=[$'ScMp stats'.I9]" office:value-type="float" office:value="7194.89" calcext:value-type="float">
            <text:p>7194.89</text:p>
          </table:table-cell>
          <table:table-cell table:formula="of:=[$'ScMp stats'.J9]" office:value-type="float" office:value="62.7921" calcext:value-type="float">
            <text:p>62.7921</text:p>
          </table:table-cell>
          <table:table-cell table:formula="of:=[$'ScMp stats'.L9]" office:value-type="float" office:value="62.7921" calcext:value-type="float">
            <text:p>62.7921</text:p>
          </table:table-cell>
          <table:table-cell table:formula="of:=[$'ScMp stats'.M9]" office:value-type="float" office:value="66.4493" calcext:value-type="float">
            <text:p>66.4493</text:p>
          </table:table-cell>
          <table:table-cell table:formula="of:=[$'ScMp stats'.N9]" office:value-type="float" office:value="5.50374" calcext:value-type="float">
            <text:p>5.50374</text:p>
          </table:table-cell>
          <table:table-cell table:formula="of:=[$'McMp stats'.E9]" office:value-type="float" office:value="50.1618" calcext:value-type="float">
            <text:p>50.1618</text:p>
          </table:table-cell>
          <table:table-cell table:formula="of:=[$'McMp stats'.F9]" office:value-type="float" office:value="51.0239" calcext:value-type="float">
            <text:p>51.0239</text:p>
          </table:table-cell>
          <table:table-cell table:formula="of:=[$'McMp stats'.G9]" office:value-type="float" office:value="38.2236" calcext:value-type="float">
            <text:p>38.2236</text:p>
          </table:table-cell>
          <table:table-cell table:formula="of:=[$'McMp stats'.I9]" office:value-type="float" office:value="7196.02" calcext:value-type="float">
            <text:p>7196.02</text:p>
          </table:table-cell>
          <table:table-cell table:formula="of:=[$'McMp stats'.J9]" office:value-type="float" office:value="62.9621" calcext:value-type="float">
            <text:p>62.9621</text:p>
          </table:table-cell>
          <table:table-cell table:formula="of:=[$'McMp stats'.L9]" office:value-type="float" office:value="62.9621" calcext:value-type="float">
            <text:p>62.9621</text:p>
          </table:table-cell>
          <table:table-cell table:formula="of:=[$'McMp stats'.M9]" office:value-type="float" office:value="66.5245" calcext:value-type="float">
            <text:p>66.5245</text:p>
          </table:table-cell>
          <table:table-cell table:formula="of:=[$'McMp stats'.N9]" office:value-type="float" office:value="5.35502" calcext:value-type="float">
            <text:p>5.35502</text:p>
          </table:table-cell>
          <table:table-cell table:formula="of:=[$'PC Stats'.E9]" office:value-type="float" office:value="50.1618" calcext:value-type="float">
            <text:p>50.1618</text:p>
          </table:table-cell>
          <table:table-cell table:formula="of:=[$'PC Stats'.F9]" office:value-type="float" office:value="43.0929" calcext:value-type="float">
            <text:p>43.0929</text:p>
          </table:table-cell>
          <table:table-cell table:formula="of:=[$'PC Stats'.G9]" office:value-type="float" office:value="38.8738" calcext:value-type="float">
            <text:p>38.8738</text:p>
          </table:table-cell>
          <table:table-cell table:formula="of:=[$'PC Stats'.I9]" office:value-type="float" office:value="7198.94" calcext:value-type="float">
            <text:p>7198.94</text:p>
          </table:table-cell>
          <table:table-cell table:formula="of:=[$'PC Stats'.J9]" office:value-type="float" office:value="54.3809" calcext:value-type="float">
            <text:p>54.3809</text:p>
          </table:table-cell>
          <table:table-cell table:formula="of:=[$'PC Stats'.L9]" office:value-type="float" office:value="54.3809" calcext:value-type="float">
            <text:p>54.3809</text:p>
          </table:table-cell>
          <table:table-cell table:formula="of:=[$'PC Stats'.M9]" office:value-type="float" office:value="58.2308" calcext:value-type="float">
            <text:p>58.2308</text:p>
          </table:table-cell>
          <table:table-cell table:formula="of:=[$'PC Stats'.N9]" office:value-type="float" office:value="6.61152" calcext:value-type="float">
            <text:p>6.61152</text:p>
          </table:table-cell>
          <table:table-cell table:formula="of:=[$'BL2 Stats'.E9]" office:value-type="float" office:value="50.1618" calcext:value-type="float">
            <text:p>50.1618</text:p>
          </table:table-cell>
          <table:table-cell table:formula="of:=[$'BL2 Stats'.F9]" office:value-type="float" office:value="51.0239" calcext:value-type="float">
            <text:p>51.0239</text:p>
          </table:table-cell>
          <table:table-cell table:formula="of:=[$'BL2 Stats'.G9]" office:value-type="float" office:value="40.5432" calcext:value-type="float">
            <text:p>40.5432</text:p>
          </table:table-cell>
          <table:table-cell table:formula="of:=[$'BL2 Stats'.I9]" office:value-type="float" office:value="7199.17" calcext:value-type="float">
            <text:p>7199.17</text:p>
          </table:table-cell>
          <table:table-cell table:formula="of:=[$'BL2 Stats'.J9]" office:value-type="float" office:value="60.6425" calcext:value-type="float">
            <text:p>60.6425</text:p>
          </table:table-cell>
          <table:table-cell table:formula="of:=[$'BL2 Stats'.L9]" office:value-type="float" office:value="60.6425" calcext:value-type="float">
            <text:p>60.6425</text:p>
          </table:table-cell>
          <table:table-cell table:formula="of:=[$'BL2 Stats'.M9]" office:value-type="float" office:value="65.7135" calcext:value-type="float">
            <text:p>65.7135</text:p>
          </table:table-cell>
          <table:table-cell table:formula="of:=[$'BL2 Stats'.N9]" office:value-type="float" office:value="7.71683" calcext:value-type="float">
            <text:p>7.71683</text:p>
          </table:table-cell>
          <table:table-cell table:formula="of:=[$'Bundle Stats'.E9]" office:value-type="float" office:value="50.1618" calcext:value-type="float">
            <text:p>50.1618</text:p>
          </table:table-cell>
          <table:table-cell table:formula="of:=[$'Bundle Stats'.F9]" office:value-type="float" office:value="43.0929" calcext:value-type="float">
            <text:p>43.0929</text:p>
          </table:table-cell>
          <table:table-cell table:formula="of:=[$'Bundle Stats'.G9]" office:value-type="float" office:value="36.5289" calcext:value-type="float">
            <text:p>36.5289</text:p>
          </table:table-cell>
          <table:table-cell table:formula="of:=[$'Bundle Stats'.I9]" office:value-type="float" office:value="0.44" calcext:value-type="float">
            <text:p>0.44</text:p>
          </table:table-cell>
          <table:table-cell table:formula="of:=[$'Bundle Stats'.J9]" office:value-type="float" office:value="56.7257" calcext:value-type="float">
            <text:p>56.7257</text:p>
          </table:table-cell>
          <table:table-cell table:formula="of:=[$'Bundle Stats'.L9]" office:value-type="float" office:value="56.7257" calcext:value-type="float">
            <text:p>56.7257</text:p>
          </table:table-cell>
          <table:table-cell table:formula="of:=[$'Bundle Stats'.M9]" office:value-type="float" office:value="56.7257" calcext:value-type="float">
            <text:p>56.7257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7059" calcext:value-type="float">
            <text:p>49.7059</text:p>
          </table:table-cell>
          <table:table-cell table:formula="of:=[$'ScSp stats'.I10]" office:value-type="float" office:value="7196.62" calcext:value-type="float">
            <text:p>7196.62</text:p>
          </table:table-cell>
          <table:table-cell table:formula="of:=[$'ScSp stats'.J10]" office:value-type="float" office:value="68.234" calcext:value-type="float">
            <text:p>68.234</text:p>
          </table:table-cell>
          <table:table-cell table:formula="of:=[$'ScSp stats'.L10]" office:value-type="float" office:value="68.234" calcext:value-type="float">
            <text:p>68.234</text:p>
          </table:table-cell>
          <table:table-cell table:formula="of:=[$'ScSp stats'.M10]" office:value-type="float" office:value="71.1143" calcext:value-type="float">
            <text:p>71.1143</text:p>
          </table:table-cell>
          <table:table-cell table:formula="of:=[$'ScSp stats'.N10]" office:value-type="float" office:value="4.05024" calcext:value-type="float">
            <text:p>4.05024</text:p>
          </table:table-cell>
          <table:table-cell table:formula="of:=[$'McSp stats'.E10]" office:value-type="float" office:value="50.9062" calcext:value-type="float">
            <text:p>50.9062</text:p>
          </table:table-cell>
          <table:table-cell table:formula="of:=[$'McSp stats'.F10]" office:value-type="float" office:value="67.0337" calcext:value-type="float">
            <text:p>67.0337</text:p>
          </table:table-cell>
          <table:table-cell table:formula="of:=[$'McSp stats'.G10]" office:value-type="float" office:value="49.1522" calcext:value-type="float">
            <text:p>49.1522</text:p>
          </table:table-cell>
          <table:table-cell table:formula="of:=[$'McSp stats'.I10]" office:value-type="float" office:value="7194.94" calcext:value-type="float">
            <text:p>7194.94</text:p>
          </table:table-cell>
          <table:table-cell table:formula="of:=[$'McSp stats'.J10]" office:value-type="float" office:value="68.7877" calcext:value-type="float">
            <text:p>68.7877</text:p>
          </table:table-cell>
          <table:table-cell table:formula="of:=[$'McSp stats'.L10]" office:value-type="float" office:value="68.7877" calcext:value-type="float">
            <text:p>68.7877</text:p>
          </table:table-cell>
          <table:table-cell table:formula="of:=[$'McSp stats'.M10]" office:value-type="float" office:value="71.3332" calcext:value-type="float">
            <text:p>71.3332</text:p>
          </table:table-cell>
          <table:table-cell table:formula="of:=[$'McSp stats'.N10]" office:value-type="float" office:value="3.56846" calcext:value-type="float">
            <text:p>3.56846</text:p>
          </table:table-cell>
          <table:table-cell table:formula="of:=[$'ScMp stats'.E10]" office:value-type="float" office:value="50.9062" calcext:value-type="float">
            <text:p>50.9062</text:p>
          </table:table-cell>
          <table:table-cell table:formula="of:=[$'ScMp stats'.F10]" office:value-type="float" office:value="74.9648" calcext:value-type="float">
            <text:p>74.9648</text:p>
          </table:table-cell>
          <table:table-cell table:formula="of:=[$'ScMp stats'.G10]" office:value-type="float" office:value="36.8577" calcext:value-type="float">
            <text:p>36.8577</text:p>
          </table:table-cell>
          <table:table-cell table:formula="of:=[$'ScMp stats'.I10]" office:value-type="float" office:value="7191.89" calcext:value-type="float">
            <text:p>7191.89</text:p>
          </table:table-cell>
          <table:table-cell table:formula="of:=[$'ScMp stats'.J10]" office:value-type="float" office:value="89.0132" calcext:value-type="float">
            <text:p>89.0132</text:p>
          </table:table-cell>
          <table:table-cell table:formula="of:=[$'ScMp stats'.L10]" office:value-type="float" office:value="89.0132" calcext:value-type="float">
            <text:p>89.0132</text:p>
          </table:table-cell>
          <table:table-cell table:formula="of:=[$'ScMp stats'.M10]" office:value-type="float" office:value="91.0076" calcext:value-type="float">
            <text:p>91.0076</text:p>
          </table:table-cell>
          <table:table-cell table:formula="of:=[$'ScMp stats'.N10]" office:value-type="float" office:value="2.19147" calcext:value-type="float">
            <text:p>2.19147</text:p>
          </table:table-cell>
          <table:table-cell table:formula="of:=[$'McMp stats'.E10]" office:value-type="float" office:value="50.9062" calcext:value-type="float">
            <text:p>50.9062</text:p>
          </table:table-cell>
          <table:table-cell table:formula="of:=[$'McMp stats'.F10]" office:value-type="float" office:value="74.9648" calcext:value-type="float">
            <text:p>74.9648</text:p>
          </table:table-cell>
          <table:table-cell table:formula="of:=[$'McMp stats'.G10]" office:value-type="float" office:value="36.7656" calcext:value-type="float">
            <text:p>36.7656</text:p>
          </table:table-cell>
          <table:table-cell table:formula="of:=[$'McMp stats'.I10]" office:value-type="float" office:value="7192.28" calcext:value-type="float">
            <text:p>7192.28</text:p>
          </table:table-cell>
          <table:table-cell table:formula="of:=[$'McMp stats'.J10]" office:value-type="float" office:value="89.1053" calcext:value-type="float">
            <text:p>89.1053</text:p>
          </table:table-cell>
          <table:table-cell table:formula="of:=[$'McMp stats'.L10]" office:value-type="float" office:value="89.1053" calcext:value-type="float">
            <text:p>89.1053</text:p>
          </table:table-cell>
          <table:table-cell table:formula="of:=[$'McMp stats'.M10]" office:value-type="float" office:value="91.196" calcext:value-type="float">
            <text:p>91.196</text:p>
          </table:table-cell>
          <table:table-cell table:formula="of:=[$'McMp stats'.N10]" office:value-type="float" office:value="2.29253" calcext:value-type="float">
            <text:p>2.29253</text:p>
          </table:table-cell>
          <table:table-cell table:formula="of:=[$'PC Stats'.E10]" office:value-type="float" office:value="50.9062" calcext:value-type="float">
            <text:p>50.9062</text:p>
          </table:table-cell>
          <table:table-cell table:formula="of:=[$'PC Stats'.F10]" office:value-type="float" office:value="74.9648" calcext:value-type="float">
            <text:p>74.9648</text:p>
          </table:table-cell>
          <table:table-cell table:formula="of:=[$'PC Stats'.G10]" office:value-type="float" office:value="47.9674" calcext:value-type="float">
            <text:p>47.9674</text:p>
          </table:table-cell>
          <table:table-cell table:formula="of:=[$'PC Stats'.I10]" office:value-type="float" office:value="7196" calcext:value-type="float">
            <text:p>7196</text:p>
          </table:table-cell>
          <table:table-cell table:formula="of:=[$'PC Stats'.J10]" office:value-type="float" office:value="77.9035" calcext:value-type="float">
            <text:p>77.9035</text:p>
          </table:table-cell>
          <table:table-cell table:formula="of:=[$'PC Stats'.L10]" office:value-type="float" office:value="77.9035" calcext:value-type="float">
            <text:p>77.9035</text:p>
          </table:table-cell>
          <table:table-cell table:formula="of:=[$'PC Stats'.M10]" office:value-type="float" office:value="79.4192" calcext:value-type="float">
            <text:p>79.4192</text:p>
          </table:table-cell>
          <table:table-cell table:formula="of:=[$'PC Stats'.N10]" office:value-type="float" office:value="1.90848" calcext:value-type="float">
            <text:p>1.90848</text:p>
          </table:table-cell>
          <table:table-cell table:formula="of:=[$'BL2 Stats'.E10]" office:value-type="float" office:value="50.9062" calcext:value-type="float">
            <text:p>50.9062</text:p>
          </table:table-cell>
          <table:table-cell table:formula="of:=[$'BL2 Stats'.F10]" office:value-type="float" office:value="74.9648" calcext:value-type="float">
            <text:p>74.9648</text:p>
          </table:table-cell>
          <table:table-cell table:formula="of:=[$'BL2 Stats'.G10]" office:value-type="float" office:value="41.9978" calcext:value-type="float">
            <text:p>41.9978</text:p>
          </table:table-cell>
          <table:table-cell table:formula="of:=[$'BL2 Stats'.I10]" office:value-type="float" office:value="7198.66" calcext:value-type="float">
            <text:p>7198.66</text:p>
          </table:table-cell>
          <table:table-cell table:formula="of:=[$'BL2 Stats'.J10]" office:value-type="float" office:value="83.8731" calcext:value-type="float">
            <text:p>83.8731</text:p>
          </table:table-cell>
          <table:table-cell table:formula="of:=[$'BL2 Stats'.L10]" office:value-type="float" office:value="83.8731" calcext:value-type="float">
            <text:p>83.8731</text:p>
          </table:table-cell>
          <table:table-cell table:formula="of:=[$'BL2 Stats'.M10]" office:value-type="float" office:value="86.3773" calcext:value-type="float">
            <text:p>86.3773</text:p>
          </table:table-cell>
          <table:table-cell table:formula="of:=[$'BL2 Stats'.N10]" office:value-type="float" office:value="2.89914" calcext:value-type="float">
            <text:p>2.89914</text:p>
          </table:table-cell>
          <table:table-cell table:formula="of:=[$'Bundle Stats'.E10]" office:value-type="float" office:value="50.9062" calcext:value-type="float">
            <text:p>50.9062</text:p>
          </table:table-cell>
          <table:table-cell table:formula="of:=[$'Bundle Stats'.F10]" office:value-type="float" office:value="67.0337" calcext:value-type="float">
            <text:p>67.0337</text:p>
          </table:table-cell>
          <table:table-cell table:formula="of:=[$'Bundle Stats'.G10]" office:value-type="float" office:value="49.0902" calcext:value-type="float">
            <text:p>49.0902</text:p>
          </table:table-cell>
          <table:table-cell table:formula="of:=[$'Bundle Stats'.I10]" office:value-type="float" office:value="0.3" calcext:value-type="float">
            <text:p>0.3</text:p>
          </table:table-cell>
          <table:table-cell table:formula="of:=[$'Bundle Stats'.J10]" office:value-type="float" office:value="68.8498" calcext:value-type="float">
            <text:p>68.8498</text:p>
          </table:table-cell>
          <table:table-cell table:formula="of:=[$'Bundle Stats'.L10]" office:value-type="float" office:value="68.8498" calcext:value-type="float">
            <text:p>68.8498</text:p>
          </table:table-cell>
          <table:table-cell table:formula="of:=[$'Bundle Stats'.M10]" office:value-type="float" office:value="68.8498" calcext:value-type="float">
            <text:p>68.8498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7196.89" calcext:value-type="float">
            <text:p>7196.89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8.0484" calcext:value-type="float">
            <text:p>68.0484</text:p>
          </table:table-cell>
          <table:table-cell table:formula="of:=[$'ScSp stats'.N11]" office:value-type="float" office:value="6.51477" calcext:value-type="float">
            <text:p>6.51477</text:p>
          </table:table-cell>
          <table:table-cell table:formula="of:=[$'McSp stats'.E11]" office:value-type="float" office:value="63.6195" calcext:value-type="float">
            <text:p>63.6195</text:p>
          </table:table-cell>
          <table:table-cell table:formula="of:=[$'McSp stats'.F11]" office:value-type="float" office:value="36.106" calcext:value-type="float">
            <text:p>36.106</text:p>
          </table:table-cell>
          <table:table-cell table:formula="of:=[$'McSp stats'.G11]" office:value-type="float" office:value="36.1359" calcext:value-type="float">
            <text:p>36.1359</text:p>
          </table:table-cell>
          <table:table-cell table:formula="of:=[$'McSp stats'.I11]" office:value-type="float" office:value="7195.6" calcext:value-type="float">
            <text:p>7195.6</text:p>
          </table:table-cell>
          <table:table-cell table:formula="of:=[$'McSp stats'.J11]" office:value-type="float" office:value="63.5895" calcext:value-type="float">
            <text:p>63.5895</text:p>
          </table:table-cell>
          <table:table-cell table:formula="of:=[$'McSp stats'.L11]" office:value-type="float" office:value="63.5895" calcext:value-type="float">
            <text:p>63.5895</text:p>
          </table:table-cell>
          <table:table-cell table:formula="of:=[$'McSp stats'.M11]" office:value-type="float" office:value="67.9587" calcext:value-type="float">
            <text:p>67.9587</text:p>
          </table:table-cell>
          <table:table-cell table:formula="of:=[$'McSp stats'.N11]" office:value-type="float" office:value="6.4292" calcext:value-type="float">
            <text:p>6.4292</text:p>
          </table:table-cell>
          <table:table-cell table:formula="of:=[$'ScMp stats'.E11]" office:value-type="float" office:value="63.6195" calcext:value-type="float">
            <text:p>63.6195</text:p>
          </table:table-cell>
          <table:table-cell table:formula="of:=[$'ScMp stats'.F11]" office:value-type="float" office:value="44.9871" calcext:value-type="float">
            <text:p>44.9871</text:p>
          </table:table-cell>
          <table:table-cell table:formula="of:=[$'ScMp stats'.G11]" office:value-type="float" office:value="38.1824" calcext:value-type="float">
            <text:p>38.1824</text:p>
          </table:table-cell>
          <table:table-cell table:formula="of:=[$'ScMp stats'.I11]" office:value-type="float" office:value="7192.82" calcext:value-type="float">
            <text:p>7192.82</text:p>
          </table:table-cell>
          <table:table-cell table:formula="of:=[$'ScMp stats'.J11]" office:value-type="float" office:value="70.4242" calcext:value-type="float">
            <text:p>70.4242</text:p>
          </table:table-cell>
          <table:table-cell table:formula="of:=[$'ScMp stats'.L11]" office:value-type="float" office:value="70.4242" calcext:value-type="float">
            <text:p>70.4242</text:p>
          </table:table-cell>
          <table:table-cell table:formula="of:=[$'ScMp stats'.M11]" office:value-type="float" office:value="75.1676" calcext:value-type="float">
            <text:p>75.1676</text:p>
          </table:table-cell>
          <table:table-cell table:formula="of:=[$'ScMp stats'.N11]" office:value-type="float" office:value="6.31043" calcext:value-type="float">
            <text:p>6.31043</text:p>
          </table:table-cell>
          <table:table-cell table:formula="of:=[$'McMp stats'.E11]" office:value-type="float" office:value="63.6195" calcext:value-type="float">
            <text:p>63.6195</text:p>
          </table:table-cell>
          <table:table-cell table:formula="of:=[$'McMp stats'.F11]" office:value-type="float" office:value="44.9871" calcext:value-type="float">
            <text:p>44.9871</text:p>
          </table:table-cell>
          <table:table-cell table:formula="of:=[$'McMp stats'.G11]" office:value-type="float" office:value="37.8439" calcext:value-type="float">
            <text:p>37.8439</text:p>
          </table:table-cell>
          <table:table-cell table:formula="of:=[$'McMp stats'.I11]" office:value-type="float" office:value="7193.14" calcext:value-type="float">
            <text:p>7193.14</text:p>
          </table:table-cell>
          <table:table-cell table:formula="of:=[$'McMp stats'.J11]" office:value-type="float" office:value="70.7627" calcext:value-type="float">
            <text:p>70.7627</text:p>
          </table:table-cell>
          <table:table-cell table:formula="of:=[$'McMp stats'.L11]" office:value-type="float" office:value="70.7627" calcext:value-type="float">
            <text:p>70.7627</text:p>
          </table:table-cell>
          <table:table-cell table:formula="of:=[$'McMp stats'.M11]" office:value-type="float" office:value="75.2375" calcext:value-type="float">
            <text:p>75.2375</text:p>
          </table:table-cell>
          <table:table-cell table:formula="of:=[$'McMp stats'.N11]" office:value-type="float" office:value="5.94757" calcext:value-type="float">
            <text:p>5.94757</text:p>
          </table:table-cell>
          <table:table-cell table:formula="of:=[$'PC Stats'.E11]" office:value-type="float" office:value="63.6195" calcext:value-type="float">
            <text:p>63.6195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28.1075" calcext:value-type="float">
            <text:p>28.1075</text:p>
          </table:table-cell>
          <table:table-cell table:formula="of:=[$'PC Stats'.I11]" office:value-type="float" office:value="7200.34" calcext:value-type="float">
            <text:p>7200.34</text:p>
          </table:table-cell>
          <table:table-cell table:formula="of:=[$'PC Stats'.J11]" office:value-type="float" office:value="35.5121" calcext:value-type="float">
            <text:p>35.5121</text:p>
          </table:table-cell>
          <table:table-cell table:formula="of:=[$'PC Stats'.L11]" office:value-type="float" office:value="35.5121" calcext:value-type="float">
            <text:p>35.5121</text:p>
          </table:table-cell>
          <table:table-cell table:formula="of:=[$'PC Stats'.M11]" office:value-type="float" office:value="65.8555" calcext:value-type="float">
            <text:p>65.8555</text:p>
          </table:table-cell>
          <table:table-cell table:formula="of:=[$'PC Stats'.N11]" office:value-type="float" office:value="46.0758" calcext:value-type="float">
            <text:p>46.0758</text:p>
          </table:table-cell>
          <table:table-cell table:formula="of:=[$'BL2 Stats'.E11]" office:value-type="float" office:value="63.6195" calcext:value-type="float">
            <text:p>63.6195</text:p>
          </table:table-cell>
          <table:table-cell table:formula="of:=[$'BL2 Stats'.F11]" office:value-type="float" office:value="44.9871" calcext:value-type="float">
            <text:p>44.9871</text:p>
          </table:table-cell>
          <table:table-cell table:formula="of:=[$'BL2 Stats'.G11]" office:value-type="float" office:value="36.773" calcext:value-type="float">
            <text:p>36.773</text:p>
          </table:table-cell>
          <table:table-cell table:formula="of:=[$'BL2 Stats'.I11]" office:value-type="float" office:value="7199.36" calcext:value-type="float">
            <text:p>7199.36</text:p>
          </table:table-cell>
          <table:table-cell table:formula="of:=[$'BL2 Stats'.J11]" office:value-type="float" office:value="71.8336" calcext:value-type="float">
            <text:p>71.8336</text:p>
          </table:table-cell>
          <table:table-cell table:formula="of:=[$'BL2 Stats'.L11]" office:value-type="float" office:value="71.8336" calcext:value-type="float">
            <text:p>71.8336</text:p>
          </table:table-cell>
          <table:table-cell table:formula="of:=[$'BL2 Stats'.M11]" office:value-type="float" office:value="75.2596" calcext:value-type="float">
            <text:p>75.2596</text:p>
          </table:table-cell>
          <table:table-cell table:formula="of:=[$'BL2 Stats'.N11]" office:value-type="float" office:value="4.55224" calcext:value-type="float">
            <text:p>4.55224</text:p>
          </table:table-cell>
          <table:table-cell table:formula="of:=[$'Bundle Stats'.E11]" office:value-type="float" office:value="63.6195" calcext:value-type="float">
            <text:p>63.6195</text:p>
          </table:table-cell>
          <table:table-cell table:formula="of:=[$'Bundle Stats'.F11]" office:value-type="float" office:value="36.106" calcext:value-type="float">
            <text:p>36.106</text:p>
          </table:table-cell>
          <table:table-cell table:formula="of:=[$'Bundle Stats'.G11]" office:value-type="float" office:value="36.1103" calcext:value-type="float">
            <text:p>36.1103</text:p>
          </table:table-cell>
          <table:table-cell table:formula="of:=[$'Bundle Stats'.I11]" office:value-type="float" office:value="0.94" calcext:value-type="float">
            <text:p>0.94</text:p>
          </table:table-cell>
          <table:table-cell table:formula="of:=[$'Bundle Stats'.J11]" office:value-type="float" office:value="63.6152" calcext:value-type="float">
            <text:p>63.6152</text:p>
          </table:table-cell>
          <table:table-cell table:formula="of:=[$'Bundle Stats'.L11]" office:value-type="float" office:value="63.6152" calcext:value-type="float">
            <text:p>63.6152</text:p>
          </table:table-cell>
          <table:table-cell table:formula="of:=[$'Bundle Stats'.M11]" office:value-type="float" office:value="63.6152" calcext:value-type="float">
            <text:p>63.6152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7.7137" calcext:value-type="float">
            <text:p>37.7137</text:p>
          </table:table-cell>
          <table:table-cell table:formula="of:=[$'ScSp stats'.G12]" office:value-type="float" office:value="34.2095" calcext:value-type="float">
            <text:p>34.2095</text:p>
          </table:table-cell>
          <table:table-cell table:formula="of:=[$'ScSp stats'.I12]" office:value-type="float" office:value="7198.44" calcext:value-type="float">
            <text:p>7198.44</text:p>
          </table:table-cell>
          <table:table-cell table:formula="of:=[$'ScSp stats'.J12]" office:value-type="float" office:value="62.2425" calcext:value-type="float">
            <text:p>62.2425</text:p>
          </table:table-cell>
          <table:table-cell table:formula="of:=[$'ScSp stats'.L12]" office:value-type="float" office:value="62.2425" calcext:value-type="float">
            <text:p>62.2425</text:p>
          </table:table-cell>
          <table:table-cell table:formula="of:=[$'ScSp stats'.M12]" office:value-type="float" office:value="66.3513" calcext:value-type="float">
            <text:p>66.3513</text:p>
          </table:table-cell>
          <table:table-cell table:formula="of:=[$'ScSp stats'.N12]" office:value-type="float" office:value="6.19249" calcext:value-type="float">
            <text:p>6.19249</text:p>
          </table:table-cell>
          <table:table-cell table:formula="of:=[$'McSp stats'.E12]" office:value-type="float" office:value="58.7383" calcext:value-type="float">
            <text:p>58.7383</text:p>
          </table:table-cell>
          <table:table-cell table:formula="of:=[$'McSp stats'.F12]" office:value-type="float" office:value="37.7137" calcext:value-type="float">
            <text:p>37.7137</text:p>
          </table:table-cell>
          <table:table-cell table:formula="of:=[$'McSp stats'.G12]" office:value-type="float" office:value="34.1708" calcext:value-type="float">
            <text:p>34.1708</text:p>
          </table:table-cell>
          <table:table-cell table:formula="of:=[$'McSp stats'.I12]" office:value-type="float" office:value="7194.91" calcext:value-type="float">
            <text:p>7194.91</text:p>
          </table:table-cell>
          <table:table-cell table:formula="of:=[$'McSp stats'.J12]" office:value-type="float" office:value="62.2812" calcext:value-type="float">
            <text:p>62.2812</text:p>
          </table:table-cell>
          <table:table-cell table:formula="of:=[$'McSp stats'.L12]" office:value-type="float" office:value="62.2812" calcext:value-type="float">
            <text:p>62.2812</text:p>
          </table:table-cell>
          <table:table-cell table:formula="of:=[$'McSp stats'.M12]" office:value-type="float" office:value="66.3055" calcext:value-type="float">
            <text:p>66.3055</text:p>
          </table:table-cell>
          <table:table-cell table:formula="of:=[$'McSp stats'.N12]" office:value-type="float" office:value="6.06933" calcext:value-type="float">
            <text:p>6.06933</text:p>
          </table:table-cell>
          <table:table-cell table:formula="of:=[$'ScMp stats'.E12]" office:value-type="float" office:value="58.7383" calcext:value-type="float">
            <text:p>58.7383</text:p>
          </table:table-cell>
          <table:table-cell table:formula="of:=[$'ScMp stats'.F12]" office:value-type="float" office:value="49.7134" calcext:value-type="float">
            <text:p>49.7134</text:p>
          </table:table-cell>
          <table:table-cell table:formula="of:=[$'ScMp stats'.G12]" office:value-type="float" office:value="31.6588" calcext:value-type="float">
            <text:p>31.6588</text:p>
          </table:table-cell>
          <table:table-cell table:formula="of:=[$'ScMp stats'.I12]" office:value-type="float" office:value="7194.1" calcext:value-type="float">
            <text:p>7194.1</text:p>
          </table:table-cell>
          <table:table-cell table:formula="of:=[$'ScMp stats'.J12]" office:value-type="float" office:value="76.7929" calcext:value-type="float">
            <text:p>76.7929</text:p>
          </table:table-cell>
          <table:table-cell table:formula="of:=[$'ScMp stats'.L12]" office:value-type="float" office:value="76.7929" calcext:value-type="float">
            <text:p>76.7929</text:p>
          </table:table-cell>
          <table:table-cell table:formula="of:=[$'ScMp stats'.M12]" office:value-type="float" office:value="86.2617" calcext:value-type="float">
            <text:p>86.2617</text:p>
          </table:table-cell>
          <table:table-cell table:formula="of:=[$'ScMp stats'.N12]" office:value-type="float" office:value="10.9768" calcext:value-type="float">
            <text:p>10.9768</text:p>
          </table:table-cell>
          <table:table-cell table:formula="of:=[$'McMp stats'.E12]" office:value-type="float" office:value="58.7383" calcext:value-type="float">
            <text:p>58.7383</text:p>
          </table:table-cell>
          <table:table-cell table:formula="of:=[$'McMp stats'.F12]" office:value-type="float" office:value="55.4399" calcext:value-type="float">
            <text:p>55.4399</text:p>
          </table:table-cell>
          <table:table-cell table:formula="of:=[$'McMp stats'.G12]" office:value-type="float" office:value="32.7415" calcext:value-type="float">
            <text:p>32.7415</text:p>
          </table:table-cell>
          <table:table-cell table:formula="of:=[$'McMp stats'.I12]" office:value-type="float" office:value="7195.33" calcext:value-type="float">
            <text:p>7195.33</text:p>
          </table:table-cell>
          <table:table-cell table:formula="of:=[$'McMp stats'.J12]" office:value-type="float" office:value="81.4367" calcext:value-type="float">
            <text:p>81.4367</text:p>
          </table:table-cell>
          <table:table-cell table:formula="of:=[$'McMp stats'.L12]" office:value-type="float" office:value="81.4367" calcext:value-type="float">
            <text:p>81.4367</text:p>
          </table:table-cell>
          <table:table-cell table:formula="of:=[$'McMp stats'.M12]" office:value-type="float" office:value="86.3939" calcext:value-type="float">
            <text:p>86.3939</text:p>
          </table:table-cell>
          <table:table-cell table:formula="of:=[$'McMp stats'.N12]" office:value-type="float" office:value="5.73791" calcext:value-type="float">
            <text:p>5.73791</text:p>
          </table:table-cell>
          <table:table-cell table:formula="of:=[$'PC Stats'.E12]" office:value-type="float" office:value="58.7383" calcext:value-type="float">
            <text:p>58.7383</text:p>
          </table:table-cell>
          <table:table-cell table:formula="of:=[$'PC Stats'.F12]" office:value-type="float" office:value="49.7134" calcext:value-type="float">
            <text:p>49.7134</text:p>
          </table:table-cell>
          <table:table-cell table:formula="of:=[$'PC Stats'.G12]" office:value-type="float" office:value="37.5606" calcext:value-type="float">
            <text:p>37.5606</text:p>
          </table:table-cell>
          <table:table-cell table:formula="of:=[$'PC Stats'.I12]" office:value-type="float" office:value="7191.63" calcext:value-type="float">
            <text:p>7191.63</text:p>
          </table:table-cell>
          <table:table-cell table:formula="of:=[$'PC Stats'.J12]" office:value-type="float" office:value="70.8911" calcext:value-type="float">
            <text:p>70.8911</text:p>
          </table:table-cell>
          <table:table-cell table:formula="of:=[$'PC Stats'.L12]" office:value-type="float" office:value="70.8911" calcext:value-type="float">
            <text:p>70.8911</text:p>
          </table:table-cell>
          <table:table-cell table:formula="of:=[$'PC Stats'.M12]" office:value-type="float" office:value="73.6234" calcext:value-type="float">
            <text:p>73.6234</text:p>
          </table:table-cell>
          <table:table-cell table:formula="of:=[$'PC Stats'.N12]" office:value-type="float" office:value="3.71118" calcext:value-type="float">
            <text:p>3.71118</text:p>
          </table:table-cell>
          <table:table-cell table:formula="of:=[$'BL2 Stats'.E12]" office:value-type="float" office:value="58.7383" calcext:value-type="float">
            <text:p>58.7383</text:p>
          </table:table-cell>
          <table:table-cell table:formula="of:=[$'BL2 Stats'.F12]" office:value-type="float" office:value="55.4399" calcext:value-type="float">
            <text:p>55.4399</text:p>
          </table:table-cell>
          <table:table-cell table:formula="of:=[$'BL2 Stats'.G12]" office:value-type="float" office:value="34.5501" calcext:value-type="float">
            <text:p>34.5501</text:p>
          </table:table-cell>
          <table:table-cell table:formula="of:=[$'BL2 Stats'.I12]" office:value-type="float" office:value="7189.7" calcext:value-type="float">
            <text:p>7189.7</text:p>
          </table:table-cell>
          <table:table-cell table:formula="of:=[$'BL2 Stats'.J12]" office:value-type="float" office:value="79.6281" calcext:value-type="float">
            <text:p>79.6281</text:p>
          </table:table-cell>
          <table:table-cell table:formula="of:=[$'BL2 Stats'.L12]" office:value-type="float" office:value="79.6281" calcext:value-type="float">
            <text:p>79.6281</text:p>
          </table:table-cell>
          <table:table-cell table:formula="of:=[$'BL2 Stats'.M12]" office:value-type="float" office:value="87.6989" calcext:value-type="float">
            <text:p>87.6989</text:p>
          </table:table-cell>
          <table:table-cell table:formula="of:=[$'BL2 Stats'.N12]" office:value-type="float" office:value="9.20285" calcext:value-type="float">
            <text:p>9.20285</text:p>
          </table:table-cell>
          <table:table-cell table:formula="of:=[$'Bundle Stats'.E12]" office:value-type="float" office:value="58.7383" calcext:value-type="float">
            <text:p>58.7383</text:p>
          </table:table-cell>
          <table:table-cell table:formula="of:=[$'Bundle Stats'.F12]" office:value-type="float" office:value="38.3992" calcext:value-type="float">
            <text:p>38.3992</text:p>
          </table:table-cell>
          <table:table-cell table:formula="of:=[$'Bundle Stats'.G12]" office:value-type="float" office:value="34.6577" calcext:value-type="float">
            <text:p>34.6577</text:p>
          </table:table-cell>
          <table:table-cell table:formula="of:=[$'Bundle Stats'.I12]" office:value-type="float" office:value="5.41" calcext:value-type="float">
            <text:p>5.41</text:p>
          </table:table-cell>
          <table:table-cell table:formula="of:=[$'Bundle Stats'.J12]" office:value-type="float" office:value="62.4798" calcext:value-type="float">
            <text:p>62.4798</text:p>
          </table:table-cell>
          <table:table-cell table:formula="of:=[$'Bundle Stats'.L12]" office:value-type="float" office:value="62.4798" calcext:value-type="float">
            <text:p>62.4798</text:p>
          </table:table-cell>
          <table:table-cell table:formula="of:=[$'Bundle Stats'.M12]" office:value-type="float" office:value="62.4798" calcext:value-type="float">
            <text:p>62.4798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6798.8" calcext:value-type="float">
            <text:p>6798.8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7035" calcext:value-type="float">
            <text:p>60.7035</text:p>
          </table:table-cell>
          <table:table-cell table:formula="of:=[$'ScSp stats'.N13]" office:value-type="float" office:value="0.0100488" calcext:value-type="float">
            <text:p>0.0100488</text:p>
          </table:table-cell>
          <table:table-cell table:formula="of:=[$'McSp stats'.E13]" office:value-type="float" office:value="39.8947" calcext:value-type="float">
            <text:p>39.8947</text:p>
          </table:table-cell>
          <table:table-cell table:formula="of:=[$'McSp stats'.F13]" office:value-type="float" office:value="43.7826" calcext:value-type="float">
            <text:p>43.7826</text:p>
          </table:table-cell>
          <table:table-cell table:formula="of:=[$'McSp stats'.G13]" office:value-type="float" office:value="22.98" calcext:value-type="float">
            <text:p>22.98</text:p>
          </table:table-cell>
          <table:table-cell table:formula="of:=[$'McSp stats'.I13]" office:value-type="float" office:value="7198.74" calcext:value-type="float">
            <text:p>7198.74</text:p>
          </table:table-cell>
          <table:table-cell table:formula="of:=[$'McSp stats'.J13]" office:value-type="float" office:value="60.6974" calcext:value-type="float">
            <text:p>60.6974</text:p>
          </table:table-cell>
          <table:table-cell table:formula="of:=[$'McSp stats'.L13]" office:value-type="float" office:value="60.6974" calcext:value-type="float">
            <text:p>60.6974</text:p>
          </table:table-cell>
          <table:table-cell table:formula="of:=[$'McSp stats'.M13]" office:value-type="float" office:value="61.1306" calcext:value-type="float">
            <text:p>61.1306</text:p>
          </table:table-cell>
          <table:table-cell table:formula="of:=[$'McSp stats'.N13]" office:value-type="float" office:value="0.708647" calcext:value-type="float">
            <text:p>0.708647</text:p>
          </table:table-cell>
          <table:table-cell table:formula="of:=[$'ScMp stats'.E13]" office:value-type="float" office:value="39.8947" calcext:value-type="float">
            <text:p>39.8947</text:p>
          </table:table-cell>
          <table:table-cell table:formula="of:=[$'ScMp stats'.F13]" office:value-type="float" office:value="59.9286" calcext:value-type="float">
            <text:p>59.9286</text:p>
          </table:table-cell>
          <table:table-cell table:formula="of:=[$'ScMp stats'.G13]" office:value-type="float" office:value="24.4022" calcext:value-type="float">
            <text:p>24.4022</text:p>
          </table:table-cell>
          <table:table-cell table:formula="of:=[$'ScMp stats'.I13]" office:value-type="float" office:value="7192.85" calcext:value-type="float">
            <text:p>7192.85</text:p>
          </table:table-cell>
          <table:table-cell table:formula="of:=[$'ScMp stats'.J13]" office:value-type="float" office:value="75.4211" calcext:value-type="float">
            <text:p>75.4211</text:p>
          </table:table-cell>
          <table:table-cell table:formula="of:=[$'ScMp stats'.L13]" office:value-type="float" office:value="75.4211" calcext:value-type="float">
            <text:p>75.4211</text:p>
          </table:table-cell>
          <table:table-cell table:formula="of:=[$'ScMp stats'.M13]" office:value-type="float" office:value="79.4562" calcext:value-type="float">
            <text:p>79.4562</text:p>
          </table:table-cell>
          <table:table-cell table:formula="of:=[$'ScMp stats'.N13]" office:value-type="float" office:value="5.0784" calcext:value-type="float">
            <text:p>5.0784</text:p>
          </table:table-cell>
          <table:table-cell table:formula="of:=[$'McMp stats'.E13]" office:value-type="float" office:value="39.8947" calcext:value-type="float">
            <text:p>39.8947</text:p>
          </table:table-cell>
          <table:table-cell table:formula="of:=[$'McMp stats'.F13]" office:value-type="float" office:value="59.9286" calcext:value-type="float">
            <text:p>59.9286</text:p>
          </table:table-cell>
          <table:table-cell table:formula="of:=[$'McMp stats'.G13]" office:value-type="float" office:value="25.2826" calcext:value-type="float">
            <text:p>25.2826</text:p>
          </table:table-cell>
          <table:table-cell table:formula="of:=[$'McMp stats'.I13]" office:value-type="float" office:value="7194.65" calcext:value-type="float">
            <text:p>7194.65</text:p>
          </table:table-cell>
          <table:table-cell table:formula="of:=[$'McMp stats'.J13]" office:value-type="float" office:value="74.5407" calcext:value-type="float">
            <text:p>74.5407</text:p>
          </table:table-cell>
          <table:table-cell table:formula="of:=[$'McMp stats'.L13]" office:value-type="float" office:value="74.5407" calcext:value-type="float">
            <text:p>74.5407</text:p>
          </table:table-cell>
          <table:table-cell table:formula="of:=[$'McMp stats'.M13]" office:value-type="float" office:value="79.2568" calcext:value-type="float">
            <text:p>79.2568</text:p>
          </table:table-cell>
          <table:table-cell table:formula="of:=[$'McMp stats'.N13]" office:value-type="float" office:value="5.9504" calcext:value-type="float">
            <text:p>5.9504</text:p>
          </table:table-cell>
          <table:table-cell table:formula="of:=[$'PC Stats'.E13]" office:value-type="float" office:value="39.8947" calcext:value-type="float">
            <text:p>39.8947</text:p>
          </table:table-cell>
          <table:table-cell table:formula="of:=[$'PC Stats'.F13]" office:value-type="float" office:value="59.9286" calcext:value-type="float">
            <text:p>59.9286</text:p>
          </table:table-cell>
          <table:table-cell table:formula="of:=[$'PC Stats'.G13]" office:value-type="float" office:value="23.6186" calcext:value-type="float">
            <text:p>23.6186</text:p>
          </table:table-cell>
          <table:table-cell table:formula="of:=[$'PC Stats'.I13]" office:value-type="float" office:value="1309.13" calcext:value-type="float">
            <text:p>1309.13</text:p>
          </table:table-cell>
          <table:table-cell table:formula="of:=[$'PC Stats'.J13]" office:value-type="float" office:value="76.2047" calcext:value-type="float">
            <text:p>76.2047</text:p>
          </table:table-cell>
          <table:table-cell table:formula="of:=[$'PC Stats'.L13]" office:value-type="float" office:value="76.2047" calcext:value-type="float">
            <text:p>76.2047</text:p>
          </table:table-cell>
          <table:table-cell table:formula="of:=[$'PC Stats'.M13]" office:value-type="float" office:value="76.2123" calcext:value-type="float">
            <text:p>76.2123</text:p>
          </table:table-cell>
          <table:table-cell table:formula="of:=[$'PC Stats'.N13]" office:value-type="float" office:value="0.00997214" calcext:value-type="float">
            <text:p>0.00997214</text:p>
          </table:table-cell>
          <table:table-cell table:formula="of:=[$'BL2 Stats'.E13]" office:value-type="float" office:value="39.8947" calcext:value-type="float">
            <text:p>39.8947</text:p>
          </table:table-cell>
          <table:table-cell table:formula="of:=[$'BL2 Stats'.F13]" office:value-type="float" office:value="59.9286" calcext:value-type="float">
            <text:p>59.9286</text:p>
          </table:table-cell>
          <table:table-cell table:formula="of:=[$'BL2 Stats'.G13]" office:value-type="float" office:value="20.925" calcext:value-type="float">
            <text:p>20.925</text:p>
          </table:table-cell>
          <table:table-cell table:formula="of:=[$'BL2 Stats'.I13]" office:value-type="float" office:value="7192.43" calcext:value-type="float">
            <text:p>7192.43</text:p>
          </table:table-cell>
          <table:table-cell table:formula="of:=[$'BL2 Stats'.J13]" office:value-type="float" office:value="78.8983" calcext:value-type="float">
            <text:p>78.8983</text:p>
          </table:table-cell>
          <table:table-cell table:formula="of:=[$'BL2 Stats'.L13]" office:value-type="float" office:value="78.8983" calcext:value-type="float">
            <text:p>78.8983</text:p>
          </table:table-cell>
          <table:table-cell table:formula="of:=[$'BL2 Stats'.M13]" office:value-type="float" office:value="82.0968" calcext:value-type="float">
            <text:p>82.0968</text:p>
          </table:table-cell>
          <table:table-cell table:formula="of:=[$'BL2 Stats'.N13]" office:value-type="float" office:value="3.89601" calcext:value-type="float">
            <text:p>3.89601</text:p>
          </table:table-cell>
          <table:table-cell table:formula="of:=[$'Bundle Stats'.E13]" office:value-type="float" office:value="39.8947" calcext:value-type="float">
            <text:p>39.8947</text:p>
          </table:table-cell>
          <table:table-cell table:formula="of:=[$'Bundle Stats'.F13]" office:value-type="float" office:value="43.7826" calcext:value-type="float">
            <text:p>43.7826</text:p>
          </table:table-cell>
          <table:table-cell table:formula="of:=[$'Bundle Stats'.G13]" office:value-type="float" office:value="22.98" calcext:value-type="float">
            <text:p>22.98</text:p>
          </table:table-cell>
          <table:table-cell table:formula="of:=[$'Bundle Stats'.I13]" office:value-type="float" office:value="3.21" calcext:value-type="float">
            <text:p>3.21</text:p>
          </table:table-cell>
          <table:table-cell table:formula="of:=[$'Bundle Stats'.J13]" office:value-type="float" office:value="60.6974" calcext:value-type="float">
            <text:p>60.6974</text:p>
          </table:table-cell>
          <table:table-cell table:formula="of:=[$'Bundle Stats'.L13]" office:value-type="float" office:value="60.6974" calcext:value-type="float">
            <text:p>60.6974</text:p>
          </table:table-cell>
          <table:table-cell table:formula="of:=[$'Bundle Stats'.M13]" office:value-type="float" office:value="60.6974" calcext:value-type="float">
            <text:p>60.6974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7194.96" calcext:value-type="float">
            <text:p>7194.9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60.3515" calcext:value-type="float">
            <text:p>60.3515</text:p>
          </table:table-cell>
          <table:table-cell table:formula="of:=[$'ScSp stats'.N14]" office:value-type="float" office:value="6.75112" calcext:value-type="float">
            <text:p>6.75112</text:p>
          </table:table-cell>
          <table:table-cell table:formula="of:=[$'McSp stats'.E14]" office:value-type="float" office:value="38.5608" calcext:value-type="float">
            <text:p>38.5608</text:p>
          </table:table-cell>
          <table:table-cell table:formula="of:=[$'McSp stats'.F14]" office:value-type="float" office:value="53.321" calcext:value-type="float">
            <text:p>53.321</text:p>
          </table:table-cell>
          <table:table-cell table:formula="of:=[$'McSp stats'.G14]" office:value-type="float" office:value="35.6047" calcext:value-type="float">
            <text:p>35.6047</text:p>
          </table:table-cell>
          <table:table-cell table:formula="of:=[$'McSp stats'.I14]" office:value-type="float" office:value="7196.3" calcext:value-type="float">
            <text:p>7196.3</text:p>
          </table:table-cell>
          <table:table-cell table:formula="of:=[$'McSp stats'.J14]" office:value-type="float" office:value="56.2771" calcext:value-type="float">
            <text:p>56.2771</text:p>
          </table:table-cell>
          <table:table-cell table:formula="of:=[$'McSp stats'.L14]" office:value-type="float" office:value="56.2771" calcext:value-type="float">
            <text:p>56.2771</text:p>
          </table:table-cell>
          <table:table-cell table:formula="of:=[$'McSp stats'.M14]" office:value-type="float" office:value="60.5785" calcext:value-type="float">
            <text:p>60.5785</text:p>
          </table:table-cell>
          <table:table-cell table:formula="of:=[$'McSp stats'.N14]" office:value-type="float" office:value="7.10054" calcext:value-type="float">
            <text:p>7.10054</text:p>
          </table:table-cell>
          <table:table-cell table:formula="of:=[$'ScMp stats'.E14]" office:value-type="float" office:value="38.5608" calcext:value-type="float">
            <text:p>38.5608</text:p>
          </table:table-cell>
          <table:table-cell table:formula="of:=[$'ScMp stats'.F14]" office:value-type="float" office:value="65.8364" calcext:value-type="float">
            <text:p>65.8364</text:p>
          </table:table-cell>
          <table:table-cell table:formula="of:=[$'ScMp stats'.G14]" office:value-type="float" office:value="36.3183" calcext:value-type="float">
            <text:p>36.3183</text:p>
          </table:table-cell>
          <table:table-cell table:formula="of:=[$'ScMp stats'.I14]" office:value-type="float" office:value="7197.07" calcext:value-type="float">
            <text:p>7197.07</text:p>
          </table:table-cell>
          <table:table-cell table:formula="of:=[$'ScMp stats'.J14]" office:value-type="float" office:value="68.0789" calcext:value-type="float">
            <text:p>68.0789</text:p>
          </table:table-cell>
          <table:table-cell table:formula="of:=[$'ScMp stats'.L14]" office:value-type="float" office:value="68.0789" calcext:value-type="float">
            <text:p>68.0789</text:p>
          </table:table-cell>
          <table:table-cell table:formula="of:=[$'ScMp stats'.M14]" office:value-type="float" office:value="73.3552" calcext:value-type="float">
            <text:p>73.3552</text:p>
          </table:table-cell>
          <table:table-cell table:formula="of:=[$'ScMp stats'.N14]" office:value-type="float" office:value="7.19281" calcext:value-type="float">
            <text:p>7.19281</text:p>
          </table:table-cell>
          <table:table-cell table:formula="of:=[$'McMp stats'.E14]" office:value-type="float" office:value="38.5608" calcext:value-type="float">
            <text:p>38.5608</text:p>
          </table:table-cell>
          <table:table-cell table:formula="of:=[$'McMp stats'.F14]" office:value-type="float" office:value="65.8364" calcext:value-type="float">
            <text:p>65.8364</text:p>
          </table:table-cell>
          <table:table-cell table:formula="of:=[$'McMp stats'.G14]" office:value-type="float" office:value="36.4594" calcext:value-type="float">
            <text:p>36.4594</text:p>
          </table:table-cell>
          <table:table-cell table:formula="of:=[$'McMp stats'.I14]" office:value-type="float" office:value="7192.46" calcext:value-type="float">
            <text:p>7192.46</text:p>
          </table:table-cell>
          <table:table-cell table:formula="of:=[$'McMp stats'.J14]" office:value-type="float" office:value="67.9378" calcext:value-type="float">
            <text:p>67.9378</text:p>
          </table:table-cell>
          <table:table-cell table:formula="of:=[$'McMp stats'.L14]" office:value-type="float" office:value="67.9378" calcext:value-type="float">
            <text:p>67.9378</text:p>
          </table:table-cell>
          <table:table-cell table:formula="of:=[$'McMp stats'.M14]" office:value-type="float" office:value="73.1886" calcext:value-type="float">
            <text:p>73.1886</text:p>
          </table:table-cell>
          <table:table-cell table:formula="of:=[$'McMp stats'.N14]" office:value-type="float" office:value="7.17434" calcext:value-type="float">
            <text:p>7.17434</text:p>
          </table:table-cell>
          <table:table-cell table:formula="of:=[$'PC Stats'.E14]" office:value-type="float" office:value="38.5608" calcext:value-type="float">
            <text:p>38.5608</text:p>
          </table:table-cell>
          <table:table-cell table:formula="of:=[$'PC Stats'.F14]" office:value-type="float" office:value="65.8364" calcext:value-type="float">
            <text:p>65.8364</text:p>
          </table:table-cell>
          <table:table-cell table:formula="of:=[$'PC Stats'.G14]" office:value-type="float" office:value="38.0703" calcext:value-type="float">
            <text:p>38.0703</text:p>
          </table:table-cell>
          <table:table-cell table:formula="of:=[$'PC Stats'.I14]" office:value-type="float" office:value="7193.95" calcext:value-type="float">
            <text:p>7193.95</text:p>
          </table:table-cell>
          <table:table-cell table:formula="of:=[$'PC Stats'.J14]" office:value-type="float" office:value="66.3269" calcext:value-type="float">
            <text:p>66.3269</text:p>
          </table:table-cell>
          <table:table-cell table:formula="of:=[$'PC Stats'.L14]" office:value-type="float" office:value="66.3269" calcext:value-type="float">
            <text:p>66.3269</text:p>
          </table:table-cell>
          <table:table-cell table:formula="of:=[$'PC Stats'.M14]" office:value-type="float" office:value="68.2421" calcext:value-type="float">
            <text:p>68.2421</text:p>
          </table:table-cell>
          <table:table-cell table:formula="of:=[$'PC Stats'.N14]" office:value-type="float" office:value="2.80648" calcext:value-type="float">
            <text:p>2.80648</text:p>
          </table:table-cell>
          <table:table-cell table:formula="of:=[$'BL2 Stats'.E14]" office:value-type="float" office:value="38.5608" calcext:value-type="float">
            <text:p>38.5608</text:p>
          </table:table-cell>
          <table:table-cell table:formula="of:=[$'BL2 Stats'.F14]" office:value-type="float" office:value="65.8364" calcext:value-type="float">
            <text:p>65.8364</text:p>
          </table:table-cell>
          <table:table-cell table:formula="of:=[$'BL2 Stats'.G14]" office:value-type="float" office:value="33.8865" calcext:value-type="float">
            <text:p>33.8865</text:p>
          </table:table-cell>
          <table:table-cell table:formula="of:=[$'BL2 Stats'.I14]" office:value-type="float" office:value="7191.33" calcext:value-type="float">
            <text:p>7191.33</text:p>
          </table:table-cell>
          <table:table-cell table:formula="of:=[$'BL2 Stats'.J14]" office:value-type="float" office:value="70.5107" calcext:value-type="float">
            <text:p>70.5107</text:p>
          </table:table-cell>
          <table:table-cell table:formula="of:=[$'BL2 Stats'.L14]" office:value-type="float" office:value="70.5107" calcext:value-type="float">
            <text:p>70.5107</text:p>
          </table:table-cell>
          <table:table-cell table:formula="of:=[$'BL2 Stats'.M14]" office:value-type="float" office:value="76.6695" calcext:value-type="float">
            <text:p>76.6695</text:p>
          </table:table-cell>
          <table:table-cell table:formula="of:=[$'BL2 Stats'.N14]" office:value-type="float" office:value="8.03292" calcext:value-type="float">
            <text:p>8.03292</text:p>
          </table:table-cell>
          <table:table-cell table:formula="of:=[$'Bundle Stats'.E14]" office:value-type="float" office:value="38.5608" calcext:value-type="float">
            <text:p>38.5608</text:p>
          </table:table-cell>
          <table:table-cell table:formula="of:=[$'Bundle Stats'.F14]" office:value-type="float" office:value="53.321" calcext:value-type="float">
            <text:p>53.321</text:p>
          </table:table-cell>
          <table:table-cell table:formula="of:=[$'Bundle Stats'.G14]" office:value-type="float" office:value="35.6047" calcext:value-type="float">
            <text:p>35.6047</text:p>
          </table:table-cell>
          <table:table-cell table:formula="of:=[$'Bundle Stats'.I14]" office:value-type="float" office:value="0.66" calcext:value-type="float">
            <text:p>0.66</text:p>
          </table:table-cell>
          <table:table-cell table:formula="of:=[$'Bundle Stats'.J14]" office:value-type="float" office:value="56.2771" calcext:value-type="float">
            <text:p>56.2771</text:p>
          </table:table-cell>
          <table:table-cell table:formula="of:=[$'Bundle Stats'.L14]" office:value-type="float" office:value="56.2771" calcext:value-type="float">
            <text:p>56.2771</text:p>
          </table:table-cell>
          <table:table-cell table:formula="of:=[$'Bundle Stats'.M14]" office:value-type="float" office:value="56.2771" calcext:value-type="float">
            <text:p>56.2771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7.5366" calcext:value-type="float">
            <text:p>47.5366</text:p>
          </table:table-cell>
          <table:table-cell table:formula="of:=[$'ScSp stats'.G15]" office:value-type="float" office:value="36.6189" calcext:value-type="float">
            <text:p>36.6189</text:p>
          </table:table-cell>
          <table:table-cell table:formula="of:=[$'ScSp stats'.I15]" office:value-type="float" office:value="7194.72" calcext:value-type="float">
            <text:p>7194.72</text:p>
          </table:table-cell>
          <table:table-cell table:formula="of:=[$'ScSp stats'.J15]" office:value-type="float" office:value="47.5053" calcext:value-type="float">
            <text:p>47.5053</text:p>
          </table:table-cell>
          <table:table-cell table:formula="of:=[$'ScSp stats'.L15]" office:value-type="float" office:value="47.5053" calcext:value-type="float">
            <text:p>47.5053</text:p>
          </table:table-cell>
          <table:table-cell table:formula="of:=[$'ScSp stats'.M15]" office:value-type="float" office:value="55.8716" calcext:value-type="float">
            <text:p>55.8716</text:p>
          </table:table-cell>
          <table:table-cell table:formula="of:=[$'ScSp stats'.N15]" office:value-type="float" office:value="14.9742" calcext:value-type="float">
            <text:p>14.9742</text:p>
          </table:table-cell>
          <table:table-cell table:formula="of:=[$'McSp stats'.E15]" office:value-type="float" office:value="36.5876" calcext:value-type="float">
            <text:p>36.5876</text:p>
          </table:table-cell>
          <table:table-cell table:formula="of:=[$'McSp stats'.F15]" office:value-type="float" office:value="51.96" calcext:value-type="float">
            <text:p>51.96</text:p>
          </table:table-cell>
          <table:table-cell table:formula="of:=[$'McSp stats'.G15]" office:value-type="float" office:value="38.016" calcext:value-type="float">
            <text:p>38.016</text:p>
          </table:table-cell>
          <table:table-cell table:formula="of:=[$'McSp stats'.I15]" office:value-type="float" office:value="7195.56" calcext:value-type="float">
            <text:p>7195.56</text:p>
          </table:table-cell>
          <table:table-cell table:formula="of:=[$'McSp stats'.J15]" office:value-type="float" office:value="50.5317" calcext:value-type="float">
            <text:p>50.5317</text:p>
          </table:table-cell>
          <table:table-cell table:formula="of:=[$'McSp stats'.L15]" office:value-type="float" office:value="50.5317" calcext:value-type="float">
            <text:p>50.5317</text:p>
          </table:table-cell>
          <table:table-cell table:formula="of:=[$'McSp stats'.M15]" office:value-type="float" office:value="56.0412" calcext:value-type="float">
            <text:p>56.0412</text:p>
          </table:table-cell>
          <table:table-cell table:formula="of:=[$'McSp stats'.N15]" office:value-type="float" office:value="9.83116" calcext:value-type="float">
            <text:p>9.83116</text:p>
          </table:table-cell>
          <table:table-cell table:formula="of:=[$'ScMp stats'.E15]" office:value-type="float" office:value="36.5876" calcext:value-type="float">
            <text:p>36.5876</text:p>
          </table:table-cell>
          <table:table-cell table:formula="of:=[$'ScMp stats'.F15]" office:value-type="float" office:value="69.6386" calcext:value-type="float">
            <text:p>69.6386</text:p>
          </table:table-cell>
          <table:table-cell table:formula="of:=[$'ScMp stats'.G15]" office:value-type="float" office:value="40.8253" calcext:value-type="float">
            <text:p>40.8253</text:p>
          </table:table-cell>
          <table:table-cell table:formula="of:=[$'ScMp stats'.I15]" office:value-type="float" office:value="7194.14" calcext:value-type="float">
            <text:p>7194.14</text:p>
          </table:table-cell>
          <table:table-cell table:formula="of:=[$'ScMp stats'.J15]" office:value-type="float" office:value="65.4009" calcext:value-type="float">
            <text:p>65.4009</text:p>
          </table:table-cell>
          <table:table-cell table:formula="of:=[$'ScMp stats'.L15]" office:value-type="float" office:value="65.4009" calcext:value-type="float">
            <text:p>65.4009</text:p>
          </table:table-cell>
          <table:table-cell table:formula="of:=[$'ScMp stats'.M15]" office:value-type="float" office:value="72.2358" calcext:value-type="float">
            <text:p>72.2358</text:p>
          </table:table-cell>
          <table:table-cell table:formula="of:=[$'ScMp stats'.N15]" office:value-type="float" office:value="9.46193" calcext:value-type="float">
            <text:p>9.46193</text:p>
          </table:table-cell>
          <table:table-cell table:formula="of:=[$'McMp stats'.E15]" office:value-type="float" office:value="36.5876" calcext:value-type="float">
            <text:p>36.5876</text:p>
          </table:table-cell>
          <table:table-cell table:formula="of:=[$'McMp stats'.F15]" office:value-type="float" office:value="69.6386" calcext:value-type="float">
            <text:p>69.6386</text:p>
          </table:table-cell>
          <table:table-cell table:formula="of:=[$'McMp stats'.G15]" office:value-type="float" office:value="40.3157" calcext:value-type="float">
            <text:p>40.3157</text:p>
          </table:table-cell>
          <table:table-cell table:formula="of:=[$'McMp stats'.I15]" office:value-type="float" office:value="7196.49" calcext:value-type="float">
            <text:p>7196.49</text:p>
          </table:table-cell>
          <table:table-cell table:formula="of:=[$'McMp stats'.J15]" office:value-type="float" office:value="65.9105" calcext:value-type="float">
            <text:p>65.9105</text:p>
          </table:table-cell>
          <table:table-cell table:formula="of:=[$'McMp stats'.L15]" office:value-type="float" office:value="65.9105" calcext:value-type="float">
            <text:p>65.9105</text:p>
          </table:table-cell>
          <table:table-cell table:formula="of:=[$'McMp stats'.M15]" office:value-type="float" office:value="72.1498" calcext:value-type="float">
            <text:p>72.1498</text:p>
          </table:table-cell>
          <table:table-cell table:formula="of:=[$'McMp stats'.N15]" office:value-type="float" office:value="8.6477" calcext:value-type="float">
            <text:p>8.6477</text:p>
          </table:table-cell>
          <table:table-cell table:formula="of:=[$'PC Stats'.E15]" office:value-type="float" office:value="36.5876" calcext:value-type="float">
            <text:p>36.5876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11.8896" calcext:value-type="float">
            <text:p>11.8896</text:p>
          </table:table-cell>
          <table:table-cell table:formula="of:=[$'PC Stats'.I15]" office:value-type="float" office:value="7189.99" calcext:value-type="float">
            <text:p>7189.99</text:p>
          </table:table-cell>
          <table:table-cell table:formula="of:=[$'PC Stats'.J15]" office:value-type="float" office:value="24.6981" calcext:value-type="float">
            <text:p>24.6981</text:p>
          </table:table-cell>
          <table:table-cell table:formula="of:=[$'PC Stats'.L15]" office:value-type="float" office:value="24.6981" calcext:value-type="float">
            <text:p>24.6981</text:p>
          </table:table-cell>
          <table:table-cell table:formula="of:=[$'PC Stats'.M15]" office:value-type="float" office:value="65.7253" calcext:value-type="float">
            <text:p>65.7253</text:p>
          </table:table-cell>
          <table:table-cell table:formula="of:=[$'PC Stats'.N15]" office:value-type="float" office:value="62.4223" calcext:value-type="float">
            <text:p>62.4223</text:p>
          </table:table-cell>
          <table:table-cell table:formula="of:=[$'BL2 Stats'.E15]" office:value-type="float" office:value="36.5876" calcext:value-type="float">
            <text:p>36.5876</text:p>
          </table:table-cell>
          <table:table-cell table:formula="of:=[$'BL2 Stats'.F15]" office:value-type="float" office:value="69.6386" calcext:value-type="float">
            <text:p>69.6386</text:p>
          </table:table-cell>
          <table:table-cell table:formula="of:=[$'BL2 Stats'.G15]" office:value-type="float" office:value="37.31" calcext:value-type="float">
            <text:p>37.31</text:p>
          </table:table-cell>
          <table:table-cell table:formula="of:=[$'BL2 Stats'.I15]" office:value-type="float" office:value="7198" calcext:value-type="float">
            <text:p>7198</text:p>
          </table:table-cell>
          <table:table-cell table:formula="of:=[$'BL2 Stats'.J15]" office:value-type="float" office:value="68.9163" calcext:value-type="float">
            <text:p>68.9163</text:p>
          </table:table-cell>
          <table:table-cell table:formula="of:=[$'BL2 Stats'.L15]" office:value-type="float" office:value="68.9163" calcext:value-type="float">
            <text:p>68.9163</text:p>
          </table:table-cell>
          <table:table-cell table:formula="of:=[$'BL2 Stats'.M15]" office:value-type="float" office:value="73.8669" calcext:value-type="float">
            <text:p>73.8669</text:p>
          </table:table-cell>
          <table:table-cell table:formula="of:=[$'BL2 Stats'.N15]" office:value-type="float" office:value="6.70205" calcext:value-type="float">
            <text:p>6.70205</text:p>
          </table:table-cell>
          <table:table-cell table:formula="of:=[$'Bundle Stats'.E15]" office:value-type="float" office:value="36.5876" calcext:value-type="float">
            <text:p>36.5876</text:p>
          </table:table-cell>
          <table:table-cell table:formula="of:=[$'Bundle Stats'.F15]" office:value-type="float" office:value="49.22" calcext:value-type="float">
            <text:p>49.22</text:p>
          </table:table-cell>
          <table:table-cell table:formula="of:=[$'Bundle Stats'.G15]" office:value-type="float" office:value="37.07" calcext:value-type="float">
            <text:p>37.07</text:p>
          </table:table-cell>
          <table:table-cell table:formula="of:=[$'Bundle Stats'.I15]" office:value-type="float" office:value="0.98" calcext:value-type="float">
            <text:p>0.98</text:p>
          </table:table-cell>
          <table:table-cell table:formula="of:=[$'Bundle Stats'.J15]" office:value-type="float" office:value="48.7377" calcext:value-type="float">
            <text:p>48.7377</text:p>
          </table:table-cell>
          <table:table-cell table:formula="of:=[$'Bundle Stats'.L15]" office:value-type="float" office:value="48.7377" calcext:value-type="float">
            <text:p>48.7377</text:p>
          </table:table-cell>
          <table:table-cell table:formula="of:=[$'Bundle Stats'.M15]" office:value-type="float" office:value="48.7377" calcext:value-type="float">
            <text:p>48.7377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847.78" calcext:value-type="float">
            <text:p>847.78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7026" calcext:value-type="float">
            <text:p>70.7026</text:p>
          </table:table-cell>
          <table:table-cell table:formula="of:=[$'ScSp stats'.N16]" office:value-type="float" office:value="0.00990063" calcext:value-type="float">
            <text:p>0.00990063</text:p>
          </table:table-cell>
          <table:table-cell table:formula="of:=[$'McSp stats'.E16]" office:value-type="float" office:value="51.6933" calcext:value-type="float">
            <text:p>51.6933</text:p>
          </table:table-cell>
          <table:table-cell table:formula="of:=[$'McSp stats'.F16]" office:value-type="float" office:value="63.7145" calcext:value-type="float">
            <text:p>63.7145</text:p>
          </table:table-cell>
          <table:table-cell table:formula="of:=[$'McSp stats'.G16]" office:value-type="float" office:value="44.7122" calcext:value-type="float">
            <text:p>44.7122</text:p>
          </table:table-cell>
          <table:table-cell table:formula="of:=[$'McSp stats'.I16]" office:value-type="float" office:value="1099.69" calcext:value-type="float">
            <text:p>1099.69</text:p>
          </table:table-cell>
          <table:table-cell table:formula="of:=[$'McSp stats'.J16]" office:value-type="float" office:value="70.6956" calcext:value-type="float">
            <text:p>70.6956</text:p>
          </table:table-cell>
          <table:table-cell table:formula="of:=[$'McSp stats'.L16]" office:value-type="float" office:value="70.6956" calcext:value-type="float">
            <text:p>70.6956</text:p>
          </table:table-cell>
          <table:table-cell table:formula="of:=[$'McSp stats'.M16]" office:value-type="float" office:value="70.7027" calcext:value-type="float">
            <text:p>70.7027</text:p>
          </table:table-cell>
          <table:table-cell table:formula="of:=[$'McSp stats'.N16]" office:value-type="float" office:value="0.010042" calcext:value-type="float">
            <text:p>0.010042</text:p>
          </table:table-cell>
          <table:table-cell table:formula="of:=[$'ScMp stats'.E16]" office:value-type="float" office:value="51.6933" calcext:value-type="float">
            <text:p>51.6933</text:p>
          </table:table-cell>
          <table:table-cell table:formula="of:=[$'ScMp stats'.F16]" office:value-type="float" office:value="81.7314" calcext:value-type="float">
            <text:p>81.7314</text:p>
          </table:table-cell>
          <table:table-cell table:formula="of:=[$'ScMp stats'.G16]" office:value-type="float" office:value="51.357" calcext:value-type="float">
            <text:p>51.357</text:p>
          </table:table-cell>
          <table:table-cell table:formula="of:=[$'ScMp stats'.I16]" office:value-type="float" office:value="7192.69" calcext:value-type="float">
            <text:p>7192.69</text:p>
          </table:table-cell>
          <table:table-cell table:formula="of:=[$'ScMp stats'.J16]" office:value-type="float" office:value="82.0677" calcext:value-type="float">
            <text:p>82.0677</text:p>
          </table:table-cell>
          <table:table-cell table:formula="of:=[$'ScMp stats'.L16]" office:value-type="float" office:value="82.0677" calcext:value-type="float">
            <text:p>82.0677</text:p>
          </table:table-cell>
          <table:table-cell table:formula="of:=[$'ScMp stats'.M16]" office:value-type="float" office:value="93.8284" calcext:value-type="float">
            <text:p>93.8284</text:p>
          </table:table-cell>
          <table:table-cell table:formula="of:=[$'ScMp stats'.N16]" office:value-type="float" office:value="12.5343" calcext:value-type="float">
            <text:p>12.5343</text:p>
          </table:table-cell>
          <table:table-cell table:formula="of:=[$'McMp stats'.E16]" office:value-type="float" office:value="51.6933" calcext:value-type="float">
            <text:p>51.6933</text:p>
          </table:table-cell>
          <table:table-cell table:formula="of:=[$'McMp stats'.F16]" office:value-type="float" office:value="81.7314" calcext:value-type="float">
            <text:p>81.7314</text:p>
          </table:table-cell>
          <table:table-cell table:formula="of:=[$'McMp stats'.G16]" office:value-type="float" office:value="47.3006" calcext:value-type="float">
            <text:p>47.3006</text:p>
          </table:table-cell>
          <table:table-cell table:formula="of:=[$'McMp stats'.I16]" office:value-type="float" office:value="7193.94" calcext:value-type="float">
            <text:p>7193.94</text:p>
          </table:table-cell>
          <table:table-cell table:formula="of:=[$'McMp stats'.J16]" office:value-type="float" office:value="86.1242" calcext:value-type="float">
            <text:p>86.1242</text:p>
          </table:table-cell>
          <table:table-cell table:formula="of:=[$'McMp stats'.L16]" office:value-type="float" office:value="86.1242" calcext:value-type="float">
            <text:p>86.1242</text:p>
          </table:table-cell>
          <table:table-cell table:formula="of:=[$'McMp stats'.M16]" office:value-type="float" office:value="93.7199" calcext:value-type="float">
            <text:p>93.7199</text:p>
          </table:table-cell>
          <table:table-cell table:formula="of:=[$'McMp stats'.N16]" office:value-type="float" office:value="8.10468" calcext:value-type="float">
            <text:p>8.10468</text:p>
          </table:table-cell>
          <table:table-cell table:formula="of:=[$'PC Stats'.E16]" office:value-type="float" office:value="51.6933" calcext:value-type="float">
            <text:p>51.6933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15.427" calcext:value-type="float">
            <text:p>15.427</text:p>
          </table:table-cell>
          <table:table-cell table:formula="of:=[$'PC Stats'.I16]" office:value-type="float" office:value="7198.42" calcext:value-type="float">
            <text:p>7198.42</text:p>
          </table:table-cell>
          <table:table-cell table:formula="of:=[$'PC Stats'.J16]" office:value-type="float" office:value="36.2663" calcext:value-type="float">
            <text:p>36.2663</text:p>
          </table:table-cell>
          <table:table-cell table:formula="of:=[$'PC Stats'.L16]" office:value-type="float" office:value="36.2663" calcext:value-type="float">
            <text:p>36.2663</text:p>
          </table:table-cell>
          <table:table-cell table:formula="of:=[$'PC Stats'.M16]" office:value-type="float" office:value="80.0134" calcext:value-type="float">
            <text:p>80.0134</text:p>
          </table:table-cell>
          <table:table-cell table:formula="of:=[$'PC Stats'.N16]" office:value-type="float" office:value="54.6747" calcext:value-type="float">
            <text:p>54.6747</text:p>
          </table:table-cell>
          <table:table-cell table:formula="of:=[$'BL2 Stats'.E16]" office:value-type="float" office:value="51.6933" calcext:value-type="float">
            <text:p>51.6933</text:p>
          </table:table-cell>
          <table:table-cell table:formula="of:=[$'BL2 Stats'.F16]" office:value-type="float" office:value="81.7314" calcext:value-type="float">
            <text:p>81.7314</text:p>
          </table:table-cell>
          <table:table-cell table:formula="of:=[$'BL2 Stats'.G16]" office:value-type="float" office:value="41.648" calcext:value-type="float">
            <text:p>41.648</text:p>
          </table:table-cell>
          <table:table-cell table:formula="of:=[$'BL2 Stats'.I16]" office:value-type="float" office:value="7189.95" calcext:value-type="float">
            <text:p>7189.95</text:p>
          </table:table-cell>
          <table:table-cell table:formula="of:=[$'BL2 Stats'.J16]" office:value-type="float" office:value="91.7767" calcext:value-type="float">
            <text:p>91.7767</text:p>
          </table:table-cell>
          <table:table-cell table:formula="of:=[$'BL2 Stats'.L16]" office:value-type="float" office:value="91.7767" calcext:value-type="float">
            <text:p>91.7767</text:p>
          </table:table-cell>
          <table:table-cell table:formula="of:=[$'BL2 Stats'.M16]" office:value-type="float" office:value="95.3857" calcext:value-type="float">
            <text:p>95.3857</text:p>
          </table:table-cell>
          <table:table-cell table:formula="of:=[$'BL2 Stats'.N16]" office:value-type="float" office:value="3.78359" calcext:value-type="float">
            <text:p>3.78359</text:p>
          </table:table-cell>
          <table:table-cell table:formula="of:=[$'Bundle Stats'.E16]" office:value-type="float" office:value="51.6933" calcext:value-type="float">
            <text:p>51.6933</text:p>
          </table:table-cell>
          <table:table-cell table:formula="of:=[$'Bundle Stats'.F16]" office:value-type="float" office:value="63.7145" calcext:value-type="float">
            <text:p>63.7145</text:p>
          </table:table-cell>
          <table:table-cell table:formula="of:=[$'Bundle Stats'.G16]" office:value-type="float" office:value="44.7122" calcext:value-type="float">
            <text:p>44.7122</text:p>
          </table:table-cell>
          <table:table-cell table:formula="of:=[$'Bundle Stats'.I16]" office:value-type="float" office:value="0.9" calcext:value-type="float">
            <text:p>0.9</text:p>
          </table:table-cell>
          <table:table-cell table:formula="of:=[$'Bundle Stats'.J16]" office:value-type="float" office:value="70.6956" calcext:value-type="float">
            <text:p>70.6956</text:p>
          </table:table-cell>
          <table:table-cell table:formula="of:=[$'Bundle Stats'.L16]" office:value-type="float" office:value="70.6956" calcext:value-type="float">
            <text:p>70.6956</text:p>
          </table:table-cell>
          <table:table-cell table:formula="of:=[$'Bundle Stats'.M16]" office:value-type="float" office:value="70.6956" calcext:value-type="float">
            <text:p>70.6956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7197.78" calcext:value-type="float">
            <text:p>7197.78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82.5455" calcext:value-type="float">
            <text:p>82.5455</text:p>
          </table:table-cell>
          <table:table-cell table:formula="of:=[$'ScSp stats'.N17]" office:value-type="float" office:value="11.3026" calcext:value-type="float">
            <text:p>11.3026</text:p>
          </table:table-cell>
          <table:table-cell table:formula="of:=[$'McSp stats'.E17]" office:value-type="float" office:value="77.9479" calcext:value-type="float">
            <text:p>77.9479</text:p>
          </table:table-cell>
          <table:table-cell table:formula="of:=[$'McSp stats'.F17]" office:value-type="float" office:value="19.4008" calcext:value-type="float">
            <text:p>19.4008</text:p>
          </table:table-cell>
          <table:table-cell table:formula="of:=[$'McSp stats'.G17]" office:value-type="float" office:value="23.2912" calcext:value-type="float">
            <text:p>23.2912</text:p>
          </table:table-cell>
          <table:table-cell table:formula="of:=[$'McSp stats'.I17]" office:value-type="float" office:value="7197.34" calcext:value-type="float">
            <text:p>7197.34</text:p>
          </table:table-cell>
          <table:table-cell table:formula="of:=[$'McSp stats'.J17]" office:value-type="float" office:value="74.0575" calcext:value-type="float">
            <text:p>74.0575</text:p>
          </table:table-cell>
          <table:table-cell table:formula="of:=[$'McSp stats'.L17]" office:value-type="float" office:value="74.0575" calcext:value-type="float">
            <text:p>74.0575</text:p>
          </table:table-cell>
          <table:table-cell table:formula="of:=[$'McSp stats'.M17]" office:value-type="float" office:value="80.7957" calcext:value-type="float">
            <text:p>80.7957</text:p>
          </table:table-cell>
          <table:table-cell table:formula="of:=[$'McSp stats'.N17]" office:value-type="float" office:value="8.3398" calcext:value-type="float">
            <text:p>8.3398</text:p>
          </table:table-cell>
          <table:table-cell table:formula="of:=[$'ScMp stats'.E17]" office:value-type="float" office:value="77.9479" calcext:value-type="float">
            <text:p>77.9479</text:p>
          </table:table-cell>
          <table:table-cell table:formula="of:=[$'ScMp stats'.F17]" office:value-type="float" office:value="19.4008" calcext:value-type="float">
            <text:p>19.4008</text:p>
          </table:table-cell>
          <table:table-cell table:formula="of:=[$'ScMp stats'.G17]" office:value-type="float" office:value="23.1637" calcext:value-type="float">
            <text:p>23.1637</text:p>
          </table:table-cell>
          <table:table-cell table:formula="of:=[$'ScMp stats'.I17]" office:value-type="float" office:value="7199.39" calcext:value-type="float">
            <text:p>7199.39</text:p>
          </table:table-cell>
          <table:table-cell table:formula="of:=[$'ScMp stats'.J17]" office:value-type="float" office:value="74.185" calcext:value-type="float">
            <text:p>74.185</text:p>
          </table:table-cell>
          <table:table-cell table:formula="of:=[$'ScMp stats'.L17]" office:value-type="float" office:value="74.185" calcext:value-type="float">
            <text:p>74.185</text:p>
          </table:table-cell>
          <table:table-cell table:formula="of:=[$'ScMp stats'.M17]" office:value-type="float" office:value="84.0203" calcext:value-type="float">
            <text:p>84.0203</text:p>
          </table:table-cell>
          <table:table-cell table:formula="of:=[$'ScMp stats'.N17]" office:value-type="float" office:value="11.7059" calcext:value-type="float">
            <text:p>11.7059</text:p>
          </table:table-cell>
          <table:table-cell table:formula="of:=[$'McMp stats'.E17]" office:value-type="float" office:value="77.9479" calcext:value-type="float">
            <text:p>77.9479</text:p>
          </table:table-cell>
          <table:table-cell table:formula="of:=[$'McMp stats'.F17]" office:value-type="float" office:value="19.4008" calcext:value-type="float">
            <text:p>19.4008</text:p>
          </table:table-cell>
          <table:table-cell table:formula="of:=[$'McMp stats'.G17]" office:value-type="float" office:value="22.8114" calcext:value-type="float">
            <text:p>22.8114</text:p>
          </table:table-cell>
          <table:table-cell table:formula="of:=[$'McMp stats'.I17]" office:value-type="float" office:value="7198.85" calcext:value-type="float">
            <text:p>7198.85</text:p>
          </table:table-cell>
          <table:table-cell table:formula="of:=[$'McMp stats'.J17]" office:value-type="float" office:value="74.5373" calcext:value-type="float">
            <text:p>74.5373</text:p>
          </table:table-cell>
          <table:table-cell table:formula="of:=[$'McMp stats'.L17]" office:value-type="float" office:value="74.5373" calcext:value-type="float">
            <text:p>74.5373</text:p>
          </table:table-cell>
          <table:table-cell table:formula="of:=[$'McMp stats'.M17]" office:value-type="float" office:value="83.5408" calcext:value-type="float">
            <text:p>83.5408</text:p>
          </table:table-cell>
          <table:table-cell table:formula="of:=[$'McMp stats'.N17]" office:value-type="float" office:value="10.7774" calcext:value-type="float">
            <text:p>10.7774</text:p>
          </table:table-cell>
          <table:table-cell table:formula="of:=[$'PC Stats'.E17]" office:value-type="float" office:value="77.9479" calcext:value-type="float">
            <text:p>77.9479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20.462" calcext:value-type="float">
            <text:p>20.462</text:p>
          </table:table-cell>
          <table:table-cell table:formula="of:=[$'PC Stats'.I17]" office:value-type="float" office:value="486.21" calcext:value-type="float">
            <text:p>486.21</text:p>
          </table:table-cell>
          <table:table-cell table:formula="of:=[$'PC Stats'.J17]" office:value-type="float" office:value="57.486" calcext:value-type="float">
            <text:p>57.486</text:p>
          </table:table-cell>
          <table:table-cell table:formula="of:=[$'PC Stats'.L17]" office:value-type="float" office:value="57.486" calcext:value-type="float">
            <text:p>57.486</text:p>
          </table:table-cell>
          <table:table-cell table:formula="of:=[$'PC Stats'.M17]" office:value-type="float" office:value="57.486" calcext:value-type="float">
            <text:p>57.486</text:p>
          </table:table-cell>
          <table:table-cell table:formula="of:=[$'PC Stats'.N17]" office:value-type="float" office:value="0" calcext:value-type="float">
            <text:p>0</text:p>
          </table:table-cell>
          <table:table-cell table:formula="of:=[$'BL2 Stats'.E17]" office:value-type="float" office:value="77.9479" calcext:value-type="float">
            <text:p>77.9479</text:p>
          </table:table-cell>
          <table:table-cell table:formula="of:=[$'BL2 Stats'.F17]" office:value-type="float" office:value="19.4008" calcext:value-type="float">
            <text:p>19.4008</text:p>
          </table:table-cell>
          <table:table-cell table:formula="of:=[$'BL2 Stats'.G17]" office:value-type="float" office:value="23.6169" calcext:value-type="float">
            <text:p>23.6169</text:p>
          </table:table-cell>
          <table:table-cell table:formula="of:=[$'BL2 Stats'.I17]" office:value-type="float" office:value="7196.6" calcext:value-type="float">
            <text:p>7196.6</text:p>
          </table:table-cell>
          <table:table-cell table:formula="of:=[$'BL2 Stats'.J17]" office:value-type="float" office:value="73.7318" calcext:value-type="float">
            <text:p>73.7318</text:p>
          </table:table-cell>
          <table:table-cell table:formula="of:=[$'BL2 Stats'.L17]" office:value-type="float" office:value="73.7318" calcext:value-type="float">
            <text:p>73.7318</text:p>
          </table:table-cell>
          <table:table-cell table:formula="of:=[$'BL2 Stats'.M17]" office:value-type="float" office:value="81.0329" calcext:value-type="float">
            <text:p>81.0329</text:p>
          </table:table-cell>
          <table:table-cell table:formula="of:=[$'BL2 Stats'.N17]" office:value-type="float" office:value="9.01004" calcext:value-type="float">
            <text:p>9.01004</text:p>
          </table:table-cell>
          <table:table-cell table:formula="of:=[$'Bundle Stats'.E17]" office:value-type="float" office:value="77.9479" calcext:value-type="float">
            <text:p>77.9479</text:p>
          </table:table-cell>
          <table:table-cell table:formula="of:=[$'Bundle Stats'.F17]" office:value-type="float" office:value="19.4008" calcext:value-type="float">
            <text:p>19.4008</text:p>
          </table:table-cell>
          <table:table-cell table:formula="of:=[$'Bundle Stats'.G17]" office:value-type="float" office:value="24.133" calcext:value-type="float">
            <text:p>24.133</text:p>
          </table:table-cell>
          <table:table-cell table:formula="of:=[$'Bundle Stats'.I17]" office:value-type="float" office:value="0.49" calcext:value-type="float">
            <text:p>0.49</text:p>
          </table:table-cell>
          <table:table-cell table:formula="of:=[$'Bundle Stats'.J17]" office:value-type="float" office:value="73.2157" calcext:value-type="float">
            <text:p>73.2157</text:p>
          </table:table-cell>
          <table:table-cell table:formula="of:=[$'Bundle Stats'.L17]" office:value-type="float" office:value="73.2157" calcext:value-type="float">
            <text:p>73.2157</text:p>
          </table:table-cell>
          <table:table-cell table:formula="of:=[$'Bundle Stats'.M17]" office:value-type="float" office:value="73.2157" calcext:value-type="float">
            <text:p>73.2157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229.37" calcext:value-type="float">
            <text:p>229.37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  <table:table-cell table:formula="of:=[$'McSp stats'.E18]" office:value-type="float" office:value="74.5825" calcext:value-type="float">
            <text:p>74.5825</text:p>
          </table:table-cell>
          <table:table-cell table:formula="of:=[$'McSp stats'.F18]" office:value-type="float" office:value="17.0468" calcext:value-type="float">
            <text:p>17.0468</text:p>
          </table:table-cell>
          <table:table-cell table:formula="of:=[$'McSp stats'.G18]" office:value-type="float" office:value="15.6051" calcext:value-type="float">
            <text:p>15.6051</text:p>
          </table:table-cell>
          <table:table-cell table:formula="of:=[$'McSp stats'.I18]" office:value-type="float" office:value="99.25" calcext:value-type="float">
            <text:p>99.25</text:p>
          </table:table-cell>
          <table:table-cell table:formula="of:=[$'McSp stats'.J18]" office:value-type="float" office:value="76.0241" calcext:value-type="float">
            <text:p>76.0241</text:p>
          </table:table-cell>
          <table:table-cell table:formula="of:=[$'McSp stats'.L18]" office:value-type="float" office:value="76.0241" calcext:value-type="float">
            <text:p>76.0241</text:p>
          </table:table-cell>
          <table:table-cell table:formula="of:=[$'McSp stats'.M18]" office:value-type="float" office:value="76.0311" calcext:value-type="float">
            <text:p>76.0311</text:p>
          </table:table-cell>
          <table:table-cell table:formula="of:=[$'McSp stats'.N18]" office:value-type="float" office:value="0.00920676" calcext:value-type="float">
            <text:p>0.00920676</text:p>
          </table:table-cell>
          <table:table-cell table:formula="of:=[$'ScMp stats'.E18]" office:value-type="float" office:value="74.5825" calcext:value-type="float">
            <text:p>74.5825</text:p>
          </table:table-cell>
          <table:table-cell table:formula="of:=[$'ScMp stats'.F18]" office:value-type="float" office:value="17.0468" calcext:value-type="float">
            <text:p>17.0468</text:p>
          </table:table-cell>
          <table:table-cell table:formula="of:=[$'ScMp stats'.G18]" office:value-type="float" office:value="15.0087" calcext:value-type="float">
            <text:p>15.0087</text:p>
          </table:table-cell>
          <table:table-cell table:formula="of:=[$'ScMp stats'.I18]" office:value-type="float" office:value="1575.35" calcext:value-type="float">
            <text:p>1575.35</text:p>
          </table:table-cell>
          <table:table-cell table:formula="of:=[$'ScMp stats'.J18]" office:value-type="float" office:value="76.6206" calcext:value-type="float">
            <text:p>76.6206</text:p>
          </table:table-cell>
          <table:table-cell table:formula="of:=[$'ScMp stats'.L18]" office:value-type="float" office:value="76.6206" calcext:value-type="float">
            <text:p>76.6206</text:p>
          </table:table-cell>
          <table:table-cell table:formula="of:=[$'ScMp stats'.M18]" office:value-type="float" office:value="76.6282" calcext:value-type="float">
            <text:p>76.6282</text:p>
          </table:table-cell>
          <table:table-cell table:formula="of:=[$'ScMp stats'.N18]" office:value-type="float" office:value="0.00991802" calcext:value-type="float">
            <text:p>0.00991802</text:p>
          </table:table-cell>
          <table:table-cell table:formula="of:=[$'McMp stats'.E18]" office:value-type="float" office:value="74.5825" calcext:value-type="float">
            <text:p>74.5825</text:p>
          </table:table-cell>
          <table:table-cell table:formula="of:=[$'McMp stats'.F18]" office:value-type="float" office:value="17.0468" calcext:value-type="float">
            <text:p>17.0468</text:p>
          </table:table-cell>
          <table:table-cell table:formula="of:=[$'McMp stats'.G18]" office:value-type="float" office:value="14.7542" calcext:value-type="float">
            <text:p>14.7542</text:p>
          </table:table-cell>
          <table:table-cell table:formula="of:=[$'McMp stats'.I18]" office:value-type="float" office:value="552.48" calcext:value-type="float">
            <text:p>552.48</text:p>
          </table:table-cell>
          <table:table-cell table:formula="of:=[$'McMp stats'.J18]" office:value-type="float" office:value="76.875" calcext:value-type="float">
            <text:p>76.875</text:p>
          </table:table-cell>
          <table:table-cell table:formula="of:=[$'McMp stats'.L18]" office:value-type="float" office:value="76.875" calcext:value-type="float">
            <text:p>76.875</text:p>
          </table:table-cell>
          <table:table-cell table:formula="of:=[$'McMp stats'.M18]" office:value-type="float" office:value="76.8827" calcext:value-type="float">
            <text:p>76.8827</text:p>
          </table:table-cell>
          <table:table-cell table:formula="of:=[$'McMp stats'.N18]" office:value-type="float" office:value="0.0100153" calcext:value-type="float">
            <text:p>0.0100153</text:p>
          </table:table-cell>
          <table:table-cell table:formula="of:=[$'PC Stats'.E18]" office:value-type="float" office:value="74.5825" calcext:value-type="float">
            <text:p>74.5825</text:p>
          </table:table-cell>
          <table:table-cell table:formula="of:=[$'PC Stats'.F18]" office:value-type="float" office:value="17.0468" calcext:value-type="float">
            <text:p>17.0468</text:p>
          </table:table-cell>
          <table:table-cell table:formula="of:=[$'PC Stats'.G18]" office:value-type="float" office:value="18.568" calcext:value-type="float">
            <text:p>18.568</text:p>
          </table:table-cell>
          <table:table-cell table:formula="of:=[$'PC Stats'.I18]" office:value-type="float" office:value="7.91" calcext:value-type="float">
            <text:p>7.91</text:p>
          </table:table-cell>
          <table:table-cell table:formula="of:=[$'PC Stats'.J18]" office:value-type="float" office:value="73.0613" calcext:value-type="float">
            <text:p>73.0613</text:p>
          </table:table-cell>
          <table:table-cell table:formula="of:=[$'PC Stats'.L18]" office:value-type="float" office:value="73.0613" calcext:value-type="float">
            <text:p>73.0613</text:p>
          </table:table-cell>
          <table:table-cell table:formula="of:=[$'PC Stats'.M18]" office:value-type="float" office:value="73.0684" calcext:value-type="float">
            <text:p>73.0684</text:p>
          </table:table-cell>
          <table:table-cell table:formula="of:=[$'PC Stats'.N18]" office:value-type="float" office:value="0.00972855" calcext:value-type="float">
            <text:p>0.00972855</text:p>
          </table:table-cell>
          <table:table-cell table:formula="of:=[$'BL2 Stats'.E18]" office:value-type="float" office:value="74.5825" calcext:value-type="float">
            <text:p>74.5825</text:p>
          </table:table-cell>
          <table:table-cell table:formula="of:=[$'BL2 Stats'.F18]" office:value-type="float" office:value="17.0468" calcext:value-type="float">
            <text:p>17.0468</text:p>
          </table:table-cell>
          <table:table-cell table:formula="of:=[$'BL2 Stats'.G18]" office:value-type="float" office:value="14.6694" calcext:value-type="float">
            <text:p>14.6694</text:p>
          </table:table-cell>
          <table:table-cell table:formula="of:=[$'BL2 Stats'.I18]" office:value-type="float" office:value="87.27" calcext:value-type="float">
            <text:p>87.27</text:p>
          </table:table-cell>
          <table:table-cell table:formula="of:=[$'BL2 Stats'.J18]" office:value-type="float" office:value="76.9599" calcext:value-type="float">
            <text:p>76.9599</text:p>
          </table:table-cell>
          <table:table-cell table:formula="of:=[$'BL2 Stats'.L18]" office:value-type="float" office:value="76.9599" calcext:value-type="float">
            <text:p>76.9599</text:p>
          </table:table-cell>
          <table:table-cell table:formula="of:=[$'BL2 Stats'.M18]" office:value-type="float" office:value="76.9599" calcext:value-type="float">
            <text:p>76.9599</text:p>
          </table:table-cell>
          <table:table-cell table:formula="of:=[$'BL2 Stats'.N18]" office:value-type="float" office:value="0" calcext:value-type="float">
            <text:p>0</text:p>
          </table:table-cell>
          <table:table-cell table:formula="of:=[$'Bundle Stats'.E18]" office:value-type="float" office:value="74.5825" calcext:value-type="float">
            <text:p>74.5825</text:p>
          </table:table-cell>
          <table:table-cell table:formula="of:=[$'Bundle Stats'.F18]" office:value-type="float" office:value="17.0468" calcext:value-type="float">
            <text:p>17.0468</text:p>
          </table:table-cell>
          <table:table-cell table:formula="of:=[$'Bundle Stats'.G18]" office:value-type="float" office:value="15.8299" calcext:value-type="float">
            <text:p>15.8299</text:p>
          </table:table-cell>
          <table:table-cell table:formula="of:=[$'Bundle Stats'.I18]" office:value-type="float" office:value="0.33" calcext:value-type="float">
            <text:p>0.33</text:p>
          </table:table-cell>
          <table:table-cell table:formula="of:=[$'Bundle Stats'.J18]" office:value-type="float" office:value="75.7994" calcext:value-type="float">
            <text:p>75.7994</text:p>
          </table:table-cell>
          <table:table-cell table:formula="of:=[$'Bundle Stats'.L18]" office:value-type="float" office:value="75.7994" calcext:value-type="float">
            <text:p>75.7994</text:p>
          </table:table-cell>
          <table:table-cell table:formula="of:=[$'Bundle Stats'.M18]" office:value-type="float" office:value="75.7994" calcext:value-type="float">
            <text:p>75.7994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7198.12" calcext:value-type="float">
            <text:p>7198.12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75.3194" calcext:value-type="float">
            <text:p>75.3194</text:p>
          </table:table-cell>
          <table:table-cell table:formula="of:=[$'ScSp stats'.N19]" office:value-type="float" office:value="7.40845" calcext:value-type="float">
            <text:p>7.40845</text:p>
          </table:table-cell>
          <table:table-cell table:formula="of:=[$'McSp stats'.E19]" office:value-type="float" office:value="76.7516" calcext:value-type="float">
            <text:p>76.7516</text:p>
          </table:table-cell>
          <table:table-cell table:formula="of:=[$'McSp stats'.F19]" office:value-type="float" office:value="32.4177" calcext:value-type="float">
            <text:p>32.4177</text:p>
          </table:table-cell>
          <table:table-cell table:formula="of:=[$'McSp stats'.G19]" office:value-type="float" office:value="36.9958" calcext:value-type="float">
            <text:p>36.9958</text:p>
          </table:table-cell>
          <table:table-cell table:formula="of:=[$'McSp stats'.I19]" office:value-type="float" office:value="7198.69" calcext:value-type="float">
            <text:p>7198.69</text:p>
          </table:table-cell>
          <table:table-cell table:formula="of:=[$'McSp stats'.J19]" office:value-type="float" office:value="72.1734" calcext:value-type="float">
            <text:p>72.1734</text:p>
          </table:table-cell>
          <table:table-cell table:formula="of:=[$'McSp stats'.L19]" office:value-type="float" office:value="72.1734" calcext:value-type="float">
            <text:p>72.1734</text:p>
          </table:table-cell>
          <table:table-cell table:formula="of:=[$'McSp stats'.M19]" office:value-type="float" office:value="76.6992" calcext:value-type="float">
            <text:p>76.6992</text:p>
          </table:table-cell>
          <table:table-cell table:formula="of:=[$'McSp stats'.N19]" office:value-type="float" office:value="5.90071" calcext:value-type="float">
            <text:p>5.90071</text:p>
          </table:table-cell>
          <table:table-cell table:formula="of:=[$'ScMp stats'.E19]" office:value-type="float" office:value="76.7516" calcext:value-type="float">
            <text:p>76.7516</text:p>
          </table:table-cell>
          <table:table-cell table:formula="of:=[$'ScMp stats'.F19]" office:value-type="float" office:value="32.4177" calcext:value-type="float">
            <text:p>32.4177</text:p>
          </table:table-cell>
          <table:table-cell table:formula="of:=[$'ScMp stats'.G19]" office:value-type="float" office:value="36.8998" calcext:value-type="float">
            <text:p>36.8998</text:p>
          </table:table-cell>
          <table:table-cell table:formula="of:=[$'ScMp stats'.I19]" office:value-type="float" office:value="7196.57" calcext:value-type="float">
            <text:p>7196.57</text:p>
          </table:table-cell>
          <table:table-cell table:formula="of:=[$'ScMp stats'.J19]" office:value-type="float" office:value="72.2695" calcext:value-type="float">
            <text:p>72.2695</text:p>
          </table:table-cell>
          <table:table-cell table:formula="of:=[$'ScMp stats'.L19]" office:value-type="float" office:value="72.2695" calcext:value-type="float">
            <text:p>72.2695</text:p>
          </table:table-cell>
          <table:table-cell table:formula="of:=[$'ScMp stats'.M19]" office:value-type="float" office:value="79.4439" calcext:value-type="float">
            <text:p>79.4439</text:p>
          </table:table-cell>
          <table:table-cell table:formula="of:=[$'ScMp stats'.N19]" office:value-type="float" office:value="9.03078" calcext:value-type="float">
            <text:p>9.03078</text:p>
          </table:table-cell>
          <table:table-cell table:formula="of:=[$'McMp stats'.E19]" office:value-type="float" office:value="76.7516" calcext:value-type="float">
            <text:p>76.7516</text:p>
          </table:table-cell>
          <table:table-cell table:formula="of:=[$'McMp stats'.F19]" office:value-type="float" office:value="32.4177" calcext:value-type="float">
            <text:p>32.4177</text:p>
          </table:table-cell>
          <table:table-cell table:formula="of:=[$'McMp stats'.G19]" office:value-type="float" office:value="37.0996" calcext:value-type="float">
            <text:p>37.0996</text:p>
          </table:table-cell>
          <table:table-cell table:formula="of:=[$'McMp stats'.I19]" office:value-type="float" office:value="7197.97" calcext:value-type="float">
            <text:p>7197.97</text:p>
          </table:table-cell>
          <table:table-cell table:formula="of:=[$'McMp stats'.J19]" office:value-type="float" office:value="72.0696" calcext:value-type="float">
            <text:p>72.0696</text:p>
          </table:table-cell>
          <table:table-cell table:formula="of:=[$'McMp stats'.L19]" office:value-type="float" office:value="72.0696" calcext:value-type="float">
            <text:p>72.0696</text:p>
          </table:table-cell>
          <table:table-cell table:formula="of:=[$'McMp stats'.M19]" office:value-type="float" office:value="80.0435" calcext:value-type="float">
            <text:p>80.0435</text:p>
          </table:table-cell>
          <table:table-cell table:formula="of:=[$'McMp stats'.N19]" office:value-type="float" office:value="9.96196" calcext:value-type="float">
            <text:p>9.96196</text:p>
          </table:table-cell>
          <table:table-cell table:formula="of:=[$'PC Stats'.E19]" office:value-type="float" office:value="76.7516" calcext:value-type="float">
            <text:p>76.7516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26.3253" calcext:value-type="float">
            <text:p>26.3253</text:p>
          </table:table-cell>
          <table:table-cell table:formula="of:=[$'PC Stats'.I19]" office:value-type="float" office:value="225.78" calcext:value-type="float">
            <text:p>225.78</text:p>
          </table:table-cell>
          <table:table-cell table:formula="of:=[$'PC Stats'.J19]" office:value-type="float" office:value="50.4263" calcext:value-type="float">
            <text:p>50.4263</text:p>
          </table:table-cell>
          <table:table-cell table:formula="of:=[$'PC Stats'.L19]" office:value-type="float" office:value="50.4263" calcext:value-type="float">
            <text:p>50.4263</text:p>
          </table:table-cell>
          <table:table-cell table:formula="of:=[$'PC Stats'.M19]" office:value-type="float" office:value="50.4263" calcext:value-type="float">
            <text:p>50.4263</text:p>
          </table:table-cell>
          <table:table-cell table:formula="of:=[$'PC Stats'.N19]" office:value-type="float" office:value="0" calcext:value-type="float">
            <text:p>0</text:p>
          </table:table-cell>
          <table:table-cell table:formula="of:=[$'BL2 Stats'.E19]" office:value-type="float" office:value="76.7516" calcext:value-type="float">
            <text:p>76.7516</text:p>
          </table:table-cell>
          <table:table-cell table:formula="of:=[$'BL2 Stats'.F19]" office:value-type="float" office:value="32.4177" calcext:value-type="float">
            <text:p>32.4177</text:p>
          </table:table-cell>
          <table:table-cell table:formula="of:=[$'BL2 Stats'.G19]" office:value-type="float" office:value="42.1138" calcext:value-type="float">
            <text:p>42.1138</text:p>
          </table:table-cell>
          <table:table-cell table:formula="of:=[$'BL2 Stats'.I19]" office:value-type="float" office:value="6544.54" calcext:value-type="float">
            <text:p>6544.54</text:p>
          </table:table-cell>
          <table:table-cell table:formula="of:=[$'BL2 Stats'.J19]" office:value-type="float" office:value="67.0555" calcext:value-type="float">
            <text:p>67.0555</text:p>
          </table:table-cell>
          <table:table-cell table:formula="of:=[$'BL2 Stats'.L19]" office:value-type="float" office:value="67.0555" calcext:value-type="float">
            <text:p>67.0555</text:p>
          </table:table-cell>
          <table:table-cell table:formula="of:=[$'BL2 Stats'.M19]" office:value-type="float" office:value="67.0621" calcext:value-type="float">
            <text:p>67.0621</text:p>
          </table:table-cell>
          <table:table-cell table:formula="of:=[$'BL2 Stats'.N19]" office:value-type="float" office:value="0.00984162" calcext:value-type="float">
            <text:p>0.00984162</text:p>
          </table:table-cell>
          <table:table-cell table:formula="of:=[$'Bundle Stats'.E19]" office:value-type="float" office:value="76.7516" calcext:value-type="float">
            <text:p>76.7516</text:p>
          </table:table-cell>
          <table:table-cell table:formula="of:=[$'Bundle Stats'.F19]" office:value-type="float" office:value="32.4177" calcext:value-type="float">
            <text:p>32.4177</text:p>
          </table:table-cell>
          <table:table-cell table:formula="of:=[$'Bundle Stats'.G19]" office:value-type="float" office:value="39.4298" calcext:value-type="float">
            <text:p>39.4298</text:p>
          </table:table-cell>
          <table:table-cell table:formula="of:=[$'Bundle Stats'.I19]" office:value-type="float" office:value="0.4" calcext:value-type="float">
            <text:p>0.4</text:p>
          </table:table-cell>
          <table:table-cell table:formula="of:=[$'Bundle Stats'.J19]" office:value-type="float" office:value="69.7394" calcext:value-type="float">
            <text:p>69.7394</text:p>
          </table:table-cell>
          <table:table-cell table:formula="of:=[$'Bundle Stats'.L19]" office:value-type="float" office:value="69.7394" calcext:value-type="float">
            <text:p>69.7394</text:p>
          </table:table-cell>
          <table:table-cell table:formula="of:=[$'Bundle Stats'.M19]" office:value-type="float" office:value="69.7394" calcext:value-type="float">
            <text:p>69.7394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7197.17" calcext:value-type="float">
            <text:p>7197.17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86.8202" calcext:value-type="float">
            <text:p>86.8202</text:p>
          </table:table-cell>
          <table:table-cell table:formula="of:=[$'ScSp stats'.N20]" office:value-type="float" office:value="8.9379" calcext:value-type="float">
            <text:p>8.9379</text:p>
          </table:table-cell>
          <table:table-cell table:formula="of:=[$'McSp stats'.E20]" office:value-type="float" office:value="88.03" calcext:value-type="float">
            <text:p>88.03</text:p>
          </table:table-cell>
          <table:table-cell table:formula="of:=[$'McSp stats'.F20]" office:value-type="float" office:value="17.007" calcext:value-type="float">
            <text:p>17.007</text:p>
          </table:table-cell>
          <table:table-cell table:formula="of:=[$'McSp stats'.G20]" office:value-type="float" office:value="25.3303" calcext:value-type="float">
            <text:p>25.3303</text:p>
          </table:table-cell>
          <table:table-cell table:formula="of:=[$'McSp stats'.I20]" office:value-type="float" office:value="7197.5" calcext:value-type="float">
            <text:p>7197.5</text:p>
          </table:table-cell>
          <table:table-cell table:formula="of:=[$'McSp stats'.J20]" office:value-type="float" office:value="79.7067" calcext:value-type="float">
            <text:p>79.7067</text:p>
          </table:table-cell>
          <table:table-cell table:formula="of:=[$'McSp stats'.L20]" office:value-type="float" office:value="79.7067" calcext:value-type="float">
            <text:p>79.7067</text:p>
          </table:table-cell>
          <table:table-cell table:formula="of:=[$'McSp stats'.M20]" office:value-type="float" office:value="87.1648" calcext:value-type="float">
            <text:p>87.1648</text:p>
          </table:table-cell>
          <table:table-cell table:formula="of:=[$'McSp stats'.N20]" office:value-type="float" office:value="8.55632" calcext:value-type="float">
            <text:p>8.55632</text:p>
          </table:table-cell>
          <table:table-cell table:formula="of:=[$'ScMp stats'.E20]" office:value-type="float" office:value="88.03" calcext:value-type="float">
            <text:p>88.03</text:p>
          </table:table-cell>
          <table:table-cell table:formula="of:=[$'ScMp stats'.F20]" office:value-type="float" office:value="17.007" calcext:value-type="float">
            <text:p>17.007</text:p>
          </table:table-cell>
          <table:table-cell table:formula="of:=[$'ScMp stats'.G20]" office:value-type="float" office:value="24.4824" calcext:value-type="float">
            <text:p>24.4824</text:p>
          </table:table-cell>
          <table:table-cell table:formula="of:=[$'ScMp stats'.I20]" office:value-type="float" office:value="7198.8" calcext:value-type="float">
            <text:p>7198.8</text:p>
          </table:table-cell>
          <table:table-cell table:formula="of:=[$'ScMp stats'.J20]" office:value-type="float" office:value="80.5545" calcext:value-type="float">
            <text:p>80.5545</text:p>
          </table:table-cell>
          <table:table-cell table:formula="of:=[$'ScMp stats'.L20]" office:value-type="float" office:value="80.5545" calcext:value-type="float">
            <text:p>80.5545</text:p>
          </table:table-cell>
          <table:table-cell table:formula="of:=[$'ScMp stats'.M20]" office:value-type="float" office:value="87.8213" calcext:value-type="float">
            <text:p>87.8213</text:p>
          </table:table-cell>
          <table:table-cell table:formula="of:=[$'ScMp stats'.N20]" office:value-type="float" office:value="8.27453" calcext:value-type="float">
            <text:p>8.27453</text:p>
          </table:table-cell>
          <table:table-cell table:formula="of:=[$'McMp stats'.E20]" office:value-type="float" office:value="88.03" calcext:value-type="float">
            <text:p>88.03</text:p>
          </table:table-cell>
          <table:table-cell table:formula="of:=[$'McMp stats'.F20]" office:value-type="float" office:value="17.007" calcext:value-type="float">
            <text:p>17.007</text:p>
          </table:table-cell>
          <table:table-cell table:formula="of:=[$'McMp stats'.G20]" office:value-type="float" office:value="24.4134" calcext:value-type="float">
            <text:p>24.4134</text:p>
          </table:table-cell>
          <table:table-cell table:formula="of:=[$'McMp stats'.I20]" office:value-type="float" office:value="7196.56" calcext:value-type="float">
            <text:p>7196.56</text:p>
          </table:table-cell>
          <table:table-cell table:formula="of:=[$'McMp stats'.J20]" office:value-type="float" office:value="80.6235" calcext:value-type="float">
            <text:p>80.6235</text:p>
          </table:table-cell>
          <table:table-cell table:formula="of:=[$'McMp stats'.L20]" office:value-type="float" office:value="80.6235" calcext:value-type="float">
            <text:p>80.6235</text:p>
          </table:table-cell>
          <table:table-cell table:formula="of:=[$'McMp stats'.M20]" office:value-type="float" office:value="88.028" calcext:value-type="float">
            <text:p>88.028</text:p>
          </table:table-cell>
          <table:table-cell table:formula="of:=[$'McMp stats'.N20]" office:value-type="float" office:value="8.41153" calcext:value-type="float">
            <text:p>8.41153</text:p>
          </table:table-cell>
          <table:table-cell table:formula="of:=[$'PC Stats'.E20]" office:value-type="float" office:value="88.03" calcext:value-type="float">
            <text:p>88.03</text:p>
          </table:table-cell>
          <table:table-cell table:formula="of:=[$'PC Stats'.F20]" office:value-type="float" office:value="17.007" calcext:value-type="float">
            <text:p>17.007</text:p>
          </table:table-cell>
          <table:table-cell table:formula="of:=[$'PC Stats'.G20]" office:value-type="float" office:value="27.6407" calcext:value-type="float">
            <text:p>27.6407</text:p>
          </table:table-cell>
          <table:table-cell table:formula="of:=[$'PC Stats'.I20]" office:value-type="float" office:value="185.18" calcext:value-type="float">
            <text:p>185.18</text:p>
          </table:table-cell>
          <table:table-cell table:formula="of:=[$'PC Stats'.J20]" office:value-type="float" office:value="77.3962" calcext:value-type="float">
            <text:p>77.3962</text:p>
          </table:table-cell>
          <table:table-cell table:formula="of:=[$'PC Stats'.L20]" office:value-type="float" office:value="77.3962" calcext:value-type="float">
            <text:p>77.3962</text:p>
          </table:table-cell>
          <table:table-cell table:formula="of:=[$'PC Stats'.M20]" office:value-type="float" office:value="77.4025" calcext:value-type="float">
            <text:p>77.4025</text:p>
          </table:table-cell>
          <table:table-cell table:formula="of:=[$'PC Stats'.N20]" office:value-type="float" office:value="0.00808661" calcext:value-type="float">
            <text:p>0.00808661</text:p>
          </table:table-cell>
          <table:table-cell table:formula="of:=[$'BL2 Stats'.E20]" office:value-type="float" office:value="88.03" calcext:value-type="float">
            <text:p>88.03</text:p>
          </table:table-cell>
          <table:table-cell table:formula="of:=[$'BL2 Stats'.F20]" office:value-type="float" office:value="17.007" calcext:value-type="float">
            <text:p>17.007</text:p>
          </table:table-cell>
          <table:table-cell table:formula="of:=[$'BL2 Stats'.G20]" office:value-type="float" office:value="24.3591" calcext:value-type="float">
            <text:p>24.3591</text:p>
          </table:table-cell>
          <table:table-cell table:formula="of:=[$'BL2 Stats'.I20]" office:value-type="float" office:value="7196.07" calcext:value-type="float">
            <text:p>7196.07</text:p>
          </table:table-cell>
          <table:table-cell table:formula="of:=[$'BL2 Stats'.J20]" office:value-type="float" office:value="80.6778" calcext:value-type="float">
            <text:p>80.6778</text:p>
          </table:table-cell>
          <table:table-cell table:formula="of:=[$'BL2 Stats'.L20]" office:value-type="float" office:value="80.6778" calcext:value-type="float">
            <text:p>80.6778</text:p>
          </table:table-cell>
          <table:table-cell table:formula="of:=[$'BL2 Stats'.M20]" office:value-type="float" office:value="87.0777" calcext:value-type="float">
            <text:p>87.0777</text:p>
          </table:table-cell>
          <table:table-cell table:formula="of:=[$'BL2 Stats'.N20]" office:value-type="float" office:value="7.34964" calcext:value-type="float">
            <text:p>7.34964</text:p>
          </table:table-cell>
          <table:table-cell table:formula="of:=[$'Bundle Stats'.E20]" office:value-type="float" office:value="88.03" calcext:value-type="float">
            <text:p>88.03</text:p>
          </table:table-cell>
          <table:table-cell table:formula="of:=[$'Bundle Stats'.F20]" office:value-type="float" office:value="17.007" calcext:value-type="float">
            <text:p>17.007</text:p>
          </table:table-cell>
          <table:table-cell table:formula="of:=[$'Bundle Stats'.G20]" office:value-type="float" office:value="25.9766" calcext:value-type="float">
            <text:p>25.9766</text:p>
          </table:table-cell>
          <table:table-cell table:formula="of:=[$'Bundle Stats'.I20]" office:value-type="float" office:value="0.42" calcext:value-type="float">
            <text:p>0.42</text:p>
          </table:table-cell>
          <table:table-cell table:formula="of:=[$'Bundle Stats'.J20]" office:value-type="float" office:value="79.0603" calcext:value-type="float">
            <text:p>79.0603</text:p>
          </table:table-cell>
          <table:table-cell table:formula="of:=[$'Bundle Stats'.L20]" office:value-type="float" office:value="79.0603" calcext:value-type="float">
            <text:p>79.0603</text:p>
          </table:table-cell>
          <table:table-cell table:formula="of:=[$'Bundle Stats'.M20]" office:value-type="float" office:value="79.0603" calcext:value-type="float">
            <text:p>79.0603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3561.97" calcext:value-type="float">
            <text:p>3561.97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724" calcext:value-type="float">
            <text:p>55.0724</text:p>
          </table:table-cell>
          <table:table-cell table:formula="of:=[$'ScSp stats'.N21]" office:value-type="float" office:value="0.00998685" calcext:value-type="float">
            <text:p>0.00998685</text:p>
          </table:table-cell>
          <table:table-cell table:formula="of:=[$'McSp stats'.E21]" office:value-type="float" office:value="68.6155" calcext:value-type="float">
            <text:p>68.6155</text:p>
          </table:table-cell>
          <table:table-cell table:formula="of:=[$'McSp stats'.F21]" office:value-type="float" office:value="11.3332" calcext:value-type="float">
            <text:p>11.3332</text:p>
          </table:table-cell>
          <table:table-cell table:formula="of:=[$'McSp stats'.G21]" office:value-type="float" office:value="23.3147" calcext:value-type="float">
            <text:p>23.3147</text:p>
          </table:table-cell>
          <table:table-cell table:formula="of:=[$'McSp stats'.I21]" office:value-type="float" office:value="7197.15" calcext:value-type="float">
            <text:p>7197.15</text:p>
          </table:table-cell>
          <table:table-cell table:formula="of:=[$'McSp stats'.J21]" office:value-type="float" office:value="56.6341" calcext:value-type="float">
            <text:p>56.6341</text:p>
          </table:table-cell>
          <table:table-cell table:formula="of:=[$'McSp stats'.L21]" office:value-type="float" office:value="56.6341" calcext:value-type="float">
            <text:p>56.6341</text:p>
          </table:table-cell>
          <table:table-cell table:formula="of:=[$'McSp stats'.M21]" office:value-type="float" office:value="58.9491" calcext:value-type="float">
            <text:p>58.9491</text:p>
          </table:table-cell>
          <table:table-cell table:formula="of:=[$'McSp stats'.N21]" office:value-type="float" office:value="3.92712" calcext:value-type="float">
            <text:p>3.92712</text:p>
          </table:table-cell>
          <table:table-cell table:formula="of:=[$'ScMp stats'.E21]" office:value-type="float" office:value="68.6155" calcext:value-type="float">
            <text:p>68.6155</text:p>
          </table:table-cell>
          <table:table-cell table:formula="of:=[$'ScMp stats'.F21]" office:value-type="float" office:value="11.3332" calcext:value-type="float">
            <text:p>11.3332</text:p>
          </table:table-cell>
          <table:table-cell table:formula="of:=[$'ScMp stats'.G21]" office:value-type="float" office:value="22.4222" calcext:value-type="float">
            <text:p>22.4222</text:p>
          </table:table-cell>
          <table:table-cell table:formula="of:=[$'ScMp stats'.I21]" office:value-type="float" office:value="7194.55" calcext:value-type="float">
            <text:p>7194.55</text:p>
          </table:table-cell>
          <table:table-cell table:formula="of:=[$'ScMp stats'.J21]" office:value-type="float" office:value="57.5265" calcext:value-type="float">
            <text:p>57.5265</text:p>
          </table:table-cell>
          <table:table-cell table:formula="of:=[$'ScMp stats'.L21]" office:value-type="float" office:value="57.5265" calcext:value-type="float">
            <text:p>57.5265</text:p>
          </table:table-cell>
          <table:table-cell table:formula="of:=[$'ScMp stats'.M21]" office:value-type="float" office:value="60.1213" calcext:value-type="float">
            <text:p>60.1213</text:p>
          </table:table-cell>
          <table:table-cell table:formula="of:=[$'ScMp stats'.N21]" office:value-type="float" office:value="4.31594" calcext:value-type="float">
            <text:p>4.31594</text:p>
          </table:table-cell>
          <table:table-cell table:formula="of:=[$'McMp stats'.E21]" office:value-type="float" office:value="68.6155" calcext:value-type="float">
            <text:p>68.6155</text:p>
          </table:table-cell>
          <table:table-cell table:formula="of:=[$'McMp stats'.F21]" office:value-type="float" office:value="15.1373" calcext:value-type="float">
            <text:p>15.1373</text:p>
          </table:table-cell>
          <table:table-cell table:formula="of:=[$'McMp stats'.G21]" office:value-type="float" office:value="25.7549" calcext:value-type="float">
            <text:p>25.7549</text:p>
          </table:table-cell>
          <table:table-cell table:formula="of:=[$'McMp stats'.I21]" office:value-type="float" office:value="7196.53" calcext:value-type="float">
            <text:p>7196.53</text:p>
          </table:table-cell>
          <table:table-cell table:formula="of:=[$'McMp stats'.J21]" office:value-type="float" office:value="57.9979" calcext:value-type="float">
            <text:p>57.9979</text:p>
          </table:table-cell>
          <table:table-cell table:formula="of:=[$'McMp stats'.L21]" office:value-type="float" office:value="57.9979" calcext:value-type="float">
            <text:p>57.9979</text:p>
          </table:table-cell>
          <table:table-cell table:formula="of:=[$'McMp stats'.M21]" office:value-type="float" office:value="60.3025" calcext:value-type="float">
            <text:p>60.3025</text:p>
          </table:table-cell>
          <table:table-cell table:formula="of:=[$'McMp stats'.N21]" office:value-type="float" office:value="3.82173" calcext:value-type="float">
            <text:p>3.82173</text:p>
          </table:table-cell>
          <table:table-cell table:formula="of:=[$'PC Stats'.E21]" office:value-type="float" office:value="68.6155" calcext:value-type="float">
            <text:p>68.6155</text:p>
          </table:table-cell>
          <table:table-cell table:formula="of:=[$'PC Stats'.F21]" office:value-type="float" office:value="15.1373" calcext:value-type="float">
            <text:p>15.1373</text:p>
          </table:table-cell>
          <table:table-cell table:formula="of:=[$'PC Stats'.G21]" office:value-type="float" office:value="27.7907" calcext:value-type="float">
            <text:p>27.7907</text:p>
          </table:table-cell>
          <table:table-cell table:formula="of:=[$'PC Stats'.I21]" office:value-type="float" office:value="5.67" calcext:value-type="float">
            <text:p>5.67</text:p>
          </table:table-cell>
          <table:table-cell table:formula="of:=[$'PC Stats'.J21]" office:value-type="float" office:value="55.9622" calcext:value-type="float">
            <text:p>55.9622</text:p>
          </table:table-cell>
          <table:table-cell table:formula="of:=[$'PC Stats'.L21]" office:value-type="float" office:value="55.9622" calcext:value-type="float">
            <text:p>55.9622</text:p>
          </table:table-cell>
          <table:table-cell table:formula="of:=[$'PC Stats'.M21]" office:value-type="float" office:value="55.9622" calcext:value-type="float">
            <text:p>55.9622</text:p>
          </table:table-cell>
          <table:table-cell table:formula="of:=[$'PC Stats'.N21]" office:value-type="float" office:value="0" calcext:value-type="float">
            <text:p>0</text:p>
          </table:table-cell>
          <table:table-cell table:formula="of:=[$'BL2 Stats'.E21]" office:value-type="float" office:value="68.6155" calcext:value-type="float">
            <text:p>68.6155</text:p>
          </table:table-cell>
          <table:table-cell table:formula="of:=[$'BL2 Stats'.F21]" office:value-type="float" office:value="15.1373" calcext:value-type="float">
            <text:p>15.1373</text:p>
          </table:table-cell>
          <table:table-cell table:formula="of:=[$'BL2 Stats'.G21]" office:value-type="float" office:value="23.5989" calcext:value-type="float">
            <text:p>23.5989</text:p>
          </table:table-cell>
          <table:table-cell table:formula="of:=[$'BL2 Stats'.I21]" office:value-type="float" office:value="7199.68" calcext:value-type="float">
            <text:p>7199.68</text:p>
          </table:table-cell>
          <table:table-cell table:formula="of:=[$'BL2 Stats'.J21]" office:value-type="float" office:value="60.1539" calcext:value-type="float">
            <text:p>60.1539</text:p>
          </table:table-cell>
          <table:table-cell table:formula="of:=[$'BL2 Stats'.L21]" office:value-type="float" office:value="60.1539" calcext:value-type="float">
            <text:p>60.1539</text:p>
          </table:table-cell>
          <table:table-cell table:formula="of:=[$'BL2 Stats'.M21]" office:value-type="float" office:value="61.6381" calcext:value-type="float">
            <text:p>61.6381</text:p>
          </table:table-cell>
          <table:table-cell table:formula="of:=[$'BL2 Stats'.N21]" office:value-type="float" office:value="2.40793" calcext:value-type="float">
            <text:p>2.40793</text:p>
          </table:table-cell>
          <table:table-cell table:formula="of:=[$'Bundle Stats'.E21]" office:value-type="float" office:value="68.6155" calcext:value-type="float">
            <text:p>68.6155</text:p>
          </table:table-cell>
          <table:table-cell table:formula="of:=[$'Bundle Stats'.F21]" office:value-type="float" office:value="11.3332" calcext:value-type="float">
            <text:p>11.3332</text:p>
          </table:table-cell>
          <table:table-cell table:formula="of:=[$'Bundle Stats'.G21]" office:value-type="float" office:value="24.8818" calcext:value-type="float">
            <text:p>24.8818</text:p>
          </table:table-cell>
          <table:table-cell table:formula="of:=[$'Bundle Stats'.I21]" office:value-type="float" office:value="1.34" calcext:value-type="float">
            <text:p>1.34</text:p>
          </table:table-cell>
          <table:table-cell table:formula="of:=[$'Bundle Stats'.J21]" office:value-type="float" office:value="55.0669" calcext:value-type="float">
            <text:p>55.0669</text:p>
          </table:table-cell>
          <table:table-cell table:formula="of:=[$'Bundle Stats'.L21]" office:value-type="float" office:value="55.0669" calcext:value-type="float">
            <text:p>55.0669</text:p>
          </table:table-cell>
          <table:table-cell table:formula="of:=[$'Bundle Stats'.M21]" office:value-type="float" office:value="55.0669" calcext:value-type="float">
            <text:p>55.0669</text:p>
          </table:table-cell>
          <table:table-cell table:formula="of:=[$'Bundle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4.6893" calcext:value-type="float">
            <text:p>34.6893</text:p>
          </table:table-cell>
          <table:table-cell table:formula="of:=[$'ScSp stats'.G22]" office:value-type="float" office:value="46.3332" calcext:value-type="float">
            <text:p>46.3332</text:p>
          </table:table-cell>
          <table:table-cell table:formula="of:=[$'ScSp stats'.I22]" office:value-type="float" office:value="7197.9" calcext:value-type="float">
            <text:p>7197.9</text:p>
          </table:table-cell>
          <table:table-cell table:formula="of:=[$'ScSp stats'.J22]" office:value-type="float" office:value="78.3538" calcext:value-type="float">
            <text:p>78.3538</text:p>
          </table:table-cell>
          <table:table-cell table:formula="of:=[$'ScSp stats'.L22]" office:value-type="float" office:value="78.3538" calcext:value-type="float">
            <text:p>78.3538</text:p>
          </table:table-cell>
          <table:table-cell table:formula="of:=[$'ScSp stats'.M22]" office:value-type="float" office:value="90.5291" calcext:value-type="float">
            <text:p>90.5291</text:p>
          </table:table-cell>
          <table:table-cell table:formula="of:=[$'ScSp stats'.N22]" office:value-type="float" office:value="13.449" calcext:value-type="float">
            <text:p>13.449</text:p>
          </table:table-cell>
          <table:table-cell table:formula="of:=[$'McSp stats'.E22]" office:value-type="float" office:value="89.9977" calcext:value-type="float">
            <text:p>89.9977</text:p>
          </table:table-cell>
          <table:table-cell table:formula="of:=[$'McSp stats'.F22]" office:value-type="float" office:value="37.7381" calcext:value-type="float">
            <text:p>37.7381</text:p>
          </table:table-cell>
          <table:table-cell table:formula="of:=[$'McSp stats'.G22]" office:value-type="float" office:value="48.3336" calcext:value-type="float">
            <text:p>48.3336</text:p>
          </table:table-cell>
          <table:table-cell table:formula="of:=[$'McSp stats'.I22]" office:value-type="float" office:value="7197.34" calcext:value-type="float">
            <text:p>7197.34</text:p>
          </table:table-cell>
          <table:table-cell table:formula="of:=[$'McSp stats'.J22]" office:value-type="float" office:value="79.4022" calcext:value-type="float">
            <text:p>79.4022</text:p>
          </table:table-cell>
          <table:table-cell table:formula="of:=[$'McSp stats'.L22]" office:value-type="float" office:value="79.4022" calcext:value-type="float">
            <text:p>79.4022</text:p>
          </table:table-cell>
          <table:table-cell table:formula="of:=[$'McSp stats'.M22]" office:value-type="float" office:value="90.8567" calcext:value-type="float">
            <text:p>90.8567</text:p>
          </table:table-cell>
          <table:table-cell table:formula="of:=[$'McSp stats'.N22]" office:value-type="float" office:value="12.6072" calcext:value-type="float">
            <text:p>12.6072</text:p>
          </table:table-cell>
          <table:table-cell table:formula="of:=[$'ScMp stats'.E22]" office:value-type="float" office:value="89.9977" calcext:value-type="float">
            <text:p>89.9977</text:p>
          </table:table-cell>
          <table:table-cell table:formula="of:=[$'ScMp stats'.F22]" office:value-type="float" office:value="37.7381" calcext:value-type="float">
            <text:p>37.7381</text:p>
          </table:table-cell>
          <table:table-cell table:formula="of:=[$'ScMp stats'.G22]" office:value-type="float" office:value="45.9321" calcext:value-type="float">
            <text:p>45.9321</text:p>
          </table:table-cell>
          <table:table-cell table:formula="of:=[$'ScMp stats'.I22]" office:value-type="float" office:value="7193.04" calcext:value-type="float">
            <text:p>7193.04</text:p>
          </table:table-cell>
          <table:table-cell table:formula="of:=[$'ScMp stats'.J22]" office:value-type="float" office:value="81.8037" calcext:value-type="float">
            <text:p>81.8037</text:p>
          </table:table-cell>
          <table:table-cell table:formula="of:=[$'ScMp stats'.L22]" office:value-type="float" office:value="81.8037" calcext:value-type="float">
            <text:p>81.8037</text:p>
          </table:table-cell>
          <table:table-cell table:formula="of:=[$'ScMp stats'.M22]" office:value-type="float" office:value="94.2424" calcext:value-type="float">
            <text:p>94.2424</text:p>
          </table:table-cell>
          <table:table-cell table:formula="of:=[$'ScMp stats'.N22]" office:value-type="float" office:value="13.1986" calcext:value-type="float">
            <text:p>13.1986</text:p>
          </table:table-cell>
          <table:table-cell table:formula="of:=[$'McMp stats'.E22]" office:value-type="float" office:value="89.9977" calcext:value-type="float">
            <text:p>89.9977</text:p>
          </table:table-cell>
          <table:table-cell table:formula="of:=[$'McMp stats'.F22]" office:value-type="float" office:value="37.7381" calcext:value-type="float">
            <text:p>37.7381</text:p>
          </table:table-cell>
          <table:table-cell table:formula="of:=[$'McMp stats'.G22]" office:value-type="float" office:value="44.0479" calcext:value-type="float">
            <text:p>44.0479</text:p>
          </table:table-cell>
          <table:table-cell table:formula="of:=[$'McMp stats'.I22]" office:value-type="float" office:value="7192.75" calcext:value-type="float">
            <text:p>7192.75</text:p>
          </table:table-cell>
          <table:table-cell table:formula="of:=[$'McMp stats'.J22]" office:value-type="float" office:value="83.6879" calcext:value-type="float">
            <text:p>83.6879</text:p>
          </table:table-cell>
          <table:table-cell table:formula="of:=[$'McMp stats'.L22]" office:value-type="float" office:value="83.6879" calcext:value-type="float">
            <text:p>83.6879</text:p>
          </table:table-cell>
          <table:table-cell table:formula="of:=[$'McMp stats'.M22]" office:value-type="float" office:value="94.1436" calcext:value-type="float">
            <text:p>94.1436</text:p>
          </table:table-cell>
          <table:table-cell table:formula="of:=[$'McMp stats'.N22]" office:value-type="float" office:value="11.1061" calcext:value-type="float">
            <text:p>11.1061</text:p>
          </table:table-cell>
          <table:table-cell table:formula="of:=[$'PC Stats'.E22]" office:value-type="float" office:value="89.9977" calcext:value-type="float">
            <text:p>89.9977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37.491" calcext:value-type="float">
            <text:p>37.491</text:p>
          </table:table-cell>
          <table:table-cell table:formula="of:=[$'PC Stats'.I22]" office:value-type="float" office:value="7200.35" calcext:value-type="float">
            <text:p>7200.35</text:p>
          </table:table-cell>
          <table:table-cell table:formula="of:=[$'PC Stats'.J22]" office:value-type="float" office:value="52.5067" calcext:value-type="float">
            <text:p>52.5067</text:p>
          </table:table-cell>
          <table:table-cell table:formula="of:=[$'PC Stats'.L22]" office:value-type="float" office:value="52.5067" calcext:value-type="float">
            <text:p>52.5067</text:p>
          </table:table-cell>
          <table:table-cell table:formula="of:=[$'PC Stats'.M22]" office:value-type="float" office:value="75.6105" calcext:value-type="float">
            <text:p>75.6105</text:p>
          </table:table-cell>
          <table:table-cell table:formula="of:=[$'PC Stats'.N22]" office:value-type="float" office:value="30.5564" calcext:value-type="float">
            <text:p>30.5564</text:p>
          </table:table-cell>
          <table:table-cell table:formula="of:=[$'BL2 Stats'.E22]" office:value-type="float" office:value="89.9977" calcext:value-type="float">
            <text:p>89.9977</text:p>
          </table:table-cell>
          <table:table-cell table:formula="of:=[$'BL2 Stats'.F22]" office:value-type="float" office:value="37.7381" calcext:value-type="float">
            <text:p>37.7381</text:p>
          </table:table-cell>
          <table:table-cell table:formula="of:=[$'BL2 Stats'.G22]" office:value-type="float" office:value="45.1483" calcext:value-type="float">
            <text:p>45.1483</text:p>
          </table:table-cell>
          <table:table-cell table:formula="of:=[$'BL2 Stats'.I22]" office:value-type="float" office:value="7194.42" calcext:value-type="float">
            <text:p>7194.42</text:p>
          </table:table-cell>
          <table:table-cell table:formula="of:=[$'BL2 Stats'.J22]" office:value-type="float" office:value="82.5875" calcext:value-type="float">
            <text:p>82.5875</text:p>
          </table:table-cell>
          <table:table-cell table:formula="of:=[$'BL2 Stats'.L22]" office:value-type="float" office:value="82.5875" calcext:value-type="float">
            <text:p>82.5875</text:p>
          </table:table-cell>
          <table:table-cell table:formula="of:=[$'BL2 Stats'.M22]" office:value-type="float" office:value="92.7985" calcext:value-type="float">
            <text:p>92.7985</text:p>
          </table:table-cell>
          <table:table-cell table:formula="of:=[$'BL2 Stats'.N22]" office:value-type="float" office:value="11.0034" calcext:value-type="float">
            <text:p>11.0034</text:p>
          </table:table-cell>
          <table:table-cell table:formula="of:=[$'Bundle Stats'.E22]" office:value-type="float" office:value="89.9977" calcext:value-type="float">
            <text:p>89.9977</text:p>
          </table:table-cell>
          <table:table-cell table:formula="of:=[$'Bundle Stats'.F22]" office:value-type="float" office:value="37.7381" calcext:value-type="float">
            <text:p>37.7381</text:p>
          </table:table-cell>
          <table:table-cell table:formula="of:=[$'Bundle Stats'.G22]" office:value-type="float" office:value="48.0228" calcext:value-type="float">
            <text:p>48.0228</text:p>
          </table:table-cell>
          <table:table-cell table:formula="of:=[$'Bundle Stats'.I22]" office:value-type="float" office:value="6.5" calcext:value-type="float">
            <text:p>6.5</text:p>
          </table:table-cell>
          <table:table-cell table:formula="of:=[$'Bundle Stats'.J22]" office:value-type="float" office:value="79.713" calcext:value-type="float">
            <text:p>79.713</text:p>
          </table:table-cell>
          <table:table-cell table:formula="of:=[$'Bundle Stats'.L22]" office:value-type="float" office:value="79.713" calcext:value-type="float">
            <text:p>79.713</text:p>
          </table:table-cell>
          <table:table-cell table:formula="of:=[$'Bundle Stats'.M22]" office:value-type="float" office:value="79.713" calcext:value-type="float">
            <text:p>79.713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8.2108" calcext:value-type="float">
            <text:p>38.2108</text:p>
          </table:table-cell>
          <table:table-cell table:formula="of:=[$'ScSp stats'.I23]" office:value-type="float" office:value="7197.87" calcext:value-type="float">
            <text:p>7197.87</text:p>
          </table:table-cell>
          <table:table-cell table:formula="of:=[$'ScSp stats'.J23]" office:value-type="float" office:value="77.3636" calcext:value-type="float">
            <text:p>77.3636</text:p>
          </table:table-cell>
          <table:table-cell table:formula="of:=[$'ScSp stats'.L23]" office:value-type="float" office:value="77.3636" calcext:value-type="float">
            <text:p>77.3636</text:p>
          </table:table-cell>
          <table:table-cell table:formula="of:=[$'ScSp stats'.M23]" office:value-type="float" office:value="84.2007" calcext:value-type="float">
            <text:p>84.2007</text:p>
          </table:table-cell>
          <table:table-cell table:formula="of:=[$'ScSp stats'.N23]" office:value-type="float" office:value="8.12" calcext:value-type="float">
            <text:p>8.12</text:p>
          </table:table-cell>
          <table:table-cell table:formula="of:=[$'McSp stats'.E23]" office:value-type="float" office:value="69.9994" calcext:value-type="float">
            <text:p>69.9994</text:p>
          </table:table-cell>
          <table:table-cell table:formula="of:=[$'McSp stats'.F23]" office:value-type="float" office:value="45.5751" calcext:value-type="float">
            <text:p>45.5751</text:p>
          </table:table-cell>
          <table:table-cell table:formula="of:=[$'McSp stats'.G23]" office:value-type="float" office:value="37.5979" calcext:value-type="float">
            <text:p>37.5979</text:p>
          </table:table-cell>
          <table:table-cell table:formula="of:=[$'McSp stats'.I23]" office:value-type="float" office:value="7197.11" calcext:value-type="float">
            <text:p>7197.11</text:p>
          </table:table-cell>
          <table:table-cell table:formula="of:=[$'McSp stats'.J23]" office:value-type="float" office:value="77.9765" calcext:value-type="float">
            <text:p>77.9765</text:p>
          </table:table-cell>
          <table:table-cell table:formula="of:=[$'McSp stats'.L23]" office:value-type="float" office:value="77.9765" calcext:value-type="float">
            <text:p>77.9765</text:p>
          </table:table-cell>
          <table:table-cell table:formula="of:=[$'McSp stats'.M23]" office:value-type="float" office:value="84.1164" calcext:value-type="float">
            <text:p>84.1164</text:p>
          </table:table-cell>
          <table:table-cell table:formula="of:=[$'McSp stats'.N23]" office:value-type="float" office:value="7.29929" calcext:value-type="float">
            <text:p>7.29929</text:p>
          </table:table-cell>
          <table:table-cell table:formula="of:=[$'ScMp stats'.E23]" office:value-type="float" office:value="69.9994" calcext:value-type="float">
            <text:p>69.9994</text:p>
          </table:table-cell>
          <table:table-cell table:formula="of:=[$'ScMp stats'.F23]" office:value-type="float" office:value="45.5751" calcext:value-type="float">
            <text:p>45.5751</text:p>
          </table:table-cell>
          <table:table-cell table:formula="of:=[$'ScMp stats'.G23]" office:value-type="float" office:value="34.0377" calcext:value-type="float">
            <text:p>34.0377</text:p>
          </table:table-cell>
          <table:table-cell table:formula="of:=[$'ScMp stats'.I23]" office:value-type="float" office:value="7195.51" calcext:value-type="float">
            <text:p>7195.51</text:p>
          </table:table-cell>
          <table:table-cell table:formula="of:=[$'ScMp stats'.J23]" office:value-type="float" office:value="81.5367" calcext:value-type="float">
            <text:p>81.5367</text:p>
          </table:table-cell>
          <table:table-cell table:formula="of:=[$'ScMp stats'.L23]" office:value-type="float" office:value="81.5367" calcext:value-type="float">
            <text:p>81.5367</text:p>
          </table:table-cell>
          <table:table-cell table:formula="of:=[$'ScMp stats'.M23]" office:value-type="float" office:value="88.2834" calcext:value-type="float">
            <text:p>88.2834</text:p>
          </table:table-cell>
          <table:table-cell table:formula="of:=[$'ScMp stats'.N23]" office:value-type="float" office:value="7.64209" calcext:value-type="float">
            <text:p>7.64209</text:p>
          </table:table-cell>
          <table:table-cell table:formula="of:=[$'McMp stats'.E23]" office:value-type="float" office:value="69.9994" calcext:value-type="float">
            <text:p>69.9994</text:p>
          </table:table-cell>
          <table:table-cell table:formula="of:=[$'McMp stats'.F23]" office:value-type="float" office:value="45.5751" calcext:value-type="float">
            <text:p>45.5751</text:p>
          </table:table-cell>
          <table:table-cell table:formula="of:=[$'McMp stats'.G23]" office:value-type="float" office:value="32.8276" calcext:value-type="float">
            <text:p>32.8276</text:p>
          </table:table-cell>
          <table:table-cell table:formula="of:=[$'McMp stats'.I23]" office:value-type="float" office:value="7195.47" calcext:value-type="float">
            <text:p>7195.47</text:p>
          </table:table-cell>
          <table:table-cell table:formula="of:=[$'McMp stats'.J23]" office:value-type="float" office:value="82.7468" calcext:value-type="float">
            <text:p>82.7468</text:p>
          </table:table-cell>
          <table:table-cell table:formula="of:=[$'McMp stats'.L23]" office:value-type="float" office:value="82.7468" calcext:value-type="float">
            <text:p>82.7468</text:p>
          </table:table-cell>
          <table:table-cell table:formula="of:=[$'McMp stats'.M23]" office:value-type="float" office:value="88.0468" calcext:value-type="float">
            <text:p>88.0468</text:p>
          </table:table-cell>
          <table:table-cell table:formula="of:=[$'McMp stats'.N23]" office:value-type="float" office:value="6.01953" calcext:value-type="float">
            <text:p>6.01953</text:p>
          </table:table-cell>
          <table:table-cell table:formula="of:=[$'PC Stats'.E23]" office:value-type="float" office:value="69.9994" calcext:value-type="float">
            <text:p>69.9994</text:p>
          </table:table-cell>
          <table:table-cell table:formula="of:=[$'PC Stats'.F23]" office:value-type="float" office:value="45.5751" calcext:value-type="float">
            <text:p>45.5751</text:p>
          </table:table-cell>
          <table:table-cell table:formula="of:=[$'PC Stats'.G23]" office:value-type="float" office:value="39.602" calcext:value-type="float">
            <text:p>39.602</text:p>
          </table:table-cell>
          <table:table-cell table:formula="of:=[$'PC Stats'.I23]" office:value-type="float" office:value="1136.38" calcext:value-type="float">
            <text:p>1136.38</text:p>
          </table:table-cell>
          <table:table-cell table:formula="of:=[$'PC Stats'.J23]" office:value-type="float" office:value="75.9724" calcext:value-type="float">
            <text:p>75.9724</text:p>
          </table:table-cell>
          <table:table-cell table:formula="of:=[$'PC Stats'.L23]" office:value-type="float" office:value="75.9724" calcext:value-type="float">
            <text:p>75.9724</text:p>
          </table:table-cell>
          <table:table-cell table:formula="of:=[$'PC Stats'.M23]" office:value-type="float" office:value="75.98" calcext:value-type="float">
            <text:p>75.98</text:p>
          </table:table-cell>
          <table:table-cell table:formula="of:=[$'PC Stats'.N23]" office:value-type="float" office:value="0.00999334" calcext:value-type="float">
            <text:p>0.00999334</text:p>
          </table:table-cell>
          <table:table-cell table:formula="of:=[$'BL2 Stats'.E23]" office:value-type="float" office:value="69.9994" calcext:value-type="float">
            <text:p>69.9994</text:p>
          </table:table-cell>
          <table:table-cell table:formula="of:=[$'BL2 Stats'.F23]" office:value-type="float" office:value="45.5751" calcext:value-type="float">
            <text:p>45.5751</text:p>
          </table:table-cell>
          <table:table-cell table:formula="of:=[$'BL2 Stats'.G23]" office:value-type="float" office:value="36.1747" calcext:value-type="float">
            <text:p>36.1747</text:p>
          </table:table-cell>
          <table:table-cell table:formula="of:=[$'BL2 Stats'.I23]" office:value-type="float" office:value="7190.77" calcext:value-type="float">
            <text:p>7190.77</text:p>
          </table:table-cell>
          <table:table-cell table:formula="of:=[$'BL2 Stats'.J23]" office:value-type="float" office:value="79.3997" calcext:value-type="float">
            <text:p>79.3997</text:p>
          </table:table-cell>
          <table:table-cell table:formula="of:=[$'BL2 Stats'.L23]" office:value-type="float" office:value="79.3997" calcext:value-type="float">
            <text:p>79.3997</text:p>
          </table:table-cell>
          <table:table-cell table:formula="of:=[$'BL2 Stats'.M23]" office:value-type="float" office:value="84.2549" calcext:value-type="float">
            <text:p>84.2549</text:p>
          </table:table-cell>
          <table:table-cell table:formula="of:=[$'BL2 Stats'.N23]" office:value-type="float" office:value="5.76251" calcext:value-type="float">
            <text:p>5.76251</text:p>
          </table:table-cell>
          <table:table-cell table:formula="of:=[$'Bundle Stats'.E23]" office:value-type="float" office:value="69.9994" calcext:value-type="float">
            <text:p>69.9994</text:p>
          </table:table-cell>
          <table:table-cell table:formula="of:=[$'Bundle Stats'.F23]" office:value-type="float" office:value="45.5751" calcext:value-type="float">
            <text:p>45.5751</text:p>
          </table:table-cell>
          <table:table-cell table:formula="of:=[$'Bundle Stats'.G23]" office:value-type="float" office:value="37.6586" calcext:value-type="float">
            <text:p>37.6586</text:p>
          </table:table-cell>
          <table:table-cell table:formula="of:=[$'Bundle Stats'.I23]" office:value-type="float" office:value="1.42" calcext:value-type="float">
            <text:p>1.42</text:p>
          </table:table-cell>
          <table:table-cell table:formula="of:=[$'Bundle Stats'.J23]" office:value-type="float" office:value="77.9159" calcext:value-type="float">
            <text:p>77.9159</text:p>
          </table:table-cell>
          <table:table-cell table:formula="of:=[$'Bundle Stats'.L23]" office:value-type="float" office:value="77.9159" calcext:value-type="float">
            <text:p>77.9159</text:p>
          </table:table-cell>
          <table:table-cell table:formula="of:=[$'Bundle Stats'.M23]" office:value-type="float" office:value="77.9159" calcext:value-type="float">
            <text:p>77.9159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9.2701" calcext:value-type="float">
            <text:p>59.2701</text:p>
          </table:table-cell>
          <table:table-cell table:formula="of:=[$'ScSp stats'.I24]" office:value-type="float" office:value="7197.8" calcext:value-type="float">
            <text:p>7197.8</text:p>
          </table:table-cell>
          <table:table-cell table:formula="of:=[$'ScSp stats'.J24]" office:value-type="float" office:value="56.4825" calcext:value-type="float">
            <text:p>56.4825</text:p>
          </table:table-cell>
          <table:table-cell table:formula="of:=[$'ScSp stats'.L24]" office:value-type="float" office:value="56.4825" calcext:value-type="float">
            <text:p>56.4825</text:p>
          </table:table-cell>
          <table:table-cell table:formula="of:=[$'ScSp stats'.M24]" office:value-type="float" office:value="71.6018" calcext:value-type="float">
            <text:p>71.6018</text:p>
          </table:table-cell>
          <table:table-cell table:formula="of:=[$'ScSp stats'.N24]" office:value-type="float" office:value="21.1158" calcext:value-type="float">
            <text:p>21.1158</text:p>
          </table:table-cell>
          <table:table-cell table:formula="of:=[$'McSp stats'.E24]" office:value-type="float" office:value="79.8797" calcext:value-type="float">
            <text:p>79.8797</text:p>
          </table:table-cell>
          <table:table-cell table:formula="of:=[$'McSp stats'.F24]" office:value-type="float" office:value="35.8729" calcext:value-type="float">
            <text:p>35.8729</text:p>
          </table:table-cell>
          <table:table-cell table:formula="of:=[$'McSp stats'.G24]" office:value-type="float" office:value="59.9266" calcext:value-type="float">
            <text:p>59.9266</text:p>
          </table:table-cell>
          <table:table-cell table:formula="of:=[$'McSp stats'.I24]" office:value-type="float" office:value="7196.73" calcext:value-type="float">
            <text:p>7196.73</text:p>
          </table:table-cell>
          <table:table-cell table:formula="of:=[$'McSp stats'.J24]" office:value-type="float" office:value="55.826" calcext:value-type="float">
            <text:p>55.826</text:p>
          </table:table-cell>
          <table:table-cell table:formula="of:=[$'McSp stats'.L24]" office:value-type="float" office:value="55.826" calcext:value-type="float">
            <text:p>55.826</text:p>
          </table:table-cell>
          <table:table-cell table:formula="of:=[$'McSp stats'.M24]" office:value-type="float" office:value="71.3361" calcext:value-type="float">
            <text:p>71.3361</text:p>
          </table:table-cell>
          <table:table-cell table:formula="of:=[$'McSp stats'.N24]" office:value-type="float" office:value="21.7423" calcext:value-type="float">
            <text:p>21.7423</text:p>
          </table:table-cell>
          <table:table-cell table:formula="of:=[$'ScMp stats'.E24]" office:value-type="float" office:value="79.8797" calcext:value-type="float">
            <text:p>79.8797</text:p>
          </table:table-cell>
          <table:table-cell table:formula="of:=[$'ScMp stats'.F24]" office:value-type="float" office:value="38.6591" calcext:value-type="float">
            <text:p>38.6591</text:p>
          </table:table-cell>
          <table:table-cell table:formula="of:=[$'ScMp stats'.G24]" office:value-type="float" office:value="57.3261" calcext:value-type="float">
            <text:p>57.3261</text:p>
          </table:table-cell>
          <table:table-cell table:formula="of:=[$'ScMp stats'.I24]" office:value-type="float" office:value="7193.17" calcext:value-type="float">
            <text:p>7193.17</text:p>
          </table:table-cell>
          <table:table-cell table:formula="of:=[$'ScMp stats'.J24]" office:value-type="float" office:value="61.2127" calcext:value-type="float">
            <text:p>61.2127</text:p>
          </table:table-cell>
          <table:table-cell table:formula="of:=[$'ScMp stats'.L24]" office:value-type="float" office:value="61.2127" calcext:value-type="float">
            <text:p>61.2127</text:p>
          </table:table-cell>
          <table:table-cell table:formula="of:=[$'ScMp stats'.M24]" office:value-type="float" office:value="75.8951" calcext:value-type="float">
            <text:p>75.8951</text:p>
          </table:table-cell>
          <table:table-cell table:formula="of:=[$'ScMp stats'.N24]" office:value-type="float" office:value="19.3456" calcext:value-type="float">
            <text:p>19.3456</text:p>
          </table:table-cell>
          <table:table-cell table:formula="of:=[$'McMp stats'.E24]" office:value-type="float" office:value="79.8797" calcext:value-type="float">
            <text:p>79.8797</text:p>
          </table:table-cell>
          <table:table-cell table:formula="of:=[$'McMp stats'.F24]" office:value-type="float" office:value="38.6591" calcext:value-type="float">
            <text:p>38.6591</text:p>
          </table:table-cell>
          <table:table-cell table:formula="of:=[$'McMp stats'.G24]" office:value-type="float" office:value="55.0208" calcext:value-type="float">
            <text:p>55.0208</text:p>
          </table:table-cell>
          <table:table-cell table:formula="of:=[$'McMp stats'.I24]" office:value-type="float" office:value="7191.41" calcext:value-type="float">
            <text:p>7191.41</text:p>
          </table:table-cell>
          <table:table-cell table:formula="of:=[$'McMp stats'.J24]" office:value-type="float" office:value="63.518" calcext:value-type="float">
            <text:p>63.518</text:p>
          </table:table-cell>
          <table:table-cell table:formula="of:=[$'McMp stats'.L24]" office:value-type="float" office:value="63.518" calcext:value-type="float">
            <text:p>63.518</text:p>
          </table:table-cell>
          <table:table-cell table:formula="of:=[$'McMp stats'.M24]" office:value-type="float" office:value="76.0462" calcext:value-type="float">
            <text:p>76.0462</text:p>
          </table:table-cell>
          <table:table-cell table:formula="of:=[$'McMp stats'.N24]" office:value-type="float" office:value="16.4745" calcext:value-type="float">
            <text:p>16.4745</text:p>
          </table:table-cell>
          <table:table-cell table:formula="of:=[$'PC Stats'.E24]" office:value-type="float" office:value="79.8797" calcext:value-type="float">
            <text:p>79.8797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47.9801" calcext:value-type="float">
            <text:p>47.9801</text:p>
          </table:table-cell>
          <table:table-cell table:formula="of:=[$'PC Stats'.I24]" office:value-type="float" office:value="7200.42" calcext:value-type="float">
            <text:p>7200.42</text:p>
          </table:table-cell>
          <table:table-cell table:formula="of:=[$'PC Stats'.J24]" office:value-type="float" office:value="31.8997" calcext:value-type="float">
            <text:p>31.8997</text:p>
          </table:table-cell>
          <table:table-cell table:formula="of:=[$'PC Stats'.L24]" office:value-type="float" office:value="31.8997" calcext:value-type="float">
            <text:p>31.8997</text:p>
          </table:table-cell>
          <table:table-cell table:formula="of:=[$'PC Stats'.M24]" office:value-type="float" office:value="52.4972" calcext:value-type="float">
            <text:p>52.4972</text:p>
          </table:table-cell>
          <table:table-cell table:formula="of:=[$'PC Stats'.N24]" office:value-type="float" office:value="39.2355" calcext:value-type="float">
            <text:p>39.2355</text:p>
          </table:table-cell>
          <table:table-cell table:formula="of:=[$'BL2 Stats'.E24]" office:value-type="float" office:value="79.8797" calcext:value-type="float">
            <text:p>79.8797</text:p>
          </table:table-cell>
          <table:table-cell table:formula="of:=[$'BL2 Stats'.F24]" office:value-type="float" office:value="38.6591" calcext:value-type="float">
            <text:p>38.6591</text:p>
          </table:table-cell>
          <table:table-cell table:formula="of:=[$'BL2 Stats'.G24]" office:value-type="float" office:value="56.6177" calcext:value-type="float">
            <text:p>56.6177</text:p>
          </table:table-cell>
          <table:table-cell table:formula="of:=[$'BL2 Stats'.I24]" office:value-type="float" office:value="7198.57" calcext:value-type="float">
            <text:p>7198.57</text:p>
          </table:table-cell>
          <table:table-cell table:formula="of:=[$'BL2 Stats'.J24]" office:value-type="float" office:value="61.9211" calcext:value-type="float">
            <text:p>61.9211</text:p>
          </table:table-cell>
          <table:table-cell table:formula="of:=[$'BL2 Stats'.L24]" office:value-type="float" office:value="61.9211" calcext:value-type="float">
            <text:p>61.9211</text:p>
          </table:table-cell>
          <table:table-cell table:formula="of:=[$'BL2 Stats'.M24]" office:value-type="float" office:value="73.0671" calcext:value-type="float">
            <text:p>73.0671</text:p>
          </table:table-cell>
          <table:table-cell table:formula="of:=[$'BL2 Stats'.N24]" office:value-type="float" office:value="15.2545" calcext:value-type="float">
            <text:p>15.2545</text:p>
          </table:table-cell>
          <table:table-cell table:formula="of:=[$'Bundle Stats'.E24]" office:value-type="float" office:value="79.8797" calcext:value-type="float">
            <text:p>79.8797</text:p>
          </table:table-cell>
          <table:table-cell table:formula="of:=[$'Bundle Stats'.F24]" office:value-type="float" office:value="35.8729" calcext:value-type="float">
            <text:p>35.8729</text:p>
          </table:table-cell>
          <table:table-cell table:formula="of:=[$'Bundle Stats'.G24]" office:value-type="float" office:value="58.3849" calcext:value-type="float">
            <text:p>58.3849</text:p>
          </table:table-cell>
          <table:table-cell table:formula="of:=[$'Bundle Stats'.I24]" office:value-type="float" office:value="2.16" calcext:value-type="float">
            <text:p>2.16</text:p>
          </table:table-cell>
          <table:table-cell table:formula="of:=[$'Bundle Stats'.J24]" office:value-type="float" office:value="57.3677" calcext:value-type="float">
            <text:p>57.3677</text:p>
          </table:table-cell>
          <table:table-cell table:formula="of:=[$'Bundle Stats'.L24]" office:value-type="float" office:value="57.3677" calcext:value-type="float">
            <text:p>57.3677</text:p>
          </table:table-cell>
          <table:table-cell table:formula="of:=[$'Bundle Stats'.M24]" office:value-type="float" office:value="57.3677" calcext:value-type="float">
            <text:p>57.3677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7841" calcext:value-type="float">
            <text:p>42.7841</text:p>
          </table:table-cell>
          <table:table-cell table:formula="of:=[$'ScSp stats'.I25]" office:value-type="float" office:value="7195.92" calcext:value-type="float">
            <text:p>7195.92</text:p>
          </table:table-cell>
          <table:table-cell table:formula="of:=[$'ScSp stats'.J25]" office:value-type="float" office:value="84.3362" calcext:value-type="float">
            <text:p>84.3362</text:p>
          </table:table-cell>
          <table:table-cell table:formula="of:=[$'ScSp stats'.L25]" office:value-type="float" office:value="84.3362" calcext:value-type="float">
            <text:p>84.3362</text:p>
          </table:table-cell>
          <table:table-cell table:formula="of:=[$'ScSp stats'.M25]" office:value-type="float" office:value="98.3208" calcext:value-type="float">
            <text:p>98.3208</text:p>
          </table:table-cell>
          <table:table-cell table:formula="of:=[$'ScSp stats'.N25]" office:value-type="float" office:value="14.2234" calcext:value-type="float">
            <text:p>14.2234</text:p>
          </table:table-cell>
          <table:table-cell table:formula="of:=[$'McSp stats'.E25]" office:value-type="float" office:value="84.3664" calcext:value-type="float">
            <text:p>84.3664</text:p>
          </table:table-cell>
          <table:table-cell table:formula="of:=[$'McSp stats'.F25]" office:value-type="float" office:value="42.7539" calcext:value-type="float">
            <text:p>42.7539</text:p>
          </table:table-cell>
          <table:table-cell table:formula="of:=[$'McSp stats'.G25]" office:value-type="float" office:value="43.0977" calcext:value-type="float">
            <text:p>43.0977</text:p>
          </table:table-cell>
          <table:table-cell table:formula="of:=[$'McSp stats'.I25]" office:value-type="float" office:value="7195.8" calcext:value-type="float">
            <text:p>7195.8</text:p>
          </table:table-cell>
          <table:table-cell table:formula="of:=[$'McSp stats'.J25]" office:value-type="float" office:value="84.0225" calcext:value-type="float">
            <text:p>84.0225</text:p>
          </table:table-cell>
          <table:table-cell table:formula="of:=[$'McSp stats'.L25]" office:value-type="float" office:value="84.0225" calcext:value-type="float">
            <text:p>84.0225</text:p>
          </table:table-cell>
          <table:table-cell table:formula="of:=[$'McSp stats'.M25]" office:value-type="float" office:value="99.4344" calcext:value-type="float">
            <text:p>99.4344</text:p>
          </table:table-cell>
          <table:table-cell table:formula="of:=[$'McSp stats'.N25]" office:value-type="float" office:value="15.4996" calcext:value-type="float">
            <text:p>15.4996</text:p>
          </table:table-cell>
          <table:table-cell table:formula="of:=[$'ScMp stats'.E25]" office:value-type="float" office:value="84.3664" calcext:value-type="float">
            <text:p>84.3664</text:p>
          </table:table-cell>
          <table:table-cell table:formula="of:=[$'ScMp stats'.F25]" office:value-type="float" office:value="45.5225" calcext:value-type="float">
            <text:p>45.5225</text:p>
          </table:table-cell>
          <table:table-cell table:formula="of:=[$'ScMp stats'.G25]" office:value-type="float" office:value="39.6416" calcext:value-type="float">
            <text:p>39.6416</text:p>
          </table:table-cell>
          <table:table-cell table:formula="of:=[$'ScMp stats'.I25]" office:value-type="float" office:value="7193.89" calcext:value-type="float">
            <text:p>7193.89</text:p>
          </table:table-cell>
          <table:table-cell table:formula="of:=[$'ScMp stats'.J25]" office:value-type="float" office:value="90.2474" calcext:value-type="float">
            <text:p>90.2474</text:p>
          </table:table-cell>
          <table:table-cell table:formula="of:=[$'ScMp stats'.L25]" office:value-type="float" office:value="90.2474" calcext:value-type="float">
            <text:p>90.2474</text:p>
          </table:table-cell>
          <table:table-cell table:formula="of:=[$'ScMp stats'.M25]" office:value-type="float" office:value="107.264" calcext:value-type="float">
            <text:p>107.264</text:p>
          </table:table-cell>
          <table:table-cell table:formula="of:=[$'ScMp stats'.N25]" office:value-type="float" office:value="15.8642" calcext:value-type="float">
            <text:p>15.8642</text:p>
          </table:table-cell>
          <table:table-cell table:formula="of:=[$'McMp stats'.E25]" office:value-type="float" office:value="84.3664" calcext:value-type="float">
            <text:p>84.3664</text:p>
          </table:table-cell>
          <table:table-cell table:formula="of:=[$'McMp stats'.F25]" office:value-type="float" office:value="48.281" calcext:value-type="float">
            <text:p>48.281</text:p>
          </table:table-cell>
          <table:table-cell table:formula="of:=[$'McMp stats'.G25]" office:value-type="float" office:value="39.6311" calcext:value-type="float">
            <text:p>39.6311</text:p>
          </table:table-cell>
          <table:table-cell table:formula="of:=[$'McMp stats'.I25]" office:value-type="float" office:value="7191.64" calcext:value-type="float">
            <text:p>7191.64</text:p>
          </table:table-cell>
          <table:table-cell table:formula="of:=[$'McMp stats'.J25]" office:value-type="float" office:value="93.0163" calcext:value-type="float">
            <text:p>93.0163</text:p>
          </table:table-cell>
          <table:table-cell table:formula="of:=[$'McMp stats'.L25]" office:value-type="float" office:value="93.0163" calcext:value-type="float">
            <text:p>93.0163</text:p>
          </table:table-cell>
          <table:table-cell table:formula="of:=[$'McMp stats'.M25]" office:value-type="float" office:value="111.869" calcext:value-type="float">
            <text:p>111.869</text:p>
          </table:table-cell>
          <table:table-cell table:formula="of:=[$'McMp stats'.N25]" office:value-type="float" office:value="16.8525" calcext:value-type="float">
            <text:p>16.8525</text:p>
          </table:table-cell>
          <table:table-cell table:formula="of:=[$'PC Stats'.E25]" office:value-type="float" office:value="84.3664" calcext:value-type="float">
            <text:p>84.3664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31.1566" calcext:value-type="float">
            <text:p>31.1566</text:p>
          </table:table-cell>
          <table:table-cell table:formula="of:=[$'PC Stats'.I25]" office:value-type="float" office:value="7195.42" calcext:value-type="float">
            <text:p>7195.42</text:p>
          </table:table-cell>
          <table:table-cell table:formula="of:=[$'PC Stats'.J25]" office:value-type="float" office:value="53.2098" calcext:value-type="float">
            <text:p>53.2098</text:p>
          </table:table-cell>
          <table:table-cell table:formula="of:=[$'PC Stats'.L25]" office:value-type="float" office:value="53.2098" calcext:value-type="float">
            <text:p>53.2098</text:p>
          </table:table-cell>
          <table:table-cell table:formula="of:=[$'PC Stats'.M25]" office:value-type="float" office:value="77.9389" calcext:value-type="float">
            <text:p>77.9389</text:p>
          </table:table-cell>
          <table:table-cell table:formula="of:=[$'PC Stats'.N25]" office:value-type="float" office:value="31.7288" calcext:value-type="float">
            <text:p>31.7288</text:p>
          </table:table-cell>
          <table:table-cell table:formula="of:=[$'BL2 Stats'.E25]" office:value-type="float" office:value="84.3664" calcext:value-type="float">
            <text:p>84.3664</text:p>
          </table:table-cell>
          <table:table-cell table:formula="of:=[$'BL2 Stats'.F25]" office:value-type="float" office:value="48.281" calcext:value-type="float">
            <text:p>48.281</text:p>
          </table:table-cell>
          <table:table-cell table:formula="of:=[$'BL2 Stats'.G25]" office:value-type="float" office:value="37.8433" calcext:value-type="float">
            <text:p>37.8433</text:p>
          </table:table-cell>
          <table:table-cell table:formula="of:=[$'BL2 Stats'.I25]" office:value-type="float" office:value="7198.62" calcext:value-type="float">
            <text:p>7198.62</text:p>
          </table:table-cell>
          <table:table-cell table:formula="of:=[$'BL2 Stats'.J25]" office:value-type="float" office:value="94.8041" calcext:value-type="float">
            <text:p>94.8041</text:p>
          </table:table-cell>
          <table:table-cell table:formula="of:=[$'BL2 Stats'.L25]" office:value-type="float" office:value="94.8041" calcext:value-type="float">
            <text:p>94.8041</text:p>
          </table:table-cell>
          <table:table-cell table:formula="of:=[$'BL2 Stats'.M25]" office:value-type="float" office:value="108.781" calcext:value-type="float">
            <text:p>108.781</text:p>
          </table:table-cell>
          <table:table-cell table:formula="of:=[$'BL2 Stats'.N25]" office:value-type="float" office:value="12.8487" calcext:value-type="float">
            <text:p>12.8487</text:p>
          </table:table-cell>
          <table:table-cell table:formula="of:=[$'Bundle Stats'.E25]" office:value-type="float" office:value="84.3664" calcext:value-type="float">
            <text:p>84.3664</text:p>
          </table:table-cell>
          <table:table-cell table:formula="of:=[$'Bundle Stats'.F25]" office:value-type="float" office:value="42.7539" calcext:value-type="float">
            <text:p>42.7539</text:p>
          </table:table-cell>
          <table:table-cell table:formula="of:=[$'Bundle Stats'.G25]" office:value-type="float" office:value="42.6315" calcext:value-type="float">
            <text:p>42.6315</text:p>
          </table:table-cell>
          <table:table-cell table:formula="of:=[$'Bundle Stats'.I25]" office:value-type="float" office:value="2.13" calcext:value-type="float">
            <text:p>2.13</text:p>
          </table:table-cell>
          <table:table-cell table:formula="of:=[$'Bundle Stats'.J25]" office:value-type="float" office:value="84.4888" calcext:value-type="float">
            <text:p>84.4888</text:p>
          </table:table-cell>
          <table:table-cell table:formula="of:=[$'Bundle Stats'.L25]" office:value-type="float" office:value="84.4888" calcext:value-type="float">
            <text:p>84.4888</text:p>
          </table:table-cell>
          <table:table-cell table:formula="of:=[$'Bundle Stats'.M25]" office:value-type="float" office:value="84.4888" calcext:value-type="float">
            <text:p>84.4888</text:p>
          </table:table-cell>
          <table:table-cell table:formula="of:=[$'Bundle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4628" calcext:value-type="float">
            <text:p>53.4628</text:p>
          </table:table-cell>
          <table:table-cell table:formula="of:=[$'ScSp stats'.I26]" office:value-type="float" office:value="7197.62" calcext:value-type="float">
            <text:p>7197.62</text:p>
          </table:table-cell>
          <table:table-cell table:formula="of:=[$'ScSp stats'.J26]" office:value-type="float" office:value="83.1693" calcext:value-type="float">
            <text:p>83.1693</text:p>
          </table:table-cell>
          <table:table-cell table:formula="of:=[$'ScSp stats'.L26]" office:value-type="float" office:value="83.1693" calcext:value-type="float">
            <text:p>83.1693</text:p>
          </table:table-cell>
          <table:table-cell table:formula="of:=[$'ScSp stats'.M26]" office:value-type="float" office:value="85.6591" calcext:value-type="float">
            <text:p>85.6591</text:p>
          </table:table-cell>
          <table:table-cell table:formula="of:=[$'ScSp stats'.N26]" office:value-type="float" office:value="2.90664" calcext:value-type="float">
            <text:p>2.90664</text:p>
          </table:table-cell>
          <table:table-cell table:formula="of:=[$'McSp stats'.E26]" office:value-type="float" office:value="66.3017" calcext:value-type="float">
            <text:p>66.3017</text:p>
          </table:table-cell>
          <table:table-cell table:formula="of:=[$'McSp stats'.F26]" office:value-type="float" office:value="70.3303" calcext:value-type="float">
            <text:p>70.3303</text:p>
          </table:table-cell>
          <table:table-cell table:formula="of:=[$'McSp stats'.G26]" office:value-type="float" office:value="52.6461" calcext:value-type="float">
            <text:p>52.6461</text:p>
          </table:table-cell>
          <table:table-cell table:formula="of:=[$'McSp stats'.I26]" office:value-type="float" office:value="7196.68" calcext:value-type="float">
            <text:p>7196.68</text:p>
          </table:table-cell>
          <table:table-cell table:formula="of:=[$'McSp stats'.J26]" office:value-type="float" office:value="83.9859" calcext:value-type="float">
            <text:p>83.9859</text:p>
          </table:table-cell>
          <table:table-cell table:formula="of:=[$'McSp stats'.L26]" office:value-type="float" office:value="83.9859" calcext:value-type="float">
            <text:p>83.9859</text:p>
          </table:table-cell>
          <table:table-cell table:formula="of:=[$'McSp stats'.M26]" office:value-type="float" office:value="85.6592" calcext:value-type="float">
            <text:p>85.6592</text:p>
          </table:table-cell>
          <table:table-cell table:formula="of:=[$'McSp stats'.N26]" office:value-type="float" office:value="1.95344" calcext:value-type="float">
            <text:p>1.95344</text:p>
          </table:table-cell>
          <table:table-cell table:formula="of:=[$'ScMp stats'.E26]" office:value-type="float" office:value="66.3017" calcext:value-type="float">
            <text:p>66.3017</text:p>
          </table:table-cell>
          <table:table-cell table:formula="of:=[$'ScMp stats'.F26]" office:value-type="float" office:value="73.0888" calcext:value-type="float">
            <text:p>73.0888</text:p>
          </table:table-cell>
          <table:table-cell table:formula="of:=[$'ScMp stats'.G26]" office:value-type="float" office:value="48.7207" calcext:value-type="float">
            <text:p>48.7207</text:p>
          </table:table-cell>
          <table:table-cell table:formula="of:=[$'ScMp stats'.I26]" office:value-type="float" office:value="7193.61" calcext:value-type="float">
            <text:p>7193.61</text:p>
          </table:table-cell>
          <table:table-cell table:formula="of:=[$'ScMp stats'.J26]" office:value-type="float" office:value="90.6698" calcext:value-type="float">
            <text:p>90.6698</text:p>
          </table:table-cell>
          <table:table-cell table:formula="of:=[$'ScMp stats'.L26]" office:value-type="float" office:value="90.6698" calcext:value-type="float">
            <text:p>90.6698</text:p>
          </table:table-cell>
          <table:table-cell table:formula="of:=[$'ScMp stats'.M26]" office:value-type="float" office:value="97.5724" calcext:value-type="float">
            <text:p>97.5724</text:p>
          </table:table-cell>
          <table:table-cell table:formula="of:=[$'ScMp stats'.N26]" office:value-type="float" office:value="7.07434" calcext:value-type="float">
            <text:p>7.07434</text:p>
          </table:table-cell>
          <table:table-cell table:formula="of:=[$'McMp stats'.E26]" office:value-type="float" office:value="66.3017" calcext:value-type="float">
            <text:p>66.3017</text:p>
          </table:table-cell>
          <table:table-cell table:formula="of:=[$'McMp stats'.F26]" office:value-type="float" office:value="70.3303" calcext:value-type="float">
            <text:p>70.3303</text:p>
          </table:table-cell>
          <table:table-cell table:formula="of:=[$'McMp stats'.G26]" office:value-type="float" office:value="41.6618" calcext:value-type="float">
            <text:p>41.6618</text:p>
          </table:table-cell>
          <table:table-cell table:formula="of:=[$'McMp stats'.I26]" office:value-type="float" office:value="7194.86" calcext:value-type="float">
            <text:p>7194.86</text:p>
          </table:table-cell>
          <table:table-cell table:formula="of:=[$'McMp stats'.J26]" office:value-type="float" office:value="94.9703" calcext:value-type="float">
            <text:p>94.9703</text:p>
          </table:table-cell>
          <table:table-cell table:formula="of:=[$'McMp stats'.L26]" office:value-type="float" office:value="94.9703" calcext:value-type="float">
            <text:p>94.9703</text:p>
          </table:table-cell>
          <table:table-cell table:formula="of:=[$'McMp stats'.M26]" office:value-type="float" office:value="97.4927" calcext:value-type="float">
            <text:p>97.4927</text:p>
          </table:table-cell>
          <table:table-cell table:formula="of:=[$'McMp stats'.N26]" office:value-type="float" office:value="2.58727" calcext:value-type="float">
            <text:p>2.58727</text:p>
          </table:table-cell>
          <table:table-cell table:formula="of:=[$'PC Stats'.E26]" office:value-type="float" office:value="66.3017" calcext:value-type="float">
            <text:p>66.3017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13.0235" calcext:value-type="float">
            <text:p>13.0235</text:p>
          </table:table-cell>
          <table:table-cell table:formula="of:=[$'PC Stats'.I26]" office:value-type="float" office:value="7197.49" calcext:value-type="float">
            <text:p>7197.49</text:p>
          </table:table-cell>
          <table:table-cell table:formula="of:=[$'PC Stats'.J26]" office:value-type="float" office:value="53.2782" calcext:value-type="float">
            <text:p>53.2782</text:p>
          </table:table-cell>
          <table:table-cell table:formula="of:=[$'PC Stats'.L26]" office:value-type="float" office:value="53.2782" calcext:value-type="float">
            <text:p>53.2782</text:p>
          </table:table-cell>
          <table:table-cell table:formula="of:=[$'PC Stats'.M26]" office:value-type="float" office:value="90.8179" calcext:value-type="float">
            <text:p>90.8179</text:p>
          </table:table-cell>
          <table:table-cell table:formula="of:=[$'PC Stats'.N26]" office:value-type="float" office:value="41.3351" calcext:value-type="float">
            <text:p>41.3351</text:p>
          </table:table-cell>
          <table:table-cell table:formula="of:=[$'BL2 Stats'.E26]" office:value-type="float" office:value="66.3017" calcext:value-type="float">
            <text:p>66.3017</text:p>
          </table:table-cell>
          <table:table-cell table:formula="of:=[$'BL2 Stats'.F26]" office:value-type="float" office:value="73.0888" calcext:value-type="float">
            <text:p>73.0888</text:p>
          </table:table-cell>
          <table:table-cell table:formula="of:=[$'BL2 Stats'.G26]" office:value-type="float" office:value="42.4472" calcext:value-type="float">
            <text:p>42.4472</text:p>
          </table:table-cell>
          <table:table-cell table:formula="of:=[$'BL2 Stats'.I26]" office:value-type="float" office:value="7199.16" calcext:value-type="float">
            <text:p>7199.16</text:p>
          </table:table-cell>
          <table:table-cell table:formula="of:=[$'BL2 Stats'.J26]" office:value-type="float" office:value="96.9433" calcext:value-type="float">
            <text:p>96.9433</text:p>
          </table:table-cell>
          <table:table-cell table:formula="of:=[$'BL2 Stats'.L26]" office:value-type="float" office:value="96.9433" calcext:value-type="float">
            <text:p>96.9433</text:p>
          </table:table-cell>
          <table:table-cell table:formula="of:=[$'BL2 Stats'.M26]" office:value-type="float" office:value="101.858" calcext:value-type="float">
            <text:p>101.858</text:p>
          </table:table-cell>
          <table:table-cell table:formula="of:=[$'BL2 Stats'.N26]" office:value-type="float" office:value="4.82505" calcext:value-type="float">
            <text:p>4.82505</text:p>
          </table:table-cell>
          <table:table-cell table:formula="of:=[$'Bundle Stats'.E26]" office:value-type="float" office:value="66.3017" calcext:value-type="float">
            <text:p>66.3017</text:p>
          </table:table-cell>
          <table:table-cell table:formula="of:=[$'Bundle Stats'.F26]" office:value-type="float" office:value="70.3303" calcext:value-type="float">
            <text:p>70.3303</text:p>
          </table:table-cell>
          <table:table-cell table:formula="of:=[$'Bundle Stats'.G26]" office:value-type="float" office:value="53.2653" calcext:value-type="float">
            <text:p>53.2653</text:p>
          </table:table-cell>
          <table:table-cell table:formula="of:=[$'Bundle Stats'.I26]" office:value-type="float" office:value="4.68" calcext:value-type="float">
            <text:p>4.68</text:p>
          </table:table-cell>
          <table:table-cell table:formula="of:=[$'Bundle Stats'.J26]" office:value-type="float" office:value="83.3667" calcext:value-type="float">
            <text:p>83.3667</text:p>
          </table:table-cell>
          <table:table-cell table:formula="of:=[$'Bundle Stats'.L26]" office:value-type="float" office:value="83.3667" calcext:value-type="float">
            <text:p>83.3667</text:p>
          </table:table-cell>
          <table:table-cell table:formula="of:=[$'Bundle Stats'.M26]" office:value-type="float" office:value="83.3667" calcext:value-type="float">
            <text:p>83.3667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2.394" calcext:value-type="float">
            <text:p>42.394</text:p>
          </table:table-cell>
          <table:table-cell table:formula="of:=[$'ScSp stats'.G27]" office:value-type="float" office:value="39.2135" calcext:value-type="float">
            <text:p>39.2135</text:p>
          </table:table-cell>
          <table:table-cell table:formula="of:=[$'ScSp stats'.I27]" office:value-type="float" office:value="7196.12" calcext:value-type="float">
            <text:p>7196.12</text:p>
          </table:table-cell>
          <table:table-cell table:formula="of:=[$'ScSp stats'.J27]" office:value-type="float" office:value="76.3489" calcext:value-type="float">
            <text:p>76.3489</text:p>
          </table:table-cell>
          <table:table-cell table:formula="of:=[$'ScSp stats'.L27]" office:value-type="float" office:value="76.3489" calcext:value-type="float">
            <text:p>76.3489</text:p>
          </table:table-cell>
          <table:table-cell table:formula="of:=[$'ScSp stats'.M27]" office:value-type="float" office:value="85.7024" calcext:value-type="float">
            <text:p>85.7024</text:p>
          </table:table-cell>
          <table:table-cell table:formula="of:=[$'ScSp stats'.N27]" office:value-type="float" office:value="10.9139" calcext:value-type="float">
            <text:p>10.9139</text:p>
          </table:table-cell>
          <table:table-cell table:formula="of:=[$'McSp stats'.E27]" office:value-type="float" office:value="73.1685" calcext:value-type="float">
            <text:p>73.1685</text:p>
          </table:table-cell>
          <table:table-cell table:formula="of:=[$'McSp stats'.F27]" office:value-type="float" office:value="39.654" calcext:value-type="float">
            <text:p>39.654</text:p>
          </table:table-cell>
          <table:table-cell table:formula="of:=[$'McSp stats'.G27]" office:value-type="float" office:value="38.6643" calcext:value-type="float">
            <text:p>38.6643</text:p>
          </table:table-cell>
          <table:table-cell table:formula="of:=[$'McSp stats'.I27]" office:value-type="float" office:value="7196.04" calcext:value-type="float">
            <text:p>7196.04</text:p>
          </table:table-cell>
          <table:table-cell table:formula="of:=[$'McSp stats'.J27]" office:value-type="float" office:value="74.1582" calcext:value-type="float">
            <text:p>74.1582</text:p>
          </table:table-cell>
          <table:table-cell table:formula="of:=[$'McSp stats'.L27]" office:value-type="float" office:value="74.1582" calcext:value-type="float">
            <text:p>74.1582</text:p>
          </table:table-cell>
          <table:table-cell table:formula="of:=[$'McSp stats'.M27]" office:value-type="float" office:value="86.0181" calcext:value-type="float">
            <text:p>86.0181</text:p>
          </table:table-cell>
          <table:table-cell table:formula="of:=[$'McSp stats'.N27]" office:value-type="float" office:value="13.7877" calcext:value-type="float">
            <text:p>13.7877</text:p>
          </table:table-cell>
          <table:table-cell table:formula="of:=[$'ScMp stats'.E27]" office:value-type="float" office:value="73.1685" calcext:value-type="float">
            <text:p>73.1685</text:p>
          </table:table-cell>
          <table:table-cell table:formula="of:=[$'ScMp stats'.F27]" office:value-type="float" office:value="48.3408" calcext:value-type="float">
            <text:p>48.3408</text:p>
          </table:table-cell>
          <table:table-cell table:formula="of:=[$'ScMp stats'.G27]" office:value-type="float" office:value="30.9604" calcext:value-type="float">
            <text:p>30.9604</text:p>
          </table:table-cell>
          <table:table-cell table:formula="of:=[$'ScMp stats'.I27]" office:value-type="float" office:value="7194.8" calcext:value-type="float">
            <text:p>7194.8</text:p>
          </table:table-cell>
          <table:table-cell table:formula="of:=[$'ScMp stats'.J27]" office:value-type="float" office:value="90.5489" calcext:value-type="float">
            <text:p>90.5489</text:p>
          </table:table-cell>
          <table:table-cell table:formula="of:=[$'ScMp stats'.L27]" office:value-type="float" office:value="90.5489" calcext:value-type="float">
            <text:p>90.5489</text:p>
          </table:table-cell>
          <table:table-cell table:formula="of:=[$'ScMp stats'.M27]" office:value-type="float" office:value="100.065" calcext:value-type="float">
            <text:p>100.065</text:p>
          </table:table-cell>
          <table:table-cell table:formula="of:=[$'ScMp stats'.N27]" office:value-type="float" office:value="9.50992" calcext:value-type="float">
            <text:p>9.50992</text:p>
          </table:table-cell>
          <table:table-cell table:formula="of:=[$'McMp stats'.E27]" office:value-type="float" office:value="73.1685" calcext:value-type="float">
            <text:p>73.1685</text:p>
          </table:table-cell>
          <table:table-cell table:formula="of:=[$'McMp stats'.F27]" office:value-type="float" office:value="51.1095" calcext:value-type="float">
            <text:p>51.1095</text:p>
          </table:table-cell>
          <table:table-cell table:formula="of:=[$'McMp stats'.G27]" office:value-type="float" office:value="34.7109" calcext:value-type="float">
            <text:p>34.7109</text:p>
          </table:table-cell>
          <table:table-cell table:formula="of:=[$'McMp stats'.I27]" office:value-type="float" office:value="7193.58" calcext:value-type="float">
            <text:p>7193.58</text:p>
          </table:table-cell>
          <table:table-cell table:formula="of:=[$'McMp stats'.J27]" office:value-type="float" office:value="89.5671" calcext:value-type="float">
            <text:p>89.5671</text:p>
          </table:table-cell>
          <table:table-cell table:formula="of:=[$'McMp stats'.L27]" office:value-type="float" office:value="89.5671" calcext:value-type="float">
            <text:p>89.5671</text:p>
          </table:table-cell>
          <table:table-cell table:formula="of:=[$'McMp stats'.M27]" office:value-type="float" office:value="100.103" calcext:value-type="float">
            <text:p>100.103</text:p>
          </table:table-cell>
          <table:table-cell table:formula="of:=[$'McMp stats'.N27]" office:value-type="float" office:value="10.5251" calcext:value-type="float">
            <text:p>10.5251</text:p>
          </table:table-cell>
          <table:table-cell table:formula="of:=[$'PC Stats'.E27]" office:value-type="float" office:value="73.1685" calcext:value-type="float">
            <text:p>73.1685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22.983" calcext:value-type="float">
            <text:p>22.983</text:p>
          </table:table-cell>
          <table:table-cell table:formula="of:=[$'PC Stats'.I27]" office:value-type="float" office:value="7190.57" calcext:value-type="float">
            <text:p>7190.57</text:p>
          </table:table-cell>
          <table:table-cell table:formula="of:=[$'PC Stats'.J27]" office:value-type="float" office:value="50.1855" calcext:value-type="float">
            <text:p>50.1855</text:p>
          </table:table-cell>
          <table:table-cell table:formula="of:=[$'PC Stats'.L27]" office:value-type="float" office:value="50.1855" calcext:value-type="float">
            <text:p>50.1855</text:p>
          </table:table-cell>
          <table:table-cell table:formula="of:=[$'PC Stats'.M27]" office:value-type="float" office:value="92.8067" calcext:value-type="float">
            <text:p>92.8067</text:p>
          </table:table-cell>
          <table:table-cell table:formula="of:=[$'PC Stats'.N27]" office:value-type="float" office:value="45.9247" calcext:value-type="float">
            <text:p>45.9247</text:p>
          </table:table-cell>
          <table:table-cell table:formula="of:=[$'BL2 Stats'.E27]" office:value-type="float" office:value="73.1685" calcext:value-type="float">
            <text:p>73.1685</text:p>
          </table:table-cell>
          <table:table-cell table:formula="of:=[$'BL2 Stats'.F27]" office:value-type="float" office:value="51.1095" calcext:value-type="float">
            <text:p>51.1095</text:p>
          </table:table-cell>
          <table:table-cell table:formula="of:=[$'BL2 Stats'.G27]" office:value-type="float" office:value="31.1877" calcext:value-type="float">
            <text:p>31.1877</text:p>
          </table:table-cell>
          <table:table-cell table:formula="of:=[$'BL2 Stats'.I27]" office:value-type="float" office:value="7191.91" calcext:value-type="float">
            <text:p>7191.91</text:p>
          </table:table-cell>
          <table:table-cell table:formula="of:=[$'BL2 Stats'.J27]" office:value-type="float" office:value="93.0903" calcext:value-type="float">
            <text:p>93.0903</text:p>
          </table:table-cell>
          <table:table-cell table:formula="of:=[$'BL2 Stats'.L27]" office:value-type="float" office:value="93.0903" calcext:value-type="float">
            <text:p>93.0903</text:p>
          </table:table-cell>
          <table:table-cell table:formula="of:=[$'BL2 Stats'.M27]" office:value-type="float" office:value="103.832" calcext:value-type="float">
            <text:p>103.832</text:p>
          </table:table-cell>
          <table:table-cell table:formula="of:=[$'BL2 Stats'.N27]" office:value-type="float" office:value="10.3453" calcext:value-type="float">
            <text:p>10.3453</text:p>
          </table:table-cell>
          <table:table-cell table:formula="of:=[$'Bundle Stats'.E27]" office:value-type="float" office:value="73.1685" calcext:value-type="float">
            <text:p>73.1685</text:p>
          </table:table-cell>
          <table:table-cell table:formula="of:=[$'Bundle Stats'.F27]" office:value-type="float" office:value="45.4431" calcext:value-type="float">
            <text:p>45.4431</text:p>
          </table:table-cell>
          <table:table-cell table:formula="of:=[$'Bundle Stats'.G27]" office:value-type="float" office:value="39.2547" calcext:value-type="float">
            <text:p>39.2547</text:p>
          </table:table-cell>
          <table:table-cell table:formula="of:=[$'Bundle Stats'.I27]" office:value-type="float" office:value="14.03" calcext:value-type="float">
            <text:p>14.03</text:p>
          </table:table-cell>
          <table:table-cell table:formula="of:=[$'Bundle Stats'.J27]" office:value-type="float" office:value="79.357" calcext:value-type="float">
            <text:p>79.357</text:p>
          </table:table-cell>
          <table:table-cell table:formula="of:=[$'Bundle Stats'.L27]" office:value-type="float" office:value="79.357" calcext:value-type="float">
            <text:p>79.357</text:p>
          </table:table-cell>
          <table:table-cell table:formula="of:=[$'Bundle Stats'.M27]" office:value-type="float" office:value="79.357" calcext:value-type="float">
            <text:p>79.357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2202" calcext:value-type="float">
            <text:p>74.2202</text:p>
          </table:table-cell>
          <table:table-cell table:formula="of:=[$'ScSp stats'.G28]" office:value-type="float" office:value="55.8402" calcext:value-type="float">
            <text:p>55.8402</text:p>
          </table:table-cell>
          <table:table-cell table:formula="of:=[$'ScSp stats'.I28]" office:value-type="float" office:value="7194.5" calcext:value-type="float">
            <text:p>7194.5</text:p>
          </table:table-cell>
          <table:table-cell table:formula="of:=[$'ScSp stats'.J28]" office:value-type="float" office:value="95.0052" calcext:value-type="float">
            <text:p>95.0052</text:p>
          </table:table-cell>
          <table:table-cell table:formula="of:=[$'ScSp stats'.L28]" office:value-type="float" office:value="95.0052" calcext:value-type="float">
            <text:p>95.0052</text:p>
          </table:table-cell>
          <table:table-cell table:formula="of:=[$'ScSp stats'.M28]" office:value-type="float" office:value="114.018" calcext:value-type="float">
            <text:p>114.018</text:p>
          </table:table-cell>
          <table:table-cell table:formula="of:=[$'ScSp stats'.N28]" office:value-type="float" office:value="16.6753" calcext:value-type="float">
            <text:p>16.6753</text:p>
          </table:table-cell>
          <table:table-cell table:formula="of:=[$'McSp stats'.E28]" office:value-type="float" office:value="76.6253" calcext:value-type="float">
            <text:p>76.6253</text:p>
          </table:table-cell>
          <table:table-cell table:formula="of:=[$'McSp stats'.F28]" office:value-type="float" office:value="77.5074" calcext:value-type="float">
            <text:p>77.5074</text:p>
          </table:table-cell>
          <table:table-cell table:formula="of:=[$'McSp stats'.G28]" office:value-type="float" office:value="59.1265" calcext:value-type="float">
            <text:p>59.1265</text:p>
          </table:table-cell>
          <table:table-cell table:formula="of:=[$'McSp stats'.I28]" office:value-type="float" office:value="7196.92" calcext:value-type="float">
            <text:p>7196.92</text:p>
          </table:table-cell>
          <table:table-cell table:formula="of:=[$'McSp stats'.J28]" office:value-type="float" office:value="95.0062" calcext:value-type="float">
            <text:p>95.0062</text:p>
          </table:table-cell>
          <table:table-cell table:formula="of:=[$'McSp stats'.L28]" office:value-type="float" office:value="95.0062" calcext:value-type="float">
            <text:p>95.0062</text:p>
          </table:table-cell>
          <table:table-cell table:formula="of:=[$'McSp stats'.M28]" office:value-type="float" office:value="114.168" calcext:value-type="float">
            <text:p>114.168</text:p>
          </table:table-cell>
          <table:table-cell table:formula="of:=[$'McSp stats'.N28]" office:value-type="float" office:value="16.7839" calcext:value-type="float">
            <text:p>16.7839</text:p>
          </table:table-cell>
          <table:table-cell table:formula="of:=[$'ScMp stats'.E28]" office:value-type="float" office:value="76.6253" calcext:value-type="float">
            <text:p>76.6253</text:p>
          </table:table-cell>
          <table:table-cell table:formula="of:=[$'ScMp stats'.F28]" office:value-type="float" office:value="83.0623" calcext:value-type="float">
            <text:p>83.0623</text:p>
          </table:table-cell>
          <table:table-cell table:formula="of:=[$'ScMp stats'.G28]" office:value-type="float" office:value="54.4675" calcext:value-type="float">
            <text:p>54.4675</text:p>
          </table:table-cell>
          <table:table-cell table:formula="of:=[$'ScMp stats'.I28]" office:value-type="float" office:value="7197.07" calcext:value-type="float">
            <text:p>7197.07</text:p>
          </table:table-cell>
          <table:table-cell table:formula="of:=[$'ScMp stats'.J28]" office:value-type="float" office:value="105.22" calcext:value-type="float">
            <text:p>105.22</text:p>
          </table:table-cell>
          <table:table-cell table:formula="of:=[$'ScMp stats'.L28]" office:value-type="float" office:value="105.22" calcext:value-type="float">
            <text:p>105.22</text:p>
          </table:table-cell>
          <table:table-cell table:formula="of:=[$'ScMp stats'.M28]" office:value-type="float" office:value="119.895" calcext:value-type="float">
            <text:p>119.895</text:p>
          </table:table-cell>
          <table:table-cell table:formula="of:=[$'ScMp stats'.N28]" office:value-type="float" office:value="12.2399" calcext:value-type="float">
            <text:p>12.2399</text:p>
          </table:table-cell>
          <table:table-cell table:formula="of:=[$'McMp stats'.E28]" office:value-type="float" office:value="76.6253" calcext:value-type="float">
            <text:p>76.6253</text:p>
          </table:table-cell>
          <table:table-cell table:formula="of:=[$'McMp stats'.F28]" office:value-type="float" office:value="83.0623" calcext:value-type="float">
            <text:p>83.0623</text:p>
          </table:table-cell>
          <table:table-cell table:formula="of:=[$'McMp stats'.G28]" office:value-type="float" office:value="48.4605" calcext:value-type="float">
            <text:p>48.4605</text:p>
          </table:table-cell>
          <table:table-cell table:formula="of:=[$'McMp stats'.I28]" office:value-type="float" office:value="7195.35" calcext:value-type="float">
            <text:p>7195.35</text:p>
          </table:table-cell>
          <table:table-cell table:formula="of:=[$'McMp stats'.J28]" office:value-type="float" office:value="111.227" calcext:value-type="float">
            <text:p>111.227</text:p>
          </table:table-cell>
          <table:table-cell table:formula="of:=[$'McMp stats'.L28]" office:value-type="float" office:value="111.227" calcext:value-type="float">
            <text:p>111.227</text:p>
          </table:table-cell>
          <table:table-cell table:formula="of:=[$'McMp stats'.M28]" office:value-type="float" office:value="119.866" calcext:value-type="float">
            <text:p>119.866</text:p>
          </table:table-cell>
          <table:table-cell table:formula="of:=[$'McMp stats'.N28]" office:value-type="float" office:value="7.20721" calcext:value-type="float">
            <text:p>7.20721</text:p>
          </table:table-cell>
          <table:table-cell table:formula="of:=[$'PC Stats'.E28]" office:value-type="float" office:value="76.6253" calcext:value-type="float">
            <text:p>76.6253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25.9163" calcext:value-type="float">
            <text:p>25.9163</text:p>
          </table:table-cell>
          <table:table-cell table:formula="of:=[$'PC Stats'.I28]" office:value-type="float" office:value="7190.3" calcext:value-type="float">
            <text:p>7190.3</text:p>
          </table:table-cell>
          <table:table-cell table:formula="of:=[$'PC Stats'.J28]" office:value-type="float" office:value="50.7089" calcext:value-type="float">
            <text:p>50.7089</text:p>
          </table:table-cell>
          <table:table-cell table:formula="of:=[$'PC Stats'.L28]" office:value-type="float" office:value="50.7089" calcext:value-type="float">
            <text:p>50.7089</text:p>
          </table:table-cell>
          <table:table-cell table:formula="of:=[$'PC Stats'.M28]" office:value-type="float" office:value="98.7804" calcext:value-type="float">
            <text:p>98.7804</text:p>
          </table:table-cell>
          <table:table-cell table:formula="of:=[$'PC Stats'.N28]" office:value-type="float" office:value="48.665" calcext:value-type="float">
            <text:p>48.665</text:p>
          </table:table-cell>
          <table:table-cell table:formula="of:=[$'BL2 Stats'.E28]" office:value-type="float" office:value="76.6253" calcext:value-type="float">
            <text:p>76.6253</text:p>
          </table:table-cell>
          <table:table-cell table:formula="of:=[$'BL2 Stats'.F28]" office:value-type="float" office:value="83.0623" calcext:value-type="float">
            <text:p>83.0623</text:p>
          </table:table-cell>
          <table:table-cell table:formula="of:=[$'BL2 Stats'.G28]" office:value-type="float" office:value="58.725" calcext:value-type="float">
            <text:p>58.725</text:p>
          </table:table-cell>
          <table:table-cell table:formula="of:=[$'BL2 Stats'.I28]" office:value-type="float" office:value="7199.16" calcext:value-type="float">
            <text:p>7199.16</text:p>
          </table:table-cell>
          <table:table-cell table:formula="of:=[$'BL2 Stats'.J28]" office:value-type="float" office:value="100.963" calcext:value-type="float">
            <text:p>100.963</text:p>
          </table:table-cell>
          <table:table-cell table:formula="of:=[$'BL2 Stats'.L28]" office:value-type="float" office:value="100.963" calcext:value-type="float">
            <text:p>100.963</text:p>
          </table:table-cell>
          <table:table-cell table:formula="of:=[$'BL2 Stats'.M28]" office:value-type="float" office:value="108.641" calcext:value-type="float">
            <text:p>108.641</text:p>
          </table:table-cell>
          <table:table-cell table:formula="of:=[$'BL2 Stats'.N28]" office:value-type="float" office:value="7.06731" calcext:value-type="float">
            <text:p>7.06731</text:p>
          </table:table-cell>
          <table:table-cell table:formula="of:=[$'Bundle Stats'.E28]" office:value-type="float" office:value="76.6253" calcext:value-type="float">
            <text:p>76.6253</text:p>
          </table:table-cell>
          <table:table-cell table:formula="of:=[$'Bundle Stats'.F28]" office:value-type="float" office:value="74.6688" calcext:value-type="float">
            <text:p>74.6688</text:p>
          </table:table-cell>
          <table:table-cell table:formula="of:=[$'Bundle Stats'.G28]" office:value-type="float" office:value="53.2699" calcext:value-type="float">
            <text:p>53.2699</text:p>
          </table:table-cell>
          <table:table-cell table:formula="of:=[$'Bundle Stats'.I28]" office:value-type="float" office:value="2.69" calcext:value-type="float">
            <text:p>2.69</text:p>
          </table:table-cell>
          <table:table-cell table:formula="of:=[$'Bundle Stats'.J28]" office:value-type="float" office:value="98.0241" calcext:value-type="float">
            <text:p>98.0241</text:p>
          </table:table-cell>
          <table:table-cell table:formula="of:=[$'Bundle Stats'.L28]" office:value-type="float" office:value="98.0241" calcext:value-type="float">
            <text:p>98.0241</text:p>
          </table:table-cell>
          <table:table-cell table:formula="of:=[$'Bundle Stats'.M28]" office:value-type="float" office:value="98.0241" calcext:value-type="float">
            <text:p>98.0241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7.5715" calcext:value-type="float">
            <text:p>37.5715</text:p>
          </table:table-cell>
          <table:table-cell table:formula="of:=[$'ScSp stats'.I29]" office:value-type="float" office:value="7197.35" calcext:value-type="float">
            <text:p>7197.35</text:p>
          </table:table-cell>
          <table:table-cell table:formula="of:=[$'ScSp stats'.J29]" office:value-type="float" office:value="84.2944" calcext:value-type="float">
            <text:p>84.2944</text:p>
          </table:table-cell>
          <table:table-cell table:formula="of:=[$'ScSp stats'.L29]" office:value-type="float" office:value="84.2944" calcext:value-type="float">
            <text:p>84.2944</text:p>
          </table:table-cell>
          <table:table-cell table:formula="of:=[$'ScSp stats'.M29]" office:value-type="float" office:value="93.5277" calcext:value-type="float">
            <text:p>93.5277</text:p>
          </table:table-cell>
          <table:table-cell table:formula="of:=[$'ScSp stats'.N29]" office:value-type="float" office:value="9.87226" calcext:value-type="float">
            <text:p>9.87226</text:p>
          </table:table-cell>
          <table:table-cell table:formula="of:=[$'McSp stats'.E29]" office:value-type="float" office:value="71.1637" calcext:value-type="float">
            <text:p>71.1637</text:p>
          </table:table-cell>
          <table:table-cell table:formula="of:=[$'McSp stats'.F29]" office:value-type="float" office:value="51.3302" calcext:value-type="float">
            <text:p>51.3302</text:p>
          </table:table-cell>
          <table:table-cell table:formula="of:=[$'McSp stats'.G29]" office:value-type="float" office:value="35.7324" calcext:value-type="float">
            <text:p>35.7324</text:p>
          </table:table-cell>
          <table:table-cell table:formula="of:=[$'McSp stats'.I29]" office:value-type="float" office:value="7197.04" calcext:value-type="float">
            <text:p>7197.04</text:p>
          </table:table-cell>
          <table:table-cell table:formula="of:=[$'McSp stats'.J29]" office:value-type="float" office:value="86.7615" calcext:value-type="float">
            <text:p>86.7615</text:p>
          </table:table-cell>
          <table:table-cell table:formula="of:=[$'McSp stats'.L29]" office:value-type="float" office:value="86.7615" calcext:value-type="float">
            <text:p>86.7615</text:p>
          </table:table-cell>
          <table:table-cell table:formula="of:=[$'McSp stats'.M29]" office:value-type="float" office:value="93.0365" calcext:value-type="float">
            <text:p>93.0365</text:p>
          </table:table-cell>
          <table:table-cell table:formula="of:=[$'McSp stats'.N29]" office:value-type="float" office:value="6.74466" calcext:value-type="float">
            <text:p>6.74466</text:p>
          </table:table-cell>
          <table:table-cell table:formula="of:=[$'ScMp stats'.E29]" office:value-type="float" office:value="71.1637" calcext:value-type="float">
            <text:p>71.1637</text:p>
          </table:table-cell>
          <table:table-cell table:formula="of:=[$'ScMp stats'.F29]" office:value-type="float" office:value="50.7022" calcext:value-type="float">
            <text:p>50.7022</text:p>
          </table:table-cell>
          <table:table-cell table:formula="of:=[$'ScMp stats'.G29]" office:value-type="float" office:value="30.279" calcext:value-type="float">
            <text:p>30.279</text:p>
          </table:table-cell>
          <table:table-cell table:formula="of:=[$'ScMp stats'.I29]" office:value-type="float" office:value="7197.12" calcext:value-type="float">
            <text:p>7197.12</text:p>
          </table:table-cell>
          <table:table-cell table:formula="of:=[$'ScMp stats'.J29]" office:value-type="float" office:value="91.5869" calcext:value-type="float">
            <text:p>91.5869</text:p>
          </table:table-cell>
          <table:table-cell table:formula="of:=[$'ScMp stats'.L29]" office:value-type="float" office:value="91.5869" calcext:value-type="float">
            <text:p>91.5869</text:p>
          </table:table-cell>
          <table:table-cell table:formula="of:=[$'ScMp stats'.M29]" office:value-type="float" office:value="103.281" calcext:value-type="float">
            <text:p>103.281</text:p>
          </table:table-cell>
          <table:table-cell table:formula="of:=[$'ScMp stats'.N29]" office:value-type="float" office:value="11.3226" calcext:value-type="float">
            <text:p>11.3226</text:p>
          </table:table-cell>
          <table:table-cell table:formula="of:=[$'McMp stats'.E29]" office:value-type="float" office:value="71.1637" calcext:value-type="float">
            <text:p>71.1637</text:p>
          </table:table-cell>
          <table:table-cell table:formula="of:=[$'McMp stats'.F29]" office:value-type="float" office:value="56.8573" calcext:value-type="float">
            <text:p>56.8573</text:p>
          </table:table-cell>
          <table:table-cell table:formula="of:=[$'McMp stats'.G29]" office:value-type="float" office:value="30.4269" calcext:value-type="float">
            <text:p>30.4269</text:p>
          </table:table-cell>
          <table:table-cell table:formula="of:=[$'McMp stats'.I29]" office:value-type="float" office:value="7196.74" calcext:value-type="float">
            <text:p>7196.74</text:p>
          </table:table-cell>
          <table:table-cell table:formula="of:=[$'McMp stats'.J29]" office:value-type="float" office:value="97.5942" calcext:value-type="float">
            <text:p>97.5942</text:p>
          </table:table-cell>
          <table:table-cell table:formula="of:=[$'McMp stats'.L29]" office:value-type="float" office:value="97.5942" calcext:value-type="float">
            <text:p>97.5942</text:p>
          </table:table-cell>
          <table:table-cell table:formula="of:=[$'McMp stats'.M29]" office:value-type="float" office:value="103.379" calcext:value-type="float">
            <text:p>103.379</text:p>
          </table:table-cell>
          <table:table-cell table:formula="of:=[$'McMp stats'.N29]" office:value-type="float" office:value="5.59572" calcext:value-type="float">
            <text:p>5.59572</text:p>
          </table:table-cell>
          <table:table-cell table:formula="of:=[$'PC Stats'.E29]" office:value-type="float" office:value="71.1637" calcext:value-type="float">
            <text:p>71.1637</text:p>
          </table:table-cell>
          <table:table-cell table:formula="of:=[$'PC Stats'.F29]" office:value-type="float" office:value="50.7022" calcext:value-type="float">
            <text:p>50.7022</text:p>
          </table:table-cell>
          <table:table-cell table:formula="of:=[$'PC Stats'.G29]" office:value-type="float" office:value="30.7705" calcext:value-type="float">
            <text:p>30.7705</text:p>
          </table:table-cell>
          <table:table-cell table:formula="of:=[$'PC Stats'.I29]" office:value-type="float" office:value="7199.33" calcext:value-type="float">
            <text:p>7199.33</text:p>
          </table:table-cell>
          <table:table-cell table:formula="of:=[$'PC Stats'.J29]" office:value-type="float" office:value="91.0954" calcext:value-type="float">
            <text:p>91.0954</text:p>
          </table:table-cell>
          <table:table-cell table:formula="of:=[$'PC Stats'.L29]" office:value-type="float" office:value="91.0954" calcext:value-type="float">
            <text:p>91.0954</text:p>
          </table:table-cell>
          <table:table-cell table:formula="of:=[$'PC Stats'.M29]" office:value-type="float" office:value="91.751" calcext:value-type="float">
            <text:p>91.751</text:p>
          </table:table-cell>
          <table:table-cell table:formula="of:=[$'PC Stats'.N29]" office:value-type="float" office:value="0.714541" calcext:value-type="float">
            <text:p>0.714541</text:p>
          </table:table-cell>
          <table:table-cell table:formula="of:=[$'BL2 Stats'.E29]" office:value-type="float" office:value="71.1637" calcext:value-type="float">
            <text:p>71.1637</text:p>
          </table:table-cell>
          <table:table-cell table:formula="of:=[$'BL2 Stats'.F29]" office:value-type="float" office:value="56.8573" calcext:value-type="float">
            <text:p>56.8573</text:p>
          </table:table-cell>
          <table:table-cell table:formula="of:=[$'BL2 Stats'.G29]" office:value-type="float" office:value="28.2389" calcext:value-type="float">
            <text:p>28.2389</text:p>
          </table:table-cell>
          <table:table-cell table:formula="of:=[$'BL2 Stats'.I29]" office:value-type="float" office:value="7193.56" calcext:value-type="float">
            <text:p>7193.56</text:p>
          </table:table-cell>
          <table:table-cell table:formula="of:=[$'BL2 Stats'.J29]" office:value-type="float" office:value="99.7822" calcext:value-type="float">
            <text:p>99.7822</text:p>
          </table:table-cell>
          <table:table-cell table:formula="of:=[$'BL2 Stats'.L29]" office:value-type="float" office:value="99.7822" calcext:value-type="float">
            <text:p>99.7822</text:p>
          </table:table-cell>
          <table:table-cell table:formula="of:=[$'BL2 Stats'.M29]" office:value-type="float" office:value="105.728" calcext:value-type="float">
            <text:p>105.728</text:p>
          </table:table-cell>
          <table:table-cell table:formula="of:=[$'BL2 Stats'.N29]" office:value-type="float" office:value="5.62368" calcext:value-type="float">
            <text:p>5.62368</text:p>
          </table:table-cell>
          <table:table-cell table:formula="of:=[$'Bundle Stats'.E29]" office:value-type="float" office:value="71.1637" calcext:value-type="float">
            <text:p>71.1637</text:p>
          </table:table-cell>
          <table:table-cell table:formula="of:=[$'Bundle Stats'.F29]" office:value-type="float" office:value="50.7022" calcext:value-type="float">
            <text:p>50.7022</text:p>
          </table:table-cell>
          <table:table-cell table:formula="of:=[$'Bundle Stats'.G29]" office:value-type="float" office:value="34.5599" calcext:value-type="float">
            <text:p>34.5599</text:p>
          </table:table-cell>
          <table:table-cell table:formula="of:=[$'Bundle Stats'.I29]" office:value-type="float" office:value="20.07" calcext:value-type="float">
            <text:p>20.07</text:p>
          </table:table-cell>
          <table:table-cell table:formula="of:=[$'Bundle Stats'.J29]" office:value-type="float" office:value="87.3061" calcext:value-type="float">
            <text:p>87.3061</text:p>
          </table:table-cell>
          <table:table-cell table:formula="of:=[$'Bundle Stats'.L29]" office:value-type="float" office:value="87.3061" calcext:value-type="float">
            <text:p>87.3061</text:p>
          </table:table-cell>
          <table:table-cell table:formula="of:=[$'Bundle Stats'.M29]" office:value-type="float" office:value="87.3116" calcext:value-type="float">
            <text:p>87.3116</text:p>
          </table:table-cell>
          <table:table-cell table:style-name="ce98" table:formula="of:=[$'Bundle Stats'.N29]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6.1171" calcext:value-type="float">
            <text:p>46.1171</text:p>
          </table:table-cell>
          <table:table-cell table:formula="of:=[$'ScSp stats'.I30]" office:value-type="float" office:value="7193.75" calcext:value-type="float">
            <text:p>7193.75</text:p>
          </table:table-cell>
          <table:table-cell table:formula="of:=[$'ScSp stats'.J30]" office:value-type="float" office:value="75.6045" calcext:value-type="float">
            <text:p>75.6045</text:p>
          </table:table-cell>
          <table:table-cell table:formula="of:=[$'ScSp stats'.L30]" office:value-type="float" office:value="75.6045" calcext:value-type="float">
            <text:p>75.6045</text:p>
          </table:table-cell>
          <table:table-cell table:formula="of:=[$'ScSp stats'.M30]" office:value-type="float" office:value="86.3068" calcext:value-type="float">
            <text:p>86.3068</text:p>
          </table:table-cell>
          <table:table-cell table:formula="of:=[$'ScSp stats'.N30]" office:value-type="float" office:value="12.4003" calcext:value-type="float">
            <text:p>12.4003</text:p>
          </table:table-cell>
          <table:table-cell table:formula="of:=[$'McSp stats'.E30]" office:value-type="float" office:value="61.3986" calcext:value-type="float">
            <text:p>61.3986</text:p>
          </table:table-cell>
          <table:table-cell table:formula="of:=[$'McSp stats'.F30]" office:value-type="float" office:value="60.3229" calcext:value-type="float">
            <text:p>60.3229</text:p>
          </table:table-cell>
          <table:table-cell table:formula="of:=[$'McSp stats'.G30]" office:value-type="float" office:value="44.5963" calcext:value-type="float">
            <text:p>44.5963</text:p>
          </table:table-cell>
          <table:table-cell table:formula="of:=[$'McSp stats'.I30]" office:value-type="float" office:value="7195.9" calcext:value-type="float">
            <text:p>7195.9</text:p>
          </table:table-cell>
          <table:table-cell table:formula="of:=[$'McSp stats'.J30]" office:value-type="float" office:value="77.1253" calcext:value-type="float">
            <text:p>77.1253</text:p>
          </table:table-cell>
          <table:table-cell table:formula="of:=[$'McSp stats'.L30]" office:value-type="float" office:value="77.1253" calcext:value-type="float">
            <text:p>77.1253</text:p>
          </table:table-cell>
          <table:table-cell table:formula="of:=[$'McSp stats'.M30]" office:value-type="float" office:value="86.0971" calcext:value-type="float">
            <text:p>86.0971</text:p>
          </table:table-cell>
          <table:table-cell table:formula="of:=[$'McSp stats'.N30]" office:value-type="float" office:value="10.4206" calcext:value-type="float">
            <text:p>10.4206</text:p>
          </table:table-cell>
          <table:table-cell table:formula="of:=[$'ScMp stats'.E30]" office:value-type="float" office:value="61.3986" calcext:value-type="float">
            <text:p>61.3986</text:p>
          </table:table-cell>
          <table:table-cell table:formula="of:=[$'ScMp stats'.F30]" office:value-type="float" office:value="60.3229" calcext:value-type="float">
            <text:p>60.3229</text:p>
          </table:table-cell>
          <table:table-cell table:formula="of:=[$'ScMp stats'.G30]" office:value-type="float" office:value="38.155" calcext:value-type="float">
            <text:p>38.155</text:p>
          </table:table-cell>
          <table:table-cell table:formula="of:=[$'ScMp stats'.I30]" office:value-type="float" office:value="7194.9" calcext:value-type="float">
            <text:p>7194.9</text:p>
          </table:table-cell>
          <table:table-cell table:formula="of:=[$'ScMp stats'.J30]" office:value-type="float" office:value="83.5665" calcext:value-type="float">
            <text:p>83.5665</text:p>
          </table:table-cell>
          <table:table-cell table:formula="of:=[$'ScMp stats'.L30]" office:value-type="float" office:value="83.5665" calcext:value-type="float">
            <text:p>83.5665</text:p>
          </table:table-cell>
          <table:table-cell table:formula="of:=[$'ScMp stats'.M30]" office:value-type="float" office:value="90.987" calcext:value-type="float">
            <text:p>90.987</text:p>
          </table:table-cell>
          <table:table-cell table:formula="of:=[$'ScMp stats'.N30]" office:value-type="float" office:value="8.15556" calcext:value-type="float">
            <text:p>8.15556</text:p>
          </table:table-cell>
          <table:table-cell table:formula="of:=[$'McMp stats'.E30]" office:value-type="float" office:value="61.3986" calcext:value-type="float">
            <text:p>61.3986</text:p>
          </table:table-cell>
          <table:table-cell table:formula="of:=[$'McMp stats'.F30]" office:value-type="float" office:value="60.3229" calcext:value-type="float">
            <text:p>60.3229</text:p>
          </table:table-cell>
          <table:table-cell table:formula="of:=[$'McMp stats'.G30]" office:value-type="float" office:value="36.4344" calcext:value-type="float">
            <text:p>36.4344</text:p>
          </table:table-cell>
          <table:table-cell table:formula="of:=[$'McMp stats'.I30]" office:value-type="float" office:value="7194.75" calcext:value-type="float">
            <text:p>7194.75</text:p>
          </table:table-cell>
          <table:table-cell table:formula="of:=[$'McMp stats'.J30]" office:value-type="float" office:value="85.2872" calcext:value-type="float">
            <text:p>85.2872</text:p>
          </table:table-cell>
          <table:table-cell table:formula="of:=[$'McMp stats'.L30]" office:value-type="float" office:value="85.2872" calcext:value-type="float">
            <text:p>85.2872</text:p>
          </table:table-cell>
          <table:table-cell table:formula="of:=[$'McMp stats'.M30]" office:value-type="float" office:value="90.906" calcext:value-type="float">
            <text:p>90.906</text:p>
          </table:table-cell>
          <table:table-cell table:formula="of:=[$'McMp stats'.N30]" office:value-type="float" office:value="6.18089" calcext:value-type="float">
            <text:p>6.18089</text:p>
          </table:table-cell>
          <table:table-cell table:formula="of:=[$'PC Stats'.E30]" office:value-type="float" office:value="61.3986" calcext:value-type="float">
            <text:p>61.3986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13.1645" calcext:value-type="float">
            <text:p>13.1645</text:p>
          </table:table-cell>
          <table:table-cell table:formula="of:=[$'PC Stats'.I30]" office:value-type="float" office:value="7189.78" calcext:value-type="float">
            <text:p>7189.78</text:p>
          </table:table-cell>
          <table:table-cell table:formula="of:=[$'PC Stats'.J30]" office:value-type="float" office:value="48.2341" calcext:value-type="float">
            <text:p>48.2341</text:p>
          </table:table-cell>
          <table:table-cell table:formula="of:=[$'PC Stats'.L30]" office:value-type="float" office:value="48.2341" calcext:value-type="float">
            <text:p>48.2341</text:p>
          </table:table-cell>
          <table:table-cell table:formula="of:=[$'PC Stats'.M30]" office:value-type="float" office:value="86.8406" calcext:value-type="float">
            <text:p>86.8406</text:p>
          </table:table-cell>
          <table:table-cell table:formula="of:=[$'PC Stats'.N30]" office:value-type="float" office:value="44.4567" calcext:value-type="float">
            <text:p>44.4567</text:p>
          </table:table-cell>
          <table:table-cell table:formula="of:=[$'BL2 Stats'.E30]" office:value-type="float" office:value="61.3986" calcext:value-type="float">
            <text:p>61.3986</text:p>
          </table:table-cell>
          <table:table-cell table:formula="of:=[$'BL2 Stats'.F30]" office:value-type="float" office:value="71.6506" calcext:value-type="float">
            <text:p>71.6506</text:p>
          </table:table-cell>
          <table:table-cell table:formula="of:=[$'BL2 Stats'.G30]" office:value-type="float" office:value="43.849" calcext:value-type="float">
            <text:p>43.849</text:p>
          </table:table-cell>
          <table:table-cell table:formula="of:=[$'BL2 Stats'.I30]" office:value-type="float" office:value="7193.46" calcext:value-type="float">
            <text:p>7193.46</text:p>
          </table:table-cell>
          <table:table-cell table:formula="of:=[$'BL2 Stats'.J30]" office:value-type="float" office:value="89.2002" calcext:value-type="float">
            <text:p>89.2002</text:p>
          </table:table-cell>
          <table:table-cell table:formula="of:=[$'BL2 Stats'.L30]" office:value-type="float" office:value="89.2002" calcext:value-type="float">
            <text:p>89.2002</text:p>
          </table:table-cell>
          <table:table-cell table:formula="of:=[$'BL2 Stats'.M30]" office:value-type="float" office:value="98.2025" calcext:value-type="float">
            <text:p>98.2025</text:p>
          </table:table-cell>
          <table:table-cell table:formula="of:=[$'BL2 Stats'.N30]" office:value-type="float" office:value="9.16708" calcext:value-type="float">
            <text:p>9.16708</text:p>
          </table:table-cell>
          <table:table-cell table:formula="of:=[$'Bundle Stats'.E30]" office:value-type="float" office:value="61.3986" calcext:value-type="float">
            <text:p>61.3986</text:p>
          </table:table-cell>
          <table:table-cell table:formula="of:=[$'Bundle Stats'.F30]" office:value-type="float" office:value="60.3229" calcext:value-type="float">
            <text:p>60.3229</text:p>
          </table:table-cell>
          <table:table-cell table:formula="of:=[$'Bundle Stats'.G30]" office:value-type="float" office:value="40.8501" calcext:value-type="float">
            <text:p>40.8501</text:p>
          </table:table-cell>
          <table:table-cell table:formula="of:=[$'Bundle Stats'.I30]" office:value-type="float" office:value="33.48" calcext:value-type="float">
            <text:p>33.48</text:p>
          </table:table-cell>
          <table:table-cell table:formula="of:=[$'Bundle Stats'.J30]" office:value-type="float" office:value="80.8714" calcext:value-type="float">
            <text:p>80.8714</text:p>
          </table:table-cell>
          <table:table-cell table:formula="of:=[$'Bundle Stats'.L30]" office:value-type="float" office:value="80.8714" calcext:value-type="float">
            <text:p>80.8714</text:p>
          </table:table-cell>
          <table:table-cell table:formula="of:=[$'Bundle Stats'.M30]" office:value-type="float" office:value="80.8764" calcext:value-type="float">
            <text:p>80.8764</text:p>
          </table:table-cell>
          <table:table-cell table:style-name="ce98" table:formula="of:=[$'Bundle Stats'.N30]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1843" calcext:value-type="float">
            <text:p>51.1843</text:p>
          </table:table-cell>
          <table:table-cell table:formula="of:=[$'ScSp stats'.G31]" office:value-type="float" office:value="47.4895" calcext:value-type="float">
            <text:p>47.4895</text:p>
          </table:table-cell>
          <table:table-cell table:formula="of:=[$'ScSp stats'.I31]" office:value-type="float" office:value="7196.16" calcext:value-type="float">
            <text:p>7196.16</text:p>
          </table:table-cell>
          <table:table-cell table:formula="of:=[$'ScSp stats'.J31]" office:value-type="float" office:value="90.5038" calcext:value-type="float">
            <text:p>90.5038</text:p>
          </table:table-cell>
          <table:table-cell table:formula="of:=[$'ScSp stats'.L31]" office:value-type="float" office:value="90.5038" calcext:value-type="float">
            <text:p>90.5038</text:p>
          </table:table-cell>
          <table:table-cell table:formula="of:=[$'ScSp stats'.M31]" office:value-type="float" office:value="100.164" calcext:value-type="float">
            <text:p>100.164</text:p>
          </table:table-cell>
          <table:table-cell table:formula="of:=[$'ScSp stats'.N31]" office:value-type="float" office:value="9.64438" calcext:value-type="float">
            <text:p>9.64438</text:p>
          </table:table-cell>
          <table:table-cell table:formula="of:=[$'McSp stats'.E31]" office:value-type="float" office:value="86.8091" calcext:value-type="float">
            <text:p>86.8091</text:p>
          </table:table-cell>
          <table:table-cell table:formula="of:=[$'McSp stats'.F31]" office:value-type="float" office:value="53.9243" calcext:value-type="float">
            <text:p>53.9243</text:p>
          </table:table-cell>
          <table:table-cell table:formula="of:=[$'McSp stats'.G31]" office:value-type="float" office:value="47.2367" calcext:value-type="float">
            <text:p>47.2367</text:p>
          </table:table-cell>
          <table:table-cell table:formula="of:=[$'McSp stats'.I31]" office:value-type="float" office:value="7196.02" calcext:value-type="float">
            <text:p>7196.02</text:p>
          </table:table-cell>
          <table:table-cell table:formula="of:=[$'McSp stats'.J31]" office:value-type="float" office:value="93.4967" calcext:value-type="float">
            <text:p>93.4967</text:p>
          </table:table-cell>
          <table:table-cell table:formula="of:=[$'McSp stats'.L31]" office:value-type="float" office:value="93.4967" calcext:value-type="float">
            <text:p>93.4967</text:p>
          </table:table-cell>
          <table:table-cell table:formula="of:=[$'McSp stats'.M31]" office:value-type="float" office:value="99.7592" calcext:value-type="float">
            <text:p>99.7592</text:p>
          </table:table-cell>
          <table:table-cell table:formula="of:=[$'McSp stats'.N31]" office:value-type="float" office:value="6.27762" calcext:value-type="float">
            <text:p>6.27762</text:p>
          </table:table-cell>
          <table:table-cell table:formula="of:=[$'ScMp stats'.E31]" office:value-type="float" office:value="86.8091" calcext:value-type="float">
            <text:p>86.8091</text:p>
          </table:table-cell>
          <table:table-cell table:formula="of:=[$'ScMp stats'.F31]" office:value-type="float" office:value="57.9113" calcext:value-type="float">
            <text:p>57.9113</text:p>
          </table:table-cell>
          <table:table-cell table:formula="of:=[$'ScMp stats'.G31]" office:value-type="float" office:value="53.3079" calcext:value-type="float">
            <text:p>53.3079</text:p>
          </table:table-cell>
          <table:table-cell table:formula="of:=[$'ScMp stats'.I31]" office:value-type="float" office:value="7196.38" calcext:value-type="float">
            <text:p>7196.38</text:p>
          </table:table-cell>
          <table:table-cell table:formula="of:=[$'ScMp stats'.J31]" office:value-type="float" office:value="91.4124" calcext:value-type="float">
            <text:p>91.4124</text:p>
          </table:table-cell>
          <table:table-cell table:formula="of:=[$'ScMp stats'.L31]" office:value-type="float" office:value="91.4124" calcext:value-type="float">
            <text:p>91.4124</text:p>
          </table:table-cell>
          <table:table-cell table:formula="of:=[$'ScMp stats'.M31]" office:value-type="float" office:value="107.627" calcext:value-type="float">
            <text:p>107.627</text:p>
          </table:table-cell>
          <table:table-cell table:formula="of:=[$'ScMp stats'.N31]" office:value-type="float" office:value="15.0656" calcext:value-type="float">
            <text:p>15.0656</text:p>
          </table:table-cell>
          <table:table-cell table:formula="of:=[$'McMp stats'.E31]" office:value-type="float" office:value="86.8091" calcext:value-type="float">
            <text:p>86.8091</text:p>
          </table:table-cell>
          <table:table-cell table:formula="of:=[$'McMp stats'.F31]" office:value-type="float" office:value="53.9243" calcext:value-type="float">
            <text:p>53.9243</text:p>
          </table:table-cell>
          <table:table-cell table:formula="of:=[$'McMp stats'.G31]" office:value-type="float" office:value="40.2394" calcext:value-type="float">
            <text:p>40.2394</text:p>
          </table:table-cell>
          <table:table-cell table:formula="of:=[$'McMp stats'.I31]" office:value-type="float" office:value="7195.62" calcext:value-type="float">
            <text:p>7195.62</text:p>
          </table:table-cell>
          <table:table-cell table:formula="of:=[$'McMp stats'.J31]" office:value-type="float" office:value="100.494" calcext:value-type="float">
            <text:p>100.494</text:p>
          </table:table-cell>
          <table:table-cell table:formula="of:=[$'McMp stats'.L31]" office:value-type="float" office:value="100.494" calcext:value-type="float">
            <text:p>100.494</text:p>
          </table:table-cell>
          <table:table-cell table:formula="of:=[$'McMp stats'.M31]" office:value-type="float" office:value="107.719" calcext:value-type="float">
            <text:p>107.719</text:p>
          </table:table-cell>
          <table:table-cell table:formula="of:=[$'McMp stats'.N31]" office:value-type="float" office:value="6.70727" calcext:value-type="float">
            <text:p>6.70727</text:p>
          </table:table-cell>
          <table:table-cell table:formula="of:=[$'PC Stats'.E31]" office:value-type="float" office:value="61.3986" calcext:value-type="float">
            <text:p>61.3986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13.1645" calcext:value-type="float">
            <text:p>13.1645</text:p>
          </table:table-cell>
          <table:table-cell table:formula="of:=[$'PC Stats'.I31]" office:value-type="float" office:value="7190.9" calcext:value-type="float">
            <text:p>7190.9</text:p>
          </table:table-cell>
          <table:table-cell table:formula="of:=[$'PC Stats'.J31]" office:value-type="float" office:value="48.2341" calcext:value-type="float">
            <text:p>48.2341</text:p>
          </table:table-cell>
          <table:table-cell table:formula="of:=[$'PC Stats'.L31]" office:value-type="float" office:value="48.2341" calcext:value-type="float">
            <text:p>48.2341</text:p>
          </table:table-cell>
          <table:table-cell table:formula="of:=[$'PC Stats'.M31]" office:value-type="float" office:value="86.8417" calcext:value-type="float">
            <text:p>86.8417</text:p>
          </table:table-cell>
          <table:table-cell table:formula="of:=[$'PC Stats'.N31]" office:value-type="float" office:value="44.4575" calcext:value-type="float">
            <text:p>44.4575</text:p>
          </table:table-cell>
          <table:table-cell table:formula="of:=[$'BL2 Stats'.E31]" office:value-type="float" office:value="86.8091" calcext:value-type="float">
            <text:p>86.8091</text:p>
          </table:table-cell>
          <table:table-cell table:formula="of:=[$'BL2 Stats'.F31]" office:value-type="float" office:value="57.9113" calcext:value-type="float">
            <text:p>57.9113</text:p>
          </table:table-cell>
          <table:table-cell table:formula="of:=[$'BL2 Stats'.G31]" office:value-type="float" office:value="42.2847" calcext:value-type="float">
            <text:p>42.2847</text:p>
          </table:table-cell>
          <table:table-cell table:formula="of:=[$'BL2 Stats'.I31]" office:value-type="float" office:value="7194.72" calcext:value-type="float">
            <text:p>7194.72</text:p>
          </table:table-cell>
          <table:table-cell table:formula="of:=[$'BL2 Stats'.J31]" office:value-type="float" office:value="102.436" calcext:value-type="float">
            <text:p>102.436</text:p>
          </table:table-cell>
          <table:table-cell table:formula="of:=[$'BL2 Stats'.L31]" office:value-type="float" office:value="102.436" calcext:value-type="float">
            <text:p>102.436</text:p>
          </table:table-cell>
          <table:table-cell table:formula="of:=[$'BL2 Stats'.M31]" office:value-type="float" office:value="108.651" calcext:value-type="float">
            <text:p>108.651</text:p>
          </table:table-cell>
          <table:table-cell table:formula="of:=[$'BL2 Stats'.N31]" office:value-type="float" office:value="5.72015" calcext:value-type="float">
            <text:p>5.72015</text:p>
          </table:table-cell>
          <table:table-cell table:formula="of:=[$'Bundle Stats'.E31]" office:value-type="float" office:value="86.8091" calcext:value-type="float">
            <text:p>86.8091</text:p>
          </table:table-cell>
          <table:table-cell table:formula="of:=[$'Bundle Stats'.F31]" office:value-type="float" office:value="51.0124" calcext:value-type="float">
            <text:p>51.0124</text:p>
          </table:table-cell>
          <table:table-cell table:formula="of:=[$'Bundle Stats'.G31]" office:value-type="float" office:value="43.407" calcext:value-type="float">
            <text:p>43.407</text:p>
          </table:table-cell>
          <table:table-cell table:formula="of:=[$'Bundle Stats'.I31]" office:value-type="float" office:value="4.63" calcext:value-type="float">
            <text:p>4.63</text:p>
          </table:table-cell>
          <table:table-cell table:formula="of:=[$'Bundle Stats'.J31]" office:value-type="float" office:value="94.4144" calcext:value-type="float">
            <text:p>94.4144</text:p>
          </table:table-cell>
          <table:table-cell table:formula="of:=[$'Bundle Stats'.L31]" office:value-type="float" office:value="94.4144" calcext:value-type="float">
            <text:p>94.4144</text:p>
          </table:table-cell>
          <table:table-cell table:formula="of:=[$'Bundle Stats'.M31]" office:value-type="float" office:value="94.4233" calcext:value-type="float">
            <text:p>94.4233</text:p>
          </table:table-cell>
          <table:table-cell table:style-name="ce98" table:formula="of:=[$'Bundle Stats'.N31]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1822.93" calcext:value-type="float">
            <text:p>1822.93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6" calcext:value-type="float">
            <text:p>103.26</text:p>
          </table:table-cell>
          <table:table-cell table:formula="of:=[$'ScSp stats'.N32]" office:value-type="float" office:value="0.00968429" calcext:value-type="float">
            <text:p>0.00968429</text:p>
          </table:table-cell>
          <table:table-cell table:formula="of:=[$'McSp stats'.E32]" office:value-type="float" office:value="108.084" calcext:value-type="float">
            <text:p>108.084</text:p>
          </table:table-cell>
          <table:table-cell table:formula="of:=[$'McSp stats'.F32]" office:value-type="float" office:value="18.344" calcext:value-type="float">
            <text:p>18.344</text:p>
          </table:table-cell>
          <table:table-cell table:formula="of:=[$'McSp stats'.G32]" office:value-type="float" office:value="23.0382" calcext:value-type="float">
            <text:p>23.0382</text:p>
          </table:table-cell>
          <table:table-cell table:formula="of:=[$'McSp stats'.I32]" office:value-type="float" office:value="978.54" calcext:value-type="float">
            <text:p>978.54</text:p>
          </table:table-cell>
          <table:table-cell table:formula="of:=[$'McSp stats'.J32]" office:value-type="float" office:value="103.39" calcext:value-type="float">
            <text:p>103.39</text:p>
          </table:table-cell>
          <table:table-cell table:formula="of:=[$'McSp stats'.L32]" office:value-type="float" office:value="103.39" calcext:value-type="float">
            <text:p>103.39</text:p>
          </table:table-cell>
          <table:table-cell table:formula="of:=[$'McSp stats'.M32]" office:value-type="float" office:value="103.4" calcext:value-type="float">
            <text:p>103.4</text:p>
          </table:table-cell>
          <table:table-cell table:formula="of:=[$'McSp stats'.N32]" office:value-type="float" office:value="0.00967118" calcext:value-type="float">
            <text:p>0.00967118</text:p>
          </table:table-cell>
          <table:table-cell table:formula="of:=[$'ScMp stats'.E32]" office:value-type="float" office:value="108.084" calcext:value-type="float">
            <text:p>108.084</text:p>
          </table:table-cell>
          <table:table-cell table:formula="of:=[$'ScMp stats'.F32]" office:value-type="float" office:value="18.344" calcext:value-type="float">
            <text:p>18.344</text:p>
          </table:table-cell>
          <table:table-cell table:formula="of:=[$'ScMp stats'.G32]" office:value-type="float" office:value="22.8758" calcext:value-type="float">
            <text:p>22.8758</text:p>
          </table:table-cell>
          <table:table-cell table:formula="of:=[$'ScMp stats'.I32]" office:value-type="float" office:value="6394.24" calcext:value-type="float">
            <text:p>6394.24</text:p>
          </table:table-cell>
          <table:table-cell table:formula="of:=[$'ScMp stats'.J32]" office:value-type="float" office:value="103.552" calcext:value-type="float">
            <text:p>103.552</text:p>
          </table:table-cell>
          <table:table-cell table:formula="of:=[$'ScMp stats'.L32]" office:value-type="float" office:value="103.552" calcext:value-type="float">
            <text:p>103.552</text:p>
          </table:table-cell>
          <table:table-cell table:formula="of:=[$'ScMp stats'.M32]" office:value-type="float" office:value="103.563" calcext:value-type="float">
            <text:p>103.563</text:p>
          </table:table-cell>
          <table:table-cell table:formula="of:=[$'ScMp stats'.N32]" office:value-type="float" office:value="0.0106216" calcext:value-type="float">
            <text:p>0.0106216</text:p>
          </table:table-cell>
          <table:table-cell table:formula="of:=[$'McMp stats'.E32]" office:value-type="float" office:value="108.084" calcext:value-type="float">
            <text:p>108.084</text:p>
          </table:table-cell>
          <table:table-cell table:formula="of:=[$'McMp stats'.F32]" office:value-type="float" office:value="18.344" calcext:value-type="float">
            <text:p>18.344</text:p>
          </table:table-cell>
          <table:table-cell table:formula="of:=[$'McMp stats'.G32]" office:value-type="float" office:value="22.8359" calcext:value-type="float">
            <text:p>22.8359</text:p>
          </table:table-cell>
          <table:table-cell table:formula="of:=[$'McMp stats'.I32]" office:value-type="float" office:value="2584.84" calcext:value-type="float">
            <text:p>2584.84</text:p>
          </table:table-cell>
          <table:table-cell table:formula="of:=[$'McMp stats'.J32]" office:value-type="float" office:value="103.592" calcext:value-type="float">
            <text:p>103.592</text:p>
          </table:table-cell>
          <table:table-cell table:formula="of:=[$'McMp stats'.L32]" office:value-type="float" office:value="103.592" calcext:value-type="float">
            <text:p>103.592</text:p>
          </table:table-cell>
          <table:table-cell table:formula="of:=[$'McMp stats'.M32]" office:value-type="float" office:value="103.602" calcext:value-type="float">
            <text:p>103.602</text:p>
          </table:table-cell>
          <table:table-cell table:formula="of:=[$'McMp stats'.N32]" office:value-type="float" office:value="0.00965232" calcext:value-type="float">
            <text:p>0.00965232</text:p>
          </table:table-cell>
          <table:table-cell table:formula="of:=[$'PC Stats'.E32]" office:value-type="float" office:value="108.084" calcext:value-type="float">
            <text:p>108.084</text:p>
          </table:table-cell>
          <table:table-cell table:formula="of:=[$'PC Stats'.F32]" office:value-type="float" office:value="18.344" calcext:value-type="float">
            <text:p>18.344</text:p>
          </table:table-cell>
          <table:table-cell table:formula="of:=[$'PC Stats'.G32]" office:value-type="float" office:value="26.682" calcext:value-type="float">
            <text:p>26.682</text:p>
          </table:table-cell>
          <table:table-cell table:formula="of:=[$'PC Stats'.I32]" office:value-type="float" office:value="3.92" calcext:value-type="float">
            <text:p>3.92</text:p>
          </table:table-cell>
          <table:table-cell table:formula="of:=[$'PC Stats'.J32]" office:value-type="float" office:value="99.746" calcext:value-type="float">
            <text:p>99.746</text:p>
          </table:table-cell>
          <table:table-cell table:formula="of:=[$'PC Stats'.L32]" office:value-type="float" office:value="99.746" calcext:value-type="float">
            <text:p>99.746</text:p>
          </table:table-cell>
          <table:table-cell table:formula="of:=[$'PC Stats'.M32]" office:value-type="float" office:value="99.7553" calcext:value-type="float">
            <text:p>99.7553</text:p>
          </table:table-cell>
          <table:table-cell table:formula="of:=[$'PC Stats'.N32]" office:value-type="float" office:value="0.00941072" calcext:value-type="float">
            <text:p>0.00941072</text:p>
          </table:table-cell>
          <table:table-cell table:formula="of:=[$'BL2 Stats'.E32]" office:value-type="float" office:value="108.084" calcext:value-type="float">
            <text:p>108.084</text:p>
          </table:table-cell>
          <table:table-cell table:formula="of:=[$'BL2 Stats'.F32]" office:value-type="float" office:value="18.344" calcext:value-type="float">
            <text:p>18.344</text:p>
          </table:table-cell>
          <table:table-cell table:formula="of:=[$'BL2 Stats'.G32]" office:value-type="float" office:value="23.1353" calcext:value-type="float">
            <text:p>23.1353</text:p>
          </table:table-cell>
          <table:table-cell table:formula="of:=[$'BL2 Stats'.I32]" office:value-type="float" office:value="186.32" calcext:value-type="float">
            <text:p>186.32</text:p>
          </table:table-cell>
          <table:table-cell table:formula="of:=[$'BL2 Stats'.J32]" office:value-type="float" office:value="103.293" calcext:value-type="float">
            <text:p>103.293</text:p>
          </table:table-cell>
          <table:table-cell table:formula="of:=[$'BL2 Stats'.L32]" office:value-type="float" office:value="103.293" calcext:value-type="float">
            <text:p>103.293</text:p>
          </table:table-cell>
          <table:table-cell table:formula="of:=[$'BL2 Stats'.M32]" office:value-type="float" office:value="103.302" calcext:value-type="float">
            <text:p>103.302</text:p>
          </table:table-cell>
          <table:table-cell table:formula="of:=[$'BL2 Stats'.N32]" office:value-type="float" office:value="0.00871232" calcext:value-type="float">
            <text:p>0.00871232</text:p>
          </table:table-cell>
          <table:table-cell table:formula="of:=[$'Bundle Stats'.E32]" office:value-type="float" office:value="108.084" calcext:value-type="float">
            <text:p>108.084</text:p>
          </table:table-cell>
          <table:table-cell table:formula="of:=[$'Bundle Stats'.F32]" office:value-type="float" office:value="18.344" calcext:value-type="float">
            <text:p>18.344</text:p>
          </table:table-cell>
          <table:table-cell table:formula="of:=[$'Bundle Stats'.G32]" office:value-type="float" office:value="23.1781" calcext:value-type="float">
            <text:p>23.1781</text:p>
          </table:table-cell>
          <table:table-cell table:formula="of:=[$'Bundle Stats'.I32]" office:value-type="float" office:value="0.78" calcext:value-type="float">
            <text:p>0.78</text:p>
          </table:table-cell>
          <table:table-cell table:formula="of:=[$'Bundle Stats'.J32]" office:value-type="float" office:value="103.25" calcext:value-type="float">
            <text:p>103.25</text:p>
          </table:table-cell>
          <table:table-cell table:formula="of:=[$'Bundle Stats'.L32]" office:value-type="float" office:value="103.25" calcext:value-type="float">
            <text:p>103.25</text:p>
          </table:table-cell>
          <table:table-cell table:formula="of:=[$'Bundle Stats'.M32]" office:value-type="float" office:value="103.25" calcext:value-type="float">
            <text:p>103.25</text:p>
          </table:table-cell>
          <table:table-cell table:formula="of:=[$'Bundle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5104.64" calcext:value-type="float">
            <text:p>5104.64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237" calcext:value-type="float">
            <text:p>76.1237</text:p>
          </table:table-cell>
          <table:table-cell table:formula="of:=[$'ScSp stats'.N33]" office:value-type="float" office:value="0.00998375" calcext:value-type="float">
            <text:p>0.00998375</text:p>
          </table:table-cell>
          <table:table-cell table:formula="of:=[$'McSp stats'.E33]" office:value-type="float" office:value="98.1202" calcext:value-type="float">
            <text:p>98.1202</text:p>
          </table:table-cell>
          <table:table-cell table:formula="of:=[$'McSp stats'.F33]" office:value-type="float" office:value="19.2243" calcext:value-type="float">
            <text:p>19.2243</text:p>
          </table:table-cell>
          <table:table-cell table:formula="of:=[$'McSp stats'.G33]" office:value-type="float" office:value="40.9262" calcext:value-type="float">
            <text:p>40.9262</text:p>
          </table:table-cell>
          <table:table-cell table:formula="of:=[$'McSp stats'.I33]" office:value-type="float" office:value="7199.33" calcext:value-type="float">
            <text:p>7199.33</text:p>
          </table:table-cell>
          <table:table-cell table:formula="of:=[$'McSp stats'.J33]" office:value-type="float" office:value="76.4183" calcext:value-type="float">
            <text:p>76.4183</text:p>
          </table:table-cell>
          <table:table-cell table:formula="of:=[$'McSp stats'.L33]" office:value-type="float" office:value="76.4183" calcext:value-type="float">
            <text:p>76.4183</text:p>
          </table:table-cell>
          <table:table-cell table:formula="of:=[$'McSp stats'.M33]" office:value-type="float" office:value="77.975" calcext:value-type="float">
            <text:p>77.975</text:p>
          </table:table-cell>
          <table:table-cell table:formula="of:=[$'McSp stats'.N33]" office:value-type="float" office:value="1.99641" calcext:value-type="float">
            <text:p>1.99641</text:p>
          </table:table-cell>
          <table:table-cell table:formula="of:=[$'ScMp stats'.E33]" office:value-type="float" office:value="98.1202" calcext:value-type="float">
            <text:p>98.1202</text:p>
          </table:table-cell>
          <table:table-cell table:formula="of:=[$'ScMp stats'.F33]" office:value-type="float" office:value="19.2243" calcext:value-type="float">
            <text:p>19.2243</text:p>
          </table:table-cell>
          <table:table-cell table:formula="of:=[$'ScMp stats'.G33]" office:value-type="float" office:value="41.4999" calcext:value-type="float">
            <text:p>41.4999</text:p>
          </table:table-cell>
          <table:table-cell table:formula="of:=[$'ScMp stats'.I33]" office:value-type="float" office:value="7196.79" calcext:value-type="float">
            <text:p>7196.79</text:p>
          </table:table-cell>
          <table:table-cell table:formula="of:=[$'ScMp stats'.J33]" office:value-type="float" office:value="75.8446" calcext:value-type="float">
            <text:p>75.8446</text:p>
          </table:table-cell>
          <table:table-cell table:formula="of:=[$'ScMp stats'.L33]" office:value-type="float" office:value="75.8446" calcext:value-type="float">
            <text:p>75.8446</text:p>
          </table:table-cell>
          <table:table-cell table:formula="of:=[$'ScMp stats'.M33]" office:value-type="float" office:value="79.9213" calcext:value-type="float">
            <text:p>79.9213</text:p>
          </table:table-cell>
          <table:table-cell table:formula="of:=[$'ScMp stats'.N33]" office:value-type="float" office:value="5.10089" calcext:value-type="float">
            <text:p>5.10089</text:p>
          </table:table-cell>
          <table:table-cell table:formula="of:=[$'McMp stats'.E33]" office:value-type="float" office:value="98.1202" calcext:value-type="float">
            <text:p>98.1202</text:p>
          </table:table-cell>
          <table:table-cell table:formula="of:=[$'McMp stats'.F33]" office:value-type="float" office:value="19.2243" calcext:value-type="float">
            <text:p>19.2243</text:p>
          </table:table-cell>
          <table:table-cell table:formula="of:=[$'McMp stats'.G33]" office:value-type="float" office:value="40.7516" calcext:value-type="float">
            <text:p>40.7516</text:p>
          </table:table-cell>
          <table:table-cell table:formula="of:=[$'McMp stats'.I33]" office:value-type="float" office:value="7196.03" calcext:value-type="float">
            <text:p>7196.03</text:p>
          </table:table-cell>
          <table:table-cell table:formula="of:=[$'McMp stats'.J33]" office:value-type="float" office:value="76.5929" calcext:value-type="float">
            <text:p>76.5929</text:p>
          </table:table-cell>
          <table:table-cell table:formula="of:=[$'McMp stats'.L33]" office:value-type="float" office:value="76.5929" calcext:value-type="float">
            <text:p>76.5929</text:p>
          </table:table-cell>
          <table:table-cell table:formula="of:=[$'McMp stats'.M33]" office:value-type="float" office:value="80.4101" calcext:value-type="float">
            <text:p>80.4101</text:p>
          </table:table-cell>
          <table:table-cell table:formula="of:=[$'McMp stats'.N33]" office:value-type="float" office:value="4.74716" calcext:value-type="float">
            <text:p>4.74716</text:p>
          </table:table-cell>
          <table:table-cell table:formula="of:=[$'PC Stats'.E33]" office:value-type="float" office:value="98.1202" calcext:value-type="float">
            <text:p>98.1202</text:p>
          </table:table-cell>
          <table:table-cell table:formula="of:=[$'PC Stats'.F33]" office:value-type="float" office:value="19.2243" calcext:value-type="float">
            <text:p>19.2243</text:p>
          </table:table-cell>
          <table:table-cell table:formula="of:=[$'PC Stats'.G33]" office:value-type="float" office:value="44.8287" calcext:value-type="float">
            <text:p>44.8287</text:p>
          </table:table-cell>
          <table:table-cell table:formula="of:=[$'PC Stats'.I33]" office:value-type="float" office:value="61.26" calcext:value-type="float">
            <text:p>61.26</text:p>
          </table:table-cell>
          <table:table-cell table:formula="of:=[$'PC Stats'.J33]" office:value-type="float" office:value="72.5158" calcext:value-type="float">
            <text:p>72.5158</text:p>
          </table:table-cell>
          <table:table-cell table:formula="of:=[$'PC Stats'.L33]" office:value-type="float" office:value="72.5158" calcext:value-type="float">
            <text:p>72.5158</text:p>
          </table:table-cell>
          <table:table-cell table:formula="of:=[$'PC Stats'.M33]" office:value-type="float" office:value="72.5216" calcext:value-type="float">
            <text:p>72.5216</text:p>
          </table:table-cell>
          <table:table-cell table:formula="of:=[$'PC Stats'.N33]" office:value-type="float" office:value="0.00801136" calcext:value-type="float">
            <text:p>0.00801136</text:p>
          </table:table-cell>
          <table:table-cell table:formula="of:=[$'BL2 Stats'.E33]" office:value-type="float" office:value="98.1202" calcext:value-type="float">
            <text:p>98.1202</text:p>
          </table:table-cell>
          <table:table-cell table:formula="of:=[$'BL2 Stats'.F33]" office:value-type="float" office:value="19.2243" calcext:value-type="float">
            <text:p>19.2243</text:p>
          </table:table-cell>
          <table:table-cell table:formula="of:=[$'BL2 Stats'.G33]" office:value-type="float" office:value="41.5267" calcext:value-type="float">
            <text:p>41.5267</text:p>
          </table:table-cell>
          <table:table-cell table:formula="of:=[$'BL2 Stats'.I33]" office:value-type="float" office:value="7199.81" calcext:value-type="float">
            <text:p>7199.81</text:p>
          </table:table-cell>
          <table:table-cell table:formula="of:=[$'BL2 Stats'.J33]" office:value-type="float" office:value="75.8178" calcext:value-type="float">
            <text:p>75.8178</text:p>
          </table:table-cell>
          <table:table-cell table:formula="of:=[$'BL2 Stats'.L33]" office:value-type="float" office:value="75.8178" calcext:value-type="float">
            <text:p>75.8178</text:p>
          </table:table-cell>
          <table:table-cell table:formula="of:=[$'BL2 Stats'.M33]" office:value-type="float" office:value="78.5043" calcext:value-type="float">
            <text:p>78.5043</text:p>
          </table:table-cell>
          <table:table-cell table:formula="of:=[$'BL2 Stats'.N33]" office:value-type="float" office:value="3.42211" calcext:value-type="float">
            <text:p>3.42211</text:p>
          </table:table-cell>
          <table:table-cell table:formula="of:=[$'Bundle Stats'.E33]" office:value-type="float" office:value="98.1202" calcext:value-type="float">
            <text:p>98.1202</text:p>
          </table:table-cell>
          <table:table-cell table:formula="of:=[$'Bundle Stats'.F33]" office:value-type="float" office:value="19.2243" calcext:value-type="float">
            <text:p>19.2243</text:p>
          </table:table-cell>
          <table:table-cell table:formula="of:=[$'Bundle Stats'.G33]" office:value-type="float" office:value="41.2283" calcext:value-type="float">
            <text:p>41.2283</text:p>
          </table:table-cell>
          <table:table-cell table:formula="of:=[$'Bundle Stats'.I33]" office:value-type="float" office:value="1.79" calcext:value-type="float">
            <text:p>1.79</text:p>
          </table:table-cell>
          <table:table-cell table:formula="of:=[$'Bundle Stats'.J33]" office:value-type="float" office:value="76.1161" calcext:value-type="float">
            <text:p>76.1161</text:p>
          </table:table-cell>
          <table:table-cell table:formula="of:=[$'Bundle Stats'.L33]" office:value-type="float" office:value="76.1161" calcext:value-type="float">
            <text:p>76.1161</text:p>
          </table:table-cell>
          <table:table-cell table:formula="of:=[$'Bundle Stats'.M33]" office:value-type="float" office:value="76.1161" calcext:value-type="float">
            <text:p>76.1161</text:p>
          </table:table-cell>
          <table:table-cell table:formula="of:=[$'Bundle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841.04" calcext:value-type="float">
            <text:p>841.04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4" calcext:value-type="float">
            <text:p>110.34</text:p>
          </table:table-cell>
          <table:table-cell table:formula="of:=[$'ScSp stats'.N34]" office:value-type="float" office:value="0.00634403" calcext:value-type="float">
            <text:p>0.00634403</text:p>
          </table:table-cell>
          <table:table-cell table:formula="of:=[$'McSp stats'.E34]" office:value-type="float" office:value="130.422" calcext:value-type="float">
            <text:p>130.422</text:p>
          </table:table-cell>
          <table:table-cell table:formula="of:=[$'McSp stats'.F34]" office:value-type="float" office:value="19.2158" calcext:value-type="float">
            <text:p>19.2158</text:p>
          </table:table-cell>
          <table:table-cell table:formula="of:=[$'McSp stats'.G34]" office:value-type="float" office:value="38.2592" calcext:value-type="float">
            <text:p>38.2592</text:p>
          </table:table-cell>
          <table:table-cell table:formula="of:=[$'McSp stats'.I34]" office:value-type="float" office:value="768.24" calcext:value-type="float">
            <text:p>768.24</text:p>
          </table:table-cell>
          <table:table-cell table:formula="of:=[$'McSp stats'.J34]" office:value-type="float" office:value="111.379" calcext:value-type="float">
            <text:p>111.379</text:p>
          </table:table-cell>
          <table:table-cell table:formula="of:=[$'McSp stats'.L34]" office:value-type="float" office:value="111.379" calcext:value-type="float">
            <text:p>111.379</text:p>
          </table:table-cell>
          <table:table-cell table:formula="of:=[$'McSp stats'.M34]" office:value-type="float" office:value="111.379" calcext:value-type="float">
            <text:p>111.379</text:p>
          </table:table-cell>
          <table:table-cell table:formula="of:=[$'McSp stats'.N34]" office:value-type="float" office:value="0" calcext:value-type="float">
            <text:p>0</text:p>
          </table:table-cell>
          <table:table-cell table:formula="of:=[$'ScMp stats'.E34]" office:value-type="float" office:value="130.422" calcext:value-type="float">
            <text:p>130.422</text:p>
          </table:table-cell>
          <table:table-cell table:formula="of:=[$'ScMp stats'.F34]" office:value-type="float" office:value="19.2158" calcext:value-type="float">
            <text:p>19.2158</text:p>
          </table:table-cell>
          <table:table-cell table:formula="of:=[$'ScMp stats'.G34]" office:value-type="float" office:value="38.4324" calcext:value-type="float">
            <text:p>38.4324</text:p>
          </table:table-cell>
          <table:table-cell table:formula="of:=[$'ScMp stats'.I34]" office:value-type="float" office:value="2109.75" calcext:value-type="float">
            <text:p>2109.75</text:p>
          </table:table-cell>
          <table:table-cell table:formula="of:=[$'ScMp stats'.J34]" office:value-type="float" office:value="111.205" calcext:value-type="float">
            <text:p>111.205</text:p>
          </table:table-cell>
          <table:table-cell table:formula="of:=[$'ScMp stats'.L34]" office:value-type="float" office:value="111.205" calcext:value-type="float">
            <text:p>111.205</text:p>
          </table:table-cell>
          <table:table-cell table:formula="of:=[$'ScMp stats'.M34]" office:value-type="float" office:value="111.216" calcext:value-type="float">
            <text:p>111.216</text:p>
          </table:table-cell>
          <table:table-cell table:formula="of:=[$'ScMp stats'.N34]" office:value-type="float" office:value="0.00989066" calcext:value-type="float">
            <text:p>0.00989066</text:p>
          </table:table-cell>
          <table:table-cell table:formula="of:=[$'McMp stats'.E34]" office:value-type="float" office:value="130.422" calcext:value-type="float">
            <text:p>130.422</text:p>
          </table:table-cell>
          <table:table-cell table:formula="of:=[$'McMp stats'.F34]" office:value-type="float" office:value="19.2158" calcext:value-type="float">
            <text:p>19.2158</text:p>
          </table:table-cell>
          <table:table-cell table:formula="of:=[$'McMp stats'.G34]" office:value-type="float" office:value="38.0387" calcext:value-type="float">
            <text:p>38.0387</text:p>
          </table:table-cell>
          <table:table-cell table:formula="of:=[$'McMp stats'.I34]" office:value-type="float" office:value="3219.05" calcext:value-type="float">
            <text:p>3219.05</text:p>
          </table:table-cell>
          <table:table-cell table:formula="of:=[$'McMp stats'.J34]" office:value-type="float" office:value="111.599" calcext:value-type="float">
            <text:p>111.599</text:p>
          </table:table-cell>
          <table:table-cell table:formula="of:=[$'McMp stats'.L34]" office:value-type="float" office:value="111.599" calcext:value-type="float">
            <text:p>111.599</text:p>
          </table:table-cell>
          <table:table-cell table:formula="of:=[$'McMp stats'.M34]" office:value-type="float" office:value="111.61" calcext:value-type="float">
            <text:p>111.61</text:p>
          </table:table-cell>
          <table:table-cell table:formula="of:=[$'McMp stats'.N34]" office:value-type="float" office:value="0.00985575" calcext:value-type="float">
            <text:p>0.00985575</text:p>
          </table:table-cell>
          <table:table-cell table:formula="of:=[$'PC Stats'.E34]" office:value-type="float" office:value="130.422" calcext:value-type="float">
            <text:p>130.422</text:p>
          </table:table-cell>
          <table:table-cell table:formula="of:=[$'PC Stats'.F34]" office:value-type="float" office:value="16.3963" calcext:value-type="float">
            <text:p>16.3963</text:p>
          </table:table-cell>
          <table:table-cell table:formula="of:=[$'PC Stats'.G34]" office:value-type="float" office:value="41.8178" calcext:value-type="float">
            <text:p>41.8178</text:p>
          </table:table-cell>
          <table:table-cell table:formula="of:=[$'PC Stats'.I34]" office:value-type="float" office:value="10.27" calcext:value-type="float">
            <text:p>10.27</text:p>
          </table:table-cell>
          <table:table-cell table:formula="of:=[$'PC Stats'.J34]" office:value-type="float" office:value="105" calcext:value-type="float">
            <text:p>105</text:p>
          </table:table-cell>
          <table:table-cell table:formula="of:=[$'PC Stats'.L34]" office:value-type="float" office:value="105" calcext:value-type="float">
            <text:p>105</text:p>
          </table:table-cell>
          <table:table-cell table:formula="of:=[$'PC Stats'.M34]" office:value-type="float" office:value="105.011" calcext:value-type="float">
            <text:p>105.011</text:p>
          </table:table-cell>
          <table:table-cell table:formula="of:=[$'PC Stats'.N34]" office:value-type="float" office:value="0.0098718" calcext:value-type="float">
            <text:p>0.0098718</text:p>
          </table:table-cell>
          <table:table-cell table:formula="of:=[$'BL2 Stats'.E34]" office:value-type="float" office:value="130.422" calcext:value-type="float">
            <text:p>130.422</text:p>
          </table:table-cell>
          <table:table-cell table:formula="of:=[$'BL2 Stats'.F34]" office:value-type="float" office:value="19.2158" calcext:value-type="float">
            <text:p>19.2158</text:p>
          </table:table-cell>
          <table:table-cell table:formula="of:=[$'BL2 Stats'.G34]" office:value-type="float" office:value="38.9478" calcext:value-type="float">
            <text:p>38.9478</text:p>
          </table:table-cell>
          <table:table-cell table:formula="of:=[$'BL2 Stats'.I34]" office:value-type="float" office:value="559.56" calcext:value-type="float">
            <text:p>559.56</text:p>
          </table:table-cell>
          <table:table-cell table:formula="of:=[$'BL2 Stats'.J34]" office:value-type="float" office:value="110.69" calcext:value-type="float">
            <text:p>110.69</text:p>
          </table:table-cell>
          <table:table-cell table:formula="of:=[$'BL2 Stats'.L34]" office:value-type="float" office:value="110.69" calcext:value-type="float">
            <text:p>110.69</text:p>
          </table:table-cell>
          <table:table-cell table:formula="of:=[$'BL2 Stats'.M34]" office:value-type="float" office:value="110.7" calcext:value-type="float">
            <text:p>110.7</text:p>
          </table:table-cell>
          <table:table-cell table:formula="of:=[$'BL2 Stats'.N34]" office:value-type="float" office:value="0.00903342" calcext:value-type="float">
            <text:p>0.00903342</text:p>
          </table:table-cell>
          <table:table-cell table:formula="of:=[$'Bundle Stats'.E34]" office:value-type="float" office:value="130.422" calcext:value-type="float">
            <text:p>130.422</text:p>
          </table:table-cell>
          <table:table-cell table:formula="of:=[$'Bundle Stats'.F34]" office:value-type="float" office:value="19.2158" calcext:value-type="float">
            <text:p>19.2158</text:p>
          </table:table-cell>
          <table:table-cell table:formula="of:=[$'Bundle Stats'.G34]" office:value-type="float" office:value="39.3049" calcext:value-type="float">
            <text:p>39.3049</text:p>
          </table:table-cell>
          <table:table-cell table:formula="of:=[$'Bundle Stats'.I34]" office:value-type="float" office:value="1.1" calcext:value-type="float">
            <text:p>1.1</text:p>
          </table:table-cell>
          <table:table-cell table:formula="of:=[$'Bundle Stats'.J34]" office:value-type="float" office:value="110.333" calcext:value-type="float">
            <text:p>110.333</text:p>
          </table:table-cell>
          <table:table-cell table:formula="of:=[$'Bundle Stats'.L34]" office:value-type="float" office:value="110.333" calcext:value-type="float">
            <text:p>110.333</text:p>
          </table:table-cell>
          <table:table-cell table:formula="of:=[$'Bundle Stats'.M34]" office:value-type="float" office:value="110.333" calcext:value-type="float">
            <text:p>110.333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7197.58" calcext:value-type="float">
            <text:p>7197.58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84.1981" calcext:value-type="float">
            <text:p>84.1981</text:p>
          </table:table-cell>
          <table:table-cell table:formula="of:=[$'ScSp stats'.N35]" office:value-type="float" office:value="5.72982" calcext:value-type="float">
            <text:p>5.72982</text:p>
          </table:table-cell>
          <table:table-cell table:formula="of:=[$'McSp stats'.E35]" office:value-type="float" office:value="100.407" calcext:value-type="float">
            <text:p>100.407</text:p>
          </table:table-cell>
          <table:table-cell table:formula="of:=[$'McSp stats'.F35]" office:value-type="float" office:value="18.1824" calcext:value-type="float">
            <text:p>18.1824</text:p>
          </table:table-cell>
          <table:table-cell table:formula="of:=[$'McSp stats'.G35]" office:value-type="float" office:value="38.3468" calcext:value-type="float">
            <text:p>38.3468</text:p>
          </table:table-cell>
          <table:table-cell table:formula="of:=[$'McSp stats'.I35]" office:value-type="float" office:value="7197.78" calcext:value-type="float">
            <text:p>7197.78</text:p>
          </table:table-cell>
          <table:table-cell table:formula="of:=[$'McSp stats'.J35]" office:value-type="float" office:value="80.2425" calcext:value-type="float">
            <text:p>80.2425</text:p>
          </table:table-cell>
          <table:table-cell table:formula="of:=[$'McSp stats'.L35]" office:value-type="float" office:value="80.2425" calcext:value-type="float">
            <text:p>80.2425</text:p>
          </table:table-cell>
          <table:table-cell table:formula="of:=[$'McSp stats'.M35]" office:value-type="float" office:value="84.5676" calcext:value-type="float">
            <text:p>84.5676</text:p>
          </table:table-cell>
          <table:table-cell table:formula="of:=[$'McSp stats'.N35]" office:value-type="float" office:value="5.11437" calcext:value-type="float">
            <text:p>5.11437</text:p>
          </table:table-cell>
          <table:table-cell table:formula="of:=[$'ScMp stats'.E35]" office:value-type="float" office:value="100.407" calcext:value-type="float">
            <text:p>100.407</text:p>
          </table:table-cell>
          <table:table-cell table:formula="of:=[$'ScMp stats'.F35]" office:value-type="float" office:value="18.1824" calcext:value-type="float">
            <text:p>18.1824</text:p>
          </table:table-cell>
          <table:table-cell table:formula="of:=[$'ScMp stats'.G35]" office:value-type="float" office:value="38.7205" calcext:value-type="float">
            <text:p>38.7205</text:p>
          </table:table-cell>
          <table:table-cell table:formula="of:=[$'ScMp stats'.I35]" office:value-type="float" office:value="7196.59" calcext:value-type="float">
            <text:p>7196.59</text:p>
          </table:table-cell>
          <table:table-cell table:formula="of:=[$'ScMp stats'.J35]" office:value-type="float" office:value="79.8688" calcext:value-type="float">
            <text:p>79.8688</text:p>
          </table:table-cell>
          <table:table-cell table:formula="of:=[$'ScMp stats'.L35]" office:value-type="float" office:value="79.8688" calcext:value-type="float">
            <text:p>79.8688</text:p>
          </table:table-cell>
          <table:table-cell table:formula="of:=[$'ScMp stats'.M35]" office:value-type="float" office:value="85.6687" calcext:value-type="float">
            <text:p>85.6687</text:p>
          </table:table-cell>
          <table:table-cell table:formula="of:=[$'ScMp stats'.N35]" office:value-type="float" office:value="6.77015" calcext:value-type="float">
            <text:p>6.77015</text:p>
          </table:table-cell>
          <table:table-cell table:formula="of:=[$'McMp stats'.E35]" office:value-type="float" office:value="100.407" calcext:value-type="float">
            <text:p>100.407</text:p>
          </table:table-cell>
          <table:table-cell table:formula="of:=[$'McMp stats'.F35]" office:value-type="float" office:value="18.1824" calcext:value-type="float">
            <text:p>18.1824</text:p>
          </table:table-cell>
          <table:table-cell table:formula="of:=[$'McMp stats'.G35]" office:value-type="float" office:value="38.1898" calcext:value-type="float">
            <text:p>38.1898</text:p>
          </table:table-cell>
          <table:table-cell table:formula="of:=[$'McMp stats'.I35]" office:value-type="float" office:value="7195.04" calcext:value-type="float">
            <text:p>7195.04</text:p>
          </table:table-cell>
          <table:table-cell table:formula="of:=[$'McMp stats'.J35]" office:value-type="float" office:value="80.3995" calcext:value-type="float">
            <text:p>80.3995</text:p>
          </table:table-cell>
          <table:table-cell table:formula="of:=[$'McMp stats'.L35]" office:value-type="float" office:value="80.3995" calcext:value-type="float">
            <text:p>80.3995</text:p>
          </table:table-cell>
          <table:table-cell table:formula="of:=[$'McMp stats'.M35]" office:value-type="float" office:value="85.6711" calcext:value-type="float">
            <text:p>85.6711</text:p>
          </table:table-cell>
          <table:table-cell table:formula="of:=[$'McMp stats'.N35]" office:value-type="float" office:value="6.1533" calcext:value-type="float">
            <text:p>6.1533</text:p>
          </table:table-cell>
          <table:table-cell table:formula="of:=[$'PC Stats'.E35]" office:value-type="float" office:value="100.407" calcext:value-type="float">
            <text:p>100.407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36.1194" calcext:value-type="float">
            <text:p>36.1194</text:p>
          </table:table-cell>
          <table:table-cell table:formula="of:=[$'PC Stats'.I35]" office:value-type="float" office:value="255.59" calcext:value-type="float">
            <text:p>255.59</text:p>
          </table:table-cell>
          <table:table-cell table:formula="of:=[$'PC Stats'.J35]" office:value-type="float" office:value="64.2875" calcext:value-type="float">
            <text:p>64.2875</text:p>
          </table:table-cell>
          <table:table-cell table:formula="of:=[$'PC Stats'.L35]" office:value-type="float" office:value="64.2875" calcext:value-type="float">
            <text:p>64.2875</text:p>
          </table:table-cell>
          <table:table-cell table:formula="of:=[$'PC Stats'.M35]" office:value-type="float" office:value="64.2875" calcext:value-type="float">
            <text:p>64.2875</text:p>
          </table:table-cell>
          <table:table-cell table:formula="of:=[$'PC Stats'.N35]" office:value-type="float" office:value="0" calcext:value-type="float">
            <text:p>0</text:p>
          </table:table-cell>
          <table:table-cell table:formula="of:=[$'BL2 Stats'.E35]" office:value-type="float" office:value="100.407" calcext:value-type="float">
            <text:p>100.407</text:p>
          </table:table-cell>
          <table:table-cell table:formula="of:=[$'BL2 Stats'.F35]" office:value-type="float" office:value="18.1824" calcext:value-type="float">
            <text:p>18.1824</text:p>
          </table:table-cell>
          <table:table-cell table:formula="of:=[$'BL2 Stats'.G35]" office:value-type="float" office:value="38.2146" calcext:value-type="float">
            <text:p>38.2146</text:p>
          </table:table-cell>
          <table:table-cell table:formula="of:=[$'BL2 Stats'.I35]" office:value-type="float" office:value="994.21" calcext:value-type="float">
            <text:p>994.21</text:p>
          </table:table-cell>
          <table:table-cell table:formula="of:=[$'BL2 Stats'.J35]" office:value-type="float" office:value="80.3747" calcext:value-type="float">
            <text:p>80.3747</text:p>
          </table:table-cell>
          <table:table-cell table:formula="of:=[$'BL2 Stats'.L35]" office:value-type="float" office:value="80.3747" calcext:value-type="float">
            <text:p>80.3747</text:p>
          </table:table-cell>
          <table:table-cell table:formula="of:=[$'BL2 Stats'.M35]" office:value-type="float" office:value="80.3827" calcext:value-type="float">
            <text:p>80.3827</text:p>
          </table:table-cell>
          <table:table-cell table:formula="of:=[$'BL2 Stats'.N35]" office:value-type="float" office:value="0.00995239" calcext:value-type="float">
            <text:p>0.00995239</text:p>
          </table:table-cell>
          <table:table-cell table:formula="of:=[$'Bundle Stats'.E35]" office:value-type="float" office:value="100.407" calcext:value-type="float">
            <text:p>100.407</text:p>
          </table:table-cell>
          <table:table-cell table:formula="of:=[$'Bundle Stats'.F35]" office:value-type="float" office:value="18.1824" calcext:value-type="float">
            <text:p>18.1824</text:p>
          </table:table-cell>
          <table:table-cell table:formula="of:=[$'Bundle Stats'.G35]" office:value-type="float" office:value="39.2156" calcext:value-type="float">
            <text:p>39.2156</text:p>
          </table:table-cell>
          <table:table-cell table:formula="of:=[$'Bundle Stats'.I35]" office:value-type="float" office:value="1.62" calcext:value-type="float">
            <text:p>1.62</text:p>
          </table:table-cell>
          <table:table-cell table:formula="of:=[$'Bundle Stats'.J35]" office:value-type="float" office:value="79.3737" calcext:value-type="float">
            <text:p>79.3737</text:p>
          </table:table-cell>
          <table:table-cell table:formula="of:=[$'Bundle Stats'.L35]" office:value-type="float" office:value="79.3737" calcext:value-type="float">
            <text:p>79.3737</text:p>
          </table:table-cell>
          <table:table-cell table:formula="of:=[$'Bundle Stats'.M35]" office:value-type="float" office:value="79.3737" calcext:value-type="float">
            <text:p>79.3737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2.2623" calcext:value-type="float">
            <text:p>42.2623</text:p>
          </table:table-cell>
          <table:table-cell table:formula="of:=[$'ScSp stats'.I36]" office:value-type="float" office:value="7195.99" calcext:value-type="float">
            <text:p>7195.99</text:p>
          </table:table-cell>
          <table:table-cell table:formula="of:=[$'ScSp stats'.J36]" office:value-type="float" office:value="56.4607" calcext:value-type="float">
            <text:p>56.4607</text:p>
          </table:table-cell>
          <table:table-cell table:formula="of:=[$'ScSp stats'.L36]" office:value-type="float" office:value="56.4607" calcext:value-type="float">
            <text:p>56.4607</text:p>
          </table:table-cell>
          <table:table-cell table:formula="of:=[$'ScSp stats'.M36]" office:value-type="float" office:value="69.8859" calcext:value-type="float">
            <text:p>69.8859</text:p>
          </table:table-cell>
          <table:table-cell table:formula="of:=[$'ScSp stats'.N36]" office:value-type="float" office:value="19.2102" calcext:value-type="float">
            <text:p>19.2102</text:p>
          </table:table-cell>
          <table:table-cell table:formula="of:=[$'McSp stats'.E36]" office:value-type="float" office:value="80.5784" calcext:value-type="float">
            <text:p>80.5784</text:p>
          </table:table-cell>
          <table:table-cell table:formula="of:=[$'McSp stats'.F36]" office:value-type="float" office:value="18.1445" calcext:value-type="float">
            <text:p>18.1445</text:p>
          </table:table-cell>
          <table:table-cell table:formula="of:=[$'McSp stats'.G36]" office:value-type="float" office:value="41.2246" calcext:value-type="float">
            <text:p>41.2246</text:p>
          </table:table-cell>
          <table:table-cell table:formula="of:=[$'McSp stats'.I36]" office:value-type="float" office:value="7196.22" calcext:value-type="float">
            <text:p>7196.22</text:p>
          </table:table-cell>
          <table:table-cell table:formula="of:=[$'McSp stats'.J36]" office:value-type="float" office:value="57.4983" calcext:value-type="float">
            <text:p>57.4983</text:p>
          </table:table-cell>
          <table:table-cell table:formula="of:=[$'McSp stats'.L36]" office:value-type="float" office:value="57.4983" calcext:value-type="float">
            <text:p>57.4983</text:p>
          </table:table-cell>
          <table:table-cell table:formula="of:=[$'McSp stats'.M36]" office:value-type="float" office:value="70.1726" calcext:value-type="float">
            <text:p>70.1726</text:p>
          </table:table-cell>
          <table:table-cell table:formula="of:=[$'McSp stats'.N36]" office:value-type="float" office:value="18.0616" calcext:value-type="float">
            <text:p>18.0616</text:p>
          </table:table-cell>
          <table:table-cell table:formula="of:=[$'ScMp stats'.E36]" office:value-type="float" office:value="80.5784" calcext:value-type="float">
            <text:p>80.5784</text:p>
          </table:table-cell>
          <table:table-cell table:formula="of:=[$'ScMp stats'.F36]" office:value-type="float" office:value="18.1445" calcext:value-type="float">
            <text:p>18.1445</text:p>
          </table:table-cell>
          <table:table-cell table:formula="of:=[$'ScMp stats'.G36]" office:value-type="float" office:value="41.9778" calcext:value-type="float">
            <text:p>41.9778</text:p>
          </table:table-cell>
          <table:table-cell table:formula="of:=[$'ScMp stats'.I36]" office:value-type="float" office:value="7196.7" calcext:value-type="float">
            <text:p>7196.7</text:p>
          </table:table-cell>
          <table:table-cell table:formula="of:=[$'ScMp stats'.J36]" office:value-type="float" office:value="56.7452" calcext:value-type="float">
            <text:p>56.7452</text:p>
          </table:table-cell>
          <table:table-cell table:formula="of:=[$'ScMp stats'.L36]" office:value-type="float" office:value="56.7452" calcext:value-type="float">
            <text:p>56.7452</text:p>
          </table:table-cell>
          <table:table-cell table:formula="of:=[$'ScMp stats'.M36]" office:value-type="float" office:value="71.0233" calcext:value-type="float">
            <text:p>71.0233</text:p>
          </table:table-cell>
          <table:table-cell table:formula="of:=[$'ScMp stats'.N36]" office:value-type="float" office:value="20.1034" calcext:value-type="float">
            <text:p>20.1034</text:p>
          </table:table-cell>
          <table:table-cell table:formula="of:=[$'McMp stats'.E36]" office:value-type="float" office:value="80.5784" calcext:value-type="float">
            <text:p>80.5784</text:p>
          </table:table-cell>
          <table:table-cell table:formula="of:=[$'McMp stats'.F36]" office:value-type="float" office:value="18.1445" calcext:value-type="float">
            <text:p>18.1445</text:p>
          </table:table-cell>
          <table:table-cell table:formula="of:=[$'McMp stats'.G36]" office:value-type="float" office:value="40.9528" calcext:value-type="float">
            <text:p>40.9528</text:p>
          </table:table-cell>
          <table:table-cell table:formula="of:=[$'McMp stats'.I36]" office:value-type="float" office:value="7192.97" calcext:value-type="float">
            <text:p>7192.97</text:p>
          </table:table-cell>
          <table:table-cell table:formula="of:=[$'McMp stats'.J36]" office:value-type="float" office:value="57.7701" calcext:value-type="float">
            <text:p>57.7701</text:p>
          </table:table-cell>
          <table:table-cell table:formula="of:=[$'McMp stats'.L36]" office:value-type="float" office:value="57.7701" calcext:value-type="float">
            <text:p>57.7701</text:p>
          </table:table-cell>
          <table:table-cell table:formula="of:=[$'McMp stats'.M36]" office:value-type="float" office:value="71.094" calcext:value-type="float">
            <text:p>71.094</text:p>
          </table:table-cell>
          <table:table-cell table:formula="of:=[$'McMp stats'.N36]" office:value-type="float" office:value="18.7412" calcext:value-type="float">
            <text:p>18.7412</text:p>
          </table:table-cell>
          <table:table-cell table:formula="of:=[$'PC Stats'.E36]" office:value-type="float" office:value="80.5784" calcext:value-type="float">
            <text:p>80.5784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39.2728" calcext:value-type="float">
            <text:p>39.2728</text:p>
          </table:table-cell>
          <table:table-cell table:formula="of:=[$'PC Stats'.I36]" office:value-type="float" office:value="150.97" calcext:value-type="float">
            <text:p>150.97</text:p>
          </table:table-cell>
          <table:table-cell table:formula="of:=[$'PC Stats'.J36]" office:value-type="float" office:value="41.3056" calcext:value-type="float">
            <text:p>41.3056</text:p>
          </table:table-cell>
          <table:table-cell table:formula="of:=[$'PC Stats'.L36]" office:value-type="float" office:value="41.3056" calcext:value-type="float">
            <text:p>41.3056</text:p>
          </table:table-cell>
          <table:table-cell table:formula="of:=[$'PC Stats'.M36]" office:value-type="float" office:value="41.3056" calcext:value-type="float">
            <text:p>41.3056</text:p>
          </table:table-cell>
          <table:table-cell table:formula="of:=[$'PC Stats'.N36]" office:value-type="float" office:value="0" calcext:value-type="float">
            <text:p>0</text:p>
          </table:table-cell>
          <table:table-cell table:formula="of:=[$'BL2 Stats'.E36]" office:value-type="float" office:value="80.5784" calcext:value-type="float">
            <text:p>80.5784</text:p>
          </table:table-cell>
          <table:table-cell table:formula="of:=[$'BL2 Stats'.F36]" office:value-type="float" office:value="18.1445" calcext:value-type="float">
            <text:p>18.1445</text:p>
          </table:table-cell>
          <table:table-cell table:formula="of:=[$'BL2 Stats'.G36]" office:value-type="float" office:value="41.9106" calcext:value-type="float">
            <text:p>41.9106</text:p>
          </table:table-cell>
          <table:table-cell table:formula="of:=[$'BL2 Stats'.I36]" office:value-type="float" office:value="7197.57" calcext:value-type="float">
            <text:p>7197.57</text:p>
          </table:table-cell>
          <table:table-cell table:formula="of:=[$'BL2 Stats'.J36]" office:value-type="float" office:value="56.8124" calcext:value-type="float">
            <text:p>56.8124</text:p>
          </table:table-cell>
          <table:table-cell table:formula="of:=[$'BL2 Stats'.L36]" office:value-type="float" office:value="56.8124" calcext:value-type="float">
            <text:p>56.8124</text:p>
          </table:table-cell>
          <table:table-cell table:formula="of:=[$'BL2 Stats'.M36]" office:value-type="float" office:value="67.2757" calcext:value-type="float">
            <text:p>67.2757</text:p>
          </table:table-cell>
          <table:table-cell table:formula="of:=[$'BL2 Stats'.N36]" office:value-type="float" office:value="15.5529" calcext:value-type="float">
            <text:p>15.5529</text:p>
          </table:table-cell>
          <table:table-cell table:formula="of:=[$'Bundle Stats'.E36]" office:value-type="float" office:value="80.5784" calcext:value-type="float">
            <text:p>80.5784</text:p>
          </table:table-cell>
          <table:table-cell table:formula="of:=[$'Bundle Stats'.F36]" office:value-type="float" office:value="18.1445" calcext:value-type="float">
            <text:p>18.1445</text:p>
          </table:table-cell>
          <table:table-cell table:formula="of:=[$'Bundle Stats'.G36]" office:value-type="float" office:value="41.9315" calcext:value-type="float">
            <text:p>41.9315</text:p>
          </table:table-cell>
          <table:table-cell table:formula="of:=[$'Bundle Stats'.I36]" office:value-type="float" office:value="1.17" calcext:value-type="float">
            <text:p>1.17</text:p>
          </table:table-cell>
          <table:table-cell table:formula="of:=[$'Bundle Stats'.J36]" office:value-type="float" office:value="56.7915" calcext:value-type="float">
            <text:p>56.7915</text:p>
          </table:table-cell>
          <table:table-cell table:formula="of:=[$'Bundle Stats'.L36]" office:value-type="float" office:value="56.7915" calcext:value-type="float">
            <text:p>56.7915</text:p>
          </table:table-cell>
          <table:table-cell table:formula="of:=[$'Bundle Stats'.M36]" office:value-type="float" office:value="56.7915" calcext:value-type="float">
            <text:p>56.7915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3.2528" calcext:value-type="float">
            <text:p>33.2528</text:p>
          </table:table-cell>
          <table:table-cell table:formula="of:=[$'ScSp stats'.I37]" office:value-type="float" office:value="7196.89" calcext:value-type="float">
            <text:p>7196.89</text:p>
          </table:table-cell>
          <table:table-cell table:formula="of:=[$'ScSp stats'.J37]" office:value-type="float" office:value="106.649" calcext:value-type="float">
            <text:p>106.649</text:p>
          </table:table-cell>
          <table:table-cell table:formula="of:=[$'ScSp stats'.L37]" office:value-type="float" office:value="106.649" calcext:value-type="float">
            <text:p>106.649</text:p>
          </table:table-cell>
          <table:table-cell table:formula="of:=[$'ScSp stats'.M37]" office:value-type="float" office:value="117.192" calcext:value-type="float">
            <text:p>117.192</text:p>
          </table:table-cell>
          <table:table-cell table:formula="of:=[$'ScSp stats'.N37]" office:value-type="float" office:value="8.99635" calcext:value-type="float">
            <text:p>8.99635</text:p>
          </table:table-cell>
          <table:table-cell table:formula="of:=[$'McSp stats'.E37]" office:value-type="float" office:value="96.6816" calcext:value-type="float">
            <text:p>96.6816</text:p>
          </table:table-cell>
          <table:table-cell table:formula="of:=[$'McSp stats'.F37]" office:value-type="float" office:value="43.22" calcext:value-type="float">
            <text:p>43.22</text:p>
          </table:table-cell>
          <table:table-cell table:formula="of:=[$'McSp stats'.G37]" office:value-type="float" office:value="34.0332" calcext:value-type="float">
            <text:p>34.0332</text:p>
          </table:table-cell>
          <table:table-cell table:formula="of:=[$'McSp stats'.I37]" office:value-type="float" office:value="7198.44" calcext:value-type="float">
            <text:p>7198.44</text:p>
          </table:table-cell>
          <table:table-cell table:formula="of:=[$'McSp stats'.J37]" office:value-type="float" office:value="105.868" calcext:value-type="float">
            <text:p>105.868</text:p>
          </table:table-cell>
          <table:table-cell table:formula="of:=[$'McSp stats'.L37]" office:value-type="float" office:value="105.868" calcext:value-type="float">
            <text:p>105.868</text:p>
          </table:table-cell>
          <table:table-cell table:formula="of:=[$'McSp stats'.M37]" office:value-type="float" office:value="118.23" calcext:value-type="float">
            <text:p>118.23</text:p>
          </table:table-cell>
          <table:table-cell table:formula="of:=[$'McSp stats'.N37]" office:value-type="float" office:value="10.4559" calcext:value-type="float">
            <text:p>10.4559</text:p>
          </table:table-cell>
          <table:table-cell table:formula="of:=[$'ScMp stats'.E37]" office:value-type="float" office:value="96.6816" calcext:value-type="float">
            <text:p>96.6816</text:p>
          </table:table-cell>
          <table:table-cell table:formula="of:=[$'ScMp stats'.F37]" office:value-type="float" office:value="43.22" calcext:value-type="float">
            <text:p>43.22</text:p>
          </table:table-cell>
          <table:table-cell table:formula="of:=[$'ScMp stats'.G37]" office:value-type="float" office:value="25.6308" calcext:value-type="float">
            <text:p>25.6308</text:p>
          </table:table-cell>
          <table:table-cell table:formula="of:=[$'ScMp stats'.I37]" office:value-type="float" office:value="7197.39" calcext:value-type="float">
            <text:p>7197.39</text:p>
          </table:table-cell>
          <table:table-cell table:formula="of:=[$'ScMp stats'.J37]" office:value-type="float" office:value="114.271" calcext:value-type="float">
            <text:p>114.271</text:p>
          </table:table-cell>
          <table:table-cell table:formula="of:=[$'ScMp stats'.L37]" office:value-type="float" office:value="114.271" calcext:value-type="float">
            <text:p>114.271</text:p>
          </table:table-cell>
          <table:table-cell table:formula="of:=[$'ScMp stats'.M37]" office:value-type="float" office:value="121.277" calcext:value-type="float">
            <text:p>121.277</text:p>
          </table:table-cell>
          <table:table-cell table:formula="of:=[$'ScMp stats'.N37]" office:value-type="float" office:value="5.77686" calcext:value-type="float">
            <text:p>5.77686</text:p>
          </table:table-cell>
          <table:table-cell table:formula="of:=[$'McMp stats'.E37]" office:value-type="float" office:value="96.6816" calcext:value-type="float">
            <text:p>96.6816</text:p>
          </table:table-cell>
          <table:table-cell table:formula="of:=[$'McMp stats'.F37]" office:value-type="float" office:value="43.22" calcext:value-type="float">
            <text:p>43.22</text:p>
          </table:table-cell>
          <table:table-cell table:formula="of:=[$'McMp stats'.G37]" office:value-type="float" office:value="41.9139" calcext:value-type="float">
            <text:p>41.9139</text:p>
          </table:table-cell>
          <table:table-cell table:formula="of:=[$'McMp stats'.I37]" office:value-type="float" office:value="7195.44" calcext:value-type="float">
            <text:p>7195.44</text:p>
          </table:table-cell>
          <table:table-cell table:formula="of:=[$'McMp stats'.J37]" office:value-type="float" office:value="97.9877" calcext:value-type="float">
            <text:p>97.9877</text:p>
          </table:table-cell>
          <table:table-cell table:formula="of:=[$'McMp stats'.L37]" office:value-type="float" office:value="97.9877" calcext:value-type="float">
            <text:p>97.9877</text:p>
          </table:table-cell>
          <table:table-cell table:formula="of:=[$'McMp stats'.M37]" office:value-type="float" office:value="121.473" calcext:value-type="float">
            <text:p>121.473</text:p>
          </table:table-cell>
          <table:table-cell table:formula="of:=[$'McMp stats'.N37]" office:value-type="float" office:value="19.3338" calcext:value-type="float">
            <text:p>19.3338</text:p>
          </table:table-cell>
          <table:table-cell table:formula="of:=[$'PC Stats'.E37]" office:value-type="float" office:value="96.6816" calcext:value-type="float">
            <text:p>96.6816</text:p>
          </table:table-cell>
          <table:table-cell table:formula="of:=[$'PC Stats'.F37]" office:value-type="float" office:value="43.22" calcext:value-type="float">
            <text:p>43.22</text:p>
          </table:table-cell>
          <table:table-cell table:formula="of:=[$'PC Stats'.G37]" office:value-type="float" office:value="27.5102" calcext:value-type="float">
            <text:p>27.5102</text:p>
          </table:table-cell>
          <table:table-cell table:formula="of:=[$'PC Stats'.I37]" office:value-type="float" office:value="648.1" calcext:value-type="float">
            <text:p>648.1</text:p>
          </table:table-cell>
          <table:table-cell table:formula="of:=[$'PC Stats'.J37]" office:value-type="float" office:value="112.391" calcext:value-type="float">
            <text:p>112.391</text:p>
          </table:table-cell>
          <table:table-cell table:formula="of:=[$'PC Stats'.L37]" office:value-type="float" office:value="112.391" calcext:value-type="float">
            <text:p>112.391</text:p>
          </table:table-cell>
          <table:table-cell table:formula="of:=[$'PC Stats'.M37]" office:value-type="float" office:value="112.403" calcext:value-type="float">
            <text:p>112.403</text:p>
          </table:table-cell>
          <table:table-cell table:formula="of:=[$'PC Stats'.N37]" office:value-type="float" office:value="0.00999689" calcext:value-type="float">
            <text:p>0.00999689</text:p>
          </table:table-cell>
          <table:table-cell table:formula="of:=[$'BL2 Stats'.E37]" office:value-type="float" office:value="96.6816" calcext:value-type="float">
            <text:p>96.6816</text:p>
          </table:table-cell>
          <table:table-cell table:formula="of:=[$'BL2 Stats'.F37]" office:value-type="float" office:value="43.22" calcext:value-type="float">
            <text:p>43.22</text:p>
          </table:table-cell>
          <table:table-cell table:formula="of:=[$'BL2 Stats'.G37]" office:value-type="float" office:value="25.7753" calcext:value-type="float">
            <text:p>25.7753</text:p>
          </table:table-cell>
          <table:table-cell table:formula="of:=[$'BL2 Stats'.I37]" office:value-type="float" office:value="7197.5" calcext:value-type="float">
            <text:p>7197.5</text:p>
          </table:table-cell>
          <table:table-cell table:formula="of:=[$'BL2 Stats'.J37]" office:value-type="float" office:value="114.126" calcext:value-type="float">
            <text:p>114.126</text:p>
          </table:table-cell>
          <table:table-cell table:formula="of:=[$'BL2 Stats'.L37]" office:value-type="float" office:value="114.126" calcext:value-type="float">
            <text:p>114.126</text:p>
          </table:table-cell>
          <table:table-cell table:formula="of:=[$'BL2 Stats'.M37]" office:value-type="float" office:value="120.451" calcext:value-type="float">
            <text:p>120.451</text:p>
          </table:table-cell>
          <table:table-cell table:formula="of:=[$'BL2 Stats'.N37]" office:value-type="float" office:value="5.2511" calcext:value-type="float">
            <text:p>5.2511</text:p>
          </table:table-cell>
          <table:table-cell table:formula="of:=[$'Bundle Stats'.E37]" office:value-type="float" office:value="96.6816" calcext:value-type="float">
            <text:p>96.6816</text:p>
          </table:table-cell>
          <table:table-cell table:formula="of:=[$'Bundle Stats'.F37]" office:value-type="float" office:value="43.22" calcext:value-type="float">
            <text:p>43.22</text:p>
          </table:table-cell>
          <table:table-cell table:formula="of:=[$'Bundle Stats'.G37]" office:value-type="float" office:value="30.4167" calcext:value-type="float">
            <text:p>30.4167</text:p>
          </table:table-cell>
          <table:table-cell table:formula="of:=[$'Bundle Stats'.I37]" office:value-type="float" office:value="7.12" calcext:value-type="float">
            <text:p>7.12</text:p>
          </table:table-cell>
          <table:table-cell table:formula="of:=[$'Bundle Stats'.J37]" office:value-type="float" office:value="109.485" calcext:value-type="float">
            <text:p>109.485</text:p>
          </table:table-cell>
          <table:table-cell table:formula="of:=[$'Bundle Stats'.L37]" office:value-type="float" office:value="109.485" calcext:value-type="float">
            <text:p>109.485</text:p>
          </table:table-cell>
          <table:table-cell table:formula="of:=[$'Bundle Stats'.M37]" office:value-type="float" office:value="109.485" calcext:value-type="float">
            <text:p>109.485</text:p>
          </table:table-cell>
          <table:table-cell table:formula="of:=[$'Bundle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9.2749" calcext:value-type="float">
            <text:p>39.2749</text:p>
          </table:table-cell>
          <table:table-cell table:formula="of:=[$'ScSp stats'.I38]" office:value-type="float" office:value="7196.56" calcext:value-type="float">
            <text:p>7196.56</text:p>
          </table:table-cell>
          <table:table-cell table:formula="of:=[$'ScSp stats'.J38]" office:value-type="float" office:value="85.3173" calcext:value-type="float">
            <text:p>85.3173</text:p>
          </table:table-cell>
          <table:table-cell table:formula="of:=[$'ScSp stats'.L38]" office:value-type="float" office:value="85.3173" calcext:value-type="float">
            <text:p>85.3173</text:p>
          </table:table-cell>
          <table:table-cell table:formula="of:=[$'ScSp stats'.M38]" office:value-type="float" office:value="102.236" calcext:value-type="float">
            <text:p>102.236</text:p>
          </table:table-cell>
          <table:table-cell table:formula="of:=[$'ScSp stats'.N38]" office:value-type="float" office:value="16.5487" calcext:value-type="float">
            <text:p>16.5487</text:p>
          </table:table-cell>
          <table:table-cell table:formula="of:=[$'McSp stats'.E38]" office:value-type="float" office:value="87.6824" calcext:value-type="float">
            <text:p>87.6824</text:p>
          </table:table-cell>
          <table:table-cell table:formula="of:=[$'McSp stats'.F38]" office:value-type="float" office:value="36.9099" calcext:value-type="float">
            <text:p>36.9099</text:p>
          </table:table-cell>
          <table:table-cell table:formula="of:=[$'McSp stats'.G38]" office:value-type="float" office:value="34.1447" calcext:value-type="float">
            <text:p>34.1447</text:p>
          </table:table-cell>
          <table:table-cell table:formula="of:=[$'McSp stats'.I38]" office:value-type="float" office:value="7198.05" calcext:value-type="float">
            <text:p>7198.05</text:p>
          </table:table-cell>
          <table:table-cell table:formula="of:=[$'McSp stats'.J38]" office:value-type="float" office:value="90.4476" calcext:value-type="float">
            <text:p>90.4476</text:p>
          </table:table-cell>
          <table:table-cell table:formula="of:=[$'McSp stats'.L38]" office:value-type="float" office:value="90.4476" calcext:value-type="float">
            <text:p>90.4476</text:p>
          </table:table-cell>
          <table:table-cell table:formula="of:=[$'McSp stats'.M38]" office:value-type="float" office:value="103.321" calcext:value-type="float">
            <text:p>103.321</text:p>
          </table:table-cell>
          <table:table-cell table:formula="of:=[$'McSp stats'.N38]" office:value-type="float" office:value="12.4596" calcext:value-type="float">
            <text:p>12.4596</text:p>
          </table:table-cell>
          <table:table-cell table:formula="of:=[$'ScMp stats'.E38]" office:value-type="float" office:value="87.6824" calcext:value-type="float">
            <text:p>87.6824</text:p>
          </table:table-cell>
          <table:table-cell table:formula="of:=[$'ScMp stats'.F38]" office:value-type="float" office:value="36.9099" calcext:value-type="float">
            <text:p>36.9099</text:p>
          </table:table-cell>
          <table:table-cell table:formula="of:=[$'ScMp stats'.G38]" office:value-type="float" office:value="36.3957" calcext:value-type="float">
            <text:p>36.3957</text:p>
          </table:table-cell>
          <table:table-cell table:formula="of:=[$'ScMp stats'.I38]" office:value-type="float" office:value="7194.78" calcext:value-type="float">
            <text:p>7194.78</text:p>
          </table:table-cell>
          <table:table-cell table:formula="of:=[$'ScMp stats'.J38]" office:value-type="float" office:value="88.1965" calcext:value-type="float">
            <text:p>88.1965</text:p>
          </table:table-cell>
          <table:table-cell table:formula="of:=[$'ScMp stats'.L38]" office:value-type="float" office:value="88.1965" calcext:value-type="float">
            <text:p>88.1965</text:p>
          </table:table-cell>
          <table:table-cell table:formula="of:=[$'ScMp stats'.M38]" office:value-type="float" office:value="104.569" calcext:value-type="float">
            <text:p>104.569</text:p>
          </table:table-cell>
          <table:table-cell table:formula="of:=[$'ScMp stats'.N38]" office:value-type="float" office:value="15.6571" calcext:value-type="float">
            <text:p>15.6571</text:p>
          </table:table-cell>
          <table:table-cell table:formula="of:=[$'McMp stats'.E38]" office:value-type="float" office:value="87.6824" calcext:value-type="float">
            <text:p>87.6824</text:p>
          </table:table-cell>
          <table:table-cell table:formula="of:=[$'McMp stats'.F38]" office:value-type="float" office:value="40.714" calcext:value-type="float">
            <text:p>40.714</text:p>
          </table:table-cell>
          <table:table-cell table:formula="of:=[$'McMp stats'.G38]" office:value-type="float" office:value="35.794" calcext:value-type="float">
            <text:p>35.794</text:p>
          </table:table-cell>
          <table:table-cell table:formula="of:=[$'McMp stats'.I38]" office:value-type="float" office:value="7197.43" calcext:value-type="float">
            <text:p>7197.43</text:p>
          </table:table-cell>
          <table:table-cell table:formula="of:=[$'McMp stats'.J38]" office:value-type="float" office:value="92.6023" calcext:value-type="float">
            <text:p>92.6023</text:p>
          </table:table-cell>
          <table:table-cell table:formula="of:=[$'McMp stats'.L38]" office:value-type="float" office:value="92.6023" calcext:value-type="float">
            <text:p>92.6023</text:p>
          </table:table-cell>
          <table:table-cell table:formula="of:=[$'McMp stats'.M38]" office:value-type="float" office:value="104.619" calcext:value-type="float">
            <text:p>104.619</text:p>
          </table:table-cell>
          <table:table-cell table:formula="of:=[$'McMp stats'.N38]" office:value-type="float" office:value="11.4862" calcext:value-type="float">
            <text:p>11.4862</text:p>
          </table:table-cell>
          <table:table-cell table:formula="of:=[$'PC Stats'.E38]" office:value-type="float" office:value="87.6824" calcext:value-type="float">
            <text:p>87.6824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26.4228" calcext:value-type="float">
            <text:p>26.4228</text:p>
          </table:table-cell>
          <table:table-cell table:formula="of:=[$'PC Stats'.I38]" office:value-type="float" office:value="7199" calcext:value-type="float">
            <text:p>7199</text:p>
          </table:table-cell>
          <table:table-cell table:formula="of:=[$'PC Stats'.J38]" office:value-type="float" office:value="61.2596" calcext:value-type="float">
            <text:p>61.2596</text:p>
          </table:table-cell>
          <table:table-cell table:formula="of:=[$'PC Stats'.L38]" office:value-type="float" office:value="61.2596" calcext:value-type="float">
            <text:p>61.2596</text:p>
          </table:table-cell>
          <table:table-cell table:formula="of:=[$'PC Stats'.M38]" office:value-type="float" office:value="90.9807" calcext:value-type="float">
            <text:p>90.9807</text:p>
          </table:table-cell>
          <table:table-cell table:formula="of:=[$'PC Stats'.N38]" office:value-type="float" office:value="32.6675" calcext:value-type="float">
            <text:p>32.6675</text:p>
          </table:table-cell>
          <table:table-cell table:formula="of:=[$'BL2 Stats'.E38]" office:value-type="float" office:value="87.6824" calcext:value-type="float">
            <text:p>87.6824</text:p>
          </table:table-cell>
          <table:table-cell table:formula="of:=[$'BL2 Stats'.F38]" office:value-type="float" office:value="44.1106" calcext:value-type="float">
            <text:p>44.1106</text:p>
          </table:table-cell>
          <table:table-cell table:formula="of:=[$'BL2 Stats'.G38]" office:value-type="float" office:value="36.6717" calcext:value-type="float">
            <text:p>36.6717</text:p>
          </table:table-cell>
          <table:table-cell table:formula="of:=[$'BL2 Stats'.I38]" office:value-type="float" office:value="7189.73" calcext:value-type="float">
            <text:p>7189.73</text:p>
          </table:table-cell>
          <table:table-cell table:formula="of:=[$'BL2 Stats'.J38]" office:value-type="float" office:value="95.1213" calcext:value-type="float">
            <text:p>95.1213</text:p>
          </table:table-cell>
          <table:table-cell table:formula="of:=[$'BL2 Stats'.L38]" office:value-type="float" office:value="95.1213" calcext:value-type="float">
            <text:p>95.1213</text:p>
          </table:table-cell>
          <table:table-cell table:formula="of:=[$'BL2 Stats'.M38]" office:value-type="float" office:value="106.565" calcext:value-type="float">
            <text:p>106.565</text:p>
          </table:table-cell>
          <table:table-cell table:formula="of:=[$'BL2 Stats'.N38]" office:value-type="float" office:value="10.7387" calcext:value-type="float">
            <text:p>10.7387</text:p>
          </table:table-cell>
          <table:table-cell table:formula="of:=[$'Bundle Stats'.E38]" office:value-type="float" office:value="87.6824" calcext:value-type="float">
            <text:p>87.6824</text:p>
          </table:table-cell>
          <table:table-cell table:formula="of:=[$'Bundle Stats'.F38]" office:value-type="float" office:value="36.9099" calcext:value-type="float">
            <text:p>36.9099</text:p>
          </table:table-cell>
          <table:table-cell table:formula="of:=[$'Bundle Stats'.G38]" office:value-type="float" office:value="33.1088" calcext:value-type="float">
            <text:p>33.1088</text:p>
          </table:table-cell>
          <table:table-cell table:formula="of:=[$'Bundle Stats'.I38]" office:value-type="float" office:value="6.08" calcext:value-type="float">
            <text:p>6.08</text:p>
          </table:table-cell>
          <table:table-cell table:formula="of:=[$'Bundle Stats'.J38]" office:value-type="float" office:value="91.4835" calcext:value-type="float">
            <text:p>91.4835</text:p>
          </table:table-cell>
          <table:table-cell table:formula="of:=[$'Bundle Stats'.L38]" office:value-type="float" office:value="91.4835" calcext:value-type="float">
            <text:p>91.4835</text:p>
          </table:table-cell>
          <table:table-cell table:formula="of:=[$'Bundle Stats'.M38]" office:value-type="float" office:value="91.4835" calcext:value-type="float">
            <text:p>91.4835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348" calcext:value-type="float">
            <text:p>37.9348</text:p>
          </table:table-cell>
          <table:table-cell table:formula="of:=[$'ScSp stats'.I39]" office:value-type="float" office:value="7199.91" calcext:value-type="float">
            <text:p>7199.91</text:p>
          </table:table-cell>
          <table:table-cell table:formula="of:=[$'ScSp stats'.J39]" office:value-type="float" office:value="102.149" calcext:value-type="float">
            <text:p>102.149</text:p>
          </table:table-cell>
          <table:table-cell table:formula="of:=[$'ScSp stats'.L39]" office:value-type="float" office:value="102.149" calcext:value-type="float">
            <text:p>102.149</text:p>
          </table:table-cell>
          <table:table-cell table:formula="of:=[$'ScSp stats'.M39]" office:value-type="float" office:value="110.949" calcext:value-type="float">
            <text:p>110.949</text:p>
          </table:table-cell>
          <table:table-cell table:formula="of:=[$'ScSp stats'.N39]" office:value-type="float" office:value="7.93157" calcext:value-type="float">
            <text:p>7.93157</text:p>
          </table:table-cell>
          <table:table-cell table:formula="of:=[$'McSp stats'.E39]" office:value-type="float" office:value="104.298" calcext:value-type="float">
            <text:p>104.298</text:p>
          </table:table-cell>
          <table:table-cell table:formula="of:=[$'McSp stats'.F39]" office:value-type="float" office:value="31.442" calcext:value-type="float">
            <text:p>31.442</text:p>
          </table:table-cell>
          <table:table-cell table:formula="of:=[$'McSp stats'.G39]" office:value-type="float" office:value="34.5685" calcext:value-type="float">
            <text:p>34.5685</text:p>
          </table:table-cell>
          <table:table-cell table:formula="of:=[$'McSp stats'.I39]" office:value-type="float" office:value="7197.67" calcext:value-type="float">
            <text:p>7197.67</text:p>
          </table:table-cell>
          <table:table-cell table:formula="of:=[$'McSp stats'.J39]" office:value-type="float" office:value="101.171" calcext:value-type="float">
            <text:p>101.171</text:p>
          </table:table-cell>
          <table:table-cell table:formula="of:=[$'McSp stats'.L39]" office:value-type="float" office:value="101.171" calcext:value-type="float">
            <text:p>101.171</text:p>
          </table:table-cell>
          <table:table-cell table:formula="of:=[$'McSp stats'.M39]" office:value-type="float" office:value="111.045" calcext:value-type="float">
            <text:p>111.045</text:p>
          </table:table-cell>
          <table:table-cell table:formula="of:=[$'McSp stats'.N39]" office:value-type="float" office:value="8.89189" calcext:value-type="float">
            <text:p>8.89189</text:p>
          </table:table-cell>
          <table:table-cell table:formula="of:=[$'ScMp stats'.E39]" office:value-type="float" office:value="104.298" calcext:value-type="float">
            <text:p>104.298</text:p>
          </table:table-cell>
          <table:table-cell table:formula="of:=[$'ScMp stats'.F39]" office:value-type="float" office:value="38.4069" calcext:value-type="float">
            <text:p>38.4069</text:p>
          </table:table-cell>
          <table:table-cell table:formula="of:=[$'ScMp stats'.G39]" office:value-type="float" office:value="46.7101" calcext:value-type="float">
            <text:p>46.7101</text:p>
          </table:table-cell>
          <table:table-cell table:formula="of:=[$'ScMp stats'.I39]" office:value-type="float" office:value="7197.53" calcext:value-type="float">
            <text:p>7197.53</text:p>
          </table:table-cell>
          <table:table-cell table:formula="of:=[$'ScMp stats'.J39]" office:value-type="float" office:value="95.9944" calcext:value-type="float">
            <text:p>95.9944</text:p>
          </table:table-cell>
          <table:table-cell table:formula="of:=[$'ScMp stats'.L39]" office:value-type="float" office:value="95.9944" calcext:value-type="float">
            <text:p>95.9944</text:p>
          </table:table-cell>
          <table:table-cell table:formula="of:=[$'ScMp stats'.M39]" office:value-type="float" office:value="114.994" calcext:value-type="float">
            <text:p>114.994</text:p>
          </table:table-cell>
          <table:table-cell table:formula="of:=[$'ScMp stats'.N39]" office:value-type="float" office:value="16.5223" calcext:value-type="float">
            <text:p>16.5223</text:p>
          </table:table-cell>
          <table:table-cell table:formula="of:=[$'McMp stats'.E39]" office:value-type="float" office:value="104.298" calcext:value-type="float">
            <text:p>104.298</text:p>
          </table:table-cell>
          <table:table-cell table:formula="of:=[$'McMp stats'.F39]" office:value-type="float" office:value="35.7867" calcext:value-type="float">
            <text:p>35.7867</text:p>
          </table:table-cell>
          <table:table-cell table:formula="of:=[$'McMp stats'.G39]" office:value-type="float" office:value="35.5216" calcext:value-type="float">
            <text:p>35.5216</text:p>
          </table:table-cell>
          <table:table-cell table:formula="of:=[$'McMp stats'.I39]" office:value-type="float" office:value="7197.01" calcext:value-type="float">
            <text:p>7197.01</text:p>
          </table:table-cell>
          <table:table-cell table:formula="of:=[$'McMp stats'.J39]" office:value-type="float" office:value="104.563" calcext:value-type="float">
            <text:p>104.563</text:p>
          </table:table-cell>
          <table:table-cell table:formula="of:=[$'McMp stats'.L39]" office:value-type="float" office:value="104.563" calcext:value-type="float">
            <text:p>104.563</text:p>
          </table:table-cell>
          <table:table-cell table:formula="of:=[$'McMp stats'.M39]" office:value-type="float" office:value="114.874" calcext:value-type="float">
            <text:p>114.874</text:p>
          </table:table-cell>
          <table:table-cell table:formula="of:=[$'McMp stats'.N39]" office:value-type="float" office:value="8.97592" calcext:value-type="float">
            <text:p>8.97592</text:p>
          </table:table-cell>
          <table:table-cell table:formula="of:=[$'PC Stats'.E39]" office:value-type="float" office:value="104.298" calcext:value-type="float">
            <text:p>104.298</text:p>
          </table:table-cell>
          <table:table-cell table:formula="of:=[$'PC Stats'.F39]" office:value-type="float" office:value="35.5874" calcext:value-type="float">
            <text:p>35.5874</text:p>
          </table:table-cell>
          <table:table-cell table:formula="of:=[$'PC Stats'.G39]" office:value-type="float" office:value="39.9986" calcext:value-type="float">
            <text:p>39.9986</text:p>
          </table:table-cell>
          <table:table-cell table:formula="of:=[$'PC Stats'.I39]" office:value-type="float" office:value="7200.25" calcext:value-type="float">
            <text:p>7200.25</text:p>
          </table:table-cell>
          <table:table-cell table:formula="of:=[$'PC Stats'.J39]" office:value-type="float" office:value="99.8864" calcext:value-type="float">
            <text:p>99.8864</text:p>
          </table:table-cell>
          <table:table-cell table:formula="of:=[$'PC Stats'.L39]" office:value-type="float" office:value="99.8864" calcext:value-type="float">
            <text:p>99.8864</text:p>
          </table:table-cell>
          <table:table-cell table:formula="of:=[$'PC Stats'.M39]" office:value-type="float" office:value="101.729" calcext:value-type="float">
            <text:p>101.729</text:p>
          </table:table-cell>
          <table:table-cell table:formula="of:=[$'PC Stats'.N39]" office:value-type="float" office:value="1.81152" calcext:value-type="float">
            <text:p>1.81152</text:p>
          </table:table-cell>
          <table:table-cell table:formula="of:=[$'BL2 Stats'.E39]" office:value-type="float" office:value="104.298" calcext:value-type="float">
            <text:p>104.298</text:p>
          </table:table-cell>
          <table:table-cell table:formula="of:=[$'BL2 Stats'.F39]" office:value-type="float" office:value="41.3749" calcext:value-type="float">
            <text:p>41.3749</text:p>
          </table:table-cell>
          <table:table-cell table:formula="of:=[$'BL2 Stats'.G39]" office:value-type="float" office:value="37.3219" calcext:value-type="float">
            <text:p>37.3219</text:p>
          </table:table-cell>
          <table:table-cell table:formula="of:=[$'BL2 Stats'.I39]" office:value-type="float" office:value="7194.68" calcext:value-type="float">
            <text:p>7194.68</text:p>
          </table:table-cell>
          <table:table-cell table:formula="of:=[$'BL2 Stats'.J39]" office:value-type="float" office:value="108.35" calcext:value-type="float">
            <text:p>108.35</text:p>
          </table:table-cell>
          <table:table-cell table:formula="of:=[$'BL2 Stats'.L39]" office:value-type="float" office:value="108.35" calcext:value-type="float">
            <text:p>108.35</text:p>
          </table:table-cell>
          <table:table-cell table:formula="of:=[$'BL2 Stats'.M39]" office:value-type="float" office:value="118.018" calcext:value-type="float">
            <text:p>118.018</text:p>
          </table:table-cell>
          <table:table-cell table:formula="of:=[$'BL2 Stats'.N39]" office:value-type="float" office:value="8.19197" calcext:value-type="float">
            <text:p>8.19197</text:p>
          </table:table-cell>
          <table:table-cell table:formula="of:=[$'Bundle Stats'.E39]" office:value-type="float" office:value="104.298" calcext:value-type="float">
            <text:p>104.298</text:p>
          </table:table-cell>
          <table:table-cell table:formula="of:=[$'Bundle Stats'.F39]" office:value-type="float" office:value="35.7867" calcext:value-type="float">
            <text:p>35.7867</text:p>
          </table:table-cell>
          <table:table-cell table:formula="of:=[$'Bundle Stats'.G39]" office:value-type="float" office:value="37.9032" calcext:value-type="float">
            <text:p>37.9032</text:p>
          </table:table-cell>
          <table:table-cell table:formula="of:=[$'Bundle Stats'.I39]" office:value-type="float" office:value="7.89" calcext:value-type="float">
            <text:p>7.89</text:p>
          </table:table-cell>
          <table:table-cell table:formula="of:=[$'Bundle Stats'.J39]" office:value-type="float" office:value="102.181" calcext:value-type="float">
            <text:p>102.181</text:p>
          </table:table-cell>
          <table:table-cell table:formula="of:=[$'Bundle Stats'.L39]" office:value-type="float" office:value="102.181" calcext:value-type="float">
            <text:p>102.181</text:p>
          </table:table-cell>
          <table:table-cell table:formula="of:=[$'Bundle Stats'.M39]" office:value-type="float" office:value="102.181" calcext:value-type="float">
            <text:p>102.181</text:p>
          </table:table-cell>
          <table:table-cell table:formula="of:=[$'Bundle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7.0098" calcext:value-type="float">
            <text:p>67.0098</text:p>
          </table:table-cell>
          <table:table-cell table:formula="of:=[$'ScSp stats'.I40]" office:value-type="float" office:value="7198.28" calcext:value-type="float">
            <text:p>7198.28</text:p>
          </table:table-cell>
          <table:table-cell table:formula="of:=[$'ScSp stats'.J40]" office:value-type="float" office:value="102.796" calcext:value-type="float">
            <text:p>102.796</text:p>
          </table:table-cell>
          <table:table-cell table:formula="of:=[$'ScSp stats'.L40]" office:value-type="float" office:value="102.796" calcext:value-type="float">
            <text:p>102.796</text:p>
          </table:table-cell>
          <table:table-cell table:formula="of:=[$'ScSp stats'.M40]" office:value-type="float" office:value="114.679" calcext:value-type="float">
            <text:p>114.679</text:p>
          </table:table-cell>
          <table:table-cell table:formula="of:=[$'ScSp stats'.N40]" office:value-type="float" office:value="10.362" calcext:value-type="float">
            <text:p>10.362</text:p>
          </table:table-cell>
          <table:table-cell table:formula="of:=[$'McSp stats'.E40]" office:value-type="float" office:value="96.8683" calcext:value-type="float">
            <text:p>96.8683</text:p>
          </table:table-cell>
          <table:table-cell table:formula="of:=[$'McSp stats'.F40]" office:value-type="float" office:value="72.9371" calcext:value-type="float">
            <text:p>72.9371</text:p>
          </table:table-cell>
          <table:table-cell table:formula="of:=[$'McSp stats'.G40]" office:value-type="float" office:value="66.7958" calcext:value-type="float">
            <text:p>66.7958</text:p>
          </table:table-cell>
          <table:table-cell table:formula="of:=[$'McSp stats'.I40]" office:value-type="float" office:value="7197.29" calcext:value-type="float">
            <text:p>7197.29</text:p>
          </table:table-cell>
          <table:table-cell table:formula="of:=[$'McSp stats'.J40]" office:value-type="float" office:value="103.01" calcext:value-type="float">
            <text:p>103.01</text:p>
          </table:table-cell>
          <table:table-cell table:formula="of:=[$'McSp stats'.L40]" office:value-type="float" office:value="103.01" calcext:value-type="float">
            <text:p>103.01</text:p>
          </table:table-cell>
          <table:table-cell table:formula="of:=[$'McSp stats'.M40]" office:value-type="float" office:value="114.333" calcext:value-type="float">
            <text:p>114.333</text:p>
          </table:table-cell>
          <table:table-cell table:formula="of:=[$'McSp stats'.N40]" office:value-type="float" office:value="9.90353" calcext:value-type="float">
            <text:p>9.90353</text:p>
          </table:table-cell>
          <table:table-cell table:formula="of:=[$'ScMp stats'.E40]" office:value-type="float" office:value="96.8683" calcext:value-type="float">
            <text:p>96.8683</text:p>
          </table:table-cell>
          <table:table-cell table:formula="of:=[$'ScMp stats'.F40]" office:value-type="float" office:value="72.9371" calcext:value-type="float">
            <text:p>72.9371</text:p>
          </table:table-cell>
          <table:table-cell table:formula="of:=[$'ScMp stats'.G40]" office:value-type="float" office:value="71.7642" calcext:value-type="float">
            <text:p>71.7642</text:p>
          </table:table-cell>
          <table:table-cell table:formula="of:=[$'ScMp stats'.I40]" office:value-type="float" office:value="7198.65" calcext:value-type="float">
            <text:p>7198.65</text:p>
          </table:table-cell>
          <table:table-cell table:formula="of:=[$'ScMp stats'.J40]" office:value-type="float" office:value="98.0412" calcext:value-type="float">
            <text:p>98.0412</text:p>
          </table:table-cell>
          <table:table-cell table:formula="of:=[$'ScMp stats'.L40]" office:value-type="float" office:value="98.0412" calcext:value-type="float">
            <text:p>98.0412</text:p>
          </table:table-cell>
          <table:table-cell table:formula="of:=[$'ScMp stats'.M40]" office:value-type="float" office:value="120.126" calcext:value-type="float">
            <text:p>120.126</text:p>
          </table:table-cell>
          <table:table-cell table:formula="of:=[$'ScMp stats'.N40]" office:value-type="float" office:value="18.3847" calcext:value-type="float">
            <text:p>18.3847</text:p>
          </table:table-cell>
          <table:table-cell table:formula="of:=[$'McMp stats'.E40]" office:value-type="float" office:value="96.8683" calcext:value-type="float">
            <text:p>96.8683</text:p>
          </table:table-cell>
          <table:table-cell table:formula="of:=[$'McMp stats'.F40]" office:value-type="float" office:value="72.9371" calcext:value-type="float">
            <text:p>72.9371</text:p>
          </table:table-cell>
          <table:table-cell table:formula="of:=[$'McMp stats'.G40]" office:value-type="float" office:value="59.5347" calcext:value-type="float">
            <text:p>59.5347</text:p>
          </table:table-cell>
          <table:table-cell table:formula="of:=[$'McMp stats'.I40]" office:value-type="float" office:value="7196.08" calcext:value-type="float">
            <text:p>7196.08</text:p>
          </table:table-cell>
          <table:table-cell table:formula="of:=[$'McMp stats'.J40]" office:value-type="float" office:value="110.271" calcext:value-type="float">
            <text:p>110.271</text:p>
          </table:table-cell>
          <table:table-cell table:formula="of:=[$'McMp stats'.L40]" office:value-type="float" office:value="110.271" calcext:value-type="float">
            <text:p>110.271</text:p>
          </table:table-cell>
          <table:table-cell table:formula="of:=[$'McMp stats'.M40]" office:value-type="float" office:value="120.139" calcext:value-type="float">
            <text:p>120.139</text:p>
          </table:table-cell>
          <table:table-cell table:formula="of:=[$'McMp stats'.N40]" office:value-type="float" office:value="8.21382" calcext:value-type="float">
            <text:p>8.21382</text:p>
          </table:table-cell>
          <table:table-cell table:formula="of:=[$'PC Stats'.E40]" office:value-type="float" office:value="96.8683" calcext:value-type="float">
            <text:p>96.8683</text:p>
          </table:table-cell>
          <table:table-cell table:formula="of:=[$'PC Stats'.F40]" office:value-type="float" office:value="76.3337" calcext:value-type="float">
            <text:p>76.3337</text:p>
          </table:table-cell>
          <table:table-cell table:formula="of:=[$'PC Stats'.G40]" office:value-type="float" office:value="75.9539" calcext:value-type="float">
            <text:p>75.9539</text:p>
          </table:table-cell>
          <table:table-cell table:formula="of:=[$'PC Stats'.I40]" office:value-type="float" office:value="7197.75" calcext:value-type="float">
            <text:p>7197.75</text:p>
          </table:table-cell>
          <table:table-cell table:formula="of:=[$'PC Stats'.J40]" office:value-type="float" office:value="97.248" calcext:value-type="float">
            <text:p>97.248</text:p>
          </table:table-cell>
          <table:table-cell table:formula="of:=[$'PC Stats'.L40]" office:value-type="float" office:value="97.248" calcext:value-type="float">
            <text:p>97.248</text:p>
          </table:table-cell>
          <table:table-cell table:formula="of:=[$'PC Stats'.M40]" office:value-type="float" office:value="102.574" calcext:value-type="float">
            <text:p>102.574</text:p>
          </table:table-cell>
          <table:table-cell table:formula="of:=[$'PC Stats'.N40]" office:value-type="float" office:value="5.19245" calcext:value-type="float">
            <text:p>5.19245</text:p>
          </table:table-cell>
          <table:table-cell table:formula="of:=[$'BL2 Stats'.E40]" office:value-type="float" office:value="96.8683" calcext:value-type="float">
            <text:p>96.8683</text:p>
          </table:table-cell>
          <table:table-cell table:formula="of:=[$'BL2 Stats'.F40]" office:value-type="float" office:value="76.3337" calcext:value-type="float">
            <text:p>76.3337</text:p>
          </table:table-cell>
          <table:table-cell table:formula="of:=[$'BL2 Stats'.G40]" office:value-type="float" office:value="68.3238" calcext:value-type="float">
            <text:p>68.3238</text:p>
          </table:table-cell>
          <table:table-cell table:formula="of:=[$'BL2 Stats'.I40]" office:value-type="float" office:value="7198.51" calcext:value-type="float">
            <text:p>7198.51</text:p>
          </table:table-cell>
          <table:table-cell table:formula="of:=[$'BL2 Stats'.J40]" office:value-type="float" office:value="104.878" calcext:value-type="float">
            <text:p>104.878</text:p>
          </table:table-cell>
          <table:table-cell table:formula="of:=[$'BL2 Stats'.L40]" office:value-type="float" office:value="104.878" calcext:value-type="float">
            <text:p>104.878</text:p>
          </table:table-cell>
          <table:table-cell table:formula="of:=[$'BL2 Stats'.M40]" office:value-type="float" office:value="114.571" calcext:value-type="float">
            <text:p>114.571</text:p>
          </table:table-cell>
          <table:table-cell table:formula="of:=[$'BL2 Stats'.N40]" office:value-type="float" office:value="8.46026" calcext:value-type="float">
            <text:p>8.46026</text:p>
          </table:table-cell>
          <table:table-cell table:formula="of:=[$'Bundle Stats'.E40]" office:value-type="float" office:value="96.8683" calcext:value-type="float">
            <text:p>96.8683</text:p>
          </table:table-cell>
          <table:table-cell table:formula="of:=[$'Bundle Stats'.F40]" office:value-type="float" office:value="72.9371" calcext:value-type="float">
            <text:p>72.9371</text:p>
          </table:table-cell>
          <table:table-cell table:formula="of:=[$'Bundle Stats'.G40]" office:value-type="float" office:value="66.6358" calcext:value-type="float">
            <text:p>66.6358</text:p>
          </table:table-cell>
          <table:table-cell table:formula="of:=[$'Bundle Stats'.I40]" office:value-type="float" office:value="8.39" calcext:value-type="float">
            <text:p>8.39</text:p>
          </table:table-cell>
          <table:table-cell table:formula="of:=[$'Bundle Stats'.J40]" office:value-type="float" office:value="103.169" calcext:value-type="float">
            <text:p>103.169</text:p>
          </table:table-cell>
          <table:table-cell table:formula="of:=[$'Bundle Stats'.L40]" office:value-type="float" office:value="103.169" calcext:value-type="float">
            <text:p>103.169</text:p>
          </table:table-cell>
          <table:table-cell table:formula="of:=[$'Bundle Stats'.M40]" office:value-type="float" office:value="103.169" calcext:value-type="float">
            <text:p>103.169</text:p>
          </table:table-cell>
          <table:table-cell table:formula="of:=[$'Bundle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9.2512" calcext:value-type="float">
            <text:p>59.2512</text:p>
          </table:table-cell>
          <table:table-cell table:formula="of:=[$'ScSp stats'.I41]" office:value-type="float" office:value="7196.53" calcext:value-type="float">
            <text:p>7196.53</text:p>
          </table:table-cell>
          <table:table-cell table:formula="of:=[$'ScSp stats'.J41]" office:value-type="float" office:value="95.7213" calcext:value-type="float">
            <text:p>95.7213</text:p>
          </table:table-cell>
          <table:table-cell table:formula="of:=[$'ScSp stats'.L41]" office:value-type="float" office:value="95.7213" calcext:value-type="float">
            <text:p>95.7213</text:p>
          </table:table-cell>
          <table:table-cell table:formula="of:=[$'ScSp stats'.M41]" office:value-type="float" office:value="111.375" calcext:value-type="float">
            <text:p>111.375</text:p>
          </table:table-cell>
          <table:table-cell table:formula="of:=[$'ScSp stats'.N41]" office:value-type="float" office:value="14.0549" calcext:value-type="float">
            <text:p>14.0549</text:p>
          </table:table-cell>
          <table:table-cell table:formula="of:=[$'McSp stats'.E41]" office:value-type="float" office:value="113.532" calcext:value-type="float">
            <text:p>113.532</text:p>
          </table:table-cell>
          <table:table-cell table:formula="of:=[$'McSp stats'.F41]" office:value-type="float" office:value="41.44" calcext:value-type="float">
            <text:p>41.44</text:p>
          </table:table-cell>
          <table:table-cell table:formula="of:=[$'McSp stats'.G41]" office:value-type="float" office:value="56.3553" calcext:value-type="float">
            <text:p>56.3553</text:p>
          </table:table-cell>
          <table:table-cell table:formula="of:=[$'McSp stats'.I41]" office:value-type="float" office:value="7195.88" calcext:value-type="float">
            <text:p>7195.88</text:p>
          </table:table-cell>
          <table:table-cell table:formula="of:=[$'McSp stats'.J41]" office:value-type="float" office:value="98.6171" calcext:value-type="float">
            <text:p>98.6171</text:p>
          </table:table-cell>
          <table:table-cell table:formula="of:=[$'McSp stats'.L41]" office:value-type="float" office:value="98.6171" calcext:value-type="float">
            <text:p>98.6171</text:p>
          </table:table-cell>
          <table:table-cell table:formula="of:=[$'McSp stats'.M41]" office:value-type="float" office:value="111.382" calcext:value-type="float">
            <text:p>111.382</text:p>
          </table:table-cell>
          <table:table-cell table:formula="of:=[$'McSp stats'.N41]" office:value-type="float" office:value="11.4605" calcext:value-type="float">
            <text:p>11.4605</text:p>
          </table:table-cell>
          <table:table-cell table:formula="of:=[$'ScMp stats'.E41]" office:value-type="float" office:value="113.532" calcext:value-type="float">
            <text:p>113.532</text:p>
          </table:table-cell>
          <table:table-cell table:formula="of:=[$'ScMp stats'.F41]" office:value-type="float" office:value="41.44" calcext:value-type="float">
            <text:p>41.44</text:p>
          </table:table-cell>
          <table:table-cell table:formula="of:=[$'ScMp stats'.G41]" office:value-type="float" office:value="54.2907" calcext:value-type="float">
            <text:p>54.2907</text:p>
          </table:table-cell>
          <table:table-cell table:formula="of:=[$'ScMp stats'.I41]" office:value-type="float" office:value="7196.52" calcext:value-type="float">
            <text:p>7196.52</text:p>
          </table:table-cell>
          <table:table-cell table:formula="of:=[$'ScMp stats'.J41]" office:value-type="float" office:value="100.682" calcext:value-type="float">
            <text:p>100.682</text:p>
          </table:table-cell>
          <table:table-cell table:formula="of:=[$'ScMp stats'.L41]" office:value-type="float" office:value="100.682" calcext:value-type="float">
            <text:p>100.682</text:p>
          </table:table-cell>
          <table:table-cell table:formula="of:=[$'ScMp stats'.M41]" office:value-type="float" office:value="114.223" calcext:value-type="float">
            <text:p>114.223</text:p>
          </table:table-cell>
          <table:table-cell table:formula="of:=[$'ScMp stats'.N41]" office:value-type="float" office:value="11.8549" calcext:value-type="float">
            <text:p>11.8549</text:p>
          </table:table-cell>
          <table:table-cell table:formula="of:=[$'McMp stats'.E41]" office:value-type="float" office:value="113.532" calcext:value-type="float">
            <text:p>113.532</text:p>
          </table:table-cell>
          <table:table-cell table:formula="of:=[$'McMp stats'.F41]" office:value-type="float" office:value="41.44" calcext:value-type="float">
            <text:p>41.44</text:p>
          </table:table-cell>
          <table:table-cell table:formula="of:=[$'McMp stats'.G41]" office:value-type="float" office:value="54.5774" calcext:value-type="float">
            <text:p>54.5774</text:p>
          </table:table-cell>
          <table:table-cell table:formula="of:=[$'McMp stats'.I41]" office:value-type="float" office:value="7194.91" calcext:value-type="float">
            <text:p>7194.91</text:p>
          </table:table-cell>
          <table:table-cell table:formula="of:=[$'McMp stats'.J41]" office:value-type="float" office:value="100.395" calcext:value-type="float">
            <text:p>100.395</text:p>
          </table:table-cell>
          <table:table-cell table:formula="of:=[$'McMp stats'.L41]" office:value-type="float" office:value="100.395" calcext:value-type="float">
            <text:p>100.395</text:p>
          </table:table-cell>
          <table:table-cell table:formula="of:=[$'McMp stats'.M41]" office:value-type="float" office:value="114.198" calcext:value-type="float">
            <text:p>114.198</text:p>
          </table:table-cell>
          <table:table-cell table:formula="of:=[$'McMp stats'.N41]" office:value-type="float" office:value="12.0869" calcext:value-type="float">
            <text:p>12.0869</text:p>
          </table:table-cell>
          <table:table-cell table:formula="of:=[$'PC Stats'.E41]" office:value-type="float" office:value="113.532" calcext:value-type="float">
            <text:p>113.532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48.7982" calcext:value-type="float">
            <text:p>48.7982</text:p>
          </table:table-cell>
          <table:table-cell table:formula="of:=[$'PC Stats'.I41]" office:value-type="float" office:value="7193.45" calcext:value-type="float">
            <text:p>7193.45</text:p>
          </table:table-cell>
          <table:table-cell table:formula="of:=[$'PC Stats'.J41]" office:value-type="float" office:value="64.7342" calcext:value-type="float">
            <text:p>64.7342</text:p>
          </table:table-cell>
          <table:table-cell table:formula="of:=[$'PC Stats'.L41]" office:value-type="float" office:value="64.7342" calcext:value-type="float">
            <text:p>64.7342</text:p>
          </table:table-cell>
          <table:table-cell table:formula="of:=[$'PC Stats'.M41]" office:value-type="float" office:value="97.5835" calcext:value-type="float">
            <text:p>97.5835</text:p>
          </table:table-cell>
          <table:table-cell table:formula="of:=[$'PC Stats'.N41]" office:value-type="float" office:value="33.6628" calcext:value-type="float">
            <text:p>33.6628</text:p>
          </table:table-cell>
          <table:table-cell table:formula="of:=[$'BL2 Stats'.E41]" office:value-type="float" office:value="113.532" calcext:value-type="float">
            <text:p>113.532</text:p>
          </table:table-cell>
          <table:table-cell table:formula="of:=[$'BL2 Stats'.F41]" office:value-type="float" office:value="41.44" calcext:value-type="float">
            <text:p>41.44</text:p>
          </table:table-cell>
          <table:table-cell table:formula="of:=[$'BL2 Stats'.G41]" office:value-type="float" office:value="57.2929" calcext:value-type="float">
            <text:p>57.2929</text:p>
          </table:table-cell>
          <table:table-cell table:formula="of:=[$'BL2 Stats'.I41]" office:value-type="float" office:value="7190.74" calcext:value-type="float">
            <text:p>7190.74</text:p>
          </table:table-cell>
          <table:table-cell table:formula="of:=[$'BL2 Stats'.J41]" office:value-type="float" office:value="97.6795" calcext:value-type="float">
            <text:p>97.6795</text:p>
          </table:table-cell>
          <table:table-cell table:formula="of:=[$'BL2 Stats'.L41]" office:value-type="float" office:value="97.6795" calcext:value-type="float">
            <text:p>97.6795</text:p>
          </table:table-cell>
          <table:table-cell table:formula="of:=[$'BL2 Stats'.M41]" office:value-type="float" office:value="110.363" calcext:value-type="float">
            <text:p>110.363</text:p>
          </table:table-cell>
          <table:table-cell table:formula="of:=[$'BL2 Stats'.N41]" office:value-type="float" office:value="11.4925" calcext:value-type="float">
            <text:p>11.4925</text:p>
          </table:table-cell>
          <table:table-cell table:formula="of:=[$'Bundle Stats'.E41]" office:value-type="float" office:value="113.532" calcext:value-type="float">
            <text:p>113.532</text:p>
          </table:table-cell>
          <table:table-cell table:formula="of:=[$'Bundle Stats'.F41]" office:value-type="float" office:value="41.44" calcext:value-type="float">
            <text:p>41.44</text:p>
          </table:table-cell>
          <table:table-cell table:formula="of:=[$'Bundle Stats'.G41]" office:value-type="float" office:value="55.9659" calcext:value-type="float">
            <text:p>55.9659</text:p>
          </table:table-cell>
          <table:table-cell table:formula="of:=[$'Bundle Stats'.I41]" office:value-type="float" office:value="4.88" calcext:value-type="float">
            <text:p>4.88</text:p>
          </table:table-cell>
          <table:table-cell table:formula="of:=[$'Bundle Stats'.J41]" office:value-type="float" office:value="99.0065" calcext:value-type="float">
            <text:p>99.0065</text:p>
          </table:table-cell>
          <table:table-cell table:formula="of:=[$'Bundle Stats'.L41]" office:value-type="float" office:value="99.0065" calcext:value-type="float">
            <text:p>99.0065</text:p>
          </table:table-cell>
          <table:table-cell table:formula="of:=[$'Bundle Stats'.M41]" office:value-type="float" office:value="99.0065" calcext:value-type="float">
            <text:p>99.0065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2">
          <table:table-cell table:style-name="ce16"/>
          <table:table-cell table:style-name="ce16" office:value-type="string" calcext:value-type="string" table:number-columns-spanned="8" table:number-rows-spanned="1">
            <text:p>ScSp</text:p>
          </table:table-cell>
          <table:covered-table-cell table:number-columns-repeated="4" table:style-name="ce16"/>
          <table:covered-table-cell table:number-columns-repeated="3" table:style-name="Default"/>
          <table:table-cell table:style-name="ce22" office:value-type="string" calcext:value-type="string" table:number-columns-spanned="8" table:number-rows-spanned="1">
            <text:p>McSp</text:p>
          </table:table-cell>
          <table:covered-table-cell table:number-columns-repeated="4" table:style-name="ce22"/>
          <table:covered-table-cell table:number-columns-repeated="3" table:style-name="Default"/>
          <table:table-cell table:style-name="ce16" office:value-type="string" calcext:value-type="string" table:number-columns-spanned="8" table:number-rows-spanned="1">
            <text:p>ScMp</text:p>
          </table:table-cell>
          <table:covered-table-cell table:number-columns-repeated="4" table:style-name="ce16"/>
          <table:covered-table-cell table:number-columns-repeated="3" table:style-name="Default"/>
          <table:table-cell table:style-name="ce16" office:value-type="string" calcext:value-type="string" table:number-columns-spanned="8" table:number-rows-spanned="1">
            <text:p>McMp</text:p>
          </table:table-cell>
          <table:covered-table-cell table:number-columns-repeated="4" table:style-name="ce16"/>
          <table:covered-table-cell table:number-columns-repeated="3" table:style-name="ce79"/>
          <table:table-cell table:style-name="ce16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16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16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2">
          <table:table-cell table:style-name="ce101" office:value-type="string" calcext:value-type="string">
            <text:p>10-5</text:p>
          </table:table-cell>
          <table:table-cell table:style-name="ce108" table:formula="of:=AVERAGE([.B3:.B7])" office:value-type="float" office:value="50.5342" calcext:value-type="float">
            <text:p>50.534</text:p>
          </table:table-cell>
          <table:table-cell table:style-name="ce108" table:formula="of:=AVERAGE([.C3:.C7])" office:value-type="float" office:value="22.6813" calcext:value-type="float">
            <text:p>22.681</text:p>
          </table:table-cell>
          <table:table-cell table:style-name="ce108" table:formula="of:=AVERAGE([.D3:.D7])" office:value-type="float" office:value="29.50632" calcext:value-type="float">
            <text:p>29.506</text:p>
          </table:table-cell>
          <table:table-cell table:style-name="ce108" table:formula="of:=AVERAGE([.E3:.E7])" office:value-type="float" office:value="1197.968" calcext:value-type="float">
            <text:p>1197.968</text:p>
          </table:table-cell>
          <table:table-cell table:style-name="ce108" table:formula="of:=AVERAGE([.F3:.F7])" office:value-type="float" office:value="43.70916" calcext:value-type="float">
            <text:p>43.709</text:p>
          </table:table-cell>
          <table:table-cell table:style-name="ce108" table:formula="of:=AVERAGE([.G3:.G7])" office:value-type="float" office:value="43.70916" calcext:value-type="float">
            <text:p>43.709</text:p>
          </table:table-cell>
          <table:table-cell table:style-name="ce108" table:formula="of:=AVERAGE([.H3:.H7])" office:value-type="float" office:value="43.71192" calcext:value-type="float">
            <text:p>43.712</text:p>
          </table:table-cell>
          <table:table-cell table:style-name="ce108" table:formula="of:=AVERAGE([.I3:.I7])" office:value-type="float" office:value="0.0063339264" calcext:value-type="float">
            <text:p>0.006</text:p>
          </table:table-cell>
          <table:table-cell table:style-name="ce108" table:formula="of:=AVERAGE([.J3:.J7])" office:value-type="float" office:value="50.5342" calcext:value-type="float">
            <text:p>50.534</text:p>
          </table:table-cell>
          <table:table-cell table:style-name="ce108" table:formula="of:=AVERAGE([.K3:.K7])" office:value-type="float" office:value="28.97294" calcext:value-type="float">
            <text:p>28.973</text:p>
          </table:table-cell>
          <table:table-cell table:style-name="ce108" table:formula="of:=AVERAGE([.L3:.L7])" office:value-type="float" office:value="35.73468" calcext:value-type="float">
            <text:p>35.735</text:p>
          </table:table-cell>
          <table:table-cell table:style-name="ce108" table:formula="of:=AVERAGE([.M3:.M7])" office:value-type="float" office:value="748.564" calcext:value-type="float">
            <text:p>748.564</text:p>
          </table:table-cell>
          <table:table-cell table:style-name="ce108" table:formula="of:=AVERAGE([.N3:.N7])" office:value-type="float" office:value="43.77246" calcext:value-type="float">
            <text:p>43.772</text:p>
          </table:table-cell>
          <table:table-cell table:style-name="ce108" table:formula="of:=AVERAGE([.O3:.O7])" office:value-type="float" office:value="43.77246" calcext:value-type="float">
            <text:p>43.772</text:p>
          </table:table-cell>
          <table:table-cell table:style-name="ce108" table:formula="of:=AVERAGE([.P3:.P7])" office:value-type="float" office:value="43.7762" calcext:value-type="float">
            <text:p>43.776</text:p>
          </table:table-cell>
          <table:table-cell table:style-name="ce108" table:formula="of:=AVERAGE([.Q3:.Q7])" office:value-type="float" office:value="0.008525578" calcext:value-type="float">
            <text:p>0.009</text:p>
          </table:table-cell>
          <table:table-cell table:style-name="ce108" table:formula="of:=AVERAGE([.R3:.R7])" office:value-type="float" office:value="50.5342" calcext:value-type="float">
            <text:p>50.534</text:p>
          </table:table-cell>
          <table:table-cell table:style-name="ce108" table:formula="of:=AVERAGE([.S3:.S7])" office:value-type="float" office:value="28.97294" calcext:value-type="float">
            <text:p>28.973</text:p>
          </table:table-cell>
          <table:table-cell table:style-name="ce108" table:formula="of:=AVERAGE([.T3:.T7])" office:value-type="float" office:value="34.5327" calcext:value-type="float">
            <text:p>34.533</text:p>
          </table:table-cell>
          <table:table-cell table:style-name="ce108" table:formula="of:=AVERAGE([.U3:.U7])" office:value-type="float" office:value="3022.652" calcext:value-type="float">
            <text:p>3022.652</text:p>
          </table:table-cell>
          <table:table-cell table:style-name="ce108" table:formula="of:=AVERAGE([.V3:.V7])" office:value-type="float" office:value="44.97442" calcext:value-type="float">
            <text:p>44.974</text:p>
          </table:table-cell>
          <table:table-cell table:style-name="ce108" table:formula="of:=AVERAGE([.W3:.W7])" office:value-type="float" office:value="44.97442" calcext:value-type="float">
            <text:p>44.974</text:p>
          </table:table-cell>
          <table:table-cell table:style-name="ce108" table:formula="of:=AVERAGE([.X3:.X7])" office:value-type="float" office:value="47.17928" calcext:value-type="float">
            <text:p>47.179</text:p>
          </table:table-cell>
          <table:table-cell table:style-name="ce108" table:formula="of:=AVERAGE([.Y3:.Y7])" office:value-type="float" office:value="4.419840128" calcext:value-type="float">
            <text:p>4.420</text:p>
          </table:table-cell>
          <table:table-cell table:style-name="ce108" table:formula="of:=AVERAGE([.Z3:.Z7])" office:value-type="float" office:value="50.5342" calcext:value-type="float">
            <text:p>50.534</text:p>
          </table:table-cell>
          <table:table-cell table:style-name="ce108" table:formula="of:=AVERAGE([.AA3:.AA7])" office:value-type="float" office:value="28.97294" calcext:value-type="float">
            <text:p>28.973</text:p>
          </table:table-cell>
          <table:table-cell table:style-name="ce108" table:formula="of:=AVERAGE([.AB3:.AB7])" office:value-type="float" office:value="34.25142" calcext:value-type="float">
            <text:p>34.251</text:p>
          </table:table-cell>
          <table:table-cell table:style-name="ce108" table:formula="of:=AVERAGE([.AC3:.AC7])" office:value-type="float" office:value="2948.706" calcext:value-type="float">
            <text:p>2948.706</text:p>
          </table:table-cell>
          <table:table-cell table:style-name="ce108" table:formula="of:=AVERAGE([.AD3:.AD7])" office:value-type="float" office:value="45.25572" calcext:value-type="float">
            <text:p>45.256</text:p>
          </table:table-cell>
          <table:table-cell table:style-name="ce108" table:formula="of:=AVERAGE([.AE3:.AE7])" office:value-type="float" office:value="45.25572" calcext:value-type="float">
            <text:p>45.256</text:p>
          </table:table-cell>
          <table:table-cell table:style-name="ce108" table:formula="of:=AVERAGE([.AF3:.AF7])" office:value-type="float" office:value="47.27664" calcext:value-type="float">
            <text:p>47.277</text:p>
          </table:table-cell>
          <table:table-cell table:style-name="ce108" table:formula="of:=AVERAGE([.AG3:.AG7])" office:value-type="float" office:value="4.136159316" calcext:value-type="float">
            <text:p>4.136</text:p>
          </table:table-cell>
          <table:table-cell table:style-name="ce108" table:formula="of:=AVERAGE([.AH3:.AH7])" office:value-type="float" office:value="50.5342" calcext:value-type="float">
            <text:p>50.534</text:p>
          </table:table-cell>
          <table:table-cell table:style-name="ce108" table:formula="of:=AVERAGE([.AI3:.AI7])" office:value-type="float" office:value="15.94406" calcext:value-type="float">
            <text:p>15.944</text:p>
          </table:table-cell>
          <table:table-cell table:style-name="ce108" table:formula="of:=AVERAGE([.AJ3:.AJ7])" office:value-type="float" office:value="30.79466" calcext:value-type="float">
            <text:p>30.795</text:p>
          </table:table-cell>
          <table:table-cell table:style-name="ce108" table:formula="of:=AVERAGE([.AK3:.AK7])" office:value-type="float" office:value="51.832" calcext:value-type="float">
            <text:p>51.832</text:p>
          </table:table-cell>
          <table:table-cell table:style-name="ce108" table:formula="of:=AVERAGE([.AL3:.AL7])" office:value-type="float" office:value="35.68356" calcext:value-type="float">
            <text:p>35.684</text:p>
          </table:table-cell>
          <table:table-cell table:style-name="ce108" table:formula="of:=AVERAGE([.AM3:.AM7])" office:value-type="float" office:value="35.68356" calcext:value-type="float">
            <text:p>35.684</text:p>
          </table:table-cell>
          <table:table-cell table:style-name="ce108" table:formula="of:=AVERAGE([.AN3:.AN7])" office:value-type="float" office:value="35.6837" calcext:value-type="float">
            <text:p>35.684</text:p>
          </table:table-cell>
          <table:table-cell table:style-name="ce108" table:formula="of:=AVERAGE([.AO3:.AO7])" office:value-type="float" office:value="0.000456406" calcext:value-type="float">
            <text:p>0.000</text:p>
          </table:table-cell>
          <table:table-cell table:style-name="ce108" table:formula="of:=AVERAGE([.AP3:.AP7])" office:value-type="float" office:value="50.5342" calcext:value-type="float">
            <text:p>50.534</text:p>
          </table:table-cell>
          <table:table-cell table:style-name="ce108" table:formula="of:=AVERAGE([.AQ3:.AQ7])" office:value-type="float" office:value="29.5303" calcext:value-type="float">
            <text:p>29.530</text:p>
          </table:table-cell>
          <table:table-cell table:style-name="ce108" table:formula="of:=AVERAGE([.AR3:.AR7])" office:value-type="float" office:value="32.80368" calcext:value-type="float">
            <text:p>32.804</text:p>
          </table:table-cell>
          <table:table-cell table:style-name="ce108" table:formula="of:=AVERAGE([.AS3:.AS7])" office:value-type="float" office:value="1136.53" calcext:value-type="float">
            <text:p>1136.530</text:p>
          </table:table-cell>
          <table:table-cell table:style-name="ce108" table:formula="of:=AVERAGE([.AT3:.AT7])" office:value-type="float" office:value="47.26082" calcext:value-type="float">
            <text:p>47.261</text:p>
          </table:table-cell>
          <table:table-cell table:style-name="ce108" table:formula="of:=AVERAGE([.AU3:.AU7])" office:value-type="float" office:value="47.26082" calcext:value-type="float">
            <text:p>47.261</text:p>
          </table:table-cell>
          <table:table-cell table:style-name="ce108" table:formula="of:=AVERAGE([.AV3:.AV7])" office:value-type="float" office:value="47.26326" calcext:value-type="float">
            <text:p>47.263</text:p>
          </table:table-cell>
          <table:table-cell table:style-name="ce108" table:formula="of:=AVERAGE([.AW3:.AW7])" office:value-type="float" office:value="0.00536819" calcext:value-type="float">
            <text:p>0.005</text:p>
          </table:table-cell>
          <table:table-cell table:style-name="ce108" table:formula="of:=AVERAGE([.AX3:.AX7])" office:value-type="float" office:value="50.5342" calcext:value-type="float">
            <text:p>50.534</text:p>
          </table:table-cell>
          <table:table-cell table:style-name="ce108" table:formula="of:=AVERAGE([.AY3:.AY7])" office:value-type="float" office:value="22.6813" calcext:value-type="float">
            <text:p>22.681</text:p>
          </table:table-cell>
          <table:table-cell table:style-name="ce108" table:formula="of:=AVERAGE([.AZ3:.AZ7])" office:value-type="float" office:value="29.50632" calcext:value-type="float">
            <text:p>29.506</text:p>
          </table:table-cell>
          <table:table-cell table:style-name="ce108" table:formula="of:=AVERAGE([.BA3:.BA7])" office:value-type="float" office:value="0.202" calcext:value-type="float">
            <text:p>0.202</text:p>
          </table:table-cell>
          <table:table-cell table:style-name="ce108" table:formula="of:=AVERAGE([.BB3:.BB7])" office:value-type="float" office:value="43.70916" calcext:value-type="float">
            <text:p>43.709</text:p>
          </table:table-cell>
          <table:table-cell table:style-name="ce108" table:formula="of:=AVERAGE([.BC3:.BC7])" office:value-type="float" office:value="43.70916" calcext:value-type="float">
            <text:p>43.709</text:p>
          </table:table-cell>
          <table:table-cell table:style-name="ce108" table:formula="of:=AVERAGE([.BD3:.BD7])" office:value-type="float" office:value="43.70916" calcext:value-type="float">
            <text:p>43.709</text:p>
          </table:table-cell>
          <table:table-cell table:style-name="ce108" table:formula="of:=AVERAGE([.BE3:.BE7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2.10656" calcext:value-type="float">
            <text:p>42.107</text:p>
          </table:table-cell>
          <table:table-cell table:style-name="ce108" table:formula="of:=AVERAGE([.E8:.E12])" office:value-type="float" office:value="7197.598" calcext:value-type="float">
            <text:p>7197.598</text:p>
          </table:table-cell>
          <table:table-cell table:style-name="ce108" table:formula="of:=AVERAGE([.F8:.F12])" office:value-type="float" office:value="62.10296" calcext:value-type="float">
            <text:p>62.103</text:p>
          </table:table-cell>
          <table:table-cell table:style-name="ce108" table:formula="of:=AVERAGE([.G8:.G12])" office:value-type="float" office:value="62.10296" calcext:value-type="float">
            <text:p>62.103</text:p>
          </table:table-cell>
          <table:table-cell table:style-name="ce108" table:formula="of:=AVERAGE([.H8:.H12])" office:value-type="float" office:value="66.43056" calcext:value-type="float">
            <text:p>66.431</text:p>
          </table:table-cell>
          <table:table-cell table:style-name="ce108" table:formula="of:=AVERAGE([.I8:.I12])" office:value-type="float" office:value="6.589152" calcext:value-type="float">
            <text:p>6.589</text:p>
          </table:table-cell>
          <table:table-cell table:style-name="ce108" table:formula="of:=AVERAGE([.J8:.J12])" office:value-type="float" office:value="53.70862" calcext:value-type="float">
            <text:p>53.709</text:p>
          </table:table-cell>
          <table:table-cell table:style-name="ce108" table:formula="of:=AVERAGE([.K8:.K12])" office:value-type="float" office:value="51.36986" calcext:value-type="float">
            <text:p>51.370</text:p>
          </table:table-cell>
          <table:table-cell table:style-name="ce108" table:formula="of:=AVERAGE([.L8:.L12])" office:value-type="float" office:value="42.85836" calcext:value-type="float">
            <text:p>42.858</text:p>
          </table:table-cell>
          <table:table-cell table:style-name="ce108" table:formula="of:=AVERAGE([.M8:.M12])" office:value-type="float" office:value="7197.102" calcext:value-type="float">
            <text:p>7197.102</text:p>
          </table:table-cell>
          <table:table-cell table:style-name="ce108" table:formula="of:=AVERAGE([.N8:.N12])" office:value-type="float" office:value="62.22008" calcext:value-type="float">
            <text:p>62.220</text:p>
          </table:table-cell>
          <table:table-cell table:style-name="ce108" table:formula="of:=AVERAGE([.O8:.O12])" office:value-type="float" office:value="62.22008" calcext:value-type="float">
            <text:p>62.220</text:p>
          </table:table-cell>
          <table:table-cell table:style-name="ce108" table:formula="of:=AVERAGE([.P8:.P12])" office:value-type="float" office:value="66.41618" calcext:value-type="float">
            <text:p>66.416</text:p>
          </table:table-cell>
          <table:table-cell table:style-name="ce108" table:formula="of:=AVERAGE([.Q8:.Q12])" office:value-type="float" office:value="6.409772" calcext:value-type="float">
            <text:p>6.410</text:p>
          </table:table-cell>
          <table:table-cell table:style-name="ce108" table:formula="of:=AVERAGE([.R8:.R12])" office:value-type="float" office:value="53.70862" calcext:value-type="float">
            <text:p>53.709</text:p>
          </table:table-cell>
          <table:table-cell table:style-name="ce108" table:formula="of:=AVERAGE([.S8:.S12])" office:value-type="float" office:value="57.22578" calcext:value-type="float">
            <text:p>57.226</text:p>
          </table:table-cell>
          <table:table-cell table:style-name="ce108" table:formula="of:=AVERAGE([.T8:.T12])" office:value-type="float" office:value="37.8433" calcext:value-type="float">
            <text:p>37.843</text:p>
          </table:table-cell>
          <table:table-cell table:style-name="ce108" table:formula="of:=AVERAGE([.U8:.U12])" office:value-type="float" office:value="7193.734" calcext:value-type="float">
            <text:p>7193.734</text:p>
          </table:table-cell>
          <table:table-cell table:style-name="ce108" table:formula="of:=AVERAGE([.V8:.V12])" office:value-type="float" office:value="73.0911" calcext:value-type="float">
            <text:p>73.091</text:p>
          </table:table-cell>
          <table:table-cell table:style-name="ce108" table:formula="of:=AVERAGE([.W8:.W12])" office:value-type="float" office:value="73.0911" calcext:value-type="float">
            <text:p>73.091</text:p>
          </table:table-cell>
          <table:table-cell table:style-name="ce108" table:formula="of:=AVERAGE([.X8:.X12])" office:value-type="float" office:value="78.34064" calcext:value-type="float">
            <text:p>78.341</text:p>
          </table:table-cell>
          <table:table-cell table:style-name="ce108" table:formula="of:=AVERAGE([.Y8:.Y12])" office:value-type="float" office:value="7.088232" calcext:value-type="float">
            <text:p>7.088</text:p>
          </table:table-cell>
          <table:table-cell table:style-name="ce108" table:formula="of:=AVERAGE([.Z8:.Z12])" office:value-type="float" office:value="53.70862" calcext:value-type="float">
            <text:p>53.709</text:p>
          </table:table-cell>
          <table:table-cell table:style-name="ce108" table:formula="of:=AVERAGE([.AA8:.AA12])" office:value-type="float" office:value="57.22578" calcext:value-type="float">
            <text:p>57.226</text:p>
          </table:table-cell>
          <table:table-cell table:style-name="ce108" table:formula="of:=AVERAGE([.AB8:.AB12])" office:value-type="float" office:value="36.93424" calcext:value-type="float">
            <text:p>36.934</text:p>
          </table:table-cell>
          <table:table-cell table:style-name="ce108" table:formula="of:=AVERAGE([.AC8:.AC12])" office:value-type="float" office:value="7193.512" calcext:value-type="float">
            <text:p>7193.512</text:p>
          </table:table-cell>
          <table:table-cell table:style-name="ce108" table:formula="of:=AVERAGE([.AD8:.AD12])" office:value-type="float" office:value="74.00016" calcext:value-type="float">
            <text:p>74.000</text:p>
          </table:table-cell>
          <table:table-cell table:style-name="ce108" table:formula="of:=AVERAGE([.AE8:.AE12])" office:value-type="float" office:value="74.00016" calcext:value-type="float">
            <text:p>74.000</text:p>
          </table:table-cell>
          <table:table-cell table:style-name="ce108" table:formula="of:=AVERAGE([.AF8:.AF12])" office:value-type="float" office:value="78.4413" calcext:value-type="float">
            <text:p>78.441</text:p>
          </table:table-cell>
          <table:table-cell table:style-name="ce108" table:formula="of:=AVERAGE([.AG8:.AG12])" office:value-type="float" office:value="6.033562" calcext:value-type="float">
            <text:p>6.034</text:p>
          </table:table-cell>
          <table:table-cell table:style-name="ce108" table:formula="of:=AVERAGE([.AH8:.AH12])" office:value-type="float" office:value="53.70862" calcext:value-type="float">
            <text:p>53.709</text:p>
          </table:table-cell>
          <table:table-cell table:style-name="ce108" table:formula="of:=AVERAGE([.AI8:.AI12])" office:value-type="float" office:value="33.99216" calcext:value-type="float">
            <text:p>33.992</text:p>
          </table:table-cell>
          <table:table-cell table:style-name="ce108" table:formula="of:=AVERAGE([.AJ8:.AJ12])" office:value-type="float" office:value="33.94206" calcext:value-type="float">
            <text:p>33.942</text:p>
          </table:table-cell>
          <table:table-cell table:style-name="ce108" table:formula="of:=AVERAGE([.AK8:.AK12])" office:value-type="float" office:value="7198.38" calcext:value-type="float">
            <text:p>7198.380</text:p>
          </table:table-cell>
          <table:table-cell table:style-name="ce108" table:formula="of:=AVERAGE([.AL8:.AL12])" office:value-type="float" office:value="53.75872" calcext:value-type="float">
            <text:p>53.759</text:p>
          </table:table-cell>
          <table:table-cell table:style-name="ce108" table:formula="of:=AVERAGE([.AM8:.AM12])" office:value-type="float" office:value="53.75872" calcext:value-type="float">
            <text:p>53.759</text:p>
          </table:table-cell>
          <table:table-cell table:style-name="ce108" table:formula="of:=AVERAGE([.AN8:.AN12])" office:value-type="float" office:value="68.264" calcext:value-type="float">
            <text:p>68.264</text:p>
          </table:table-cell>
          <table:table-cell table:style-name="ce108" table:formula="of:=AVERAGE([.AO8:.AO12])" office:value-type="float" office:value="19.950136" calcext:value-type="float">
            <text:p>19.950</text:p>
          </table:table-cell>
          <table:table-cell table:style-name="ce108" table:formula="of:=AVERAGE([.AP8:.AP12])" office:value-type="float" office:value="53.70862" calcext:value-type="float">
            <text:p>53.709</text:p>
          </table:table-cell>
          <table:table-cell table:style-name="ce108" table:formula="of:=AVERAGE([.AQ8:.AQ12])" office:value-type="float" office:value="57.9051" calcext:value-type="float">
            <text:p>57.905</text:p>
          </table:table-cell>
          <table:table-cell table:style-name="ce108" table:formula="of:=AVERAGE([.AR8:.AR12])" office:value-type="float" office:value="38.10936" calcext:value-type="float">
            <text:p>38.109</text:p>
          </table:table-cell>
          <table:table-cell table:style-name="ce108" table:formula="of:=AVERAGE([.AS8:.AS12])" office:value-type="float" office:value="7197.092" calcext:value-type="float">
            <text:p>7197.092</text:p>
          </table:table-cell>
          <table:table-cell table:style-name="ce108" table:formula="of:=AVERAGE([.AT8:.AT12])" office:value-type="float" office:value="73.50434" calcext:value-type="float">
            <text:p>73.504</text:p>
          </table:table-cell>
          <table:table-cell table:style-name="ce108" table:formula="of:=AVERAGE([.AU8:.AU12])" office:value-type="float" office:value="73.50434" calcext:value-type="float">
            <text:p>73.504</text:p>
          </table:table-cell>
          <table:table-cell table:style-name="ce108" table:formula="of:=AVERAGE([.AV8:.AV12])" office:value-type="float" office:value="76.3584" calcext:value-type="float">
            <text:p>76.358</text:p>
          </table:table-cell>
          <table:table-cell table:style-name="ce108" table:formula="of:=AVERAGE([.AW8:.AW12])" office:value-type="float" office:value="3.966268" calcext:value-type="float">
            <text:p>3.966</text:p>
          </table:table-cell>
          <table:table-cell table:style-name="ce108" table:formula="of:=AVERAGE([.AX8:.AX12])" office:value-type="float" office:value="53.70862" calcext:value-type="float">
            <text:p>53.709</text:p>
          </table:table-cell>
          <table:table-cell table:style-name="ce108" table:formula="of:=AVERAGE([.AY8:.AY12])" office:value-type="float" office:value="50.50092" calcext:value-type="float">
            <text:p>50.501</text:p>
          </table:table-cell>
          <table:table-cell table:style-name="ce108" table:formula="of:=AVERAGE([.AZ8:.AZ12])" office:value-type="float" office:value="41.97402" calcext:value-type="float">
            <text:p>41.974</text:p>
          </table:table-cell>
          <table:table-cell table:style-name="ce108" table:formula="of:=AVERAGE([.BA8:.BA12])" office:value-type="float" office:value="0.868" calcext:value-type="float">
            <text:p>0.868</text:p>
          </table:table-cell>
          <table:table-cell table:style-name="ce108" table:formula="of:=AVERAGE([.BB8:.BB12])" office:value-type="float" office:value="62.23552" calcext:value-type="float">
            <text:p>62.236</text:p>
          </table:table-cell>
          <table:table-cell table:style-name="ce108" table:formula="of:=AVERAGE([.BC8:.BC12])" office:value-type="float" office:value="62.23552" calcext:value-type="float">
            <text:p>62.236</text:p>
          </table:table-cell>
          <table:table-cell table:style-name="ce108" table:formula="of:=AVERAGE([.BD8:.BD12])" office:value-type="float" office:value="62.23552" calcext:value-type="float">
            <text:p>62.236</text:p>
          </table:table-cell>
          <table:table-cell table:style-name="ce108" table:formula="of:=AVERAGE([.BE8:.BE12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21368" calcext:value-type="float">
            <text:p>49.214</text:p>
          </table:table-cell>
          <table:table-cell table:style-name="ce108" table:formula="of:=AVERAGE([.D13:.D17])" office:value-type="float" office:value="34.82506" calcext:value-type="float">
            <text:p>34.825</text:p>
          </table:table-cell>
          <table:table-cell table:style-name="ce108" table:formula="of:=AVERAGE([.E13:.E17])" office:value-type="float" office:value="5846.94" calcext:value-type="float">
            <text:p>5846.940</text:p>
          </table:table-cell>
          <table:table-cell table:style-name="ce108" table:formula="of:=AVERAGE([.F13:.F17])" office:value-type="float" office:value="59.48358" calcext:value-type="float">
            <text:p>59.484</text:p>
          </table:table-cell>
          <table:table-cell table:style-name="ce108" table:formula="of:=AVERAGE([.G13:.G17])" office:value-type="float" office:value="59.48358" calcext:value-type="float">
            <text:p>59.484</text:p>
          </table:table-cell>
          <table:table-cell table:style-name="ce108" table:formula="of:=AVERAGE([.H13:.H17])" office:value-type="float" office:value="62.7961" calcext:value-type="float">
            <text:p>62.796</text:p>
          </table:table-cell>
          <table:table-cell table:style-name="ce108" table:formula="of:=AVERAGE([.I13:.I17])" office:value-type="float" office:value="5.587551886" calcext:value-type="float">
            <text:p>5.588</text:p>
          </table:table-cell>
          <table:table-cell table:style-name="ce108" table:formula="of:=AVERAGE([.J13:.J17])" office:value-type="float" office:value="45.09494" calcext:value-type="float">
            <text:p>45.095</text:p>
          </table:table-cell>
          <table:table-cell table:style-name="ce108" table:formula="of:=AVERAGE([.K13:.K17])" office:value-type="float" office:value="50.09836" calcext:value-type="float">
            <text:p>50.098</text:p>
          </table:table-cell>
          <table:table-cell table:style-name="ce108" table:formula="of:=AVERAGE([.L13:.L17])" office:value-type="float" office:value="35.09674" calcext:value-type="float">
            <text:p>35.097</text:p>
          </table:table-cell>
          <table:table-cell table:style-name="ce108" table:formula="of:=AVERAGE([.M13:.M17])" office:value-type="float" office:value="5977.04" calcext:value-type="float">
            <text:p>5977.040</text:p>
          </table:table-cell>
          <table:table-cell table:style-name="ce108" table:formula="of:=AVERAGE([.N13:.N17])" office:value-type="float" office:value="60.0966" calcext:value-type="float">
            <text:p>60.097</text:p>
          </table:table-cell>
          <table:table-cell table:style-name="ce108" table:formula="of:=AVERAGE([.O13:.O17])" office:value-type="float" office:value="60.0966" calcext:value-type="float">
            <text:p>60.097</text:p>
          </table:table-cell>
          <table:table-cell table:style-name="ce108" table:formula="of:=AVERAGE([.P13:.P17])" office:value-type="float" office:value="62.9517" calcext:value-type="float">
            <text:p>62.952</text:p>
          </table:table-cell>
          <table:table-cell table:style-name="ce108" table:formula="of:=AVERAGE([.Q13:.Q17])" office:value-type="float" office:value="4.7439438" calcext:value-type="float">
            <text:p>4.744</text:p>
          </table:table-cell>
          <table:table-cell table:style-name="ce108" table:formula="of:=AVERAGE([.R13:.R17])" office:value-type="float" office:value="45.09494" calcext:value-type="float">
            <text:p>45.095</text:p>
          </table:table-cell>
          <table:table-cell table:style-name="ce108" table:formula="of:=AVERAGE([.S13:.S17])" office:value-type="float" office:value="65.36968" calcext:value-type="float">
            <text:p>65.370</text:p>
          </table:table-cell>
          <table:table-cell table:style-name="ce108" table:formula="of:=AVERAGE([.T13:.T17])" office:value-type="float" office:value="36.91232" calcext:value-type="float">
            <text:p>36.912</text:p>
          </table:table-cell>
          <table:table-cell table:style-name="ce108" table:formula="of:=AVERAGE([.U13:.U17])" office:value-type="float" office:value="7194.17" calcext:value-type="float">
            <text:p>7194.170</text:p>
          </table:table-cell>
          <table:table-cell table:style-name="ce108" table:formula="of:=AVERAGE([.V13:.V17])" office:value-type="float" office:value="73.5523" calcext:value-type="float">
            <text:p>73.552</text:p>
          </table:table-cell>
          <table:table-cell table:style-name="ce108" table:formula="of:=AVERAGE([.W13:.W17])" office:value-type="float" office:value="73.5523" calcext:value-type="float">
            <text:p>73.552</text:p>
          </table:table-cell>
          <table:table-cell table:style-name="ce108" table:formula="of:=AVERAGE([.X13:.X17])" office:value-type="float" office:value="81.02746" calcext:value-type="float">
            <text:p>81.027</text:p>
          </table:table-cell>
          <table:table-cell table:style-name="ce108" table:formula="of:=AVERAGE([.Y13:.Y17])" office:value-type="float" office:value="9.048848" calcext:value-type="float">
            <text:p>9.049</text:p>
          </table:table-cell>
          <table:table-cell table:style-name="ce108" table:formula="of:=AVERAGE([.Z13:.Z17])" office:value-type="float" office:value="45.09494" calcext:value-type="float">
            <text:p>45.095</text:p>
          </table:table-cell>
          <table:table-cell table:style-name="ce108" table:formula="of:=AVERAGE([.AA13:.AA17])" office:value-type="float" office:value="66.51498" calcext:value-type="float">
            <text:p>66.515</text:p>
          </table:table-cell>
          <table:table-cell table:style-name="ce108" table:formula="of:=AVERAGE([.AB13:.AB17])" office:value-type="float" office:value="36.41996" calcext:value-type="float">
            <text:p>36.420</text:p>
          </table:table-cell>
          <table:table-cell table:style-name="ce108" table:formula="of:=AVERAGE([.AC13:.AC17])" office:value-type="float" office:value="7194.574" calcext:value-type="float">
            <text:p>7194.574</text:p>
          </table:table-cell>
          <table:table-cell table:style-name="ce108" table:formula="of:=AVERAGE([.AD13:.AD17])" office:value-type="float" office:value="75.18998" calcext:value-type="float">
            <text:p>75.190</text:p>
          </table:table-cell>
          <table:table-cell table:style-name="ce108" table:formula="of:=AVERAGE([.AE13:.AE17])" office:value-type="float" office:value="75.18998" calcext:value-type="float">
            <text:p>75.190</text:p>
          </table:table-cell>
          <table:table-cell table:style-name="ce108" table:formula="of:=AVERAGE([.AF13:.AF17])" office:value-type="float" office:value="80.9418" calcext:value-type="float">
            <text:p>80.942</text:p>
          </table:table-cell>
          <table:table-cell table:style-name="ce108" table:formula="of:=AVERAGE([.AG13:.AG17])" office:value-type="float" office:value="7.123006" calcext:value-type="float">
            <text:p>7.123</text:p>
          </table:table-cell>
          <table:table-cell table:style-name="ce108" table:formula="of:=AVERAGE([.AH13:.AH17])" office:value-type="float" office:value="45.09494" calcext:value-type="float">
            <text:p>45.095</text:p>
          </table:table-cell>
          <table:table-cell table:style-name="ce108" table:formula="of:=AVERAGE([.AI13:.AI17])" office:value-type="float" office:value="35.09568" calcext:value-type="float">
            <text:p>35.096</text:p>
          </table:table-cell>
          <table:table-cell table:style-name="ce108" table:formula="of:=AVERAGE([.AJ13:.AJ17])" office:value-type="float" office:value="25.31322" calcext:value-type="float">
            <text:p>25.313</text:p>
          </table:table-cell>
          <table:table-cell table:style-name="ce108" table:formula="of:=AVERAGE([.AK13:.AK17])" office:value-type="float" office:value="6016.624" calcext:value-type="float">
            <text:p>6016.624</text:p>
          </table:table-cell>
          <table:table-cell table:style-name="ce108" table:formula="of:=AVERAGE([.AL13:.AL17])" office:value-type="float" office:value="54.87742" calcext:value-type="float">
            <text:p>54.877</text:p>
          </table:table-cell>
          <table:table-cell table:style-name="ce108" table:formula="of:=AVERAGE([.AM13:.AM17])" office:value-type="float" office:value="54.87742" calcext:value-type="float">
            <text:p>54.877</text:p>
          </table:table-cell>
          <table:table-cell table:style-name="ce108" table:formula="of:=AVERAGE([.AN13:.AN17])" office:value-type="float" office:value="72.7633" calcext:value-type="float">
            <text:p>72.763</text:p>
          </table:table-cell>
          <table:table-cell table:style-name="ce108" table:formula="of:=AVERAGE([.AO13:.AO17])" office:value-type="float" office:value="24.724926428" calcext:value-type="float">
            <text:p>24.725</text:p>
          </table:table-cell>
          <table:table-cell table:style-name="ce108" table:formula="of:=AVERAGE([.AP13:.AP17])" office:value-type="float" office:value="45.09494" calcext:value-type="float">
            <text:p>45.095</text:p>
          </table:table-cell>
          <table:table-cell table:style-name="ce108" table:formula="of:=AVERAGE([.AQ13:.AQ17])" office:value-type="float" office:value="66.51498" calcext:value-type="float">
            <text:p>66.515</text:p>
          </table:table-cell>
          <table:table-cell table:style-name="ce108" table:formula="of:=AVERAGE([.AR13:.AR17])" office:value-type="float" office:value="33.66392" calcext:value-type="float">
            <text:p>33.664</text:p>
          </table:table-cell>
          <table:table-cell table:style-name="ce108" table:formula="of:=AVERAGE([.AS13:.AS17])" office:value-type="float" office:value="7192.282" calcext:value-type="float">
            <text:p>7192.282</text:p>
          </table:table-cell>
          <table:table-cell table:style-name="ce108" table:formula="of:=AVERAGE([.AT13:.AT17])" office:value-type="float" office:value="77.94602" calcext:value-type="float">
            <text:p>77.946</text:p>
          </table:table-cell>
          <table:table-cell table:style-name="ce108" table:formula="of:=AVERAGE([.AU13:.AU17])" office:value-type="float" office:value="77.94602" calcext:value-type="float">
            <text:p>77.946</text:p>
          </table:table-cell>
          <table:table-cell table:style-name="ce108" table:formula="of:=AVERAGE([.AV13:.AV17])" office:value-type="float" office:value="83.14356" calcext:value-type="float">
            <text:p>83.144</text:p>
          </table:table-cell>
          <table:table-cell table:style-name="ce108" table:formula="of:=AVERAGE([.AW13:.AW17])" office:value-type="float" office:value="6.323484" calcext:value-type="float">
            <text:p>6.323</text:p>
          </table:table-cell>
          <table:table-cell table:style-name="ce108" table:formula="of:=AVERAGE([.AX13:.AX17])" office:value-type="float" office:value="45.09494" calcext:value-type="float">
            <text:p>45.095</text:p>
          </table:table-cell>
          <table:table-cell table:style-name="ce108" table:formula="of:=AVERAGE([.AY13:.AY17])" office:value-type="float" office:value="49.68746" calcext:value-type="float">
            <text:p>49.687</text:p>
          </table:table-cell>
          <table:table-cell table:style-name="ce108" table:formula="of:=AVERAGE([.AZ13:.AZ17])" office:value-type="float" office:value="35.00492" calcext:value-type="float">
            <text:p>35.005</text:p>
          </table:table-cell>
          <table:table-cell table:style-name="ce108" table:formula="of:=AVERAGE([.BA13:.BA17])" office:value-type="float" office:value="2.232" calcext:value-type="float">
            <text:p>2.232</text:p>
          </table:table-cell>
          <table:table-cell table:style-name="ce108" table:formula="of:=AVERAGE([.BB13:.BB17])" office:value-type="float" office:value="59.77752" calcext:value-type="float">
            <text:p>59.778</text:p>
          </table:table-cell>
          <table:table-cell table:style-name="ce108" table:formula="of:=AVERAGE([.BC13:.BC17])" office:value-type="float" office:value="59.77752" calcext:value-type="float">
            <text:p>59.778</text:p>
          </table:table-cell>
          <table:table-cell table:style-name="ce108" table:formula="of:=AVERAGE([.BD13:.BD17])" office:value-type="float" office:value="59.77752" calcext:value-type="float">
            <text:p>59.778</text:p>
          </table:table-cell>
          <table:table-cell table:style-name="ce108" table:formula="of:=AVERAGE([.BE13:.BE17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5076.882" calcext:value-type="float">
            <text:p>5076.882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5.11138" calcext:value-type="float">
            <text:p>75.111</text:p>
          </table:table-cell>
          <table:table-cell table:style-name="ce108" table:formula="of:=AVERAGE([.I18:.I22])" office:value-type="float" office:value="5.53178737" calcext:value-type="float">
            <text:p>5.532</text:p>
          </table:table-cell>
          <table:table-cell table:style-name="ce108" table:formula="of:=AVERAGE([.J18:.J22])" office:value-type="float" office:value="77.1855" calcext:value-type="float">
            <text:p>77.186</text:p>
          </table:table-cell>
          <table:table-cell table:style-name="ce108" table:formula="of:=AVERAGE([.K18:.K22])" office:value-type="float" office:value="19.4411" calcext:value-type="float">
            <text:p>19.441</text:p>
          </table:table-cell>
          <table:table-cell table:style-name="ce108" table:formula="of:=AVERAGE([.L18:.L22])" office:value-type="float" office:value="24.90742" calcext:value-type="float">
            <text:p>24.907</text:p>
          </table:table-cell>
          <table:table-cell table:style-name="ce108" table:formula="of:=AVERAGE([.M18:.M22])" office:value-type="float" office:value="5777.986" calcext:value-type="float">
            <text:p>5777.986</text:p>
          </table:table-cell>
          <table:table-cell table:style-name="ce108" table:formula="of:=AVERAGE([.N18:.N22])" office:value-type="float" office:value="71.71916" calcext:value-type="float">
            <text:p>71.719</text:p>
          </table:table-cell>
          <table:table-cell table:style-name="ce108" table:formula="of:=AVERAGE([.O18:.O22])" office:value-type="float" office:value="71.71916" calcext:value-type="float">
            <text:p>71.719</text:p>
          </table:table-cell>
          <table:table-cell table:style-name="ce108" table:formula="of:=AVERAGE([.P18:.P22])" office:value-type="float" office:value="75.92798" calcext:value-type="float">
            <text:p>75.928</text:p>
          </table:table-cell>
          <table:table-cell table:style-name="ce108" table:formula="of:=AVERAGE([.Q18:.Q22])" office:value-type="float" office:value="5.346631352" calcext:value-type="float">
            <text:p>5.347</text:p>
          </table:table-cell>
          <table:table-cell table:style-name="ce108" table:formula="of:=AVERAGE([.R18:.R22])" office:value-type="float" office:value="77.1855" calcext:value-type="float">
            <text:p>77.186</text:p>
          </table:table-cell>
          <table:table-cell table:style-name="ce108" table:formula="of:=AVERAGE([.S18:.S22])" office:value-type="float" office:value="19.4411" calcext:value-type="float">
            <text:p>19.441</text:p>
          </table:table-cell>
          <table:table-cell table:style-name="ce108" table:formula="of:=AVERAGE([.T18:.T22])" office:value-type="float" office:value="24.39536" calcext:value-type="float">
            <text:p>24.395</text:p>
          </table:table-cell>
          <table:table-cell table:style-name="ce108" table:formula="of:=AVERAGE([.U18:.U22])" office:value-type="float" office:value="6072.932" calcext:value-type="float">
            <text:p>6072.932</text:p>
          </table:table-cell>
          <table:table-cell table:style-name="ce108" table:formula="of:=AVERAGE([.V18:.V22])" office:value-type="float" office:value="72.23122" calcext:value-type="float">
            <text:p>72.231</text:p>
          </table:table-cell>
          <table:table-cell table:style-name="ce108" table:formula="of:=AVERAGE([.W18:.W22])" office:value-type="float" office:value="72.23122" calcext:value-type="float">
            <text:p>72.231</text:p>
          </table:table-cell>
          <table:table-cell table:style-name="ce108" table:formula="of:=AVERAGE([.X18:.X22])" office:value-type="float" office:value="77.607" calcext:value-type="float">
            <text:p>77.607</text:p>
          </table:table-cell>
          <table:table-cell table:style-name="ce108" table:formula="of:=AVERAGE([.Y18:.Y22])" office:value-type="float" office:value="6.667413604" calcext:value-type="float">
            <text:p>6.667</text:p>
          </table:table-cell>
          <table:table-cell table:style-name="ce108" table:formula="of:=AVERAGE([.Z18:.Z22])" office:value-type="float" office:value="77.1855" calcext:value-type="float">
            <text:p>77.186</text:p>
          </table:table-cell>
          <table:table-cell table:style-name="ce108" table:formula="of:=AVERAGE([.AA18:.AA22])" office:value-type="float" office:value="20.20192" calcext:value-type="float">
            <text:p>20.202</text:p>
          </table:table-cell>
          <table:table-cell table:style-name="ce108" table:formula="of:=AVERAGE([.AB18:.AB22])" office:value-type="float" office:value="24.9667" calcext:value-type="float">
            <text:p>24.967</text:p>
          </table:table-cell>
          <table:table-cell table:style-name="ce108" table:formula="of:=AVERAGE([.AC18:.AC22])" office:value-type="float" office:value="5868.478" calcext:value-type="float">
            <text:p>5868.478</text:p>
          </table:table-cell>
          <table:table-cell table:style-name="ce108" table:formula="of:=AVERAGE([.AD18:.AD22])" office:value-type="float" office:value="72.42066" calcext:value-type="float">
            <text:p>72.421</text:p>
          </table:table-cell>
          <table:table-cell table:style-name="ce108" table:formula="of:=AVERAGE([.AE18:.AE22])" office:value-type="float" office:value="72.42066" calcext:value-type="float">
            <text:p>72.421</text:p>
          </table:table-cell>
          <table:table-cell table:style-name="ce108" table:formula="of:=AVERAGE([.AF18:.AF22])" office:value-type="float" office:value="77.7595" calcext:value-type="float">
            <text:p>77.760</text:p>
          </table:table-cell>
          <table:table-cell table:style-name="ce108" table:formula="of:=AVERAGE([.AG18:.AG22])" office:value-type="float" office:value="6.59652706" calcext:value-type="float">
            <text:p>6.597</text:p>
          </table:table-cell>
          <table:table-cell table:style-name="ce108" table:formula="of:=AVERAGE([.AH18:.AH22])" office:value-type="float" office:value="77.1855" calcext:value-type="float">
            <text:p>77.186</text:p>
          </table:table-cell>
          <table:table-cell table:style-name="ce108" table:formula="of:=AVERAGE([.AI18:.AI22])" office:value-type="float" office:value="9.83822" calcext:value-type="float">
            <text:p>9.838</text:p>
          </table:table-cell>
          <table:table-cell table:style-name="ce108" table:formula="of:=AVERAGE([.AJ18:.AJ22])" office:value-type="float" office:value="24.15734" calcext:value-type="float">
            <text:p>24.157</text:p>
          </table:table-cell>
          <table:table-cell table:style-name="ce108" table:formula="of:=AVERAGE([.AK18:.AK22])" office:value-type="float" office:value="182.15" calcext:value-type="float">
            <text:p>182.150</text:p>
          </table:table-cell>
          <table:table-cell table:style-name="ce108" table:formula="of:=AVERAGE([.AL18:.AL22])" office:value-type="float" office:value="62.8664" calcext:value-type="float">
            <text:p>62.866</text:p>
          </table:table-cell>
          <table:table-cell table:style-name="ce108" table:formula="of:=AVERAGE([.AM18:.AM22])" office:value-type="float" office:value="62.8664" calcext:value-type="float">
            <text:p>62.866</text:p>
          </table:table-cell>
          <table:table-cell table:style-name="ce108" table:formula="of:=AVERAGE([.AN18:.AN22])" office:value-type="float" office:value="62.86908" calcext:value-type="float">
            <text:p>62.869</text:p>
          </table:table-cell>
          <table:table-cell table:style-name="ce108" table:formula="of:=AVERAGE([.AO18:.AO22])" office:value-type="float" office:value="0.003563032" calcext:value-type="float">
            <text:p>0.004</text:p>
          </table:table-cell>
          <table:table-cell table:style-name="ce108" table:formula="of:=AVERAGE([.AP18:.AP22])" office:value-type="float" office:value="77.1855" calcext:value-type="float">
            <text:p>77.186</text:p>
          </table:table-cell>
          <table:table-cell table:style-name="ce108" table:formula="of:=AVERAGE([.AQ18:.AQ22])" office:value-type="float" office:value="20.20192" calcext:value-type="float">
            <text:p>20.202</text:p>
          </table:table-cell>
          <table:table-cell table:style-name="ce108" table:formula="of:=AVERAGE([.AR18:.AR22])" office:value-type="float" office:value="25.67162" calcext:value-type="float">
            <text:p>25.672</text:p>
          </table:table-cell>
          <table:table-cell table:style-name="ce108" table:formula="of:=AVERAGE([.AS18:.AS22])" office:value-type="float" office:value="5644.832" calcext:value-type="float">
            <text:p>5644.832</text:p>
          </table:table-cell>
          <table:table-cell table:style-name="ce108" table:formula="of:=AVERAGE([.AT18:.AT22])" office:value-type="float" office:value="71.71578" calcext:value-type="float">
            <text:p>71.716</text:p>
          </table:table-cell>
          <table:table-cell table:style-name="ce108" table:formula="of:=AVERAGE([.AU18:.AU22])" office:value-type="float" office:value="71.71578" calcext:value-type="float">
            <text:p>71.716</text:p>
          </table:table-cell>
          <table:table-cell table:style-name="ce108" table:formula="of:=AVERAGE([.AV18:.AV22])" office:value-type="float" office:value="74.75414" calcext:value-type="float">
            <text:p>74.754</text:p>
          </table:table-cell>
          <table:table-cell table:style-name="ce108" table:formula="of:=AVERAGE([.AW18:.AW22])" office:value-type="float" office:value="3.755490324" calcext:value-type="float">
            <text:p>3.755</text:p>
          </table:table-cell>
          <table:table-cell table:style-name="ce108" table:formula="of:=AVERAGE([.AX18:.AX22])" office:value-type="float" office:value="77.1855" calcext:value-type="float">
            <text:p>77.186</text:p>
          </table:table-cell>
          <table:table-cell table:style-name="ce108" table:formula="of:=AVERAGE([.AY18:.AY22])" office:value-type="float" office:value="19.4411" calcext:value-type="float">
            <text:p>19.441</text:p>
          </table:table-cell>
          <table:table-cell table:style-name="ce108" table:formula="of:=AVERAGE([.AZ18:.AZ22])" office:value-type="float" office:value="26.05022" calcext:value-type="float">
            <text:p>26.050</text:p>
          </table:table-cell>
          <table:table-cell table:style-name="ce108" table:formula="of:=AVERAGE([.BA18:.BA22])" office:value-type="float" office:value="0.596" calcext:value-type="float">
            <text:p>0.596</text:p>
          </table:table-cell>
          <table:table-cell table:style-name="ce108" table:formula="of:=AVERAGE([.BB18:.BB22])" office:value-type="float" office:value="70.57634" calcext:value-type="float">
            <text:p>70.576</text:p>
          </table:table-cell>
          <table:table-cell table:style-name="ce108" table:formula="of:=AVERAGE([.BC18:.BC22])" office:value-type="float" office:value="70.57634" calcext:value-type="float">
            <text:p>70.576</text:p>
          </table:table-cell>
          <table:table-cell table:style-name="ce108" table:formula="of:=AVERAGE([.BD18:.BD22])" office:value-type="float" office:value="70.57634" calcext:value-type="float">
            <text:p>70.576</text:p>
          </table:table-cell>
          <table:table-cell table:style-name="ce108" table:formula="of:=AVERAGE([.BE18:.BE22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5.8443" calcext:value-type="float">
            <text:p>45.844</text:p>
          </table:table-cell>
          <table:table-cell table:style-name="ce108" table:formula="of:=AVERAGE([.D23:.D27])" office:value-type="float" office:value="48.0122" calcext:value-type="float">
            <text:p>48.012</text:p>
          </table:table-cell>
          <table:table-cell table:style-name="ce108" table:formula="of:=AVERAGE([.E23:.E27])" office:value-type="float" office:value="7197.422" calcext:value-type="float">
            <text:p>7197.422</text:p>
          </table:table-cell>
          <table:table-cell table:style-name="ce108" table:formula="of:=AVERAGE([.F23:.F27])" office:value-type="float" office:value="75.94108" calcext:value-type="float">
            <text:p>75.941</text:p>
          </table:table-cell>
          <table:table-cell table:style-name="ce108" table:formula="of:=AVERAGE([.G23:.G27])" office:value-type="float" office:value="75.94108" calcext:value-type="float">
            <text:p>75.941</text:p>
          </table:table-cell>
          <table:table-cell table:style-name="ce108" table:formula="of:=AVERAGE([.H23:.H27])" office:value-type="float" office:value="86.0623" calcext:value-type="float">
            <text:p>86.062</text:p>
          </table:table-cell>
          <table:table-cell table:style-name="ce108" table:formula="of:=AVERAGE([.I23:.I27])" office:value-type="float" office:value="11.962968" calcext:value-type="float">
            <text:p>11.963</text:p>
          </table:table-cell>
          <table:table-cell table:style-name="ce108" table:formula="of:=AVERAGE([.J23:.J27])" office:value-type="float" office:value="78.10898" calcext:value-type="float">
            <text:p>78.109</text:p>
          </table:table-cell>
          <table:table-cell table:style-name="ce108" table:formula="of:=AVERAGE([.K23:.K27])" office:value-type="float" office:value="46.45406" calcext:value-type="float">
            <text:p>46.454</text:p>
          </table:table-cell>
          <table:table-cell table:style-name="ce108" table:formula="of:=AVERAGE([.L23:.L27])" office:value-type="float" office:value="48.32038" calcext:value-type="float">
            <text:p>48.320</text:p>
          </table:table-cell>
          <table:table-cell table:style-name="ce108" table:formula="of:=AVERAGE([.M23:.M27])" office:value-type="float" office:value="7196.732" calcext:value-type="float">
            <text:p>7196.732</text:p>
          </table:table-cell>
          <table:table-cell table:style-name="ce108" table:formula="of:=AVERAGE([.N23:.N27])" office:value-type="float" office:value="76.24262" calcext:value-type="float">
            <text:p>76.243</text:p>
          </table:table-cell>
          <table:table-cell table:style-name="ce108" table:formula="of:=AVERAGE([.O23:.O27])" office:value-type="float" office:value="76.24262" calcext:value-type="float">
            <text:p>76.243</text:p>
          </table:table-cell>
          <table:table-cell table:style-name="ce108" table:formula="of:=AVERAGE([.P23:.P27])" office:value-type="float" office:value="86.28056" calcext:value-type="float">
            <text:p>86.281</text:p>
          </table:table-cell>
          <table:table-cell table:style-name="ce108" table:formula="of:=AVERAGE([.Q23:.Q27])" office:value-type="float" office:value="11.820366" calcext:value-type="float">
            <text:p>11.820</text:p>
          </table:table-cell>
          <table:table-cell table:style-name="ce108" table:formula="of:=AVERAGE([.R23:.R27])" office:value-type="float" office:value="78.10898" calcext:value-type="float">
            <text:p>78.109</text:p>
          </table:table-cell>
          <table:table-cell table:style-name="ce108" table:formula="of:=AVERAGE([.S23:.S27])" office:value-type="float" office:value="48.11672" calcext:value-type="float">
            <text:p>48.117</text:p>
          </table:table-cell>
          <table:table-cell table:style-name="ce108" table:formula="of:=AVERAGE([.T23:.T27])" office:value-type="float" office:value="45.13164" calcext:value-type="float">
            <text:p>45.132</text:p>
          </table:table-cell>
          <table:table-cell table:style-name="ce108" table:formula="of:=AVERAGE([.U23:.U27])" office:value-type="float" office:value="7193.844" calcext:value-type="float">
            <text:p>7193.844</text:p>
          </table:table-cell>
          <table:table-cell table:style-name="ce108" table:formula="of:=AVERAGE([.V23:.V27])" office:value-type="float" office:value="81.09406" calcext:value-type="float">
            <text:p>81.094</text:p>
          </table:table-cell>
          <table:table-cell table:style-name="ce108" table:formula="of:=AVERAGE([.W23:.W27])" office:value-type="float" office:value="81.09406" calcext:value-type="float">
            <text:p>81.094</text:p>
          </table:table-cell>
          <table:table-cell table:style-name="ce108" table:formula="of:=AVERAGE([.X23:.X27])" office:value-type="float" office:value="92.65146" calcext:value-type="float">
            <text:p>92.651</text:p>
          </table:table-cell>
          <table:table-cell table:style-name="ce108" table:formula="of:=AVERAGE([.Y23:.Y27])" office:value-type="float" office:value="12.624966" calcext:value-type="float">
            <text:p>12.625</text:p>
          </table:table-cell>
          <table:table-cell table:style-name="ce108" table:formula="of:=AVERAGE([.Z23:.Z27])" office:value-type="float" office:value="78.10898" calcext:value-type="float">
            <text:p>78.109</text:p>
          </table:table-cell>
          <table:table-cell table:style-name="ce108" table:formula="of:=AVERAGE([.AA23:.AA27])" office:value-type="float" office:value="48.11672" calcext:value-type="float">
            <text:p>48.117</text:p>
          </table:table-cell>
          <table:table-cell table:style-name="ce108" table:formula="of:=AVERAGE([.AB23:.AB27])" office:value-type="float" office:value="42.63784" calcext:value-type="float">
            <text:p>42.638</text:p>
          </table:table-cell>
          <table:table-cell table:style-name="ce108" table:formula="of:=AVERAGE([.AC23:.AC27])" office:value-type="float" office:value="7193.226" calcext:value-type="float">
            <text:p>7193.226</text:p>
          </table:table-cell>
          <table:table-cell table:style-name="ce108" table:formula="of:=AVERAGE([.AD23:.AD27])" office:value-type="float" office:value="83.58786" calcext:value-type="float">
            <text:p>83.588</text:p>
          </table:table-cell>
          <table:table-cell table:style-name="ce108" table:formula="of:=AVERAGE([.AE23:.AE27])" office:value-type="float" office:value="83.58786" calcext:value-type="float">
            <text:p>83.588</text:p>
          </table:table-cell>
          <table:table-cell table:style-name="ce108" table:formula="of:=AVERAGE([.AF23:.AF27])" office:value-type="float" office:value="93.51966" calcext:value-type="float">
            <text:p>93.520</text:p>
          </table:table-cell>
          <table:table-cell table:style-name="ce108" table:formula="of:=AVERAGE([.AG23:.AG27])" office:value-type="float" office:value="10.60798" calcext:value-type="float">
            <text:p>10.608</text:p>
          </table:table-cell>
          <table:table-cell table:style-name="ce108" table:formula="of:=AVERAGE([.AH23:.AH27])" office:value-type="float" office:value="78.10898" calcext:value-type="float">
            <text:p>78.109</text:p>
          </table:table-cell>
          <table:table-cell table:style-name="ce108" table:formula="of:=AVERAGE([.AI23:.AI27])" office:value-type="float" office:value="9.11502" calcext:value-type="float">
            <text:p>9.115</text:p>
          </table:table-cell>
          <table:table-cell table:style-name="ce108" table:formula="of:=AVERAGE([.AJ23:.AJ27])" office:value-type="float" office:value="33.85064" calcext:value-type="float">
            <text:p>33.851</text:p>
          </table:table-cell>
          <table:table-cell table:style-name="ce108" table:formula="of:=AVERAGE([.AK23:.AK27])" office:value-type="float" office:value="5986.012" calcext:value-type="float">
            <text:p>5986.012</text:p>
          </table:table-cell>
          <table:table-cell table:style-name="ce108" table:formula="of:=AVERAGE([.AL23:.AL27])" office:value-type="float" office:value="53.37336" calcext:value-type="float">
            <text:p>53.373</text:p>
          </table:table-cell>
          <table:table-cell table:style-name="ce108" table:formula="of:=AVERAGE([.AM23:.AM27])" office:value-type="float" office:value="53.37336" calcext:value-type="float">
            <text:p>53.373</text:p>
          </table:table-cell>
          <table:table-cell table:style-name="ce108" table:formula="of:=AVERAGE([.AN23:.AN27])" office:value-type="float" office:value="74.5689" calcext:value-type="float">
            <text:p>74.569</text:p>
          </table:table-cell>
          <table:table-cell table:style-name="ce108" table:formula="of:=AVERAGE([.AO23:.AO27])" office:value-type="float" office:value="28.573158668" calcext:value-type="float">
            <text:p>28.573</text:p>
          </table:table-cell>
          <table:table-cell table:style-name="ce108" table:formula="of:=AVERAGE([.AP23:.AP27])" office:value-type="float" office:value="78.10898" calcext:value-type="float">
            <text:p>78.109</text:p>
          </table:table-cell>
          <table:table-cell table:style-name="ce108" table:formula="of:=AVERAGE([.AQ23:.AQ27])" office:value-type="float" office:value="48.66842" calcext:value-type="float">
            <text:p>48.668</text:p>
          </table:table-cell>
          <table:table-cell table:style-name="ce108" table:formula="of:=AVERAGE([.AR23:.AR27])" office:value-type="float" office:value="43.64624" calcext:value-type="float">
            <text:p>43.646</text:p>
          </table:table-cell>
          <table:table-cell table:style-name="ce108" table:formula="of:=AVERAGE([.AS23:.AS27])" office:value-type="float" office:value="7196.308" calcext:value-type="float">
            <text:p>7196.308</text:p>
          </table:table-cell>
          <table:table-cell table:style-name="ce108" table:formula="of:=AVERAGE([.AT23:.AT27])" office:value-type="float" office:value="83.13114" calcext:value-type="float">
            <text:p>83.131</text:p>
          </table:table-cell>
          <table:table-cell table:style-name="ce108" table:formula="of:=AVERAGE([.AU23:.AU27])" office:value-type="float" office:value="83.13114" calcext:value-type="float">
            <text:p>83.131</text:p>
          </table:table-cell>
          <table:table-cell table:style-name="ce108" table:formula="of:=AVERAGE([.AV23:.AV27])" office:value-type="float" office:value="92.1519" calcext:value-type="float">
            <text:p>92.152</text:p>
          </table:table-cell>
          <table:table-cell table:style-name="ce108" table:formula="of:=AVERAGE([.AW23:.AW27])" office:value-type="float" office:value="9.938832" calcext:value-type="float">
            <text:p>9.939</text:p>
          </table:table-cell>
          <table:table-cell table:style-name="ce108" table:formula="of:=AVERAGE([.AX23:.AX27])" office:value-type="float" office:value="78.10898" calcext:value-type="float">
            <text:p>78.109</text:p>
          </table:table-cell>
          <table:table-cell table:style-name="ce108" table:formula="of:=AVERAGE([.AY23:.AY27])" office:value-type="float" office:value="46.45406" calcext:value-type="float">
            <text:p>46.454</text:p>
          </table:table-cell>
          <table:table-cell table:style-name="ce108" table:formula="of:=AVERAGE([.AZ23:.AZ27])" office:value-type="float" office:value="47.99262" calcext:value-type="float">
            <text:p>47.993</text:p>
          </table:table-cell>
          <table:table-cell table:style-name="ce108" table:formula="of:=AVERAGE([.BA23:.BA27])" office:value-type="float" office:value="3.378" calcext:value-type="float">
            <text:p>3.378</text:p>
          </table:table-cell>
          <table:table-cell table:style-name="ce108" table:formula="of:=AVERAGE([.BB23:.BB27])" office:value-type="float" office:value="76.57042" calcext:value-type="float">
            <text:p>76.570</text:p>
          </table:table-cell>
          <table:table-cell table:style-name="ce108" table:formula="of:=AVERAGE([.BC23:.BC27])" office:value-type="float" office:value="76.57042" calcext:value-type="float">
            <text:p>76.570</text:p>
          </table:table-cell>
          <table:table-cell table:style-name="ce108" table:formula="of:=AVERAGE([.BD23:.BD27])" office:value-type="float" office:value="76.57042" calcext:value-type="float">
            <text:p>76.570</text:p>
          </table:table-cell>
          <table:table-cell table:style-name="ce108" table:formula="of:=AVERAGE([.BE23:.BE27])" office:value-type="float" office:value="0" calcext:value-type="float">
            <text:p>0.000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5.76472" calcext:value-type="float">
            <text:p>55.765</text:p>
          </table:table-cell>
          <table:table-cell table:style-name="ce108" table:formula="of:=AVERAGE([.D28:.D32])" office:value-type="float" office:value="45.24636" calcext:value-type="float">
            <text:p>45.246</text:p>
          </table:table-cell>
          <table:table-cell table:style-name="ce108" table:formula="of:=AVERAGE([.E28:.E32])" office:value-type="float" office:value="7195.576" calcext:value-type="float">
            <text:p>7195.576</text:p>
          </table:table-cell>
          <table:table-cell table:style-name="ce108" table:formula="of:=AVERAGE([.F28:.F32])" office:value-type="float" office:value="84.35136" calcext:value-type="float">
            <text:p>84.351</text:p>
          </table:table-cell>
          <table:table-cell table:style-name="ce108" table:formula="of:=AVERAGE([.G28:.G32])" office:value-type="float" office:value="84.35136" calcext:value-type="float">
            <text:p>84.351</text:p>
          </table:table-cell>
          <table:table-cell table:style-name="ce108" table:formula="of:=AVERAGE([.H28:.H32])" office:value-type="float" office:value="95.94378" calcext:value-type="float">
            <text:p>95.944</text:p>
          </table:table-cell>
          <table:table-cell table:style-name="ce108" table:formula="of:=AVERAGE([.I28:.I32])" office:value-type="float" office:value="11.901228" calcext:value-type="float">
            <text:p>11.901</text:p>
          </table:table-cell>
          <table:table-cell table:style-name="ce108" table:formula="of:=AVERAGE([.J28:.J32])" office:value-type="float" office:value="73.83304" calcext:value-type="float">
            <text:p>73.833</text:p>
          </table:table-cell>
          <table:table-cell table:style-name="ce108" table:formula="of:=AVERAGE([.K28:.K32])" office:value-type="float" office:value="56.54776" calcext:value-type="float">
            <text:p>56.548</text:p>
          </table:table-cell>
          <table:table-cell table:style-name="ce108" table:formula="of:=AVERAGE([.L28:.L32])" office:value-type="float" office:value="45.07124" calcext:value-type="float">
            <text:p>45.071</text:p>
          </table:table-cell>
          <table:table-cell table:style-name="ce108" table:formula="of:=AVERAGE([.M28:.M32])" office:value-type="float" office:value="7196.384" calcext:value-type="float">
            <text:p>7196.384</text:p>
          </table:table-cell>
          <table:table-cell table:style-name="ce108" table:formula="of:=AVERAGE([.N28:.N32])" office:value-type="float" office:value="85.30958" calcext:value-type="float">
            <text:p>85.310</text:p>
          </table:table-cell>
          <table:table-cell table:style-name="ce108" table:formula="of:=AVERAGE([.O28:.O32])" office:value-type="float" office:value="85.30958" calcext:value-type="float">
            <text:p>85.310</text:p>
          </table:table-cell>
          <table:table-cell table:style-name="ce108" table:formula="of:=AVERAGE([.P28:.P32])" office:value-type="float" office:value="95.81578" calcext:value-type="float">
            <text:p>95.816</text:p>
          </table:table-cell>
          <table:table-cell table:style-name="ce108" table:formula="of:=AVERAGE([.Q28:.Q32])" office:value-type="float" office:value="10.802896" calcext:value-type="float">
            <text:p>10.803</text:p>
          </table:table-cell>
          <table:table-cell table:style-name="ce108" table:formula="of:=AVERAGE([.R28:.R32])" office:value-type="float" office:value="73.83304" calcext:value-type="float">
            <text:p>73.833</text:p>
          </table:table-cell>
          <table:table-cell table:style-name="ce108" table:formula="of:=AVERAGE([.S28:.S32])" office:value-type="float" office:value="60.0679" calcext:value-type="float">
            <text:p>60.068</text:p>
          </table:table-cell>
          <table:table-cell table:style-name="ce108" table:formula="of:=AVERAGE([.T28:.T32])" office:value-type="float" office:value="41.43396" calcext:value-type="float">
            <text:p>41.434</text:p>
          </table:table-cell>
          <table:table-cell table:style-name="ce108" table:formula="of:=AVERAGE([.U28:.U32])" office:value-type="float" office:value="7196.054" calcext:value-type="float">
            <text:p>7196.054</text:p>
          </table:table-cell>
          <table:table-cell table:style-name="ce108" table:formula="of:=AVERAGE([.V28:.V32])" office:value-type="float" office:value="92.46694" calcext:value-type="float">
            <text:p>92.467</text:p>
          </table:table-cell>
          <table:table-cell table:style-name="ce108" table:formula="of:=AVERAGE([.W28:.W32])" office:value-type="float" office:value="92.46694" calcext:value-type="float">
            <text:p>92.467</text:p>
          </table:table-cell>
          <table:table-cell table:style-name="ce108" table:formula="of:=AVERAGE([.X28:.X32])" office:value-type="float" office:value="104.371" calcext:value-type="float">
            <text:p>104.371</text:p>
          </table:table-cell>
          <table:table-cell table:style-name="ce108" table:formula="of:=AVERAGE([.Y28:.Y32])" office:value-type="float" office:value="11.258716" calcext:value-type="float">
            <text:p>11.259</text:p>
          </table:table-cell>
          <table:table-cell table:style-name="ce108" table:formula="of:=AVERAGE([.Z28:.Z32])" office:value-type="float" office:value="73.83304" calcext:value-type="float">
            <text:p>73.833</text:p>
          </table:table-cell>
          <table:table-cell table:style-name="ce108" table:formula="of:=AVERAGE([.AA28:.AA32])" office:value-type="float" office:value="61.05526" calcext:value-type="float">
            <text:p>61.055</text:p>
          </table:table-cell>
          <table:table-cell table:style-name="ce108" table:formula="of:=AVERAGE([.AB28:.AB32])" office:value-type="float" office:value="38.05442" calcext:value-type="float">
            <text:p>38.054</text:p>
          </table:table-cell>
          <table:table-cell table:style-name="ce108" table:formula="of:=AVERAGE([.AC28:.AC32])" office:value-type="float" office:value="7195.208" calcext:value-type="float">
            <text:p>7195.208</text:p>
          </table:table-cell>
          <table:table-cell table:style-name="ce108" table:formula="of:=AVERAGE([.AD28:.AD32])" office:value-type="float" office:value="96.8339" calcext:value-type="float">
            <text:p>96.834</text:p>
          </table:table-cell>
          <table:table-cell table:style-name="ce108" table:formula="of:=AVERAGE([.AE28:.AE32])" office:value-type="float" office:value="96.8339" calcext:value-type="float">
            <text:p>96.834</text:p>
          </table:table-cell>
          <table:table-cell table:style-name="ce108" table:formula="of:=AVERAGE([.AF28:.AF32])" office:value-type="float" office:value="104.3946" calcext:value-type="float">
            <text:p>104.395</text:p>
          </table:table-cell>
          <table:table-cell table:style-name="ce108" table:formula="of:=AVERAGE([.AG28:.AG32])" office:value-type="float" office:value="7.243238" calcext:value-type="float">
            <text:p>7.243</text:p>
          </table:table-cell>
          <table:table-cell table:style-name="ce108" table:formula="of:=AVERAGE([.AH28:.AH32])" office:value-type="float" office:value="68.75094" calcext:value-type="float">
            <text:p>68.751</text:p>
          </table:table-cell>
          <table:table-cell table:style-name="ce108" table:formula="of:=AVERAGE([.AI28:.AI32])" office:value-type="float" office:value="10.14044" calcext:value-type="float">
            <text:p>10.140</text:p>
          </table:table-cell>
          <table:table-cell table:style-name="ce108" table:formula="of:=AVERAGE([.AJ28:.AJ32])" office:value-type="float" office:value="21.19976" calcext:value-type="float">
            <text:p>21.200</text:p>
          </table:table-cell>
          <table:table-cell table:style-name="ce108" table:formula="of:=AVERAGE([.AK28:.AK32])" office:value-type="float" office:value="7192.176" calcext:value-type="float">
            <text:p>7192.176</text:p>
          </table:table-cell>
          <table:table-cell table:style-name="ce108" table:formula="of:=AVERAGE([.AL28:.AL32])" office:value-type="float" office:value="57.6916" calcext:value-type="float">
            <text:p>57.692</text:p>
          </table:table-cell>
          <table:table-cell table:style-name="ce108" table:formula="of:=AVERAGE([.AM28:.AM32])" office:value-type="float" office:value="57.6916" calcext:value-type="float">
            <text:p>57.692</text:p>
          </table:table-cell>
          <table:table-cell table:style-name="ce108" table:formula="of:=AVERAGE([.AN28:.AN32])" office:value-type="float" office:value="91.40408" calcext:value-type="float">
            <text:p>91.404</text:p>
          </table:table-cell>
          <table:table-cell table:style-name="ce108" table:formula="of:=AVERAGE([.AO28:.AO32])" office:value-type="float" office:value="36.8436882" calcext:value-type="float">
            <text:p>36.844</text:p>
          </table:table-cell>
          <table:table-cell table:style-name="ce108" table:formula="of:=AVERAGE([.AP28:.AP32])" office:value-type="float" office:value="73.83304" calcext:value-type="float">
            <text:p>73.833</text:p>
          </table:table-cell>
          <table:table-cell table:style-name="ce108" table:formula="of:=AVERAGE([.AQ28:.AQ32])" office:value-type="float" office:value="64.1182" calcext:value-type="float">
            <text:p>64.118</text:p>
          </table:table-cell>
          <table:table-cell table:style-name="ce108" table:formula="of:=AVERAGE([.AR28:.AR32])" office:value-type="float" office:value="40.85706" calcext:value-type="float">
            <text:p>40.857</text:p>
          </table:table-cell>
          <table:table-cell table:style-name="ce108" table:formula="of:=AVERAGE([.AS28:.AS32])" office:value-type="float" office:value="7194.562" calcext:value-type="float">
            <text:p>7194.562</text:p>
          </table:table-cell>
          <table:table-cell table:style-name="ce108" table:formula="of:=AVERAGE([.AT28:.AT32])" office:value-type="float" office:value="97.09434" calcext:value-type="float">
            <text:p>97.094</text:p>
          </table:table-cell>
          <table:table-cell table:style-name="ce108" table:formula="of:=AVERAGE([.AU28:.AU32])" office:value-type="float" office:value="97.09434" calcext:value-type="float">
            <text:p>97.094</text:p>
          </table:table-cell>
          <table:table-cell table:style-name="ce108" table:formula="of:=AVERAGE([.AV28:.AV32])" office:value-type="float" office:value="105.0109" calcext:value-type="float">
            <text:p>105.011</text:p>
          </table:table-cell>
          <table:table-cell table:style-name="ce108" table:formula="of:=AVERAGE([.AW28:.AW32])" office:value-type="float" office:value="7.584704" calcext:value-type="float">
            <text:p>7.585</text:p>
          </table:table-cell>
          <table:table-cell table:style-name="ce108" table:formula="of:=AVERAGE([.AX28:.AX32])" office:value-type="float" office:value="73.83304" calcext:value-type="float">
            <text:p>73.833</text:p>
          </table:table-cell>
          <table:table-cell table:style-name="ce108" table:formula="of:=AVERAGE([.AY28:.AY32])" office:value-type="float" office:value="56.42988" calcext:value-type="float">
            <text:p>56.430</text:p>
          </table:table-cell>
          <table:table-cell table:style-name="ce108" table:formula="of:=AVERAGE([.AZ28:.AZ32])" office:value-type="float" office:value="42.26832" calcext:value-type="float">
            <text:p>42.268</text:p>
          </table:table-cell>
          <table:table-cell table:style-name="ce108" table:formula="of:=AVERAGE([.BA28:.BA32])" office:value-type="float" office:value="14.98" calcext:value-type="float">
            <text:p>14.980</text:p>
          </table:table-cell>
          <table:table-cell table:style-name="ce108" table:formula="of:=AVERAGE([.BB28:.BB32])" office:value-type="float" office:value="87.9946" calcext:value-type="float">
            <text:p>87.995</text:p>
          </table:table-cell>
          <table:table-cell table:style-name="ce108" table:formula="of:=AVERAGE([.BC28:.BC32])" office:value-type="float" office:value="87.9946" calcext:value-type="float">
            <text:p>87.995</text:p>
          </table:table-cell>
          <table:table-cell table:style-name="ce108" table:formula="of:=AVERAGE([.BD28:.BD32])" office:value-type="float" office:value="87.99848" calcext:value-type="float">
            <text:p>87.998</text:p>
          </table:table-cell>
          <table:table-cell table:style-name="ce108" table:formula="of:=AVERAGE([.BE28:.BE32])" office:value-type="float" office:value="0.004381438" calcext:value-type="float">
            <text:p>0.004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7.03784" calcext:value-type="float">
            <text:p>37.038</text:p>
          </table:table-cell>
          <table:table-cell table:style-name="ce108" table:formula="of:=AVERAGE([.E33:.E37])" office:value-type="float" office:value="4432.436" calcext:value-type="float">
            <text:p>4432.436</text:p>
          </table:table-cell>
          <table:table-cell table:style-name="ce108" table:formula="of:=AVERAGE([.F33:.F37])" office:value-type="float" office:value="85.1067" calcext:value-type="float">
            <text:p>85.107</text:p>
          </table:table-cell>
          <table:table-cell table:style-name="ce108" table:formula="of:=AVERAGE([.G33:.G37])" office:value-type="float" office:value="85.1067" calcext:value-type="float">
            <text:p>85.107</text:p>
          </table:table-cell>
          <table:table-cell table:style-name="ce108" table:formula="of:=AVERAGE([.H33:.H37])" office:value-type="float" office:value="88.76154" calcext:value-type="float">
            <text:p>88.762</text:p>
          </table:table-cell>
          <table:table-cell table:style-name="ce108" table:formula="of:=AVERAGE([.I33:.I37])" office:value-type="float" office:value="4.993206414" calcext:value-type="float">
            <text:p>4.993</text:p>
          </table:table-cell>
          <table:table-cell table:style-name="ce108" table:formula="of:=AVERAGE([.J33:.J37])" office:value-type="float" office:value="103.52232" calcext:value-type="float">
            <text:p>103.522</text:p>
          </table:table-cell>
          <table:table-cell table:style-name="ce108" table:formula="of:=AVERAGE([.K33:.K37])" office:value-type="float" office:value="18.6222" calcext:value-type="float">
            <text:p>18.622</text:p>
          </table:table-cell>
          <table:table-cell table:style-name="ce108" table:formula="of:=AVERAGE([.L33:.L37])" office:value-type="float" office:value="36.359" calcext:value-type="float">
            <text:p>36.359</text:p>
          </table:table-cell>
          <table:table-cell table:style-name="ce108" table:formula="of:=AVERAGE([.M33:.M37])" office:value-type="float" office:value="4668.022" calcext:value-type="float">
            <text:p>4668.022</text:p>
          </table:table-cell>
          <table:table-cell table:style-name="ce108" table:formula="of:=AVERAGE([.N33:.N37])" office:value-type="float" office:value="85.78562" calcext:value-type="float">
            <text:p>85.786</text:p>
          </table:table-cell>
          <table:table-cell table:style-name="ce108" table:formula="of:=AVERAGE([.O33:.O37])" office:value-type="float" office:value="85.78562" calcext:value-type="float">
            <text:p>85.786</text:p>
          </table:table-cell>
          <table:table-cell table:style-name="ce108" table:formula="of:=AVERAGE([.P33:.P37])" office:value-type="float" office:value="89.49884" calcext:value-type="float">
            <text:p>89.499</text:p>
          </table:table-cell>
          <table:table-cell table:style-name="ce108" table:formula="of:=AVERAGE([.Q33:.Q37])" office:value-type="float" office:value="5.036410236" calcext:value-type="float">
            <text:p>5.036</text:p>
          </table:table-cell>
          <table:table-cell table:style-name="ce108" table:formula="of:=AVERAGE([.R33:.R37])" office:value-type="float" office:value="103.52232" calcext:value-type="float">
            <text:p>103.522</text:p>
          </table:table-cell>
          <table:table-cell table:style-name="ce108" table:formula="of:=AVERAGE([.S33:.S37])" office:value-type="float" office:value="18.6222" calcext:value-type="float">
            <text:p>18.622</text:p>
          </table:table-cell>
          <table:table-cell table:style-name="ce108" table:formula="of:=AVERAGE([.T33:.T37])" office:value-type="float" office:value="36.70128" calcext:value-type="float">
            <text:p>36.701</text:p>
          </table:table-cell>
          <table:table-cell table:style-name="ce108" table:formula="of:=AVERAGE([.U33:.U37])" office:value-type="float" office:value="6018.814" calcext:value-type="float">
            <text:p>6018.814</text:p>
          </table:table-cell>
          <table:table-cell table:style-name="ce108" table:formula="of:=AVERAGE([.V33:.V37])" office:value-type="float" office:value="85.44312" calcext:value-type="float">
            <text:p>85.443</text:p>
          </table:table-cell>
          <table:table-cell table:style-name="ce108" table:formula="of:=AVERAGE([.W33:.W37])" office:value-type="float" office:value="85.44312" calcext:value-type="float">
            <text:p>85.443</text:p>
          </table:table-cell>
          <table:table-cell table:style-name="ce108" table:formula="of:=AVERAGE([.X33:.X37])" office:value-type="float" office:value="90.27846" calcext:value-type="float">
            <text:p>90.278</text:p>
          </table:table-cell>
          <table:table-cell table:style-name="ce108" table:formula="of:=AVERAGE([.Y33:.Y37])" office:value-type="float" office:value="6.398990452" calcext:value-type="float">
            <text:p>6.399</text:p>
          </table:table-cell>
          <table:table-cell table:style-name="ce108" table:formula="of:=AVERAGE([.Z33:.Z37])" office:value-type="float" office:value="103.52232" calcext:value-type="float">
            <text:p>103.522</text:p>
          </table:table-cell>
          <table:table-cell table:style-name="ce108" table:formula="of:=AVERAGE([.AA33:.AA37])" office:value-type="float" office:value="18.6222" calcext:value-type="float">
            <text:p>18.622</text:p>
          </table:table-cell>
          <table:table-cell table:style-name="ce108" table:formula="of:=AVERAGE([.AB33:.AB37])" office:value-type="float" office:value="36.15376" calcext:value-type="float">
            <text:p>36.154</text:p>
          </table:table-cell>
          <table:table-cell table:style-name="ce108" table:formula="of:=AVERAGE([.AC33:.AC37])" office:value-type="float" office:value="5477.586" calcext:value-type="float">
            <text:p>5477.586</text:p>
          </table:table-cell>
          <table:table-cell table:style-name="ce108" table:formula="of:=AVERAGE([.AD33:.AD37])" office:value-type="float" office:value="85.9907" calcext:value-type="float">
            <text:p>85.991</text:p>
          </table:table-cell>
          <table:table-cell table:style-name="ce108" table:formula="of:=AVERAGE([.AE33:.AE37])" office:value-type="float" office:value="85.9907" calcext:value-type="float">
            <text:p>85.991</text:p>
          </table:table-cell>
          <table:table-cell table:style-name="ce108" table:formula="of:=AVERAGE([.AF33:.AF37])" office:value-type="float" office:value="90.47744" calcext:value-type="float">
            <text:p>90.477</text:p>
          </table:table-cell>
          <table:table-cell table:style-name="ce108" table:formula="of:=AVERAGE([.AG33:.AG37])" office:value-type="float" office:value="5.932233614" calcext:value-type="float">
            <text:p>5.932</text:p>
          </table:table-cell>
          <table:table-cell table:style-name="ce108" table:formula="of:=AVERAGE([.AH33:.AH37])" office:value-type="float" office:value="103.52232" calcext:value-type="float">
            <text:p>103.522</text:p>
          </table:table-cell>
          <table:table-cell table:style-name="ce108" table:formula="of:=AVERAGE([.AI33:.AI37])" office:value-type="float" office:value="10.79292" calcext:value-type="float">
            <text:p>10.793</text:p>
          </table:table-cell>
          <table:table-cell table:style-name="ce108" table:formula="of:=AVERAGE([.AJ33:.AJ37])" office:value-type="float" office:value="37.74414" calcext:value-type="float">
            <text:p>37.744</text:p>
          </table:table-cell>
          <table:table-cell table:style-name="ce108" table:formula="of:=AVERAGE([.AK33:.AK37])" office:value-type="float" office:value="96.402" calcext:value-type="float">
            <text:p>96.402</text:p>
          </table:table-cell>
          <table:table-cell table:style-name="ce108" table:formula="of:=AVERAGE([.AL33:.AL37])" office:value-type="float" office:value="76.57098" calcext:value-type="float">
            <text:p>76.571</text:p>
          </table:table-cell>
          <table:table-cell table:style-name="ce108" table:formula="of:=AVERAGE([.AM33:.AM37])" office:value-type="float" office:value="76.57098" calcext:value-type="float">
            <text:p>76.571</text:p>
          </table:table-cell>
          <table:table-cell table:style-name="ce108" table:formula="of:=AVERAGE([.AN33:.AN37])" office:value-type="float" office:value="76.5762" calcext:value-type="float">
            <text:p>76.576</text:p>
          </table:table-cell>
          <table:table-cell table:style-name="ce108" table:formula="of:=AVERAGE([.AO33:.AO37])" office:value-type="float" office:value="0.005458776" calcext:value-type="float">
            <text:p>0.005</text:p>
          </table:table-cell>
          <table:table-cell table:style-name="ce108" table:formula="of:=AVERAGE([.AP33:.AP37])" office:value-type="float" office:value="103.52232" calcext:value-type="float">
            <text:p>103.522</text:p>
          </table:table-cell>
          <table:table-cell table:style-name="ce108" table:formula="of:=AVERAGE([.AQ33:.AQ37])" office:value-type="float" office:value="18.6222" calcext:value-type="float">
            <text:p>18.622</text:p>
          </table:table-cell>
          <table:table-cell table:style-name="ce108" table:formula="of:=AVERAGE([.AR33:.AR37])" office:value-type="float" office:value="36.747" calcext:value-type="float">
            <text:p>36.747</text:p>
          </table:table-cell>
          <table:table-cell table:style-name="ce108" table:formula="of:=AVERAGE([.AS33:.AS37])" office:value-type="float" office:value="3227.494" calcext:value-type="float">
            <text:p>3227.494</text:p>
          </table:table-cell>
          <table:table-cell table:style-name="ce108" table:formula="of:=AVERAGE([.AT33:.AT37])" office:value-type="float" office:value="85.39758" calcext:value-type="float">
            <text:p>85.398</text:p>
          </table:table-cell>
          <table:table-cell table:style-name="ce108" table:formula="of:=AVERAGE([.AU33:.AU37])" office:value-type="float" office:value="85.39758" calcext:value-type="float">
            <text:p>85.398</text:p>
          </table:table-cell>
          <table:table-cell table:style-name="ce108" table:formula="of:=AVERAGE([.AV33:.AV37])" office:value-type="float" office:value="88.03294" calcext:value-type="float">
            <text:p>88.033</text:p>
          </table:table-cell>
          <table:table-cell table:style-name="ce108" table:formula="of:=AVERAGE([.AW33:.AW37])" office:value-type="float" office:value="3.800541626" calcext:value-type="float">
            <text:p>3.801</text:p>
          </table:table-cell>
          <table:table-cell table:style-name="ce108" table:formula="of:=AVERAGE([.AX33:.AX37])" office:value-type="float" office:value="103.52232" calcext:value-type="float">
            <text:p>103.522</text:p>
          </table:table-cell>
          <table:table-cell table:style-name="ce108" table:formula="of:=AVERAGE([.AY33:.AY37])" office:value-type="float" office:value="18.6222" calcext:value-type="float">
            <text:p>18.622</text:p>
          </table:table-cell>
          <table:table-cell table:style-name="ce108" table:formula="of:=AVERAGE([.AZ33:.AZ37])" office:value-type="float" office:value="36.97168" calcext:value-type="float">
            <text:p>36.972</text:p>
          </table:table-cell>
          <table:table-cell table:style-name="ce108" table:formula="of:=AVERAGE([.BA33:.BA37])" office:value-type="float" office:value="1.292" calcext:value-type="float">
            <text:p>1.292</text:p>
          </table:table-cell>
          <table:table-cell table:style-name="ce108" table:formula="of:=AVERAGE([.BB33:.BB37])" office:value-type="float" office:value="85.17286" calcext:value-type="float">
            <text:p>85.173</text:p>
          </table:table-cell>
          <table:table-cell table:style-name="ce108" table:formula="of:=AVERAGE([.BC33:.BC37])" office:value-type="float" office:value="85.17286" calcext:value-type="float">
            <text:p>85.173</text:p>
          </table:table-cell>
          <table:table-cell table:style-name="ce108" table:formula="of:=AVERAGE([.BD33:.BD37])" office:value-type="float" office:value="85.17286" calcext:value-type="float">
            <text:p>85.173</text:p>
          </table:table-cell>
          <table:table-cell table:style-name="ce108" table:formula="of:=AVERAGE([.BE33:.BE37])" office:value-type="float" office:value="0" calcext:value-type="float">
            <text:p>0.000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7.3447" calcext:value-type="float">
            <text:p>47.345</text:p>
          </table:table-cell>
          <table:table-cell table:style-name="ce108" table:formula="of:=AVERAGE([.E38:.E42])" office:value-type="float" office:value="7197.634" calcext:value-type="float">
            <text:p>7197.634</text:p>
          </table:table-cell>
          <table:table-cell table:style-name="ce108" table:formula="of:=AVERAGE([.F38:.F42])" office:value-type="float" office:value="98.52652" calcext:value-type="float">
            <text:p>98.527</text:p>
          </table:table-cell>
          <table:table-cell table:style-name="ce108" table:formula="of:=AVERAGE([.G38:.G42])" office:value-type="float" office:value="98.52652" calcext:value-type="float">
            <text:p>98.527</text:p>
          </table:table-cell>
          <table:table-cell table:style-name="ce108" table:formula="of:=AVERAGE([.H38:.H42])" office:value-type="float" office:value="111.2862" calcext:value-type="float">
            <text:p>111.286</text:p>
          </table:table-cell>
          <table:table-cell table:style-name="ce108" table:formula="of:=AVERAGE([.I38:.I42])" office:value-type="float" office:value="11.578704" calcext:value-type="float">
            <text:p>11.579</text:p>
          </table:table-cell>
          <table:table-cell table:style-name="ce108" table:formula="of:=AVERAGE([.J38:.J42])" office:value-type="float" office:value="99.81246" calcext:value-type="float">
            <text:p>99.812</text:p>
          </table:table-cell>
          <table:table-cell table:style-name="ce108" table:formula="of:=AVERAGE([.K38:.K42])" office:value-type="float" office:value="45.1898" calcext:value-type="float">
            <text:p>45.190</text:p>
          </table:table-cell>
          <table:table-cell table:style-name="ce108" table:formula="of:=AVERAGE([.L38:.L42])" office:value-type="float" office:value="45.1795" calcext:value-type="float">
            <text:p>45.180</text:p>
          </table:table-cell>
          <table:table-cell table:style-name="ce108" table:formula="of:=AVERAGE([.M38:.M42])" office:value-type="float" office:value="7197.466" calcext:value-type="float">
            <text:p>7197.466</text:p>
          </table:table-cell>
          <table:table-cell table:style-name="ce108" table:formula="of:=AVERAGE([.N38:.N42])" office:value-type="float" office:value="99.82274" calcext:value-type="float">
            <text:p>99.823</text:p>
          </table:table-cell>
          <table:table-cell table:style-name="ce108" table:formula="of:=AVERAGE([.O38:.O42])" office:value-type="float" office:value="99.82274" calcext:value-type="float">
            <text:p>99.823</text:p>
          </table:table-cell>
          <table:table-cell table:style-name="ce108" table:formula="of:=AVERAGE([.P38:.P42])" office:value-type="float" office:value="111.6622" calcext:value-type="float">
            <text:p>111.662</text:p>
          </table:table-cell>
          <table:table-cell table:style-name="ce108" table:formula="of:=AVERAGE([.Q38:.Q42])" office:value-type="float" office:value="10.634284" calcext:value-type="float">
            <text:p>10.634</text:p>
          </table:table-cell>
          <table:table-cell table:style-name="ce108" table:formula="of:=AVERAGE([.R38:.R42])" office:value-type="float" office:value="99.81246" calcext:value-type="float">
            <text:p>99.812</text:p>
          </table:table-cell>
          <table:table-cell table:style-name="ce108" table:formula="of:=AVERAGE([.S38:.S42])" office:value-type="float" office:value="46.58278" calcext:value-type="float">
            <text:p>46.583</text:p>
          </table:table-cell>
          <table:table-cell table:style-name="ce108" table:formula="of:=AVERAGE([.T38:.T42])" office:value-type="float" office:value="46.9583" calcext:value-type="float">
            <text:p>46.958</text:p>
          </table:table-cell>
          <table:table-cell table:style-name="ce108" table:formula="of:=AVERAGE([.U38:.U42])" office:value-type="float" office:value="7196.974" calcext:value-type="float">
            <text:p>7196.974</text:p>
          </table:table-cell>
          <table:table-cell table:style-name="ce108" table:formula="of:=AVERAGE([.V38:.V42])" office:value-type="float" office:value="99.43702" calcext:value-type="float">
            <text:p>99.437</text:p>
          </table:table-cell>
          <table:table-cell table:style-name="ce108" table:formula="of:=AVERAGE([.W38:.W42])" office:value-type="float" office:value="99.43702" calcext:value-type="float">
            <text:p>99.437</text:p>
          </table:table-cell>
          <table:table-cell table:style-name="ce108" table:formula="of:=AVERAGE([.X38:.X42])" office:value-type="float" office:value="115.0378" calcext:value-type="float">
            <text:p>115.038</text:p>
          </table:table-cell>
          <table:table-cell table:style-name="ce108" table:formula="of:=AVERAGE([.Y38:.Y42])" office:value-type="float" office:value="13.639172" calcext:value-type="float">
            <text:p>13.639</text:p>
          </table:table-cell>
          <table:table-cell table:style-name="ce108" table:formula="of:=AVERAGE([.Z38:.Z42])" office:value-type="float" office:value="99.81246" calcext:value-type="float">
            <text:p>99.812</text:p>
          </table:table-cell>
          <table:table-cell table:style-name="ce108" table:formula="of:=AVERAGE([.AA38:.AA42])" office:value-type="float" office:value="46.81956" calcext:value-type="float">
            <text:p>46.820</text:p>
          </table:table-cell>
          <table:table-cell table:style-name="ce108" table:formula="of:=AVERAGE([.AB38:.AB42])" office:value-type="float" office:value="45.46832" calcext:value-type="float">
            <text:p>45.468</text:p>
          </table:table-cell>
          <table:table-cell table:style-name="ce108" table:formula="of:=AVERAGE([.AC38:.AC42])" office:value-type="float" office:value="7196.174" calcext:value-type="float">
            <text:p>7196.174</text:p>
          </table:table-cell>
          <table:table-cell table:style-name="ce108" table:formula="of:=AVERAGE([.AD38:.AD42])" office:value-type="float" office:value="101.1638" calcext:value-type="float">
            <text:p>101.164</text:p>
          </table:table-cell>
          <table:table-cell table:style-name="ce108" table:formula="of:=AVERAGE([.AE38:.AE42])" office:value-type="float" office:value="101.1638" calcext:value-type="float">
            <text:p>101.164</text:p>
          </table:table-cell>
          <table:table-cell table:style-name="ce108" table:formula="of:=AVERAGE([.AF38:.AF42])" office:value-type="float" office:value="115.0606" calcext:value-type="float">
            <text:p>115.061</text:p>
          </table:table-cell>
          <table:table-cell table:style-name="ce108" table:formula="of:=AVERAGE([.AG38:.AG42])" office:value-type="float" office:value="12.019328" calcext:value-type="float">
            <text:p>12.019</text:p>
          </table:table-cell>
          <table:table-cell table:style-name="ce108" table:formula="of:=AVERAGE([.AH38:.AH42])" office:value-type="float" office:value="99.81246" calcext:value-type="float">
            <text:p>99.812</text:p>
          </table:table-cell>
          <table:table-cell table:style-name="ce108" table:formula="of:=AVERAGE([.AI38:.AI42])" office:value-type="float" office:value="31.02822" calcext:value-type="float">
            <text:p>31.028</text:p>
          </table:table-cell>
          <table:table-cell table:style-name="ce108" table:formula="of:=AVERAGE([.AJ38:.AJ42])" office:value-type="float" office:value="43.73674" calcext:value-type="float">
            <text:p>43.737</text:p>
          </table:table-cell>
          <table:table-cell table:style-name="ce108" table:formula="of:=AVERAGE([.AK38:.AK42])" office:value-type="float" office:value="5887.71" calcext:value-type="float">
            <text:p>5887.710</text:p>
          </table:table-cell>
          <table:table-cell table:style-name="ce108" table:formula="of:=AVERAGE([.AL38:.AL42])" office:value-type="float" office:value="87.10384" calcext:value-type="float">
            <text:p>87.104</text:p>
          </table:table-cell>
          <table:table-cell table:style-name="ce108" table:formula="of:=AVERAGE([.AM38:.AM42])" office:value-type="float" office:value="87.10384" calcext:value-type="float">
            <text:p>87.104</text:p>
          </table:table-cell>
          <table:table-cell table:style-name="ce108" table:formula="of:=AVERAGE([.AN38:.AN42])" office:value-type="float" office:value="101.05404" calcext:value-type="float">
            <text:p>101.054</text:p>
          </table:table-cell>
          <table:table-cell table:style-name="ce108" table:formula="of:=AVERAGE([.AO38:.AO42])" office:value-type="float" office:value="14.668853378" calcext:value-type="float">
            <text:p>14.669</text:p>
          </table:table-cell>
          <table:table-cell table:style-name="ce108" table:formula="of:=AVERAGE([.AP38:.AP42])" office:value-type="float" office:value="99.81246" calcext:value-type="float">
            <text:p>99.812</text:p>
          </table:table-cell>
          <table:table-cell table:style-name="ce108" table:formula="of:=AVERAGE([.AQ38:.AQ42])" office:value-type="float" office:value="49.29584" calcext:value-type="float">
            <text:p>49.296</text:p>
          </table:table-cell>
          <table:table-cell table:style-name="ce108" table:formula="of:=AVERAGE([.AR38:.AR42])" office:value-type="float" office:value="45.07712" calcext:value-type="float">
            <text:p>45.077</text:p>
          </table:table-cell>
          <table:table-cell table:style-name="ce108" table:formula="of:=AVERAGE([.AS38:.AS42])" office:value-type="float" office:value="7194.232" calcext:value-type="float">
            <text:p>7194.232</text:p>
          </table:table-cell>
          <table:table-cell table:style-name="ce108" table:formula="of:=AVERAGE([.AT38:.AT42])" office:value-type="float" office:value="104.03096" calcext:value-type="float">
            <text:p>104.031</text:p>
          </table:table-cell>
          <table:table-cell table:style-name="ce108" table:formula="of:=AVERAGE([.AU38:.AU42])" office:value-type="float" office:value="104.03096" calcext:value-type="float">
            <text:p>104.031</text:p>
          </table:table-cell>
          <table:table-cell table:style-name="ce108" table:formula="of:=AVERAGE([.AV38:.AV42])" office:value-type="float" office:value="113.9936" calcext:value-type="float">
            <text:p>113.994</text:p>
          </table:table-cell>
          <table:table-cell table:style-name="ce108" table:formula="of:=AVERAGE([.AW38:.AW42])" office:value-type="float" office:value="8.826906" calcext:value-type="float">
            <text:p>8.827</text:p>
          </table:table-cell>
          <table:table-cell table:style-name="ce108" table:formula="of:=AVERAGE([.AX38:.AX42])" office:value-type="float" office:value="99.81246" calcext:value-type="float">
            <text:p>99.812</text:p>
          </table:table-cell>
          <table:table-cell table:style-name="ce108" table:formula="of:=AVERAGE([.AY38:.AY42])" office:value-type="float" office:value="46.05874" calcext:value-type="float">
            <text:p>46.059</text:p>
          </table:table-cell>
          <table:table-cell table:style-name="ce108" table:formula="of:=AVERAGE([.AZ38:.AZ42])" office:value-type="float" office:value="44.80608" calcext:value-type="float">
            <text:p>44.806</text:p>
          </table:table-cell>
          <table:table-cell table:style-name="ce108" table:formula="of:=AVERAGE([.BA38:.BA42])" office:value-type="float" office:value="6.872" calcext:value-type="float">
            <text:p>6.872</text:p>
          </table:table-cell>
          <table:table-cell table:style-name="ce108" table:formula="of:=AVERAGE([.BB38:.BB42])" office:value-type="float" office:value="101.065" calcext:value-type="float">
            <text:p>101.065</text:p>
          </table:table-cell>
          <table:table-cell table:style-name="ce108" table:formula="of:=AVERAGE([.BC38:.BC42])" office:value-type="float" office:value="101.065" calcext:value-type="float">
            <text:p>101.065</text:p>
          </table:table-cell>
          <table:table-cell table:style-name="ce108" table:formula="of:=AVERAGE([.BD38:.BD42])" office:value-type="float" office:value="101.065" calcext:value-type="float">
            <text:p>101.065</text:p>
          </table:table-cell>
          <table:table-cell table:style-name="ce108" table:formula="of:=AVERAGE([.BE38:.BE42])" office:value-type="float" office:value="0" calcext:value-type="float">
            <text:p>0.000</text:p>
          </table:table-cell>
        </table:table-row>
      </table:table>
      <table:table table:name="Compare Time" table:style-name="ta9">
        <office:forms form:automatic-focus="false" form:apply-design-mode="false"/>
        <table:table-column table:style-name="co24" table:default-cell-style-name="Default"/>
        <table:table-column table:style-name="co25" table:number-columns-repeated="3" table:default-cell-style-name="ce113"/>
        <table:table-column table:style-name="co14" table:default-cell-style-name="ce113"/>
        <table:table-column table:style-name="co9" table:number-columns-repeated="2" table:default-cell-style-name="ce113"/>
        <table:table-column table:style-name="co14" table:default-cell-style-name="ce113"/>
        <table:table-column table:style-name="co25" table:number-columns-repeated="2" table:default-cell-style-name="ce113"/>
        <table:table-column table:style-name="co15" table:default-cell-style-name="ce113"/>
        <table:table-column table:style-name="co9" table:number-columns-repeated="2" table:default-cell-style-name="ce113"/>
        <table:table-column table:style-name="co25" table:number-columns-repeated="2" table:default-cell-style-name="ce113"/>
        <table:table-column table:style-name="co14" table:default-cell-style-name="ce113"/>
        <table:table-column table:style-name="co15" table:default-cell-style-name="ce113"/>
        <table:table-column table:style-name="co9" table:number-columns-repeated="2" table:default-cell-style-name="ce113"/>
        <table:table-column table:style-name="co14" table:default-cell-style-name="ce113"/>
        <table:table-column table:style-name="co25" table:number-columns-repeated="2" table:default-cell-style-name="ce113"/>
        <table:table-column table:style-name="co15" table:default-cell-style-name="ce113"/>
        <table:table-column table:style-name="co9" table:number-columns-repeated="2" table:default-cell-style-name="ce113"/>
        <table:table-column table:style-name="co25" table:default-cell-style-name="ce86"/>
        <table:table-column table:style-name="co14" table:default-cell-style-name="ce86"/>
        <table:table-column table:style-name="co15" table:default-cell-style-name="ce86"/>
        <table:table-column table:style-name="co14" table:default-cell-style-name="ce86"/>
        <table:table-column table:style-name="co9" table:number-columns-repeated="2" table:default-cell-style-name="ce86"/>
        <table:table-column table:style-name="co25" table:number-columns-repeated="2" table:default-cell-style-name="ce86"/>
        <table:table-column table:style-name="co15" table:default-cell-style-name="ce86"/>
        <table:table-column table:style-name="co14" table:default-cell-style-name="ce86"/>
        <table:table-column table:style-name="co9" table:number-columns-repeated="2" table:default-cell-style-name="ce86"/>
        <table:table-column table:style-name="co16" table:default-cell-style-name="ce86"/>
        <table:table-column table:style-name="co25" table:number-columns-repeated="2" table:default-cell-style-name="ce86"/>
        <table:table-column table:style-name="co15" table:default-cell-style-name="ce86"/>
        <table:table-column table:style-name="co9" table:number-columns-repeated="2" table:default-cell-style-name="ce86"/>
        <table:table-row table:style-name="ro2">
          <table:table-cell table:style-name="ce16" office:value-type="string" calcext:value-type="string" table:number-columns-spanned="1" table:number-rows-spanned="2">
            <text:p>Instance</text:p>
          </table:table-cell>
          <table:table-cell table:style-name="ce16" office:value-type="string" calcext:value-type="string" table:number-columns-spanned="6" table:number-rows-spanned="1">
            <text:p>ScSp</text:p>
          </table:table-cell>
          <table:covered-table-cell table:number-columns-repeated="4" table:style-name="ce16"/>
          <table:covered-table-cell table:style-name="Default"/>
          <table:table-cell table:style-name="ce22" office:value-type="string" calcext:value-type="string" table:number-columns-spanned="6" table:number-rows-spanned="1">
            <text:p>McSp</text:p>
          </table:table-cell>
          <table:covered-table-cell table:number-columns-repeated="4" table:style-name="ce22"/>
          <table:covered-table-cell table:style-name="Default"/>
          <table:table-cell table:style-name="ce16" office:value-type="string" calcext:value-type="string" table:number-columns-spanned="6" table:number-rows-spanned="1">
            <text:p>ScMp</text:p>
          </table:table-cell>
          <table:covered-table-cell table:number-columns-repeated="4" table:style-name="ce16"/>
          <table:covered-table-cell table:style-name="Default"/>
          <table:table-cell table:style-name="ce16" office:value-type="string" calcext:value-type="string" table:number-columns-spanned="6" table:number-rows-spanned="1">
            <text:p>McMp</text:p>
          </table:table-cell>
          <table:covered-table-cell table:number-columns-repeated="3" table:style-name="ce16"/>
          <table:covered-table-cell table:number-columns-repeated="2" table:style-name="Default"/>
          <table:table-cell table:style-name="ce16" office:value-type="string" calcext:value-type="string" table:number-columns-spanned="6" table:number-rows-spanned="1">
            <text:p>PC</text:p>
          </table:table-cell>
          <table:covered-table-cell table:number-columns-repeated="3" table:style-name="ce16"/>
          <table:covered-table-cell table:number-columns-repeated="2" table:style-name="Default"/>
          <table:table-cell table:style-name="ce16" office:value-type="string" calcext:value-type="string" table:number-columns-spanned="6" table:number-rows-spanned="1">
            <text:p>BL2</text:p>
          </table:table-cell>
          <table:covered-table-cell table:number-columns-repeated="3" table:style-name="ce16"/>
          <table:covered-table-cell table:number-columns-repeated="2" table:style-name="Default"/>
          <table:table-cell table:style-name="ce16" office:value-type="string" calcext:value-type="string" table:number-columns-spanned="6" table:number-rows-spanned="1">
            <text:p>Bundle</text:p>
          </table:table-cell>
          <table:covered-table-cell table:number-columns-repeated="3" table:style-name="ce16"/>
          <table:covered-table-cell table:number-columns-repeated="2" table:style-name="Default"/>
        </table:table-row>
        <table:table-row table:style-name="ro1">
          <table:covered-table-cell table:style-name="ce16"/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</table:table-row>
        <table:table-row table:style-name="ro1">
          <table:table-cell table:style-name="ce14" office:value-type="string" calcext:value-type="string">
            <text:p>sfsarp-10-5-1.txt </text:p>
          </table:table-cell>
          <table:table-cell table:formula="of:=[$'ScSp Time'.I2]" office:value-type="float" office:value="6.89179" calcext:value-type="float">
            <text:p>6.89</text:p>
          </table:table-cell>
          <table:table-cell table:formula="of:=[$'ScSp Time'.J2]" office:value-type="float" office:value="6.70116" calcext:value-type="float">
            <text:p>6.70</text:p>
          </table:table-cell>
          <table:table-cell table:formula="of:=[$'ScSp Time'.K2]" office:value-type="float" office:value="4.33511" calcext:value-type="float">
            <text:p>4.34</text:p>
          </table:table-cell>
          <table:table-cell table:formula="of:=[$'ScSp Time'.L2]" office:value-type="float" office:value="4.23612" calcext:value-type="float">
            <text:p>4.24</text:p>
          </table:table-cell>
          <table:table-cell table:formula="of:=[$'ScSp Time'.M2]" office:value-type="float" office:value="40.7429" calcext:value-type="float">
            <text:p>40.74</text:p>
          </table:table-cell>
          <table:table-cell table:formula="of:=[$'ScSp Time'.N2]" office:value-type="float" office:value="37.0929" calcext:value-type="float">
            <text:p>37.09</text:p>
          </table:table-cell>
          <table:table-cell table:formula="of:=[$'McSp Time'.I2]" office:value-type="float" office:value="3.04969" calcext:value-type="float">
            <text:p>3.05</text:p>
          </table:table-cell>
          <table:table-cell table:formula="of:=[$'McSp Time'.J2]" office:value-type="float" office:value="8.75264" calcext:value-type="float">
            <text:p>8.75</text:p>
          </table:table-cell>
          <table:table-cell table:formula="of:=[$'McSp Time'.K2]" office:value-type="float" office:value="4.07455" calcext:value-type="float">
            <text:p>4.07</text:p>
          </table:table-cell>
          <table:table-cell table:formula="of:=[$'McSp Time'.L2]" office:value-type="float" office:value="3.90647" calcext:value-type="float">
            <text:p>3.91</text:p>
          </table:table-cell>
          <table:table-cell table:formula="of:=[$'McSp Time'.M2]" office:value-type="float" office:value="38.9796" calcext:value-type="float">
            <text:p>38.98</text:p>
          </table:table-cell>
          <table:table-cell table:formula="of:=[$'McSp Time'.N2]" office:value-type="float" office:value="41.2371" calcext:value-type="float">
            <text:p>41.24</text:p>
          </table:table-cell>
          <table:table-cell table:formula="of:=[$'ScMp Time'.I2]" office:value-type="float" office:value="6.03607" calcext:value-type="float">
            <text:p>6.04</text:p>
          </table:table-cell>
          <table:table-cell table:formula="of:=[$'ScMp Time'.J2]" office:value-type="float" office:value="10.1396" calcext:value-type="float">
            <text:p>10.14</text:p>
          </table:table-cell>
          <table:table-cell table:formula="of:=[$'ScMp Time'.K2]" office:value-type="float" office:value="2.6231" calcext:value-type="float">
            <text:p>2.62</text:p>
          </table:table-cell>
          <table:table-cell table:formula="of:=[$'ScMp Time'.L2]" office:value-type="float" office:value="4.86677" calcext:value-type="float">
            <text:p>4.87</text:p>
          </table:table-cell>
          <table:table-cell table:formula="of:=[$'ScMp Time'.M2]" office:value-type="float" office:value="61.8709" calcext:value-type="float">
            <text:p>61.87</text:p>
          </table:table-cell>
          <table:table-cell table:formula="of:=[$'ScMp Time'.N2]" office:value-type="float" office:value="14.4636" calcext:value-type="float">
            <text:p>14.46</text:p>
          </table:table-cell>
          <table:table-cell table:formula="of:=[$'McMp Time'.I2]" office:value-type="float" office:value="4.49892" calcext:value-type="float">
            <text:p>4.50</text:p>
          </table:table-cell>
          <table:table-cell table:formula="of:=[$'McMp Time'.J2]" office:value-type="float" office:value="10.4773" calcext:value-type="float">
            <text:p>10.48</text:p>
          </table:table-cell>
          <table:table-cell table:formula="of:=[$'McMp Time'.K2]" office:value-type="float" office:value="4.27662" calcext:value-type="float">
            <text:p>4.28</text:p>
          </table:table-cell>
          <table:table-cell table:formula="of:=[$'McMp Time'.L2]" office:value-type="float" office:value="4.71572" calcext:value-type="float">
            <text:p>4.72</text:p>
          </table:table-cell>
          <table:table-cell table:formula="of:=[$'McMp Time'.M2]" office:value-type="float" office:value="42.8784" calcext:value-type="float">
            <text:p>42.88</text:p>
          </table:table-cell>
          <table:table-cell table:formula="of:=[$'McMp Time'.N2]" office:value-type="float" office:value="33.1531" calcext:value-type="float">
            <text:p>33.15</text:p>
          </table:table-cell>
          <table:table-cell table:formula="of:=[$'PC Time'.I2]" office:value-type="float" office:value="6.64117" calcext:value-type="float">
            <text:p>6.64</text:p>
          </table:table-cell>
          <table:table-cell table:formula="of:=[$'PC Time'.J2]" office:value-type="float" office:value="6.49345" calcext:value-type="float">
            <text:p>6.49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4.2858" calcext:value-type="float">
            <text:p>4.29</text:p>
          </table:table-cell>
          <table:table-cell table:formula="of:=[$'PC Time'.M2]" office:value-type="float" office:value="68.1918" calcext:value-type="float">
            <text:p>68.19</text:p>
          </table:table-cell>
          <table:table-cell table:formula="of:=[$'PC Time'.N2]" office:value-type="float" office:value="14.3878" calcext:value-type="float">
            <text:p>14.39</text:p>
          </table:table-cell>
          <table:table-cell table:formula="of:=[$'BL2 Time'.I2]" office:value-type="float" office:value="7.12425" calcext:value-type="float">
            <text:p>7.12</text:p>
          </table:table-cell>
          <table:table-cell table:formula="of:=[$'BL2 Time'.J2]" office:value-type="float" office:value="6.92191" calcext:value-type="float">
            <text:p>6.92</text:p>
          </table:table-cell>
          <table:table-cell table:formula="of:=[$'BL2 Time'.K2]" office:value-type="float" office:value="0" calcext:value-type="float">
            <text:p>0.00</text:p>
          </table:table-cell>
          <table:table-cell table:formula="of:=[$'BL2 Time'.L2]" office:value-type="float" office:value="4.40612" calcext:value-type="float">
            <text:p>4.41</text:p>
          </table:table-cell>
          <table:table-cell table:formula="of:=[$'BL2 Time'.M2]" office:value-type="float" office:value="63.5696" calcext:value-type="float">
            <text:p>63.57</text:p>
          </table:table-cell>
          <table:table-cell table:formula="of:=[$'BL2 Time'.N2]" office:value-type="float" office:value="17.9781" calcext:value-type="float">
            <text:p>17.98</text:p>
          </table:table-cell>
          <table:table-cell table:formula="of:=[$'Bundle Time'.I2]" office:value-type="float" office:value="4.37332" calcext:value-type="float">
            <text:p>4.37</text:p>
          </table:table-cell>
          <table:table-cell table:formula="of:=[$'Bundle Time'.J2]" office:value-type="float" office:value="4.25235" calcext:value-type="float">
            <text:p>4.25</text:p>
          </table:table-cell>
          <table:table-cell table:formula="of:=[$'Bundle Time'.K2]" office:value-type="float" office:value="2.75093" calcext:value-type="float">
            <text:p>2.75</text:p>
          </table:table-cell>
          <table:table-cell table:formula="of:=[$'Bundle Time'.L2]" office:value-type="float" office:value="2.68811" calcext:value-type="float">
            <text:p>2.69</text:p>
          </table:table-cell>
          <table:table-cell table:formula="of:=[$'Bundle Time'.M2]" office:value-type="float" office:value="53.7831" calcext:value-type="float">
            <text:p>53.78</text:p>
          </table:table-cell>
          <table:table-cell table:formula="of:=[$'Bundle Time'.N2]" office:value-type="float" office:value="32.1522" calcext:value-type="float">
            <text:p>32.15</text:p>
          </table:table-cell>
        </table:table-row>
        <table:table-row table:style-name="ro1">
          <table:table-cell table:style-name="ce14" office:value-type="string" calcext:value-type="string">
            <text:p>sfsarp-10-5-2.txt </text:p>
          </table:table-cell>
          <table:table-cell table:formula="of:=[$'ScSp Time'.I3]" office:value-type="float" office:value="9.21723" calcext:value-type="float">
            <text:p>9.22</text:p>
          </table:table-cell>
          <table:table-cell table:formula="of:=[$'ScSp Time'.J3]" office:value-type="float" office:value="7.91011" calcext:value-type="float">
            <text:p>7.91</text:p>
          </table:table-cell>
          <table:table-cell table:formula="of:=[$'ScSp Time'.K3]" office:value-type="float" office:value="6.6981" calcext:value-type="float">
            <text:p>6.70</text:p>
          </table:table-cell>
          <table:table-cell table:formula="of:=[$'ScSp Time'.L3]" office:value-type="float" office:value="7.67484" calcext:value-type="float">
            <text:p>7.67</text:p>
          </table:table-cell>
          <table:table-cell table:formula="of:=[$'ScSp Time'.M3]" office:value-type="float" office:value="31.96" calcext:value-type="float">
            <text:p>31.96</text:p>
          </table:table-cell>
          <table:table-cell table:formula="of:=[$'ScSp Time'.N3]" office:value-type="float" office:value="36.5398" calcext:value-type="float">
            <text:p>36.54</text:p>
          </table:table-cell>
          <table:table-cell table:formula="of:=[$'McSp Time'.I3]" office:value-type="float" office:value="3.04693" calcext:value-type="float">
            <text:p>3.05</text:p>
          </table:table-cell>
          <table:table-cell table:formula="of:=[$'McSp Time'.J3]" office:value-type="float" office:value="5.19551" calcext:value-type="float">
            <text:p>5.20</text:p>
          </table:table-cell>
          <table:table-cell table:formula="of:=[$'McSp Time'.K3]" office:value-type="float" office:value="6.78515" calcext:value-type="float">
            <text:p>6.79</text:p>
          </table:table-cell>
          <table:table-cell table:formula="of:=[$'McSp Time'.L3]" office:value-type="float" office:value="4.40642" calcext:value-type="float">
            <text:p>4.41</text:p>
          </table:table-cell>
          <table:table-cell table:formula="of:=[$'McSp Time'.M3]" office:value-type="float" office:value="45.7009" calcext:value-type="float">
            <text:p>45.70</text:p>
          </table:table-cell>
          <table:table-cell table:formula="of:=[$'McSp Time'.N3]" office:value-type="float" office:value="34.8651" calcext:value-type="float">
            <text:p>34.87</text:p>
          </table:table-cell>
          <table:table-cell table:formula="of:=[$'ScMp Time'.I3]" office:value-type="float" office:value="6.24895" calcext:value-type="float">
            <text:p>6.25</text:p>
          </table:table-cell>
          <table:table-cell table:formula="of:=[$'ScMp Time'.J3]" office:value-type="float" office:value="4.97528" calcext:value-type="float">
            <text:p>4.98</text:p>
          </table:table-cell>
          <table:table-cell table:formula="of:=[$'ScMp Time'.K3]" office:value-type="float" office:value="3.58313" calcext:value-type="float">
            <text:p>3.58</text:p>
          </table:table-cell>
          <table:table-cell table:formula="of:=[$'ScMp Time'.L3]" office:value-type="float" office:value="4.14947" calcext:value-type="float">
            <text:p>4.15</text:p>
          </table:table-cell>
          <table:table-cell table:formula="of:=[$'ScMp Time'.M3]" office:value-type="float" office:value="66.0311" calcext:value-type="float">
            <text:p>66.03</text:p>
          </table:table-cell>
          <table:table-cell table:formula="of:=[$'ScMp Time'.N3]" office:value-type="float" office:value="15.0121" calcext:value-type="float">
            <text:p>15.01</text:p>
          </table:table-cell>
          <table:table-cell table:formula="of:=[$'McMp Time'.I3]" office:value-type="float" office:value="5.42754" calcext:value-type="float">
            <text:p>5.43</text:p>
          </table:table-cell>
          <table:table-cell table:formula="of:=[$'McMp Time'.J3]" office:value-type="float" office:value="4.96876" calcext:value-type="float">
            <text:p>4.97</text:p>
          </table:table-cell>
          <table:table-cell table:formula="of:=[$'McMp Time'.K3]" office:value-type="float" office:value="4.40454" calcext:value-type="float">
            <text:p>4.40</text:p>
          </table:table-cell>
          <table:table-cell table:formula="of:=[$'McMp Time'.L3]" office:value-type="float" office:value="3.9947" calcext:value-type="float">
            <text:p>3.99</text:p>
          </table:table-cell>
          <table:table-cell table:formula="of:=[$'McMp Time'.M3]" office:value-type="float" office:value="60.8706" calcext:value-type="float">
            <text:p>60.87</text:p>
          </table:table-cell>
          <table:table-cell table:formula="of:=[$'McMp Time'.N3]" office:value-type="float" office:value="20.3339" calcext:value-type="float">
            <text:p>20.33</text:p>
          </table:table-cell>
          <table:table-cell table:formula="of:=[$'PC Time'.I3]" office:value-type="float" office:value="9.83208" calcext:value-type="float">
            <text:p>9.83</text:p>
          </table:table-cell>
          <table:table-cell table:formula="of:=[$'PC Time'.J3]" office:value-type="float" office:value="0" calcext:value-type="float">
            <text:p>0.00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4.84613" calcext:value-type="float">
            <text:p>4.85</text:p>
          </table:table-cell>
          <table:table-cell table:formula="of:=[$'PC Time'.M3]" office:value-type="float" office:value="85.3218" calcext:value-type="float">
            <text:p>85.32</text:p>
          </table:table-cell>
          <table:table-cell table:formula="of:=[$'PC Time'.N3]" office:value-type="float" office:value="0" calcext:value-type="float">
            <text:p>0.00</text:p>
          </table:table-cell>
          <table:table-cell table:formula="of:=[$'BL2 Time'.I3]" office:value-type="float" office:value="9.83208" calcext:value-type="float">
            <text:p>9.83</text:p>
          </table:table-cell>
          <table:table-cell table:formula="of:=[$'BL2 Time'.J3]" office:value-type="float" office:value="3.95386" calcext:value-type="float">
            <text:p>3.95</text:p>
          </table:table-cell>
          <table:table-cell table:formula="of:=[$'BL2 Time'.K3]" office:value-type="float" office:value="0" calcext:value-type="float">
            <text:p>0.00</text:p>
          </table:table-cell>
          <table:table-cell table:formula="of:=[$'BL2 Time'.L3]" office:value-type="float" office:value="5.05602" calcext:value-type="float">
            <text:p>5.06</text:p>
          </table:table-cell>
          <table:table-cell table:formula="of:=[$'BL2 Time'.M3]" office:value-type="float" office:value="61.6379" calcext:value-type="float">
            <text:p>61.64</text:p>
          </table:table-cell>
          <table:table-cell table:formula="of:=[$'BL2 Time'.N3]" office:value-type="float" office:value="19.5201" calcext:value-type="float">
            <text:p>19.52</text:p>
          </table:table-cell>
          <table:table-cell table:formula="of:=[$'Bundle Time'.I3]" office:value-type="float" office:value="5.69417" calcext:value-type="float">
            <text:p>5.69</text:p>
          </table:table-cell>
          <table:table-cell table:formula="of:=[$'Bundle Time'.J3]" office:value-type="float" office:value="4.88667" calcext:value-type="float">
            <text:p>4.89</text:p>
          </table:table-cell>
          <table:table-cell table:formula="of:=[$'Bundle Time'.K3]" office:value-type="float" office:value="4.13792" calcext:value-type="float">
            <text:p>4.14</text:p>
          </table:table-cell>
          <table:table-cell table:formula="of:=[$'Bundle Time'.L3]" office:value-type="float" office:value="4.74132" calcext:value-type="float">
            <text:p>4.74</text:p>
          </table:table-cell>
          <table:table-cell table:formula="of:=[$'Bundle Time'.M3]" office:value-type="float" office:value="57.9666" calcext:value-type="float">
            <text:p>57.97</text:p>
          </table:table-cell>
          <table:table-cell table:formula="of:=[$'Bundle Time'.N3]" office:value-type="float" office:value="22.5733" calcext:value-type="float">
            <text:p>22.57</text:p>
          </table:table-cell>
        </table:table-row>
        <table:table-row table:style-name="ro1">
          <table:table-cell table:style-name="ce14" office:value-type="string" calcext:value-type="string">
            <text:p>sfsarp-10-5-3.txt </text:p>
          </table:table-cell>
          <table:table-cell table:formula="of:=[$'ScSp Time'.I4]" office:value-type="float" office:value="7.18616" calcext:value-type="float">
            <text:p>7.19</text:p>
          </table:table-cell>
          <table:table-cell table:formula="of:=[$'ScSp Time'.J4]" office:value-type="float" office:value="5.17573" calcext:value-type="float">
            <text:p>5.18</text:p>
          </table:table-cell>
          <table:table-cell table:formula="of:=[$'ScSp Time'.K4]" office:value-type="float" office:value="4.85281" calcext:value-type="float">
            <text:p>4.85</text:p>
          </table:table-cell>
          <table:table-cell table:formula="of:=[$'ScSp Time'.L4]" office:value-type="float" office:value="5.67907" calcext:value-type="float">
            <text:p>5.68</text:p>
          </table:table-cell>
          <table:table-cell table:formula="of:=[$'ScSp Time'.M4]" office:value-type="float" office:value="53.8184" calcext:value-type="float">
            <text:p>53.82</text:p>
          </table:table-cell>
          <table:table-cell table:formula="of:=[$'ScSp Time'.N4]" office:value-type="float" office:value="23.2878" calcext:value-type="float">
            <text:p>23.29</text:p>
          </table:table-cell>
          <table:table-cell table:formula="of:=[$'McSp Time'.I4]" office:value-type="float" office:value="6.74356" calcext:value-type="float">
            <text:p>6.74</text:p>
          </table:table-cell>
          <table:table-cell table:formula="of:=[$'McSp Time'.J4]" office:value-type="float" office:value="4.85695" calcext:value-type="float">
            <text:p>4.86</text:p>
          </table:table-cell>
          <table:table-cell table:formula="of:=[$'McSp Time'.K4]" office:value-type="float" office:value="4.55392" calcext:value-type="float">
            <text:p>4.55</text:p>
          </table:table-cell>
          <table:table-cell table:formula="of:=[$'McSp Time'.L4]" office:value-type="float" office:value="5.32929" calcext:value-type="float">
            <text:p>5.33</text:p>
          </table:table-cell>
          <table:table-cell table:formula="of:=[$'McSp Time'.M4]" office:value-type="float" office:value="50.5036" calcext:value-type="float">
            <text:p>50.50</text:p>
          </table:table-cell>
          <table:table-cell table:formula="of:=[$'McSp Time'.N4]" office:value-type="float" office:value="28.0127" calcext:value-type="float">
            <text:p>28.01</text:p>
          </table:table-cell>
          <table:table-cell table:formula="of:=[$'ScMp Time'.I4]" office:value-type="float" office:value="9.06879" calcext:value-type="float">
            <text:p>9.07</text:p>
          </table:table-cell>
          <table:table-cell table:formula="of:=[$'ScMp Time'.J4]" office:value-type="float" office:value="4.19013" calcext:value-type="float">
            <text:p>4.19</text:p>
          </table:table-cell>
          <table:table-cell table:formula="of:=[$'ScMp Time'.K4]" office:value-type="float" office:value="1.70654" calcext:value-type="float">
            <text:p>1.71</text:p>
          </table:table-cell>
          <table:table-cell table:formula="of:=[$'ScMp Time'.L4]" office:value-type="float" office:value="5.13627" calcext:value-type="float">
            <text:p>5.14</text:p>
          </table:table-cell>
          <table:table-cell table:formula="of:=[$'ScMp Time'.M4]" office:value-type="float" office:value="71.9869" calcext:value-type="float">
            <text:p>71.99</text:p>
          </table:table-cell>
          <table:table-cell table:formula="of:=[$'ScMp Time'.N4]" office:value-type="float" office:value="7.91134" calcext:value-type="float">
            <text:p>7.91</text:p>
          </table:table-cell>
          <table:table-cell table:formula="of:=[$'McMp Time'.I4]" office:value-type="float" office:value="7.28005" calcext:value-type="float">
            <text:p>7.28</text:p>
          </table:table-cell>
          <table:table-cell table:formula="of:=[$'McMp Time'.J4]" office:value-type="float" office:value="4.45866" calcext:value-type="float">
            <text:p>4.46</text:p>
          </table:table-cell>
          <table:table-cell table:formula="of:=[$'McMp Time'.K4]" office:value-type="float" office:value="3.49528" calcext:value-type="float">
            <text:p>3.50</text:p>
          </table:table-cell>
          <table:table-cell table:formula="of:=[$'McMp Time'.L4]" office:value-type="float" office:value="4.83879" calcext:value-type="float">
            <text:p>4.84</text:p>
          </table:table-cell>
          <table:table-cell table:formula="of:=[$'McMp Time'.M4]" office:value-type="float" office:value="72.3683" calcext:value-type="float">
            <text:p>72.37</text:p>
          </table:table-cell>
          <table:table-cell table:formula="of:=[$'McMp Time'.N4]" office:value-type="float" office:value="7.55892" calcext:value-type="float">
            <text:p>7.56</text:p>
          </table:table-cell>
          <table:table-cell table:formula="of:=[$'PC Time'.I4]" office:value-type="float" office:value="10.7753" calcext:value-type="float">
            <text:p>10.78</text:p>
          </table:table-cell>
          <table:table-cell table:formula="of:=[$'PC Time'.J4]" office:value-type="float" office:value="3.55274" calcext:value-type="float">
            <text:p>3.55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8.33177" calcext:value-type="float">
            <text:p>8.33</text:p>
          </table:table-cell>
          <table:table-cell table:formula="of:=[$'PC Time'.M4]" office:value-type="float" office:value="48.2106" calcext:value-type="float">
            <text:p>48.21</text:p>
          </table:table-cell>
          <table:table-cell table:formula="of:=[$'PC Time'.N4]" office:value-type="float" office:value="29.1295" calcext:value-type="float">
            <text:p>29.13</text:p>
          </table:table-cell>
          <table:table-cell table:formula="of:=[$'BL2 Time'.I4]" office:value-type="float" office:value="10.7753" calcext:value-type="float">
            <text:p>10.78</text:p>
          </table:table-cell>
          <table:table-cell table:formula="of:=[$'BL2 Time'.J4]" office:value-type="float" office:value="3.55274" calcext:value-type="float">
            <text:p>3.55</text:p>
          </table:table-cell>
          <table:table-cell table:formula="of:=[$'BL2 Time'.K4]" office:value-type="float" office:value="0" calcext:value-type="float">
            <text:p>0.00</text:p>
          </table:table-cell>
          <table:table-cell table:formula="of:=[$'BL2 Time'.L4]" office:value-type="float" office:value="5.59017" calcext:value-type="float">
            <text:p>5.59</text:p>
          </table:table-cell>
          <table:table-cell table:formula="of:=[$'BL2 Time'.M4]" office:value-type="float" office:value="79.6452" calcext:value-type="float">
            <text:p>79.65</text:p>
          </table:table-cell>
          <table:table-cell table:formula="of:=[$'BL2 Time'.N4]" office:value-type="float" office:value="0.436521" calcext:value-type="float">
            <text:p>0.44</text:p>
          </table:table-cell>
          <table:table-cell table:formula="of:=[$'Bundle Time'.I4]" office:value-type="float" office:value="6.43188" calcext:value-type="float">
            <text:p>6.43</text:p>
          </table:table-cell>
          <table:table-cell table:formula="of:=[$'Bundle Time'.J4]" office:value-type="float" office:value="4.63247" calcext:value-type="float">
            <text:p>4.63</text:p>
          </table:table-cell>
          <table:table-cell table:formula="of:=[$'Bundle Time'.K4]" office:value-type="float" office:value="4.34345" calcext:value-type="float">
            <text:p>4.34</text:p>
          </table:table-cell>
          <table:table-cell table:formula="of:=[$'Bundle Time'.L4]" office:value-type="float" office:value="5.08298" calcext:value-type="float">
            <text:p>5.08</text:p>
          </table:table-cell>
          <table:table-cell table:formula="of:=[$'Bundle Time'.M4]" office:value-type="float" office:value="52.7912" calcext:value-type="float">
            <text:p>52.79</text:p>
          </table:table-cell>
          <table:table-cell table:formula="of:=[$'Bundle Time'.N4]" office:value-type="float" office:value="26.718" calcext:value-type="float">
            <text:p>26.72</text:p>
          </table:table-cell>
        </table:table-row>
        <table:table-row table:style-name="ro1">
          <table:table-cell table:style-name="ce14" office:value-type="string" calcext:value-type="string">
            <text:p>sfsarp-10-5-4.txt </text:p>
          </table:table-cell>
          <table:table-cell table:formula="of:=[$'ScSp Time'.I5]" office:value-type="float" office:value="12.2172" calcext:value-type="float">
            <text:p>12.22</text:p>
          </table:table-cell>
          <table:table-cell table:formula="of:=[$'ScSp Time'.J5]" office:value-type="float" office:value="5.58564" calcext:value-type="float">
            <text:p>5.59</text:p>
          </table:table-cell>
          <table:table-cell table:formula="of:=[$'ScSp Time'.K5]" office:value-type="float" office:value="4.59174" calcext:value-type="float">
            <text:p>4.59</text:p>
          </table:table-cell>
          <table:table-cell table:formula="of:=[$'ScSp Time'.L5]" office:value-type="float" office:value="6.62788" calcext:value-type="float">
            <text:p>6.63</text:p>
          </table:table-cell>
          <table:table-cell table:formula="of:=[$'ScSp Time'.M5]" office:value-type="float" office:value="23.9694" calcext:value-type="float">
            <text:p>23.97</text:p>
          </table:table-cell>
          <table:table-cell table:formula="of:=[$'ScSp Time'.N5]" office:value-type="float" office:value="47.0081" calcext:value-type="float">
            <text:p>47.01</text:p>
          </table:table-cell>
          <table:table-cell table:formula="of:=[$'McSp Time'.I5]" office:value-type="float" office:value="9.28482" calcext:value-type="float">
            <text:p>9.28</text:p>
          </table:table-cell>
          <table:table-cell table:formula="of:=[$'McSp Time'.J5]" office:value-type="float" office:value="4.64566" calcext:value-type="float">
            <text:p>4.65</text:p>
          </table:table-cell>
          <table:table-cell table:formula="of:=[$'McSp Time'.K5]" office:value-type="float" office:value="4.67502" calcext:value-type="float">
            <text:p>4.68</text:p>
          </table:table-cell>
          <table:table-cell table:formula="of:=[$'McSp Time'.L5]" office:value-type="float" office:value="5.4881" calcext:value-type="float">
            <text:p>5.49</text:p>
          </table:table-cell>
          <table:table-cell table:formula="of:=[$'McSp Time'.M5]" office:value-type="float" office:value="38.3928" calcext:value-type="float">
            <text:p>38.39</text:p>
          </table:table-cell>
          <table:table-cell table:formula="of:=[$'McSp Time'.N5]" office:value-type="float" office:value="37.5136" calcext:value-type="float">
            <text:p>37.51</text:p>
          </table:table-cell>
          <table:table-cell table:formula="of:=[$'ScMp Time'.I5]" office:value-type="float" office:value="10.1847" calcext:value-type="float">
            <text:p>10.18</text:p>
          </table:table-cell>
          <table:table-cell table:formula="of:=[$'ScMp Time'.J5]" office:value-type="float" office:value="4.67907" calcext:value-type="float">
            <text:p>4.68</text:p>
          </table:table-cell>
          <table:table-cell table:formula="of:=[$'ScMp Time'.K5]" office:value-type="float" office:value="3.77514" calcext:value-type="float">
            <text:p>3.78</text:p>
          </table:table-cell>
          <table:table-cell table:formula="of:=[$'ScMp Time'.L5]" office:value-type="float" office:value="5.37893" calcext:value-type="float">
            <text:p>5.38</text:p>
          </table:table-cell>
          <table:table-cell table:formula="of:=[$'ScMp Time'.M5]" office:value-type="float" office:value="50.5756" calcext:value-type="float">
            <text:p>50.58</text:p>
          </table:table-cell>
          <table:table-cell table:formula="of:=[$'ScMp Time'.N5]" office:value-type="float" office:value="25.4066" calcext:value-type="float">
            <text:p>25.41</text:p>
          </table:table-cell>
          <table:table-cell table:formula="of:=[$'McMp Time'.I5]" office:value-type="float" office:value="8.6033" calcext:value-type="float">
            <text:p>8.60</text:p>
          </table:table-cell>
          <table:table-cell table:formula="of:=[$'McMp Time'.J5]" office:value-type="float" office:value="4.30345" calcext:value-type="float">
            <text:p>4.30</text:p>
          </table:table-cell>
          <table:table-cell table:formula="of:=[$'McMp Time'.K5]" office:value-type="float" office:value="4.42133" calcext:value-type="float">
            <text:p>4.42</text:p>
          </table:table-cell>
          <table:table-cell table:formula="of:=[$'McMp Time'.L5]" office:value-type="float" office:value="5.08031" calcext:value-type="float">
            <text:p>5.08</text:p>
          </table:table-cell>
          <table:table-cell table:formula="of:=[$'McMp Time'.M5]" office:value-type="float" office:value="50.5942" calcext:value-type="float">
            <text:p>50.59</text:p>
          </table:table-cell>
          <table:table-cell table:formula="of:=[$'McMp Time'.N5]" office:value-type="float" office:value="26.9974" calcext:value-type="float">
            <text:p>27.00</text:p>
          </table:table-cell>
          <table:table-cell table:formula="of:=[$'PC Time'.I5]" office:value-type="float" office:value="11.2518" calcext:value-type="float">
            <text:p>11.25</text:p>
          </table:table-cell>
          <table:table-cell table:formula="of:=[$'PC Time'.J5]" office:value-type="float" office:value="0" calcext:value-type="float">
            <text:p>0.00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4.61883" calcext:value-type="float">
            <text:p>4.62</text:p>
          </table:table-cell>
          <table:table-cell table:formula="of:=[$'PC Time'.M5]" office:value-type="float" office:value="84.1293" calcext:value-type="float">
            <text:p>84.13</text:p>
          </table:table-cell>
          <table:table-cell table:formula="of:=[$'PC Time'.N5]" office:value-type="float" office:value="0" calcext:value-type="float">
            <text:p>0.00</text:p>
          </table:table-cell>
          <table:table-cell table:formula="of:=[$'BL2 Time'.I5]" office:value-type="float" office:value="11.2518" calcext:value-type="float">
            <text:p>11.25</text:p>
          </table:table-cell>
          <table:table-cell table:formula="of:=[$'BL2 Time'.J5]" office:value-type="float" office:value="3.87977" calcext:value-type="float">
            <text:p>3.88</text:p>
          </table:table-cell>
          <table:table-cell table:formula="of:=[$'BL2 Time'.K5]" office:value-type="float" office:value="0" calcext:value-type="float">
            <text:p>0.00</text:p>
          </table:table-cell>
          <table:table-cell table:formula="of:=[$'BL2 Time'.L5]" office:value-type="float" office:value="5.05969" calcext:value-type="float">
            <text:p>5.06</text:p>
          </table:table-cell>
          <table:table-cell table:formula="of:=[$'BL2 Time'.M5]" office:value-type="float" office:value="68.9248" calcext:value-type="float">
            <text:p>68.92</text:p>
          </table:table-cell>
          <table:table-cell table:formula="of:=[$'BL2 Time'.N5]" office:value-type="float" office:value="10.8839" calcext:value-type="float">
            <text:p>10.88</text:p>
          </table:table-cell>
          <table:table-cell table:formula="of:=[$'Bundle Time'.I5]" office:value-type="float" office:value="8.17814" calcext:value-type="float">
            <text:p>8.18</text:p>
          </table:table-cell>
          <table:table-cell table:formula="of:=[$'Bundle Time'.J5]" office:value-type="float" office:value="3.739" calcext:value-type="float">
            <text:p>3.74</text:p>
          </table:table-cell>
          <table:table-cell table:formula="of:=[$'Bundle Time'.K5]" office:value-type="float" office:value="3.07369" calcext:value-type="float">
            <text:p>3.07</text:p>
          </table:table-cell>
          <table:table-cell table:formula="of:=[$'Bundle Time'.L5]" office:value-type="float" office:value="4.43667" calcext:value-type="float">
            <text:p>4.44</text:p>
          </table:table-cell>
          <table:table-cell table:formula="of:=[$'Bundle Time'.M5]" office:value-type="float" office:value="49.1055" calcext:value-type="float">
            <text:p>49.11</text:p>
          </table:table-cell>
          <table:table-cell table:formula="of:=[$'Bundle Time'.N5]" office:value-type="float" office:value="31.467" calcext:value-type="float">
            <text:p>31.47</text:p>
          </table:table-cell>
        </table:table-row>
        <table:table-row table:style-name="ro1">
          <table:table-cell table:style-name="ce14" office:value-type="string" calcext:value-type="string">
            <text:p>sfsarp-10-5-5.txt </text:p>
          </table:table-cell>
          <table:table-cell table:formula="of:=[$'ScSp Time'.I6]" office:value-type="float" office:value="6.77696" calcext:value-type="float">
            <text:p>6.78</text:p>
          </table:table-cell>
          <table:table-cell table:formula="of:=[$'ScSp Time'.J6]" office:value-type="float" office:value="7.8855" calcext:value-type="float">
            <text:p>7.89</text:p>
          </table:table-cell>
          <table:table-cell table:formula="of:=[$'ScSp Time'.K6]" office:value-type="float" office:value="4.39763" calcext:value-type="float">
            <text:p>4.40</text:p>
          </table:table-cell>
          <table:table-cell table:formula="of:=[$'ScSp Time'.L6]" office:value-type="float" office:value="5.94262" calcext:value-type="float">
            <text:p>5.94</text:p>
          </table:table-cell>
          <table:table-cell table:formula="of:=[$'ScSp Time'.M6]" office:value-type="float" office:value="68.9078" calcext:value-type="float">
            <text:p>68.91</text:p>
          </table:table-cell>
          <table:table-cell table:formula="of:=[$'ScSp Time'.N6]" office:value-type="float" office:value="6.08947" calcext:value-type="float">
            <text:p>6.09</text:p>
          </table:table-cell>
          <table:table-cell table:formula="of:=[$'McSp Time'.I6]" office:value-type="float" office:value="4.65258" calcext:value-type="float">
            <text:p>4.65</text:p>
          </table:table-cell>
          <table:table-cell table:formula="of:=[$'McSp Time'.J6]" office:value-type="float" office:value="8.19897" calcext:value-type="float">
            <text:p>8.20</text:p>
          </table:table-cell>
          <table:table-cell table:formula="of:=[$'McSp Time'.K6]" office:value-type="float" office:value="6.45186" calcext:value-type="float">
            <text:p>6.45</text:p>
          </table:table-cell>
          <table:table-cell table:formula="of:=[$'McSp Time'.L6]" office:value-type="float" office:value="5.52294" calcext:value-type="float">
            <text:p>5.52</text:p>
          </table:table-cell>
          <table:table-cell table:formula="of:=[$'McSp Time'.M6]" office:value-type="float" office:value="51.8971" calcext:value-type="float">
            <text:p>51.90</text:p>
          </table:table-cell>
          <table:table-cell table:formula="of:=[$'McSp Time'.N6]" office:value-type="float" office:value="23.2766" calcext:value-type="float">
            <text:p>23.28</text:p>
          </table:table-cell>
          <table:table-cell table:formula="of:=[$'ScMp Time'.I6]" office:value-type="float" office:value="5.77946" calcext:value-type="float">
            <text:p>5.78</text:p>
          </table:table-cell>
          <table:table-cell table:formula="of:=[$'ScMp Time'.J6]" office:value-type="float" office:value="6.72484" calcext:value-type="float">
            <text:p>6.72</text:p>
          </table:table-cell>
          <table:table-cell table:formula="of:=[$'ScMp Time'.K6]" office:value-type="float" office:value="3.75034" calcext:value-type="float">
            <text:p>3.75</text:p>
          </table:table-cell>
          <table:table-cell table:formula="of:=[$'ScMp Time'.L6]" office:value-type="float" office:value="5.06793" calcext:value-type="float">
            <text:p>5.07</text:p>
          </table:table-cell>
          <table:table-cell table:formula="of:=[$'ScMp Time'.M6]" office:value-type="float" office:value="63.0676" calcext:value-type="float">
            <text:p>63.07</text:p>
          </table:table-cell>
          <table:table-cell table:formula="of:=[$'ScMp Time'.N6]" office:value-type="float" office:value="15.6098" calcext:value-type="float">
            <text:p>15.61</text:p>
          </table:table-cell>
          <table:table-cell table:formula="of:=[$'McMp Time'.I6]" office:value-type="float" office:value="3.99283" calcext:value-type="float">
            <text:p>3.99</text:p>
          </table:table-cell>
          <table:table-cell table:formula="of:=[$'McMp Time'.J6]" office:value-type="float" office:value="7.1426" calcext:value-type="float">
            <text:p>7.14</text:p>
          </table:table-cell>
          <table:table-cell table:formula="of:=[$'McMp Time'.K6]" office:value-type="float" office:value="5.53697" calcext:value-type="float">
            <text:p>5.54</text:p>
          </table:table-cell>
          <table:table-cell table:formula="of:=[$'McMp Time'.L6]" office:value-type="float" office:value="4.54629" calcext:value-type="float">
            <text:p>4.55</text:p>
          </table:table-cell>
          <table:table-cell table:formula="of:=[$'McMp Time'.M6]" office:value-type="float" office:value="50.0541" calcext:value-type="float">
            <text:p>50.05</text:p>
          </table:table-cell>
          <table:table-cell table:formula="of:=[$'McMp Time'.N6]" office:value-type="float" office:value="28.7272" calcext:value-type="float">
            <text:p>28.73</text:p>
          </table:table-cell>
          <table:table-cell table:formula="of:=[$'PC Time'.I6]" office:value-type="float" office:value="9.5298" calcext:value-type="float">
            <text:p>9.53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4.19393" calcext:value-type="float">
            <text:p>4.19</text:p>
          </table:table-cell>
          <table:table-cell table:formula="of:=[$'PC Time'.M6]" office:value-type="float" office:value="86.2763" calcext:value-type="float">
            <text:p>86.28</text:p>
          </table:table-cell>
          <table:table-cell table:formula="of:=[$'PC Time'.N6]" office:value-type="float" office:value="0" calcext:value-type="float">
            <text:p>0.00</text:p>
          </table:table-cell>
          <table:table-cell table:formula="of:=[$'BL2 Time'.I6]" office:value-type="float" office:value="9.5298" calcext:value-type="float">
            <text:p>9.53</text:p>
          </table:table-cell>
          <table:table-cell table:formula="of:=[$'BL2 Time'.J6]" office:value-type="float" office:value="5.85654" calcext:value-type="float">
            <text:p>5.86</text:p>
          </table:table-cell>
          <table:table-cell table:formula="of:=[$'BL2 Time'.K6]" office:value-type="float" office:value="0" calcext:value-type="float">
            <text:p>0.00</text:p>
          </table:table-cell>
          <table:table-cell table:formula="of:=[$'BL2 Time'.L6]" office:value-type="float" office:value="5.54423" calcext:value-type="float">
            <text:p>5.54</text:p>
          </table:table-cell>
          <table:table-cell table:formula="of:=[$'BL2 Time'.M6]" office:value-type="float" office:value="64.9649" calcext:value-type="float">
            <text:p>64.96</text:p>
          </table:table-cell>
          <table:table-cell table:formula="of:=[$'BL2 Time'.N6]" office:value-type="float" office:value="14.1046" calcext:value-type="float">
            <text:p>14.10</text:p>
          </table:table-cell>
          <table:table-cell table:formula="of:=[$'Bundle Time'.I6]" office:value-type="float" office:value="5.77946" calcext:value-type="float">
            <text:p>5.78</text:p>
          </table:table-cell>
          <table:table-cell table:formula="of:=[$'Bundle Time'.J6]" office:value-type="float" office:value="6.72484" calcext:value-type="float">
            <text:p>6.72</text:p>
          </table:table-cell>
          <table:table-cell table:formula="of:=[$'Bundle Time'.K6]" office:value-type="float" office:value="3.75034" calcext:value-type="float">
            <text:p>3.75</text:p>
          </table:table-cell>
          <table:table-cell table:formula="of:=[$'Bundle Time'.L6]" office:value-type="float" office:value="5.06793" calcext:value-type="float">
            <text:p>5.07</text:p>
          </table:table-cell>
          <table:table-cell table:formula="of:=[$'Bundle Time'.M6]" office:value-type="float" office:value="63.0676" calcext:value-type="float">
            <text:p>63.07</text:p>
          </table:table-cell>
          <table:table-cell table:formula="of:=[$'Bundle Time'.N6]" office:value-type="float" office:value="15.6098" calcext:value-type="float">
            <text:p>15.61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13.5162" calcext:value-type="float">
            <text:p>13.52</text:p>
          </table:table-cell>
          <table:table-cell table:formula="of:=[$'ScSp Time'.K7]" office:value-type="float" office:value="9.61125" calcext:value-type="float">
            <text:p>9.61</text:p>
          </table:table-cell>
          <table:table-cell table:formula="of:=[$'ScSp Time'.L7]" office:value-type="float" office:value="3.02604" calcext:value-type="float">
            <text:p>3.03</text:p>
          </table:table-cell>
          <table:table-cell table:formula="of:=[$'ScSp Time'.M7]" office:value-type="float" office:value="6.24028" calcext:value-type="float">
            <text:p>6.24</text:p>
          </table:table-cell>
          <table:table-cell table:formula="of:=[$'ScSp Time'.N7]" office:value-type="float" office:value="67.6062" calcext:value-type="float">
            <text:p>67.61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14.5921" calcext:value-type="float">
            <text:p>14.59</text:p>
          </table:table-cell>
          <table:table-cell table:formula="of:=[$'McSp Time'.K7]" office:value-type="float" office:value="10.4967" calcext:value-type="float">
            <text:p>10.50</text:p>
          </table:table-cell>
          <table:table-cell table:formula="of:=[$'McSp Time'.L7]" office:value-type="float" office:value="3.91546" calcext:value-type="float">
            <text:p>3.92</text:p>
          </table:table-cell>
          <table:table-cell table:formula="of:=[$'McSp Time'.M7]" office:value-type="float" office:value="11.6486" calcext:value-type="float">
            <text:p>11.65</text:p>
          </table:table-cell>
          <table:table-cell table:formula="of:=[$'McSp Time'.N7]" office:value-type="float" office:value="59.3472" calcext:value-type="float">
            <text:p>59.35</text:p>
          </table:table-cell>
          <table:table-cell table:formula="of:=[$'ScMp Time'.I7]" office:value-type="float" office:value="2.67929" calcext:value-type="float">
            <text:p>2.68</text:p>
          </table:table-cell>
          <table:table-cell table:formula="of:=[$'ScMp Time'.J7]" office:value-type="float" office:value="20.7252" calcext:value-type="float">
            <text:p>20.73</text:p>
          </table:table-cell>
          <table:table-cell table:formula="of:=[$'ScMp Time'.K7]" office:value-type="float" office:value="12.2447" calcext:value-type="float">
            <text:p>12.24</text:p>
          </table:table-cell>
          <table:table-cell table:formula="of:=[$'ScMp Time'.L7]" office:value-type="float" office:value="4.33839" calcext:value-type="float">
            <text:p>4.34</text:p>
          </table:table-cell>
          <table:table-cell table:formula="of:=[$'ScMp Time'.M7]" office:value-type="float" office:value="34.0124" calcext:value-type="float">
            <text:p>34.01</text:p>
          </table:table-cell>
          <table:table-cell table:formula="of:=[$'ScMp Time'.N7]" office:value-type="float" office:value="26" calcext:value-type="float">
            <text:p>26.00</text:p>
          </table:table-cell>
          <table:table-cell table:formula="of:=[$'McMp Time'.I7]" office:value-type="float" office:value="0.991787" calcext:value-type="float">
            <text:p>0.99</text:p>
          </table:table-cell>
          <table:table-cell table:formula="of:=[$'McMp Time'.J7]" office:value-type="float" office:value="15.614" calcext:value-type="float">
            <text:p>15.61</text:p>
          </table:table-cell>
          <table:table-cell table:formula="of:=[$'McMp Time'.K7]" office:value-type="float" office:value="10.3849" calcext:value-type="float">
            <text:p>10.38</text:p>
          </table:table-cell>
          <table:table-cell table:formula="of:=[$'McMp Time'.L7]" office:value-type="float" office:value="2.95909" calcext:value-type="float">
            <text:p>2.96</text:p>
          </table:table-cell>
          <table:table-cell table:formula="of:=[$'McMp Time'.M7]" office:value-type="float" office:value="25.531" calcext:value-type="float">
            <text:p>25.53</text:p>
          </table:table-cell>
          <table:table-cell table:formula="of:=[$'McMp Time'.N7]" office:value-type="float" office:value="44.5192" calcext:value-type="float">
            <text:p>44.52</text:p>
          </table:table-cell>
          <table:table-cell table:formula="of:=[$'PC Time'.I7]" office:value-type="float" office:value="9.48639" calcext:value-type="float">
            <text:p>9.49</text:p>
          </table:table-cell>
          <table:table-cell table:formula="of:=[$'PC Time'.J7]" office:value-type="float" office:value="10.3714" calcext:value-type="float">
            <text:p>10.37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6.31585" calcext:value-type="float">
            <text:p>6.32</text:p>
          </table:table-cell>
          <table:table-cell table:formula="of:=[$'PC Time'.M7]" office:value-type="float" office:value="52.5551" calcext:value-type="float">
            <text:p>52.56</text:p>
          </table:table-cell>
          <table:table-cell table:formula="of:=[$'PC Time'.N7]" office:value-type="float" office:value="21.2713" calcext:value-type="float">
            <text:p>21.27</text:p>
          </table:table-cell>
          <table:table-cell table:formula="of:=[$'BL2 Time'.I7]" office:value-type="float" office:value="16.2316" calcext:value-type="float">
            <text:p>16.23</text:p>
          </table:table-cell>
          <table:table-cell table:formula="of:=[$'BL2 Time'.J7]" office:value-type="float" office:value="16.9088" calcext:value-type="float">
            <text:p>16.91</text:p>
          </table:table-cell>
          <table:table-cell table:formula="of:=[$'BL2 Time'.K7]" office:value-type="float" office:value="0" calcext:value-type="float">
            <text:p>0.00</text:p>
          </table:table-cell>
          <table:table-cell table:formula="of:=[$'BL2 Time'.L7]" office:value-type="float" office:value="10.3946" calcext:value-type="float">
            <text:p>10.39</text:p>
          </table:table-cell>
          <table:table-cell table:formula="of:=[$'BL2 Time'.M7]" office:value-type="float" office:value="43.6879" calcext:value-type="float">
            <text:p>43.69</text:p>
          </table:table-cell>
          <table:table-cell table:formula="of:=[$'BL2 Time'.N7]" office:value-type="float" office:value="12.7771" calcext:value-type="float">
            <text:p>12.78</text:p>
          </table:table-cell>
          <table:table-cell table:formula="of:=[$'Bundle Time'.I7]" office:value-type="float" office:value="0" calcext:value-type="float">
            <text:p>0.00</text:p>
          </table:table-cell>
          <table:table-cell table:formula="of:=[$'Bundle Time'.J7]" office:value-type="float" office:value="13.3406" calcext:value-type="float">
            <text:p>13.34</text:p>
          </table:table-cell>
          <table:table-cell table:formula="of:=[$'Bundle Time'.K7]" office:value-type="float" office:value="9.48639" calcext:value-type="float">
            <text:p>9.49</text:p>
          </table:table-cell>
          <table:table-cell table:formula="of:=[$'Bundle Time'.L7]" office:value-type="float" office:value="2.98673" calcext:value-type="float">
            <text:p>2.99</text:p>
          </table:table-cell>
          <table:table-cell table:formula="of:=[$'Bundle Time'.M7]" office:value-type="float" office:value="0" calcext:value-type="float">
            <text:p>0.00</text:p>
          </table:table-cell>
          <table:table-cell table:formula="of:=[$'Bundle Time'.N7]" office:value-type="float" office:value="74.1862" calcext:value-type="float">
            <text:p>74.19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92535" calcext:value-type="float">
            <text:p>6.93</text:p>
          </table:table-cell>
          <table:table-cell table:formula="of:=[$'ScSp Time'.J8]" office:value-type="float" office:value="11.8458" calcext:value-type="float">
            <text:p>11.85</text:p>
          </table:table-cell>
          <table:table-cell table:formula="of:=[$'ScSp Time'.K8]" office:value-type="float" office:value="6.05551" calcext:value-type="float">
            <text:p>6.06</text:p>
          </table:table-cell>
          <table:table-cell table:formula="of:=[$'ScSp Time'.L8]" office:value-type="float" office:value="5.24142" calcext:value-type="float">
            <text:p>5.24</text:p>
          </table:table-cell>
          <table:table-cell table:formula="of:=[$'ScSp Time'.M8]" office:value-type="float" office:value="35.722" calcext:value-type="float">
            <text:p>35.72</text:p>
          </table:table-cell>
          <table:table-cell table:formula="of:=[$'ScSp Time'.N8]" office:value-type="float" office:value="34.21" calcext:value-type="float">
            <text:p>34.21</text:p>
          </table:table-cell>
          <table:table-cell table:formula="of:=[$'McSp Time'.I8]" office:value-type="float" office:value="0.827507" calcext:value-type="float">
            <text:p>0.83</text:p>
          </table:table-cell>
          <table:table-cell table:formula="of:=[$'McSp Time'.J8]" office:value-type="float" office:value="12.7061" calcext:value-type="float">
            <text:p>12.71</text:p>
          </table:table-cell>
          <table:table-cell table:formula="of:=[$'McSp Time'.K8]" office:value-type="float" office:value="11.5319" calcext:value-type="float">
            <text:p>11.53</text:p>
          </table:table-cell>
          <table:table-cell table:formula="of:=[$'McSp Time'.L8]" office:value-type="float" office:value="4.86836" calcext:value-type="float">
            <text:p>4.87</text:p>
          </table:table-cell>
          <table:table-cell table:formula="of:=[$'McSp Time'.M8]" office:value-type="float" office:value="19.9324" calcext:value-type="float">
            <text:p>19.93</text:p>
          </table:table-cell>
          <table:table-cell table:formula="of:=[$'McSp Time'.N8]" office:value-type="float" office:value="50.1337" calcext:value-type="float">
            <text:p>50.13</text:p>
          </table:table-cell>
          <table:table-cell table:formula="of:=[$'ScMp Time'.I8]" office:value-type="float" office:value="8.08066" calcext:value-type="float">
            <text:p>8.08</text:p>
          </table:table-cell>
          <table:table-cell table:formula="of:=[$'ScMp Time'.J8]" office:value-type="float" office:value="13.3902" calcext:value-type="float">
            <text:p>13.39</text:p>
          </table:table-cell>
          <table:table-cell table:formula="of:=[$'ScMp Time'.K8]" office:value-type="float" office:value="5.51268" calcext:value-type="float">
            <text:p>5.51</text:p>
          </table:table-cell>
          <table:table-cell table:formula="of:=[$'ScMp Time'.L8]" office:value-type="float" office:value="3.35998" calcext:value-type="float">
            <text:p>3.36</text:p>
          </table:table-cell>
          <table:table-cell table:formula="of:=[$'ScMp Time'.M8]" office:value-type="float" office:value="54.1252" calcext:value-type="float">
            <text:p>54.13</text:p>
          </table:table-cell>
          <table:table-cell table:formula="of:=[$'ScMp Time'.N8]" office:value-type="float" office:value="15.5313" calcext:value-type="float">
            <text:p>15.53</text:p>
          </table:table-cell>
          <table:table-cell table:formula="of:=[$'McMp Time'.I8]" office:value-type="float" office:value="2.37893" calcext:value-type="float">
            <text:p>2.38</text:p>
          </table:table-cell>
          <table:table-cell table:formula="of:=[$'McMp Time'.J8]" office:value-type="float" office:value="10.5371" calcext:value-type="float">
            <text:p>10.54</text:p>
          </table:table-cell>
          <table:table-cell table:formula="of:=[$'McMp Time'.K8]" office:value-type="float" office:value="8.98683" calcext:value-type="float">
            <text:p>8.99</text:p>
          </table:table-cell>
          <table:table-cell table:formula="of:=[$'McMp Time'.L8]" office:value-type="float" office:value="3.04115" calcext:value-type="float">
            <text:p>3.04</text:p>
          </table:table-cell>
          <table:table-cell table:formula="of:=[$'McMp Time'.M8]" office:value-type="float" office:value="37.4237" calcext:value-type="float">
            <text:p>37.42</text:p>
          </table:table-cell>
          <table:table-cell table:formula="of:=[$'McMp Time'.N8]" office:value-type="float" office:value="37.6323" calcext:value-type="float">
            <text:p>37.63</text:p>
          </table:table-cell>
          <table:table-cell table:formula="of:=[$'PC Time'.I8]" office:value-type="float" office:value="11.3658" calcext:value-type="float">
            <text:p>11.37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2.35549" calcext:value-type="float">
            <text:p>2.36</text:p>
          </table:table-cell>
          <table:table-cell table:formula="of:=[$'PC Time'.M8]" office:value-type="float" office:value="86.2788" calcext:value-type="float">
            <text:p>86.28</text:p>
          </table:table-cell>
          <table:table-cell table:formula="of:=[$'PC Time'.N8]" office:value-type="float" office:value="0" calcext:value-type="float">
            <text:p>0.00</text:p>
          </table:table-cell>
          <table:table-cell table:formula="of:=[$'BL2 Time'.I8]" office:value-type="float" office:value="13.2829" calcext:value-type="float">
            <text:p>13.28</text:p>
          </table:table-cell>
          <table:table-cell table:formula="of:=[$'BL2 Time'.J8]" office:value-type="float" office:value="11.5267" calcext:value-type="float">
            <text:p>11.53</text:p>
          </table:table-cell>
          <table:table-cell table:formula="of:=[$'BL2 Time'.K8]" office:value-type="float" office:value="0" calcext:value-type="float">
            <text:p>0.00</text:p>
          </table:table-cell>
          <table:table-cell table:formula="of:=[$'BL2 Time'.L8]" office:value-type="float" office:value="4.44783" calcext:value-type="float">
            <text:p>4.45</text:p>
          </table:table-cell>
          <table:table-cell table:formula="of:=[$'BL2 Time'.M8]" office:value-type="float" office:value="58.1633" calcext:value-type="float">
            <text:p>58.16</text:p>
          </table:table-cell>
          <table:table-cell table:formula="of:=[$'BL2 Time'.N8]" office:value-type="float" office:value="12.5793" calcext:value-type="float">
            <text:p>12.58</text:p>
          </table:table-cell>
          <table:table-cell table:formula="of:=[$'Bundle Time'.I8]" office:value-type="float" office:value="6.06369" calcext:value-type="float">
            <text:p>6.06</text:p>
          </table:table-cell>
          <table:table-cell table:formula="of:=[$'Bundle Time'.J8]" office:value-type="float" office:value="10.3469" calcext:value-type="float">
            <text:p>10.35</text:p>
          </table:table-cell>
          <table:table-cell table:formula="of:=[$'Bundle Time'.K8]" office:value-type="float" office:value="5.30207" calcext:value-type="float">
            <text:p>5.30</text:p>
          </table:table-cell>
          <table:table-cell table:formula="of:=[$'Bundle Time'.L8]" office:value-type="float" office:value="4.60386" calcext:value-type="float">
            <text:p>4.60</text:p>
          </table:table-cell>
          <table:table-cell table:formula="of:=[$'Bundle Time'.M8]" office:value-type="float" office:value="27.5803" calcext:value-type="float">
            <text:p>27.58</text:p>
          </table:table-cell>
          <table:table-cell table:formula="of:=[$'Bundle Time'.N8]" office:value-type="float" office:value="46.1031" calcext:value-type="float">
            <text:p>46.1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.93298" calcext:value-type="float">
            <text:p>0.93</text:p>
          </table:table-cell>
          <table:table-cell table:formula="of:=[$'ScSp Time'.J9]" office:value-type="float" office:value="10.1144" calcext:value-type="float">
            <text:p>10.11</text:p>
          </table:table-cell>
          <table:table-cell table:formula="of:=[$'ScSp Time'.K9]" office:value-type="float" office:value="8.69794" calcext:value-type="float">
            <text:p>8.70</text:p>
          </table:table-cell>
          <table:table-cell table:formula="of:=[$'ScSp Time'.L9]" office:value-type="float" office:value="3.52554" calcext:value-type="float">
            <text:p>3.53</text:p>
          </table:table-cell>
          <table:table-cell table:formula="of:=[$'ScSp Time'.M9]" office:value-type="float" office:value="5.8565" calcext:value-type="float">
            <text:p>5.86</text:p>
          </table:table-cell>
          <table:table-cell table:formula="of:=[$'ScSp Time'.N9]" office:value-type="float" office:value="70.8726" calcext:value-type="float">
            <text:p>70.87</text:p>
          </table:table-cell>
          <table:table-cell table:formula="of:=[$'McSp Time'.I9]" office:value-type="float" office:value="0.734631" calcext:value-type="float">
            <text:p>0.73</text:p>
          </table:table-cell>
          <table:table-cell table:formula="of:=[$'McSp Time'.J9]" office:value-type="float" office:value="7.87997" calcext:value-type="float">
            <text:p>7.88</text:p>
          </table:table-cell>
          <table:table-cell table:formula="of:=[$'McSp Time'.K9]" office:value-type="float" office:value="6.84878" calcext:value-type="float">
            <text:p>6.85</text:p>
          </table:table-cell>
          <table:table-cell table:formula="of:=[$'McSp Time'.L9]" office:value-type="float" office:value="2.89197" calcext:value-type="float">
            <text:p>2.89</text:p>
          </table:table-cell>
          <table:table-cell table:formula="of:=[$'McSp Time'.M9]" office:value-type="float" office:value="9.80268" calcext:value-type="float">
            <text:p>9.80</text:p>
          </table:table-cell>
          <table:table-cell table:formula="of:=[$'McSp Time'.N9]" office:value-type="float" office:value="71.842" calcext:value-type="float">
            <text:p>71.84</text:p>
          </table:table-cell>
          <table:table-cell table:formula="of:=[$'ScMp Time'.I9]" office:value-type="float" office:value="4.71041" calcext:value-type="float">
            <text:p>4.71</text:p>
          </table:table-cell>
          <table:table-cell table:formula="of:=[$'ScMp Time'.J9]" office:value-type="float" office:value="14.4219" calcext:value-type="float">
            <text:p>14.42</text:p>
          </table:table-cell>
          <table:table-cell table:formula="of:=[$'ScMp Time'.K9]" office:value-type="float" office:value="5.88986" calcext:value-type="float">
            <text:p>5.89</text:p>
          </table:table-cell>
          <table:table-cell table:formula="of:=[$'ScMp Time'.L9]" office:value-type="float" office:value="1.75081" calcext:value-type="float">
            <text:p>1.75</text:p>
          </table:table-cell>
          <table:table-cell table:formula="of:=[$'ScMp Time'.M9]" office:value-type="float" office:value="51.717" calcext:value-type="float">
            <text:p>51.72</text:p>
          </table:table-cell>
          <table:table-cell table:formula="of:=[$'ScMp Time'.N9]" office:value-type="float" office:value="21.51" calcext:value-type="float">
            <text:p>21.51</text:p>
          </table:table-cell>
          <table:table-cell table:formula="of:=[$'McMp Time'.I9]" office:value-type="float" office:value="1.84589" calcext:value-type="float">
            <text:p>1.85</text:p>
          </table:table-cell>
          <table:table-cell table:formula="of:=[$'McMp Time'.J9]" office:value-type="float" office:value="13.147" calcext:value-type="float">
            <text:p>13.15</text:p>
          </table:table-cell>
          <table:table-cell table:formula="of:=[$'McMp Time'.K9]" office:value-type="float" office:value="7.70313" calcext:value-type="float">
            <text:p>7.70</text:p>
          </table:table-cell>
          <table:table-cell table:formula="of:=[$'McMp Time'.L9]" office:value-type="float" office:value="1.38635" calcext:value-type="float">
            <text:p>1.39</text:p>
          </table:table-cell>
          <table:table-cell table:formula="of:=[$'McMp Time'.M9]" office:value-type="float" office:value="53.2616" calcext:value-type="float">
            <text:p>53.26</text:p>
          </table:table-cell>
          <table:table-cell table:formula="of:=[$'McMp Time'.N9]" office:value-type="float" office:value="22.656" calcext:value-type="float">
            <text:p>22.66</text:p>
          </table:table-cell>
          <table:table-cell table:formula="of:=[$'PC Time'.I9]" office:value-type="float" office:value="7.00876" calcext:value-type="float">
            <text:p>7.01</text:p>
          </table:table-cell>
          <table:table-cell table:formula="of:=[$'PC Time'.J9]" office:value-type="float" office:value="5.87398" calcext:value-type="float">
            <text:p>5.87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4.41139" calcext:value-type="float">
            <text:p>4.41</text:p>
          </table:table-cell>
          <table:table-cell table:formula="of:=[$'PC Time'.M9]" office:value-type="float" office:value="82.7059" calcext:value-type="float">
            <text:p>82.71</text:p>
          </table:table-cell>
          <table:table-cell table:formula="of:=[$'PC Time'.N9]" office:value-type="float" office:value="-0.0000000000000262135" calcext:value-type="float">
            <text:p>0.00</text:p>
          </table:table-cell>
          <table:table-cell table:formula="of:=[$'BL2 Time'.I9]" office:value-type="float" office:value="7.97547" calcext:value-type="float">
            <text:p>7.98</text:p>
          </table:table-cell>
          <table:table-cell table:formula="of:=[$'BL2 Time'.J9]" office:value-type="float" office:value="7.73327" calcext:value-type="float">
            <text:p>7.73</text:p>
          </table:table-cell>
          <table:table-cell table:formula="of:=[$'BL2 Time'.K9]" office:value-type="float" office:value="0" calcext:value-type="float">
            <text:p>0.00</text:p>
          </table:table-cell>
          <table:table-cell table:formula="of:=[$'BL2 Time'.L9]" office:value-type="float" office:value="4.80942" calcext:value-type="float">
            <text:p>4.81</text:p>
          </table:table-cell>
          <table:table-cell table:formula="of:=[$'BL2 Time'.M9]" office:value-type="float" office:value="51.1961" calcext:value-type="float">
            <text:p>51.20</text:p>
          </table:table-cell>
          <table:table-cell table:formula="of:=[$'BL2 Time'.N9]" office:value-type="float" office:value="28.2857" calcext:value-type="float">
            <text:p>28.29</text:p>
          </table:table-cell>
          <table:table-cell table:formula="of:=[$'Bundle Time'.I9]" office:value-type="float" office:value="0.734631" calcext:value-type="float">
            <text:p>0.73</text:p>
          </table:table-cell>
          <table:table-cell table:formula="of:=[$'Bundle Time'.J9]" office:value-type="float" office:value="7.96413" calcext:value-type="float">
            <text:p>7.96</text:p>
          </table:table-cell>
          <table:table-cell table:formula="of:=[$'Bundle Time'.K9]" office:value-type="float" office:value="6.84878" calcext:value-type="float">
            <text:p>6.85</text:p>
          </table:table-cell>
          <table:table-cell table:formula="of:=[$'Bundle Time'.L9]" office:value-type="float" office:value="2.77602" calcext:value-type="float">
            <text:p>2.78</text:p>
          </table:table-cell>
          <table:table-cell table:formula="of:=[$'Bundle Time'.M9]" office:value-type="float" office:value="3.49332" calcext:value-type="float">
            <text:p>3.49</text:p>
          </table:table-cell>
          <table:table-cell table:formula="of:=[$'Bundle Time'.N9]" office:value-type="float" office:value="78.1831" calcext:value-type="float">
            <text:p>78.18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1.33785" calcext:value-type="float">
            <text:p>1.34</text:p>
          </table:table-cell>
          <table:table-cell table:formula="of:=[$'ScSp Time'.J10]" office:value-type="float" office:value="20.5244" calcext:value-type="float">
            <text:p>20.52</text:p>
          </table:table-cell>
          <table:table-cell table:formula="of:=[$'ScSp Time'.K10]" office:value-type="float" office:value="15.1161" calcext:value-type="float">
            <text:p>15.12</text:p>
          </table:table-cell>
          <table:table-cell table:formula="of:=[$'ScSp Time'.L10]" office:value-type="float" office:value="7.15292" calcext:value-type="float">
            <text:p>7.15</text:p>
          </table:table-cell>
          <table:table-cell table:formula="of:=[$'ScSp Time'.M10]" office:value-type="float" office:value="0.193445" calcext:value-type="float">
            <text:p>0.19</text:p>
          </table:table-cell>
          <table:table-cell table:formula="of:=[$'ScSp Time'.N10]" office:value-type="float" office:value="55.6753" calcext:value-type="float">
            <text:p>55.68</text:p>
          </table:table-cell>
          <table:table-cell table:formula="of:=[$'McSp Time'.I10]" office:value-type="float" office:value="0.889446" calcext:value-type="float">
            <text:p>0.89</text:p>
          </table:table-cell>
          <table:table-cell table:formula="of:=[$'McSp Time'.J10]" office:value-type="float" office:value="13.805" calcext:value-type="float">
            <text:p>13.81</text:p>
          </table:table-cell>
          <table:table-cell table:formula="of:=[$'McSp Time'.K10]" office:value-type="float" office:value="10.0497" calcext:value-type="float">
            <text:p>10.05</text:p>
          </table:table-cell>
          <table:table-cell table:formula="of:=[$'McSp Time'.L10]" office:value-type="float" office:value="4.46511" calcext:value-type="float">
            <text:p>4.47</text:p>
          </table:table-cell>
          <table:table-cell table:formula="of:=[$'McSp Time'.M10]" office:value-type="float" office:value="14.3667" calcext:value-type="float">
            <text:p>14.37</text:p>
          </table:table-cell>
          <table:table-cell table:formula="of:=[$'McSp Time'.N10]" office:value-type="float" office:value="56.4241" calcext:value-type="float">
            <text:p>56.42</text:p>
          </table:table-cell>
          <table:table-cell table:formula="of:=[$'ScMp Time'.I10]" office:value-type="float" office:value="1.04435" calcext:value-type="float">
            <text:p>1.04</text:p>
          </table:table-cell>
          <table:table-cell table:formula="of:=[$'ScMp Time'.J10]" office:value-type="float" office:value="19.3526" calcext:value-type="float">
            <text:p>19.35</text:p>
          </table:table-cell>
          <table:table-cell table:formula="of:=[$'ScMp Time'.K10]" office:value-type="float" office:value="14.1312" calcext:value-type="float">
            <text:p>14.13</text:p>
          </table:table-cell>
          <table:table-cell table:formula="of:=[$'ScMp Time'.L10]" office:value-type="float" office:value="2.9979" calcext:value-type="float">
            <text:p>3.00</text:p>
          </table:table-cell>
          <table:table-cell table:formula="of:=[$'ScMp Time'.M10]" office:value-type="float" office:value="27.1643" calcext:value-type="float">
            <text:p>27.16</text:p>
          </table:table-cell>
          <table:table-cell table:formula="of:=[$'ScMp Time'.N10]" office:value-type="float" office:value="35.3096" calcext:value-type="float">
            <text:p>35.31</text:p>
          </table:table-cell>
          <table:table-cell table:formula="of:=[$'McMp Time'.I10]" office:value-type="float" office:value="0.741103" calcext:value-type="float">
            <text:p>0.74</text:p>
          </table:table-cell>
          <table:table-cell table:formula="of:=[$'McMp Time'.J10]" office:value-type="float" office:value="13.7118" calcext:value-type="float">
            <text:p>13.71</text:p>
          </table:table-cell>
          <table:table-cell table:formula="of:=[$'McMp Time'.K10]" office:value-type="float" office:value="10.0279" calcext:value-type="float">
            <text:p>10.03</text:p>
          </table:table-cell>
          <table:table-cell table:formula="of:=[$'McMp Time'.L10]" office:value-type="float" office:value="2.12741" calcext:value-type="float">
            <text:p>2.13</text:p>
          </table:table-cell>
          <table:table-cell table:formula="of:=[$'McMp Time'.M10]" office:value-type="float" office:value="53.1615" calcext:value-type="float">
            <text:p>53.16</text:p>
          </table:table-cell>
          <table:table-cell table:formula="of:=[$'McMp Time'.N10]" office:value-type="float" office:value="20.2302" calcext:value-type="float">
            <text:p>20.23</text:p>
          </table:table-cell>
          <table:table-cell table:formula="of:=[$'PC Time'.I10]" office:value-type="float" office:value="10.2439" calcext:value-type="float">
            <text:p>10.24</text:p>
          </table:table-cell>
          <table:table-cell table:formula="of:=[$'PC Time'.J10]" office:value-type="float" office:value="12.1417" calcext:value-type="float">
            <text:p>12.14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5.39996" calcext:value-type="float">
            <text:p>5.40</text:p>
          </table:table-cell>
          <table:table-cell table:formula="of:=[$'PC Time'.M10]" office:value-type="float" office:value="52.7135" calcext:value-type="float">
            <text:p>52.71</text:p>
          </table:table-cell>
          <table:table-cell table:formula="of:=[$'PC Time'.N10]" office:value-type="float" office:value="19.5009" calcext:value-type="float">
            <text:p>19.50</text:p>
          </table:table-cell>
          <table:table-cell table:formula="of:=[$'BL2 Time'.I10]" office:value-type="float" office:value="11.1772" calcext:value-type="float">
            <text:p>11.18</text:p>
          </table:table-cell>
          <table:table-cell table:formula="of:=[$'BL2 Time'.J10]" office:value-type="float" office:value="11.7845" calcext:value-type="float">
            <text:p>11.78</text:p>
          </table:table-cell>
          <table:table-cell table:formula="of:=[$'BL2 Time'.K10]" office:value-type="float" office:value="0" calcext:value-type="float">
            <text:p>0.00</text:p>
          </table:table-cell>
          <table:table-cell table:formula="of:=[$'BL2 Time'.L10]" office:value-type="float" office:value="5.9164" calcext:value-type="float">
            <text:p>5.92</text:p>
          </table:table-cell>
          <table:table-cell table:formula="of:=[$'BL2 Time'.M10]" office:value-type="float" office:value="54.1139" calcext:value-type="float">
            <text:p>54.11</text:p>
          </table:table-cell>
          <table:table-cell table:formula="of:=[$'BL2 Time'.N10]" office:value-type="float" office:value="17.008" calcext:value-type="float">
            <text:p>17.01</text:p>
          </table:table-cell>
          <table:table-cell table:formula="of:=[$'Bundle Time'.I10]" office:value-type="float" office:value="0.916121" calcext:value-type="float">
            <text:p>0.92</text:p>
          </table:table-cell>
          <table:table-cell table:formula="of:=[$'Bundle Time'.J10]" office:value-type="float" office:value="12.9351" calcext:value-type="float">
            <text:p>12.94</text:p>
          </table:table-cell>
          <table:table-cell table:formula="of:=[$'Bundle Time'.K10]" office:value-type="float" office:value="9.32781" calcext:value-type="float">
            <text:p>9.33</text:p>
          </table:table-cell>
          <table:table-cell table:formula="of:=[$'Bundle Time'.L10]" office:value-type="float" office:value="4.16019" calcext:value-type="float">
            <text:p>4.16</text:p>
          </table:table-cell>
          <table:table-cell table:formula="of:=[$'Bundle Time'.M10]" office:value-type="float" office:value="0.182933" calcext:value-type="float">
            <text:p>0.18</text:p>
          </table:table-cell>
          <table:table-cell table:formula="of:=[$'Bundle Time'.N10]" office:value-type="float" office:value="72.4778" calcext:value-type="float">
            <text:p>72.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1.8317" calcext:value-type="float">
            <text:p>1.83</text:p>
          </table:table-cell>
          <table:table-cell table:formula="of:=[$'ScSp Time'.J11]" office:value-type="float" office:value="12.0361" calcext:value-type="float">
            <text:p>12.04</text:p>
          </table:table-cell>
          <table:table-cell table:formula="of:=[$'ScSp Time'.K11]" office:value-type="float" office:value="11.3148" calcext:value-type="float">
            <text:p>11.31</text:p>
          </table:table-cell>
          <table:table-cell table:formula="of:=[$'ScSp Time'.L11]" office:value-type="float" office:value="2.18503" calcext:value-type="float">
            <text:p>2.19</text:p>
          </table:table-cell>
          <table:table-cell table:formula="of:=[$'ScSp Time'.M11]" office:value-type="float" office:value="36.5119" calcext:value-type="float">
            <text:p>36.51</text:p>
          </table:table-cell>
          <table:table-cell table:formula="of:=[$'ScSp Time'.N11]" office:value-type="float" office:value="36.1205" calcext:value-type="float">
            <text:p>36.12</text:p>
          </table:table-cell>
          <table:table-cell table:formula="of:=[$'McSp Time'.I11]" office:value-type="float" office:value="1.74311" calcext:value-type="float">
            <text:p>1.74</text:p>
          </table:table-cell>
          <table:table-cell table:formula="of:=[$'McSp Time'.J11]" office:value-type="float" office:value="11.4539" calcext:value-type="float">
            <text:p>11.45</text:p>
          </table:table-cell>
          <table:table-cell table:formula="of:=[$'McSp Time'.K11]" office:value-type="float" office:value="10.7675" calcext:value-type="float">
            <text:p>10.77</text:p>
          </table:table-cell>
          <table:table-cell table:formula="of:=[$'McSp Time'.L11]" office:value-type="float" office:value="2.085" calcext:value-type="float">
            <text:p>2.09</text:p>
          </table:table-cell>
          <table:table-cell table:formula="of:=[$'McSp Time'.M11]" office:value-type="float" office:value="46.6967" calcext:value-type="float">
            <text:p>46.70</text:p>
          </table:table-cell>
          <table:table-cell table:formula="of:=[$'McSp Time'.N11]" office:value-type="float" office:value="27.2538" calcext:value-type="float">
            <text:p>27.25</text:p>
          </table:table-cell>
          <table:table-cell table:formula="of:=[$'ScMp Time'.I11]" office:value-type="float" office:value="5.7592" calcext:value-type="float">
            <text:p>5.76</text:p>
          </table:table-cell>
          <table:table-cell table:formula="of:=[$'ScMp Time'.J11]" office:value-type="float" office:value="11.3115" calcext:value-type="float">
            <text:p>11.31</text:p>
          </table:table-cell>
          <table:table-cell table:formula="of:=[$'ScMp Time'.K11]" office:value-type="float" office:value="6.93998" calcext:value-type="float">
            <text:p>6.94</text:p>
          </table:table-cell>
          <table:table-cell table:formula="of:=[$'ScMp Time'.L11]" office:value-type="float" office:value="4.30027" calcext:value-type="float">
            <text:p>4.30</text:p>
          </table:table-cell>
          <table:table-cell table:formula="of:=[$'ScMp Time'.M11]" office:value-type="float" office:value="27.4765" calcext:value-type="float">
            <text:p>27.48</text:p>
          </table:table-cell>
          <table:table-cell table:formula="of:=[$'ScMp Time'.N11]" office:value-type="float" office:value="44.2125" calcext:value-type="float">
            <text:p>44.21</text:p>
          </table:table-cell>
          <table:table-cell table:formula="of:=[$'McMp Time'.I11]" office:value-type="float" office:value="2.58873" calcext:value-type="float">
            <text:p>2.59</text:p>
          </table:table-cell>
          <table:table-cell table:formula="of:=[$'McMp Time'.J11]" office:value-type="float" office:value="14.5339" calcext:value-type="float">
            <text:p>14.53</text:p>
          </table:table-cell>
          <table:table-cell table:formula="of:=[$'McMp Time'.K11]" office:value-type="float" office:value="10.7625" calcext:value-type="float">
            <text:p>10.76</text:p>
          </table:table-cell>
          <table:table-cell table:formula="of:=[$'McMp Time'.L11]" office:value-type="float" office:value="1.79962" calcext:value-type="float">
            <text:p>1.80</text:p>
          </table:table-cell>
          <table:table-cell table:formula="of:=[$'McMp Time'.M11]" office:value-type="float" office:value="25.4631" calcext:value-type="float">
            <text:p>25.46</text:p>
          </table:table-cell>
          <table:table-cell table:formula="of:=[$'McMp Time'.N11]" office:value-type="float" office:value="44.8521" calcext:value-type="float">
            <text:p>44.85</text:p>
          </table:table-cell>
          <table:table-cell table:formula="of:=[$'PC Time'.I11]" office:value-type="float" office:value="13.2645" calcext:value-type="float">
            <text:p>13.26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6.58385" calcext:value-type="float">
            <text:p>6.58</text:p>
          </table:table-cell>
          <table:table-cell table:formula="of:=[$'PC Time'.M11]" office:value-type="float" office:value="80.1517" calcext:value-type="float">
            <text:p>80.15</text:p>
          </table:table-cell>
          <table:table-cell table:formula="of:=[$'PC Time'.N11]" office:value-type="float" office:value="0" calcext:value-type="float">
            <text:p>0.00</text:p>
          </table:table-cell>
          <table:table-cell table:formula="of:=[$'BL2 Time'.I11]" office:value-type="float" office:value="13.1195" calcext:value-type="float">
            <text:p>13.12</text:p>
          </table:table-cell>
          <table:table-cell table:formula="of:=[$'BL2 Time'.J11]" office:value-type="float" office:value="9.00059" calcext:value-type="float">
            <text:p>9.00</text:p>
          </table:table-cell>
          <table:table-cell table:formula="of:=[$'BL2 Time'.K11]" office:value-type="float" office:value="0" calcext:value-type="float">
            <text:p>0.00</text:p>
          </table:table-cell>
          <table:table-cell table:formula="of:=[$'BL2 Time'.L11]" office:value-type="float" office:value="6.80136" calcext:value-type="float">
            <text:p>6.80</text:p>
          </table:table-cell>
          <table:table-cell table:formula="of:=[$'BL2 Time'.M11]" office:value-type="float" office:value="48.4775" calcext:value-type="float">
            <text:p>48.48</text:p>
          </table:table-cell>
          <table:table-cell table:formula="of:=[$'BL2 Time'.N11]" office:value-type="float" office:value="22.6011" calcext:value-type="float">
            <text:p>22.60</text:p>
          </table:table-cell>
          <table:table-cell table:formula="of:=[$'Bundle Time'.I11]" office:value-type="float" office:value="1.74311" calcext:value-type="float">
            <text:p>1.74</text:p>
          </table:table-cell>
          <table:table-cell table:formula="of:=[$'Bundle Time'.J11]" office:value-type="float" office:value="11.4539" calcext:value-type="float">
            <text:p>11.45</text:p>
          </table:table-cell>
          <table:table-cell table:formula="of:=[$'Bundle Time'.K11]" office:value-type="float" office:value="10.7675" calcext:value-type="float">
            <text:p>10.77</text:p>
          </table:table-cell>
          <table:table-cell table:formula="of:=[$'Bundle Time'.L11]" office:value-type="float" office:value="2.07934" calcext:value-type="float">
            <text:p>2.08</text:p>
          </table:table-cell>
          <table:table-cell table:formula="of:=[$'Bundle Time'.M11]" office:value-type="float" office:value="13.4033" calcext:value-type="float">
            <text:p>13.40</text:p>
          </table:table-cell>
          <table:table-cell table:formula="of:=[$'Bundle Time'.N11]" office:value-type="float" office:value="60.5528" calcext:value-type="float">
            <text:p>60.55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0.903875" calcext:value-type="float">
            <text:p>0.90</text:p>
          </table:table-cell>
          <table:table-cell table:formula="of:=[$'ScSp Time'.J12]" office:value-type="float" office:value="15.518" calcext:value-type="float">
            <text:p>15.52</text:p>
          </table:table-cell>
          <table:table-cell table:formula="of:=[$'ScSp Time'.K12]" office:value-type="float" office:value="14.1977" calcext:value-type="float">
            <text:p>14.20</text:p>
          </table:table-cell>
          <table:table-cell table:formula="of:=[$'ScSp Time'.L12]" office:value-type="float" office:value="2.39558" calcext:value-type="float">
            <text:p>2.40</text:p>
          </table:table-cell>
          <table:table-cell table:formula="of:=[$'ScSp Time'.M12]" office:value-type="float" office:value="4.0518" calcext:value-type="float">
            <text:p>4.05</text:p>
          </table:table-cell>
          <table:table-cell table:formula="of:=[$'ScSp Time'.N12]" office:value-type="float" office:value="62.933" calcext:value-type="float">
            <text:p>62.93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12.0008" calcext:value-type="float">
            <text:p>12.00</text:p>
          </table:table-cell>
          <table:table-cell table:formula="of:=[$'McSp Time'.K12]" office:value-type="float" office:value="11.6809" calcext:value-type="float">
            <text:p>11.68</text:p>
          </table:table-cell>
          <table:table-cell table:formula="of:=[$'McSp Time'.L12]" office:value-type="float" office:value="1.84652" calcext:value-type="float">
            <text:p>1.85</text:p>
          </table:table-cell>
          <table:table-cell table:formula="of:=[$'McSp Time'.M12]" office:value-type="float" office:value="9.10147" calcext:value-type="float">
            <text:p>9.10</text:p>
          </table:table-cell>
          <table:table-cell table:formula="of:=[$'McSp Time'.N12]" office:value-type="float" office:value="65.3703" calcext:value-type="float">
            <text:p>65.37</text:p>
          </table:table-cell>
          <table:table-cell table:formula="of:=[$'ScMp Time'.I12]" office:value-type="float" office:value="7.79132" calcext:value-type="float">
            <text:p>7.79</text:p>
          </table:table-cell>
          <table:table-cell table:formula="of:=[$'ScMp Time'.J12]" office:value-type="float" office:value="15.5215" calcext:value-type="float">
            <text:p>15.52</text:p>
          </table:table-cell>
          <table:table-cell table:formula="of:=[$'ScMp Time'.K12]" office:value-type="float" office:value="5.83389" calcext:value-type="float">
            <text:p>5.83</text:p>
          </table:table-cell>
          <table:table-cell table:formula="of:=[$'ScMp Time'.L12]" office:value-type="float" office:value="3.23253" calcext:value-type="float">
            <text:p>3.23</text:p>
          </table:table-cell>
          <table:table-cell table:formula="of:=[$'ScMp Time'.M12]" office:value-type="float" office:value="51.345" calcext:value-type="float">
            <text:p>51.35</text:p>
          </table:table-cell>
          <table:table-cell table:formula="of:=[$'ScMp Time'.N12]" office:value-type="float" office:value="16.2758" calcext:value-type="float">
            <text:p>16.28</text:p>
          </table:table-cell>
          <table:table-cell table:formula="of:=[$'McMp Time'.I12]" office:value-type="float" office:value="1.06486" calcext:value-type="float">
            <text:p>1.06</text:p>
          </table:table-cell>
          <table:table-cell table:formula="of:=[$'McMp Time'.J12]" office:value-type="float" office:value="26.0029" calcext:value-type="float">
            <text:p>26.00</text:p>
          </table:table-cell>
          <table:table-cell table:formula="of:=[$'McMp Time'.K12]" office:value-type="float" office:value="16.7265" calcext:value-type="float">
            <text:p>16.73</text:p>
          </table:table-cell>
          <table:table-cell table:formula="of:=[$'McMp Time'.L12]" office:value-type="float" office:value="0.974002" calcext:value-type="float">
            <text:p>0.97</text:p>
          </table:table-cell>
          <table:table-cell table:formula="of:=[$'McMp Time'.M12]" office:value-type="float" office:value="16.3967" calcext:value-type="float">
            <text:p>16.40</text:p>
          </table:table-cell>
          <table:table-cell table:formula="of:=[$'McMp Time'.N12]" office:value-type="float" office:value="38.8351" calcext:value-type="float">
            <text:p>38.84</text:p>
          </table:table-cell>
          <table:table-cell table:formula="of:=[$'PC Time'.I12]" office:value-type="float" office:value="14.8912" calcext:value-type="float">
            <text:p>14.89</text:p>
          </table:table-cell>
          <table:table-cell table:formula="of:=[$'PC Time'.J12]" office:value-type="float" office:value="14.1106" calcext:value-type="float">
            <text:p>14.11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8.05395" calcext:value-type="float">
            <text:p>8.05</text:p>
          </table:table-cell>
          <table:table-cell table:formula="of:=[$'PC Time'.M12]" office:value-type="float" office:value="62.9443" calcext:value-type="float">
            <text:p>62.94</text:p>
          </table:table-cell>
          <table:table-cell table:formula="of:=[$'PC Time'.N12]" office:value-type="float" office:value="0.000000000000117617" calcext:value-type="float">
            <text:p>0.00</text:p>
          </table:table-cell>
          <table:table-cell table:formula="of:=[$'BL2 Time'.I12]" office:value-type="float" office:value="11.8335" calcext:value-type="float">
            <text:p>11.83</text:p>
          </table:table-cell>
          <table:table-cell table:formula="of:=[$'BL2 Time'.J12]" office:value-type="float" office:value="12.4517" calcext:value-type="float">
            <text:p>12.45</text:p>
          </table:table-cell>
          <table:table-cell table:formula="of:=[$'BL2 Time'.K12]" office:value-type="float" office:value="0" calcext:value-type="float">
            <text:p>0.00</text:p>
          </table:table-cell>
          <table:table-cell table:formula="of:=[$'BL2 Time'.L12]" office:value-type="float" office:value="5.89762" calcext:value-type="float">
            <text:p>5.90</text:p>
          </table:table-cell>
          <table:table-cell table:formula="of:=[$'BL2 Time'.M12]" office:value-type="float" office:value="45.5084" calcext:value-type="float">
            <text:p>45.51</text:p>
          </table:table-cell>
          <table:table-cell table:formula="of:=[$'BL2 Time'.N12]" office:value-type="float" office:value="24.3088" calcext:value-type="float">
            <text:p>24.31</text:p>
          </table:table-cell>
          <table:table-cell table:formula="of:=[$'Bundle Time'.I12]" office:value-type="float" office:value="0.696707" calcext:value-type="float">
            <text:p>0.70</text:p>
          </table:table-cell>
          <table:table-cell table:formula="of:=[$'Bundle Time'.J12]" office:value-type="float" office:value="12.2807" calcext:value-type="float">
            <text:p>12.28</text:p>
          </table:table-cell>
          <table:table-cell table:formula="of:=[$'Bundle Time'.K12]" office:value-type="float" office:value="10.9436" calcext:value-type="float">
            <text:p>10.94</text:p>
          </table:table-cell>
          <table:table-cell table:formula="of:=[$'Bundle Time'.L12]" office:value-type="float" office:value="1.62613" calcext:value-type="float">
            <text:p>1.63</text:p>
          </table:table-cell>
          <table:table-cell table:formula="of:=[$'Bundle Time'.M12]" office:value-type="float" office:value="13.3152" calcext:value-type="float">
            <text:p>13.32</text:p>
          </table:table-cell>
          <table:table-cell table:formula="of:=[$'Bundle Time'.N12]" office:value-type="float" office:value="61.1377" calcext:value-type="float">
            <text:p>61.14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16.8118" calcext:value-type="float">
            <text:p>16.81</text:p>
          </table:table-cell>
          <table:table-cell table:formula="of:=[$'ScSp Time'.K13]" office:value-type="float" office:value="13.9983" calcext:value-type="float">
            <text:p>14.00</text:p>
          </table:table-cell>
          <table:table-cell table:formula="of:=[$'ScSp Time'.L13]" office:value-type="float" office:value="3.51001" calcext:value-type="float">
            <text:p>3.51</text:p>
          </table:table-cell>
          <table:table-cell table:formula="of:=[$'ScSp Time'.M13]" office:value-type="float" office:value="11.3372" calcext:value-type="float">
            <text:p>11.34</text:p>
          </table:table-cell>
          <table:table-cell table:formula="of:=[$'ScSp Time'.N13]" office:value-type="float" office:value="54.3427" calcext:value-type="float">
            <text:p>54.34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14.1148" calcext:value-type="float">
            <text:p>14.11</text:p>
          </table:table-cell>
          <table:table-cell table:formula="of:=[$'McSp Time'.K13]" office:value-type="float" office:value="11.7527" calcext:value-type="float">
            <text:p>11.75</text:p>
          </table:table-cell>
          <table:table-cell table:formula="of:=[$'McSp Time'.L13]" office:value-type="float" office:value="2.94692" calcext:value-type="float">
            <text:p>2.95</text:p>
          </table:table-cell>
          <table:table-cell table:formula="of:=[$'McSp Time'.M13]" office:value-type="float" office:value="-0.0000000000000768985" calcext:value-type="float">
            <text:p>0.00</text:p>
          </table:table-cell>
          <table:table-cell table:formula="of:=[$'McSp Time'.N13]" office:value-type="float" office:value="71.1857" calcext:value-type="float">
            <text:p>71.19</text:p>
          </table:table-cell>
          <table:table-cell table:formula="of:=[$'ScMp Time'.I13]" office:value-type="float" office:value="2.63062" calcext:value-type="float">
            <text:p>2.63</text:p>
          </table:table-cell>
          <table:table-cell table:formula="of:=[$'ScMp Time'.J13]" office:value-type="float" office:value="26.516" calcext:value-type="float">
            <text:p>26.52</text:p>
          </table:table-cell>
          <table:table-cell table:formula="of:=[$'ScMp Time'.K13]" office:value-type="float" office:value="12.297" calcext:value-type="float">
            <text:p>12.30</text:p>
          </table:table-cell>
          <table:table-cell table:formula="of:=[$'ScMp Time'.L13]" office:value-type="float" office:value="1.98079" calcext:value-type="float">
            <text:p>1.98</text:p>
          </table:table-cell>
          <table:table-cell table:formula="of:=[$'ScMp Time'.M13]" office:value-type="float" office:value="29.0042" calcext:value-type="float">
            <text:p>29.00</text:p>
          </table:table-cell>
          <table:table-cell table:formula="of:=[$'ScMp Time'.N13]" office:value-type="float" office:value="27.5714" calcext:value-type="float">
            <text:p>27.57</text:p>
          </table:table-cell>
          <table:table-cell table:formula="of:=[$'McMp Time'.I13]" office:value-type="float" office:value="0.7646" calcext:value-type="float">
            <text:p>0.76</text:p>
          </table:table-cell>
          <table:table-cell table:formula="of:=[$'McMp Time'.J13]" office:value-type="float" office:value="14.6895" calcext:value-type="float">
            <text:p>14.69</text:p>
          </table:table-cell>
          <table:table-cell table:formula="of:=[$'McMp Time'.K13]" office:value-type="float" office:value="7.51609" calcext:value-type="float">
            <text:p>7.52</text:p>
          </table:table-cell>
          <table:table-cell table:formula="of:=[$'McMp Time'.L13]" office:value-type="float" office:value="1.31273" calcext:value-type="float">
            <text:p>1.31</text:p>
          </table:table-cell>
          <table:table-cell table:formula="of:=[$'McMp Time'.M13]" office:value-type="float" office:value="44.7425" calcext:value-type="float">
            <text:p>44.74</text:p>
          </table:table-cell>
          <table:table-cell table:formula="of:=[$'McMp Time'.N13]" office:value-type="float" office:value="30.9745" calcext:value-type="float">
            <text:p>30.97</text:p>
          </table:table-cell>
          <table:table-cell table:formula="of:=[$'PC Time'.I13]" office:value-type="float" office:value="8.95194" calcext:value-type="float">
            <text:p>8.95</text:p>
          </table:table-cell>
          <table:table-cell table:formula="of:=[$'PC Time'.J13]" office:value-type="float" office:value="13.9263" calcext:value-type="float">
            <text:p>13.93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2.9757" calcext:value-type="float">
            <text:p>2.98</text:p>
          </table:table-cell>
          <table:table-cell table:formula="of:=[$'PC Time'.M13]" office:value-type="float" office:value="52.695" calcext:value-type="float">
            <text:p>52.70</text:p>
          </table:table-cell>
          <table:table-cell table:formula="of:=[$'PC Time'.N13]" office:value-type="float" office:value="21.451" calcext:value-type="float">
            <text:p>21.45</text:p>
          </table:table-cell>
          <table:table-cell table:formula="of:=[$'BL2 Time'.I13]" office:value-type="float" office:value="10.4923" calcext:value-type="float">
            <text:p>10.49</text:p>
          </table:table-cell>
          <table:table-cell table:formula="of:=[$'BL2 Time'.J13]" office:value-type="float" office:value="16.045" calcext:value-type="float">
            <text:p>16.05</text:p>
          </table:table-cell>
          <table:table-cell table:formula="of:=[$'BL2 Time'.K13]" office:value-type="float" office:value="0" calcext:value-type="float">
            <text:p>0.00</text:p>
          </table:table-cell>
          <table:table-cell table:formula="of:=[$'BL2 Time'.L13]" office:value-type="float" office:value="3.01127" calcext:value-type="float">
            <text:p>3.01</text:p>
          </table:table-cell>
          <table:table-cell table:formula="of:=[$'BL2 Time'.M13]" office:value-type="float" office:value="54.1814" calcext:value-type="float">
            <text:p>54.18</text:p>
          </table:table-cell>
          <table:table-cell table:formula="of:=[$'BL2 Time'.N13]" office:value-type="float" office:value="16.2699" calcext:value-type="float">
            <text:p>16.27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9.94498" calcext:value-type="float">
            <text:p>9.94</text:p>
          </table:table-cell>
          <table:table-cell table:formula="of:=[$'Bundle Time'.K13]" office:value-type="float" office:value="8.28069" calcext:value-type="float">
            <text:p>8.28</text:p>
          </table:table-cell>
          <table:table-cell table:formula="of:=[$'Bundle Time'.L13]" office:value-type="float" office:value="2.07634" calcext:value-type="float">
            <text:p>2.08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79.698" calcext:value-type="float">
            <text:p>79.7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1.0791" calcext:value-type="float">
            <text:p>11.08</text:p>
          </table:table-cell>
          <table:table-cell table:formula="of:=[$'ScSp Time'.K14]" office:value-type="float" office:value="8.04286" calcext:value-type="float">
            <text:p>8.04</text:p>
          </table:table-cell>
          <table:table-cell table:formula="of:=[$'ScSp Time'.L14]" office:value-type="float" office:value="3.73139" calcext:value-type="float">
            <text:p>3.73</text:p>
          </table:table-cell>
          <table:table-cell table:formula="of:=[$'ScSp Time'.M14]" office:value-type="float" office:value="17.3982" calcext:value-type="float">
            <text:p>17.40</text:p>
          </table:table-cell>
          <table:table-cell table:formula="of:=[$'ScSp Time'.N14]" office:value-type="float" office:value="59.7485" calcext:value-type="float">
            <text:p>59.75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19.0126" calcext:value-type="float">
            <text:p>19.01</text:p>
          </table:table-cell>
          <table:table-cell table:formula="of:=[$'McSp Time'.K14]" office:value-type="float" office:value="13.8022" calcext:value-type="float">
            <text:p>13.80</text:p>
          </table:table-cell>
          <table:table-cell table:formula="of:=[$'McSp Time'.L14]" office:value-type="float" office:value="6.40337" calcext:value-type="float">
            <text:p>6.40</text:p>
          </table:table-cell>
          <table:table-cell table:formula="of:=[$'McSp Time'.M14]" office:value-type="float" office:value="28.7005" calcext:value-type="float">
            <text:p>28.70</text:p>
          </table:table-cell>
          <table:table-cell table:formula="of:=[$'McSp Time'.N14]" office:value-type="float" office:value="32.0813" calcext:value-type="float">
            <text:p>32.08</text:p>
          </table:table-cell>
          <table:table-cell table:formula="of:=[$'ScMp Time'.I14]" office:value-type="float" office:value="6.80071" calcext:value-type="float">
            <text:p>6.80</text:p>
          </table:table-cell>
          <table:table-cell table:formula="of:=[$'ScMp Time'.J14]" office:value-type="float" office:value="18.0509" calcext:value-type="float">
            <text:p>18.05</text:p>
          </table:table-cell>
          <table:table-cell table:formula="of:=[$'ScMp Time'.K14]" office:value-type="float" office:value="2.94143" calcext:value-type="float">
            <text:p>2.94</text:p>
          </table:table-cell>
          <table:table-cell table:formula="of:=[$'ScMp Time'.L14]" office:value-type="float" office:value="3.44428" calcext:value-type="float">
            <text:p>3.44</text:p>
          </table:table-cell>
          <table:table-cell table:formula="of:=[$'ScMp Time'.M14]" office:value-type="float" office:value="51.4517" calcext:value-type="float">
            <text:p>51.45</text:p>
          </table:table-cell>
          <table:table-cell table:formula="of:=[$'ScMp Time'.N14]" office:value-type="float" office:value="17.3109" calcext:value-type="float">
            <text:p>17.31</text:p>
          </table:table-cell>
          <table:table-cell table:formula="of:=[$'McMp Time'.I14]" office:value-type="float" office:value="1.43695" calcext:value-type="float">
            <text:p>1.44</text:p>
          </table:table-cell>
          <table:table-cell table:formula="of:=[$'McMp Time'.J14]" office:value-type="float" office:value="14.7267" calcext:value-type="float">
            <text:p>14.73</text:p>
          </table:table-cell>
          <table:table-cell table:formula="of:=[$'McMp Time'.K14]" office:value-type="float" office:value="6.60591" calcext:value-type="float">
            <text:p>6.61</text:p>
          </table:table-cell>
          <table:table-cell table:formula="of:=[$'McMp Time'.L14]" office:value-type="float" office:value="3.05034" calcext:value-type="float">
            <text:p>3.05</text:p>
          </table:table-cell>
          <table:table-cell table:formula="of:=[$'McMp Time'.M14]" office:value-type="float" office:value="14.4164" calcext:value-type="float">
            <text:p>14.42</text:p>
          </table:table-cell>
          <table:table-cell table:formula="of:=[$'McMp Time'.N14]" office:value-type="float" office:value="59.7637" calcext:value-type="float">
            <text:p>59.76</text:p>
          </table:table-cell>
          <table:table-cell table:formula="of:=[$'PC Time'.I14]" office:value-type="float" office:value="10.7074" calcext:value-type="float">
            <text:p>10.71</text:p>
          </table:table-cell>
          <table:table-cell table:formula="of:=[$'PC Time'.J14]" office:value-type="float" office:value="20.1189" calcext:value-type="float">
            <text:p>20.12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4.02141" calcext:value-type="float">
            <text:p>4.02</text:p>
          </table:table-cell>
          <table:table-cell table:formula="of:=[$'PC Time'.M14]" office:value-type="float" office:value="41.516" calcext:value-type="float">
            <text:p>41.52</text:p>
          </table:table-cell>
          <table:table-cell table:formula="of:=[$'PC Time'.N14]" office:value-type="float" office:value="23.6363" calcext:value-type="float">
            <text:p>23.64</text:p>
          </table:table-cell>
          <table:table-cell table:formula="of:=[$'BL2 Time'.I14]" office:value-type="float" office:value="10.1331" calcext:value-type="float">
            <text:p>10.13</text:p>
          </table:table-cell>
          <table:table-cell table:formula="of:=[$'BL2 Time'.J14]" office:value-type="float" office:value="18.4185" calcext:value-type="float">
            <text:p>18.42</text:p>
          </table:table-cell>
          <table:table-cell table:formula="of:=[$'BL2 Time'.K14]" office:value-type="float" office:value="0" calcext:value-type="float">
            <text:p>0.00</text:p>
          </table:table-cell>
          <table:table-cell table:formula="of:=[$'BL2 Time'.L14]" office:value-type="float" office:value="3.26256" calcext:value-type="float">
            <text:p>3.26</text:p>
          </table:table-cell>
          <table:table-cell table:formula="of:=[$'BL2 Time'.M14]" office:value-type="float" office:value="28.5525" calcext:value-type="float">
            <text:p>28.55</text:p>
          </table:table-cell>
          <table:table-cell table:formula="of:=[$'BL2 Time'.N14]" office:value-type="float" office:value="39.6333" calcext:value-type="float">
            <text:p>39.63</text:p>
          </table:table-cell>
          <table:table-cell table:formula="of:=[$'Bundle Time'.I14]" office:value-type="float" office:value="0" calcext:value-type="float">
            <text:p>0.00</text:p>
          </table:table-cell>
          <table:table-cell table:formula="of:=[$'Bundle Time'.J14]" office:value-type="float" office:value="11.0791" calcext:value-type="float">
            <text:p>11.08</text:p>
          </table:table-cell>
          <table:table-cell table:formula="of:=[$'Bundle Time'.K14]" office:value-type="float" office:value="8.04286" calcext:value-type="float">
            <text:p>8.04</text:p>
          </table:table-cell>
          <table:table-cell table:formula="of:=[$'Bundle Time'.L14]" office:value-type="float" office:value="3.73139" calcext:value-type="float">
            <text:p>3.73</text:p>
          </table:table-cell>
          <table:table-cell table:formula="of:=[$'Bundle Time'.M14]" office:value-type="float" office:value="0" calcext:value-type="float">
            <text:p>0.00</text:p>
          </table:table-cell>
          <table:table-cell table:formula="of:=[$'Bundle Time'.N14]" office:value-type="float" office:value="77.1467" calcext:value-type="float">
            <text:p>77.15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2901" calcext:value-type="float">
            <text:p>1.43</text:p>
          </table:table-cell>
          <table:table-cell table:formula="of:=[$'ScSp Time'.J15]" office:value-type="float" office:value="9.77871" calcext:value-type="float">
            <text:p>9.78</text:p>
          </table:table-cell>
          <table:table-cell table:formula="of:=[$'ScSp Time'.K15]" office:value-type="float" office:value="6.26206" calcext:value-type="float">
            <text:p>6.26</text:p>
          </table:table-cell>
          <table:table-cell table:formula="of:=[$'ScSp Time'.L15]" office:value-type="float" office:value="3.86692" calcext:value-type="float">
            <text:p>3.87</text:p>
          </table:table-cell>
          <table:table-cell table:formula="of:=[$'ScSp Time'.M15]" office:value-type="float" office:value="43.3193" calcext:value-type="float">
            <text:p>43.32</text:p>
          </table:table-cell>
          <table:table-cell table:formula="of:=[$'ScSp Time'.N15]" office:value-type="float" office:value="35.344" calcext:value-type="float">
            <text:p>35.34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11.0647" calcext:value-type="float">
            <text:p>11.06</text:p>
          </table:table-cell>
          <table:table-cell table:formula="of:=[$'McSp Time'.K15]" office:value-type="float" office:value="7.69107" calcext:value-type="float">
            <text:p>7.69</text:p>
          </table:table-cell>
          <table:table-cell table:formula="of:=[$'McSp Time'.L15]" office:value-type="float" office:value="3.584" calcext:value-type="float">
            <text:p>3.58</text:p>
          </table:table-cell>
          <table:table-cell table:formula="of:=[$'McSp Time'.M15]" office:value-type="float" office:value="11.1091" calcext:value-type="float">
            <text:p>11.11</text:p>
          </table:table-cell>
          <table:table-cell table:formula="of:=[$'McSp Time'.N15]" office:value-type="float" office:value="66.5511" calcext:value-type="float">
            <text:p>66.55</text:p>
          </table:table-cell>
          <table:table-cell table:formula="of:=[$'ScMp Time'.I15]" office:value-type="float" office:value="6.60498" calcext:value-type="float">
            <text:p>6.60</text:p>
          </table:table-cell>
          <table:table-cell table:formula="of:=[$'ScMp Time'.J15]" office:value-type="float" office:value="28.9913" calcext:value-type="float">
            <text:p>28.99</text:p>
          </table:table-cell>
          <table:table-cell table:formula="of:=[$'ScMp Time'.K15]" office:value-type="float" office:value="6.54583" calcext:value-type="float">
            <text:p>6.55</text:p>
          </table:table-cell>
          <table:table-cell table:formula="of:=[$'ScMp Time'.L15]" office:value-type="float" office:value="4.242" calcext:value-type="float">
            <text:p>4.24</text:p>
          </table:table-cell>
          <table:table-cell table:formula="of:=[$'ScMp Time'.M15]" office:value-type="float" office:value="21.3533" calcext:value-type="float">
            <text:p>21.35</text:p>
          </table:table-cell>
          <table:table-cell table:formula="of:=[$'ScMp Time'.N15]" office:value-type="float" office:value="32.2626" calcext:value-type="float">
            <text:p>32.26</text:p>
          </table:table-cell>
          <table:table-cell table:formula="of:=[$'McMp Time'.I15]" office:value-type="float" office:value="5.46824" calcext:value-type="float">
            <text:p>5.47</text:p>
          </table:table-cell>
          <table:table-cell table:formula="of:=[$'McMp Time'.J15]" office:value-type="float" office:value="25.9497" calcext:value-type="float">
            <text:p>25.95</text:p>
          </table:table-cell>
          <table:table-cell table:formula="of:=[$'McMp Time'.K15]" office:value-type="float" office:value="5.90665" calcext:value-type="float">
            <text:p>5.91</text:p>
          </table:table-cell>
          <table:table-cell table:formula="of:=[$'McMp Time'.L15]" office:value-type="float" office:value="2.62922" calcext:value-type="float">
            <text:p>2.63</text:p>
          </table:table-cell>
          <table:table-cell table:formula="of:=[$'McMp Time'.M15]" office:value-type="float" office:value="50.874" calcext:value-type="float">
            <text:p>50.87</text:p>
          </table:table-cell>
          <table:table-cell table:formula="of:=[$'McMp Time'.N15]" office:value-type="float" office:value="9.17223" calcext:value-type="float">
            <text:p>9.17</text:p>
          </table:table-cell>
          <table:table-cell table:formula="of:=[$'PC Time'.I15]" office:value-type="float" office:value="7.69107" calcext:value-type="float">
            <text:p>7.69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2.62672" calcext:value-type="float">
            <text:p>2.63</text:p>
          </table:table-cell>
          <table:table-cell table:formula="of:=[$'PC Time'.M15]" office:value-type="float" office:value="89.6822" calcext:value-type="float">
            <text:p>89.68</text:p>
          </table:table-cell>
          <table:table-cell table:formula="of:=[$'PC Time'.N15]" office:value-type="float" office:value="0" calcext:value-type="float">
            <text:p>0.00</text:p>
          </table:table-cell>
          <table:table-cell table:formula="of:=[$'BL2 Time'.I15]" office:value-type="float" office:value="7.69107" calcext:value-type="float">
            <text:p>7.69</text:p>
          </table:table-cell>
          <table:table-cell table:formula="of:=[$'BL2 Time'.J15]" office:value-type="float" office:value="14.0371" calcext:value-type="float">
            <text:p>14.04</text:p>
          </table:table-cell>
          <table:table-cell table:formula="of:=[$'BL2 Time'.K15]" office:value-type="float" office:value="0" calcext:value-type="float">
            <text:p>0.00</text:p>
          </table:table-cell>
          <table:table-cell table:formula="of:=[$'BL2 Time'.L15]" office:value-type="float" office:value="4.62235" calcext:value-type="float">
            <text:p>4.62</text:p>
          </table:table-cell>
          <table:table-cell table:formula="of:=[$'BL2 Time'.M15]" office:value-type="float" office:value="55.2205" calcext:value-type="float">
            <text:p>55.22</text:p>
          </table:table-cell>
          <table:table-cell table:formula="of:=[$'BL2 Time'.N15]" office:value-type="float" office:value="18.429" calcext:value-type="float">
            <text:p>18.43</text:p>
          </table:table-cell>
          <table:table-cell table:formula="of:=[$'Bundle Time'.I15]" office:value-type="float" office:value="1.42901" calcext:value-type="float">
            <text:p>1.43</text:p>
          </table:table-cell>
          <table:table-cell table:formula="of:=[$'Bundle Time'.J15]" office:value-type="float" office:value="9.72107" calcext:value-type="float">
            <text:p>9.72</text:p>
          </table:table-cell>
          <table:table-cell table:formula="of:=[$'Bundle Time'.K15]" office:value-type="float" office:value="6.26206" calcext:value-type="float">
            <text:p>6.26</text:p>
          </table:table-cell>
          <table:table-cell table:formula="of:=[$'Bundle Time'.L15]" office:value-type="float" office:value="4.02422" calcext:value-type="float">
            <text:p>4.02</text:p>
          </table:table-cell>
          <table:table-cell table:formula="of:=[$'Bundle Time'.M15]" office:value-type="float" office:value="10.6406" calcext:value-type="float">
            <text:p>10.64</text:p>
          </table:table-cell>
          <table:table-cell table:formula="of:=[$'Bundle Time'.N15]" office:value-type="float" office:value="67.9231" calcext:value-type="float">
            <text:p>67.92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62088" calcext:value-type="float">
            <text:p>2.62</text:p>
          </table:table-cell>
          <table:table-cell table:formula="of:=[$'ScSp Time'.J16]" office:value-type="float" office:value="12.9949" calcext:value-type="float">
            <text:p>12.99</text:p>
          </table:table-cell>
          <table:table-cell table:formula="of:=[$'ScSp Time'.K16]" office:value-type="float" office:value="8.18942" calcext:value-type="float">
            <text:p>8.19</text:p>
          </table:table-cell>
          <table:table-cell table:formula="of:=[$'ScSp Time'.L16]" office:value-type="float" office:value="3.7949" calcext:value-type="float">
            <text:p>3.79</text:p>
          </table:table-cell>
          <table:table-cell table:formula="of:=[$'ScSp Time'.M16]" office:value-type="float" office:value="45.6876" calcext:value-type="float">
            <text:p>45.69</text:p>
          </table:table-cell>
          <table:table-cell table:formula="of:=[$'ScSp Time'.N16]" office:value-type="float" office:value="26.7123" calcext:value-type="float">
            <text:p>26.71</text:p>
          </table:table-cell>
          <table:table-cell table:formula="of:=[$'McSp Time'.I16]" office:value-type="float" office:value="2.96907" calcext:value-type="float">
            <text:p>2.97</text:p>
          </table:table-cell>
          <table:table-cell table:formula="of:=[$'McSp Time'.J16]" office:value-type="float" office:value="14.7212" calcext:value-type="float">
            <text:p>14.72</text:p>
          </table:table-cell>
          <table:table-cell table:formula="of:=[$'McSp Time'.K16]" office:value-type="float" office:value="9.27738" calcext:value-type="float">
            <text:p>9.28</text:p>
          </table:table-cell>
          <table:table-cell table:formula="of:=[$'McSp Time'.L16]" office:value-type="float" office:value="4.29905" calcext:value-type="float">
            <text:p>4.30</text:p>
          </table:table-cell>
          <table:table-cell table:formula="of:=[$'McSp Time'.M16]" office:value-type="float" office:value="17.3683" calcext:value-type="float">
            <text:p>17.37</text:p>
          </table:table-cell>
          <table:table-cell table:formula="of:=[$'McSp Time'.N16]" office:value-type="float" office:value="51.3649" calcext:value-type="float">
            <text:p>51.36</text:p>
          </table:table-cell>
          <table:table-cell table:formula="of:=[$'ScMp Time'.I16]" office:value-type="float" office:value="7.89527" calcext:value-type="float">
            <text:p>7.90</text:p>
          </table:table-cell>
          <table:table-cell table:formula="of:=[$'ScMp Time'.J16]" office:value-type="float" office:value="24.7155" calcext:value-type="float">
            <text:p>24.72</text:p>
          </table:table-cell>
          <table:table-cell table:formula="of:=[$'ScMp Time'.K16]" office:value-type="float" office:value="7.65684" calcext:value-type="float">
            <text:p>7.66</text:p>
          </table:table-cell>
          <table:table-cell table:formula="of:=[$'ScMp Time'.L16]" office:value-type="float" office:value="7.87776" calcext:value-type="float">
            <text:p>7.88</text:p>
          </table:table-cell>
          <table:table-cell table:formula="of:=[$'ScMp Time'.M16]" office:value-type="float" office:value="36.3774" calcext:value-type="float">
            <text:p>36.38</text:p>
          </table:table-cell>
          <table:table-cell table:formula="of:=[$'ScMp Time'.N16]" office:value-type="float" office:value="15.4773" calcext:value-type="float">
            <text:p>15.48</text:p>
          </table:table-cell>
          <table:table-cell table:formula="of:=[$'McMp Time'.I16]" office:value-type="float" office:value="2.15169" calcext:value-type="float">
            <text:p>2.15</text:p>
          </table:table-cell>
          <table:table-cell table:formula="of:=[$'McMp Time'.J16]" office:value-type="float" office:value="27.9533" calcext:value-type="float">
            <text:p>27.95</text:p>
          </table:table-cell>
          <table:table-cell table:formula="of:=[$'McMp Time'.K16]" office:value-type="float" office:value="12.746" calcext:value-type="float">
            <text:p>12.75</text:p>
          </table:table-cell>
          <table:table-cell table:formula="of:=[$'McMp Time'.L16]" office:value-type="float" office:value="1.98269" calcext:value-type="float">
            <text:p>1.98</text:p>
          </table:table-cell>
          <table:table-cell table:formula="of:=[$'McMp Time'.M16]" office:value-type="float" office:value="35.0666" calcext:value-type="float">
            <text:p>35.07</text:p>
          </table:table-cell>
          <table:table-cell table:formula="of:=[$'McMp Time'.N16]" office:value-type="float" office:value="20.0997" calcext:value-type="float">
            <text:p>20.10</text:p>
          </table:table-cell>
          <table:table-cell table:formula="of:=[$'PC Time'.I16]" office:value-type="float" office:value="10.3843" calcext:value-type="float">
            <text:p>10.38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3.40823" calcext:value-type="float">
            <text:p>3.41</text:p>
          </table:table-cell>
          <table:table-cell table:formula="of:=[$'PC Time'.M16]" office:value-type="float" office:value="86.2075" calcext:value-type="float">
            <text:p>86.21</text:p>
          </table:table-cell>
          <table:table-cell table:formula="of:=[$'PC Time'.N16]" office:value-type="float" office:value="0" calcext:value-type="float">
            <text:p>0.00</text:p>
          </table:table-cell>
          <table:table-cell table:formula="of:=[$'BL2 Time'.I16]" office:value-type="float" office:value="16.9334" calcext:value-type="float">
            <text:p>16.93</text:p>
          </table:table-cell>
          <table:table-cell table:formula="of:=[$'BL2 Time'.J16]" office:value-type="float" office:value="24.5066" calcext:value-type="float">
            <text:p>24.51</text:p>
          </table:table-cell>
          <table:table-cell table:formula="of:=[$'BL2 Time'.K16]" office:value-type="float" office:value="0" calcext:value-type="float">
            <text:p>0.00</text:p>
          </table:table-cell>
          <table:table-cell table:formula="of:=[$'BL2 Time'.L16]" office:value-type="float" office:value="7.48368" calcext:value-type="float">
            <text:p>7.48</text:p>
          </table:table-cell>
          <table:table-cell table:formula="of:=[$'BL2 Time'.M16]" office:value-type="float" office:value="22.1513" calcext:value-type="float">
            <text:p>22.15</text:p>
          </table:table-cell>
          <table:table-cell table:formula="of:=[$'BL2 Time'.N16]" office:value-type="float" office:value="28.9251" calcext:value-type="float">
            <text:p>28.93</text:p>
          </table:table-cell>
          <table:table-cell table:formula="of:=[$'Bundle Time'.I16]" office:value-type="float" office:value="2.51759" calcext:value-type="float">
            <text:p>2.52</text:p>
          </table:table-cell>
          <table:table-cell table:formula="of:=[$'Bundle Time'.J16]" office:value-type="float" office:value="12.4827" calcext:value-type="float">
            <text:p>12.48</text:p>
          </table:table-cell>
          <table:table-cell table:formula="of:=[$'Bundle Time'.K16]" office:value-type="float" office:value="7.86668" calcext:value-type="float">
            <text:p>7.87</text:p>
          </table:table-cell>
          <table:table-cell table:formula="of:=[$'Bundle Time'.L16]" office:value-type="float" office:value="3.64535" calcext:value-type="float">
            <text:p>3.65</text:p>
          </table:table-cell>
          <table:table-cell table:formula="of:=[$'Bundle Time'.M16]" office:value-type="float" office:value="7.08905" calcext:value-type="float">
            <text:p>7.09</text:p>
          </table:table-cell>
          <table:table-cell table:formula="of:=[$'Bundle Time'.N16]" office:value-type="float" office:value="66.3986" calcext:value-type="float">
            <text:p>66.4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11.9061" calcext:value-type="float">
            <text:p>11.91</text:p>
          </table:table-cell>
          <table:table-cell table:formula="of:=[$'ScSp Time'.J17]" office:value-type="float" office:value="4.46677" calcext:value-type="float">
            <text:p>4.47</text:p>
          </table:table-cell>
          <table:table-cell table:formula="of:=[$'ScSp Time'.K17]" office:value-type="float" office:value="3.74308" calcext:value-type="float">
            <text:p>3.74</text:p>
          </table:table-cell>
          <table:table-cell table:formula="of:=[$'ScSp Time'.L17]" office:value-type="float" office:value="4.33706" calcext:value-type="float">
            <text:p>4.34</text:p>
          </table:table-cell>
          <table:table-cell table:formula="of:=[$'ScSp Time'.M17]" office:value-type="float" office:value="57.3138" calcext:value-type="float">
            <text:p>57.31</text:p>
          </table:table-cell>
          <table:table-cell table:formula="of:=[$'ScSp Time'.N17]" office:value-type="float" office:value="18.2332" calcext:value-type="float">
            <text:p>18.23</text:p>
          </table:table-cell>
          <table:table-cell table:formula="of:=[$'McSp Time'.I17]" office:value-type="float" office:value="3.65045" calcext:value-type="float">
            <text:p>3.65</text:p>
          </table:table-cell>
          <table:table-cell table:formula="of:=[$'McSp Time'.J17]" office:value-type="float" office:value="7.2437" calcext:value-type="float">
            <text:p>7.24</text:p>
          </table:table-cell>
          <table:table-cell table:formula="of:=[$'McSp Time'.K17]" office:value-type="float" office:value="11.9987" calcext:value-type="float">
            <text:p>12.00</text:p>
          </table:table-cell>
          <table:table-cell table:formula="of:=[$'McSp Time'.L17]" office:value-type="float" office:value="1.37416" calcext:value-type="float">
            <text:p>1.37</text:p>
          </table:table-cell>
          <table:table-cell table:formula="of:=[$'McSp Time'.M17]" office:value-type="float" office:value="46.8207" calcext:value-type="float">
            <text:p>46.82</text:p>
          </table:table-cell>
          <table:table-cell table:formula="of:=[$'McSp Time'.N17]" office:value-type="float" office:value="28.9123" calcext:value-type="float">
            <text:p>28.91</text:p>
          </table:table-cell>
          <table:table-cell table:formula="of:=[$'ScMp Time'.I17]" office:value-type="float" office:value="18.0712" calcext:value-type="float">
            <text:p>18.07</text:p>
          </table:table-cell>
          <table:table-cell table:formula="of:=[$'ScMp Time'.J17]" office:value-type="float" office:value="6.0685" calcext:value-type="float">
            <text:p>6.07</text:p>
          </table:table-cell>
          <table:table-cell table:formula="of:=[$'ScMp Time'.K17]" office:value-type="float" office:value="4.15865" calcext:value-type="float">
            <text:p>4.16</text:p>
          </table:table-cell>
          <table:table-cell table:formula="of:=[$'ScMp Time'.L17]" office:value-type="float" office:value="6.13327" calcext:value-type="float">
            <text:p>6.13</text:p>
          </table:table-cell>
          <table:table-cell table:formula="of:=[$'ScMp Time'.M17]" office:value-type="float" office:value="57.9975" calcext:value-type="float">
            <text:p>58.00</text:p>
          </table:table-cell>
          <table:table-cell table:formula="of:=[$'ScMp Time'.N17]" office:value-type="float" office:value="7.57087" calcext:value-type="float">
            <text:p>7.57</text:p>
          </table:table-cell>
          <table:table-cell table:formula="of:=[$'McMp Time'.I17]" office:value-type="float" office:value="5.16633" calcext:value-type="float">
            <text:p>5.17</text:p>
          </table:table-cell>
          <table:table-cell table:formula="of:=[$'McMp Time'.J17]" office:value-type="float" office:value="7.02349" calcext:value-type="float">
            <text:p>7.02</text:p>
          </table:table-cell>
          <table:table-cell table:formula="of:=[$'McMp Time'.K17]" office:value-type="float" office:value="10.4828" calcext:value-type="float">
            <text:p>10.48</text:p>
          </table:table-cell>
          <table:table-cell table:formula="of:=[$'McMp Time'.L17]" office:value-type="float" office:value="1.48837" calcext:value-type="float">
            <text:p>1.49</text:p>
          </table:table-cell>
          <table:table-cell table:formula="of:=[$'McMp Time'.M17]" office:value-type="float" office:value="55.21" calcext:value-type="float">
            <text:p>55.21</text:p>
          </table:table-cell>
          <table:table-cell table:formula="of:=[$'McMp Time'.N17]" office:value-type="float" office:value="20.629" calcext:value-type="float">
            <text:p>20.63</text:p>
          </table:table-cell>
          <table:table-cell table:formula="of:=[$'PC Time'.I17]" office:value-type="float" office:value="15.6491" calcext:value-type="float">
            <text:p>15.65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4.52059" calcext:value-type="float">
            <text:p>4.52</text:p>
          </table:table-cell>
          <table:table-cell table:formula="of:=[$'PC Time'.M17]" office:value-type="float" office:value="79.8303" calcext:value-type="float">
            <text:p>79.83</text:p>
          </table:table-cell>
          <table:table-cell table:formula="of:=[$'PC Time'.N17]" office:value-type="float" office:value="0" calcext:value-type="float">
            <text:p>0.00</text:p>
          </table:table-cell>
          <table:table-cell table:formula="of:=[$'BL2 Time'.I17]" office:value-type="float" office:value="15.6491" calcext:value-type="float">
            <text:p>15.65</text:p>
          </table:table-cell>
          <table:table-cell table:formula="of:=[$'BL2 Time'.J17]" office:value-type="float" office:value="4.11116" calcext:value-type="float">
            <text:p>4.11</text:p>
          </table:table-cell>
          <table:table-cell table:formula="of:=[$'BL2 Time'.K17]" office:value-type="float" office:value="0" calcext:value-type="float">
            <text:p>0.00</text:p>
          </table:table-cell>
          <table:table-cell table:formula="of:=[$'BL2 Time'.L17]" office:value-type="float" office:value="4.57865" calcext:value-type="float">
            <text:p>4.58</text:p>
          </table:table-cell>
          <table:table-cell table:formula="of:=[$'BL2 Time'.M17]" office:value-type="float" office:value="62.1265" calcext:value-type="float">
            <text:p>62.13</text:p>
          </table:table-cell>
          <table:table-cell table:formula="of:=[$'BL2 Time'.N17]" office:value-type="float" office:value="13.5345" calcext:value-type="float">
            <text:p>13.53</text:p>
          </table:table-cell>
          <table:table-cell table:formula="of:=[$'Bundle Time'.I17]" office:value-type="float" office:value="11.9061" calcext:value-type="float">
            <text:p>11.91</text:p>
          </table:table-cell>
          <table:table-cell table:formula="of:=[$'Bundle Time'.J17]" office:value-type="float" office:value="4.46677" calcext:value-type="float">
            <text:p>4.47</text:p>
          </table:table-cell>
          <table:table-cell table:formula="of:=[$'Bundle Time'.K17]" office:value-type="float" office:value="3.74308" calcext:value-type="float">
            <text:p>3.74</text:p>
          </table:table-cell>
          <table:table-cell table:formula="of:=[$'Bundle Time'.L17]" office:value-type="float" office:value="4.33706" calcext:value-type="float">
            <text:p>4.34</text:p>
          </table:table-cell>
          <table:table-cell table:formula="of:=[$'Bundle Time'.M17]" office:value-type="float" office:value="57.2729" calcext:value-type="float">
            <text:p>57.27</text:p>
          </table:table-cell>
          <table:table-cell table:formula="of:=[$'Bundle Time'.N17]" office:value-type="float" office:value="18.2741" calcext:value-type="float">
            <text:p>18.27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11.7267" calcext:value-type="float">
            <text:p>11.73</text:p>
          </table:table-cell>
          <table:table-cell table:formula="of:=[$'ScSp Time'.J18]" office:value-type="float" office:value="4.88571" calcext:value-type="float">
            <text:p>4.89</text:p>
          </table:table-cell>
          <table:table-cell table:formula="of:=[$'ScSp Time'.K18]" office:value-type="float" office:value="4.2014" calcext:value-type="float">
            <text:p>4.20</text:p>
          </table:table-cell>
          <table:table-cell table:formula="of:=[$'ScSp Time'.L18]" office:value-type="float" office:value="2.4908" calcext:value-type="float">
            <text:p>2.49</text:p>
          </table:table-cell>
          <table:table-cell table:formula="of:=[$'ScSp Time'.M18]" office:value-type="float" office:value="26.6681" calcext:value-type="float">
            <text:p>26.67</text:p>
          </table:table-cell>
          <table:table-cell table:formula="of:=[$'ScSp Time'.N18]" office:value-type="float" office:value="50.0273" calcext:value-type="float">
            <text:p>50.03</text:p>
          </table:table-cell>
          <table:table-cell table:formula="of:=[$'McSp Time'.I18]" office:value-type="float" office:value="10.0671" calcext:value-type="float">
            <text:p>10.07</text:p>
          </table:table-cell>
          <table:table-cell table:formula="of:=[$'McSp Time'.J18]" office:value-type="float" office:value="4.9566" calcext:value-type="float">
            <text:p>4.96</text:p>
          </table:table-cell>
          <table:table-cell table:formula="of:=[$'McSp Time'.K18]" office:value-type="float" office:value="5.8025" calcext:value-type="float">
            <text:p>5.80</text:p>
          </table:table-cell>
          <table:table-cell table:formula="of:=[$'McSp Time'.L18]" office:value-type="float" office:value="2.34049" calcext:value-type="float">
            <text:p>2.34</text:p>
          </table:table-cell>
          <table:table-cell table:formula="of:=[$'McSp Time'.M18]" office:value-type="float" office:value="60.2314" calcext:value-type="float">
            <text:p>60.23</text:p>
          </table:table-cell>
          <table:table-cell table:formula="of:=[$'McSp Time'.N18]" office:value-type="float" office:value="16.6018" calcext:value-type="float">
            <text:p>16.60</text:p>
          </table:table-cell>
          <table:table-cell table:formula="of:=[$'ScMp Time'.I18]" office:value-type="float" office:value="9.91496" calcext:value-type="float">
            <text:p>9.91</text:p>
          </table:table-cell>
          <table:table-cell table:formula="of:=[$'ScMp Time'.J18]" office:value-type="float" office:value="3.92623" calcext:value-type="float">
            <text:p>3.93</text:p>
          </table:table-cell>
          <table:table-cell table:formula="of:=[$'ScMp Time'.K18]" office:value-type="float" office:value="2.72635" calcext:value-type="float">
            <text:p>2.73</text:p>
          </table:table-cell>
          <table:table-cell table:formula="of:=[$'ScMp Time'.L18]" office:value-type="float" office:value="1.77574" calcext:value-type="float">
            <text:p>1.78</text:p>
          </table:table-cell>
          <table:table-cell table:formula="of:=[$'ScMp Time'.M18]" office:value-type="float" office:value="64.1592" calcext:value-type="float">
            <text:p>64.16</text:p>
          </table:table-cell>
          <table:table-cell table:formula="of:=[$'ScMp Time'.N18]" office:value-type="float" office:value="17.4975" calcext:value-type="float">
            <text:p>17.50</text:p>
          </table:table-cell>
          <table:table-cell table:formula="of:=[$'McMp Time'.I18]" office:value-type="float" office:value="8.68109" calcext:value-type="float">
            <text:p>8.68</text:p>
          </table:table-cell>
          <table:table-cell table:formula="of:=[$'McMp Time'.J18]" office:value-type="float" office:value="4.74574" calcext:value-type="float">
            <text:p>4.75</text:p>
          </table:table-cell>
          <table:table-cell table:formula="of:=[$'McMp Time'.K18]" office:value-type="float" office:value="5.1549" calcext:value-type="float">
            <text:p>5.15</text:p>
          </table:table-cell>
          <table:table-cell table:formula="of:=[$'McMp Time'.L18]" office:value-type="float" office:value="1.44341" calcext:value-type="float">
            <text:p>1.44</text:p>
          </table:table-cell>
          <table:table-cell table:formula="of:=[$'McMp Time'.M18]" office:value-type="float" office:value="71.0161" calcext:value-type="float">
            <text:p>71.02</text:p>
          </table:table-cell>
          <table:table-cell table:formula="of:=[$'McMp Time'.N18]" office:value-type="float" office:value="8.95881" calcext:value-type="float">
            <text:p>8.96</text:p>
          </table:table-cell>
          <table:table-cell table:formula="of:=[$'PC Time'.I18]" office:value-type="float" office:value="9.02947" calcext:value-type="float">
            <text:p>9.03</text:p>
          </table:table-cell>
          <table:table-cell table:formula="of:=[$'PC Time'.J18]" office:value-type="float" office:value="2.57944" calcext:value-type="float">
            <text:p>2.58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1.96519" calcext:value-type="float">
            <text:p>1.97</text:p>
          </table:table-cell>
          <table:table-cell table:formula="of:=[$'PC Time'.M18]" office:value-type="float" office:value="69.2484" calcext:value-type="float">
            <text:p>69.25</text:p>
          </table:table-cell>
          <table:table-cell table:formula="of:=[$'PC Time'.N18]" office:value-type="float" office:value="17.1775" calcext:value-type="float">
            <text:p>17.18</text:p>
          </table:table-cell>
          <table:table-cell table:formula="of:=[$'BL2 Time'.I18]" office:value-type="float" office:value="13.836" calcext:value-type="float">
            <text:p>13.84</text:p>
          </table:table-cell>
          <table:table-cell table:formula="of:=[$'BL2 Time'.J18]" office:value-type="float" office:value="3.56907" calcext:value-type="float">
            <text:p>3.57</text:p>
          </table:table-cell>
          <table:table-cell table:formula="of:=[$'BL2 Time'.K18]" office:value-type="float" office:value="0" calcext:value-type="float">
            <text:p>0.00</text:p>
          </table:table-cell>
          <table:table-cell table:formula="of:=[$'BL2 Time'.L18]" office:value-type="float" office:value="2.60285" calcext:value-type="float">
            <text:p>2.60</text:p>
          </table:table-cell>
          <table:table-cell table:formula="of:=[$'BL2 Time'.M18]" office:value-type="float" office:value="78.1939" calcext:value-type="float">
            <text:p>78.19</text:p>
          </table:table-cell>
          <table:table-cell table:formula="of:=[$'BL2 Time'.N18]" office:value-type="float" office:value="1.79822" calcext:value-type="float">
            <text:p>1.80</text:p>
          </table:table-cell>
          <table:table-cell table:formula="of:=[$'Bundle Time'.I18]" office:value-type="float" office:value="8.30967" calcext:value-type="float">
            <text:p>8.31</text:p>
          </table:table-cell>
          <table:table-cell table:formula="of:=[$'Bundle Time'.J18]" office:value-type="float" office:value="3.46208" calcext:value-type="float">
            <text:p>3.46</text:p>
          </table:table-cell>
          <table:table-cell table:formula="of:=[$'Bundle Time'.K18]" office:value-type="float" office:value="2.97717" calcext:value-type="float">
            <text:p>2.98</text:p>
          </table:table-cell>
          <table:table-cell table:formula="of:=[$'Bundle Time'.L18]" office:value-type="float" office:value="1.76501" calcext:value-type="float">
            <text:p>1.77</text:p>
          </table:table-cell>
          <table:table-cell table:formula="of:=[$'Bundle Time'.M18]" office:value-type="float" office:value="48.0361" calcext:value-type="float">
            <text:p>48.04</text:p>
          </table:table-cell>
          <table:table-cell table:formula="of:=[$'Bundle Time'.N18]" office:value-type="float" office:value="35.45" calcext:value-type="float">
            <text:p>35.4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317" calcext:value-type="float">
            <text:p>10.32</text:p>
          </table:table-cell>
          <table:table-cell table:formula="of:=[$'ScSp Time'.J19]" office:value-type="float" office:value="5.99841" calcext:value-type="float">
            <text:p>6.00</text:p>
          </table:table-cell>
          <table:table-cell table:formula="of:=[$'ScSp Time'.K19]" office:value-type="float" office:value="5.16101" calcext:value-type="float">
            <text:p>5.16</text:p>
          </table:table-cell>
          <table:table-cell table:formula="of:=[$'ScSp Time'.L19]" office:value-type="float" office:value="6.21814" calcext:value-type="float">
            <text:p>6.22</text:p>
          </table:table-cell>
          <table:table-cell table:formula="of:=[$'ScSp Time'.M19]" office:value-type="float" office:value="48.6334" calcext:value-type="float">
            <text:p>48.63</text:p>
          </table:table-cell>
          <table:table-cell table:formula="of:=[$'ScSp Time'.N19]" office:value-type="float" office:value="23.6721" calcext:value-type="float">
            <text:p>23.67</text:p>
          </table:table-cell>
          <table:table-cell table:formula="of:=[$'McSp Time'.I19]" office:value-type="float" office:value="8.71616" calcext:value-type="float">
            <text:p>8.72</text:p>
          </table:table-cell>
          <table:table-cell table:formula="of:=[$'McSp Time'.J19]" office:value-type="float" office:value="6.28505" calcext:value-type="float">
            <text:p>6.29</text:p>
          </table:table-cell>
          <table:table-cell table:formula="of:=[$'McSp Time'.K19]" office:value-type="float" office:value="6.71969" calcext:value-type="float">
            <text:p>6.72</text:p>
          </table:table-cell>
          <table:table-cell table:formula="of:=[$'McSp Time'.L19]" office:value-type="float" office:value="5.36051" calcext:value-type="float">
            <text:p>5.36</text:p>
          </table:table-cell>
          <table:table-cell table:formula="of:=[$'McSp Time'.M19]" office:value-type="float" office:value="48.9996" calcext:value-type="float">
            <text:p>49.00</text:p>
          </table:table-cell>
          <table:table-cell table:formula="of:=[$'McSp Time'.N19]" office:value-type="float" office:value="23.919" calcext:value-type="float">
            <text:p>23.92</text:p>
          </table:table-cell>
          <table:table-cell table:formula="of:=[$'ScMp Time'.I19]" office:value-type="float" office:value="8.77757" calcext:value-type="float">
            <text:p>8.78</text:p>
          </table:table-cell>
          <table:table-cell table:formula="of:=[$'ScMp Time'.J19]" office:value-type="float" office:value="8.48755" calcext:value-type="float">
            <text:p>8.49</text:p>
          </table:table-cell>
          <table:table-cell table:formula="of:=[$'ScMp Time'.K19]" office:value-type="float" office:value="6.65827" calcext:value-type="float">
            <text:p>6.66</text:p>
          </table:table-cell>
          <table:table-cell table:formula="of:=[$'ScMp Time'.L19]" office:value-type="float" office:value="3.1368" calcext:value-type="float">
            <text:p>3.14</text:p>
          </table:table-cell>
          <table:table-cell table:formula="of:=[$'ScMp Time'.M19]" office:value-type="float" office:value="71.0322" calcext:value-type="float">
            <text:p>71.03</text:p>
          </table:table-cell>
          <table:table-cell table:formula="of:=[$'ScMp Time'.N19]" office:value-type="float" office:value="1.90757" calcext:value-type="float">
            <text:p>1.91</text:p>
          </table:table-cell>
          <table:table-cell table:formula="of:=[$'McMp Time'.I19]" office:value-type="float" office:value="4.5065" calcext:value-type="float">
            <text:p>4.51</text:p>
          </table:table-cell>
          <table:table-cell table:formula="of:=[$'McMp Time'.J19]" office:value-type="float" office:value="7.20032" calcext:value-type="float">
            <text:p>7.20</text:p>
          </table:table-cell>
          <table:table-cell table:formula="of:=[$'McMp Time'.K19]" office:value-type="float" office:value="10.9293" calcext:value-type="float">
            <text:p>10.93</text:p>
          </table:table-cell>
          <table:table-cell table:formula="of:=[$'McMp Time'.L19]" office:value-type="float" office:value="4.46819" calcext:value-type="float">
            <text:p>4.47</text:p>
          </table:table-cell>
          <table:table-cell table:formula="of:=[$'McMp Time'.M19]" office:value-type="float" office:value="56.5855" calcext:value-type="float">
            <text:p>56.59</text:p>
          </table:table-cell>
          <table:table-cell table:formula="of:=[$'McMp Time'.N19]" office:value-type="float" office:value="16.3102" calcext:value-type="float">
            <text:p>16.31</text:p>
          </table:table-cell>
          <table:table-cell table:formula="of:=[$'PC Time'.I19]" office:value-type="float" office:value="15.4358" calcext:value-type="float">
            <text:p>15.44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5.81595" calcext:value-type="float">
            <text:p>5.82</text:p>
          </table:table-cell>
          <table:table-cell table:formula="of:=[$'PC Time'.M19]" office:value-type="float" office:value="78.7482" calcext:value-type="float">
            <text:p>78.75</text:p>
          </table:table-cell>
          <table:table-cell table:formula="of:=[$'PC Time'.N19]" office:value-type="float" office:value="0" calcext:value-type="float">
            <text:p>0.00</text:p>
          </table:table-cell>
          <table:table-cell table:formula="of:=[$'BL2 Time'.I19]" office:value-type="float" office:value="15.4358" calcext:value-type="float">
            <text:p>15.44</text:p>
          </table:table-cell>
          <table:table-cell table:formula="of:=[$'BL2 Time'.J19]" office:value-type="float" office:value="5.7413" calcext:value-type="float">
            <text:p>5.74</text:p>
          </table:table-cell>
          <table:table-cell table:formula="of:=[$'BL2 Time'.K19]" office:value-type="float" office:value="0" calcext:value-type="float">
            <text:p>0.00</text:p>
          </table:table-cell>
          <table:table-cell table:formula="of:=[$'BL2 Time'.L19]" office:value-type="float" office:value="7.03495" calcext:value-type="float">
            <text:p>7.03</text:p>
          </table:table-cell>
          <table:table-cell table:formula="of:=[$'BL2 Time'.M19]" office:value-type="float" office:value="52.8506" calcext:value-type="float">
            <text:p>52.85</text:p>
          </table:table-cell>
          <table:table-cell table:formula="of:=[$'BL2 Time'.N19]" office:value-type="float" office:value="18.9373" calcext:value-type="float">
            <text:p>18.94</text:p>
          </table:table-cell>
          <table:table-cell table:formula="of:=[$'Bundle Time'.I19]" office:value-type="float" office:value="10.2889" calcext:value-type="float">
            <text:p>10.29</text:p>
          </table:table-cell>
          <table:table-cell table:formula="of:=[$'Bundle Time'.J19]" office:value-type="float" office:value="5.98209" calcext:value-type="float">
            <text:p>5.98</text:p>
          </table:table-cell>
          <table:table-cell table:formula="of:=[$'Bundle Time'.K19]" office:value-type="float" office:value="5.14696" calcext:value-type="float">
            <text:p>5.15</text:p>
          </table:table-cell>
          <table:table-cell table:formula="of:=[$'Bundle Time'.L19]" office:value-type="float" office:value="6.20121" calcext:value-type="float">
            <text:p>6.20</text:p>
          </table:table-cell>
          <table:table-cell table:formula="of:=[$'Bundle Time'.M19]" office:value-type="float" office:value="45.4077" calcext:value-type="float">
            <text:p>45.41</text:p>
          </table:table-cell>
          <table:table-cell table:formula="of:=[$'Bundle Time'.N19]" office:value-type="float" office:value="26.9731" calcext:value-type="float">
            <text:p>26.97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8.7464" calcext:value-type="float">
            <text:p>8.75</text:p>
          </table:table-cell>
          <table:table-cell table:formula="of:=[$'ScSp Time'.J20]" office:value-type="float" office:value="2.78736" calcext:value-type="float">
            <text:p>2.79</text:p>
          </table:table-cell>
          <table:table-cell table:formula="of:=[$'ScSp Time'.K20]" office:value-type="float" office:value="2.36599" calcext:value-type="float">
            <text:p>2.37</text:p>
          </table:table-cell>
          <table:table-cell table:formula="of:=[$'ScSp Time'.L20]" office:value-type="float" office:value="3.07953" calcext:value-type="float">
            <text:p>3.08</text:p>
          </table:table-cell>
          <table:table-cell table:formula="of:=[$'ScSp Time'.M20]" office:value-type="float" office:value="53.2979" calcext:value-type="float">
            <text:p>53.30</text:p>
          </table:table-cell>
          <table:table-cell table:formula="of:=[$'ScSp Time'.N20]" office:value-type="float" office:value="29.7228" calcext:value-type="float">
            <text:p>29.72</text:p>
          </table:table-cell>
          <table:table-cell table:formula="of:=[$'McSp Time'.I20]" office:value-type="float" office:value="8.23887" calcext:value-type="float">
            <text:p>8.24</text:p>
          </table:table-cell>
          <table:table-cell table:formula="of:=[$'McSp Time'.J20]" office:value-type="float" office:value="3.82806" calcext:value-type="float">
            <text:p>3.83</text:p>
          </table:table-cell>
          <table:table-cell table:formula="of:=[$'McSp Time'.K20]" office:value-type="float" office:value="5.61509" calcext:value-type="float">
            <text:p>5.62</text:p>
          </table:table-cell>
          <table:table-cell table:formula="of:=[$'McSp Time'.L20]" office:value-type="float" office:value="3.37287" calcext:value-type="float">
            <text:p>3.37</text:p>
          </table:table-cell>
          <table:table-cell table:formula="of:=[$'McSp Time'.M20]" office:value-type="float" office:value="73.2014" calcext:value-type="float">
            <text:p>73.20</text:p>
          </table:table-cell>
          <table:table-cell table:formula="of:=[$'McSp Time'.N20]" office:value-type="float" office:value="5.74371" calcext:value-type="float">
            <text:p>5.74</text:p>
          </table:table-cell>
          <table:table-cell table:formula="of:=[$'ScMp Time'.I20]" office:value-type="float" office:value="10.0885" calcext:value-type="float">
            <text:p>10.09</text:p>
          </table:table-cell>
          <table:table-cell table:formula="of:=[$'ScMp Time'.J20]" office:value-type="float" office:value="3.47397" calcext:value-type="float">
            <text:p>3.47</text:p>
          </table:table-cell>
          <table:table-cell table:formula="of:=[$'ScMp Time'.K20]" office:value-type="float" office:value="3.8749" calcext:value-type="float">
            <text:p>3.87</text:p>
          </table:table-cell>
          <table:table-cell table:formula="of:=[$'ScMp Time'.L20]" office:value-type="float" office:value="3.63393" calcext:value-type="float">
            <text:p>3.63</text:p>
          </table:table-cell>
          <table:table-cell table:formula="of:=[$'ScMp Time'.M20]" office:value-type="float" office:value="59.6938" calcext:value-type="float">
            <text:p>59.69</text:p>
          </table:table-cell>
          <table:table-cell table:formula="of:=[$'ScMp Time'.N20]" office:value-type="float" office:value="19.2349" calcext:value-type="float">
            <text:p>19.23</text:p>
          </table:table-cell>
          <table:table-cell table:formula="of:=[$'McMp Time'.I20]" office:value-type="float" office:value="8.19309" calcext:value-type="float">
            <text:p>8.19</text:p>
          </table:table-cell>
          <table:table-cell table:formula="of:=[$'McMp Time'.J20]" office:value-type="float" office:value="2.8716" calcext:value-type="float">
            <text:p>2.87</text:p>
          </table:table-cell>
          <table:table-cell table:formula="of:=[$'McMp Time'.K20]" office:value-type="float" office:value="3.14689" calcext:value-type="float">
            <text:p>3.15</text:p>
          </table:table-cell>
          <table:table-cell table:formula="of:=[$'McMp Time'.L20]" office:value-type="float" office:value="2.89098" calcext:value-type="float">
            <text:p>2.89</text:p>
          </table:table-cell>
          <table:table-cell table:formula="of:=[$'McMp Time'.M20]" office:value-type="float" office:value="79.6275" calcext:value-type="float">
            <text:p>79.63</text:p>
          </table:table-cell>
          <table:table-cell table:formula="of:=[$'McMp Time'.N20]" office:value-type="float" office:value="3.26994" calcext:value-type="float">
            <text:p>3.27</text:p>
          </table:table-cell>
          <table:table-cell table:formula="of:=[$'PC Time'.I20]" office:value-type="float" office:value="8.72334" calcext:value-type="float">
            <text:p>8.72</text:p>
          </table:table-cell>
          <table:table-cell table:formula="of:=[$'PC Time'.J20]" office:value-type="float" office:value="2.01459" calcext:value-type="float">
            <text:p>2.01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2.77481" calcext:value-type="float">
            <text:p>2.77</text:p>
          </table:table-cell>
          <table:table-cell table:formula="of:=[$'PC Time'.M20]" office:value-type="float" office:value="72.2173" calcext:value-type="float">
            <text:p>72.22</text:p>
          </table:table-cell>
          <table:table-cell table:formula="of:=[$'PC Time'.N20]" office:value-type="float" office:value="14.27" calcext:value-type="float">
            <text:p>14.27</text:p>
          </table:table-cell>
          <table:table-cell table:formula="of:=[$'BL2 Time'.I20]" office:value-type="float" office:value="10.7425" calcext:value-type="float">
            <text:p>10.74</text:p>
          </table:table-cell>
          <table:table-cell table:formula="of:=[$'BL2 Time'.J20]" office:value-type="float" office:value="2.38728" calcext:value-type="float">
            <text:p>2.39</text:p>
          </table:table-cell>
          <table:table-cell table:formula="of:=[$'BL2 Time'.K20]" office:value-type="float" office:value="0" calcext:value-type="float">
            <text:p>0.00</text:p>
          </table:table-cell>
          <table:table-cell table:formula="of:=[$'BL2 Time'.L20]" office:value-type="float" office:value="3.0643" calcext:value-type="float">
            <text:p>3.06</text:p>
          </table:table-cell>
          <table:table-cell table:formula="of:=[$'BL2 Time'.M20]" office:value-type="float" office:value="64.1546" calcext:value-type="float">
            <text:p>64.15</text:p>
          </table:table-cell>
          <table:table-cell table:formula="of:=[$'BL2 Time'.N20]" office:value-type="float" office:value="19.6513" calcext:value-type="float">
            <text:p>19.65</text:p>
          </table:table-cell>
          <table:table-cell table:formula="of:=[$'Bundle Time'.I20]" office:value-type="float" office:value="8.23922" calcext:value-type="float">
            <text:p>8.24</text:p>
          </table:table-cell>
          <table:table-cell table:formula="of:=[$'Bundle Time'.J20]" office:value-type="float" office:value="2.62573" calcext:value-type="float">
            <text:p>2.63</text:p>
          </table:table-cell>
          <table:table-cell table:formula="of:=[$'Bundle Time'.K20]" office:value-type="float" office:value="2.22879" calcext:value-type="float">
            <text:p>2.23</text:p>
          </table:table-cell>
          <table:table-cell table:formula="of:=[$'Bundle Time'.L20]" office:value-type="float" office:value="2.90095" calcext:value-type="float">
            <text:p>2.90</text:p>
          </table:table-cell>
          <table:table-cell table:formula="of:=[$'Bundle Time'.M20]" office:value-type="float" office:value="56.006" calcext:value-type="float">
            <text:p>56.01</text:p>
          </table:table-cell>
          <table:table-cell table:formula="of:=[$'Bundle Time'.N20]" office:value-type="float" office:value="27.9993" calcext:value-type="float">
            <text:p>28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9.96826" calcext:value-type="float">
            <text:p>9.97</text:p>
          </table:table-cell>
          <table:table-cell table:formula="of:=[$'ScSp Time'.J21]" office:value-type="float" office:value="3.46775" calcext:value-type="float">
            <text:p>3.47</text:p>
          </table:table-cell>
          <table:table-cell table:formula="of:=[$'ScSp Time'.K21]" office:value-type="float" office:value="2.86843" calcext:value-type="float">
            <text:p>2.87</text:p>
          </table:table-cell>
          <table:table-cell table:formula="of:=[$'ScSp Time'.L21]" office:value-type="float" office:value="4.12747" calcext:value-type="float">
            <text:p>4.13</text:p>
          </table:table-cell>
          <table:table-cell table:formula="of:=[$'ScSp Time'.M21]" office:value-type="float" office:value="59.006" calcext:value-type="float">
            <text:p>59.01</text:p>
          </table:table-cell>
          <table:table-cell table:formula="of:=[$'ScSp Time'.N21]" office:value-type="float" office:value="20.5621" calcext:value-type="float">
            <text:p>20.56</text:p>
          </table:table-cell>
          <table:table-cell table:formula="of:=[$'McSp Time'.I21]" office:value-type="float" office:value="5.95066" calcext:value-type="float">
            <text:p>5.95</text:p>
          </table:table-cell>
          <table:table-cell table:formula="of:=[$'McSp Time'.J21]" office:value-type="float" office:value="3.66718" calcext:value-type="float">
            <text:p>3.67</text:p>
          </table:table-cell>
          <table:table-cell table:formula="of:=[$'McSp Time'.K21]" office:value-type="float" office:value="6.18174" calcext:value-type="float">
            <text:p>6.18</text:p>
          </table:table-cell>
          <table:table-cell table:formula="of:=[$'McSp Time'.L21]" office:value-type="float" office:value="3.21098" calcext:value-type="float">
            <text:p>3.21</text:p>
          </table:table-cell>
          <table:table-cell table:formula="of:=[$'McSp Time'.M21]" office:value-type="float" office:value="76.4394" calcext:value-type="float">
            <text:p>76.44</text:p>
          </table:table-cell>
          <table:table-cell table:formula="of:=[$'McSp Time'.N21]" office:value-type="float" office:value="4.55003" calcext:value-type="float">
            <text:p>4.55</text:p>
          </table:table-cell>
          <table:table-cell table:formula="of:=[$'ScMp Time'.I21]" office:value-type="float" office:value="9.84519" calcext:value-type="float">
            <text:p>9.85</text:p>
          </table:table-cell>
          <table:table-cell table:formula="of:=[$'ScMp Time'.J21]" office:value-type="float" office:value="2.53615" calcext:value-type="float">
            <text:p>2.54</text:p>
          </table:table-cell>
          <table:table-cell table:formula="of:=[$'ScMp Time'.K21]" office:value-type="float" office:value="1.22171" calcext:value-type="float">
            <text:p>1.22</text:p>
          </table:table-cell>
          <table:table-cell table:formula="of:=[$'ScMp Time'.L21]" office:value-type="float" office:value="3.58194" calcext:value-type="float">
            <text:p>3.58</text:p>
          </table:table-cell>
          <table:table-cell table:formula="of:=[$'ScMp Time'.M21]" office:value-type="float" office:value="74.9366" calcext:value-type="float">
            <text:p>74.94</text:p>
          </table:table-cell>
          <table:table-cell table:formula="of:=[$'ScMp Time'.N21]" office:value-type="float" office:value="7.87841" calcext:value-type="float">
            <text:p>7.88</text:p>
          </table:table-cell>
          <table:table-cell table:formula="of:=[$'McMp Time'.I21]" office:value-type="float" office:value="6.06454" calcext:value-type="float">
            <text:p>6.06</text:p>
          </table:table-cell>
          <table:table-cell table:formula="of:=[$'McMp Time'.J21]" office:value-type="float" office:value="3.96733" calcext:value-type="float">
            <text:p>3.97</text:p>
          </table:table-cell>
          <table:table-cell table:formula="of:=[$'McMp Time'.K21]" office:value-type="float" office:value="4.9718" calcext:value-type="float">
            <text:p>4.97</text:p>
          </table:table-cell>
          <table:table-cell table:formula="of:=[$'McMp Time'.L21]" office:value-type="float" office:value="3.2629" calcext:value-type="float">
            <text:p>3.26</text:p>
          </table:table-cell>
          <table:table-cell table:formula="of:=[$'McMp Time'.M21]" office:value-type="float" office:value="73.5371" calcext:value-type="float">
            <text:p>73.54</text:p>
          </table:table-cell>
          <table:table-cell table:formula="of:=[$'McMp Time'.N21]" office:value-type="float" office:value="8.19633" calcext:value-type="float">
            <text:p>8.20</text:p>
          </table:table-cell>
          <table:table-cell table:formula="of:=[$'PC Time'.I21]" office:value-type="float" office:value="10.1268" calcext:value-type="float">
            <text:p>10.13</text:p>
          </table:table-cell>
          <table:table-cell table:formula="of:=[$'PC Time'.J21]" office:value-type="float" office:value="2.62438" calcext:value-type="float">
            <text:p>2.62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4.33563" calcext:value-type="float">
            <text:p>4.34</text:p>
          </table:table-cell>
          <table:table-cell table:formula="of:=[$'PC Time'.M21]" office:value-type="float" office:value="82.9132" calcext:value-type="float">
            <text:p>82.91</text:p>
          </table:table-cell>
          <table:table-cell table:formula="of:=[$'PC Time'.N21]" office:value-type="float" office:value="0.0000000000000286814" calcext:value-type="float">
            <text:p>0.00</text:p>
          </table:table-cell>
          <table:table-cell table:formula="of:=[$'BL2 Time'.I21]" office:value-type="float" office:value="10.4889" calcext:value-type="float">
            <text:p>10.49</text:p>
          </table:table-cell>
          <table:table-cell table:formula="of:=[$'BL2 Time'.J21]" office:value-type="float" office:value="2.71824" calcext:value-type="float">
            <text:p>2.72</text:p>
          </table:table-cell>
          <table:table-cell table:formula="of:=[$'BL2 Time'.K21]" office:value-type="float" office:value="0" calcext:value-type="float">
            <text:p>0.00</text:p>
          </table:table-cell>
          <table:table-cell table:formula="of:=[$'BL2 Time'.L21]" office:value-type="float" office:value="3.79614" calcext:value-type="float">
            <text:p>3.80</text:p>
          </table:table-cell>
          <table:table-cell table:formula="of:=[$'BL2 Time'.M21]" office:value-type="float" office:value="81.2632" calcext:value-type="float">
            <text:p>81.26</text:p>
          </table:table-cell>
          <table:table-cell table:formula="of:=[$'BL2 Time'.N21]" office:value-type="float" office:value="1.73351" calcext:value-type="float">
            <text:p>1.73</text:p>
          </table:table-cell>
          <table:table-cell table:formula="of:=[$'Bundle Time'.I21]" office:value-type="float" office:value="8.14513" calcext:value-type="float">
            <text:p>8.15</text:p>
          </table:table-cell>
          <table:table-cell table:formula="of:=[$'Bundle Time'.J21]" office:value-type="float" office:value="2.83353" calcext:value-type="float">
            <text:p>2.83</text:p>
          </table:table-cell>
          <table:table-cell table:formula="of:=[$'Bundle Time'.K21]" office:value-type="float" office:value="2.34381" calcext:value-type="float">
            <text:p>2.34</text:p>
          </table:table-cell>
          <table:table-cell table:formula="of:=[$'Bundle Time'.L21]" office:value-type="float" office:value="3.37259" calcext:value-type="float">
            <text:p>3.37</text:p>
          </table:table-cell>
          <table:table-cell table:formula="of:=[$'Bundle Time'.M21]" office:value-type="float" office:value="55.315" calcext:value-type="float">
            <text:p>55.32</text:p>
          </table:table-cell>
          <table:table-cell table:formula="of:=[$'Bundle Time'.N21]" office:value-type="float" office:value="27.9899" calcext:value-type="float">
            <text:p>27.99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8.687" calcext:value-type="float">
            <text:p>8.69</text:p>
          </table:table-cell>
          <table:table-cell table:formula="of:=[$'ScSp Time'.J22]" office:value-type="float" office:value="10.7735" calcext:value-type="float">
            <text:p>10.77</text:p>
          </table:table-cell>
          <table:table-cell table:formula="of:=[$'ScSp Time'.K22]" office:value-type="float" office:value="9.11052" calcext:value-type="float">
            <text:p>9.11</text:p>
          </table:table-cell>
          <table:table-cell table:formula="of:=[$'ScSp Time'.L22]" office:value-type="float" office:value="5.71276" calcext:value-type="float">
            <text:p>5.71</text:p>
          </table:table-cell>
          <table:table-cell table:formula="of:=[$'ScSp Time'.M22]" office:value-type="float" office:value="22.2583" calcext:value-type="float">
            <text:p>22.26</text:p>
          </table:table-cell>
          <table:table-cell table:formula="of:=[$'ScSp Time'.N22]" office:value-type="float" office:value="43.458" calcext:value-type="float">
            <text:p>43.46</text:p>
          </table:table-cell>
          <table:table-cell table:formula="of:=[$'McSp Time'.I22]" office:value-type="float" office:value="7.02359" calcext:value-type="float">
            <text:p>7.02</text:p>
          </table:table-cell>
          <table:table-cell table:formula="of:=[$'McSp Time'.J22]" office:value-type="float" office:value="11.5518" calcext:value-type="float">
            <text:p>11.55</text:p>
          </table:table-cell>
          <table:table-cell table:formula="of:=[$'McSp Time'.K22]" office:value-type="float" office:value="10.7739" calcext:value-type="float">
            <text:p>10.77</text:p>
          </table:table-cell>
          <table:table-cell table:formula="of:=[$'McSp Time'.L22]" office:value-type="float" office:value="6.07079" calcext:value-type="float">
            <text:p>6.07</text:p>
          </table:table-cell>
          <table:table-cell table:formula="of:=[$'McSp Time'.M22]" office:value-type="float" office:value="27.8762" calcext:value-type="float">
            <text:p>27.88</text:p>
          </table:table-cell>
          <table:table-cell table:formula="of:=[$'McSp Time'.N22]" office:value-type="float" office:value="36.7037" calcext:value-type="float">
            <text:p>36.70</text:p>
          </table:table-cell>
          <table:table-cell table:formula="of:=[$'ScMp Time'.I22]" office:value-type="float" office:value="8.09319" calcext:value-type="float">
            <text:p>8.09</text:p>
          </table:table-cell>
          <table:table-cell table:formula="of:=[$'ScMp Time'.J22]" office:value-type="float" office:value="13.4733" calcext:value-type="float">
            <text:p>13.47</text:p>
          </table:table-cell>
          <table:table-cell table:formula="of:=[$'ScMp Time'.K22]" office:value-type="float" office:value="9.77283" calcext:value-type="float">
            <text:p>9.77</text:p>
          </table:table-cell>
          <table:table-cell table:formula="of:=[$'ScMp Time'.L22]" office:value-type="float" office:value="3.68458" calcext:value-type="float">
            <text:p>3.68</text:p>
          </table:table-cell>
          <table:table-cell table:formula="of:=[$'ScMp Time'.M22]" office:value-type="float" office:value="49.7318" calcext:value-type="float">
            <text:p>49.73</text:p>
          </table:table-cell>
          <table:table-cell table:formula="of:=[$'ScMp Time'.N22]" office:value-type="float" office:value="15.2443" calcext:value-type="float">
            <text:p>15.24</text:p>
          </table:table-cell>
          <table:table-cell table:formula="of:=[$'McMp Time'.I22]" office:value-type="float" office:value="4.3319" calcext:value-type="float">
            <text:p>4.33</text:p>
          </table:table-cell>
          <table:table-cell table:formula="of:=[$'McMp Time'.J22]" office:value-type="float" office:value="13.4741" calcext:value-type="float">
            <text:p>13.47</text:p>
          </table:table-cell>
          <table:table-cell table:formula="of:=[$'McMp Time'.K22]" office:value-type="float" office:value="13.4656" calcext:value-type="float">
            <text:p>13.47</text:p>
          </table:table-cell>
          <table:table-cell table:formula="of:=[$'McMp Time'.L22]" office:value-type="float" office:value="3.20168" calcext:value-type="float">
            <text:p>3.20</text:p>
          </table:table-cell>
          <table:table-cell table:formula="of:=[$'McMp Time'.M22]" office:value-type="float" office:value="54.4604" calcext:value-type="float">
            <text:p>54.46</text:p>
          </table:table-cell>
          <table:table-cell table:formula="of:=[$'McMp Time'.N22]" office:value-type="float" office:value="11.0663" calcext:value-type="float">
            <text:p>11.07</text:p>
          </table:table-cell>
          <table:table-cell table:formula="of:=[$'PC Time'.I22]" office:value-type="float" office:value="17.7975" calcext:value-type="float">
            <text:p>17.8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8.28275" calcext:value-type="float">
            <text:p>8.28</text:p>
          </table:table-cell>
          <table:table-cell table:formula="of:=[$'PC Time'.M22]" office:value-type="float" office:value="73.9197" calcext:value-type="float">
            <text:p>73.92</text:p>
          </table:table-cell>
          <table:table-cell table:formula="of:=[$'PC Time'.N22]" office:value-type="float" office:value="0" calcext:value-type="float">
            <text:p>0.00</text:p>
          </table:table-cell>
          <table:table-cell table:formula="of:=[$'BL2 Time'.I22]" office:value-type="float" office:value="19.6836" calcext:value-type="float">
            <text:p>19.68</text:p>
          </table:table-cell>
          <table:table-cell table:formula="of:=[$'BL2 Time'.J22]" office:value-type="float" office:value="9.02201" calcext:value-type="float">
            <text:p>9.02</text:p>
          </table:table-cell>
          <table:table-cell table:formula="of:=[$'BL2 Time'.K22]" office:value-type="float" office:value="0" calcext:value-type="float">
            <text:p>0.00</text:p>
          </table:table-cell>
          <table:table-cell table:formula="of:=[$'BL2 Time'.L22]" office:value-type="float" office:value="9.68982" calcext:value-type="float">
            <text:p>9.69</text:p>
          </table:table-cell>
          <table:table-cell table:formula="of:=[$'BL2 Time'.M22]" office:value-type="float" office:value="58.4449" calcext:value-type="float">
            <text:p>58.44</text:p>
          </table:table-cell>
          <table:table-cell table:formula="of:=[$'BL2 Time'.N22]" office:value-type="float" office:value="3.15967" calcext:value-type="float">
            <text:p>3.16</text:p>
          </table:table-cell>
          <table:table-cell table:formula="of:=[$'Bundle Time'.I22]" office:value-type="float" office:value="7.75342" calcext:value-type="float">
            <text:p>7.75</text:p>
          </table:table-cell>
          <table:table-cell table:formula="of:=[$'Bundle Time'.J22]" office:value-type="float" office:value="11.5949" calcext:value-type="float">
            <text:p>11.59</text:p>
          </table:table-cell>
          <table:table-cell table:formula="of:=[$'Bundle Time'.K22]" office:value-type="float" office:value="10.0441" calcext:value-type="float">
            <text:p>10.04</text:p>
          </table:table-cell>
          <table:table-cell table:formula="of:=[$'Bundle Time'.L22]" office:value-type="float" office:value="5.959" calcext:value-type="float">
            <text:p>5.96</text:p>
          </table:table-cell>
          <table:table-cell table:formula="of:=[$'Bundle Time'.M22]" office:value-type="float" office:value="15.7015" calcext:value-type="float">
            <text:p>15.70</text:p>
          </table:table-cell>
          <table:table-cell table:formula="of:=[$'Bundle Time'.N22]" office:value-type="float" office:value="48.947" calcext:value-type="float">
            <text:p>48.95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5.03822" calcext:value-type="float">
            <text:p>5.04</text:p>
          </table:table-cell>
          <table:table-cell table:formula="of:=[$'ScSp Time'.J23]" office:value-type="float" office:value="12.4338" calcext:value-type="float">
            <text:p>12.43</text:p>
          </table:table-cell>
          <table:table-cell table:formula="of:=[$'ScSp Time'.K23]" office:value-type="float" office:value="10.9205" calcext:value-type="float">
            <text:p>10.92</text:p>
          </table:table-cell>
          <table:table-cell table:formula="of:=[$'ScSp Time'.L23]" office:value-type="float" office:value="4.81913" calcext:value-type="float">
            <text:p>4.82</text:p>
          </table:table-cell>
          <table:table-cell table:formula="of:=[$'ScSp Time'.M23]" office:value-type="float" office:value="12.1943" calcext:value-type="float">
            <text:p>12.19</text:p>
          </table:table-cell>
          <table:table-cell table:formula="of:=[$'ScSp Time'.N23]" office:value-type="float" office:value="54.594" calcext:value-type="float">
            <text:p>54.59</text:p>
          </table:table-cell>
          <table:table-cell table:formula="of:=[$'McSp Time'.I23]" office:value-type="float" office:value="0.92871" calcext:value-type="float">
            <text:p>0.93</text:p>
          </table:table-cell>
          <table:table-cell table:formula="of:=[$'McSp Time'.J23]" office:value-type="float" office:value="10.9618" calcext:value-type="float">
            <text:p>10.96</text:p>
          </table:table-cell>
          <table:table-cell table:formula="of:=[$'McSp Time'.K23]" office:value-type="float" office:value="12.5652" calcext:value-type="float">
            <text:p>12.57</text:p>
          </table:table-cell>
          <table:table-cell table:formula="of:=[$'McSp Time'.L23]" office:value-type="float" office:value="3.49813" calcext:value-type="float">
            <text:p>3.50</text:p>
          </table:table-cell>
          <table:table-cell table:formula="of:=[$'McSp Time'.M23]" office:value-type="float" office:value="25.2021" calcext:value-type="float">
            <text:p>25.20</text:p>
          </table:table-cell>
          <table:table-cell table:formula="of:=[$'McSp Time'.N23]" office:value-type="float" office:value="46.8441" calcext:value-type="float">
            <text:p>46.84</text:p>
          </table:table-cell>
          <table:table-cell table:formula="of:=[$'ScMp Time'.I23]" office:value-type="float" office:value="7.14883" calcext:value-type="float">
            <text:p>7.15</text:p>
          </table:table-cell>
          <table:table-cell table:formula="of:=[$'ScMp Time'.J23]" office:value-type="float" office:value="11.2235" calcext:value-type="float">
            <text:p>11.22</text:p>
          </table:table-cell>
          <table:table-cell table:formula="of:=[$'ScMp Time'.K23]" office:value-type="float" office:value="7.78193" calcext:value-type="float">
            <text:p>7.78</text:p>
          </table:table-cell>
          <table:table-cell table:formula="of:=[$'ScMp Time'.L23]" office:value-type="float" office:value="3.95093" calcext:value-type="float">
            <text:p>3.95</text:p>
          </table:table-cell>
          <table:table-cell table:formula="of:=[$'ScMp Time'.M23]" office:value-type="float" office:value="47.2666" calcext:value-type="float">
            <text:p>47.27</text:p>
          </table:table-cell>
          <table:table-cell table:formula="of:=[$'ScMp Time'.N23]" office:value-type="float" office:value="22.6282" calcext:value-type="float">
            <text:p>22.63</text:p>
          </table:table-cell>
          <table:table-cell table:formula="of:=[$'McMp Time'.I23]" office:value-type="float" office:value="7.35861" calcext:value-type="float">
            <text:p>7.36</text:p>
          </table:table-cell>
          <table:table-cell table:formula="of:=[$'McMp Time'.J23]" office:value-type="float" office:value="13.6455" calcext:value-type="float">
            <text:p>13.65</text:p>
          </table:table-cell>
          <table:table-cell table:formula="of:=[$'McMp Time'.K23]" office:value-type="float" office:value="8.48316" calcext:value-type="float">
            <text:p>8.48</text:p>
          </table:table-cell>
          <table:table-cell table:formula="of:=[$'McMp Time'.L23]" office:value-type="float" office:value="2.15723" calcext:value-type="float">
            <text:p>2.16</text:p>
          </table:table-cell>
          <table:table-cell table:formula="of:=[$'McMp Time'.M23]" office:value-type="float" office:value="50.1801" calcext:value-type="float">
            <text:p>50.18</text:p>
          </table:table-cell>
          <table:table-cell table:formula="of:=[$'McMp Time'.N23]" office:value-type="float" office:value="18.1754" calcext:value-type="float">
            <text:p>18.18</text:p>
          </table:table-cell>
          <table:table-cell table:formula="of:=[$'PC Time'.I23]" office:value-type="float" office:value="12.4015" calcext:value-type="float">
            <text:p>12.40</text:p>
          </table:table-cell>
          <table:table-cell table:formula="of:=[$'PC Time'.J23]" office:value-type="float" office:value="7.99851" calcext:value-type="float">
            <text:p>8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5.6766" calcext:value-type="float">
            <text:p>5.68</text:p>
          </table:table-cell>
          <table:table-cell table:formula="of:=[$'PC Time'.M23]" office:value-type="float" office:value="54.8314" calcext:value-type="float">
            <text:p>54.83</text:p>
          </table:table-cell>
          <table:table-cell table:formula="of:=[$'PC Time'.N23]" office:value-type="float" office:value="19.092" calcext:value-type="float">
            <text:p>19.09</text:p>
          </table:table-cell>
          <table:table-cell table:formula="of:=[$'BL2 Time'.I23]" office:value-type="float" office:value="13.0389" calcext:value-type="float">
            <text:p>13.04</text:p>
          </table:table-cell>
          <table:table-cell table:formula="of:=[$'BL2 Time'.J23]" office:value-type="float" office:value="8.40069" calcext:value-type="float">
            <text:p>8.40</text:p>
          </table:table-cell>
          <table:table-cell table:formula="of:=[$'BL2 Time'.K23]" office:value-type="float" office:value="0" calcext:value-type="float">
            <text:p>0.00</text:p>
          </table:table-cell>
          <table:table-cell table:formula="of:=[$'BL2 Time'.L23]" office:value-type="float" office:value="5.28358" calcext:value-type="float">
            <text:p>5.28</text:p>
          </table:table-cell>
          <table:table-cell table:formula="of:=[$'BL2 Time'.M23]" office:value-type="float" office:value="48.0318" calcext:value-type="float">
            <text:p>48.03</text:p>
          </table:table-cell>
          <table:table-cell table:formula="of:=[$'BL2 Time'.N23]" office:value-type="float" office:value="25.245" calcext:value-type="float">
            <text:p>25.25</text:p>
          </table:table-cell>
          <table:table-cell table:formula="of:=[$'Bundle Time'.I23]" office:value-type="float" office:value="3.45194" calcext:value-type="float">
            <text:p>3.45</text:p>
          </table:table-cell>
          <table:table-cell table:formula="of:=[$'Bundle Time'.J23]" office:value-type="float" office:value="8.22903" calcext:value-type="float">
            <text:p>8.23</text:p>
          </table:table-cell>
          <table:table-cell table:formula="of:=[$'Bundle Time'.K23]" office:value-type="float" office:value="7.22205" calcext:value-type="float">
            <text:p>7.22</text:p>
          </table:table-cell>
          <table:table-cell table:formula="of:=[$'Bundle Time'.L23]" office:value-type="float" office:value="3.21912" calcext:value-type="float">
            <text:p>3.22</text:p>
          </table:table-cell>
          <table:table-cell table:formula="of:=[$'Bundle Time'.M23]" office:value-type="float" office:value="17.6768" calcext:value-type="float">
            <text:p>17.68</text:p>
          </table:table-cell>
          <table:table-cell table:formula="of:=[$'Bundle Time'.N23]" office:value-type="float" office:value="60.201" calcext:value-type="float">
            <text:p>60.2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6.78479" calcext:value-type="float">
            <text:p>6.78</text:p>
          </table:table-cell>
          <table:table-cell table:formula="of:=[$'ScSp Time'.J24]" office:value-type="float" office:value="16.0441" calcext:value-type="float">
            <text:p>16.04</text:p>
          </table:table-cell>
          <table:table-cell table:formula="of:=[$'ScSp Time'.K24]" office:value-type="float" office:value="11.8682" calcext:value-type="float">
            <text:p>11.87</text:p>
          </table:table-cell>
          <table:table-cell table:formula="of:=[$'ScSp Time'.L24]" office:value-type="float" office:value="6.51678" calcext:value-type="float">
            <text:p>6.52</text:p>
          </table:table-cell>
          <table:table-cell table:formula="of:=[$'ScSp Time'.M24]" office:value-type="float" office:value="19.0601" calcext:value-type="float">
            <text:p>19.06</text:p>
          </table:table-cell>
          <table:table-cell table:formula="of:=[$'ScSp Time'.N24]" office:value-type="float" office:value="39.7261" calcext:value-type="float">
            <text:p>39.73</text:p>
          </table:table-cell>
          <table:table-cell table:formula="of:=[$'McSp Time'.I24]" office:value-type="float" office:value="4.5691" calcext:value-type="float">
            <text:p>4.57</text:p>
          </table:table-cell>
          <table:table-cell table:formula="of:=[$'McSp Time'.J24]" office:value-type="float" office:value="15.2216" calcext:value-type="float">
            <text:p>15.22</text:p>
          </table:table-cell>
          <table:table-cell table:formula="of:=[$'McSp Time'.K24]" office:value-type="float" office:value="12.478" calcext:value-type="float">
            <text:p>12.48</text:p>
          </table:table-cell>
          <table:table-cell table:formula="of:=[$'McSp Time'.L24]" office:value-type="float" office:value="5.55153" calcext:value-type="float">
            <text:p>5.55</text:p>
          </table:table-cell>
          <table:table-cell table:formula="of:=[$'McSp Time'.M24]" office:value-type="float" office:value="21.3263" calcext:value-type="float">
            <text:p>21.33</text:p>
          </table:table-cell>
          <table:table-cell table:formula="of:=[$'McSp Time'.N24]" office:value-type="float" office:value="40.8535" calcext:value-type="float">
            <text:p>40.85</text:p>
          </table:table-cell>
          <table:table-cell table:formula="of:=[$'ScMp Time'.I24]" office:value-type="float" office:value="7.59511" calcext:value-type="float">
            <text:p>7.60</text:p>
          </table:table-cell>
          <table:table-cell table:formula="of:=[$'ScMp Time'.J24]" office:value-type="float" office:value="12.208" calcext:value-type="float">
            <text:p>12.21</text:p>
          </table:table-cell>
          <table:table-cell table:formula="of:=[$'ScMp Time'.K24]" office:value-type="float" office:value="8.39846" calcext:value-type="float">
            <text:p>8.40</text:p>
          </table:table-cell>
          <table:table-cell table:formula="of:=[$'ScMp Time'.L24]" office:value-type="float" office:value="7.40126" calcext:value-type="float">
            <text:p>7.40</text:p>
          </table:table-cell>
          <table:table-cell table:formula="of:=[$'ScMp Time'.M24]" office:value-type="float" office:value="43.971" calcext:value-type="float">
            <text:p>43.97</text:p>
          </table:table-cell>
          <table:table-cell table:formula="of:=[$'ScMp Time'.N24]" office:value-type="float" office:value="20.4262" calcext:value-type="float">
            <text:p>20.43</text:p>
          </table:table-cell>
          <table:table-cell table:formula="of:=[$'McMp Time'.I24]" office:value-type="float" office:value="5.69268" calcext:value-type="float">
            <text:p>5.69</text:p>
          </table:table-cell>
          <table:table-cell table:formula="of:=[$'McMp Time'.J24]" office:value-type="float" office:value="12.7835" calcext:value-type="float">
            <text:p>12.78</text:p>
          </table:table-cell>
          <table:table-cell table:formula="of:=[$'McMp Time'.K24]" office:value-type="float" office:value="10.3446" calcext:value-type="float">
            <text:p>10.34</text:p>
          </table:table-cell>
          <table:table-cell table:formula="of:=[$'McMp Time'.L24]" office:value-type="float" office:value="6.36873" calcext:value-type="float">
            <text:p>6.37</text:p>
          </table:table-cell>
          <table:table-cell table:formula="of:=[$'McMp Time'.M24]" office:value-type="float" office:value="51.1859" calcext:value-type="float">
            <text:p>51.19</text:p>
          </table:table-cell>
          <table:table-cell table:formula="of:=[$'McMp Time'.N24]" office:value-type="float" office:value="13.6245" calcext:value-type="float">
            <text:p>13.62</text:p>
          </table:table-cell>
          <table:table-cell table:formula="of:=[$'PC Time'.I24]" office:value-type="float" office:value="15.9936" calcext:value-type="float">
            <text:p>15.99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10.6" calcext:value-type="float">
            <text:p>10.60</text:p>
          </table:table-cell>
          <table:table-cell table:formula="of:=[$'PC Time'.M24]" office:value-type="float" office:value="73.4064" calcext:value-type="float">
            <text:p>73.41</text:p>
          </table:table-cell>
          <table:table-cell table:formula="of:=[$'PC Time'.N24]" office:value-type="float" office:value="0" calcext:value-type="float">
            <text:p>0.00</text:p>
          </table:table-cell>
          <table:table-cell table:formula="of:=[$'BL2 Time'.I24]" office:value-type="float" office:value="16.0373" calcext:value-type="float">
            <text:p>16.04</text:p>
          </table:table-cell>
          <table:table-cell table:formula="of:=[$'BL2 Time'.J24]" office:value-type="float" office:value="8.3127" calcext:value-type="float">
            <text:p>8.31</text:p>
          </table:table-cell>
          <table:table-cell table:formula="of:=[$'BL2 Time'.K24]" office:value-type="float" office:value="0" calcext:value-type="float">
            <text:p>0.00</text:p>
          </table:table-cell>
          <table:table-cell table:formula="of:=[$'BL2 Time'.L24]" office:value-type="float" office:value="11.1933" calcext:value-type="float">
            <text:p>11.19</text:p>
          </table:table-cell>
          <table:table-cell table:formula="of:=[$'BL2 Time'.M24]" office:value-type="float" office:value="55.2408" calcext:value-type="float">
            <text:p>55.24</text:p>
          </table:table-cell>
          <table:table-cell table:formula="of:=[$'BL2 Time'.N24]" office:value-type="float" office:value="9.21596" calcext:value-type="float">
            <text:p>9.22</text:p>
          </table:table-cell>
          <table:table-cell table:formula="of:=[$'Bundle Time'.I24]" office:value-type="float" office:value="5.82919" calcext:value-type="float">
            <text:p>5.83</text:p>
          </table:table-cell>
          <table:table-cell table:formula="of:=[$'Bundle Time'.J24]" office:value-type="float" office:value="14.1282" calcext:value-type="float">
            <text:p>14.13</text:p>
          </table:table-cell>
          <table:table-cell table:formula="of:=[$'Bundle Time'.K24]" office:value-type="float" office:value="10.1644" calcext:value-type="float">
            <text:p>10.16</text:p>
          </table:table-cell>
          <table:table-cell table:formula="of:=[$'Bundle Time'.L24]" office:value-type="float" office:value="5.0206" calcext:value-type="float">
            <text:p>5.02</text:p>
          </table:table-cell>
          <table:table-cell table:formula="of:=[$'Bundle Time'.M24]" office:value-type="float" office:value="9.71057" calcext:value-type="float">
            <text:p>9.71</text:p>
          </table:table-cell>
          <table:table-cell table:formula="of:=[$'Bundle Time'.N24]" office:value-type="float" office:value="55.1471" calcext:value-type="float">
            <text:p>55.1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9.27715" calcext:value-type="float">
            <text:p>9.28</text:p>
          </table:table-cell>
          <table:table-cell table:formula="of:=[$'ScSp Time'.J25]" office:value-type="float" office:value="11.0557" calcext:value-type="float">
            <text:p>11.06</text:p>
          </table:table-cell>
          <table:table-cell table:formula="of:=[$'ScSp Time'.K25]" office:value-type="float" office:value="7.51634" calcext:value-type="float">
            <text:p>7.52</text:p>
          </table:table-cell>
          <table:table-cell table:formula="of:=[$'ScSp Time'.L25]" office:value-type="float" office:value="3.95194" calcext:value-type="float">
            <text:p>3.95</text:p>
          </table:table-cell>
          <table:table-cell table:formula="of:=[$'ScSp Time'.M25]" office:value-type="float" office:value="32.7925" calcext:value-type="float">
            <text:p>32.79</text:p>
          </table:table-cell>
          <table:table-cell table:formula="of:=[$'ScSp Time'.N25]" office:value-type="float" office:value="35.4063" calcext:value-type="float">
            <text:p>35.41</text:p>
          </table:table-cell>
          <table:table-cell table:formula="of:=[$'McSp Time'.I25]" office:value-type="float" office:value="4.85833" calcext:value-type="float">
            <text:p>4.86</text:p>
          </table:table-cell>
          <table:table-cell table:formula="of:=[$'McSp Time'.J25]" office:value-type="float" office:value="11.5306" calcext:value-type="float">
            <text:p>11.53</text:p>
          </table:table-cell>
          <table:table-cell table:formula="of:=[$'McSp Time'.K25]" office:value-type="float" office:value="14.6807" calcext:value-type="float">
            <text:p>14.68</text:p>
          </table:table-cell>
          <table:table-cell table:formula="of:=[$'McSp Time'.L25]" office:value-type="float" office:value="6.01129" calcext:value-type="float">
            <text:p>6.01</text:p>
          </table:table-cell>
          <table:table-cell table:formula="of:=[$'McSp Time'.M25]" office:value-type="float" office:value="39.3502" calcext:value-type="float">
            <text:p>39.35</text:p>
          </table:table-cell>
          <table:table-cell table:formula="of:=[$'McSp Time'.N25]" office:value-type="float" office:value="23.5689" calcext:value-type="float">
            <text:p>23.57</text:p>
          </table:table-cell>
          <table:table-cell table:formula="of:=[$'ScMp Time'.I25]" office:value-type="float" office:value="11.867" calcext:value-type="float">
            <text:p>11.87</text:p>
          </table:table-cell>
          <table:table-cell table:formula="of:=[$'ScMp Time'.J25]" office:value-type="float" office:value="14.5135" calcext:value-type="float">
            <text:p>14.51</text:p>
          </table:table-cell>
          <table:table-cell table:formula="of:=[$'ScMp Time'.K25]" office:value-type="float" office:value="8.54976" calcext:value-type="float">
            <text:p>8.55</text:p>
          </table:table-cell>
          <table:table-cell table:formula="of:=[$'ScMp Time'.L25]" office:value-type="float" office:value="3.73234" calcext:value-type="float">
            <text:p>3.73</text:p>
          </table:table-cell>
          <table:table-cell table:formula="of:=[$'ScMp Time'.M25]" office:value-type="float" office:value="58.8146" calcext:value-type="float">
            <text:p>58.81</text:p>
          </table:table-cell>
          <table:table-cell table:formula="of:=[$'ScMp Time'.N25]" office:value-type="float" office:value="2.52291" calcext:value-type="float">
            <text:p>2.52</text:p>
          </table:table-cell>
          <table:table-cell table:formula="of:=[$'McMp Time'.I25]" office:value-type="float" office:value="3.02696" calcext:value-type="float">
            <text:p>3.03</text:p>
          </table:table-cell>
          <table:table-cell table:formula="of:=[$'McMp Time'.J25]" office:value-type="float" office:value="18.0914" calcext:value-type="float">
            <text:p>18.09</text:p>
          </table:table-cell>
          <table:table-cell table:formula="of:=[$'McMp Time'.K25]" office:value-type="float" office:value="19.6231" calcext:value-type="float">
            <text:p>19.62</text:p>
          </table:table-cell>
          <table:table-cell table:formula="of:=[$'McMp Time'.L25]" office:value-type="float" office:value="3.08388" calcext:value-type="float">
            <text:p>3.08</text:p>
          </table:table-cell>
          <table:table-cell table:formula="of:=[$'McMp Time'.M25]" office:value-type="float" office:value="24.2319" calcext:value-type="float">
            <text:p>24.23</text:p>
          </table:table-cell>
          <table:table-cell table:formula="of:=[$'McMp Time'.N25]" office:value-type="float" office:value="31.9428" calcext:value-type="float">
            <text:p>31.94</text:p>
          </table:table-cell>
          <table:table-cell table:formula="of:=[$'PC Time'.I25]" office:value-type="float" office:value="16.7935" calcext:value-type="float">
            <text:p>16.79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6.8833" calcext:value-type="float">
            <text:p>6.88</text:p>
          </table:table-cell>
          <table:table-cell table:formula="of:=[$'PC Time'.M25]" office:value-type="float" office:value="76.3232" calcext:value-type="float">
            <text:p>76.32</text:p>
          </table:table-cell>
          <table:table-cell table:formula="of:=[$'PC Time'.N25]" office:value-type="float" office:value="0" calcext:value-type="float">
            <text:p>0.00</text:p>
          </table:table-cell>
          <table:table-cell table:formula="of:=[$'BL2 Time'.I25]" office:value-type="float" office:value="18.8744" calcext:value-type="float">
            <text:p>18.87</text:p>
          </table:table-cell>
          <table:table-cell table:formula="of:=[$'BL2 Time'.J25]" office:value-type="float" office:value="10.8999" calcext:value-type="float">
            <text:p>10.90</text:p>
          </table:table-cell>
          <table:table-cell table:formula="of:=[$'BL2 Time'.K25]" office:value-type="float" office:value="0" calcext:value-type="float">
            <text:p>0.00</text:p>
          </table:table-cell>
          <table:table-cell table:formula="of:=[$'BL2 Time'.L25]" office:value-type="float" office:value="6.30153" calcext:value-type="float">
            <text:p>6.30</text:p>
          </table:table-cell>
          <table:table-cell table:formula="of:=[$'BL2 Time'.M25]" office:value-type="float" office:value="55.9978" calcext:value-type="float">
            <text:p>56.00</text:p>
          </table:table-cell>
          <table:table-cell table:formula="of:=[$'BL2 Time'.N25]" office:value-type="float" office:value="7.92634" calcext:value-type="float">
            <text:p>7.93</text:p>
          </table:table-cell>
          <table:table-cell table:formula="of:=[$'Bundle Time'.I25]" office:value-type="float" office:value="9.27715" calcext:value-type="float">
            <text:p>9.28</text:p>
          </table:table-cell>
          <table:table-cell table:formula="of:=[$'Bundle Time'.J25]" office:value-type="float" office:value="11.0557" calcext:value-type="float">
            <text:p>11.06</text:p>
          </table:table-cell>
          <table:table-cell table:formula="of:=[$'Bundle Time'.K25]" office:value-type="float" office:value="7.51634" calcext:value-type="float">
            <text:p>7.52</text:p>
          </table:table-cell>
          <table:table-cell table:formula="of:=[$'Bundle Time'.L25]" office:value-type="float" office:value="3.91823" calcext:value-type="float">
            <text:p>3.92</text:p>
          </table:table-cell>
          <table:table-cell table:formula="of:=[$'Bundle Time'.M25]" office:value-type="float" office:value="35.1855" calcext:value-type="float">
            <text:p>35.19</text:p>
          </table:table-cell>
          <table:table-cell table:formula="of:=[$'Bundle Time'.N25]" office:value-type="float" office:value="33.0471" calcext:value-type="float">
            <text:p>33.05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10.4186" calcext:value-type="float">
            <text:p>10.42</text:p>
          </table:table-cell>
          <table:table-cell table:formula="of:=[$'ScSp Time'.J26]" office:value-type="float" office:value="17.0905" calcext:value-type="float">
            <text:p>17.09</text:p>
          </table:table-cell>
          <table:table-cell table:formula="of:=[$'ScSp Time'.K26]" office:value-type="float" office:value="9.0713" calcext:value-type="float">
            <text:p>9.07</text:p>
          </table:table-cell>
          <table:table-cell table:formula="of:=[$'ScSp Time'.L26]" office:value-type="float" office:value="7.8477" calcext:value-type="float">
            <text:p>7.85</text:p>
          </table:table-cell>
          <table:table-cell table:formula="of:=[$'ScSp Time'.M26]" office:value-type="float" office:value="35.088" calcext:value-type="float">
            <text:p>35.09</text:p>
          </table:table-cell>
          <table:table-cell table:formula="of:=[$'ScSp Time'.N26]" office:value-type="float" office:value="20.4839" calcext:value-type="float">
            <text:p>20.48</text:p>
          </table:table-cell>
          <table:table-cell table:formula="of:=[$'McSp Time'.I26]" office:value-type="float" office:value="4.90286" calcext:value-type="float">
            <text:p>4.90</text:p>
          </table:table-cell>
          <table:table-cell table:formula="of:=[$'McSp Time'.J26]" office:value-type="float" office:value="12.4193" calcext:value-type="float">
            <text:p>12.42</text:p>
          </table:table-cell>
          <table:table-cell table:formula="of:=[$'McSp Time'.K26]" office:value-type="float" office:value="8.66986" calcext:value-type="float">
            <text:p>8.67</text:p>
          </table:table-cell>
          <table:table-cell table:formula="of:=[$'McSp Time'.L26]" office:value-type="float" office:value="4.76714" calcext:value-type="float">
            <text:p>4.77</text:p>
          </table:table-cell>
          <table:table-cell table:formula="of:=[$'McSp Time'.M26]" office:value-type="float" office:value="24.9536" calcext:value-type="float">
            <text:p>24.95</text:p>
          </table:table-cell>
          <table:table-cell table:formula="of:=[$'McSp Time'.N26]" office:value-type="float" office:value="44.2873" calcext:value-type="float">
            <text:p>44.29</text:p>
          </table:table-cell>
          <table:table-cell table:formula="of:=[$'ScMp Time'.I26]" office:value-type="float" office:value="9.08744" calcext:value-type="float">
            <text:p>9.09</text:p>
          </table:table-cell>
          <table:table-cell table:formula="of:=[$'ScMp Time'.J26]" office:value-type="float" office:value="20.3612" calcext:value-type="float">
            <text:p>20.36</text:p>
          </table:table-cell>
          <table:table-cell table:formula="of:=[$'ScMp Time'.K26]" office:value-type="float" office:value="10.7414" calcext:value-type="float">
            <text:p>10.74</text:p>
          </table:table-cell>
          <table:table-cell table:formula="of:=[$'ScMp Time'.L26]" office:value-type="float" office:value="4.49465" calcext:value-type="float">
            <text:p>4.49</text:p>
          </table:table-cell>
          <table:table-cell table:formula="of:=[$'ScMp Time'.M26]" office:value-type="float" office:value="27.8238" calcext:value-type="float">
            <text:p>27.82</text:p>
          </table:table-cell>
          <table:table-cell table:formula="of:=[$'ScMp Time'.N26]" office:value-type="float" office:value="27.4915" calcext:value-type="float">
            <text:p>27.49</text:p>
          </table:table-cell>
          <table:table-cell table:formula="of:=[$'McMp Time'.I26]" office:value-type="float" office:value="2.5584" calcext:value-type="float">
            <text:p>2.56</text:p>
          </table:table-cell>
          <table:table-cell table:formula="of:=[$'McMp Time'.J26]" office:value-type="float" office:value="13.8809" calcext:value-type="float">
            <text:p>13.88</text:p>
          </table:table-cell>
          <table:table-cell table:formula="of:=[$'McMp Time'.K26]" office:value-type="float" office:value="11.257" calcext:value-type="float">
            <text:p>11.26</text:p>
          </table:table-cell>
          <table:table-cell table:formula="of:=[$'McMp Time'.L26]" office:value-type="float" office:value="1.14272" calcext:value-type="float">
            <text:p>1.14</text:p>
          </table:table-cell>
          <table:table-cell table:formula="of:=[$'McMp Time'.M26]" office:value-type="float" office:value="60.9056" calcext:value-type="float">
            <text:p>60.91</text:p>
          </table:table-cell>
          <table:table-cell table:formula="of:=[$'McMp Time'.N26]" office:value-type="float" office:value="10.2555" calcext:value-type="float">
            <text:p>10.26</text:p>
          </table:table-cell>
          <table:table-cell table:formula="of:=[$'PC Time'.I26]" office:value-type="float" office:value="13.5727" calcext:value-type="float">
            <text:p>13.57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2.87724" calcext:value-type="float">
            <text:p>2.88</text:p>
          </table:table-cell>
          <table:table-cell table:formula="of:=[$'PC Time'.M26]" office:value-type="float" office:value="83.55" calcext:value-type="float">
            <text:p>83.55</text:p>
          </table:table-cell>
          <table:table-cell table:formula="of:=[$'PC Time'.N26]" office:value-type="float" office:value="0" calcext:value-type="float">
            <text:p>0.00</text:p>
          </table:table-cell>
          <table:table-cell table:formula="of:=[$'BL2 Time'.I26]" office:value-type="float" office:value="13.6705" calcext:value-type="float">
            <text:p>13.67</text:p>
          </table:table-cell>
          <table:table-cell table:formula="of:=[$'BL2 Time'.J26]" office:value-type="float" office:value="11.2636" calcext:value-type="float">
            <text:p>11.26</text:p>
          </table:table-cell>
          <table:table-cell table:formula="of:=[$'BL2 Time'.K26]" office:value-type="float" office:value="0" calcext:value-type="float">
            <text:p>0.00</text:p>
          </table:table-cell>
          <table:table-cell table:formula="of:=[$'BL2 Time'.L26]" office:value-type="float" office:value="4.47664" calcext:value-type="float">
            <text:p>4.48</text:p>
          </table:table-cell>
          <table:table-cell table:formula="of:=[$'BL2 Time'.M26]" office:value-type="float" office:value="60.4342" calcext:value-type="float">
            <text:p>60.43</text:p>
          </table:table-cell>
          <table:table-cell table:formula="of:=[$'BL2 Time'.N26]" office:value-type="float" office:value="10.155" calcext:value-type="float">
            <text:p>10.16</text:p>
          </table:table-cell>
          <table:table-cell table:formula="of:=[$'Bundle Time'.I26]" office:value-type="float" office:value="7.20564" calcext:value-type="float">
            <text:p>7.21</text:p>
          </table:table-cell>
          <table:table-cell table:formula="of:=[$'Bundle Time'.J26]" office:value-type="float" office:value="11.9097" calcext:value-type="float">
            <text:p>11.91</text:p>
          </table:table-cell>
          <table:table-cell table:formula="of:=[$'Bundle Time'.K26]" office:value-type="float" office:value="6.36709" calcext:value-type="float">
            <text:p>6.37</text:p>
          </table:table-cell>
          <table:table-cell table:formula="of:=[$'Bundle Time'.L26]" office:value-type="float" office:value="5.41358" calcext:value-type="float">
            <text:p>5.41</text:p>
          </table:table-cell>
          <table:table-cell table:formula="of:=[$'Bundle Time'.M26]" office:value-type="float" office:value="17.103" calcext:value-type="float">
            <text:p>17.10</text:p>
          </table:table-cell>
          <table:table-cell table:formula="of:=[$'Bundle Time'.N26]" office:value-type="float" office:value="52.001" calcext:value-type="float">
            <text:p>52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5.82202" calcext:value-type="float">
            <text:p>5.82</text:p>
          </table:table-cell>
          <table:table-cell table:formula="of:=[$'ScSp Time'.J27]" office:value-type="float" office:value="12.9952" calcext:value-type="float">
            <text:p>13.00</text:p>
          </table:table-cell>
          <table:table-cell table:formula="of:=[$'ScSp Time'.K27]" office:value-type="float" office:value="9.73232" calcext:value-type="float">
            <text:p>9.73</text:p>
          </table:table-cell>
          <table:table-cell table:formula="of:=[$'ScSp Time'.L27]" office:value-type="float" office:value="4.87135" calcext:value-type="float">
            <text:p>4.87</text:p>
          </table:table-cell>
          <table:table-cell table:formula="of:=[$'ScSp Time'.M27]" office:value-type="float" office:value="5.8555" calcext:value-type="float">
            <text:p>5.86</text:p>
          </table:table-cell>
          <table:table-cell table:formula="of:=[$'ScSp Time'.N27]" office:value-type="float" office:value="60.7236" calcext:value-type="float">
            <text:p>60.72</text:p>
          </table:table-cell>
          <table:table-cell table:formula="of:=[$'McSp Time'.I27]" office:value-type="float" office:value="5.89068" calcext:value-type="float">
            <text:p>5.89</text:p>
          </table:table-cell>
          <table:table-cell table:formula="of:=[$'McSp Time'.J27]" office:value-type="float" office:value="12.0115" calcext:value-type="float">
            <text:p>12.01</text:p>
          </table:table-cell>
          <table:table-cell table:formula="of:=[$'McSp Time'.K27]" office:value-type="float" office:value="9.84709" calcext:value-type="float">
            <text:p>9.85</text:p>
          </table:table-cell>
          <table:table-cell table:formula="of:=[$'McSp Time'.L27]" office:value-type="float" office:value="5.19802" calcext:value-type="float">
            <text:p>5.20</text:p>
          </table:table-cell>
          <table:table-cell table:formula="of:=[$'McSp Time'.M27]" office:value-type="float" office:value="25.8881" calcext:value-type="float">
            <text:p>25.89</text:p>
          </table:table-cell>
          <table:table-cell table:formula="of:=[$'McSp Time'.N27]" office:value-type="float" office:value="41.1646" calcext:value-type="float">
            <text:p>41.16</text:p>
          </table:table-cell>
          <table:table-cell table:formula="of:=[$'ScMp Time'.I27]" office:value-type="float" office:value="11.773" calcext:value-type="float">
            <text:p>11.77</text:p>
          </table:table-cell>
          <table:table-cell table:formula="of:=[$'ScMp Time'.J27]" office:value-type="float" office:value="12.6234" calcext:value-type="float">
            <text:p>12.62</text:p>
          </table:table-cell>
          <table:table-cell table:formula="of:=[$'ScMp Time'.K27]" office:value-type="float" office:value="3.02402" calcext:value-type="float">
            <text:p>3.02</text:p>
          </table:table-cell>
          <table:table-cell table:formula="of:=[$'ScMp Time'.L27]" office:value-type="float" office:value="3.93883" calcext:value-type="float">
            <text:p>3.94</text:p>
          </table:table-cell>
          <table:table-cell table:formula="of:=[$'ScMp Time'.M27]" office:value-type="float" office:value="55.8953" calcext:value-type="float">
            <text:p>55.90</text:p>
          </table:table-cell>
          <table:table-cell table:formula="of:=[$'ScMp Time'.N27]" office:value-type="float" office:value="12.7455" calcext:value-type="float">
            <text:p>12.75</text:p>
          </table:table-cell>
          <table:table-cell table:formula="of:=[$'McMp Time'.I27]" office:value-type="float" office:value="5.51787" calcext:value-type="float">
            <text:p>5.52</text:p>
          </table:table-cell>
          <table:table-cell table:formula="of:=[$'McMp Time'.J27]" office:value-type="float" office:value="16.0447" calcext:value-type="float">
            <text:p>16.04</text:p>
          </table:table-cell>
          <table:table-cell table:formula="of:=[$'McMp Time'.K27]" office:value-type="float" office:value="9.27915" calcext:value-type="float">
            <text:p>9.28</text:p>
          </table:table-cell>
          <table:table-cell table:formula="of:=[$'McMp Time'.L27]" office:value-type="float" office:value="2.04055" calcext:value-type="float">
            <text:p>2.04</text:p>
          </table:table-cell>
          <table:table-cell table:formula="of:=[$'McMp Time'.M27]" office:value-type="float" office:value="57.0274" calcext:value-type="float">
            <text:p>57.03</text:p>
          </table:table-cell>
          <table:table-cell table:formula="of:=[$'McMp Time'.N27]" office:value-type="float" office:value="10.0904" calcext:value-type="float">
            <text:p>10.09</text:p>
          </table:table-cell>
          <table:table-cell table:formula="of:=[$'PC Time'.I27]" office:value-type="float" office:value="14.797" calcext:value-type="float">
            <text:p>14.8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5.07755" calcext:value-type="float">
            <text:p>5.08</text:p>
          </table:table-cell>
          <table:table-cell table:formula="of:=[$'PC Time'.M27]" office:value-type="float" office:value="80.1254" calcext:value-type="float">
            <text:p>80.13</text:p>
          </table:table-cell>
          <table:table-cell table:formula="of:=[$'PC Time'.N27]" office:value-type="float" office:value="0" calcext:value-type="float">
            <text:p>0.00</text:p>
          </table:table-cell>
          <table:table-cell table:formula="of:=[$'BL2 Time'.I27]" office:value-type="float" office:value="14.797" calcext:value-type="float">
            <text:p>14.80</text:p>
          </table:table-cell>
          <table:table-cell table:formula="of:=[$'BL2 Time'.J27]" office:value-type="float" office:value="11.4713" calcext:value-type="float">
            <text:p>11.47</text:p>
          </table:table-cell>
          <table:table-cell table:formula="of:=[$'BL2 Time'.K27]" office:value-type="float" office:value="0" calcext:value-type="float">
            <text:p>0.00</text:p>
          </table:table-cell>
          <table:table-cell table:formula="of:=[$'BL2 Time'.L27]" office:value-type="float" office:value="5.8355" calcext:value-type="float">
            <text:p>5.84</text:p>
          </table:table-cell>
          <table:table-cell table:formula="of:=[$'BL2 Time'.M27]" office:value-type="float" office:value="63.2824" calcext:value-type="float">
            <text:p>63.28</text:p>
          </table:table-cell>
          <table:table-cell table:formula="of:=[$'BL2 Time'.N27]" office:value-type="float" office:value="4.61377" calcext:value-type="float">
            <text:p>4.61</text:p>
          </table:table-cell>
          <table:table-cell table:formula="of:=[$'Bundle Time'.I27]" office:value-type="float" office:value="4.73187" calcext:value-type="float">
            <text:p>4.73</text:p>
          </table:table-cell>
          <table:table-cell table:formula="of:=[$'Bundle Time'.J27]" office:value-type="float" office:value="13.3221" calcext:value-type="float">
            <text:p>13.32</text:p>
          </table:table-cell>
          <table:table-cell table:formula="of:=[$'Bundle Time'.K27]" office:value-type="float" office:value="10.0651" calcext:value-type="float">
            <text:p>10.07</text:p>
          </table:table-cell>
          <table:table-cell table:formula="of:=[$'Bundle Time'.L27]" office:value-type="float" office:value="4.37801" calcext:value-type="float">
            <text:p>4.38</text:p>
          </table:table-cell>
          <table:table-cell table:formula="of:=[$'Bundle Time'.M27]" office:value-type="float" office:value="22.8837" calcext:value-type="float">
            <text:p>22.88</text:p>
          </table:table-cell>
          <table:table-cell table:formula="of:=[$'Bundle Time'.N27]" office:value-type="float" office:value="44.6192" calcext:value-type="float">
            <text:p>44.62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5.18454" calcext:value-type="float">
            <text:p>5.18</text:p>
          </table:table-cell>
          <table:table-cell table:formula="of:=[$'ScSp Time'.J28]" office:value-type="float" office:value="16.0594" calcext:value-type="float">
            <text:p>16.06</text:p>
          </table:table-cell>
          <table:table-cell table:formula="of:=[$'ScSp Time'.K28]" office:value-type="float" office:value="14.5652" calcext:value-type="float">
            <text:p>14.57</text:p>
          </table:table-cell>
          <table:table-cell table:formula="of:=[$'ScSp Time'.L28]" office:value-type="float" office:value="10.4257" calcext:value-type="float">
            <text:p>10.43</text:p>
          </table:table-cell>
          <table:table-cell table:formula="of:=[$'ScSp Time'.M28]" office:value-type="float" office:value="0.581947" calcext:value-type="float">
            <text:p>0.58</text:p>
          </table:table-cell>
          <table:table-cell table:formula="of:=[$'ScSp Time'.N28]" office:value-type="float" office:value="53.1832" calcext:value-type="float">
            <text:p>53.18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18.2897" calcext:value-type="float">
            <text:p>18.29</text:p>
          </table:table-cell>
          <table:table-cell table:formula="of:=[$'McSp Time'.K28]" office:value-type="float" office:value="17.5848" calcext:value-type="float">
            <text:p>17.58</text:p>
          </table:table-cell>
          <table:table-cell table:formula="of:=[$'McSp Time'.L28]" office:value-type="float" office:value="6.91287" calcext:value-type="float">
            <text:p>6.91</text:p>
          </table:table-cell>
          <table:table-cell table:formula="of:=[$'McSp Time'.M28]" office:value-type="float" office:value="7.63064" calcext:value-type="float">
            <text:p>7.63</text:p>
          </table:table-cell>
          <table:table-cell table:formula="of:=[$'McSp Time'.N28]" office:value-type="float" office:value="49.582" calcext:value-type="float">
            <text:p>49.58</text:p>
          </table:table-cell>
          <table:table-cell table:formula="of:=[$'ScMp Time'.I28]" office:value-type="float" office:value="13.786" calcext:value-type="float">
            <text:p>13.79</text:p>
          </table:table-cell>
          <table:table-cell table:formula="of:=[$'ScMp Time'.J28]" office:value-type="float" office:value="28.748" calcext:value-type="float">
            <text:p>28.75</text:p>
          </table:table-cell>
          <table:table-cell table:formula="of:=[$'ScMp Time'.K28]" office:value-type="float" office:value="9.90776" calcext:value-type="float">
            <text:p>9.91</text:p>
          </table:table-cell>
          <table:table-cell table:formula="of:=[$'ScMp Time'.L28]" office:value-type="float" office:value="5.76262" calcext:value-type="float">
            <text:p>5.76</text:p>
          </table:table-cell>
          <table:table-cell table:formula="of:=[$'ScMp Time'.M28]" office:value-type="float" office:value="19.4402" calcext:value-type="float">
            <text:p>19.44</text:p>
          </table:table-cell>
          <table:table-cell table:formula="of:=[$'ScMp Time'.N28]" office:value-type="float" office:value="22.3554" calcext:value-type="float">
            <text:p>22.36</text:p>
          </table:table-cell>
          <table:table-cell table:formula="of:=[$'McMp Time'.I28]" office:value-type="float" office:value="4.06859" calcext:value-type="float">
            <text:p>4.07</text:p>
          </table:table-cell>
          <table:table-cell table:formula="of:=[$'McMp Time'.J28]" office:value-type="float" office:value="19.2966" calcext:value-type="float">
            <text:p>19.30</text:p>
          </table:table-cell>
          <table:table-cell table:formula="of:=[$'McMp Time'.K28]" office:value-type="float" office:value="11.3447" calcext:value-type="float">
            <text:p>11.34</text:p>
          </table:table-cell>
          <table:table-cell table:formula="of:=[$'McMp Time'.L28]" office:value-type="float" office:value="1.82622" calcext:value-type="float">
            <text:p>1.83</text:p>
          </table:table-cell>
          <table:table-cell table:formula="of:=[$'McMp Time'.M28]" office:value-type="float" office:value="39.6247" calcext:value-type="float">
            <text:p>39.62</text:p>
          </table:table-cell>
          <table:table-cell table:formula="of:=[$'McMp Time'.N28]" office:value-type="float" office:value="23.8391" calcext:value-type="float">
            <text:p>23.84</text:p>
          </table:table-cell>
          <table:table-cell table:formula="of:=[$'PC Time'.I28]" office:value-type="float" office:value="15.4133" calcext:value-type="float">
            <text:p>15.41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5.72559" calcext:value-type="float">
            <text:p>5.73</text:p>
          </table:table-cell>
          <table:table-cell table:formula="of:=[$'PC Time'.M28]" office:value-type="float" office:value="78.8611" calcext:value-type="float">
            <text:p>78.86</text:p>
          </table:table-cell>
          <table:table-cell table:formula="of:=[$'PC Time'.N28]" office:value-type="float" office:value="0" calcext:value-type="float">
            <text:p>0.00</text:p>
          </table:table-cell>
          <table:table-cell table:formula="of:=[$'BL2 Time'.I28]" office:value-type="float" office:value="17.1708" calcext:value-type="float">
            <text:p>17.17</text:p>
          </table:table-cell>
          <table:table-cell table:formula="of:=[$'BL2 Time'.J28]" office:value-type="float" office:value="16.7555" calcext:value-type="float">
            <text:p>16.76</text:p>
          </table:table-cell>
          <table:table-cell table:formula="of:=[$'BL2 Time'.K28]" office:value-type="float" office:value="0" calcext:value-type="float">
            <text:p>0.00</text:p>
          </table:table-cell>
          <table:table-cell table:formula="of:=[$'BL2 Time'.L28]" office:value-type="float" office:value="9.30206" calcext:value-type="float">
            <text:p>9.30</text:p>
          </table:table-cell>
          <table:table-cell table:formula="of:=[$'BL2 Time'.M28]" office:value-type="float" office:value="44.4056" calcext:value-type="float">
            <text:p>44.41</text:p>
          </table:table-cell>
          <table:table-cell table:formula="of:=[$'BL2 Time'.N28]" office:value-type="float" office:value="12.3661" calcext:value-type="float">
            <text:p>12.37</text:p>
          </table:table-cell>
          <table:table-cell table:formula="of:=[$'Bundle Time'.I28]" office:value-type="float" office:value="4.04619" calcext:value-type="float">
            <text:p>4.05</text:p>
          </table:table-cell>
          <table:table-cell table:formula="of:=[$'Bundle Time'.J28]" office:value-type="float" office:value="12.8756" calcext:value-type="float">
            <text:p>12.88</text:p>
          </table:table-cell>
          <table:table-cell table:formula="of:=[$'Bundle Time'.K28]" office:value-type="float" office:value="11.3671" calcext:value-type="float">
            <text:p>11.37</text:p>
          </table:table-cell>
          <table:table-cell table:formula="of:=[$'Bundle Time'.L28]" office:value-type="float" office:value="7.22645" calcext:value-type="float">
            <text:p>7.23</text:p>
          </table:table-cell>
          <table:table-cell table:formula="of:=[$'Bundle Time'.M28]" office:value-type="float" office:value="16.0601" calcext:value-type="float">
            <text:p>16.06</text:p>
          </table:table-cell>
          <table:table-cell table:formula="of:=[$'Bundle Time'.N28]" office:value-type="float" office:value="48.4245" calcext:value-type="float">
            <text:p>48.42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2.45661" calcext:value-type="float">
            <text:p>2.46</text:p>
          </table:table-cell>
          <table:table-cell table:formula="of:=[$'ScSp Time'.J29]" office:value-type="float" office:value="12.5982" calcext:value-type="float">
            <text:p>12.60</text:p>
          </table:table-cell>
          <table:table-cell table:formula="of:=[$'ScSp Time'.K29]" office:value-type="float" office:value="9.95339" calcext:value-type="float">
            <text:p>9.95</text:p>
          </table:table-cell>
          <table:table-cell table:formula="of:=[$'ScSp Time'.L29]" office:value-type="float" office:value="2.29451" calcext:value-type="float">
            <text:p>2.29</text:p>
          </table:table-cell>
          <table:table-cell table:formula="of:=[$'ScSp Time'.M29]" office:value-type="float" office:value="29.6623" calcext:value-type="float">
            <text:p>29.66</text:p>
          </table:table-cell>
          <table:table-cell table:formula="of:=[$'ScSp Time'.N29]" office:value-type="float" office:value="43.035" calcext:value-type="float">
            <text:p>43.04</text:p>
          </table:table-cell>
          <table:table-cell table:formula="of:=[$'McSp Time'.I29]" office:value-type="float" office:value="0.62768" calcext:value-type="float">
            <text:p>0.63</text:p>
          </table:table-cell>
          <table:table-cell table:formula="of:=[$'McSp Time'.J29]" office:value-type="float" office:value="11.4464" calcext:value-type="float">
            <text:p>11.45</text:p>
          </table:table-cell>
          <table:table-cell table:formula="of:=[$'McSp Time'.K29]" office:value-type="float" office:value="11.6526" calcext:value-type="float">
            <text:p>11.65</text:p>
          </table:table-cell>
          <table:table-cell table:formula="of:=[$'McSp Time'.L29]" office:value-type="float" office:value="2.94511" calcext:value-type="float">
            <text:p>2.95</text:p>
          </table:table-cell>
          <table:table-cell table:formula="of:=[$'McSp Time'.M29]" office:value-type="float" office:value="10.2084" calcext:value-type="float">
            <text:p>10.21</text:p>
          </table:table-cell>
          <table:table-cell table:formula="of:=[$'McSp Time'.N29]" office:value-type="float" office:value="63.1198" calcext:value-type="float">
            <text:p>63.12</text:p>
          </table:table-cell>
          <table:table-cell table:formula="of:=[$'ScMp Time'.I29]" office:value-type="float" office:value="6.31615" calcext:value-type="float">
            <text:p>6.32</text:p>
          </table:table-cell>
          <table:table-cell table:formula="of:=[$'ScMp Time'.J29]" office:value-type="float" office:value="9.35981" calcext:value-type="float">
            <text:p>9.36</text:p>
          </table:table-cell>
          <table:table-cell table:formula="of:=[$'ScMp Time'.K29]" office:value-type="float" office:value="4.51353" calcext:value-type="float">
            <text:p>4.51</text:p>
          </table:table-cell>
          <table:table-cell table:formula="of:=[$'ScMp Time'.L29]" office:value-type="float" office:value="2.42809" calcext:value-type="float">
            <text:p>2.43</text:p>
          </table:table-cell>
          <table:table-cell table:formula="of:=[$'ScMp Time'.M29]" office:value-type="float" office:value="55.2176" calcext:value-type="float">
            <text:p>55.22</text:p>
          </table:table-cell>
          <table:table-cell table:formula="of:=[$'ScMp Time'.N29]" office:value-type="float" office:value="22.1648" calcext:value-type="float">
            <text:p>22.16</text:p>
          </table:table-cell>
          <table:table-cell table:formula="of:=[$'McMp Time'.I29]" office:value-type="float" office:value="1.00193" calcext:value-type="float">
            <text:p>1.00</text:p>
          </table:table-cell>
          <table:table-cell table:formula="of:=[$'McMp Time'.J29]" office:value-type="float" office:value="14.8191" calcext:value-type="float">
            <text:p>14.82</text:p>
          </table:table-cell>
          <table:table-cell table:formula="of:=[$'McMp Time'.K29]" office:value-type="float" office:value="13.8722" calcext:value-type="float">
            <text:p>13.87</text:p>
          </table:table-cell>
          <table:table-cell table:formula="of:=[$'McMp Time'.L29]" office:value-type="float" office:value="2.83541" calcext:value-type="float">
            <text:p>2.84</text:p>
          </table:table-cell>
          <table:table-cell table:formula="of:=[$'McMp Time'.M29]" office:value-type="float" office:value="32.5812" calcext:value-type="float">
            <text:p>32.58</text:p>
          </table:table-cell>
          <table:table-cell table:formula="of:=[$'McMp Time'.N29]" office:value-type="float" office:value="34.8901" calcext:value-type="float">
            <text:p>34.89</text:p>
          </table:table-cell>
          <table:table-cell table:formula="of:=[$'PC Time'.I29]" office:value-type="float" office:value="10.6365" calcext:value-type="float">
            <text:p>10.64</text:p>
          </table:table-cell>
          <table:table-cell table:formula="of:=[$'PC Time'.J29]" office:value-type="float" office:value="8.12888" calcext:value-type="float">
            <text:p>8.13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3.52875" calcext:value-type="float">
            <text:p>3.53</text:p>
          </table:table-cell>
          <table:table-cell table:formula="of:=[$'PC Time'.M29]" office:value-type="float" office:value="61.4241" calcext:value-type="float">
            <text:p>61.42</text:p>
          </table:table-cell>
          <table:table-cell table:formula="of:=[$'PC Time'.N29]" office:value-type="float" office:value="16.2818" calcext:value-type="float">
            <text:p>16.28</text:p>
          </table:table-cell>
          <table:table-cell table:formula="of:=[$'BL2 Time'.I29]" office:value-type="float" office:value="10.8297" calcext:value-type="float">
            <text:p>10.83</text:p>
          </table:table-cell>
          <table:table-cell table:formula="of:=[$'BL2 Time'.J29]" office:value-type="float" office:value="9.11729" calcext:value-type="float">
            <text:p>9.12</text:p>
          </table:table-cell>
          <table:table-cell table:formula="of:=[$'BL2 Time'.K29]" office:value-type="float" office:value="0" calcext:value-type="float">
            <text:p>0.00</text:p>
          </table:table-cell>
          <table:table-cell table:formula="of:=[$'BL2 Time'.L29]" office:value-type="float" office:value="3.37423" calcext:value-type="float">
            <text:p>3.37</text:p>
          </table:table-cell>
          <table:table-cell table:formula="of:=[$'BL2 Time'.M29]" office:value-type="float" office:value="51.8628" calcext:value-type="float">
            <text:p>51.86</text:p>
          </table:table-cell>
          <table:table-cell table:formula="of:=[$'BL2 Time'.N29]" office:value-type="float" office:value="24.816" calcext:value-type="float">
            <text:p>24.82</text:p>
          </table:table-cell>
          <table:table-cell table:formula="of:=[$'Bundle Time'.I29]" office:value-type="float" office:value="2.14754" calcext:value-type="float">
            <text:p>2.15</text:p>
          </table:table-cell>
          <table:table-cell table:formula="of:=[$'Bundle Time'.J29]" office:value-type="float" office:value="10.8158" calcext:value-type="float">
            <text:p>10.82</text:p>
          </table:table-cell>
          <table:table-cell table:formula="of:=[$'Bundle Time'.K29]" office:value-type="float" office:value="8.68214" calcext:value-type="float">
            <text:p>8.68</text:p>
          </table:table-cell>
          <table:table-cell table:formula="of:=[$'Bundle Time'.L29]" office:value-type="float" office:value="1.68144" calcext:value-type="float">
            <text:p>1.68</text:p>
          </table:table-cell>
          <table:table-cell table:formula="of:=[$'Bundle Time'.M29]" office:value-type="float" office:value="2.2874" calcext:value-type="float">
            <text:p>2.29</text:p>
          </table:table-cell>
          <table:table-cell table:formula="of:=[$'Bundle Time'.N29]" office:value-type="float" office:value="74.3857" calcext:value-type="float">
            <text:p>74.39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73126" calcext:value-type="float">
            <text:p>1.73</text:p>
          </table:table-cell>
          <table:table-cell table:formula="of:=[$'ScSp Time'.J30]" office:value-type="float" office:value="14.0105" calcext:value-type="float">
            <text:p>14.01</text:p>
          </table:table-cell>
          <table:table-cell table:formula="of:=[$'ScSp Time'.K30]" office:value-type="float" office:value="10.9673" calcext:value-type="float">
            <text:p>10.97</text:p>
          </table:table-cell>
          <table:table-cell table:formula="of:=[$'ScSp Time'.L30]" office:value-type="float" office:value="5.20573" calcext:value-type="float">
            <text:p>5.21</text:p>
          </table:table-cell>
          <table:table-cell table:formula="of:=[$'ScSp Time'.M30]" office:value-type="float" office:value="23.4009" calcext:value-type="float">
            <text:p>23.40</text:p>
          </table:table-cell>
          <table:table-cell table:formula="of:=[$'ScSp Time'.N30]" office:value-type="float" office:value="44.6843" calcext:value-type="float">
            <text:p>44.68</text:p>
          </table:table-cell>
          <table:table-cell table:formula="of:=[$'McSp Time'.I30]" office:value-type="float" office:value="0.963988" calcext:value-type="float">
            <text:p>0.96</text:p>
          </table:table-cell>
          <table:table-cell table:formula="of:=[$'McSp Time'.J30]" office:value-type="float" office:value="15.5341" calcext:value-type="float">
            <text:p>15.53</text:p>
          </table:table-cell>
          <table:table-cell table:formula="of:=[$'McSp Time'.K30]" office:value-type="float" office:value="12.6505" calcext:value-type="float">
            <text:p>12.65</text:p>
          </table:table-cell>
          <table:table-cell table:formula="of:=[$'McSp Time'.L30]" office:value-type="float" office:value="4.70802" calcext:value-type="float">
            <text:p>4.71</text:p>
          </table:table-cell>
          <table:table-cell table:formula="of:=[$'McSp Time'.M30]" office:value-type="float" office:value="11.5174" calcext:value-type="float">
            <text:p>11.52</text:p>
          </table:table-cell>
          <table:table-cell table:formula="of:=[$'McSp Time'.N30]" office:value-type="float" office:value="54.626" calcext:value-type="float">
            <text:p>54.63</text:p>
          </table:table-cell>
          <table:table-cell table:formula="of:=[$'ScMp Time'.I30]" office:value-type="float" office:value="3.27325" calcext:value-type="float">
            <text:p>3.27</text:p>
          </table:table-cell>
          <table:table-cell table:formula="of:=[$'ScMp Time'.J30]" office:value-type="float" office:value="15.5904" calcext:value-type="float">
            <text:p>15.59</text:p>
          </table:table-cell>
          <table:table-cell table:formula="of:=[$'ScMp Time'.K30]" office:value-type="float" office:value="9.48269" calcext:value-type="float">
            <text:p>9.48</text:p>
          </table:table-cell>
          <table:table-cell table:formula="of:=[$'ScMp Time'.L30]" office:value-type="float" office:value="1.94567" calcext:value-type="float">
            <text:p>1.95</text:p>
          </table:table-cell>
          <table:table-cell table:formula="of:=[$'ScMp Time'.M30]" office:value-type="float" office:value="49.8263" calcext:value-type="float">
            <text:p>49.83</text:p>
          </table:table-cell>
          <table:table-cell table:formula="of:=[$'ScMp Time'.N30]" office:value-type="float" office:value="19.8817" calcext:value-type="float">
            <text:p>19.88</text:p>
          </table:table-cell>
          <table:table-cell table:formula="of:=[$'McMp Time'.I30]" office:value-type="float" office:value="2.63015" calcext:value-type="float">
            <text:p>2.63</text:p>
          </table:table-cell>
          <table:table-cell table:formula="of:=[$'McMp Time'.J30]" office:value-type="float" office:value="16.556" calcext:value-type="float">
            <text:p>16.56</text:p>
          </table:table-cell>
          <table:table-cell table:formula="of:=[$'McMp Time'.K30]" office:value-type="float" office:value="10.9055" calcext:value-type="float">
            <text:p>10.91</text:p>
          </table:table-cell>
          <table:table-cell table:formula="of:=[$'McMp Time'.L30]" office:value-type="float" office:value="1.6468" calcext:value-type="float">
            <text:p>1.65</text:p>
          </table:table-cell>
          <table:table-cell table:formula="of:=[$'McMp Time'.M30]" office:value-type="float" office:value="40.5552" calcext:value-type="float">
            <text:p>40.56</text:p>
          </table:table-cell>
          <table:table-cell table:formula="of:=[$'McMp Time'.N30]" office:value-type="float" office:value="27.7063" calcext:value-type="float">
            <text:p>27.71</text:p>
          </table:table-cell>
          <table:table-cell table:formula="of:=[$'PC Time'.I30]" office:value-type="float" office:value="12.6985" calcext:value-type="float">
            <text:p>12.7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2.90838" calcext:value-type="float">
            <text:p>2.91</text:p>
          </table:table-cell>
          <table:table-cell table:formula="of:=[$'PC Time'.M30]" office:value-type="float" office:value="84.3931" calcext:value-type="float">
            <text:p>84.39</text:p>
          </table:table-cell>
          <table:table-cell table:formula="of:=[$'PC Time'.N30]" office:value-type="float" office:value="0" calcext:value-type="float">
            <text:p>0.00</text:p>
          </table:table-cell>
          <table:table-cell table:formula="of:=[$'BL2 Time'.I30]" office:value-type="float" office:value="12.6985" calcext:value-type="float">
            <text:p>12.70</text:p>
          </table:table-cell>
          <table:table-cell table:formula="of:=[$'BL2 Time'.J30]" office:value-type="float" office:value="14.3143" calcext:value-type="float">
            <text:p>14.31</text:p>
          </table:table-cell>
          <table:table-cell table:formula="of:=[$'BL2 Time'.K30]" office:value-type="float" office:value="0" calcext:value-type="float">
            <text:p>0.00</text:p>
          </table:table-cell>
          <table:table-cell table:formula="of:=[$'BL2 Time'.L30]" office:value-type="float" office:value="5.78975" calcext:value-type="float">
            <text:p>5.79</text:p>
          </table:table-cell>
          <table:table-cell table:formula="of:=[$'BL2 Time'.M30]" office:value-type="float" office:value="54.5053" calcext:value-type="float">
            <text:p>54.51</text:p>
          </table:table-cell>
          <table:table-cell table:formula="of:=[$'BL2 Time'.N30]" office:value-type="float" office:value="12.6921" calcext:value-type="float">
            <text:p>12.69</text:p>
          </table:table-cell>
          <table:table-cell table:formula="of:=[$'Bundle Time'.I30]" office:value-type="float" office:value="1.60638" calcext:value-type="float">
            <text:p>1.61</text:p>
          </table:table-cell>
          <table:table-cell table:formula="of:=[$'Bundle Time'.J30]" office:value-type="float" office:value="13.8402" calcext:value-type="float">
            <text:p>13.84</text:p>
          </table:table-cell>
          <table:table-cell table:formula="of:=[$'Bundle Time'.K30]" office:value-type="float" office:value="11.0922" calcext:value-type="float">
            <text:p>11.09</text:p>
          </table:table-cell>
          <table:table-cell table:formula="of:=[$'Bundle Time'.L30]" office:value-type="float" office:value="4.21246" calcext:value-type="float">
            <text:p>4.21</text:p>
          </table:table-cell>
          <table:table-cell table:formula="of:=[$'Bundle Time'.M30]" office:value-type="float" office:value="9.65206" calcext:value-type="float">
            <text:p>9.65</text:p>
          </table:table-cell>
          <table:table-cell table:formula="of:=[$'Bundle Time'.N30]" office:value-type="float" office:value="59.5968" calcext:value-type="float">
            <text:p>59.6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2.61507" calcext:value-type="float">
            <text:p>2.62</text:p>
          </table:table-cell>
          <table:table-cell table:formula="of:=[$'ScSp Time'.J31]" office:value-type="float" office:value="12.1568" calcext:value-type="float">
            <text:p>12.16</text:p>
          </table:table-cell>
          <table:table-cell table:formula="of:=[$'ScSp Time'.K31]" office:value-type="float" office:value="10.8919" calcext:value-type="float">
            <text:p>10.89</text:p>
          </table:table-cell>
          <table:table-cell table:formula="of:=[$'ScSp Time'.L31]" office:value-type="float" office:value="3.14581" calcext:value-type="float">
            <text:p>3.15</text:p>
          </table:table-cell>
          <table:table-cell table:formula="of:=[$'ScSp Time'.M31]" office:value-type="float" office:value="17.7731" calcext:value-type="float">
            <text:p>17.77</text:p>
          </table:table-cell>
          <table:table-cell table:formula="of:=[$'ScSp Time'.N31]" office:value-type="float" office:value="53.4173" calcext:value-type="float">
            <text:p>53.42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14.3627" calcext:value-type="float">
            <text:p>14.36</text:p>
          </table:table-cell>
          <table:table-cell table:formula="of:=[$'McSp Time'.K31]" office:value-type="float" office:value="13.7111" calcext:value-type="float">
            <text:p>13.71</text:p>
          </table:table-cell>
          <table:table-cell table:formula="of:=[$'McSp Time'.L31]" office:value-type="float" office:value="1.67935" calcext:value-type="float">
            <text:p>1.68</text:p>
          </table:table-cell>
          <table:table-cell table:formula="of:=[$'McSp Time'.M31]" office:value-type="float" office:value="21.7874" calcext:value-type="float">
            <text:p>21.79</text:p>
          </table:table-cell>
          <table:table-cell table:formula="of:=[$'McSp Time'.N31]" office:value-type="float" office:value="48.4595" calcext:value-type="float">
            <text:p>48.46</text:p>
          </table:table-cell>
          <table:table-cell table:formula="of:=[$'ScMp Time'.I31]" office:value-type="float" office:value="7.97593" calcext:value-type="float">
            <text:p>7.98</text:p>
          </table:table-cell>
          <table:table-cell table:formula="of:=[$'ScMp Time'.J31]" office:value-type="float" office:value="14.8275" calcext:value-type="float">
            <text:p>14.83</text:p>
          </table:table-cell>
          <table:table-cell table:formula="of:=[$'ScMp Time'.K31]" office:value-type="float" office:value="7.17027" calcext:value-type="float">
            <text:p>7.17</text:p>
          </table:table-cell>
          <table:table-cell table:formula="of:=[$'ScMp Time'.L31]" office:value-type="float" office:value="4.68332" calcext:value-type="float">
            <text:p>4.68</text:p>
          </table:table-cell>
          <table:table-cell table:formula="of:=[$'ScMp Time'.M31]" office:value-type="float" office:value="53.5654" calcext:value-type="float">
            <text:p>53.57</text:p>
          </table:table-cell>
          <table:table-cell table:formula="of:=[$'ScMp Time'.N31]" office:value-type="float" office:value="11.7776" calcext:value-type="float">
            <text:p>11.78</text:p>
          </table:table-cell>
          <table:table-cell table:formula="of:=[$'McMp Time'.I31]" office:value-type="float" office:value="5.15442" calcext:value-type="float">
            <text:p>5.15</text:p>
          </table:table-cell>
          <table:table-cell table:formula="of:=[$'McMp Time'.J31]" office:value-type="float" office:value="11.0483" calcext:value-type="float">
            <text:p>11.05</text:p>
          </table:table-cell>
          <table:table-cell table:formula="of:=[$'McMp Time'.K31]" office:value-type="float" office:value="8.35256" calcext:value-type="float">
            <text:p>8.35</text:p>
          </table:table-cell>
          <table:table-cell table:formula="of:=[$'McMp Time'.L31]" office:value-type="float" office:value="3.54301" calcext:value-type="float">
            <text:p>3.54</text:p>
          </table:table-cell>
          <table:table-cell table:formula="of:=[$'McMp Time'.M31]" office:value-type="float" office:value="30.0803" calcext:value-type="float">
            <text:p>30.08</text:p>
          </table:table-cell>
          <table:table-cell table:formula="of:=[$'McMp Time'.N31]" office:value-type="float" office:value="41.8214" calcext:value-type="float">
            <text:p>41.82</text:p>
          </table:table-cell>
          <table:table-cell table:formula="of:=[$'PC Time'.I31]" office:value-type="float" office:value="10.3374" calcext:value-type="float">
            <text:p>10.34</text:p>
          </table:table-cell>
          <table:table-cell table:formula="of:=[$'PC Time'.J31]" office:value-type="float" office:value="7.5543" calcext:value-type="float">
            <text:p>7.55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4.86193" calcext:value-type="float">
            <text:p>4.86</text:p>
          </table:table-cell>
          <table:table-cell table:formula="of:=[$'PC Time'.M31]" office:value-type="float" office:value="65.2713" calcext:value-type="float">
            <text:p>65.27</text:p>
          </table:table-cell>
          <table:table-cell table:formula="of:=[$'PC Time'.N31]" office:value-type="float" office:value="11.9751" calcext:value-type="float">
            <text:p>11.98</text:p>
          </table:table-cell>
          <table:table-cell table:formula="of:=[$'BL2 Time'.I31]" office:value-type="float" office:value="12.9218" calcext:value-type="float">
            <text:p>12.92</text:p>
          </table:table-cell>
          <table:table-cell table:formula="of:=[$'BL2 Time'.J31]" office:value-type="float" office:value="9.35933" calcext:value-type="float">
            <text:p>9.36</text:p>
          </table:table-cell>
          <table:table-cell table:formula="of:=[$'BL2 Time'.K31]" office:value-type="float" office:value="0" calcext:value-type="float">
            <text:p>0.00</text:p>
          </table:table-cell>
          <table:table-cell table:formula="of:=[$'BL2 Time'.L31]" office:value-type="float" office:value="5.45951" calcext:value-type="float">
            <text:p>5.46</text:p>
          </table:table-cell>
          <table:table-cell table:formula="of:=[$'BL2 Time'.M31]" office:value-type="float" office:value="55.5701" calcext:value-type="float">
            <text:p>55.57</text:p>
          </table:table-cell>
          <table:table-cell table:formula="of:=[$'BL2 Time'.N31]" office:value-type="float" office:value="16.6893" calcext:value-type="float">
            <text:p>16.69</text:p>
          </table:table-cell>
          <table:table-cell table:formula="of:=[$'Bundle Time'.I31]" office:value-type="float" office:value="2.50177" calcext:value-type="float">
            <text:p>2.50</text:p>
          </table:table-cell>
          <table:table-cell table:formula="of:=[$'Bundle Time'.J31]" office:value-type="float" office:value="11.5933" calcext:value-type="float">
            <text:p>11.59</text:p>
          </table:table-cell>
          <table:table-cell table:formula="of:=[$'Bundle Time'.K31]" office:value-type="float" office:value="10.42" calcext:value-type="float">
            <text:p>10.42</text:p>
          </table:table-cell>
          <table:table-cell table:formula="of:=[$'Bundle Time'.L31]" office:value-type="float" office:value="2.36986" calcext:value-type="float">
            <text:p>2.37</text:p>
          </table:table-cell>
          <table:table-cell table:formula="of:=[$'Bundle Time'.M31]" office:value-type="float" office:value="21.3358" calcext:value-type="float">
            <text:p>21.34</text:p>
          </table:table-cell>
          <table:table-cell table:formula="of:=[$'Bundle Time'.N31]" office:value-type="float" office:value="51.7793" calcext:value-type="float">
            <text:p>51.7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13.3145" calcext:value-type="float">
            <text:p>13.31</text:p>
          </table:table-cell>
          <table:table-cell table:formula="of:=[$'ScSp Time'.J32]" office:value-type="float" office:value="3.29949" calcext:value-type="float">
            <text:p>3.30</text:p>
          </table:table-cell>
          <table:table-cell table:formula="of:=[$'ScSp Time'.K32]" office:value-type="float" office:value="2.94097" calcext:value-type="float">
            <text:p>2.94</text:p>
          </table:table-cell>
          <table:table-cell table:formula="of:=[$'ScSp Time'.L32]" office:value-type="float" office:value="3.16541" calcext:value-type="float">
            <text:p>3.17</text:p>
          </table:table-cell>
          <table:table-cell table:formula="of:=[$'ScSp Time'.M32]" office:value-type="float" office:value="64.5856" calcext:value-type="float">
            <text:p>64.59</text:p>
          </table:table-cell>
          <table:table-cell table:formula="of:=[$'ScSp Time'.N32]" office:value-type="float" office:value="12.694" calcext:value-type="float">
            <text:p>12.69</text:p>
          </table:table-cell>
          <table:table-cell table:formula="of:=[$'McSp Time'.I32]" office:value-type="float" office:value="9.0632" calcext:value-type="float">
            <text:p>9.06</text:p>
          </table:table-cell>
          <table:table-cell table:formula="of:=[$'McSp Time'.J32]" office:value-type="float" office:value="2.69172" calcext:value-type="float">
            <text:p>2.69</text:p>
          </table:table-cell>
          <table:table-cell table:formula="of:=[$'McSp Time'.K32]" office:value-type="float" office:value="3.90042" calcext:value-type="float">
            <text:p>3.90</text:p>
          </table:table-cell>
          <table:table-cell table:formula="of:=[$'McSp Time'.L32]" office:value-type="float" office:value="2.44546" calcext:value-type="float">
            <text:p>2.45</text:p>
          </table:table-cell>
          <table:table-cell table:formula="of:=[$'McSp Time'.M32]" office:value-type="float" office:value="63.0442" calcext:value-type="float">
            <text:p>63.04</text:p>
          </table:table-cell>
          <table:table-cell table:formula="of:=[$'McSp Time'.N32]" office:value-type="float" office:value="18.855" calcext:value-type="float">
            <text:p>18.86</text:p>
          </table:table-cell>
          <table:table-cell table:formula="of:=[$'ScMp Time'.I32]" office:value-type="float" office:value="10.3536" calcext:value-type="float">
            <text:p>10.35</text:p>
          </table:table-cell>
          <table:table-cell table:formula="of:=[$'ScMp Time'.J32]" office:value-type="float" office:value="2.82754" calcext:value-type="float">
            <text:p>2.83</text:p>
          </table:table-cell>
          <table:table-cell table:formula="of:=[$'ScMp Time'.K32]" office:value-type="float" office:value="2.82216" calcext:value-type="float">
            <text:p>2.82</text:p>
          </table:table-cell>
          <table:table-cell table:formula="of:=[$'ScMp Time'.L32]" office:value-type="float" office:value="2.37182" calcext:value-type="float">
            <text:p>2.37</text:p>
          </table:table-cell>
          <table:table-cell table:formula="of:=[$'ScMp Time'.M32]" office:value-type="float" office:value="75.7024" calcext:value-type="float">
            <text:p>75.70</text:p>
          </table:table-cell>
          <table:table-cell table:formula="of:=[$'ScMp Time'.N32]" office:value-type="float" office:value="5.92255" calcext:value-type="float">
            <text:p>5.92</text:p>
          </table:table-cell>
          <table:table-cell table:formula="of:=[$'McMp Time'.I32]" office:value-type="float" office:value="8.71275" calcext:value-type="float">
            <text:p>8.71</text:p>
          </table:table-cell>
          <table:table-cell table:formula="of:=[$'McMp Time'.J32]" office:value-type="float" office:value="2.98215" calcext:value-type="float">
            <text:p>2.98</text:p>
          </table:table-cell>
          <table:table-cell table:formula="of:=[$'McMp Time'.K32]" office:value-type="float" office:value="4.25088" calcext:value-type="float">
            <text:p>4.25</text:p>
          </table:table-cell>
          <table:table-cell table:formula="of:=[$'McMp Time'.L32]" office:value-type="float" office:value="2.1282" calcext:value-type="float">
            <text:p>2.13</text:p>
          </table:table-cell>
          <table:table-cell table:formula="of:=[$'McMp Time'.M32]" office:value-type="float" office:value="65.3396" calcext:value-type="float">
            <text:p>65.34</text:p>
          </table:table-cell>
          <table:table-cell table:formula="of:=[$'McMp Time'.N32]" office:value-type="float" office:value="16.5865" calcext:value-type="float">
            <text:p>16.59</text:p>
          </table:table-cell>
          <table:table-cell table:formula="of:=[$'PC Time'.I32]" office:value-type="float" office:value="10.803" calcext:value-type="float">
            <text:p>10.80</text:p>
          </table:table-cell>
          <table:table-cell table:formula="of:=[$'PC Time'.J32]" office:value-type="float" office:value="2.02696" calcext:value-type="float">
            <text:p>2.03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2.65653" calcext:value-type="float">
            <text:p>2.66</text:p>
          </table:table-cell>
          <table:table-cell table:formula="of:=[$'PC Time'.M32]" office:value-type="float" office:value="70.3132" calcext:value-type="float">
            <text:p>70.31</text:p>
          </table:table-cell>
          <table:table-cell table:formula="of:=[$'PC Time'.N32]" office:value-type="float" office:value="14.2003" calcext:value-type="float">
            <text:p>14.20</text:p>
          </table:table-cell>
          <table:table-cell table:formula="of:=[$'BL2 Time'.I32]" office:value-type="float" office:value="14.0466" calcext:value-type="float">
            <text:p>14.05</text:p>
          </table:table-cell>
          <table:table-cell table:formula="of:=[$'BL2 Time'.J32]" office:value-type="float" office:value="2.63555" calcext:value-type="float">
            <text:p>2.64</text:p>
          </table:table-cell>
          <table:table-cell table:formula="of:=[$'BL2 Time'.K32]" office:value-type="float" office:value="0" calcext:value-type="float">
            <text:p>0.00</text:p>
          </table:table-cell>
          <table:table-cell table:formula="of:=[$'BL2 Time'.L32]" office:value-type="float" office:value="2.94473" calcext:value-type="float">
            <text:p>2.94</text:p>
          </table:table-cell>
          <table:table-cell table:formula="of:=[$'BL2 Time'.M32]" office:value-type="float" office:value="66.2256" calcext:value-type="float">
            <text:p>66.23</text:p>
          </table:table-cell>
          <table:table-cell table:formula="of:=[$'BL2 Time'.N32]" office:value-type="float" office:value="14.1475" calcext:value-type="float">
            <text:p>14.15</text:p>
          </table:table-cell>
          <table:table-cell table:formula="of:=[$'Bundle Time'.I32]" office:value-type="float" office:value="10.6182" calcext:value-type="float">
            <text:p>10.62</text:p>
          </table:table-cell>
          <table:table-cell table:formula="of:=[$'Bundle Time'.J32]" office:value-type="float" office:value="2.63132" calcext:value-type="float">
            <text:p>2.63</text:p>
          </table:table-cell>
          <table:table-cell table:formula="of:=[$'Bundle Time'.K32]" office:value-type="float" office:value="2.34541" calcext:value-type="float">
            <text:p>2.35</text:p>
          </table:table-cell>
          <table:table-cell table:formula="of:=[$'Bundle Time'.L32]" office:value-type="float" office:value="2.5244" calcext:value-type="float">
            <text:p>2.52</text:p>
          </table:table-cell>
          <table:table-cell table:formula="of:=[$'Bundle Time'.M32]" office:value-type="float" office:value="68.921" calcext:value-type="float">
            <text:p>68.92</text:p>
          </table:table-cell>
          <table:table-cell table:formula="of:=[$'Bundle Time'.N32]" office:value-type="float" office:value="12.9597" calcext:value-type="float">
            <text:p>12.96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9372" calcext:value-type="float">
            <text:p>11.94</text:p>
          </table:table-cell>
          <table:table-cell table:formula="of:=[$'ScSp Time'.J33]" office:value-type="float" office:value="3.6343" calcext:value-type="float">
            <text:p>3.63</text:p>
          </table:table-cell>
          <table:table-cell table:formula="of:=[$'ScSp Time'.K33]" office:value-type="float" office:value="2.96345" calcext:value-type="float">
            <text:p>2.96</text:p>
          </table:table-cell>
          <table:table-cell table:formula="of:=[$'ScSp Time'.L33]" office:value-type="float" office:value="5.81925" calcext:value-type="float">
            <text:p>5.82</text:p>
          </table:table-cell>
          <table:table-cell table:formula="of:=[$'ScSp Time'.M33]" office:value-type="float" office:value="65.3675" calcext:value-type="float">
            <text:p>65.37</text:p>
          </table:table-cell>
          <table:table-cell table:formula="of:=[$'ScSp Time'.N33]" office:value-type="float" office:value="10.2782" calcext:value-type="float">
            <text:p>10.28</text:p>
          </table:table-cell>
          <table:table-cell table:formula="of:=[$'McSp Time'.I33]" office:value-type="float" office:value="10.9895" calcext:value-type="float">
            <text:p>10.99</text:p>
          </table:table-cell>
          <table:table-cell table:formula="of:=[$'McSp Time'.J33]" office:value-type="float" office:value="3.57972" calcext:value-type="float">
            <text:p>3.58</text:p>
          </table:table-cell>
          <table:table-cell table:formula="of:=[$'McSp Time'.K33]" office:value-type="float" office:value="4.28172" calcext:value-type="float">
            <text:p>4.28</text:p>
          </table:table-cell>
          <table:table-cell table:formula="of:=[$'McSp Time'.L33]" office:value-type="float" office:value="6.05751" calcext:value-type="float">
            <text:p>6.06</text:p>
          </table:table-cell>
          <table:table-cell table:formula="of:=[$'McSp Time'.M33]" office:value-type="float" office:value="59.0958" calcext:value-type="float">
            <text:p>59.10</text:p>
          </table:table-cell>
          <table:table-cell table:formula="of:=[$'McSp Time'.N33]" office:value-type="float" office:value="15.9958" calcext:value-type="float">
            <text:p>16.00</text:p>
          </table:table-cell>
          <table:table-cell table:formula="of:=[$'ScMp Time'.I33]" office:value-type="float" office:value="12.0832" calcext:value-type="float">
            <text:p>12.08</text:p>
          </table:table-cell>
          <table:table-cell table:formula="of:=[$'ScMp Time'.J33]" office:value-type="float" office:value="3.48042" calcext:value-type="float">
            <text:p>3.48</text:p>
          </table:table-cell>
          <table:table-cell table:formula="of:=[$'ScMp Time'.K33]" office:value-type="float" office:value="3.15811" calcext:value-type="float">
            <text:p>3.16</text:p>
          </table:table-cell>
          <table:table-cell table:formula="of:=[$'ScMp Time'.L33]" office:value-type="float" office:value="6.23535" calcext:value-type="float">
            <text:p>6.24</text:p>
          </table:table-cell>
          <table:table-cell table:formula="of:=[$'ScMp Time'.M33]" office:value-type="float" office:value="69.9374" calcext:value-type="float">
            <text:p>69.94</text:p>
          </table:table-cell>
          <table:table-cell table:formula="of:=[$'ScMp Time'.N33]" office:value-type="float" office:value="5.10556" calcext:value-type="float">
            <text:p>5.11</text:p>
          </table:table-cell>
          <table:table-cell table:formula="of:=[$'McMp Time'.I33]" office:value-type="float" office:value="11.3247" calcext:value-type="float">
            <text:p>11.32</text:p>
          </table:table-cell>
          <table:table-cell table:formula="of:=[$'McMp Time'.J33]" office:value-type="float" office:value="5.04941" calcext:value-type="float">
            <text:p>5.05</text:p>
          </table:table-cell>
          <table:table-cell table:formula="of:=[$'McMp Time'.K33]" office:value-type="float" office:value="6.17412" calcext:value-type="float">
            <text:p>6.17</text:p>
          </table:table-cell>
          <table:table-cell table:formula="of:=[$'McMp Time'.L33]" office:value-type="float" office:value="5.95957" calcext:value-type="float">
            <text:p>5.96</text:p>
          </table:table-cell>
          <table:table-cell table:formula="of:=[$'McMp Time'.M33]" office:value-type="float" office:value="58.3672" calcext:value-type="float">
            <text:p>58.37</text:p>
          </table:table-cell>
          <table:table-cell table:formula="of:=[$'McMp Time'.N33]" office:value-type="float" office:value="13.125" calcext:value-type="float">
            <text:p>13.13</text:p>
          </table:table-cell>
          <table:table-cell table:formula="of:=[$'PC Time'.I33]" office:value-type="float" office:value="12.1669" calcext:value-type="float">
            <text:p>12.17</text:p>
          </table:table-cell>
          <table:table-cell table:formula="of:=[$'PC Time'.J33]" office:value-type="float" office:value="2.54741" calcext:value-type="float">
            <text:p>2.55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5.6598" calcext:value-type="float">
            <text:p>5.66</text:p>
          </table:table-cell>
          <table:table-cell table:formula="of:=[$'PC Time'.M33]" office:value-type="float" office:value="62.2325" calcext:value-type="float">
            <text:p>62.23</text:p>
          </table:table-cell>
          <table:table-cell table:formula="of:=[$'PC Time'.N33]" office:value-type="float" office:value="17.3934" calcext:value-type="float">
            <text:p>17.39</text:p>
          </table:table-cell>
          <table:table-cell table:formula="of:=[$'BL2 Time'.I33]" office:value-type="float" office:value="14.9417" calcext:value-type="float">
            <text:p>14.94</text:p>
          </table:table-cell>
          <table:table-cell table:formula="of:=[$'BL2 Time'.J33]" office:value-type="float" office:value="3.126" calcext:value-type="float">
            <text:p>3.13</text:p>
          </table:table-cell>
          <table:table-cell table:formula="of:=[$'BL2 Time'.K33]" office:value-type="float" office:value="0" calcext:value-type="float">
            <text:p>0.00</text:p>
          </table:table-cell>
          <table:table-cell table:formula="of:=[$'BL2 Time'.L33]" office:value-type="float" office:value="6.40325" calcext:value-type="float">
            <text:p>6.40</text:p>
          </table:table-cell>
          <table:table-cell table:formula="of:=[$'BL2 Time'.M33]" office:value-type="float" office:value="74.0411" calcext:value-type="float">
            <text:p>74.04</text:p>
          </table:table-cell>
          <table:table-cell table:formula="of:=[$'BL2 Time'.N33]" office:value-type="float" office:value="1.48798" calcext:value-type="float">
            <text:p>1.49</text:p>
          </table:table-cell>
          <table:table-cell table:formula="of:=[$'Bundle Time'.I33]" office:value-type="float" office:value="11.9144" calcext:value-type="float">
            <text:p>11.91</text:p>
          </table:table-cell>
          <table:table-cell table:formula="of:=[$'Bundle Time'.J33]" office:value-type="float" office:value="3.62736" calcext:value-type="float">
            <text:p>3.63</text:p>
          </table:table-cell>
          <table:table-cell table:formula="of:=[$'Bundle Time'.K33]" office:value-type="float" office:value="2.95778" calcext:value-type="float">
            <text:p>2.96</text:p>
          </table:table-cell>
          <table:table-cell table:formula="of:=[$'Bundle Time'.L33]" office:value-type="float" office:value="5.80812" calcext:value-type="float">
            <text:p>5.81</text:p>
          </table:table-cell>
          <table:table-cell table:formula="of:=[$'Bundle Time'.M33]" office:value-type="float" office:value="65.4338" calcext:value-type="float">
            <text:p>65.43</text:p>
          </table:table-cell>
          <table:table-cell table:formula="of:=[$'Bundle Time'.N33]" office:value-type="float" office:value="10.2586" calcext:value-type="float">
            <text:p>10.2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10.6059" calcext:value-type="float">
            <text:p>10.61</text:p>
          </table:table-cell>
          <table:table-cell table:formula="of:=[$'ScSp Time'.J34]" office:value-type="float" office:value="2.63866" calcext:value-type="float">
            <text:p>2.64</text:p>
          </table:table-cell>
          <table:table-cell table:formula="of:=[$'ScSp Time'.K34]" office:value-type="float" office:value="2.51164" calcext:value-type="float">
            <text:p>2.51</text:p>
          </table:table-cell>
          <table:table-cell table:formula="of:=[$'ScSp Time'.L34]" office:value-type="float" office:value="3.5927" calcext:value-type="float">
            <text:p>3.59</text:p>
          </table:table-cell>
          <table:table-cell table:formula="of:=[$'ScSp Time'.M34]" office:value-type="float" office:value="65.6084" calcext:value-type="float">
            <text:p>65.61</text:p>
          </table:table-cell>
          <table:table-cell table:formula="of:=[$'ScSp Time'.N34]" office:value-type="float" office:value="15.0427" calcext:value-type="float">
            <text:p>15.04</text:p>
          </table:table-cell>
          <table:table-cell table:formula="of:=[$'McSp Time'.I34]" office:value-type="float" office:value="7.44354" calcext:value-type="float">
            <text:p>7.44</text:p>
          </table:table-cell>
          <table:table-cell table:formula="of:=[$'McSp Time'.J34]" office:value-type="float" office:value="2.70742" calcext:value-type="float">
            <text:p>2.71</text:p>
          </table:table-cell>
          <table:table-cell table:formula="of:=[$'McSp Time'.K34]" office:value-type="float" office:value="5.93332" calcext:value-type="float">
            <text:p>5.93</text:p>
          </table:table-cell>
          <table:table-cell table:formula="of:=[$'McSp Time'.L34]" office:value-type="float" office:value="3.52637" calcext:value-type="float">
            <text:p>3.53</text:p>
          </table:table-cell>
          <table:table-cell table:formula="of:=[$'McSp Time'.M34]" office:value-type="float" office:value="64.5121" calcext:value-type="float">
            <text:p>64.51</text:p>
          </table:table-cell>
          <table:table-cell table:formula="of:=[$'McSp Time'.N34]" office:value-type="float" office:value="15.8772" calcext:value-type="float">
            <text:p>15.88</text:p>
          </table:table-cell>
          <table:table-cell table:formula="of:=[$'ScMp Time'.I34]" office:value-type="float" office:value="9.72634" calcext:value-type="float">
            <text:p>9.73</text:p>
          </table:table-cell>
          <table:table-cell table:formula="of:=[$'ScMp Time'.J34]" office:value-type="float" office:value="2.36873" calcext:value-type="float">
            <text:p>2.37</text:p>
          </table:table-cell>
          <table:table-cell table:formula="of:=[$'ScMp Time'.K34]" office:value-type="float" office:value="1.43333" calcext:value-type="float">
            <text:p>1.43</text:p>
          </table:table-cell>
          <table:table-cell table:formula="of:=[$'ScMp Time'.L34]" office:value-type="float" office:value="2.84851" calcext:value-type="float">
            <text:p>2.85</text:p>
          </table:table-cell>
          <table:table-cell table:formula="of:=[$'ScMp Time'.M34]" office:value-type="float" office:value="72.2915" calcext:value-type="float">
            <text:p>72.29</text:p>
          </table:table-cell>
          <table:table-cell table:formula="of:=[$'ScMp Time'.N34]" office:value-type="float" office:value="11.3316" calcext:value-type="float">
            <text:p>11.33</text:p>
          </table:table-cell>
          <table:table-cell table:formula="of:=[$'McMp Time'.I34]" office:value-type="float" office:value="7.52277" calcext:value-type="float">
            <text:p>7.52</text:p>
          </table:table-cell>
          <table:table-cell table:formula="of:=[$'McMp Time'.J34]" office:value-type="float" office:value="2.98529" calcext:value-type="float">
            <text:p>2.99</text:p>
          </table:table-cell>
          <table:table-cell table:formula="of:=[$'McMp Time'.K34]" office:value-type="float" office:value="6.71839" calcext:value-type="float">
            <text:p>6.72</text:p>
          </table:table-cell>
          <table:table-cell table:formula="of:=[$'McMp Time'.L34]" office:value-type="float" office:value="3.62416" calcext:value-type="float">
            <text:p>3.62</text:p>
          </table:table-cell>
          <table:table-cell table:formula="of:=[$'McMp Time'.M34]" office:value-type="float" office:value="60.8732" calcext:value-type="float">
            <text:p>60.87</text:p>
          </table:table-cell>
          <table:table-cell table:formula="of:=[$'McMp Time'.N34]" office:value-type="float" office:value="18.2762" calcext:value-type="float">
            <text:p>18.28</text:p>
          </table:table-cell>
          <table:table-cell table:formula="of:=[$'PC Time'.I34]" office:value-type="float" office:value="10.7687" calcext:value-type="float">
            <text:p>10.77</text:p>
          </table:table-cell>
          <table:table-cell table:formula="of:=[$'PC Time'.J34]" office:value-type="float" office:value="1.53845" calcext:value-type="float">
            <text:p>1.54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3.5185" calcext:value-type="float">
            <text:p>3.52</text:p>
          </table:table-cell>
          <table:table-cell table:formula="of:=[$'PC Time'.M34]" office:value-type="float" office:value="84.1744" calcext:value-type="float">
            <text:p>84.17</text:p>
          </table:table-cell>
          <table:table-cell table:formula="of:=[$'PC Time'.N34]" office:value-type="float" office:value="-0.0000000000000286174" calcext:value-type="float">
            <text:p>0.00</text:p>
          </table:table-cell>
          <table:table-cell table:formula="of:=[$'BL2 Time'.I34]" office:value-type="float" office:value="10.9666" calcext:value-type="float">
            <text:p>10.97</text:p>
          </table:table-cell>
          <table:table-cell table:formula="of:=[$'BL2 Time'.J34]" office:value-type="float" office:value="1.7695" calcext:value-type="float">
            <text:p>1.77</text:p>
          </table:table-cell>
          <table:table-cell table:formula="of:=[$'BL2 Time'.K34]" office:value-type="float" office:value="0" calcext:value-type="float">
            <text:p>0.00</text:p>
          </table:table-cell>
          <table:table-cell table:formula="of:=[$'BL2 Time'.L34]" office:value-type="float" office:value="3.40628" calcext:value-type="float">
            <text:p>3.41</text:p>
          </table:table-cell>
          <table:table-cell table:formula="of:=[$'BL2 Time'.M34]" office:value-type="float" office:value="73.5625" calcext:value-type="float">
            <text:p>73.56</text:p>
          </table:table-cell>
          <table:table-cell table:formula="of:=[$'BL2 Time'.N34]" office:value-type="float" office:value="10.2951" calcext:value-type="float">
            <text:p>10.30</text:p>
          </table:table-cell>
          <table:table-cell table:formula="of:=[$'Bundle Time'.I34]" office:value-type="float" office:value="8.8668" calcext:value-type="float">
            <text:p>8.87</text:p>
          </table:table-cell>
          <table:table-cell table:formula="of:=[$'Bundle Time'.J34]" office:value-type="float" office:value="2.20599" calcext:value-type="float">
            <text:p>2.21</text:p>
          </table:table-cell>
          <table:table-cell table:formula="of:=[$'Bundle Time'.K34]" office:value-type="float" office:value="2.0998" calcext:value-type="float">
            <text:p>2.10</text:p>
          </table:table-cell>
          <table:table-cell table:formula="of:=[$'Bundle Time'.L34]" office:value-type="float" office:value="3.00359" calcext:value-type="float">
            <text:p>3.00</text:p>
          </table:table-cell>
          <table:table-cell table:formula="of:=[$'Bundle Time'.M34]" office:value-type="float" office:value="63.8229" calcext:value-type="float">
            <text:p>63.82</text:p>
          </table:table-cell>
          <table:table-cell table:formula="of:=[$'Bundle Time'.N34]" office:value-type="float" office:value="20.001" calcext:value-type="float">
            <text:p>2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15.6" calcext:value-type="float">
            <text:p>15.60</text:p>
          </table:table-cell>
          <table:table-cell table:formula="of:=[$'ScSp Time'.J35]" office:value-type="float" office:value="7.62291" calcext:value-type="float">
            <text:p>7.62</text:p>
          </table:table-cell>
          <table:table-cell table:formula="of:=[$'ScSp Time'.K35]" office:value-type="float" office:value="7.16708" calcext:value-type="float">
            <text:p>7.17</text:p>
          </table:table-cell>
          <table:table-cell table:formula="of:=[$'ScSp Time'.L35]" office:value-type="float" office:value="6.03013" calcext:value-type="float">
            <text:p>6.03</text:p>
          </table:table-cell>
          <table:table-cell table:formula="of:=[$'ScSp Time'.M35]" office:value-type="float" office:value="52.4147" calcext:value-type="float">
            <text:p>52.41</text:p>
          </table:table-cell>
          <table:table-cell table:formula="of:=[$'ScSp Time'.N35]" office:value-type="float" office:value="11.1652" calcext:value-type="float">
            <text:p>11.17</text:p>
          </table:table-cell>
          <table:table-cell table:formula="of:=[$'McSp Time'.I35]" office:value-type="float" office:value="9.61925" calcext:value-type="float">
            <text:p>9.62</text:p>
          </table:table-cell>
          <table:table-cell table:formula="of:=[$'McSp Time'.J35]" office:value-type="float" office:value="7.96978" calcext:value-type="float">
            <text:p>7.97</text:p>
          </table:table-cell>
          <table:table-cell table:formula="of:=[$'McSp Time'.K35]" office:value-type="float" office:value="10.618" calcext:value-type="float">
            <text:p>10.62</text:p>
          </table:table-cell>
          <table:table-cell table:formula="of:=[$'McSp Time'.L35]" office:value-type="float" office:value="3.97426" calcext:value-type="float">
            <text:p>3.97</text:p>
          </table:table-cell>
          <table:table-cell table:formula="of:=[$'McSp Time'.M35]" office:value-type="float" office:value="47.8612" calcext:value-type="float">
            <text:p>47.86</text:p>
          </table:table-cell>
          <table:table-cell table:formula="of:=[$'McSp Time'.N35]" office:value-type="float" office:value="19.9575" calcext:value-type="float">
            <text:p>19.96</text:p>
          </table:table-cell>
          <table:table-cell table:formula="of:=[$'ScMp Time'.I35]" office:value-type="float" office:value="14.6868" calcext:value-type="float">
            <text:p>14.69</text:p>
          </table:table-cell>
          <table:table-cell table:formula="of:=[$'ScMp Time'.J35]" office:value-type="float" office:value="6.83845" calcext:value-type="float">
            <text:p>6.84</text:p>
          </table:table-cell>
          <table:table-cell table:formula="of:=[$'ScMp Time'.K35]" office:value-type="float" office:value="5.55048" calcext:value-type="float">
            <text:p>5.55</text:p>
          </table:table-cell>
          <table:table-cell table:formula="of:=[$'ScMp Time'.L35]" office:value-type="float" office:value="5.18815" calcext:value-type="float">
            <text:p>5.19</text:p>
          </table:table-cell>
          <table:table-cell table:formula="of:=[$'ScMp Time'.M35]" office:value-type="float" office:value="34.7148" calcext:value-type="float">
            <text:p>34.71</text:p>
          </table:table-cell>
          <table:table-cell table:formula="of:=[$'ScMp Time'.N35]" office:value-type="float" office:value="33.0213" calcext:value-type="float">
            <text:p>33.02</text:p>
          </table:table-cell>
          <table:table-cell table:formula="of:=[$'McMp Time'.I35]" office:value-type="float" office:value="9.3104" calcext:value-type="float">
            <text:p>9.31</text:p>
          </table:table-cell>
          <table:table-cell table:formula="of:=[$'McMp Time'.J35]" office:value-type="float" office:value="7.57624" calcext:value-type="float">
            <text:p>7.58</text:p>
          </table:table-cell>
          <table:table-cell table:formula="of:=[$'McMp Time'.K35]" office:value-type="float" office:value="10.9269" calcext:value-type="float">
            <text:p>10.93</text:p>
          </table:table-cell>
          <table:table-cell table:formula="of:=[$'McMp Time'.L35]" office:value-type="float" office:value="4.33311" calcext:value-type="float">
            <text:p>4.33</text:p>
          </table:table-cell>
          <table:table-cell table:formula="of:=[$'McMp Time'.M35]" office:value-type="float" office:value="52.4816" calcext:value-type="float">
            <text:p>52.48</text:p>
          </table:table-cell>
          <table:table-cell table:formula="of:=[$'McMp Time'.N35]" office:value-type="float" office:value="15.3717" calcext:value-type="float">
            <text:p>15.37</text:p>
          </table:table-cell>
          <table:table-cell table:formula="of:=[$'PC Time'.I35]" office:value-type="float" office:value="20.2373" calcext:value-type="float">
            <text:p>20.24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7.97972" calcext:value-type="float">
            <text:p>7.98</text:p>
          </table:table-cell>
          <table:table-cell table:formula="of:=[$'PC Time'.M35]" office:value-type="float" office:value="71.783" calcext:value-type="float">
            <text:p>71.78</text:p>
          </table:table-cell>
          <table:table-cell table:formula="of:=[$'PC Time'.N35]" office:value-type="float" office:value="0" calcext:value-type="float">
            <text:p>0.00</text:p>
          </table:table-cell>
          <table:table-cell table:formula="of:=[$'BL2 Time'.I35]" office:value-type="float" office:value="27.8469" calcext:value-type="float">
            <text:p>27.85</text:p>
          </table:table-cell>
          <table:table-cell table:formula="of:=[$'BL2 Time'.J35]" office:value-type="float" office:value="5.52763" calcext:value-type="float">
            <text:p>5.53</text:p>
          </table:table-cell>
          <table:table-cell table:formula="of:=[$'BL2 Time'.K35]" office:value-type="float" office:value="0" calcext:value-type="float">
            <text:p>0.00</text:p>
          </table:table-cell>
          <table:table-cell table:formula="of:=[$'BL2 Time'.L35]" office:value-type="float" office:value="10.8674" calcext:value-type="float">
            <text:p>10.87</text:p>
          </table:table-cell>
          <table:table-cell table:formula="of:=[$'BL2 Time'.M35]" office:value-type="float" office:value="37.7645" calcext:value-type="float">
            <text:p>37.76</text:p>
          </table:table-cell>
          <table:table-cell table:formula="of:=[$'BL2 Time'.N35]" office:value-type="float" office:value="17.9936" calcext:value-type="float">
            <text:p>17.99</text:p>
          </table:table-cell>
          <table:table-cell table:formula="of:=[$'Bundle Time'.I35]" office:value-type="float" office:value="13.8666" calcext:value-type="float">
            <text:p>13.87</text:p>
          </table:table-cell>
          <table:table-cell table:formula="of:=[$'Bundle Time'.J35]" office:value-type="float" office:value="6.77589" calcext:value-type="float">
            <text:p>6.78</text:p>
          </table:table-cell>
          <table:table-cell table:formula="of:=[$'Bundle Time'.K35]" office:value-type="float" office:value="6.37071" calcext:value-type="float">
            <text:p>6.37</text:p>
          </table:table-cell>
          <table:table-cell table:formula="of:=[$'Bundle Time'.L35]" office:value-type="float" office:value="5.36009" calcext:value-type="float">
            <text:p>5.36</text:p>
          </table:table-cell>
          <table:table-cell table:formula="of:=[$'Bundle Time'.M35]" office:value-type="float" office:value="46.1212" calcext:value-type="float">
            <text:p>46.12</text:p>
          </table:table-cell>
          <table:table-cell table:formula="of:=[$'Bundle Time'.N35]" office:value-type="float" office:value="21.5055" calcext:value-type="float">
            <text:p>21.51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3.5975" calcext:value-type="float">
            <text:p>13.60</text:p>
          </table:table-cell>
          <table:table-cell table:formula="of:=[$'ScSp Time'.J36]" office:value-type="float" office:value="4.6055" calcext:value-type="float">
            <text:p>4.61</text:p>
          </table:table-cell>
          <table:table-cell table:formula="of:=[$'ScSp Time'.K36]" office:value-type="float" office:value="3.79832" calcext:value-type="float">
            <text:p>3.80</text:p>
          </table:table-cell>
          <table:table-cell table:formula="of:=[$'ScSp Time'.L36]" office:value-type="float" office:value="8.73566" calcext:value-type="float">
            <text:p>8.74</text:p>
          </table:table-cell>
          <table:table-cell table:formula="of:=[$'ScSp Time'.M36]" office:value-type="float" office:value="48.3636" calcext:value-type="float">
            <text:p>48.36</text:p>
          </table:table-cell>
          <table:table-cell table:formula="of:=[$'ScSp Time'.N36]" office:value-type="float" office:value="20.8994" calcext:value-type="float">
            <text:p>20.90</text:p>
          </table:table-cell>
          <table:table-cell table:formula="of:=[$'McSp Time'.I36]" office:value-type="float" office:value="11.3073" calcext:value-type="float">
            <text:p>11.31</text:p>
          </table:table-cell>
          <table:table-cell table:formula="of:=[$'McSp Time'.J36]" office:value-type="float" office:value="4.61678" calcext:value-type="float">
            <text:p>4.62</text:p>
          </table:table-cell>
          <table:table-cell table:formula="of:=[$'McSp Time'.K36]" office:value-type="float" office:value="5.39473" calcext:value-type="float">
            <text:p>5.39</text:p>
          </table:table-cell>
          <table:table-cell table:formula="of:=[$'McSp Time'.L36]" office:value-type="float" office:value="7.96305" calcext:value-type="float">
            <text:p>7.96</text:p>
          </table:table-cell>
          <table:table-cell table:formula="of:=[$'McSp Time'.M36]" office:value-type="float" office:value="53.7726" calcext:value-type="float">
            <text:p>53.77</text:p>
          </table:table-cell>
          <table:table-cell table:formula="of:=[$'McSp Time'.N36]" office:value-type="float" office:value="16.9455" calcext:value-type="float">
            <text:p>16.95</text:p>
          </table:table-cell>
          <table:table-cell table:formula="of:=[$'ScMp Time'.I36]" office:value-type="float" office:value="12.6042" calcext:value-type="float">
            <text:p>12.60</text:p>
          </table:table-cell>
          <table:table-cell table:formula="of:=[$'ScMp Time'.J36]" office:value-type="float" office:value="5.04222" calcext:value-type="float">
            <text:p>5.04</text:p>
          </table:table-cell>
          <table:table-cell table:formula="of:=[$'ScMp Time'.K36]" office:value-type="float" office:value="4.09784" calcext:value-type="float">
            <text:p>4.10</text:p>
          </table:table-cell>
          <table:table-cell table:formula="of:=[$'ScMp Time'.L36]" office:value-type="float" office:value="7.704" calcext:value-type="float">
            <text:p>7.70</text:p>
          </table:table-cell>
          <table:table-cell table:formula="of:=[$'ScMp Time'.M36]" office:value-type="float" office:value="53.0537" calcext:value-type="float">
            <text:p>53.05</text:p>
          </table:table-cell>
          <table:table-cell table:formula="of:=[$'ScMp Time'.N36]" office:value-type="float" office:value="17.4981" calcext:value-type="float">
            <text:p>17.50</text:p>
          </table:table-cell>
          <table:table-cell table:formula="of:=[$'McMp Time'.I36]" office:value-type="float" office:value="11.2908" calcext:value-type="float">
            <text:p>11.29</text:p>
          </table:table-cell>
          <table:table-cell table:formula="of:=[$'McMp Time'.J36]" office:value-type="float" office:value="5.14103" calcext:value-type="float">
            <text:p>5.14</text:p>
          </table:table-cell>
          <table:table-cell table:formula="of:=[$'McMp Time'.K36]" office:value-type="float" office:value="5.7435" calcext:value-type="float">
            <text:p>5.74</text:p>
          </table:table-cell>
          <table:table-cell table:formula="of:=[$'McMp Time'.L36]" office:value-type="float" office:value="7.62784" calcext:value-type="float">
            <text:p>7.63</text:p>
          </table:table-cell>
          <table:table-cell table:formula="of:=[$'McMp Time'.M36]" office:value-type="float" office:value="62.4448" calcext:value-type="float">
            <text:p>62.44</text:p>
          </table:table-cell>
          <table:table-cell table:formula="of:=[$'McMp Time'.N36]" office:value-type="float" office:value="7.75199" calcext:value-type="float">
            <text:p>7.75</text:p>
          </table:table-cell>
          <table:table-cell table:formula="of:=[$'PC Time'.I36]" office:value-type="float" office:value="16.702" calcext:value-type="float">
            <text:p>16.7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8.6764" calcext:value-type="float">
            <text:p>8.68</text:p>
          </table:table-cell>
          <table:table-cell table:formula="of:=[$'PC Time'.M36]" office:value-type="float" office:value="74.6216" calcext:value-type="float">
            <text:p>74.62</text:p>
          </table:table-cell>
          <table:table-cell table:formula="of:=[$'PC Time'.N36]" office:value-type="float" office:value="0" calcext:value-type="float">
            <text:p>0.00</text:p>
          </table:table-cell>
          <table:table-cell table:formula="of:=[$'BL2 Time'.I36]" office:value-type="float" office:value="18.1719" calcext:value-type="float">
            <text:p>18.17</text:p>
          </table:table-cell>
          <table:table-cell table:formula="of:=[$'BL2 Time'.J36]" office:value-type="float" office:value="4.36989" calcext:value-type="float">
            <text:p>4.37</text:p>
          </table:table-cell>
          <table:table-cell table:formula="of:=[$'BL2 Time'.K36]" office:value-type="float" office:value="0" calcext:value-type="float">
            <text:p>0.00</text:p>
          </table:table-cell>
          <table:table-cell table:formula="of:=[$'BL2 Time'.L36]" office:value-type="float" office:value="9.48193" calcext:value-type="float">
            <text:p>9.48</text:p>
          </table:table-cell>
          <table:table-cell table:formula="of:=[$'BL2 Time'.M36]" office:value-type="float" office:value="61.201" calcext:value-type="float">
            <text:p>61.20</text:p>
          </table:table-cell>
          <table:table-cell table:formula="of:=[$'BL2 Time'.N36]" office:value-type="float" office:value="6.77528" calcext:value-type="float">
            <text:p>6.78</text:p>
          </table:table-cell>
          <table:table-cell table:formula="of:=[$'Bundle Time'.I36]" office:value-type="float" office:value="12.9605" calcext:value-type="float">
            <text:p>12.96</text:p>
          </table:table-cell>
          <table:table-cell table:formula="of:=[$'Bundle Time'.J36]" office:value-type="float" office:value="4.48959" calcext:value-type="float">
            <text:p>4.49</text:p>
          </table:table-cell>
          <table:table-cell table:formula="of:=[$'Bundle Time'.K36]" office:value-type="float" office:value="3.74152" calcext:value-type="float">
            <text:p>3.74</text:p>
          </table:table-cell>
          <table:table-cell table:formula="of:=[$'Bundle Time'.L36]" office:value-type="float" office:value="8.2464" calcext:value-type="float">
            <text:p>8.25</text:p>
          </table:table-cell>
          <table:table-cell table:formula="of:=[$'Bundle Time'.M36]" office:value-type="float" office:value="56.4424" calcext:value-type="float">
            <text:p>56.44</text:p>
          </table:table-cell>
          <table:table-cell table:formula="of:=[$'Bundle Time'.N36]" office:value-type="float" office:value="14.1195" calcext:value-type="float">
            <text:p>14.12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8.41243" calcext:value-type="float">
            <text:p>8.41</text:p>
          </table:table-cell>
          <table:table-cell table:formula="of:=[$'ScSp Time'.J37]" office:value-type="float" office:value="8.14782" calcext:value-type="float">
            <text:p>8.15</text:p>
          </table:table-cell>
          <table:table-cell table:formula="of:=[$'ScSp Time'.K37]" office:value-type="float" office:value="6.26739" calcext:value-type="float">
            <text:p>6.27</text:p>
          </table:table-cell>
          <table:table-cell table:formula="of:=[$'ScSp Time'.L37]" office:value-type="float" office:value="2.57032" calcext:value-type="float">
            <text:p>2.57</text:p>
          </table:table-cell>
          <table:table-cell table:formula="of:=[$'ScSp Time'.M37]" office:value-type="float" office:value="48.0489" calcext:value-type="float">
            <text:p>48.05</text:p>
          </table:table-cell>
          <table:table-cell table:formula="of:=[$'ScSp Time'.N37]" office:value-type="float" office:value="26.5531" calcext:value-type="float">
            <text:p>26.55</text:p>
          </table:table-cell>
          <table:table-cell table:formula="of:=[$'McSp Time'.I37]" office:value-type="float" office:value="1.52569" calcext:value-type="float">
            <text:p>1.53</text:p>
          </table:table-cell>
          <table:table-cell table:formula="of:=[$'McSp Time'.J37]" office:value-type="float" office:value="10.1758" calcext:value-type="float">
            <text:p>10.18</text:p>
          </table:table-cell>
          <table:table-cell table:formula="of:=[$'McSp Time'.K37]" office:value-type="float" office:value="16.1126" calcext:value-type="float">
            <text:p>16.11</text:p>
          </table:table-cell>
          <table:table-cell table:formula="of:=[$'McSp Time'.L37]" office:value-type="float" office:value="2.85783" calcext:value-type="float">
            <text:p>2.86</text:p>
          </table:table-cell>
          <table:table-cell table:formula="of:=[$'McSp Time'.M37]" office:value-type="float" office:value="47.1246" calcext:value-type="float">
            <text:p>47.12</text:p>
          </table:table-cell>
          <table:table-cell table:formula="of:=[$'McSp Time'.N37]" office:value-type="float" office:value="22.2035" calcext:value-type="float">
            <text:p>22.20</text:p>
          </table:table-cell>
          <table:table-cell table:formula="of:=[$'ScMp Time'.I37]" office:value-type="float" office:value="11.2307" calcext:value-type="float">
            <text:p>11.23</text:p>
          </table:table-cell>
          <table:table-cell table:formula="of:=[$'ScMp Time'.J37]" office:value-type="float" office:value="7.79595" calcext:value-type="float">
            <text:p>7.80</text:p>
          </table:table-cell>
          <table:table-cell table:formula="of:=[$'ScMp Time'.K37]" office:value-type="float" office:value="4.74114" calcext:value-type="float">
            <text:p>4.74</text:p>
          </table:table-cell>
          <table:table-cell table:formula="of:=[$'ScMp Time'.L37]" office:value-type="float" office:value="2.49143" calcext:value-type="float">
            <text:p>2.49</text:p>
          </table:table-cell>
          <table:table-cell table:formula="of:=[$'ScMp Time'.M37]" office:value-type="float" office:value="60.426" calcext:value-type="float">
            <text:p>60.43</text:p>
          </table:table-cell>
          <table:table-cell table:formula="of:=[$'ScMp Time'.N37]" office:value-type="float" office:value="13.3148" calcext:value-type="float">
            <text:p>13.31</text:p>
          </table:table-cell>
          <table:table-cell table:formula="of:=[$'McMp Time'.I37]" office:value-type="float" office:value="10.4756" calcext:value-type="float">
            <text:p>10.48</text:p>
          </table:table-cell>
          <table:table-cell table:formula="of:=[$'McMp Time'.J37]" office:value-type="float" office:value="10.4839" calcext:value-type="float">
            <text:p>10.48</text:p>
          </table:table-cell>
          <table:table-cell table:formula="of:=[$'McMp Time'.K37]" office:value-type="float" office:value="5.511" calcext:value-type="float">
            <text:p>5.51</text:p>
          </table:table-cell>
          <table:table-cell table:formula="of:=[$'McMp Time'.L37]" office:value-type="float" office:value="2.75117" calcext:value-type="float">
            <text:p>2.75</text:p>
          </table:table-cell>
          <table:table-cell table:formula="of:=[$'McMp Time'.M37]" office:value-type="float" office:value="58.2569" calcext:value-type="float">
            <text:p>58.26</text:p>
          </table:table-cell>
          <table:table-cell table:formula="of:=[$'McMp Time'.N37]" office:value-type="float" office:value="12.5214" calcext:value-type="float">
            <text:p>12.52</text:p>
          </table:table-cell>
          <table:table-cell table:formula="of:=[$'PC Time'.I37]" office:value-type="float" office:value="11.7439" calcext:value-type="float">
            <text:p>11.74</text:p>
          </table:table-cell>
          <table:table-cell table:formula="of:=[$'PC Time'.J37]" office:value-type="float" office:value="5.38305" calcext:value-type="float">
            <text:p>5.38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2.43026" calcext:value-type="float">
            <text:p>2.43</text:p>
          </table:table-cell>
          <table:table-cell table:formula="of:=[$'PC Time'.M37]" office:value-type="float" office:value="66.0149" calcext:value-type="float">
            <text:p>66.01</text:p>
          </table:table-cell>
          <table:table-cell table:formula="of:=[$'PC Time'.N37]" office:value-type="float" office:value="14.4279" calcext:value-type="float">
            <text:p>14.43</text:p>
          </table:table-cell>
          <table:table-cell table:formula="of:=[$'BL2 Time'.I37]" office:value-type="float" office:value="15.3044" calcext:value-type="float">
            <text:p>15.30</text:p>
          </table:table-cell>
          <table:table-cell table:formula="of:=[$'BL2 Time'.J37]" office:value-type="float" office:value="7.04672" calcext:value-type="float">
            <text:p>7.05</text:p>
          </table:table-cell>
          <table:table-cell table:formula="of:=[$'BL2 Time'.K37]" office:value-type="float" office:value="0" calcext:value-type="float">
            <text:p>0.00</text:p>
          </table:table-cell>
          <table:table-cell table:formula="of:=[$'BL2 Time'.L37]" office:value-type="float" office:value="2.83573" calcext:value-type="float">
            <text:p>2.84</text:p>
          </table:table-cell>
          <table:table-cell table:formula="of:=[$'BL2 Time'.M37]" office:value-type="float" office:value="66.5193" calcext:value-type="float">
            <text:p>66.52</text:p>
          </table:table-cell>
          <table:table-cell table:formula="of:=[$'BL2 Time'.N37]" office:value-type="float" office:value="8.29387" calcext:value-type="float">
            <text:p>8.29</text:p>
          </table:table-cell>
          <table:table-cell table:formula="of:=[$'Bundle Time'.I37]" office:value-type="float" office:value="8.51996" calcext:value-type="float">
            <text:p>8.52</text:p>
          </table:table-cell>
          <table:table-cell table:formula="of:=[$'Bundle Time'.J37]" office:value-type="float" office:value="7.94063" calcext:value-type="float">
            <text:p>7.94</text:p>
          </table:table-cell>
          <table:table-cell table:formula="of:=[$'Bundle Time'.K37]" office:value-type="float" office:value="6.15986" calcext:value-type="float">
            <text:p>6.16</text:p>
          </table:table-cell>
          <table:table-cell table:formula="of:=[$'Bundle Time'.L37]" office:value-type="float" office:value="2.30758" calcext:value-type="float">
            <text:p>2.31</text:p>
          </table:table-cell>
          <table:table-cell table:formula="of:=[$'Bundle Time'.M37]" office:value-type="float" office:value="47.1242" calcext:value-type="float">
            <text:p>47.12</text:p>
          </table:table-cell>
          <table:table-cell table:formula="of:=[$'Bundle Time'.N37]" office:value-type="float" office:value="27.9478" calcext:value-type="float">
            <text:p>27.95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11.577" calcext:value-type="float">
            <text:p>11.58</text:p>
          </table:table-cell>
          <table:table-cell table:formula="of:=[$'ScSp Time'.J38]" office:value-type="float" office:value="9.14535" calcext:value-type="float">
            <text:p>9.15</text:p>
          </table:table-cell>
          <table:table-cell table:formula="of:=[$'ScSp Time'.K38]" office:value-type="float" office:value="6.39161" calcext:value-type="float">
            <text:p>6.39</text:p>
          </table:table-cell>
          <table:table-cell table:formula="of:=[$'ScSp Time'.L38]" office:value-type="float" office:value="5.08707" calcext:value-type="float">
            <text:p>5.09</text:p>
          </table:table-cell>
          <table:table-cell table:formula="of:=[$'ScSp Time'.M38]" office:value-type="float" office:value="49.3868" calcext:value-type="float">
            <text:p>49.39</text:p>
          </table:table-cell>
          <table:table-cell table:formula="of:=[$'ScSp Time'.N38]" office:value-type="float" office:value="18.4122" calcext:value-type="float">
            <text:p>18.41</text:p>
          </table:table-cell>
          <table:table-cell table:formula="of:=[$'McSp Time'.I38]" office:value-type="float" office:value="5.18144" calcext:value-type="float">
            <text:p>5.18</text:p>
          </table:table-cell>
          <table:table-cell table:formula="of:=[$'McSp Time'.J38]" office:value-type="float" office:value="10.2889" calcext:value-type="float">
            <text:p>10.29</text:p>
          </table:table-cell>
          <table:table-cell table:formula="of:=[$'McSp Time'.K38]" office:value-type="float" office:value="13.291" calcext:value-type="float">
            <text:p>13.29</text:p>
          </table:table-cell>
          <table:table-cell table:formula="of:=[$'McSp Time'.L38]" office:value-type="float" office:value="3.17744" calcext:value-type="float">
            <text:p>3.18</text:p>
          </table:table-cell>
          <table:table-cell table:formula="of:=[$'McSp Time'.M38]" office:value-type="float" office:value="53.4791" calcext:value-type="float">
            <text:p>53.48</text:p>
          </table:table-cell>
          <table:table-cell table:formula="of:=[$'McSp Time'.N38]" office:value-type="float" office:value="14.5822" calcext:value-type="float">
            <text:p>14.58</text:p>
          </table:table-cell>
          <table:table-cell table:formula="of:=[$'ScMp Time'.I38]" office:value-type="float" office:value="17.5602" calcext:value-type="float">
            <text:p>17.56</text:p>
          </table:table-cell>
          <table:table-cell table:formula="of:=[$'ScMp Time'.J38]" office:value-type="float" office:value="10.7787" calcext:value-type="float">
            <text:p>10.78</text:p>
          </table:table-cell>
          <table:table-cell table:formula="of:=[$'ScMp Time'.K38]" office:value-type="float" office:value="4.72627" calcext:value-type="float">
            <text:p>4.73</text:p>
          </table:table-cell>
          <table:table-cell table:formula="of:=[$'ScMp Time'.L38]" office:value-type="float" office:value="6.08475" calcext:value-type="float">
            <text:p>6.08</text:p>
          </table:table-cell>
          <table:table-cell table:formula="of:=[$'ScMp Time'.M38]" office:value-type="float" office:value="47.9369" calcext:value-type="float">
            <text:p>47.94</text:p>
          </table:table-cell>
          <table:table-cell table:formula="of:=[$'ScMp Time'.N38]" office:value-type="float" office:value="12.9131" calcext:value-type="float">
            <text:p>12.91</text:p>
          </table:table-cell>
          <table:table-cell table:formula="of:=[$'McMp Time'.I38]" office:value-type="float" office:value="4.78241" calcext:value-type="float">
            <text:p>4.78</text:p>
          </table:table-cell>
          <table:table-cell table:formula="of:=[$'McMp Time'.J38]" office:value-type="float" office:value="12.6056" calcext:value-type="float">
            <text:p>12.61</text:p>
          </table:table-cell>
          <table:table-cell table:formula="of:=[$'McMp Time'.K38]" office:value-type="float" office:value="13.1862" calcext:value-type="float">
            <text:p>13.19</text:p>
          </table:table-cell>
          <table:table-cell table:formula="of:=[$'McMp Time'.L38]" office:value-type="float" office:value="1.5522" calcext:value-type="float">
            <text:p>1.55</text:p>
          </table:table-cell>
          <table:table-cell table:formula="of:=[$'McMp Time'.M38]" office:value-type="float" office:value="61.0019" calcext:value-type="float">
            <text:p>61.00</text:p>
          </table:table-cell>
          <table:table-cell table:formula="of:=[$'McMp Time'.N38]" office:value-type="float" office:value="6.87169" calcext:value-type="float">
            <text:p>6.87</text:p>
          </table:table-cell>
          <table:table-cell table:formula="of:=[$'PC Time'.I38]" office:value-type="float" office:value="17.9686" calcext:value-type="float">
            <text:p>17.97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5.83749" calcext:value-type="float">
            <text:p>5.84</text:p>
          </table:table-cell>
          <table:table-cell table:formula="of:=[$'PC Time'.M38]" office:value-type="float" office:value="76.1939" calcext:value-type="float">
            <text:p>76.19</text:p>
          </table:table-cell>
          <table:table-cell table:formula="of:=[$'PC Time'.N38]" office:value-type="float" office:value="0" calcext:value-type="float">
            <text:p>0.00</text:p>
          </table:table-cell>
          <table:table-cell table:formula="of:=[$'BL2 Time'.I38]" office:value-type="float" office:value="18.2649" calcext:value-type="float">
            <text:p>18.26</text:p>
          </table:table-cell>
          <table:table-cell table:formula="of:=[$'BL2 Time'.J38]" office:value-type="float" office:value="9.21914" calcext:value-type="float">
            <text:p>9.22</text:p>
          </table:table-cell>
          <table:table-cell table:formula="of:=[$'BL2 Time'.K38]" office:value-type="float" office:value="0" calcext:value-type="float">
            <text:p>0.00</text:p>
          </table:table-cell>
          <table:table-cell table:formula="of:=[$'BL2 Time'.L38]" office:value-type="float" office:value="6.07515" calcext:value-type="float">
            <text:p>6.08</text:p>
          </table:table-cell>
          <table:table-cell table:formula="of:=[$'BL2 Time'.M38]" office:value-type="float" office:value="59.8379" calcext:value-type="float">
            <text:p>59.84</text:p>
          </table:table-cell>
          <table:table-cell table:formula="of:=[$'BL2 Time'.N38]" office:value-type="float" office:value="6.60295" calcext:value-type="float">
            <text:p>6.60</text:p>
          </table:table-cell>
          <table:table-cell table:formula="of:=[$'Bundle Time'.I38]" office:value-type="float" office:value="11.4944" calcext:value-type="float">
            <text:p>11.49</text:p>
          </table:table-cell>
          <table:table-cell table:formula="of:=[$'Bundle Time'.J38]" office:value-type="float" office:value="8.01467" calcext:value-type="float">
            <text:p>8.01</text:p>
          </table:table-cell>
          <table:table-cell table:formula="of:=[$'Bundle Time'.K38]" office:value-type="float" office:value="6.47423" calcext:value-type="float">
            <text:p>6.47</text:p>
          </table:table-cell>
          <table:table-cell table:formula="of:=[$'Bundle Time'.L38]" office:value-type="float" office:value="4.85548" calcext:value-type="float">
            <text:p>4.86</text:p>
          </table:table-cell>
          <table:table-cell table:formula="of:=[$'Bundle Time'.M38]" office:value-type="float" office:value="44.908" calcext:value-type="float">
            <text:p>44.91</text:p>
          </table:table-cell>
          <table:table-cell table:formula="of:=[$'Bundle Time'.N38]" office:value-type="float" office:value="24.2532" calcext:value-type="float">
            <text:p>24.2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0.0565" calcext:value-type="float">
            <text:p>10.06</text:p>
          </table:table-cell>
          <table:table-cell table:formula="of:=[$'ScSp Time'.J39]" office:value-type="float" office:value="6.94239" calcext:value-type="float">
            <text:p>6.94</text:p>
          </table:table-cell>
          <table:table-cell table:formula="of:=[$'ScSp Time'.K39]" office:value-type="float" office:value="5.64175" calcext:value-type="float">
            <text:p>5.64</text:p>
          </table:table-cell>
          <table:table-cell table:formula="of:=[$'ScSp Time'.L39]" office:value-type="float" office:value="3.50986" calcext:value-type="float">
            <text:p>3.51</text:p>
          </table:table-cell>
          <table:table-cell table:formula="of:=[$'ScSp Time'.M39]" office:value-type="float" office:value="53.1607" calcext:value-type="float">
            <text:p>53.16</text:p>
          </table:table-cell>
          <table:table-cell table:formula="of:=[$'ScSp Time'.N39]" office:value-type="float" office:value="20.6888" calcext:value-type="float">
            <text:p>20.69</text:p>
          </table:table-cell>
          <table:table-cell table:formula="of:=[$'McSp Time'.I39]" office:value-type="float" office:value="9.86995" calcext:value-type="float">
            <text:p>9.87</text:p>
          </table:table-cell>
          <table:table-cell table:formula="of:=[$'McSp Time'.J39]" office:value-type="float" office:value="7.54611" calcext:value-type="float">
            <text:p>7.55</text:p>
          </table:table-cell>
          <table:table-cell table:formula="of:=[$'McSp Time'.K39]" office:value-type="float" office:value="8.48153" calcext:value-type="float">
            <text:p>8.48</text:p>
          </table:table-cell>
          <table:table-cell table:formula="of:=[$'McSp Time'.L39]" office:value-type="float" office:value="3.41184" calcext:value-type="float">
            <text:p>3.41</text:p>
          </table:table-cell>
          <table:table-cell table:formula="of:=[$'McSp Time'.M39]" office:value-type="float" office:value="60.716" calcext:value-type="float">
            <text:p>60.72</text:p>
          </table:table-cell>
          <table:table-cell table:formula="of:=[$'McSp Time'.N39]" office:value-type="float" office:value="9.97453" calcext:value-type="float">
            <text:p>9.97</text:p>
          </table:table-cell>
          <table:table-cell table:formula="of:=[$'ScMp Time'.I39]" office:value-type="float" office:value="11.6207" calcext:value-type="float">
            <text:p>11.62</text:p>
          </table:table-cell>
          <table:table-cell table:formula="of:=[$'ScMp Time'.J39]" office:value-type="float" office:value="11.8401" calcext:value-type="float">
            <text:p>11.84</text:p>
          </table:table-cell>
          <table:table-cell table:formula="of:=[$'ScMp Time'.K39]" office:value-type="float" office:value="7.98626" calcext:value-type="float">
            <text:p>7.99</text:p>
          </table:table-cell>
          <table:table-cell table:formula="of:=[$'ScMp Time'.L39]" office:value-type="float" office:value="3.68128" calcext:value-type="float">
            <text:p>3.68</text:p>
          </table:table-cell>
          <table:table-cell table:formula="of:=[$'ScMp Time'.M39]" office:value-type="float" office:value="62.0243" calcext:value-type="float">
            <text:p>62.02</text:p>
          </table:table-cell>
          <table:table-cell table:formula="of:=[$'ScMp Time'.N39]" office:value-type="float" office:value="2.84736" calcext:value-type="float">
            <text:p>2.85</text:p>
          </table:table-cell>
          <table:table-cell table:formula="of:=[$'McMp Time'.I39]" office:value-type="float" office:value="9.34653" calcext:value-type="float">
            <text:p>9.35</text:p>
          </table:table-cell>
          <table:table-cell table:formula="of:=[$'McMp Time'.J39]" office:value-type="float" office:value="9.19666" calcext:value-type="float">
            <text:p>9.20</text:p>
          </table:table-cell>
          <table:table-cell table:formula="of:=[$'McMp Time'.K39]" office:value-type="float" office:value="9.88687" calcext:value-type="float">
            <text:p>9.89</text:p>
          </table:table-cell>
          <table:table-cell table:formula="of:=[$'McMp Time'.L39]" office:value-type="float" office:value="3.1195" calcext:value-type="float">
            <text:p>3.12</text:p>
          </table:table-cell>
          <table:table-cell table:formula="of:=[$'McMp Time'.M39]" office:value-type="float" office:value="24.7997" calcext:value-type="float">
            <text:p>24.80</text:p>
          </table:table-cell>
          <table:table-cell table:formula="of:=[$'McMp Time'.N39]" office:value-type="float" office:value="43.6507" calcext:value-type="float">
            <text:p>43.65</text:p>
          </table:table-cell>
          <table:table-cell table:formula="of:=[$'PC Time'.I39]" office:value-type="float" office:value="12.5586" calcext:value-type="float">
            <text:p>12.56</text:p>
          </table:table-cell>
          <table:table-cell table:formula="of:=[$'PC Time'.J39]" office:value-type="float" office:value="4.49157" calcext:value-type="float">
            <text:p>4.49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4.14381" calcext:value-type="float">
            <text:p>4.14</text:p>
          </table:table-cell>
          <table:table-cell table:formula="of:=[$'PC Time'.M39]" office:value-type="float" office:value="63.6265" calcext:value-type="float">
            <text:p>63.63</text:p>
          </table:table-cell>
          <table:table-cell table:formula="of:=[$'PC Time'.N39]" office:value-type="float" office:value="15.1795" calcext:value-type="float">
            <text:p>15.18</text:p>
          </table:table-cell>
          <table:table-cell table:formula="of:=[$'BL2 Time'.I39]" office:value-type="float" office:value="15.6982" calcext:value-type="float">
            <text:p>15.70</text:p>
          </table:table-cell>
          <table:table-cell table:formula="of:=[$'BL2 Time'.J39]" office:value-type="float" office:value="6.37832" calcext:value-type="float">
            <text:p>6.38</text:p>
          </table:table-cell>
          <table:table-cell table:formula="of:=[$'BL2 Time'.K39]" office:value-type="float" office:value="0" calcext:value-type="float">
            <text:p>0.00</text:p>
          </table:table-cell>
          <table:table-cell table:formula="of:=[$'BL2 Time'.L39]" office:value-type="float" office:value="5.01406" calcext:value-type="float">
            <text:p>5.01</text:p>
          </table:table-cell>
          <table:table-cell table:formula="of:=[$'BL2 Time'.M39]" office:value-type="float" office:value="54.0838" calcext:value-type="float">
            <text:p>54.08</text:p>
          </table:table-cell>
          <table:table-cell table:formula="of:=[$'BL2 Time'.N39]" office:value-type="float" office:value="18.8256" calcext:value-type="float">
            <text:p>18.83</text:p>
          </table:table-cell>
          <table:table-cell table:formula="of:=[$'Bundle Time'.I39]" office:value-type="float" office:value="10.0565" calcext:value-type="float">
            <text:p>10.06</text:p>
          </table:table-cell>
          <table:table-cell table:formula="of:=[$'Bundle Time'.J39]" office:value-type="float" office:value="6.94239" calcext:value-type="float">
            <text:p>6.94</text:p>
          </table:table-cell>
          <table:table-cell table:formula="of:=[$'Bundle Time'.K39]" office:value-type="float" office:value="5.64175" calcext:value-type="float">
            <text:p>5.64</text:p>
          </table:table-cell>
          <table:table-cell table:formula="of:=[$'Bundle Time'.L39]" office:value-type="float" office:value="3.50463" calcext:value-type="float">
            <text:p>3.50</text:p>
          </table:table-cell>
          <table:table-cell table:formula="of:=[$'Bundle Time'.M39]" office:value-type="float" office:value="54.0099" calcext:value-type="float">
            <text:p>54.01</text:p>
          </table:table-cell>
          <table:table-cell table:formula="of:=[$'Bundle Time'.N39]" office:value-type="float" office:value="19.8448" calcext:value-type="float">
            <text:p>19.84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7.50392" calcext:value-type="float">
            <text:p>7.50</text:p>
          </table:table-cell>
          <table:table-cell table:formula="of:=[$'ScSp Time'.J40]" office:value-type="float" office:value="9.20032" calcext:value-type="float">
            <text:p>9.20</text:p>
          </table:table-cell>
          <table:table-cell table:formula="of:=[$'ScSp Time'.K40]" office:value-type="float" office:value="8.29806" calcext:value-type="float">
            <text:p>8.30</text:p>
          </table:table-cell>
          <table:table-cell table:formula="of:=[$'ScSp Time'.L40]" office:value-type="float" office:value="7.76854" calcext:value-type="float">
            <text:p>7.77</text:p>
          </table:table-cell>
          <table:table-cell table:formula="of:=[$'ScSp Time'.M40]" office:value-type="float" office:value="48.3476" calcext:value-type="float">
            <text:p>48.35</text:p>
          </table:table-cell>
          <table:table-cell table:formula="of:=[$'ScSp Time'.N40]" office:value-type="float" office:value="18.8816" calcext:value-type="float">
            <text:p>18.88</text:p>
          </table:table-cell>
          <table:table-cell table:formula="of:=[$'McSp Time'.I40]" office:value-type="float" office:value="4.75666" calcext:value-type="float">
            <text:p>4.76</text:p>
          </table:table-cell>
          <table:table-cell table:formula="of:=[$'McSp Time'.J40]" office:value-type="float" office:value="9.33027" calcext:value-type="float">
            <text:p>9.33</text:p>
          </table:table-cell>
          <table:table-cell table:formula="of:=[$'McSp Time'.K40]" office:value-type="float" office:value="9.94812" calcext:value-type="float">
            <text:p>9.95</text:p>
          </table:table-cell>
          <table:table-cell table:formula="of:=[$'McSp Time'.L40]" office:value-type="float" office:value="6.42493" calcext:value-type="float">
            <text:p>6.42</text:p>
          </table:table-cell>
          <table:table-cell table:formula="of:=[$'McSp Time'.M40]" office:value-type="float" office:value="36.1041" calcext:value-type="float">
            <text:p>36.10</text:p>
          </table:table-cell>
          <table:table-cell table:formula="of:=[$'McSp Time'.N40]" office:value-type="float" office:value="33.4359" calcext:value-type="float">
            <text:p>33.44</text:p>
          </table:table-cell>
          <table:table-cell table:formula="of:=[$'ScMp Time'.I40]" office:value-type="float" office:value="7.36027" calcext:value-type="float">
            <text:p>7.36</text:p>
          </table:table-cell>
          <table:table-cell table:formula="of:=[$'ScMp Time'.J40]" office:value-type="float" office:value="14.6593" calcext:value-type="float">
            <text:p>14.66</text:p>
          </table:table-cell>
          <table:table-cell table:formula="of:=[$'ScMp Time'.K40]" office:value-type="float" office:value="11.2135" calcext:value-type="float">
            <text:p>11.21</text:p>
          </table:table-cell>
          <table:table-cell table:formula="of:=[$'ScMp Time'.L40]" office:value-type="float" office:value="6.28108" calcext:value-type="float">
            <text:p>6.28</text:p>
          </table:table-cell>
          <table:table-cell table:formula="of:=[$'ScMp Time'.M40]" office:value-type="float" office:value="42.5941" calcext:value-type="float">
            <text:p>42.59</text:p>
          </table:table-cell>
          <table:table-cell table:formula="of:=[$'ScMp Time'.N40]" office:value-type="float" office:value="17.8917" calcext:value-type="float">
            <text:p>17.89</text:p>
          </table:table-cell>
          <table:table-cell table:formula="of:=[$'McMp Time'.I40]" office:value-type="float" office:value="3.30936" calcext:value-type="float">
            <text:p>3.31</text:p>
          </table:table-cell>
          <table:table-cell table:formula="of:=[$'McMp Time'.J40]" office:value-type="float" office:value="12.2938" calcext:value-type="float">
            <text:p>12.29</text:p>
          </table:table-cell>
          <table:table-cell table:formula="of:=[$'McMp Time'.K40]" office:value-type="float" office:value="13.8031" calcext:value-type="float">
            <text:p>13.80</text:p>
          </table:table-cell>
          <table:table-cell table:formula="of:=[$'McMp Time'.L40]" office:value-type="float" office:value="4.64103" calcext:value-type="float">
            <text:p>4.64</text:p>
          </table:table-cell>
          <table:table-cell table:formula="of:=[$'McMp Time'.M40]" office:value-type="float" office:value="29.5099" calcext:value-type="float">
            <text:p>29.51</text:p>
          </table:table-cell>
          <table:table-cell table:formula="of:=[$'McMp Time'.N40]" office:value-type="float" office:value="36.4429" calcext:value-type="float">
            <text:p>36.44</text:p>
          </table:table-cell>
          <table:table-cell table:formula="of:=[$'PC Time'.I40]" office:value-type="float" office:value="14.4843" calcext:value-type="float">
            <text:p>14.48</text:p>
          </table:table-cell>
          <table:table-cell table:formula="of:=[$'PC Time'.J40]" office:value-type="float" office:value="10.0387" calcext:value-type="float">
            <text:p>10.04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7.48803" calcext:value-type="float">
            <text:p>7.49</text:p>
          </table:table-cell>
          <table:table-cell table:formula="of:=[$'PC Time'.M40]" office:value-type="float" office:value="54.8157" calcext:value-type="float">
            <text:p>54.82</text:p>
          </table:table-cell>
          <table:table-cell table:formula="of:=[$'PC Time'.N40]" office:value-type="float" office:value="13.1733" calcext:value-type="float">
            <text:p>13.17</text:p>
          </table:table-cell>
          <table:table-cell table:formula="of:=[$'BL2 Time'.I40]" office:value-type="float" office:value="14.7048" calcext:value-type="float">
            <text:p>14.70</text:p>
          </table:table-cell>
          <table:table-cell table:formula="of:=[$'BL2 Time'.J40]" office:value-type="float" office:value="8.92486" calcext:value-type="float">
            <text:p>8.92</text:p>
          </table:table-cell>
          <table:table-cell table:formula="of:=[$'BL2 Time'.K40]" office:value-type="float" office:value="0" calcext:value-type="float">
            <text:p>0.00</text:p>
          </table:table-cell>
          <table:table-cell table:formula="of:=[$'BL2 Time'.L40]" office:value-type="float" office:value="7.60436" calcext:value-type="float">
            <text:p>7.60</text:p>
          </table:table-cell>
          <table:table-cell table:formula="of:=[$'BL2 Time'.M40]" office:value-type="float" office:value="57.1622" calcext:value-type="float">
            <text:p>57.16</text:p>
          </table:table-cell>
          <table:table-cell table:formula="of:=[$'BL2 Time'.N40]" office:value-type="float" office:value="11.6038" calcext:value-type="float">
            <text:p>11.60</text:p>
          </table:table-cell>
          <table:table-cell table:formula="of:=[$'Bundle Time'.I40]" office:value-type="float" office:value="6.72316" calcext:value-type="float">
            <text:p>6.72</text:p>
          </table:table-cell>
          <table:table-cell table:formula="of:=[$'Bundle Time'.J40]" office:value-type="float" office:value="8.74641" calcext:value-type="float">
            <text:p>8.75</text:p>
          </table:table-cell>
          <table:table-cell table:formula="of:=[$'Bundle Time'.K40]" office:value-type="float" office:value="7.98162" calcext:value-type="float">
            <text:p>7.98</text:p>
          </table:table-cell>
          <table:table-cell table:formula="of:=[$'Bundle Time'.L40]" office:value-type="float" office:value="6.98229" calcext:value-type="float">
            <text:p>6.98</text:p>
          </table:table-cell>
          <table:table-cell table:formula="of:=[$'Bundle Time'.M40]" office:value-type="float" office:value="32.1331" calcext:value-type="float">
            <text:p>32.13</text:p>
          </table:table-cell>
          <table:table-cell table:formula="of:=[$'Bundle Time'.N40]" office:value-type="float" office:value="37.4335" calcext:value-type="float">
            <text:p>37.43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10.819" calcext:value-type="float">
            <text:p>10.82</text:p>
          </table:table-cell>
          <table:table-cell table:formula="of:=[$'ScSp Time'.J41]" office:value-type="float" office:value="13.4987" calcext:value-type="float">
            <text:p>13.50</text:p>
          </table:table-cell>
          <table:table-cell table:formula="of:=[$'ScSp Time'.K41]" office:value-type="float" office:value="11.7584" calcext:value-type="float">
            <text:p>11.76</text:p>
          </table:table-cell>
          <table:table-cell table:formula="of:=[$'ScSp Time'.L41]" office:value-type="float" office:value="6.53591" calcext:value-type="float">
            <text:p>6.54</text:p>
          </table:table-cell>
          <table:table-cell table:formula="of:=[$'ScSp Time'.M41]" office:value-type="float" office:value="33.4186" calcext:value-type="float">
            <text:p>33.42</text:p>
          </table:table-cell>
          <table:table-cell table:formula="of:=[$'ScSp Time'.N41]" office:value-type="float" office:value="23.9694" calcext:value-type="float">
            <text:p>23.97</text:p>
          </table:table-cell>
          <table:table-cell table:formula="of:=[$'McSp Time'.I41]" office:value-type="float" office:value="8.94144" calcext:value-type="float">
            <text:p>8.94</text:p>
          </table:table-cell>
          <table:table-cell table:formula="of:=[$'McSp Time'.J41]" office:value-type="float" office:value="12.828" calcext:value-type="float">
            <text:p>12.83</text:p>
          </table:table-cell>
          <table:table-cell table:formula="of:=[$'McSp Time'.K41]" office:value-type="float" office:value="13.636" calcext:value-type="float">
            <text:p>13.64</text:p>
          </table:table-cell>
          <table:table-cell table:formula="of:=[$'McSp Time'.L41]" office:value-type="float" office:value="6.56683" calcext:value-type="float">
            <text:p>6.57</text:p>
          </table:table-cell>
          <table:table-cell table:formula="of:=[$'McSp Time'.M41]" office:value-type="float" office:value="42.4375" calcext:value-type="float">
            <text:p>42.44</text:p>
          </table:table-cell>
          <table:table-cell table:formula="of:=[$'McSp Time'.N41]" office:value-type="float" office:value="15.5902" calcext:value-type="float">
            <text:p>15.59</text:p>
          </table:table-cell>
          <table:table-cell table:formula="of:=[$'ScMp Time'.I41]" office:value-type="float" office:value="13.7307" calcext:value-type="float">
            <text:p>13.73</text:p>
          </table:table-cell>
          <table:table-cell table:formula="of:=[$'ScMp Time'.J41]" office:value-type="float" office:value="11.6184" calcext:value-type="float">
            <text:p>11.62</text:p>
          </table:table-cell>
          <table:table-cell table:formula="of:=[$'ScMp Time'.K41]" office:value-type="float" office:value="8.84674" calcext:value-type="float">
            <text:p>8.85</text:p>
          </table:table-cell>
          <table:table-cell table:formula="of:=[$'ScMp Time'.L41]" office:value-type="float" office:value="7.32028" calcext:value-type="float">
            <text:p>7.32</text:p>
          </table:table-cell>
          <table:table-cell table:formula="of:=[$'ScMp Time'.M41]" office:value-type="float" office:value="47.3313" calcext:value-type="float">
            <text:p>47.33</text:p>
          </table:table-cell>
          <table:table-cell table:formula="of:=[$'ScMp Time'.N41]" office:value-type="float" office:value="11.1525" calcext:value-type="float">
            <text:p>11.15</text:p>
          </table:table-cell>
          <table:table-cell table:formula="of:=[$'McMp Time'.I41]" office:value-type="float" office:value="10.628" calcext:value-type="float">
            <text:p>10.63</text:p>
          </table:table-cell>
          <table:table-cell table:formula="of:=[$'McMp Time'.J41]" office:value-type="float" office:value="13.372" calcext:value-type="float">
            <text:p>13.37</text:p>
          </table:table-cell>
          <table:table-cell table:formula="of:=[$'McMp Time'.K41]" office:value-type="float" office:value="11.9495" calcext:value-type="float">
            <text:p>11.95</text:p>
          </table:table-cell>
          <table:table-cell table:formula="of:=[$'McMp Time'.L41]" office:value-type="float" office:value="5.62998" calcext:value-type="float">
            <text:p>5.63</text:p>
          </table:table-cell>
          <table:table-cell table:formula="of:=[$'McMp Time'.M41]" office:value-type="float" office:value="47.0784" calcext:value-type="float">
            <text:p>47.08</text:p>
          </table:table-cell>
          <table:table-cell table:formula="of:=[$'McMp Time'.N41]" office:value-type="float" office:value="11.3421" calcext:value-type="float">
            <text:p>11.34</text:p>
          </table:table-cell>
          <table:table-cell table:formula="of:=[$'PC Time'.I41]" office:value-type="float" office:value="22.5775" calcext:value-type="float">
            <text:p>22.58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10.7808" calcext:value-type="float">
            <text:p>10.78</text:p>
          </table:table-cell>
          <table:table-cell table:formula="of:=[$'PC Time'.M41]" office:value-type="float" office:value="66.6417" calcext:value-type="float">
            <text:p>66.64</text:p>
          </table:table-cell>
          <table:table-cell table:formula="of:=[$'PC Time'.N41]" office:value-type="float" office:value="0" calcext:value-type="float">
            <text:p>0.00</text:p>
          </table:table-cell>
          <table:table-cell table:formula="of:=[$'BL2 Time'.I41]" office:value-type="float" office:value="22.5775" calcext:value-type="float">
            <text:p>22.58</text:p>
          </table:table-cell>
          <table:table-cell table:formula="of:=[$'BL2 Time'.J41]" office:value-type="float" office:value="8.59266" calcext:value-type="float">
            <text:p>8.59</text:p>
          </table:table-cell>
          <table:table-cell table:formula="of:=[$'BL2 Time'.K41]" office:value-type="float" office:value="0" calcext:value-type="float">
            <text:p>0.00</text:p>
          </table:table-cell>
          <table:table-cell table:formula="of:=[$'BL2 Time'.L41]" office:value-type="float" office:value="11.0093" calcext:value-type="float">
            <text:p>11.01</text:p>
          </table:table-cell>
          <table:table-cell table:formula="of:=[$'BL2 Time'.M41]" office:value-type="float" office:value="52.898" calcext:value-type="float">
            <text:p>52.90</text:p>
          </table:table-cell>
          <table:table-cell table:formula="of:=[$'BL2 Time'.N41]" office:value-type="float" office:value="4.92258" calcext:value-type="float">
            <text:p>4.92</text:p>
          </table:table-cell>
          <table:table-cell table:formula="of:=[$'Bundle Time'.I41]" office:value-type="float" office:value="10.819" calcext:value-type="float">
            <text:p>10.82</text:p>
          </table:table-cell>
          <table:table-cell table:formula="of:=[$'Bundle Time'.J41]" office:value-type="float" office:value="12.8557" calcext:value-type="float">
            <text:p>12.86</text:p>
          </table:table-cell>
          <table:table-cell table:formula="of:=[$'Bundle Time'.K41]" office:value-type="float" office:value="11.7584" calcext:value-type="float">
            <text:p>11.76</text:p>
          </table:table-cell>
          <table:table-cell table:formula="of:=[$'Bundle Time'.L41]" office:value-type="float" office:value="6.45304" calcext:value-type="float">
            <text:p>6.45</text:p>
          </table:table-cell>
          <table:table-cell table:formula="of:=[$'Bundle Time'.M41]" office:value-type="float" office:value="37.2883" calcext:value-type="float">
            <text:p>37.29</text:p>
          </table:table-cell>
          <table:table-cell table:formula="of:=[$'Bundle Time'.N41]" office:value-type="float" office:value="20.8255" calcext:value-type="float">
            <text:p>20.83</text:p>
          </table:table-cell>
        </table:table-row>
        <table:table-row table:style-name="ro2">
          <table:table-cell table:style-name="ce16"/>
          <table:table-cell table:style-name="ce16" office:value-type="string" calcext:value-type="string" table:number-columns-spanned="6" table:number-rows-spanned="1">
            <text:p>ScSp</text:p>
          </table:table-cell>
          <table:covered-table-cell table:number-columns-repeated="4" table:style-name="ce16"/>
          <table:covered-table-cell table:style-name="Default"/>
          <table:table-cell table:style-name="ce16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16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16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16" office:value-type="string" calcext:value-type="string" table:number-columns-spanned="6" table:number-rows-spanned="1">
            <text:p>PC</text:p>
          </table:table-cell>
          <table:covered-table-cell table:number-columns-repeated="3" table:style-name="ce16"/>
          <table:covered-table-cell table:number-columns-repeated="2" table:style-name="Default"/>
          <table:table-cell table:style-name="ce16" office:value-type="string" calcext:value-type="string" table:number-columns-spanned="6" table:number-rows-spanned="1">
            <text:p>BL2</text:p>
          </table:table-cell>
          <table:covered-table-cell table:number-columns-repeated="3" table:style-name="ce16"/>
          <table:covered-table-cell table:number-columns-repeated="2" table:style-name="Default"/>
          <table:table-cell table:style-name="ce16" office:value-type="string" calcext:value-type="string" table:number-columns-spanned="6" table:number-rows-spanned="1">
            <text:p>Bundle</text:p>
          </table:table-cell>
          <table:covered-table-cell table:number-columns-repeated="3" table:style-name="ce16"/>
          <table:covered-table-cell table:number-columns-repeated="2" table:style-name="Default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</table:table-row>
        <table:table-row table:style-name="ro2">
          <table:table-cell table:style-name="ce101" office:value-type="string" calcext:value-type="string">
            <text:p>10-5</text:p>
          </table:table-cell>
          <table:table-cell table:style-name="ce114" table:formula="of:=AVERAGE([.B3:.B7])" office:value-type="float" office:value="8.457868" calcext:value-type="float">
            <text:p>8.46</text:p>
          </table:table-cell>
          <table:table-cell table:style-name="ce114" table:formula="of:=AVERAGE([.C3:.C7])" office:value-type="float" office:value="6.651628" calcext:value-type="float">
            <text:p>6.65</text:p>
          </table:table-cell>
          <table:table-cell table:style-name="ce114" table:formula="of:=AVERAGE([.D3:.D7])" office:value-type="float" office:value="4.975078" calcext:value-type="float">
            <text:p>4.98</text:p>
          </table:table-cell>
          <table:table-cell table:style-name="ce114" table:formula="of:=AVERAGE([.E3:.E7])" office:value-type="float" office:value="6.032106" calcext:value-type="float">
            <text:p>6.03</text:p>
          </table:table-cell>
          <table:table-cell table:style-name="ce114" table:formula="of:=AVERAGE([.F3:.F7])" office:value-type="float" office:value="43.8797" calcext:value-type="float">
            <text:p>43.88</text:p>
          </table:table-cell>
          <table:table-cell table:style-name="ce114" table:formula="of:=AVERAGE([.G3:.G7])" office:value-type="float" office:value="30.003614" calcext:value-type="float">
            <text:p>30.00</text:p>
          </table:table-cell>
          <table:table-cell table:style-name="ce114" table:formula="of:=AVERAGE([.H3:.H7])" office:value-type="float" office:value="5.355516" calcext:value-type="float">
            <text:p>5.36</text:p>
          </table:table-cell>
          <table:table-cell table:style-name="ce114" table:formula="of:=AVERAGE([.I3:.I7])" office:value-type="float" office:value="6.329946" calcext:value-type="float">
            <text:p>6.33</text:p>
          </table:table-cell>
          <table:table-cell table:style-name="ce114" table:formula="of:=AVERAGE([.J3:.J7])" office:value-type="float" office:value="5.3081" calcext:value-type="float">
            <text:p>5.31</text:p>
          </table:table-cell>
          <table:table-cell table:style-name="ce114" table:formula="of:=AVERAGE([.K3:.K7])" office:value-type="float" office:value="4.930644" calcext:value-type="float">
            <text:p>4.93</text:p>
          </table:table-cell>
          <table:table-cell table:style-name="ce114" table:formula="of:=AVERAGE([.L3:.L7])" office:value-type="float" office:value="45.0948" calcext:value-type="float">
            <text:p>45.09</text:p>
          </table:table-cell>
          <table:table-cell table:style-name="ce114" table:formula="of:=AVERAGE([.M3:.M7])" office:value-type="float" office:value="32.98102" calcext:value-type="float">
            <text:p>32.98</text:p>
          </table:table-cell>
          <table:table-cell table:style-name="ce114" table:formula="of:=AVERAGE([.N3:.N7])" office:value-type="float" office:value="7.463594" calcext:value-type="float">
            <text:p>7.46</text:p>
          </table:table-cell>
          <table:table-cell table:style-name="ce114" table:formula="of:=AVERAGE([.O3:.O7])" office:value-type="float" office:value="6.141784" calcext:value-type="float">
            <text:p>6.14</text:p>
          </table:table-cell>
          <table:table-cell table:style-name="ce114" table:formula="of:=AVERAGE([.P3:.P7])" office:value-type="float" office:value="3.08765" calcext:value-type="float">
            <text:p>3.09</text:p>
          </table:table-cell>
          <table:table-cell table:style-name="ce114" table:formula="of:=AVERAGE([.Q3:.Q7])" office:value-type="float" office:value="4.919874" calcext:value-type="float">
            <text:p>4.92</text:p>
          </table:table-cell>
          <table:table-cell table:style-name="ce114" table:formula="of:=AVERAGE([.R3:.R7])" office:value-type="float" office:value="62.70642" calcext:value-type="float">
            <text:p>62.71</text:p>
          </table:table-cell>
          <table:table-cell table:style-name="ce114" table:formula="of:=AVERAGE([.S3:.S7])" office:value-type="float" office:value="15.680688" calcext:value-type="float">
            <text:p>15.68</text:p>
          </table:table-cell>
          <table:table-cell table:style-name="ce114" table:formula="of:=AVERAGE([.T3:.T7])" office:value-type="float" office:value="5.960528" calcext:value-type="float">
            <text:p>5.96</text:p>
          </table:table-cell>
          <table:table-cell table:style-name="ce114" table:formula="of:=AVERAGE([.U3:.U7])" office:value-type="float" office:value="6.270154" calcext:value-type="float">
            <text:p>6.27</text:p>
          </table:table-cell>
          <table:table-cell table:style-name="ce114" table:formula="of:=AVERAGE([.V3:.V7])" office:value-type="float" office:value="4.426948" calcext:value-type="float">
            <text:p>4.43</text:p>
          </table:table-cell>
          <table:table-cell table:style-name="ce114" table:formula="of:=AVERAGE([.W3:.W7])" office:value-type="float" office:value="4.635162" calcext:value-type="float">
            <text:p>4.64</text:p>
          </table:table-cell>
          <table:table-cell table:style-name="ce114" table:formula="of:=AVERAGE([.X3:.X7])" office:value-type="float" office:value="55.35312" calcext:value-type="float">
            <text:p>55.35</text:p>
          </table:table-cell>
          <table:table-cell table:style-name="ce114" table:formula="of:=AVERAGE([.Y3:.Y7])" office:value-type="float" office:value="23.354104" calcext:value-type="float">
            <text:p>23.35</text:p>
          </table:table-cell>
          <table:table-cell table:style-name="ce114" table:formula="of:=AVERAGE([.Z3:.Z7])" office:value-type="float" office:value="9.60603" calcext:value-type="float">
            <text:p>9.61</text:p>
          </table:table-cell>
          <table:table-cell table:style-name="ce114" table:formula="of:=AVERAGE([.AA3:.AA7])" office:value-type="float" office:value="2.009238" calcext:value-type="float">
            <text:p>2.01</text:p>
          </table:table-cell>
          <table:table-cell table:style-name="ce114" table:formula="of:=AVERAGE([.AB3:.AB7])" office:value-type="float" office:value="0" calcext:value-type="float">
            <text:p>0.00</text:p>
          </table:table-cell>
          <table:table-cell table:style-name="ce114" table:formula="of:=AVERAGE([.AC3:.AC7])" office:value-type="float" office:value="5.255292" calcext:value-type="float">
            <text:p>5.26</text:p>
          </table:table-cell>
          <table:table-cell table:style-name="ce114" table:formula="of:=AVERAGE([.AD3:.AD7])" office:value-type="float" office:value="74.42596" calcext:value-type="float">
            <text:p>74.43</text:p>
          </table:table-cell>
          <table:table-cell table:style-name="ce114" table:formula="of:=AVERAGE([.AE3:.AE7])" office:value-type="float" office:value="8.70346" calcext:value-type="float">
            <text:p>8.70</text:p>
          </table:table-cell>
          <table:table-cell table:style-name="ce114" table:formula="of:=AVERAGE([.AF3:.AF7])" office:value-type="float" office:value="9.702646" calcext:value-type="float">
            <text:p>9.70</text:p>
          </table:table-cell>
          <table:table-cell table:style-name="ce114" table:formula="of:=AVERAGE([.AG3:.AG7])" office:value-type="float" office:value="4.832964" calcext:value-type="float">
            <text:p>4.83</text:p>
          </table:table-cell>
          <table:table-cell table:style-name="ce114" table:formula="of:=AVERAGE([.AH3:.AH7])" office:value-type="float" office:value="0" calcext:value-type="float">
            <text:p>0.00</text:p>
          </table:table-cell>
          <table:table-cell table:style-name="ce114" table:formula="of:=AVERAGE([.AI3:.AI7])" office:value-type="float" office:value="5.131246" calcext:value-type="float">
            <text:p>5.13</text:p>
          </table:table-cell>
          <table:table-cell table:style-name="ce114" table:formula="of:=AVERAGE([.AJ3:.AJ7])" office:value-type="float" office:value="67.74848" calcext:value-type="float">
            <text:p>67.75</text:p>
          </table:table-cell>
          <table:table-cell table:style-name="ce114" table:formula="of:=AVERAGE([.AK3:.AK7])" office:value-type="float" office:value="12.5846442" calcext:value-type="float">
            <text:p>12.58</text:p>
          </table:table-cell>
          <table:table-cell table:style-name="ce114" table:formula="of:=AVERAGE([.AL3:.AL7])" office:value-type="float" office:value="6.091394" calcext:value-type="float">
            <text:p>6.09</text:p>
          </table:table-cell>
          <table:table-cell table:style-name="ce114" table:formula="of:=AVERAGE([.AM3:.AM7])" office:value-type="float" office:value="4.847066" calcext:value-type="float">
            <text:p>4.85</text:p>
          </table:table-cell>
          <table:table-cell table:style-name="ce114" table:formula="of:=AVERAGE([.AN3:.AN7])" office:value-type="float" office:value="3.611266" calcext:value-type="float">
            <text:p>3.61</text:p>
          </table:table-cell>
          <table:table-cell table:style-name="ce114" table:formula="of:=AVERAGE([.AO3:.AO7])" office:value-type="float" office:value="4.403402" calcext:value-type="float">
            <text:p>4.40</text:p>
          </table:table-cell>
          <table:table-cell table:style-name="ce114" table:formula="of:=AVERAGE([.AP3:.AP7])" office:value-type="float" office:value="55.3428" calcext:value-type="float">
            <text:p>55.34</text:p>
          </table:table-cell>
          <table:table-cell table:style-name="ce114" table:formula="of:=AVERAGE([.AQ3:.AQ7])" office:value-type="float" office:value="25.70406" calcext:value-type="float">
            <text:p>25.70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14" table:formula="of:=AVERAGE([.B8:.B12])" office:value-type="float" office:value="2.205576" calcext:value-type="float">
            <text:p>2.21</text:p>
          </table:table-cell>
          <table:table-cell table:style-name="ce114" table:formula="of:=AVERAGE([.C8:.C12])" office:value-type="float" office:value="13.60738" calcext:value-type="float">
            <text:p>13.61</text:p>
          </table:table-cell>
          <table:table-cell table:style-name="ce114" table:formula="of:=AVERAGE([.D8:.D12])" office:value-type="float" office:value="10.15912" calcext:value-type="float">
            <text:p>10.16</text:p>
          </table:table-cell>
          <table:table-cell table:style-name="ce114" table:formula="of:=AVERAGE([.E8:.E12])" office:value-type="float" office:value="4.22619" calcext:value-type="float">
            <text:p>4.23</text:p>
          </table:table-cell>
          <table:table-cell table:style-name="ce114" table:formula="of:=AVERAGE([.F8:.F12])" office:value-type="float" office:value="16.904825" calcext:value-type="float">
            <text:p>16.90</text:p>
          </table:table-cell>
          <table:table-cell table:style-name="ce114" table:formula="of:=AVERAGE([.G8:.G12])" office:value-type="float" office:value="52.89692" calcext:value-type="float">
            <text:p>52.90</text:p>
          </table:table-cell>
          <table:table-cell table:style-name="ce114" table:formula="of:=AVERAGE([.H8:.H12])" office:value-type="float" office:value="0.8389388" calcext:value-type="float">
            <text:p>0.84</text:p>
          </table:table-cell>
          <table:table-cell table:style-name="ce114" table:formula="of:=AVERAGE([.I8:.I12])" office:value-type="float" office:value="12.087414" calcext:value-type="float">
            <text:p>12.09</text:p>
          </table:table-cell>
          <table:table-cell table:style-name="ce114" table:formula="of:=AVERAGE([.J8:.J12])" office:value-type="float" office:value="9.938916" calcext:value-type="float">
            <text:p>9.94</text:p>
          </table:table-cell>
          <table:table-cell table:style-name="ce114" table:formula="of:=AVERAGE([.K8:.K12])" office:value-type="float" office:value="3.64518" calcext:value-type="float">
            <text:p>3.65</text:p>
          </table:table-cell>
          <table:table-cell table:style-name="ce114" table:formula="of:=AVERAGE([.L8:.L12])" office:value-type="float" office:value="20.489416" calcext:value-type="float">
            <text:p>20.49</text:p>
          </table:table-cell>
          <table:table-cell table:style-name="ce114" table:formula="of:=AVERAGE([.M8:.M12])" office:value-type="float" office:value="53.00016" calcext:value-type="float">
            <text:p>53.00</text:p>
          </table:table-cell>
          <table:table-cell table:style-name="ce114" table:formula="of:=AVERAGE([.N8:.N12])" office:value-type="float" office:value="4.454782" calcext:value-type="float">
            <text:p>4.45</text:p>
          </table:table-cell>
          <table:table-cell table:style-name="ce114" table:formula="of:=AVERAGE([.O8:.O12])" office:value-type="float" office:value="15.84028" calcext:value-type="float">
            <text:p>15.84</text:p>
          </table:table-cell>
          <table:table-cell table:style-name="ce114" table:formula="of:=AVERAGE([.P8:.P12])" office:value-type="float" office:value="8.943684" calcext:value-type="float">
            <text:p>8.94</text:p>
          </table:table-cell>
          <table:table-cell table:style-name="ce114" table:formula="of:=AVERAGE([.Q8:.Q12])" office:value-type="float" office:value="3.34947" calcext:value-type="float">
            <text:p>3.35</text:p>
          </table:table-cell>
          <table:table-cell table:style-name="ce114" table:formula="of:=AVERAGE([.R8:.R12])" office:value-type="float" office:value="38.89908" calcext:value-type="float">
            <text:p>38.90</text:p>
          </table:table-cell>
          <table:table-cell table:style-name="ce114" table:formula="of:=AVERAGE([.S8:.S12])" office:value-type="float" office:value="28.51268" calcext:value-type="float">
            <text:p>28.51</text:p>
          </table:table-cell>
          <table:table-cell table:style-name="ce114" table:formula="of:=AVERAGE([.T8:.T12])" office:value-type="float" office:value="1.709288" calcext:value-type="float">
            <text:p>1.71</text:p>
          </table:table-cell>
          <table:table-cell table:style-name="ce114" table:formula="of:=AVERAGE([.U8:.U12])" office:value-type="float" office:value="13.50876" calcext:value-type="float">
            <text:p>13.51</text:p>
          </table:table-cell>
          <table:table-cell table:style-name="ce114" table:formula="of:=AVERAGE([.V8:.V12])" office:value-type="float" office:value="9.573052" calcext:value-type="float">
            <text:p>9.57</text:p>
          </table:table-cell>
          <table:table-cell table:style-name="ce114" table:formula="of:=AVERAGE([.W8:.W12])" office:value-type="float" office:value="2.262724" calcext:value-type="float">
            <text:p>2.26</text:p>
          </table:table-cell>
          <table:table-cell table:style-name="ce114" table:formula="of:=AVERAGE([.X8:.X12])" office:value-type="float" office:value="38.96818" calcext:value-type="float">
            <text:p>38.97</text:p>
          </table:table-cell>
          <table:table-cell table:style-name="ce114" table:formula="of:=AVERAGE([.Y8:.Y12])" office:value-type="float" office:value="33.97796" calcext:value-type="float">
            <text:p>33.98</text:p>
          </table:table-cell>
          <table:table-cell table:style-name="ce114" table:formula="of:=AVERAGE([.Z8:.Z12])" office:value-type="float" office:value="10.27387" calcext:value-type="float">
            <text:p>10.27</text:p>
          </table:table-cell>
          <table:table-cell table:style-name="ce114" table:formula="of:=AVERAGE([.AA8:.AA12])" office:value-type="float" office:value="5.677416" calcext:value-type="float">
            <text:p>5.68</text:p>
          </table:table-cell>
          <table:table-cell table:style-name="ce114" table:formula="of:=AVERAGE([.AB8:.AB12])" office:value-type="float" office:value="0" calcext:value-type="float">
            <text:p>0.00</text:p>
          </table:table-cell>
          <table:table-cell table:style-name="ce114" table:formula="of:=AVERAGE([.AC8:.AC12])" office:value-type="float" office:value="5.013308" calcext:value-type="float">
            <text:p>5.01</text:p>
          </table:table-cell>
          <table:table-cell table:style-name="ce114" table:formula="of:=AVERAGE([.AD8:.AD12])" office:value-type="float" office:value="70.881" calcext:value-type="float">
            <text:p>70.88</text:p>
          </table:table-cell>
          <table:table-cell table:style-name="ce114" table:formula="of:=AVERAGE([.AE8:.AE12])" office:value-type="float" office:value="8.15444" calcext:value-type="float">
            <text:p>8.15</text:p>
          </table:table-cell>
          <table:table-cell table:style-name="ce114" table:formula="of:=AVERAGE([.AF8:.AF12])" office:value-type="float" office:value="12.357334" calcext:value-type="float">
            <text:p>12.36</text:p>
          </table:table-cell>
          <table:table-cell table:style-name="ce114" table:formula="of:=AVERAGE([.AG8:.AG12])" office:value-type="float" office:value="11.390772" calcext:value-type="float">
            <text:p>11.39</text:p>
          </table:table-cell>
          <table:table-cell table:style-name="ce114" table:formula="of:=AVERAGE([.AH8:.AH12])" office:value-type="float" office:value="0" calcext:value-type="float">
            <text:p>0.00</text:p>
          </table:table-cell>
          <table:table-cell table:style-name="ce114" table:formula="of:=AVERAGE([.AI8:.AI12])" office:value-type="float" office:value="6.473922" calcext:value-type="float">
            <text:p>6.47</text:p>
          </table:table-cell>
          <table:table-cell table:style-name="ce114" table:formula="of:=AVERAGE([.AJ8:.AJ12])" office:value-type="float" office:value="51.12774" calcext:value-type="float">
            <text:p>51.13</text:p>
          </table:table-cell>
          <table:table-cell table:style-name="ce114" table:formula="of:=AVERAGE([.AK8:.AK12])" office:value-type="float" office:value="18.65024" calcext:value-type="float">
            <text:p>18.65</text:p>
          </table:table-cell>
          <table:table-cell table:style-name="ce114" table:formula="of:=AVERAGE([.AL8:.AL12])" office:value-type="float" office:value="1.8915104" calcext:value-type="float">
            <text:p>1.89</text:p>
          </table:table-cell>
          <table:table-cell table:style-name="ce114" table:formula="of:=AVERAGE([.AM8:.AM12])" office:value-type="float" office:value="11.208126" calcext:value-type="float">
            <text:p>11.21</text:p>
          </table:table-cell>
          <table:table-cell table:style-name="ce114" table:formula="of:=AVERAGE([.AN8:.AN12])" office:value-type="float" office:value="8.34651" calcext:value-type="float">
            <text:p>8.35</text:p>
          </table:table-cell>
          <table:table-cell table:style-name="ce114" table:formula="of:=AVERAGE([.AO8:.AO12])" office:value-type="float" office:value="3.321228" calcext:value-type="float">
            <text:p>3.32</text:p>
          </table:table-cell>
          <table:table-cell table:style-name="ce114" table:formula="of:=AVERAGE([.AP8:.AP12])" office:value-type="float" office:value="8.9319706" calcext:value-type="float">
            <text:p>8.93</text:p>
          </table:table-cell>
          <table:table-cell table:style-name="ce114" table:formula="of:=AVERAGE([.AQ8:.AQ12])" office:value-type="float" office:value="66.3006" calcext:value-type="float">
            <text:p>66.3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14" table:formula="of:=AVERAGE([.B13:.B17])" office:value-type="float" office:value="0.990753" calcext:value-type="float">
            <text:p>0.99</text:p>
          </table:table-cell>
          <table:table-cell table:style-name="ce114" table:formula="of:=AVERAGE([.C13:.C17])" office:value-type="float" office:value="13.236502" calcext:value-type="float">
            <text:p>13.24</text:p>
          </table:table-cell>
          <table:table-cell table:style-name="ce114" table:formula="of:=AVERAGE([.D13:.D17])" office:value-type="float" office:value="10.138068" calcext:value-type="float">
            <text:p>10.14</text:p>
          </table:table-cell>
          <table:table-cell table:style-name="ce114" table:formula="of:=AVERAGE([.E13:.E17])" office:value-type="float" office:value="3.45976" calcext:value-type="float">
            <text:p>3.46</text:p>
          </table:table-cell>
          <table:table-cell table:style-name="ce114" table:formula="of:=AVERAGE([.F13:.F17])" office:value-type="float" office:value="24.35882" calcext:value-type="float">
            <text:p>24.36</text:p>
          </table:table-cell>
          <table:table-cell table:style-name="ce114" table:formula="of:=AVERAGE([.G13:.G17])" office:value-type="float" office:value="47.8161" calcext:value-type="float">
            <text:p>47.82</text:p>
          </table:table-cell>
          <table:table-cell table:style-name="ce114" table:formula="of:=AVERAGE([.H13:.H17])" office:value-type="float" office:value="0.593814" calcext:value-type="float">
            <text:p>0.59</text:p>
          </table:table-cell>
          <table:table-cell table:style-name="ce114" table:formula="of:=AVERAGE([.I13:.I17])" office:value-type="float" office:value="14.18282" calcext:value-type="float">
            <text:p>14.18</text:p>
          </table:table-cell>
          <table:table-cell table:style-name="ce114" table:formula="of:=AVERAGE([.J13:.J17])" office:value-type="float" office:value="10.84085" calcext:value-type="float">
            <text:p>10.84</text:p>
          </table:table-cell>
          <table:table-cell table:style-name="ce114" table:formula="of:=AVERAGE([.K13:.K17])" office:value-type="float" office:value="3.815972" calcext:value-type="float">
            <text:p>3.82</text:p>
          </table:table-cell>
          <table:table-cell table:style-name="ce114" table:formula="of:=AVERAGE([.L13:.L17])" office:value-type="float" office:value="13.255874" calcext:value-type="float">
            <text:p>13.26</text:p>
          </table:table-cell>
          <table:table-cell table:style-name="ce114" table:formula="of:=AVERAGE([.M13:.M17])" office:value-type="float" office:value="57.31066" calcext:value-type="float">
            <text:p>57.31</text:p>
          </table:table-cell>
          <table:table-cell table:style-name="ce114" table:formula="of:=AVERAGE([.N13:.N17])" office:value-type="float" office:value="6.34458" calcext:value-type="float">
            <text:p>6.34</text:p>
          </table:table-cell>
          <table:table-cell table:style-name="ce114" table:formula="of:=AVERAGE([.O13:.O17])" office:value-type="float" office:value="22.75904" calcext:value-type="float">
            <text:p>22.76</text:p>
          </table:table-cell>
          <table:table-cell table:style-name="ce114" table:formula="of:=AVERAGE([.P13:.P17])" office:value-type="float" office:value="7.054998" calcext:value-type="float">
            <text:p>7.05</text:p>
          </table:table-cell>
          <table:table-cell table:style-name="ce114" table:formula="of:=AVERAGE([.Q13:.Q17])" office:value-type="float" office:value="4.155472" calcext:value-type="float">
            <text:p>4.16</text:p>
          </table:table-cell>
          <table:table-cell table:style-name="ce114" table:formula="of:=AVERAGE([.R13:.R17])" office:value-type="float" office:value="37.90632" calcext:value-type="float">
            <text:p>37.91</text:p>
          </table:table-cell>
          <table:table-cell table:style-name="ce114" table:formula="of:=AVERAGE([.S13:.S17])" office:value-type="float" office:value="21.7796" calcext:value-type="float">
            <text:p>21.78</text:p>
          </table:table-cell>
          <table:table-cell table:style-name="ce114" table:formula="of:=AVERAGE([.T13:.T17])" office:value-type="float" office:value="2.177268" calcext:value-type="float">
            <text:p>2.18</text:p>
          </table:table-cell>
          <table:table-cell table:style-name="ce114" table:formula="of:=AVERAGE([.U13:.U17])" office:value-type="float" office:value="21.86442" calcext:value-type="float">
            <text:p>21.86</text:p>
          </table:table-cell>
          <table:table-cell table:style-name="ce114" table:formula="of:=AVERAGE([.V13:.V17])" office:value-type="float" office:value="9.90023" calcext:value-type="float">
            <text:p>9.90</text:p>
          </table:table-cell>
          <table:table-cell table:style-name="ce114" table:formula="of:=AVERAGE([.W13:.W17])" office:value-type="float" office:value="1.9897964" calcext:value-type="float">
            <text:p>1.99</text:p>
          </table:table-cell>
          <table:table-cell table:style-name="ce114" table:formula="of:=AVERAGE([.X13:.X17])" office:value-type="float" office:value="32.29924" calcext:value-type="float">
            <text:p>32.30</text:p>
          </table:table-cell>
          <table:table-cell table:style-name="ce114" table:formula="of:=AVERAGE([.Y13:.Y17])" office:value-type="float" office:value="31.769046" calcext:value-type="float">
            <text:p>31.77</text:p>
          </table:table-cell>
          <table:table-cell table:style-name="ce114" table:formula="of:=AVERAGE([.Z13:.Z17])" office:value-type="float" office:value="10.525182" calcext:value-type="float">
            <text:p>10.53</text:p>
          </table:table-cell>
          <table:table-cell table:style-name="ce114" table:formula="of:=AVERAGE([.AA13:.AA17])" office:value-type="float" office:value="9.63116" calcext:value-type="float">
            <text:p>9.63</text:p>
          </table:table-cell>
          <table:table-cell table:style-name="ce114" table:formula="of:=AVERAGE([.AB13:.AB17])" office:value-type="float" office:value="0" calcext:value-type="float">
            <text:p>0.00</text:p>
          </table:table-cell>
          <table:table-cell table:style-name="ce114" table:formula="of:=AVERAGE([.AC13:.AC17])" office:value-type="float" office:value="4.217202" calcext:value-type="float">
            <text:p>4.22</text:p>
          </table:table-cell>
          <table:table-cell table:style-name="ce114" table:formula="of:=AVERAGE([.AD13:.AD17])" office:value-type="float" office:value="66.609" calcext:value-type="float">
            <text:p>66.61</text:p>
          </table:table-cell>
          <table:table-cell table:style-name="ce114" table:formula="of:=AVERAGE([.AE13:.AE17])" office:value-type="float" office:value="9.01746000000003" calcext:value-type="float">
            <text:p>9.02</text:p>
          </table:table-cell>
          <table:table-cell table:style-name="ce114" table:formula="of:=AVERAGE([.AF13:.AF17])" office:value-type="float" office:value="11.416674" calcext:value-type="float">
            <text:p>11.42</text:p>
          </table:table-cell>
          <table:table-cell table:style-name="ce114" table:formula="of:=AVERAGE([.AG13:.AG17])" office:value-type="float" office:value="17.09178" calcext:value-type="float">
            <text:p>17.09</text:p>
          </table:table-cell>
          <table:table-cell table:style-name="ce114" table:formula="of:=AVERAGE([.AH13:.AH17])" office:value-type="float" office:value="0" calcext:value-type="float">
            <text:p>0.00</text:p>
          </table:table-cell>
          <table:table-cell table:style-name="ce114" table:formula="of:=AVERAGE([.AI13:.AI17])" office:value-type="float" office:value="4.855496" calcext:value-type="float">
            <text:p>4.86</text:p>
          </table:table-cell>
          <table:table-cell table:style-name="ce114" table:formula="of:=AVERAGE([.AJ13:.AJ17])" office:value-type="float" office:value="41.12282" calcext:value-type="float">
            <text:p>41.12</text:p>
          </table:table-cell>
          <table:table-cell table:style-name="ce114" table:formula="of:=AVERAGE([.AK13:.AK17])" office:value-type="float" office:value="25.51322" calcext:value-type="float">
            <text:p>25.51</text:p>
          </table:table-cell>
          <table:table-cell table:style-name="ce114" table:formula="of:=AVERAGE([.AL13:.AL17])" office:value-type="float" office:value="0.9286614" calcext:value-type="float">
            <text:p>0.93</text:p>
          </table:table-cell>
          <table:table-cell table:style-name="ce114" table:formula="of:=AVERAGE([.AM13:.AM17])" office:value-type="float" office:value="11.10171" calcext:value-type="float">
            <text:p>11.10</text:p>
          </table:table-cell>
          <table:table-cell table:style-name="ce114" table:formula="of:=AVERAGE([.AN13:.AN17])" office:value-type="float" office:value="8.279178" calcext:value-type="float">
            <text:p>8.28</text:p>
          </table:table-cell>
          <table:table-cell table:style-name="ce114" table:formula="of:=AVERAGE([.AO13:.AO17])" office:value-type="float" office:value="3.020686" calcext:value-type="float">
            <text:p>3.02</text:p>
          </table:table-cell>
          <table:table-cell table:style-name="ce114" table:formula="of:=AVERAGE([.AP13:.AP17])" office:value-type="float" office:value="6.20897" calcext:value-type="float">
            <text:p>6.21</text:p>
          </table:table-cell>
          <table:table-cell table:style-name="ce114" table:formula="of:=AVERAGE([.AQ13:.AQ17])" office:value-type="float" office:value="70.46082" calcext:value-type="float">
            <text:p>70.46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14" table:formula="of:=AVERAGE([.B18:.B22])" office:value-type="float" office:value="10.532892" calcext:value-type="float">
            <text:p>10.53</text:p>
          </table:table-cell>
          <table:table-cell table:style-name="ce114" table:formula="of:=AVERAGE([.C18:.C22])" office:value-type="float" office:value="4.3212" calcext:value-type="float">
            <text:p>4.32</text:p>
          </table:table-cell>
          <table:table-cell table:style-name="ce114" table:formula="of:=AVERAGE([.D18:.D22])" office:value-type="float" office:value="3.667982" calcext:value-type="float">
            <text:p>3.67</text:p>
          </table:table-cell>
          <table:table-cell table:style-name="ce114" table:formula="of:=AVERAGE([.E18:.E22])" office:value-type="float" office:value="4.0506" calcext:value-type="float">
            <text:p>4.05</text:p>
          </table:table-cell>
          <table:table-cell table:style-name="ce114" table:formula="of:=AVERAGE([.F18:.F22])" office:value-type="float" office:value="48.98384" calcext:value-type="float">
            <text:p>48.98</text:p>
          </table:table-cell>
          <table:table-cell table:style-name="ce114" table:formula="of:=AVERAGE([.G18:.G22])" office:value-type="float" office:value="28.4435" calcext:value-type="float">
            <text:p>28.44</text:p>
          </table:table-cell>
          <table:table-cell table:style-name="ce114" table:formula="of:=AVERAGE([.H18:.H22])" office:value-type="float" office:value="7.324648" calcext:value-type="float">
            <text:p>7.32</text:p>
          </table:table-cell>
          <table:table-cell table:style-name="ce114" table:formula="of:=AVERAGE([.I18:.I22])" office:value-type="float" office:value="5.196118" calcext:value-type="float">
            <text:p>5.20</text:p>
          </table:table-cell>
          <table:table-cell table:style-name="ce114" table:formula="of:=AVERAGE([.J18:.J22])" office:value-type="float" office:value="7.263544" calcext:value-type="float">
            <text:p>7.26</text:p>
          </table:table-cell>
          <table:table-cell table:style-name="ce114" table:formula="of:=AVERAGE([.K18:.K22])" office:value-type="float" office:value="3.131802" calcext:value-type="float">
            <text:p>3.13</text:p>
          </table:table-cell>
          <table:table-cell table:style-name="ce114" table:formula="of:=AVERAGE([.L18:.L22])" office:value-type="float" office:value="61.1385" calcext:value-type="float">
            <text:p>61.14</text:p>
          </table:table-cell>
          <table:table-cell table:style-name="ce114" table:formula="of:=AVERAGE([.M18:.M22])" office:value-type="float" office:value="15.945368" calcext:value-type="float">
            <text:p>15.95</text:p>
          </table:table-cell>
          <table:table-cell table:style-name="ce114" table:formula="of:=AVERAGE([.N18:.N22])" office:value-type="float" office:value="11.339484" calcext:value-type="float">
            <text:p>11.34</text:p>
          </table:table-cell>
          <table:table-cell table:style-name="ce114" table:formula="of:=AVERAGE([.O18:.O22])" office:value-type="float" office:value="4.89848" calcext:value-type="float">
            <text:p>4.90</text:p>
          </table:table-cell>
          <table:table-cell table:style-name="ce114" table:formula="of:=AVERAGE([.P18:.P22])" office:value-type="float" office:value="3.727976" calcext:value-type="float">
            <text:p>3.73</text:p>
          </table:table-cell>
          <table:table-cell table:style-name="ce114" table:formula="of:=AVERAGE([.Q18:.Q22])" office:value-type="float" office:value="3.652336" calcext:value-type="float">
            <text:p>3.65</text:p>
          </table:table-cell>
          <table:table-cell table:style-name="ce114" table:formula="of:=AVERAGE([.R18:.R22])" office:value-type="float" office:value="65.56386" calcext:value-type="float">
            <text:p>65.56</text:p>
          </table:table-cell>
          <table:table-cell table:style-name="ce114" table:formula="of:=AVERAGE([.S18:.S22])" office:value-type="float" office:value="10.81785" calcext:value-type="float">
            <text:p>10.82</text:p>
          </table:table-cell>
          <table:table-cell table:style-name="ce114" table:formula="of:=AVERAGE([.T18:.T22])" office:value-type="float" office:value="6.52231" calcext:value-type="float">
            <text:p>6.52</text:p>
          </table:table-cell>
          <table:table-cell table:style-name="ce114" table:formula="of:=AVERAGE([.U18:.U22])" office:value-type="float" office:value="5.161696" calcext:value-type="float">
            <text:p>5.16</text:p>
          </table:table-cell>
          <table:table-cell table:style-name="ce114" table:formula="of:=AVERAGE([.V18:.V22])" office:value-type="float" office:value="6.937138" calcext:value-type="float">
            <text:p>6.94</text:p>
          </table:table-cell>
          <table:table-cell table:style-name="ce114" table:formula="of:=AVERAGE([.W18:.W22])" office:value-type="float" office:value="2.71077" calcext:value-type="float">
            <text:p>2.71</text:p>
          </table:table-cell>
          <table:table-cell table:style-name="ce114" table:formula="of:=AVERAGE([.X18:.X22])" office:value-type="float" office:value="67.19524" calcext:value-type="float">
            <text:p>67.20</text:p>
          </table:table-cell>
          <table:table-cell table:style-name="ce114" table:formula="of:=AVERAGE([.Y18:.Y22])" office:value-type="float" office:value="11.472856" calcext:value-type="float">
            <text:p>11.47</text:p>
          </table:table-cell>
          <table:table-cell table:style-name="ce114" table:formula="of:=AVERAGE([.Z18:.Z22])" office:value-type="float" office:value="11.792902" calcext:value-type="float">
            <text:p>11.79</text:p>
          </table:table-cell>
          <table:table-cell table:style-name="ce114" table:formula="of:=AVERAGE([.AA18:.AA22])" office:value-type="float" office:value="1.443682" calcext:value-type="float">
            <text:p>1.44</text:p>
          </table:table-cell>
          <table:table-cell table:style-name="ce114" table:formula="of:=AVERAGE([.AB18:.AB22])" office:value-type="float" office:value="0" calcext:value-type="float">
            <text:p>0.00</text:p>
          </table:table-cell>
          <table:table-cell table:style-name="ce114" table:formula="of:=AVERAGE([.AC18:.AC22])" office:value-type="float" office:value="3.882434" calcext:value-type="float">
            <text:p>3.88</text:p>
          </table:table-cell>
          <table:table-cell table:style-name="ce114" table:formula="of:=AVERAGE([.AD18:.AD22])" office:value-type="float" office:value="76.59148" calcext:value-type="float">
            <text:p>76.59</text:p>
          </table:table-cell>
          <table:table-cell table:style-name="ce114" table:formula="of:=AVERAGE([.AE18:.AE22])" office:value-type="float" office:value="6.28950000000001" calcext:value-type="float">
            <text:p>6.29</text:p>
          </table:table-cell>
          <table:table-cell table:style-name="ce114" table:formula="of:=AVERAGE([.AF18:.AF22])" office:value-type="float" office:value="13.23046" calcext:value-type="float">
            <text:p>13.23</text:p>
          </table:table-cell>
          <table:table-cell table:style-name="ce114" table:formula="of:=AVERAGE([.AG18:.AG22])" office:value-type="float" office:value="3.70541" calcext:value-type="float">
            <text:p>3.71</text:p>
          </table:table-cell>
          <table:table-cell table:style-name="ce114" table:formula="of:=AVERAGE([.AH18:.AH22])" office:value-type="float" office:value="0" calcext:value-type="float">
            <text:p>0.00</text:p>
          </table:table-cell>
          <table:table-cell table:style-name="ce114" table:formula="of:=AVERAGE([.AI18:.AI22])" office:value-type="float" office:value="4.215378" calcext:value-type="float">
            <text:p>4.22</text:p>
          </table:table-cell>
          <table:table-cell table:style-name="ce114" table:formula="of:=AVERAGE([.AJ18:.AJ22])" office:value-type="float" office:value="67.71776" calcext:value-type="float">
            <text:p>67.72</text:p>
          </table:table-cell>
          <table:table-cell table:style-name="ce114" table:formula="of:=AVERAGE([.AK18:.AK22])" office:value-type="float" office:value="11.130966" calcext:value-type="float">
            <text:p>11.13</text:p>
          </table:table-cell>
          <table:table-cell table:style-name="ce114" table:formula="of:=AVERAGE([.AL18:.AL22])" office:value-type="float" office:value="9.377804" calcext:value-type="float">
            <text:p>9.38</text:p>
          </table:table-cell>
          <table:table-cell table:style-name="ce114" table:formula="of:=AVERAGE([.AM18:.AM22])" office:value-type="float" office:value="3.87404" calcext:value-type="float">
            <text:p>3.87</text:p>
          </table:table-cell>
          <table:table-cell table:style-name="ce114" table:formula="of:=AVERAGE([.AN18:.AN22])" office:value-type="float" office:value="3.287962" calcext:value-type="float">
            <text:p>3.29</text:p>
          </table:table-cell>
          <table:table-cell table:style-name="ce114" table:formula="of:=AVERAGE([.AO18:.AO22])" office:value-type="float" office:value="3.715364" calcext:value-type="float">
            <text:p>3.72</text:p>
          </table:table-cell>
          <table:table-cell table:style-name="ce114" table:formula="of:=AVERAGE([.AP18:.AP22])" office:value-type="float" office:value="52.40754" calcext:value-type="float">
            <text:p>52.41</text:p>
          </table:table-cell>
          <table:table-cell table:style-name="ce114" table:formula="of:=AVERAGE([.AQ18:.AQ22])" office:value-type="float" office:value="27.33728" calcext:value-type="float">
            <text:p>27.34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14" table:formula="of:=AVERAGE([.B23:.B27])" office:value-type="float" office:value="8.041152" calcext:value-type="float">
            <text:p>8.04</text:p>
          </table:table-cell>
          <table:table-cell table:style-name="ce114" table:formula="of:=AVERAGE([.C23:.C27])" office:value-type="float" office:value="13.47952" calcext:value-type="float">
            <text:p>13.48</text:p>
          </table:table-cell>
          <table:table-cell table:style-name="ce114" table:formula="of:=AVERAGE([.D23:.D27])" office:value-type="float" office:value="9.697372" calcext:value-type="float">
            <text:p>9.70</text:p>
          </table:table-cell>
          <table:table-cell table:style-name="ce114" table:formula="of:=AVERAGE([.E23:.E27])" office:value-type="float" office:value="5.769662" calcext:value-type="float">
            <text:p>5.77</text:p>
          </table:table-cell>
          <table:table-cell table:style-name="ce114" table:formula="of:=AVERAGE([.F23:.F27])" office:value-type="float" office:value="24.27864" calcext:value-type="float">
            <text:p>24.28</text:p>
          </table:table-cell>
          <table:table-cell table:style-name="ce114" table:formula="of:=AVERAGE([.G23:.G27])" office:value-type="float" office:value="38.73366" calcext:value-type="float">
            <text:p>38.73</text:p>
          </table:table-cell>
          <table:table-cell table:style-name="ce114" table:formula="of:=AVERAGE([.H23:.H27])" office:value-type="float" office:value="4.456518" calcext:value-type="float">
            <text:p>4.46</text:p>
          </table:table-cell>
          <table:table-cell table:style-name="ce114" table:formula="of:=AVERAGE([.I23:.I27])" office:value-type="float" office:value="12.33702" calcext:value-type="float">
            <text:p>12.34</text:p>
          </table:table-cell>
          <table:table-cell table:style-name="ce114" table:formula="of:=AVERAGE([.J23:.J27])" office:value-type="float" office:value="11.833532" calcext:value-type="float">
            <text:p>11.83</text:p>
          </table:table-cell>
          <table:table-cell table:style-name="ce114" table:formula="of:=AVERAGE([.K23:.K27])" office:value-type="float" office:value="5.179776" calcext:value-type="float">
            <text:p>5.18</text:p>
          </table:table-cell>
          <table:table-cell table:style-name="ce114" table:formula="of:=AVERAGE([.L23:.L27])" office:value-type="float" office:value="27.74168" calcext:value-type="float">
            <text:p>27.74</text:p>
          </table:table-cell>
          <table:table-cell table:style-name="ce114" table:formula="of:=AVERAGE([.M23:.M27])" office:value-type="float" office:value="38.4515" calcext:value-type="float">
            <text:p>38.45</text:p>
          </table:table-cell>
          <table:table-cell table:style-name="ce114" table:formula="of:=AVERAGE([.N23:.N27])" office:value-type="float" office:value="8.758314" calcext:value-type="float">
            <text:p>8.76</text:p>
          </table:table-cell>
          <table:table-cell table:style-name="ce114" table:formula="of:=AVERAGE([.O23:.O27])" office:value-type="float" office:value="14.3559" calcext:value-type="float">
            <text:p>14.36</text:p>
          </table:table-cell>
          <table:table-cell table:style-name="ce114" table:formula="of:=AVERAGE([.P23:.P27])" office:value-type="float" office:value="9.048876" calcext:value-type="float">
            <text:p>9.05</text:p>
          </table:table-cell>
          <table:table-cell table:style-name="ce114" table:formula="of:=AVERAGE([.Q23:.Q27])" office:value-type="float" office:value="4.652752" calcext:value-type="float">
            <text:p>4.65</text:p>
          </table:table-cell>
          <table:table-cell table:style-name="ce114" table:formula="of:=AVERAGE([.R23:.R27])" office:value-type="float" office:value="45.52156" calcext:value-type="float">
            <text:p>45.52</text:p>
          </table:table-cell>
          <table:table-cell table:style-name="ce114" table:formula="of:=AVERAGE([.S23:.S27])" office:value-type="float" office:value="17.662622" calcext:value-type="float">
            <text:p>17.66</text:p>
          </table:table-cell>
          <table:table-cell table:style-name="ce114" table:formula="of:=AVERAGE([.T23:.T27])" office:value-type="float" office:value="4.59371" calcext:value-type="float">
            <text:p>4.59</text:p>
          </table:table-cell>
          <table:table-cell table:style-name="ce114" table:formula="of:=AVERAGE([.U23:.U27])" office:value-type="float" office:value="14.37508" calcext:value-type="float">
            <text:p>14.38</text:p>
          </table:table-cell>
          <table:table-cell table:style-name="ce114" table:formula="of:=AVERAGE([.V23:.V27])" office:value-type="float" office:value="12.634692" calcext:value-type="float">
            <text:p>12.63</text:p>
          </table:table-cell>
          <table:table-cell table:style-name="ce114" table:formula="of:=AVERAGE([.W23:.W27])" office:value-type="float" office:value="3.190848" calcext:value-type="float">
            <text:p>3.19</text:p>
          </table:table-cell>
          <table:table-cell table:style-name="ce114" table:formula="of:=AVERAGE([.X23:.X27])" office:value-type="float" office:value="48.19278" calcext:value-type="float">
            <text:p>48.19</text:p>
          </table:table-cell>
          <table:table-cell table:style-name="ce114" table:formula="of:=AVERAGE([.Y23:.Y27])" office:value-type="float" office:value="17.0129" calcext:value-type="float">
            <text:p>17.01</text:p>
          </table:table-cell>
          <table:table-cell table:style-name="ce114" table:formula="of:=AVERAGE([.Z23:.Z27])" office:value-type="float" office:value="15.31176" calcext:value-type="float">
            <text:p>15.31</text:p>
          </table:table-cell>
          <table:table-cell table:style-name="ce114" table:formula="of:=AVERAGE([.AA23:.AA27])" office:value-type="float" office:value="1.599702" calcext:value-type="float">
            <text:p>1.60</text:p>
          </table:table-cell>
          <table:table-cell table:style-name="ce114" table:formula="of:=AVERAGE([.AB23:.AB27])" office:value-type="float" office:value="0" calcext:value-type="float">
            <text:p>0.00</text:p>
          </table:table-cell>
          <table:table-cell table:style-name="ce114" table:formula="of:=AVERAGE([.AC23:.AC27])" office:value-type="float" office:value="6.863978" calcext:value-type="float">
            <text:p>6.86</text:p>
          </table:table-cell>
          <table:table-cell table:style-name="ce114" table:formula="of:=AVERAGE([.AD23:.AD27])" office:value-type="float" office:value="72.40614" calcext:value-type="float">
            <text:p>72.41</text:p>
          </table:table-cell>
          <table:table-cell table:style-name="ce114" table:formula="of:=AVERAGE([.AE23:.AE27])" office:value-type="float" office:value="3.8184" calcext:value-type="float">
            <text:p>3.82</text:p>
          </table:table-cell>
          <table:table-cell table:style-name="ce114" table:formula="of:=AVERAGE([.AF23:.AF27])" office:value-type="float" office:value="16.26094" calcext:value-type="float">
            <text:p>16.26</text:p>
          </table:table-cell>
          <table:table-cell table:style-name="ce114" table:formula="of:=AVERAGE([.AG23:.AG27])" office:value-type="float" office:value="9.57978" calcext:value-type="float">
            <text:p>9.58</text:p>
          </table:table-cell>
          <table:table-cell table:style-name="ce114" table:formula="of:=AVERAGE([.AH23:.AH27])" office:value-type="float" office:value="0" calcext:value-type="float">
            <text:p>0.00</text:p>
          </table:table-cell>
          <table:table-cell table:style-name="ce114" table:formula="of:=AVERAGE([.AI23:.AI27])" office:value-type="float" office:value="7.388974" calcext:value-type="float">
            <text:p>7.39</text:p>
          </table:table-cell>
          <table:table-cell table:style-name="ce114" table:formula="of:=AVERAGE([.AJ23:.AJ27])" office:value-type="float" office:value="55.6299" calcext:value-type="float">
            <text:p>55.63</text:p>
          </table:table-cell>
          <table:table-cell table:style-name="ce114" table:formula="of:=AVERAGE([.AK23:.AK27])" office:value-type="float" office:value="11.140394" calcext:value-type="float">
            <text:p>11.14</text:p>
          </table:table-cell>
          <table:table-cell table:style-name="ce114" table:formula="of:=AVERAGE([.AL23:.AL27])" office:value-type="float" office:value="6.703468" calcext:value-type="float">
            <text:p>6.70</text:p>
          </table:table-cell>
          <table:table-cell table:style-name="ce114" table:formula="of:=AVERAGE([.AM23:.AM27])" office:value-type="float" office:value="11.383506" calcext:value-type="float">
            <text:p>11.38</text:p>
          </table:table-cell>
          <table:table-cell table:style-name="ce114" table:formula="of:=AVERAGE([.AN23:.AN27])" office:value-type="float" office:value="8.262796" calcext:value-type="float">
            <text:p>8.26</text:p>
          </table:table-cell>
          <table:table-cell table:style-name="ce114" table:formula="of:=AVERAGE([.AO23:.AO27])" office:value-type="float" office:value="4.706106" calcext:value-type="float">
            <text:p>4.71</text:p>
          </table:table-cell>
          <table:table-cell table:style-name="ce114" table:formula="of:=AVERAGE([.AP23:.AP27])" office:value-type="float" office:value="19.075474" calcext:value-type="float">
            <text:p>19.08</text:p>
          </table:table-cell>
          <table:table-cell table:style-name="ce114" table:formula="of:=AVERAGE([.AQ23:.AQ27])" office:value-type="float" office:value="49.86864" calcext:value-type="float">
            <text:p>49.87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14" table:formula="of:=AVERAGE([.B28:.B32])" office:value-type="float" office:value="3.5619" calcext:value-type="float">
            <text:p>3.56</text:p>
          </table:table-cell>
          <table:table-cell table:style-name="ce114" table:formula="of:=AVERAGE([.C28:.C32])" office:value-type="float" office:value="13.56402" calcext:value-type="float">
            <text:p>13.56</text:p>
          </table:table-cell>
          <table:table-cell table:style-name="ce114" table:formula="of:=AVERAGE([.D28:.D32])" office:value-type="float" office:value="11.222022" calcext:value-type="float">
            <text:p>11.22</text:p>
          </table:table-cell>
          <table:table-cell table:style-name="ce114" table:formula="of:=AVERAGE([.E28:.E32])" office:value-type="float" office:value="5.18862" calcext:value-type="float">
            <text:p>5.19</text:p>
          </table:table-cell>
          <table:table-cell table:style-name="ce114" table:formula="of:=AVERAGE([.F28:.F32])" office:value-type="float" office:value="15.4547494" calcext:value-type="float">
            <text:p>15.45</text:p>
          </table:table-cell>
          <table:table-cell table:style-name="ce114" table:formula="of:=AVERAGE([.G28:.G32])" office:value-type="float" office:value="51.00868" calcext:value-type="float">
            <text:p>51.01</text:p>
          </table:table-cell>
          <table:table-cell table:style-name="ce114" table:formula="of:=AVERAGE([.H28:.H32])" office:value-type="float" office:value="1.4964696" calcext:value-type="float">
            <text:p>1.50</text:p>
          </table:table-cell>
          <table:table-cell table:style-name="ce114" table:formula="of:=AVERAGE([.I28:.I32])" office:value-type="float" office:value="14.32888" calcext:value-type="float">
            <text:p>14.33</text:p>
          </table:table-cell>
          <table:table-cell table:style-name="ce114" table:formula="of:=AVERAGE([.J28:.J32])" office:value-type="float" office:value="13.089218" calcext:value-type="float">
            <text:p>13.09</text:p>
          </table:table-cell>
          <table:table-cell table:style-name="ce114" table:formula="of:=AVERAGE([.K28:.K32])" office:value-type="float" office:value="4.288674" calcext:value-type="float">
            <text:p>4.29</text:p>
          </table:table-cell>
          <table:table-cell table:style-name="ce114" table:formula="of:=AVERAGE([.L28:.L32])" office:value-type="float" office:value="15.406388" calcext:value-type="float">
            <text:p>15.41</text:p>
          </table:table-cell>
          <table:table-cell table:style-name="ce114" table:formula="of:=AVERAGE([.M28:.M32])" office:value-type="float" office:value="51.39038" calcext:value-type="float">
            <text:p>51.39</text:p>
          </table:table-cell>
          <table:table-cell table:style-name="ce114" table:formula="of:=AVERAGE([.N28:.N32])" office:value-type="float" office:value="8.624866" calcext:value-type="float">
            <text:p>8.62</text:p>
          </table:table-cell>
          <table:table-cell table:style-name="ce114" table:formula="of:=AVERAGE([.O28:.O32])" office:value-type="float" office:value="16.229822" calcext:value-type="float">
            <text:p>16.23</text:p>
          </table:table-cell>
          <table:table-cell table:style-name="ce114" table:formula="of:=AVERAGE([.P28:.P32])" office:value-type="float" office:value="6.819654" calcext:value-type="float">
            <text:p>6.82</text:p>
          </table:table-cell>
          <table:table-cell table:style-name="ce114" table:formula="of:=AVERAGE([.Q28:.Q32])" office:value-type="float" office:value="3.751706" calcext:value-type="float">
            <text:p>3.75</text:p>
          </table:table-cell>
          <table:table-cell table:style-name="ce114" table:formula="of:=AVERAGE([.R28:.R32])" office:value-type="float" office:value="46.78896" calcext:value-type="float">
            <text:p>46.79</text:p>
          </table:table-cell>
          <table:table-cell table:style-name="ce114" table:formula="of:=AVERAGE([.S28:.S32])" office:value-type="float" office:value="17.785" calcext:value-type="float">
            <text:p>17.79</text:p>
          </table:table-cell>
          <table:table-cell table:style-name="ce114" table:formula="of:=AVERAGE([.T28:.T32])" office:value-type="float" office:value="3.674592" calcext:value-type="float">
            <text:p>3.67</text:p>
          </table:table-cell>
          <table:table-cell table:style-name="ce114" table:formula="of:=AVERAGE([.U28:.U32])" office:value-type="float" office:value="15.55294" calcext:value-type="float">
            <text:p>15.55</text:p>
          </table:table-cell>
          <table:table-cell table:style-name="ce114" table:formula="of:=AVERAGE([.V28:.V32])" office:value-type="float" office:value="10.750822" calcext:value-type="float">
            <text:p>10.75</text:p>
          </table:table-cell>
          <table:table-cell table:style-name="ce114" table:formula="of:=AVERAGE([.W28:.W32])" office:value-type="float" office:value="2.378398" calcext:value-type="float">
            <text:p>2.38</text:p>
          </table:table-cell>
          <table:table-cell table:style-name="ce114" table:formula="of:=AVERAGE([.X28:.X32])" office:value-type="float" office:value="39.97376" calcext:value-type="float">
            <text:p>39.97</text:p>
          </table:table-cell>
          <table:table-cell table:style-name="ce114" table:formula="of:=AVERAGE([.Y28:.Y32])" office:value-type="float" office:value="27.66946" calcext:value-type="float">
            <text:p>27.67</text:p>
          </table:table-cell>
          <table:table-cell table:style-name="ce114" table:formula="of:=AVERAGE([.Z28:.Z32])" office:value-type="float" office:value="12.77654" calcext:value-type="float">
            <text:p>12.78</text:p>
          </table:table-cell>
          <table:table-cell table:style-name="ce114" table:formula="of:=AVERAGE([.AA28:.AA32])" office:value-type="float" office:value="3.136636" calcext:value-type="float">
            <text:p>3.14</text:p>
          </table:table-cell>
          <table:table-cell table:style-name="ce114" table:formula="of:=AVERAGE([.AB28:.AB32])" office:value-type="float" office:value="0" calcext:value-type="float">
            <text:p>0.00</text:p>
          </table:table-cell>
          <table:table-cell table:style-name="ce114" table:formula="of:=AVERAGE([.AC28:.AC32])" office:value-type="float" office:value="4.42044" calcext:value-type="float">
            <text:p>4.42</text:p>
          </table:table-cell>
          <table:table-cell table:style-name="ce114" table:formula="of:=AVERAGE([.AD28:.AD32])" office:value-type="float" office:value="74.015" calcext:value-type="float">
            <text:p>74.02</text:p>
          </table:table-cell>
          <table:table-cell table:style-name="ce114" table:formula="of:=AVERAGE([.AE28:.AE32])" office:value-type="float" office:value="5.65138" calcext:value-type="float">
            <text:p>5.65</text:p>
          </table:table-cell>
          <table:table-cell table:style-name="ce114" table:formula="of:=AVERAGE([.AF28:.AF32])" office:value-type="float" office:value="13.68356" calcext:value-type="float">
            <text:p>13.68</text:p>
          </table:table-cell>
          <table:table-cell table:style-name="ce114" table:formula="of:=AVERAGE([.AG28:.AG32])" office:value-type="float" office:value="12.203544" calcext:value-type="float">
            <text:p>12.20</text:p>
          </table:table-cell>
          <table:table-cell table:style-name="ce114" table:formula="of:=AVERAGE([.AH28:.AH32])" office:value-type="float" office:value="0" calcext:value-type="float">
            <text:p>0.00</text:p>
          </table:table-cell>
          <table:table-cell table:style-name="ce114" table:formula="of:=AVERAGE([.AI28:.AI32])" office:value-type="float" office:value="5.95221" calcext:value-type="float">
            <text:p>5.95</text:p>
          </table:table-cell>
          <table:table-cell table:style-name="ce114" table:formula="of:=AVERAGE([.AJ28:.AJ32])" office:value-type="float" office:value="53.92524" calcext:value-type="float">
            <text:p>53.93</text:p>
          </table:table-cell>
          <table:table-cell table:style-name="ce114" table:formula="of:=AVERAGE([.AK28:.AK32])" office:value-type="float" office:value="14.235454" calcext:value-type="float">
            <text:p>14.24</text:p>
          </table:table-cell>
          <table:table-cell table:style-name="ce114" table:formula="of:=AVERAGE([.AL28:.AL32])" office:value-type="float" office:value="3.00675" calcext:value-type="float">
            <text:p>3.01</text:p>
          </table:table-cell>
          <table:table-cell table:style-name="ce114" table:formula="of:=AVERAGE([.AM28:.AM32])" office:value-type="float" office:value="12.4894" calcext:value-type="float">
            <text:p>12.49</text:p>
          </table:table-cell>
          <table:table-cell table:style-name="ce114" table:formula="of:=AVERAGE([.AN28:.AN32])" office:value-type="float" office:value="10.325308" calcext:value-type="float">
            <text:p>10.33</text:p>
          </table:table-cell>
          <table:table-cell table:style-name="ce114" table:formula="of:=AVERAGE([.AO28:.AO32])" office:value-type="float" office:value="3.973644" calcext:value-type="float">
            <text:p>3.97</text:p>
          </table:table-cell>
          <table:table-cell table:style-name="ce114" table:formula="of:=AVERAGE([.AP28:.AP32])" office:value-type="float" office:value="14.443812" calcext:value-type="float">
            <text:p>14.44</text:p>
          </table:table-cell>
          <table:table-cell table:style-name="ce114" table:formula="of:=AVERAGE([.AQ28:.AQ32])" office:value-type="float" office:value="55.7611" calcext:value-type="float">
            <text:p>55.76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14" table:formula="of:=AVERAGE([.B33:.B37])" office:value-type="float" office:value="13.01102" calcext:value-type="float">
            <text:p>13.01</text:p>
          </table:table-cell>
          <table:table-cell table:style-name="ce114" table:formula="of:=AVERAGE([.C33:.C37])" office:value-type="float" office:value="4.360172" calcext:value-type="float">
            <text:p>4.36</text:p>
          </table:table-cell>
          <table:table-cell table:style-name="ce114" table:formula="of:=AVERAGE([.D33:.D37])" office:value-type="float" office:value="3.876292" calcext:value-type="float">
            <text:p>3.88</text:p>
          </table:table-cell>
          <table:table-cell table:style-name="ce114" table:formula="of:=AVERAGE([.E33:.E37])" office:value-type="float" office:value="5.46863" calcext:value-type="float">
            <text:p>5.47</text:p>
          </table:table-cell>
          <table:table-cell table:style-name="ce114" table:formula="of:=AVERAGE([.F33:.F37])" office:value-type="float" office:value="59.26796" calcext:value-type="float">
            <text:p>59.27</text:p>
          </table:table-cell>
          <table:table-cell table:style-name="ce114" table:formula="of:=AVERAGE([.G33:.G37])" office:value-type="float" office:value="14.0159" calcext:value-type="float">
            <text:p>14.02</text:p>
          </table:table-cell>
          <table:table-cell table:style-name="ce114" table:formula="of:=AVERAGE([.H33:.H37])" office:value-type="float" office:value="9.684558" calcext:value-type="float">
            <text:p>9.68</text:p>
          </table:table-cell>
          <table:table-cell table:style-name="ce114" table:formula="of:=AVERAGE([.I33:.I37])" office:value-type="float" office:value="4.313084" calcext:value-type="float">
            <text:p>4.31</text:p>
          </table:table-cell>
          <table:table-cell table:style-name="ce114" table:formula="of:=AVERAGE([.J33:.J37])" office:value-type="float" office:value="6.025638" calcext:value-type="float">
            <text:p>6.03</text:p>
          </table:table-cell>
          <table:table-cell table:style-name="ce114" table:formula="of:=AVERAGE([.K33:.K37])" office:value-type="float" office:value="4.79333" calcext:value-type="float">
            <text:p>4.79</text:p>
          </table:table-cell>
          <table:table-cell table:style-name="ce114" table:formula="of:=AVERAGE([.L33:.L37])" office:value-type="float" office:value="57.65718" calcext:value-type="float">
            <text:p>57.66</text:p>
          </table:table-cell>
          <table:table-cell table:style-name="ce114" table:formula="of:=AVERAGE([.M33:.M37])" office:value-type="float" office:value="17.5262" calcext:value-type="float">
            <text:p>17.53</text:p>
          </table:table-cell>
          <table:table-cell table:style-name="ce114" table:formula="of:=AVERAGE([.N33:.N37])" office:value-type="float" office:value="11.890828" calcext:value-type="float">
            <text:p>11.89</text:p>
          </table:table-cell>
          <table:table-cell table:style-name="ce114" table:formula="of:=AVERAGE([.O33:.O37])" office:value-type="float" office:value="4.111472" calcext:value-type="float">
            <text:p>4.11</text:p>
          </table:table-cell>
          <table:table-cell table:style-name="ce114" table:formula="of:=AVERAGE([.P33:.P37])" office:value-type="float" office:value="3.412384" calcext:value-type="float">
            <text:p>3.41</text:p>
          </table:table-cell>
          <table:table-cell table:style-name="ce114" table:formula="of:=AVERAGE([.Q33:.Q37])" office:value-type="float" office:value="4.869566" calcext:value-type="float">
            <text:p>4.87</text:p>
          </table:table-cell>
          <table:table-cell table:style-name="ce114" table:formula="of:=AVERAGE([.R33:.R37])" office:value-type="float" office:value="61.13996" calcext:value-type="float">
            <text:p>61.14</text:p>
          </table:table-cell>
          <table:table-cell table:style-name="ce114" table:formula="of:=AVERAGE([.S33:.S37])" office:value-type="float" office:value="14.575822" calcext:value-type="float">
            <text:p>14.58</text:p>
          </table:table-cell>
          <table:table-cell table:style-name="ce114" table:formula="of:=AVERAGE([.T33:.T37])" office:value-type="float" office:value="9.632284" calcext:value-type="float">
            <text:p>9.63</text:p>
          </table:table-cell>
          <table:table-cell table:style-name="ce114" table:formula="of:=AVERAGE([.U33:.U37])" office:value-type="float" office:value="4.746824" calcext:value-type="float">
            <text:p>4.75</text:p>
          </table:table-cell>
          <table:table-cell table:style-name="ce114" table:formula="of:=AVERAGE([.V33:.V37])" office:value-type="float" office:value="6.762758" calcext:value-type="float">
            <text:p>6.76</text:p>
          </table:table-cell>
          <table:table-cell table:style-name="ce114" table:formula="of:=AVERAGE([.W33:.W37])" office:value-type="float" office:value="4.734576" calcext:value-type="float">
            <text:p>4.73</text:p>
          </table:table-cell>
          <table:table-cell table:style-name="ce114" table:formula="of:=AVERAGE([.X33:.X37])" office:value-type="float" office:value="59.90128" calcext:value-type="float">
            <text:p>59.90</text:p>
          </table:table-cell>
          <table:table-cell table:style-name="ce114" table:formula="of:=AVERAGE([.Y33:.Y37])" office:value-type="float" office:value="14.222278" calcext:value-type="float">
            <text:p>14.22</text:p>
          </table:table-cell>
          <table:table-cell table:style-name="ce114" table:formula="of:=AVERAGE([.Z33:.Z37])" office:value-type="float" office:value="14.13558" calcext:value-type="float">
            <text:p>14.14</text:p>
          </table:table-cell>
          <table:table-cell table:style-name="ce114" table:formula="of:=AVERAGE([.AA33:.AA37])" office:value-type="float" office:value="1.222564" calcext:value-type="float">
            <text:p>1.22</text:p>
          </table:table-cell>
          <table:table-cell table:style-name="ce114" table:formula="of:=AVERAGE([.AB33:.AB37])" office:value-type="float" office:value="0" calcext:value-type="float">
            <text:p>0.00</text:p>
          </table:table-cell>
          <table:table-cell table:style-name="ce114" table:formula="of:=AVERAGE([.AC33:.AC37])" office:value-type="float" office:value="5.69819" calcext:value-type="float">
            <text:p>5.70</text:p>
          </table:table-cell>
          <table:table-cell table:style-name="ce114" table:formula="of:=AVERAGE([.AD33:.AD37])" office:value-type="float" office:value="72.62494" calcext:value-type="float">
            <text:p>72.62</text:p>
          </table:table-cell>
          <table:table-cell table:style-name="ce114" table:formula="of:=AVERAGE([.AE33:.AE37])" office:value-type="float" office:value="6.31873999999999" calcext:value-type="float">
            <text:p>6.32</text:p>
          </table:table-cell>
          <table:table-cell table:style-name="ce114" table:formula="of:=AVERAGE([.AF33:.AF37])" office:value-type="float" office:value="17.19474" calcext:value-type="float">
            <text:p>17.19</text:p>
          </table:table-cell>
          <table:table-cell table:style-name="ce114" table:formula="of:=AVERAGE([.AG33:.AG37])" office:value-type="float" office:value="3.485714" calcext:value-type="float">
            <text:p>3.49</text:p>
          </table:table-cell>
          <table:table-cell table:style-name="ce114" table:formula="of:=AVERAGE([.AH33:.AH37])" office:value-type="float" office:value="0" calcext:value-type="float">
            <text:p>0.00</text:p>
          </table:table-cell>
          <table:table-cell table:style-name="ce114" table:formula="of:=AVERAGE([.AI33:.AI37])" office:value-type="float" office:value="6.620718" calcext:value-type="float">
            <text:p>6.62</text:p>
          </table:table-cell>
          <table:table-cell table:style-name="ce114" table:formula="of:=AVERAGE([.AJ33:.AJ37])" office:value-type="float" office:value="62.55894" calcext:value-type="float">
            <text:p>62.56</text:p>
          </table:table-cell>
          <table:table-cell table:style-name="ce114" table:formula="of:=AVERAGE([.AK33:.AK37])" office:value-type="float" office:value="10.139892" calcext:value-type="float">
            <text:p>10.14</text:p>
          </table:table-cell>
          <table:table-cell table:style-name="ce114" table:formula="of:=AVERAGE([.AL33:.AL37])" office:value-type="float" office:value="11.6453" calcext:value-type="float">
            <text:p>11.65</text:p>
          </table:table-cell>
          <table:table-cell table:style-name="ce114" table:formula="of:=AVERAGE([.AM33:.AM37])" office:value-type="float" office:value="3.94603" calcext:value-type="float">
            <text:p>3.95</text:p>
          </table:table-cell>
          <table:table-cell table:style-name="ce114" table:formula="of:=AVERAGE([.AN33:.AN37])" office:value-type="float" office:value="3.503044" calcext:value-type="float">
            <text:p>3.50</text:p>
          </table:table-cell>
          <table:table-cell table:style-name="ce114" table:formula="of:=AVERAGE([.AO33:.AO37])" office:value-type="float" office:value="4.98852" calcext:value-type="float">
            <text:p>4.99</text:p>
          </table:table-cell>
          <table:table-cell table:style-name="ce114" table:formula="of:=AVERAGE([.AP33:.AP37])" office:value-type="float" office:value="60.14826" calcext:value-type="float">
            <text:p>60.15</text:p>
          </table:table-cell>
          <table:table-cell table:style-name="ce114" table:formula="of:=AVERAGE([.AQ33:.AQ37])" office:value-type="float" office:value="15.76886" calcext:value-type="float">
            <text:p>15.77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14" table:formula="of:=AVERAGE([.B38:.B42])" office:value-type="float" office:value="9.67377" calcext:value-type="float">
            <text:p>9.67</text:p>
          </table:table-cell>
          <table:table-cell table:style-name="ce114" table:formula="of:=AVERAGE([.C38:.C42])" office:value-type="float" office:value="9.386916" calcext:value-type="float">
            <text:p>9.39</text:p>
          </table:table-cell>
          <table:table-cell table:style-name="ce114" table:formula="of:=AVERAGE([.D38:.D42])" office:value-type="float" office:value="7.671442" calcext:value-type="float">
            <text:p>7.67</text:p>
          </table:table-cell>
          <table:table-cell table:style-name="ce114" table:formula="of:=AVERAGE([.E38:.E42])" office:value-type="float" office:value="5.09434" calcext:value-type="float">
            <text:p>5.09</text:p>
          </table:table-cell>
          <table:table-cell table:style-name="ce114" table:formula="of:=AVERAGE([.F38:.F42])" office:value-type="float" office:value="46.47252" calcext:value-type="float">
            <text:p>46.47</text:p>
          </table:table-cell>
          <table:table-cell table:style-name="ce114" table:formula="of:=AVERAGE([.G38:.G42])" office:value-type="float" office:value="21.70102" calcext:value-type="float">
            <text:p>21.70</text:p>
          </table:table-cell>
          <table:table-cell table:style-name="ce114" table:formula="of:=AVERAGE([.H38:.H42])" office:value-type="float" office:value="6.055036" calcext:value-type="float">
            <text:p>6.06</text:p>
          </table:table-cell>
          <table:table-cell table:style-name="ce114" table:formula="of:=AVERAGE([.I38:.I42])" office:value-type="float" office:value="10.033816" calcext:value-type="float">
            <text:p>10.03</text:p>
          </table:table-cell>
          <table:table-cell table:style-name="ce114" table:formula="of:=AVERAGE([.J38:.J42])" office:value-type="float" office:value="12.29385" calcext:value-type="float">
            <text:p>12.29</text:p>
          </table:table-cell>
          <table:table-cell table:style-name="ce114" table:formula="of:=AVERAGE([.K38:.K42])" office:value-type="float" office:value="4.487774" calcext:value-type="float">
            <text:p>4.49</text:p>
          </table:table-cell>
          <table:table-cell table:style-name="ce114" table:formula="of:=AVERAGE([.L38:.L42])" office:value-type="float" office:value="47.97226" calcext:value-type="float">
            <text:p>47.97</text:p>
          </table:table-cell>
          <table:table-cell table:style-name="ce114" table:formula="of:=AVERAGE([.M38:.M42])" office:value-type="float" office:value="19.157266" calcext:value-type="float">
            <text:p>19.16</text:p>
          </table:table-cell>
          <table:table-cell table:style-name="ce114" table:formula="of:=AVERAGE([.N38:.N42])" office:value-type="float" office:value="12.300514" calcext:value-type="float">
            <text:p>12.30</text:p>
          </table:table-cell>
          <table:table-cell table:style-name="ce114" table:formula="of:=AVERAGE([.O38:.O42])" office:value-type="float" office:value="11.33849" calcext:value-type="float">
            <text:p>11.34</text:p>
          </table:table-cell>
          <table:table-cell table:style-name="ce114" table:formula="of:=AVERAGE([.P38:.P42])" office:value-type="float" office:value="7.502782" calcext:value-type="float">
            <text:p>7.50</text:p>
          </table:table-cell>
          <table:table-cell table:style-name="ce114" table:formula="of:=AVERAGE([.Q38:.Q42])" office:value-type="float" office:value="5.171764" calcext:value-type="float">
            <text:p>5.17</text:p>
          </table:table-cell>
          <table:table-cell table:style-name="ce114" table:formula="of:=AVERAGE([.R38:.R42])" office:value-type="float" office:value="52.06252" calcext:value-type="float">
            <text:p>52.06</text:p>
          </table:table-cell>
          <table:table-cell table:style-name="ce114" table:formula="of:=AVERAGE([.S38:.S42])" office:value-type="float" office:value="11.623892" calcext:value-type="float">
            <text:p>11.62</text:p>
          </table:table-cell>
          <table:table-cell table:style-name="ce114" table:formula="of:=AVERAGE([.T38:.T42])" office:value-type="float" office:value="7.70838" calcext:value-type="float">
            <text:p>7.71</text:p>
          </table:table-cell>
          <table:table-cell table:style-name="ce114" table:formula="of:=AVERAGE([.U38:.U42])" office:value-type="float" office:value="11.590392" calcext:value-type="float">
            <text:p>11.59</text:p>
          </table:table-cell>
          <table:table-cell table:style-name="ce114" table:formula="of:=AVERAGE([.V38:.V42])" office:value-type="float" office:value="10.867334" calcext:value-type="float">
            <text:p>10.87</text:p>
          </table:table-cell>
          <table:table-cell table:style-name="ce114" table:formula="of:=AVERAGE([.W38:.W42])" office:value-type="float" office:value="3.538776" calcext:value-type="float">
            <text:p>3.54</text:p>
          </table:table-cell>
          <table:table-cell table:style-name="ce114" table:formula="of:=AVERAGE([.X38:.X42])" office:value-type="float" office:value="44.12936" calcext:value-type="float">
            <text:p>44.13</text:p>
          </table:table-cell>
          <table:table-cell table:style-name="ce114" table:formula="of:=AVERAGE([.Y38:.Y42])" office:value-type="float" office:value="22.165758" calcext:value-type="float">
            <text:p>22.17</text:p>
          </table:table-cell>
          <table:table-cell table:style-name="ce114" table:formula="of:=AVERAGE([.Z38:.Z42])" office:value-type="float" office:value="15.86658" calcext:value-type="float">
            <text:p>15.87</text:p>
          </table:table-cell>
          <table:table-cell table:style-name="ce114" table:formula="of:=AVERAGE([.AA38:.AA42])" office:value-type="float" office:value="3.982664" calcext:value-type="float">
            <text:p>3.98</text:p>
          </table:table-cell>
          <table:table-cell table:style-name="ce114" table:formula="of:=AVERAGE([.AB38:.AB42])" office:value-type="float" office:value="0" calcext:value-type="float">
            <text:p>0.00</text:p>
          </table:table-cell>
          <table:table-cell table:style-name="ce114" table:formula="of:=AVERAGE([.AC38:.AC42])" office:value-type="float" office:value="6.136078" calcext:value-type="float">
            <text:p>6.14</text:p>
          </table:table-cell>
          <table:table-cell table:style-name="ce114" table:formula="of:=AVERAGE([.AD38:.AD42])" office:value-type="float" office:value="65.45854" calcext:value-type="float">
            <text:p>65.46</text:p>
          </table:table-cell>
          <table:table-cell table:style-name="ce114" table:formula="of:=AVERAGE([.AE38:.AE42])" office:value-type="float" office:value="8.55614" calcext:value-type="float">
            <text:p>8.56</text:p>
          </table:table-cell>
          <table:table-cell table:style-name="ce114" table:formula="of:=AVERAGE([.AF38:.AF42])" office:value-type="float" office:value="17.30996" calcext:value-type="float">
            <text:p>17.31</text:p>
          </table:table-cell>
          <table:table-cell table:style-name="ce114" table:formula="of:=AVERAGE([.AG38:.AG42])" office:value-type="float" office:value="8.03234" calcext:value-type="float">
            <text:p>8.03</text:p>
          </table:table-cell>
          <table:table-cell table:style-name="ce114" table:formula="of:=AVERAGE([.AH38:.AH42])" office:value-type="float" office:value="0" calcext:value-type="float">
            <text:p>0.00</text:p>
          </table:table-cell>
          <table:table-cell table:style-name="ce114" table:formula="of:=AVERAGE([.AI38:.AI42])" office:value-type="float" office:value="6.50772" calcext:value-type="float">
            <text:p>6.51</text:p>
          </table:table-cell>
          <table:table-cell table:style-name="ce114" table:formula="of:=AVERAGE([.AJ38:.AJ42])" office:value-type="float" office:value="58.10024" calcext:value-type="float">
            <text:p>58.10</text:p>
          </table:table-cell>
          <table:table-cell table:style-name="ce114" table:formula="of:=AVERAGE([.AK38:.AK42])" office:value-type="float" office:value="10.04976" calcext:value-type="float">
            <text:p>10.05</text:p>
          </table:table-cell>
          <table:table-cell table:style-name="ce114" table:formula="of:=AVERAGE([.AL38:.AL42])" office:value-type="float" office:value="9.522604" calcext:value-type="float">
            <text:p>9.52</text:p>
          </table:table-cell>
          <table:table-cell table:style-name="ce114" table:formula="of:=AVERAGE([.AM38:.AM42])" office:value-type="float" office:value="8.89996" calcext:value-type="float">
            <text:p>8.90</text:p>
          </table:table-cell>
          <table:table-cell table:style-name="ce114" table:formula="of:=AVERAGE([.AN38:.AN42])" office:value-type="float" office:value="7.603172" calcext:value-type="float">
            <text:p>7.60</text:p>
          </table:table-cell>
          <table:table-cell table:style-name="ce114" table:formula="of:=AVERAGE([.AO38:.AO42])" office:value-type="float" office:value="4.820604" calcext:value-type="float">
            <text:p>4.82</text:p>
          </table:table-cell>
          <table:table-cell table:style-name="ce114" table:formula="of:=AVERAGE([.AP38:.AP42])" office:value-type="float" office:value="43.0927" calcext:value-type="float">
            <text:p>43.09</text:p>
          </table:table-cell>
          <table:table-cell table:style-name="ce114" table:formula="of:=AVERAGE([.AQ38:.AQ42])" office:value-type="float" office:value="26.06096" calcext:value-type="float">
            <text:p>26.06</text:p>
          </table:table-cell>
        </table:table-row>
      </table:table>
      <table:table table:name="Compare Dist" table:style-name="ta9">
        <office:forms form:automatic-focus="false" form:apply-design-mode="false"/>
        <table:table-column table:style-name="co24" table:default-cell-style-name="Default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6" table:number-columns-repeated="6" table:default-cell-style-name="ce82"/>
        <table:table-column table:style-name="co27" table:default-cell-style-name="ce82"/>
        <table:table-column table:style-name="co28" table:default-cell-style-name="ce82"/>
        <table:table-column table:style-name="co26" table:number-columns-repeated="5" table:default-cell-style-name="ce82"/>
        <table:table-row table:style-name="ro2">
          <table:table-cell table:style-name="ce16" office:value-type="string" calcext:value-type="string" table:number-columns-spanned="1" table:number-rows-spanned="2">
            <text:p>Instance</text:p>
          </table:table-cell>
          <table:table-cell table:style-name="ce16" office:value-type="string" calcext:value-type="string" table:number-columns-spanned="4" table:number-rows-spanned="1">
            <text:p>ScSp</text:p>
          </table:table-cell>
          <table:covered-table-cell table:number-columns-repeated="3" table:style-name="ce16"/>
          <table:table-cell table:style-name="ce22" office:value-type="string" calcext:value-type="string" table:number-columns-spanned="4" table:number-rows-spanned="1">
            <text:p>McSp</text:p>
          </table:table-cell>
          <table:covered-table-cell table:number-columns-repeated="3" table:style-name="ce22"/>
          <table:table-cell table:style-name="ce16" office:value-type="string" calcext:value-type="string" table:number-columns-spanned="4" table:number-rows-spanned="1">
            <text:p>ScMp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McMp</text:p>
          </table:table-cell>
          <table:covered-table-cell table:number-columns-repeated="3" table:style-name="ce16"/>
        </table:table-row>
        <table:table-row table:style-name="ro1">
          <table:covered-table-cell table:style-name="ce16"/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ce14" office:value-type="string" calcext:value-type="string">
            <text:p>sfsarp-10-5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sfsarp-10-5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sfsarp-10-5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sfsarp-10-5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sfsarp-10-5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16"/>
          <table:table-cell table:style-name="ce116" office:value-type="string" calcext:value-type="string" table:number-columns-spanned="4" table:number-rows-spanned="1">
            <text:p>ScSp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McSp</text:p>
          </table:table-cell>
          <table:covered-table-cell table:number-columns-repeated="3" table:style-name="ce120"/>
          <table:table-cell table:style-name="ce29" office:value-type="string" calcext:value-type="string" table:number-columns-spanned="4" table:number-rows-spanned="1">
            <text:p>ScMp</text:p>
          </table:table-cell>
          <table:covered-table-cell table:number-columns-repeated="3" table:style-name="ce120"/>
          <table:table-cell table:style-name="ce121" office:value-type="string" calcext:value-type="string" table:number-columns-spanned="4" table:number-rows-spanned="1">
            <text:p>McMp</text:p>
          </table:table-cell>
          <table:covered-table-cell table:number-columns-repeated="2" table:style-name="ce120"/>
          <table:covered-table-cell table:style-name="ce122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117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23" office:value-type="string" calcext:value-type="string">
            <text:p>e(%)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18" table:formula="of:=AVERAGE([.B3:.B7])" office:value-type="float" office:value="0" calcext:value-type="float">
            <text:p>0.00</text:p>
          </table:table-cell>
          <table:table-cell table:style-name="ce118" table:formula="of:=AVERAGE([.C3:.C7])" office:value-type="float" office:value="0" calcext:value-type="float">
            <text:p>0.00</text:p>
          </table:table-cell>
          <table:table-cell table:style-name="ce118" table:formula="of:=AVERAGE([.D3:.D7])" office:value-type="float" office:value="0" calcext:value-type="float">
            <text:p>0.00</text:p>
          </table:table-cell>
          <table:table-cell table:style-name="ce118" table:formula="of:=AVERAGE([.E3:.E7])" office:value-type="float" office:value="0" calcext:value-type="float">
            <text:p>0.00</text:p>
          </table:table-cell>
          <table:table-cell table:style-name="ce118" table:formula="of:=AVERAGE([.F3:.F7])" office:value-type="float" office:value="0" calcext:value-type="float">
            <text:p>0.00</text:p>
          </table:table-cell>
          <table:table-cell table:style-name="ce118" table:formula="of:=AVERAGE([.G3:.G7])" office:value-type="float" office:value="0" calcext:value-type="float">
            <text:p>0.00</text:p>
          </table:table-cell>
          <table:table-cell table:style-name="ce118" table:formula="of:=AVERAGE([.H3:.H7])" office:value-type="float" office:value="0" calcext:value-type="float">
            <text:p>0.00</text:p>
          </table:table-cell>
          <table:table-cell table:style-name="ce118" table:formula="of:=AVERAGE([.I3:.I7])" office:value-type="float" office:value="0" calcext:value-type="float">
            <text:p>0.00</text:p>
          </table:table-cell>
          <table:table-cell table:style-name="ce118" table:formula="of:=AVERAGE([.J3:.J7])" office:value-type="float" office:value="0" calcext:value-type="float">
            <text:p>0.00</text:p>
          </table:table-cell>
          <table:table-cell table:style-name="ce118" table:formula="of:=AVERAGE([.K3:.K7])" office:value-type="float" office:value="0" calcext:value-type="float">
            <text:p>0.00</text:p>
          </table:table-cell>
          <table:table-cell table:style-name="ce118" table:formula="of:=AVERAGE([.L3:.L7])" office:value-type="float" office:value="0" calcext:value-type="float">
            <text:p>0.00</text:p>
          </table:table-cell>
          <table:table-cell table:style-name="ce118" table:formula="of:=AVERAGE([.M3:.M7])" office:value-type="float" office:value="0" calcext:value-type="float">
            <text:p>0.00</text:p>
          </table:table-cell>
          <table:table-cell table:style-name="ce118" table:formula="of:=AVERAGE([.N3:.N7])" office:value-type="float" office:value="0" calcext:value-type="float">
            <text:p>0.00</text:p>
          </table:table-cell>
          <table:table-cell table:style-name="ce118" table:formula="of:=AVERAGE([.O3:.O7])" office:value-type="float" office:value="0" calcext:value-type="float">
            <text:p>0.00</text:p>
          </table:table-cell>
          <table:table-cell table:style-name="ce118" table:formula="of:=AVERAGE([.P3:.P7])" office:value-type="float" office:value="0" calcext:value-type="float">
            <text:p>0.00</text:p>
          </table:table-cell>
          <table:table-cell table:style-name="ce118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18" table:formula="of:=AVERAGE([.B8:.B12])" office:value-type="float" office:value="0" calcext:value-type="float">
            <text:p>0.00</text:p>
          </table:table-cell>
          <table:table-cell table:style-name="ce118" table:formula="of:=AVERAGE([.C8:.C12])" office:value-type="float" office:value="0" calcext:value-type="float">
            <text:p>0.00</text:p>
          </table:table-cell>
          <table:table-cell table:style-name="ce118" table:formula="of:=AVERAGE([.D8:.D12])" office:value-type="float" office:value="0" calcext:value-type="float">
            <text:p>0.00</text:p>
          </table:table-cell>
          <table:table-cell table:style-name="ce118" table:formula="of:=AVERAGE([.E8:.E12])" office:value-type="float" office:value="0" calcext:value-type="float">
            <text:p>0.00</text:p>
          </table:table-cell>
          <table:table-cell table:style-name="ce118" table:formula="of:=AVERAGE([.F8:.F12])" office:value-type="float" office:value="0" calcext:value-type="float">
            <text:p>0.00</text:p>
          </table:table-cell>
          <table:table-cell table:style-name="ce118" table:formula="of:=AVERAGE([.G8:.G12])" office:value-type="float" office:value="0" calcext:value-type="float">
            <text:p>0.00</text:p>
          </table:table-cell>
          <table:table-cell table:style-name="ce118" table:formula="of:=AVERAGE([.H8:.H12])" office:value-type="float" office:value="0" calcext:value-type="float">
            <text:p>0.00</text:p>
          </table:table-cell>
          <table:table-cell table:style-name="ce118" table:formula="of:=AVERAGE([.I8:.I12])" office:value-type="float" office:value="0" calcext:value-type="float">
            <text:p>0.00</text:p>
          </table:table-cell>
          <table:table-cell table:style-name="ce118" table:formula="of:=AVERAGE([.J8:.J12])" office:value-type="float" office:value="0" calcext:value-type="float">
            <text:p>0.00</text:p>
          </table:table-cell>
          <table:table-cell table:style-name="ce118" table:formula="of:=AVERAGE([.K8:.K12])" office:value-type="float" office:value="0" calcext:value-type="float">
            <text:p>0.00</text:p>
          </table:table-cell>
          <table:table-cell table:style-name="ce118" table:formula="of:=AVERAGE([.L8:.L12])" office:value-type="float" office:value="0" calcext:value-type="float">
            <text:p>0.00</text:p>
          </table:table-cell>
          <table:table-cell table:style-name="ce118" table:formula="of:=AVERAGE([.M8:.M12])" office:value-type="float" office:value="0" calcext:value-type="float">
            <text:p>0.00</text:p>
          </table:table-cell>
          <table:table-cell table:style-name="ce118" table:formula="of:=AVERAGE([.N8:.N12])" office:value-type="float" office:value="0" calcext:value-type="float">
            <text:p>0.00</text:p>
          </table:table-cell>
          <table:table-cell table:style-name="ce118" table:formula="of:=AVERAGE([.O8:.O12])" office:value-type="float" office:value="0" calcext:value-type="float">
            <text:p>0.00</text:p>
          </table:table-cell>
          <table:table-cell table:style-name="ce118" table:formula="of:=AVERAGE([.P8:.P12])" office:value-type="float" office:value="0" calcext:value-type="float">
            <text:p>0.00</text:p>
          </table:table-cell>
          <table:table-cell table:style-name="ce118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18" table:formula="of:=AVERAGE([.B13:.B17])" office:value-type="float" office:value="0" calcext:value-type="float">
            <text:p>0.00</text:p>
          </table:table-cell>
          <table:table-cell table:style-name="ce118" table:formula="of:=AVERAGE([.C13:.C17])" office:value-type="float" office:value="0" calcext:value-type="float">
            <text:p>0.00</text:p>
          </table:table-cell>
          <table:table-cell table:style-name="ce118" table:formula="of:=AVERAGE([.D13:.D17])" office:value-type="float" office:value="0" calcext:value-type="float">
            <text:p>0.00</text:p>
          </table:table-cell>
          <table:table-cell table:style-name="ce118" table:formula="of:=AVERAGE([.E13:.E17])" office:value-type="float" office:value="0" calcext:value-type="float">
            <text:p>0.00</text:p>
          </table:table-cell>
          <table:table-cell table:style-name="ce118" table:formula="of:=AVERAGE([.F13:.F17])" office:value-type="float" office:value="0" calcext:value-type="float">
            <text:p>0.00</text:p>
          </table:table-cell>
          <table:table-cell table:style-name="ce118" table:formula="of:=AVERAGE([.G13:.G17])" office:value-type="float" office:value="0" calcext:value-type="float">
            <text:p>0.00</text:p>
          </table:table-cell>
          <table:table-cell table:style-name="ce118" table:formula="of:=AVERAGE([.H13:.H17])" office:value-type="float" office:value="0" calcext:value-type="float">
            <text:p>0.00</text:p>
          </table:table-cell>
          <table:table-cell table:style-name="ce118" table:formula="of:=AVERAGE([.I13:.I17])" office:value-type="float" office:value="0" calcext:value-type="float">
            <text:p>0.00</text:p>
          </table:table-cell>
          <table:table-cell table:style-name="ce118" table:formula="of:=AVERAGE([.J13:.J17])" office:value-type="float" office:value="0" calcext:value-type="float">
            <text:p>0.00</text:p>
          </table:table-cell>
          <table:table-cell table:style-name="ce118" table:formula="of:=AVERAGE([.K13:.K17])" office:value-type="float" office:value="0" calcext:value-type="float">
            <text:p>0.00</text:p>
          </table:table-cell>
          <table:table-cell table:style-name="ce118" table:formula="of:=AVERAGE([.L13:.L17])" office:value-type="float" office:value="0" calcext:value-type="float">
            <text:p>0.00</text:p>
          </table:table-cell>
          <table:table-cell table:style-name="ce118" table:formula="of:=AVERAGE([.M13:.M17])" office:value-type="float" office:value="0" calcext:value-type="float">
            <text:p>0.00</text:p>
          </table:table-cell>
          <table:table-cell table:style-name="ce118" table:formula="of:=AVERAGE([.N13:.N17])" office:value-type="float" office:value="0" calcext:value-type="float">
            <text:p>0.00</text:p>
          </table:table-cell>
          <table:table-cell table:style-name="ce118" table:formula="of:=AVERAGE([.O13:.O17])" office:value-type="float" office:value="0" calcext:value-type="float">
            <text:p>0.00</text:p>
          </table:table-cell>
          <table:table-cell table:style-name="ce118" table:formula="of:=AVERAGE([.P13:.P17])" office:value-type="float" office:value="0" calcext:value-type="float">
            <text:p>0.00</text:p>
          </table:table-cell>
          <table:table-cell table:style-name="ce118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18" table:formula="of:=AVERAGE([.B18:.B22])" office:value-type="float" office:value="0" calcext:value-type="float">
            <text:p>0.00</text:p>
          </table:table-cell>
          <table:table-cell table:style-name="ce118" table:formula="of:=AVERAGE([.C18:.C22])" office:value-type="float" office:value="0" calcext:value-type="float">
            <text:p>0.00</text:p>
          </table:table-cell>
          <table:table-cell table:style-name="ce118" table:formula="of:=AVERAGE([.D18:.D22])" office:value-type="float" office:value="0" calcext:value-type="float">
            <text:p>0.00</text:p>
          </table:table-cell>
          <table:table-cell table:style-name="ce118" table:formula="of:=AVERAGE([.E18:.E22])" office:value-type="float" office:value="0" calcext:value-type="float">
            <text:p>0.00</text:p>
          </table:table-cell>
          <table:table-cell table:style-name="ce118" table:formula="of:=AVERAGE([.F18:.F22])" office:value-type="float" office:value="0" calcext:value-type="float">
            <text:p>0.00</text:p>
          </table:table-cell>
          <table:table-cell table:style-name="ce118" table:formula="of:=AVERAGE([.G18:.G22])" office:value-type="float" office:value="0" calcext:value-type="float">
            <text:p>0.00</text:p>
          </table:table-cell>
          <table:table-cell table:style-name="ce118" table:formula="of:=AVERAGE([.H18:.H22])" office:value-type="float" office:value="0" calcext:value-type="float">
            <text:p>0.00</text:p>
          </table:table-cell>
          <table:table-cell table:style-name="ce118" table:formula="of:=AVERAGE([.I18:.I22])" office:value-type="float" office:value="0" calcext:value-type="float">
            <text:p>0.00</text:p>
          </table:table-cell>
          <table:table-cell table:style-name="ce118" table:formula="of:=AVERAGE([.J18:.J22])" office:value-type="float" office:value="0" calcext:value-type="float">
            <text:p>0.00</text:p>
          </table:table-cell>
          <table:table-cell table:style-name="ce118" table:formula="of:=AVERAGE([.K18:.K22])" office:value-type="float" office:value="0" calcext:value-type="float">
            <text:p>0.00</text:p>
          </table:table-cell>
          <table:table-cell table:style-name="ce118" table:formula="of:=AVERAGE([.L18:.L22])" office:value-type="float" office:value="0" calcext:value-type="float">
            <text:p>0.00</text:p>
          </table:table-cell>
          <table:table-cell table:style-name="ce118" table:formula="of:=AVERAGE([.M18:.M22])" office:value-type="float" office:value="0" calcext:value-type="float">
            <text:p>0.00</text:p>
          </table:table-cell>
          <table:table-cell table:style-name="ce118" table:formula="of:=AVERAGE([.N18:.N22])" office:value-type="float" office:value="0" calcext:value-type="float">
            <text:p>0.00</text:p>
          </table:table-cell>
          <table:table-cell table:style-name="ce118" table:formula="of:=AVERAGE([.O18:.O22])" office:value-type="float" office:value="0" calcext:value-type="float">
            <text:p>0.00</text:p>
          </table:table-cell>
          <table:table-cell table:style-name="ce118" table:formula="of:=AVERAGE([.P18:.P22])" office:value-type="float" office:value="0" calcext:value-type="float">
            <text:p>0.00</text:p>
          </table:table-cell>
          <table:table-cell table:style-name="ce118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18" table:formula="of:=AVERAGE([.B23:.B27])" office:value-type="float" office:value="0" calcext:value-type="float">
            <text:p>0.00</text:p>
          </table:table-cell>
          <table:table-cell table:style-name="ce118" table:formula="of:=AVERAGE([.C23:.C27])" office:value-type="float" office:value="0" calcext:value-type="float">
            <text:p>0.00</text:p>
          </table:table-cell>
          <table:table-cell table:style-name="ce118" table:formula="of:=AVERAGE([.D23:.D27])" office:value-type="float" office:value="0" calcext:value-type="float">
            <text:p>0.00</text:p>
          </table:table-cell>
          <table:table-cell table:style-name="ce118" table:formula="of:=AVERAGE([.E23:.E27])" office:value-type="float" office:value="0" calcext:value-type="float">
            <text:p>0.00</text:p>
          </table:table-cell>
          <table:table-cell table:style-name="ce118" table:formula="of:=AVERAGE([.F23:.F27])" office:value-type="float" office:value="0" calcext:value-type="float">
            <text:p>0.00</text:p>
          </table:table-cell>
          <table:table-cell table:style-name="ce118" table:formula="of:=AVERAGE([.G23:.G27])" office:value-type="float" office:value="0" calcext:value-type="float">
            <text:p>0.00</text:p>
          </table:table-cell>
          <table:table-cell table:style-name="ce118" table:formula="of:=AVERAGE([.H23:.H27])" office:value-type="float" office:value="0" calcext:value-type="float">
            <text:p>0.00</text:p>
          </table:table-cell>
          <table:table-cell table:style-name="ce118" table:formula="of:=AVERAGE([.I23:.I27])" office:value-type="float" office:value="0" calcext:value-type="float">
            <text:p>0.00</text:p>
          </table:table-cell>
          <table:table-cell table:style-name="ce118" table:formula="of:=AVERAGE([.J23:.J27])" office:value-type="float" office:value="0" calcext:value-type="float">
            <text:p>0.00</text:p>
          </table:table-cell>
          <table:table-cell table:style-name="ce118" table:formula="of:=AVERAGE([.K23:.K27])" office:value-type="float" office:value="0" calcext:value-type="float">
            <text:p>0.00</text:p>
          </table:table-cell>
          <table:table-cell table:style-name="ce118" table:formula="of:=AVERAGE([.L23:.L27])" office:value-type="float" office:value="0" calcext:value-type="float">
            <text:p>0.00</text:p>
          </table:table-cell>
          <table:table-cell table:style-name="ce118" table:formula="of:=AVERAGE([.M23:.M27])" office:value-type="float" office:value="0" calcext:value-type="float">
            <text:p>0.00</text:p>
          </table:table-cell>
          <table:table-cell table:style-name="ce118" table:formula="of:=AVERAGE([.N23:.N27])" office:value-type="float" office:value="0" calcext:value-type="float">
            <text:p>0.00</text:p>
          </table:table-cell>
          <table:table-cell table:style-name="ce118" table:formula="of:=AVERAGE([.O23:.O27])" office:value-type="float" office:value="0" calcext:value-type="float">
            <text:p>0.00</text:p>
          </table:table-cell>
          <table:table-cell table:style-name="ce118" table:formula="of:=AVERAGE([.P23:.P27])" office:value-type="float" office:value="0" calcext:value-type="float">
            <text:p>0.00</text:p>
          </table:table-cell>
          <table:table-cell table:style-name="ce118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18" table:formula="of:=AVERAGE([.B28:.B32])" office:value-type="float" office:value="0" calcext:value-type="float">
            <text:p>0.00</text:p>
          </table:table-cell>
          <table:table-cell table:style-name="ce118" table:formula="of:=AVERAGE([.C28:.C32])" office:value-type="float" office:value="0" calcext:value-type="float">
            <text:p>0.00</text:p>
          </table:table-cell>
          <table:table-cell table:style-name="ce118" table:formula="of:=AVERAGE([.D28:.D32])" office:value-type="float" office:value="0" calcext:value-type="float">
            <text:p>0.00</text:p>
          </table:table-cell>
          <table:table-cell table:style-name="ce118" table:formula="of:=AVERAGE([.E28:.E32])" office:value-type="float" office:value="0" calcext:value-type="float">
            <text:p>0.00</text:p>
          </table:table-cell>
          <table:table-cell table:style-name="ce118" table:formula="of:=AVERAGE([.F28:.F32])" office:value-type="float" office:value="0" calcext:value-type="float">
            <text:p>0.00</text:p>
          </table:table-cell>
          <table:table-cell table:style-name="ce118" table:formula="of:=AVERAGE([.G28:.G32])" office:value-type="float" office:value="0" calcext:value-type="float">
            <text:p>0.00</text:p>
          </table:table-cell>
          <table:table-cell table:style-name="ce118" table:formula="of:=AVERAGE([.H28:.H32])" office:value-type="float" office:value="0" calcext:value-type="float">
            <text:p>0.00</text:p>
          </table:table-cell>
          <table:table-cell table:style-name="ce118" table:formula="of:=AVERAGE([.I28:.I32])" office:value-type="float" office:value="0" calcext:value-type="float">
            <text:p>0.00</text:p>
          </table:table-cell>
          <table:table-cell table:style-name="ce118" table:formula="of:=AVERAGE([.J28:.J32])" office:value-type="float" office:value="0" calcext:value-type="float">
            <text:p>0.00</text:p>
          </table:table-cell>
          <table:table-cell table:style-name="ce118" table:formula="of:=AVERAGE([.K28:.K32])" office:value-type="float" office:value="0" calcext:value-type="float">
            <text:p>0.00</text:p>
          </table:table-cell>
          <table:table-cell table:style-name="ce118" table:formula="of:=AVERAGE([.L28:.L32])" office:value-type="float" office:value="0" calcext:value-type="float">
            <text:p>0.00</text:p>
          </table:table-cell>
          <table:table-cell table:style-name="ce118" table:formula="of:=AVERAGE([.M28:.M32])" office:value-type="float" office:value="0" calcext:value-type="float">
            <text:p>0.00</text:p>
          </table:table-cell>
          <table:table-cell table:style-name="ce118" table:formula="of:=AVERAGE([.N28:.N32])" office:value-type="float" office:value="0" calcext:value-type="float">
            <text:p>0.00</text:p>
          </table:table-cell>
          <table:table-cell table:style-name="ce118" table:formula="of:=AVERAGE([.O28:.O32])" office:value-type="float" office:value="0" calcext:value-type="float">
            <text:p>0.00</text:p>
          </table:table-cell>
          <table:table-cell table:style-name="ce118" table:formula="of:=AVERAGE([.P28:.P32])" office:value-type="float" office:value="0" calcext:value-type="float">
            <text:p>0.00</text:p>
          </table:table-cell>
          <table:table-cell table:style-name="ce118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18" table:formula="of:=AVERAGE([.B33:.B37])" office:value-type="float" office:value="0" calcext:value-type="float">
            <text:p>0.00</text:p>
          </table:table-cell>
          <table:table-cell table:style-name="ce118" table:formula="of:=AVERAGE([.C33:.C37])" office:value-type="float" office:value="0" calcext:value-type="float">
            <text:p>0.00</text:p>
          </table:table-cell>
          <table:table-cell table:style-name="ce118" table:formula="of:=AVERAGE([.D33:.D37])" office:value-type="float" office:value="0" calcext:value-type="float">
            <text:p>0.00</text:p>
          </table:table-cell>
          <table:table-cell table:style-name="ce118" table:formula="of:=AVERAGE([.E33:.E37])" office:value-type="float" office:value="0" calcext:value-type="float">
            <text:p>0.00</text:p>
          </table:table-cell>
          <table:table-cell table:style-name="ce118" table:formula="of:=AVERAGE([.F33:.F37])" office:value-type="float" office:value="0" calcext:value-type="float">
            <text:p>0.00</text:p>
          </table:table-cell>
          <table:table-cell table:style-name="ce118" table:formula="of:=AVERAGE([.G33:.G37])" office:value-type="float" office:value="0" calcext:value-type="float">
            <text:p>0.00</text:p>
          </table:table-cell>
          <table:table-cell table:style-name="ce118" table:formula="of:=AVERAGE([.H33:.H37])" office:value-type="float" office:value="0" calcext:value-type="float">
            <text:p>0.00</text:p>
          </table:table-cell>
          <table:table-cell table:style-name="ce118" table:formula="of:=AVERAGE([.I33:.I37])" office:value-type="float" office:value="0" calcext:value-type="float">
            <text:p>0.00</text:p>
          </table:table-cell>
          <table:table-cell table:style-name="ce118" table:formula="of:=AVERAGE([.J33:.J37])" office:value-type="float" office:value="0" calcext:value-type="float">
            <text:p>0.00</text:p>
          </table:table-cell>
          <table:table-cell table:style-name="ce118" table:formula="of:=AVERAGE([.K33:.K37])" office:value-type="float" office:value="0" calcext:value-type="float">
            <text:p>0.00</text:p>
          </table:table-cell>
          <table:table-cell table:style-name="ce118" table:formula="of:=AVERAGE([.L33:.L37])" office:value-type="float" office:value="0" calcext:value-type="float">
            <text:p>0.00</text:p>
          </table:table-cell>
          <table:table-cell table:style-name="ce118" table:formula="of:=AVERAGE([.M33:.M37])" office:value-type="float" office:value="0" calcext:value-type="float">
            <text:p>0.00</text:p>
          </table:table-cell>
          <table:table-cell table:style-name="ce118" table:formula="of:=AVERAGE([.N33:.N37])" office:value-type="float" office:value="0" calcext:value-type="float">
            <text:p>0.00</text:p>
          </table:table-cell>
          <table:table-cell table:style-name="ce118" table:formula="of:=AVERAGE([.O33:.O37])" office:value-type="float" office:value="0" calcext:value-type="float">
            <text:p>0.00</text:p>
          </table:table-cell>
          <table:table-cell table:style-name="ce118" table:formula="of:=AVERAGE([.P33:.P37])" office:value-type="float" office:value="0" calcext:value-type="float">
            <text:p>0.00</text:p>
          </table:table-cell>
          <table:table-cell table:style-name="ce118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18" table:formula="of:=AVERAGE([.B38:.B42])" office:value-type="float" office:value="0" calcext:value-type="float">
            <text:p>0.00</text:p>
          </table:table-cell>
          <table:table-cell table:style-name="ce118" table:formula="of:=AVERAGE([.C38:.C42])" office:value-type="float" office:value="0" calcext:value-type="float">
            <text:p>0.00</text:p>
          </table:table-cell>
          <table:table-cell table:style-name="ce118" table:formula="of:=AVERAGE([.D38:.D42])" office:value-type="float" office:value="0" calcext:value-type="float">
            <text:p>0.00</text:p>
          </table:table-cell>
          <table:table-cell table:style-name="ce118" table:formula="of:=AVERAGE([.E38:.E42])" office:value-type="float" office:value="0" calcext:value-type="float">
            <text:p>0.00</text:p>
          </table:table-cell>
          <table:table-cell table:style-name="ce118" table:formula="of:=AVERAGE([.F38:.F42])" office:value-type="float" office:value="0" calcext:value-type="float">
            <text:p>0.00</text:p>
          </table:table-cell>
          <table:table-cell table:style-name="ce118" table:formula="of:=AVERAGE([.G38:.G42])" office:value-type="float" office:value="0" calcext:value-type="float">
            <text:p>0.00</text:p>
          </table:table-cell>
          <table:table-cell table:style-name="ce118" table:formula="of:=AVERAGE([.H38:.H42])" office:value-type="float" office:value="0" calcext:value-type="float">
            <text:p>0.00</text:p>
          </table:table-cell>
          <table:table-cell table:style-name="ce118" table:formula="of:=AVERAGE([.I38:.I42])" office:value-type="float" office:value="0" calcext:value-type="float">
            <text:p>0.00</text:p>
          </table:table-cell>
          <table:table-cell table:style-name="ce118" table:formula="of:=AVERAGE([.J38:.J42])" office:value-type="float" office:value="0" calcext:value-type="float">
            <text:p>0.00</text:p>
          </table:table-cell>
          <table:table-cell table:style-name="ce118" table:formula="of:=AVERAGE([.K38:.K42])" office:value-type="float" office:value="0" calcext:value-type="float">
            <text:p>0.00</text:p>
          </table:table-cell>
          <table:table-cell table:style-name="ce118" table:formula="of:=AVERAGE([.L38:.L42])" office:value-type="float" office:value="0" calcext:value-type="float">
            <text:p>0.00</text:p>
          </table:table-cell>
          <table:table-cell table:style-name="ce118" table:formula="of:=AVERAGE([.M38:.M42])" office:value-type="float" office:value="0" calcext:value-type="float">
            <text:p>0.00</text:p>
          </table:table-cell>
          <table:table-cell table:style-name="ce118" table:formula="of:=AVERAGE([.N38:.N42])" office:value-type="float" office:value="0" calcext:value-type="float">
            <text:p>0.00</text:p>
          </table:table-cell>
          <table:table-cell table:style-name="ce118" table:formula="of:=AVERAGE([.O38:.O42])" office:value-type="float" office:value="0" calcext:value-type="float">
            <text:p>0.00</text:p>
          </table:table-cell>
          <table:table-cell table:style-name="ce118" table:formula="of:=AVERAGE([.P38:.P42])" office:value-type="float" office:value="0" calcext:value-type="float">
            <text:p>0.00</text:p>
          </table:table-cell>
          <table:table-cell table:style-name="ce118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6">
        <office:forms form:automatic-focus="false" form:apply-design-mode="false"/>
        <table:table-column table:style-name="co29" table:default-cell-style-name="ce77"/>
        <table:table-column table:style-name="co30" table:default-cell-style-name="ce77"/>
        <table:table-column table:style-name="co31" table:number-columns-repeated="4" table:default-cell-style-name="ce117"/>
        <table:table-column table:style-name="co7" table:default-cell-style-name="ce117"/>
        <table:table-column table:style-name="co31" table:number-columns-repeated="7" table:default-cell-style-name="ce117"/>
        <table:table-column table:style-name="co32" table:default-cell-style-name="ce117"/>
        <table:table-column table:style-name="co31" table:number-columns-repeated="7" table:default-cell-style-name="ce117"/>
        <table:table-column table:style-name="co7" table:default-cell-style-name="ce117"/>
        <table:table-column table:style-name="co31" table:number-columns-repeated="7" table:default-cell-style-name="ce117"/>
        <table:table-column table:style-name="co33" table:default-cell-style-name="ce117"/>
        <table:table-column table:style-name="co31" table:number-columns-repeated="7" table:default-cell-style-name="ce117"/>
        <table:table-column table:style-name="co22" table:default-cell-style-name="ce117"/>
        <table:table-column table:style-name="co31" table:number-columns-repeated="7" table:default-cell-style-name="ce117"/>
        <table:table-column table:style-name="co34" table:default-cell-style-name="ce117"/>
        <table:table-column table:style-name="co31" table:number-columns-repeated="3" table:default-cell-style-name="ce117"/>
        <table:table-column table:style-name="co7" table:default-cell-style-name="ce138"/>
        <table:table-column table:style-name="co31" table:number-columns-repeated="2" table:default-cell-style-name="ce138"/>
        <table:table-column table:style-name="co7" table:number-columns-repeated="4" table:default-cell-style-name="ce138"/>
        <table:table-column table:style-name="co31" table:default-cell-style-name="ce138"/>
        <table:table-column table:style-name="co10" table:number-columns-repeated="966" table:default-cell-style-name="Default"/>
        <table:table-row table:style-name="ro1">
          <table:table-cell table:style-name="Default" table:number-columns-repeated="58"/>
          <table:table-cell table:number-columns-repeated="966"/>
        </table:table-row>
        <table:table-row table:style-name="ro2">
          <table:table-cell table:style-name="ce34" table:number-columns-repeated="2"/>
          <table:table-cell table:style-name="ce36" office:value-type="string" calcext:value-type="string" table:number-columns-spanned="8" table:number-rows-spanned="1">
            <text:p>ScSp</text:p>
          </table:table-cell>
          <table:covered-table-cell table:number-columns-repeated="4" table:style-name="ce36"/>
          <table:covered-table-cell table:number-columns-repeated="3" table:style-name="ce34"/>
          <table:table-cell table:style-name="ce42" office:value-type="string" calcext:value-type="string" table:number-columns-spanned="8" table:number-rows-spanned="1">
            <text:p>McSp</text:p>
          </table:table-cell>
          <table:covered-table-cell table:number-columns-repeated="4" table:style-name="ce42"/>
          <table:covered-table-cell table:number-columns-repeated="3" table:style-name="ce34"/>
          <table:table-cell table:style-name="ce36" office:value-type="string" calcext:value-type="string" table:number-columns-spanned="8" table:number-rows-spanned="1">
            <text:p>ScMp</text:p>
          </table:table-cell>
          <table:covered-table-cell table:number-columns-repeated="4" table:style-name="ce36"/>
          <table:covered-table-cell table:number-columns-repeated="3" table:style-name="ce34"/>
          <table:table-cell table:style-name="ce36" office:value-type="string" calcext:value-type="string" table:number-columns-spanned="8" table:number-rows-spanned="1">
            <text:p>McMp</text:p>
          </table:table-cell>
          <table:covered-table-cell table:number-columns-repeated="4" table:style-name="ce36"/>
          <table:covered-table-cell table:number-columns-repeated="3" table:style-name="ce40"/>
          <table:table-cell table:style-name="ce36" office:value-type="string" calcext:value-type="string" table:number-columns-spanned="8" table:number-rows-spanned="1">
            <text:p>UVSA</text:p>
          </table:table-cell>
          <table:covered-table-cell table:number-columns-repeated="4" table:style-name="ce36"/>
          <table:covered-table-cell table:number-columns-repeated="3" table:style-name="ce40"/>
          <table:table-cell table:style-name="ce36" office:value-type="string" calcext:value-type="string" table:number-columns-spanned="8" table:number-rows-spanned="1">
            <text:p>SVSA</text:p>
          </table:table-cell>
          <table:covered-table-cell table:number-columns-repeated="4" table:style-name="ce36"/>
          <table:covered-table-cell table:number-columns-repeated="3" table:style-name="ce40"/>
          <table:table-cell table:style-name="ce46" office:value-type="string" calcext:value-type="string" table:number-columns-spanned="8" table:number-rows-spanned="1">
            <text:p>Bundle</text:p>
          </table:table-cell>
          <table:covered-table-cell table:number-columns-repeated="4" table:style-name="ce46"/>
          <table:covered-table-cell table:number-columns-repeated="3" table:style-name="ce43"/>
          <table:table-cell table:style-name="ce34" table:number-columns-repeated="966"/>
        </table:table-row>
        <table:table-row table:style-name="ro3">
          <table:table-cell table:style-name="ce124" office:value-type="string" calcext:value-type="string">
            <text:p>n</text:p>
          </table:table-cell>
          <table:table-cell table:style-name="ce124" office:value-type="string" calcext:value-type="string">
            <text:p>m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44" office:value-type="string" calcext:value-type="string">
            <text:p>LB</text:p>
          </table:table-cell>
          <table:table-cell table:style-name="ce44" office:value-type="string" calcext:value-type="string">
            <text:p>UB</text:p>
          </table:table-cell>
          <table:table-cell table:style-name="ce44" office:value-type="string" calcext:value-type="string">
            <text:p>GAP (%)</text:p>
          </table:table-cell>
          <table:table-cell table:style-name="ce145" table:number-columns-repeated="9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$'Compare stats'.B45]" office:value-type="float" office:value="50.5342" calcext:value-type="float">
            <text:p>50.53</text:p>
          </table:table-cell>
          <table:table-cell table:formula="of:=[$'Compare stats'.C45]" office:value-type="float" office:value="22.6813" calcext:value-type="float">
            <text:p>22.68</text:p>
          </table:table-cell>
          <table:table-cell table:formula="of:=[$'Compare stats'.D45]" office:value-type="float" office:value="29.50632" calcext:value-type="float">
            <text:p>29.51</text:p>
          </table:table-cell>
          <table:table-cell table:formula="of:=[$'Compare stats'.F45]" office:value-type="float" office:value="43.70916" calcext:value-type="float">
            <text:p>43.71</text:p>
          </table:table-cell>
          <table:table-cell table:formula="of:=[$'Compare stats'.E45]" office:value-type="float" office:value="1197.968" calcext:value-type="float">
            <text:p>1197.97</text:p>
          </table:table-cell>
          <table:table-cell table:formula="of:=[$'Compare stats'.G45]" office:value-type="float" office:value="43.70916" calcext:value-type="float">
            <text:p>43.71</text:p>
          </table:table-cell>
          <table:table-cell table:formula="of:=[$'Compare stats'.H45]" office:value-type="float" office:value="43.71192" calcext:value-type="float">
            <text:p>43.71</text:p>
          </table:table-cell>
          <table:table-cell table:formula="of:=[$'Compare stats'.I45]" office:value-type="float" office:value="0.0063339264" calcext:value-type="float">
            <text:p>0.01</text:p>
          </table:table-cell>
          <table:table-cell table:formula="of:=[$'Compare stats'.J45]" office:value-type="float" office:value="50.5342" calcext:value-type="float">
            <text:p>50.53</text:p>
          </table:table-cell>
          <table:table-cell table:formula="of:=[$'Compare stats'.K45]" office:value-type="float" office:value="28.97294" calcext:value-type="float">
            <text:p>28.97</text:p>
          </table:table-cell>
          <table:table-cell table:formula="of:=[$'Compare stats'.L45]" office:value-type="float" office:value="35.73468" calcext:value-type="float">
            <text:p>35.73</text:p>
          </table:table-cell>
          <table:table-cell table:formula="of:=[$'Compare stats'.N45]" office:value-type="float" office:value="43.77246" calcext:value-type="float">
            <text:p>43.77</text:p>
          </table:table-cell>
          <table:table-cell table:formula="of:=[$'Compare stats'.M45]" office:value-type="float" office:value="748.564" calcext:value-type="float">
            <text:p>748.56</text:p>
          </table:table-cell>
          <table:table-cell table:formula="of:=[$'Compare stats'.O45]" office:value-type="float" office:value="43.77246" calcext:value-type="float">
            <text:p>43.77</text:p>
          </table:table-cell>
          <table:table-cell table:formula="of:=[$'Compare stats'.P45]" office:value-type="float" office:value="43.7762" calcext:value-type="float">
            <text:p>43.78</text:p>
          </table:table-cell>
          <table:table-cell table:formula="of:=[$'Compare stats'.Q45]" office:value-type="float" office:value="0.008525578" calcext:value-type="float">
            <text:p>0.01</text:p>
          </table:table-cell>
          <table:table-cell table:formula="of:=[$'Compare stats'.R45]" office:value-type="float" office:value="50.5342" calcext:value-type="float">
            <text:p>50.53</text:p>
          </table:table-cell>
          <table:table-cell table:formula="of:=[$'Compare stats'.S45]" office:value-type="float" office:value="28.97294" calcext:value-type="float">
            <text:p>28.97</text:p>
          </table:table-cell>
          <table:table-cell table:formula="of:=[$'Compare stats'.T45]" office:value-type="float" office:value="34.5327" calcext:value-type="float">
            <text:p>34.53</text:p>
          </table:table-cell>
          <table:table-cell table:formula="of:=[$'Compare stats'.V45]" office:value-type="float" office:value="44.97442" calcext:value-type="float">
            <text:p>44.97</text:p>
          </table:table-cell>
          <table:table-cell table:formula="of:=[$'Compare stats'.U45]" office:value-type="float" office:value="3022.652" calcext:value-type="float">
            <text:p>3022.65</text:p>
          </table:table-cell>
          <table:table-cell table:formula="of:=[$'Compare stats'.W45]" office:value-type="float" office:value="44.97442" calcext:value-type="float">
            <text:p>44.97</text:p>
          </table:table-cell>
          <table:table-cell table:formula="of:=[$'Compare stats'.X45]" office:value-type="float" office:value="47.17928" calcext:value-type="float">
            <text:p>47.18</text:p>
          </table:table-cell>
          <table:table-cell table:formula="of:=[$'Compare stats'.Y45]" office:value-type="float" office:value="4.419840128" calcext:value-type="float">
            <text:p>4.42</text:p>
          </table:table-cell>
          <table:table-cell table:formula="of:=[$'Compare stats'.Z45]" office:value-type="float" office:value="50.5342" calcext:value-type="float">
            <text:p>50.53</text:p>
          </table:table-cell>
          <table:table-cell table:formula="of:=[$'Compare stats'.AA45]" office:value-type="float" office:value="28.97294" calcext:value-type="float">
            <text:p>28.97</text:p>
          </table:table-cell>
          <table:table-cell table:formula="of:=[$'Compare stats'.AB45]" office:value-type="float" office:value="34.25142" calcext:value-type="float">
            <text:p>34.25</text:p>
          </table:table-cell>
          <table:table-cell table:formula="of:=[$'Compare stats'.AD45]" office:value-type="float" office:value="45.25572" calcext:value-type="float">
            <text:p>45.26</text:p>
          </table:table-cell>
          <table:table-cell table:formula="of:=[$'Compare stats'.AC45]" office:value-type="float" office:value="2948.706" calcext:value-type="float">
            <text:p>2948.71</text:p>
          </table:table-cell>
          <table:table-cell table:formula="of:=[$'Compare stats'.AE45]" office:value-type="float" office:value="45.25572" calcext:value-type="float">
            <text:p>45.26</text:p>
          </table:table-cell>
          <table:table-cell table:formula="of:=[$'Compare stats'.AF45]" office:value-type="float" office:value="47.27664" calcext:value-type="float">
            <text:p>47.28</text:p>
          </table:table-cell>
          <table:table-cell table:formula="of:=[$'Compare stats'.AG45]" office:value-type="float" office:value="4.136159316" calcext:value-type="float">
            <text:p>4.14</text:p>
          </table:table-cell>
          <table:table-cell table:formula="of:=[$'Compare stats'.AH45]" office:value-type="float" office:value="50.5342" calcext:value-type="float">
            <text:p>50.53</text:p>
          </table:table-cell>
          <table:table-cell table:formula="of:=[$'Compare stats'.AI45]" office:value-type="float" office:value="15.94406" calcext:value-type="float">
            <text:p>15.94</text:p>
          </table:table-cell>
          <table:table-cell table:formula="of:=[$'Compare stats'.AJ45]" office:value-type="float" office:value="30.79466" calcext:value-type="float">
            <text:p>30.79</text:p>
          </table:table-cell>
          <table:table-cell table:formula="of:=[$'Compare stats'.AL45]" office:value-type="float" office:value="35.68356" calcext:value-type="float">
            <text:p>35.68</text:p>
          </table:table-cell>
          <table:table-cell table:formula="of:=[$'Compare stats'.AK45]" office:value-type="float" office:value="51.832" calcext:value-type="float">
            <text:p>51.83</text:p>
          </table:table-cell>
          <table:table-cell table:formula="of:=[$'Compare stats'.AM45]" office:value-type="float" office:value="35.68356" calcext:value-type="float">
            <text:p>35.68</text:p>
          </table:table-cell>
          <table:table-cell table:formula="of:=[$'Compare stats'.AN45]" office:value-type="float" office:value="35.6837" calcext:value-type="float">
            <text:p>35.68</text:p>
          </table:table-cell>
          <table:table-cell table:formula="of:=[$'Compare stats'.AO45]" office:value-type="float" office:value="0.000456406" calcext:value-type="float">
            <text:p>0.00</text:p>
          </table:table-cell>
          <table:table-cell table:formula="of:=[$'Compare stats'.AP45]" office:value-type="float" office:value="50.5342" calcext:value-type="float">
            <text:p>50.53</text:p>
          </table:table-cell>
          <table:table-cell table:formula="of:=[$'Compare stats'.AQ45]" office:value-type="float" office:value="29.5303" calcext:value-type="float">
            <text:p>29.53</text:p>
          </table:table-cell>
          <table:table-cell table:formula="of:=[$'Compare stats'.AR45]" office:value-type="float" office:value="32.80368" calcext:value-type="float">
            <text:p>32.80</text:p>
          </table:table-cell>
          <table:table-cell table:formula="of:=[$'Compare stats'.AT45]" office:value-type="float" office:value="47.26082" calcext:value-type="float">
            <text:p>47.26</text:p>
          </table:table-cell>
          <table:table-cell table:formula="of:=[$'Compare stats'.AS45]" office:value-type="float" office:value="1136.53" calcext:value-type="float">
            <text:p>1136.53</text:p>
          </table:table-cell>
          <table:table-cell table:formula="of:=[$'Compare stats'.AU45]" office:value-type="float" office:value="47.26082" calcext:value-type="float">
            <text:p>47.26</text:p>
          </table:table-cell>
          <table:table-cell table:formula="of:=[$'Compare stats'.AV45]" office:value-type="float" office:value="47.26326" calcext:value-type="float">
            <text:p>47.26</text:p>
          </table:table-cell>
          <table:table-cell table:formula="of:=[$'Compare stats'.AW45]" office:value-type="float" office:value="0.00536819" calcext:value-type="float">
            <text:p>0.01</text:p>
          </table:table-cell>
          <table:table-cell table:formula="of:=[$'Compare stats'.AX45]" office:value-type="float" office:value="50.5342" calcext:value-type="float">
            <text:p>50.534</text:p>
          </table:table-cell>
          <table:table-cell table:formula="of:=[$'Compare stats'.AY45]" office:value-type="float" office:value="22.6813" calcext:value-type="float">
            <text:p>22.681</text:p>
          </table:table-cell>
          <table:table-cell table:formula="of:=[$'Compare stats'.AZ45]" office:value-type="float" office:value="29.50632" calcext:value-type="float">
            <text:p>29.506</text:p>
          </table:table-cell>
          <table:table-cell table:formula="of:=[$'Compare stats'.BB45]" office:value-type="float" office:value="43.70916" calcext:value-type="float">
            <text:p>43.709</text:p>
          </table:table-cell>
          <table:table-cell table:formula="of:=[$'Compare stats'.BA45]" office:value-type="float" office:value="0.202" calcext:value-type="float">
            <text:p>0.202</text:p>
          </table:table-cell>
          <table:table-cell table:formula="of:=[$'Compare stats'.BC45]" office:value-type="float" office:value="43.70916" calcext:value-type="float">
            <text:p>43.709</text:p>
          </table:table-cell>
          <table:table-cell table:formula="of:=[$'Compare stats'.BD45]" office:value-type="float" office:value="43.70916" calcext:value-type="float">
            <text:p>43.709</text:p>
          </table:table-cell>
          <table:table-cell table:formula="of:=[$'Compare stats'.BE45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53.70862" calcext:value-type="float">
            <text:p>53.71</text:p>
          </table:table-cell>
          <table:table-cell table:formula="of:=[$'Compare stats'.C46]" office:value-type="float" office:value="50.50092" calcext:value-type="float">
            <text:p>50.50</text:p>
          </table:table-cell>
          <table:table-cell table:formula="of:=[$'Compare stats'.D46]" office:value-type="float" office:value="42.10656" calcext:value-type="float">
            <text:p>42.11</text:p>
          </table:table-cell>
          <table:table-cell table:formula="of:=[$'Compare stats'.F46]" office:value-type="float" office:value="62.10296" calcext:value-type="float">
            <text:p>62.10</text:p>
          </table:table-cell>
          <table:table-cell table:formula="of:=[$'Compare stats'.E46]" office:value-type="float" office:value="7197.598" calcext:value-type="float">
            <text:p>7197.60</text:p>
          </table:table-cell>
          <table:table-cell table:formula="of:=[$'Compare stats'.G46]" office:value-type="float" office:value="62.10296" calcext:value-type="float">
            <text:p>62.10</text:p>
          </table:table-cell>
          <table:table-cell table:formula="of:=[$'Compare stats'.H46]" office:value-type="float" office:value="66.43056" calcext:value-type="float">
            <text:p>66.43</text:p>
          </table:table-cell>
          <table:table-cell table:formula="of:=[$'Compare stats'.I46]" office:value-type="float" office:value="6.589152" calcext:value-type="float">
            <text:p>6.59</text:p>
          </table:table-cell>
          <table:table-cell table:formula="of:=[$'Compare stats'.J46]" office:value-type="float" office:value="53.70862" calcext:value-type="float">
            <text:p>53.71</text:p>
          </table:table-cell>
          <table:table-cell table:formula="of:=[$'Compare stats'.K46]" office:value-type="float" office:value="51.36986" calcext:value-type="float">
            <text:p>51.37</text:p>
          </table:table-cell>
          <table:table-cell table:formula="of:=[$'Compare stats'.L46]" office:value-type="float" office:value="42.85836" calcext:value-type="float">
            <text:p>42.86</text:p>
          </table:table-cell>
          <table:table-cell table:formula="of:=[$'Compare stats'.N46]" office:value-type="float" office:value="62.22008" calcext:value-type="float">
            <text:p>62.22</text:p>
          </table:table-cell>
          <table:table-cell table:formula="of:=[$'Compare stats'.M46]" office:value-type="float" office:value="7197.102" calcext:value-type="float">
            <text:p>7197.10</text:p>
          </table:table-cell>
          <table:table-cell table:formula="of:=[$'Compare stats'.O46]" office:value-type="float" office:value="62.22008" calcext:value-type="float">
            <text:p>62.22</text:p>
          </table:table-cell>
          <table:table-cell table:formula="of:=[$'Compare stats'.P46]" office:value-type="float" office:value="66.41618" calcext:value-type="float">
            <text:p>66.42</text:p>
          </table:table-cell>
          <table:table-cell table:formula="of:=[$'Compare stats'.Q46]" office:value-type="float" office:value="6.409772" calcext:value-type="float">
            <text:p>6.41</text:p>
          </table:table-cell>
          <table:table-cell table:formula="of:=[$'Compare stats'.R46]" office:value-type="float" office:value="53.70862" calcext:value-type="float">
            <text:p>53.71</text:p>
          </table:table-cell>
          <table:table-cell table:formula="of:=[$'Compare stats'.S46]" office:value-type="float" office:value="57.22578" calcext:value-type="float">
            <text:p>57.23</text:p>
          </table:table-cell>
          <table:table-cell table:formula="of:=[$'Compare stats'.T46]" office:value-type="float" office:value="37.8433" calcext:value-type="float">
            <text:p>37.84</text:p>
          </table:table-cell>
          <table:table-cell table:formula="of:=[$'Compare stats'.V46]" office:value-type="float" office:value="73.0911" calcext:value-type="float">
            <text:p>73.09</text:p>
          </table:table-cell>
          <table:table-cell table:formula="of:=[$'Compare stats'.U46]" office:value-type="float" office:value="7193.734" calcext:value-type="float">
            <text:p>7193.73</text:p>
          </table:table-cell>
          <table:table-cell table:formula="of:=[$'Compare stats'.W46]" office:value-type="float" office:value="73.0911" calcext:value-type="float">
            <text:p>73.09</text:p>
          </table:table-cell>
          <table:table-cell table:formula="of:=[$'Compare stats'.X46]" office:value-type="float" office:value="78.34064" calcext:value-type="float">
            <text:p>78.34</text:p>
          </table:table-cell>
          <table:table-cell table:formula="of:=[$'Compare stats'.Y46]" office:value-type="float" office:value="7.088232" calcext:value-type="float">
            <text:p>7.09</text:p>
          </table:table-cell>
          <table:table-cell table:formula="of:=[$'Compare stats'.Z46]" office:value-type="float" office:value="53.70862" calcext:value-type="float">
            <text:p>53.71</text:p>
          </table:table-cell>
          <table:table-cell table:formula="of:=[$'Compare stats'.AA46]" office:value-type="float" office:value="57.22578" calcext:value-type="float">
            <text:p>57.23</text:p>
          </table:table-cell>
          <table:table-cell table:formula="of:=[$'Compare stats'.AB46]" office:value-type="float" office:value="36.93424" calcext:value-type="float">
            <text:p>36.93</text:p>
          </table:table-cell>
          <table:table-cell table:formula="of:=[$'Compare stats'.AD46]" office:value-type="float" office:value="74.00016" calcext:value-type="float">
            <text:p>74.00</text:p>
          </table:table-cell>
          <table:table-cell table:formula="of:=[$'Compare stats'.AC46]" office:value-type="float" office:value="7193.512" calcext:value-type="float">
            <text:p>7193.51</text:p>
          </table:table-cell>
          <table:table-cell table:formula="of:=[$'Compare stats'.AE46]" office:value-type="float" office:value="74.00016" calcext:value-type="float">
            <text:p>74.00</text:p>
          </table:table-cell>
          <table:table-cell table:formula="of:=[$'Compare stats'.AF46]" office:value-type="float" office:value="78.4413" calcext:value-type="float">
            <text:p>78.44</text:p>
          </table:table-cell>
          <table:table-cell table:formula="of:=[$'Compare stats'.AG46]" office:value-type="float" office:value="6.033562" calcext:value-type="float">
            <text:p>6.03</text:p>
          </table:table-cell>
          <table:table-cell table:formula="of:=[$'Compare stats'.AH46]" office:value-type="float" office:value="53.70862" calcext:value-type="float">
            <text:p>53.71</text:p>
          </table:table-cell>
          <table:table-cell table:formula="of:=[$'Compare stats'.AI46]" office:value-type="float" office:value="33.99216" calcext:value-type="float">
            <text:p>33.99</text:p>
          </table:table-cell>
          <table:table-cell table:formula="of:=[$'Compare stats'.AJ46]" office:value-type="float" office:value="33.94206" calcext:value-type="float">
            <text:p>33.94</text:p>
          </table:table-cell>
          <table:table-cell table:formula="of:=[$'Compare stats'.AL46]" office:value-type="float" office:value="53.75872" calcext:value-type="float">
            <text:p>53.76</text:p>
          </table:table-cell>
          <table:table-cell table:formula="of:=[$'Compare stats'.AK46]" office:value-type="float" office:value="7198.38" calcext:value-type="float">
            <text:p>7198.38</text:p>
          </table:table-cell>
          <table:table-cell table:formula="of:=[$'Compare stats'.AM46]" office:value-type="float" office:value="53.75872" calcext:value-type="float">
            <text:p>53.76</text:p>
          </table:table-cell>
          <table:table-cell table:formula="of:=[$'Compare stats'.AN46]" office:value-type="float" office:value="68.264" calcext:value-type="float">
            <text:p>68.26</text:p>
          </table:table-cell>
          <table:table-cell table:formula="of:=[$'Compare stats'.AO46]" office:value-type="float" office:value="19.950136" calcext:value-type="float">
            <text:p>19.95</text:p>
          </table:table-cell>
          <table:table-cell table:formula="of:=[$'Compare stats'.AP46]" office:value-type="float" office:value="53.70862" calcext:value-type="float">
            <text:p>53.71</text:p>
          </table:table-cell>
          <table:table-cell table:formula="of:=[$'Compare stats'.AQ46]" office:value-type="float" office:value="57.9051" calcext:value-type="float">
            <text:p>57.91</text:p>
          </table:table-cell>
          <table:table-cell table:formula="of:=[$'Compare stats'.AR46]" office:value-type="float" office:value="38.10936" calcext:value-type="float">
            <text:p>38.11</text:p>
          </table:table-cell>
          <table:table-cell table:formula="of:=[$'Compare stats'.AT46]" office:value-type="float" office:value="73.50434" calcext:value-type="float">
            <text:p>73.50</text:p>
          </table:table-cell>
          <table:table-cell table:formula="of:=[$'Compare stats'.AS46]" office:value-type="float" office:value="7197.092" calcext:value-type="float">
            <text:p>7197.09</text:p>
          </table:table-cell>
          <table:table-cell table:formula="of:=[$'Compare stats'.AU46]" office:value-type="float" office:value="73.50434" calcext:value-type="float">
            <text:p>73.50</text:p>
          </table:table-cell>
          <table:table-cell table:formula="of:=[$'Compare stats'.AV46]" office:value-type="float" office:value="76.3584" calcext:value-type="float">
            <text:p>76.36</text:p>
          </table:table-cell>
          <table:table-cell table:formula="of:=[$'Compare stats'.AW46]" office:value-type="float" office:value="3.966268" calcext:value-type="float">
            <text:p>3.97</text:p>
          </table:table-cell>
          <table:table-cell table:formula="of:=[$'Compare stats'.AX46]" office:value-type="float" office:value="53.70862" calcext:value-type="float">
            <text:p>53.709</text:p>
          </table:table-cell>
          <table:table-cell table:formula="of:=[$'Compare stats'.AY46]" office:value-type="float" office:value="50.50092" calcext:value-type="float">
            <text:p>50.501</text:p>
          </table:table-cell>
          <table:table-cell table:formula="of:=[$'Compare stats'.AZ46]" office:value-type="float" office:value="41.97402" calcext:value-type="float">
            <text:p>41.974</text:p>
          </table:table-cell>
          <table:table-cell table:formula="of:=[$'Compare stats'.BB46]" office:value-type="float" office:value="62.23552" calcext:value-type="float">
            <text:p>62.236</text:p>
          </table:table-cell>
          <table:table-cell table:formula="of:=[$'Compare stats'.BA46]" office:value-type="float" office:value="0.868" calcext:value-type="float">
            <text:p>0.868</text:p>
          </table:table-cell>
          <table:table-cell table:formula="of:=[$'Compare stats'.BC46]" office:value-type="float" office:value="62.23552" calcext:value-type="float">
            <text:p>62.236</text:p>
          </table:table-cell>
          <table:table-cell table:formula="of:=[$'Compare stats'.BD46]" office:value-type="float" office:value="62.23552" calcext:value-type="float">
            <text:p>62.236</text:p>
          </table:table-cell>
          <table:table-cell table:formula="of:=[$'Compare stats'.BE46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45.09494" calcext:value-type="float">
            <text:p>45.09</text:p>
          </table:table-cell>
          <table:table-cell table:formula="of:=[$'Compare stats'.C47]" office:value-type="float" office:value="49.21368" calcext:value-type="float">
            <text:p>49.21</text:p>
          </table:table-cell>
          <table:table-cell table:formula="of:=[$'Compare stats'.D47]" office:value-type="float" office:value="34.82506" calcext:value-type="float">
            <text:p>34.83</text:p>
          </table:table-cell>
          <table:table-cell table:formula="of:=[$'Compare stats'.F47]" office:value-type="float" office:value="59.48358" calcext:value-type="float">
            <text:p>59.48</text:p>
          </table:table-cell>
          <table:table-cell table:formula="of:=[$'Compare stats'.E47]" office:value-type="float" office:value="5846.94" calcext:value-type="float">
            <text:p>5846.94</text:p>
          </table:table-cell>
          <table:table-cell table:formula="of:=[$'Compare stats'.G47]" office:value-type="float" office:value="59.48358" calcext:value-type="float">
            <text:p>59.48</text:p>
          </table:table-cell>
          <table:table-cell table:formula="of:=[$'Compare stats'.H47]" office:value-type="float" office:value="62.7961" calcext:value-type="float">
            <text:p>62.80</text:p>
          </table:table-cell>
          <table:table-cell table:formula="of:=[$'Compare stats'.I47]" office:value-type="float" office:value="5.587551886" calcext:value-type="float">
            <text:p>5.59</text:p>
          </table:table-cell>
          <table:table-cell table:formula="of:=[$'Compare stats'.J47]" office:value-type="float" office:value="45.09494" calcext:value-type="float">
            <text:p>45.09</text:p>
          </table:table-cell>
          <table:table-cell table:formula="of:=[$'Compare stats'.K47]" office:value-type="float" office:value="50.09836" calcext:value-type="float">
            <text:p>50.10</text:p>
          </table:table-cell>
          <table:table-cell table:formula="of:=[$'Compare stats'.L47]" office:value-type="float" office:value="35.09674" calcext:value-type="float">
            <text:p>35.10</text:p>
          </table:table-cell>
          <table:table-cell table:formula="of:=[$'Compare stats'.N47]" office:value-type="float" office:value="60.0966" calcext:value-type="float">
            <text:p>60.10</text:p>
          </table:table-cell>
          <table:table-cell table:formula="of:=[$'Compare stats'.M47]" office:value-type="float" office:value="5977.04" calcext:value-type="float">
            <text:p>5977.04</text:p>
          </table:table-cell>
          <table:table-cell table:formula="of:=[$'Compare stats'.O47]" office:value-type="float" office:value="60.0966" calcext:value-type="float">
            <text:p>60.10</text:p>
          </table:table-cell>
          <table:table-cell table:formula="of:=[$'Compare stats'.P47]" office:value-type="float" office:value="62.9517" calcext:value-type="float">
            <text:p>62.95</text:p>
          </table:table-cell>
          <table:table-cell table:formula="of:=[$'Compare stats'.Q47]" office:value-type="float" office:value="4.7439438" calcext:value-type="float">
            <text:p>4.74</text:p>
          </table:table-cell>
          <table:table-cell table:formula="of:=[$'Compare stats'.R47]" office:value-type="float" office:value="45.09494" calcext:value-type="float">
            <text:p>45.09</text:p>
          </table:table-cell>
          <table:table-cell table:formula="of:=[$'Compare stats'.S47]" office:value-type="float" office:value="65.36968" calcext:value-type="float">
            <text:p>65.37</text:p>
          </table:table-cell>
          <table:table-cell table:formula="of:=[$'Compare stats'.T47]" office:value-type="float" office:value="36.91232" calcext:value-type="float">
            <text:p>36.91</text:p>
          </table:table-cell>
          <table:table-cell table:formula="of:=[$'Compare stats'.V47]" office:value-type="float" office:value="73.5523" calcext:value-type="float">
            <text:p>73.55</text:p>
          </table:table-cell>
          <table:table-cell table:formula="of:=[$'Compare stats'.U47]" office:value-type="float" office:value="7194.17" calcext:value-type="float">
            <text:p>7194.17</text:p>
          </table:table-cell>
          <table:table-cell table:formula="of:=[$'Compare stats'.W47]" office:value-type="float" office:value="73.5523" calcext:value-type="float">
            <text:p>73.55</text:p>
          </table:table-cell>
          <table:table-cell table:formula="of:=[$'Compare stats'.X47]" office:value-type="float" office:value="81.02746" calcext:value-type="float">
            <text:p>81.03</text:p>
          </table:table-cell>
          <table:table-cell table:formula="of:=[$'Compare stats'.Y47]" office:value-type="float" office:value="9.048848" calcext:value-type="float">
            <text:p>9.05</text:p>
          </table:table-cell>
          <table:table-cell table:formula="of:=[$'Compare stats'.Z47]" office:value-type="float" office:value="45.09494" calcext:value-type="float">
            <text:p>45.09</text:p>
          </table:table-cell>
          <table:table-cell table:formula="of:=[$'Compare stats'.AA47]" office:value-type="float" office:value="66.51498" calcext:value-type="float">
            <text:p>66.51</text:p>
          </table:table-cell>
          <table:table-cell table:formula="of:=[$'Compare stats'.AB47]" office:value-type="float" office:value="36.41996" calcext:value-type="float">
            <text:p>36.42</text:p>
          </table:table-cell>
          <table:table-cell table:formula="of:=[$'Compare stats'.AD47]" office:value-type="float" office:value="75.18998" calcext:value-type="float">
            <text:p>75.19</text:p>
          </table:table-cell>
          <table:table-cell table:formula="of:=[$'Compare stats'.AC47]" office:value-type="float" office:value="7194.574" calcext:value-type="float">
            <text:p>7194.57</text:p>
          </table:table-cell>
          <table:table-cell table:formula="of:=[$'Compare stats'.AE47]" office:value-type="float" office:value="75.18998" calcext:value-type="float">
            <text:p>75.19</text:p>
          </table:table-cell>
          <table:table-cell table:formula="of:=[$'Compare stats'.AF47]" office:value-type="float" office:value="80.9418" calcext:value-type="float">
            <text:p>80.94</text:p>
          </table:table-cell>
          <table:table-cell table:formula="of:=[$'Compare stats'.AG47]" office:value-type="float" office:value="7.123006" calcext:value-type="float">
            <text:p>7.12</text:p>
          </table:table-cell>
          <table:table-cell table:formula="of:=[$'Compare stats'.AH47]" office:value-type="float" office:value="45.09494" calcext:value-type="float">
            <text:p>45.09</text:p>
          </table:table-cell>
          <table:table-cell table:formula="of:=[$'Compare stats'.AI47]" office:value-type="float" office:value="35.09568" calcext:value-type="float">
            <text:p>35.10</text:p>
          </table:table-cell>
          <table:table-cell table:formula="of:=[$'Compare stats'.AJ47]" office:value-type="float" office:value="25.31322" calcext:value-type="float">
            <text:p>25.31</text:p>
          </table:table-cell>
          <table:table-cell table:formula="of:=[$'Compare stats'.AL47]" office:value-type="float" office:value="54.87742" calcext:value-type="float">
            <text:p>54.88</text:p>
          </table:table-cell>
          <table:table-cell table:formula="of:=[$'Compare stats'.AK47]" office:value-type="float" office:value="6016.624" calcext:value-type="float">
            <text:p>6016.62</text:p>
          </table:table-cell>
          <table:table-cell table:formula="of:=[$'Compare stats'.AM47]" office:value-type="float" office:value="54.87742" calcext:value-type="float">
            <text:p>54.88</text:p>
          </table:table-cell>
          <table:table-cell table:formula="of:=[$'Compare stats'.AN47]" office:value-type="float" office:value="72.7633" calcext:value-type="float">
            <text:p>72.76</text:p>
          </table:table-cell>
          <table:table-cell table:formula="of:=[$'Compare stats'.AO47]" office:value-type="float" office:value="24.724926428" calcext:value-type="float">
            <text:p>24.72</text:p>
          </table:table-cell>
          <table:table-cell table:formula="of:=[$'Compare stats'.AP47]" office:value-type="float" office:value="45.09494" calcext:value-type="float">
            <text:p>45.09</text:p>
          </table:table-cell>
          <table:table-cell table:formula="of:=[$'Compare stats'.AQ47]" office:value-type="float" office:value="66.51498" calcext:value-type="float">
            <text:p>66.51</text:p>
          </table:table-cell>
          <table:table-cell table:formula="of:=[$'Compare stats'.AR47]" office:value-type="float" office:value="33.66392" calcext:value-type="float">
            <text:p>33.66</text:p>
          </table:table-cell>
          <table:table-cell table:formula="of:=[$'Compare stats'.AT47]" office:value-type="float" office:value="77.94602" calcext:value-type="float">
            <text:p>77.95</text:p>
          </table:table-cell>
          <table:table-cell table:formula="of:=[$'Compare stats'.AS47]" office:value-type="float" office:value="7192.282" calcext:value-type="float">
            <text:p>7192.28</text:p>
          </table:table-cell>
          <table:table-cell table:formula="of:=[$'Compare stats'.AU47]" office:value-type="float" office:value="77.94602" calcext:value-type="float">
            <text:p>77.95</text:p>
          </table:table-cell>
          <table:table-cell table:formula="of:=[$'Compare stats'.AV47]" office:value-type="float" office:value="83.14356" calcext:value-type="float">
            <text:p>83.14</text:p>
          </table:table-cell>
          <table:table-cell table:formula="of:=[$'Compare stats'.AW47]" office:value-type="float" office:value="6.323484" calcext:value-type="float">
            <text:p>6.32</text:p>
          </table:table-cell>
          <table:table-cell table:formula="of:=[$'Compare stats'.AX47]" office:value-type="float" office:value="45.09494" calcext:value-type="float">
            <text:p>45.095</text:p>
          </table:table-cell>
          <table:table-cell table:formula="of:=[$'Compare stats'.AY47]" office:value-type="float" office:value="49.68746" calcext:value-type="float">
            <text:p>49.687</text:p>
          </table:table-cell>
          <table:table-cell table:formula="of:=[$'Compare stats'.AZ47]" office:value-type="float" office:value="35.00492" calcext:value-type="float">
            <text:p>35.005</text:p>
          </table:table-cell>
          <table:table-cell table:formula="of:=[$'Compare stats'.BB47]" office:value-type="float" office:value="59.77752" calcext:value-type="float">
            <text:p>59.778</text:p>
          </table:table-cell>
          <table:table-cell table:formula="of:=[$'Compare stats'.BA47]" office:value-type="float" office:value="2.232" calcext:value-type="float">
            <text:p>2.232</text:p>
          </table:table-cell>
          <table:table-cell table:formula="of:=[$'Compare stats'.BC47]" office:value-type="float" office:value="59.77752" calcext:value-type="float">
            <text:p>59.778</text:p>
          </table:table-cell>
          <table:table-cell table:formula="of:=[$'Compare stats'.BD47]" office:value-type="float" office:value="59.77752" calcext:value-type="float">
            <text:p>59.778</text:p>
          </table:table-cell>
          <table:table-cell table:formula="of:=[$'Compare stats'.BE47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77.1855" calcext:value-type="float">
            <text:p>77.19</text:p>
          </table:table-cell>
          <table:table-cell table:formula="of:=[$'Compare stats'.C48]" office:value-type="float" office:value="19.4411" calcext:value-type="float">
            <text:p>19.44</text:p>
          </table:table-cell>
          <table:table-cell table:formula="of:=[$'Compare stats'.D48]" office:value-type="float" office:value="26.05022" calcext:value-type="float">
            <text:p>26.05</text:p>
          </table:table-cell>
          <table:table-cell table:formula="of:=[$'Compare stats'.F48]" office:value-type="float" office:value="70.57634" calcext:value-type="float">
            <text:p>70.58</text:p>
          </table:table-cell>
          <table:table-cell table:formula="of:=[$'Compare stats'.E48]" office:value-type="float" office:value="5076.882" calcext:value-type="float">
            <text:p>5076.88</text:p>
          </table:table-cell>
          <table:table-cell table:formula="of:=[$'Compare stats'.G48]" office:value-type="float" office:value="70.57634" calcext:value-type="float">
            <text:p>70.58</text:p>
          </table:table-cell>
          <table:table-cell table:formula="of:=[$'Compare stats'.H48]" office:value-type="float" office:value="75.11138" calcext:value-type="float">
            <text:p>75.11</text:p>
          </table:table-cell>
          <table:table-cell table:formula="of:=[$'Compare stats'.I48]" office:value-type="float" office:value="5.53178737" calcext:value-type="float">
            <text:p>5.53</text:p>
          </table:table-cell>
          <table:table-cell table:formula="of:=[$'Compare stats'.J48]" office:value-type="float" office:value="77.1855" calcext:value-type="float">
            <text:p>77.19</text:p>
          </table:table-cell>
          <table:table-cell table:formula="of:=[$'Compare stats'.K48]" office:value-type="float" office:value="19.4411" calcext:value-type="float">
            <text:p>19.44</text:p>
          </table:table-cell>
          <table:table-cell table:formula="of:=[$'Compare stats'.L48]" office:value-type="float" office:value="24.90742" calcext:value-type="float">
            <text:p>24.91</text:p>
          </table:table-cell>
          <table:table-cell table:formula="of:=[$'Compare stats'.N48]" office:value-type="float" office:value="71.71916" calcext:value-type="float">
            <text:p>71.72</text:p>
          </table:table-cell>
          <table:table-cell table:formula="of:=[$'Compare stats'.M48]" office:value-type="float" office:value="5777.986" calcext:value-type="float">
            <text:p>5777.99</text:p>
          </table:table-cell>
          <table:table-cell table:formula="of:=[$'Compare stats'.O48]" office:value-type="float" office:value="71.71916" calcext:value-type="float">
            <text:p>71.72</text:p>
          </table:table-cell>
          <table:table-cell table:formula="of:=[$'Compare stats'.P48]" office:value-type="float" office:value="75.92798" calcext:value-type="float">
            <text:p>75.93</text:p>
          </table:table-cell>
          <table:table-cell table:formula="of:=[$'Compare stats'.Q48]" office:value-type="float" office:value="5.346631352" calcext:value-type="float">
            <text:p>5.35</text:p>
          </table:table-cell>
          <table:table-cell table:formula="of:=[$'Compare stats'.R48]" office:value-type="float" office:value="77.1855" calcext:value-type="float">
            <text:p>77.19</text:p>
          </table:table-cell>
          <table:table-cell table:formula="of:=[$'Compare stats'.S48]" office:value-type="float" office:value="19.4411" calcext:value-type="float">
            <text:p>19.44</text:p>
          </table:table-cell>
          <table:table-cell table:formula="of:=[$'Compare stats'.T48]" office:value-type="float" office:value="24.39536" calcext:value-type="float">
            <text:p>24.40</text:p>
          </table:table-cell>
          <table:table-cell table:formula="of:=[$'Compare stats'.V48]" office:value-type="float" office:value="72.23122" calcext:value-type="float">
            <text:p>72.23</text:p>
          </table:table-cell>
          <table:table-cell table:formula="of:=[$'Compare stats'.U48]" office:value-type="float" office:value="6072.932" calcext:value-type="float">
            <text:p>6072.93</text:p>
          </table:table-cell>
          <table:table-cell table:formula="of:=[$'Compare stats'.W48]" office:value-type="float" office:value="72.23122" calcext:value-type="float">
            <text:p>72.23</text:p>
          </table:table-cell>
          <table:table-cell table:formula="of:=[$'Compare stats'.X48]" office:value-type="float" office:value="77.607" calcext:value-type="float">
            <text:p>77.61</text:p>
          </table:table-cell>
          <table:table-cell table:formula="of:=[$'Compare stats'.Y48]" office:value-type="float" office:value="6.667413604" calcext:value-type="float">
            <text:p>6.67</text:p>
          </table:table-cell>
          <table:table-cell table:formula="of:=[$'Compare stats'.Z48]" office:value-type="float" office:value="77.1855" calcext:value-type="float">
            <text:p>77.19</text:p>
          </table:table-cell>
          <table:table-cell table:formula="of:=[$'Compare stats'.AA48]" office:value-type="float" office:value="20.20192" calcext:value-type="float">
            <text:p>20.20</text:p>
          </table:table-cell>
          <table:table-cell table:formula="of:=[$'Compare stats'.AB48]" office:value-type="float" office:value="24.9667" calcext:value-type="float">
            <text:p>24.97</text:p>
          </table:table-cell>
          <table:table-cell table:formula="of:=[$'Compare stats'.AD48]" office:value-type="float" office:value="72.42066" calcext:value-type="float">
            <text:p>72.42</text:p>
          </table:table-cell>
          <table:table-cell table:formula="of:=[$'Compare stats'.AC48]" office:value-type="float" office:value="5868.478" calcext:value-type="float">
            <text:p>5868.48</text:p>
          </table:table-cell>
          <table:table-cell table:formula="of:=[$'Compare stats'.AE48]" office:value-type="float" office:value="72.42066" calcext:value-type="float">
            <text:p>72.42</text:p>
          </table:table-cell>
          <table:table-cell table:formula="of:=[$'Compare stats'.AF48]" office:value-type="float" office:value="77.7595" calcext:value-type="float">
            <text:p>77.76</text:p>
          </table:table-cell>
          <table:table-cell table:formula="of:=[$'Compare stats'.AG48]" office:value-type="float" office:value="6.59652706" calcext:value-type="float">
            <text:p>6.60</text:p>
          </table:table-cell>
          <table:table-cell table:formula="of:=[$'Compare stats'.AH48]" office:value-type="float" office:value="77.1855" calcext:value-type="float">
            <text:p>77.19</text:p>
          </table:table-cell>
          <table:table-cell table:formula="of:=[$'Compare stats'.AI48]" office:value-type="float" office:value="9.83822" calcext:value-type="float">
            <text:p>9.84</text:p>
          </table:table-cell>
          <table:table-cell table:formula="of:=[$'Compare stats'.AJ48]" office:value-type="float" office:value="24.15734" calcext:value-type="float">
            <text:p>24.16</text:p>
          </table:table-cell>
          <table:table-cell table:formula="of:=[$'Compare stats'.AL48]" office:value-type="float" office:value="62.8664" calcext:value-type="float">
            <text:p>62.87</text:p>
          </table:table-cell>
          <table:table-cell table:formula="of:=[$'Compare stats'.AK48]" office:value-type="float" office:value="182.15" calcext:value-type="float">
            <text:p>182.15</text:p>
          </table:table-cell>
          <table:table-cell table:formula="of:=[$'Compare stats'.AM48]" office:value-type="float" office:value="62.8664" calcext:value-type="float">
            <text:p>62.87</text:p>
          </table:table-cell>
          <table:table-cell table:formula="of:=[$'Compare stats'.AN48]" office:value-type="float" office:value="62.86908" calcext:value-type="float">
            <text:p>62.87</text:p>
          </table:table-cell>
          <table:table-cell table:formula="of:=[$'Compare stats'.AO48]" office:value-type="float" office:value="0.003563032" calcext:value-type="float">
            <text:p>0.00</text:p>
          </table:table-cell>
          <table:table-cell table:formula="of:=[$'Compare stats'.AP48]" office:value-type="float" office:value="77.1855" calcext:value-type="float">
            <text:p>77.19</text:p>
          </table:table-cell>
          <table:table-cell table:formula="of:=[$'Compare stats'.AQ48]" office:value-type="float" office:value="20.20192" calcext:value-type="float">
            <text:p>20.20</text:p>
          </table:table-cell>
          <table:table-cell table:formula="of:=[$'Compare stats'.AR48]" office:value-type="float" office:value="25.67162" calcext:value-type="float">
            <text:p>25.67</text:p>
          </table:table-cell>
          <table:table-cell table:formula="of:=[$'Compare stats'.AT48]" office:value-type="float" office:value="71.71578" calcext:value-type="float">
            <text:p>71.72</text:p>
          </table:table-cell>
          <table:table-cell table:formula="of:=[$'Compare stats'.AS48]" office:value-type="float" office:value="5644.832" calcext:value-type="float">
            <text:p>5644.83</text:p>
          </table:table-cell>
          <table:table-cell table:formula="of:=[$'Compare stats'.AU48]" office:value-type="float" office:value="71.71578" calcext:value-type="float">
            <text:p>71.72</text:p>
          </table:table-cell>
          <table:table-cell table:formula="of:=[$'Compare stats'.AV48]" office:value-type="float" office:value="74.75414" calcext:value-type="float">
            <text:p>74.75</text:p>
          </table:table-cell>
          <table:table-cell table:formula="of:=[$'Compare stats'.AW48]" office:value-type="float" office:value="3.755490324" calcext:value-type="float">
            <text:p>3.76</text:p>
          </table:table-cell>
          <table:table-cell table:formula="of:=[$'Compare stats'.AX48]" office:value-type="float" office:value="77.1855" calcext:value-type="float">
            <text:p>77.186</text:p>
          </table:table-cell>
          <table:table-cell table:formula="of:=[$'Compare stats'.AY48]" office:value-type="float" office:value="19.4411" calcext:value-type="float">
            <text:p>19.441</text:p>
          </table:table-cell>
          <table:table-cell table:formula="of:=[$'Compare stats'.AZ48]" office:value-type="float" office:value="26.05022" calcext:value-type="float">
            <text:p>26.050</text:p>
          </table:table-cell>
          <table:table-cell table:formula="of:=[$'Compare stats'.BB48]" office:value-type="float" office:value="70.57634" calcext:value-type="float">
            <text:p>70.576</text:p>
          </table:table-cell>
          <table:table-cell table:formula="of:=[$'Compare stats'.BA48]" office:value-type="float" office:value="0.596" calcext:value-type="float">
            <text:p>0.596</text:p>
          </table:table-cell>
          <table:table-cell table:formula="of:=[$'Compare stats'.BC48]" office:value-type="float" office:value="70.57634" calcext:value-type="float">
            <text:p>70.576</text:p>
          </table:table-cell>
          <table:table-cell table:formula="of:=[$'Compare stats'.BD48]" office:value-type="float" office:value="70.57634" calcext:value-type="float">
            <text:p>70.576</text:p>
          </table:table-cell>
          <table:table-cell table:formula="of:=[$'Compare stats'.BE48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78.10898" calcext:value-type="float">
            <text:p>78.11</text:p>
          </table:table-cell>
          <table:table-cell table:formula="of:=[$'Compare stats'.C49]" office:value-type="float" office:value="45.8443" calcext:value-type="float">
            <text:p>45.84</text:p>
          </table:table-cell>
          <table:table-cell table:formula="of:=[$'Compare stats'.D49]" office:value-type="float" office:value="48.0122" calcext:value-type="float">
            <text:p>48.01</text:p>
          </table:table-cell>
          <table:table-cell table:formula="of:=[$'Compare stats'.F49]" office:value-type="float" office:value="75.94108" calcext:value-type="float">
            <text:p>75.94</text:p>
          </table:table-cell>
          <table:table-cell table:formula="of:=[$'Compare stats'.E49]" office:value-type="float" office:value="7197.422" calcext:value-type="float">
            <text:p>7197.42</text:p>
          </table:table-cell>
          <table:table-cell table:formula="of:=[$'Compare stats'.G49]" office:value-type="float" office:value="75.94108" calcext:value-type="float">
            <text:p>75.94</text:p>
          </table:table-cell>
          <table:table-cell table:formula="of:=[$'Compare stats'.H49]" office:value-type="float" office:value="86.0623" calcext:value-type="float">
            <text:p>86.06</text:p>
          </table:table-cell>
          <table:table-cell table:formula="of:=[$'Compare stats'.I49]" office:value-type="float" office:value="11.962968" calcext:value-type="float">
            <text:p>11.96</text:p>
          </table:table-cell>
          <table:table-cell table:formula="of:=[$'Compare stats'.J49]" office:value-type="float" office:value="78.10898" calcext:value-type="float">
            <text:p>78.11</text:p>
          </table:table-cell>
          <table:table-cell table:formula="of:=[$'Compare stats'.K49]" office:value-type="float" office:value="46.45406" calcext:value-type="float">
            <text:p>46.45</text:p>
          </table:table-cell>
          <table:table-cell table:formula="of:=[$'Compare stats'.L49]" office:value-type="float" office:value="48.32038" calcext:value-type="float">
            <text:p>48.32</text:p>
          </table:table-cell>
          <table:table-cell table:formula="of:=[$'Compare stats'.N49]" office:value-type="float" office:value="76.24262" calcext:value-type="float">
            <text:p>76.24</text:p>
          </table:table-cell>
          <table:table-cell table:formula="of:=[$'Compare stats'.M49]" office:value-type="float" office:value="7196.732" calcext:value-type="float">
            <text:p>7196.73</text:p>
          </table:table-cell>
          <table:table-cell table:formula="of:=[$'Compare stats'.O49]" office:value-type="float" office:value="76.24262" calcext:value-type="float">
            <text:p>76.24</text:p>
          </table:table-cell>
          <table:table-cell table:formula="of:=[$'Compare stats'.P49]" office:value-type="float" office:value="86.28056" calcext:value-type="float">
            <text:p>86.28</text:p>
          </table:table-cell>
          <table:table-cell table:formula="of:=[$'Compare stats'.Q49]" office:value-type="float" office:value="11.820366" calcext:value-type="float">
            <text:p>11.82</text:p>
          </table:table-cell>
          <table:table-cell table:formula="of:=[$'Compare stats'.R49]" office:value-type="float" office:value="78.10898" calcext:value-type="float">
            <text:p>78.11</text:p>
          </table:table-cell>
          <table:table-cell table:formula="of:=[$'Compare stats'.S49]" office:value-type="float" office:value="48.11672" calcext:value-type="float">
            <text:p>48.12</text:p>
          </table:table-cell>
          <table:table-cell table:formula="of:=[$'Compare stats'.T49]" office:value-type="float" office:value="45.13164" calcext:value-type="float">
            <text:p>45.13</text:p>
          </table:table-cell>
          <table:table-cell table:formula="of:=[$'Compare stats'.V49]" office:value-type="float" office:value="81.09406" calcext:value-type="float">
            <text:p>81.09</text:p>
          </table:table-cell>
          <table:table-cell table:formula="of:=[$'Compare stats'.U49]" office:value-type="float" office:value="7193.844" calcext:value-type="float">
            <text:p>7193.84</text:p>
          </table:table-cell>
          <table:table-cell table:formula="of:=[$'Compare stats'.W49]" office:value-type="float" office:value="81.09406" calcext:value-type="float">
            <text:p>81.09</text:p>
          </table:table-cell>
          <table:table-cell table:formula="of:=[$'Compare stats'.X49]" office:value-type="float" office:value="92.65146" calcext:value-type="float">
            <text:p>92.65</text:p>
          </table:table-cell>
          <table:table-cell table:formula="of:=[$'Compare stats'.Y49]" office:value-type="float" office:value="12.624966" calcext:value-type="float">
            <text:p>12.62</text:p>
          </table:table-cell>
          <table:table-cell table:formula="of:=[$'Compare stats'.Z49]" office:value-type="float" office:value="78.10898" calcext:value-type="float">
            <text:p>78.11</text:p>
          </table:table-cell>
          <table:table-cell table:formula="of:=[$'Compare stats'.AA49]" office:value-type="float" office:value="48.11672" calcext:value-type="float">
            <text:p>48.12</text:p>
          </table:table-cell>
          <table:table-cell table:formula="of:=[$'Compare stats'.AB49]" office:value-type="float" office:value="42.63784" calcext:value-type="float">
            <text:p>42.64</text:p>
          </table:table-cell>
          <table:table-cell table:formula="of:=[$'Compare stats'.AD49]" office:value-type="float" office:value="83.58786" calcext:value-type="float">
            <text:p>83.59</text:p>
          </table:table-cell>
          <table:table-cell table:formula="of:=[$'Compare stats'.AC49]" office:value-type="float" office:value="7193.226" calcext:value-type="float">
            <text:p>7193.23</text:p>
          </table:table-cell>
          <table:table-cell table:formula="of:=[$'Compare stats'.AE49]" office:value-type="float" office:value="83.58786" calcext:value-type="float">
            <text:p>83.59</text:p>
          </table:table-cell>
          <table:table-cell table:formula="of:=[$'Compare stats'.AF49]" office:value-type="float" office:value="93.51966" calcext:value-type="float">
            <text:p>93.52</text:p>
          </table:table-cell>
          <table:table-cell table:formula="of:=[$'Compare stats'.AG49]" office:value-type="float" office:value="10.60798" calcext:value-type="float">
            <text:p>10.61</text:p>
          </table:table-cell>
          <table:table-cell table:formula="of:=[$'Compare stats'.AH49]" office:value-type="float" office:value="78.10898" calcext:value-type="float">
            <text:p>78.11</text:p>
          </table:table-cell>
          <table:table-cell table:formula="of:=[$'Compare stats'.AI49]" office:value-type="float" office:value="9.11502" calcext:value-type="float">
            <text:p>9.12</text:p>
          </table:table-cell>
          <table:table-cell table:formula="of:=[$'Compare stats'.AJ49]" office:value-type="float" office:value="33.85064" calcext:value-type="float">
            <text:p>33.85</text:p>
          </table:table-cell>
          <table:table-cell table:formula="of:=[$'Compare stats'.AL49]" office:value-type="float" office:value="53.37336" calcext:value-type="float">
            <text:p>53.37</text:p>
          </table:table-cell>
          <table:table-cell table:formula="of:=[$'Compare stats'.AK49]" office:value-type="float" office:value="5986.012" calcext:value-type="float">
            <text:p>5986.01</text:p>
          </table:table-cell>
          <table:table-cell table:formula="of:=[$'Compare stats'.AM49]" office:value-type="float" office:value="53.37336" calcext:value-type="float">
            <text:p>53.37</text:p>
          </table:table-cell>
          <table:table-cell table:formula="of:=[$'Compare stats'.AN49]" office:value-type="float" office:value="74.5689" calcext:value-type="float">
            <text:p>74.57</text:p>
          </table:table-cell>
          <table:table-cell table:formula="of:=[$'Compare stats'.AO49]" office:value-type="float" office:value="28.573158668" calcext:value-type="float">
            <text:p>28.57</text:p>
          </table:table-cell>
          <table:table-cell table:formula="of:=[$'Compare stats'.AP49]" office:value-type="float" office:value="78.10898" calcext:value-type="float">
            <text:p>78.11</text:p>
          </table:table-cell>
          <table:table-cell table:formula="of:=[$'Compare stats'.AQ49]" office:value-type="float" office:value="48.66842" calcext:value-type="float">
            <text:p>48.67</text:p>
          </table:table-cell>
          <table:table-cell table:formula="of:=[$'Compare stats'.AR49]" office:value-type="float" office:value="43.64624" calcext:value-type="float">
            <text:p>43.65</text:p>
          </table:table-cell>
          <table:table-cell table:formula="of:=[$'Compare stats'.AT49]" office:value-type="float" office:value="83.13114" calcext:value-type="float">
            <text:p>83.13</text:p>
          </table:table-cell>
          <table:table-cell table:formula="of:=[$'Compare stats'.AS49]" office:value-type="float" office:value="7196.308" calcext:value-type="float">
            <text:p>7196.31</text:p>
          </table:table-cell>
          <table:table-cell table:formula="of:=[$'Compare stats'.AU49]" office:value-type="float" office:value="83.13114" calcext:value-type="float">
            <text:p>83.13</text:p>
          </table:table-cell>
          <table:table-cell table:formula="of:=[$'Compare stats'.AV49]" office:value-type="float" office:value="92.1519" calcext:value-type="float">
            <text:p>92.15</text:p>
          </table:table-cell>
          <table:table-cell table:formula="of:=[$'Compare stats'.AW49]" office:value-type="float" office:value="9.938832" calcext:value-type="float">
            <text:p>9.94</text:p>
          </table:table-cell>
          <table:table-cell table:formula="of:=[$'Compare stats'.AX49]" office:value-type="float" office:value="78.10898" calcext:value-type="float">
            <text:p>78.109</text:p>
          </table:table-cell>
          <table:table-cell table:formula="of:=[$'Compare stats'.AY49]" office:value-type="float" office:value="46.45406" calcext:value-type="float">
            <text:p>46.454</text:p>
          </table:table-cell>
          <table:table-cell table:formula="of:=[$'Compare stats'.AZ49]" office:value-type="float" office:value="47.99262" calcext:value-type="float">
            <text:p>47.993</text:p>
          </table:table-cell>
          <table:table-cell table:formula="of:=[$'Compare stats'.BB49]" office:value-type="float" office:value="76.57042" calcext:value-type="float">
            <text:p>76.570</text:p>
          </table:table-cell>
          <table:table-cell table:formula="of:=[$'Compare stats'.BA49]" office:value-type="float" office:value="3.378" calcext:value-type="float">
            <text:p>3.378</text:p>
          </table:table-cell>
          <table:table-cell table:formula="of:=[$'Compare stats'.BC49]" office:value-type="float" office:value="76.57042" calcext:value-type="float">
            <text:p>76.570</text:p>
          </table:table-cell>
          <table:table-cell table:formula="of:=[$'Compare stats'.BD49]" office:value-type="float" office:value="76.57042" calcext:value-type="float">
            <text:p>76.570</text:p>
          </table:table-cell>
          <table:table-cell table:formula="of:=[$'Compare stats'.BE49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73.83304" calcext:value-type="float">
            <text:p>73.83</text:p>
          </table:table-cell>
          <table:table-cell table:formula="of:=[$'Compare stats'.C50]" office:value-type="float" office:value="55.76472" calcext:value-type="float">
            <text:p>55.76</text:p>
          </table:table-cell>
          <table:table-cell table:formula="of:=[$'Compare stats'.D50]" office:value-type="float" office:value="45.24636" calcext:value-type="float">
            <text:p>45.25</text:p>
          </table:table-cell>
          <table:table-cell table:formula="of:=[$'Compare stats'.F50]" office:value-type="float" office:value="84.35136" calcext:value-type="float">
            <text:p>84.35</text:p>
          </table:table-cell>
          <table:table-cell table:formula="of:=[$'Compare stats'.E50]" office:value-type="float" office:value="7195.576" calcext:value-type="float">
            <text:p>7195.58</text:p>
          </table:table-cell>
          <table:table-cell table:formula="of:=[$'Compare stats'.G50]" office:value-type="float" office:value="84.35136" calcext:value-type="float">
            <text:p>84.35</text:p>
          </table:table-cell>
          <table:table-cell table:formula="of:=[$'Compare stats'.H50]" office:value-type="float" office:value="95.94378" calcext:value-type="float">
            <text:p>95.94</text:p>
          </table:table-cell>
          <table:table-cell table:formula="of:=[$'Compare stats'.I50]" office:value-type="float" office:value="11.901228" calcext:value-type="float">
            <text:p>11.90</text:p>
          </table:table-cell>
          <table:table-cell table:formula="of:=[$'Compare stats'.J50]" office:value-type="float" office:value="73.83304" calcext:value-type="float">
            <text:p>73.83</text:p>
          </table:table-cell>
          <table:table-cell table:formula="of:=[$'Compare stats'.K50]" office:value-type="float" office:value="56.54776" calcext:value-type="float">
            <text:p>56.55</text:p>
          </table:table-cell>
          <table:table-cell table:formula="of:=[$'Compare stats'.L50]" office:value-type="float" office:value="45.07124" calcext:value-type="float">
            <text:p>45.07</text:p>
          </table:table-cell>
          <table:table-cell table:formula="of:=[$'Compare stats'.N50]" office:value-type="float" office:value="85.30958" calcext:value-type="float">
            <text:p>85.31</text:p>
          </table:table-cell>
          <table:table-cell table:formula="of:=[$'Compare stats'.M50]" office:value-type="float" office:value="7196.384" calcext:value-type="float">
            <text:p>7196.38</text:p>
          </table:table-cell>
          <table:table-cell table:formula="of:=[$'Compare stats'.O50]" office:value-type="float" office:value="85.30958" calcext:value-type="float">
            <text:p>85.31</text:p>
          </table:table-cell>
          <table:table-cell table:formula="of:=[$'Compare stats'.P50]" office:value-type="float" office:value="95.81578" calcext:value-type="float">
            <text:p>95.82</text:p>
          </table:table-cell>
          <table:table-cell table:formula="of:=[$'Compare stats'.Q50]" office:value-type="float" office:value="10.802896" calcext:value-type="float">
            <text:p>10.80</text:p>
          </table:table-cell>
          <table:table-cell table:formula="of:=[$'Compare stats'.R50]" office:value-type="float" office:value="73.83304" calcext:value-type="float">
            <text:p>73.83</text:p>
          </table:table-cell>
          <table:table-cell table:formula="of:=[$'Compare stats'.S50]" office:value-type="float" office:value="60.0679" calcext:value-type="float">
            <text:p>60.07</text:p>
          </table:table-cell>
          <table:table-cell table:formula="of:=[$'Compare stats'.T50]" office:value-type="float" office:value="41.43396" calcext:value-type="float">
            <text:p>41.43</text:p>
          </table:table-cell>
          <table:table-cell table:formula="of:=[$'Compare stats'.V50]" office:value-type="float" office:value="92.46694" calcext:value-type="float">
            <text:p>92.47</text:p>
          </table:table-cell>
          <table:table-cell table:formula="of:=[$'Compare stats'.U50]" office:value-type="float" office:value="7196.054" calcext:value-type="float">
            <text:p>7196.05</text:p>
          </table:table-cell>
          <table:table-cell table:formula="of:=[$'Compare stats'.W50]" office:value-type="float" office:value="92.46694" calcext:value-type="float">
            <text:p>92.47</text:p>
          </table:table-cell>
          <table:table-cell table:formula="of:=[$'Compare stats'.X50]" office:value-type="float" office:value="104.371" calcext:value-type="float">
            <text:p>104.37</text:p>
          </table:table-cell>
          <table:table-cell table:formula="of:=[$'Compare stats'.Y50]" office:value-type="float" office:value="11.258716" calcext:value-type="float">
            <text:p>11.26</text:p>
          </table:table-cell>
          <table:table-cell table:formula="of:=[$'Compare stats'.Z50]" office:value-type="float" office:value="73.83304" calcext:value-type="float">
            <text:p>73.83</text:p>
          </table:table-cell>
          <table:table-cell table:formula="of:=[$'Compare stats'.AA50]" office:value-type="float" office:value="61.05526" calcext:value-type="float">
            <text:p>61.06</text:p>
          </table:table-cell>
          <table:table-cell table:formula="of:=[$'Compare stats'.AB50]" office:value-type="float" office:value="38.05442" calcext:value-type="float">
            <text:p>38.05</text:p>
          </table:table-cell>
          <table:table-cell table:formula="of:=[$'Compare stats'.AD50]" office:value-type="float" office:value="96.8339" calcext:value-type="float">
            <text:p>96.83</text:p>
          </table:table-cell>
          <table:table-cell table:formula="of:=[$'Compare stats'.AC50]" office:value-type="float" office:value="7195.208" calcext:value-type="float">
            <text:p>7195.21</text:p>
          </table:table-cell>
          <table:table-cell table:formula="of:=[$'Compare stats'.AE50]" office:value-type="float" office:value="96.8339" calcext:value-type="float">
            <text:p>96.83</text:p>
          </table:table-cell>
          <table:table-cell table:formula="of:=[$'Compare stats'.AF50]" office:value-type="float" office:value="104.3946" calcext:value-type="float">
            <text:p>104.39</text:p>
          </table:table-cell>
          <table:table-cell table:formula="of:=[$'Compare stats'.AG50]" office:value-type="float" office:value="7.243238" calcext:value-type="float">
            <text:p>7.24</text:p>
          </table:table-cell>
          <table:table-cell table:formula="of:=[$'Compare stats'.AH50]" office:value-type="float" office:value="68.75094" calcext:value-type="float">
            <text:p>68.75</text:p>
          </table:table-cell>
          <table:table-cell table:formula="of:=[$'Compare stats'.AI50]" office:value-type="float" office:value="10.14044" calcext:value-type="float">
            <text:p>10.14</text:p>
          </table:table-cell>
          <table:table-cell table:formula="of:=[$'Compare stats'.AJ50]" office:value-type="float" office:value="21.19976" calcext:value-type="float">
            <text:p>21.20</text:p>
          </table:table-cell>
          <table:table-cell table:formula="of:=[$'Compare stats'.AL50]" office:value-type="float" office:value="57.6916" calcext:value-type="float">
            <text:p>57.69</text:p>
          </table:table-cell>
          <table:table-cell table:formula="of:=[$'Compare stats'.AK50]" office:value-type="float" office:value="7192.176" calcext:value-type="float">
            <text:p>7192.18</text:p>
          </table:table-cell>
          <table:table-cell table:formula="of:=[$'Compare stats'.AM50]" office:value-type="float" office:value="57.6916" calcext:value-type="float">
            <text:p>57.69</text:p>
          </table:table-cell>
          <table:table-cell table:formula="of:=[$'Compare stats'.AN50]" office:value-type="float" office:value="91.40408" calcext:value-type="float">
            <text:p>91.40</text:p>
          </table:table-cell>
          <table:table-cell table:formula="of:=[$'Compare stats'.AO50]" office:value-type="float" office:value="36.8436882" calcext:value-type="float">
            <text:p>36.84</text:p>
          </table:table-cell>
          <table:table-cell table:formula="of:=[$'Compare stats'.AP50]" office:value-type="float" office:value="73.83304" calcext:value-type="float">
            <text:p>73.83</text:p>
          </table:table-cell>
          <table:table-cell table:formula="of:=[$'Compare stats'.AQ50]" office:value-type="float" office:value="64.1182" calcext:value-type="float">
            <text:p>64.12</text:p>
          </table:table-cell>
          <table:table-cell table:formula="of:=[$'Compare stats'.AR50]" office:value-type="float" office:value="40.85706" calcext:value-type="float">
            <text:p>40.86</text:p>
          </table:table-cell>
          <table:table-cell table:formula="of:=[$'Compare stats'.AT50]" office:value-type="float" office:value="97.09434" calcext:value-type="float">
            <text:p>97.09</text:p>
          </table:table-cell>
          <table:table-cell table:formula="of:=[$'Compare stats'.AS50]" office:value-type="float" office:value="7194.562" calcext:value-type="float">
            <text:p>7194.56</text:p>
          </table:table-cell>
          <table:table-cell table:formula="of:=[$'Compare stats'.AU50]" office:value-type="float" office:value="97.09434" calcext:value-type="float">
            <text:p>97.09</text:p>
          </table:table-cell>
          <table:table-cell table:formula="of:=[$'Compare stats'.AV50]" office:value-type="float" office:value="105.0109" calcext:value-type="float">
            <text:p>105.01</text:p>
          </table:table-cell>
          <table:table-cell table:formula="of:=[$'Compare stats'.AW50]" office:value-type="float" office:value="7.584704" calcext:value-type="float">
            <text:p>7.58</text:p>
          </table:table-cell>
          <table:table-cell table:formula="of:=[$'Compare stats'.AX50]" office:value-type="float" office:value="73.83304" calcext:value-type="float">
            <text:p>73.833</text:p>
          </table:table-cell>
          <table:table-cell table:formula="of:=[$'Compare stats'.AY50]" office:value-type="float" office:value="56.42988" calcext:value-type="float">
            <text:p>56.430</text:p>
          </table:table-cell>
          <table:table-cell table:formula="of:=[$'Compare stats'.AZ50]" office:value-type="float" office:value="42.26832" calcext:value-type="float">
            <text:p>42.268</text:p>
          </table:table-cell>
          <table:table-cell table:formula="of:=[$'Compare stats'.BB50]" office:value-type="float" office:value="87.9946" calcext:value-type="float">
            <text:p>87.995</text:p>
          </table:table-cell>
          <table:table-cell table:formula="of:=[$'Compare stats'.BA50]" office:value-type="float" office:value="14.98" calcext:value-type="float">
            <text:p>14.980</text:p>
          </table:table-cell>
          <table:table-cell table:formula="of:=[$'Compare stats'.BC50]" office:value-type="float" office:value="87.9946" calcext:value-type="float">
            <text:p>87.995</text:p>
          </table:table-cell>
          <table:table-cell table:formula="of:=[$'Compare stats'.BD50]" office:value-type="float" office:value="87.99848" calcext:value-type="float">
            <text:p>87.998</text:p>
          </table:table-cell>
          <table:table-cell table:formula="of:=[$'Compare stats'.BE50]" office:value-type="float" office:value="0.004381438" calcext:value-type="float">
            <text:p>0.004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103.52232" calcext:value-type="float">
            <text:p>103.52</text:p>
          </table:table-cell>
          <table:table-cell table:formula="of:=[$'Compare stats'.C51]" office:value-type="float" office:value="18.6222" calcext:value-type="float">
            <text:p>18.62</text:p>
          </table:table-cell>
          <table:table-cell table:formula="of:=[$'Compare stats'.D51]" office:value-type="float" office:value="37.03784" calcext:value-type="float">
            <text:p>37.04</text:p>
          </table:table-cell>
          <table:table-cell table:formula="of:=[$'Compare stats'.F51]" office:value-type="float" office:value="85.1067" calcext:value-type="float">
            <text:p>85.11</text:p>
          </table:table-cell>
          <table:table-cell table:formula="of:=[$'Compare stats'.E51]" office:value-type="float" office:value="4432.436" calcext:value-type="float">
            <text:p>4432.44</text:p>
          </table:table-cell>
          <table:table-cell table:formula="of:=[$'Compare stats'.G51]" office:value-type="float" office:value="85.1067" calcext:value-type="float">
            <text:p>85.11</text:p>
          </table:table-cell>
          <table:table-cell table:formula="of:=[$'Compare stats'.H51]" office:value-type="float" office:value="88.76154" calcext:value-type="float">
            <text:p>88.76</text:p>
          </table:table-cell>
          <table:table-cell table:formula="of:=[$'Compare stats'.I51]" office:value-type="float" office:value="4.993206414" calcext:value-type="float">
            <text:p>4.99</text:p>
          </table:table-cell>
          <table:table-cell table:formula="of:=[$'Compare stats'.J51]" office:value-type="float" office:value="103.52232" calcext:value-type="float">
            <text:p>103.52</text:p>
          </table:table-cell>
          <table:table-cell table:formula="of:=[$'Compare stats'.K51]" office:value-type="float" office:value="18.6222" calcext:value-type="float">
            <text:p>18.62</text:p>
          </table:table-cell>
          <table:table-cell table:formula="of:=[$'Compare stats'.L51]" office:value-type="float" office:value="36.359" calcext:value-type="float">
            <text:p>36.36</text:p>
          </table:table-cell>
          <table:table-cell table:formula="of:=[$'Compare stats'.N51]" office:value-type="float" office:value="85.78562" calcext:value-type="float">
            <text:p>85.79</text:p>
          </table:table-cell>
          <table:table-cell table:formula="of:=[$'Compare stats'.M51]" office:value-type="float" office:value="4668.022" calcext:value-type="float">
            <text:p>4668.02</text:p>
          </table:table-cell>
          <table:table-cell table:formula="of:=[$'Compare stats'.O51]" office:value-type="float" office:value="85.78562" calcext:value-type="float">
            <text:p>85.79</text:p>
          </table:table-cell>
          <table:table-cell table:formula="of:=[$'Compare stats'.P51]" office:value-type="float" office:value="89.49884" calcext:value-type="float">
            <text:p>89.50</text:p>
          </table:table-cell>
          <table:table-cell table:formula="of:=[$'Compare stats'.Q51]" office:value-type="float" office:value="5.036410236" calcext:value-type="float">
            <text:p>5.04</text:p>
          </table:table-cell>
          <table:table-cell table:formula="of:=[$'Compare stats'.R51]" office:value-type="float" office:value="103.52232" calcext:value-type="float">
            <text:p>103.52</text:p>
          </table:table-cell>
          <table:table-cell table:formula="of:=[$'Compare stats'.S51]" office:value-type="float" office:value="18.6222" calcext:value-type="float">
            <text:p>18.62</text:p>
          </table:table-cell>
          <table:table-cell table:formula="of:=[$'Compare stats'.T51]" office:value-type="float" office:value="36.70128" calcext:value-type="float">
            <text:p>36.70</text:p>
          </table:table-cell>
          <table:table-cell table:formula="of:=[$'Compare stats'.V51]" office:value-type="float" office:value="85.44312" calcext:value-type="float">
            <text:p>85.44</text:p>
          </table:table-cell>
          <table:table-cell table:formula="of:=[$'Compare stats'.U51]" office:value-type="float" office:value="6018.814" calcext:value-type="float">
            <text:p>6018.81</text:p>
          </table:table-cell>
          <table:table-cell table:formula="of:=[$'Compare stats'.W51]" office:value-type="float" office:value="85.44312" calcext:value-type="float">
            <text:p>85.44</text:p>
          </table:table-cell>
          <table:table-cell table:formula="of:=[$'Compare stats'.X51]" office:value-type="float" office:value="90.27846" calcext:value-type="float">
            <text:p>90.28</text:p>
          </table:table-cell>
          <table:table-cell table:formula="of:=[$'Compare stats'.Y51]" office:value-type="float" office:value="6.398990452" calcext:value-type="float">
            <text:p>6.40</text:p>
          </table:table-cell>
          <table:table-cell table:formula="of:=[$'Compare stats'.Z51]" office:value-type="float" office:value="103.52232" calcext:value-type="float">
            <text:p>103.52</text:p>
          </table:table-cell>
          <table:table-cell table:formula="of:=[$'Compare stats'.AA51]" office:value-type="float" office:value="18.6222" calcext:value-type="float">
            <text:p>18.62</text:p>
          </table:table-cell>
          <table:table-cell table:formula="of:=[$'Compare stats'.AB51]" office:value-type="float" office:value="36.15376" calcext:value-type="float">
            <text:p>36.15</text:p>
          </table:table-cell>
          <table:table-cell table:formula="of:=[$'Compare stats'.AD51]" office:value-type="float" office:value="85.9907" calcext:value-type="float">
            <text:p>85.99</text:p>
          </table:table-cell>
          <table:table-cell table:formula="of:=[$'Compare stats'.AC51]" office:value-type="float" office:value="5477.586" calcext:value-type="float">
            <text:p>5477.59</text:p>
          </table:table-cell>
          <table:table-cell table:formula="of:=[$'Compare stats'.AE51]" office:value-type="float" office:value="85.9907" calcext:value-type="float">
            <text:p>85.99</text:p>
          </table:table-cell>
          <table:table-cell table:formula="of:=[$'Compare stats'.AF51]" office:value-type="float" office:value="90.47744" calcext:value-type="float">
            <text:p>90.48</text:p>
          </table:table-cell>
          <table:table-cell table:formula="of:=[$'Compare stats'.AG51]" office:value-type="float" office:value="5.932233614" calcext:value-type="float">
            <text:p>5.93</text:p>
          </table:table-cell>
          <table:table-cell table:formula="of:=[$'Compare stats'.AH51]" office:value-type="float" office:value="103.52232" calcext:value-type="float">
            <text:p>103.52</text:p>
          </table:table-cell>
          <table:table-cell table:formula="of:=[$'Compare stats'.AI51]" office:value-type="float" office:value="10.79292" calcext:value-type="float">
            <text:p>10.79</text:p>
          </table:table-cell>
          <table:table-cell table:formula="of:=[$'Compare stats'.AJ51]" office:value-type="float" office:value="37.74414" calcext:value-type="float">
            <text:p>37.74</text:p>
          </table:table-cell>
          <table:table-cell table:formula="of:=[$'Compare stats'.AL51]" office:value-type="float" office:value="76.57098" calcext:value-type="float">
            <text:p>76.57</text:p>
          </table:table-cell>
          <table:table-cell table:formula="of:=[$'Compare stats'.AK51]" office:value-type="float" office:value="96.402" calcext:value-type="float">
            <text:p>96.40</text:p>
          </table:table-cell>
          <table:table-cell table:formula="of:=[$'Compare stats'.AM51]" office:value-type="float" office:value="76.57098" calcext:value-type="float">
            <text:p>76.57</text:p>
          </table:table-cell>
          <table:table-cell table:formula="of:=[$'Compare stats'.AN51]" office:value-type="float" office:value="76.5762" calcext:value-type="float">
            <text:p>76.58</text:p>
          </table:table-cell>
          <table:table-cell table:formula="of:=[$'Compare stats'.AO51]" office:value-type="float" office:value="0.005458776" calcext:value-type="float">
            <text:p>0.01</text:p>
          </table:table-cell>
          <table:table-cell table:formula="of:=[$'Compare stats'.AP51]" office:value-type="float" office:value="103.52232" calcext:value-type="float">
            <text:p>103.52</text:p>
          </table:table-cell>
          <table:table-cell table:formula="of:=[$'Compare stats'.AQ51]" office:value-type="float" office:value="18.6222" calcext:value-type="float">
            <text:p>18.62</text:p>
          </table:table-cell>
          <table:table-cell table:formula="of:=[$'Compare stats'.AR51]" office:value-type="float" office:value="36.747" calcext:value-type="float">
            <text:p>36.75</text:p>
          </table:table-cell>
          <table:table-cell table:formula="of:=[$'Compare stats'.AT51]" office:value-type="float" office:value="85.39758" calcext:value-type="float">
            <text:p>85.40</text:p>
          </table:table-cell>
          <table:table-cell table:formula="of:=[$'Compare stats'.AS51]" office:value-type="float" office:value="3227.494" calcext:value-type="float">
            <text:p>3227.49</text:p>
          </table:table-cell>
          <table:table-cell table:formula="of:=[$'Compare stats'.AU51]" office:value-type="float" office:value="85.39758" calcext:value-type="float">
            <text:p>85.40</text:p>
          </table:table-cell>
          <table:table-cell table:formula="of:=[$'Compare stats'.AV51]" office:value-type="float" office:value="88.03294" calcext:value-type="float">
            <text:p>88.03</text:p>
          </table:table-cell>
          <table:table-cell table:formula="of:=[$'Compare stats'.AW51]" office:value-type="float" office:value="3.800541626" calcext:value-type="float">
            <text:p>3.80</text:p>
          </table:table-cell>
          <table:table-cell table:formula="of:=[$'Compare stats'.AX51]" office:value-type="float" office:value="103.52232" calcext:value-type="float">
            <text:p>103.522</text:p>
          </table:table-cell>
          <table:table-cell table:formula="of:=[$'Compare stats'.AY51]" office:value-type="float" office:value="18.6222" calcext:value-type="float">
            <text:p>18.622</text:p>
          </table:table-cell>
          <table:table-cell table:formula="of:=[$'Compare stats'.AZ51]" office:value-type="float" office:value="36.97168" calcext:value-type="float">
            <text:p>36.972</text:p>
          </table:table-cell>
          <table:table-cell table:formula="of:=[$'Compare stats'.BB51]" office:value-type="float" office:value="85.17286" calcext:value-type="float">
            <text:p>85.173</text:p>
          </table:table-cell>
          <table:table-cell table:formula="of:=[$'Compare stats'.BA51]" office:value-type="float" office:value="1.292" calcext:value-type="float">
            <text:p>1.292</text:p>
          </table:table-cell>
          <table:table-cell table:formula="of:=[$'Compare stats'.BC51]" office:value-type="float" office:value="85.17286" calcext:value-type="float">
            <text:p>85.173</text:p>
          </table:table-cell>
          <table:table-cell table:formula="of:=[$'Compare stats'.BD51]" office:value-type="float" office:value="85.17286" calcext:value-type="float">
            <text:p>85.173</text:p>
          </table:table-cell>
          <table:table-cell table:formula="of:=[$'Compare stats'.BE51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9.81246" calcext:value-type="float">
            <text:p>99.81</text:p>
          </table:table-cell>
          <table:table-cell table:formula="of:=[$'Compare stats'.C52]" office:value-type="float" office:value="46.05874" calcext:value-type="float">
            <text:p>46.06</text:p>
          </table:table-cell>
          <table:table-cell table:formula="of:=[$'Compare stats'.D52]" office:value-type="float" office:value="47.3447" calcext:value-type="float">
            <text:p>47.34</text:p>
          </table:table-cell>
          <table:table-cell table:formula="of:=[$'Compare stats'.F52]" office:value-type="float" office:value="98.52652" calcext:value-type="float">
            <text:p>98.53</text:p>
          </table:table-cell>
          <table:table-cell table:formula="of:=[$'Compare stats'.E52]" office:value-type="float" office:value="7197.634" calcext:value-type="float">
            <text:p>7197.63</text:p>
          </table:table-cell>
          <table:table-cell table:formula="of:=[$'Compare stats'.G52]" office:value-type="float" office:value="98.52652" calcext:value-type="float">
            <text:p>98.53</text:p>
          </table:table-cell>
          <table:table-cell table:formula="of:=[$'Compare stats'.H52]" office:value-type="float" office:value="111.2862" calcext:value-type="float">
            <text:p>111.29</text:p>
          </table:table-cell>
          <table:table-cell table:formula="of:=[$'Compare stats'.I52]" office:value-type="float" office:value="11.578704" calcext:value-type="float">
            <text:p>11.58</text:p>
          </table:table-cell>
          <table:table-cell table:formula="of:=[$'Compare stats'.J52]" office:value-type="float" office:value="99.81246" calcext:value-type="float">
            <text:p>99.81</text:p>
          </table:table-cell>
          <table:table-cell table:formula="of:=[$'Compare stats'.K52]" office:value-type="float" office:value="45.1898" calcext:value-type="float">
            <text:p>45.19</text:p>
          </table:table-cell>
          <table:table-cell table:formula="of:=[$'Compare stats'.L52]" office:value-type="float" office:value="45.1795" calcext:value-type="float">
            <text:p>45.18</text:p>
          </table:table-cell>
          <table:table-cell table:formula="of:=[$'Compare stats'.N52]" office:value-type="float" office:value="99.82274" calcext:value-type="float">
            <text:p>99.82</text:p>
          </table:table-cell>
          <table:table-cell table:formula="of:=[$'Compare stats'.M52]" office:value-type="float" office:value="7197.466" calcext:value-type="float">
            <text:p>7197.47</text:p>
          </table:table-cell>
          <table:table-cell table:formula="of:=[$'Compare stats'.O52]" office:value-type="float" office:value="99.82274" calcext:value-type="float">
            <text:p>99.82</text:p>
          </table:table-cell>
          <table:table-cell table:formula="of:=[$'Compare stats'.P52]" office:value-type="float" office:value="111.6622" calcext:value-type="float">
            <text:p>111.66</text:p>
          </table:table-cell>
          <table:table-cell table:formula="of:=[$'Compare stats'.Q52]" office:value-type="float" office:value="10.634284" calcext:value-type="float">
            <text:p>10.63</text:p>
          </table:table-cell>
          <table:table-cell table:formula="of:=[$'Compare stats'.R52]" office:value-type="float" office:value="99.81246" calcext:value-type="float">
            <text:p>99.81</text:p>
          </table:table-cell>
          <table:table-cell table:formula="of:=[$'Compare stats'.S52]" office:value-type="float" office:value="46.58278" calcext:value-type="float">
            <text:p>46.58</text:p>
          </table:table-cell>
          <table:table-cell table:formula="of:=[$'Compare stats'.T52]" office:value-type="float" office:value="46.9583" calcext:value-type="float">
            <text:p>46.96</text:p>
          </table:table-cell>
          <table:table-cell table:formula="of:=[$'Compare stats'.V52]" office:value-type="float" office:value="99.43702" calcext:value-type="float">
            <text:p>99.44</text:p>
          </table:table-cell>
          <table:table-cell table:formula="of:=[$'Compare stats'.U52]" office:value-type="float" office:value="7196.974" calcext:value-type="float">
            <text:p>7196.97</text:p>
          </table:table-cell>
          <table:table-cell table:formula="of:=[$'Compare stats'.W52]" office:value-type="float" office:value="99.43702" calcext:value-type="float">
            <text:p>99.44</text:p>
          </table:table-cell>
          <table:table-cell table:formula="of:=[$'Compare stats'.X52]" office:value-type="float" office:value="115.0378" calcext:value-type="float">
            <text:p>115.04</text:p>
          </table:table-cell>
          <table:table-cell table:formula="of:=[$'Compare stats'.Y52]" office:value-type="float" office:value="13.639172" calcext:value-type="float">
            <text:p>13.64</text:p>
          </table:table-cell>
          <table:table-cell table:formula="of:=[$'Compare stats'.Z52]" office:value-type="float" office:value="99.81246" calcext:value-type="float">
            <text:p>99.81</text:p>
          </table:table-cell>
          <table:table-cell table:formula="of:=[$'Compare stats'.AA52]" office:value-type="float" office:value="46.81956" calcext:value-type="float">
            <text:p>46.82</text:p>
          </table:table-cell>
          <table:table-cell table:formula="of:=[$'Compare stats'.AB52]" office:value-type="float" office:value="45.46832" calcext:value-type="float">
            <text:p>45.47</text:p>
          </table:table-cell>
          <table:table-cell table:formula="of:=[$'Compare stats'.AD52]" office:value-type="float" office:value="101.1638" calcext:value-type="float">
            <text:p>101.16</text:p>
          </table:table-cell>
          <table:table-cell table:formula="of:=[$'Compare stats'.AC52]" office:value-type="float" office:value="7196.174" calcext:value-type="float">
            <text:p>7196.17</text:p>
          </table:table-cell>
          <table:table-cell table:formula="of:=[$'Compare stats'.AE52]" office:value-type="float" office:value="101.1638" calcext:value-type="float">
            <text:p>101.16</text:p>
          </table:table-cell>
          <table:table-cell table:formula="of:=[$'Compare stats'.AF52]" office:value-type="float" office:value="115.0606" calcext:value-type="float">
            <text:p>115.06</text:p>
          </table:table-cell>
          <table:table-cell table:formula="of:=[$'Compare stats'.AG52]" office:value-type="float" office:value="12.019328" calcext:value-type="float">
            <text:p>12.02</text:p>
          </table:table-cell>
          <table:table-cell table:formula="of:=[$'Compare stats'.AH52]" office:value-type="float" office:value="99.81246" calcext:value-type="float">
            <text:p>99.81</text:p>
          </table:table-cell>
          <table:table-cell table:formula="of:=[$'Compare stats'.AI52]" office:value-type="float" office:value="31.02822" calcext:value-type="float">
            <text:p>31.03</text:p>
          </table:table-cell>
          <table:table-cell table:formula="of:=[$'Compare stats'.AJ52]" office:value-type="float" office:value="43.73674" calcext:value-type="float">
            <text:p>43.74</text:p>
          </table:table-cell>
          <table:table-cell table:formula="of:=[$'Compare stats'.AL52]" office:value-type="float" office:value="87.10384" calcext:value-type="float">
            <text:p>87.10</text:p>
          </table:table-cell>
          <table:table-cell table:formula="of:=[$'Compare stats'.AK52]" office:value-type="float" office:value="5887.71" calcext:value-type="float">
            <text:p>5887.71</text:p>
          </table:table-cell>
          <table:table-cell table:formula="of:=[$'Compare stats'.AM52]" office:value-type="float" office:value="87.10384" calcext:value-type="float">
            <text:p>87.10</text:p>
          </table:table-cell>
          <table:table-cell table:formula="of:=[$'Compare stats'.AN52]" office:value-type="float" office:value="101.05404" calcext:value-type="float">
            <text:p>101.05</text:p>
          </table:table-cell>
          <table:table-cell table:formula="of:=[$'Compare stats'.AO52]" office:value-type="float" office:value="14.668853378" calcext:value-type="float">
            <text:p>14.67</text:p>
          </table:table-cell>
          <table:table-cell table:formula="of:=[$'Compare stats'.AP52]" office:value-type="float" office:value="99.81246" calcext:value-type="float">
            <text:p>99.81</text:p>
          </table:table-cell>
          <table:table-cell table:formula="of:=[$'Compare stats'.AQ52]" office:value-type="float" office:value="49.29584" calcext:value-type="float">
            <text:p>49.30</text:p>
          </table:table-cell>
          <table:table-cell table:formula="of:=[$'Compare stats'.AR52]" office:value-type="float" office:value="45.07712" calcext:value-type="float">
            <text:p>45.08</text:p>
          </table:table-cell>
          <table:table-cell table:formula="of:=[$'Compare stats'.AT52]" office:value-type="float" office:value="104.03096" calcext:value-type="float">
            <text:p>104.03</text:p>
          </table:table-cell>
          <table:table-cell table:formula="of:=[$'Compare stats'.AS52]" office:value-type="float" office:value="7194.232" calcext:value-type="float">
            <text:p>7194.23</text:p>
          </table:table-cell>
          <table:table-cell table:formula="of:=[$'Compare stats'.AU52]" office:value-type="float" office:value="104.03096" calcext:value-type="float">
            <text:p>104.03</text:p>
          </table:table-cell>
          <table:table-cell table:formula="of:=[$'Compare stats'.AV52]" office:value-type="float" office:value="113.9936" calcext:value-type="float">
            <text:p>113.99</text:p>
          </table:table-cell>
          <table:table-cell table:formula="of:=[$'Compare stats'.AW52]" office:value-type="float" office:value="8.826906" calcext:value-type="float">
            <text:p>8.83</text:p>
          </table:table-cell>
          <table:table-cell table:formula="of:=[$'Compare stats'.AX52]" office:value-type="float" office:value="99.81246" calcext:value-type="float">
            <text:p>99.812</text:p>
          </table:table-cell>
          <table:table-cell table:formula="of:=[$'Compare stats'.AY52]" office:value-type="float" office:value="46.05874" calcext:value-type="float">
            <text:p>46.059</text:p>
          </table:table-cell>
          <table:table-cell table:formula="of:=[$'Compare stats'.AZ52]" office:value-type="float" office:value="44.80608" calcext:value-type="float">
            <text:p>44.806</text:p>
          </table:table-cell>
          <table:table-cell table:formula="of:=[$'Compare stats'.BB52]" office:value-type="float" office:value="101.065" calcext:value-type="float">
            <text:p>101.065</text:p>
          </table:table-cell>
          <table:table-cell table:formula="of:=[$'Compare stats'.BA52]" office:value-type="float" office:value="6.872" calcext:value-type="float">
            <text:p>6.872</text:p>
          </table:table-cell>
          <table:table-cell table:formula="of:=[$'Compare stats'.BC52]" office:value-type="float" office:value="101.065" calcext:value-type="float">
            <text:p>101.065</text:p>
          </table:table-cell>
          <table:table-cell table:formula="of:=[$'Compare stats'.BD52]" office:value-type="float" office:value="101.065" calcext:value-type="float">
            <text:p>101.065</text:p>
          </table:table-cell>
          <table:table-cell table:formula="of:=[$'Compare stats'.BE52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float" office:value="5744.912" calcext:value-type="float">
            <text:p>5744.912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[.O12]/3600" office:value-type="float" office:value="1.59580888888889" calcext:value-type="float">
            <text:p>1.59580888888889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O12]-3600" office:value-type="float" office:value="2144.912" calcext:value-type="float">
            <text:p>2144.912</text:p>
          </table:table-cell>
          <table:table-cell table:style-name="Default" table:number-columns-repeated="41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Q14]/60" office:value-type="float" office:value="35.7485333333333" calcext:value-type="float">
            <text:p>35.7485333333333</text:p>
          </table:table-cell>
          <table:table-cell table:style-name="Default" table:number-columns-repeated="41"/>
          <table:table-cell table:number-columns-repeated="966"/>
        </table:table-row>
      </table:table>
      <table:table table:name="ResumedTime" table:style-name="ta6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number-columns-repeated="4" table:default-cell-style-name="Default"/>
        <table:table-column table:style-name="co9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number-columns-repeated="2" table:default-cell-style-name="Default"/>
        <table:table-column table:style-name="co10" table:number-columns-repeated="18" table:default-cell-style-name="Default"/>
        <table:table-row table:style-name="ro1">
          <table:table-cell table:number-columns-repeated="56"/>
        </table:table-row>
        <table:table-row table:style-name="ro2">
          <table:table-cell table:number-columns-repeated="2"/>
          <table:table-cell table:style-name="ce116" office:value-type="string" calcext:value-type="string" table:number-columns-spanned="6" table:number-rows-spanned="1">
            <text:p>ScSp</text:p>
          </table:table-cell>
          <table:covered-table-cell table:number-columns-repeated="4" table:style-name="ce29"/>
          <table:covered-table-cell table:style-name="ce120"/>
          <table:table-cell table:style-name="ce148" office:value-type="string" calcext:value-type="string" table:number-columns-spanned="6" table:number-rows-spanned="1">
            <text:p>McSp</text:p>
          </table:table-cell>
          <table:covered-table-cell table:number-columns-repeated="4" table:style-name="ce120"/>
          <table:covered-table-cell table:style-name="ce122"/>
          <table:table-cell table:style-name="ce29" office:value-type="string" calcext:value-type="string" table:number-columns-spanned="6" table:number-rows-spanned="1">
            <text:p>ScMp</text:p>
          </table:table-cell>
          <table:covered-table-cell table:number-columns-repeated="5" table:style-name="ce120"/>
          <table:table-cell table:style-name="ce148" office:value-type="string" calcext:value-type="string" table:number-columns-spanned="6" table:number-rows-spanned="1">
            <text:p>McMp</text:p>
          </table:table-cell>
          <table:covered-table-cell table:number-columns-repeated="4" table:style-name="ce120"/>
          <table:covered-table-cell table:style-name="ce122"/>
          <table:table-cell table:style-name="ce29" office:value-type="string" calcext:value-type="string" table:number-columns-spanned="6" table:number-rows-spanned="1">
            <text:p>PC</text:p>
          </table:table-cell>
          <table:covered-table-cell table:number-columns-repeated="4" table:style-name="ce29"/>
          <table:covered-table-cell table:style-name="ce152"/>
          <table:table-cell table:style-name="ce29" office:value-type="string" calcext:value-type="string" table:number-columns-spanned="6" table:number-rows-spanned="1">
            <text:p>BL2</text:p>
          </table:table-cell>
          <table:covered-table-cell table:number-columns-repeated="4" table:style-name="ce29"/>
          <table:covered-table-cell table:style-name="ce152"/>
          <table:table-cell table:style-name="ce54" office:value-type="string" calcext:value-type="string" table:number-columns-spanned="6" table:number-rows-spanned="1">
            <text:p>Bundle</text:p>
          </table:table-cell>
          <table:covered-table-cell table:number-columns-repeated="4" table:style-name="ce54"/>
          <table:covered-table-cell table:style-name="ce156"/>
          <table:table-cell table:number-columns-repeated="12"/>
        </table:table-row>
        <table:table-row table:style-name="ro1">
          <table:table-cell table:style-name="ce124" office:value-type="string" calcext:value-type="string">
            <text:p>n</text:p>
          </table:table-cell>
          <table:table-cell table:style-name="ce124" office:value-type="string" calcext:value-type="string">
            <text:p>m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2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2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54" office:value-type="string" calcext:value-type="string">
            <text:p>c(%)</text:p>
          </table:table-cell>
          <table:table-cell table:style-name="ce154" office:value-type="string" calcext:value-type="string">
            <text:p>p(%)</text:p>
          </table:table-cell>
          <table:table-cell table:style-name="ce154" office:value-type="string" calcext:value-type="string">
            <text:p>b(%)</text:p>
          </table:table-cell>
          <table:table-cell table:style-name="ce154" office:value-type="string" calcext:value-type="string">
            <text:p>e(%)</text:p>
          </table:table-cell>
          <table:table-cell table:style-name="ce154" office:value-type="string" calcext:value-type="string">
            <text:p>waitc(%)</text:p>
          </table:table-cell>
          <table:table-cell table:style-name="ce157" office:value-type="string" calcext:value-type="string">
            <text:p>waitp(%)</text:p>
          </table:table-cell>
          <table:table-cell table:number-columns-repeated="12"/>
        </table:table-row>
        <table:table-row table:style-name="ro1"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147" table:formula="of:=[$'Compare Time'.B45]" office:value-type="float" office:value="8.457868" calcext:value-type="float">
            <text:p>8.46</text:p>
          </table:table-cell>
          <table:table-cell table:style-name="ce147" table:formula="of:=[$'Compare Time'.C45]" office:value-type="float" office:value="6.651628" calcext:value-type="float">
            <text:p>6.65</text:p>
          </table:table-cell>
          <table:table-cell table:style-name="ce147" table:formula="of:=[$'Compare Time'.D45]" office:value-type="float" office:value="4.975078" calcext:value-type="float">
            <text:p>4.98</text:p>
          </table:table-cell>
          <table:table-cell table:style-name="ce147" table:formula="of:=[$'Compare Time'.E45]" office:value-type="float" office:value="6.032106" calcext:value-type="float">
            <text:p>6.03</text:p>
          </table:table-cell>
          <table:table-cell table:style-name="ce147" table:formula="of:=[$'Compare Time'.F45]" office:value-type="float" office:value="43.8797" calcext:value-type="float">
            <text:p>43.88</text:p>
          </table:table-cell>
          <table:table-cell table:style-name="ce147" table:formula="of:=[$'Compare Time'.G45]" office:value-type="float" office:value="30.003614" calcext:value-type="float">
            <text:p>30.00</text:p>
          </table:table-cell>
          <table:table-cell table:style-name="ce147" table:formula="of:=[$'Compare Time'.H45]" office:value-type="float" office:value="5.355516" calcext:value-type="float">
            <text:p>5.36</text:p>
          </table:table-cell>
          <table:table-cell table:style-name="ce147" table:formula="of:=[$'Compare Time'.I45]" office:value-type="float" office:value="6.329946" calcext:value-type="float">
            <text:p>6.33</text:p>
          </table:table-cell>
          <table:table-cell table:style-name="ce147" table:formula="of:=[$'Compare Time'.J45]" office:value-type="float" office:value="5.3081" calcext:value-type="float">
            <text:p>5.31</text:p>
          </table:table-cell>
          <table:table-cell table:style-name="ce147" table:formula="of:=[$'Compare Time'.K45]" office:value-type="float" office:value="4.930644" calcext:value-type="float">
            <text:p>4.93</text:p>
          </table:table-cell>
          <table:table-cell table:style-name="ce147" table:formula="of:=[$'Compare Time'.L45]" office:value-type="float" office:value="45.0948" calcext:value-type="float">
            <text:p>45.09</text:p>
          </table:table-cell>
          <table:table-cell table:style-name="ce147" table:formula="of:=[$'Compare Time'.M45]" office:value-type="float" office:value="32.98102" calcext:value-type="float">
            <text:p>32.98</text:p>
          </table:table-cell>
          <table:table-cell table:style-name="ce147" table:formula="of:=[$'Compare Time'.N45]" office:value-type="float" office:value="7.463594" calcext:value-type="float">
            <text:p>7.46</text:p>
          </table:table-cell>
          <table:table-cell table:style-name="ce147" table:formula="of:=[$'Compare Time'.O45]" office:value-type="float" office:value="6.141784" calcext:value-type="float">
            <text:p>6.14</text:p>
          </table:table-cell>
          <table:table-cell table:style-name="ce147" table:formula="of:=[$'Compare Time'.P45]" office:value-type="float" office:value="3.08765" calcext:value-type="float">
            <text:p>3.09</text:p>
          </table:table-cell>
          <table:table-cell table:style-name="ce147" table:formula="of:=[$'Compare Time'.Q45]" office:value-type="float" office:value="4.919874" calcext:value-type="float">
            <text:p>4.92</text:p>
          </table:table-cell>
          <table:table-cell table:style-name="ce147" table:formula="of:=[$'Compare Time'.R45]" office:value-type="float" office:value="62.70642" calcext:value-type="float">
            <text:p>62.71</text:p>
          </table:table-cell>
          <table:table-cell table:style-name="ce147" table:formula="of:=[$'Compare Time'.S45]" office:value-type="float" office:value="15.680688" calcext:value-type="float">
            <text:p>15.68</text:p>
          </table:table-cell>
          <table:table-cell table:style-name="ce147" table:formula="of:=[$'Compare Time'.T45]" office:value-type="float" office:value="5.960528" calcext:value-type="float">
            <text:p>5.96</text:p>
          </table:table-cell>
          <table:table-cell table:style-name="ce147" table:formula="of:=[$'Compare Time'.U45]" office:value-type="float" office:value="6.270154" calcext:value-type="float">
            <text:p>6.27</text:p>
          </table:table-cell>
          <table:table-cell table:style-name="ce147" table:formula="of:=[$'Compare Time'.V45]" office:value-type="float" office:value="4.426948" calcext:value-type="float">
            <text:p>4.43</text:p>
          </table:table-cell>
          <table:table-cell table:style-name="ce147" table:formula="of:=[$'Compare Time'.W45]" office:value-type="float" office:value="4.635162" calcext:value-type="float">
            <text:p>4.64</text:p>
          </table:table-cell>
          <table:table-cell table:style-name="ce147" table:formula="of:=[$'Compare Time'.X45]" office:value-type="float" office:value="55.35312" calcext:value-type="float">
            <text:p>55.35</text:p>
          </table:table-cell>
          <table:table-cell table:style-name="ce147" table:formula="of:=[$'Compare Time'.Y45]" office:value-type="float" office:value="23.354104" calcext:value-type="float">
            <text:p>23.35</text:p>
          </table:table-cell>
          <table:table-cell table:style-name="ce147" table:formula="of:=[$'Compare Time'.Z45]" office:value-type="float" office:value="9.60603" calcext:value-type="float">
            <text:p>9.61</text:p>
          </table:table-cell>
          <table:table-cell table:style-name="ce147" table:formula="of:=[$'Compare Time'.AA45]" office:value-type="float" office:value="2.009238" calcext:value-type="float">
            <text:p>2.01</text:p>
          </table:table-cell>
          <table:table-cell table:style-name="ce147" table:formula="of:=[$'Compare Time'.AB45]" office:value-type="float" office:value="0" calcext:value-type="float">
            <text:p>0.00</text:p>
          </table:table-cell>
          <table:table-cell table:style-name="ce147" table:formula="of:=[$'Compare Time'.AC45]" office:value-type="float" office:value="5.255292" calcext:value-type="float">
            <text:p>5.26</text:p>
          </table:table-cell>
          <table:table-cell table:style-name="ce147" table:formula="of:=[$'Compare Time'.AD45]" office:value-type="float" office:value="74.42596" calcext:value-type="float">
            <text:p>74.43</text:p>
          </table:table-cell>
          <table:table-cell table:style-name="ce147" table:formula="of:=[$'Compare Time'.AE45]" office:value-type="float" office:value="8.70346" calcext:value-type="float">
            <text:p>8.70</text:p>
          </table:table-cell>
          <table:table-cell table:style-name="ce147" table:formula="of:=[$'Compare Time'.AF45]" office:value-type="float" office:value="9.702646" calcext:value-type="float">
            <text:p>9.70</text:p>
          </table:table-cell>
          <table:table-cell table:style-name="ce147" table:formula="of:=[$'Compare Time'.AG45]" office:value-type="float" office:value="4.832964" calcext:value-type="float">
            <text:p>4.83</text:p>
          </table:table-cell>
          <table:table-cell table:style-name="ce147" table:formula="of:=[$'Compare Time'.AH45]" office:value-type="float" office:value="0" calcext:value-type="float">
            <text:p>0.00</text:p>
          </table:table-cell>
          <table:table-cell table:style-name="ce147" table:formula="of:=[$'Compare Time'.AI45]" office:value-type="float" office:value="5.131246" calcext:value-type="float">
            <text:p>5.13</text:p>
          </table:table-cell>
          <table:table-cell table:style-name="ce147" table:formula="of:=[$'Compare Time'.AJ45]" office:value-type="float" office:value="67.74848" calcext:value-type="float">
            <text:p>67.75</text:p>
          </table:table-cell>
          <table:table-cell table:style-name="ce147" table:formula="of:=[$'Compare Time'.AK45]" office:value-type="float" office:value="12.5846442" calcext:value-type="float">
            <text:p>12.58</text:p>
          </table:table-cell>
          <table:table-cell table:style-name="ce155" table:formula="of:=[$'Compare Time'.AL45]" office:value-type="float" office:value="6.091394" calcext:value-type="float">
            <text:p>6.09</text:p>
          </table:table-cell>
          <table:table-cell table:style-name="ce155" table:formula="of:=[$'Compare Time'.AM45]" office:value-type="float" office:value="4.847066" calcext:value-type="float">
            <text:p>4.85</text:p>
          </table:table-cell>
          <table:table-cell table:style-name="ce155" table:formula="of:=[$'Compare Time'.AN45]" office:value-type="float" office:value="3.611266" calcext:value-type="float">
            <text:p>3.61</text:p>
          </table:table-cell>
          <table:table-cell table:style-name="ce155" table:formula="of:=[$'Compare Time'.AO45]" office:value-type="float" office:value="4.403402" calcext:value-type="float">
            <text:p>4.40</text:p>
          </table:table-cell>
          <table:table-cell table:style-name="ce155" table:formula="of:=[$'Compare Time'.AP45]" office:value-type="float" office:value="55.3428" calcext:value-type="float">
            <text:p>55.34</text:p>
          </table:table-cell>
          <table:table-cell table:style-name="ce155" table:formula="of:=[$'Compare Time'.AQ45]" office:value-type="float" office:value="25.70406" calcext:value-type="float">
            <text:p>25.70</text:p>
          </table:table-cell>
          <table:table-cell table:number-columns-repeated="12"/>
        </table:table-row>
        <table:table-row table:style-name="ro1">
          <table:table-cell table:number-columns-repeated="2" table:style-name="ce77" office:value-type="float" office:value="10" calcext:value-type="float">
            <text:p>10</text:p>
          </table:table-cell>
          <table:table-cell table:style-name="ce147" table:formula="of:=[$'Compare Time'.B46]" office:value-type="float" office:value="2.205576" calcext:value-type="float">
            <text:p>2.21</text:p>
          </table:table-cell>
          <table:table-cell table:style-name="ce147" table:formula="of:=[$'Compare Time'.C46]" office:value-type="float" office:value="13.60738" calcext:value-type="float">
            <text:p>13.61</text:p>
          </table:table-cell>
          <table:table-cell table:style-name="ce147" table:formula="of:=[$'Compare Time'.D46]" office:value-type="float" office:value="10.15912" calcext:value-type="float">
            <text:p>10.16</text:p>
          </table:table-cell>
          <table:table-cell table:style-name="ce147" table:formula="of:=[$'Compare Time'.E46]" office:value-type="float" office:value="4.22619" calcext:value-type="float">
            <text:p>4.23</text:p>
          </table:table-cell>
          <table:table-cell table:style-name="ce147" table:formula="of:=[$'Compare Time'.F46]" office:value-type="float" office:value="16.904825" calcext:value-type="float">
            <text:p>16.90</text:p>
          </table:table-cell>
          <table:table-cell table:style-name="ce147" table:formula="of:=[$'Compare Time'.G46]" office:value-type="float" office:value="52.89692" calcext:value-type="float">
            <text:p>52.90</text:p>
          </table:table-cell>
          <table:table-cell table:style-name="ce147" table:formula="of:=[$'Compare Time'.H46]" office:value-type="float" office:value="0.8389388" calcext:value-type="float">
            <text:p>0.84</text:p>
          </table:table-cell>
          <table:table-cell table:style-name="ce147" table:formula="of:=[$'Compare Time'.I46]" office:value-type="float" office:value="12.087414" calcext:value-type="float">
            <text:p>12.09</text:p>
          </table:table-cell>
          <table:table-cell table:style-name="ce147" table:formula="of:=[$'Compare Time'.J46]" office:value-type="float" office:value="9.938916" calcext:value-type="float">
            <text:p>9.94</text:p>
          </table:table-cell>
          <table:table-cell table:style-name="ce147" table:formula="of:=[$'Compare Time'.K46]" office:value-type="float" office:value="3.64518" calcext:value-type="float">
            <text:p>3.65</text:p>
          </table:table-cell>
          <table:table-cell table:style-name="ce147" table:formula="of:=[$'Compare Time'.L46]" office:value-type="float" office:value="20.489416" calcext:value-type="float">
            <text:p>20.49</text:p>
          </table:table-cell>
          <table:table-cell table:style-name="ce147" table:formula="of:=[$'Compare Time'.M46]" office:value-type="float" office:value="53.00016" calcext:value-type="float">
            <text:p>53.00</text:p>
          </table:table-cell>
          <table:table-cell table:style-name="ce147" table:formula="of:=[$'Compare Time'.N46]" office:value-type="float" office:value="4.454782" calcext:value-type="float">
            <text:p>4.45</text:p>
          </table:table-cell>
          <table:table-cell table:style-name="ce147" table:formula="of:=[$'Compare Time'.O46]" office:value-type="float" office:value="15.84028" calcext:value-type="float">
            <text:p>15.84</text:p>
          </table:table-cell>
          <table:table-cell table:style-name="ce147" table:formula="of:=[$'Compare Time'.P46]" office:value-type="float" office:value="8.943684" calcext:value-type="float">
            <text:p>8.94</text:p>
          </table:table-cell>
          <table:table-cell table:style-name="ce147" table:formula="of:=[$'Compare Time'.Q46]" office:value-type="float" office:value="3.34947" calcext:value-type="float">
            <text:p>3.35</text:p>
          </table:table-cell>
          <table:table-cell table:style-name="ce147" table:formula="of:=[$'Compare Time'.R46]" office:value-type="float" office:value="38.89908" calcext:value-type="float">
            <text:p>38.90</text:p>
          </table:table-cell>
          <table:table-cell table:style-name="ce147" table:formula="of:=[$'Compare Time'.S46]" office:value-type="float" office:value="28.51268" calcext:value-type="float">
            <text:p>28.51</text:p>
          </table:table-cell>
          <table:table-cell table:style-name="ce147" table:formula="of:=[$'Compare Time'.T46]" office:value-type="float" office:value="1.709288" calcext:value-type="float">
            <text:p>1.71</text:p>
          </table:table-cell>
          <table:table-cell table:style-name="ce147" table:formula="of:=[$'Compare Time'.U46]" office:value-type="float" office:value="13.50876" calcext:value-type="float">
            <text:p>13.51</text:p>
          </table:table-cell>
          <table:table-cell table:style-name="ce147" table:formula="of:=[$'Compare Time'.V46]" office:value-type="float" office:value="9.573052" calcext:value-type="float">
            <text:p>9.57</text:p>
          </table:table-cell>
          <table:table-cell table:style-name="ce147" table:formula="of:=[$'Compare Time'.W46]" office:value-type="float" office:value="2.262724" calcext:value-type="float">
            <text:p>2.26</text:p>
          </table:table-cell>
          <table:table-cell table:style-name="ce147" table:formula="of:=[$'Compare Time'.X46]" office:value-type="float" office:value="38.96818" calcext:value-type="float">
            <text:p>38.97</text:p>
          </table:table-cell>
          <table:table-cell table:style-name="ce147" table:formula="of:=[$'Compare Time'.Y46]" office:value-type="float" office:value="33.97796" calcext:value-type="float">
            <text:p>33.98</text:p>
          </table:table-cell>
          <table:table-cell table:style-name="ce147" table:formula="of:=[$'Compare Time'.Z46]" office:value-type="float" office:value="10.27387" calcext:value-type="float">
            <text:p>10.27</text:p>
          </table:table-cell>
          <table:table-cell table:style-name="ce147" table:formula="of:=[$'Compare Time'.AA46]" office:value-type="float" office:value="5.677416" calcext:value-type="float">
            <text:p>5.68</text:p>
          </table:table-cell>
          <table:table-cell table:style-name="ce147" table:formula="of:=[$'Compare Time'.AB46]" office:value-type="float" office:value="0" calcext:value-type="float">
            <text:p>0.00</text:p>
          </table:table-cell>
          <table:table-cell table:style-name="ce147" table:formula="of:=[$'Compare Time'.AC46]" office:value-type="float" office:value="5.013308" calcext:value-type="float">
            <text:p>5.01</text:p>
          </table:table-cell>
          <table:table-cell table:style-name="ce147" table:formula="of:=[$'Compare Time'.AD46]" office:value-type="float" office:value="70.881" calcext:value-type="float">
            <text:p>70.88</text:p>
          </table:table-cell>
          <table:table-cell table:style-name="ce147" table:formula="of:=[$'Compare Time'.AE46]" office:value-type="float" office:value="8.15444" calcext:value-type="float">
            <text:p>8.15</text:p>
          </table:table-cell>
          <table:table-cell table:style-name="ce147" table:formula="of:=[$'Compare Time'.AF46]" office:value-type="float" office:value="12.357334" calcext:value-type="float">
            <text:p>12.36</text:p>
          </table:table-cell>
          <table:table-cell table:style-name="ce147" table:formula="of:=[$'Compare Time'.AG46]" office:value-type="float" office:value="11.390772" calcext:value-type="float">
            <text:p>11.39</text:p>
          </table:table-cell>
          <table:table-cell table:style-name="ce147" table:formula="of:=[$'Compare Time'.AH46]" office:value-type="float" office:value="0" calcext:value-type="float">
            <text:p>0.00</text:p>
          </table:table-cell>
          <table:table-cell table:style-name="ce147" table:formula="of:=[$'Compare Time'.AI46]" office:value-type="float" office:value="6.473922" calcext:value-type="float">
            <text:p>6.47</text:p>
          </table:table-cell>
          <table:table-cell table:style-name="ce147" table:formula="of:=[$'Compare Time'.AJ46]" office:value-type="float" office:value="51.12774" calcext:value-type="float">
            <text:p>51.13</text:p>
          </table:table-cell>
          <table:table-cell table:style-name="ce147" table:formula="of:=[$'Compare Time'.AK46]" office:value-type="float" office:value="18.65024" calcext:value-type="float">
            <text:p>18.65</text:p>
          </table:table-cell>
          <table:table-cell table:style-name="ce155" table:formula="of:=[$'Compare Time'.AL46]" office:value-type="float" office:value="1.8915104" calcext:value-type="float">
            <text:p>1.89</text:p>
          </table:table-cell>
          <table:table-cell table:style-name="ce155" table:formula="of:=[$'Compare Time'.AM46]" office:value-type="float" office:value="11.208126" calcext:value-type="float">
            <text:p>11.21</text:p>
          </table:table-cell>
          <table:table-cell table:style-name="ce155" table:formula="of:=[$'Compare Time'.AN46]" office:value-type="float" office:value="8.34651" calcext:value-type="float">
            <text:p>8.35</text:p>
          </table:table-cell>
          <table:table-cell table:style-name="ce155" table:formula="of:=[$'Compare Time'.AO46]" office:value-type="float" office:value="3.321228" calcext:value-type="float">
            <text:p>3.32</text:p>
          </table:table-cell>
          <table:table-cell table:style-name="ce155" table:formula="of:=[$'Compare Time'.AP46]" office:value-type="float" office:value="8.9319706" calcext:value-type="float">
            <text:p>8.93</text:p>
          </table:table-cell>
          <table:table-cell table:style-name="ce155" table:formula="of:=[$'Compare Time'.AQ46]" office:value-type="float" office:value="66.3006" calcext:value-type="float">
            <text:p>66.30</text:p>
          </table:table-cell>
          <table:table-cell table:number-columns-repeated="12"/>
        </table:table-row>
        <table:table-row table:style-name="ro1"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5" calcext:value-type="float">
            <text:p>15</text:p>
          </table:table-cell>
          <table:table-cell table:style-name="ce147" table:formula="of:=[$'Compare Time'.B47]" office:value-type="float" office:value="0.990753" calcext:value-type="float">
            <text:p>0.99</text:p>
          </table:table-cell>
          <table:table-cell table:style-name="ce147" table:formula="of:=[$'Compare Time'.C47]" office:value-type="float" office:value="13.236502" calcext:value-type="float">
            <text:p>13.24</text:p>
          </table:table-cell>
          <table:table-cell table:style-name="ce147" table:formula="of:=[$'Compare Time'.D47]" office:value-type="float" office:value="10.138068" calcext:value-type="float">
            <text:p>10.14</text:p>
          </table:table-cell>
          <table:table-cell table:style-name="ce147" table:formula="of:=[$'Compare Time'.E47]" office:value-type="float" office:value="3.45976" calcext:value-type="float">
            <text:p>3.46</text:p>
          </table:table-cell>
          <table:table-cell table:style-name="ce147" table:formula="of:=[$'Compare Time'.F47]" office:value-type="float" office:value="24.35882" calcext:value-type="float">
            <text:p>24.36</text:p>
          </table:table-cell>
          <table:table-cell table:style-name="ce147" table:formula="of:=[$'Compare Time'.G47]" office:value-type="float" office:value="47.8161" calcext:value-type="float">
            <text:p>47.82</text:p>
          </table:table-cell>
          <table:table-cell table:style-name="ce147" table:formula="of:=[$'Compare Time'.H47]" office:value-type="float" office:value="0.593814" calcext:value-type="float">
            <text:p>0.59</text:p>
          </table:table-cell>
          <table:table-cell table:style-name="ce147" table:formula="of:=[$'Compare Time'.I47]" office:value-type="float" office:value="14.18282" calcext:value-type="float">
            <text:p>14.18</text:p>
          </table:table-cell>
          <table:table-cell table:style-name="ce147" table:formula="of:=[$'Compare Time'.J47]" office:value-type="float" office:value="10.84085" calcext:value-type="float">
            <text:p>10.84</text:p>
          </table:table-cell>
          <table:table-cell table:style-name="ce147" table:formula="of:=[$'Compare Time'.K47]" office:value-type="float" office:value="3.815972" calcext:value-type="float">
            <text:p>3.82</text:p>
          </table:table-cell>
          <table:table-cell table:style-name="ce147" table:formula="of:=[$'Compare Time'.L47]" office:value-type="float" office:value="13.255874" calcext:value-type="float">
            <text:p>13.26</text:p>
          </table:table-cell>
          <table:table-cell table:style-name="ce147" table:formula="of:=[$'Compare Time'.M47]" office:value-type="float" office:value="57.31066" calcext:value-type="float">
            <text:p>57.31</text:p>
          </table:table-cell>
          <table:table-cell table:style-name="ce147" table:formula="of:=[$'Compare Time'.N47]" office:value-type="float" office:value="6.34458" calcext:value-type="float">
            <text:p>6.34</text:p>
          </table:table-cell>
          <table:table-cell table:style-name="ce147" table:formula="of:=[$'Compare Time'.O47]" office:value-type="float" office:value="22.75904" calcext:value-type="float">
            <text:p>22.76</text:p>
          </table:table-cell>
          <table:table-cell table:style-name="ce147" table:formula="of:=[$'Compare Time'.P47]" office:value-type="float" office:value="7.054998" calcext:value-type="float">
            <text:p>7.05</text:p>
          </table:table-cell>
          <table:table-cell table:style-name="ce147" table:formula="of:=[$'Compare Time'.Q47]" office:value-type="float" office:value="4.155472" calcext:value-type="float">
            <text:p>4.16</text:p>
          </table:table-cell>
          <table:table-cell table:style-name="ce147" table:formula="of:=[$'Compare Time'.R47]" office:value-type="float" office:value="37.90632" calcext:value-type="float">
            <text:p>37.91</text:p>
          </table:table-cell>
          <table:table-cell table:style-name="ce147" table:formula="of:=[$'Compare Time'.S47]" office:value-type="float" office:value="21.7796" calcext:value-type="float">
            <text:p>21.78</text:p>
          </table:table-cell>
          <table:table-cell table:style-name="ce147" table:formula="of:=[$'Compare Time'.T47]" office:value-type="float" office:value="2.177268" calcext:value-type="float">
            <text:p>2.18</text:p>
          </table:table-cell>
          <table:table-cell table:style-name="ce147" table:formula="of:=[$'Compare Time'.U47]" office:value-type="float" office:value="21.86442" calcext:value-type="float">
            <text:p>21.86</text:p>
          </table:table-cell>
          <table:table-cell table:style-name="ce147" table:formula="of:=[$'Compare Time'.V47]" office:value-type="float" office:value="9.90023" calcext:value-type="float">
            <text:p>9.90</text:p>
          </table:table-cell>
          <table:table-cell table:style-name="ce147" table:formula="of:=[$'Compare Time'.W47]" office:value-type="float" office:value="1.9897964" calcext:value-type="float">
            <text:p>1.99</text:p>
          </table:table-cell>
          <table:table-cell table:style-name="ce147" table:formula="of:=[$'Compare Time'.X47]" office:value-type="float" office:value="32.29924" calcext:value-type="float">
            <text:p>32.30</text:p>
          </table:table-cell>
          <table:table-cell table:style-name="ce147" table:formula="of:=[$'Compare Time'.Y47]" office:value-type="float" office:value="31.769046" calcext:value-type="float">
            <text:p>31.77</text:p>
          </table:table-cell>
          <table:table-cell table:style-name="ce147" table:formula="of:=[$'Compare Time'.Z47]" office:value-type="float" office:value="10.525182" calcext:value-type="float">
            <text:p>10.53</text:p>
          </table:table-cell>
          <table:table-cell table:style-name="ce147" table:formula="of:=[$'Compare Time'.AA47]" office:value-type="float" office:value="9.63116" calcext:value-type="float">
            <text:p>9.63</text:p>
          </table:table-cell>
          <table:table-cell table:style-name="ce147" table:formula="of:=[$'Compare Time'.AB47]" office:value-type="float" office:value="0" calcext:value-type="float">
            <text:p>0.00</text:p>
          </table:table-cell>
          <table:table-cell table:style-name="ce147" table:formula="of:=[$'Compare Time'.AC47]" office:value-type="float" office:value="4.217202" calcext:value-type="float">
            <text:p>4.22</text:p>
          </table:table-cell>
          <table:table-cell table:style-name="ce147" table:formula="of:=[$'Compare Time'.AD47]" office:value-type="float" office:value="66.609" calcext:value-type="float">
            <text:p>66.61</text:p>
          </table:table-cell>
          <table:table-cell table:style-name="ce147" table:formula="of:=[$'Compare Time'.AE47]" office:value-type="float" office:value="9.01746000000003" calcext:value-type="float">
            <text:p>9.02</text:p>
          </table:table-cell>
          <table:table-cell table:style-name="ce147" table:formula="of:=[$'Compare Time'.AF47]" office:value-type="float" office:value="11.416674" calcext:value-type="float">
            <text:p>11.42</text:p>
          </table:table-cell>
          <table:table-cell table:style-name="ce147" table:formula="of:=[$'Compare Time'.AG47]" office:value-type="float" office:value="17.09178" calcext:value-type="float">
            <text:p>17.09</text:p>
          </table:table-cell>
          <table:table-cell table:style-name="ce147" table:formula="of:=[$'Compare Time'.AH47]" office:value-type="float" office:value="0" calcext:value-type="float">
            <text:p>0.00</text:p>
          </table:table-cell>
          <table:table-cell table:style-name="ce147" table:formula="of:=[$'Compare Time'.AI47]" office:value-type="float" office:value="4.855496" calcext:value-type="float">
            <text:p>4.86</text:p>
          </table:table-cell>
          <table:table-cell table:style-name="ce147" table:formula="of:=[$'Compare Time'.AJ47]" office:value-type="float" office:value="41.12282" calcext:value-type="float">
            <text:p>41.12</text:p>
          </table:table-cell>
          <table:table-cell table:style-name="ce147" table:formula="of:=[$'Compare Time'.AK47]" office:value-type="float" office:value="25.51322" calcext:value-type="float">
            <text:p>25.51</text:p>
          </table:table-cell>
          <table:table-cell table:style-name="ce155" table:formula="of:=[$'Compare Time'.AL47]" office:value-type="float" office:value="0.9286614" calcext:value-type="float">
            <text:p>0.93</text:p>
          </table:table-cell>
          <table:table-cell table:style-name="ce155" table:formula="of:=[$'Compare Time'.AM47]" office:value-type="float" office:value="11.10171" calcext:value-type="float">
            <text:p>11.10</text:p>
          </table:table-cell>
          <table:table-cell table:style-name="ce155" table:formula="of:=[$'Compare Time'.AN47]" office:value-type="float" office:value="8.279178" calcext:value-type="float">
            <text:p>8.28</text:p>
          </table:table-cell>
          <table:table-cell table:style-name="ce155" table:formula="of:=[$'Compare Time'.AO47]" office:value-type="float" office:value="3.020686" calcext:value-type="float">
            <text:p>3.02</text:p>
          </table:table-cell>
          <table:table-cell table:style-name="ce155" table:formula="of:=[$'Compare Time'.AP47]" office:value-type="float" office:value="6.20897" calcext:value-type="float">
            <text:p>6.21</text:p>
          </table:table-cell>
          <table:table-cell table:style-name="ce155" table:formula="of:=[$'Compare Time'.AQ47]" office:value-type="float" office:value="70.46082" calcext:value-type="float">
            <text:p>70.46</text:p>
          </table:table-cell>
          <table:table-cell table:number-columns-repeated="12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147" table:formula="of:=[$'Compare Time'.B48]" office:value-type="float" office:value="10.532892" calcext:value-type="float">
            <text:p>10.53</text:p>
          </table:table-cell>
          <table:table-cell table:style-name="ce147" table:formula="of:=[$'Compare Time'.C48]" office:value-type="float" office:value="4.3212" calcext:value-type="float">
            <text:p>4.32</text:p>
          </table:table-cell>
          <table:table-cell table:style-name="ce147" table:formula="of:=[$'Compare Time'.D48]" office:value-type="float" office:value="3.667982" calcext:value-type="float">
            <text:p>3.67</text:p>
          </table:table-cell>
          <table:table-cell table:style-name="ce147" table:formula="of:=[$'Compare Time'.E48]" office:value-type="float" office:value="4.0506" calcext:value-type="float">
            <text:p>4.05</text:p>
          </table:table-cell>
          <table:table-cell table:style-name="ce147" table:formula="of:=[$'Compare Time'.F48]" office:value-type="float" office:value="48.98384" calcext:value-type="float">
            <text:p>48.98</text:p>
          </table:table-cell>
          <table:table-cell table:style-name="ce147" table:formula="of:=[$'Compare Time'.G48]" office:value-type="float" office:value="28.4435" calcext:value-type="float">
            <text:p>28.44</text:p>
          </table:table-cell>
          <table:table-cell table:style-name="ce147" table:formula="of:=[$'Compare Time'.H48]" office:value-type="float" office:value="7.324648" calcext:value-type="float">
            <text:p>7.32</text:p>
          </table:table-cell>
          <table:table-cell table:style-name="ce147" table:formula="of:=[$'Compare Time'.I48]" office:value-type="float" office:value="5.196118" calcext:value-type="float">
            <text:p>5.20</text:p>
          </table:table-cell>
          <table:table-cell table:style-name="ce147" table:formula="of:=[$'Compare Time'.J48]" office:value-type="float" office:value="7.263544" calcext:value-type="float">
            <text:p>7.26</text:p>
          </table:table-cell>
          <table:table-cell table:style-name="ce147" table:formula="of:=[$'Compare Time'.K48]" office:value-type="float" office:value="3.131802" calcext:value-type="float">
            <text:p>3.13</text:p>
          </table:table-cell>
          <table:table-cell table:style-name="ce147" table:formula="of:=[$'Compare Time'.L48]" office:value-type="float" office:value="61.1385" calcext:value-type="float">
            <text:p>61.14</text:p>
          </table:table-cell>
          <table:table-cell table:style-name="ce147" table:formula="of:=[$'Compare Time'.M48]" office:value-type="float" office:value="15.945368" calcext:value-type="float">
            <text:p>15.95</text:p>
          </table:table-cell>
          <table:table-cell table:style-name="ce147" table:formula="of:=[$'Compare Time'.N48]" office:value-type="float" office:value="11.339484" calcext:value-type="float">
            <text:p>11.34</text:p>
          </table:table-cell>
          <table:table-cell table:style-name="ce147" table:formula="of:=[$'Compare Time'.O48]" office:value-type="float" office:value="4.89848" calcext:value-type="float">
            <text:p>4.90</text:p>
          </table:table-cell>
          <table:table-cell table:style-name="ce147" table:formula="of:=[$'Compare Time'.P48]" office:value-type="float" office:value="3.727976" calcext:value-type="float">
            <text:p>3.73</text:p>
          </table:table-cell>
          <table:table-cell table:style-name="ce147" table:formula="of:=[$'Compare Time'.Q48]" office:value-type="float" office:value="3.652336" calcext:value-type="float">
            <text:p>3.65</text:p>
          </table:table-cell>
          <table:table-cell table:style-name="ce147" table:formula="of:=[$'Compare Time'.R48]" office:value-type="float" office:value="65.56386" calcext:value-type="float">
            <text:p>65.56</text:p>
          </table:table-cell>
          <table:table-cell table:style-name="ce147" table:formula="of:=[$'Compare Time'.S48]" office:value-type="float" office:value="10.81785" calcext:value-type="float">
            <text:p>10.82</text:p>
          </table:table-cell>
          <table:table-cell table:style-name="ce147" table:formula="of:=[$'Compare Time'.T48]" office:value-type="float" office:value="6.52231" calcext:value-type="float">
            <text:p>6.52</text:p>
          </table:table-cell>
          <table:table-cell table:style-name="ce147" table:formula="of:=[$'Compare Time'.U48]" office:value-type="float" office:value="5.161696" calcext:value-type="float">
            <text:p>5.16</text:p>
          </table:table-cell>
          <table:table-cell table:style-name="ce147" table:formula="of:=[$'Compare Time'.V48]" office:value-type="float" office:value="6.937138" calcext:value-type="float">
            <text:p>6.94</text:p>
          </table:table-cell>
          <table:table-cell table:style-name="ce147" table:formula="of:=[$'Compare Time'.W48]" office:value-type="float" office:value="2.71077" calcext:value-type="float">
            <text:p>2.71</text:p>
          </table:table-cell>
          <table:table-cell table:style-name="ce147" table:formula="of:=[$'Compare Time'.X48]" office:value-type="float" office:value="67.19524" calcext:value-type="float">
            <text:p>67.20</text:p>
          </table:table-cell>
          <table:table-cell table:style-name="ce147" table:formula="of:=[$'Compare Time'.Y48]" office:value-type="float" office:value="11.472856" calcext:value-type="float">
            <text:p>11.47</text:p>
          </table:table-cell>
          <table:table-cell table:style-name="ce147" table:formula="of:=[$'Compare Time'.Z48]" office:value-type="float" office:value="11.792902" calcext:value-type="float">
            <text:p>11.79</text:p>
          </table:table-cell>
          <table:table-cell table:style-name="ce147" table:formula="of:=[$'Compare Time'.AA48]" office:value-type="float" office:value="1.443682" calcext:value-type="float">
            <text:p>1.44</text:p>
          </table:table-cell>
          <table:table-cell table:style-name="ce147" table:formula="of:=[$'Compare Time'.AB48]" office:value-type="float" office:value="0" calcext:value-type="float">
            <text:p>0.00</text:p>
          </table:table-cell>
          <table:table-cell table:style-name="ce147" table:formula="of:=[$'Compare Time'.AC48]" office:value-type="float" office:value="3.882434" calcext:value-type="float">
            <text:p>3.88</text:p>
          </table:table-cell>
          <table:table-cell table:style-name="ce147" table:formula="of:=[$'Compare Time'.AD48]" office:value-type="float" office:value="76.59148" calcext:value-type="float">
            <text:p>76.59</text:p>
          </table:table-cell>
          <table:table-cell table:style-name="ce147" table:formula="of:=[$'Compare Time'.AE48]" office:value-type="float" office:value="6.28950000000001" calcext:value-type="float">
            <text:p>6.29</text:p>
          </table:table-cell>
          <table:table-cell table:style-name="ce147" table:formula="of:=[$'Compare Time'.AF48]" office:value-type="float" office:value="13.23046" calcext:value-type="float">
            <text:p>13.23</text:p>
          </table:table-cell>
          <table:table-cell table:style-name="ce147" table:formula="of:=[$'Compare Time'.AG48]" office:value-type="float" office:value="3.70541" calcext:value-type="float">
            <text:p>3.71</text:p>
          </table:table-cell>
          <table:table-cell table:style-name="ce147" table:formula="of:=[$'Compare Time'.AH48]" office:value-type="float" office:value="0" calcext:value-type="float">
            <text:p>0.00</text:p>
          </table:table-cell>
          <table:table-cell table:style-name="ce147" table:formula="of:=[$'Compare Time'.AI48]" office:value-type="float" office:value="4.215378" calcext:value-type="float">
            <text:p>4.22</text:p>
          </table:table-cell>
          <table:table-cell table:style-name="ce147" table:formula="of:=[$'Compare Time'.AJ48]" office:value-type="float" office:value="67.71776" calcext:value-type="float">
            <text:p>67.72</text:p>
          </table:table-cell>
          <table:table-cell table:style-name="ce147" table:formula="of:=[$'Compare Time'.AK48]" office:value-type="float" office:value="11.130966" calcext:value-type="float">
            <text:p>11.13</text:p>
          </table:table-cell>
          <table:table-cell table:style-name="ce155" table:formula="of:=[$'Compare Time'.AL48]" office:value-type="float" office:value="9.377804" calcext:value-type="float">
            <text:p>9.38</text:p>
          </table:table-cell>
          <table:table-cell table:style-name="ce155" table:formula="of:=[$'Compare Time'.AM48]" office:value-type="float" office:value="3.87404" calcext:value-type="float">
            <text:p>3.87</text:p>
          </table:table-cell>
          <table:table-cell table:style-name="ce155" table:formula="of:=[$'Compare Time'.AN48]" office:value-type="float" office:value="3.287962" calcext:value-type="float">
            <text:p>3.29</text:p>
          </table:table-cell>
          <table:table-cell table:style-name="ce155" table:formula="of:=[$'Compare Time'.AO48]" office:value-type="float" office:value="3.715364" calcext:value-type="float">
            <text:p>3.72</text:p>
          </table:table-cell>
          <table:table-cell table:style-name="ce155" table:formula="of:=[$'Compare Time'.AP48]" office:value-type="float" office:value="52.40754" calcext:value-type="float">
            <text:p>52.41</text:p>
          </table:table-cell>
          <table:table-cell table:style-name="ce155" table:formula="of:=[$'Compare Time'.AQ48]" office:value-type="float" office:value="27.33728" calcext:value-type="float">
            <text:p>27.34</text:p>
          </table:table-cell>
          <table:table-cell table:number-columns-repeated="12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0" calcext:value-type="float">
            <text:p>10</text:p>
          </table:table-cell>
          <table:table-cell table:style-name="ce147" table:formula="of:=[$'Compare Time'.B49]" office:value-type="float" office:value="8.041152" calcext:value-type="float">
            <text:p>8.04</text:p>
          </table:table-cell>
          <table:table-cell table:style-name="ce147" table:formula="of:=[$'Compare Time'.C49]" office:value-type="float" office:value="13.47952" calcext:value-type="float">
            <text:p>13.48</text:p>
          </table:table-cell>
          <table:table-cell table:style-name="ce147" table:formula="of:=[$'Compare Time'.D49]" office:value-type="float" office:value="9.697372" calcext:value-type="float">
            <text:p>9.70</text:p>
          </table:table-cell>
          <table:table-cell table:style-name="ce147" table:formula="of:=[$'Compare Time'.E49]" office:value-type="float" office:value="5.769662" calcext:value-type="float">
            <text:p>5.77</text:p>
          </table:table-cell>
          <table:table-cell table:style-name="ce147" table:formula="of:=[$'Compare Time'.F49]" office:value-type="float" office:value="24.27864" calcext:value-type="float">
            <text:p>24.28</text:p>
          </table:table-cell>
          <table:table-cell table:style-name="ce147" table:formula="of:=[$'Compare Time'.G49]" office:value-type="float" office:value="38.73366" calcext:value-type="float">
            <text:p>38.73</text:p>
          </table:table-cell>
          <table:table-cell table:style-name="ce147" table:formula="of:=[$'Compare Time'.H49]" office:value-type="float" office:value="4.456518" calcext:value-type="float">
            <text:p>4.46</text:p>
          </table:table-cell>
          <table:table-cell table:style-name="ce147" table:formula="of:=[$'Compare Time'.I49]" office:value-type="float" office:value="12.33702" calcext:value-type="float">
            <text:p>12.34</text:p>
          </table:table-cell>
          <table:table-cell table:style-name="ce147" table:formula="of:=[$'Compare Time'.J49]" office:value-type="float" office:value="11.833532" calcext:value-type="float">
            <text:p>11.83</text:p>
          </table:table-cell>
          <table:table-cell table:style-name="ce147" table:formula="of:=[$'Compare Time'.K49]" office:value-type="float" office:value="5.179776" calcext:value-type="float">
            <text:p>5.18</text:p>
          </table:table-cell>
          <table:table-cell table:style-name="ce147" table:formula="of:=[$'Compare Time'.L49]" office:value-type="float" office:value="27.74168" calcext:value-type="float">
            <text:p>27.74</text:p>
          </table:table-cell>
          <table:table-cell table:style-name="ce147" table:formula="of:=[$'Compare Time'.M49]" office:value-type="float" office:value="38.4515" calcext:value-type="float">
            <text:p>38.45</text:p>
          </table:table-cell>
          <table:table-cell table:style-name="ce147" table:formula="of:=[$'Compare Time'.N49]" office:value-type="float" office:value="8.758314" calcext:value-type="float">
            <text:p>8.76</text:p>
          </table:table-cell>
          <table:table-cell table:style-name="ce147" table:formula="of:=[$'Compare Time'.O49]" office:value-type="float" office:value="14.3559" calcext:value-type="float">
            <text:p>14.36</text:p>
          </table:table-cell>
          <table:table-cell table:style-name="ce147" table:formula="of:=[$'Compare Time'.P49]" office:value-type="float" office:value="9.048876" calcext:value-type="float">
            <text:p>9.05</text:p>
          </table:table-cell>
          <table:table-cell table:style-name="ce147" table:formula="of:=[$'Compare Time'.Q49]" office:value-type="float" office:value="4.652752" calcext:value-type="float">
            <text:p>4.65</text:p>
          </table:table-cell>
          <table:table-cell table:style-name="ce147" table:formula="of:=[$'Compare Time'.R49]" office:value-type="float" office:value="45.52156" calcext:value-type="float">
            <text:p>45.52</text:p>
          </table:table-cell>
          <table:table-cell table:style-name="ce147" table:formula="of:=[$'Compare Time'.S49]" office:value-type="float" office:value="17.662622" calcext:value-type="float">
            <text:p>17.66</text:p>
          </table:table-cell>
          <table:table-cell table:style-name="ce147" table:formula="of:=[$'Compare Time'.T49]" office:value-type="float" office:value="4.59371" calcext:value-type="float">
            <text:p>4.59</text:p>
          </table:table-cell>
          <table:table-cell table:style-name="ce147" table:formula="of:=[$'Compare Time'.U49]" office:value-type="float" office:value="14.37508" calcext:value-type="float">
            <text:p>14.38</text:p>
          </table:table-cell>
          <table:table-cell table:style-name="ce147" table:formula="of:=[$'Compare Time'.V49]" office:value-type="float" office:value="12.634692" calcext:value-type="float">
            <text:p>12.63</text:p>
          </table:table-cell>
          <table:table-cell table:style-name="ce147" table:formula="of:=[$'Compare Time'.W49]" office:value-type="float" office:value="3.190848" calcext:value-type="float">
            <text:p>3.19</text:p>
          </table:table-cell>
          <table:table-cell table:style-name="ce147" table:formula="of:=[$'Compare Time'.X49]" office:value-type="float" office:value="48.19278" calcext:value-type="float">
            <text:p>48.19</text:p>
          </table:table-cell>
          <table:table-cell table:style-name="ce147" table:formula="of:=[$'Compare Time'.Y49]" office:value-type="float" office:value="17.0129" calcext:value-type="float">
            <text:p>17.01</text:p>
          </table:table-cell>
          <table:table-cell table:style-name="ce147" table:formula="of:=[$'Compare Time'.Z49]" office:value-type="float" office:value="15.31176" calcext:value-type="float">
            <text:p>15.31</text:p>
          </table:table-cell>
          <table:table-cell table:style-name="ce147" table:formula="of:=[$'Compare Time'.AA49]" office:value-type="float" office:value="1.599702" calcext:value-type="float">
            <text:p>1.60</text:p>
          </table:table-cell>
          <table:table-cell table:style-name="ce147" table:formula="of:=[$'Compare Time'.AB49]" office:value-type="float" office:value="0" calcext:value-type="float">
            <text:p>0.00</text:p>
          </table:table-cell>
          <table:table-cell table:style-name="ce147" table:formula="of:=[$'Compare Time'.AC49]" office:value-type="float" office:value="6.863978" calcext:value-type="float">
            <text:p>6.86</text:p>
          </table:table-cell>
          <table:table-cell table:style-name="ce147" table:formula="of:=[$'Compare Time'.AD49]" office:value-type="float" office:value="72.40614" calcext:value-type="float">
            <text:p>72.41</text:p>
          </table:table-cell>
          <table:table-cell table:style-name="ce147" table:formula="of:=[$'Compare Time'.AE49]" office:value-type="float" office:value="3.8184" calcext:value-type="float">
            <text:p>3.82</text:p>
          </table:table-cell>
          <table:table-cell table:style-name="ce147" table:formula="of:=[$'Compare Time'.AF49]" office:value-type="float" office:value="16.26094" calcext:value-type="float">
            <text:p>16.26</text:p>
          </table:table-cell>
          <table:table-cell table:style-name="ce147" table:formula="of:=[$'Compare Time'.AG49]" office:value-type="float" office:value="9.57978" calcext:value-type="float">
            <text:p>9.58</text:p>
          </table:table-cell>
          <table:table-cell table:style-name="ce147" table:formula="of:=[$'Compare Time'.AH49]" office:value-type="float" office:value="0" calcext:value-type="float">
            <text:p>0.00</text:p>
          </table:table-cell>
          <table:table-cell table:style-name="ce147" table:formula="of:=[$'Compare Time'.AI49]" office:value-type="float" office:value="7.388974" calcext:value-type="float">
            <text:p>7.39</text:p>
          </table:table-cell>
          <table:table-cell table:style-name="ce147" table:formula="of:=[$'Compare Time'.AJ49]" office:value-type="float" office:value="55.6299" calcext:value-type="float">
            <text:p>55.63</text:p>
          </table:table-cell>
          <table:table-cell table:style-name="ce147" table:formula="of:=[$'Compare Time'.AK49]" office:value-type="float" office:value="11.140394" calcext:value-type="float">
            <text:p>11.14</text:p>
          </table:table-cell>
          <table:table-cell table:style-name="ce155" table:formula="of:=[$'Compare Time'.AL49]" office:value-type="float" office:value="6.703468" calcext:value-type="float">
            <text:p>6.70</text:p>
          </table:table-cell>
          <table:table-cell table:style-name="ce155" table:formula="of:=[$'Compare Time'.AM49]" office:value-type="float" office:value="11.383506" calcext:value-type="float">
            <text:p>11.38</text:p>
          </table:table-cell>
          <table:table-cell table:style-name="ce155" table:formula="of:=[$'Compare Time'.AN49]" office:value-type="float" office:value="8.262796" calcext:value-type="float">
            <text:p>8.26</text:p>
          </table:table-cell>
          <table:table-cell table:style-name="ce155" table:formula="of:=[$'Compare Time'.AO49]" office:value-type="float" office:value="4.706106" calcext:value-type="float">
            <text:p>4.71</text:p>
          </table:table-cell>
          <table:table-cell table:style-name="ce155" table:formula="of:=[$'Compare Time'.AP49]" office:value-type="float" office:value="19.075474" calcext:value-type="float">
            <text:p>19.08</text:p>
          </table:table-cell>
          <table:table-cell table:style-name="ce155" table:formula="of:=[$'Compare Time'.AQ49]" office:value-type="float" office:value="49.86864" calcext:value-type="float">
            <text:p>49.87</text:p>
          </table:table-cell>
          <table:table-cell table:number-columns-repeated="12"/>
        </table:table-row>
        <table:table-row table:style-name="ro1">
          <table:table-cell table:number-columns-repeated="2" table:style-name="ce77" office:value-type="float" office:value="15" calcext:value-type="float">
            <text:p>15</text:p>
          </table:table-cell>
          <table:table-cell table:style-name="ce147" table:formula="of:=[$'Compare Time'.B50]" office:value-type="float" office:value="3.5619" calcext:value-type="float">
            <text:p>3.56</text:p>
          </table:table-cell>
          <table:table-cell table:style-name="ce147" table:formula="of:=[$'Compare Time'.C50]" office:value-type="float" office:value="13.56402" calcext:value-type="float">
            <text:p>13.56</text:p>
          </table:table-cell>
          <table:table-cell table:style-name="ce147" table:formula="of:=[$'Compare Time'.D50]" office:value-type="float" office:value="11.222022" calcext:value-type="float">
            <text:p>11.22</text:p>
          </table:table-cell>
          <table:table-cell table:style-name="ce147" table:formula="of:=[$'Compare Time'.E50]" office:value-type="float" office:value="5.18862" calcext:value-type="float">
            <text:p>5.19</text:p>
          </table:table-cell>
          <table:table-cell table:style-name="ce147" table:formula="of:=[$'Compare Time'.F50]" office:value-type="float" office:value="15.4547494" calcext:value-type="float">
            <text:p>15.45</text:p>
          </table:table-cell>
          <table:table-cell table:style-name="ce147" table:formula="of:=[$'Compare Time'.G50]" office:value-type="float" office:value="51.00868" calcext:value-type="float">
            <text:p>51.01</text:p>
          </table:table-cell>
          <table:table-cell table:style-name="ce147" table:formula="of:=[$'Compare Time'.H50]" office:value-type="float" office:value="1.4964696" calcext:value-type="float">
            <text:p>1.50</text:p>
          </table:table-cell>
          <table:table-cell table:style-name="ce147" table:formula="of:=[$'Compare Time'.I50]" office:value-type="float" office:value="14.32888" calcext:value-type="float">
            <text:p>14.33</text:p>
          </table:table-cell>
          <table:table-cell table:style-name="ce147" table:formula="of:=[$'Compare Time'.J50]" office:value-type="float" office:value="13.089218" calcext:value-type="float">
            <text:p>13.09</text:p>
          </table:table-cell>
          <table:table-cell table:style-name="ce147" table:formula="of:=[$'Compare Time'.K50]" office:value-type="float" office:value="4.288674" calcext:value-type="float">
            <text:p>4.29</text:p>
          </table:table-cell>
          <table:table-cell table:style-name="ce147" table:formula="of:=[$'Compare Time'.L50]" office:value-type="float" office:value="15.406388" calcext:value-type="float">
            <text:p>15.41</text:p>
          </table:table-cell>
          <table:table-cell table:style-name="ce147" table:formula="of:=[$'Compare Time'.M50]" office:value-type="float" office:value="51.39038" calcext:value-type="float">
            <text:p>51.39</text:p>
          </table:table-cell>
          <table:table-cell table:style-name="ce147" table:formula="of:=[$'Compare Time'.N50]" office:value-type="float" office:value="8.624866" calcext:value-type="float">
            <text:p>8.62</text:p>
          </table:table-cell>
          <table:table-cell table:style-name="ce147" table:formula="of:=[$'Compare Time'.O50]" office:value-type="float" office:value="16.229822" calcext:value-type="float">
            <text:p>16.23</text:p>
          </table:table-cell>
          <table:table-cell table:style-name="ce147" table:formula="of:=[$'Compare Time'.P50]" office:value-type="float" office:value="6.819654" calcext:value-type="float">
            <text:p>6.82</text:p>
          </table:table-cell>
          <table:table-cell table:style-name="ce147" table:formula="of:=[$'Compare Time'.Q50]" office:value-type="float" office:value="3.751706" calcext:value-type="float">
            <text:p>3.75</text:p>
          </table:table-cell>
          <table:table-cell table:style-name="ce147" table:formula="of:=[$'Compare Time'.R50]" office:value-type="float" office:value="46.78896" calcext:value-type="float">
            <text:p>46.79</text:p>
          </table:table-cell>
          <table:table-cell table:style-name="ce147" table:formula="of:=[$'Compare Time'.S50]" office:value-type="float" office:value="17.785" calcext:value-type="float">
            <text:p>17.79</text:p>
          </table:table-cell>
          <table:table-cell table:style-name="ce147" table:formula="of:=[$'Compare Time'.T50]" office:value-type="float" office:value="3.674592" calcext:value-type="float">
            <text:p>3.67</text:p>
          </table:table-cell>
          <table:table-cell table:style-name="ce147" table:formula="of:=[$'Compare Time'.U50]" office:value-type="float" office:value="15.55294" calcext:value-type="float">
            <text:p>15.55</text:p>
          </table:table-cell>
          <table:table-cell table:style-name="ce147" table:formula="of:=[$'Compare Time'.V50]" office:value-type="float" office:value="10.750822" calcext:value-type="float">
            <text:p>10.75</text:p>
          </table:table-cell>
          <table:table-cell table:style-name="ce147" table:formula="of:=[$'Compare Time'.W50]" office:value-type="float" office:value="2.378398" calcext:value-type="float">
            <text:p>2.38</text:p>
          </table:table-cell>
          <table:table-cell table:style-name="ce147" table:formula="of:=[$'Compare Time'.X50]" office:value-type="float" office:value="39.97376" calcext:value-type="float">
            <text:p>39.97</text:p>
          </table:table-cell>
          <table:table-cell table:style-name="ce147" table:formula="of:=[$'Compare Time'.Y50]" office:value-type="float" office:value="27.66946" calcext:value-type="float">
            <text:p>27.67</text:p>
          </table:table-cell>
          <table:table-cell table:style-name="ce147" table:formula="of:=[$'Compare Time'.Z50]" office:value-type="float" office:value="12.77654" calcext:value-type="float">
            <text:p>12.78</text:p>
          </table:table-cell>
          <table:table-cell table:style-name="ce147" table:formula="of:=[$'Compare Time'.AA50]" office:value-type="float" office:value="3.136636" calcext:value-type="float">
            <text:p>3.14</text:p>
          </table:table-cell>
          <table:table-cell table:style-name="ce147" table:formula="of:=[$'Compare Time'.AB50]" office:value-type="float" office:value="0" calcext:value-type="float">
            <text:p>0.00</text:p>
          </table:table-cell>
          <table:table-cell table:style-name="ce147" table:formula="of:=[$'Compare Time'.AC50]" office:value-type="float" office:value="4.42044" calcext:value-type="float">
            <text:p>4.42</text:p>
          </table:table-cell>
          <table:table-cell table:style-name="ce147" table:formula="of:=[$'Compare Time'.AD50]" office:value-type="float" office:value="74.015" calcext:value-type="float">
            <text:p>74.02</text:p>
          </table:table-cell>
          <table:table-cell table:style-name="ce147" table:formula="of:=[$'Compare Time'.AE50]" office:value-type="float" office:value="5.65138" calcext:value-type="float">
            <text:p>5.65</text:p>
          </table:table-cell>
          <table:table-cell table:style-name="ce147" table:formula="of:=[$'Compare Time'.AF50]" office:value-type="float" office:value="13.68356" calcext:value-type="float">
            <text:p>13.68</text:p>
          </table:table-cell>
          <table:table-cell table:style-name="ce147" table:formula="of:=[$'Compare Time'.AG50]" office:value-type="float" office:value="12.203544" calcext:value-type="float">
            <text:p>12.20</text:p>
          </table:table-cell>
          <table:table-cell table:style-name="ce147" table:formula="of:=[$'Compare Time'.AH50]" office:value-type="float" office:value="0" calcext:value-type="float">
            <text:p>0.00</text:p>
          </table:table-cell>
          <table:table-cell table:style-name="ce147" table:formula="of:=[$'Compare Time'.AI50]" office:value-type="float" office:value="5.95221" calcext:value-type="float">
            <text:p>5.95</text:p>
          </table:table-cell>
          <table:table-cell table:style-name="ce147" table:formula="of:=[$'Compare Time'.AJ50]" office:value-type="float" office:value="53.92524" calcext:value-type="float">
            <text:p>53.93</text:p>
          </table:table-cell>
          <table:table-cell table:style-name="ce147" table:formula="of:=[$'Compare Time'.AK50]" office:value-type="float" office:value="14.235454" calcext:value-type="float">
            <text:p>14.24</text:p>
          </table:table-cell>
          <table:table-cell table:style-name="ce155" table:formula="of:=[$'Compare Time'.AL50]" office:value-type="float" office:value="3.00675" calcext:value-type="float">
            <text:p>3.01</text:p>
          </table:table-cell>
          <table:table-cell table:style-name="ce155" table:formula="of:=[$'Compare Time'.AM50]" office:value-type="float" office:value="12.4894" calcext:value-type="float">
            <text:p>12.49</text:p>
          </table:table-cell>
          <table:table-cell table:style-name="ce155" table:formula="of:=[$'Compare Time'.AN50]" office:value-type="float" office:value="10.325308" calcext:value-type="float">
            <text:p>10.33</text:p>
          </table:table-cell>
          <table:table-cell table:style-name="ce155" table:formula="of:=[$'Compare Time'.AO50]" office:value-type="float" office:value="3.973644" calcext:value-type="float">
            <text:p>3.97</text:p>
          </table:table-cell>
          <table:table-cell table:style-name="ce155" table:formula="of:=[$'Compare Time'.AP50]" office:value-type="float" office:value="14.443812" calcext:value-type="float">
            <text:p>14.44</text:p>
          </table:table-cell>
          <table:table-cell table:style-name="ce155" table:formula="of:=[$'Compare Time'.AQ50]" office:value-type="float" office:value="55.7611" calcext:value-type="float">
            <text:p>55.76</text:p>
          </table:table-cell>
          <table:table-cell table:number-columns-repeated="12"/>
        </table:table-row>
        <table:table-row table:style-name="ro1"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147" table:formula="of:=[$'Compare Time'.B51]" office:value-type="float" office:value="13.01102" calcext:value-type="float">
            <text:p>13.01</text:p>
          </table:table-cell>
          <table:table-cell table:style-name="ce147" table:formula="of:=[$'Compare Time'.C51]" office:value-type="float" office:value="4.360172" calcext:value-type="float">
            <text:p>4.36</text:p>
          </table:table-cell>
          <table:table-cell table:style-name="ce147" table:formula="of:=[$'Compare Time'.D51]" office:value-type="float" office:value="3.876292" calcext:value-type="float">
            <text:p>3.88</text:p>
          </table:table-cell>
          <table:table-cell table:style-name="ce147" table:formula="of:=[$'Compare Time'.E51]" office:value-type="float" office:value="5.46863" calcext:value-type="float">
            <text:p>5.47</text:p>
          </table:table-cell>
          <table:table-cell table:style-name="ce147" table:formula="of:=[$'Compare Time'.F51]" office:value-type="float" office:value="59.26796" calcext:value-type="float">
            <text:p>59.27</text:p>
          </table:table-cell>
          <table:table-cell table:style-name="ce147" table:formula="of:=[$'Compare Time'.G51]" office:value-type="float" office:value="14.0159" calcext:value-type="float">
            <text:p>14.02</text:p>
          </table:table-cell>
          <table:table-cell table:style-name="ce147" table:formula="of:=[$'Compare Time'.H51]" office:value-type="float" office:value="9.684558" calcext:value-type="float">
            <text:p>9.68</text:p>
          </table:table-cell>
          <table:table-cell table:style-name="ce147" table:formula="of:=[$'Compare Time'.I51]" office:value-type="float" office:value="4.313084" calcext:value-type="float">
            <text:p>4.31</text:p>
          </table:table-cell>
          <table:table-cell table:style-name="ce147" table:formula="of:=[$'Compare Time'.J51]" office:value-type="float" office:value="6.025638" calcext:value-type="float">
            <text:p>6.03</text:p>
          </table:table-cell>
          <table:table-cell table:style-name="ce147" table:formula="of:=[$'Compare Time'.K51]" office:value-type="float" office:value="4.79333" calcext:value-type="float">
            <text:p>4.79</text:p>
          </table:table-cell>
          <table:table-cell table:style-name="ce147" table:formula="of:=[$'Compare Time'.L51]" office:value-type="float" office:value="57.65718" calcext:value-type="float">
            <text:p>57.66</text:p>
          </table:table-cell>
          <table:table-cell table:style-name="ce147" table:formula="of:=[$'Compare Time'.M51]" office:value-type="float" office:value="17.5262" calcext:value-type="float">
            <text:p>17.53</text:p>
          </table:table-cell>
          <table:table-cell table:style-name="ce147" table:formula="of:=[$'Compare Time'.N51]" office:value-type="float" office:value="11.890828" calcext:value-type="float">
            <text:p>11.89</text:p>
          </table:table-cell>
          <table:table-cell table:style-name="ce147" table:formula="of:=[$'Compare Time'.O51]" office:value-type="float" office:value="4.111472" calcext:value-type="float">
            <text:p>4.11</text:p>
          </table:table-cell>
          <table:table-cell table:style-name="ce147" table:formula="of:=[$'Compare Time'.P51]" office:value-type="float" office:value="3.412384" calcext:value-type="float">
            <text:p>3.41</text:p>
          </table:table-cell>
          <table:table-cell table:style-name="ce147" table:formula="of:=[$'Compare Time'.Q51]" office:value-type="float" office:value="4.869566" calcext:value-type="float">
            <text:p>4.87</text:p>
          </table:table-cell>
          <table:table-cell table:style-name="ce147" table:formula="of:=[$'Compare Time'.R51]" office:value-type="float" office:value="61.13996" calcext:value-type="float">
            <text:p>61.14</text:p>
          </table:table-cell>
          <table:table-cell table:style-name="ce147" table:formula="of:=[$'Compare Time'.S51]" office:value-type="float" office:value="14.575822" calcext:value-type="float">
            <text:p>14.58</text:p>
          </table:table-cell>
          <table:table-cell table:style-name="ce147" table:formula="of:=[$'Compare Time'.T51]" office:value-type="float" office:value="9.632284" calcext:value-type="float">
            <text:p>9.63</text:p>
          </table:table-cell>
          <table:table-cell table:style-name="ce147" table:formula="of:=[$'Compare Time'.U51]" office:value-type="float" office:value="4.746824" calcext:value-type="float">
            <text:p>4.75</text:p>
          </table:table-cell>
          <table:table-cell table:style-name="ce147" table:formula="of:=[$'Compare Time'.V51]" office:value-type="float" office:value="6.762758" calcext:value-type="float">
            <text:p>6.76</text:p>
          </table:table-cell>
          <table:table-cell table:style-name="ce147" table:formula="of:=[$'Compare Time'.W51]" office:value-type="float" office:value="4.734576" calcext:value-type="float">
            <text:p>4.73</text:p>
          </table:table-cell>
          <table:table-cell table:style-name="ce147" table:formula="of:=[$'Compare Time'.X51]" office:value-type="float" office:value="59.90128" calcext:value-type="float">
            <text:p>59.90</text:p>
          </table:table-cell>
          <table:table-cell table:style-name="ce147" table:formula="of:=[$'Compare Time'.Y51]" office:value-type="float" office:value="14.222278" calcext:value-type="float">
            <text:p>14.22</text:p>
          </table:table-cell>
          <table:table-cell table:style-name="ce147" table:formula="of:=[$'Compare Time'.Z51]" office:value-type="float" office:value="14.13558" calcext:value-type="float">
            <text:p>14.14</text:p>
          </table:table-cell>
          <table:table-cell table:style-name="ce147" table:formula="of:=[$'Compare Time'.AA51]" office:value-type="float" office:value="1.222564" calcext:value-type="float">
            <text:p>1.22</text:p>
          </table:table-cell>
          <table:table-cell table:style-name="ce147" table:formula="of:=[$'Compare Time'.AB51]" office:value-type="float" office:value="0" calcext:value-type="float">
            <text:p>0.00</text:p>
          </table:table-cell>
          <table:table-cell table:style-name="ce147" table:formula="of:=[$'Compare Time'.AC51]" office:value-type="float" office:value="5.69819" calcext:value-type="float">
            <text:p>5.70</text:p>
          </table:table-cell>
          <table:table-cell table:style-name="ce147" table:formula="of:=[$'Compare Time'.AD51]" office:value-type="float" office:value="72.62494" calcext:value-type="float">
            <text:p>72.62</text:p>
          </table:table-cell>
          <table:table-cell table:style-name="ce147" table:formula="of:=[$'Compare Time'.AE51]" office:value-type="float" office:value="6.31873999999999" calcext:value-type="float">
            <text:p>6.32</text:p>
          </table:table-cell>
          <table:table-cell table:style-name="ce147" table:formula="of:=[$'Compare Time'.AF51]" office:value-type="float" office:value="17.19474" calcext:value-type="float">
            <text:p>17.19</text:p>
          </table:table-cell>
          <table:table-cell table:style-name="ce147" table:formula="of:=[$'Compare Time'.AG51]" office:value-type="float" office:value="3.485714" calcext:value-type="float">
            <text:p>3.49</text:p>
          </table:table-cell>
          <table:table-cell table:style-name="ce147" table:formula="of:=[$'Compare Time'.AH51]" office:value-type="float" office:value="0" calcext:value-type="float">
            <text:p>0.00</text:p>
          </table:table-cell>
          <table:table-cell table:style-name="ce147" table:formula="of:=[$'Compare Time'.AI51]" office:value-type="float" office:value="6.620718" calcext:value-type="float">
            <text:p>6.62</text:p>
          </table:table-cell>
          <table:table-cell table:style-name="ce147" table:formula="of:=[$'Compare Time'.AJ51]" office:value-type="float" office:value="62.55894" calcext:value-type="float">
            <text:p>62.56</text:p>
          </table:table-cell>
          <table:table-cell table:style-name="ce147" table:formula="of:=[$'Compare Time'.AK51]" office:value-type="float" office:value="10.139892" calcext:value-type="float">
            <text:p>10.14</text:p>
          </table:table-cell>
          <table:table-cell table:style-name="ce155" table:formula="of:=[$'Compare Time'.AL51]" office:value-type="float" office:value="11.6453" calcext:value-type="float">
            <text:p>11.65</text:p>
          </table:table-cell>
          <table:table-cell table:style-name="ce155" table:formula="of:=[$'Compare Time'.AM51]" office:value-type="float" office:value="3.94603" calcext:value-type="float">
            <text:p>3.95</text:p>
          </table:table-cell>
          <table:table-cell table:style-name="ce155" table:formula="of:=[$'Compare Time'.AN51]" office:value-type="float" office:value="3.503044" calcext:value-type="float">
            <text:p>3.50</text:p>
          </table:table-cell>
          <table:table-cell table:style-name="ce155" table:formula="of:=[$'Compare Time'.AO51]" office:value-type="float" office:value="4.98852" calcext:value-type="float">
            <text:p>4.99</text:p>
          </table:table-cell>
          <table:table-cell table:style-name="ce155" table:formula="of:=[$'Compare Time'.AP51]" office:value-type="float" office:value="60.14826" calcext:value-type="float">
            <text:p>60.15</text:p>
          </table:table-cell>
          <table:table-cell table:style-name="ce155" table:formula="of:=[$'Compare Time'.AQ51]" office:value-type="float" office:value="15.76886" calcext:value-type="float">
            <text:p>15.77</text:p>
          </table:table-cell>
          <table:table-cell table:number-columns-repeated="12"/>
        </table:table-row>
        <table:table-row table:style-name="ro1"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0" calcext:value-type="float">
            <text:p>10</text:p>
          </table:table-cell>
          <table:table-cell table:style-name="ce147" table:formula="of:=[$'Compare Time'.B52]" office:value-type="float" office:value="9.67377" calcext:value-type="float">
            <text:p>9.67</text:p>
          </table:table-cell>
          <table:table-cell table:style-name="ce147" table:formula="of:=[$'Compare Time'.C52]" office:value-type="float" office:value="9.386916" calcext:value-type="float">
            <text:p>9.39</text:p>
          </table:table-cell>
          <table:table-cell table:style-name="ce147" table:formula="of:=[$'Compare Time'.D52]" office:value-type="float" office:value="7.671442" calcext:value-type="float">
            <text:p>7.67</text:p>
          </table:table-cell>
          <table:table-cell table:style-name="ce147" table:formula="of:=[$'Compare Time'.E52]" office:value-type="float" office:value="5.09434" calcext:value-type="float">
            <text:p>5.09</text:p>
          </table:table-cell>
          <table:table-cell table:style-name="ce147" table:formula="of:=[$'Compare Time'.F52]" office:value-type="float" office:value="46.47252" calcext:value-type="float">
            <text:p>46.47</text:p>
          </table:table-cell>
          <table:table-cell table:style-name="ce147" table:formula="of:=[$'Compare Time'.G52]" office:value-type="float" office:value="21.70102" calcext:value-type="float">
            <text:p>21.70</text:p>
          </table:table-cell>
          <table:table-cell table:style-name="ce147" table:formula="of:=[$'Compare Time'.H52]" office:value-type="float" office:value="6.055036" calcext:value-type="float">
            <text:p>6.06</text:p>
          </table:table-cell>
          <table:table-cell table:style-name="ce147" table:formula="of:=[$'Compare Time'.I52]" office:value-type="float" office:value="10.033816" calcext:value-type="float">
            <text:p>10.03</text:p>
          </table:table-cell>
          <table:table-cell table:style-name="ce147" table:formula="of:=[$'Compare Time'.J52]" office:value-type="float" office:value="12.29385" calcext:value-type="float">
            <text:p>12.29</text:p>
          </table:table-cell>
          <table:table-cell table:style-name="ce147" table:formula="of:=[$'Compare Time'.K52]" office:value-type="float" office:value="4.487774" calcext:value-type="float">
            <text:p>4.49</text:p>
          </table:table-cell>
          <table:table-cell table:style-name="ce147" table:formula="of:=[$'Compare Time'.L52]" office:value-type="float" office:value="47.97226" calcext:value-type="float">
            <text:p>47.97</text:p>
          </table:table-cell>
          <table:table-cell table:style-name="ce147" table:formula="of:=[$'Compare Time'.M52]" office:value-type="float" office:value="19.157266" calcext:value-type="float">
            <text:p>19.16</text:p>
          </table:table-cell>
          <table:table-cell table:style-name="ce147" table:formula="of:=[$'Compare Time'.N52]" office:value-type="float" office:value="12.300514" calcext:value-type="float">
            <text:p>12.30</text:p>
          </table:table-cell>
          <table:table-cell table:style-name="ce147" table:formula="of:=[$'Compare Time'.O52]" office:value-type="float" office:value="11.33849" calcext:value-type="float">
            <text:p>11.34</text:p>
          </table:table-cell>
          <table:table-cell table:style-name="ce147" table:formula="of:=[$'Compare Time'.P52]" office:value-type="float" office:value="7.502782" calcext:value-type="float">
            <text:p>7.50</text:p>
          </table:table-cell>
          <table:table-cell table:style-name="ce147" table:formula="of:=[$'Compare Time'.Q52]" office:value-type="float" office:value="5.171764" calcext:value-type="float">
            <text:p>5.17</text:p>
          </table:table-cell>
          <table:table-cell table:style-name="ce147" table:formula="of:=[$'Compare Time'.R52]" office:value-type="float" office:value="52.06252" calcext:value-type="float">
            <text:p>52.06</text:p>
          </table:table-cell>
          <table:table-cell table:style-name="ce147" table:formula="of:=[$'Compare Time'.S52]" office:value-type="float" office:value="11.623892" calcext:value-type="float">
            <text:p>11.62</text:p>
          </table:table-cell>
          <table:table-cell table:style-name="ce147" table:formula="of:=[$'Compare Time'.T52]" office:value-type="float" office:value="7.70838" calcext:value-type="float">
            <text:p>7.71</text:p>
          </table:table-cell>
          <table:table-cell table:style-name="ce147" table:formula="of:=[$'Compare Time'.U52]" office:value-type="float" office:value="11.590392" calcext:value-type="float">
            <text:p>11.59</text:p>
          </table:table-cell>
          <table:table-cell table:style-name="ce147" table:formula="of:=[$'Compare Time'.V52]" office:value-type="float" office:value="10.867334" calcext:value-type="float">
            <text:p>10.87</text:p>
          </table:table-cell>
          <table:table-cell table:style-name="ce147" table:formula="of:=[$'Compare Time'.W52]" office:value-type="float" office:value="3.538776" calcext:value-type="float">
            <text:p>3.54</text:p>
          </table:table-cell>
          <table:table-cell table:style-name="ce147" table:formula="of:=[$'Compare Time'.X52]" office:value-type="float" office:value="44.12936" calcext:value-type="float">
            <text:p>44.13</text:p>
          </table:table-cell>
          <table:table-cell table:style-name="ce147" table:formula="of:=[$'Compare Time'.Y52]" office:value-type="float" office:value="22.165758" calcext:value-type="float">
            <text:p>22.17</text:p>
          </table:table-cell>
          <table:table-cell table:style-name="ce147" table:formula="of:=[$'Compare Time'.Z52]" office:value-type="float" office:value="15.86658" calcext:value-type="float">
            <text:p>15.87</text:p>
          </table:table-cell>
          <table:table-cell table:style-name="ce147" table:formula="of:=[$'Compare Time'.AA52]" office:value-type="float" office:value="3.982664" calcext:value-type="float">
            <text:p>3.98</text:p>
          </table:table-cell>
          <table:table-cell table:style-name="ce147" table:formula="of:=[$'Compare Time'.AB52]" office:value-type="float" office:value="0" calcext:value-type="float">
            <text:p>0.00</text:p>
          </table:table-cell>
          <table:table-cell table:style-name="ce147" table:formula="of:=[$'Compare Time'.AC52]" office:value-type="float" office:value="6.136078" calcext:value-type="float">
            <text:p>6.14</text:p>
          </table:table-cell>
          <table:table-cell table:style-name="ce147" table:formula="of:=[$'Compare Time'.AD52]" office:value-type="float" office:value="65.45854" calcext:value-type="float">
            <text:p>65.46</text:p>
          </table:table-cell>
          <table:table-cell table:style-name="ce147" table:formula="of:=[$'Compare Time'.AE52]" office:value-type="float" office:value="8.55614" calcext:value-type="float">
            <text:p>8.56</text:p>
          </table:table-cell>
          <table:table-cell table:style-name="ce147" table:formula="of:=[$'Compare Time'.AF52]" office:value-type="float" office:value="17.30996" calcext:value-type="float">
            <text:p>17.31</text:p>
          </table:table-cell>
          <table:table-cell table:style-name="ce147" table:formula="of:=[$'Compare Time'.AG52]" office:value-type="float" office:value="8.03234" calcext:value-type="float">
            <text:p>8.03</text:p>
          </table:table-cell>
          <table:table-cell table:style-name="ce147" table:formula="of:=[$'Compare Time'.AH52]" office:value-type="float" office:value="0" calcext:value-type="float">
            <text:p>0.00</text:p>
          </table:table-cell>
          <table:table-cell table:style-name="ce147" table:formula="of:=[$'Compare Time'.AI52]" office:value-type="float" office:value="6.50772" calcext:value-type="float">
            <text:p>6.51</text:p>
          </table:table-cell>
          <table:table-cell table:style-name="ce147" table:formula="of:=[$'Compare Time'.AJ52]" office:value-type="float" office:value="58.10024" calcext:value-type="float">
            <text:p>58.10</text:p>
          </table:table-cell>
          <table:table-cell table:style-name="ce147" table:formula="of:=[$'Compare Time'.AK52]" office:value-type="float" office:value="10.04976" calcext:value-type="float">
            <text:p>10.05</text:p>
          </table:table-cell>
          <table:table-cell table:style-name="ce155" table:formula="of:=[$'Compare Time'.AL52]" office:value-type="float" office:value="9.522604" calcext:value-type="float">
            <text:p>9.52</text:p>
          </table:table-cell>
          <table:table-cell table:style-name="ce155" table:formula="of:=[$'Compare Time'.AM52]" office:value-type="float" office:value="8.89996" calcext:value-type="float">
            <text:p>8.90</text:p>
          </table:table-cell>
          <table:table-cell table:style-name="ce155" table:formula="of:=[$'Compare Time'.AN52]" office:value-type="float" office:value="7.603172" calcext:value-type="float">
            <text:p>7.60</text:p>
          </table:table-cell>
          <table:table-cell table:style-name="ce155" table:formula="of:=[$'Compare Time'.AO52]" office:value-type="float" office:value="4.820604" calcext:value-type="float">
            <text:p>4.82</text:p>
          </table:table-cell>
          <table:table-cell table:style-name="ce155" table:formula="of:=[$'Compare Time'.AP52]" office:value-type="float" office:value="43.0927" calcext:value-type="float">
            <text:p>43.09</text:p>
          </table:table-cell>
          <table:table-cell table:style-name="ce155" table:formula="of:=[$'Compare Time'.AQ52]" office:value-type="float" office:value="26.06096" calcext:value-type="float">
            <text:p>26.06</text:p>
          </table:table-cell>
          <table:table-cell table:number-columns-repeated="12"/>
        </table:table-row>
        <table:table-row table:style-name="ro1" table:number-rows-repeated="40">
          <table:table-cell table:number-columns-repeated="56"/>
        </table:table-row>
        <table:table-row table:style-name="ro1">
          <table:table-cell table:number-columns-repeated="55"/>
          <table:table-cell table:style-name="ce61"/>
        </table:table-row>
      </table:table>
      <table:table table:name="ResumedDist" table:style-name="ta6">
        <table:table-column table:style-name="co10" table:number-columns-repeated="2" table:default-cell-style-name="Default"/>
        <table:table-column table:style-name="co35" table:default-cell-style-name="ce77"/>
        <table:table-column table:style-name="co36" table:default-cell-style-name="ce77"/>
        <table:table-column table:style-name="co37" table:default-cell-style-name="ce117"/>
        <table:table-column table:style-name="co37" table:number-columns-repeated="3" table:default-cell-style-name="ce82"/>
        <table:table-column table:style-name="co37" table:default-cell-style-name="ce117"/>
        <table:table-column table:style-name="co37" table:number-columns-repeated="2" table:default-cell-style-name="ce82"/>
        <table:table-column table:style-name="co37" table:default-cell-style-name="ce123"/>
        <table:table-column table:style-name="co37" table:number-columns-repeated="4" table:default-cell-style-name="ce82"/>
        <table:table-column table:style-name="co37" table:default-cell-style-name="ce117"/>
        <table:table-column table:style-name="co37" table:number-columns-repeated="2" table:default-cell-style-name="ce82"/>
        <table:table-column table:style-name="co37" table:default-cell-style-name="ce123"/>
        <table:table-column table:style-name="co37" table:default-cell-style-name="ce117"/>
        <table:table-column table:style-name="co38" table:number-columns-repeated="2" table:default-cell-style-name="ce82"/>
        <table:table-column table:style-name="co37" table:default-cell-style-name="ce123"/>
        <table:table-column table:style-name="co38" table:default-cell-style-name="ce117"/>
        <table:table-column table:style-name="co37" table:default-cell-style-name="ce82"/>
        <table:table-column table:style-name="co38" table:default-cell-style-name="ce82"/>
        <table:table-column table:style-name="co37" table:default-cell-style-name="ce12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6" office:value-type="string" calcext:value-type="string" table:number-columns-spanned="4" table:number-rows-spanned="1">
            <text:p>ScSp</text:p>
          </table:table-cell>
          <table:covered-table-cell table:number-columns-repeated="3" table:style-name="ce29"/>
          <table:table-cell table:style-name="ce148" office:value-type="string" calcext:value-type="string" table:number-columns-spanned="4" table:number-rows-spanned="1">
            <text:p>McSp</text:p>
          </table:table-cell>
          <table:covered-table-cell table:number-columns-repeated="2" table:style-name="ce120"/>
          <table:covered-table-cell table:style-name="ce122"/>
          <table:table-cell table:style-name="ce29" office:value-type="string" calcext:value-type="string" table:number-columns-spanned="4" table:number-rows-spanned="1">
            <text:p>ScMp</text:p>
          </table:table-cell>
          <table:covered-table-cell table:number-columns-repeated="3" table:style-name="ce120"/>
          <table:table-cell table:style-name="ce148" office:value-type="string" calcext:value-type="string" table:number-columns-spanned="4" table:number-rows-spanned="1">
            <text:p>McMp</text:p>
          </table:table-cell>
          <table:covered-table-cell table:number-columns-repeated="2" table:style-name="ce120"/>
          <table:covered-table-cell table:style-name="ce122"/>
          <table:table-cell table:style-name="ce148" office:value-type="string" calcext:value-type="string" table:number-columns-spanned="4" table:number-rows-spanned="1">
            <text:p>Customer</text:p>
          </table:table-cell>
          <table:covered-table-cell table:number-columns-repeated="2" table:style-name="ce29"/>
          <table:covered-table-cell table:style-name="ce121"/>
          <table:table-cell table:style-name="ce148" office:value-type="string" calcext:value-type="string" table:number-columns-spanned="4" table:number-rows-spanned="1">
            <text:p>Parcel</text:p>
          </table:table-cell>
          <table:covered-table-cell table:number-columns-repeated="2" table:style-name="ce29"/>
          <table:covered-table-cell table:style-name="ce1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58" table:formula="of:=[$'Compare Dist'.B50]" office:value-type="float" office:value="0" calcext:value-type="float">
            <text:p>0.00</text:p>
          </table:table-cell>
          <table:table-cell table:style-name="ce159" table:formula="of:=[$'Compare Dist'.C50]" office:value-type="float" office:value="0" calcext:value-type="float">
            <text:p>0.00</text:p>
          </table:table-cell>
          <table:table-cell table:style-name="ce159" table:formula="of:=[$'Compare Dist'.D50]" office:value-type="float" office:value="0" calcext:value-type="float">
            <text:p>0.00</text:p>
          </table:table-cell>
          <table:table-cell table:style-name="ce159" table:formula="of:=[$'Compare Dist'.E50]" office:value-type="float" office:value="0" calcext:value-type="float">
            <text:p>0.00</text:p>
          </table:table-cell>
          <table:table-cell table:style-name="ce158" table:formula="of:=[$'Compare Dist'.F50]" office:value-type="float" office:value="0" calcext:value-type="float">
            <text:p>0.00</text:p>
          </table:table-cell>
          <table:table-cell table:style-name="ce159" table:formula="of:=[$'Compare Dist'.G50]" office:value-type="float" office:value="0" calcext:value-type="float">
            <text:p>0.00</text:p>
          </table:table-cell>
          <table:table-cell table:style-name="ce159" table:formula="of:=[$'Compare Dist'.H50]" office:value-type="float" office:value="0" calcext:value-type="float">
            <text:p>0.00</text:p>
          </table:table-cell>
          <table:table-cell table:style-name="ce160" table:formula="of:=[$'Compare Dist'.I50]" office:value-type="float" office:value="0" calcext:value-type="float">
            <text:p>0.00</text:p>
          </table:table-cell>
          <table:table-cell table:style-name="ce159" table:formula="of:=[$'Compare Dist'.J50]" office:value-type="float" office:value="0" calcext:value-type="float">
            <text:p>0.00</text:p>
          </table:table-cell>
          <table:table-cell table:style-name="ce159" table:formula="of:=[$'Compare Dist'.K50]" office:value-type="float" office:value="0" calcext:value-type="float">
            <text:p>0.00</text:p>
          </table:table-cell>
          <table:table-cell table:style-name="ce159" table:formula="of:=[$'Compare Dist'.L50]" office:value-type="float" office:value="0" calcext:value-type="float">
            <text:p>0.00</text:p>
          </table:table-cell>
          <table:table-cell table:style-name="ce159" table:formula="of:=[$'Compare Dist'.M50]" office:value-type="float" office:value="0" calcext:value-type="float">
            <text:p>0.00</text:p>
          </table:table-cell>
          <table:table-cell table:style-name="ce158" table:formula="of:=[$'Compare Dist'.N50]" office:value-type="float" office:value="0" calcext:value-type="float">
            <text:p>0.00</text:p>
          </table:table-cell>
          <table:table-cell table:style-name="ce159" table:formula="of:=[$'Compare Dist'.O50]" office:value-type="float" office:value="0" calcext:value-type="float">
            <text:p>0.00</text:p>
          </table:table-cell>
          <table:table-cell table:style-name="ce159" table:formula="of:=[$'Compare Dist'.P50]" office:value-type="float" office:value="0" calcext:value-type="float">
            <text:p>0.00</text:p>
          </table:table-cell>
          <table:table-cell table:style-name="ce160" table:formula="of:=[$'Compare Dist'.Q50]" office:value-type="float" office:value="0" calcext:value-type="float">
            <text:p>0.00</text:p>
          </table:table-cell>
          <table:table-cell table:style-name="ce158" office:value-type="float" office:value="41.71283" calcext:value-type="float">
            <text:p>41.71</text:p>
          </table:table-cell>
          <table:table-cell table:number-columns-repeated="2" table:style-name="ce159" office:value-type="float" office:value="0" calcext:value-type="float">
            <text:p>0.00</text:p>
          </table:table-cell>
          <table:table-cell table:style-name="ce160" office:value-type="float" office:value="58.28717" calcext:value-type="float">
            <text:p>58.29</text:p>
          </table:table-cell>
          <table:table-cell table:style-name="ce158" office:value-type="float" office:value="0" calcext:value-type="float">
            <text:p>0.00</text:p>
          </table:table-cell>
          <table:table-cell table:style-name="ce159" office:value-type="float" office:value="26.90789" calcext:value-type="float">
            <text:p>26.91</text:p>
          </table:table-cell>
          <table:table-cell table:style-name="ce159" office:value-type="float" office:value="0" calcext:value-type="float">
            <text:p>0.00</text:p>
          </table:table-cell>
          <table:table-cell table:style-name="ce160" office:value-type="float" office:value="23.09211" calcext:value-type="float">
            <text:p>23.09</text:p>
          </table:table-cell>
        </table:table-row>
      </table:table>
      <table:table table:name="ToPaper" table:style-name="ta6">
        <office:forms form:automatic-focus="false" form:apply-design-mode="false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1" table:number-columns-repeated="17" table:default-cell-style-name="Default"/>
        <table:table-column table:style-name="co10" table:number-columns-repeated="4" table:default-cell-style-name="Default"/>
        <table:table-column table:style-name="co29" table:default-cell-style-name="ce77"/>
        <table:table-column table:style-name="co41" table:default-cell-style-name="ce77"/>
        <table:table-column table:style-name="co28" table:number-columns-repeated="2" table:default-cell-style-name="ce77"/>
        <table:table-column table:style-name="co43" table:default-cell-style-name="ce77"/>
        <table:table-column table:style-name="co28" table:default-cell-style-name="ce77"/>
        <table:table-column table:style-name="co44" table:default-cell-style-name="ce77"/>
        <table:table-column table:style-name="co22" table:default-cell-style-name="ce77"/>
        <table:table-column table:style-name="co28" table:number-columns-repeated="2" table:default-cell-style-name="ce77"/>
        <table:table-column table:style-name="co43" table:default-cell-style-name="ce77"/>
        <table:table-column table:style-name="co28" table:default-cell-style-name="ce77"/>
        <table:table-column table:style-name="co44" table:default-cell-style-name="ce77"/>
        <table:table-column table:style-name="co22" table:default-cell-style-name="ce77"/>
        <table:table-column table:style-name="co28" table:number-columns-repeated="2" table:default-cell-style-name="ce77"/>
        <table:table-column table:style-name="co43" table:default-cell-style-name="ce77"/>
        <table:table-column table:style-name="co28" table:default-cell-style-name="ce77"/>
        <table:table-column table:style-name="co44" table:default-cell-style-name="ce77"/>
        <table:table-column table:style-name="co22" table:default-cell-style-name="ce77"/>
        <table:table-column table:style-name="co28" table:number-columns-repeated="2" table:default-cell-style-name="ce77"/>
        <table:table-column table:style-name="co43" table:default-cell-style-name="ce77"/>
        <table:table-column table:style-name="co28" table:default-cell-style-name="ce77"/>
        <table:table-column table:style-name="co44" table:default-cell-style-name="ce77"/>
        <table:table-column table:style-name="co22" table:default-cell-style-name="ce77"/>
        <table:table-column table:style-name="co28" table:default-cell-style-name="ce77"/>
        <table:table-column table:style-name="co43" table:number-columns-repeated="2" table:default-cell-style-name="ce77"/>
        <table:table-column table:style-name="co28" table:default-cell-style-name="ce77"/>
        <table:table-column table:style-name="co44" table:default-cell-style-name="ce77"/>
        <table:table-column table:style-name="co22" table:default-cell-style-name="ce77"/>
        <table:table-column table:style-name="co28" table:default-cell-style-name="ce77"/>
        <table:table-column table:style-name="co43" table:number-columns-repeated="2" table:default-cell-style-name="ce77"/>
        <table:table-column table:style-name="co28" table:default-cell-style-name="ce77"/>
        <table:table-column table:style-name="co44" table:default-cell-style-name="ce77"/>
        <table:table-column table:style-name="co22" table:default-cell-style-name="ce77"/>
        <table:table-column table:style-name="co28" table:number-columns-repeated="2" table:default-cell-style-name="ce77"/>
        <table:table-column table:style-name="co43" table:default-cell-style-name="ce77"/>
        <table:table-column table:style-name="co28" table:default-cell-style-name="ce77"/>
        <table:table-column table:style-name="co44" table:default-cell-style-name="ce77"/>
        <table:table-column table:style-name="co22" table:default-cell-style-name="ce77"/>
        <table:table-column table:style-name="co10" table:number-columns-repeated="6" table:default-cell-style-name="ce77"/>
        <table:table-column table:style-name="co10" table:number-columns-repeated="2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28" table:default-cell-style-name="Default"/>
        <table:table-column table:style-name="co14" table:number-columns-repeated="3" table:default-cell-style-name="Default"/>
        <table:table-column table:style-name="co28" table:default-cell-style-name="Default"/>
        <table:table-column table:style-name="co14" table:number-columns-repeated="3" table:default-cell-style-name="Default"/>
        <table:table-column table:style-name="co28" table:default-cell-style-name="Default"/>
        <table:table-column table:style-name="co14" table:number-columns-repeated="3" table:default-cell-style-name="Default"/>
        <table:table-column table:style-name="co28" table:default-cell-style-name="Default"/>
        <table:table-column table:style-name="co14" table:number-columns-repeated="3" table:default-cell-style-name="Default"/>
        <table:table-column table:style-name="co28" table:number-columns-repeated="2" table:default-cell-style-name="Default"/>
        <table:table-column table:style-name="co14" table:number-columns-repeated="2" table:default-cell-style-name="Default"/>
        <table:table-column table:style-name="co28" table:default-cell-style-name="Default"/>
        <table:table-column table:style-name="co14" table:number-columns-repeated="3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1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row table:style-name="ro2">
          <table:table-cell table:style-name="ce77" table:number-columns-repeated="3"/>
          <table:table-cell table:style-name="ce69" office:value-type="string" calcext:value-type="string" table:number-columns-spanned="2" table:number-rows-spanned="1">
            <text:p>ScSp</text:p>
          </table:table-cell>
          <table:covered-table-cell table:style-name="ce77"/>
          <table:table-cell table:style-name="ce77"/>
          <table:table-cell table:style-name="ce77" table:formula="of:=[$ResumedStats.K2]" office:value-type="string" office:string-value="McSp" calcext:value-type="string" table:number-columns-spanned="2" table:number-rows-spanned="1">
            <text:p>McSp</text:p>
          </table:table-cell>
          <table:covered-table-cell table:style-name="ce77"/>
          <table:table-cell table:style-name="ce77"/>
          <table:table-cell table:style-name="ce77" table:formula="of:=[$ResumedStats.S2]" office:value-type="string" office:string-value="ScMp" calcext:value-type="string" table:number-columns-spanned="2" table:number-rows-spanned="1">
            <text:p>ScMp</text:p>
          </table:table-cell>
          <table:covered-table-cell table:style-name="ce82"/>
          <table:table-cell table:style-name="ce82"/>
          <table:table-cell table:style-name="ce77" table:formula="of:=[$ResumedStats.AA2]" office:value-type="string" office:string-value="McMp" calcext:value-type="string" table:number-columns-spanned="2" table:number-rows-spanned="1">
            <text:p>McMp</text:p>
          </table:table-cell>
          <table:covered-table-cell table:style-name="ce82"/>
          <table:table-cell table:style-name="ce82"/>
          <table:table-cell table:style-name="ce77" table:formula="of:=[$ResumedStats.AI2]" office:value-type="string" office:string-value="UVSA" calcext:value-type="string" table:number-columns-spanned="2" table:number-rows-spanned="1">
            <text:p>UVSA</text:p>
          </table:table-cell>
          <table:covered-table-cell table:style-name="ce77"/>
          <table:table-cell table:style-name="ce77"/>
          <table:table-cell table:style-name="ce77" office:value-type="string" calcext:value-type="string" table:number-columns-spanned="2" table:number-rows-spanned="1">
            <text:p>SVSA</text:p>
          </table:table-cell>
          <table:covered-table-cell table:style-name="ce77"/>
          <table:table-cell table:number-columns-repeated="6"/>
          <table:table-cell table:style-name="ce71" office:value-type="string" calcext:value-type="string" table:number-columns-spanned="6" table:number-rows-spanned="1">
            <text:p>ScSp</text:p>
          </table:table-cell>
          <table:covered-table-cell table:number-columns-repeated="4" table:style-name="ce71"/>
          <table:covered-table-cell table:style-name="ce72"/>
          <table:table-cell table:style-name="ce71" office:value-type="string" calcext:value-type="string" table:number-columns-spanned="6" table:number-rows-spanned="1">
            <text:p>McSp</text:p>
          </table:table-cell>
          <table:covered-table-cell table:number-columns-repeated="5" table:style-name="ce72"/>
          <table:table-cell table:style-name="ce71" office:value-type="string" calcext:value-type="string" table:number-columns-spanned="6" table:number-rows-spanned="1">
            <text:p>ScMp</text:p>
          </table:table-cell>
          <table:covered-table-cell table:number-columns-repeated="5" table:style-name="ce72"/>
          <table:table-cell table:style-name="ce71" office:value-type="string" calcext:value-type="string" table:number-columns-spanned="6" table:number-rows-spanned="1">
            <text:p>McMp</text:p>
          </table:table-cell>
          <table:covered-table-cell table:number-columns-repeated="5" table:style-name="ce72"/>
          <table:table-cell table:style-name="ce71" office:value-type="string" calcext:value-type="string" table:number-columns-spanned="6" table:number-rows-spanned="1">
            <text:p>AmcMp</text:p>
          </table:table-cell>
          <table:covered-table-cell table:number-columns-repeated="5" table:style-name="ce72"/>
          <table:table-cell table:style-name="ce71" office:value-type="string" calcext:value-type="string" table:number-columns-spanned="6" table:number-rows-spanned="1">
            <text:p>UVSA</text:p>
          </table:table-cell>
          <table:covered-table-cell table:number-columns-repeated="4" table:style-name="ce71"/>
          <table:covered-table-cell table:style-name="ce72"/>
          <table:table-cell table:style-name="ce71" office:value-type="string" calcext:value-type="string" table:number-columns-spanned="6" table:number-rows-spanned="1">
            <text:p>SVSA</text:p>
          </table:table-cell>
          <table:covered-table-cell table:number-columns-repeated="5"/>
          <table:table-cell table:number-columns-repeated="10"/>
          <table:table-cell table:style-name="ce71" office:value-type="string" calcext:value-type="string" table:number-columns-spanned="3" table:number-rows-spanned="1">
            <text:p>ScSp</text:p>
          </table:table-cell>
          <table:covered-table-cell table:number-columns-repeated="2" table:style-name="ce71"/>
          <table:table-cell table:style-name="ce71"/>
          <table:table-cell table:style-name="ce71" office:value-type="string" calcext:value-type="string" table:number-columns-spanned="3" table:number-rows-spanned="1">
            <text:p>McSp</text:p>
          </table:table-cell>
          <table:covered-table-cell table:number-columns-repeated="2" table:style-name="ce72"/>
          <table:table-cell table:style-name="ce72"/>
          <table:table-cell table:style-name="ce71" office:value-type="string" calcext:value-type="string" table:number-columns-spanned="3" table:number-rows-spanned="1">
            <text:p>ScMp</text:p>
          </table:table-cell>
          <table:covered-table-cell table:number-columns-repeated="2" table:style-name="ce72"/>
          <table:table-cell table:style-name="ce72"/>
          <table:table-cell table:style-name="ce71" office:value-type="string" calcext:value-type="string" table:number-columns-spanned="3" table:number-rows-spanned="1">
            <text:p>McMp</text:p>
          </table:table-cell>
          <table:covered-table-cell table:number-columns-repeated="2" table:style-name="ce72"/>
          <table:table-cell table:style-name="ce72"/>
          <table:table-cell table:style-name="ce71" office:value-type="string" calcext:value-type="string" table:number-columns-spanned="3" table:number-rows-spanned="1">
            <text:p>AmcMp</text:p>
          </table:table-cell>
          <table:covered-table-cell table:number-columns-repeated="2" table:style-name="ce71"/>
          <table:table-cell table:style-name="ce72"/>
          <table:table-cell table:style-name="ce71" office:value-type="string" calcext:value-type="string" table:number-columns-spanned="3" table:number-rows-spanned="1">
            <text:p>UVSA</text:p>
          </table:table-cell>
          <table:covered-table-cell table:number-columns-repeated="2" table:style-name="ce71"/>
          <table:table-cell table:style-name="ce71"/>
          <table:table-cell table:style-name="ce71" office:value-type="string" calcext:value-type="string" table:number-columns-spanned="3" table:number-rows-spanned="1">
            <text:p>SVSA</text:p>
          </table:table-cell>
          <table:covered-table-cell table:number-columns-repeated="2" table:style-name="ce77"/>
          <table:table-cell table:number-columns-repeated="3"/>
          <table:table-cell table:style-name="ce69" office:value-type="string" calcext:value-type="string" table:number-columns-spanned="5" table:number-rows-spanned="1">
            <text:p>ScSp – Original Formulation</text:p>
          </table:table-cell>
          <table:covered-table-cell table:number-columns-repeated="4"/>
          <table:table-cell/>
          <table:table-cell table:style-name="ce69" office:value-type="string" calcext:value-type="string" table:number-columns-spanned="5" table:number-rows-spanned="1">
            <text:p>ScSp – Alternate Formulation</text:p>
          </table:table-cell>
          <table:covered-table-cell table:number-columns-repeated="4"/>
        </table:table-row>
        <table:table-row table:style-name="ro4"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57" office:value-type="string" calcext:value-type="string">
            <text:p>Rev. Cust. (US$)</text:p>
          </table:table-cell>
          <table:table-cell table:style-name="ce38" table:formula="of:=[$ResumedStats.D3]" office:value-type="string" office:string-value="Rev. Parc. (US$)" calcext:value-type="string">
            <text:p>Rev. Parc. (US$)</text:p>
          </table:table-cell>
          <table:table-cell table:style-name="ce38" table:formula="of:=[$ResumedStats.E3]" office:value-type="string" office:string-value="Costs (US$)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4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14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14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147" table:number-columns-repeated="6"/>
          <table:table-cell table:number-columns-repeated="2"/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/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57" office:value-type="string" calcext:value-type="string">
            <text:p>Sol. Val. (US$)</text:p>
          </table:table-cell>
          <table:table-cell table:style-name="ce5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38"/>
          <table:table-cell table:style-name="ce57" office:value-type="string" calcext:value-type="string">
            <text:p>Sol. Val. (US$)</text:p>
          </table:table-cell>
          <table:table-cell table:style-name="ce5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147" office:value-type="float" office:value="50.5342" calcext:value-type="float">
            <text:p>50.53</text:p>
          </table:table-cell>
          <table:table-cell table:style-name="ce147" office:value-type="float" office:value="22.6813" calcext:value-type="float">
            <text:p>22.68</text:p>
          </table:table-cell>
          <table:table-cell table:style-name="ce147" office:value-type="float" office:value="29.50632" calcext:value-type="float">
            <text:p>29.51</text:p>
          </table:table-cell>
          <table:table-cell table:style-name="ce82"/>
          <table:table-cell table:style-name="ce82" office:value-type="float" office:value="28.97294" calcext:value-type="float">
            <text:p>28.97</text:p>
          </table:table-cell>
          <table:table-cell table:style-name="ce82" office:value-type="float" office:value="35.73468" calcext:value-type="float">
            <text:p>35.73</text:p>
          </table:table-cell>
          <table:table-cell table:style-name="ce82"/>
          <table:table-cell table:style-name="ce82" office:value-type="float" office:value="28.97294" calcext:value-type="float">
            <text:p>28.97</text:p>
          </table:table-cell>
          <table:table-cell table:style-name="ce82" office:value-type="float" office:value="34.5327" calcext:value-type="float">
            <text:p>34.53</text:p>
          </table:table-cell>
          <table:table-cell table:style-name="ce82"/>
          <table:table-cell table:style-name="ce82" office:value-type="float" office:value="28.97294" calcext:value-type="float">
            <text:p>28.97</text:p>
          </table:table-cell>
          <table:table-cell table:style-name="ce82" office:value-type="float" office:value="34.25142" calcext:value-type="float">
            <text:p>34.25</text:p>
          </table:table-cell>
          <table:table-cell table:style-name="ce82"/>
          <table:table-cell table:style-name="ce82" office:value-type="float" office:value="15.94406" calcext:value-type="float">
            <text:p>15.94</text:p>
          </table:table-cell>
          <table:table-cell table:style-name="ce82" office:value-type="float" office:value="30.79466" calcext:value-type="float">
            <text:p>30.79</text:p>
          </table:table-cell>
          <table:table-cell table:style-name="ce82"/>
          <table:table-cell table:style-name="ce82" office:value-type="float" office:value="29.5303" calcext:value-type="float">
            <text:p>29.53</text:p>
          </table:table-cell>
          <table:table-cell table:style-name="ce82" office:value-type="float" office:value="32.80368" calcext:value-type="float">
            <text:p>32.80</text:p>
          </table:table-cell>
          <table:table-cell table:number-columns-repeated="3"/>
          <table:table-cell>
            <office:annotation draw:style-name="gr1" draw:text-style-name="P2" svg:width="1.1413in" svg:height="0.7083in" svg:x="13.3055in" svg:y="0.0996in" draw:caption-point-x="-0.2402in" draw:caption-point-y="0.5945in">
              <dc:date>2021-02-17T00:00:00</dc:date>
              <text:p text:style-name="P1"><text:span text:style-name="T1">10-5 from the small sf</text:span></text:p>
              <text:p text:style-name="P1"><text:span text:style-name="T1"/></text:p>
            </office:annotation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82" office:value-type="float" office:value="8.457868" calcext:value-type="float">
            <text:p>8.46</text:p>
          </table:table-cell>
          <table:table-cell table:style-name="ce82" office:value-type="float" office:value="6.651628" calcext:value-type="float">
            <text:p>6.65</text:p>
          </table:table-cell>
          <table:table-cell table:style-name="ce82" office:value-type="float" office:value="4.975078" calcext:value-type="float">
            <text:p>4.98</text:p>
          </table:table-cell>
          <table:table-cell table:style-name="ce82" office:value-type="float" office:value="6.032106" calcext:value-type="float">
            <text:p>6.03</text:p>
          </table:table-cell>
          <table:table-cell table:style-name="ce82" office:value-type="float" office:value="43.8797" calcext:value-type="float">
            <text:p>43.88</text:p>
          </table:table-cell>
          <table:table-cell table:style-name="ce82" office:value-type="float" office:value="30.003614" calcext:value-type="float">
            <text:p>30.00</text:p>
          </table:table-cell>
          <table:table-cell table:style-name="ce82" office:value-type="float" office:value="5.355516" calcext:value-type="float">
            <text:p>5.36</text:p>
          </table:table-cell>
          <table:table-cell table:style-name="ce82" office:value-type="float" office:value="6.329946" calcext:value-type="float">
            <text:p>6.33</text:p>
          </table:table-cell>
          <table:table-cell table:style-name="ce82" office:value-type="float" office:value="5.3081" calcext:value-type="float">
            <text:p>5.31</text:p>
          </table:table-cell>
          <table:table-cell table:style-name="ce82" office:value-type="float" office:value="4.930644" calcext:value-type="float">
            <text:p>4.93</text:p>
          </table:table-cell>
          <table:table-cell table:style-name="ce82" office:value-type="float" office:value="45.0948" calcext:value-type="float">
            <text:p>45.09</text:p>
          </table:table-cell>
          <table:table-cell table:style-name="ce82" office:value-type="float" office:value="32.98102" calcext:value-type="float">
            <text:p>32.98</text:p>
          </table:table-cell>
          <table:table-cell table:style-name="ce82" office:value-type="float" office:value="7.463594" calcext:value-type="float">
            <text:p>7.46</text:p>
          </table:table-cell>
          <table:table-cell table:style-name="ce82" office:value-type="float" office:value="6.141784" calcext:value-type="float">
            <text:p>6.14</text:p>
          </table:table-cell>
          <table:table-cell table:style-name="ce82" office:value-type="float" office:value="3.08765" calcext:value-type="float">
            <text:p>3.09</text:p>
          </table:table-cell>
          <table:table-cell table:style-name="ce82" office:value-type="float" office:value="4.919874" calcext:value-type="float">
            <text:p>4.92</text:p>
          </table:table-cell>
          <table:table-cell table:style-name="ce82" office:value-type="float" office:value="62.70642" calcext:value-type="float">
            <text:p>62.71</text:p>
          </table:table-cell>
          <table:table-cell table:style-name="ce82" office:value-type="float" office:value="15.680688" calcext:value-type="float">
            <text:p>15.68</text:p>
          </table:table-cell>
          <table:table-cell table:style-name="ce82" office:value-type="float" office:value="5.960528" calcext:value-type="float">
            <text:p>5.96</text:p>
          </table:table-cell>
          <table:table-cell table:style-name="ce82" office:value-type="float" office:value="6.270154" calcext:value-type="float">
            <text:p>6.27</text:p>
          </table:table-cell>
          <table:table-cell table:style-name="ce82" office:value-type="float" office:value="4.426948" calcext:value-type="float">
            <text:p>4.43</text:p>
          </table:table-cell>
          <table:table-cell table:style-name="ce82" office:value-type="float" office:value="4.635162" calcext:value-type="float">
            <text:p>4.64</text:p>
          </table:table-cell>
          <table:table-cell table:style-name="ce82" office:value-type="float" office:value="55.35312" calcext:value-type="float">
            <text:p>55.35</text:p>
          </table:table-cell>
          <table:table-cell table:style-name="ce82" office:value-type="float" office:value="23.354104" calcext:value-type="float">
            <text:p>23.35</text:p>
          </table:table-cell>
          <table:table-cell table:style-name="ce82" table:formula="of:=[$'Compare Time'.T45]" office:value-type="float" office:value="5.960528" calcext:value-type="float">
            <text:p>5.96</text:p>
          </table:table-cell>
          <table:table-cell table:style-name="ce82" table:formula="of:=[$'Compare Time'.U45]" office:value-type="float" office:value="6.270154" calcext:value-type="float">
            <text:p>6.27</text:p>
          </table:table-cell>
          <table:table-cell table:style-name="ce82" table:formula="of:=[$'Compare Time'.V45]" office:value-type="float" office:value="4.426948" calcext:value-type="float">
            <text:p>4.43</text:p>
          </table:table-cell>
          <table:table-cell table:style-name="ce82" table:formula="of:=[$'Compare Time'.W45]" office:value-type="float" office:value="4.635162" calcext:value-type="float">
            <text:p>4.64</text:p>
          </table:table-cell>
          <table:table-cell table:style-name="ce82" table:formula="of:=[$'Compare Time'.X45]" office:value-type="float" office:value="55.35312" calcext:value-type="float">
            <text:p>55.35</text:p>
          </table:table-cell>
          <table:table-cell table:style-name="ce82" table:formula="of:=[$'Compare Time'.Y45]" office:value-type="float" office:value="23.354104" calcext:value-type="float">
            <text:p>23.35</text:p>
          </table:table-cell>
          <table:table-cell table:style-name="ce82" office:value-type="float" office:value="9.60603" calcext:value-type="float">
            <text:p>9.61</text:p>
          </table:table-cell>
          <table:table-cell table:style-name="ce82" office:value-type="float" office:value="2.009238" calcext:value-type="float">
            <text:p>2.01</text:p>
          </table:table-cell>
          <table:table-cell table:style-name="ce82" office:value-type="float" office:value="0" calcext:value-type="float">
            <text:p>0.00</text:p>
          </table:table-cell>
          <table:table-cell table:style-name="ce82" office:value-type="float" office:value="5.255292" calcext:value-type="float">
            <text:p>5.26</text:p>
          </table:table-cell>
          <table:table-cell table:style-name="ce82" office:value-type="float" office:value="74.42596" calcext:value-type="float">
            <text:p>74.43</text:p>
          </table:table-cell>
          <table:table-cell table:style-name="ce82" office:value-type="float" office:value="8.70346" calcext:value-type="float">
            <text:p>8.70</text:p>
          </table:table-cell>
          <table:table-cell table:style-name="ce82" office:value-type="float" office:value="9.702646" calcext:value-type="float">
            <text:p>9.70</text:p>
          </table:table-cell>
          <table:table-cell table:style-name="ce82" office:value-type="float" office:value="4.832964" calcext:value-type="float">
            <text:p>4.83</text:p>
          </table:table-cell>
          <table:table-cell table:style-name="ce82" office:value-type="float" office:value="0" calcext:value-type="float">
            <text:p>0.00</text:p>
          </table:table-cell>
          <table:table-cell table:style-name="ce82" office:value-type="float" office:value="5.131246" calcext:value-type="float">
            <text:p>5.13</text:p>
          </table:table-cell>
          <table:table-cell table:style-name="ce82" office:value-type="float" office:value="67.74848" calcext:value-type="float">
            <text:p>67.75</text:p>
          </table:table-cell>
          <table:table-cell table:style-name="ce82" office:value-type="float" office:value="12.5846442" calcext:value-type="float">
            <text:p>12.58</text:p>
          </table:table-cell>
          <table:table-cell table:style-name="ce82" table:number-columns-repeated="6"/>
          <table:table-cell/>
          <table:table-cell table:style-name="ce62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113" table:formula="of:=SUM([.AA3:.AC3])" office:value-type="float" office:value="20.084574" calcext:value-type="float">
            <text:p>20.08</text:p>
          </table:table-cell>
          <table:table-cell table:style-name="ce113" table:formula="of:=[.AD3]" office:value-type="float" office:value="6.032106" calcext:value-type="float">
            <text:p>6.03</text:p>
          </table:table-cell>
          <table:table-cell table:style-name="ce113" table:formula="of:=SUM([.AE3:.AF3])" office:value-type="float" office:value="73.883314" calcext:value-type="float">
            <text:p>73.88</text:p>
          </table:table-cell>
          <table:table-cell table:style-name="ce113"/>
          <table:table-cell table:style-name="ce113" table:formula="of:=SUM([.AG3:.AI3])" office:value-type="float" office:value="16.993562" calcext:value-type="float">
            <text:p>16.99</text:p>
          </table:table-cell>
          <table:table-cell table:style-name="ce113" table:formula="of:=[.AJ3]" office:value-type="float" office:value="4.930644" calcext:value-type="float">
            <text:p>4.93</text:p>
          </table:table-cell>
          <table:table-cell table:style-name="ce113" table:formula="of:=SUM([.AK3:.AL3])" office:value-type="float" office:value="78.07582" calcext:value-type="float">
            <text:p>78.08</text:p>
          </table:table-cell>
          <table:table-cell table:style-name="ce113"/>
          <table:table-cell table:style-name="ce113" table:formula="of:=SUM([.AM3:.AO3])" office:value-type="float" office:value="16.693028" calcext:value-type="float">
            <text:p>16.69</text:p>
          </table:table-cell>
          <table:table-cell table:style-name="ce113" table:formula="of:=[.AP3]" office:value-type="float" office:value="4.919874" calcext:value-type="float">
            <text:p>4.92</text:p>
          </table:table-cell>
          <table:table-cell table:style-name="ce113" table:formula="of:=SUM([.AQ3:.AR3])" office:value-type="float" office:value="78.387108" calcext:value-type="float">
            <text:p>78.39</text:p>
          </table:table-cell>
          <table:table-cell table:style-name="ce113"/>
          <table:table-cell table:style-name="ce113" table:formula="of:=SUM([.AS3:.AU3])" office:value-type="float" office:value="16.65763" calcext:value-type="float">
            <text:p>16.66</text:p>
          </table:table-cell>
          <table:table-cell table:style-name="ce113" table:formula="of:=[.AV3]" office:value-type="float" office:value="4.635162" calcext:value-type="float">
            <text:p>4.64</text:p>
          </table:table-cell>
          <table:table-cell table:style-name="ce113" table:formula="of:=SUM([.AW3:.AX3])" office:value-type="float" office:value="78.707224" calcext:value-type="float">
            <text:p>78.71</text:p>
          </table:table-cell>
          <table:table-cell table:style-name="ce113"/>
          <table:table-cell table:style-name="ce113" table:formula="of:=SUM([.AY3:.BA3])" office:value-type="float" office:value="16.65763" calcext:value-type="float">
            <text:p>16.66</text:p>
          </table:table-cell>
          <table:table-cell table:style-name="ce113" table:formula="of:=[.BB3]" office:value-type="float" office:value="4.635162" calcext:value-type="float">
            <text:p>4.64</text:p>
          </table:table-cell>
          <table:table-cell table:style-name="ce113" table:formula="of:=SUM([.BC3:.BD3])" office:value-type="float" office:value="78.707224" calcext:value-type="float">
            <text:p>78.71</text:p>
          </table:table-cell>
          <table:table-cell table:style-name="ce113"/>
          <table:table-cell table:style-name="ce113" table:formula="of:=SUM([.BE3:.BG3])" office:value-type="float" office:value="11.615268" calcext:value-type="float">
            <text:p>11.62</text:p>
          </table:table-cell>
          <table:table-cell table:style-name="ce113" table:formula="of:=[.BH3]" office:value-type="float" office:value="5.255292" calcext:value-type="float">
            <text:p>5.26</text:p>
          </table:table-cell>
          <table:table-cell table:style-name="ce113" table:formula="of:=SUM([.BI3:.BJ3])" office:value-type="float" office:value="83.12942" calcext:value-type="float">
            <text:p>83.13</text:p>
          </table:table-cell>
          <table:table-cell table:style-name="ce113"/>
          <table:table-cell table:style-name="ce113" table:formula="of:=SUM([.BK3:.BM3])" office:value-type="float" office:value="14.53561" calcext:value-type="float">
            <text:p>14.54</text:p>
          </table:table-cell>
          <table:table-cell table:style-name="ce113" table:formula="of:=[.BN3]" office:value-type="float" office:value="5.131246" calcext:value-type="float">
            <text:p>5.13</text:p>
          </table:table-cell>
          <table:table-cell table:style-name="ce113" table:formula="of:=SUM([.BO3:.BP3])" office:value-type="float" office:value="80.3331242" calcext:value-type="float">
            <text:p>80.33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82" office:value-type="float" office:value="43.70916" calcext:value-type="float">
            <text:p>43.71</text:p>
          </table:table-cell>
          <table:table-cell table:style-name="ce82" office:value-type="float" office:value="1197.968" calcext:value-type="float">
            <text:p>1197.97</text:p>
          </table:table-cell>
          <table:table-cell table:style-name="ce82" office:value-type="float" office:value="43.70916" calcext:value-type="float">
            <text:p>43.71</text:p>
          </table:table-cell>
          <table:table-cell table:style-name="ce82" office:value-type="float" office:value="43.71192" calcext:value-type="float">
            <text:p>43.71</text:p>
          </table:table-cell>
          <table:table-cell table:style-name="ce82" office:value-type="float" office:value="0.0063339264" calcext:value-type="float">
            <text:p>0.01</text:p>
          </table:table-cell>
          <table:table-cell table:style-name="ce77"/>
          <table:table-cell table:style-name="ce82" office:value-type="float" office:value="43.70916" calcext:value-type="float">
            <text:p>43.71</text:p>
          </table:table-cell>
          <table:table-cell table:style-name="ce82" office:value-type="float" office:value="0.202" calcext:value-type="float">
            <text:p>0.20</text:p>
          </table:table-cell>
          <table:table-cell table:number-columns-repeated="2" table:style-name="ce82" office:value-type="float" office:value="43.70916" calcext:value-type="float">
            <text:p>43.71</text:p>
          </table:table-cell>
          <table:table-cell table:style-name="ce63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47" table:formula="of:=[$ResumedStats.C5]" office:value-type="float" office:value="53.70862" calcext:value-type="float">
            <text:p>53.71</text:p>
          </table:table-cell>
          <table:table-cell table:style-name="ce147" table:formula="of:=[$ResumedStats.D5]" office:value-type="float" office:value="50.50092" calcext:value-type="float">
            <text:p>50.50</text:p>
          </table:table-cell>
          <table:table-cell table:style-name="ce147" table:formula="of:=[$ResumedStats.E5]" office:value-type="float" office:value="42.10656" calcext:value-type="float">
            <text:p>42.11</text:p>
          </table:table-cell>
          <table:table-cell table:style-name="ce82"/>
          <table:table-cell table:style-name="ce82" table:formula="of:=[$ResumedStats.L5]" office:value-type="float" office:value="51.36986" calcext:value-type="float">
            <text:p>51.37</text:p>
          </table:table-cell>
          <table:table-cell table:style-name="ce82" table:formula="of:=[$ResumedStats.M5]" office:value-type="float" office:value="42.85836" calcext:value-type="float">
            <text:p>42.86</text:p>
          </table:table-cell>
          <table:table-cell table:style-name="ce82"/>
          <table:table-cell table:style-name="ce82" table:formula="of:=[$ResumedStats.T5]" office:value-type="float" office:value="57.22578" calcext:value-type="float">
            <text:p>57.23</text:p>
          </table:table-cell>
          <table:table-cell table:style-name="ce82" table:formula="of:=[$ResumedStats.U5]" office:value-type="float" office:value="37.8433" calcext:value-type="float">
            <text:p>37.84</text:p>
          </table:table-cell>
          <table:table-cell table:style-name="ce82"/>
          <table:table-cell table:style-name="ce82" table:formula="of:=[$ResumedStats.AB5]" office:value-type="float" office:value="57.22578" calcext:value-type="float">
            <text:p>57.23</text:p>
          </table:table-cell>
          <table:table-cell table:style-name="ce82" table:formula="of:=[$ResumedStats.AC5]" office:value-type="float" office:value="36.93424" calcext:value-type="float">
            <text:p>36.93</text:p>
          </table:table-cell>
          <table:table-cell table:style-name="ce82"/>
          <table:table-cell table:style-name="ce82" table:formula="of:=[$ResumedStats.AJ5]" office:value-type="float" office:value="33.99216" calcext:value-type="float">
            <text:p>33.99</text:p>
          </table:table-cell>
          <table:table-cell table:style-name="ce82" table:formula="of:=[$ResumedStats.AK5]" office:value-type="float" office:value="33.94206" calcext:value-type="float">
            <text:p>33.94</text:p>
          </table:table-cell>
          <table:table-cell table:style-name="ce82"/>
          <table:table-cell table:style-name="ce82" table:formula="of:=[$ResumedStats.AR5]" office:value-type="float" office:value="57.9051" calcext:value-type="float">
            <text:p>57.91</text:p>
          </table:table-cell>
          <table:table-cell table:style-name="ce82" table:formula="of:=[$ResumedStats.AS5]" office:value-type="float" office:value="38.10936" calcext:value-type="float">
            <text:p>38.1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2" table:formula="of:=[$ResumedTime.C5]" office:value-type="float" office:value="2.205576" calcext:value-type="float">
            <text:p>2.21</text:p>
          </table:table-cell>
          <table:table-cell table:style-name="ce82" table:formula="of:=[$ResumedTime.D5]" office:value-type="float" office:value="13.60738" calcext:value-type="float">
            <text:p>13.61</text:p>
          </table:table-cell>
          <table:table-cell table:style-name="ce82" table:formula="of:=[$ResumedTime.E5]" office:value-type="float" office:value="10.15912" calcext:value-type="float">
            <text:p>10.16</text:p>
          </table:table-cell>
          <table:table-cell table:style-name="ce82" table:formula="of:=[$ResumedTime.F5]" office:value-type="float" office:value="4.22619" calcext:value-type="float">
            <text:p>4.23</text:p>
          </table:table-cell>
          <table:table-cell table:style-name="ce82" table:formula="of:=[$ResumedTime.G5]" office:value-type="float" office:value="16.904825" calcext:value-type="float">
            <text:p>16.90</text:p>
          </table:table-cell>
          <table:table-cell table:style-name="ce82" table:formula="of:=[$ResumedTime.H5]" office:value-type="float" office:value="52.89692" calcext:value-type="float">
            <text:p>52.90</text:p>
          </table:table-cell>
          <table:table-cell table:style-name="ce82" table:formula="of:=[$ResumedTime.I5]" office:value-type="float" office:value="0.8389388" calcext:value-type="float">
            <text:p>0.84</text:p>
          </table:table-cell>
          <table:table-cell table:style-name="ce82" table:formula="of:=[$ResumedTime.J5]" office:value-type="float" office:value="12.087414" calcext:value-type="float">
            <text:p>12.09</text:p>
          </table:table-cell>
          <table:table-cell table:style-name="ce82" table:formula="of:=[$ResumedTime.K5]" office:value-type="float" office:value="9.938916" calcext:value-type="float">
            <text:p>9.94</text:p>
          </table:table-cell>
          <table:table-cell table:style-name="ce82" table:formula="of:=[$ResumedTime.L5]" office:value-type="float" office:value="3.64518" calcext:value-type="float">
            <text:p>3.65</text:p>
          </table:table-cell>
          <table:table-cell table:style-name="ce82" table:formula="of:=[$ResumedTime.M5]" office:value-type="float" office:value="20.489416" calcext:value-type="float">
            <text:p>20.49</text:p>
          </table:table-cell>
          <table:table-cell table:style-name="ce82" table:formula="of:=[$ResumedTime.N5]" office:value-type="float" office:value="53.00016" calcext:value-type="float">
            <text:p>53.00</text:p>
          </table:table-cell>
          <table:table-cell table:style-name="ce82" table:formula="of:=[$ResumedTime.O5]" office:value-type="float" office:value="4.454782" calcext:value-type="float">
            <text:p>4.45</text:p>
          </table:table-cell>
          <table:table-cell table:style-name="ce82" table:formula="of:=[$ResumedTime.P5]" office:value-type="float" office:value="15.84028" calcext:value-type="float">
            <text:p>15.84</text:p>
          </table:table-cell>
          <table:table-cell table:style-name="ce82" table:formula="of:=[$ResumedTime.Q5]" office:value-type="float" office:value="8.943684" calcext:value-type="float">
            <text:p>8.94</text:p>
          </table:table-cell>
          <table:table-cell table:style-name="ce82" table:formula="of:=[$ResumedTime.R5]" office:value-type="float" office:value="3.34947" calcext:value-type="float">
            <text:p>3.35</text:p>
          </table:table-cell>
          <table:table-cell table:style-name="ce82" table:formula="of:=[$ResumedTime.S5]" office:value-type="float" office:value="38.89908" calcext:value-type="float">
            <text:p>38.90</text:p>
          </table:table-cell>
          <table:table-cell table:style-name="ce82" table:formula="of:=[$ResumedTime.T5]" office:value-type="float" office:value="28.51268" calcext:value-type="float">
            <text:p>28.51</text:p>
          </table:table-cell>
          <table:table-cell table:style-name="ce82" table:formula="of:=[$ResumedTime.U5]" office:value-type="float" office:value="1.709288" calcext:value-type="float">
            <text:p>1.71</text:p>
          </table:table-cell>
          <table:table-cell table:style-name="ce82" table:formula="of:=[$ResumedTime.V5]" office:value-type="float" office:value="13.50876" calcext:value-type="float">
            <text:p>13.51</text:p>
          </table:table-cell>
          <table:table-cell table:style-name="ce82" table:formula="of:=[$ResumedTime.W5]" office:value-type="float" office:value="9.573052" calcext:value-type="float">
            <text:p>9.57</text:p>
          </table:table-cell>
          <table:table-cell table:style-name="ce82" table:formula="of:=[$ResumedTime.X5]" office:value-type="float" office:value="2.262724" calcext:value-type="float">
            <text:p>2.26</text:p>
          </table:table-cell>
          <table:table-cell table:style-name="ce82" table:formula="of:=[$ResumedTime.Y5]" office:value-type="float" office:value="38.96818" calcext:value-type="float">
            <text:p>38.97</text:p>
          </table:table-cell>
          <table:table-cell table:style-name="ce82" table:formula="of:=[$ResumedTime.Z5]" office:value-type="float" office:value="33.97796" calcext:value-type="float">
            <text:p>33.98</text:p>
          </table:table-cell>
          <table:table-cell table:style-name="ce82" table:formula="of:=[$'Compare Time'.T46]" office:value-type="float" office:value="1.709288" calcext:value-type="float">
            <text:p>1.71</text:p>
          </table:table-cell>
          <table:table-cell table:style-name="ce82" table:formula="of:=[$'Compare Time'.U46]" office:value-type="float" office:value="13.50876" calcext:value-type="float">
            <text:p>13.51</text:p>
          </table:table-cell>
          <table:table-cell table:style-name="ce82" table:formula="of:=[$'Compare Time'.V46]" office:value-type="float" office:value="9.573052" calcext:value-type="float">
            <text:p>9.57</text:p>
          </table:table-cell>
          <table:table-cell table:style-name="ce82" table:formula="of:=[$'Compare Time'.W46]" office:value-type="float" office:value="2.262724" calcext:value-type="float">
            <text:p>2.26</text:p>
          </table:table-cell>
          <table:table-cell table:style-name="ce82" table:formula="of:=[$'Compare Time'.X46]" office:value-type="float" office:value="38.96818" calcext:value-type="float">
            <text:p>38.97</text:p>
          </table:table-cell>
          <table:table-cell table:style-name="ce82" table:formula="of:=[$'Compare Time'.Y46]" office:value-type="float" office:value="33.97796" calcext:value-type="float">
            <text:p>33.98</text:p>
          </table:table-cell>
          <table:table-cell table:style-name="ce82" table:formula="of:=[$ResumedTime.AA5]" office:value-type="float" office:value="10.27387" calcext:value-type="float">
            <text:p>10.27</text:p>
          </table:table-cell>
          <table:table-cell table:style-name="ce82" table:formula="of:=[$ResumedTime.AB5]" office:value-type="float" office:value="5.677416" calcext:value-type="float">
            <text:p>5.68</text:p>
          </table:table-cell>
          <table:table-cell table:style-name="ce82" table:formula="of:=[$ResumedTime.AC5]" office:value-type="float" office:value="0" calcext:value-type="float">
            <text:p>0.00</text:p>
          </table:table-cell>
          <table:table-cell table:style-name="ce82" table:formula="of:=[$ResumedTime.AD5]" office:value-type="float" office:value="5.013308" calcext:value-type="float">
            <text:p>5.01</text:p>
          </table:table-cell>
          <table:table-cell table:style-name="ce82" table:formula="of:=[$ResumedTime.AE5]" office:value-type="float" office:value="70.881" calcext:value-type="float">
            <text:p>70.88</text:p>
          </table:table-cell>
          <table:table-cell table:style-name="ce82" table:formula="of:=[$ResumedTime.AF5]" office:value-type="float" office:value="8.15444" calcext:value-type="float">
            <text:p>8.15</text:p>
          </table:table-cell>
          <table:table-cell table:style-name="ce82" table:formula="of:=[$ResumedTime.AG5]" office:value-type="float" office:value="12.357334" calcext:value-type="float">
            <text:p>12.36</text:p>
          </table:table-cell>
          <table:table-cell table:style-name="ce82" table:formula="of:=[$ResumedTime.AH5]" office:value-type="float" office:value="11.390772" calcext:value-type="float">
            <text:p>11.39</text:p>
          </table:table-cell>
          <table:table-cell table:style-name="ce82" table:formula="of:=[$ResumedTime.AI5]" office:value-type="float" office:value="0" calcext:value-type="float">
            <text:p>0.00</text:p>
          </table:table-cell>
          <table:table-cell table:style-name="ce82" table:formula="of:=[$ResumedTime.AJ5]" office:value-type="float" office:value="6.473922" calcext:value-type="float">
            <text:p>6.47</text:p>
          </table:table-cell>
          <table:table-cell table:style-name="ce82" table:formula="of:=[$ResumedTime.AK5]" office:value-type="float" office:value="51.12774" calcext:value-type="float">
            <text:p>51.13</text:p>
          </table:table-cell>
          <table:table-cell table:style-name="ce82" table:formula="of:=[$ResumedTime.AL5]" office:value-type="float" office:value="18.65024" calcext:value-type="float">
            <text:p>18.65</text:p>
          </table:table-cell>
          <table:table-cell table:style-name="ce82" table:number-columns-repeated="6"/>
          <table:table-cell table:number-columns-repeated="2"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13" table:formula="of:=SUM([.AA4:.AC4])" office:value-type="float" office:value="25.972076" calcext:value-type="float">
            <text:p>25.97</text:p>
          </table:table-cell>
          <table:table-cell table:style-name="ce113" table:formula="of:=[.AD4]" office:value-type="float" office:value="4.22619" calcext:value-type="float">
            <text:p>4.23</text:p>
          </table:table-cell>
          <table:table-cell table:style-name="ce113" table:formula="of:=SUM([.AE4:.AF4])" office:value-type="float" office:value="69.801745" calcext:value-type="float">
            <text:p>69.80</text:p>
          </table:table-cell>
          <table:table-cell table:style-name="ce113"/>
          <table:table-cell table:style-name="ce113" table:formula="of:=SUM([.AG4:.AI4])" office:value-type="float" office:value="22.8652688" calcext:value-type="float">
            <text:p>22.87</text:p>
          </table:table-cell>
          <table:table-cell table:style-name="ce113" table:formula="of:=[.AJ4]" office:value-type="float" office:value="3.64518" calcext:value-type="float">
            <text:p>3.65</text:p>
          </table:table-cell>
          <table:table-cell table:style-name="ce113" table:formula="of:=SUM([.AK4:.AL4])" office:value-type="float" office:value="73.489576" calcext:value-type="float">
            <text:p>73.49</text:p>
          </table:table-cell>
          <table:table-cell table:style-name="ce113"/>
          <table:table-cell table:style-name="ce113" table:formula="of:=SUM([.AM4:.AO4])" office:value-type="float" office:value="29.238746" calcext:value-type="float">
            <text:p>29.24</text:p>
          </table:table-cell>
          <table:table-cell table:style-name="ce113" table:formula="of:=[.AP4]" office:value-type="float" office:value="3.34947" calcext:value-type="float">
            <text:p>3.35</text:p>
          </table:table-cell>
          <table:table-cell table:style-name="ce113" table:formula="of:=SUM([.AQ4:.AR4])" office:value-type="float" office:value="67.41176" calcext:value-type="float">
            <text:p>67.41</text:p>
          </table:table-cell>
          <table:table-cell table:style-name="ce113"/>
          <table:table-cell table:style-name="ce113" table:formula="of:=SUM([.AS4:.AU4])" office:value-type="float" office:value="24.7911" calcext:value-type="float">
            <text:p>24.79</text:p>
          </table:table-cell>
          <table:table-cell table:style-name="ce113" table:formula="of:=[.AV4]" office:value-type="float" office:value="2.262724" calcext:value-type="float">
            <text:p>2.26</text:p>
          </table:table-cell>
          <table:table-cell table:style-name="ce113" table:formula="of:=SUM([.AW4:.AX4])" office:value-type="float" office:value="72.94614" calcext:value-type="float">
            <text:p>72.95</text:p>
          </table:table-cell>
          <table:table-cell table:style-name="ce113"/>
          <table:table-cell table:style-name="ce113" table:formula="of:=SUM([.AY4:.BA4])" office:value-type="float" office:value="24.7911" calcext:value-type="float">
            <text:p>24.79</text:p>
          </table:table-cell>
          <table:table-cell table:style-name="ce113" table:formula="of:=[.BB4]" office:value-type="float" office:value="2.262724" calcext:value-type="float">
            <text:p>2.26</text:p>
          </table:table-cell>
          <table:table-cell table:style-name="ce113" table:formula="of:=SUM([.BC4:.BD4])" office:value-type="float" office:value="72.94614" calcext:value-type="float">
            <text:p>72.95</text:p>
          </table:table-cell>
          <table:table-cell table:style-name="ce113"/>
          <table:table-cell table:style-name="ce113" table:formula="of:=SUM([.BE4:.BG4])" office:value-type="float" office:value="15.951286" calcext:value-type="float">
            <text:p>15.95</text:p>
          </table:table-cell>
          <table:table-cell table:style-name="ce113" table:formula="of:=[.BH4]" office:value-type="float" office:value="5.013308" calcext:value-type="float">
            <text:p>5.01</text:p>
          </table:table-cell>
          <table:table-cell table:style-name="ce113" table:formula="of:=SUM([.BI4:.BJ4])" office:value-type="float" office:value="79.03544" calcext:value-type="float">
            <text:p>79.04</text:p>
          </table:table-cell>
          <table:table-cell table:style-name="ce113"/>
          <table:table-cell table:style-name="ce113" table:formula="of:=SUM([.BK4:.BM4])" office:value-type="float" office:value="23.748106" calcext:value-type="float">
            <text:p>23.75</text:p>
          </table:table-cell>
          <table:table-cell table:style-name="ce113" table:formula="of:=[.BN4]" office:value-type="float" office:value="6.473922" calcext:value-type="float">
            <text:p>6.47</text:p>
          </table:table-cell>
          <table:table-cell table:style-name="ce113" table:formula="of:=SUM([.BO4:.BP4])" office:value-type="float" office:value="69.77798" calcext:value-type="float">
            <text:p>69.78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82" table:formula="of:=[$ResumedStats.F5]" office:value-type="float" office:value="62.10296" calcext:value-type="float">
            <text:p>62.10</text:p>
          </table:table-cell>
          <table:table-cell table:style-name="ce82" table:formula="of:=[$ResumedStats.G5]" office:value-type="float" office:value="7197.598" calcext:value-type="float">
            <text:p>7197.60</text:p>
          </table:table-cell>
          <table:table-cell table:style-name="ce82" table:formula="of:=[$ResumedStats.H5]" office:value-type="float" office:value="62.10296" calcext:value-type="float">
            <text:p>62.10</text:p>
          </table:table-cell>
          <table:table-cell table:style-name="ce82" table:formula="of:=[$ResumedStats.I5]" office:value-type="float" office:value="66.43056" calcext:value-type="float">
            <text:p>66.43</text:p>
          </table:table-cell>
          <table:table-cell table:style-name="ce82" table:formula="of:=[$ResumedStats.J5]" office:value-type="float" office:value="6.589152" calcext:value-type="float">
            <text:p>6.59</text:p>
          </table:table-cell>
          <table:table-cell table:style-name="ce77"/>
          <table:table-cell table:style-name="ce82" table:formula="of:=[$ResumedStats.BB5]" office:value-type="float" office:value="62.23552" calcext:value-type="float">
            <text:p>62.24</text:p>
          </table:table-cell>
          <table:table-cell table:style-name="ce82" table:formula="of:=[$ResumedStats.BC5]" office:value-type="float" office:value="0.868" calcext:value-type="float">
            <text:p>0.87</text:p>
          </table:table-cell>
          <table:table-cell table:style-name="ce82" table:formula="of:=[$ResumedStats.BD5]" office:value-type="float" office:value="62.23552" calcext:value-type="float">
            <text:p>62.24</text:p>
          </table:table-cell>
          <table:table-cell table:style-name="ce82" table:formula="of:=[$ResumedStats.BE5]" office:value-type="float" office:value="62.23552" calcext:value-type="float">
            <text:p>62.24</text:p>
          </table:table-cell>
          <table:table-cell table:style-name="ce63" table:formula="of:=[$ResumedStats.BF5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47" table:formula="of:=[$ResumedStats.C6]" office:value-type="float" office:value="45.09494" calcext:value-type="float">
            <text:p>45.09</text:p>
          </table:table-cell>
          <table:table-cell table:style-name="ce147" table:formula="of:=[$ResumedStats.D6]" office:value-type="float" office:value="49.21368" calcext:value-type="float">
            <text:p>49.21</text:p>
          </table:table-cell>
          <table:table-cell table:style-name="ce147" table:formula="of:=[$ResumedStats.E6]" office:value-type="float" office:value="34.82506" calcext:value-type="float">
            <text:p>34.83</text:p>
          </table:table-cell>
          <table:table-cell table:style-name="ce82"/>
          <table:table-cell table:style-name="ce82" table:formula="of:=[$ResumedStats.L6]" office:value-type="float" office:value="50.09836" calcext:value-type="float">
            <text:p>50.10</text:p>
          </table:table-cell>
          <table:table-cell table:style-name="ce82" table:formula="of:=[$ResumedStats.M6]" office:value-type="float" office:value="35.09674" calcext:value-type="float">
            <text:p>35.10</text:p>
          </table:table-cell>
          <table:table-cell table:style-name="ce82"/>
          <table:table-cell table:style-name="ce82" table:formula="of:=[$ResumedStats.T6]" office:value-type="float" office:value="65.36968" calcext:value-type="float">
            <text:p>65.37</text:p>
          </table:table-cell>
          <table:table-cell table:style-name="ce82" table:formula="of:=[$ResumedStats.U6]" office:value-type="float" office:value="36.91232" calcext:value-type="float">
            <text:p>36.91</text:p>
          </table:table-cell>
          <table:table-cell table:style-name="ce82"/>
          <table:table-cell table:style-name="ce82" table:formula="of:=[$ResumedStats.AB6]" office:value-type="float" office:value="66.51498" calcext:value-type="float">
            <text:p>66.51</text:p>
          </table:table-cell>
          <table:table-cell table:style-name="ce82" table:formula="of:=[$ResumedStats.AC6]" office:value-type="float" office:value="36.41996" calcext:value-type="float">
            <text:p>36.42</text:p>
          </table:table-cell>
          <table:table-cell table:style-name="ce82"/>
          <table:table-cell table:style-name="ce82" table:formula="of:=[$ResumedStats.AJ6]" office:value-type="float" office:value="35.09568" calcext:value-type="float">
            <text:p>35.10</text:p>
          </table:table-cell>
          <table:table-cell table:style-name="ce82" table:formula="of:=[$ResumedStats.AK6]" office:value-type="float" office:value="25.31322" calcext:value-type="float">
            <text:p>25.31</text:p>
          </table:table-cell>
          <table:table-cell table:style-name="ce82"/>
          <table:table-cell table:style-name="ce82" table:formula="of:=[$ResumedStats.AR6]" office:value-type="float" office:value="66.51498" calcext:value-type="float">
            <text:p>66.51</text:p>
          </table:table-cell>
          <table:table-cell table:style-name="ce82" table:formula="of:=[$ResumedStats.AS6]" office:value-type="float" office:value="33.66392" calcext:value-type="float">
            <text:p>33.6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2" table:formula="of:=[$ResumedTime.C6]" office:value-type="float" office:value="0.990753" calcext:value-type="float">
            <text:p>0.99</text:p>
          </table:table-cell>
          <table:table-cell table:style-name="ce82" table:formula="of:=[$ResumedTime.D6]" office:value-type="float" office:value="13.236502" calcext:value-type="float">
            <text:p>13.24</text:p>
          </table:table-cell>
          <table:table-cell table:style-name="ce82" table:formula="of:=[$ResumedTime.E6]" office:value-type="float" office:value="10.138068" calcext:value-type="float">
            <text:p>10.14</text:p>
          </table:table-cell>
          <table:table-cell table:style-name="ce82" table:formula="of:=[$ResumedTime.F6]" office:value-type="float" office:value="3.45976" calcext:value-type="float">
            <text:p>3.46</text:p>
          </table:table-cell>
          <table:table-cell table:style-name="ce82" table:formula="of:=[$ResumedTime.G6]" office:value-type="float" office:value="24.35882" calcext:value-type="float">
            <text:p>24.36</text:p>
          </table:table-cell>
          <table:table-cell table:style-name="ce82" table:formula="of:=[$ResumedTime.H6]" office:value-type="float" office:value="47.8161" calcext:value-type="float">
            <text:p>47.82</text:p>
          </table:table-cell>
          <table:table-cell table:style-name="ce82" table:formula="of:=[$ResumedTime.I6]" office:value-type="float" office:value="0.593814" calcext:value-type="float">
            <text:p>0.59</text:p>
          </table:table-cell>
          <table:table-cell table:style-name="ce82" table:formula="of:=[$ResumedTime.J6]" office:value-type="float" office:value="14.18282" calcext:value-type="float">
            <text:p>14.18</text:p>
          </table:table-cell>
          <table:table-cell table:style-name="ce82" table:formula="of:=[$ResumedTime.K6]" office:value-type="float" office:value="10.84085" calcext:value-type="float">
            <text:p>10.84</text:p>
          </table:table-cell>
          <table:table-cell table:style-name="ce82" table:formula="of:=[$ResumedTime.L6]" office:value-type="float" office:value="3.815972" calcext:value-type="float">
            <text:p>3.82</text:p>
          </table:table-cell>
          <table:table-cell table:style-name="ce82" table:formula="of:=[$ResumedTime.M6]" office:value-type="float" office:value="13.255874" calcext:value-type="float">
            <text:p>13.26</text:p>
          </table:table-cell>
          <table:table-cell table:style-name="ce82" table:formula="of:=[$ResumedTime.N6]" office:value-type="float" office:value="57.31066" calcext:value-type="float">
            <text:p>57.31</text:p>
          </table:table-cell>
          <table:table-cell table:style-name="ce82" table:formula="of:=[$ResumedTime.O6]" office:value-type="float" office:value="6.34458" calcext:value-type="float">
            <text:p>6.34</text:p>
          </table:table-cell>
          <table:table-cell table:style-name="ce82" table:formula="of:=[$ResumedTime.P6]" office:value-type="float" office:value="22.75904" calcext:value-type="float">
            <text:p>22.76</text:p>
          </table:table-cell>
          <table:table-cell table:style-name="ce82" table:formula="of:=[$ResumedTime.Q6]" office:value-type="float" office:value="7.054998" calcext:value-type="float">
            <text:p>7.05</text:p>
          </table:table-cell>
          <table:table-cell table:style-name="ce82" table:formula="of:=[$ResumedTime.R6]" office:value-type="float" office:value="4.155472" calcext:value-type="float">
            <text:p>4.16</text:p>
          </table:table-cell>
          <table:table-cell table:style-name="ce82" table:formula="of:=[$ResumedTime.S6]" office:value-type="float" office:value="37.90632" calcext:value-type="float">
            <text:p>37.91</text:p>
          </table:table-cell>
          <table:table-cell table:style-name="ce82" table:formula="of:=[$ResumedTime.T6]" office:value-type="float" office:value="21.7796" calcext:value-type="float">
            <text:p>21.78</text:p>
          </table:table-cell>
          <table:table-cell table:style-name="ce82" table:formula="of:=[$ResumedTime.U6]" office:value-type="float" office:value="2.177268" calcext:value-type="float">
            <text:p>2.18</text:p>
          </table:table-cell>
          <table:table-cell table:style-name="ce82" table:formula="of:=[$ResumedTime.V6]" office:value-type="float" office:value="21.86442" calcext:value-type="float">
            <text:p>21.86</text:p>
          </table:table-cell>
          <table:table-cell table:style-name="ce82" table:formula="of:=[$ResumedTime.W6]" office:value-type="float" office:value="9.90023" calcext:value-type="float">
            <text:p>9.90</text:p>
          </table:table-cell>
          <table:table-cell table:style-name="ce82" table:formula="of:=[$ResumedTime.X6]" office:value-type="float" office:value="1.9897964" calcext:value-type="float">
            <text:p>1.99</text:p>
          </table:table-cell>
          <table:table-cell table:style-name="ce82" table:formula="of:=[$ResumedTime.Y6]" office:value-type="float" office:value="32.29924" calcext:value-type="float">
            <text:p>32.30</text:p>
          </table:table-cell>
          <table:table-cell table:style-name="ce82" table:formula="of:=[$ResumedTime.Z6]" office:value-type="float" office:value="31.769046" calcext:value-type="float">
            <text:p>31.77</text:p>
          </table:table-cell>
          <table:table-cell table:style-name="ce82" table:formula="of:=[$'Compare Time'.T47]" office:value-type="float" office:value="2.177268" calcext:value-type="float">
            <text:p>2.18</text:p>
          </table:table-cell>
          <table:table-cell table:style-name="ce82" table:formula="of:=[$'Compare Time'.U47]" office:value-type="float" office:value="21.86442" calcext:value-type="float">
            <text:p>21.86</text:p>
          </table:table-cell>
          <table:table-cell table:style-name="ce82" table:formula="of:=[$'Compare Time'.V47]" office:value-type="float" office:value="9.90023" calcext:value-type="float">
            <text:p>9.90</text:p>
          </table:table-cell>
          <table:table-cell table:style-name="ce82" table:formula="of:=[$'Compare Time'.W47]" office:value-type="float" office:value="1.9897964" calcext:value-type="float">
            <text:p>1.99</text:p>
          </table:table-cell>
          <table:table-cell table:style-name="ce82" table:formula="of:=[$'Compare Time'.X47]" office:value-type="float" office:value="32.29924" calcext:value-type="float">
            <text:p>32.30</text:p>
          </table:table-cell>
          <table:table-cell table:style-name="ce82" table:formula="of:=[$'Compare Time'.Y47]" office:value-type="float" office:value="31.769046" calcext:value-type="float">
            <text:p>31.77</text:p>
          </table:table-cell>
          <table:table-cell table:style-name="ce82" table:formula="of:=[$ResumedTime.AA6]" office:value-type="float" office:value="10.525182" calcext:value-type="float">
            <text:p>10.53</text:p>
          </table:table-cell>
          <table:table-cell table:style-name="ce82" table:formula="of:=[$ResumedTime.AB6]" office:value-type="float" office:value="9.63116" calcext:value-type="float">
            <text:p>9.63</text:p>
          </table:table-cell>
          <table:table-cell table:style-name="ce82" table:formula="of:=[$ResumedTime.AC6]" office:value-type="float" office:value="0" calcext:value-type="float">
            <text:p>0.00</text:p>
          </table:table-cell>
          <table:table-cell table:style-name="ce82" table:formula="of:=[$ResumedTime.AD6]" office:value-type="float" office:value="4.217202" calcext:value-type="float">
            <text:p>4.22</text:p>
          </table:table-cell>
          <table:table-cell table:style-name="ce82" table:formula="of:=[$ResumedTime.AE6]" office:value-type="float" office:value="66.609" calcext:value-type="float">
            <text:p>66.61</text:p>
          </table:table-cell>
          <table:table-cell table:style-name="ce82" table:formula="of:=[$ResumedTime.AF6]" office:value-type="float" office:value="9.01746000000003" calcext:value-type="float">
            <text:p>9.02</text:p>
          </table:table-cell>
          <table:table-cell table:style-name="ce82" table:formula="of:=[$ResumedTime.AG6]" office:value-type="float" office:value="11.416674" calcext:value-type="float">
            <text:p>11.42</text:p>
          </table:table-cell>
          <table:table-cell table:style-name="ce82" table:formula="of:=[$ResumedTime.AH6]" office:value-type="float" office:value="17.09178" calcext:value-type="float">
            <text:p>17.09</text:p>
          </table:table-cell>
          <table:table-cell table:style-name="ce82" table:formula="of:=[$ResumedTime.AI6]" office:value-type="float" office:value="0" calcext:value-type="float">
            <text:p>0.00</text:p>
          </table:table-cell>
          <table:table-cell table:style-name="ce82" table:formula="of:=[$ResumedTime.AJ6]" office:value-type="float" office:value="4.855496" calcext:value-type="float">
            <text:p>4.86</text:p>
          </table:table-cell>
          <table:table-cell table:style-name="ce82" table:formula="of:=[$ResumedTime.AK6]" office:value-type="float" office:value="41.12282" calcext:value-type="float">
            <text:p>41.12</text:p>
          </table:table-cell>
          <table:table-cell table:style-name="ce82" table:formula="of:=[$ResumedTime.AL6]" office:value-type="float" office:value="25.51322" calcext:value-type="float">
            <text:p>25.51</text:p>
          </table:table-cell>
          <table:table-cell table:style-name="ce82" table:number-columns-repeated="6"/>
          <table:table-cell table:number-columns-repeated="2"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13" table:formula="of:=SUM([.AA5:.AC5])" office:value-type="float" office:value="24.365323" calcext:value-type="float">
            <text:p>24.37</text:p>
          </table:table-cell>
          <table:table-cell table:style-name="ce113" table:formula="of:=[.AD5]" office:value-type="float" office:value="3.45976" calcext:value-type="float">
            <text:p>3.46</text:p>
          </table:table-cell>
          <table:table-cell table:style-name="ce113" table:formula="of:=SUM([.AE5:.AF5])" office:value-type="float" office:value="72.17492" calcext:value-type="float">
            <text:p>72.17</text:p>
          </table:table-cell>
          <table:table-cell table:style-name="ce113"/>
          <table:table-cell table:style-name="ce113" table:formula="of:=SUM([.AG5:.AI5])" office:value-type="float" office:value="25.617484" calcext:value-type="float">
            <text:p>25.62</text:p>
          </table:table-cell>
          <table:table-cell table:style-name="ce113" table:formula="of:=[.AJ5]" office:value-type="float" office:value="3.815972" calcext:value-type="float">
            <text:p>3.82</text:p>
          </table:table-cell>
          <table:table-cell table:style-name="ce113" table:formula="of:=SUM([.AK5:.AL5])" office:value-type="float" office:value="70.566534" calcext:value-type="float">
            <text:p>70.57</text:p>
          </table:table-cell>
          <table:table-cell table:style-name="ce113"/>
          <table:table-cell table:style-name="ce113" table:formula="of:=SUM([.AM5:.AO5])" office:value-type="float" office:value="36.158618" calcext:value-type="float">
            <text:p>36.16</text:p>
          </table:table-cell>
          <table:table-cell table:style-name="ce113" table:formula="of:=[.AP5]" office:value-type="float" office:value="4.155472" calcext:value-type="float">
            <text:p>4.16</text:p>
          </table:table-cell>
          <table:table-cell table:style-name="ce113" table:formula="of:=SUM([.AQ5:.AR5])" office:value-type="float" office:value="59.68592" calcext:value-type="float">
            <text:p>59.69</text:p>
          </table:table-cell>
          <table:table-cell table:style-name="ce113"/>
          <table:table-cell table:style-name="ce113" table:formula="of:=SUM([.AS5:.AU5])" office:value-type="float" office:value="33.941918" calcext:value-type="float">
            <text:p>33.94</text:p>
          </table:table-cell>
          <table:table-cell table:style-name="ce113" table:formula="of:=[.AV5]" office:value-type="float" office:value="1.9897964" calcext:value-type="float">
            <text:p>1.99</text:p>
          </table:table-cell>
          <table:table-cell table:style-name="ce113" table:formula="of:=SUM([.AW5:.AX5])" office:value-type="float" office:value="64.068286" calcext:value-type="float">
            <text:p>64.07</text:p>
          </table:table-cell>
          <table:table-cell table:style-name="ce113"/>
          <table:table-cell table:style-name="ce113" table:formula="of:=SUM([.AY5:.BA5])" office:value-type="float" office:value="33.941918" calcext:value-type="float">
            <text:p>33.94</text:p>
          </table:table-cell>
          <table:table-cell table:style-name="ce113" table:formula="of:=[.BB5]" office:value-type="float" office:value="1.9897964" calcext:value-type="float">
            <text:p>1.99</text:p>
          </table:table-cell>
          <table:table-cell table:style-name="ce113" table:formula="of:=SUM([.BC5:.BD5])" office:value-type="float" office:value="64.068286" calcext:value-type="float">
            <text:p>64.07</text:p>
          </table:table-cell>
          <table:table-cell table:style-name="ce113"/>
          <table:table-cell table:style-name="ce113" table:formula="of:=SUM([.BE5:.BG5])" office:value-type="float" office:value="20.156342" calcext:value-type="float">
            <text:p>20.16</text:p>
          </table:table-cell>
          <table:table-cell table:style-name="ce113" table:formula="of:=[.BH5]" office:value-type="float" office:value="4.217202" calcext:value-type="float">
            <text:p>4.22</text:p>
          </table:table-cell>
          <table:table-cell table:style-name="ce113" table:formula="of:=SUM([.BI5:.BJ5])" office:value-type="float" office:value="75.62646" calcext:value-type="float">
            <text:p>75.63</text:p>
          </table:table-cell>
          <table:table-cell table:style-name="ce113"/>
          <table:table-cell table:style-name="ce113" table:formula="of:=SUM([.BK5:.BM5])" office:value-type="float" office:value="28.508454" calcext:value-type="float">
            <text:p>28.51</text:p>
          </table:table-cell>
          <table:table-cell table:style-name="ce113" table:formula="of:=[.BN5]" office:value-type="float" office:value="4.855496" calcext:value-type="float">
            <text:p>4.86</text:p>
          </table:table-cell>
          <table:table-cell table:style-name="ce113" table:formula="of:=SUM([.BO5:.BP5])" office:value-type="float" office:value="66.63604" calcext:value-type="float">
            <text:p>66.64</text:p>
          </table:table-cell>
          <table:table-cell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82" table:formula="of:=[$ResumedStats.F6]" office:value-type="float" office:value="59.48358" calcext:value-type="float">
            <text:p>59.48</text:p>
          </table:table-cell>
          <table:table-cell table:style-name="ce82" table:formula="of:=[$ResumedStats.G6]" office:value-type="float" office:value="5846.94" calcext:value-type="float">
            <text:p>5846.94</text:p>
          </table:table-cell>
          <table:table-cell table:style-name="ce82" table:formula="of:=[$ResumedStats.H6]" office:value-type="float" office:value="59.48358" calcext:value-type="float">
            <text:p>59.48</text:p>
          </table:table-cell>
          <table:table-cell table:style-name="ce82" table:formula="of:=[$ResumedStats.I6]" office:value-type="float" office:value="62.7961" calcext:value-type="float">
            <text:p>62.80</text:p>
          </table:table-cell>
          <table:table-cell table:style-name="ce82" table:formula="of:=[$ResumedStats.J6]" office:value-type="float" office:value="5.587551886" calcext:value-type="float">
            <text:p>5.59</text:p>
          </table:table-cell>
          <table:table-cell table:style-name="ce77"/>
          <table:table-cell table:style-name="ce82" table:formula="of:=[$ResumedStats.BB6]" office:value-type="float" office:value="59.77752" calcext:value-type="float">
            <text:p>59.78</text:p>
          </table:table-cell>
          <table:table-cell table:style-name="ce82" table:formula="of:=[$ResumedStats.BC6]" office:value-type="float" office:value="2.232" calcext:value-type="float">
            <text:p>2.23</text:p>
          </table:table-cell>
          <table:table-cell table:style-name="ce82" table:formula="of:=[$ResumedStats.BD6]" office:value-type="float" office:value="59.77752" calcext:value-type="float">
            <text:p>59.78</text:p>
          </table:table-cell>
          <table:table-cell table:style-name="ce82" table:formula="of:=[$ResumedStats.BE6]" office:value-type="float" office:value="59.77752" calcext:value-type="float">
            <text:p>59.78</text:p>
          </table:table-cell>
          <table:table-cell table:style-name="ce63" table:formula="of:=[$ResumedStats.BF6]" office:value-type="float" office:value="0" calcext:value-type="float">
            <text:p>0.000</text:p>
          </table:table-cell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147" table:formula="of:=[$ResumedStats.C7]" office:value-type="float" office:value="77.1855" calcext:value-type="float">
            <text:p>77.19</text:p>
          </table:table-cell>
          <table:table-cell table:style-name="ce147" table:formula="of:=[$ResumedStats.D7]" office:value-type="float" office:value="19.4411" calcext:value-type="float">
            <text:p>19.44</text:p>
          </table:table-cell>
          <table:table-cell table:style-name="ce147" table:formula="of:=[$ResumedStats.E7]" office:value-type="float" office:value="26.05022" calcext:value-type="float">
            <text:p>26.05</text:p>
          </table:table-cell>
          <table:table-cell table:style-name="ce82"/>
          <table:table-cell table:style-name="ce82" table:formula="of:=[$ResumedStats.L7]" office:value-type="float" office:value="19.4411" calcext:value-type="float">
            <text:p>19.44</text:p>
          </table:table-cell>
          <table:table-cell table:style-name="ce82" table:formula="of:=[$ResumedStats.M7]" office:value-type="float" office:value="24.90742" calcext:value-type="float">
            <text:p>24.91</text:p>
          </table:table-cell>
          <table:table-cell table:style-name="ce82"/>
          <table:table-cell table:style-name="ce82" table:formula="of:=[$ResumedStats.T7]" office:value-type="float" office:value="19.4411" calcext:value-type="float">
            <text:p>19.44</text:p>
          </table:table-cell>
          <table:table-cell table:style-name="ce82" table:formula="of:=[$ResumedStats.U7]" office:value-type="float" office:value="24.39536" calcext:value-type="float">
            <text:p>24.40</text:p>
          </table:table-cell>
          <table:table-cell table:style-name="ce82"/>
          <table:table-cell table:style-name="ce82" table:formula="of:=[$ResumedStats.AB7]" office:value-type="float" office:value="20.20192" calcext:value-type="float">
            <text:p>20.20</text:p>
          </table:table-cell>
          <table:table-cell table:style-name="ce82" table:formula="of:=[$ResumedStats.AC7]" office:value-type="float" office:value="24.9667" calcext:value-type="float">
            <text:p>24.97</text:p>
          </table:table-cell>
          <table:table-cell table:style-name="ce82"/>
          <table:table-cell table:style-name="ce82" table:formula="of:=[$ResumedStats.AJ7]" office:value-type="float" office:value="9.83822" calcext:value-type="float">
            <text:p>9.84</text:p>
          </table:table-cell>
          <table:table-cell table:style-name="ce82" table:formula="of:=[$ResumedStats.AK7]" office:value-type="float" office:value="24.15734" calcext:value-type="float">
            <text:p>24.16</text:p>
          </table:table-cell>
          <table:table-cell table:style-name="ce82"/>
          <table:table-cell table:style-name="ce82" table:formula="of:=[$ResumedStats.AR7]" office:value-type="float" office:value="20.20192" calcext:value-type="float">
            <text:p>20.20</text:p>
          </table:table-cell>
          <table:table-cell table:style-name="ce82" table:formula="of:=[$ResumedStats.AS7]" office:value-type="float" office:value="25.67162" calcext:value-type="float">
            <text:p>25.6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82" table:formula="of:=[$ResumedTime.C7]" office:value-type="float" office:value="10.532892" calcext:value-type="float">
            <text:p>10.53</text:p>
          </table:table-cell>
          <table:table-cell table:style-name="ce82" table:formula="of:=[$ResumedTime.D7]" office:value-type="float" office:value="4.3212" calcext:value-type="float">
            <text:p>4.32</text:p>
          </table:table-cell>
          <table:table-cell table:style-name="ce82" table:formula="of:=[$ResumedTime.E7]" office:value-type="float" office:value="3.667982" calcext:value-type="float">
            <text:p>3.67</text:p>
          </table:table-cell>
          <table:table-cell table:style-name="ce82" table:formula="of:=[$ResumedTime.F7]" office:value-type="float" office:value="4.0506" calcext:value-type="float">
            <text:p>4.05</text:p>
          </table:table-cell>
          <table:table-cell table:style-name="ce82" table:formula="of:=[$ResumedTime.G7]" office:value-type="float" office:value="48.98384" calcext:value-type="float">
            <text:p>48.98</text:p>
          </table:table-cell>
          <table:table-cell table:style-name="ce82" table:formula="of:=[$ResumedTime.H7]" office:value-type="float" office:value="28.4435" calcext:value-type="float">
            <text:p>28.44</text:p>
          </table:table-cell>
          <table:table-cell table:style-name="ce82" table:formula="of:=[$ResumedTime.I7]" office:value-type="float" office:value="7.324648" calcext:value-type="float">
            <text:p>7.32</text:p>
          </table:table-cell>
          <table:table-cell table:style-name="ce82" table:formula="of:=[$ResumedTime.J7]" office:value-type="float" office:value="5.196118" calcext:value-type="float">
            <text:p>5.20</text:p>
          </table:table-cell>
          <table:table-cell table:style-name="ce82" table:formula="of:=[$ResumedTime.K7]" office:value-type="float" office:value="7.263544" calcext:value-type="float">
            <text:p>7.26</text:p>
          </table:table-cell>
          <table:table-cell table:style-name="ce82" table:formula="of:=[$ResumedTime.L7]" office:value-type="float" office:value="3.131802" calcext:value-type="float">
            <text:p>3.13</text:p>
          </table:table-cell>
          <table:table-cell table:style-name="ce82" table:formula="of:=[$ResumedTime.M7]" office:value-type="float" office:value="61.1385" calcext:value-type="float">
            <text:p>61.14</text:p>
          </table:table-cell>
          <table:table-cell table:style-name="ce82" table:formula="of:=[$ResumedTime.N7]" office:value-type="float" office:value="15.945368" calcext:value-type="float">
            <text:p>15.95</text:p>
          </table:table-cell>
          <table:table-cell table:style-name="ce82" table:formula="of:=[$ResumedTime.O7]" office:value-type="float" office:value="11.339484" calcext:value-type="float">
            <text:p>11.34</text:p>
          </table:table-cell>
          <table:table-cell table:style-name="ce82" table:formula="of:=[$ResumedTime.P7]" office:value-type="float" office:value="4.89848" calcext:value-type="float">
            <text:p>4.90</text:p>
          </table:table-cell>
          <table:table-cell table:style-name="ce82" table:formula="of:=[$ResumedTime.Q7]" office:value-type="float" office:value="3.727976" calcext:value-type="float">
            <text:p>3.73</text:p>
          </table:table-cell>
          <table:table-cell table:style-name="ce82" table:formula="of:=[$ResumedTime.R7]" office:value-type="float" office:value="3.652336" calcext:value-type="float">
            <text:p>3.65</text:p>
          </table:table-cell>
          <table:table-cell table:style-name="ce82" table:formula="of:=[$ResumedTime.S7]" office:value-type="float" office:value="65.56386" calcext:value-type="float">
            <text:p>65.56</text:p>
          </table:table-cell>
          <table:table-cell table:style-name="ce82" table:formula="of:=[$ResumedTime.T7]" office:value-type="float" office:value="10.81785" calcext:value-type="float">
            <text:p>10.82</text:p>
          </table:table-cell>
          <table:table-cell table:style-name="ce82" table:formula="of:=[$ResumedTime.U7]" office:value-type="float" office:value="6.52231" calcext:value-type="float">
            <text:p>6.52</text:p>
          </table:table-cell>
          <table:table-cell table:style-name="ce82" table:formula="of:=[$ResumedTime.V7]" office:value-type="float" office:value="5.161696" calcext:value-type="float">
            <text:p>5.16</text:p>
          </table:table-cell>
          <table:table-cell table:style-name="ce82" table:formula="of:=[$ResumedTime.W7]" office:value-type="float" office:value="6.937138" calcext:value-type="float">
            <text:p>6.94</text:p>
          </table:table-cell>
          <table:table-cell table:style-name="ce82" table:formula="of:=[$ResumedTime.X7]" office:value-type="float" office:value="2.71077" calcext:value-type="float">
            <text:p>2.71</text:p>
          </table:table-cell>
          <table:table-cell table:style-name="ce82" table:formula="of:=[$ResumedTime.Y7]" office:value-type="float" office:value="67.19524" calcext:value-type="float">
            <text:p>67.20</text:p>
          </table:table-cell>
          <table:table-cell table:style-name="ce82" table:formula="of:=[$ResumedTime.Z7]" office:value-type="float" office:value="11.472856" calcext:value-type="float">
            <text:p>11.47</text:p>
          </table:table-cell>
          <table:table-cell table:style-name="ce82" table:formula="of:=[$'Compare Time'.T48]" office:value-type="float" office:value="6.52231" calcext:value-type="float">
            <text:p>6.52</text:p>
          </table:table-cell>
          <table:table-cell table:style-name="ce82" table:formula="of:=[$'Compare Time'.U48]" office:value-type="float" office:value="5.161696" calcext:value-type="float">
            <text:p>5.16</text:p>
          </table:table-cell>
          <table:table-cell table:style-name="ce82" table:formula="of:=[$'Compare Time'.V48]" office:value-type="float" office:value="6.937138" calcext:value-type="float">
            <text:p>6.94</text:p>
          </table:table-cell>
          <table:table-cell table:style-name="ce82" table:formula="of:=[$'Compare Time'.W48]" office:value-type="float" office:value="2.71077" calcext:value-type="float">
            <text:p>2.71</text:p>
          </table:table-cell>
          <table:table-cell table:style-name="ce82" table:formula="of:=[$'Compare Time'.X48]" office:value-type="float" office:value="67.19524" calcext:value-type="float">
            <text:p>67.20</text:p>
          </table:table-cell>
          <table:table-cell table:style-name="ce82" table:formula="of:=[$'Compare Time'.Y48]" office:value-type="float" office:value="11.472856" calcext:value-type="float">
            <text:p>11.47</text:p>
          </table:table-cell>
          <table:table-cell table:style-name="ce82" table:formula="of:=[$ResumedTime.AA7]" office:value-type="float" office:value="11.792902" calcext:value-type="float">
            <text:p>11.79</text:p>
          </table:table-cell>
          <table:table-cell table:style-name="ce82" table:formula="of:=[$ResumedTime.AB7]" office:value-type="float" office:value="1.443682" calcext:value-type="float">
            <text:p>1.44</text:p>
          </table:table-cell>
          <table:table-cell table:style-name="ce82" table:formula="of:=[$ResumedTime.AC7]" office:value-type="float" office:value="0" calcext:value-type="float">
            <text:p>0.00</text:p>
          </table:table-cell>
          <table:table-cell table:style-name="ce82" table:formula="of:=[$ResumedTime.AD7]" office:value-type="float" office:value="3.882434" calcext:value-type="float">
            <text:p>3.88</text:p>
          </table:table-cell>
          <table:table-cell table:style-name="ce82" table:formula="of:=[$ResumedTime.AE7]" office:value-type="float" office:value="76.59148" calcext:value-type="float">
            <text:p>76.59</text:p>
          </table:table-cell>
          <table:table-cell table:style-name="ce82" table:formula="of:=[$ResumedTime.AF7]" office:value-type="float" office:value="6.28950000000001" calcext:value-type="float">
            <text:p>6.29</text:p>
          </table:table-cell>
          <table:table-cell table:style-name="ce82" table:formula="of:=[$ResumedTime.AG7]" office:value-type="float" office:value="13.23046" calcext:value-type="float">
            <text:p>13.23</text:p>
          </table:table-cell>
          <table:table-cell table:style-name="ce82" table:formula="of:=[$ResumedTime.AH7]" office:value-type="float" office:value="3.70541" calcext:value-type="float">
            <text:p>3.71</text:p>
          </table:table-cell>
          <table:table-cell table:style-name="ce82" table:formula="of:=[$ResumedTime.AI7]" office:value-type="float" office:value="0" calcext:value-type="float">
            <text:p>0.00</text:p>
          </table:table-cell>
          <table:table-cell table:style-name="ce82" table:formula="of:=[$ResumedTime.AJ7]" office:value-type="float" office:value="4.215378" calcext:value-type="float">
            <text:p>4.22</text:p>
          </table:table-cell>
          <table:table-cell table:style-name="ce82" table:formula="of:=[$ResumedTime.AK7]" office:value-type="float" office:value="67.71776" calcext:value-type="float">
            <text:p>67.72</text:p>
          </table:table-cell>
          <table:table-cell table:style-name="ce82" table:formula="of:=[$ResumedTime.AL7]" office:value-type="float" office:value="11.130966" calcext:value-type="float">
            <text:p>11.13</text:p>
          </table:table-cell>
          <table:table-cell table:style-name="ce82" table:number-columns-repeated="6"/>
          <table:table-cell table:number-columns-repeated="2"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113" table:formula="of:=SUM([.AA6:.AC6])" office:value-type="float" office:value="18.522074" calcext:value-type="float">
            <text:p>18.52</text:p>
          </table:table-cell>
          <table:table-cell table:style-name="ce113" table:formula="of:=[.AD6]" office:value-type="float" office:value="4.0506" calcext:value-type="float">
            <text:p>4.05</text:p>
          </table:table-cell>
          <table:table-cell table:style-name="ce113" table:formula="of:=SUM([.AE6:.AF6])" office:value-type="float" office:value="77.42734" calcext:value-type="float">
            <text:p>77.43</text:p>
          </table:table-cell>
          <table:table-cell table:style-name="ce113"/>
          <table:table-cell table:style-name="ce113" table:formula="of:=SUM([.AG6:.AI6])" office:value-type="float" office:value="19.78431" calcext:value-type="float">
            <text:p>19.78</text:p>
          </table:table-cell>
          <table:table-cell table:style-name="ce113" table:formula="of:=[.AJ6]" office:value-type="float" office:value="3.131802" calcext:value-type="float">
            <text:p>3.13</text:p>
          </table:table-cell>
          <table:table-cell table:style-name="ce113" table:formula="of:=SUM([.AK6:.AL6])" office:value-type="float" office:value="77.083868" calcext:value-type="float">
            <text:p>77.08</text:p>
          </table:table-cell>
          <table:table-cell table:style-name="ce113"/>
          <table:table-cell table:style-name="ce113" table:formula="of:=SUM([.AM6:.AO6])" office:value-type="float" office:value="19.96594" calcext:value-type="float">
            <text:p>19.97</text:p>
          </table:table-cell>
          <table:table-cell table:style-name="ce113" table:formula="of:=[.AP6]" office:value-type="float" office:value="3.652336" calcext:value-type="float">
            <text:p>3.65</text:p>
          </table:table-cell>
          <table:table-cell table:style-name="ce113" table:formula="of:=SUM([.AQ6:.AR6])" office:value-type="float" office:value="76.38171" calcext:value-type="float">
            <text:p>76.38</text:p>
          </table:table-cell>
          <table:table-cell table:style-name="ce113"/>
          <table:table-cell table:style-name="ce113" table:formula="of:=SUM([.AS6:.AU6])" office:value-type="float" office:value="18.621144" calcext:value-type="float">
            <text:p>18.62</text:p>
          </table:table-cell>
          <table:table-cell table:style-name="ce113" table:formula="of:=[.AV6]" office:value-type="float" office:value="2.71077" calcext:value-type="float">
            <text:p>2.71</text:p>
          </table:table-cell>
          <table:table-cell table:style-name="ce113" table:formula="of:=SUM([.AW6:.AX6])" office:value-type="float" office:value="78.668096" calcext:value-type="float">
            <text:p>78.67</text:p>
          </table:table-cell>
          <table:table-cell table:style-name="ce113"/>
          <table:table-cell table:style-name="ce113" table:formula="of:=SUM([.AY6:.BA6])" office:value-type="float" office:value="18.621144" calcext:value-type="float">
            <text:p>18.62</text:p>
          </table:table-cell>
          <table:table-cell table:style-name="ce113" table:formula="of:=[.BB6]" office:value-type="float" office:value="2.71077" calcext:value-type="float">
            <text:p>2.71</text:p>
          </table:table-cell>
          <table:table-cell table:style-name="ce113" table:formula="of:=SUM([.BC6:.BD6])" office:value-type="float" office:value="78.668096" calcext:value-type="float">
            <text:p>78.67</text:p>
          </table:table-cell>
          <table:table-cell table:style-name="ce113"/>
          <table:table-cell table:style-name="ce113" table:formula="of:=SUM([.BE6:.BG6])" office:value-type="float" office:value="13.236584" calcext:value-type="float">
            <text:p>13.24</text:p>
          </table:table-cell>
          <table:table-cell table:style-name="ce113" table:formula="of:=[.BH6]" office:value-type="float" office:value="3.882434" calcext:value-type="float">
            <text:p>3.88</text:p>
          </table:table-cell>
          <table:table-cell table:style-name="ce113" table:formula="of:=SUM([.BI6:.BJ6])" office:value-type="float" office:value="82.88098" calcext:value-type="float">
            <text:p>82.88</text:p>
          </table:table-cell>
          <table:table-cell table:style-name="ce113"/>
          <table:table-cell table:style-name="ce113" table:formula="of:=SUM([.BK6:.BM6])" office:value-type="float" office:value="16.93587" calcext:value-type="float">
            <text:p>16.94</text:p>
          </table:table-cell>
          <table:table-cell table:style-name="ce113" table:formula="of:=[.BN6]" office:value-type="float" office:value="4.215378" calcext:value-type="float">
            <text:p>4.22</text:p>
          </table:table-cell>
          <table:table-cell table:style-name="ce113" table:formula="of:=SUM([.BO6:.BP6])" office:value-type="float" office:value="78.848726" calcext:value-type="float">
            <text:p>78.85</text:p>
          </table:table-cell>
          <table:table-cell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82" table:formula="of:=[$ResumedStats.F7]" office:value-type="float" office:value="70.57634" calcext:value-type="float">
            <text:p>70.58</text:p>
          </table:table-cell>
          <table:table-cell table:style-name="ce82" table:formula="of:=[$ResumedStats.G7]" office:value-type="float" office:value="5076.882" calcext:value-type="float">
            <text:p>5076.88</text:p>
          </table:table-cell>
          <table:table-cell table:style-name="ce82" table:formula="of:=[$ResumedStats.H7]" office:value-type="float" office:value="70.57634" calcext:value-type="float">
            <text:p>70.58</text:p>
          </table:table-cell>
          <table:table-cell table:style-name="ce82" table:formula="of:=[$ResumedStats.I7]" office:value-type="float" office:value="75.11138" calcext:value-type="float">
            <text:p>75.11</text:p>
          </table:table-cell>
          <table:table-cell table:style-name="ce82" table:formula="of:=[$ResumedStats.J7]" office:value-type="float" office:value="5.53178737" calcext:value-type="float">
            <text:p>5.53</text:p>
          </table:table-cell>
          <table:table-cell table:style-name="ce77"/>
          <table:table-cell table:style-name="ce82" table:formula="of:=[$ResumedStats.BB7]" office:value-type="float" office:value="70.57634" calcext:value-type="float">
            <text:p>70.58</text:p>
          </table:table-cell>
          <table:table-cell table:style-name="ce82" table:formula="of:=[$ResumedStats.BC7]" office:value-type="float" office:value="0.596" calcext:value-type="float">
            <text:p>0.60</text:p>
          </table:table-cell>
          <table:table-cell table:style-name="ce82" table:formula="of:=[$ResumedStats.BD7]" office:value-type="float" office:value="70.57634" calcext:value-type="float">
            <text:p>70.58</text:p>
          </table:table-cell>
          <table:table-cell table:style-name="ce82" table:formula="of:=[$ResumedStats.BE7]" office:value-type="float" office:value="70.57634" calcext:value-type="float">
            <text:p>70.58</text:p>
          </table:table-cell>
          <table:table-cell table:style-name="ce63" table:formula="of:=[$ResumedStats.BF7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47" table:formula="of:=[$ResumedStats.C8]" office:value-type="float" office:value="78.10898" calcext:value-type="float">
            <text:p>78.11</text:p>
          </table:table-cell>
          <table:table-cell table:style-name="ce147" table:formula="of:=[$ResumedStats.D8]" office:value-type="float" office:value="45.8443" calcext:value-type="float">
            <text:p>45.84</text:p>
          </table:table-cell>
          <table:table-cell table:style-name="ce147" table:formula="of:=[$ResumedStats.E8]" office:value-type="float" office:value="48.0122" calcext:value-type="float">
            <text:p>48.01</text:p>
          </table:table-cell>
          <table:table-cell table:style-name="ce82"/>
          <table:table-cell table:style-name="ce82" table:formula="of:=[$ResumedStats.L8]" office:value-type="float" office:value="46.45406" calcext:value-type="float">
            <text:p>46.45</text:p>
          </table:table-cell>
          <table:table-cell table:style-name="ce82" table:formula="of:=[$ResumedStats.M8]" office:value-type="float" office:value="48.32038" calcext:value-type="float">
            <text:p>48.32</text:p>
          </table:table-cell>
          <table:table-cell table:style-name="ce82"/>
          <table:table-cell table:style-name="ce82" table:formula="of:=[$ResumedStats.T8]" office:value-type="float" office:value="48.11672" calcext:value-type="float">
            <text:p>48.12</text:p>
          </table:table-cell>
          <table:table-cell table:style-name="ce82" table:formula="of:=[$ResumedStats.U8]" office:value-type="float" office:value="45.13164" calcext:value-type="float">
            <text:p>45.13</text:p>
          </table:table-cell>
          <table:table-cell table:style-name="ce82"/>
          <table:table-cell table:style-name="ce82" table:formula="of:=[$ResumedStats.AB8]" office:value-type="float" office:value="48.11672" calcext:value-type="float">
            <text:p>48.12</text:p>
          </table:table-cell>
          <table:table-cell table:style-name="ce82" table:formula="of:=[$ResumedStats.AC8]" office:value-type="float" office:value="42.63784" calcext:value-type="float">
            <text:p>42.64</text:p>
          </table:table-cell>
          <table:table-cell table:style-name="ce82"/>
          <table:table-cell table:style-name="ce82" table:formula="of:=[$ResumedStats.AJ8]" office:value-type="float" office:value="9.11502" calcext:value-type="float">
            <text:p>9.12</text:p>
          </table:table-cell>
          <table:table-cell table:style-name="ce82" table:formula="of:=[$ResumedStats.AK8]" office:value-type="float" office:value="33.85064" calcext:value-type="float">
            <text:p>33.85</text:p>
          </table:table-cell>
          <table:table-cell table:style-name="ce82"/>
          <table:table-cell table:style-name="ce82" table:formula="of:=[$ResumedStats.AR8]" office:value-type="float" office:value="48.66842" calcext:value-type="float">
            <text:p>48.67</text:p>
          </table:table-cell>
          <table:table-cell table:style-name="ce82" table:formula="of:=[$ResumedStats.AS8]" office:value-type="float" office:value="43.64624" calcext:value-type="float">
            <text:p>43.6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2" table:formula="of:=[$ResumedTime.C8]" office:value-type="float" office:value="8.041152" calcext:value-type="float">
            <text:p>8.04</text:p>
          </table:table-cell>
          <table:table-cell table:style-name="ce82" table:formula="of:=[$ResumedTime.D8]" office:value-type="float" office:value="13.47952" calcext:value-type="float">
            <text:p>13.48</text:p>
          </table:table-cell>
          <table:table-cell table:style-name="ce82" table:formula="of:=[$ResumedTime.E8]" office:value-type="float" office:value="9.697372" calcext:value-type="float">
            <text:p>9.70</text:p>
          </table:table-cell>
          <table:table-cell table:style-name="ce82" table:formula="of:=[$ResumedTime.F8]" office:value-type="float" office:value="5.769662" calcext:value-type="float">
            <text:p>5.77</text:p>
          </table:table-cell>
          <table:table-cell table:style-name="ce82" table:formula="of:=[$ResumedTime.G8]" office:value-type="float" office:value="24.27864" calcext:value-type="float">
            <text:p>24.28</text:p>
          </table:table-cell>
          <table:table-cell table:style-name="ce82" table:formula="of:=[$ResumedTime.H8]" office:value-type="float" office:value="38.73366" calcext:value-type="float">
            <text:p>38.73</text:p>
          </table:table-cell>
          <table:table-cell table:style-name="ce82" table:formula="of:=[$ResumedTime.I8]" office:value-type="float" office:value="4.456518" calcext:value-type="float">
            <text:p>4.46</text:p>
          </table:table-cell>
          <table:table-cell table:style-name="ce82" table:formula="of:=[$ResumedTime.J8]" office:value-type="float" office:value="12.33702" calcext:value-type="float">
            <text:p>12.34</text:p>
          </table:table-cell>
          <table:table-cell table:style-name="ce82" table:formula="of:=[$ResumedTime.K8]" office:value-type="float" office:value="11.833532" calcext:value-type="float">
            <text:p>11.83</text:p>
          </table:table-cell>
          <table:table-cell table:style-name="ce82" table:formula="of:=[$ResumedTime.L8]" office:value-type="float" office:value="5.179776" calcext:value-type="float">
            <text:p>5.18</text:p>
          </table:table-cell>
          <table:table-cell table:style-name="ce82" table:formula="of:=[$ResumedTime.M8]" office:value-type="float" office:value="27.74168" calcext:value-type="float">
            <text:p>27.74</text:p>
          </table:table-cell>
          <table:table-cell table:style-name="ce82" table:formula="of:=[$ResumedTime.N8]" office:value-type="float" office:value="38.4515" calcext:value-type="float">
            <text:p>38.45</text:p>
          </table:table-cell>
          <table:table-cell table:style-name="ce82" table:formula="of:=[$ResumedTime.O8]" office:value-type="float" office:value="8.758314" calcext:value-type="float">
            <text:p>8.76</text:p>
          </table:table-cell>
          <table:table-cell table:style-name="ce82" table:formula="of:=[$ResumedTime.P8]" office:value-type="float" office:value="14.3559" calcext:value-type="float">
            <text:p>14.36</text:p>
          </table:table-cell>
          <table:table-cell table:style-name="ce82" table:formula="of:=[$ResumedTime.Q8]" office:value-type="float" office:value="9.048876" calcext:value-type="float">
            <text:p>9.05</text:p>
          </table:table-cell>
          <table:table-cell table:style-name="ce82" table:formula="of:=[$ResumedTime.R8]" office:value-type="float" office:value="4.652752" calcext:value-type="float">
            <text:p>4.65</text:p>
          </table:table-cell>
          <table:table-cell table:style-name="ce82" table:formula="of:=[$ResumedTime.S8]" office:value-type="float" office:value="45.52156" calcext:value-type="float">
            <text:p>45.52</text:p>
          </table:table-cell>
          <table:table-cell table:style-name="ce82" table:formula="of:=[$ResumedTime.T8]" office:value-type="float" office:value="17.662622" calcext:value-type="float">
            <text:p>17.66</text:p>
          </table:table-cell>
          <table:table-cell table:style-name="ce82" table:formula="of:=[$ResumedTime.U8]" office:value-type="float" office:value="4.59371" calcext:value-type="float">
            <text:p>4.59</text:p>
          </table:table-cell>
          <table:table-cell table:style-name="ce82" table:formula="of:=[$ResumedTime.V8]" office:value-type="float" office:value="14.37508" calcext:value-type="float">
            <text:p>14.38</text:p>
          </table:table-cell>
          <table:table-cell table:style-name="ce82" table:formula="of:=[$ResumedTime.W8]" office:value-type="float" office:value="12.634692" calcext:value-type="float">
            <text:p>12.63</text:p>
          </table:table-cell>
          <table:table-cell table:style-name="ce82" table:formula="of:=[$ResumedTime.X8]" office:value-type="float" office:value="3.190848" calcext:value-type="float">
            <text:p>3.19</text:p>
          </table:table-cell>
          <table:table-cell table:style-name="ce82" table:formula="of:=[$ResumedTime.Y8]" office:value-type="float" office:value="48.19278" calcext:value-type="float">
            <text:p>48.19</text:p>
          </table:table-cell>
          <table:table-cell table:style-name="ce82" table:formula="of:=[$ResumedTime.Z8]" office:value-type="float" office:value="17.0129" calcext:value-type="float">
            <text:p>17.01</text:p>
          </table:table-cell>
          <table:table-cell table:style-name="ce82" table:formula="of:=[$'Compare Time'.T49]" office:value-type="float" office:value="4.59371" calcext:value-type="float">
            <text:p>4.59</text:p>
          </table:table-cell>
          <table:table-cell table:style-name="ce82" table:formula="of:=[$'Compare Time'.U49]" office:value-type="float" office:value="14.37508" calcext:value-type="float">
            <text:p>14.38</text:p>
          </table:table-cell>
          <table:table-cell table:style-name="ce82" table:formula="of:=[$'Compare Time'.V49]" office:value-type="float" office:value="12.634692" calcext:value-type="float">
            <text:p>12.63</text:p>
          </table:table-cell>
          <table:table-cell table:style-name="ce82" table:formula="of:=[$'Compare Time'.W49]" office:value-type="float" office:value="3.190848" calcext:value-type="float">
            <text:p>3.19</text:p>
          </table:table-cell>
          <table:table-cell table:style-name="ce82" table:formula="of:=[$'Compare Time'.X49]" office:value-type="float" office:value="48.19278" calcext:value-type="float">
            <text:p>48.19</text:p>
          </table:table-cell>
          <table:table-cell table:style-name="ce82" table:formula="of:=[$'Compare Time'.Y49]" office:value-type="float" office:value="17.0129" calcext:value-type="float">
            <text:p>17.01</text:p>
          </table:table-cell>
          <table:table-cell table:style-name="ce82" table:formula="of:=[$ResumedTime.AA8]" office:value-type="float" office:value="15.31176" calcext:value-type="float">
            <text:p>15.31</text:p>
          </table:table-cell>
          <table:table-cell table:style-name="ce82" table:formula="of:=[$ResumedTime.AB8]" office:value-type="float" office:value="1.599702" calcext:value-type="float">
            <text:p>1.60</text:p>
          </table:table-cell>
          <table:table-cell table:style-name="ce82" table:formula="of:=[$ResumedTime.AC8]" office:value-type="float" office:value="0" calcext:value-type="float">
            <text:p>0.00</text:p>
          </table:table-cell>
          <table:table-cell table:style-name="ce82" table:formula="of:=[$ResumedTime.AD8]" office:value-type="float" office:value="6.863978" calcext:value-type="float">
            <text:p>6.86</text:p>
          </table:table-cell>
          <table:table-cell table:style-name="ce82" table:formula="of:=[$ResumedTime.AE8]" office:value-type="float" office:value="72.40614" calcext:value-type="float">
            <text:p>72.41</text:p>
          </table:table-cell>
          <table:table-cell table:style-name="ce82" table:formula="of:=[$ResumedTime.AF8]" office:value-type="float" office:value="3.8184" calcext:value-type="float">
            <text:p>3.82</text:p>
          </table:table-cell>
          <table:table-cell table:style-name="ce82" table:formula="of:=[$ResumedTime.AG8]" office:value-type="float" office:value="16.26094" calcext:value-type="float">
            <text:p>16.26</text:p>
          </table:table-cell>
          <table:table-cell table:style-name="ce82" table:formula="of:=[$ResumedTime.AH8]" office:value-type="float" office:value="9.57978" calcext:value-type="float">
            <text:p>9.58</text:p>
          </table:table-cell>
          <table:table-cell table:style-name="ce82" table:formula="of:=[$ResumedTime.AI8]" office:value-type="float" office:value="0" calcext:value-type="float">
            <text:p>0.00</text:p>
          </table:table-cell>
          <table:table-cell table:style-name="ce82" table:formula="of:=[$ResumedTime.AJ8]" office:value-type="float" office:value="7.388974" calcext:value-type="float">
            <text:p>7.39</text:p>
          </table:table-cell>
          <table:table-cell table:style-name="ce82" table:formula="of:=[$ResumedTime.AK8]" office:value-type="float" office:value="55.6299" calcext:value-type="float">
            <text:p>55.63</text:p>
          </table:table-cell>
          <table:table-cell table:style-name="ce82" table:formula="of:=[$ResumedTime.AL8]" office:value-type="float" office:value="11.140394" calcext:value-type="float">
            <text:p>11.14</text:p>
          </table:table-cell>
          <table:table-cell table:style-name="ce82" table:number-columns-repeated="6"/>
          <table:table-cell table:number-columns-repeated="2"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13" table:formula="of:=SUM([.AA7:.AC7])" office:value-type="float" office:value="31.218044" calcext:value-type="float">
            <text:p>31.22</text:p>
          </table:table-cell>
          <table:table-cell table:style-name="ce113" table:formula="of:=[.AD7]" office:value-type="float" office:value="5.769662" calcext:value-type="float">
            <text:p>5.77</text:p>
          </table:table-cell>
          <table:table-cell table:style-name="ce113" table:formula="of:=SUM([.AE7:.AF7])" office:value-type="float" office:value="63.0123" calcext:value-type="float">
            <text:p>63.01</text:p>
          </table:table-cell>
          <table:table-cell table:style-name="ce113"/>
          <table:table-cell table:style-name="ce113" table:formula="of:=SUM([.AG7:.AI7])" office:value-type="float" office:value="28.62707" calcext:value-type="float">
            <text:p>28.63</text:p>
          </table:table-cell>
          <table:table-cell table:style-name="ce113" table:formula="of:=[.AJ7]" office:value-type="float" office:value="5.179776" calcext:value-type="float">
            <text:p>5.18</text:p>
          </table:table-cell>
          <table:table-cell table:style-name="ce113" table:formula="of:=SUM([.AK7:.AL7])" office:value-type="float" office:value="66.19318" calcext:value-type="float">
            <text:p>66.19</text:p>
          </table:table-cell>
          <table:table-cell table:style-name="ce113"/>
          <table:table-cell table:style-name="ce113" table:formula="of:=SUM([.AM7:.AO7])" office:value-type="float" office:value="32.16309" calcext:value-type="float">
            <text:p>32.16</text:p>
          </table:table-cell>
          <table:table-cell table:style-name="ce113" table:formula="of:=[.AP7]" office:value-type="float" office:value="4.652752" calcext:value-type="float">
            <text:p>4.65</text:p>
          </table:table-cell>
          <table:table-cell table:style-name="ce113" table:formula="of:=SUM([.AQ7:.AR7])" office:value-type="float" office:value="63.184182" calcext:value-type="float">
            <text:p>63.18</text:p>
          </table:table-cell>
          <table:table-cell table:style-name="ce113"/>
          <table:table-cell table:style-name="ce113" table:formula="of:=SUM([.AS7:.AU7])" office:value-type="float" office:value="31.603482" calcext:value-type="float">
            <text:p>31.60</text:p>
          </table:table-cell>
          <table:table-cell table:style-name="ce113" table:formula="of:=[.AV7]" office:value-type="float" office:value="3.190848" calcext:value-type="float">
            <text:p>3.19</text:p>
          </table:table-cell>
          <table:table-cell table:style-name="ce113" table:formula="of:=SUM([.AW7:.AX7])" office:value-type="float" office:value="65.20568" calcext:value-type="float">
            <text:p>65.21</text:p>
          </table:table-cell>
          <table:table-cell table:style-name="ce113"/>
          <table:table-cell table:style-name="ce113" table:formula="of:=SUM([.AY7:.BA7])" office:value-type="float" office:value="31.603482" calcext:value-type="float">
            <text:p>31.60</text:p>
          </table:table-cell>
          <table:table-cell table:style-name="ce113" table:formula="of:=[.BB7]" office:value-type="float" office:value="3.190848" calcext:value-type="float">
            <text:p>3.19</text:p>
          </table:table-cell>
          <table:table-cell table:style-name="ce113" table:formula="of:=SUM([.BC7:.BD7])" office:value-type="float" office:value="65.20568" calcext:value-type="float">
            <text:p>65.21</text:p>
          </table:table-cell>
          <table:table-cell table:style-name="ce113"/>
          <table:table-cell table:style-name="ce113" table:formula="of:=SUM([.BE7:.BG7])" office:value-type="float" office:value="16.911462" calcext:value-type="float">
            <text:p>16.91</text:p>
          </table:table-cell>
          <table:table-cell table:style-name="ce113" table:formula="of:=[.BH7]" office:value-type="float" office:value="6.863978" calcext:value-type="float">
            <text:p>6.86</text:p>
          </table:table-cell>
          <table:table-cell table:style-name="ce113" table:formula="of:=SUM([.BI7:.BJ7])" office:value-type="float" office:value="76.22454" calcext:value-type="float">
            <text:p>76.22</text:p>
          </table:table-cell>
          <table:table-cell table:style-name="ce113"/>
          <table:table-cell table:style-name="ce113" table:formula="of:=SUM([.BK7:.BM7])" office:value-type="float" office:value="25.84072" calcext:value-type="float">
            <text:p>25.84</text:p>
          </table:table-cell>
          <table:table-cell table:style-name="ce113" table:formula="of:=[.BN7]" office:value-type="float" office:value="7.388974" calcext:value-type="float">
            <text:p>7.39</text:p>
          </table:table-cell>
          <table:table-cell table:style-name="ce113" table:formula="of:=SUM([.BO7:.BP7])" office:value-type="float" office:value="66.770294" calcext:value-type="float">
            <text:p>66.77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82" table:formula="of:=[$ResumedStats.F8]" office:value-type="float" office:value="75.94108" calcext:value-type="float">
            <text:p>75.94</text:p>
          </table:table-cell>
          <table:table-cell table:style-name="ce82" table:formula="of:=[$ResumedStats.G8]" office:value-type="float" office:value="7197.422" calcext:value-type="float">
            <text:p>7197.42</text:p>
          </table:table-cell>
          <table:table-cell table:style-name="ce82" table:formula="of:=[$ResumedStats.H8]" office:value-type="float" office:value="75.94108" calcext:value-type="float">
            <text:p>75.94</text:p>
          </table:table-cell>
          <table:table-cell table:style-name="ce82" table:formula="of:=[$ResumedStats.I8]" office:value-type="float" office:value="86.0623" calcext:value-type="float">
            <text:p>86.06</text:p>
          </table:table-cell>
          <table:table-cell table:style-name="ce82" table:formula="of:=[$ResumedStats.J8]" office:value-type="float" office:value="11.962968" calcext:value-type="float">
            <text:p>11.96</text:p>
          </table:table-cell>
          <table:table-cell table:style-name="ce77"/>
          <table:table-cell table:style-name="ce82" table:formula="of:=[$ResumedStats.BB8]" office:value-type="float" office:value="76.57042" calcext:value-type="float">
            <text:p>76.57</text:p>
          </table:table-cell>
          <table:table-cell table:style-name="ce82" table:formula="of:=[$ResumedStats.BC8]" office:value-type="float" office:value="3.378" calcext:value-type="float">
            <text:p>3.38</text:p>
          </table:table-cell>
          <table:table-cell table:style-name="ce82" table:formula="of:=[$ResumedStats.BD8]" office:value-type="float" office:value="76.57042" calcext:value-type="float">
            <text:p>76.57</text:p>
          </table:table-cell>
          <table:table-cell table:style-name="ce82" table:formula="of:=[$ResumedStats.BE8]" office:value-type="float" office:value="76.57042" calcext:value-type="float">
            <text:p>76.57</text:p>
          </table:table-cell>
          <table:table-cell table:style-name="ce63" table:formula="of:=[$ResumedStats.BF8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47" table:formula="of:=[$ResumedStats.C9]" office:value-type="float" office:value="73.83304" calcext:value-type="float">
            <text:p>73.83</text:p>
          </table:table-cell>
          <table:table-cell table:style-name="ce147" table:formula="of:=[$ResumedStats.D9]" office:value-type="float" office:value="55.76472" calcext:value-type="float">
            <text:p>55.76</text:p>
          </table:table-cell>
          <table:table-cell table:style-name="ce147" table:formula="of:=[$ResumedStats.E9]" office:value-type="float" office:value="45.24636" calcext:value-type="float">
            <text:p>45.25</text:p>
          </table:table-cell>
          <table:table-cell table:style-name="ce82"/>
          <table:table-cell table:style-name="ce82" table:formula="of:=[$ResumedStats.L9]" office:value-type="float" office:value="56.54776" calcext:value-type="float">
            <text:p>56.55</text:p>
          </table:table-cell>
          <table:table-cell table:style-name="ce82" table:formula="of:=[$ResumedStats.M9]" office:value-type="float" office:value="45.07124" calcext:value-type="float">
            <text:p>45.07</text:p>
          </table:table-cell>
          <table:table-cell table:style-name="ce82"/>
          <table:table-cell table:style-name="ce82" table:formula="of:=[$ResumedStats.T9]" office:value-type="float" office:value="60.0679" calcext:value-type="float">
            <text:p>60.07</text:p>
          </table:table-cell>
          <table:table-cell table:style-name="ce82" table:formula="of:=[$ResumedStats.U9]" office:value-type="float" office:value="41.43396" calcext:value-type="float">
            <text:p>41.43</text:p>
          </table:table-cell>
          <table:table-cell table:style-name="ce82"/>
          <table:table-cell table:style-name="ce82" table:formula="of:=[$ResumedStats.AB9]" office:value-type="float" office:value="61.05526" calcext:value-type="float">
            <text:p>61.06</text:p>
          </table:table-cell>
          <table:table-cell table:style-name="ce82" table:formula="of:=[$ResumedStats.AC9]" office:value-type="float" office:value="38.05442" calcext:value-type="float">
            <text:p>38.05</text:p>
          </table:table-cell>
          <table:table-cell table:style-name="ce82"/>
          <table:table-cell table:style-name="ce82" table:formula="of:=[$ResumedStats.AJ9]" office:value-type="float" office:value="10.14044" calcext:value-type="float">
            <text:p>10.14</text:p>
          </table:table-cell>
          <table:table-cell table:style-name="ce82" table:formula="of:=[$ResumedStats.AK9]" office:value-type="float" office:value="21.19976" calcext:value-type="float">
            <text:p>21.20</text:p>
          </table:table-cell>
          <table:table-cell table:style-name="ce82"/>
          <table:table-cell table:style-name="ce82" table:formula="of:=[$ResumedStats.AR9]" office:value-type="float" office:value="64.1182" calcext:value-type="float">
            <text:p>64.12</text:p>
          </table:table-cell>
          <table:table-cell table:style-name="ce82" table:formula="of:=[$ResumedStats.AS9]" office:value-type="float" office:value="40.85706" calcext:value-type="float">
            <text:p>40.8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2" table:formula="of:=[$ResumedTime.C9]" office:value-type="float" office:value="3.5619" calcext:value-type="float">
            <text:p>3.56</text:p>
          </table:table-cell>
          <table:table-cell table:style-name="ce82" table:formula="of:=[$ResumedTime.D9]" office:value-type="float" office:value="13.56402" calcext:value-type="float">
            <text:p>13.56</text:p>
          </table:table-cell>
          <table:table-cell table:style-name="ce82" table:formula="of:=[$ResumedTime.E9]" office:value-type="float" office:value="11.222022" calcext:value-type="float">
            <text:p>11.22</text:p>
          </table:table-cell>
          <table:table-cell table:style-name="ce82" table:formula="of:=[$ResumedTime.F9]" office:value-type="float" office:value="5.18862" calcext:value-type="float">
            <text:p>5.19</text:p>
          </table:table-cell>
          <table:table-cell table:style-name="ce82" table:formula="of:=[$ResumedTime.G9]" office:value-type="float" office:value="15.4547494" calcext:value-type="float">
            <text:p>15.45</text:p>
          </table:table-cell>
          <table:table-cell table:style-name="ce82" table:formula="of:=[$ResumedTime.H9]" office:value-type="float" office:value="51.00868" calcext:value-type="float">
            <text:p>51.01</text:p>
          </table:table-cell>
          <table:table-cell table:style-name="ce82" table:formula="of:=[$ResumedTime.I9]" office:value-type="float" office:value="1.4964696" calcext:value-type="float">
            <text:p>1.50</text:p>
          </table:table-cell>
          <table:table-cell table:style-name="ce82" table:formula="of:=[$ResumedTime.J9]" office:value-type="float" office:value="14.32888" calcext:value-type="float">
            <text:p>14.33</text:p>
          </table:table-cell>
          <table:table-cell table:style-name="ce82" table:formula="of:=[$ResumedTime.K9]" office:value-type="float" office:value="13.089218" calcext:value-type="float">
            <text:p>13.09</text:p>
          </table:table-cell>
          <table:table-cell table:style-name="ce82" table:formula="of:=[$ResumedTime.L9]" office:value-type="float" office:value="4.288674" calcext:value-type="float">
            <text:p>4.29</text:p>
          </table:table-cell>
          <table:table-cell table:style-name="ce82" table:formula="of:=[$ResumedTime.M9]" office:value-type="float" office:value="15.406388" calcext:value-type="float">
            <text:p>15.41</text:p>
          </table:table-cell>
          <table:table-cell table:style-name="ce82" table:formula="of:=[$ResumedTime.N9]" office:value-type="float" office:value="51.39038" calcext:value-type="float">
            <text:p>51.39</text:p>
          </table:table-cell>
          <table:table-cell table:style-name="ce82" table:formula="of:=[$ResumedTime.O9]" office:value-type="float" office:value="8.624866" calcext:value-type="float">
            <text:p>8.62</text:p>
          </table:table-cell>
          <table:table-cell table:style-name="ce82" table:formula="of:=[$ResumedTime.P9]" office:value-type="float" office:value="16.229822" calcext:value-type="float">
            <text:p>16.23</text:p>
          </table:table-cell>
          <table:table-cell table:style-name="ce82" table:formula="of:=[$ResumedTime.Q9]" office:value-type="float" office:value="6.819654" calcext:value-type="float">
            <text:p>6.82</text:p>
          </table:table-cell>
          <table:table-cell table:style-name="ce82" table:formula="of:=[$ResumedTime.R9]" office:value-type="float" office:value="3.751706" calcext:value-type="float">
            <text:p>3.75</text:p>
          </table:table-cell>
          <table:table-cell table:style-name="ce82" table:formula="of:=[$ResumedTime.S9]" office:value-type="float" office:value="46.78896" calcext:value-type="float">
            <text:p>46.79</text:p>
          </table:table-cell>
          <table:table-cell table:style-name="ce82" table:formula="of:=[$ResumedTime.T9]" office:value-type="float" office:value="17.785" calcext:value-type="float">
            <text:p>17.79</text:p>
          </table:table-cell>
          <table:table-cell table:style-name="ce82" table:formula="of:=[$ResumedTime.U9]" office:value-type="float" office:value="3.674592" calcext:value-type="float">
            <text:p>3.67</text:p>
          </table:table-cell>
          <table:table-cell table:style-name="ce82" table:formula="of:=[$ResumedTime.V9]" office:value-type="float" office:value="15.55294" calcext:value-type="float">
            <text:p>15.55</text:p>
          </table:table-cell>
          <table:table-cell table:style-name="ce82" table:formula="of:=[$ResumedTime.W9]" office:value-type="float" office:value="10.750822" calcext:value-type="float">
            <text:p>10.75</text:p>
          </table:table-cell>
          <table:table-cell table:style-name="ce82" table:formula="of:=[$ResumedTime.X9]" office:value-type="float" office:value="2.378398" calcext:value-type="float">
            <text:p>2.38</text:p>
          </table:table-cell>
          <table:table-cell table:style-name="ce82" table:formula="of:=[$ResumedTime.Y9]" office:value-type="float" office:value="39.97376" calcext:value-type="float">
            <text:p>39.97</text:p>
          </table:table-cell>
          <table:table-cell table:style-name="ce82" table:formula="of:=[$ResumedTime.Z9]" office:value-type="float" office:value="27.66946" calcext:value-type="float">
            <text:p>27.67</text:p>
          </table:table-cell>
          <table:table-cell table:style-name="ce82" table:formula="of:=[$'Compare Time'.T50]" office:value-type="float" office:value="3.674592" calcext:value-type="float">
            <text:p>3.67</text:p>
          </table:table-cell>
          <table:table-cell table:style-name="ce82" table:formula="of:=[$'Compare Time'.U50]" office:value-type="float" office:value="15.55294" calcext:value-type="float">
            <text:p>15.55</text:p>
          </table:table-cell>
          <table:table-cell table:style-name="ce82" table:formula="of:=[$'Compare Time'.V50]" office:value-type="float" office:value="10.750822" calcext:value-type="float">
            <text:p>10.75</text:p>
          </table:table-cell>
          <table:table-cell table:style-name="ce82" table:formula="of:=[$'Compare Time'.W50]" office:value-type="float" office:value="2.378398" calcext:value-type="float">
            <text:p>2.38</text:p>
          </table:table-cell>
          <table:table-cell table:style-name="ce82" table:formula="of:=[$'Compare Time'.X50]" office:value-type="float" office:value="39.97376" calcext:value-type="float">
            <text:p>39.97</text:p>
          </table:table-cell>
          <table:table-cell table:style-name="ce82" table:formula="of:=[$'Compare Time'.Y50]" office:value-type="float" office:value="27.66946" calcext:value-type="float">
            <text:p>27.67</text:p>
          </table:table-cell>
          <table:table-cell table:style-name="ce82" table:formula="of:=[$ResumedTime.AA9]" office:value-type="float" office:value="12.77654" calcext:value-type="float">
            <text:p>12.78</text:p>
          </table:table-cell>
          <table:table-cell table:style-name="ce82" table:formula="of:=[$ResumedTime.AB9]" office:value-type="float" office:value="3.136636" calcext:value-type="float">
            <text:p>3.14</text:p>
          </table:table-cell>
          <table:table-cell table:style-name="ce82" table:formula="of:=[$ResumedTime.AC9]" office:value-type="float" office:value="0" calcext:value-type="float">
            <text:p>0.00</text:p>
          </table:table-cell>
          <table:table-cell table:style-name="ce82" table:formula="of:=[$ResumedTime.AD9]" office:value-type="float" office:value="4.42044" calcext:value-type="float">
            <text:p>4.42</text:p>
          </table:table-cell>
          <table:table-cell table:style-name="ce82" table:formula="of:=[$ResumedTime.AE9]" office:value-type="float" office:value="74.015" calcext:value-type="float">
            <text:p>74.02</text:p>
          </table:table-cell>
          <table:table-cell table:style-name="ce82" table:formula="of:=[$ResumedTime.AF9]" office:value-type="float" office:value="5.65138" calcext:value-type="float">
            <text:p>5.65</text:p>
          </table:table-cell>
          <table:table-cell table:style-name="ce82" table:formula="of:=[$ResumedTime.AG9]" office:value-type="float" office:value="13.68356" calcext:value-type="float">
            <text:p>13.68</text:p>
          </table:table-cell>
          <table:table-cell table:style-name="ce82" table:formula="of:=[$ResumedTime.AH9]" office:value-type="float" office:value="12.203544" calcext:value-type="float">
            <text:p>12.20</text:p>
          </table:table-cell>
          <table:table-cell table:style-name="ce82" table:formula="of:=[$ResumedTime.AI9]" office:value-type="float" office:value="0" calcext:value-type="float">
            <text:p>0.00</text:p>
          </table:table-cell>
          <table:table-cell table:style-name="ce82" table:formula="of:=[$ResumedTime.AJ9]" office:value-type="float" office:value="5.95221" calcext:value-type="float">
            <text:p>5.95</text:p>
          </table:table-cell>
          <table:table-cell table:style-name="ce82" table:formula="of:=[$ResumedTime.AK9]" office:value-type="float" office:value="53.92524" calcext:value-type="float">
            <text:p>53.93</text:p>
          </table:table-cell>
          <table:table-cell table:style-name="ce82" table:formula="of:=[$ResumedTime.AL9]" office:value-type="float" office:value="14.235454" calcext:value-type="float">
            <text:p>14.24</text:p>
          </table:table-cell>
          <table:table-cell table:style-name="ce82" table:number-columns-repeated="6"/>
          <table:table-cell table:number-columns-repeated="2"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13" table:formula="of:=SUM([.AA8:.AC8])" office:value-type="float" office:value="28.347942" calcext:value-type="float">
            <text:p>28.35</text:p>
          </table:table-cell>
          <table:table-cell table:style-name="ce113" table:formula="of:=[.AD8]" office:value-type="float" office:value="5.18862" calcext:value-type="float">
            <text:p>5.19</text:p>
          </table:table-cell>
          <table:table-cell table:style-name="ce113" table:formula="of:=SUM([.AE8:.AF8])" office:value-type="float" office:value="66.4634294" calcext:value-type="float">
            <text:p>66.46</text:p>
          </table:table-cell>
          <table:table-cell table:style-name="ce113"/>
          <table:table-cell table:style-name="ce113" table:formula="of:=SUM([.AG8:.AI8])" office:value-type="float" office:value="28.9145676" calcext:value-type="float">
            <text:p>28.91</text:p>
          </table:table-cell>
          <table:table-cell table:style-name="ce113" table:formula="of:=[.AJ8]" office:value-type="float" office:value="4.288674" calcext:value-type="float">
            <text:p>4.29</text:p>
          </table:table-cell>
          <table:table-cell table:style-name="ce113" table:formula="of:=SUM([.AK8:.AL8])" office:value-type="float" office:value="66.796768" calcext:value-type="float">
            <text:p>66.80</text:p>
          </table:table-cell>
          <table:table-cell table:style-name="ce113"/>
          <table:table-cell table:style-name="ce113" table:formula="of:=SUM([.AM8:.AO8])" office:value-type="float" office:value="31.674342" calcext:value-type="float">
            <text:p>31.67</text:p>
          </table:table-cell>
          <table:table-cell table:style-name="ce113" table:formula="of:=[.AP8]" office:value-type="float" office:value="3.751706" calcext:value-type="float">
            <text:p>3.75</text:p>
          </table:table-cell>
          <table:table-cell table:style-name="ce113" table:formula="of:=SUM([.AQ8:.AR8])" office:value-type="float" office:value="64.57396" calcext:value-type="float">
            <text:p>64.57</text:p>
          </table:table-cell>
          <table:table-cell table:style-name="ce113"/>
          <table:table-cell table:style-name="ce113" table:formula="of:=SUM([.AS8:.AU8])" office:value-type="float" office:value="29.978354" calcext:value-type="float">
            <text:p>29.98</text:p>
          </table:table-cell>
          <table:table-cell table:style-name="ce113" table:formula="of:=[.AV8]" office:value-type="float" office:value="2.378398" calcext:value-type="float">
            <text:p>2.38</text:p>
          </table:table-cell>
          <table:table-cell table:style-name="ce113" table:formula="of:=SUM([.AW8:.AX8])" office:value-type="float" office:value="67.64322" calcext:value-type="float">
            <text:p>67.64</text:p>
          </table:table-cell>
          <table:table-cell table:style-name="ce113"/>
          <table:table-cell table:style-name="ce113" table:formula="of:=SUM([.AY8:.BA8])" office:value-type="float" office:value="29.978354" calcext:value-type="float">
            <text:p>29.98</text:p>
          </table:table-cell>
          <table:table-cell table:style-name="ce113" table:formula="of:=[.BB8]" office:value-type="float" office:value="2.378398" calcext:value-type="float">
            <text:p>2.38</text:p>
          </table:table-cell>
          <table:table-cell table:style-name="ce113" table:formula="of:=SUM([.BC8:.BD8])" office:value-type="float" office:value="67.64322" calcext:value-type="float">
            <text:p>67.64</text:p>
          </table:table-cell>
          <table:table-cell table:style-name="ce113"/>
          <table:table-cell table:style-name="ce113" table:formula="of:=SUM([.BE8:.BG8])" office:value-type="float" office:value="15.913176" calcext:value-type="float">
            <text:p>15.91</text:p>
          </table:table-cell>
          <table:table-cell table:style-name="ce113" table:formula="of:=[.BH8]" office:value-type="float" office:value="4.42044" calcext:value-type="float">
            <text:p>4.42</text:p>
          </table:table-cell>
          <table:table-cell table:style-name="ce113" table:formula="of:=SUM([.BI8:.BJ8])" office:value-type="float" office:value="79.66638" calcext:value-type="float">
            <text:p>79.67</text:p>
          </table:table-cell>
          <table:table-cell table:style-name="ce113"/>
          <table:table-cell table:style-name="ce113" table:formula="of:=SUM([.BK8:.BM8])" office:value-type="float" office:value="25.887104" calcext:value-type="float">
            <text:p>25.89</text:p>
          </table:table-cell>
          <table:table-cell table:style-name="ce113" table:formula="of:=[.BN8]" office:value-type="float" office:value="5.95221" calcext:value-type="float">
            <text:p>5.95</text:p>
          </table:table-cell>
          <table:table-cell table:style-name="ce113" table:formula="of:=SUM([.BO8:.BP8])" office:value-type="float" office:value="68.160694" calcext:value-type="float">
            <text:p>68.16</text:p>
          </table:table-cell>
          <table:table-cell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82" table:formula="of:=[$ResumedStats.F9]" office:value-type="float" office:value="84.35136" calcext:value-type="float">
            <text:p>84.35</text:p>
          </table:table-cell>
          <table:table-cell table:style-name="ce82" table:formula="of:=[$ResumedStats.G9]" office:value-type="float" office:value="7195.576" calcext:value-type="float">
            <text:p>7195.58</text:p>
          </table:table-cell>
          <table:table-cell table:style-name="ce82" table:formula="of:=[$ResumedStats.H9]" office:value-type="float" office:value="84.35136" calcext:value-type="float">
            <text:p>84.35</text:p>
          </table:table-cell>
          <table:table-cell table:style-name="ce82" table:formula="of:=[$ResumedStats.I9]" office:value-type="float" office:value="95.94378" calcext:value-type="float">
            <text:p>95.94</text:p>
          </table:table-cell>
          <table:table-cell table:style-name="ce82" table:formula="of:=[$ResumedStats.J9]" office:value-type="float" office:value="11.901228" calcext:value-type="float">
            <text:p>11.90</text:p>
          </table:table-cell>
          <table:table-cell table:style-name="ce77"/>
          <table:table-cell table:style-name="ce82" table:formula="of:=[$ResumedStats.BB9]" office:value-type="float" office:value="87.9946" calcext:value-type="float">
            <text:p>87.99</text:p>
          </table:table-cell>
          <table:table-cell table:style-name="ce82" table:formula="of:=[$ResumedStats.BC9]" office:value-type="float" office:value="14.98" calcext:value-type="float">
            <text:p>14.98</text:p>
          </table:table-cell>
          <table:table-cell table:style-name="ce82" table:formula="of:=[$ResumedStats.BD9]" office:value-type="float" office:value="87.9946" calcext:value-type="float">
            <text:p>87.99</text:p>
          </table:table-cell>
          <table:table-cell table:style-name="ce82" table:formula="of:=[$ResumedStats.BE9]" office:value-type="float" office:value="87.99848" calcext:value-type="float">
            <text:p>88.00</text:p>
          </table:table-cell>
          <table:table-cell table:style-name="ce63" table:formula="of:=[$ResumedStats.BF9]" office:value-type="float" office:value="0.004381438" calcext:value-type="float">
            <text:p>0.004</text:p>
          </table:table-cell>
        </table:table-row>
        <table:table-row table:style-name="ro1"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147" table:formula="of:=[$ResumedStats.C10]" office:value-type="float" office:value="103.52232" calcext:value-type="float">
            <text:p>103.52</text:p>
          </table:table-cell>
          <table:table-cell table:style-name="ce147" table:formula="of:=[$ResumedStats.D10]" office:value-type="float" office:value="18.6222" calcext:value-type="float">
            <text:p>18.62</text:p>
          </table:table-cell>
          <table:table-cell table:style-name="ce147" table:formula="of:=[$ResumedStats.E10]" office:value-type="float" office:value="37.03784" calcext:value-type="float">
            <text:p>37.04</text:p>
          </table:table-cell>
          <table:table-cell table:style-name="ce82"/>
          <table:table-cell table:style-name="ce82" table:formula="of:=[$ResumedStats.L10]" office:value-type="float" office:value="18.6222" calcext:value-type="float">
            <text:p>18.62</text:p>
          </table:table-cell>
          <table:table-cell table:style-name="ce82" table:formula="of:=[$ResumedStats.M10]" office:value-type="float" office:value="36.359" calcext:value-type="float">
            <text:p>36.36</text:p>
          </table:table-cell>
          <table:table-cell table:style-name="ce82"/>
          <table:table-cell table:style-name="ce82" table:formula="of:=[$ResumedStats.T10]" office:value-type="float" office:value="18.6222" calcext:value-type="float">
            <text:p>18.62</text:p>
          </table:table-cell>
          <table:table-cell table:style-name="ce82" table:formula="of:=[$ResumedStats.U10]" office:value-type="float" office:value="36.70128" calcext:value-type="float">
            <text:p>36.70</text:p>
          </table:table-cell>
          <table:table-cell table:style-name="ce82"/>
          <table:table-cell table:style-name="ce82" table:formula="of:=[$ResumedStats.AB10]" office:value-type="float" office:value="18.6222" calcext:value-type="float">
            <text:p>18.62</text:p>
          </table:table-cell>
          <table:table-cell table:style-name="ce82" table:formula="of:=[$ResumedStats.AC10]" office:value-type="float" office:value="36.15376" calcext:value-type="float">
            <text:p>36.15</text:p>
          </table:table-cell>
          <table:table-cell table:style-name="ce82"/>
          <table:table-cell table:style-name="ce82" table:formula="of:=[$ResumedStats.AJ10]" office:value-type="float" office:value="10.79292" calcext:value-type="float">
            <text:p>10.79</text:p>
          </table:table-cell>
          <table:table-cell table:style-name="ce82" table:formula="of:=[$ResumedStats.AK10]" office:value-type="float" office:value="37.74414" calcext:value-type="float">
            <text:p>37.74</text:p>
          </table:table-cell>
          <table:table-cell table:style-name="ce82"/>
          <table:table-cell table:style-name="ce82" table:formula="of:=[$ResumedStats.AR10]" office:value-type="float" office:value="18.6222" calcext:value-type="float">
            <text:p>18.62</text:p>
          </table:table-cell>
          <table:table-cell table:style-name="ce82" table:formula="of:=[$ResumedStats.AS10]" office:value-type="float" office:value="36.747" calcext:value-type="float">
            <text:p>36.7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82" table:formula="of:=[$ResumedTime.C10]" office:value-type="float" office:value="13.01102" calcext:value-type="float">
            <text:p>13.01</text:p>
          </table:table-cell>
          <table:table-cell table:style-name="ce82" table:formula="of:=[$ResumedTime.D10]" office:value-type="float" office:value="4.360172" calcext:value-type="float">
            <text:p>4.36</text:p>
          </table:table-cell>
          <table:table-cell table:style-name="ce82" table:formula="of:=[$ResumedTime.E10]" office:value-type="float" office:value="3.876292" calcext:value-type="float">
            <text:p>3.88</text:p>
          </table:table-cell>
          <table:table-cell table:style-name="ce82" table:formula="of:=[$ResumedTime.F10]" office:value-type="float" office:value="5.46863" calcext:value-type="float">
            <text:p>5.47</text:p>
          </table:table-cell>
          <table:table-cell table:style-name="ce82" table:formula="of:=[$ResumedTime.G10]" office:value-type="float" office:value="59.26796" calcext:value-type="float">
            <text:p>59.27</text:p>
          </table:table-cell>
          <table:table-cell table:style-name="ce82" table:formula="of:=[$ResumedTime.H10]" office:value-type="float" office:value="14.0159" calcext:value-type="float">
            <text:p>14.02</text:p>
          </table:table-cell>
          <table:table-cell table:style-name="ce82" table:formula="of:=[$ResumedTime.I10]" office:value-type="float" office:value="9.684558" calcext:value-type="float">
            <text:p>9.68</text:p>
          </table:table-cell>
          <table:table-cell table:style-name="ce82" table:formula="of:=[$ResumedTime.J10]" office:value-type="float" office:value="4.313084" calcext:value-type="float">
            <text:p>4.31</text:p>
          </table:table-cell>
          <table:table-cell table:style-name="ce82" table:formula="of:=[$ResumedTime.K10]" office:value-type="float" office:value="6.025638" calcext:value-type="float">
            <text:p>6.03</text:p>
          </table:table-cell>
          <table:table-cell table:style-name="ce82" table:formula="of:=[$ResumedTime.L10]" office:value-type="float" office:value="4.79333" calcext:value-type="float">
            <text:p>4.79</text:p>
          </table:table-cell>
          <table:table-cell table:style-name="ce82" table:formula="of:=[$ResumedTime.M10]" office:value-type="float" office:value="57.65718" calcext:value-type="float">
            <text:p>57.66</text:p>
          </table:table-cell>
          <table:table-cell table:style-name="ce82" table:formula="of:=[$ResumedTime.N10]" office:value-type="float" office:value="17.5262" calcext:value-type="float">
            <text:p>17.53</text:p>
          </table:table-cell>
          <table:table-cell table:style-name="ce82" table:formula="of:=[$ResumedTime.O10]" office:value-type="float" office:value="11.890828" calcext:value-type="float">
            <text:p>11.89</text:p>
          </table:table-cell>
          <table:table-cell table:style-name="ce82" table:formula="of:=[$ResumedTime.P10]" office:value-type="float" office:value="4.111472" calcext:value-type="float">
            <text:p>4.11</text:p>
          </table:table-cell>
          <table:table-cell table:style-name="ce82" table:formula="of:=[$ResumedTime.Q10]" office:value-type="float" office:value="3.412384" calcext:value-type="float">
            <text:p>3.41</text:p>
          </table:table-cell>
          <table:table-cell table:style-name="ce82" table:formula="of:=[$ResumedTime.R10]" office:value-type="float" office:value="4.869566" calcext:value-type="float">
            <text:p>4.87</text:p>
          </table:table-cell>
          <table:table-cell table:style-name="ce82" table:formula="of:=[$ResumedTime.S10]" office:value-type="float" office:value="61.13996" calcext:value-type="float">
            <text:p>61.14</text:p>
          </table:table-cell>
          <table:table-cell table:style-name="ce82" table:formula="of:=[$ResumedTime.T10]" office:value-type="float" office:value="14.575822" calcext:value-type="float">
            <text:p>14.58</text:p>
          </table:table-cell>
          <table:table-cell table:style-name="ce82" table:formula="of:=[$ResumedTime.U10]" office:value-type="float" office:value="9.632284" calcext:value-type="float">
            <text:p>9.63</text:p>
          </table:table-cell>
          <table:table-cell table:style-name="ce82" table:formula="of:=[$ResumedTime.V10]" office:value-type="float" office:value="4.746824" calcext:value-type="float">
            <text:p>4.75</text:p>
          </table:table-cell>
          <table:table-cell table:style-name="ce82" table:formula="of:=[$ResumedTime.W10]" office:value-type="float" office:value="6.762758" calcext:value-type="float">
            <text:p>6.76</text:p>
          </table:table-cell>
          <table:table-cell table:style-name="ce82" table:formula="of:=[$ResumedTime.X10]" office:value-type="float" office:value="4.734576" calcext:value-type="float">
            <text:p>4.73</text:p>
          </table:table-cell>
          <table:table-cell table:style-name="ce82" table:formula="of:=[$ResumedTime.Y10]" office:value-type="float" office:value="59.90128" calcext:value-type="float">
            <text:p>59.90</text:p>
          </table:table-cell>
          <table:table-cell table:style-name="ce82" table:formula="of:=[$ResumedTime.Z10]" office:value-type="float" office:value="14.222278" calcext:value-type="float">
            <text:p>14.22</text:p>
          </table:table-cell>
          <table:table-cell table:style-name="ce82" table:formula="of:=[$'Compare Time'.T51]" office:value-type="float" office:value="9.632284" calcext:value-type="float">
            <text:p>9.63</text:p>
          </table:table-cell>
          <table:table-cell table:style-name="ce82" table:formula="of:=[$'Compare Time'.U51]" office:value-type="float" office:value="4.746824" calcext:value-type="float">
            <text:p>4.75</text:p>
          </table:table-cell>
          <table:table-cell table:style-name="ce82" table:formula="of:=[$'Compare Time'.V51]" office:value-type="float" office:value="6.762758" calcext:value-type="float">
            <text:p>6.76</text:p>
          </table:table-cell>
          <table:table-cell table:style-name="ce82" table:formula="of:=[$'Compare Time'.W51]" office:value-type="float" office:value="4.734576" calcext:value-type="float">
            <text:p>4.73</text:p>
          </table:table-cell>
          <table:table-cell table:style-name="ce82" table:formula="of:=[$'Compare Time'.X51]" office:value-type="float" office:value="59.90128" calcext:value-type="float">
            <text:p>59.90</text:p>
          </table:table-cell>
          <table:table-cell table:style-name="ce82" table:formula="of:=[$'Compare Time'.Y51]" office:value-type="float" office:value="14.222278" calcext:value-type="float">
            <text:p>14.22</text:p>
          </table:table-cell>
          <table:table-cell table:style-name="ce82" table:formula="of:=[$ResumedTime.AA10]" office:value-type="float" office:value="14.13558" calcext:value-type="float">
            <text:p>14.14</text:p>
          </table:table-cell>
          <table:table-cell table:style-name="ce82" table:formula="of:=[$ResumedTime.AB10]" office:value-type="float" office:value="1.222564" calcext:value-type="float">
            <text:p>1.22</text:p>
          </table:table-cell>
          <table:table-cell table:style-name="ce82" table:formula="of:=[$ResumedTime.AC10]" office:value-type="float" office:value="0" calcext:value-type="float">
            <text:p>0.00</text:p>
          </table:table-cell>
          <table:table-cell table:style-name="ce82" table:formula="of:=[$ResumedTime.AD10]" office:value-type="float" office:value="5.69819" calcext:value-type="float">
            <text:p>5.70</text:p>
          </table:table-cell>
          <table:table-cell table:style-name="ce82" table:formula="of:=[$ResumedTime.AE10]" office:value-type="float" office:value="72.62494" calcext:value-type="float">
            <text:p>72.62</text:p>
          </table:table-cell>
          <table:table-cell table:style-name="ce82" table:formula="of:=[$ResumedTime.AF10]" office:value-type="float" office:value="6.31873999999999" calcext:value-type="float">
            <text:p>6.32</text:p>
          </table:table-cell>
          <table:table-cell table:style-name="ce82" table:formula="of:=[$ResumedTime.AG10]" office:value-type="float" office:value="17.19474" calcext:value-type="float">
            <text:p>17.19</text:p>
          </table:table-cell>
          <table:table-cell table:style-name="ce82" table:formula="of:=[$ResumedTime.AH10]" office:value-type="float" office:value="3.485714" calcext:value-type="float">
            <text:p>3.49</text:p>
          </table:table-cell>
          <table:table-cell table:style-name="ce82" table:formula="of:=[$ResumedTime.AI10]" office:value-type="float" office:value="0" calcext:value-type="float">
            <text:p>0.00</text:p>
          </table:table-cell>
          <table:table-cell table:style-name="ce82" table:formula="of:=[$ResumedTime.AJ10]" office:value-type="float" office:value="6.620718" calcext:value-type="float">
            <text:p>6.62</text:p>
          </table:table-cell>
          <table:table-cell table:style-name="ce82" table:formula="of:=[$ResumedTime.AK10]" office:value-type="float" office:value="62.55894" calcext:value-type="float">
            <text:p>62.56</text:p>
          </table:table-cell>
          <table:table-cell table:style-name="ce82" table:formula="of:=[$ResumedTime.AL10]" office:value-type="float" office:value="10.139892" calcext:value-type="float">
            <text:p>10.14</text:p>
          </table:table-cell>
          <table:table-cell table:style-name="ce82" table:number-columns-repeated="6"/>
          <table:table-cell table:number-columns-repeated="2"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113" table:formula="of:=SUM([.AA9:.AC9])" office:value-type="float" office:value="21.247484" calcext:value-type="float">
            <text:p>21.25</text:p>
          </table:table-cell>
          <table:table-cell table:style-name="ce113" table:formula="of:=[.AD9]" office:value-type="float" office:value="5.46863" calcext:value-type="float">
            <text:p>5.47</text:p>
          </table:table-cell>
          <table:table-cell table:style-name="ce113" table:formula="of:=SUM([.AE9:.AF9])" office:value-type="float" office:value="73.28386" calcext:value-type="float">
            <text:p>73.28</text:p>
          </table:table-cell>
          <table:table-cell table:style-name="ce113"/>
          <table:table-cell table:style-name="ce113" table:formula="of:=SUM([.AG9:.AI9])" office:value-type="float" office:value="20.02328" calcext:value-type="float">
            <text:p>20.02</text:p>
          </table:table-cell>
          <table:table-cell table:style-name="ce113" table:formula="of:=[.AJ9]" office:value-type="float" office:value="4.79333" calcext:value-type="float">
            <text:p>4.79</text:p>
          </table:table-cell>
          <table:table-cell table:style-name="ce113" table:formula="of:=SUM([.AK9:.AL9])" office:value-type="float" office:value="75.18338" calcext:value-type="float">
            <text:p>75.18</text:p>
          </table:table-cell>
          <table:table-cell table:style-name="ce113"/>
          <table:table-cell table:style-name="ce113" table:formula="of:=SUM([.AM9:.AO9])" office:value-type="float" office:value="19.414684" calcext:value-type="float">
            <text:p>19.41</text:p>
          </table:table-cell>
          <table:table-cell table:style-name="ce113" table:formula="of:=[.AP9]" office:value-type="float" office:value="4.869566" calcext:value-type="float">
            <text:p>4.87</text:p>
          </table:table-cell>
          <table:table-cell table:style-name="ce113" table:formula="of:=SUM([.AQ9:.AR9])" office:value-type="float" office:value="75.715782" calcext:value-type="float">
            <text:p>75.72</text:p>
          </table:table-cell>
          <table:table-cell table:style-name="ce113"/>
          <table:table-cell table:style-name="ce113" table:formula="of:=SUM([.AS9:.AU9])" office:value-type="float" office:value="21.141866" calcext:value-type="float">
            <text:p>21.14</text:p>
          </table:table-cell>
          <table:table-cell table:style-name="ce113" table:formula="of:=[.AV9]" office:value-type="float" office:value="4.734576" calcext:value-type="float">
            <text:p>4.73</text:p>
          </table:table-cell>
          <table:table-cell table:style-name="ce113" table:formula="of:=SUM([.AW9:.AX9])" office:value-type="float" office:value="74.123558" calcext:value-type="float">
            <text:p>74.12</text:p>
          </table:table-cell>
          <table:table-cell table:style-name="ce113"/>
          <table:table-cell table:style-name="ce113" table:formula="of:=SUM([.AY9:.BA9])" office:value-type="float" office:value="21.141866" calcext:value-type="float">
            <text:p>21.14</text:p>
          </table:table-cell>
          <table:table-cell table:style-name="ce113" table:formula="of:=[.BB9]" office:value-type="float" office:value="4.734576" calcext:value-type="float">
            <text:p>4.73</text:p>
          </table:table-cell>
          <table:table-cell table:style-name="ce113" table:formula="of:=SUM([.BC9:.BD9])" office:value-type="float" office:value="74.123558" calcext:value-type="float">
            <text:p>74.12</text:p>
          </table:table-cell>
          <table:table-cell table:style-name="ce113"/>
          <table:table-cell table:style-name="ce113" table:formula="of:=SUM([.BE9:.BG9])" office:value-type="float" office:value="15.358144" calcext:value-type="float">
            <text:p>15.36</text:p>
          </table:table-cell>
          <table:table-cell table:style-name="ce113" table:formula="of:=[.BH9]" office:value-type="float" office:value="5.69819" calcext:value-type="float">
            <text:p>5.70</text:p>
          </table:table-cell>
          <table:table-cell table:style-name="ce113" table:formula="of:=SUM([.BI9:.BJ9])" office:value-type="float" office:value="78.94368" calcext:value-type="float">
            <text:p>78.94</text:p>
          </table:table-cell>
          <table:table-cell table:style-name="ce113"/>
          <table:table-cell table:style-name="ce113" table:formula="of:=SUM([.BK9:.BM9])" office:value-type="float" office:value="20.680454" calcext:value-type="float">
            <text:p>20.68</text:p>
          </table:table-cell>
          <table:table-cell table:style-name="ce113" table:formula="of:=[.BN9]" office:value-type="float" office:value="6.620718" calcext:value-type="float">
            <text:p>6.62</text:p>
          </table:table-cell>
          <table:table-cell table:style-name="ce113" table:formula="of:=SUM([.BO9:.BP9])" office:value-type="float" office:value="72.698832" calcext:value-type="float">
            <text:p>72.70</text:p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82" table:formula="of:=[$ResumedStats.F10]" office:value-type="float" office:value="85.1067" calcext:value-type="float">
            <text:p>85.11</text:p>
          </table:table-cell>
          <table:table-cell table:style-name="ce82" table:formula="of:=[$ResumedStats.G10]" office:value-type="float" office:value="4432.436" calcext:value-type="float">
            <text:p>4432.44</text:p>
          </table:table-cell>
          <table:table-cell table:style-name="ce82" table:formula="of:=[$ResumedStats.H10]" office:value-type="float" office:value="85.1067" calcext:value-type="float">
            <text:p>85.11</text:p>
          </table:table-cell>
          <table:table-cell table:style-name="ce82" table:formula="of:=[$ResumedStats.I10]" office:value-type="float" office:value="88.76154" calcext:value-type="float">
            <text:p>88.76</text:p>
          </table:table-cell>
          <table:table-cell table:style-name="ce82" table:formula="of:=[$ResumedStats.J10]" office:value-type="float" office:value="4.993206414" calcext:value-type="float">
            <text:p>4.99</text:p>
          </table:table-cell>
          <table:table-cell table:style-name="ce77"/>
          <table:table-cell table:style-name="ce82" table:formula="of:=[$ResumedStats.BB10]" office:value-type="float" office:value="85.17286" calcext:value-type="float">
            <text:p>85.17</text:p>
          </table:table-cell>
          <table:table-cell table:style-name="ce82" table:formula="of:=[$ResumedStats.BC10]" office:value-type="float" office:value="1.292" calcext:value-type="float">
            <text:p>1.29</text:p>
          </table:table-cell>
          <table:table-cell table:style-name="ce82" table:formula="of:=[$ResumedStats.BD10]" office:value-type="float" office:value="85.17286" calcext:value-type="float">
            <text:p>85.17</text:p>
          </table:table-cell>
          <table:table-cell table:style-name="ce82" table:formula="of:=[$ResumedStats.BE10]" office:value-type="float" office:value="85.17286" calcext:value-type="float">
            <text:p>85.17</text:p>
          </table:table-cell>
          <table:table-cell table:style-name="ce63" table:formula="of:=[$ResumedStats.BF10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47" table:formula="of:=[$ResumedStats.C11]" office:value-type="float" office:value="99.81246" calcext:value-type="float">
            <text:p>99.81</text:p>
          </table:table-cell>
          <table:table-cell table:style-name="ce147" table:formula="of:=[$ResumedStats.D11]" office:value-type="float" office:value="46.05874" calcext:value-type="float">
            <text:p>46.06</text:p>
          </table:table-cell>
          <table:table-cell table:style-name="ce147" table:formula="of:=[$ResumedStats.E11]" office:value-type="float" office:value="47.3447" calcext:value-type="float">
            <text:p>47.34</text:p>
          </table:table-cell>
          <table:table-cell table:style-name="ce82"/>
          <table:table-cell table:style-name="ce82" table:formula="of:=[$ResumedStats.L11]" office:value-type="float" office:value="45.1898" calcext:value-type="float">
            <text:p>45.19</text:p>
          </table:table-cell>
          <table:table-cell table:style-name="ce82" table:formula="of:=[$ResumedStats.M11]" office:value-type="float" office:value="45.1795" calcext:value-type="float">
            <text:p>45.18</text:p>
          </table:table-cell>
          <table:table-cell table:style-name="ce82"/>
          <table:table-cell table:style-name="ce82" table:formula="of:=[$ResumedStats.T11]" office:value-type="float" office:value="46.58278" calcext:value-type="float">
            <text:p>46.58</text:p>
          </table:table-cell>
          <table:table-cell table:style-name="ce82" table:formula="of:=[$ResumedStats.U11]" office:value-type="float" office:value="46.9583" calcext:value-type="float">
            <text:p>46.96</text:p>
          </table:table-cell>
          <table:table-cell table:style-name="ce82"/>
          <table:table-cell table:style-name="ce82" table:formula="of:=[$ResumedStats.AB11]" office:value-type="float" office:value="46.81956" calcext:value-type="float">
            <text:p>46.82</text:p>
          </table:table-cell>
          <table:table-cell table:style-name="ce82" table:formula="of:=[$ResumedStats.AC11]" office:value-type="float" office:value="45.46832" calcext:value-type="float">
            <text:p>45.47</text:p>
          </table:table-cell>
          <table:table-cell table:style-name="ce82"/>
          <table:table-cell table:style-name="ce82" table:formula="of:=[$ResumedStats.AJ11]" office:value-type="float" office:value="31.02822" calcext:value-type="float">
            <text:p>31.03</text:p>
          </table:table-cell>
          <table:table-cell table:style-name="ce82" table:formula="of:=[$ResumedStats.AK11]" office:value-type="float" office:value="43.73674" calcext:value-type="float">
            <text:p>43.74</text:p>
          </table:table-cell>
          <table:table-cell table:style-name="ce82"/>
          <table:table-cell table:style-name="ce82" table:formula="of:=[$ResumedStats.AR11]" office:value-type="float" office:value="49.29584" calcext:value-type="float">
            <text:p>49.30</text:p>
          </table:table-cell>
          <table:table-cell table:style-name="ce82" table:formula="of:=[$ResumedStats.AS11]" office:value-type="float" office:value="45.07712" calcext:value-type="float">
            <text:p>45.0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2" table:formula="of:=[$ResumedTime.C11]" office:value-type="float" office:value="9.67377" calcext:value-type="float">
            <text:p>9.67</text:p>
          </table:table-cell>
          <table:table-cell table:style-name="ce82" table:formula="of:=[$ResumedTime.D11]" office:value-type="float" office:value="9.386916" calcext:value-type="float">
            <text:p>9.39</text:p>
          </table:table-cell>
          <table:table-cell table:style-name="ce82" table:formula="of:=[$ResumedTime.E11]" office:value-type="float" office:value="7.671442" calcext:value-type="float">
            <text:p>7.67</text:p>
          </table:table-cell>
          <table:table-cell table:style-name="ce82" table:formula="of:=[$ResumedTime.F11]" office:value-type="float" office:value="5.09434" calcext:value-type="float">
            <text:p>5.09</text:p>
          </table:table-cell>
          <table:table-cell table:style-name="ce82" table:formula="of:=[$ResumedTime.G11]" office:value-type="float" office:value="46.47252" calcext:value-type="float">
            <text:p>46.47</text:p>
          </table:table-cell>
          <table:table-cell table:style-name="ce82" table:formula="of:=[$ResumedTime.H11]" office:value-type="float" office:value="21.70102" calcext:value-type="float">
            <text:p>21.70</text:p>
          </table:table-cell>
          <table:table-cell table:style-name="ce82" table:formula="of:=[$ResumedTime.I11]" office:value-type="float" office:value="6.055036" calcext:value-type="float">
            <text:p>6.06</text:p>
          </table:table-cell>
          <table:table-cell table:style-name="ce82" table:formula="of:=[$ResumedTime.J11]" office:value-type="float" office:value="10.033816" calcext:value-type="float">
            <text:p>10.03</text:p>
          </table:table-cell>
          <table:table-cell table:style-name="ce82" table:formula="of:=[$ResumedTime.K11]" office:value-type="float" office:value="12.29385" calcext:value-type="float">
            <text:p>12.29</text:p>
          </table:table-cell>
          <table:table-cell table:style-name="ce82" table:formula="of:=[$ResumedTime.L11]" office:value-type="float" office:value="4.487774" calcext:value-type="float">
            <text:p>4.49</text:p>
          </table:table-cell>
          <table:table-cell table:style-name="ce82" table:formula="of:=[$ResumedTime.M11]" office:value-type="float" office:value="47.97226" calcext:value-type="float">
            <text:p>47.97</text:p>
          </table:table-cell>
          <table:table-cell table:style-name="ce82" table:formula="of:=[$ResumedTime.N11]" office:value-type="float" office:value="19.157266" calcext:value-type="float">
            <text:p>19.16</text:p>
          </table:table-cell>
          <table:table-cell table:style-name="ce82" table:formula="of:=[$ResumedTime.O11]" office:value-type="float" office:value="12.300514" calcext:value-type="float">
            <text:p>12.30</text:p>
          </table:table-cell>
          <table:table-cell table:style-name="ce82" table:formula="of:=[$ResumedTime.P11]" office:value-type="float" office:value="11.33849" calcext:value-type="float">
            <text:p>11.34</text:p>
          </table:table-cell>
          <table:table-cell table:style-name="ce82" table:formula="of:=[$ResumedTime.Q11]" office:value-type="float" office:value="7.502782" calcext:value-type="float">
            <text:p>7.50</text:p>
          </table:table-cell>
          <table:table-cell table:style-name="ce82" table:formula="of:=[$ResumedTime.R11]" office:value-type="float" office:value="5.171764" calcext:value-type="float">
            <text:p>5.17</text:p>
          </table:table-cell>
          <table:table-cell table:style-name="ce82" table:formula="of:=[$ResumedTime.S11]" office:value-type="float" office:value="52.06252" calcext:value-type="float">
            <text:p>52.06</text:p>
          </table:table-cell>
          <table:table-cell table:style-name="ce82" table:formula="of:=[$ResumedTime.T11]" office:value-type="float" office:value="11.623892" calcext:value-type="float">
            <text:p>11.62</text:p>
          </table:table-cell>
          <table:table-cell table:style-name="ce82" table:formula="of:=[$ResumedTime.U11]" office:value-type="float" office:value="7.70838" calcext:value-type="float">
            <text:p>7.71</text:p>
          </table:table-cell>
          <table:table-cell table:style-name="ce82" table:formula="of:=[$ResumedTime.V11]" office:value-type="float" office:value="11.590392" calcext:value-type="float">
            <text:p>11.59</text:p>
          </table:table-cell>
          <table:table-cell table:style-name="ce82" table:formula="of:=[$ResumedTime.W11]" office:value-type="float" office:value="10.867334" calcext:value-type="float">
            <text:p>10.87</text:p>
          </table:table-cell>
          <table:table-cell table:style-name="ce82" table:formula="of:=[$ResumedTime.X11]" office:value-type="float" office:value="3.538776" calcext:value-type="float">
            <text:p>3.54</text:p>
          </table:table-cell>
          <table:table-cell table:style-name="ce82" table:formula="of:=[$ResumedTime.Y11]" office:value-type="float" office:value="44.12936" calcext:value-type="float">
            <text:p>44.13</text:p>
          </table:table-cell>
          <table:table-cell table:style-name="ce82" table:formula="of:=[$ResumedTime.Z11]" office:value-type="float" office:value="22.165758" calcext:value-type="float">
            <text:p>22.17</text:p>
          </table:table-cell>
          <table:table-cell table:style-name="ce82" table:formula="of:=[$'Compare Time'.T52]" office:value-type="float" office:value="7.70838" calcext:value-type="float">
            <text:p>7.71</text:p>
          </table:table-cell>
          <table:table-cell table:style-name="ce82" table:formula="of:=[$'Compare Time'.U52]" office:value-type="float" office:value="11.590392" calcext:value-type="float">
            <text:p>11.59</text:p>
          </table:table-cell>
          <table:table-cell table:style-name="ce82" table:formula="of:=[$'Compare Time'.V52]" office:value-type="float" office:value="10.867334" calcext:value-type="float">
            <text:p>10.87</text:p>
          </table:table-cell>
          <table:table-cell table:style-name="ce82" table:formula="of:=[$'Compare Time'.W52]" office:value-type="float" office:value="3.538776" calcext:value-type="float">
            <text:p>3.54</text:p>
          </table:table-cell>
          <table:table-cell table:style-name="ce82" table:formula="of:=[$'Compare Time'.X52]" office:value-type="float" office:value="44.12936" calcext:value-type="float">
            <text:p>44.13</text:p>
          </table:table-cell>
          <table:table-cell table:style-name="ce82" table:formula="of:=[$'Compare Time'.Y52]" office:value-type="float" office:value="22.165758" calcext:value-type="float">
            <text:p>22.17</text:p>
          </table:table-cell>
          <table:table-cell table:style-name="ce82" table:formula="of:=[$ResumedTime.AA11]" office:value-type="float" office:value="15.86658" calcext:value-type="float">
            <text:p>15.87</text:p>
          </table:table-cell>
          <table:table-cell table:style-name="ce82" table:formula="of:=[$ResumedTime.AB11]" office:value-type="float" office:value="3.982664" calcext:value-type="float">
            <text:p>3.98</text:p>
          </table:table-cell>
          <table:table-cell table:style-name="ce82" table:formula="of:=[$ResumedTime.AC11]" office:value-type="float" office:value="0" calcext:value-type="float">
            <text:p>0.00</text:p>
          </table:table-cell>
          <table:table-cell table:style-name="ce82" table:formula="of:=[$ResumedTime.AD11]" office:value-type="float" office:value="6.136078" calcext:value-type="float">
            <text:p>6.14</text:p>
          </table:table-cell>
          <table:table-cell table:style-name="ce82" table:formula="of:=[$ResumedTime.AE11]" office:value-type="float" office:value="65.45854" calcext:value-type="float">
            <text:p>65.46</text:p>
          </table:table-cell>
          <table:table-cell table:style-name="ce82" table:formula="of:=[$ResumedTime.AF11]" office:value-type="float" office:value="8.55614" calcext:value-type="float">
            <text:p>8.56</text:p>
          </table:table-cell>
          <table:table-cell table:style-name="ce82" table:formula="of:=[$ResumedTime.AG11]" office:value-type="float" office:value="17.30996" calcext:value-type="float">
            <text:p>17.31</text:p>
          </table:table-cell>
          <table:table-cell table:style-name="ce82" table:formula="of:=[$ResumedTime.AH11]" office:value-type="float" office:value="8.03234" calcext:value-type="float">
            <text:p>8.03</text:p>
          </table:table-cell>
          <table:table-cell table:style-name="ce82" table:formula="of:=[$ResumedTime.AI11]" office:value-type="float" office:value="0" calcext:value-type="float">
            <text:p>0.00</text:p>
          </table:table-cell>
          <table:table-cell table:style-name="ce82" table:formula="of:=[$ResumedTime.AJ11]" office:value-type="float" office:value="6.50772" calcext:value-type="float">
            <text:p>6.51</text:p>
          </table:table-cell>
          <table:table-cell table:style-name="ce82" table:formula="of:=[$ResumedTime.AK11]" office:value-type="float" office:value="58.10024" calcext:value-type="float">
            <text:p>58.10</text:p>
          </table:table-cell>
          <table:table-cell table:style-name="ce82" table:formula="of:=[$ResumedTime.AL11]" office:value-type="float" office:value="10.04976" calcext:value-type="float">
            <text:p>10.05</text:p>
          </table:table-cell>
          <table:table-cell table:style-name="ce82" table:number-columns-repeated="6"/>
          <table:table-cell table:number-columns-repeated="2"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13" table:formula="of:=SUM([.AA10:.AC10])" office:value-type="float" office:value="26.732128" calcext:value-type="float">
            <text:p>26.73</text:p>
          </table:table-cell>
          <table:table-cell table:style-name="ce113" table:formula="of:=[.AD10]" office:value-type="float" office:value="5.09434" calcext:value-type="float">
            <text:p>5.09</text:p>
          </table:table-cell>
          <table:table-cell table:style-name="ce113" table:formula="of:=SUM([.AE10:.AF10])" office:value-type="float" office:value="68.17354" calcext:value-type="float">
            <text:p>68.17</text:p>
          </table:table-cell>
          <table:table-cell table:style-name="ce113"/>
          <table:table-cell table:style-name="ce113" table:formula="of:=SUM([.AG10:.AI10])" office:value-type="float" office:value="28.382702" calcext:value-type="float">
            <text:p>28.38</text:p>
          </table:table-cell>
          <table:table-cell table:style-name="ce113" table:formula="of:=[.AJ10]" office:value-type="float" office:value="4.487774" calcext:value-type="float">
            <text:p>4.49</text:p>
          </table:table-cell>
          <table:table-cell table:style-name="ce113" table:formula="of:=SUM([.AK10:.AL10])" office:value-type="float" office:value="67.129526" calcext:value-type="float">
            <text:p>67.13</text:p>
          </table:table-cell>
          <table:table-cell table:style-name="ce113"/>
          <table:table-cell table:style-name="ce113" table:formula="of:=SUM([.AM10:.AO10])" office:value-type="float" office:value="31.141786" calcext:value-type="float">
            <text:p>31.14</text:p>
          </table:table-cell>
          <table:table-cell table:style-name="ce113" table:formula="of:=[.AP10]" office:value-type="float" office:value="5.171764" calcext:value-type="float">
            <text:p>5.17</text:p>
          </table:table-cell>
          <table:table-cell table:style-name="ce113" table:formula="of:=SUM([.AQ10:.AR10])" office:value-type="float" office:value="63.686412" calcext:value-type="float">
            <text:p>63.69</text:p>
          </table:table-cell>
          <table:table-cell table:style-name="ce113"/>
          <table:table-cell table:style-name="ce113" table:formula="of:=SUM([.AS10:.AU10])" office:value-type="float" office:value="30.166106" calcext:value-type="float">
            <text:p>30.17</text:p>
          </table:table-cell>
          <table:table-cell table:style-name="ce113" table:formula="of:=[.AV10]" office:value-type="float" office:value="3.538776" calcext:value-type="float">
            <text:p>3.54</text:p>
          </table:table-cell>
          <table:table-cell table:style-name="ce113" table:formula="of:=SUM([.AW10:.AX10])" office:value-type="float" office:value="66.295118" calcext:value-type="float">
            <text:p>66.30</text:p>
          </table:table-cell>
          <table:table-cell table:style-name="ce113"/>
          <table:table-cell table:style-name="ce113" table:formula="of:=SUM([.AY10:.BA10])" office:value-type="float" office:value="30.166106" calcext:value-type="float">
            <text:p>30.17</text:p>
          </table:table-cell>
          <table:table-cell table:style-name="ce113" table:formula="of:=[.BB10]" office:value-type="float" office:value="3.538776" calcext:value-type="float">
            <text:p>3.54</text:p>
          </table:table-cell>
          <table:table-cell table:style-name="ce113" table:formula="of:=SUM([.BC10:.BD10])" office:value-type="float" office:value="66.295118" calcext:value-type="float">
            <text:p>66.30</text:p>
          </table:table-cell>
          <table:table-cell table:style-name="ce113"/>
          <table:table-cell table:style-name="ce113" table:formula="of:=SUM([.BE10:.BG10])" office:value-type="float" office:value="19.849244" calcext:value-type="float">
            <text:p>19.85</text:p>
          </table:table-cell>
          <table:table-cell table:style-name="ce113" table:formula="of:=[.BH10]" office:value-type="float" office:value="6.136078" calcext:value-type="float">
            <text:p>6.14</text:p>
          </table:table-cell>
          <table:table-cell table:style-name="ce113" table:formula="of:=SUM([.BI10:.BJ10])" office:value-type="float" office:value="74.01468" calcext:value-type="float">
            <text:p>74.01</text:p>
          </table:table-cell>
          <table:table-cell table:style-name="ce113"/>
          <table:table-cell table:style-name="ce113" table:formula="of:=SUM([.BK10:.BM10])" office:value-type="float" office:value="25.3423" calcext:value-type="float">
            <text:p>25.34</text:p>
          </table:table-cell>
          <table:table-cell table:style-name="ce113" table:formula="of:=[.BN10]" office:value-type="float" office:value="6.50772" calcext:value-type="float">
            <text:p>6.51</text:p>
          </table:table-cell>
          <table:table-cell table:style-name="ce113" table:formula="of:=SUM([.BO10:.BP10])" office:value-type="float" office:value="68.15" calcext:value-type="float">
            <text:p>68.15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82" table:formula="of:=[$ResumedStats.F11]" office:value-type="float" office:value="98.52652" calcext:value-type="float">
            <text:p>98.53</text:p>
          </table:table-cell>
          <table:table-cell table:style-name="ce82" table:formula="of:=[$ResumedStats.G11]" office:value-type="float" office:value="7197.634" calcext:value-type="float">
            <text:p>7197.63</text:p>
          </table:table-cell>
          <table:table-cell table:style-name="ce82" table:formula="of:=[$ResumedStats.H11]" office:value-type="float" office:value="98.52652" calcext:value-type="float">
            <text:p>98.53</text:p>
          </table:table-cell>
          <table:table-cell table:style-name="ce82" table:formula="of:=[$ResumedStats.I11]" office:value-type="float" office:value="111.2862" calcext:value-type="float">
            <text:p>111.29</text:p>
          </table:table-cell>
          <table:table-cell table:style-name="ce82" table:formula="of:=[$ResumedStats.J11]" office:value-type="float" office:value="11.578704" calcext:value-type="float">
            <text:p>11.58</text:p>
          </table:table-cell>
          <table:table-cell table:style-name="ce77"/>
          <table:table-cell table:style-name="ce82" table:formula="of:=[$ResumedStats.BB11]" office:value-type="float" office:value="101.065" calcext:value-type="float">
            <text:p>101.07</text:p>
          </table:table-cell>
          <table:table-cell table:style-name="ce82" table:formula="of:=[$ResumedStats.BC11]" office:value-type="float" office:value="6.872" calcext:value-type="float">
            <text:p>6.87</text:p>
          </table:table-cell>
          <table:table-cell table:style-name="ce82" table:formula="of:=[$ResumedStats.BD11]" office:value-type="float" office:value="101.065" calcext:value-type="float">
            <text:p>101.07</text:p>
          </table:table-cell>
          <table:table-cell table:style-name="ce82" table:formula="of:=[$ResumedStats.BE11]" office:value-type="float" office:value="101.065" calcext:value-type="float">
            <text:p>101.07</text:p>
          </table:table-cell>
          <table:table-cell table:style-name="ce63" table:formula="of:=[$ResumedStats.BF11]" office:value-type="float" office:value="0" calcext:value-type="float">
            <text:p>0.000</text:p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columns-repeated="3"/>
          <table:table-cell table:formula="of:=AVERAGE([.D3:.D10])" office:value-type="float" office:value="38.51587" calcext:value-type="float">
            <text:p>38.51587</text:p>
          </table:table-cell>
          <table:table-cell table:formula="of:=AVERAGE([.E3:.E10])" office:value-type="float" office:value="38.7661575" calcext:value-type="float">
            <text:p>38.7661575</text:p>
          </table:table-cell>
          <table:table-cell/>
          <table:table-cell table:formula="of:=AVERAGE([.G3:.G10])" office:value-type="float" office:value="39.58701" calcext:value-type="float">
            <text:p>39.58701</text:p>
          </table:table-cell>
          <table:table-cell table:formula="of:=AVERAGE([.H3:.H10])" office:value-type="float" office:value="39.190915" calcext:value-type="float">
            <text:p>39.190915</text:p>
          </table:table-cell>
          <table:table-cell/>
          <table:table-cell table:formula="of:=AVERAGE([.J3:.J10])" office:value-type="float" office:value="43.0498875" calcext:value-type="float">
            <text:p>43.0498875</text:p>
          </table:table-cell>
          <table:table-cell table:formula="of:=AVERAGE([.K3:.K10])" office:value-type="float" office:value="37.9886075" calcext:value-type="float">
            <text:p>37.9886075</text:p>
          </table:table-cell>
          <table:table-cell/>
          <table:table-cell table:formula="of:=AVERAGE([.M3:.M10])" office:value-type="float" office:value="43.44117" calcext:value-type="float">
            <text:p>43.44117</text:p>
          </table:table-cell>
          <table:table-cell table:formula="of:=AVERAGE([.N3:.N10])" office:value-type="float" office:value="36.8608325" calcext:value-type="float">
            <text:p>36.8608325</text:p>
          </table:table-cell>
          <table:table-cell/>
          <table:table-cell table:formula="of:=AVERAGE([.P3:.P10])" office:value-type="float" office:value="19.49334" calcext:value-type="float">
            <text:p>19.49334</text:p>
          </table:table-cell>
          <table:table-cell table:formula="of:=AVERAGE([.Q3:.Q10])" office:value-type="float" office:value="31.34232" calcext:value-type="float">
            <text:p>31.34232</text:p>
          </table:table-cell>
          <table:table-cell/>
          <table:table-cell table:formula="of:=AVERAGE([.S3:.S10])" office:value-type="float" office:value="44.35712" calcext:value-type="float">
            <text:p>44.35712</text:p>
          </table:table-cell>
          <table:table-cell table:formula="of:=AVERAGE([.T3:.T10])" office:value-type="float" office:value="37.072" calcext:value-type="float">
            <text:p>37.072</text:p>
          </table:table-cell>
          <table:table-cell table:number-columns-repeated="59"/>
          <table:table-cell table:formula="of:=AVERAGE([.CB3:.CB10])" office:value-type="float" office:value="4.9112385" calcext:value-type="float">
            <text:p>4.9112385</text:p>
          </table:table-cell>
          <table:table-cell table:formula="of:=AVERAGE([.CC3:.CC10])" office:value-type="float" office:value="70.52755605" calcext:value-type="float">
            <text:p>70.52755605</text:p>
          </table:table-cell>
          <table:table-cell table:number-columns-repeated="2"/>
          <table:table-cell table:formula="of:=AVERAGE([.CF3:.CF10])" office:value-type="float" office:value="4.284144" calcext:value-type="float">
            <text:p>4.284144</text:p>
          </table:table-cell>
          <table:table-cell table:formula="of:=AVERAGE([.CG3:.CG10])" office:value-type="float" office:value="71.8148315" calcext:value-type="float">
            <text:p>71.8148315</text:p>
          </table:table-cell>
          <table:table-cell table:number-columns-repeated="2"/>
          <table:table-cell table:formula="of:=AVERAGE([.CJ3:.CJ10])" office:value-type="float" office:value="4.3153675" calcext:value-type="float">
            <text:p>4.3153675</text:p>
          </table:table-cell>
          <table:table-cell table:formula="of:=AVERAGE([.CK3:.CK10])" office:value-type="float" office:value="68.62835425" calcext:value-type="float">
            <text:p>68.62835425</text:p>
          </table:table-cell>
          <table:table-cell table:number-columns-repeated="2"/>
          <table:table-cell table:formula="of:=AVERAGE([.CN3:.CN10])" office:value-type="float" office:value="3.1801313" calcext:value-type="float">
            <text:p>3.1801313</text:p>
          </table:table-cell>
          <table:table-cell table:formula="of:=AVERAGE([.CO3:.CO10])" office:value-type="float" office:value="70.95716525" calcext:value-type="float">
            <text:p>70.95716525</text:p>
          </table:table-cell>
          <table:table-cell table:number-columns-repeated="6"/>
          <table:table-cell table:formula="of:=AVERAGE([.CV3:.CV10])" office:value-type="float" office:value="5.18586525" calcext:value-type="float">
            <text:p>5.18586525</text:p>
          </table:table-cell>
          <table:table-cell table:formula="of:=AVERAGE([.CW3:.CW10])" office:value-type="float" office:value="78.6901975" calcext:value-type="float">
            <text:p>78.6901975</text:p>
          </table:table-cell>
          <table:table-cell table:number-columns-repeated="2"/>
          <table:table-cell table:formula="of:=AVERAGE([.CZ3:.CZ10])" office:value-type="float" office:value="5.893208" calcext:value-type="float">
            <text:p>5.893208</text:p>
          </table:table-cell>
          <table:table-cell table:formula="of:=AVERAGE([.DA3:.DA10])" office:value-type="float" office:value="71.421961275" calcext:value-type="float">
            <text:p>71.421961275</text:p>
          </table:table-cell>
          <table:table-cell table:number-columns-repeated="3"/>
          <table:table-cell table:formula="of:=AVERAGE([.DE3:.DE10])" office:value-type="float" office:value="72.4747125" calcext:value-type="float">
            <text:p>72.4747125</text:p>
          </table:table-cell>
          <table:table-cell table:formula="of:=AVERAGE([.DF3:.DF10])" office:value-type="float" office:value="5667.807" calcext:value-type="float">
            <text:p>5667.807</text:p>
          </table:table-cell>
          <table:table-cell table:number-columns-repeated="2"/>
          <table:table-cell table:formula="of:=AVERAGE([.DI3:.DI10])" office:value-type="float" office:value="7.26886644955" calcext:value-type="float">
            <text:p>7.26886644955</text:p>
          </table:table-cell>
          <table:table-cell/>
          <table:table-cell table:formula="of:=AVERAGE([.DK3:.DK10])" office:value-type="float" office:value="73.3876775" calcext:value-type="float">
            <text:p>73.3876775</text:p>
          </table:table-cell>
          <table:table-cell table:formula="of:=AVERAGE([.DL3:.DL10])" office:value-type="float" office:value="3.8025" calcext:value-type="float">
            <text:p>3.8025</text:p>
          </table:table-cell>
          <table:table-cell table:number-columns-repeated="2"/>
          <table:table-cell table:style-name="ce64" table:formula="of:=AVERAGE([.DO3:.DO10])" office:value-type="float" office:value="0.00054767975" calcext:value-type="float">
            <text:p>0.00055</text:p>
          </table:table-cell>
        </table:table-row>
        <table:table-row table:style-name="ro1" table:number-rows-repeated="2">
          <table:table-cell table:number-columns-repeated="119"/>
        </table:table-row>
        <table:table-row table:style-name="ro1">
          <table:table-cell table:number-columns-repeated="3"/>
          <table:table-cell office:value-type="string" calcext:value-type="string">
            <text:p>average parcel joint</text:p>
          </table:table-cell>
          <table:table-cell table:number-columns-repeated="115"/>
        </table:table-row>
        <table:table-row table:style-name="ro1">
          <table:table-cell table:number-columns-repeated="3"/>
          <table:table-cell table:formula="of:=AVERAGE([.D12];[.G12];[.J12];[.M12])" office:value-type="float" office:value="41.148484375" calcext:value-type="float">
            <text:p>41.148484375</text:p>
          </table:table-cell>
          <table:table-cell table:number-columns-repeated="2"/>
          <table:table-cell table:formula="of:=([.P12]-[.$D$16])/[.P12]" office:value-type="float" office:value="-1.11089963931271" calcext:value-type="float">
            <text:p>-1.11089963931271</text:p>
          </table:table-cell>
          <table:table-cell table:formula="of:=([.S12]-[.$D$16])/[.S12]" office:value-type="float" office:value="0.0723364281765815" calcext:value-type="float">
            <text:p>0.072336428176582</text:p>
          </table:table-cell>
          <table:table-cell table:number-columns-repeated="2"/>
          <table:table-cell table:formula="of:=([.D16]-[.S12])/[.D16]" office:value-type="float" office:value="-0.0779770062916201" calcext:value-type="float">
            <text:p>-0.07797700629162</text:p>
          </table:table-cell>
          <table:table-cell table:number-columns-repeated="69"/>
          <table:table-cell office:value-type="string" calcext:value-type="string">
            <text:p>Avg empty</text:p>
          </table:table-cell>
          <table:table-cell table:number-columns-repeated="38"/>
        </table:table-row>
        <table:table-row table:style-name="ro1">
          <table:table-cell table:number-columns-repeated="80"/>
          <table:table-cell table:formula="of:=AVERAGE([.CB12];[.CF12];[.CJ12];[.CN12])" office:value-type="float" office:value="4.172720325" calcext:value-type="float">
            <text:p>4.172720325</text:p>
          </table:table-cell>
          <table:table-cell/>
          <table:table-cell table:formula="of:=([.CV12]-[.CC17])/[.CV12]" office:value-type="float" office:value="0.195366612157923" calcext:value-type="float">
            <text:p>0.195366612157923</text:p>
          </table:table-cell>
          <table:table-cell table:formula="of:=([.CZ12]-[.CC17])/[.CZ12]" office:value-type="float" office:value="0.291944162669975" calcext:value-type="float">
            <text:p>0.291944162669975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avg costs</text:p>
          </table:table-cell>
          <table:table-cell table:number-columns-repeated="115"/>
        </table:table-row>
        <table:table-row table:style-name="ro1">
          <table:table-cell table:number-columns-repeated="3"/>
          <table:table-cell table:formula="of:=AVERAGE([.E12];[.H12];[.K12];[.N12])" office:value-type="float" office:value="38.201628125" calcext:value-type="float">
            <text:p>38.201628125</text:p>
          </table:table-cell>
          <table:table-cell table:number-columns-repeated="2"/>
          <table:table-cell table:formula="of:=([.Q12]-[.$D$19])/[.Q12]" office:value-type="float" office:value="-0.218851320674411" calcext:value-type="float">
            <text:p>-0.218851320674411</text:p>
          </table:table-cell>
          <table:table-cell table:formula="of:=([.T12]-[.$D$19])/[.T12]" office:value-type="float" office:value="-0.0304711945673285" calcext:value-type="float">
            <text:p>-0.030471194567329</text:p>
          </table:table-cell>
          <table:table-cell table:number-columns-repeated="72"/>
          <table:table-cell office:value-type="string" calcext:value-type="string">
            <text:p>Avg wait</text:p>
          </table:table-cell>
          <table:table-cell table:number-columns-repeated="38"/>
        </table:table-row>
        <table:table-row table:style-name="ro1">
          <table:table-cell table:number-columns-repeated="80"/>
          <table:table-cell table:formula="of:=AVERAGE([.CC12];[.CG12];[.CK12];[.CO12])" office:value-type="float" office:value="70.4819767625" calcext:value-type="float">
            <text:p>70.4819767625</text:p>
          </table:table-cell>
          <table:table-cell/>
          <table:table-cell table:formula="of:=([.CW12]-[.CC20])/[.CW12]" office:value-type="float" office:value="0.104310587573503" calcext:value-type="float">
            <text:p>0.104310587573503</text:p>
          </table:table-cell>
          <table:table-cell table:formula="of:=([.DA12]-[.CC20])/[.DA12]" office:value-type="float" office:value="0.0131610011223401" calcext:value-type="float">
            <text:p>0.01316100112234</text:p>
          </table:table-cell>
          <table:table-cell table:number-columns-repeated="35"/>
        </table:table-row>
        <table:table-row table:style-name="ro1">
          <table:table-cell table:number-columns-repeated="6"/>
          <table:table-cell table:style-name="ce59"/>
          <table:table-cell table:number-columns-repeated="112"/>
        </table:table-row>
        <table:table-row table:style-name="ro1" table:number-rows-repeated="3">
          <table:table-cell table:number-columns-repeated="119"/>
        </table:table-row>
        <table:table-row table:style-name="ro2">
          <table:table-cell table:number-columns-repeated="78"/>
          <table:table-cell table:style-name="ce71" office:value-type="string" calcext:value-type="string" table:number-columns-spanned="2" table:number-rows-spanned="1">
            <text:p>ScSp</text:p>
          </table:table-cell>
          <table:covered-table-cell table:style-name="ce71"/>
          <table:table-cell table:style-name="ce71" office:value-type="string" calcext:value-type="string">
            <text:p>McSp</text:p>
          </table:table-cell>
          <table:table-cell/>
          <table:table-cell table:style-name="ce71" office:value-type="string" calcext:value-type="string">
            <text:p>ScMp</text:p>
          </table:table-cell>
          <table:table-cell table:style-name="ce72"/>
          <table:table-cell table:style-name="ce71" office:value-type="string" calcext:value-type="string">
            <text:p>McMp</text:p>
          </table:table-cell>
          <table:table-cell table:style-name="ce72"/>
          <table:table-cell table:style-name="ce71" office:value-type="string" calcext:value-type="string">
            <text:p>AmcMp</text:p>
          </table:table-cell>
          <table:table-cell table:style-name="ce72"/>
          <table:table-cell table:style-name="ce71" office:value-type="string" calcext:value-type="string">
            <text:p>UVSA</text:p>
          </table:table-cell>
          <table:table-cell/>
          <table:table-cell table:style-name="ce71" office:value-type="string" calcext:value-type="string">
            <text:p>SVSA</text:p>
          </table:table-cell>
          <table:table-cell table:style-name="ce72" table:number-columns-repeated="2"/>
          <table:table-cell table:number-columns-repeated="2"/>
          <table:table-cell table:style-name="ce71"/>
          <table:table-cell table:number-columns-repeated="3"/>
          <table:table-cell table:style-name="ce71" table:number-columns-repeated="3"/>
          <table:table-cell/>
          <table:table-cell table:style-name="ce77" table:number-columns-repeated="2"/>
          <table:table-cell table:number-columns-repeated="14"/>
        </table:table-row>
        <table:table-row table:style-name="ro1">
          <table:table-cell table:number-columns-repeated="76"/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number-columns-repeated="6"/>
          <table:table-cell table:style-name="ce77"/>
          <table:table-cell table:number-columns-repeated="2"/>
          <table:table-cell table:style-name="ce77" table:number-columns-repeated="2"/>
          <table:table-cell table:number-columns-repeated="16"/>
        </table:table-row>
        <table:table-row table:style-name="ro1">
          <table:table-cell table:number-columns-repeated="76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113" table:formula="of:=[.CB3]" office:value-type="float" office:value="6.032106" calcext:value-type="float">
            <text:p>6.03</text:p>
          </table:table-cell>
          <table:table-cell table:style-name="ce113" table:formula="of:=[.CC3]" office:value-type="float" office:value="73.883314" calcext:value-type="float">
            <text:p>73.88</text:p>
          </table:table-cell>
          <table:table-cell table:style-name="ce113" table:formula="of:=[.CF3]" office:value-type="float" office:value="4.930644" calcext:value-type="float">
            <text:p>4.93</text:p>
          </table:table-cell>
          <table:table-cell table:style-name="ce113" table:formula="of:=[.CG3]" office:value-type="float" office:value="78.07582" calcext:value-type="float">
            <text:p>78.08</text:p>
          </table:table-cell>
          <table:table-cell table:style-name="ce113" table:formula="of:=[.CJ3]" office:value-type="float" office:value="4.919874" calcext:value-type="float">
            <text:p>4.92</text:p>
          </table:table-cell>
          <table:table-cell table:style-name="ce113" table:formula="of:=[.CK3]" office:value-type="float" office:value="78.387108" calcext:value-type="float">
            <text:p>78.39</text:p>
          </table:table-cell>
          <table:table-cell table:style-name="ce113" table:formula="of:=[.CN3]" office:value-type="float" office:value="4.635162" calcext:value-type="float">
            <text:p>4.64</text:p>
          </table:table-cell>
          <table:table-cell table:style-name="ce113" table:formula="of:=[.CO3]" office:value-type="float" office:value="78.707224" calcext:value-type="float">
            <text:p>78.71</text:p>
          </table:table-cell>
          <table:table-cell table:style-name="ce113" table:formula="of:=[.CR3]" office:value-type="float" office:value="4.635162" calcext:value-type="float">
            <text:p>4.64</text:p>
          </table:table-cell>
          <table:table-cell table:style-name="ce113" table:formula="of:=[.CS3]" office:value-type="float" office:value="78.707224" calcext:value-type="float">
            <text:p>78.71</text:p>
          </table:table-cell>
          <table:table-cell table:style-name="ce113" table:formula="of:=[.CV3]" office:value-type="float" office:value="5.255292" calcext:value-type="float">
            <text:p>5.26</text:p>
          </table:table-cell>
          <table:table-cell table:style-name="ce113" table:formula="of:=[.CW3]" office:value-type="float" office:value="83.12942" calcext:value-type="float">
            <text:p>83.13</text:p>
          </table:table-cell>
          <table:table-cell table:style-name="ce113" table:formula="of:=[.CZ3]" office:value-type="float" office:value="5.131246" calcext:value-type="float">
            <text:p>5.13</text:p>
          </table:table-cell>
          <table:table-cell table:style-name="ce113" table:formula="of:=[.DA3]" office:value-type="float" office:value="80.3331242" calcext:value-type="float">
            <text:p>80.33</text:p>
          </table:table-cell>
          <table:table-cell table:number-columns-repeated="6"/>
          <table:table-cell table:style-name="ce113"/>
          <table:table-cell table:number-columns-repeated="2"/>
          <table:table-cell table:style-name="ce113" table:number-columns-repeated="2"/>
          <table:table-cell table:number-columns-repeated="16"/>
        </table:table-row>
        <table:table-row table:style-name="ro1">
          <table:table-cell table:number-columns-repeated="76"/>
          <table:table-cell table:style-name="ce79" office:value-type="float" office:value="10" calcext:value-type="float">
            <text:p>10</text:p>
          </table:table-cell>
          <table:table-cell table:style-name="ce77" office:value-type="float" office:value="10" calcext:value-type="float">
            <text:p>10</text:p>
          </table:table-cell>
          <table:table-cell table:style-name="ce113" table:formula="of:=[.CB4]" office:value-type="float" office:value="4.22619" calcext:value-type="float">
            <text:p>4.23</text:p>
          </table:table-cell>
          <table:table-cell table:style-name="ce113" table:formula="of:=[.CC4]" office:value-type="float" office:value="69.801745" calcext:value-type="float">
            <text:p>69.80</text:p>
          </table:table-cell>
          <table:table-cell table:style-name="ce113" table:formula="of:=[.CF4]" office:value-type="float" office:value="3.64518" calcext:value-type="float">
            <text:p>3.65</text:p>
          </table:table-cell>
          <table:table-cell table:style-name="ce113" table:formula="of:=[.CG4]" office:value-type="float" office:value="73.489576" calcext:value-type="float">
            <text:p>73.49</text:p>
          </table:table-cell>
          <table:table-cell table:style-name="ce113" table:formula="of:=[.CJ4]" office:value-type="float" office:value="3.34947" calcext:value-type="float">
            <text:p>3.35</text:p>
          </table:table-cell>
          <table:table-cell table:style-name="ce113" table:formula="of:=[.CK4]" office:value-type="float" office:value="67.41176" calcext:value-type="float">
            <text:p>67.41</text:p>
          </table:table-cell>
          <table:table-cell table:style-name="ce113" table:formula="of:=[.CN4]" office:value-type="float" office:value="2.262724" calcext:value-type="float">
            <text:p>2.26</text:p>
          </table:table-cell>
          <table:table-cell table:style-name="ce113" table:formula="of:=[.CO4]" office:value-type="float" office:value="72.94614" calcext:value-type="float">
            <text:p>72.95</text:p>
          </table:table-cell>
          <table:table-cell table:style-name="ce113" table:formula="of:=[.CR4]" office:value-type="float" office:value="2.262724" calcext:value-type="float">
            <text:p>2.26</text:p>
          </table:table-cell>
          <table:table-cell table:style-name="ce113" table:formula="of:=[.CS4]" office:value-type="float" office:value="72.94614" calcext:value-type="float">
            <text:p>72.95</text:p>
          </table:table-cell>
          <table:table-cell table:style-name="ce113" table:formula="of:=[.CV4]" office:value-type="float" office:value="5.013308" calcext:value-type="float">
            <text:p>5.01</text:p>
          </table:table-cell>
          <table:table-cell table:style-name="ce113" table:formula="of:=[.CW4]" office:value-type="float" office:value="79.03544" calcext:value-type="float">
            <text:p>79.04</text:p>
          </table:table-cell>
          <table:table-cell table:style-name="ce113" table:formula="of:=[.CZ4]" office:value-type="float" office:value="6.473922" calcext:value-type="float">
            <text:p>6.47</text:p>
          </table:table-cell>
          <table:table-cell table:style-name="ce113" table:formula="of:=[.DA4]" office:value-type="float" office:value="69.77798" calcext:value-type="float">
            <text:p>69.78</text:p>
          </table:table-cell>
          <table:table-cell table:number-columns-repeated="6"/>
          <table:table-cell table:style-name="ce113"/>
          <table:table-cell table:number-columns-repeated="2"/>
          <table:table-cell table:style-name="ce113" table:number-columns-repeated="2"/>
          <table:table-cell table:number-columns-repeated="16"/>
        </table:table-row>
        <table:table-row table:style-name="ro1">
          <table:table-cell table:number-columns-repeated="76"/>
          <table:table-cell table:style-name="ce79" office:value-type="float" office:value="10" calcext:value-type="float">
            <text:p>10</text:p>
          </table:table-cell>
          <table:table-cell table:style-name="ce77" office:value-type="float" office:value="15" calcext:value-type="float">
            <text:p>15</text:p>
          </table:table-cell>
          <table:table-cell table:style-name="ce113" table:formula="of:=[.CB5]" office:value-type="float" office:value="3.45976" calcext:value-type="float">
            <text:p>3.46</text:p>
          </table:table-cell>
          <table:table-cell table:style-name="ce113" table:formula="of:=[.CC5]" office:value-type="float" office:value="72.17492" calcext:value-type="float">
            <text:p>72.17</text:p>
          </table:table-cell>
          <table:table-cell table:style-name="ce113" table:formula="of:=[.CF5]" office:value-type="float" office:value="3.815972" calcext:value-type="float">
            <text:p>3.82</text:p>
          </table:table-cell>
          <table:table-cell table:style-name="ce113" table:formula="of:=[.CG5]" office:value-type="float" office:value="70.566534" calcext:value-type="float">
            <text:p>70.57</text:p>
          </table:table-cell>
          <table:table-cell table:style-name="ce113" table:formula="of:=[.CJ5]" office:value-type="float" office:value="4.155472" calcext:value-type="float">
            <text:p>4.16</text:p>
          </table:table-cell>
          <table:table-cell table:style-name="ce113" table:formula="of:=[.CK5]" office:value-type="float" office:value="59.68592" calcext:value-type="float">
            <text:p>59.69</text:p>
          </table:table-cell>
          <table:table-cell table:style-name="ce113" table:formula="of:=[.CN5]" office:value-type="float" office:value="1.9897964" calcext:value-type="float">
            <text:p>1.99</text:p>
          </table:table-cell>
          <table:table-cell table:style-name="ce113" table:formula="of:=[.CO5]" office:value-type="float" office:value="64.068286" calcext:value-type="float">
            <text:p>64.07</text:p>
          </table:table-cell>
          <table:table-cell table:style-name="ce113" table:formula="of:=[.CR5]" office:value-type="float" office:value="1.9897964" calcext:value-type="float">
            <text:p>1.99</text:p>
          </table:table-cell>
          <table:table-cell table:style-name="ce113" table:formula="of:=[.CS5]" office:value-type="float" office:value="64.068286" calcext:value-type="float">
            <text:p>64.07</text:p>
          </table:table-cell>
          <table:table-cell table:style-name="ce113" table:formula="of:=[.CV5]" office:value-type="float" office:value="4.217202" calcext:value-type="float">
            <text:p>4.22</text:p>
          </table:table-cell>
          <table:table-cell table:style-name="ce113" table:formula="of:=[.CW5]" office:value-type="float" office:value="75.62646" calcext:value-type="float">
            <text:p>75.63</text:p>
          </table:table-cell>
          <table:table-cell table:style-name="ce113" table:formula="of:=[.CZ5]" office:value-type="float" office:value="4.855496" calcext:value-type="float">
            <text:p>4.86</text:p>
          </table:table-cell>
          <table:table-cell table:style-name="ce113" table:formula="of:=[.DA5]" office:value-type="float" office:value="66.63604" calcext:value-type="float">
            <text:p>66.64</text:p>
          </table:table-cell>
          <table:table-cell table:number-columns-repeated="6"/>
          <table:table-cell table:style-name="ce113"/>
          <table:table-cell table:number-columns-repeated="2"/>
          <table:table-cell table:style-name="ce113" table:number-columns-repeated="2"/>
          <table:table-cell table:number-columns-repeated="16"/>
        </table:table-row>
        <table:table-row table:style-name="ro1">
          <table:table-cell table:number-columns-repeated="76"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113" table:formula="of:=[.CB6]" office:value-type="float" office:value="4.0506" calcext:value-type="float">
            <text:p>4.05</text:p>
          </table:table-cell>
          <table:table-cell table:style-name="ce113" table:formula="of:=[.CC6]" office:value-type="float" office:value="77.42734" calcext:value-type="float">
            <text:p>77.43</text:p>
          </table:table-cell>
          <table:table-cell table:style-name="ce113" table:formula="of:=[.CF6]" office:value-type="float" office:value="3.131802" calcext:value-type="float">
            <text:p>3.13</text:p>
          </table:table-cell>
          <table:table-cell table:style-name="ce113" table:formula="of:=[.CG6]" office:value-type="float" office:value="77.083868" calcext:value-type="float">
            <text:p>77.08</text:p>
          </table:table-cell>
          <table:table-cell table:style-name="ce113" table:formula="of:=[.CJ6]" office:value-type="float" office:value="3.652336" calcext:value-type="float">
            <text:p>3.65</text:p>
          </table:table-cell>
          <table:table-cell table:style-name="ce113" table:formula="of:=[.CK6]" office:value-type="float" office:value="76.38171" calcext:value-type="float">
            <text:p>76.38</text:p>
          </table:table-cell>
          <table:table-cell table:style-name="ce113" table:formula="of:=[.CN6]" office:value-type="float" office:value="2.71077" calcext:value-type="float">
            <text:p>2.71</text:p>
          </table:table-cell>
          <table:table-cell table:style-name="ce113" table:formula="of:=[.CO6]" office:value-type="float" office:value="78.668096" calcext:value-type="float">
            <text:p>78.67</text:p>
          </table:table-cell>
          <table:table-cell table:style-name="ce113" table:formula="of:=[.CR6]" office:value-type="float" office:value="2.71077" calcext:value-type="float">
            <text:p>2.71</text:p>
          </table:table-cell>
          <table:table-cell table:style-name="ce113" table:formula="of:=[.CS6]" office:value-type="float" office:value="78.668096" calcext:value-type="float">
            <text:p>78.67</text:p>
          </table:table-cell>
          <table:table-cell table:style-name="ce113" table:formula="of:=[.CV6]" office:value-type="float" office:value="3.882434" calcext:value-type="float">
            <text:p>3.88</text:p>
          </table:table-cell>
          <table:table-cell table:style-name="ce113" table:formula="of:=[.CW6]" office:value-type="float" office:value="82.88098" calcext:value-type="float">
            <text:p>82.88</text:p>
          </table:table-cell>
          <table:table-cell table:style-name="ce113" table:formula="of:=[.CZ6]" office:value-type="float" office:value="4.215378" calcext:value-type="float">
            <text:p>4.22</text:p>
          </table:table-cell>
          <table:table-cell table:style-name="ce113" table:formula="of:=[.DA6]" office:value-type="float" office:value="78.848726" calcext:value-type="float">
            <text:p>78.85</text:p>
          </table:table-cell>
          <table:table-cell table:number-columns-repeated="6"/>
          <table:table-cell table:style-name="ce113"/>
          <table:table-cell table:number-columns-repeated="2"/>
          <table:table-cell table:style-name="ce113" table:number-columns-repeated="2"/>
          <table:table-cell table:number-columns-repeated="16"/>
        </table:table-row>
        <table:table-row table:style-name="ro1">
          <table:table-cell table:number-columns-repeated="76"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0" calcext:value-type="float">
            <text:p>10</text:p>
          </table:table-cell>
          <table:table-cell table:style-name="ce113" table:formula="of:=[.CB7]" office:value-type="float" office:value="5.769662" calcext:value-type="float">
            <text:p>5.77</text:p>
          </table:table-cell>
          <table:table-cell table:style-name="ce113" table:formula="of:=[.CC7]" office:value-type="float" office:value="63.0123" calcext:value-type="float">
            <text:p>63.01</text:p>
          </table:table-cell>
          <table:table-cell table:style-name="ce113" table:formula="of:=[.CF7]" office:value-type="float" office:value="5.179776" calcext:value-type="float">
            <text:p>5.18</text:p>
          </table:table-cell>
          <table:table-cell table:style-name="ce113" table:formula="of:=[.CG7]" office:value-type="float" office:value="66.19318" calcext:value-type="float">
            <text:p>66.19</text:p>
          </table:table-cell>
          <table:table-cell table:style-name="ce113" table:formula="of:=[.CJ7]" office:value-type="float" office:value="4.652752" calcext:value-type="float">
            <text:p>4.65</text:p>
          </table:table-cell>
          <table:table-cell table:style-name="ce113" table:formula="of:=[.CK7]" office:value-type="float" office:value="63.184182" calcext:value-type="float">
            <text:p>63.18</text:p>
          </table:table-cell>
          <table:table-cell table:style-name="ce113" table:formula="of:=[.CN7]" office:value-type="float" office:value="3.190848" calcext:value-type="float">
            <text:p>3.19</text:p>
          </table:table-cell>
          <table:table-cell table:style-name="ce113" table:formula="of:=[.CO7]" office:value-type="float" office:value="65.20568" calcext:value-type="float">
            <text:p>65.21</text:p>
          </table:table-cell>
          <table:table-cell table:style-name="ce113" table:formula="of:=[.CR7]" office:value-type="float" office:value="3.190848" calcext:value-type="float">
            <text:p>3.19</text:p>
          </table:table-cell>
          <table:table-cell table:style-name="ce113" table:formula="of:=[.CS7]" office:value-type="float" office:value="65.20568" calcext:value-type="float">
            <text:p>65.21</text:p>
          </table:table-cell>
          <table:table-cell table:style-name="ce113" table:formula="of:=[.CV7]" office:value-type="float" office:value="6.863978" calcext:value-type="float">
            <text:p>6.86</text:p>
          </table:table-cell>
          <table:table-cell table:style-name="ce113" table:formula="of:=[.CW7]" office:value-type="float" office:value="76.22454" calcext:value-type="float">
            <text:p>76.22</text:p>
          </table:table-cell>
          <table:table-cell table:style-name="ce113" table:formula="of:=[.CZ7]" office:value-type="float" office:value="7.388974" calcext:value-type="float">
            <text:p>7.39</text:p>
          </table:table-cell>
          <table:table-cell table:style-name="ce113" table:formula="of:=[.DA7]" office:value-type="float" office:value="66.770294" calcext:value-type="float">
            <text:p>66.77</text:p>
          </table:table-cell>
          <table:table-cell table:number-columns-repeated="6"/>
          <table:table-cell table:style-name="ce113"/>
          <table:table-cell table:number-columns-repeated="2"/>
          <table:table-cell table:style-name="ce113" table:number-columns-repeated="2"/>
          <table:table-cell table:number-columns-repeated="16"/>
        </table:table-row>
        <table:table-row table:style-name="ro1">
          <table:table-cell table:number-columns-repeated="76"/>
          <table:table-cell table:number-columns-repeated="2" table:style-name="ce77" office:value-type="float" office:value="15" calcext:value-type="float">
            <text:p>15</text:p>
          </table:table-cell>
          <table:table-cell table:style-name="ce113" table:formula="of:=[.CB8]" office:value-type="float" office:value="5.18862" calcext:value-type="float">
            <text:p>5.19</text:p>
          </table:table-cell>
          <table:table-cell table:style-name="ce113" table:formula="of:=[.CC8]" office:value-type="float" office:value="66.4634294" calcext:value-type="float">
            <text:p>66.46</text:p>
          </table:table-cell>
          <table:table-cell table:style-name="ce113" table:formula="of:=[.CF8]" office:value-type="float" office:value="4.288674" calcext:value-type="float">
            <text:p>4.29</text:p>
          </table:table-cell>
          <table:table-cell table:style-name="ce113" table:formula="of:=[.CG8]" office:value-type="float" office:value="66.796768" calcext:value-type="float">
            <text:p>66.80</text:p>
          </table:table-cell>
          <table:table-cell table:style-name="ce113" table:formula="of:=[.CJ8]" office:value-type="float" office:value="3.751706" calcext:value-type="float">
            <text:p>3.75</text:p>
          </table:table-cell>
          <table:table-cell table:style-name="ce113" table:formula="of:=[.CK8]" office:value-type="float" office:value="64.57396" calcext:value-type="float">
            <text:p>64.57</text:p>
          </table:table-cell>
          <table:table-cell table:style-name="ce113" table:formula="of:=[.CN8]" office:value-type="float" office:value="2.378398" calcext:value-type="float">
            <text:p>2.38</text:p>
          </table:table-cell>
          <table:table-cell table:style-name="ce113" table:formula="of:=[.CO8]" office:value-type="float" office:value="67.64322" calcext:value-type="float">
            <text:p>67.64</text:p>
          </table:table-cell>
          <table:table-cell table:style-name="ce113" table:formula="of:=[.CR8]" office:value-type="float" office:value="2.378398" calcext:value-type="float">
            <text:p>2.38</text:p>
          </table:table-cell>
          <table:table-cell table:style-name="ce113" table:formula="of:=[.CS8]" office:value-type="float" office:value="67.64322" calcext:value-type="float">
            <text:p>67.64</text:p>
          </table:table-cell>
          <table:table-cell table:style-name="ce113" table:formula="of:=[.CV8]" office:value-type="float" office:value="4.42044" calcext:value-type="float">
            <text:p>4.42</text:p>
          </table:table-cell>
          <table:table-cell table:style-name="ce113" table:formula="of:=[.CW8]" office:value-type="float" office:value="79.66638" calcext:value-type="float">
            <text:p>79.67</text:p>
          </table:table-cell>
          <table:table-cell table:style-name="ce113" table:formula="of:=[.CZ8]" office:value-type="float" office:value="5.95221" calcext:value-type="float">
            <text:p>5.95</text:p>
          </table:table-cell>
          <table:table-cell table:style-name="ce113" table:formula="of:=[.DA8]" office:value-type="float" office:value="68.160694" calcext:value-type="float">
            <text:p>68.16</text:p>
          </table:table-cell>
          <table:table-cell table:number-columns-repeated="6"/>
          <table:table-cell table:style-name="ce113"/>
          <table:table-cell table:number-columns-repeated="2"/>
          <table:table-cell table:style-name="ce113" table:number-columns-repeated="2"/>
          <table:table-cell table:number-columns-repeated="16"/>
        </table:table-row>
        <table:table-row table:style-name="ro1">
          <table:table-cell table:number-columns-repeated="76"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113" table:formula="of:=[.CB9]" office:value-type="float" office:value="5.46863" calcext:value-type="float">
            <text:p>5.47</text:p>
          </table:table-cell>
          <table:table-cell table:style-name="ce113" table:formula="of:=[.CC9]" office:value-type="float" office:value="73.28386" calcext:value-type="float">
            <text:p>73.28</text:p>
          </table:table-cell>
          <table:table-cell table:style-name="ce113" table:formula="of:=[.CF9]" office:value-type="float" office:value="4.79333" calcext:value-type="float">
            <text:p>4.79</text:p>
          </table:table-cell>
          <table:table-cell table:style-name="ce113" table:formula="of:=[.CG9]" office:value-type="float" office:value="75.18338" calcext:value-type="float">
            <text:p>75.18</text:p>
          </table:table-cell>
          <table:table-cell table:style-name="ce113" table:formula="of:=[.CJ9]" office:value-type="float" office:value="4.869566" calcext:value-type="float">
            <text:p>4.87</text:p>
          </table:table-cell>
          <table:table-cell table:style-name="ce113" table:formula="of:=[.CK9]" office:value-type="float" office:value="75.715782" calcext:value-type="float">
            <text:p>75.72</text:p>
          </table:table-cell>
          <table:table-cell table:style-name="ce113" table:formula="of:=[.CN9]" office:value-type="float" office:value="4.734576" calcext:value-type="float">
            <text:p>4.73</text:p>
          </table:table-cell>
          <table:table-cell table:style-name="ce113" table:formula="of:=[.CO9]" office:value-type="float" office:value="74.123558" calcext:value-type="float">
            <text:p>74.12</text:p>
          </table:table-cell>
          <table:table-cell table:style-name="ce113" table:formula="of:=[.CR9]" office:value-type="float" office:value="4.734576" calcext:value-type="float">
            <text:p>4.73</text:p>
          </table:table-cell>
          <table:table-cell table:style-name="ce113" table:formula="of:=[.CS9]" office:value-type="float" office:value="74.123558" calcext:value-type="float">
            <text:p>74.12</text:p>
          </table:table-cell>
          <table:table-cell table:style-name="ce113" table:formula="of:=[.CV9]" office:value-type="float" office:value="5.69819" calcext:value-type="float">
            <text:p>5.70</text:p>
          </table:table-cell>
          <table:table-cell table:style-name="ce113" table:formula="of:=[.CW9]" office:value-type="float" office:value="78.94368" calcext:value-type="float">
            <text:p>78.94</text:p>
          </table:table-cell>
          <table:table-cell table:style-name="ce113" table:formula="of:=[.CZ9]" office:value-type="float" office:value="6.620718" calcext:value-type="float">
            <text:p>6.62</text:p>
          </table:table-cell>
          <table:table-cell table:style-name="ce113" table:formula="of:=[.DA9]" office:value-type="float" office:value="72.698832" calcext:value-type="float">
            <text:p>72.70</text:p>
          </table:table-cell>
          <table:table-cell table:number-columns-repeated="6"/>
          <table:table-cell table:style-name="ce113"/>
          <table:table-cell table:number-columns-repeated="2"/>
          <table:table-cell table:style-name="ce113" table:number-columns-repeated="2"/>
          <table:table-cell table:number-columns-repeated="16"/>
        </table:table-row>
        <table:table-row table:style-name="ro1">
          <table:table-cell table:number-columns-repeated="76"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0" calcext:value-type="float">
            <text:p>10</text:p>
          </table:table-cell>
          <table:table-cell table:style-name="ce113" table:formula="of:=[.CB10]" office:value-type="float" office:value="5.09434" calcext:value-type="float">
            <text:p>5.09</text:p>
          </table:table-cell>
          <table:table-cell table:style-name="ce113" table:formula="of:=[.CC10]" office:value-type="float" office:value="68.17354" calcext:value-type="float">
            <text:p>68.17</text:p>
          </table:table-cell>
          <table:table-cell table:style-name="ce113" table:formula="of:=[.CF10]" office:value-type="float" office:value="4.487774" calcext:value-type="float">
            <text:p>4.49</text:p>
          </table:table-cell>
          <table:table-cell table:style-name="ce113" table:formula="of:=[.CG10]" office:value-type="float" office:value="67.129526" calcext:value-type="float">
            <text:p>67.13</text:p>
          </table:table-cell>
          <table:table-cell table:style-name="ce113" table:formula="of:=[.CJ10]" office:value-type="float" office:value="5.171764" calcext:value-type="float">
            <text:p>5.17</text:p>
          </table:table-cell>
          <table:table-cell table:style-name="ce113" table:formula="of:=[.CK10]" office:value-type="float" office:value="63.686412" calcext:value-type="float">
            <text:p>63.69</text:p>
          </table:table-cell>
          <table:table-cell table:style-name="ce113" table:formula="of:=[.CN10]" office:value-type="float" office:value="3.538776" calcext:value-type="float">
            <text:p>3.54</text:p>
          </table:table-cell>
          <table:table-cell table:style-name="ce113" table:formula="of:=[.CO10]" office:value-type="float" office:value="66.295118" calcext:value-type="float">
            <text:p>66.30</text:p>
          </table:table-cell>
          <table:table-cell table:style-name="ce113" table:formula="of:=[.CR10]" office:value-type="float" office:value="3.538776" calcext:value-type="float">
            <text:p>3.54</text:p>
          </table:table-cell>
          <table:table-cell table:style-name="ce113" table:formula="of:=[.CS10]" office:value-type="float" office:value="66.295118" calcext:value-type="float">
            <text:p>66.30</text:p>
          </table:table-cell>
          <table:table-cell table:style-name="ce113" table:formula="of:=[.CV10]" office:value-type="float" office:value="6.136078" calcext:value-type="float">
            <text:p>6.14</text:p>
          </table:table-cell>
          <table:table-cell table:style-name="ce113" table:formula="of:=[.CW10]" office:value-type="float" office:value="74.01468" calcext:value-type="float">
            <text:p>74.01</text:p>
          </table:table-cell>
          <table:table-cell table:style-name="ce113" table:formula="of:=[.CZ10]" office:value-type="float" office:value="6.50772" calcext:value-type="float">
            <text:p>6.51</text:p>
          </table:table-cell>
          <table:table-cell table:style-name="ce113" table:formula="of:=[.DA10]" office:value-type="float" office:value="68.15" calcext:value-type="float">
            <text:p>68.15</text:p>
          </table:table-cell>
          <table:table-cell table:number-columns-repeated="6"/>
          <table:table-cell table:style-name="ce113"/>
          <table:table-cell table:number-columns-repeated="2"/>
          <table:table-cell table:style-name="ce113" table:number-columns-repeated="2"/>
          <table:table-cell table:number-columns-repeated="16"/>
        </table:table-row>
        <table:table-row table:style-name="ro1" table:number-rows-repeated="1048541">
          <table:table-cell table:number-columns-repeated="119"/>
        </table:table-row>
        <table:table-row table:style-name="ro1">
          <table:table-cell table:number-columns-repeated="119"/>
        </table:table-row>
      </table:table>
      <table:named-expressions/>
      <table:database-ranges>
        <table:database-range table:name="__Anonymous_Sheet_DB__13" table:target-range-address="'AMcMp Time'.O36:'AMcMp Time'.O36" table:contains-header="false" table:orientation="column"/>
        <table:database-range table:name="__Anonymous_Sheet_DB__15" table:target-range-address="'PC Time'.O36:'PC Time'.O36" table:contains-header="false" table:orientation="column"/>
        <table:database-range table:name="__Anonymous_Sheet_DB__17" table:target-range-address="'BL2 Time'.O36:'BL2 Time'.O36" table:contains-header="false" table:orientation="column"/>
        <table:database-range table:name="__Anonymous_Sheet_DB__19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73">
      <number:number number:decimal-places="1" loext:min-decimal-places="1" number:min-integer-digits="1" number:grouping="true"/>
    </number:number-style>
    <number:number-style style:name="N174">
      <number:number number:decimal-places="16" loext:min-decimal-places="16" number:min-integer-digits="1"/>
    </number:number-style>
    <number:number-style style:name="N175">
      <number:number number:decimal-places="15" loext:min-decimal-places="15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17" loext:min-decimal-places="17" number:min-integer-digits="1"/>
    </number:number-style>
    <number:number-style style:name="N179">
      <number:number number:decimal-places="18" loext:min-decimal-places="18" number:min-integer-digits="1"/>
    </number:number-style>
    <number:number-style style:name="N180">
      <number:number number:decimal-places="19" loext:min-decimal-places="19" number:min-integer-digits="1"/>
    </number:number-style>
    <number:number-style style:name="N181">
      <number:number number:decimal-places="20" loext:min-decimal-places="2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6:53:32.950460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3-29T11:28:30.910916967</dc:date>
    <meta:editing-duration>P19DT22H31M31S</meta:editing-duration>
    <meta:editing-cycles>256</meta:editing-cycles>
    <meta:generator>LibreOffice/6.4.6.2$Linux_X86_64 LibreOffice_project/40$Build-2</meta:generator>
    <meta:document-statistic meta:table-count="27" meta:cell-count="17941" meta:object-count="0"/>
  </office:meta>
</office:document-meta>
</file>